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00200000002A85A6FD428F16746.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Calibri (Body)" svg:font-family="'Calibri (Body)'"/>
    <style:font-face style:name="Noto Sans" svg:font-family="'Noto Sans'" style:font-family-generic="swiss" style:font-pitch="variable"/>
    <style:font-face style:name="Noto Sans CJK JP" svg:font-family="'Noto Sans CJK JP'" style:font-family-generic="system" style:font-pitch="variable"/>
    <style:font-face style:name="Noto Sans1" svg:font-family="'Noto Sans'" style:font-family-generic="system" style:font-pitch="variable"/>
    <style:font-face style:name="Verdana" svg:font-family="Verdana" style:font-family-generic="swiss"/>
  </office:font-face-decls>
  <office:automatic-styles>
    <style:style style:name="co21" style:family="table-column">
      <style:table-column-properties fo:break-before="auto" style:column-width="3.87cm"/>
    </style:style>
    <style:style style:name="co56" style:family="table-column">
      <style:table-column-properties fo:break-before="auto" style:column-width="1.685cm"/>
    </style:style>
    <style:style style:name="co57" style:family="table-column">
      <style:table-column-properties fo:break-before="auto" style:column-width="3.69cm"/>
    </style:style>
    <style:style style:name="co55" style:family="table-column">
      <style:table-column-properties fo:break-before="auto" style:column-width="2.328cm"/>
    </style:style>
    <style:style style:name="co58" style:family="table-column">
      <style:table-column-properties fo:break-before="auto" style:column-width="10.606cm"/>
    </style:style>
    <style:style style:name="co59" style:family="table-column">
      <style:table-column-properties fo:break-before="auto" style:column-width="2.282cm"/>
    </style:style>
    <style:style style:name="co7" style:family="table-column">
      <style:table-column-properties fo:break-before="auto" style:column-width="4.838cm"/>
    </style:style>
    <style:style style:name="co8" style:family="table-column">
      <style:table-column-properties fo:break-before="auto" style:column-width="6.198cm"/>
    </style:style>
    <style:style style:name="co9" style:family="table-column">
      <style:table-column-properties fo:break-before="auto" style:column-width="2.185cm"/>
    </style:style>
    <style:style style:name="co10" style:family="table-column">
      <style:table-column-properties fo:break-before="auto" style:column-width="2.436cm"/>
    </style:style>
    <style:style style:name="co11" style:family="table-column">
      <style:table-column-properties fo:break-before="auto" style:column-width="5.375cm"/>
    </style:style>
    <style:style style:name="co12" style:family="table-column">
      <style:table-column-properties fo:break-before="auto" style:column-width="6.306cm"/>
    </style:style>
    <style:style style:name="co13" style:family="table-column">
      <style:table-column-properties fo:break-before="auto" style:column-width="4.193cm"/>
    </style:style>
    <style:style style:name="co14" style:family="table-column">
      <style:table-column-properties fo:break-before="auto" style:column-width="4.443cm"/>
    </style:style>
    <style:style style:name="co15" style:family="table-column">
      <style:table-column-properties fo:break-before="auto" style:column-width="2.616cm"/>
    </style:style>
    <style:style style:name="co16" style:family="table-column">
      <style:table-column-properties fo:break-before="auto" style:column-width="3.404cm"/>
    </style:style>
    <style:style style:name="co17" style:family="table-column">
      <style:table-column-properties fo:break-before="auto" style:column-width="2.866cm"/>
    </style:style>
    <style:style style:name="co18" style:family="table-column">
      <style:table-column-properties fo:break-before="auto" style:column-width="9.567cm"/>
    </style:style>
    <style:style style:name="co19" style:family="table-column">
      <style:table-column-properties fo:break-before="auto" style:column-width="4.479cm"/>
    </style:style>
    <style:style style:name="co20" style:family="table-column">
      <style:table-column-properties fo:break-before="auto" style:column-width="1.612cm"/>
    </style:style>
    <style:style style:name="co22" style:family="table-column">
      <style:table-column-properties fo:break-before="auto" style:column-width="2.759cm"/>
    </style:style>
    <style:style style:name="co23" style:family="table-column">
      <style:table-column-properties fo:break-before="auto" style:column-width="5.554cm"/>
    </style:style>
    <style:style style:name="co24" style:family="table-column">
      <style:table-column-properties fo:break-before="auto" style:column-width="3.297cm"/>
    </style:style>
    <style:style style:name="co25" style:family="table-column">
      <style:table-column-properties fo:break-before="auto" style:column-width="3.547cm"/>
    </style:style>
    <style:style style:name="co26" style:family="table-column">
      <style:table-column-properties fo:break-before="auto" style:column-width="5.269cm"/>
    </style:style>
    <style:style style:name="co27" style:family="table-column">
      <style:table-column-properties fo:break-before="auto" style:column-width="8.206cm"/>
    </style:style>
    <style:style style:name="co28" style:family="table-column">
      <style:table-column-properties fo:break-before="auto" style:column-width="5.339cm"/>
    </style:style>
    <style:style style:name="co29" style:family="table-column">
      <style:table-column-properties fo:break-before="auto" style:column-width="13.615cm"/>
    </style:style>
    <style:style style:name="co30" style:family="table-column">
      <style:table-column-properties fo:break-before="auto" style:column-width="11.215cm"/>
    </style:style>
    <style:style style:name="co31" style:family="table-column">
      <style:table-column-properties fo:break-before="auto" style:column-width="8.278cm"/>
    </style:style>
    <style:style style:name="co32" style:family="table-column">
      <style:table-column-properties fo:break-before="auto" style:column-width="13.042cm"/>
    </style:style>
    <style:style style:name="co33" style:family="table-column">
      <style:table-column-properties fo:break-before="auto" style:column-width="5.77cm"/>
    </style:style>
    <style:style style:name="co34" style:family="table-column">
      <style:table-column-properties fo:break-before="auto" style:column-width="11.79cm"/>
    </style:style>
    <style:style style:name="co35" style:family="table-column">
      <style:table-column-properties fo:break-before="auto" style:column-width="3.62cm"/>
    </style:style>
    <style:style style:name="co36" style:family="table-column">
      <style:table-column-properties fo:break-before="auto" style:column-width="3.762cm"/>
    </style:style>
    <style:style style:name="co37" style:family="table-column">
      <style:table-column-properties fo:break-before="auto" style:column-width="3.51cm"/>
    </style:style>
    <style:style style:name="co38" style:family="table-column">
      <style:table-column-properties fo:break-before="auto" style:column-width="4.371cm"/>
    </style:style>
    <style:style style:name="co39" style:family="table-column">
      <style:table-column-properties fo:break-before="auto" style:column-width="5.445cm"/>
    </style:style>
    <style:style style:name="co40" style:family="table-column">
      <style:table-column-properties fo:break-before="auto" style:column-width="6.091cm"/>
    </style:style>
    <style:style style:name="co41" style:family="table-column">
      <style:table-column-properties fo:break-before="auto" style:column-width="6.593cm"/>
    </style:style>
    <style:style style:name="co42" style:family="table-column">
      <style:table-column-properties fo:break-before="auto" style:column-width="6.128cm"/>
    </style:style>
    <style:style style:name="co43" style:family="table-column">
      <style:table-column-properties fo:break-before="auto" style:column-width="6.521cm"/>
    </style:style>
    <style:style style:name="co44" style:family="table-column">
      <style:table-column-properties fo:break-before="auto" style:column-width="8.241cm"/>
    </style:style>
    <style:style style:name="co45" style:family="table-column">
      <style:table-column-properties fo:break-before="auto" style:column-width="8.671cm"/>
    </style:style>
    <style:style style:name="co46" style:family="table-column">
      <style:table-column-properties fo:break-before="auto" style:column-width="5.805cm"/>
    </style:style>
    <style:style style:name="co47" style:family="table-column">
      <style:table-column-properties fo:break-before="auto" style:column-width="6.414cm"/>
    </style:style>
    <style:style style:name="co48" style:family="table-column">
      <style:table-column-properties fo:break-before="auto" style:column-width="7.094cm"/>
    </style:style>
    <style:style style:name="co49" style:family="table-column">
      <style:table-column-properties fo:break-before="auto" style:column-width="8.959cm"/>
    </style:style>
    <style:style style:name="co50" style:family="table-column">
      <style:table-column-properties fo:break-before="auto" style:column-width="8.098cm"/>
    </style:style>
    <style:style style:name="co51" style:family="table-column">
      <style:table-column-properties fo:break-before="auto" style:column-width="4.874cm"/>
    </style:style>
    <style:style style:name="co52" style:family="table-column">
      <style:table-column-properties fo:break-before="auto" style:column-width="4.408cm"/>
    </style:style>
    <style:style style:name="co53" style:family="table-column">
      <style:table-column-properties fo:break-before="auto" style:column-width="5.232cm"/>
    </style:style>
    <style:style style:name="co54" style:family="table-column">
      <style:table-column-properties fo:break-before="auto" style:column-width="5.302cm"/>
    </style:style>
    <style:style style:name="co60" style:family="table-column">
      <style:table-column-properties fo:break-before="auto" style:column-width="4.909cm"/>
    </style:style>
    <style:style style:name="co61" style:family="table-column">
      <style:table-column-properties fo:break-before="auto" style:column-width="5.124cm"/>
    </style:style>
    <style:style style:name="co62" style:family="table-column">
      <style:table-column-properties fo:break-before="auto" style:column-width="5.41cm"/>
    </style:style>
    <style:style style:name="co63" style:family="table-column">
      <style:table-column-properties fo:break-before="auto" style:column-width="5.59cm"/>
    </style:style>
    <style:style style:name="co64" style:family="table-column">
      <style:table-column-properties fo:break-before="auto" style:column-width="5.697cm"/>
    </style:style>
    <style:style style:name="co65" style:family="table-column">
      <style:table-column-properties fo:break-before="auto" style:column-width="5.876cm"/>
    </style:style>
    <style:style style:name="ro14" style:family="table-row">
      <style:table-row-properties style:row-height="1.323cm" fo:break-before="auto" style:use-optimal-row-height="false"/>
    </style:style>
    <style:style style:name="ro15" style:family="table-row">
      <style:table-row-properties style:row-height="0.529cm" fo:break-before="auto" style:use-optimal-row-height="true"/>
    </style:style>
    <style:style style:name="ro3" style:family="table-row">
      <style:table-row-properties style:row-height="0.506cm" fo:break-before="auto" style:use-optimal-row-height="true"/>
    </style:style>
    <style:style style:name="ro4" style:family="table-row">
      <style:table-row-properties style:row-height="2.593cm" fo:break-before="auto" style:use-optimal-row-height="false"/>
    </style:style>
    <style:style style:name="ro5" style:family="table-row">
      <style:table-row-properties style:row-height="3.228cm" fo:break-before="auto" style:use-optimal-row-height="false"/>
    </style:style>
    <style:style style:name="ro6" style:family="table-row">
      <style:table-row-properties style:row-height="0.873cm" fo:break-before="auto" style:use-optimal-row-height="false"/>
    </style:style>
    <style:style style:name="ro7" style:family="table-row">
      <style:table-row-properties style:row-height="1.762cm" fo:break-before="auto" style:use-optimal-row-height="true"/>
    </style:style>
    <style:style style:name="ro8" style:family="table-row">
      <style:table-row-properties style:row-height="1.42cm" fo:break-before="auto" style:use-optimal-row-height="true"/>
    </style:style>
    <style:style style:name="ro9" style:family="table-row">
      <style:table-row-properties style:row-height="1.078cm" fo:break-before="auto" style:use-optimal-row-height="true"/>
    </style:style>
    <style:style style:name="ro10" style:family="table-row">
      <style:table-row-properties style:row-height="0.736cm" fo:break-before="auto" style:use-optimal-row-height="true"/>
    </style:style>
    <style:style style:name="ro11" style:family="table-row">
      <style:table-row-properties style:row-height="2.79cm" fo:break-before="auto" style:use-optimal-row-height="true"/>
    </style:style>
    <style:style style:name="ro12" style:family="table-row">
      <style:table-row-properties style:row-height="2.448cm" fo:break-before="auto" style:use-optimal-row-height="true"/>
    </style:style>
    <style:style style:name="ro13" style:family="table-row">
      <style:table-row-properties style:row-height="2.106cm" fo:break-before="auto" style:use-optimal-row-height="true"/>
    </style:style>
    <style:style style:name="ro16" style:family="table-row">
      <style:table-row-properties style:row-height="4.471cm" fo:break-before="auto" style:use-optimal-row-height="false"/>
    </style:style>
    <style:style style:name="ro17" style:family="table-row">
      <style:table-row-properties style:row-height="0.552cm" fo:break-before="auto" style:use-optimal-row-height="true"/>
    </style:style>
    <style:style style:name="ta2" style:family="table" style:master-page-name="PageStyle_5f_Digit">
      <style:table-properties table:display="true" style:writing-mode="lr-tb"/>
    </style:style>
    <style:style style:name="ta3" style:family="table" style:master-page-name="PageStyle_5f_References">
      <style:table-properties table:display="true" style:writing-mode="lr-tb"/>
    </style:style>
    <style:style style:name="ta4" style:family="table" style:master-page-name="PageStyle_5f_Online_20_Collections">
      <style:table-properties table:display="true" style:writing-mode="lr-tb"/>
    </style:style>
    <style:style style:name="ta5" style:family="table" style:master-page-name="PageStyle_5f_Data">
      <style:table-properties table:display="true" style:writing-mode="lr-tb"/>
    </style:style>
    <number:number-style style:name="N1">
      <number:number number:decimal-places="0" number:min-decimal-places="0" number:min-integer-digits="1"/>
    </number:number-style>
    <style:style style:name="ce41" style:family="table-cell" style:parent-style-name="Default">
      <style:table-cell-properties style:rotation-align="none"/>
      <style:text-properties fo:color="#000000" style:text-outline="false" style:text-line-through-style="none" style:text-line-through-type="none" style:font-name="Calibri"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42"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5" style:family="table-cell" style:parent-style-name="Default">
      <style:table-cell-properties fo:background-color="#e6e0ec" style:rotation-align="none"/>
      <style:text-properties fo:color="#000000" style:text-outline="false" style:text-line-through-style="none" style:text-line-through-type="none" style:font-name="Calibri"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46" style:family="table-cell" style:parent-style-name="Default">
      <style:table-cell-properties fo:background-color="#e6b9b8" style:rotation-align="none"/>
      <style:text-properties fo:color="#000000" style:text-outline="false" style:text-line-through-style="none" style:text-line-through-type="none" style:font-name="Calibri"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47" style:family="table-cell" style:parent-style-name="Default">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style:parent-style-name="Default" style:data-style-name="N116">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1"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2"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4" style:family="table-cell" style:parent-style-name="Default" style:data-style-name="N111">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 style:family="table-cell" style:parent-style-name="Default" style:data-style-name="N111">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table-cell-properties fo:background-color="#d9d9d9"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fo:background-color="#f2f2f2"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Default">
      <style:table-cell-properties fo:background-color="#c6d9f1"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 style:family="table-cell" style:parent-style-name="Default">
      <style:table-cell-properties fo:background-color="#d7e4bd"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table-cell-properties fo:background-color="#d7e4bd"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table-cell-properties fo:background-color="#ddd9c3"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 style:family="table-cell" style:parent-style-name="Default">
      <style:table-cell-properties fo:background-color="#dce6f2"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table-cell-properties fo:background-color="#e6b9b8"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 style:family="table-cell" style:parent-style-name="Default">
      <style:table-cell-properties fo:background-color="#ebf1de"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 style:family="table-cell" style:parent-style-name="Default">
      <style:table-cell-properties fo:background-color="#d9d9d9"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9" style:family="table-cell" style:parent-style-name="Default">
      <style:table-cell-properties fo:background-color="#dbeef4"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 style:family="table-cell" style:parent-style-name="Default">
      <style:table-cell-properties fo:background-color="#fdeada"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Default">
      <style:table-cell-properties fo:background-color="#f2f2f2"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 style:family="table-cell" style:parent-style-name="Default">
      <style:table-cell-properties fo:background-color="#f2f2f2"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3" style:family="table-cell" style:parent-style-name="Default">
      <style:table-cell-properties fo:background-color="#fdeada"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Calibri"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4" style:family="table-cell" style:parent-style-name="Default">
      <style:table-cell-properties fo:background-color="#fdeada"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Body)" fo:font-size="10pt" fo:font-style="normal" fo:text-shadow="none" style:text-underline-style="none" fo:font-weight="bold" style:font-size-asian="10pt" style:font-style-asian="normal" style:font-weight-asian="bold" style:font-name-complex="Calibri (Body)" style:font-size-complex="10pt" style:font-style-complex="normal" style:font-weight-complex="bold"/>
    </style:style>
    <style:style style:name="ce35" style:family="table-cell" style:parent-style-name="Default">
      <style:table-cell-properties fo:background-color="#fcd5b5"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 style:family="table-cell" style:parent-style-name="Default">
      <style:table-cell-properties fo:background-color="#b9cde5"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fo:background-color="#95b3d7"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fo:background-color="#eeece1"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9" style:family="table-cell" style:parent-style-name="Default">
      <style:table-cell-properties fo:background-color="#eeece1"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Calibri (Body)" fo:font-size="10pt" fo:font-style="normal" fo:text-shadow="none" style:text-underline-style="none" fo:font-weight="bold" style:font-size-asian="10pt" style:font-style-asian="normal" style:font-weight-asian="bold" style:font-name-complex="Calibri (Body)" style:font-size-complex="10pt" style:font-style-complex="normal" style:font-weight-complex="bold"/>
    </style:style>
    <style:style style:name="ce40" style:family="table-cell" style:parent-style-name="Default">
      <style:table-cell-properties fo:background-color="#e6e0ec"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7" style:family="table-cell" style:parent-style-name="Default">
      <style:table-cell-properties style:rotation-align="none"/>
      <style:text-properties fo:color="#000000" style:text-outline="false" style:text-line-through-style="none" style:text-line-through-type="none" style:font-name="Calibri"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98"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0"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1" style:family="table-cell" style:parent-style-name="Default">
      <style:table-cell-properties fo:background-color="#e6e0ec" style:rotation-align="none"/>
      <style:text-properties fo:color="#000000" style:text-outline="false" style:text-line-through-style="none" style:text-line-through-type="none" style:font-name="Calibri"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02" style:family="table-cell" style:parent-style-name="Default">
      <style:table-cell-properties fo:background-color="#e6b9b8" style:rotation-align="none"/>
      <style:text-properties fo:color="#000000" style:text-outline="false" style:text-line-through-style="none" style:text-line-through-type="none" style:font-name="Calibri"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03" style:family="table-cell" style:parent-style-name="Default">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fo:text-align="start"/>
      <style:text-properties fo:font-size="18pt"/>
    </style:style>
    <style:style style:name="P1" style:family="paragraph">
      <loext:graphic-properties draw:fill="none"/>
      <style:paragraph-properties fo:text-align="start"/>
      <style:text-properties fo:font-size="18pt"/>
    </style:style>
    <style:style style:name="T3" style:family="text">
      <style:text-properties style:use-window-font-color="true" loext:opacity="0%" style:text-outline="false" style:text-line-through-style="none" style:text-line-through-type="none" style:text-position="0% 100%"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4" style:family="text">
      <style:text-properties fo:color="#000000" loext:opacity="100%" style:text-outline="false" style:text-line-through-style="none" style:text-line-through-type="none" style:text-position="0% 100%" style:font-name="Calibri"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T5" style:family="text">
      <style:text-properties fo:color="#000000" loext:opacity="100%" style:text-outline="false" style:text-line-through-style="none" style:text-line-through-type="none" style:text-position="0% 100%"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6" style:family="text">
      <style:text-properties style:use-window-font-color="true" style:font-name="Calibri" fo:font-size="10pt" fo:font-weight="normal" style:text-underline-style="solid" style:text-underline-width="auto"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style>
    <style:style style:name="T7" style:family="text">
      <style:text-properties style:use-window-font-color="true" style:font-name="Calibri" fo:font-size="10pt" fo:font-weight="normal" style:text-line-through-type="none" fo:font-style="normal" style:text-outline="false" fo:text-shadow="none" style:text-position="0% 100%" style:font-size-asian="10pt" style:font-size-complex="10pt" style:font-weight-asian="normal" style:font-weight-complex="normal" style:font-style-asian="normal" style:font-style-complex="normal" style:text-underline-style="none" style:text-underline-color="font-color"/>
    </style:style>
    <style:style style:name="T8" style:family="text">
      <style:text-properties style:use-window-font-color="true" style:font-name="Calibri"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style>
    <style:style style:name="T9" style:family="text">
      <style:text-properties fo:color="#000000" style:font-name="Calibri" fo:font-size="10pt" fo:font-weight="normal" style:text-underline-style="none" style:text-underline-color="font-color" style:text-line-through-type="none" fo:font-style="italic" style:text-outline="false" fo:text-shadow="none" style:text-position="0% 100%" style:font-size-asian="10pt" style:font-size-complex="10pt" style:font-weight-asian="normal" style:font-weight-complex="normal" style:font-style-asian="italic" style:font-style-complex="italic"/>
    </style:style>
    <style:style style:name="T10" style:family="text">
      <style:text-properties fo:color="#000000" style:font-name="Calibri" fo:font-size="10pt" fo:font-weight="normal" style:text-underline-style="none" style:text-underline-color="font-color" style:text-line-through-type="none" style:text-outline="false" fo:text-shadow="none" style:text-position="0% 100%" style:font-size-asian="10pt" style:font-size-complex="10pt" style:font-weight-asian="normal" style:font-weight-complex="normal" fo:font-style="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ata" table:style-name="ta5">
        <office:forms form:automatic-focus="false" form:apply-design-mode="false"/>
        <table:table-column table:style-name="co7" table:default-cell-style-name="ce2"/>
        <table:table-column table:style-name="co8" table:default-cell-style-name="ce5"/>
        <table:table-column table:style-name="co9" table:number-columns-repeated="2" table:default-cell-style-name="ce5"/>
        <table:table-column table:style-name="co10"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6"/>
        <table:table-column table:style-name="co15" table:visibility="collapse" table:default-cell-style-name="ce2"/>
        <table:table-column table:style-name="co16" table:visibility="collapse" table:default-cell-style-name="ce2"/>
        <table:table-column table:style-name="co17" table:visibility="collapse" table:default-cell-style-name="ce2"/>
        <table:table-column table:style-name="co18" table:visibility="collapse" table:default-cell-style-name="ce2"/>
        <table:table-column table:style-name="co19" table:visibility="collapse" table:default-cell-style-name="ce2"/>
        <table:table-column table:style-name="co20" table:visibility="collapse" table:default-cell-style-name="ce2"/>
        <table:table-column table:style-name="co22" table:visibility="collapse" table:default-cell-style-name="ce2"/>
        <table:table-column table:style-name="co23" table:visibility="collapse" table:default-cell-style-name="ce2"/>
        <table:table-column table:style-name="co24" table:visibility="collapse" table:default-cell-style-name="ce2"/>
        <table:table-column table:style-name="co25" table:visibility="collapse" table:default-cell-style-name="ce2"/>
        <table:table-column table:style-name="co26" table:visibility="collapse" table:default-cell-style-name="ce2"/>
        <table:table-column table:style-name="co27" table:visibility="collapse" table:default-cell-style-name="ce2"/>
        <table:table-column table:style-name="co21" table:visibility="collapse" table:default-cell-style-name="ce2"/>
        <table:table-column table:style-name="co28" table:visibility="collapse" table:default-cell-style-name="ce2"/>
        <table:table-column table:style-name="co29" table:visibility="collapse" table:default-cell-style-name="ce2"/>
        <table:table-column table:style-name="co30" table:visibility="collapse" table:default-cell-style-name="ce2"/>
        <table:table-column table:style-name="co31" table:visibility="collapse" table:default-cell-style-name="ce2"/>
        <table:table-column table:style-name="co32" table:visibility="collapse" table:default-cell-style-name="ce2"/>
        <table:table-column table:style-name="co33" table:visibility="collapse" table:default-cell-style-name="ce2"/>
        <table:table-column table:style-name="co30" table:default-cell-style-name="ce6"/>
        <table:table-column table:style-name="co34" table:default-cell-style-name="ce6"/>
        <table:table-column table:style-name="co35" table:default-cell-style-name="ce2"/>
        <table:table-column table:style-name="co16" table:default-cell-style-name="ce15"/>
        <table:table-column table:style-name="co36" table:default-cell-style-name="ce15"/>
        <table:table-column table:style-name="co37" table:number-columns-repeated="2" table:default-cell-style-name="ce4"/>
        <table:table-column table:style-name="co38" table:default-cell-style-name="ce2"/>
        <table:table-column table:style-name="co39" table:number-columns-repeated="3" table:default-cell-style-name="ce2"/>
        <table:table-column table:style-name="co40" table:number-columns-repeated="4" table:default-cell-style-name="ce4"/>
        <table:table-column table:style-name="co28" table:default-cell-style-name="ce2"/>
        <table:table-column table:style-name="co40" table:number-columns-repeated="10" table:default-cell-style-name="ce4"/>
        <table:table-column table:style-name="co41" table:number-columns-repeated="2" table:default-cell-style-name="ce4"/>
        <table:table-column table:style-name="co40" table:number-columns-repeated="3" table:default-cell-style-name="ce4"/>
        <table:table-column table:style-name="co42" table:default-cell-style-name="ce4"/>
        <table:table-column table:style-name="co43" table:default-cell-style-name="ce4"/>
        <table:table-column table:style-name="co40" table:number-columns-repeated="20" table:default-cell-style-name="ce4"/>
        <table:table-column table:style-name="co44" table:default-cell-style-name="ce4"/>
        <table:table-column table:style-name="co40" table:number-columns-repeated="3" table:default-cell-style-name="ce4"/>
        <table:table-column table:style-name="co45" table:default-cell-style-name="ce4"/>
        <table:table-column table:style-name="co40" table:number-columns-repeated="3" table:default-cell-style-name="ce4"/>
        <table:table-column table:style-name="co46" table:default-cell-style-name="ce4"/>
        <table:table-column table:style-name="co40" table:number-columns-repeated="17" table:default-cell-style-name="ce4"/>
        <table:table-column table:style-name="co28" table:default-cell-style-name="ce4"/>
        <table:table-column table:style-name="co40" table:number-columns-repeated="15" table:default-cell-style-name="ce4"/>
        <table:table-column table:style-name="co47" table:default-cell-style-name="ce4"/>
        <table:table-column table:style-name="co40" table:number-columns-repeated="75" table:default-cell-style-name="ce4"/>
        <table:table-column table:style-name="co48" table:default-cell-style-name="ce4"/>
        <table:table-column table:style-name="co40" table:number-columns-repeated="20" table:default-cell-style-name="ce4"/>
        <table:table-column table:style-name="co49" table:default-cell-style-name="ce4"/>
        <table:table-column table:style-name="co40" table:number-columns-repeated="3" table:default-cell-style-name="ce4"/>
        <table:table-column table:style-name="co50" table:default-cell-style-name="ce4"/>
        <table:table-column table:style-name="co51" table:default-cell-style-name="ce4"/>
        <table:table-column table:style-name="co52" table:default-cell-style-name="ce4"/>
        <table:table-column table:style-name="co53" table:default-cell-style-name="ce4"/>
        <table:table-column table:style-name="co40" table:default-cell-style-name="ce4"/>
        <table:table-column table:style-name="co28" table:default-cell-style-name="ce4"/>
        <table:table-column table:style-name="co54" table:default-cell-style-name="ce4"/>
        <table:table-column table:style-name="co28" table:default-cell-style-name="ce4"/>
        <table:table-column table:style-name="co51" table:default-cell-style-name="ce4"/>
        <table:table-column table:style-name="co60" table:default-cell-style-name="ce4"/>
        <table:table-column table:style-name="co61" table:default-cell-style-name="ce4"/>
        <table:table-column table:style-name="co62" table:default-cell-style-name="ce4"/>
        <table:table-column table:style-name="co63" table:default-cell-style-name="ce4"/>
        <table:table-column table:style-name="co40" table:default-cell-style-name="ce4"/>
        <table:table-column table:style-name="co64" table:default-cell-style-name="ce4"/>
        <table:table-column table:style-name="co40" table:number-columns-repeated="9" table:default-cell-style-name="ce4"/>
        <table:table-column table:style-name="co65" table:default-cell-style-name="ce4"/>
        <table:table-column table:style-name="co40" table:default-cell-style-name="ce4"/>
        <table:table-column table:style-name="co55" table:number-columns-repeated="774" table:default-cell-style-name="ce2"/>
        <table:table-row table:style-name="ro4">
          <table:table-cell table:style-name="ce1" office:value-type="string" calcext:value-type="string">
            <text:p>Loom characters: Kra-Dai looms</text:p>
          </table:table-cell>
          <table:table-cell office:value-type="string" calcext:value-type="string">
            <text:p>25th February 2024</text:p>
          </table:table-cell>
          <table:table-cell table:number-columns-repeated="2"/>
          <table:table-cell table:style-name="ce8"/>
          <table:table-cell table:style-name="ce5" table:number-columns-repeated="4"/>
          <table:table-cell table:style-name="ce7" table:number-columns-repeated="3"/>
          <table:table-cell table:style-name="ce8"/>
          <table:table-cell table:style-name="ce8" office:value-type="string" calcext:value-type="string">
            <text:p>Human Area Files Data</text:p>
          </table:table-cell>
          <table:table-cell table:style-name="ce8" table:number-columns-repeated="3"/>
          <table:table-cell table:style-name="ce7"/>
          <table:table-cell table:style-name="ce8" table:number-columns-repeated="10"/>
          <table:table-cell table:style-name="ce5" table:number-columns-repeated="2"/>
          <table:table-cell table:style-name="ce8"/>
          <table:table-cell table:style-name="ce14" table:number-columns-repeated="2"/>
          <table:table-cell table:style-name="ce7" table:number-columns-repeated="2"/>
          <table:table-cell table:style-name="ce19" office:value-type="string" calcext:value-type="string">
            <text:p>Warp configuration/ orientation</text:p>
          </table:table-cell>
          <table:table-cell table:style-name="ce19" table:number-columns-repeated="2"/>
          <table:table-cell table:style-name="ce20" office:value-type="string" calcext:value-type="string">
            <text:p>Cloth/web fixing (fixing located nearest to leading edge of web). For cloth beams attached to weaver's waist, include entry under Warp fixing - body tensioning.</text:p>
          </table:table-cell>
          <table:table-cell table:style-name="ce21" office:value-type="string" calcext:value-type="string">
            <text:p>Warp fixing and tensioning</text:p>
          </table:table-cell>
          <table:table-cell table:style-name="ce21" table:number-columns-repeated="2"/>
          <table:table-cell table:style-name="ce22" office:value-type="string" calcext:value-type="string">
            <text:p>Body-tensioning</text:p>
          </table:table-cell>
          <table:table-cell table:style-name="ce23"/>
          <table:table-cell table:style-name="ce24" office:value-type="string" calcext:value-type="string">
            <text:p>Horizontal base frame</text:p>
          </table:table-cell>
          <table:table-cell table:style-name="ce24"/>
          <table:table-cell table:style-name="ce25" office:value-type="string" calcext:value-type="string">
            <text:p>Horizontal base frame supports</text:p>
          </table:table-cell>
          <table:table-cell table:style-name="ce25"/>
          <table:table-cell table:style-name="ce26" office:value-type="string" calcext:value-type="string">
            <text:p>Horizontal base frame characters</text:p>
          </table:table-cell>
          <table:table-cell table:style-name="ce26"/>
          <table:table-cell table:style-name="ce27" office:value-type="string" calcext:value-type="string">
            <text:p>Rear uprights</text:p>
          </table:table-cell>
          <table:table-cell table:style-name="ce27" table:number-columns-repeated="2"/>
          <table:table-cell table:style-name="ce22" office:value-type="string" calcext:value-type="string">
            <text:p>Elaboration of rear uprights: H-frame character (redundant for some analyses)</text:p>
          </table:table-cell>
          <table:table-cell table:style-name="ce22" office:value-type="string" calcext:value-type="string">
            <text:p>Rear supports with additional features (usually linked by one or more horizontal bars = H-frame)</text:p>
          </table:table-cell>
          <table:table-cell table:style-name="ce22" table:number-columns-repeated="4"/>
          <table:table-cell table:style-name="ce28" office:value-type="string" calcext:value-type="string">
            <text:p>Warp beams located behind rear uprights</text:p>
          </table:table-cell>
          <table:table-cell table:style-name="ce28" table:number-columns-repeated="5"/>
          <table:table-cell table:style-name="ce26" office:value-type="string" calcext:value-type="string">
            <text:p>Front uprights (above base frame)</text:p>
          </table:table-cell>
          <table:table-cell table:style-name="ce26"/>
          <table:table-cell table:style-name="ce29" office:value-type="string" calcext:value-type="string">
            <text:p>Top bars</text:p>
          </table:table-cell>
          <table:table-cell table:style-name="ce29" table:number-columns-repeated="4"/>
          <table:table-cell table:style-name="ce20" office:value-type="string" calcext:value-type="string">
            <text:p>Cloth beam support features in loom frame (see also cloth beam features)</text:p>
          </table:table-cell>
          <table:table-cell table:style-name="ce20"/>
          <table:table-cell table:style-name="ce30" office:value-type="string" calcext:value-type="string">
            <text:p>Frame extensions</text:p>
          </table:table-cell>
          <table:table-cell table:style-name="ce25" table:number-columns-repeated="2"/>
          <table:table-cell table:style-name="ce20" office:value-type="string" calcext:value-type="string">
            <text:p>Warp beam details (all loom types)</text:p>
          </table:table-cell>
          <table:table-cell table:style-name="ce20" table:number-columns-repeated="2"/>
          <table:table-cell table:style-name="ce20" office:value-type="string" calcext:value-type="string">
            <text:p>Warp beam shapes and features</text:p>
          </table:table-cell>
          <table:table-cell table:style-name="ce20" table:number-columns-repeated="4"/>
          <table:table-cell table:style-name="ce30" office:value-type="string" calcext:value-type="string">
            <text:p>Fixed beams (set into loom frames) that bend the warp before it reaches the warp beam or warp fixing (excluding warp depression bars related to shed opening)</text:p>
          </table:table-cell>
          <table:table-cell table:style-name="ce30" table:number-columns-repeated="5"/>
          <table:table-cell table:style-name="ce31" office:value-type="string" calcext:value-type="string">
            <text:p>Cloth beam details (all loom types)</text:p>
          </table:table-cell>
          <table:table-cell table:style-name="ce20" table:number-columns-repeated="6"/>
          <table:table-cell table:style-name="ce32"/>
          <table:table-cell table:style-name="ce20" table:number-columns-repeated="8"/>
          <table:table-cell table:style-name="ce29" office:value-type="string" calcext:value-type="string">
            <text:p>Weaver position</text:p>
          </table:table-cell>
          <table:table-cell table:style-name="ce29"/>
          <table:table-cell table:style-name="ce30" office:value-type="string" calcext:value-type="string">
            <text:p>Ground-weave heddle configuration</text:p>
          </table:table-cell>
          <table:table-cell table:style-name="ce33"/>
          <table:table-cell table:style-name="ce30" table:number-columns-repeated="2"/>
          <table:table-cell table:style-name="ce30" office:value-type="string" calcext:value-type="string">
            <text:p>Simple heddles - ground weave</text:p>
          </table:table-cell>
          <table:table-cell table:style-name="ce34" office:value-type="string" calcext:value-type="string">
            <text:p>Double sided heddles - ground weave</text:p>
          </table:table-cell>
          <table:table-cell table:style-name="ce30" table:number-columns-repeated="3"/>
          <table:table-cell table:style-name="ce30" office:value-type="string" calcext:value-type="string">
            <text:p>Heddle construction</text:p>
          </table:table-cell>
          <table:table-cell table:style-name="ce30" table:number-columns-repeated="10"/>
          <table:table-cell table:style-name="ce35" office:value-type="string" calcext:value-type="string">
            <text:p>Treadle systems for raising groundweave heddles</text:p>
          </table:table-cell>
          <table:table-cell table:style-name="ce35" office:value-type="string" calcext:value-type="string">
            <text:p>Y-rocker treadle systems</text:p>
          </table:table-cell>
          <table:table-cell table:style-name="ce35" table:number-columns-repeated="8"/>
          <table:table-cell table:style-name="ce35" office:value-type="string" calcext:value-type="string">
            <text:p>Heddle-treadle linkages</text:p>
          </table:table-cell>
          <table:table-cell table:style-name="ce35" table:number-columns-repeated="12"/>
          <table:table-cell table:style-name="ce36" office:value-type="string" calcext:value-type="string">
            <text:p>Natural shed opening aids (shed sticks etc)</text:p>
          </table:table-cell>
          <table:table-cell table:style-name="ce36" table:number-columns-repeated="8"/>
          <table:table-cell table:style-name="ce37" office:value-type="string" calcext:value-type="string">
            <text:p>Warp depression bars</text:p>
          </table:table-cell>
          <table:table-cell table:style-name="ce37" table:number-columns-repeated="3"/>
          <table:table-cell table:style-name="ce38" office:value-type="string" calcext:value-type="string">
            <text:p>Warp opening and beating aids, other weaving aids</text:p>
          </table:table-cell>
          <table:table-cell table:style-name="ce38" table:number-columns-repeated="2"/>
          <table:table-cell table:style-name="ce39"/>
          <table:table-cell table:style-name="ce38"/>
          <table:table-cell table:style-name="ce30" office:value-type="string" calcext:value-type="string">
            <text:p>Temples and width controlling devices</text:p>
          </table:table-cell>
          <table:table-cell table:style-name="ce30" table:number-columns-repeated="3"/>
          <table:table-cell table:style-name="ce29" office:value-type="string" calcext:value-type="string">
            <text:p>Reeds, coil rods and other warp spacers and ordering devices</text:p>
          </table:table-cell>
          <table:table-cell table:style-name="ce29" table:number-columns-repeated="8"/>
          <table:table-cell table:style-name="ce7" office:value-type="string" calcext:value-type="string">
            <text:p>Other </text:p>
          </table:table-cell>
          <table:table-cell table:style-name="ce22" office:value-type="string" calcext:value-type="string">
            <text:p>Yarn insertion</text:p>
          </table:table-cell>
          <table:table-cell table:style-name="ce22" table:number-columns-repeated="8"/>
          <table:table-cell table:style-name="ce40" office:value-type="string" calcext:value-type="string">
            <text:p>Pickup stick/ warps raised manually (used for patterning)</text:p>
          </table:table-cell>
          <table:table-cell table:style-name="ce40" table:number-columns-repeated="5"/>
          <table:table-cell table:style-name="ce40" office:value-type="string" calcext:value-type="string">
            <text:p>Simple (one-sided) heddles - patterning and twills</text:p>
          </table:table-cell>
          <table:table-cell table:style-name="ce40" table:number-columns-repeated="6"/>
          <table:table-cell table:style-name="ce40" office:value-type="string" calcext:value-type="string">
            <text:p>Bidirectional heddles - patterning and twills</text:p>
          </table:table-cell>
          <table:table-cell table:style-name="ce40"/>
          <table:table-cell table:style-name="ce40" office:value-type="string" calcext:value-type="string">
            <text:p>Location of additional heddles</text:p>
          </table:table-cell>
          <table:table-cell table:style-name="ce40" table:number-columns-repeated="2"/>
          <table:table-cell table:style-name="ce40" office:value-type="string" calcext:value-type="string">
            <text:p>Warp opening rods - patterning</text:p>
          </table:table-cell>
          <table:table-cell table:style-name="ce40"/>
          <table:table-cell table:style-name="ce40" office:value-type="string" calcext:value-type="string">
            <text:p>Temporary warp opening rods - patterning (not including temporary rods used in conjunction with complex patterning systems)</text:p>
          </table:table-cell>
          <table:table-cell table:style-name="ce40" table:number-columns-repeated="3"/>
          <table:table-cell table:style-name="ce40" office:value-type="string" calcext:value-type="string">
            <text:p>Warp patterning: arrangements that separate pattern warp from main warp</text:p>
          </table:table-cell>
          <table:table-cell table:style-name="ce40"/>
          <table:table-cell table:style-name="ce40" office:value-type="string" calcext:value-type="string">
            <text:p>Multi-heddle pattern recording system</text:p>
          </table:table-cell>
          <table:table-cell table:style-name="ce26" office:value-type="string" calcext:value-type="string">
            <text:p>Complex pattern recording systems</text:p>
          </table:table-cell>
          <table:table-cell table:style-name="ce26" table:number-columns-repeated="18"/>
          <table:table-cell table:style-name="ce26" office:value-type="string" calcext:value-type="string">
            <text:p>Mechanical systems for raising complex pattern heddles</text:p>
          </table:table-cell>
          <table:table-cell table:style-name="ce26" table:number-columns-repeated="10"/>
          <table:table-cell table:style-name="ce8" table:number-columns-repeated="774"/>
        </table:table-row>
        <table:table-row table:style-name="ro5">
          <table:table-cell/>
          <table:table-cell office:value-type="string" calcext:value-type="string">
            <text:p>Loom name</text:p>
          </table:table-cell>
          <table:table-cell table:style-name="ce6" office:value-type="string" calcext:value-type="string">
            <text:p>Loom basic type</text:p>
          </table:table-cell>
          <table:table-cell table:style-name="ce6" office:value-type="string" calcext:value-type="string">
            <text:p>Complex patterning system</text:p>
          </table:table-cell>
          <table:table-cell office:value-type="string" calcext:value-type="string">
            <text:p>Region/ country</text:p>
          </table:table-cell>
          <table:table-cell office:value-type="string" calcext:value-type="string">
            <text:p>Sub-region</text:p>
          </table:table-cell>
          <table:table-cell office:value-type="string" calcext:value-type="string">
            <text:p>Additional location/ culture details</text:p>
          </table:table-cell>
          <table:table-cell office:value-type="string" calcext:value-type="string">
            <text:p>Language (Ethnologue) or ethnicity</text:p>
          </table:table-cell>
          <table:table-cell office:value-type="string" calcext:value-type="string">
            <text:p>Language Family (Ethnologue)</text:p>
          </table:table-cell>
          <table:table-cell table:style-name="ce6" office:value-type="string" calcext:value-type="string">
            <text:p>Ethnographic Atlas (code)</text:p>
          </table:table-cell>
          <table:table-cell table:style-name="ce6" office:value-type="string" calcext:value-type="string">
            <text:p>EA political complexity (col 32) 0= stateless, 1,2=chiefdoms, 3,4 = larger states</text:p>
          </table:table-cell>
          <table:table-cell table:style-name="ce6" office:value-type="string" calcext:value-type="string">
            <text:p>EA weaving (col 44)</text:p>
          </table:table-cell>
          <table:table-cell table:style-name="ce6" office:value-type="string" calcext:value-type="string">
            <text:p>EA notes</text:p>
          </table:table-cell>
          <table:table-cell table:style-name="ce6"/>
          <table:table-cell table:style-name="ce6" office:value-type="string" calcext:value-type="string">
            <text:p>Code</text:p>
          </table:table-cell>
          <table:table-cell table:style-name="ce6" office:value-type="string" calcext:value-type="string">
            <text:p>Name</text:p>
          </table:table-cell>
          <table:table-cell table:style-name="ce6"/>
          <table:table-cell office:value-type="string" calcext:value-type="string">
            <text:p>Island size (square kilometers)</text:p>
          </table:table-cell>
          <table:table-cell table:style-name="ce6" office:value-type="string" calcext:value-type="string">
            <text:p>population</text:p>
          </table:table-cell>
          <table:table-cell table:style-name="ce6" office:value-type="string" calcext:value-type="string">
            <text:p>village size (largest, persons)</text:p>
          </table:table-cell>
          <table:table-cell table:style-name="ce6" office:value-type="string" calcext:value-type="string">
            <text:p>household</text:p>
          </table:table-cell>
          <table:table-cell table:style-name="ce6" office:value-type="string" calcext:value-type="string">
            <text:p>subsistence</text:p>
          </table:table-cell>
          <table:table-cell table:style-name="ce6" office:value-type="string" calcext:value-type="string">
            <text:p>craft organization (weaving)</text:p>
          </table:table-cell>
          <table:table-cell table:style-name="ce6" office:value-type="string" calcext:value-type="string">
            <text:p>kinship</text:p>
          </table:table-cell>
          <table:table-cell table:style-name="ce6" office:value-type="string" calcext:value-type="string">
            <text:p>societal ranks/ stratification</text:p>
          </table:table-cell>
          <table:table-cell table:style-name="ce6" office:value-type="string" calcext:value-type="string">
            <text:p>political organization (traditional)</text:p>
          </table:table-cell>
          <table:table-cell table:style-name="ce6" office:value-type="string" calcext:value-type="string">
            <text:p>Other information on political complexity</text:p>
          </table:table-cell>
          <table:table-cell table:style-name="ce6" office:value-type="string" calcext:value-type="string">
            <text:p>Sources</text:p>
          </table:table-cell>
          <table:table-cell office:value-type="string" calcext:value-type="string">
            <text:p>Sources/ Illustrations</text:p>
          </table:table-cell>
          <table:table-cell office:value-type="string" calcext:value-type="string">
            <text:p>Notes</text:p>
          </table:table-cell>
          <table:table-cell table:style-name="ce6" office:value-type="string" calcext:value-type="string">
            <text:p>(notes on spar count)</text:p>
          </table:table-cell>
          <table:table-cell office:value-type="string" calcext:value-type="string">
            <text:p>Latitude</text:p>
          </table:table-cell>
          <table:table-cell office:value-type="string" calcext:value-type="string">
            <text:p>Longitude</text:p>
          </table:table-cell>
          <table:table-cell office:value-type="string" calcext:value-type="string">
            <text:p>Time depth (present day = 0)</text:p>
          </table:table-cell>
          <table:table-cell office:value-type="string" calcext:value-type="string">
            <text:p>Continuous warp</text:p>
          </table:table-cell>
          <table:table-cell table:style-name="ce4" office:value-type="string" calcext:value-type="string">
            <text:p>Warp and web are circular</text:p>
          </table:table-cell>
          <table:table-cell table:style-name="ce6" office:value-type="string" calcext:value-type="string">
            <text:p>Warp and web are used 'flat' (warp may be wound in a continuous fashion, but it is used flat and a flat web is produced)</text:p>
          </table:table-cell>
          <table:table-cell table:style-name="ce6" office:value-type="string" calcext:value-type="string">
            <text:p>Horizontal or near-horizontal orientation</text:p>
          </table:table-cell>
          <table:table-cell table:style-name="ce4" office:value-type="string" calcext:value-type="string">
            <text:p>Cloth beam is present (warp and/or web are attached to or wound around this rod)</text:p>
          </table:table-cell>
          <table:table-cell office:value-type="string" calcext:value-type="string">
            <text:p>Position of cloth beam is fixed by attachment to (or being wedged behind, for example) a fixed support (eg stakes in ground, loom frame)</text:p>
          </table:table-cell>
          <table:table-cell office:value-type="string" calcext:value-type="string">
            <text:p>Warp, or a cord attached to the warp, is tied in a bunch to an external point (not secured to warp beam)</text:p>
          </table:table-cell>
          <table:table-cell office:value-type="string" calcext:value-type="string">
            <text:p>Warp beam is present: the warp is attached to or wound around this beam, or passes around this beam before being secured to another point or beam.</text:p>
          </table:table-cell>
          <table:table-cell office:value-type="string" calcext:value-type="string">
            <text:p>Warp is tensioned by the weaver's body by attaching cloth beam to a backstrap (a type of body tensioning)</text:p>
          </table:table-cell>
          <table:table-cell table:style-name="ce6" office:value-type="string" calcext:value-type="string">
            <text:p>Warp beam is braced behind the weaver's feet (subset of back-tensioned looms). If this character is not present, the warp beam is assumed to be fixed externally.</text:p>
          </table:table-cell>
          <table:table-cell office:value-type="string" calcext:value-type="string">
            <text:p>Rigid rectangular frame or frame-base, approximately horizontal, usually (but not always) supported on pillars. May form base of overhead frame components. Not including simple types that rest directly on the ground</text:p>
          </table:table-cell>
          <table:table-cell office:value-type="string" calcext:value-type="string">
            <text:p>base frame members are doubled along warp direction <text:s/>to provide extra rigidity</text:p>
          </table:table-cell>
          <table:table-cell office:value-type="string" calcext:value-type="string">
            <text:p>2 supporting pillars near warp beam</text:p>
          </table:table-cell>
          <table:table-cell office:value-type="string" calcext:value-type="string">
            <text:p>2 supporting pillars near cloth beam</text:p>
          </table:table-cell>
          <table:table-cell office:value-type="string" calcext:value-type="string">
            <text:p>base frame is strictly horizontal</text:p>
          </table:table-cell>
          <table:table-cell office:value-type="string" calcext:value-type="string">
            <text:p>base frame slopes upward to warp beam at slight angle</text:p>
          </table:table-cell>
          <table:table-cell office:value-type="string" calcext:value-type="string">
            <text:p>Two uprights at the back of the loom. May be vertical, or may slope slightly towards weaver</text:p>
          </table:table-cell>
          <table:table-cell office:value-type="string" calcext:value-type="string">
            <text:p>2 upgrights by warp beam are contiguous with rear supports of loom</text:p>
          </table:table-cell>
          <table:table-cell office:value-type="string" calcext:value-type="string">
            <text:p>Two additional uprights by warp beam (usually placed close to the first pair) provide additional support for the top of the loom frame or cantilever</text:p>
          </table:table-cell>
          <table:table-cell office:value-type="string" calcext:value-type="string">
            <text:p>H-frame: two uprights at the back of the loom, joined by one or more horizontal spars, that may not support any upper frame, but may support various rockers and other devices. Note: if more than one set of uprights is present, primary H-frame (for classification purposes) is the rearmost one.</text:p>
          </table:table-cell>
          <table:table-cell office:value-type="string" calcext:value-type="string">
            <text:p>Rearmost H-frame pillars are located above frame support pillars, but are not contiguous with them (usually lighter spars)</text:p>
          </table:table-cell>
          <table:table-cell office:value-type="string" calcext:value-type="string">
            <text:p>Rearmost H-frame pillars support rocker(s) for heddle(s)</text:p>
          </table:table-cell>
          <table:table-cell office:value-type="string" calcext:value-type="string">
            <text:p>A second set of pillars is present, in front of the main H-frame pillars (ie nearer to weaver, not supporting overhead beams)</text:p>
          </table:table-cell>
          <table:table-cell office:value-type="string" calcext:value-type="string">
            <text:p>Second set of H-frame pillars are contiguous with rear support pillars for horizontal frame</text:p>
          </table:table-cell>
          <table:table-cell office:value-type="string" calcext:value-type="string">
            <text:p>Second set of H-frame pillars: support warp opening rod(s)</text:p>
          </table:table-cell>
          <table:table-cell office:value-type="string" calcext:value-type="string">
            <text:p>Warp beam sits behind uprights at the back of the loom, but has no special slots or holes or pillars (these wb usually have 2 or 4 spokes to stop rotation). May rest on a horizontal support, rest in depressions, or simply hang.</text:p>
          </table:table-cell>
          <table:table-cell office:value-type="string" calcext:value-type="string">
            <text:p>Warp beam is supported by two horizontal or slightly sloping bars rising up behind H-frame pillars</text:p>
          </table:table-cell>
          <table:table-cell office:value-type="string" calcext:value-type="string">
            <text:p>warp beam is set back along the sloping bars (subset of F18)</text:p>
          </table:table-cell>
          <table:table-cell office:value-type="string" calcext:value-type="string">
            <text:p>Warp beam sits in a right-angle behind two upright supports and resting on horizontal bars (as opposed to fitting into holes or slot in the frame, or hanging from cords). Not including Indonesian ground level frames with similar but probably unrelated features</text:p>
          </table:table-cell>
          <table:table-cell office:value-type="string" calcext:value-type="string">
            <text:p>Horizontal bars that support warp beam at the back of the loom are raised above the level of the frame base</text:p>
          </table:table-cell>
          <table:table-cell office:value-type="string" calcext:value-type="string">
            <text:p>Warp beam is hung from cords attached to an upright at the back of a frame, or rests on a couple of nails in the uprights</text:p>
          </table:table-cell>
          <table:table-cell office:value-type="string" calcext:value-type="string">
            <text:p>2 uprights by cloth beam (usually supporting the top part of the loom frame)</text:p>
          </table:table-cell>
          <table:table-cell office:value-type="string" calcext:value-type="string">
            <text:p>2 uprights by cloth beam are contiguous with front supports of loom</text:p>
          </table:table-cell>
          <table:table-cell office:value-type="string" calcext:value-type="string">
            <text:p><text:s/>Horizontal bars at the top of the loom, along the warp direction. Bars are situated approximately above the main horizontal frame. May be supported at both ends, or may be cantilevered.</text:p>
          </table:table-cell>
          <table:table-cell office:value-type="string" calcext:value-type="string">
            <text:p>Cantilever horizontal bars (supported at one end only), supported at warp beam end of the loom</text:p>
          </table:table-cell>
          <table:table-cell office:value-type="string" calcext:value-type="string">
            <text:p>horizontal bars support groundweave heddles</text:p>
          </table:table-cell>
          <table:table-cell office:value-type="string" calcext:value-type="string">
            <text:p>horizontal bars support reed</text:p>
          </table:table-cell>
          <table:table-cell office:value-type="string" calcext:value-type="string">
            <text:p>support bar(s) for heddles and reed are not placed on top of frame, but are slung below it using cords</text:p>
          </table:table-cell>
          <table:table-cell office:value-type="string" calcext:value-type="string">
            <text:p>Cloth beam is set into or attached to pillars attached to horizontal frame elements. Not the same pillars as the rear supports of the loom.</text:p>
          </table:table-cell>
          <table:table-cell office:value-type="string" calcext:value-type="string">
            <text:p>Sub-category of F30: cloth beam has hole in one end and is seated on a peg on a pillar, the other end has another attachment arrangement, eg sits in a cutout slot in a pillar, or a hole in a pillar</text:p>
          </table:table-cell>
          <table:table-cell office:value-type="string" calcext:value-type="string">
            <text:p>Frame extends horizontally behind the rear supports, placing the warp beam some distance further back</text:p>
          </table:table-cell>
          <table:table-cell office:value-type="string" calcext:value-type="string">
            <text:p>Heddles can move along overhead beam as weaving progresses</text:p>
          </table:table-cell>
          <table:table-cell office:value-type="string" calcext:value-type="string">
            <text:p>Heddles/swinging reed bar rest in cup-shaped or V-shaped depressions (subset of F34)</text:p>
          </table:table-cell>
          <table:table-cell office:value-type="string" calcext:value-type="string">
            <text:p>Warp is wound onto the warp beam when weaving commences</text:p>
          </table:table-cell>
          <table:table-cell office:value-type="string" calcext:value-type="string">
            <text:p>Round section warp beam</text:p>
          </table:table-cell>
          <table:table-cell office:value-type="string" calcext:value-type="string">
            <text:p>Square or rectangular section warp beam</text:p>
          </table:table-cell>
          <table:table-cell office:value-type="string" calcext:value-type="string">
            <text:p>Warp beam has paddle-shaped extensions at each end, large and flat, designed to rest on frame behind back uprights and prevent rotation (distinction from some foot-braced looms with small paddles or flattened ends intended for the weaver's feet)</text:p>
          </table:table-cell>
          <table:table-cell office:value-type="string" calcext:value-type="string">
            <text:p>Warp beam is equipped with lightweight spokes which allow the rotation of the beam to be stopped (eg by jamming a stick between the spokes and the loom frame) in order to tension the warp, also used for winding warp threads onto the warp beam (excludes spokes used for other purposes, eg handles for turning the warp beam, and paddle-shaped warp beams)</text:p>
          </table:table-cell>
          <table:table-cell office:value-type="string" calcext:value-type="string">
            <text:p>simple, flat spokes (subset of F55)</text:p>
          </table:table-cell>
          <table:table-cell office:value-type="string" calcext:value-type="string">
            <text:p>Warp beam rotation is stopped against a bar, which has a handle attached that is reach-able by the weaver from the seat at the front of the loom</text:p>
          </table:table-cell>
          <table:table-cell office:value-type="string" calcext:value-type="string">
            <text:p>Warp is padded with sticks or paper or similar</text:p>
          </table:table-cell>
          <table:table-cell office:value-type="string" calcext:value-type="string">
            <text:p>Warp passes over or under a beam that it is not attached to, making an angle in the warp, before it continues to the warp beam or other fixing arrangement</text:p>
          </table:table-cell>
          <table:table-cell office:value-type="string" calcext:value-type="string">
            <text:p>Warp passes around warp beam at the back of frame loom, then around a second beam above.</text:p>
          </table:table-cell>
          <table:table-cell office:value-type="string" calcext:value-type="string">
            <text:p>Warp is fixed to a beam over the weaver's head (subset of F64)</text:p>
          </table:table-cell>
          <table:table-cell office:value-type="string" calcext:value-type="string">
            <text:p>Warp passes around warp beam at the back of the loom, at roughly the same height as the cloth beam, then to a second warp beam that collects the warp, which may be above or below the first beam. Compare "Third Beam" character</text:p>
          </table:table-cell>
          <table:table-cell office:value-type="string" calcext:value-type="string">
            <text:p>second warp beam is below the warp</text:p>
          </table:table-cell>
          <table:table-cell office:value-type="string" calcext:value-type="string">
            <text:p>second warp beam is above the warp</text:p>
          </table:table-cell>
          <table:table-cell office:value-type="string" calcext:value-type="string">
            <text:p>Single cloth beam, not split or doubled</text:p>
          </table:table-cell>
          <table:table-cell office:value-type="string" calcext:value-type="string">
            <text:p>Cloth beam - square section (including split types)</text:p>
          </table:table-cell>
          <table:table-cell office:value-type="string" calcext:value-type="string">
            <text:p>Cloth beam - round section (including split types)</text:p>
          </table:table-cell>
          <table:table-cell office:value-type="string" calcext:value-type="string">
            <text:p>Cloth beam - split or double</text:p>
          </table:table-cell>
          <table:table-cell office:value-type="string" calcext:value-type="string">
            <text:p>offset' clamp</text:p>
          </table:table-cell>
          <table:table-cell office:value-type="string" calcext:value-type="string">
            <text:p>pair of rods, no special adaptation for clamping the warp</text:p>
          </table:table-cell>
          <table:table-cell office:value-type="string" calcext:value-type="string">
            <text:p>Cloth beam - pair of beams that can be used singly or as a pair</text:p>
          </table:table-cell>
          <table:table-cell office:value-type="string" calcext:value-type="string">
            <text:p>Cloth beam - grooved, with narrow stick set into it to secure the warp</text:p>
          </table:table-cell>
          <table:table-cell office:value-type="string" calcext:value-type="string">
            <text:p>Cloth beam - one or more forks at the ends for attaching cloth beam cords</text:p>
          </table:table-cell>
          <table:table-cell office:value-type="string" calcext:value-type="string">
            <text:p>2 forks on one beam</text:p>
          </table:table-cell>
          <table:table-cell office:value-type="string" calcext:value-type="string">
            <text:p>Cloth beam - back strap is secured by a knob behind two forks, cord sits on outer edge of the knob</text:p>
          </table:table-cell>
          <table:table-cell office:value-type="string" calcext:value-type="string">
            <text:p>Cloth beam - square ends, two wooden pieces attached to backstrap fit over the ends to fix backstrap in place</text:p>
          </table:table-cell>
          <table:table-cell office:value-type="string" calcext:value-type="string">
            <text:p>Short length of cloth is wound around cloth beam to help secure it (not all of the finished cloth)</text:p>
          </table:table-cell>
          <table:table-cell office:value-type="string" calcext:value-type="string">
            <text:p>All of the finished cloth is wound onto cloth beam</text:p>
          </table:table-cell>
          <table:table-cell office:value-type="string" calcext:value-type="string">
            <text:p>Cloth beam - <text:s/>holes pierced from 2 directions, so beam can be placed on pegs and rotated 90 degrees to wind cloth</text:p>
          </table:table-cell>
          <table:table-cell office:value-type="string" calcext:value-type="string">
            <text:p>Cloth beam rotation is stopped by a peg sticking out, secured to frame via cord or other obstruction (frame looms)</text:p>
          </table:table-cell>
          <table:table-cell office:value-type="string" calcext:value-type="string">
            <text:p>On the ground (or close to it)</text:p>
          </table:table-cell>
          <table:table-cell office:value-type="string" calcext:value-type="string">
            <text:p>Seat is integral to loom (not including planks laid across ground-level Indonesian frames)</text:p>
          </table:table-cell>
          <table:table-cell office:value-type="string" calcext:value-type="string">
            <text:p>1A lower warp heddle- up</text:p>
          </table:table-cell>
          <table:table-cell office:value-type="string" calcext:value-type="string">
            <text:p>1B lower warp heddle - down</text:p>
          </table:table-cell>
          <table:table-cell office:value-type="string" calcext:value-type="string">
            <text:p>2A upper warp heddle - up</text:p>
          </table:table-cell>
          <table:table-cell office:value-type="string" calcext:value-type="string">
            <text:p>2B upper warp heddle - down</text:p>
          </table:table-cell>
          <table:table-cell office:value-type="string" calcext:value-type="string">
            <text:p>Heddle - simple only (heddle loops attached to one side of warp only, no bidirectional heddles)</text:p>
          </table:table-cell>
          <table:table-cell office:value-type="string" calcext:value-type="string">
            <text:p>Heddle - double sided (two sets of heddle loops, one above the warp and one below, attached to the same warps)</text:p>
          </table:table-cell>
          <table:table-cell office:value-type="string" calcext:value-type="string">
            <text:p>Double sided heddles pull in both directions (ie warp passes through loop or eye at the center of the heddle - also called a clasped heddle)</text:p>
          </table:table-cell>
          <table:table-cell office:value-type="string" calcext:value-type="string">
            <text:p>One or two pair(s) of double-sided heddles are joined together</text:p>
          </table:table-cell>
          <table:table-cell office:value-type="string" calcext:value-type="string">
            <text:p>Heddle type: movable simple heddle raised directly by hand, no external support</text:p>
          </table:table-cell>
          <table:table-cell office:value-type="string" calcext:value-type="string">
            <text:p>Heddle: wound continuous heddle</text:p>
          </table:table-cell>
          <table:table-cell office:value-type="string" calcext:value-type="string">
            <text:p>heddle winding: spiral continuous</text:p>
          </table:table-cell>
          <table:table-cell office:value-type="string" calcext:value-type="string">
            <text:p>heddle winding: alternate continuous</text:p>
          </table:table-cell>
          <table:table-cell office:value-type="string" calcext:value-type="string">
            <text:p>Heddle: individual loops</text:p>
          </table:table-cell>
          <table:table-cell office:value-type="string" calcext:value-type="string">
            <text:p>Heddle: tied in bunches to support rod</text:p>
          </table:table-cell>
          <table:table-cell office:value-type="string" calcext:value-type="string">
            <text:p>Additional rods tied tightly on top of heddle rod to secure the heddle threads, control spacing, may also act as handle</text:p>
          </table:table-cell>
          <table:table-cell office:value-type="string" calcext:value-type="string">
            <text:p>heddle rod and "additional rod" on top of heddle may be formed from single bent stick</text:p>
          </table:table-cell>
          <table:table-cell office:value-type="string" calcext:value-type="string">
            <text:p>heddle is wound around upper rod</text:p>
          </table:table-cell>
          <table:table-cell office:value-type="string" calcext:value-type="string">
            <text:p>heddle is wound around lower rod</text:p>
          </table:table-cell>
          <table:table-cell office:value-type="string" calcext:value-type="string">
            <text:p>heddle winding encompasses both rods (not wound around rods individually)</text:p>
          </table:table-cell>
          <table:table-cell office:value-type="string" calcext:value-type="string">
            <text:p>heddle has loose rod inside it, rests on the warp</text:p>
          </table:table-cell>
          <table:table-cell office:value-type="string" calcext:value-type="string">
            <text:p>Foot operated system for raising heddle</text:p>
          </table:table-cell>
          <table:table-cell office:value-type="string" calcext:value-type="string">
            <text:p>Heddle is supported by a two-pronged rocker (Y-rocker) that is attached to the H-frame pillars (primary or secondary set): the back projection is attached to a cord to the weaver's foot allowing it to be raised by depressing the cord</text:p>
          </table:table-cell>
          <table:table-cell office:value-type="string" calcext:value-type="string">
            <text:p>Two parts of rocker are independent (but linked to same foot cord)</text:p>
          </table:table-cell>
          <table:table-cell office:value-type="string" calcext:value-type="string">
            <text:p>Treadle(s) are loops of cord around the weaver's foot</text:p>
          </table:table-cell>
          <table:table-cell office:value-type="string" calcext:value-type="string">
            <text:p>Treadle linkage is pulled around the back of the loom (as opposed to types that pull downwards directly through the loom frame)</text:p>
          </table:table-cell>
          <table:table-cell office:value-type="string" calcext:value-type="string">
            <text:p>Treadle(s) are sticks oriented in same direction as warp (longitudinal)</text:p>
          </table:table-cell>
          <table:table-cell office:value-type="string" calcext:value-type="string">
            <text:p>Short treadles (about same length as weaver's foot)</text:p>
          </table:table-cell>
          <table:table-cell office:value-type="string" calcext:value-type="string">
            <text:p>Long treadles (anything longer than weaver's foot)</text:p>
          </table:table-cell>
          <table:table-cell office:value-type="string" calcext:value-type="string">
            <text:p>Short bars are suspended on cords between heddles and treadles to distribute tension evenly</text:p>
          </table:table-cell>
          <table:table-cell office:value-type="string" calcext:value-type="string">
            <text:p>Treadles are sticks oriented at right angles to warp (transverse)</text:p>
          </table:table-cell>
          <table:table-cell office:value-type="string" calcext:value-type="string">
            <text:p>Heddle(s) are suspended via cords attached to an overhead support (frame, ceiling etc)</text:p>
          </table:table-cell>
          <table:table-cell office:value-type="string" calcext:value-type="string">
            <text:p>Heddle cords pass over a wooden rod</text:p>
          </table:table-cell>
          <table:table-cell office:value-type="string" calcext:value-type="string">
            <text:p>Heddles, which are pulled downwards, are linked together by cords attached to a longitudinal wooden rocker</text:p>
          </table:table-cell>
          <table:table-cell office:value-type="string" calcext:value-type="string">
            <text:p>Single longitudinal rocker (subset of HR13C)</text:p>
          </table:table-cell>
          <table:table-cell office:value-type="string" calcext:value-type="string">
            <text:p>Two separate rockers, side-by-side (subset of HR13C)</text:p>
          </table:table-cell>
          <table:table-cell office:value-type="string" calcext:value-type="string">
            <text:p>Double longitudinal rocker (H-shaped) (subset of HR13C)</text:p>
          </table:table-cell>
          <table:table-cell office:value-type="string" calcext:value-type="string">
            <text:p>Rocker is in a bracket below the level of the top of the loom (subset of HR13C)</text:p>
          </table:table-cell>
          <table:table-cell office:value-type="string" calcext:value-type="string">
            <text:p>Rocker for heddles is the same as that for the reed</text:p>
          </table:table-cell>
          <table:table-cell office:value-type="string" calcext:value-type="string">
            <text:p>Heddle cords pass over pulleys (generally linking pairs together)</text:p>
          </table:table-cell>
          <table:table-cell office:value-type="string" calcext:value-type="string">
            <text:p>Heddles are linked by cords to short bars (heddle horses) just above (generally in pairs)</text:p>
          </table:table-cell>
          <table:table-cell office:value-type="string" calcext:value-type="string">
            <text:p>Short rocker bars system for raising and lowering heddle: short bars (sometimes carved into fish shapes) at the ends, attached to H-frame pillars, that support the heddle on one side and a warp depression bar on the other.</text:p>
          </table:table-cell>
          <table:table-cell office:value-type="string" calcext:value-type="string">
            <text:p>Heddle system incorporates active warp depression bar (so that it is pushed down as the heddle is raised)</text:p>
          </table:table-cell>
          <table:table-cell office:value-type="string" calcext:value-type="string">
            <text:p>Footrest between treadles</text:p>
          </table:table-cell>
          <table:table-cell office:value-type="string" calcext:value-type="string">
            <text:p>Shed stick or other shed holder (inserted into warp) creates a permanent opening in the natural shed for ground weft insertion</text:p>
          </table:table-cell>
          <table:table-cell office:value-type="string" calcext:value-type="string">
            <text:p>Shed stick is cylindrical (not including types fixed to frame)</text:p>
          </table:table-cell>
          <table:table-cell office:value-type="string" calcext:value-type="string">
            <text:p>Shed stick is a frame rather than a simple stick</text:p>
          </table:table-cell>
          <table:table-cell office:value-type="string" calcext:value-type="string">
            <text:p>shed stick is a square section frame</text:p>
          </table:table-cell>
          <table:table-cell office:value-type="string" calcext:value-type="string">
            <text:p>shed stick is an I-section frame</text:p>
          </table:table-cell>
          <table:table-cell office:value-type="string" calcext:value-type="string">
            <text:p>shed opening is created by two rods attached to the loom frame by cords</text:p>
          </table:table-cell>
          <table:table-cell office:value-type="string" calcext:value-type="string">
            <text:p>Shed opener is fixed into horizontal loom frame</text:p>
          </table:table-cell>
          <table:table-cell office:value-type="string" calcext:value-type="string">
            <text:p>Shed stick is attached to a cord or bar, to pull it down to assist in opening natural shed</text:p>
          </table:table-cell>
          <table:table-cell office:value-type="string" calcext:value-type="string">
            <text:p>Shed stick cord is attached to a foot treadle</text:p>
          </table:table-cell>
          <table:table-cell office:value-type="string" calcext:value-type="string">
            <text:p>Warp depression stick: placed on top of warp, just <text:span text:style-name="T6">behind</text:span><text:span text:style-name="T7"> shed stick (used with shed stick when raising heddle shed)</text:span></text:p>
          </table:table-cell>
          <table:table-cell office:value-type="string" calcext:value-type="string">
            <text:p>warp depression stick is attached to the frame via cords</text:p>
          </table:table-cell>
          <table:table-cell office:value-type="string" calcext:value-type="string">
            <text:p>warp depression stick is fixed into holes in the loom frame</text:p>
          </table:table-cell>
          <table:table-cell office:value-type="string" calcext:value-type="string">
            <text:p>Weaver's feet rest on a bar in the frame that the warp depression stick is tethered to</text:p>
          </table:table-cell>
          <table:table-cell office:value-type="string" calcext:value-type="string">
            <text:p>Sword beater-shed-opening/widening tool (sometimes referred to as a 'batten'). May be combined with shuttle.</text:p>
          </table:table-cell>
          <table:table-cell office:value-type="string" calcext:value-type="string">
            <text:p>simple sword beater: flat stick</text:p>
          </table:table-cell>
          <table:table-cell office:value-type="string" calcext:value-type="string">
            <text:p>sword beater symmetric</text:p>
          </table:table-cell>
          <table:table-cell office:value-type="string" calcext:value-type="string">
            <text:p>sword beater asymmetric: point at one end, cut off flat at the other end</text:p>
          </table:table-cell>
          <table:table-cell office:value-type="string" calcext:value-type="string">
            <text:p>two-handled beater (symmetrical)</text:p>
          </table:table-cell>
          <table:table-cell office:value-type="string" calcext:value-type="string">
            <text:p>Temple/ tenter: tensioning strip inserted near the leading edge of the web <text:s/>to help maintain constant web width and straight selvedges</text:p>
          </table:table-cell>
          <table:table-cell office:value-type="string" calcext:value-type="string">
            <text:p>Temple type A: simple rod with needles or points at each end (width is not adjustable)</text:p>
          </table:table-cell>
          <table:table-cell office:value-type="string" calcext:value-type="string">
            <text:p>temple is strongly bow-shaped</text:p>
          </table:table-cell>
          <table:table-cell office:value-type="string" calcext:value-type="string">
            <text:p>Temple is below the web (leave blank if above the web)</text:p>
          </table:table-cell>
          <table:table-cell office:value-type="string" calcext:value-type="string">
            <text:p>Coil rod</text:p>
          </table:table-cell>
          <table:table-cell office:value-type="string" calcext:value-type="string">
            <text:p>Reed/ reed beater</text:p>
          </table:table-cell>
          <table:table-cell office:value-type="string" calcext:value-type="string">
            <text:p>Reed is not used for beating (includes types where sword is applied behind beater)</text:p>
          </table:table-cell>
          <table:table-cell office:value-type="string" calcext:value-type="string">
            <text:p>Reed is used for tamping-in weft lightly, prior to beating-in with another implement</text:p>
          </table:table-cell>
          <table:table-cell office:value-type="string" calcext:value-type="string">
            <text:p>Reed is the main beating implement</text:p>
          </table:table-cell>
          <table:table-cell office:value-type="string" calcext:value-type="string">
            <text:p>Reed beater with frame around it</text:p>
          </table:table-cell>
          <table:table-cell office:value-type="string" calcext:value-type="string">
            <text:p>Reed beater is suspended, via cords or bars</text:p>
          </table:table-cell>
          <table:table-cell office:value-type="string" calcext:value-type="string">
            <text:p>Reed beater is set into a rigid swinging bar, suspended overhead</text:p>
          </table:table-cell>
          <table:table-cell office:value-type="string" calcext:value-type="string">
            <text:p>Reed-beater is supported by two bamboo rods, attached at the back of the frame, bent over and meeting at a point just above the heddle. Two cords extend from the meeting point to the reed-beater.</text:p>
          </table:table-cell>
          <table:table-cell office:value-type="string" calcext:value-type="string">
            <text:p>Additional sticks added near warp beam to maintain tension in the warp selectively</text:p>
          </table:table-cell>
          <table:table-cell office:value-type="string" calcext:value-type="string">
            <text:p>Yarn inserted by hand as a small ball or butterfly, without use of shuttle</text:p>
          </table:table-cell>
          <table:table-cell office:value-type="string" calcext:value-type="string">
            <text:p>Yarn inserted with a hook (usually used for discontinuous supplementary weft)</text:p>
          </table:table-cell>
          <table:table-cell office:value-type="string" calcext:value-type="string">
            <text:p>Yarn wound on stick (pirn). Includes types that are used with no other support, and types embedded in eg boat-shaped shuttles.</text:p>
          </table:table-cell>
          <table:table-cell office:value-type="string" calcext:value-type="string">
            <text:p>Thread wound on stick in circular fashion</text:p>
          </table:table-cell>
          <table:table-cell office:value-type="string" calcext:value-type="string">
            <text:p>Thread wound lengthways on a long stick</text:p>
          </table:table-cell>
          <table:table-cell office:value-type="string" calcext:value-type="string">
            <text:p>H-shaped shuttle: thread wound lengthways on elongated H-shaped shuttle</text:p>
          </table:table-cell>
          <table:table-cell office:value-type="string" calcext:value-type="string">
            <text:p>Boat-shaped shuttle, stick in the center on which the yarn is wound</text:p>
          </table:table-cell>
          <table:table-cell office:value-type="string" calcext:value-type="string">
            <text:p>Hainan-type shuttle: square section rod with small cut-out at center, with a pair of metal discs inset</text:p>
          </table:table-cell>
          <table:table-cell office:value-type="string" calcext:value-type="string">
            <text:p>Beater shuttle (combines yarn insertion and beating), with two handles <text:s text:c="2"/>[beater function must also be listed in sword-beater section]</text:p>
          </table:table-cell>
          <table:table-cell office:value-type="string" calcext:value-type="string">
            <text:p>Warps raised with fingers, no stick used</text:p>
          </table:table-cell>
          <table:table-cell office:value-type="string" calcext:value-type="string">
            <text:p>Pickup stick: pointed stick(s) similar to sword used for opening up pattern sheds</text:p>
          </table:table-cell>
          <table:table-cell office:value-type="string" calcext:value-type="string">
            <text:p>Warp patterning inserted using pickup stick</text:p>
          </table:table-cell>
          <table:table-cell office:value-type="string" calcext:value-type="string">
            <text:p>Supplementary weft inserted using pickup stick</text:p>
          </table:table-cell>
          <table:table-cell office:value-type="string" calcext:value-type="string">
            <text:p>continuous</text:p>
          </table:table-cell>
          <table:table-cell office:value-type="string" calcext:value-type="string">
            <text:p>discontinuous</text:p>
          </table:table-cell>
          <table:table-cell office:value-type="string" calcext:value-type="string">
            <text:p>Extra simple heddles for supplementary weft, or warp patterning or twills (one or more). Not including compound patterning heddles (many rods in one heddle)</text:p>
          </table:table-cell>
          <table:table-cell office:value-type="string" calcext:value-type="string">
            <text:p>plus one (or more) simple heddles</text:p>
          </table:table-cell>
          <table:table-cell office:value-type="string" calcext:value-type="string">
            <text:p>plus two (or more) simple heddles</text:p>
          </table:table-cell>
          <table:table-cell office:value-type="string" calcext:value-type="string">
            <text:p>plus 3 (or more) individual heddles for complex warp or weft patterning</text:p>
          </table:table-cell>
          <table:table-cell office:value-type="string" calcext:value-type="string">
            <text:p>extra heddles are used for twills</text:p>
          </table:table-cell>
          <table:table-cell office:value-type="string" calcext:value-type="string">
            <text:p>extra heddles are used for warp patterning</text:p>
          </table:table-cell>
          <table:table-cell office:value-type="string" calcext:value-type="string">
            <text:p>extra heddles are used for weft patterning</text:p>
          </table:table-cell>
          <table:table-cell office:value-type="string" calcext:value-type="string">
            <text:p>plus 1 heddle for twills</text:p>
          </table:table-cell>
          <table:table-cell office:value-type="string" calcext:value-type="string">
            <text:p>plus 2 heddles for twills</text:p>
          </table:table-cell>
          <table:table-cell office:value-type="string" calcext:value-type="string">
            <text:p>additional heddles are located behind main heddles</text:p>
          </table:table-cell>
          <table:table-cell office:value-type="string" calcext:value-type="string">
            <text:p>used for warp patterning</text:p>
          </table:table-cell>
          <table:table-cell office:value-type="string" calcext:value-type="string">
            <text:p>used for supplementary weft patterning</text:p>
          </table:table-cell>
          <table:table-cell office:value-type="string" calcext:value-type="string">
            <text:p>Sticks that remain in the warp permanently, to assist with lifting subsets of the warp (for warp or for weft patterning)</text:p>
          </table:table-cell>
          <table:table-cell office:value-type="string" calcext:value-type="string">
            <text:p>above types associated with warp patterning</text:p>
          </table:table-cell>
          <table:table-cell office:value-type="string" calcext:value-type="string">
            <text:p>Set of pattern rods inserted by the weaver behind the main heddle, to mark out and save pattern sheds on a temporary basis (usually inserted in sequence and then removed in reverse order)</text:p>
          </table:table-cell>
          <table:table-cell office:value-type="string" calcext:value-type="string">
            <text:p>pattern rods are inserted as weaving progresses, then removed in reverse order to make symmetrical design</text:p>
          </table:table-cell>
          <table:table-cell office:value-type="string" calcext:value-type="string">
            <text:p>batten used with pattern rods to transfer shed opening forwards</text:p>
          </table:table-cell>
          <table:table-cell office:value-type="string" calcext:value-type="string">
            <text:p>temporary pattern rods are used for weft patterning</text:p>
          </table:table-cell>
          <table:table-cell office:value-type="string" calcext:value-type="string">
            <text:p>Pattern warp is separated from main warp in some way</text:p>
          </table:table-cell>
          <table:table-cell office:value-type="string" calcext:value-type="string">
            <text:p>Pattern warp is held below main warp and tensioned with bars/weights system, tied off in separate bunch above weaver's head</text:p>
          </table:table-cell>
          <table:table-cell office:value-type="string" calcext:value-type="string">
            <text:p>Set of individual heddles for pattern sheds: pattern is recorded via the order of the heddles (either loose in warp or suspended in some way)</text:p>
          </table:table-cell>
          <table:table-cell office:value-type="string" calcext:value-type="string">
            <text:p>Loom-integrated pattern recording system: (a heddle system that includes a set of sticks or cords embedded in a set of leashes connected to warps (the simple) <text:s/>that directly define a sequence of pattern sheds and forms an integral part of the loom. Also called drawlooms.</text:p>
          </table:table-cell>
          <table:table-cell office:value-type="string" calcext:value-type="string">
            <text:p>Stick resting on the warp between the pattern sheds, used to help separate the two sets of sheds</text:p>
          </table:table-cell>
          <table:table-cell office:value-type="string" calcext:value-type="string">
            <text:p>Batten, not used for beating-in weft, but for holding shed open and for bringing shed opening forward to weft insertion point</text:p>
          </table:table-cell>
          <table:table-cell office:value-type="string" calcext:value-type="string">
            <text:p>Helper-rod(s) inserted into pattern shed to widen it before weft insertion</text:p>
          </table:table-cell>
          <table:table-cell office:value-type="string" calcext:value-type="string">
            <text:p>Flat heddle system that extends above and below the warp: strings or sticks are transferred from above to below or vice versa</text:p>
          </table:table-cell>
          <table:table-cell office:value-type="string" calcext:value-type="string">
            <text:p>Pattern is saved on sticks</text:p>
          </table:table-cell>
          <table:table-cell office:value-type="string" calcext:value-type="string">
            <text:p>Pattern is saved on strings</text:p>
          </table:table-cell>
          <table:table-cell office:value-type="string" calcext:value-type="string">
            <text:p>Heddle strings are tied to one or more rods at the top</text:p>
          </table:table-cell>
          <table:table-cell office:value-type="string" calcext:value-type="string">
            <text:p>Pattern system is held in fixed position by being attached to the loom frame</text:p>
          </table:table-cell>
          <table:table-cell office:value-type="string" calcext:value-type="string">
            <text:p>Pattern sticks or strings are linked to a cord alongside, either by being tied to it in bunches or secured to rings (helps keep the strings in sequence)</text:p>
          </table:table-cell>
          <table:table-cell office:value-type="string" calcext:value-type="string">
            <text:p>Cord alongside is attached to a hook on the bar that supports the pattern heddle</text:p>
          </table:table-cell>
          <table:table-cell office:value-type="string" calcext:value-type="string">
            <text:p>Pattern sticks are enveloped by two cords which keep the group of sticks together (may or may not support them)</text:p>
          </table:table-cell>
          <table:table-cell office:value-type="string" calcext:value-type="string">
            <text:p>Pattern sticks or strings are held in place by being tied to a vertical wooden frame</text:p>
          </table:table-cell>
          <table:table-cell office:value-type="string" calcext:value-type="string">
            <text:p>Pattern sticks are all above the warp <text:s/>(not paggia systems as these do not connect directly with the warp)</text:p>
          </table:table-cell>
          <table:table-cell office:value-type="string" calcext:value-type="string">
            <text:p>Pattern sticks in a circular arrangement <text:s/>(may or may not have central divider, marking the point where the pattern stick usage reverses)</text:p>
          </table:table-cell>
          <table:table-cell office:value-type="string" calcext:value-type="string">
            <text:p>Circular heddle moves in one direction only while making patterns (left blank used in reversing fashion)</text:p>
          </table:table-cell>
          <table:table-cell office:value-type="string" calcext:value-type="string">
            <text:p>Both front and back sheds are used for inserting patterning wefts</text:p>
          </table:table-cell>
          <table:table-cell office:value-type="string" calcext:value-type="string">
            <text:p>Pattern heddle is divided into two parts</text:p>
          </table:table-cell>
          <table:table-cell office:value-type="string" calcext:value-type="string">
            <text:p>Two parts of pattern system consist of separate sets of leashes (but may overlap at warp, with warp passing through an "eye" formed by the overlap) (V, VB systems)</text:p>
          </table:table-cell>
          <table:table-cell office:value-type="string" calcext:value-type="string">
            <text:p>Treadle for raising pattern heddle linked to V-shaped rocker bar at the back of the loom</text:p>
          </table:table-cell>
          <table:table-cell office:value-type="string" calcext:value-type="string">
            <text:p><text:s text:c="2"/>(subset PS16) treadle bar</text:p>
          </table:table-cell>
          <table:table-cell office:value-type="string" calcext:value-type="string">
            <text:p><text:s/>(subset PS16) foot loop</text:p>
          </table:table-cell>
          <table:table-cell office:value-type="string" calcext:value-type="string">
            <text:p><text:s/>(subsetPS16) with counterweight</text:p>
          </table:table-cell>
          <table:table-cell office:value-type="string" calcext:value-type="string">
            <text:p>Spacer rod hung in center of pattern sticks (does not support the heddle and sticks)</text:p>
          </table:table-cell>
          <table:table-cell office:value-type="string" calcext:value-type="string">
            <text:p>Pattern heddle is supported by a drum or tube (but not attached to it)</text:p>
          </table:table-cell>
          <table:table-cell office:value-type="string" calcext:value-type="string">
            <text:p>Drum or tube rests on a rod that passes through the center of the drum (in weft direction), which is in turn supported by cords</text:p>
          </table:table-cell>
          <table:table-cell office:value-type="string" calcext:value-type="string">
            <text:p>Drum or tube supported by cords that penetrate the drum</text:p>
          </table:table-cell>
          <table:table-cell office:value-type="string" calcext:value-type="string">
            <text:p>Drum in the center is large and made of (eg) basketwork: pattern sticks are held tightly against this drum</text:p>
          </table:table-cell>
          <table:table-cell office:value-type="string" calcext:value-type="string">
            <text:p>Pattern system is located behind ground weave heddles (ie further from weaver, if blank, pattern system is located in front).</text:p>
          </table:table-cell>
          <table:table-cell office:value-type="string" calcext:value-type="string">
            <text:p>Weaver does not use pattern lifts directly, but uses them to insert a set of pattern sticks in the warp, which are then used for pattern lifts, removing each stick as each pattern weft is inserted</text:p>
          </table:table-cell>
          <table:table-cell table:number-columns-repeated="774"/>
        </table:table-row>
        <table:table-row table:style-name="ro3">
          <table:table-cell table:number-columns-repeated="6"/>
          <table:table-cell table:style-name="ce5"/>
          <table:table-cell table:number-columns-repeated="2"/>
          <table:table-cell table:style-name="ce6" table:number-columns-repeated="8"/>
          <table:table-cell/>
          <table:table-cell table:style-name="ce6" table:number-columns-repeated="10"/>
          <table:table-cell table:number-columns-repeated="2"/>
          <table:table-cell table:style-name="ce6"/>
          <table:table-cell table:number-columns-repeated="4"/>
          <table:table-cell table:style-name="ce4"/>
          <table:table-cell table:style-name="ce6" table:number-columns-repeated="2"/>
          <table:table-cell table:style-name="ce4"/>
          <table:table-cell table:number-columns-repeated="4"/>
          <table:table-cell table:style-name="ce6"/>
          <table:table-cell office:value-type="float" office:value="76" calcext:value-type="float">
            <text:p>76</text:p>
          </table:table-cell>
          <table:table-cell table:number-columns-repeated="979"/>
        </table:table-row>
        <table:table-row table:style-name="ro6">
          <table:table-cell table:style-name="ce3" office:value-type="string" calcext:value-type="string">
            <text:p>Character type example</text:p>
          </table:table-cell>
          <table:table-cell table:style-name="ce4"/>
          <table:table-cell table:style-name="ce7" table:number-columns-repeated="2"/>
          <table:table-cell table:style-name="ce4" table:number-columns-repeated="27"/>
          <table:table-cell table:number-columns-repeated="4"/>
          <table:table-cell table:style-name="ce4" table:number-columns-repeated="4"/>
          <table:table-cell/>
          <table:table-cell office:value-type="string" calcext:value-type="string">
            <text:p>Himachal Pit loom, some Tai looms and Indian looms</text:p>
          </table:table-cell>
          <table:table-cell table:number-columns-repeated="2"/>
          <table:table-cell table:style-name="ce4" office:value-type="string" calcext:value-type="string">
            <text:p>Hainan Meifu Li</text:p>
          </table:table-cell>
          <table:table-cell/>
          <table:table-cell office:value-type="string" calcext:value-type="string">
            <text:p>Tay Ban Rang</text:p>
          </table:table-cell>
          <table:table-cell table:number-columns-repeated="4"/>
          <table:table-cell office:value-type="string" calcext:value-type="string">
            <text:p>Miao Xijiang (eg photo Xijang-015)</text:p>
          </table:table-cell>
          <table:table-cell office:value-type="string" calcext:value-type="string">
            <text:p>Baiku Yao loom at Yaoshan, Dai Huayao loom</text:p>
          </table:table-cell>
          <table:table-cell office:value-type="string" calcext:value-type="string">
            <text:p>Tay Ban Rang</text:p>
          </table:table-cell>
          <table:table-cell office:value-type="string" calcext:value-type="string">
            <text:p>Miao Antai</text:p>
          </table:table-cell>
          <table:table-cell office:value-type="string" calcext:value-type="string">
            <text:p>Miao Geyi</text:p>
          </table:table-cell>
          <table:table-cell office:value-type="string" calcext:value-type="string">
            <text:p>Dai Jinghong</text:p>
          </table:table-cell>
          <table:table-cell table:number-columns-repeated="2" office:value-type="string" calcext:value-type="string">
            <text:p>Hong Yao Longji loom</text:p>
          </table:table-cell>
          <table:table-cell office:value-type="string" calcext:value-type="string">
            <text:p>Tujia Longshan</text:p>
          </table:table-cell>
          <table:table-cell/>
          <table:table-cell office:value-type="string" calcext:value-type="string">
            <text:p>Zhuang Napo loom</text:p>
          </table:table-cell>
          <table:table-cell/>
          <table:table-cell office:value-type="string" calcext:value-type="string">
            <text:p>Zhuang Jingxi loom</text:p>
          </table:table-cell>
          <table:table-cell office:value-type="string" calcext:value-type="string">
            <text:p>Zhuang Jingxi, Buyi Xingyi looms</text:p>
          </table:table-cell>
          <table:table-cell office:value-type="string" calcext:value-type="string">
            <text:p>Dai Jinghong Mengyangzhen</text:p>
          </table:table-cell>
          <table:table-cell table:number-columns-repeated="6"/>
          <table:table-cell office:value-type="string" calcext:value-type="string">
            <text:p>Tai Isan loom</text:p>
          </table:table-cell>
          <table:table-cell office:value-type="string" calcext:value-type="string">
            <text:p>Minang TI loom</text:p>
          </table:table-cell>
          <table:table-cell office:value-type="string" calcext:value-type="string">
            <text:p>Tai Trang Quan Son</text:p>
          </table:table-cell>
          <table:table-cell office:value-type="string" calcext:value-type="string">
            <text:p>Cambodian frame loom</text:p>
          </table:table-cell>
          <table:table-cell office:value-type="string" calcext:value-type="string">
            <text:p>Tay Ban Rang</text:p>
          </table:table-cell>
          <table:table-cell table:number-columns-repeated="4"/>
          <table:table-cell office:value-type="string" calcext:value-type="string">
            <text:p>Hong Yao Longji loom</text:p>
          </table:table-cell>
          <table:table-cell office:value-type="string" calcext:value-type="string">
            <text:p>SW China frame looms, eg Xijiang Miao loom</text:p>
          </table:table-cell>
          <table:table-cell/>
          <table:table-cell office:value-type="string" calcext:value-type="string">
            <text:p>Tai Mai Chau</text:p>
          </table:table-cell>
          <table:table-cell office:value-type="string" calcext:value-type="string">
            <text:p>Miao Xijiang (eg photo Xijang-015)</text:p>
          </table:table-cell>
          <table:table-cell office:value-type="string" calcext:value-type="string">
            <text:p>some Tai, Miao and Chinese full-frame looms</text:p>
          </table:table-cell>
          <table:table-cell office:value-type="string" calcext:value-type="string">
            <text:p>Some Tai looms</text:p>
          </table:table-cell>
          <table:table-cell office:value-type="string" calcext:value-type="string">
            <text:p>SomeTai looms</text:p>
          </table:table-cell>
          <table:table-cell table:number-columns-repeated="2" office:value-type="string" calcext:value-type="string">
            <text:p>Tai Mai Chau</text:p>
          </table:table-cell>
          <table:table-cell office:value-type="string" calcext:value-type="string">
            <text:p>Baiku Yao frame loom</text:p>
          </table:table-cell>
          <table:table-cell table:number-columns-repeated="4"/>
          <table:table-cell office:value-type="string" calcext:value-type="string">
            <text:p>Liangzhu loom</text:p>
          </table:table-cell>
          <table:table-cell office:value-type="string" calcext:value-type="string">
            <text:p>Apatani</text:p>
          </table:table-cell>
          <table:table-cell office:value-type="string" calcext:value-type="string">
            <text:p>Hainan Meifu Li</text:p>
          </table:table-cell>
          <table:table-cell office:value-type="string" calcext:value-type="string">
            <text:p>Lombok</text:p>
          </table:table-cell>
          <table:table-cell office:value-type="string" calcext:value-type="string">
            <text:p>Hainan Meifu Li</text:p>
          </table:table-cell>
          <table:table-cell/>
          <table:table-cell office:value-type="string" calcext:value-type="string">
            <text:p>Lamalera</text:p>
          </table:table-cell>
          <table:table-cell office:value-type="string" calcext:value-type="string">
            <text:p>Miao Antai</text:p>
          </table:table-cell>
          <table:table-cell table:number-columns-repeated="2"/>
          <table:table-cell office:value-type="string" calcext:value-type="string">
            <text:p>Vietnam Cham narrow band loom</text:p>
          </table:table-cell>
          <table:table-cell table:number-columns-repeated="2"/>
          <table:table-cell office:value-type="string" calcext:value-type="string">
            <text:p>Miao Xijiang (eg photo Xijang-015)</text:p>
          </table:table-cell>
          <table:table-cell table:number-columns-repeated="4"/>
          <table:table-cell office:value-type="string" calcext:value-type="string">
            <text:p>eg most Asian backstrap looms</text:p>
          </table:table-cell>
          <table:table-cell office:value-type="string" calcext:value-type="string">
            <text:p>some Nepalese looms eg Dunsmore 1993 pp94-100 Kiranti</text:p>
          </table:table-cell>
          <table:table-cell office:value-type="string" calcext:value-type="string">
            <text:p>Most simple frame looms with two linked clasped heddles</text:p>
          </table:table-cell>
          <table:table-cell office:value-type="string" calcext:value-type="string">
            <text:p>Many looms worldwide</text:p>
          </table:table-cell>
          <table:table-cell table:number-columns-repeated="2"/>
          <table:table-cell office:value-type="string" calcext:value-type="string">
            <text:p>Hainan Meifu Li</text:p>
          </table:table-cell>
          <table:table-cell office:value-type="string" calcext:value-type="string">
            <text:p>Batak</text:p>
          </table:table-cell>
          <table:table-cell/>
          <table:table-cell office:value-type="string" calcext:value-type="string">
            <text:p>Yunnan Yuxi Huayao Dai</text:p>
          </table:table-cell>
          <table:table-cell office:value-type="string" calcext:value-type="string">
            <text:p>Hainan backstrap loom</text:p>
          </table:table-cell>
          <table:table-cell office:value-type="string" calcext:value-type="string">
            <text:p>Hainan Meifu Li</text:p>
          </table:table-cell>
          <table:table-cell table:number-columns-repeated="3"/>
          <table:table-cell office:value-type="string" calcext:value-type="string">
            <text:p>Japan Maebashi loom</text:p>
          </table:table-cell>
          <table:table-cell/>
          <table:table-cell office:value-type="string" calcext:value-type="string">
            <text:p>Miao Weijing (photo Shimen103)</text:p>
          </table:table-cell>
          <table:table-cell office:value-type="string" calcext:value-type="string">
            <text:p>Tai Phake</text:p>
          </table:table-cell>
          <table:table-cell table:number-columns-repeated="5"/>
          <table:table-cell office:value-type="string" calcext:value-type="string">
            <text:p>Miao Leshan</text:p>
          </table:table-cell>
          <table:table-cell office:value-type="string" calcext:value-type="string">
            <text:p>Muong 1H FL loom</text:p>
          </table:table-cell>
          <table:table-cell/>
          <table:table-cell office:value-type="string" calcext:value-type="string">
            <text:p>Tibetan trestle loom Dunsmore 1993 p159</text:p>
          </table:table-cell>
          <table:table-cell office:value-type="string" calcext:value-type="string">
            <text:p>Miao Xijiang (eg photo Xijang-015)</text:p>
          </table:table-cell>
          <table:table-cell office:value-type="string" calcext:value-type="string">
            <text:p>Guizhou BaiKu Yao</text:p>
          </table:table-cell>
          <table:table-cell table:number-columns-repeated="3"/>
          <table:table-cell office:value-type="string" calcext:value-type="string">
            <text:p>Tai Mai Chau</text:p>
          </table:table-cell>
          <table:table-cell office:value-type="string" calcext:value-type="string">
            <text:p>Kanchipuram Loom VA 2008 Fig 6.22 p142</text:p>
          </table:table-cell>
          <table:table-cell office:value-type="string" calcext:value-type="string">
            <text:p>Sumatra Pandai Sikek loom</text:p>
          </table:table-cell>
          <table:table-cell table:number-columns-repeated="2" office:value-type="string" calcext:value-type="string">
            <text:p>Tujia Longshan</text:p>
          </table:table-cell>
          <table:table-cell office:value-type="string" calcext:value-type="string">
            <text:p>Dai Mengyangzhen loom</text:p>
          </table:table-cell>
          <table:table-cell office:value-type="string" calcext:value-type="string">
            <text:p>Guarani VL</text:p>
          </table:table-cell>
          <table:table-cell/>
          <table:table-cell office:value-type="string" calcext:value-type="string">
            <text:p>Miao Bakai</text:p>
          </table:table-cell>
          <table:table-cell office:value-type="string" calcext:value-type="string">
            <text:p>Ainu frame loom</text:p>
          </table:table-cell>
          <table:table-cell office:value-type="string" calcext:value-type="string">
            <text:p>Dong Tongdao</text:p>
          </table:table-cell>
          <table:table-cell office:value-type="string" calcext:value-type="string">
            <text:p>Maonan Hechi</text:p>
          </table:table-cell>
          <table:table-cell office:value-type="string" calcext:value-type="string">
            <text:p>Tujia Longshan</text:p>
          </table:table-cell>
          <table:table-cell office:value-type="string" calcext:value-type="string">
            <text:p>Miao Zhaoxing</text:p>
          </table:table-cell>
          <table:table-cell/>
          <table:table-cell office:value-type="string" calcext:value-type="string">
            <text:p>Lembata</text:p>
          </table:table-cell>
          <table:table-cell/>
          <table:table-cell office:value-type="string" calcext:value-type="string">
            <text:p>Dong Tongdao</text:p>
          </table:table-cell>
          <table:table-cell office:value-type="string" calcext:value-type="string">
            <text:p>Tai Phake</text:p>
          </table:table-cell>
          <table:table-cell table:number-columns-repeated="6"/>
          <table:table-cell office:value-type="string" calcext:value-type="string">
            <text:p>Pantar</text:p>
          </table:table-cell>
          <table:table-cell table:number-columns-repeated="2"/>
          <table:table-cell office:value-type="string" calcext:value-type="string">
            <text:p>Hainan Meifu Li</text:p>
          </table:table-cell>
          <table:table-cell office:value-type="string" calcext:value-type="string">
            <text:p>Lombok</text:p>
          </table:table-cell>
          <table:table-cell table:number-columns-repeated="3"/>
          <table:table-cell office:value-type="string" calcext:value-type="string">
            <text:p>Kiranti Dunsmore 1993 p96 Figure</text:p>
          </table:table-cell>
          <table:table-cell/>
          <table:table-cell office:value-type="string" calcext:value-type="string">
            <text:p>Kutch pit loom </text:p>
          </table:table-cell>
          <table:table-cell office:value-type="string" calcext:value-type="string">
            <text:p>Zhuang Napo</text:p>
          </table:table-cell>
          <table:table-cell office:value-type="string" calcext:value-type="string">
            <text:p>Hainan Meifu Li</text:p>
          </table:table-cell>
          <table:table-cell/>
          <table:table-cell office:value-type="string" calcext:value-type="string">
            <text:p>Miao Antai</text:p>
          </table:table-cell>
          <table:table-cell table:number-columns-repeated="2"/>
          <table:table-cell office:value-type="string" calcext:value-type="string">
            <text:p>Nepal Chitre</text:p>
          </table:table-cell>
          <table:table-cell table:number-columns-repeated="2"/>
          <table:table-cell office:value-type="string" calcext:value-type="string">
            <text:p>Hainan Meifu Li</text:p>
          </table:table-cell>
          <table:table-cell office:value-type="string" calcext:value-type="string">
            <text:p>Miao Antai, Hmong N Thailand</text:p>
          </table:table-cell>
          <table:table-cell/>
          <table:table-cell office:value-type="string" calcext:value-type="string">
            <text:p>Hainan ShuiMianQiao</text:p>
          </table:table-cell>
          <table:table-cell table:number-columns-repeated="11"/>
          <table:table-cell office:value-type="string" calcext:value-type="string">
            <text:p>Cambodian frame looms</text:p>
          </table:table-cell>
          <table:table-cell table:number-columns-repeated="6"/>
          <table:table-cell office:value-type="string" calcext:value-type="string">
            <text:p>Tai Lu Nà Tăm</text:p>
          </table:table-cell>
          <table:table-cell table:number-columns-repeated="2"/>
          <table:table-cell office:value-type="string" calcext:value-type="string">
            <text:p>Batak</text:p>
          </table:table-cell>
          <table:table-cell/>
          <table:table-cell office:value-type="string" calcext:value-type="string">
            <text:p>Tai Ky Son photo VN2017-306</text:p>
          </table:table-cell>
          <table:table-cell table:number-columns-repeated="4"/>
          <table:table-cell office:value-type="string" calcext:value-type="string">
            <text:p>Maonan Hechi/ Subang</text:p>
          </table:table-cell>
          <table:table-cell office:value-type="string" calcext:value-type="string">
            <text:p>Lao Tai</text:p>
          </table:table-cell>
          <table:table-cell table:number-columns-repeated="3"/>
          <table:table-cell office:value-type="string" calcext:value-type="string">
            <text:p>Tai Xam Nuea</text:p>
          </table:table-cell>
          <table:table-cell office:value-type="string" calcext:value-type="string">
            <text:p>Dai loom, Chinese drawloom</text:p>
          </table:table-cell>
          <table:table-cell/>
          <table:table-cell office:value-type="string" calcext:value-type="string">
            <text:p>Dong Tongdao</text:p>
          </table:table-cell>
          <table:table-cell office:value-type="string" calcext:value-type="string">
            <text:p>Lao Tai</text:p>
          </table:table-cell>
          <table:table-cell office:value-type="string" calcext:value-type="string">
            <text:p>Buyi Libo and Maonan Hechi</text:p>
          </table:table-cell>
          <table:table-cell office:value-type="string" calcext:value-type="string">
            <text:p>Dong Tongdao</text:p>
          </table:table-cell>
          <table:table-cell office:value-type="string" calcext:value-type="string">
            <text:p>Maonan</text:p>
          </table:table-cell>
          <table:table-cell office:value-type="string" calcext:value-type="string">
            <text:p>Maonan Hechi/ Subang</text:p>
          </table:table-cell>
          <table:table-cell/>
          <table:table-cell office:value-type="string" calcext:value-type="string">
            <text:p>Tai Quan Son</text:p>
          </table:table-cell>
          <table:table-cell table:number-columns-repeated="2"/>
          <table:table-cell office:value-type="string" calcext:value-type="string">
            <text:p>Dong Tongdao</text:p>
          </table:table-cell>
          <table:table-cell office:value-type="string" calcext:value-type="string">
            <text:p>Maonan Hechi</text:p>
          </table:table-cell>
          <table:table-cell office:value-type="string" calcext:value-type="string">
            <text:p>Maonan, Tay Lung Noi</text:p>
          </table:table-cell>
          <table:table-cell/>
          <table:table-cell office:value-type="string" calcext:value-type="string">
            <text:p>Zhuang Longzhou</text:p>
          </table:table-cell>
          <table:table-cell office:value-type="string" calcext:value-type="string">
            <text:p>Tay Ban Rang</text:p>
          </table:table-cell>
          <table:table-cell office:value-type="string" calcext:value-type="string">
            <text:p>Maonan</text:p>
          </table:table-cell>
          <table:table-cell office:value-type="string" calcext:value-type="string">
            <text:p>Lao Tai, Chinese drawloom</text:p>
          </table:table-cell>
          <table:table-cell office:value-type="string" calcext:value-type="string">
            <text:p>Tai Mai Chau</text:p>
          </table:table-cell>
          <table:table-cell table:style-name="ce4" table:number-columns-repeated="774"/>
        </table:table-row>
        <table:table-row table:style-name="ro3">
          <table:table-cell table:style-name="ce3" office:value-type="string" calcext:value-type="string">
            <text:p>Character short code</text:p>
          </table:table-cell>
          <table:table-cell table:number-columns-repeated="3"/>
          <table:table-cell table:style-name="ce9"/>
          <table:table-cell table:style-name="ce5"/>
          <table:table-cell/>
          <table:table-cell table:style-name="ce5" table:number-columns-repeated="2"/>
          <table:table-cell table:style-name="ce7" table:number-columns-repeated="19"/>
          <table:table-cell table:style-name="ce5" table:number-columns-repeated="2"/>
          <table:table-cell table:style-name="ce4"/>
          <table:table-cell table:style-name="ce14" office:value-type="string" calcext:value-type="string">
            <text:p>LATITUDE</text:p>
          </table:table-cell>
          <table:table-cell table:style-name="ce14" office:value-type="string" calcext:value-type="string">
            <text:p>LONGITUDE</text:p>
          </table:table-cell>
          <table:table-cell table:style-name="ce7" office:value-type="string" calcext:value-type="string">
            <text:p>TDTH</text:p>
          </table:table-cell>
          <table:table-cell table:style-name="ce7" office:value-type="string" calcext:value-type="string">
            <text:p>W01</text:p>
          </table:table-cell>
          <table:table-cell table:style-name="ce7" office:value-type="string" calcext:value-type="string">
            <text:p>W02</text:p>
          </table:table-cell>
          <table:table-cell table:style-name="ce7" office:value-type="string" calcext:value-type="string">
            <text:p>W04</text:p>
          </table:table-cell>
          <table:table-cell table:style-name="ce7" office:value-type="string" calcext:value-type="string">
            <text:p>W10</text:p>
          </table:table-cell>
          <table:table-cell table:style-name="ce7" office:value-type="string" calcext:value-type="string">
            <text:p>CBP</text:p>
          </table:table-cell>
          <table:table-cell table:style-name="ce7" office:value-type="string" calcext:value-type="string">
            <text:p>CB01</text:p>
          </table:table-cell>
          <table:table-cell table:style-name="ce7" office:value-type="string" calcext:value-type="string">
            <text:p>W13</text:p>
          </table:table-cell>
          <table:table-cell table:style-name="ce7" office:value-type="string" calcext:value-type="string">
            <text:p>WBP</text:p>
          </table:table-cell>
          <table:table-cell table:style-name="ce7" office:value-type="string" calcext:value-type="string">
            <text:p>W15</text:p>
          </table:table-cell>
          <table:table-cell table:style-name="ce7" office:value-type="string" calcext:value-type="string">
            <text:p>W16</text:p>
          </table:table-cell>
          <table:table-cell table:style-name="ce7" office:value-type="string" calcext:value-type="string">
            <text:p>F01</text:p>
          </table:table-cell>
          <table:table-cell table:style-name="ce7" office:value-type="string" calcext:value-type="string">
            <text:p>F01A</text:p>
          </table:table-cell>
          <table:table-cell table:style-name="ce7" office:value-type="string" calcext:value-type="string">
            <text:p>F02</text:p>
          </table:table-cell>
          <table:table-cell table:style-name="ce7" office:value-type="string" calcext:value-type="string">
            <text:p>F03</text:p>
          </table:table-cell>
          <table:table-cell table:style-name="ce7" office:value-type="string" calcext:value-type="string">
            <text:p>F04</text:p>
          </table:table-cell>
          <table:table-cell table:style-name="ce7" office:value-type="string" calcext:value-type="string">
            <text:p>F05</text:p>
          </table:table-cell>
          <table:table-cell table:style-name="ce7" office:value-type="string" calcext:value-type="string">
            <text:p>F07</text:p>
          </table:table-cell>
          <table:table-cell table:style-name="ce7" office:value-type="string" calcext:value-type="string">
            <text:p>F08</text:p>
          </table:table-cell>
          <table:table-cell table:style-name="ce7" office:value-type="string" calcext:value-type="string">
            <text:p>F09</text:p>
          </table:table-cell>
          <table:table-cell table:style-name="ce7" office:value-type="string" calcext:value-type="string">
            <text:p>F11</text:p>
          </table:table-cell>
          <table:table-cell table:style-name="ce7" office:value-type="string" calcext:value-type="string">
            <text:p>F12</text:p>
          </table:table-cell>
          <table:table-cell table:style-name="ce7" office:value-type="string" calcext:value-type="string">
            <text:p>F13</text:p>
          </table:table-cell>
          <table:table-cell table:style-name="ce7" office:value-type="string" calcext:value-type="string">
            <text:p>F14</text:p>
          </table:table-cell>
          <table:table-cell table:style-name="ce7" office:value-type="string" calcext:value-type="string">
            <text:p>F15</text:p>
          </table:table-cell>
          <table:table-cell table:style-name="ce7" office:value-type="string" calcext:value-type="string">
            <text:p>F15B</text:p>
          </table:table-cell>
          <table:table-cell table:style-name="ce7" office:value-type="string" calcext:value-type="string">
            <text:p>F17</text:p>
          </table:table-cell>
          <table:table-cell table:style-name="ce7" office:value-type="string" calcext:value-type="string">
            <text:p>F18</text:p>
          </table:table-cell>
          <table:table-cell table:style-name="ce7" office:value-type="string" calcext:value-type="string">
            <text:p>F18A</text:p>
          </table:table-cell>
          <table:table-cell table:style-name="ce7" office:value-type="string" calcext:value-type="string">
            <text:p>F19</text:p>
          </table:table-cell>
          <table:table-cell table:style-name="ce7" office:value-type="string" calcext:value-type="string">
            <text:p>F20</text:p>
          </table:table-cell>
          <table:table-cell table:style-name="ce7" office:value-type="string" calcext:value-type="string">
            <text:p>F21</text:p>
          </table:table-cell>
          <table:table-cell table:style-name="ce7" office:value-type="string" calcext:value-type="string">
            <text:p>F22</text:p>
          </table:table-cell>
          <table:table-cell table:style-name="ce7" office:value-type="string" calcext:value-type="string">
            <text:p>F22A</text:p>
          </table:table-cell>
          <table:table-cell table:style-name="ce7" office:value-type="string" calcext:value-type="string">
            <text:p>F23</text:p>
          </table:table-cell>
          <table:table-cell table:style-name="ce7" office:value-type="string" calcext:value-type="string">
            <text:p>F24</text:p>
          </table:table-cell>
          <table:table-cell table:style-name="ce7" office:value-type="string" calcext:value-type="string">
            <text:p>F25</text:p>
          </table:table-cell>
          <table:table-cell table:style-name="ce7" office:value-type="string" calcext:value-type="string">
            <text:p>F26</text:p>
          </table:table-cell>
          <table:table-cell table:style-name="ce7" office:value-type="string" calcext:value-type="string">
            <text:p>F27</text:p>
          </table:table-cell>
          <table:table-cell table:style-name="ce7" office:value-type="string" calcext:value-type="string">
            <text:p>F30</text:p>
          </table:table-cell>
          <table:table-cell table:style-name="ce7" office:value-type="string" calcext:value-type="string">
            <text:p>F30A</text:p>
          </table:table-cell>
          <table:table-cell table:style-name="ce7" office:value-type="string" calcext:value-type="string">
            <text:p>F31</text:p>
          </table:table-cell>
          <table:table-cell table:style-name="ce7" office:value-type="string" calcext:value-type="string">
            <text:p>F34</text:p>
          </table:table-cell>
          <table:table-cell table:style-name="ce7" office:value-type="string" calcext:value-type="string">
            <text:p>F34A</text:p>
          </table:table-cell>
          <table:table-cell table:style-name="ce7" office:value-type="string" calcext:value-type="string">
            <text:p>F40</text:p>
          </table:table-cell>
          <table:table-cell table:style-name="ce7" office:value-type="string" calcext:value-type="string">
            <text:p>F41</text:p>
          </table:table-cell>
          <table:table-cell table:style-name="ce7" office:value-type="string" calcext:value-type="string">
            <text:p>F42</text:p>
          </table:table-cell>
          <table:table-cell table:style-name="ce7" office:value-type="string" calcext:value-type="string">
            <text:p>F52</text:p>
          </table:table-cell>
          <table:table-cell table:style-name="ce7" office:value-type="string" calcext:value-type="string">
            <text:p>F55</text:p>
          </table:table-cell>
          <table:table-cell table:style-name="ce7" office:value-type="string" calcext:value-type="string">
            <text:p>F55A</text:p>
          </table:table-cell>
          <table:table-cell table:style-name="ce7" office:value-type="string" calcext:value-type="string">
            <text:p>F56</text:p>
          </table:table-cell>
          <table:table-cell table:style-name="ce7" office:value-type="string" calcext:value-type="string">
            <text:p>F60</text:p>
          </table:table-cell>
          <table:table-cell table:style-name="ce7" office:value-type="string" calcext:value-type="string">
            <text:p>F64</text:p>
          </table:table-cell>
          <table:table-cell table:style-name="ce7" office:value-type="string" calcext:value-type="string">
            <text:p>F64B</text:p>
          </table:table-cell>
          <table:table-cell table:style-name="ce7" office:value-type="string" calcext:value-type="string">
            <text:p>F64C</text:p>
          </table:table-cell>
          <table:table-cell table:style-name="ce7" office:value-type="string" calcext:value-type="string">
            <text:p>F64D</text:p>
          </table:table-cell>
          <table:table-cell table:style-name="ce7" office:value-type="string" calcext:value-type="string">
            <text:p>F64DA</text:p>
          </table:table-cell>
          <table:table-cell table:style-name="ce7" office:value-type="string" calcext:value-type="string">
            <text:p>F64DB</text:p>
          </table:table-cell>
          <table:table-cell table:style-name="ce7" office:value-type="string" calcext:value-type="string">
            <text:p>CB02</text:p>
          </table:table-cell>
          <table:table-cell table:style-name="ce7" office:value-type="string" calcext:value-type="string">
            <text:p>CB03</text:p>
          </table:table-cell>
          <table:table-cell table:style-name="ce7" office:value-type="string" calcext:value-type="string">
            <text:p>CB04</text:p>
          </table:table-cell>
          <table:table-cell table:style-name="ce7" office:value-type="string" calcext:value-type="string">
            <text:p>CB08</text:p>
          </table:table-cell>
          <table:table-cell table:style-name="ce7" office:value-type="string" calcext:value-type="string">
            <text:p>CB08C</text:p>
          </table:table-cell>
          <table:table-cell table:style-name="ce7" office:value-type="string" calcext:value-type="string">
            <text:p>CB08D</text:p>
          </table:table-cell>
          <table:table-cell table:style-name="ce7" office:value-type="string" calcext:value-type="string">
            <text:p>CB09</text:p>
          </table:table-cell>
          <table:table-cell table:style-name="ce7" office:value-type="string" calcext:value-type="string">
            <text:p>CB10</text:p>
          </table:table-cell>
          <table:table-cell table:style-name="ce7" office:value-type="string" calcext:value-type="string">
            <text:p>CB11</text:p>
          </table:table-cell>
          <table:table-cell table:style-name="ce7" office:value-type="string" calcext:value-type="string">
            <text:p>CB11B</text:p>
          </table:table-cell>
          <table:table-cell table:style-name="ce7" office:value-type="string" calcext:value-type="string">
            <text:p>CB12A</text:p>
          </table:table-cell>
          <table:table-cell table:style-name="ce7" office:value-type="string" calcext:value-type="string">
            <text:p>CB13</text:p>
          </table:table-cell>
          <table:table-cell table:style-name="ce7" office:value-type="string" calcext:value-type="string">
            <text:p>CB14</text:p>
          </table:table-cell>
          <table:table-cell table:style-name="ce7" office:value-type="string" calcext:value-type="string">
            <text:p>CB15</text:p>
          </table:table-cell>
          <table:table-cell table:style-name="ce7" office:value-type="string" calcext:value-type="string">
            <text:p>CB06</text:p>
          </table:table-cell>
          <table:table-cell table:style-name="ce7" office:value-type="string" calcext:value-type="string">
            <text:p>CB20</text:p>
          </table:table-cell>
          <table:table-cell table:style-name="ce7" office:value-type="string" calcext:value-type="string">
            <text:p>SR01</text:p>
          </table:table-cell>
          <table:table-cell table:style-name="ce7" office:value-type="string" calcext:value-type="string">
            <text:p>SR05</text:p>
          </table:table-cell>
          <table:table-cell table:style-name="ce7" office:value-type="string" calcext:value-type="string">
            <text:p>HG01</text:p>
          </table:table-cell>
          <table:table-cell table:style-name="ce7" office:value-type="string" calcext:value-type="string">
            <text:p>HG02</text:p>
          </table:table-cell>
          <table:table-cell table:style-name="ce7" office:value-type="string" calcext:value-type="string">
            <text:p>HG03</text:p>
          </table:table-cell>
          <table:table-cell table:style-name="ce7" office:value-type="string" calcext:value-type="string">
            <text:p>HG04</text:p>
          </table:table-cell>
          <table:table-cell table:style-name="ce7" office:value-type="string" calcext:value-type="string">
            <text:p>HG05</text:p>
          </table:table-cell>
          <table:table-cell table:style-name="ce7" office:value-type="string" calcext:value-type="string">
            <text:p>HG07</text:p>
          </table:table-cell>
          <table:table-cell table:style-name="ce7" office:value-type="string" calcext:value-type="string">
            <text:p>HG09</text:p>
          </table:table-cell>
          <table:table-cell table:style-name="ce7" office:value-type="string" calcext:value-type="string">
            <text:p>HG11</text:p>
          </table:table-cell>
          <table:table-cell table:style-name="ce7" office:value-type="string" calcext:value-type="string">
            <text:p>HG12</text:p>
          </table:table-cell>
          <table:table-cell table:style-name="ce7" office:value-type="string" calcext:value-type="string">
            <text:p>HC03</text:p>
          </table:table-cell>
          <table:table-cell table:style-name="ce7" office:value-type="string" calcext:value-type="string">
            <text:p>HC03A</text:p>
          </table:table-cell>
          <table:table-cell table:style-name="ce7" office:value-type="string" calcext:value-type="string">
            <text:p>HC03C</text:p>
          </table:table-cell>
          <table:table-cell table:style-name="ce7" office:value-type="string" calcext:value-type="string">
            <text:p>HC05</text:p>
          </table:table-cell>
          <table:table-cell table:style-name="ce7" office:value-type="string" calcext:value-type="string">
            <text:p>HC06</text:p>
          </table:table-cell>
          <table:table-cell table:style-name="ce7" office:value-type="string" calcext:value-type="string">
            <text:p>HC09</text:p>
          </table:table-cell>
          <table:table-cell table:style-name="ce7" office:value-type="string" calcext:value-type="string">
            <text:p>HC09A</text:p>
          </table:table-cell>
          <table:table-cell table:style-name="ce7" office:value-type="string" calcext:value-type="string">
            <text:p>HC10</text:p>
          </table:table-cell>
          <table:table-cell table:style-name="ce7" office:value-type="string" calcext:value-type="string">
            <text:p>HC11</text:p>
          </table:table-cell>
          <table:table-cell table:style-name="ce7" office:value-type="string" calcext:value-type="string">
            <text:p>HC12</text:p>
          </table:table-cell>
          <table:table-cell table:style-name="ce7" office:value-type="string" calcext:value-type="string">
            <text:p>HC13</text:p>
          </table:table-cell>
          <table:table-cell table:style-name="ce7" office:value-type="string" calcext:value-type="string">
            <text:p>HR05</text:p>
          </table:table-cell>
          <table:table-cell table:style-name="ce7" office:value-type="string" calcext:value-type="string">
            <text:p>HR06</text:p>
          </table:table-cell>
          <table:table-cell table:style-name="ce7" office:value-type="string" calcext:value-type="string">
            <text:p>HR06AA</text:p>
          </table:table-cell>
          <table:table-cell table:style-name="ce7" office:value-type="string" calcext:value-type="string">
            <text:p>HR06A</text:p>
          </table:table-cell>
          <table:table-cell table:style-name="ce7" office:value-type="string" calcext:value-type="string">
            <text:p>HR06B</text:p>
          </table:table-cell>
          <table:table-cell table:style-name="ce7" office:value-type="string" calcext:value-type="string">
            <text:p>HR07</text:p>
          </table:table-cell>
          <table:table-cell table:style-name="ce7" office:value-type="string" calcext:value-type="string">
            <text:p>HR08</text:p>
          </table:table-cell>
          <table:table-cell table:style-name="ce7" office:value-type="string" calcext:value-type="string">
            <text:p>HR09</text:p>
          </table:table-cell>
          <table:table-cell table:style-name="ce7" office:value-type="string" calcext:value-type="string">
            <text:p>HR10</text:p>
          </table:table-cell>
          <table:table-cell table:style-name="ce7" office:value-type="string" calcext:value-type="string">
            <text:p>HR12</text:p>
          </table:table-cell>
          <table:table-cell table:style-name="ce7" office:value-type="string" calcext:value-type="string">
            <text:p>HR13</text:p>
          </table:table-cell>
          <table:table-cell table:style-name="ce7" office:value-type="string" calcext:value-type="string">
            <text:p>HR13A</text:p>
          </table:table-cell>
          <table:table-cell table:style-name="ce7" office:value-type="string" calcext:value-type="string">
            <text:p>HR13C</text:p>
          </table:table-cell>
          <table:table-cell table:style-name="ce7" office:value-type="string" calcext:value-type="string">
            <text:p>HR13D</text:p>
          </table:table-cell>
          <table:table-cell table:style-name="ce7" office:value-type="string" calcext:value-type="string">
            <text:p>HR13E</text:p>
          </table:table-cell>
          <table:table-cell table:style-name="ce7" office:value-type="string" calcext:value-type="string">
            <text:p>HR13EE</text:p>
          </table:table-cell>
          <table:table-cell table:style-name="ce7" office:value-type="string" calcext:value-type="string">
            <text:p>HR13F</text:p>
          </table:table-cell>
          <table:table-cell table:style-name="ce7" office:value-type="string" calcext:value-type="string">
            <text:p>HR13G</text:p>
          </table:table-cell>
          <table:table-cell table:style-name="ce7" office:value-type="string" calcext:value-type="string">
            <text:p>HR13H</text:p>
          </table:table-cell>
          <table:table-cell table:style-name="ce7" office:value-type="string" calcext:value-type="string">
            <text:p>HR13J</text:p>
          </table:table-cell>
          <table:table-cell table:style-name="ce7" office:value-type="string" calcext:value-type="string">
            <text:p>HR14</text:p>
          </table:table-cell>
          <table:table-cell table:style-name="ce7" office:value-type="string" calcext:value-type="string">
            <text:p>HR14A</text:p>
          </table:table-cell>
          <table:table-cell table:style-name="ce7" office:value-type="string" calcext:value-type="string">
            <text:p>HR15</text:p>
          </table:table-cell>
          <table:table-cell table:style-name="ce7" office:value-type="string" calcext:value-type="string">
            <text:p>RR06</text:p>
          </table:table-cell>
          <table:table-cell table:style-name="ce7" office:value-type="string" calcext:value-type="string">
            <text:p>RR06A</text:p>
          </table:table-cell>
          <table:table-cell table:style-name="ce7" office:value-type="string" calcext:value-type="string">
            <text:p>RR08</text:p>
          </table:table-cell>
          <table:table-cell table:style-name="ce7" office:value-type="string" calcext:value-type="string">
            <text:p>RR08A</text:p>
          </table:table-cell>
          <table:table-cell table:style-name="ce7" office:value-type="string" calcext:value-type="string">
            <text:p>RR08C</text:p>
          </table:table-cell>
          <table:table-cell table:style-name="ce7" office:value-type="string" calcext:value-type="string">
            <text:p>RR08D</text:p>
          </table:table-cell>
          <table:table-cell table:style-name="ce7" office:value-type="string" calcext:value-type="string">
            <text:p>RR13</text:p>
          </table:table-cell>
          <table:table-cell table:style-name="ce7" office:value-type="string" calcext:value-type="string">
            <text:p>RR14</text:p>
          </table:table-cell>
          <table:table-cell table:style-name="ce7" office:value-type="string" calcext:value-type="string">
            <text:p>RR15</text:p>
          </table:table-cell>
          <table:table-cell table:style-name="ce7" office:value-type="string" calcext:value-type="string">
            <text:p>RR20</text:p>
          </table:table-cell>
          <table:table-cell table:style-name="ce7" office:value-type="string" calcext:value-type="string">
            <text:p>RR20A</text:p>
          </table:table-cell>
          <table:table-cell table:style-name="ce7" office:value-type="string" calcext:value-type="string">
            <text:p>RR20B</text:p>
          </table:table-cell>
          <table:table-cell table:style-name="ce7" office:value-type="string" calcext:value-type="string">
            <text:p>RR20E</text:p>
          </table:table-cell>
          <table:table-cell table:style-name="ce7" office:value-type="string" calcext:value-type="string">
            <text:p>FS01</text:p>
          </table:table-cell>
          <table:table-cell table:style-name="ce7" office:value-type="string" calcext:value-type="string">
            <text:p>FS04</text:p>
          </table:table-cell>
          <table:table-cell table:style-name="ce7" office:value-type="string" calcext:value-type="string">
            <text:p>FS05</text:p>
          </table:table-cell>
          <table:table-cell table:style-name="ce7" office:value-type="string" calcext:value-type="string">
            <text:p>FS06</text:p>
          </table:table-cell>
          <table:table-cell table:style-name="ce7" office:value-type="string" calcext:value-type="string">
            <text:p>FS10</text:p>
          </table:table-cell>
          <table:table-cell table:style-name="ce7" office:value-type="string" calcext:value-type="string">
            <text:p>TP01</text:p>
          </table:table-cell>
          <table:table-cell table:style-name="ce7" office:value-type="string" calcext:value-type="string">
            <text:p>TP02</text:p>
          </table:table-cell>
          <table:table-cell table:style-name="ce7" office:value-type="string" calcext:value-type="string">
            <text:p>TP02A</text:p>
          </table:table-cell>
          <table:table-cell table:style-name="ce7" office:value-type="string" calcext:value-type="string">
            <text:p>TP04</text:p>
          </table:table-cell>
          <table:table-cell table:style-name="ce7" office:value-type="string" calcext:value-type="string">
            <text:p>SP01</text:p>
          </table:table-cell>
          <table:table-cell table:style-name="ce7" office:value-type="string" calcext:value-type="string">
            <text:p>SP04</text:p>
          </table:table-cell>
          <table:table-cell table:style-name="ce7" office:value-type="string" calcext:value-type="string">
            <text:p>SP04C</text:p>
          </table:table-cell>
          <table:table-cell table:style-name="ce7" office:value-type="string" calcext:value-type="string">
            <text:p>SP04D</text:p>
          </table:table-cell>
          <table:table-cell table:style-name="ce7" office:value-type="string" calcext:value-type="string">
            <text:p>SP04A</text:p>
          </table:table-cell>
          <table:table-cell table:style-name="ce7" office:value-type="string" calcext:value-type="string">
            <text:p>SP05</text:p>
          </table:table-cell>
          <table:table-cell table:style-name="ce7" office:value-type="string" calcext:value-type="string">
            <text:p>SP06</text:p>
          </table:table-cell>
          <table:table-cell table:style-name="ce7" office:value-type="string" calcext:value-type="string">
            <text:p>SP07</text:p>
          </table:table-cell>
          <table:table-cell table:style-name="ce7" office:value-type="string" calcext:value-type="string">
            <text:p>SP11</text:p>
          </table:table-cell>
          <table:table-cell table:style-name="ce7" office:value-type="string" calcext:value-type="string">
            <text:p>MC01</text:p>
          </table:table-cell>
          <table:table-cell table:style-name="ce7" office:value-type="string" calcext:value-type="string">
            <text:p>YS02</text:p>
          </table:table-cell>
          <table:table-cell table:style-name="ce7" office:value-type="string" calcext:value-type="string">
            <text:p>YS03</text:p>
          </table:table-cell>
          <table:table-cell table:style-name="ce7" office:value-type="string" calcext:value-type="string">
            <text:p>YS05</text:p>
          </table:table-cell>
          <table:table-cell table:style-name="ce7" office:value-type="string" calcext:value-type="string">
            <text:p>YS06</text:p>
          </table:table-cell>
          <table:table-cell table:style-name="ce7" office:value-type="string" calcext:value-type="string">
            <text:p>YS07</text:p>
          </table:table-cell>
          <table:table-cell table:style-name="ce7" office:value-type="string" calcext:value-type="string">
            <text:p>YS08</text:p>
          </table:table-cell>
          <table:table-cell table:style-name="ce7" office:value-type="string" calcext:value-type="string">
            <text:p>YS10</text:p>
          </table:table-cell>
          <table:table-cell table:style-name="ce7" office:value-type="string" calcext:value-type="string">
            <text:p>YS10A</text:p>
          </table:table-cell>
          <table:table-cell table:style-name="ce7" office:value-type="string" calcext:value-type="string">
            <text:p>YS11</text:p>
          </table:table-cell>
          <table:table-cell table:style-name="ce7" office:value-type="string" calcext:value-type="string">
            <text:p>FM01</text:p>
          </table:table-cell>
          <table:table-cell table:style-name="ce7" office:value-type="string" calcext:value-type="string">
            <text:p>FM02</text:p>
          </table:table-cell>
          <table:table-cell table:style-name="ce7" office:value-type="string" calcext:value-type="string">
            <text:p>FM03</text:p>
          </table:table-cell>
          <table:table-cell table:style-name="ce7" office:value-type="string" calcext:value-type="string">
            <text:p>FM04</text:p>
          </table:table-cell>
          <table:table-cell table:style-name="ce7" office:value-type="string" calcext:value-type="string">
            <text:p>FM05</text:p>
          </table:table-cell>
          <table:table-cell table:style-name="ce7" office:value-type="string" calcext:value-type="string">
            <text:p>FM06</text:p>
          </table:table-cell>
          <table:table-cell table:style-name="ce7" office:value-type="string" calcext:value-type="string">
            <text:p>HP01</text:p>
          </table:table-cell>
          <table:table-cell table:style-name="ce7" office:value-type="string" calcext:value-type="string">
            <text:p>HP02</text:p>
          </table:table-cell>
          <table:table-cell table:style-name="ce7" office:value-type="string" calcext:value-type="string">
            <text:p>HP03</text:p>
          </table:table-cell>
          <table:table-cell table:style-name="ce7" office:value-type="string" calcext:value-type="string">
            <text:p>HP04</text:p>
          </table:table-cell>
          <table:table-cell table:style-name="ce7" office:value-type="string" calcext:value-type="string">
            <text:p>HP06</text:p>
          </table:table-cell>
          <table:table-cell table:style-name="ce7" office:value-type="string" calcext:value-type="string">
            <text:p>HP07</text:p>
          </table:table-cell>
          <table:table-cell table:style-name="ce7" office:value-type="string" calcext:value-type="string">
            <text:p>HP08</text:p>
          </table:table-cell>
          <table:table-cell table:style-name="ce7" office:value-type="string" calcext:value-type="string">
            <text:p>HP19</text:p>
          </table:table-cell>
          <table:table-cell table:style-name="ce7" office:value-type="string" calcext:value-type="string">
            <text:p>HP20</text:p>
          </table:table-cell>
          <table:table-cell table:style-name="ce7" office:value-type="string" calcext:value-type="string">
            <text:p>HP22</text:p>
          </table:table-cell>
          <table:table-cell table:style-name="ce7" office:value-type="string" calcext:value-type="string">
            <text:p>HP24</text:p>
          </table:table-cell>
          <table:table-cell table:style-name="ce7" office:value-type="string" calcext:value-type="string">
            <text:p>HP25</text:p>
          </table:table-cell>
          <table:table-cell table:style-name="ce7" office:value-type="string" calcext:value-type="string">
            <text:p>RP01</text:p>
          </table:table-cell>
          <table:table-cell table:style-name="ce7" office:value-type="string" calcext:value-type="string">
            <text:p>RP06</text:p>
          </table:table-cell>
          <table:table-cell table:style-name="ce7" office:value-type="string" calcext:value-type="string">
            <text:p>RT01</text:p>
          </table:table-cell>
          <table:table-cell table:style-name="ce7" office:value-type="string" calcext:value-type="string">
            <text:p>RT02</text:p>
          </table:table-cell>
          <table:table-cell table:style-name="ce7" office:value-type="string" calcext:value-type="string">
            <text:p>RT03</text:p>
          </table:table-cell>
          <table:table-cell table:style-name="ce7" office:value-type="string" calcext:value-type="string">
            <text:p>RT07</text:p>
          </table:table-cell>
          <table:table-cell table:style-name="ce7" office:value-type="string" calcext:value-type="string">
            <text:p>RW01</text:p>
          </table:table-cell>
          <table:table-cell table:style-name="ce7" office:value-type="string" calcext:value-type="string">
            <text:p>RW02</text:p>
          </table:table-cell>
          <table:table-cell table:style-name="ce7" office:value-type="string" calcext:value-type="string">
            <text:p>MH01</text:p>
          </table:table-cell>
          <table:table-cell table:style-name="ce7" office:value-type="string" calcext:value-type="string">
            <text:p>PS01</text:p>
          </table:table-cell>
          <table:table-cell table:style-name="ce7" office:value-type="string" calcext:value-type="string">
            <text:p>PS02</text:p>
          </table:table-cell>
          <table:table-cell table:style-name="ce7" office:value-type="string" calcext:value-type="string">
            <text:p>PS03</text:p>
          </table:table-cell>
          <table:table-cell table:style-name="ce7" office:value-type="string" calcext:value-type="string">
            <text:p>PS04</text:p>
          </table:table-cell>
          <table:table-cell table:style-name="ce7" office:value-type="string" calcext:value-type="string">
            <text:p>PS05</text:p>
          </table:table-cell>
          <table:table-cell table:style-name="ce7" office:value-type="string" calcext:value-type="string">
            <text:p>PS05A</text:p>
          </table:table-cell>
          <table:table-cell table:style-name="ce7" office:value-type="string" calcext:value-type="string">
            <text:p>PS05B</text:p>
          </table:table-cell>
          <table:table-cell table:style-name="ce7" office:value-type="string" calcext:value-type="string">
            <text:p>PS06</text:p>
          </table:table-cell>
          <table:table-cell table:style-name="ce7" office:value-type="string" calcext:value-type="string">
            <text:p>PS07</text:p>
          </table:table-cell>
          <table:table-cell table:style-name="ce7" office:value-type="string" calcext:value-type="string">
            <text:p>PS08</text:p>
          </table:table-cell>
          <table:table-cell table:style-name="ce7" office:value-type="string" calcext:value-type="string">
            <text:p>PS08A</text:p>
          </table:table-cell>
          <table:table-cell table:style-name="ce7" office:value-type="string" calcext:value-type="string">
            <text:p>PS09</text:p>
          </table:table-cell>
          <table:table-cell table:style-name="ce7" office:value-type="string" calcext:value-type="string">
            <text:p>PS10</text:p>
          </table:table-cell>
          <table:table-cell table:style-name="ce7" office:value-type="string" calcext:value-type="string">
            <text:p>PS11</text:p>
          </table:table-cell>
          <table:table-cell table:style-name="ce7" office:value-type="string" calcext:value-type="string">
            <text:p>PS12</text:p>
          </table:table-cell>
          <table:table-cell table:style-name="ce7" office:value-type="string" calcext:value-type="string">
            <text:p>PS13</text:p>
          </table:table-cell>
          <table:table-cell table:style-name="ce7" office:value-type="string" calcext:value-type="string">
            <text:p>PS14</text:p>
          </table:table-cell>
          <table:table-cell table:style-name="ce7" office:value-type="string" calcext:value-type="string">
            <text:p>PS15</text:p>
          </table:table-cell>
          <table:table-cell table:style-name="ce7" office:value-type="string" calcext:value-type="string">
            <text:p>PS15A</text:p>
          </table:table-cell>
          <table:table-cell table:style-name="ce7" office:value-type="string" calcext:value-type="string">
            <text:p>PS16</text:p>
          </table:table-cell>
          <table:table-cell table:style-name="ce7" office:value-type="string" calcext:value-type="string">
            <text:p>PS16A</text:p>
          </table:table-cell>
          <table:table-cell table:style-name="ce7" office:value-type="string" calcext:value-type="string">
            <text:p>PS16B</text:p>
          </table:table-cell>
          <table:table-cell table:style-name="ce7" office:value-type="string" calcext:value-type="string">
            <text:p>PS16C</text:p>
          </table:table-cell>
          <table:table-cell table:style-name="ce7" office:value-type="string" calcext:value-type="string">
            <text:p>PS17</text:p>
          </table:table-cell>
          <table:table-cell table:style-name="ce7" office:value-type="string" calcext:value-type="string">
            <text:p>PS18</text:p>
          </table:table-cell>
          <table:table-cell table:style-name="ce7" office:value-type="string" calcext:value-type="string">
            <text:p>PS18A</text:p>
          </table:table-cell>
          <table:table-cell table:style-name="ce7" office:value-type="string" calcext:value-type="string">
            <text:p>PS18B</text:p>
          </table:table-cell>
          <table:table-cell table:style-name="ce7" office:value-type="string" calcext:value-type="string">
            <text:p>PS18C</text:p>
          </table:table-cell>
          <table:table-cell table:style-name="ce7" office:value-type="string" calcext:value-type="string">
            <text:p>PS19</text:p>
          </table:table-cell>
          <table:table-cell table:style-name="ce7" office:value-type="string" calcext:value-type="string">
            <text:p>PS20</text:p>
          </table:table-cell>
          <table:table-cell table:number-columns-repeated="774"/>
        </table:table-row>
        <table:table-row table:style-name="ro3">
          <table:table-cell table:style-name="ce3" office:value-type="string" calcext:value-type="string">
            <text:p>Character nested level</text:p>
          </table:table-cell>
          <table:table-cell table:style-name="ce2"/>
          <table:table-cell table:number-columns-repeated="2"/>
          <table:table-cell table:style-name="ce9"/>
          <table:table-cell table:style-name="ce5"/>
          <table:table-cell table:style-name="ce2"/>
          <table:table-cell table:style-name="ce5" table:number-columns-repeated="2"/>
          <table:table-cell table:style-name="ce7" table:number-columns-repeated="19"/>
          <table:table-cell table:style-name="ce5" table:number-columns-repeated="2"/>
          <table:table-cell table:style-name="ce4"/>
          <table:table-cell table:style-name="ce14" table:number-columns-repeated="2"/>
          <table:table-cell table:style-name="ce7"/>
          <table:table-cell table:number-columns-repeated="5" table:style-name="ce7" office:value-type="float" office:value="1" calcext:value-type="float">
            <text:p>1</text:p>
          </table:table-cell>
          <table:table-cell table:style-name="ce7" office:value-type="float" office:value="2" calcext:value-type="float">
            <text:p>2</text:p>
          </table:table-cell>
          <table:table-cell table:number-columns-repeated="3" table:style-name="ce7" office:value-type="float" office:value="1" calcext:value-type="float">
            <text:p>1</text:p>
          </table:table-cell>
          <table:table-cell table:style-name="ce7" office:value-type="float" office:value="2" calcext:value-type="float">
            <text:p>2</text:p>
          </table:table-cell>
          <table:table-cell table:style-name="ce7" office:value-type="float" office:value="1" calcext:value-type="float">
            <text:p>1</text:p>
          </table:table-cell>
          <table:table-cell table:number-columns-repeated="5" table:style-name="ce7" office:value-type="float" office:value="2" calcext:value-type="float">
            <text:p>2</text:p>
          </table:table-cell>
          <table:table-cell table:style-name="ce7" office:value-type="float" office:value="1" calcext:value-type="float">
            <text:p>1</text:p>
          </table:table-cell>
          <table:table-cell table:number-columns-repeated="7" table:style-name="ce7" office:value-type="float" office:value="2" calcext:value-type="float">
            <text:p>2</text:p>
          </table:table-cell>
          <table:table-cell table:style-name="ce7" office:value-type="float" office:value="3" calcext:value-type="float">
            <text:p>3</text:p>
          </table:table-cell>
          <table:table-cell table:style-name="ce7" office:value-type="float" office:value="2" calcext:value-type="float">
            <text:p>2</text:p>
          </table:table-cell>
          <table:table-cell table:style-name="ce7" office:value-type="float" office:value="3" calcext:value-type="float">
            <text:p>3</text:p>
          </table:table-cell>
          <table:table-cell table:style-name="ce7" office:value-type="float" office:value="4" calcext:value-type="float">
            <text:p>4</text:p>
          </table:table-cell>
          <table:table-cell table:style-name="ce7" office:value-type="float" office:value="3" calcext:value-type="float">
            <text:p>3</text:p>
          </table:table-cell>
          <table:table-cell table:style-name="ce7" office:value-type="float" office:value="4" calcext:value-type="float">
            <text:p>4</text:p>
          </table:table-cell>
          <table:table-cell table:style-name="ce7" office:value-type="float" office:value="3" calcext:value-type="float">
            <text:p>3</text:p>
          </table:table-cell>
          <table:table-cell table:style-name="ce7" office:value-type="float" office:value="2" calcext:value-type="float">
            <text:p>2</text:p>
          </table:table-cell>
          <table:table-cell table:style-name="ce7" office:value-type="float" office:value="3" calcext:value-type="float">
            <text:p>3</text:p>
          </table:table-cell>
          <table:table-cell table:style-name="ce7" office:value-type="float" office:value="2" calcext:value-type="float">
            <text:p>2</text:p>
          </table:table-cell>
          <table:table-cell table:number-columns-repeated="5" table:style-name="ce7" office:value-type="float" office:value="3" calcext:value-type="float">
            <text:p>3</text:p>
          </table:table-cell>
          <table:table-cell table:style-name="ce7" office:value-type="float" office:value="4" calcext:value-type="float">
            <text:p>4</text:p>
          </table:table-cell>
          <table:table-cell table:style-name="ce7" office:value-type="float" office:value="2" calcext:value-type="float">
            <text:p>2</text:p>
          </table:table-cell>
          <table:table-cell table:style-name="ce7" office:value-type="float" office:value="3" calcext:value-type="float">
            <text:p>3</text:p>
          </table:table-cell>
          <table:table-cell table:style-name="ce7" office:value-type="float" office:value="4" calcext:value-type="float">
            <text:p>4</text:p>
          </table:table-cell>
          <table:table-cell table:number-columns-repeated="5" table:style-name="ce7" office:value-type="float" office:value="2" calcext:value-type="float">
            <text:p>2</text:p>
          </table:table-cell>
          <table:table-cell table:style-name="ce7" office:value-type="float" office:value="3" calcext:value-type="float">
            <text:p>3</text:p>
          </table:table-cell>
          <table:table-cell table:number-columns-repeated="3" table:style-name="ce7" office:value-type="float" office:value="2" calcext:value-type="float">
            <text:p>2</text:p>
          </table:table-cell>
          <table:table-cell table:number-columns-repeated="3" table:style-name="ce7" office:value-type="float" office:value="3" calcext:value-type="float">
            <text:p>3</text:p>
          </table:table-cell>
          <table:table-cell table:number-columns-repeated="2" table:style-name="ce7" office:value-type="float" office:value="4" calcext:value-type="float">
            <text:p>4</text:p>
          </table:table-cell>
          <table:table-cell table:number-columns-repeated="4" table:style-name="ce7" office:value-type="float" office:value="2" calcext:value-type="float">
            <text:p>2</text:p>
          </table:table-cell>
          <table:table-cell table:number-columns-repeated="2" table:style-name="ce7" office:value-type="float" office:value="3" calcext:value-type="float">
            <text:p>3</text:p>
          </table:table-cell>
          <table:table-cell table:number-columns-repeated="3" table:style-name="ce7" office:value-type="float" office:value="2" calcext:value-type="float">
            <text:p>2</text:p>
          </table:table-cell>
          <table:table-cell table:style-name="ce7" office:value-type="float" office:value="3" calcext:value-type="float">
            <text:p>3</text:p>
          </table:table-cell>
          <table:table-cell table:number-columns-repeated="6" table:style-name="ce7" office:value-type="float" office:value="2" calcext:value-type="float">
            <text:p>2</text:p>
          </table:table-cell>
          <table:table-cell table:style-name="ce7" office:value-type="float" office:value="1" calcext:value-type="float">
            <text:p>1</text:p>
          </table:table-cell>
          <table:table-cell table:style-name="ce7" office:value-type="float" office:value="2" calcext:value-type="float">
            <text:p>2</text:p>
          </table:table-cell>
          <table:table-cell table:number-columns-repeated="5" table:style-name="ce7" office:value-type="float" office:value="1" calcext:value-type="float">
            <text:p>1</text:p>
          </table:table-cell>
          <table:table-cell table:number-columns-repeated="3" table:style-name="ce7" office:value-type="float" office:value="2" calcext:value-type="float">
            <text:p>2</text:p>
          </table:table-cell>
          <table:table-cell table:number-columns-repeated="2" table:style-name="ce7" office:value-type="float" office:value="1" calcext:value-type="float">
            <text:p>1</text:p>
          </table:table-cell>
          <table:table-cell table:number-columns-repeated="2" table:style-name="ce7" office:value-type="float" office:value="2" calcext:value-type="float">
            <text:p>2</text:p>
          </table:table-cell>
          <table:table-cell table:number-columns-repeated="3" table:style-name="ce7" office:value-type="float" office:value="1" calcext:value-type="float">
            <text:p>1</text:p>
          </table:table-cell>
          <table:table-cell table:number-columns-repeated="5" table:style-name="ce7" office:value-type="float" office:value="2" calcext:value-type="float">
            <text:p>2</text:p>
          </table:table-cell>
          <table:table-cell table:style-name="ce7" office:value-type="float" office:value="1" calcext:value-type="float">
            <text:p>1</text:p>
          </table:table-cell>
          <table:table-cell table:style-name="ce7" office:value-type="float" office:value="2" calcext:value-type="float">
            <text:p>2</text:p>
          </table:table-cell>
          <table:table-cell table:style-name="ce7" office:value-type="float" office:value="3" calcext:value-type="float">
            <text:p>3</text:p>
          </table:table-cell>
          <table:table-cell table:number-columns-repeated="3" table:style-name="ce7" office:value-type="float" office:value="2" calcext:value-type="float">
            <text:p>2</text:p>
          </table:table-cell>
          <table:table-cell table:number-columns-repeated="3" table:style-name="ce7" office:value-type="float" office:value="3" calcext:value-type="float">
            <text:p>3</text:p>
          </table:table-cell>
          <table:table-cell table:number-columns-repeated="2" table:style-name="ce7" office:value-type="float" office:value="2" calcext:value-type="float">
            <text:p>2</text:p>
          </table:table-cell>
          <table:table-cell table:number-columns-repeated="2" table:style-name="ce7" office:value-type="float" office:value="3" calcext:value-type="float">
            <text:p>3</text:p>
          </table:table-cell>
          <table:table-cell table:number-columns-repeated="4" table:style-name="ce7" office:value-type="float" office:value="4" calcext:value-type="float">
            <text:p>4</text:p>
          </table:table-cell>
          <table:table-cell table:number-columns-repeated="3" table:style-name="ce7" office:value-type="float" office:value="3" calcext:value-type="float">
            <text:p>3</text:p>
          </table:table-cell>
          <table:table-cell table:style-name="ce7" office:value-type="float" office:value="2" calcext:value-type="float">
            <text:p>2</text:p>
          </table:table-cell>
          <table:table-cell table:style-name="ce7" office:value-type="float" office:value="1" calcext:value-type="float">
            <text:p>1</text:p>
          </table:table-cell>
          <table:table-cell table:style-name="ce7" office:value-type="float" office:value="3" calcext:value-type="float">
            <text:p>3</text:p>
          </table:table-cell>
          <table:table-cell table:style-name="ce7" office:value-type="float" office:value="1" calcext:value-type="float">
            <text:p>1</text:p>
          </table:table-cell>
          <table:table-cell table:number-columns-repeated="2" table:style-name="ce7" office:value-type="float" office:value="2" calcext:value-type="float">
            <text:p>2</text:p>
          </table:table-cell>
          <table:table-cell table:number-columns-repeated="2" table:style-name="ce7" office:value-type="float" office:value="3" calcext:value-type="float">
            <text:p>3</text:p>
          </table:table-cell>
          <table:table-cell table:number-columns-repeated="3" table:style-name="ce7" office:value-type="float" office:value="2" calcext:value-type="float">
            <text:p>2</text:p>
          </table:table-cell>
          <table:table-cell table:style-name="ce7" office:value-type="float" office:value="3" calcext:value-type="float">
            <text:p>3</text:p>
          </table:table-cell>
          <table:table-cell table:style-name="ce7" office:value-type="float" office:value="2" calcext:value-type="float">
            <text:p>2</text:p>
          </table:table-cell>
          <table:table-cell table:number-columns-repeated="2" table:style-name="ce7" office:value-type="float" office:value="3" calcext:value-type="float">
            <text:p>3</text:p>
          </table:table-cell>
          <table:table-cell table:style-name="ce7" office:value-type="float" office:value="4" calcext:value-type="float">
            <text:p>4</text:p>
          </table:table-cell>
          <table:table-cell table:style-name="ce7" office:value-type="float" office:value="1" calcext:value-type="float">
            <text:p>1</text:p>
          </table:table-cell>
          <table:table-cell table:style-name="ce7" office:value-type="float" office:value="2" calcext:value-type="float">
            <text:p>2</text:p>
          </table:table-cell>
          <table:table-cell table:number-columns-repeated="3" table:style-name="ce7" office:value-type="float" office:value="3" calcext:value-type="float">
            <text:p>3</text:p>
          </table:table-cell>
          <table:table-cell table:style-name="ce7" office:value-type="float" office:value="1" calcext:value-type="float">
            <text:p>1</text:p>
          </table:table-cell>
          <table:table-cell table:style-name="ce7" office:value-type="float" office:value="2" calcext:value-type="float">
            <text:p>2</text:p>
          </table:table-cell>
          <table:table-cell table:style-name="ce7" office:value-type="float" office:value="3" calcext:value-type="float">
            <text:p>3</text:p>
          </table:table-cell>
          <table:table-cell table:style-name="ce7" office:value-type="float" office:value="2" calcext:value-type="float">
            <text:p>2</text:p>
          </table:table-cell>
          <table:table-cell table:number-columns-repeated="2" table:style-name="ce7" office:value-type="float" office:value="1" calcext:value-type="float">
            <text:p>1</text:p>
          </table:table-cell>
          <table:table-cell table:number-columns-repeated="5" table:style-name="ce7" office:value-type="float" office:value="2" calcext:value-type="float">
            <text:p>2</text:p>
          </table:table-cell>
          <table:table-cell table:style-name="ce7" office:value-type="float" office:value="3" calcext:value-type="float">
            <text:p>3</text:p>
          </table:table-cell>
          <table:table-cell table:style-name="ce7" office:value-type="float" office:value="2" calcext:value-type="float">
            <text:p>2</text:p>
          </table:table-cell>
          <table:table-cell table:number-columns-repeated="4" table:style-name="ce7" office:value-type="float" office:value="1" calcext:value-type="float">
            <text:p>1</text:p>
          </table:table-cell>
          <table:table-cell table:number-columns-repeated="2" table:style-name="ce7" office:value-type="float" office:value="2" calcext:value-type="float">
            <text:p>2</text:p>
          </table:table-cell>
          <table:table-cell table:style-name="ce7" office:value-type="float" office:value="1" calcext:value-type="float">
            <text:p>1</text:p>
          </table:table-cell>
          <table:table-cell table:style-name="ce7" office:value-type="float" office:value="2" calcext:value-type="float">
            <text:p>2</text:p>
          </table:table-cell>
          <table:table-cell table:style-name="ce7" office:value-type="float" office:value="1" calcext:value-type="float">
            <text:p>1</text:p>
          </table:table-cell>
          <table:table-cell table:style-name="ce7" office:value-type="float" office:value="2" calcext:value-type="float">
            <text:p>2</text:p>
          </table:table-cell>
          <table:table-cell table:number-columns-repeated="2" table:style-name="ce7" office:value-type="float" office:value="1" calcext:value-type="float">
            <text:p>1</text:p>
          </table:table-cell>
          <table:table-cell table:number-columns-repeated="2" table:style-name="ce7" office:value-type="float" office:value="2" calcext:value-type="float">
            <text:p>2</text:p>
          </table:table-cell>
          <table:table-cell table:number-columns-repeated="2" table:style-name="ce7" office:value-type="float" office:value="3" calcext:value-type="float">
            <text:p>3</text:p>
          </table:table-cell>
          <table:table-cell table:style-name="ce7" office:value-type="float" office:value="2" calcext:value-type="float">
            <text:p>2</text:p>
          </table:table-cell>
          <table:table-cell table:number-columns-repeated="11" table:style-name="ce7" office:value-type="float" office:value="3" calcext:value-type="float">
            <text:p>3</text:p>
          </table:table-cell>
          <table:table-cell table:style-name="ce7" office:value-type="float" office:value="2" calcext:value-type="float">
            <text:p>2</text:p>
          </table:table-cell>
          <table:table-cell table:style-name="ce7" office:value-type="float" office:value="4" calcext:value-type="float">
            <text:p>4</text:p>
          </table:table-cell>
          <table:table-cell table:style-name="ce7" office:value-type="float" office:value="2" calcext:value-type="float">
            <text:p>2</text:p>
          </table:table-cell>
          <table:table-cell table:number-columns-repeated="2" table:style-name="ce7" office:value-type="float" office:value="3" calcext:value-type="float">
            <text:p>3</text:p>
          </table:table-cell>
          <table:table-cell table:style-name="ce7" office:value-type="float" office:value="4" calcext:value-type="float">
            <text:p>4</text:p>
          </table:table-cell>
          <table:table-cell table:style-name="ce7" office:value-type="float" office:value="2" calcext:value-type="float">
            <text:p>2</text:p>
          </table:table-cell>
          <table:table-cell table:style-name="ce7" office:value-type="float" office:value="3" calcext:value-type="float">
            <text:p>3</text:p>
          </table:table-cell>
          <table:table-cell table:number-columns-repeated="6" table:style-name="ce7" office:value-type="float" office:value="2" calcext:value-type="float">
            <text:p>2</text:p>
          </table:table-cell>
          <table:table-cell table:number-columns-repeated="2" table:style-name="ce7" office:value-type="float" office:value="3" calcext:value-type="float">
            <text:p>3</text:p>
          </table:table-cell>
          <table:table-cell table:number-columns-repeated="3" table:style-name="ce7" office:value-type="float" office:value="2" calcext:value-type="float">
            <text:p>2</text:p>
          </table:table-cell>
          <table:table-cell table:style-name="ce7" office:value-type="float" office:value="3" calcext:value-type="float">
            <text:p>3</text:p>
          </table:table-cell>
          <table:table-cell table:number-columns-repeated="4" table:style-name="ce7" office:value-type="float" office:value="2" calcext:value-type="float">
            <text:p>2</text:p>
          </table:table-cell>
          <table:table-cell table:style-name="ce7" office:value-type="float" office:value="3" calcext:value-type="float">
            <text:p>3</text:p>
          </table:table-cell>
          <table:table-cell table:number-columns-repeated="2" table:style-name="ce7" office:value-type="float" office:value="2" calcext:value-type="float">
            <text:p>2</text:p>
          </table:table-cell>
          <table:table-cell table:style-name="ce7" office:value-type="float" office:value="3" calcext:value-type="float">
            <text:p>3</text:p>
          </table:table-cell>
          <table:table-cell table:style-name="ce7" office:value-type="float" office:value="2" calcext:value-type="float">
            <text:p>2</text:p>
          </table:table-cell>
          <table:table-cell table:number-columns-repeated="3" table:style-name="ce7" office:value-type="float" office:value="3" calcext:value-type="float">
            <text:p>3</text:p>
          </table:table-cell>
          <table:table-cell table:number-columns-repeated="2" table:style-name="ce7" office:value-type="float" office:value="2" calcext:value-type="float">
            <text:p>2</text:p>
          </table:table-cell>
          <table:table-cell table:number-columns-repeated="3" table:style-name="ce7" office:value-type="float" office:value="3" calcext:value-type="float">
            <text:p>3</text:p>
          </table:table-cell>
          <table:table-cell table:number-columns-repeated="2" table:style-name="ce7" office:value-type="float" office:value="2" calcext:value-type="float">
            <text:p>2</text:p>
          </table:table-cell>
          <table:table-cell table:number-columns-repeated="774"/>
        </table:table-row>
        <table:table-row table:style-name="ro7">
          <table:table-cell/>
          <table:table-cell office:value-type="string" calcext:value-type="string">
            <text:p>Liangzhu</text:p>
          </table:table-cell>
          <table:table-cell office:value-type="string" calcext:value-type="string">
            <text:p>FBBS</text:p>
          </table:table-cell>
          <table:table-cell/>
          <table:table-cell office:value-type="string" calcext:value-type="string">
            <text:p>China</text:p>
          </table:table-cell>
          <table:table-cell office:value-type="string" calcext:value-type="string">
            <text:p>China, Zhejiang province, Yuhang district</text:p>
          </table:table-cell>
          <table:table-cell office:value-type="string" calcext:value-type="string">
            <text:p>Liangzhu culture backstrap loom</text:p>
          </table:table-cell>
          <table:table-cell table:number-columns-repeated="2" office:value-type="string" calcext:value-type="string">
            <text:p>unknown</text:p>
          </table:table-cell>
          <table:table-cell table:style-name="ce4" table:number-columns-repeated="19"/>
          <table:table-cell office:value-type="string" calcext:value-type="string">
            <text:p>Kuhn 2012 and other refs</text:p>
          </table:table-cell>
          <table:table-cell office:value-type="string" calcext:value-type="string">
            <text:p>Burial of high-status woman. Reconstruction by Zhao Feng and others, based on jade finials found in Liangzhu culture tomb. Size of original loom components deduced from separation of jade end pieces. Probable root for most SWC/SEA foot-braced, body-tensioned looms.</text:p>
          </table:table-cell>
          <table:table-cell table:style-name="ce4"/>
          <table:table-cell office:value-type="float" office:value="30.41904" calcext:value-type="float">
            <text:p>30.4190</text:p>
          </table:table-cell>
          <table:table-cell office:value-type="float" office:value="120.2994" calcext:value-type="float">
            <text:p>120.2994</text:p>
          </table:table-cell>
          <table:table-cell office:value-type="float" office:value="-4500" calcext:value-type="float">
            <text:p>-4500</text:p>
          </table:table-cell>
          <table:table-cell office:value-type="string" calcext:value-type="string">
            <text:p>x</text:p>
          </table:table-cell>
          <table:table-cell table:style-name="ce4" office:value-type="string" calcext:value-type="string">
            <text:p>presumably</text:p>
          </table:table-cell>
          <table:table-cell table:style-name="ce4"/>
          <table:table-cell table:number-columns-repeated="2" table:style-name="ce4" office:value-type="string" calcext:value-type="string">
            <text:p>x</text:p>
          </table:table-cell>
          <table:table-cell table:number-columns-repeated="2"/>
          <table:table-cell office:value-type="string" calcext:value-type="string">
            <text:p>Beam is flat on one side and slightly rounded on the other. Would work well with the flat ends braced against the feet, but not suitable for mounting in a frame (too short in any case).</text:p>
          </table:table-cell>
          <table:table-cell office:value-type="string" calcext:value-type="string">
            <text:p>Cloth beam has attachment points for backstrap cords</text:p>
          </table:table-cell>
          <table:table-cell table:style-name="ce4" office:value-type="string" calcext:value-type="string">
            <text:p>Profile fits this mode of use</text:p>
          </table:table-cell>
          <table:table-cell table:number-columns-repeated="49"/>
          <table:table-cell office:value-type="string" calcext:value-type="string">
            <text:p>oval</text:p>
          </table:table-cell>
          <table:table-cell office:value-type="string" calcext:value-type="string">
            <text:p>split, probably to clamp cloth</text:p>
          </table:table-cell>
          <table:table-cell office:value-type="string" calcext:value-type="string">
            <text:p>type</text:p>
          </table:table-cell>
          <table:table-cell table:number-columns-repeated="3"/>
          <table:table-cell office:value-type="string" calcext:value-type="string">
            <text:p>appears to have had two extensions into which a pair of forks fitted, at each end of cloth beam</text:p>
          </table:table-cell>
          <table:table-cell/>
          <table:table-cell office:value-type="string" calcext:value-type="string">
            <text:p>x</text:p>
          </table:table-cell>
          <table:table-cell/>
          <table:table-cell office:value-type="string" calcext:value-type="string">
            <text:p>presumably</text:p>
          </table:table-cell>
          <table:table-cell table:number-columns-repeated="3"/>
          <table:table-cell office:value-type="string" calcext:value-type="string">
            <text:p>x</text:p>
          </table:table-cell>
          <table:table-cell/>
          <table:table-cell office:value-type="string" calcext:value-type="string">
            <text:p>This loom must have at least one heddle since the beater is unsuitable for making warp openings</text:p>
          </table:table-cell>
          <table:table-cell table:number-columns-repeated="3"/>
          <table:table-cell office:value-type="string" calcext:value-type="string">
            <text:p>presumably</text:p>
          </table:table-cell>
          <table:table-cell table:number-columns-repeated="3"/>
          <table:table-cell office:value-type="string" calcext:value-type="string">
            <text:p>x</text:p>
          </table:table-cell>
          <table:table-cell table:number-columns-repeated="3" office:value-type="string" calcext:value-type="string">
            <text:p>?</text:p>
          </table:table-cell>
          <table:table-cell table:number-columns-repeated="31"/>
          <table:table-cell office:value-type="string" calcext:value-type="string">
            <text:p>x</text:p>
          </table:table-cell>
          <table:table-cell office:value-type="string" calcext:value-type="string">
            <text:p>?</text:p>
          </table:table-cell>
          <table:table-cell table:number-columns-repeated="11"/>
          <table:table-cell table:number-columns-repeated="3" office:value-type="string" calcext:value-type="string">
            <text:p>x</text:p>
          </table:table-cell>
          <table:table-cell table:number-columns-repeated="6"/>
          <table:table-cell office:value-type="string" calcext:value-type="string">
            <text:p>?</text:p>
          </table:table-cell>
          <table:table-cell table:number-columns-repeated="11"/>
          <table:table-cell office:value-type="string" calcext:value-type="string">
            <text:p>presumably</text:p>
          </table:table-cell>
          <table:table-cell office:value-type="string" calcext:value-type="string">
            <text:p>?</text:p>
          </table:table-cell>
          <table:table-cell table:number-columns-repeated="836"/>
        </table:table-row>
        <table:table-row table:style-name="ro8">
          <table:table-cell/>
          <table:table-cell office:value-type="string" calcext:value-type="string">
            <text:p>Meifu Li</text:p>
          </table:table-cell>
          <table:table-cell office:value-type="string" calcext:value-type="string">
            <text:p>FBBS</text:p>
          </table:table-cell>
          <table:table-cell/>
          <table:table-cell office:value-type="string" calcext:value-type="string">
            <text:p>China</text:p>
          </table:table-cell>
          <table:table-cell office:value-type="string" calcext:value-type="string">
            <text:p>Hainan, Donghezhen</text:p>
          </table:table-cell>
          <table:table-cell office:value-type="string" calcext:value-type="string">
            <text:p>Meifu Li loom</text:p>
          </table:table-cell>
          <table:table-cell office:value-type="string" calcext:value-type="string">
            <text:p>Hlai</text:p>
          </table:table-cell>
          <table:table-cell office:value-type="string" calcext:value-type="string">
            <text:p>Tai-Kadai</text:p>
          </table:table-cell>
          <table:table-cell table:style-name="ce4" office:value-type="string" calcext:value-type="string">
            <text:p>Ed9</text:p>
          </table:table-cell>
          <table:table-cell table:style-name="ce4" office:value-type="float" office:value="2" calcext:value-type="float">
            <text:p>2</text:p>
          </table:table-cell>
          <table:table-cell table:style-name="ce4" office:value-type="string" calcext:value-type="string">
            <text:p>F</text:p>
          </table:table-cell>
          <table:table-cell table:style-name="ce4" table:number-columns-repeated="16"/>
          <table:table-cell office:value-type="string" calcext:value-type="string">
            <text:p>Collected loom example, photos from DongHeZhen June 2010</text:p>
          </table:table-cell>
          <table:table-cell office:value-type="string" calcext:value-type="string">
            <text:p>Foot-braced backstrap loom. Meifu Li weavers sometimes use a square section carved wood shuttle, seems to be an independent invention vs boat-shaped shuttle.</text:p>
          </table:table-cell>
          <table:table-cell table:style-name="ce4"/>
          <table:table-cell office:value-type="float" office:value="19.045" calcext:value-type="float">
            <text:p>19.0450</text:p>
          </table:table-cell>
          <table:table-cell office:value-type="float" office:value="108.944" calcext:value-type="float">
            <text:p>108.9440</text:p>
          </table:table-cell>
          <table:table-cell office:value-type="float" office:value="0" calcext:value-type="float">
            <text:p>0</text:p>
          </table:table-cell>
          <table:table-cell office:value-type="string" calcext:value-type="string">
            <text:p>x</text:p>
          </table:table-cell>
          <table:table-cell table:style-name="ce4" office:value-type="string" calcext:value-type="string">
            <text:p>x</text:p>
          </table:table-cell>
          <table:table-cell table:style-name="ce4"/>
          <table:table-cell table:number-columns-repeated="2" table:style-name="ce4" office:value-type="string" calcext:value-type="string">
            <text:p>x</text:p>
          </table:table-cell>
          <table:table-cell table:number-columns-repeated="2"/>
          <table:table-cell office:value-type="string" calcext:value-type="string">
            <text:p>bar with flat foot-rests</text:p>
          </table:table-cell>
          <table:table-cell office:value-type="string" calcext:value-type="string">
            <text:p>woven palm fiber</text:p>
          </table:table-cell>
          <table:table-cell table:style-name="ce4" office:value-type="string" calcext:value-type="string">
            <text:p>x</text:p>
          </table:table-cell>
          <table:table-cell table:number-columns-repeated="48"/>
          <table:table-cell office:value-type="string" calcext:value-type="string">
            <text:p>x</text:p>
          </table:table-cell>
          <table:table-cell/>
          <table:table-cell office:value-type="string" calcext:value-type="string">
            <text:p>nearly all contemporary examples of Meifu Li weaving show the use of a pair of sticks for the breast beam, with cloth wrapped around</text:p>
          </table:table-cell>
          <table:table-cell/>
          <table:table-cell table:number-columns-repeated="2" office:value-type="string" calcext:value-type="string">
            <text:p>x</text:p>
          </table:table-cell>
          <table:table-cell/>
          <table:table-cell office:value-type="string" calcext:value-type="string">
            <text:p>2-fork/ 4fork</text:p>
          </table:table-cell>
          <table:table-cell office:value-type="string" calcext:value-type="string">
            <text:p>x</text:p>
          </table:table-cell>
          <table:table-cell table:number-columns-repeated="2"/>
          <table:table-cell office:value-type="string" calcext:value-type="string">
            <text:p>DongHeZhen photos: several turns (cloth length can be around 4x distance between cloth beam and warp beam)</text:p>
          </table:table-cell>
          <table:table-cell table:number-columns-repeated="3"/>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x</text:p>
          </table:table-cell>
          <table:table-cell table:number-columns-repeated="3"/>
          <table:table-cell table:number-columns-repeated="3" office:value-type="string" calcext:value-type="string">
            <text:p>x</text:p>
          </table:table-cell>
          <table:table-cell table:number-columns-repeated="3"/>
          <table:table-cell office:value-type="string" calcext:value-type="string">
            <text:p>two sticks bound together (or cane doubled over), top stick keeps heddle spacing even</text:p>
          </table:table-cell>
          <table:table-cell office:value-type="string" calcext:value-type="string">
            <text:p>type</text:p>
          </table:table-cell>
          <table:table-cell/>
          <table:table-cell office:value-type="string" calcext:value-type="string">
            <text:p>x</text:p>
          </table:table-cell>
          <table:table-cell table:number-columns-repeated="25"/>
          <table:table-cell office:value-type="string" calcext:value-type="string">
            <text:p>bamboo rod</text:p>
          </table:table-cell>
          <table:table-cell office:value-type="string" calcext:value-type="string">
            <text:p>x</text:p>
          </table:table-cell>
          <table:table-cell table:number-columns-repeated="11"/>
          <table:table-cell office:value-type="string" calcext:value-type="string">
            <text:p>tsai fut</text:p>
          </table:table-cell>
          <table:table-cell office:value-type="string" calcext:value-type="string">
            <text:p>x</text:p>
          </table:table-cell>
          <table:table-cell/>
          <table:table-cell office:value-type="string" calcext:value-type="string">
            <text:p>x</text:p>
          </table:table-cell>
          <table:table-cell table:number-columns-repeated="5"/>
          <table:table-cell office:value-type="string" calcext:value-type="string">
            <text:p>DongHeZhen photos</text:p>
          </table:table-cell>
          <table:table-cell table:number-columns-repeated="8"/>
          <table:table-cell office:value-type="string" calcext:value-type="string">
            <text:p>Meifu weavers have a stick with arrow head shapes at each end for this purpose (see DongHeZhen photos)</text:p>
          </table:table-cell>
          <table:table-cell table:number-columns-repeated="2"/>
          <table:table-cell office:value-type="string" calcext:value-type="string">
            <text:p>used for ikat weft and supplementary weft insertion</text:p>
          </table:table-cell>
          <table:table-cell office:value-type="string" calcext:value-type="string">
            <text:p>x</text:p>
          </table:table-cell>
          <table:table-cell table:number-columns-repeated="3"/>
          <table:table-cell office:value-type="string" calcext:value-type="string">
            <text:p>type</text:p>
          </table:table-cell>
          <table:table-cell table:number-columns-repeated="2"/>
          <table:table-cell office:value-type="string" calcext:value-type="string">
            <text:p>similar to sword, slightly smaller</text:p>
          </table:table-cell>
          <table:table-cell/>
          <table:table-cell table:number-columns-repeated="2" office:value-type="string" calcext:value-type="string">
            <text:p>x</text:p>
          </table:table-cell>
          <table:table-cell/>
          <table:table-cell table:number-columns-repeated="4"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x</text:p>
          </table:table-cell>
          <table:table-cell table:number-columns-repeated="2"/>
          <table:table-cell table:number-columns-repeated="2" office:value-type="string" calcext:value-type="string">
            <text:p>x</text:p>
          </table:table-cell>
          <table:table-cell table:number-columns-repeated="811"/>
        </table:table-row>
        <table:table-row table:style-name="ro9">
          <table:table-cell/>
          <table:table-cell office:value-type="string" calcext:value-type="string">
            <text:p>Qi Li</text:p>
          </table:table-cell>
          <table:table-cell office:value-type="string" calcext:value-type="string">
            <text:p>FBBS</text:p>
          </table:table-cell>
          <table:table-cell/>
          <table:table-cell office:value-type="string" calcext:value-type="string">
            <text:p>China</text:p>
          </table:table-cell>
          <table:table-cell office:value-type="string" calcext:value-type="string">
            <text:p>Hainan, Wu zhi shan</text:p>
          </table:table-cell>
          <table:table-cell office:value-type="string" calcext:value-type="string">
            <text:p>Qi Li loom</text:p>
          </table:table-cell>
          <table:table-cell office:value-type="string" calcext:value-type="string">
            <text:p>Hlai</text:p>
          </table:table-cell>
          <table:table-cell office:value-type="string" calcext:value-type="string">
            <text:p>Tai-Kadai</text:p>
          </table:table-cell>
          <table:table-cell table:style-name="ce4" office:value-type="string" calcext:value-type="string">
            <text:p>Ed9</text:p>
          </table:table-cell>
          <table:table-cell table:style-name="ce4" office:value-type="float" office:value="2" calcext:value-type="float">
            <text:p>2</text:p>
          </table:table-cell>
          <table:table-cell table:style-name="ce4" office:value-type="string" calcext:value-type="string">
            <text:p>F</text:p>
          </table:table-cell>
          <table:table-cell table:style-name="ce4" table:number-columns-repeated="16"/>
          <table:table-cell office:value-type="string" calcext:value-type="string">
            <text:p>Observation of Huang Ji Xiang weaving at Shui Mian Qiao village near Wu Zhi Shan June 2010</text:p>
          </table:table-cell>
          <table:table-cell office:value-type="string" calcext:value-type="string">
            <text:p>Foot-braced backstrap loom</text:p>
          </table:table-cell>
          <table:table-cell table:style-name="ce4"/>
          <table:table-cell office:value-type="float" office:value="18.86" calcext:value-type="float">
            <text:p>18.8600</text:p>
          </table:table-cell>
          <table:table-cell office:value-type="float" office:value="109.66" calcext:value-type="float">
            <text:p>109.6600</text:p>
          </table:table-cell>
          <table:table-cell office:value-type="float" office:value="0" calcext:value-type="float">
            <text:p>0</text:p>
          </table:table-cell>
          <table:table-cell office:value-type="string" calcext:value-type="string">
            <text:p>x</text:p>
          </table:table-cell>
          <table:table-cell table:style-name="ce4" office:value-type="string" calcext:value-type="string">
            <text:p>x</text:p>
          </table:table-cell>
          <table:table-cell table:style-name="ce4"/>
          <table:table-cell table:number-columns-repeated="2" table:style-name="ce4" office:value-type="string" calcext:value-type="string">
            <text:p>x</text:p>
          </table:table-cell>
          <table:table-cell table:number-columns-repeated="2"/>
          <table:table-cell office:value-type="string" calcext:value-type="string">
            <text:p>round cane</text:p>
          </table:table-cell>
          <table:table-cell office:value-type="string" calcext:value-type="string">
            <text:p>woven palm fiber</text:p>
          </table:table-cell>
          <table:table-cell table:style-name="ce4" office:value-type="string" calcext:value-type="string">
            <text:p>x</text:p>
          </table:table-cell>
          <table:table-cell table:number-columns-repeated="34"/>
          <table:table-cell office:value-type="string" calcext:value-type="string">
            <text:p>x</text:p>
          </table:table-cell>
          <table:table-cell table:number-columns-repeated="13"/>
          <table:table-cell office:value-type="string" calcext:value-type="string">
            <text:p>Pair of flat sticks, make square profile cloth beam when clamped together</text:p>
          </table:table-cell>
          <table:table-cell/>
          <table:table-cell office:value-type="string" calcext:value-type="string">
            <text:p>Pair of flat sticks, two prongs at ends of each</text:p>
          </table:table-cell>
          <table:table-cell/>
          <table:table-cell table:number-columns-repeated="2" office:value-type="string" calcext:value-type="string">
            <text:p>x</text:p>
          </table:table-cell>
          <table:table-cell/>
          <table:table-cell office:value-type="string" calcext:value-type="string">
            <text:p>2-fork</text:p>
          </table:table-cell>
          <table:table-cell office:value-type="string" calcext:value-type="string">
            <text:p>x</text:p>
          </table:table-cell>
          <table:table-cell table:number-columns-repeated="2"/>
          <table:table-cell office:value-type="string" calcext:value-type="string">
            <text:p>ShuiMianQiao photos</text:p>
          </table:table-cell>
          <table:table-cell table:number-columns-repeated="3"/>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x</text:p>
          </table:table-cell>
          <table:table-cell table:number-columns-repeated="3"/>
          <table:table-cell table:number-columns-repeated="3" office:value-type="string" calcext:value-type="string">
            <text:p>x</text:p>
          </table:table-cell>
          <table:table-cell table:number-columns-repeated="3"/>
          <table:table-cell office:value-type="string" calcext:value-type="string">
            <text:p>two sticks bound together (or cane doubled over), heddle is only wound around lower stick</text:p>
          </table:table-cell>
          <table:table-cell office:value-type="string" calcext:value-type="string">
            <text:p>x</text:p>
          </table:table-cell>
          <table:table-cell/>
          <table:table-cell office:value-type="string" calcext:value-type="string">
            <text:p>x</text:p>
          </table:table-cell>
          <table:table-cell table:number-columns-repeated="25"/>
          <table:table-cell office:value-type="string" calcext:value-type="string">
            <text:p>bamboo rod</text:p>
          </table:table-cell>
          <table:table-cell office:value-type="string" calcext:value-type="string">
            <text:p>x</text:p>
          </table:table-cell>
          <table:table-cell table:number-columns-repeated="11"/>
          <table:table-cell office:value-type="string" calcext:value-type="string">
            <text:p>same shape as Meifu Li sword</text:p>
          </table:table-cell>
          <table:table-cell office:value-type="string" calcext:value-type="string">
            <text:p>x</text:p>
          </table:table-cell>
          <table:table-cell/>
          <table:table-cell office:value-type="string" calcext:value-type="string">
            <text:p>x</text:p>
          </table:table-cell>
          <table:table-cell table:number-columns-repeated="5"/>
          <table:table-cell office:value-type="string" calcext:value-type="string">
            <text:p>ShuiMianQiao photos</text:p>
          </table:table-cell>
          <table:table-cell table:number-columns-repeated="8"/>
          <table:table-cell office:value-type="string" calcext:value-type="string">
            <text:p>x</text:p>
          </table:table-cell>
          <table:table-cell office:value-type="string" calcext:value-type="string">
            <text:p>used for pattern weft insertion (ShuiMianQiao photos)</text:p>
          </table:table-cell>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text:p>
          </table:table-cell>
          <table:table-cell table:number-columns-repeated="2"/>
          <table:table-cell office:value-type="string" calcext:value-type="string">
            <text:p>two in use in ShuiMianQiao photos</text:p>
          </table:table-cell>
          <table:table-cell/>
          <table:table-cell office:value-type="string" calcext:value-type="string">
            <text:p>x</text:p>
          </table:table-cell>
          <table:table-cell/>
          <table:table-cell office:value-type="string" calcext:value-type="string">
            <text:p>x</text:p>
          </table:table-cell>
          <table:table-cell office:value-type="string" calcext:value-type="string">
            <text:p>2 or more additional heddles with corresponding shed sticks, for warp patterning (ShuiMianQiao photos)</text:p>
          </table:table-cell>
          <table:table-cell table:number-columns-repeated="3"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x</text:p>
          </table:table-cell>
          <table:table-cell table:number-columns-repeated="2"/>
          <table:table-cell table:number-columns-repeated="2" office:value-type="string" calcext:value-type="string">
            <text:p>x</text:p>
          </table:table-cell>
          <table:table-cell table:number-columns-repeated="811"/>
        </table:table-row>
        <table:table-row table:style-name="ro9">
          <table:table-cell/>
          <table:table-cell office:value-type="string" calcext:value-type="string">
            <text:p>Ha Li</text:p>
          </table:table-cell>
          <table:table-cell office:value-type="string" calcext:value-type="string">
            <text:p>FBBS</text:p>
          </table:table-cell>
          <table:table-cell/>
          <table:table-cell office:value-type="string" calcext:value-type="string">
            <text:p>China</text:p>
          </table:table-cell>
          <table:table-cell office:value-type="string" calcext:value-type="string">
            <text:p>Hainan, Ledong</text:p>
          </table:table-cell>
          <table:table-cell office:value-type="string" calcext:value-type="string">
            <text:p>Ha Li loom</text:p>
          </table:table-cell>
          <table:table-cell office:value-type="string" calcext:value-type="string">
            <text:p>Hlai</text:p>
          </table:table-cell>
          <table:table-cell office:value-type="string" calcext:value-type="string">
            <text:p>Tai-Kadai</text:p>
          </table:table-cell>
          <table:table-cell table:style-name="ce4" office:value-type="string" calcext:value-type="string">
            <text:p>Ed9</text:p>
          </table:table-cell>
          <table:table-cell table:style-name="ce4" office:value-type="float" office:value="2" calcext:value-type="float">
            <text:p>2</text:p>
          </table:table-cell>
          <table:table-cell table:style-name="ce4" office:value-type="string" calcext:value-type="string">
            <text:p>F</text:p>
          </table:table-cell>
          <table:table-cell table:style-name="ce4" table:number-columns-repeated="16"/>
          <table:table-cell office:value-type="string" calcext:value-type="string">
            <text:p>Ledong area</text:p>
          </table:table-cell>
          <table:table-cell office:value-type="string" calcext:value-type="string">
            <text:p>Foot-braced backstrap loom</text:p>
          </table:table-cell>
          <table:table-cell table:style-name="ce4"/>
          <table:table-cell office:value-type="float" office:value="18.75" calcext:value-type="float">
            <text:p>18.7500</text:p>
          </table:table-cell>
          <table:table-cell office:value-type="float" office:value="109.18" calcext:value-type="float">
            <text:p>109.1800</text:p>
          </table:table-cell>
          <table:table-cell office:value-type="float" office:value="0" calcext:value-type="float">
            <text:p>0</text:p>
          </table:table-cell>
          <table:table-cell office:value-type="string" calcext:value-type="string">
            <text:p>x</text:p>
          </table:table-cell>
          <table:table-cell table:style-name="ce4" office:value-type="string" calcext:value-type="string">
            <text:p>x</text:p>
          </table:table-cell>
          <table:table-cell table:style-name="ce4"/>
          <table:table-cell table:style-name="ce4" office:value-type="string" calcext:value-type="string">
            <text:p>x</text:p>
          </table:table-cell>
          <table:table-cell table:style-name="ce4" office:value-type="string" calcext:value-type="string">
            <text:p>pair of round canes</text:p>
          </table:table-cell>
          <table:table-cell table:number-columns-repeated="2"/>
          <table:table-cell office:value-type="string" calcext:value-type="string">
            <text:p>round cane</text:p>
          </table:table-cell>
          <table:table-cell office:value-type="string" calcext:value-type="string">
            <text:p>cloth backstrap, probably used woven palm fiber in former times</text:p>
          </table:table-cell>
          <table:table-cell table:style-name="ce4" office:value-type="string" calcext:value-type="string">
            <text:p>x</text:p>
          </table:table-cell>
          <table:table-cell table:number-columns-repeated="34"/>
          <table:table-cell office:value-type="string" calcext:value-type="string">
            <text:p>x</text:p>
          </table:table-cell>
          <table:table-cell table:number-columns-repeated="13"/>
          <table:table-cell office:value-type="string" calcext:value-type="string">
            <text:p>x</text:p>
          </table:table-cell>
          <table:table-cell/>
          <table:table-cell office:value-type="string" calcext:value-type="string">
            <text:p>pair of sticks</text:p>
          </table:table-cell>
          <table:table-cell/>
          <table:table-cell table:number-columns-repeated="2" office:value-type="string" calcext:value-type="string">
            <text:p>x</text:p>
          </table:table-cell>
          <table:table-cell/>
          <table:table-cell office:value-type="string" calcext:value-type="string">
            <text:p>2-fork</text:p>
          </table:table-cell>
          <table:table-cell office:value-type="string" calcext:value-type="string">
            <text:p>x</text:p>
          </table:table-cell>
          <table:table-cell table:number-columns-repeated="2"/>
          <table:table-cell office:value-type="string" calcext:value-type="string">
            <text:p>x</text:p>
          </table:table-cell>
          <table:table-cell table:number-columns-repeated="3"/>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x</text:p>
          </table:table-cell>
          <table:table-cell table:number-columns-repeated="3"/>
          <table:table-cell table:number-columns-repeated="3" office:value-type="string" calcext:value-type="string">
            <text:p>x</text:p>
          </table:table-cell>
          <table:table-cell table:number-columns-repeated="3"/>
          <table:table-cell office:value-type="string" calcext:value-type="string">
            <text:p>two sticks bound together: heddle is only wound around lower stick</text:p>
          </table:table-cell>
          <table:table-cell office:value-type="string" calcext:value-type="string">
            <text:p>x</text:p>
          </table:table-cell>
          <table:table-cell/>
          <table:table-cell office:value-type="string" calcext:value-type="string">
            <text:p>x</text:p>
          </table:table-cell>
          <table:table-cell table:number-columns-repeated="25"/>
          <table:table-cell office:value-type="string" calcext:value-type="string">
            <text:p>bamboo rod</text:p>
          </table:table-cell>
          <table:table-cell office:value-type="string" calcext:value-type="string">
            <text:p>x</text:p>
          </table:table-cell>
          <table:table-cell table:number-columns-repeated="11"/>
          <table:table-cell office:value-type="string" calcext:value-type="string">
            <text:p>hardwood sword</text:p>
          </table:table-cell>
          <table:table-cell office:value-type="string" calcext:value-type="string">
            <text:p>x</text:p>
          </table:table-cell>
          <table:table-cell/>
          <table:table-cell office:value-type="string" calcext:value-type="string">
            <text:p>x</text:p>
          </table:table-cell>
          <table:table-cell table:number-columns-repeated="5"/>
          <table:table-cell office:value-type="string" calcext:value-type="string">
            <text:p>x</text:p>
          </table:table-cell>
          <table:table-cell table:number-columns-repeated="8"/>
          <table:table-cell office:value-type="string" calcext:value-type="string">
            <text:p>x</text:p>
          </table:table-cell>
          <table:table-cell office:value-type="string" calcext:value-type="string">
            <text:p>used for pattern weft insertion</text:p>
          </table:table-cell>
          <table:table-cell/>
          <table:table-cell office:value-type="string" calcext:value-type="string">
            <text:p>used for ground weft insertion</text:p>
          </table:table-cell>
          <table:table-cell/>
          <table:table-cell office:value-type="string" calcext:value-type="string">
            <text:p>x</text:p>
          </table:table-cell>
          <table:table-cell table:number-columns-repeated="2"/>
          <table:table-cell office:value-type="string" calcext:value-type="string">
            <text:p>?</text:p>
          </table:table-cell>
          <table:table-cell table:number-columns-repeated="2"/>
          <table:table-cell office:value-type="string" calcext:value-type="string">
            <text:p>single pickup stick used for opening pattern sheds</text:p>
          </table:table-cell>
          <table:table-cell table:number-columns-repeated="4"/>
          <table:table-cell office:value-type="string" calcext:value-type="string">
            <text:p>group of 10-30 additional heddles for supplementary weft motifs</text:p>
          </table:table-cell>
          <table:table-cell table:number-columns-repeated="3" office:value-type="string" calcext:value-type="string">
            <text:p>x</text:p>
          </table:table-cell>
          <table:table-cell/>
          <table:table-cell office:value-type="string" calcext:value-type="string">
            <text:p>occasionally</text:p>
          </table:table-cell>
          <table:table-cell office:value-type="string" calcext:value-type="string">
            <text:p>x</text:p>
          </table:table-cell>
          <table:table-cell table:number-columns-repeated="2"/>
          <table:table-cell office:value-type="string" calcext:value-type="string">
            <text:p>x</text:p>
          </table:table-cell>
          <table:table-cell table:number-columns-repeated="10"/>
          <table:table-cell office:value-type="string" calcext:value-type="string">
            <text:p>small supplementary weft motifs are defined by the group of heddles and their ordering</text:p>
          </table:table-cell>
          <table:table-cell table:number-columns-repeated="804"/>
        </table:table-row>
        <table:table-row table:style-name="ro10">
          <table:table-cell/>
          <table:table-cell office:value-type="string" calcext:value-type="string">
            <text:p>Run Li</text:p>
          </table:table-cell>
          <table:table-cell office:value-type="string" calcext:value-type="string">
            <text:p>FBBS</text:p>
          </table:table-cell>
          <table:table-cell/>
          <table:table-cell office:value-type="string" calcext:value-type="string">
            <text:p>China</text:p>
          </table:table-cell>
          <table:table-cell office:value-type="string" calcext:value-type="string">
            <text:p>Hainan, Baisha</text:p>
          </table:table-cell>
          <table:table-cell/>
          <table:table-cell office:value-type="string" calcext:value-type="string">
            <text:p>Hlai</text:p>
          </table:table-cell>
          <table:table-cell office:value-type="string" calcext:value-type="string">
            <text:p>Tai-Kadai</text:p>
          </table:table-cell>
          <table:table-cell table:style-name="ce4" table:number-columns-repeated="19"/>
          <table:table-cell office:value-type="string" calcext:value-type="string">
            <text:p>Museum examples of looms</text:p>
          </table:table-cell>
          <table:table-cell office:value-type="string" calcext:value-type="string">
            <text:p>Foot-braced backstrap loom</text:p>
          </table:table-cell>
          <table:table-cell table:style-name="ce4"/>
          <table:table-cell table:number-columns-repeated="2"/>
          <table:table-cell office:value-type="float" office:value="0" calcext:value-type="float">
            <text:p>0</text:p>
          </table:table-cell>
          <table:table-cell office:value-type="string" calcext:value-type="string">
            <text:p>x</text:p>
          </table:table-cell>
          <table:table-cell table:style-name="ce4" office:value-type="string" calcext:value-type="string">
            <text:p>x</text:p>
          </table:table-cell>
          <table:table-cell table:style-name="ce4"/>
          <table:table-cell table:number-columns-repeated="2" table:style-name="ce4" office:value-type="string" calcext:value-type="string">
            <text:p>x</text:p>
          </table:table-cell>
          <table:table-cell table:number-columns-repeated="2"/>
          <table:table-cell office:value-type="string" calcext:value-type="string">
            <text:p>round cane</text:p>
          </table:table-cell>
          <table:table-cell office:value-type="string" calcext:value-type="string">
            <text:p>woven palm fiber</text:p>
          </table:table-cell>
          <table:table-cell table:style-name="ce4" office:value-type="string" calcext:value-type="string">
            <text:p>x</text:p>
          </table:table-cell>
          <table:table-cell table:number-columns-repeated="34"/>
          <table:table-cell office:value-type="string" calcext:value-type="string">
            <text:p>x</text:p>
          </table:table-cell>
          <table:table-cell table:number-columns-repeated="13"/>
          <table:table-cell office:value-type="string" calcext:value-type="string">
            <text:p>x</text:p>
          </table:table-cell>
          <table:table-cell/>
          <table:table-cell office:value-type="string" calcext:value-type="string">
            <text:p>pair of beams</text:p>
          </table:table-cell>
          <table:table-cell/>
          <table:table-cell table:number-columns-repeated="2" office:value-type="string" calcext:value-type="string">
            <text:p>x</text:p>
          </table:table-cell>
          <table:table-cell/>
          <table:table-cell office:value-type="string" calcext:value-type="string">
            <text:p>2-fork/ 4 -fork</text:p>
          </table:table-cell>
          <table:table-cell office:value-type="string" calcext:value-type="string">
            <text:p>x</text:p>
          </table:table-cell>
          <table:table-cell table:number-columns-repeated="2"/>
          <table:table-cell office:value-type="string" calcext:value-type="string">
            <text:p>x</text:p>
          </table:table-cell>
          <table:table-cell table:number-columns-repeated="3"/>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x</text:p>
          </table:table-cell>
          <table:table-cell table:number-columns-repeated="3"/>
          <table:table-cell table:number-columns-repeated="3" office:value-type="string" calcext:value-type="string">
            <text:p>x</text:p>
          </table:table-cell>
          <table:table-cell table:number-columns-repeated="32"/>
          <table:table-cell office:value-type="string" calcext:value-type="string">
            <text:p>bamboo rod</text:p>
          </table:table-cell>
          <table:table-cell office:value-type="string" calcext:value-type="string">
            <text:p>x</text:p>
          </table:table-cell>
          <table:table-cell table:number-columns-repeated="11"/>
          <table:table-cell office:value-type="string" calcext:value-type="string">
            <text:p>hardwood sword</text:p>
          </table:table-cell>
          <table:table-cell office:value-type="string" calcext:value-type="string">
            <text:p>x</text:p>
          </table:table-cell>
          <table:table-cell/>
          <table:table-cell office:value-type="string" calcext:value-type="string">
            <text:p>x</text:p>
          </table:table-cell>
          <table:table-cell table:number-columns-repeated="5"/>
          <table:table-cell office:value-type="string" calcext:value-type="string">
            <text:p>x</text:p>
          </table:table-cell>
          <table:table-cell table:number-columns-repeated="8"/>
          <table:table-cell office:value-type="string" calcext:value-type="string">
            <text:p>x</text:p>
          </table:table-cell>
          <table:table-cell table:number-columns-repeated="2"/>
          <table:table-cell table:number-columns-repeated="3" office:value-type="string" calcext:value-type="string">
            <text:p>x</text:p>
          </table:table-cell>
          <table:table-cell table:number-columns-repeated="2"/>
          <table:table-cell office:value-type="string" calcext:value-type="string">
            <text:p>x</text:p>
          </table:table-cell>
          <table:table-cell table:number-columns-repeated="2"/>
          <table:table-cell office:value-type="string" calcext:value-type="string">
            <text:p>one or two sticks, resembling narrower versions of sword</text:p>
          </table:table-cell>
          <table:table-cell/>
          <table:table-cell table:number-columns-repeated="6" office:value-type="string" calcext:value-type="string">
            <text:p>x</text:p>
          </table:table-cell>
          <table:table-cell table:number-columns-repeated="2"/>
          <table:table-cell table:number-columns-repeated="2" office:value-type="string" calcext:value-type="string">
            <text:p>x</text:p>
          </table:table-cell>
          <table:table-cell table:number-columns-repeated="2"/>
          <table:table-cell office:value-type="string" calcext:value-type="string">
            <text:p>x</text:p>
          </table:table-cell>
          <table:table-cell table:number-columns-repeated="2"/>
          <table:table-cell table:number-columns-repeated="2" office:value-type="string" calcext:value-type="string">
            <text:p>x</text:p>
          </table:table-cell>
          <table:table-cell table:number-columns-repeated="811"/>
        </table:table-row>
        <table:table-row table:style-name="ro7">
          <table:table-cell/>
          <table:table-cell office:value-type="string" calcext:value-type="string">
            <text:p>Tai Yuan</text:p>
          </table:table-cell>
          <table:table-cell office:value-type="string" calcext:value-type="string">
            <text:p>2LH</text:p>
          </table:table-cell>
          <table:table-cell/>
          <table:table-cell office:value-type="string" calcext:value-type="string">
            <text:p>Thailand</text:p>
          </table:table-cell>
          <table:table-cell office:value-type="string" calcext:value-type="string">
            <text:p>N Thailand</text:p>
          </table:table-cell>
          <table:table-cell office:value-type="string" calcext:value-type="string">
            <text:p>Tai Yuan</text:p>
          </table:table-cell>
          <table:table-cell office:value-type="string" calcext:value-type="string">
            <text:p>Thai, Northern</text:p>
          </table:table-cell>
          <table:table-cell table:style-name="ce10" office:value-type="string" calcext:value-type="string">
            <text:p><text:a xlink:href="https://www.ethnologue.com/subgroups/southwestern-4" xlink:type="simple">Tai-Kadai, Kam-Tai, Tai, Southwestern</text:a></text:p>
          </table:table-cell>
          <table:table-cell table:style-name="ce4" table:number-columns-repeated="19"/>
          <table:table-cell office:value-type="string" calcext:value-type="string">
            <text:p>Old loom in the Chiang Mai Historical Museum (photos December 2014)</text:p>
          </table:table-cell>
          <table:table-cell office:value-type="string" calcext:value-type="string">
            <text:p>No patterning system</text:p>
          </table:table-cell>
          <table:table-cell table:style-name="ce4"/>
          <table:table-cell office:value-type="float" office:value="18.789" calcext:value-type="float">
            <text:p>18.7890</text:p>
          </table:table-cell>
          <table:table-cell office:value-type="float" office:value="98.986" calcext:value-type="float">
            <text:p>98.9860</text:p>
          </table:table-cell>
          <table:table-cell office:value-type="float" office:value="0" calcext:value-type="float">
            <text:p>0</text:p>
          </table:table-cell>
          <table:table-cell office:value-type="string" calcext:value-type="string">
            <text:p>x</text:p>
          </table:table-cell>
          <table:table-cell table:style-name="ce4"/>
          <table:table-cell table:number-columns-repeated="3" table:style-name="ce4" office:value-type="string" calcext:value-type="string">
            <text:p>x</text:p>
          </table:table-cell>
          <table:table-cell table:number-columns-repeated="3" office:value-type="string" calcext:value-type="string">
            <text:p>x</text:p>
          </table:table-cell>
          <table:table-cell/>
          <table:table-cell table:style-name="ce4"/>
          <table:table-cell office:value-type="string" calcext:value-type="string">
            <text:p>cuboid frame with extension at the back for the warp beam</text:p>
          </table:table-cell>
          <table:table-cell/>
          <table:table-cell table:number-columns-repeated="3"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joined by three horizontal bars, one of which warp passes over</text:p>
          </table:table-cell>
          <table:table-cell table:number-columns-repeated="11"/>
          <table:table-cell table:number-columns-repeated="3"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pillars</text:p>
          </table:table-cell>
          <table:table-cell office:value-type="string" calcext:value-type="string">
            <text:p>peg at one end, beam inserted in hole in pillar at the other end</text:p>
          </table:table-cell>
          <table:table-cell office:value-type="string" calcext:value-type="string">
            <text:p>main horizontal members of the frame extend backwards (without additional vertical supports), and enclose the "warp beam", around which the warp passes</text:p>
          </table:table-cell>
          <table:table-cell office:value-type="string" calcext:value-type="string">
            <text:p>the heddles and reed are attached to a bar that rests on top of the frame and that can be moved, though it is probably not adjusted very often during weaving</text:p>
          </table:table-cell>
          <table:table-cell table:number-columns-repeated="2"/>
          <table:table-cell office:value-type="string" calcext:value-type="string">
            <text:p>furthest warp beam</text:p>
          </table:table-cell>
          <table:table-cell office:value-type="string" calcext:value-type="string">
            <text:p>warp beam in the frame</text:p>
          </table:table-cell>
          <table:table-cell table:number-columns-repeated="5"/>
          <table:table-cell office:value-type="string" calcext:value-type="string">
            <text:p>x</text:p>
          </table:table-cell>
          <table:table-cell office:value-type="string" calcext:value-type="string">
            <text:p>the warp makes a right angle bend around the "warp beam" rather than being attached to it, then passes over second (square section) bar set into the main part of the frame</text:p>
          </table:table-cell>
          <table:table-cell office:value-type="string" calcext:value-type="string">
            <text:p>x</text:p>
          </table:table-cell>
          <table:table-cell table:number-columns-repeated="3"/>
          <table:table-cell table:number-columns-repeated="2" office:value-type="string" calcext:value-type="string">
            <text:p>x</text:p>
          </table:table-cell>
          <table:table-cell table:number-columns-repeated="5"/>
          <table:table-cell office:value-type="string" calcext:value-type="string">
            <text:p>grooved with stick</text:p>
          </table:table-cell>
          <table:table-cell table:number-columns-repeated="5"/>
          <table:table-cell office:value-type="string" calcext:value-type="string">
            <text:p>x</text:p>
          </table:table-cell>
          <table:table-cell office:value-type="string" calcext:value-type="string">
            <text:p>one end of the beam is square section with holes that fit over a peg, the other end is round and sits in a hole</text:p>
          </table:table-cell>
          <table:table-cell table:number-columns-repeated="2"/>
          <table:table-cell table:number-columns-repeated="5" office:value-type="string" calcext:value-type="string">
            <text:p>x</text:p>
          </table:table-cell>
          <table:table-cell/>
          <table:table-cell table:number-columns-repeated="2" office:value-type="string" calcext:value-type="string">
            <text:p>x</text:p>
          </table:table-cell>
          <table:table-cell office:value-type="string" calcext:value-type="string">
            <text:p>via pulleys</text:p>
          </table:table-cell>
          <table:table-cell/>
          <table:table-cell office:value-type="string" calcext:value-type="string">
            <text:p>x</text:p>
          </table:table-cell>
          <table:table-cell office:value-type="string" calcext:value-type="string">
            <text:p>appears to be spiral continuous</text:p>
          </table:table-cell>
          <table:table-cell table:number-columns-repeated="3"/>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heddles are attached to two bars operated by the feet</text:p>
          </table:table-cell>
          <table:table-cell table:number-columns-repeated="4"/>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heddles attached to two pulleys, suspended by cords from a rod that rests on top of the loom</text:p>
          </table:table-cell>
          <table:table-cell table:number-columns-repeated="7"/>
          <table:table-cell office:value-type="string" calcext:value-type="string">
            <text:p>two pulleys</text:p>
          </table:table-cell>
          <table:table-cell table:number-columns-repeated="22"/>
          <table:table-cell table:number-columns-repeated="2" office:value-type="string" calcext:value-type="string">
            <text:p>x</text:p>
          </table:table-cell>
          <table:table-cell/>
          <table:table-cell office:value-type="string" calcext:value-type="string">
            <text:p>x</text:p>
          </table:table-cell>
          <table:table-cell/>
          <table:table-cell office:value-type="string" calcext:value-type="string">
            <text:p>x</text:p>
          </table:table-cell>
          <table:table-cell table:number-columns-repeated="2"/>
          <table:table-cell table:number-columns-repeated="3" office:value-type="string" calcext:value-type="string">
            <text:p>x</text:p>
          </table:table-cell>
          <table:table-cell table:number-columns-repeated="3"/>
          <table:table-cell office:value-type="string" calcext:value-type="string">
            <text:p>some probably inserted this way</text:p>
          </table:table-cell>
          <table:table-cell/>
          <table:table-cell table:number-columns-repeated="2" office:value-type="string" calcext:value-type="string">
            <text:p>x</text:p>
          </table:table-cell>
          <table:table-cell table:number-columns-repeated="2"/>
          <table:table-cell office:value-type="string" calcext:value-type="string">
            <text:p>boat-shaped shuttle</text:p>
          </table:table-cell>
          <table:table-cell table:number-columns-repeated="3"/>
          <table:table-cell office:value-type="string" calcext:value-type="string">
            <text:p>probably pickup stick</text:p>
          </table:table-cell>
          <table:table-cell/>
          <table:table-cell office:value-type="string" calcext:value-type="string">
            <text:p>x</text:p>
          </table:table-cell>
          <table:table-cell/>
          <table:table-cell office:value-type="string" calcext:value-type="string">
            <text:p>x</text:p>
          </table:table-cell>
          <table:table-cell table:number-columns-repeated="825"/>
        </table:table-row>
        <table:table-row table:style-name="ro11">
          <table:table-cell/>
          <table:table-cell office:value-type="string" calcext:value-type="string">
            <text:p>Tai Xam Nuea</text:p>
          </table:table-cell>
          <table:table-cell office:value-type="string" calcext:value-type="string">
            <text:p>2LH</text:p>
          </table:table-cell>
          <table:table-cell office:value-type="string" calcext:value-type="string">
            <text:p>yes</text:p>
          </table:table-cell>
          <table:table-cell office:value-type="string" calcext:value-type="string">
            <text:p>Laos</text:p>
          </table:table-cell>
          <table:table-cell office:value-type="string" calcext:value-type="string">
            <text:p>Northern Laos, near Vietnam border</text:p>
            <draw:frame draw:z-index="0" draw:name="Ink 1" draw:style-name="gr1" draw:text-style-name="P1" svg:width="0.001cm" svg:height="0.001cm" svg:x="1.118cm" svg:y="3.144cm">
              <draw:image xlink:href="Pictures/100000010000000200000002A85A6FD428F16746.png" xlink:type="simple" xlink:show="embed" xlink:actuate="onLoad" draw:mime-type="image/png">
                <text:p/>
              </draw:image>
            </draw:frame>
          </table:table-cell>
          <table:table-cell office:value-type="string" calcext:value-type="string">
            <text:p>Muang Xam Nuea, Muang Phuan (Laos) (lat/long is Xam Nuea airport)</text:p>
          </table:table-cell>
          <table:table-cell office:value-type="string" calcext:value-type="string">
            <text:p>Lao-Tai</text:p>
          </table:table-cell>
          <table:table-cell office:value-type="string" calcext:value-type="string">
            <text:p>Tai-Kadai</text:p>
          </table:table-cell>
          <table:table-cell table:style-name="ce4" table:number-columns-repeated="19"/>
          <table:table-cell office:value-type="string" calcext:value-type="string">
            <text:p>Cheesman 2004 p245 Fig 10.54, http://einesaite.blogspot.com/2013/05/chok-and-kit-lao-supplementary-weft.html</text:p>
          </table:table-cell>
          <table:table-cell office:value-type="string" calcext:value-type="string">
            <text:p>Cheesman 2004 notes that all the Lao-Tai groups in this region had similar dyeing and weaving techniques</text:p>
          </table:table-cell>
          <table:table-cell table:style-name="ce4" office:value-type="string" calcext:value-type="string">
            <text:p>complex pattern system - counted as 60 spars though some versions use cords instead</text:p>
          </table:table-cell>
          <table:table-cell office:value-type="float" office:value="20.42" calcext:value-type="float">
            <text:p>20.4200</text:p>
          </table:table-cell>
          <table:table-cell office:value-type="float" office:value="104.07" calcext:value-type="float">
            <text:p>104.0700</text:p>
          </table:table-cell>
          <table:table-cell office:value-type="float" office:value="0" calcext:value-type="float">
            <text:p>0</text:p>
          </table:table-cell>
          <table:table-cell office:value-type="string" calcext:value-type="string">
            <text:p>x</text:p>
          </table:table-cell>
          <table:table-cell table:style-name="ce4"/>
          <table:table-cell table:number-columns-repeated="3" table:style-name="ce4" office:value-type="string" calcext:value-type="string">
            <text:p>x</text:p>
          </table:table-cell>
          <table:table-cell table:number-columns-repeated="3" office:value-type="string" calcext:value-type="string">
            <text:p>x</text:p>
          </table:table-cell>
          <table:table-cell/>
          <table:table-cell table:style-name="ce4"/>
          <table:table-cell office:value-type="string" calcext:value-type="string">
            <text:p>x</text:p>
          </table:table-cell>
          <table:table-cell/>
          <table:table-cell table:number-columns-repeated="3"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3-4 horizontal bars, warp passes under one of them, up and back around to a bar over the weaver's head</text:p>
          </table:table-cell>
          <table:table-cell table:number-columns-repeated="11"/>
          <table:table-cell table:number-columns-repeated="3"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some looms</text:p>
          </table:table-cell>
          <table:table-cell office:value-type="string" calcext:value-type="string">
            <text:p>Cheeseman 2004 Fig 10.55 p246</text:p>
          </table:table-cell>
          <table:table-cell/>
          <table:table-cell office:value-type="string" calcext:value-type="string">
            <text:p>x</text:p>
          </table:table-cell>
          <table:table-cell table:number-columns-repeated="2"/>
          <table:table-cell office:value-type="string" calcext:value-type="string">
            <text:p>beam that the warp bends around</text:p>
          </table:table-cell>
          <table:table-cell table:number-columns-repeated="6"/>
          <table:table-cell office:value-type="string" calcext:value-type="string">
            <text:p>x</text:p>
          </table:table-cell>
          <table:table-cell office:value-type="string" calcext:value-type="string">
            <text:p>Cheesman 2004 p245 Fig10.54: warp is tied with a slipknot over the weaver's head so that it can easily be released to extend it</text:p>
          </table:table-cell>
          <table:table-cell office:value-type="string" calcext:value-type="string">
            <text:p>x</text:p>
          </table:table-cell>
          <table:table-cell table:number-columns-repeated="3"/>
          <table:table-cell office:value-type="string" calcext:value-type="string">
            <text:p>x</text:p>
          </table:table-cell>
          <table:table-cell office:value-type="string" calcext:value-type="string">
            <text:p>some variation, but often square bar</text:p>
          </table:table-cell>
          <table:table-cell table:number-columns-repeated="5"/>
          <table:table-cell office:value-type="string" calcext:value-type="string">
            <text:p>x</text:p>
          </table:table-cell>
          <table:table-cell table:number-columns-repeated="5"/>
          <table:table-cell office:value-type="string" calcext:value-type="string">
            <text:p>Cheesman 2004 p245 Fig 10.54</text:p>
          </table:table-cell>
          <table:table-cell office:value-type="string" calcext:value-type="string">
            <text:p>some looms</text:p>
          </table:table-cell>
          <table:table-cell table:number-columns-repeated="2"/>
          <table:table-cell table:number-columns-repeated="5" office:value-type="string" calcext:value-type="string">
            <text:p>x</text:p>
          </table:table-cell>
          <table:table-cell/>
          <table:table-cell table:number-columns-repeated="2" office:value-type="string" calcext:value-type="string">
            <text:p>x</text:p>
          </table:table-cell>
          <table:table-cell office:value-type="string" calcext:value-type="string">
            <text:p>pair of double heddles, attached to poles on top of the loom frame and treadles below</text:p>
          </table:table-cell>
          <table:table-cell/>
          <table:table-cell office:value-type="string" calcext:value-type="string">
            <text:p>x</text:p>
          </table:table-cell>
          <table:table-cell office:value-type="string" calcext:value-type="string">
            <text:p>presumably spiral?</text:p>
          </table:table-cell>
          <table:table-cell table:number-columns-repeated="3"/>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heddles are attached to two bars operated by the feet</text:p>
          </table:table-cell>
          <table:table-cell table:number-columns-repeated="4"/>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x</text:p>
          </table:table-cell>
          <table:table-cell office:value-type="string" calcext:value-type="string">
            <text:p>pass over a round bamboo rod that rests on top of the loom</text:p>
          </table:table-cell>
          <table:table-cell table:number-columns-repeated="29"/>
          <table:table-cell table:number-columns-repeated="2" office:value-type="string" calcext:value-type="string">
            <text:p>x</text:p>
          </table:table-cell>
          <table:table-cell office:value-type="string" calcext:value-type="string">
            <text:p>bow-shaped piece of bamboo</text:p>
          </table:table-cell>
          <table:table-cell office:value-type="string" calcext:value-type="string">
            <text:p>x</text:p>
          </table:table-cell>
          <table:table-cell/>
          <table:table-cell office:value-type="string" calcext:value-type="string">
            <text:p>fuem noi = small reed/comb</text:p>
          </table:table-cell>
          <table:table-cell/>
          <table:table-cell office:value-type="string" calcext:value-type="string">
            <text:p>x</text:p>
          </table:table-cell>
          <table:table-cell/>
          <table:table-cell office:value-type="string" calcext:value-type="string">
            <text:p>Reed can be used as a beater, though not as heavy as Kiranti version</text:p>
          </table:table-cell>
          <table:table-cell office:value-type="string" calcext:value-type="string">
            <text:p>x</text:p>
          </table:table-cell>
          <table:table-cell table:number-columns-repeated="3"/>
          <table:table-cell office:value-type="string" calcext:value-type="string">
            <text:p>used for some discontinuous supplementary weft designs</text:p>
          </table:table-cell>
          <table:table-cell/>
          <table:table-cell table:number-columns-repeated="2" office:value-type="string" calcext:value-type="string">
            <text:p>x</text:p>
          </table:table-cell>
          <table:table-cell table:number-columns-repeated="2"/>
          <table:table-cell office:value-type="string" calcext:value-type="string">
            <text:p>40cm long boat-shaped shuttle</text:p>
          </table:table-cell>
          <table:table-cell table:number-columns-repeated="3"/>
          <table:table-cell office:value-type="string" calcext:value-type="string">
            <text:p>Cheesman 2004 p249 Fig 10.63</text:p>
          </table:table-cell>
          <table:table-cell/>
          <table:table-cell office:value-type="string" calcext:value-type="string">
            <text:p>koh technique</text:p>
          </table:table-cell>
          <table:table-cell/>
          <table:table-cell table:number-columns-repeated="2" office:value-type="string" calcext:value-type="string">
            <text:p>x</text:p>
          </table:table-cell>
          <table:table-cell table:number-columns-repeated="2"/>
          <table:table-cell office:value-type="string" calcext:value-type="string">
            <text:p>khao nyueng: Cheesman 2004 p251. Sometimes the heddles sit unsupported in the warp, but they can also be cantilevered and supported with weights (Fig 10.73)</text:p>
          </table:table-cell>
          <table:table-cell/>
          <table:table-cell table:number-columns-repeated="2" office:value-type="string" calcext:value-type="string">
            <text:p>x</text:p>
          </table:table-cell>
          <table:table-cell table:number-columns-repeated="2"/>
          <table:table-cell office:value-type="string" calcext:value-type="string">
            <text:p>x</text:p>
          </table:table-cell>
          <table:table-cell table:number-columns-repeated="4"/>
          <table:table-cell office:value-type="string" calcext:value-type="string">
            <text:p>diu (pattern sticks) are placed in the warp one by one then removed in reverse sequence to make symmetric design (Cheeseman 2004 p248). This is a separate technique from the use of a complex patterning system, they are not used together.</text:p>
          </table:table-cell>
          <table:table-cell office:value-type="string" calcext:value-type="string">
            <text:p>x</text:p>
          </table:table-cell>
          <table:table-cell/>
          <table:table-cell office:value-type="string" calcext:value-type="string">
            <text:p>used for lai kep (continuous supplementary weft), sometimes also for parts of discontinuous supplementary weft designs</text:p>
          </table:table-cell>
          <table:table-cell table:number-columns-repeated="3"/>
          <table:table-cell office:value-type="string" calcext:value-type="string">
            <text:p>Vertical system above and below warp</text:p>
          </table:table-cell>
          <table:table-cell/>
          <table:table-cell office:value-type="string" calcext:value-type="string">
            <text:p>flat hardwood stick with slightly pointed ends - not used for beating, but for opening pattern sheds behind the ground weave heddles, propping them open wide enough for the weaver to use them for inserting supplementary weft yarns</text:p>
          </table:table-cell>
          <table:table-cell/>
          <table:table-cell office:value-type="string" calcext:value-type="string">
            <text:p>Type <text:s/>Pattern is stored on sticks or threads placed in heddles that extend from above the warp to below it, attached to the frame at both ends. After completion of each row of supplementary weft (continuous) the pattern stick is taken from above the warp and replaced in the heddle below the warp. Complex patterns with up to 1000 lines may be stored by using strings instead of sticks (Cheesman 2004 p250)</text:p>
          </table:table-cell>
          <table:table-cell/>
          <table:table-cell table:number-columns-repeated="3" office:value-type="string" calcext:value-type="string">
            <text:p>x</text:p>
          </table:table-cell>
          <table:table-cell table:number-columns-repeated="3"/>
          <table:table-cell office:value-type="string" calcext:value-type="string">
            <text:p>two square frames, above and below the warp, provide support</text:p>
          </table:table-cell>
          <table:table-cell table:number-columns-repeated="4"/>
          <table:table-cell table:number-columns-repeated="2" office:value-type="string" calcext:value-type="string">
            <text:p>x</text:p>
          </table:table-cell>
          <table:table-cell table:number-columns-repeated="9"/>
          <table:table-cell office:value-type="string" calcext:value-type="string">
            <text:p>x</text:p>
          </table:table-cell>
          <table:table-cell table:number-columns-repeated="775"/>
        </table:table-row>
        <table:table-row table:style-name="ro9">
          <table:table-cell/>
          <table:table-cell office:value-type="string" calcext:value-type="string">
            <text:p>Tai Isan</text:p>
          </table:table-cell>
          <table:table-cell office:value-type="string" calcext:value-type="string">
            <text:p>2LH</text:p>
          </table:table-cell>
          <table:table-cell/>
          <table:table-cell office:value-type="string" calcext:value-type="string">
            <text:p>Thailand</text:p>
          </table:table-cell>
          <table:table-cell office:value-type="string" calcext:value-type="string">
            <text:p>NE Thailand</text:p>
          </table:table-cell>
          <table:table-cell office:value-type="string" calcext:value-type="string">
            <text:p>Isan</text:p>
          </table:table-cell>
          <table:table-cell office:value-type="string" calcext:value-type="string">
            <text:p>Tai Lao</text:p>
          </table:table-cell>
          <table:table-cell office:value-type="string" calcext:value-type="string">
            <text:p>Tai-Kadai</text:p>
          </table:table-cell>
          <table:table-cell table:style-name="ce4" table:number-columns-repeated="19"/>
          <table:table-cell office:value-type="string" calcext:value-type="string">
            <text:p>Stone 2009, EB's notes from Baan Pon</text:p>
          </table:table-cell>
          <table:table-cell office:value-type="string" calcext:value-type="string">
            <text:p>looms etc appear identical to those illustrated in Cheesman 2004</text:p>
          </table:table-cell>
          <table:table-cell table:style-name="ce4"/>
          <table:table-cell office:value-type="float" office:value="16.0458" calcext:value-type="float">
            <text:p>16.0458</text:p>
          </table:table-cell>
          <table:table-cell office:value-type="float" office:value="103.667" calcext:value-type="float">
            <text:p>103.6670</text:p>
          </table:table-cell>
          <table:table-cell office:value-type="float" office:value="0" calcext:value-type="float">
            <text:p>0</text:p>
          </table:table-cell>
          <table:table-cell office:value-type="string" calcext:value-type="string">
            <text:p>x</text:p>
          </table:table-cell>
          <table:table-cell table:style-name="ce4"/>
          <table:table-cell table:number-columns-repeated="3" table:style-name="ce4" office:value-type="string" calcext:value-type="string">
            <text:p>x</text:p>
          </table:table-cell>
          <table:table-cell office:value-type="string" calcext:value-type="string">
            <text:p>x</text:p>
          </table:table-cell>
          <table:table-cell/>
          <table:table-cell office:value-type="string" calcext:value-type="string">
            <text:p>mai na dak</text:p>
          </table:table-cell>
          <table:table-cell/>
          <table:table-cell table:style-name="ce4"/>
          <table:table-cell office:value-type="string" calcext:value-type="string">
            <text:p>x</text:p>
          </table:table-cell>
          <table:table-cell/>
          <table:table-cell table:number-columns-repeated="3"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x</text:p>
          </table:table-cell>
          <table:table-cell table:number-columns-repeated="11"/>
          <table:table-cell table:number-columns-repeated="3" office:value-type="string" calcext:value-type="string">
            <text:p>x</text:p>
          </table:table-cell>
          <table:table-cell/>
          <table:table-cell table:number-columns-repeated="2" office:value-type="string" calcext:value-type="string">
            <text:p>x</text:p>
          </table:table-cell>
          <table:table-cell office:value-type="string" calcext:value-type="string">
            <text:p>type <text:s/>one or two bars slung below top of frame</text:p>
          </table:table-cell>
          <table:table-cell office:value-type="string" calcext:value-type="string">
            <text:p>x</text:p>
          </table:table-cell>
          <table:table-cell office:value-type="string" calcext:value-type="string">
            <text:p>identical to type example</text:p>
          </table:table-cell>
          <table:table-cell/>
          <table:table-cell office:value-type="string" calcext:value-type="string">
            <text:p>x</text:p>
          </table:table-cell>
          <table:table-cell table:number-columns-repeated="3"/>
          <table:table-cell office:value-type="string" calcext:value-type="string">
            <text:p>x</text:p>
          </table:table-cell>
          <table:table-cell table:number-columns-repeated="5"/>
          <table:table-cell office:value-type="string" calcext:value-type="string">
            <text:p>Warp passes over a bar near the back of the loom, then down to a warp beam at the back of the loom, below it. Several different versions of this system.</text:p>
          </table:table-cell>
          <table:table-cell table:number-columns-repeated="2"/>
          <table:table-cell table:number-columns-repeated="2" office:value-type="string" calcext:value-type="string">
            <text:p>x</text:p>
          </table:table-cell>
          <table:table-cell/>
          <table:table-cell office:value-type="string" calcext:value-type="string">
            <text:p>mai kam pan</text:p>
          </table:table-cell>
          <table:table-cell office:value-type="string" calcext:value-type="string">
            <text:p>x</text:p>
          </table:table-cell>
          <table:table-cell table:number-columns-repeated="5"/>
          <table:table-cell office:value-type="string" calcext:value-type="string">
            <text:p>groove visible in photos from Baan Pon, presumably has retaining stick too</text:p>
          </table:table-cell>
          <table:table-cell table:number-columns-repeated="5"/>
          <table:table-cell table:number-columns-repeated="2" office:value-type="string" calcext:value-type="string">
            <text:p>x</text:p>
          </table:table-cell>
          <table:table-cell table:number-columns-repeated="2"/>
          <table:table-cell table:number-columns-repeated="5" office:value-type="string" calcext:value-type="string">
            <text:p>x</text:p>
          </table:table-cell>
          <table:table-cell/>
          <table:table-cell office:value-type="string" calcext:value-type="string">
            <text:p>kao feum</text:p>
          </table:table-cell>
          <table:table-cell office:value-type="string" calcext:value-type="string">
            <text:p>x</text:p>
          </table:table-cell>
          <table:table-cell office:value-type="string" calcext:value-type="string">
            <text:p>khao/ takor</text:p>
          </table:table-cell>
          <table:table-cell/>
          <table:table-cell office:value-type="string" calcext:value-type="string">
            <text:p>x</text:p>
          </table:table-cell>
          <table:table-cell office:value-type="string" calcext:value-type="string">
            <text:p>presumably spiral?</text:p>
          </table:table-cell>
          <table:table-cell table:number-columns-repeated="3"/>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mai yeab hook (treadles), ma yap</text:p>
          </table:table-cell>
          <table:table-cell table:number-columns-repeated="4"/>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x</text:p>
          </table:table-cell>
          <table:table-cell office:value-type="string" calcext:value-type="string">
            <text:p>pass over a round bamboo rod that is suspended just below the frame</text:p>
          </table:table-cell>
          <table:table-cell table:number-columns-repeated="29"/>
          <table:table-cell office:value-type="string" calcext:value-type="string">
            <text:p>seems to be used in some looms for narrower fabrics</text:p>
          </table:table-cell>
          <table:table-cell table:number-columns-repeated="3" office:value-type="string" calcext:value-type="string">
            <text:p>x</text:p>
          </table:table-cell>
          <table:table-cell/>
          <table:table-cell office:value-type="string" calcext:value-type="string">
            <text:p>feom, fun wee = reed teeth</text:p>
          </table:table-cell>
          <table:table-cell table:number-columns-repeated="2"/>
          <table:table-cell office:value-type="string" calcext:value-type="string">
            <text:p>x</text:p>
          </table:table-cell>
          <table:table-cell office:value-type="string" calcext:value-type="string">
            <text:p>kob fuem</text:p>
          </table:table-cell>
          <table:table-cell office:value-type="string" calcext:value-type="string">
            <text:p>x</text:p>
          </table:table-cell>
          <table:table-cell table:number-columns-repeated="3"/>
          <table:table-cell office:value-type="string" calcext:value-type="string">
            <text:p>used for some discontinuous supplementary weft designs</text:p>
          </table:table-cell>
          <table:table-cell/>
          <table:table-cell table:number-columns-repeated="2" office:value-type="string" calcext:value-type="string">
            <text:p>x</text:p>
          </table:table-cell>
          <table:table-cell table:number-columns-repeated="2"/>
          <table:table-cell office:value-type="string" calcext:value-type="string">
            <text:p>20-30cm long boat shaped shuttle</text:p>
          </table:table-cell>
          <table:table-cell table:number-columns-repeated="2"/>
          <table:table-cell office:value-type="string" calcext:value-type="string">
            <text:p>sometimes (Baan Pon photos)</text:p>
          </table:table-cell>
          <table:table-cell office:value-type="string" calcext:value-type="string">
            <text:p>?</text:p>
          </table:table-cell>
          <table:table-cell table:number-columns-repeated="4"/>
          <table:table-cell table:number-columns-repeated="3" office:value-type="string" calcext:value-type="string">
            <text:p>x</text:p>
          </table:table-cell>
          <table:table-cell office:value-type="string" calcext:value-type="string">
            <text:p>group of simple heddles hanging below the warp, raised by an assisstant (pha kit weaving)</text:p>
          </table:table-cell>
          <table:table-cell table:number-columns-repeated="2"/>
          <table:table-cell office:value-type="string" calcext:value-type="string">
            <text:p>x</text:p>
          </table:table-cell>
          <table:table-cell table:number-columns-repeated="2"/>
          <table:table-cell table:number-columns-repeated="2" office:value-type="string" calcext:value-type="string">
            <text:p>x</text:p>
          </table:table-cell>
          <table:table-cell table:number-columns-repeated="10"/>
          <table:table-cell office:value-type="string" calcext:value-type="string">
            <text:p>mai lai = pattern heddles</text:p>
          </table:table-cell>
          <table:table-cell/>
          <table:table-cell office:value-type="string" calcext:value-type="string">
            <text:p>mai tam <text:s/>flat hardwood stick, pointed at one end, flat at the other</text:p>
          </table:table-cell>
          <table:table-cell/>
          <table:table-cell table:number-columns-repeated="2" office:value-type="string" calcext:value-type="string">
            <text:p>x</text:p>
          </table:table-cell>
          <table:table-cell table:number-columns-repeated="2"/>
          <table:table-cell office:value-type="string" calcext:value-type="string">
            <text:p>x</text:p>
          </table:table-cell>
          <table:table-cell table:number-columns-repeated="3"/>
          <table:table-cell office:value-type="string" calcext:value-type="string">
            <text:p>x</text:p>
          </table:table-cell>
          <table:table-cell table:number-columns-repeated="4"/>
          <table:table-cell table:number-columns-repeated="2" office:value-type="string" calcext:value-type="string">
            <text:p>x</text:p>
          </table:table-cell>
          <table:table-cell table:number-columns-repeated="9"/>
          <table:table-cell office:value-type="string" calcext:value-type="string">
            <text:p>x</text:p>
          </table:table-cell>
          <table:table-cell table:number-columns-repeated="775"/>
        </table:table-row>
        <table:table-row table:style-name="ro12">
          <table:table-cell/>
          <table:table-cell office:value-type="string" calcext:value-type="string">
            <text:p>Tai Mai Chau</text:p>
          </table:table-cell>
          <table:table-cell office:value-type="string" calcext:value-type="string">
            <text:p>2LH</text:p>
          </table:table-cell>
          <table:table-cell/>
          <table:table-cell office:value-type="string" calcext:value-type="string">
            <text:p>Vietnam</text:p>
          </table:table-cell>
          <table:table-cell office:value-type="string" calcext:value-type="string">
            <text:p>Northwest Vietnam</text:p>
          </table:table-cell>
          <table:table-cell office:value-type="string" calcext:value-type="string">
            <text:p>Tai Mai Chau, probably Tai Don (White Tai)</text:p>
          </table:table-cell>
          <table:table-cell office:value-type="string" calcext:value-type="string">
            <text:p>Tai Don</text:p>
          </table:table-cell>
          <table:table-cell table:style-name="ce10" office:value-type="string" calcext:value-type="string">
            <text:p><text:a xlink:href="https://www.ethnologue.com/subgroups/southwestern-16" xlink:type="simple">Tai-Kadai, Kam-Tai, Tai, Southwestern</text:a></text:p>
          </table:table-cell>
          <table:table-cell table:style-name="ce4" table:number-columns-repeated="19"/>
          <table:table-cell office:value-type="string" calcext:value-type="string">
            <text:p><text:s/>Field notes 2017. See also: Deb McClintock "Storing Pattern Above the Warp Line" Complex Weavers Journal June 2013.</text:p>
          </table:table-cell>
          <table:table-cell office:value-type="string" calcext:value-type="string">
            <text:p>It does not appear that pattern sequences are saved permanently in the vertical pattern heddles. Instead, patterns are saved on heirloom cloths, then transferred first to a set of pattern sticks in the warp while weaving a new cloth, then to the vertical pattern heddle, whcih is then used for making repeats during the weaving process (possibly for several textiles?). In using the stored patterns, the warp lifts are first transferred to a set of temporary sticks in the warp, before use by the weaver.</text:p>
          </table:table-cell>
          <table:table-cell table:style-name="ce4"/>
          <table:table-cell office:value-type="float" office:value="20.6739" calcext:value-type="float">
            <text:p>20.6739</text:p>
          </table:table-cell>
          <table:table-cell office:value-type="float" office:value="105.0128" calcext:value-type="float">
            <text:p>105.0128</text:p>
          </table:table-cell>
          <table:table-cell office:value-type="float" office:value="0" calcext:value-type="float">
            <text:p>0</text:p>
          </table:table-cell>
          <table:table-cell office:value-type="string" calcext:value-type="string">
            <text:p>x</text:p>
          </table:table-cell>
          <table:table-cell table:style-name="ce4"/>
          <table:table-cell table:number-columns-repeated="3" table:style-name="ce4" office:value-type="string" calcext:value-type="string">
            <text:p>x</text:p>
          </table:table-cell>
          <table:table-cell office:value-type="string" calcext:value-type="string">
            <text:p>x</text:p>
          </table:table-cell>
          <table:table-cell/>
          <table:table-cell office:value-type="string" calcext:value-type="string">
            <text:p>x</text:p>
          </table:table-cell>
          <table:table-cell/>
          <table:table-cell table:style-name="ce4"/>
          <table:table-cell office:value-type="string" calcext:value-type="string">
            <text:p>x</text:p>
          </table:table-cell>
          <table:table-cell/>
          <table:table-cell table:number-columns-repeated="2" office:value-type="string" calcext:value-type="string">
            <text:p>x</text:p>
          </table:table-cell>
          <table:table-cell/>
          <table:table-cell table:number-columns-repeated="3" office:value-type="string" calcext:value-type="string">
            <text:p>x</text:p>
          </table:table-cell>
          <table:table-cell/>
          <table:table-cell office:value-type="string" calcext:value-type="string">
            <text:p>x</text:p>
          </table:table-cell>
          <table:table-cell table:number-columns-repeated="11"/>
          <table:table-cell table:number-columns-repeated="3"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Cloth beam fits into holes in two pillars with rounded tops</text:p>
          </table:table-cell>
          <table:table-cell table:number-columns-repeated="2"/>
          <table:table-cell office:value-type="string" calcext:value-type="string">
            <text:p>the heddles and reed are attached to a bar that rests on top of the frame and that can be moved, thought it is probably not adjusted very often during weaving</text:p>
          </table:table-cell>
          <table:table-cell/>
          <table:table-cell office:value-type="string" calcext:value-type="string">
            <text:p>x</text:p>
          </table:table-cell>
          <table:table-cell table:number-columns-repeated="2" office:value-type="string" calcext:value-type="string">
            <text:p>some looms</text:p>
          </table:table-cell>
          <table:table-cell/>
          <table:table-cell office:value-type="string" calcext:value-type="string">
            <text:p>x</text:p>
          </table:table-cell>
          <table:table-cell office:value-type="string" calcext:value-type="string">
            <text:p>4 spokes</text:p>
          </table:table-cell>
          <table:table-cell office:value-type="string" calcext:value-type="string">
            <text:p>Type</text:p>
          </table:table-cell>
          <table:table-cell office:value-type="string" calcext:value-type="string">
            <text:p>Padded with sticks. The neat pattern of stacked flat sticks resembles that on Nung looms in Cao Bang province.</text:p>
          </table:table-cell>
          <table:table-cell office:value-type="string" calcext:value-type="string">
            <text:p>x</text:p>
          </table:table-cell>
          <table:table-cell table:number-columns-repeated="2"/>
          <table:table-cell office:value-type="string" calcext:value-type="string">
            <text:p>warp passes around warp beam lodged behind back pillars, supported by notched brackets, then is collected on second warp beam below the loom, equipped with spokes to stop rotation</text:p>
          </table:table-cell>
          <table:table-cell office:value-type="string" calcext:value-type="string">
            <text:p>type</text:p>
          </table:table-cell>
          <table:table-cell/>
          <table:table-cell office:value-type="string" calcext:value-type="string">
            <text:p>x</text:p>
          </table:table-cell>
          <table:table-cell table:number-columns-repeated="2" office:value-type="string" calcext:value-type="string">
            <text:p>some looms</text:p>
          </table:table-cell>
          <table:table-cell table:number-columns-repeated="4"/>
          <table:table-cell office:value-type="string" calcext:value-type="string">
            <text:p>stick-and-groove (not all looms?)</text:p>
          </table:table-cell>
          <table:table-cell table:number-columns-repeated="5"/>
          <table:table-cell office:value-type="string" calcext:value-type="string">
            <text:p>x</text:p>
          </table:table-cell>
          <table:table-cell office:value-type="string" calcext:value-type="string">
            <text:p>some looms (square section warp beams). In other looms the rotation of the cloth beam is stopped by a peg sticking out of it, which is tied off to the loom frame below.</text:p>
          </table:table-cell>
          <table:table-cell office:value-type="string" calcext:value-type="string">
            <text:p>some looms: peg sticking out of cloth beam with a cord attached that is tied to the frame</text:p>
          </table:table-cell>
          <table:table-cell/>
          <table:table-cell table:number-columns-repeated="5" office:value-type="string" calcext:value-type="string">
            <text:p>x</text:p>
          </table:table-cell>
          <table:table-cell/>
          <table:table-cell table:number-columns-repeated="2" office:value-type="string" calcext:value-type="string">
            <text:p>x</text:p>
          </table:table-cell>
          <table:table-cell office:value-type="string" calcext:value-type="string">
            <text:p>pair of double heddles</text:p>
          </table:table-cell>
          <table:table-cell/>
          <table:table-cell office:value-type="string" calcext:value-type="string">
            <text:p>x</text:p>
          </table:table-cell>
          <table:table-cell office:value-type="string" calcext:value-type="string">
            <text:p>presumably spiral?</text:p>
          </table:table-cell>
          <table:table-cell table:number-columns-repeated="3"/>
          <table:table-cell office:value-type="string" calcext:value-type="string">
            <text:p>narrow rod on top</text:p>
          </table:table-cell>
          <table:table-cell/>
          <table:table-cell office:value-type="string" calcext:value-type="string">
            <text:p>x</text:p>
          </table:table-cell>
          <table:table-cell table:number-columns-repeated="3"/>
          <table:table-cell office:value-type="string" calcext:value-type="string">
            <text:p>treadles</text:p>
          </table:table-cell>
          <table:table-cell table:number-columns-repeated="4"/>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joined to a transverse rod (which also supports the reed) with longitudinal extensions on either side, holding the cords</text:p>
          </table:table-cell>
          <table:table-cell table:number-columns-repeated="2"/>
          <table:table-cell office:value-type="string" calcext:value-type="string">
            <text:p>Type: H-shaped rocker, pivot is a bar resting on top of the loom frame</text:p>
          </table:table-cell>
          <table:table-cell/>
          <table:table-cell office:value-type="string" calcext:value-type="string">
            <text:p>Type</text:p>
          </table:table-cell>
          <table:table-cell table:number-columns-repeated="23"/>
          <table:table-cell table:number-columns-repeated="2" office:value-type="string" calcext:value-type="string">
            <text:p>x</text:p>
          </table:table-cell>
          <table:table-cell office:value-type="string" calcext:value-type="string">
            <text:p>bow-shaped</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x</text:p>
          </table:table-cell>
          <table:table-cell office:value-type="string" calcext:value-type="string">
            <text:p>heavy frame suspended by wooden bars</text:p>
          </table:table-cell>
          <table:table-cell office:value-type="string" calcext:value-type="string">
            <text:p>x</text:p>
          </table:table-cell>
          <table:table-cell office:value-type="string" calcext:value-type="string">
            <text:p>swinging bar is sculpted into a distinctive elongated "V" shape with a round bearing at the top</text:p>
          </table:table-cell>
          <table:table-cell table:number-columns-repeated="2"/>
          <table:table-cell office:value-type="string" calcext:value-type="string">
            <text:p>discontinuous supplementary weft sometimes inserted this way</text:p>
          </table:table-cell>
          <table:table-cell/>
          <table:table-cell office:value-type="string" calcext:value-type="string">
            <text:p>discontinuous supplementary wefts inserted using small bobbins</text:p>
          </table:table-cell>
          <table:table-cell office:value-type="string" calcext:value-type="string">
            <text:p>x</text:p>
          </table:table-cell>
          <table:table-cell table:number-columns-repeated="2"/>
          <table:table-cell office:value-type="string" calcext:value-type="string">
            <text:p>20-30cm long boat shaped shuttle, used for ground weave and continuous supplementary wefts</text:p>
          </table:table-cell>
          <table:table-cell table:number-columns-repeated="2"/>
          <table:table-cell office:value-type="string" calcext:value-type="string">
            <text:p>sometimes</text:p>
          </table:table-cell>
          <table:table-cell table:number-columns-repeated="14"/>
          <table:table-cell office:value-type="string" calcext:value-type="string">
            <text:p>x</text:p>
          </table:table-cell>
          <table:table-cell table:number-columns-repeated="7"/>
          <table:table-cell office:value-type="string" calcext:value-type="string">
            <text:p>x</text:p>
          </table:table-cell>
          <table:table-cell table:number-columns-repeated="3"/>
          <table:table-cell office:value-type="string" calcext:value-type="string">
            <text:p>khau: a compound heddle located above the warp, with a cylinder suspended on a cord to separate front and back sections</text:p>
          </table:table-cell>
          <table:table-cell office:value-type="string" calcext:value-type="string">
            <text:p>x</text:p>
          </table:table-cell>
          <table:table-cell office:value-type="string" calcext:value-type="string">
            <text:p>used for opening pattern shed behind the ground weave heddles so that it can be transferred through the heddles to the leading edge of the web</text:p>
          </table:table-cell>
          <table:table-cell table:number-columns-repeated="2"/>
          <table:table-cell office:value-type="string" calcext:value-type="string">
            <text:p>x</text:p>
          </table:table-cell>
          <table:table-cell/>
          <table:table-cell office:value-type="string" calcext:value-type="string">
            <text:p>single rod at the top</text:p>
          </table:table-cell>
          <table:table-cell office:value-type="string" calcext:value-type="string">
            <text:p>x</text:p>
          </table:table-cell>
          <table:table-cell table:number-columns-repeated="4"/>
          <table:table-cell table:number-columns-repeated="2" office:value-type="string" calcext:value-type="string">
            <text:p>x</text:p>
          </table:table-cell>
          <table:table-cell table:number-columns-repeated="2"/>
          <table:table-cell office:value-type="string" calcext:value-type="string">
            <text:p>x</text:p>
          </table:table-cell>
          <table:table-cell table:number-columns-repeated="5"/>
          <table:table-cell office:value-type="string" calcext:value-type="string">
            <text:p>tube, suspended from the bar that supports the pattern leashes</text:p>
          </table:table-cell>
          <table:table-cell table:number-columns-repeated="4"/>
          <table:table-cell office:value-type="string" calcext:value-type="string">
            <text:p>x</text:p>
          </table:table-cell>
          <table:table-cell office:value-type="string" calcext:value-type="string">
            <text:p>Type: rear location of pattern systerm and lack of treadle seem to necessitate use of temporary pattern sticks in the warp to transfer the design. Batten also used to bring pattern shed forward.</text:p>
          </table:table-cell>
          <table:table-cell table:number-columns-repeated="774"/>
        </table:table-row>
        <table:table-row table:style-name="ro12">
          <table:table-cell/>
          <table:table-cell office:value-type="string" calcext:value-type="string">
            <text:p>Tai Lu Nà Tăm</text:p>
          </table:table-cell>
          <table:table-cell office:value-type="string" calcext:value-type="string">
            <text:p>2LH</text:p>
          </table:table-cell>
          <table:table-cell/>
          <table:table-cell office:value-type="string" calcext:value-type="string">
            <text:p>Vietnam</text:p>
          </table:table-cell>
          <table:table-cell office:value-type="string" calcext:value-type="string">
            <text:p>Northwest Vietnam</text:p>
          </table:table-cell>
          <table:table-cell office:value-type="string" calcext:value-type="string">
            <text:p>Lue, 2LH cuboidal frame with pattern stored temporarily on sticks in the warp</text:p>
          </table:table-cell>
          <table:table-cell table:style-name="ce2" office:value-type="string" calcext:value-type="string">
            <text:p>Lü</text:p>
          </table:table-cell>
          <table:table-cell table:style-name="ce10" office:value-type="string" calcext:value-type="string">
            <text:p><text:a xlink:href="https://www.ethnologue.com/subgroups/southwestern-16" xlink:type="simple">Tai-Kadai, Kam-Tai, Tai, Southwestern</text:a></text:p>
          </table:table-cell>
          <table:table-cell table:style-name="ce4" table:number-columns-repeated="19"/>
          <table:table-cell office:value-type="string" calcext:value-type="string">
            <text:p>Kay Faulkner https://kayfaulkner.wordpress.com/2012/01/27/january-2012/ <text:s/>Ethnographic background see Howard 2002 p133</text:p>
          </table:table-cell>
          <table:table-cell/>
          <table:table-cell table:style-name="ce4"/>
          <table:table-cell table:style-name="ce4" office:value-type="float" office:value="22.2732135" calcext:value-type="float">
            <text:p>22.2732135</text:p>
          </table:table-cell>
          <table:table-cell table:style-name="ce4" office:value-type="float" office:value="103.6456778" calcext:value-type="float">
            <text:p>103.6456778</text:p>
          </table:table-cell>
          <table:table-cell office:value-type="float" office:value="0" calcext:value-type="float">
            <text:p>0</text:p>
          </table:table-cell>
          <table:table-cell office:value-type="string" calcext:value-type="string">
            <text:p>x</text:p>
          </table:table-cell>
          <table:table-cell table:style-name="ce4"/>
          <table:table-cell table:number-columns-repeated="2" table:style-name="ce4" office:value-type="string" calcext:value-type="string">
            <text:p>x</text:p>
          </table:table-cell>
          <table:table-cell table:style-name="ce4" office:value-type="string" calcext:value-type="string">
            <text:p>set into notch in two uprights</text:p>
          </table:table-cell>
          <table:table-cell table:number-columns-repeated="3" office:value-type="string" calcext:value-type="string">
            <text:p>x</text:p>
          </table:table-cell>
          <table:table-cell/>
          <table:table-cell table:style-name="ce4"/>
          <table:table-cell office:value-type="string" calcext:value-type="string">
            <text:p>x</text:p>
          </table:table-cell>
          <table:table-cell/>
          <table:table-cell table:number-columns-repeated="3"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x</text:p>
          </table:table-cell>
          <table:table-cell table:number-columns-repeated="11"/>
          <table:table-cell table:number-columns-repeated="3" office:value-type="string" calcext:value-type="string">
            <text:p>x</text:p>
          </table:table-cell>
          <table:table-cell/>
          <table:table-cell table:number-columns-repeated="3" office:value-type="string" calcext:value-type="string">
            <text:p>x</text:p>
          </table:table-cell>
          <table:table-cell office:value-type="string" calcext:value-type="string">
            <text:p>rests in fork in two pillars that rise from the main horizontal beams</text:p>
          </table:table-cell>
          <table:table-cell office:value-type="string" calcext:value-type="string">
            <text:p>variation on this system: left hand side is secured with a rod through the cloth beam rather than a peg (?)</text:p>
          </table:table-cell>
          <table:table-cell/>
          <table:table-cell office:value-type="string" calcext:value-type="string">
            <text:p>heddles and reed hang off a bar that is suspended below the main frame on two loops of cord. Can move, but probably not adjusted very often.</text:p>
          </table:table-cell>
          <table:table-cell table:number-columns-repeated="2"/>
          <table:table-cell office:value-type="string" calcext:value-type="string">
            <text:p>x</text:p>
          </table:table-cell>
          <table:table-cell table:number-columns-repeated="6"/>
          <table:table-cell office:value-type="string" calcext:value-type="string">
            <text:p>x</text:p>
          </table:table-cell>
          <table:table-cell office:value-type="string" calcext:value-type="string">
            <text:p>warp passes around a beam lodged at the back of the frame, high up, then passes back over top of loom to a knot above the weaver's head</text:p>
          </table:table-cell>
          <table:table-cell office:value-type="string" calcext:value-type="string">
            <text:p>x</text:p>
          </table:table-cell>
          <table:table-cell table:number-columns-repeated="4"/>
          <table:table-cell table:number-columns-repeated="2" office:value-type="string" calcext:value-type="string">
            <text:p>sometimes</text:p>
          </table:table-cell>
          <table:table-cell table:number-columns-repeated="4"/>
          <table:table-cell office:value-type="string" calcext:value-type="string">
            <text:p>x</text:p>
          </table:table-cell>
          <table:table-cell table:number-columns-repeated="5"/>
          <table:table-cell office:value-type="string" calcext:value-type="string">
            <text:p>x</text:p>
          </table:table-cell>
          <table:table-cell/>
          <table:table-cell office:value-type="string" calcext:value-type="string">
            <text:p>x</text:p>
          </table:table-cell>
          <table:table-cell/>
          <table:table-cell table:number-columns-repeated="5" office:value-type="string" calcext:value-type="string">
            <text:p>x</text:p>
          </table:table-cell>
          <table:table-cell/>
          <table:table-cell table:number-columns-repeated="2" office:value-type="string" calcext:value-type="string">
            <text:p>x</text:p>
          </table:table-cell>
          <table:table-cell office:value-type="string" calcext:value-type="string">
            <text:p>pair of double heddles</text:p>
          </table:table-cell>
          <table:table-cell/>
          <table:table-cell office:value-type="string" calcext:value-type="string">
            <text:p>x</text:p>
          </table:table-cell>
          <table:table-cell office:value-type="string" calcext:value-type="string">
            <text:p>presumably spiral?</text:p>
          </table:table-cell>
          <table:table-cell table:number-columns-repeated="3"/>
          <table:table-cell office:value-type="string" calcext:value-type="string">
            <text:p>slightly narrower rod on top</text:p>
          </table:table-cell>
          <table:table-cell/>
          <table:table-cell office:value-type="string" calcext:value-type="string">
            <text:p>x</text:p>
          </table:table-cell>
          <table:table-cell table:number-columns-repeated="3"/>
          <table:table-cell office:value-type="string" calcext:value-type="string">
            <text:p>pair of long treadles</text:p>
          </table:table-cell>
          <table:table-cell table:number-columns-repeated="4"/>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x</text:p>
          </table:table-cell>
          <table:table-cell table:number-columns-repeated="8"/>
          <table:table-cell office:value-type="string" calcext:value-type="string">
            <text:p>x</text:p>
          </table:table-cell>
          <table:table-cell table:number-columns-repeated="21"/>
          <table:table-cell table:number-columns-repeated="4" office:value-type="string" calcext:value-type="string">
            <text:p>?</text:p>
          </table:table-cell>
          <table:table-cell/>
          <table:table-cell office:value-type="string" calcext:value-type="string">
            <text:p>x</text:p>
          </table:table-cell>
          <table:table-cell table:number-columns-repeated="2"/>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2"/>
          <table:table-cell office:value-type="string" calcext:value-type="string">
            <text:p>boat-shaped shuttle, about 30cm long</text:p>
          </table:table-cell>
          <table:table-cell table:number-columns-repeated="2"/>
          <table:table-cell office:value-type="string" calcext:value-type="string">
            <text:p>x</text:p>
          </table:table-cell>
          <table:table-cell table:number-columns-repeated="19"/>
          <table:table-cell office:value-type="string" calcext:value-type="string">
            <text:p>Set of pattern rods inserted by the weaver behind the main heddle, as wefts are inserted to mark out and save pattern sheds on a temporary basis.Then used in reverse order to weave symmetrical half of pattern. Complex patterns with large number of rods.</text:p>
          </table:table-cell>
          <table:table-cell office:value-type="string" calcext:value-type="string">
            <text:p>x</text:p>
          </table:table-cell>
          <table:table-cell office:value-type="string" calcext:value-type="string">
            <text:p>large, flat shed opener, holds shed open during supplementary weft insertion</text:p>
          </table:table-cell>
          <table:table-cell office:value-type="string" calcext:value-type="string">
            <text:p>x</text:p>
          </table:table-cell>
          <table:table-cell table:number-columns-repeated="807"/>
        </table:table-row>
        <table:table-row table:style-name="ro12">
          <table:table-cell/>
          <table:table-cell office:value-type="string" calcext:value-type="string">
            <text:p>Tai Trang Quan Son</text:p>
          </table:table-cell>
          <table:table-cell office:value-type="string" calcext:value-type="string">
            <text:p>2LH</text:p>
          </table:table-cell>
          <table:table-cell office:value-type="string" calcext:value-type="string">
            <text:p>yes</text:p>
          </table:table-cell>
          <table:table-cell office:value-type="string" calcext:value-type="string">
            <text:p>Vietnam</text:p>
          </table:table-cell>
          <table:table-cell office:value-type="string" calcext:value-type="string">
            <text:p>Northwest Vietnam</text:p>
          </table:table-cell>
          <table:table-cell office:value-type="string" calcext:value-type="string">
            <text:p>Tai Quan Son, (Ban Ngam, Quan Son, Thanh Hoa province), cuboidal frame loom with V-shaped pattern heddle (VB system also used nearby - see Howard 2002 p19)</text:p>
          </table:table-cell>
          <table:table-cell table:style-name="ce2" office:value-type="string" calcext:value-type="string">
            <text:p>Tai Trang</text:p>
          </table:table-cell>
          <table:table-cell table:style-name="ce10" office:value-type="string" calcext:value-type="string">
            <text:p><text:a xlink:href="https://www.ethnologue.com/subgroups/southwestern-16" xlink:type="simple">Tai-Kadai, Kam-Tai, Tai, Southwestern</text:a></text:p>
          </table:table-cell>
          <table:table-cell table:style-name="ce4" table:number-columns-repeated="19"/>
          <table:table-cell office:value-type="string" calcext:value-type="string">
            <text:p>2017 Vietnam field photos VN2017-189 - 302</text:p>
          </table:table-cell>
          <table:table-cell office:value-type="string" calcext:value-type="string">
            <text:p>Cuboidal frame loom. Several different setups, including V-shaped pattern heddle (type location for this unique drawloom heddle), sticks-in-warp (used without any other patterning aid). This village also has a slightly different loom for weaving warp patterned bands for skirt waistbands, using a single ground weave heddle with an unusual system for returning it to its "neutral" position, relying on elastic cords (perhaps formerly used bamboo springs at the top of the frame?).</text:p>
          </table:table-cell>
          <table:table-cell table:style-name="ce4"/>
          <table:table-cell table:style-name="ce4" office:value-type="float" office:value="20.27185" calcext:value-type="float">
            <text:p>20.27185</text:p>
          </table:table-cell>
          <table:table-cell table:style-name="ce4" office:value-type="float" office:value="104.86793" calcext:value-type="float">
            <text:p>104.86793</text:p>
          </table:table-cell>
          <table:table-cell office:value-type="float" office:value="0" calcext:value-type="float">
            <text:p>0</text:p>
          </table:table-cell>
          <table:table-cell office:value-type="string" calcext:value-type="string">
            <text:p>x</text:p>
          </table:table-cell>
          <table:table-cell table:style-name="ce4"/>
          <table:table-cell table:number-columns-repeated="2" table:style-name="ce4" office:value-type="string" calcext:value-type="string">
            <text:p>x</text:p>
          </table:table-cell>
          <table:table-cell table:style-name="ce4" office:value-type="string" calcext:value-type="string">
            <text:p>sap pan</text:p>
          </table:table-cell>
          <table:table-cell table:number-columns-repeated="3" office:value-type="string" calcext:value-type="string">
            <text:p>x</text:p>
          </table:table-cell>
          <table:table-cell/>
          <table:table-cell table:style-name="ce4"/>
          <table:table-cell office:value-type="string" calcext:value-type="string">
            <text:p>x</text:p>
          </table:table-cell>
          <table:table-cell/>
          <table:table-cell table:number-columns-repeated="3"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x</text:p>
          </table:table-cell>
          <table:table-cell table:number-columns-repeated="11"/>
          <table:table-cell table:number-columns-repeated="3" office:value-type="string" calcext:value-type="string">
            <text:p>x</text:p>
          </table:table-cell>
          <table:table-cell/>
          <table:table-cell office:value-type="string" calcext:value-type="string">
            <text:p>pole resting on top of frame</text:p>
          </table:table-cell>
          <table:table-cell table:number-columns-repeated="2"/>
          <table:table-cell office:value-type="string" calcext:value-type="string">
            <text:p>on two pillars: fits over peg on one side, on the other side it rests in a slot cut into the pillar</text:p>
          </table:table-cell>
          <table:table-cell office:value-type="string" calcext:value-type="string">
            <text:p>type</text:p>
          </table:table-cell>
          <table:table-cell/>
          <table:table-cell office:value-type="string" calcext:value-type="string">
            <text:p>can move, probably not adjusted much during weaving</text:p>
          </table:table-cell>
          <table:table-cell table:number-columns-repeated="2"/>
          <table:table-cell office:value-type="string" calcext:value-type="string">
            <text:p>x</text:p>
          </table:table-cell>
          <table:table-cell table:number-columns-repeated="6"/>
          <table:table-cell office:value-type="string" calcext:value-type="string">
            <text:p>x</text:p>
          </table:table-cell>
          <table:table-cell office:value-type="string" calcext:value-type="string">
            <text:p>warp passes around a beam lodged at the back of the frame, high up, then passes back over top of loom to a knot above the weaver's head</text:p>
          </table:table-cell>
          <table:table-cell office:value-type="string" calcext:value-type="string">
            <text:p>x</text:p>
          </table:table-cell>
          <table:table-cell table:number-columns-repeated="3"/>
          <table:table-cell table:number-columns-repeated="2" office:value-type="string" calcext:value-type="string">
            <text:p>x</text:p>
          </table:table-cell>
          <table:table-cell table:number-columns-repeated="5"/>
          <table:table-cell office:value-type="string" calcext:value-type="string">
            <text:p>x</text:p>
          </table:table-cell>
          <table:table-cell table:number-columns-repeated="5"/>
          <table:table-cell table:number-columns-repeated="3" office:value-type="string" calcext:value-type="string">
            <text:p>x</text:p>
          </table:table-cell>
          <table:table-cell/>
          <table:table-cell table:number-columns-repeated="5" office:value-type="string" calcext:value-type="string">
            <text:p>x</text:p>
          </table:table-cell>
          <table:table-cell/>
          <table:table-cell office:value-type="string" calcext:value-type="string">
            <text:p>haw</text:p>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3"/>
          <table:table-cell office:value-type="string" calcext:value-type="string">
            <text:p>slightly narrower rod on top</text:p>
          </table:table-cell>
          <table:table-cell/>
          <table:table-cell office:value-type="string" calcext:value-type="string">
            <text:p>x</text:p>
          </table:table-cell>
          <table:table-cell table:number-columns-repeated="3"/>
          <table:table-cell office:value-type="string" calcext:value-type="string">
            <text:p>may ngam <text:s/>pair of long treadles</text:p>
          </table:table-cell>
          <table:table-cell table:number-columns-repeated="4"/>
          <table:table-cell office:value-type="string" calcext:value-type="string">
            <text:p>x</text:p>
          </table:table-cell>
          <table:table-cell/>
          <table:table-cell office:value-type="string" calcext:value-type="string">
            <text:p>x</text:p>
          </table:table-cell>
          <table:table-cell table:number-columns-repeated="2"/>
          <table:table-cell table:number-columns-repeated="2" office:value-type="string" calcext:value-type="string">
            <text:p>x</text:p>
          </table:table-cell>
          <table:table-cell table:number-columns-repeated="29"/>
          <table:table-cell table:number-columns-repeated="4" office:value-type="string" calcext:value-type="string">
            <text:p>x</text:p>
          </table:table-cell>
          <table:table-cell/>
          <table:table-cell office:value-type="string" calcext:value-type="string">
            <text:p><text:s/>feum <text:s/>reed, loose in warp</text:p>
          </table:table-cell>
          <table:table-cell table:number-columns-repeated="2"/>
          <table:table-cell table:number-columns-repeated="2" office:value-type="string" calcext:value-type="string">
            <text:p>x</text:p>
          </table:table-cell>
          <table:table-cell table:number-columns-repeated="4"/>
          <table:table-cell office:value-type="string" calcext:value-type="string">
            <text:p>discontinuous supplementary weft inserted as short lengths of yarn, hanging loose in warp (stored on spools near to weaver's hand)</text:p>
          </table:table-cell>
          <table:table-cell/>
          <table:table-cell table:number-columns-repeated="2" office:value-type="string" calcext:value-type="string">
            <text:p>x</text:p>
          </table:table-cell>
          <table:table-cell/>
          <table:table-cell office:value-type="string" calcext:value-type="string">
            <text:p>occasionally seen</text:p>
          </table:table-cell>
          <table:table-cell office:value-type="string" calcext:value-type="string">
            <text:p>x</text:p>
          </table:table-cell>
          <table:table-cell table:number-columns-repeated="3"/>
          <table:table-cell office:value-type="string" calcext:value-type="string">
            <text:p>sometimes (photo VN2017-200), flat bamboo blade used to select warps</text:p>
          </table:table-cell>
          <table:table-cell/>
          <table:table-cell office:value-type="string" calcext:value-type="string">
            <text:p>x</text:p>
          </table:table-cell>
          <table:table-cell/>
          <table:table-cell office:value-type="string" calcext:value-type="string">
            <text:p>x</text:p>
          </table:table-cell>
          <table:table-cell table:number-columns-repeated="14"/>
          <table:table-cell office:value-type="string" calcext:value-type="string">
            <text:p>Set of pattern rods inserted by the weaver behind the main heddle, to mark out and save pattern sheds on a temporary basis. Complex patterns with large number of rods.</text:p>
          </table:table-cell>
          <table:table-cell office:value-type="string" calcext:value-type="string">
            <text:p>x</text:p>
          </table:table-cell>
          <table:table-cell office:value-type="string" calcext:value-type="string">
            <text:p>large, flat shed opener, holds shed open during supplementary weft insertion</text:p>
          </table:table-cell>
          <table:table-cell office:value-type="string" calcext:value-type="string">
            <text:p>x</text:p>
          </table:table-cell>
          <table:table-cell/>
          <table:table-cell office:value-type="string" calcext:value-type="string">
            <text:p>certainly used in this area, though I did not see any looms with this setup</text:p>
          </table:table-cell>
          <table:table-cell/>
          <table:table-cell office:value-type="string" calcext:value-type="string">
            <text:p>V-system</text:p>
          </table:table-cell>
          <table:table-cell/>
          <table:table-cell office:value-type="string" calcext:value-type="string">
            <text:p>lap lay <text:s/>large flat batten used as a shed opener, has a shaped handle at one end</text:p>
          </table:table-cell>
          <table:table-cell table:number-columns-repeated="2"/>
          <table:table-cell office:value-type="string" calcext:value-type="string">
            <text:p>x</text:p>
          </table:table-cell>
          <table:table-cell/>
          <table:table-cell office:value-type="string" calcext:value-type="string">
            <text:p>two rods, one for each half of the pattern</text:p>
          </table:table-cell>
          <table:table-cell office:value-type="string" calcext:value-type="string">
            <text:p>x</text:p>
          </table:table-cell>
          <table:table-cell table:number-columns-repeated="4"/>
          <table:table-cell office:value-type="string" calcext:value-type="string">
            <text:p>x</text:p>
          </table:table-cell>
          <table:table-cell table:number-columns-repeated="3"/>
          <table:table-cell table:number-columns-repeated="2" office:value-type="string" calcext:value-type="string">
            <text:p>x</text:p>
          </table:table-cell>
          <table:table-cell table:number-columns-repeated="9"/>
          <table:table-cell office:value-type="string" calcext:value-type="string">
            <text:p>x</text:p>
          </table:table-cell>
          <table:table-cell table:number-columns-repeated="775"/>
        </table:table-row>
        <table:table-row table:style-name="ro13">
          <table:table-cell/>
          <table:table-cell office:value-type="string" calcext:value-type="string">
            <text:p>Tai Trang Ky Son</text:p>
          </table:table-cell>
          <table:table-cell office:value-type="string" calcext:value-type="string">
            <text:p>2LH</text:p>
          </table:table-cell>
          <table:table-cell office:value-type="string" calcext:value-type="string">
            <text:p>yes</text:p>
          </table:table-cell>
          <table:table-cell office:value-type="string" calcext:value-type="string">
            <text:p>Vietnam</text:p>
          </table:table-cell>
          <table:table-cell office:value-type="string" calcext:value-type="string">
            <text:p>Northwest Vietnam</text:p>
          </table:table-cell>
          <table:table-cell office:value-type="string" calcext:value-type="string">
            <text:p>Tai Ky Son (Ban Na, Ky Son, Nghe An province) cuboidal frame loom with C3 (and VB pattern heddles, depending on weaver's preference, some can use both systems)</text:p>
          </table:table-cell>
          <table:table-cell table:style-name="ce2" office:value-type="string" calcext:value-type="string">
            <text:p>Tai Trang</text:p>
          </table:table-cell>
          <table:table-cell table:style-name="ce10" office:value-type="string" calcext:value-type="string">
            <text:p><text:a xlink:href="https://www.ethnologue.com/subgroups/southwestern-16" xlink:type="simple">Tai-Kadai, Kam-Tai, Tai, Southwestern</text:a></text:p>
          </table:table-cell>
          <table:table-cell table:style-name="ce4" table:number-columns-repeated="19"/>
          <table:table-cell office:value-type="string" calcext:value-type="string">
            <text:p>2017 Vietnam field photos VN2017-303 - 380</text:p>
          </table:table-cell>
          <table:table-cell office:value-type="string" calcext:value-type="string">
            <text:p>Cuboidal frame loom. Several setups, including C3 pattern heddle, bunches of small heddles above warp (for skirt borders in supplementary weft), warp patterning with pattern warps held in separate plane below loom.</text:p>
          </table:table-cell>
          <table:table-cell table:style-name="ce4"/>
          <table:table-cell table:style-name="ce4" office:value-type="float" office:value="19.44029" calcext:value-type="float">
            <text:p>19.44029</text:p>
          </table:table-cell>
          <table:table-cell table:style-name="ce4" office:value-type="float" office:value="104.25122" calcext:value-type="float">
            <text:p>104.25122</text:p>
          </table:table-cell>
          <table:table-cell office:value-type="float" office:value="0" calcext:value-type="float">
            <text:p>0</text:p>
          </table:table-cell>
          <table:table-cell office:value-type="string" calcext:value-type="string">
            <text:p>x</text:p>
          </table:table-cell>
          <table:table-cell table:style-name="ce4"/>
          <table:table-cell table:number-columns-repeated="3" table:style-name="ce4" office:value-type="string" calcext:value-type="string">
            <text:p>x</text:p>
          </table:table-cell>
          <table:table-cell table:number-columns-repeated="3" office:value-type="string" calcext:value-type="string">
            <text:p>x</text:p>
          </table:table-cell>
          <table:table-cell/>
          <table:table-cell table:style-name="ce4"/>
          <table:table-cell office:value-type="string" calcext:value-type="string">
            <text:p>x</text:p>
          </table:table-cell>
          <table:table-cell/>
          <table:table-cell table:number-columns-repeated="3"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x</text:p>
          </table:table-cell>
          <table:table-cell table:number-columns-repeated="11"/>
          <table:table-cell table:number-columns-repeated="3" office:value-type="string" calcext:value-type="string">
            <text:p>x</text:p>
          </table:table-cell>
          <table:table-cell/>
          <table:table-cell office:value-type="string" calcext:value-type="string">
            <text:p>pole resting on top of frame</text:p>
          </table:table-cell>
          <table:table-cell table:number-columns-repeated="2"/>
          <table:table-cell table:number-columns-repeated="2" office:value-type="string" calcext:value-type="string">
            <text:p>x</text:p>
          </table:table-cell>
          <table:table-cell/>
          <table:table-cell office:value-type="string" calcext:value-type="string">
            <text:p>can move, probably not adjusted much during weaving</text:p>
          </table:table-cell>
          <table:table-cell table:number-columns-repeated="3"/>
          <table:table-cell office:value-type="string" calcext:value-type="string">
            <text:p>x</text:p>
          </table:table-cell>
          <table:table-cell table:number-columns-repeated="5"/>
          <table:table-cell office:value-type="string" calcext:value-type="string">
            <text:p>x</text:p>
          </table:table-cell>
          <table:table-cell office:value-type="string" calcext:value-type="string">
            <text:p>warp passes around a beam lodged at the back of the frame, high up, then passes back over top of loom to a knot above the weaver's head</text:p>
          </table:table-cell>
          <table:table-cell office:value-type="string" calcext:value-type="string">
            <text:p>x</text:p>
          </table:table-cell>
          <table:table-cell table:number-columns-repeated="3"/>
          <table:table-cell table:number-columns-repeated="2" office:value-type="string" calcext:value-type="string">
            <text:p>x</text:p>
          </table:table-cell>
          <table:table-cell table:number-columns-repeated="5"/>
          <table:table-cell office:value-type="string" calcext:value-type="string">
            <text:p>x</text:p>
          </table:table-cell>
          <table:table-cell table:number-columns-repeated="5"/>
          <table:table-cell table:number-columns-repeated="3" office:value-type="string" calcext:value-type="string">
            <text:p>x</text:p>
          </table:table-cell>
          <table:table-cell/>
          <table:table-cell table:number-columns-repeated="5" office:value-type="string" calcext:value-type="string">
            <text:p>x</text:p>
          </table:table-cell>
          <table:table-cell/>
          <table:table-cell table:number-columns-repeated="3" office:value-type="string" calcext:value-type="string">
            <text:p>x</text:p>
          </table:table-cell>
          <table:table-cell/>
          <table:table-cell table:number-columns-repeated="2" office:value-type="string" calcext:value-type="string">
            <text:p>x</text:p>
          </table:table-cell>
          <table:table-cell table:number-columns-repeated="3"/>
          <table:table-cell office:value-type="string" calcext:value-type="string">
            <text:p>slightly narrower rod on top</text:p>
          </table:table-cell>
          <table:table-cell/>
          <table:table-cell office:value-type="string" calcext:value-type="string">
            <text:p>x</text:p>
          </table:table-cell>
          <table:table-cell table:number-columns-repeated="3"/>
          <table:table-cell office:value-type="string" calcext:value-type="string">
            <text:p>x</text:p>
          </table:table-cell>
          <table:table-cell table:number-columns-repeated="4"/>
          <table:table-cell office:value-type="string" calcext:value-type="string">
            <text:p>x</text:p>
          </table:table-cell>
          <table:table-cell/>
          <table:table-cell office:value-type="string" calcext:value-type="string">
            <text:p>x</text:p>
          </table:table-cell>
          <table:table-cell table:number-columns-repeated="2"/>
          <table:table-cell table:number-columns-repeated="2" office:value-type="string" calcext:value-type="string">
            <text:p>x</text:p>
          </table:table-cell>
          <table:table-cell table:number-columns-repeated="29"/>
          <table:table-cell table:number-columns-repeated="4" office:value-type="string" calcext:value-type="string">
            <text:p>x</text:p>
          </table:table-cell>
          <table:table-cell/>
          <table:table-cell office:value-type="string" calcext:value-type="string">
            <text:p>mostly loose in warp (one weaver in the village had her reed suspended with cords, but she appears to have learned this and imported the idea recently as she was making cloth for a trader in Vientiane)</text:p>
          </table:table-cell>
          <table:table-cell table:number-columns-repeated="2"/>
          <table:table-cell table:number-columns-repeated="2" office:value-type="string" calcext:value-type="string">
            <text:p>x</text:p>
          </table:table-cell>
          <table:table-cell table:number-columns-repeated="4"/>
          <table:table-cell office:value-type="string" calcext:value-type="string">
            <text:p>discontinuous supplementary weft inserted as short lengths of yarn, hanging loose in warp (stored on spools near to weaver's hand)</text:p>
          </table:table-cell>
          <table:table-cell/>
          <table:table-cell table:number-columns-repeated="2" office:value-type="string" calcext:value-type="string">
            <text:p>x</text:p>
          </table:table-cell>
          <table:table-cell table:number-columns-repeated="2"/>
          <table:table-cell office:value-type="string" calcext:value-type="string">
            <text:p>sometimes see variant with 2 yarn bobbins in one boat-shaped shuttle</text:p>
          </table:table-cell>
          <table:table-cell table:number-columns-repeated="8"/>
          <table:table-cell office:value-type="string" calcext:value-type="string">
            <text:p>set of single-sided heddles suspended behind the main heddle. A group of heddles may be used for supplementary warp patterning, or a larger group for supplementary weft patterning (typically for skirt hems)</text:p>
          </table:table-cell>
          <table:table-cell table:number-columns-repeated="3" office:value-type="string" calcext:value-type="string">
            <text:p>x</text:p>
          </table:table-cell>
          <table:table-cell/>
          <table:table-cell table:number-columns-repeated="2" office:value-type="string" calcext:value-type="string">
            <text:p>x</text:p>
          </table:table-cell>
          <table:table-cell table:number-columns-repeated="2"/>
          <table:table-cell office:value-type="string" calcext:value-type="string">
            <text:p>x</text:p>
          </table:table-cell>
          <table:table-cell table:number-columns-repeated="8"/>
          <table:table-cell office:value-type="string" calcext:value-type="string">
            <text:p>x</text:p>
          </table:table-cell>
          <table:table-cell office:value-type="string" calcext:value-type="string">
            <text:p>type (photo VN2017-306) used for making characteristic bands of warp patterning in white silk on dark background, for sinh</text:p>
          </table:table-cell>
          <table:table-cell/>
          <table:table-cell office:value-type="string" calcext:value-type="string">
            <text:p>C3 (some weavers also use VB) <text:s/>pattern system is called khao yung</text:p>
          </table:table-cell>
          <table:table-cell office:value-type="string" calcext:value-type="string">
            <text:p>some weavers use this, others omit</text:p>
          </table:table-cell>
          <table:table-cell office:value-type="string" calcext:value-type="string">
            <text:p>large flat batten used as a shed opener, has a shaped handle at one end</text:p>
          </table:table-cell>
          <table:table-cell table:number-columns-repeated="2"/>
          <table:table-cell office:value-type="string" calcext:value-type="string">
            <text:p>x</text:p>
          </table:table-cell>
          <table:table-cell/>
          <table:table-cell office:value-type="string" calcext:value-type="string">
            <text:p>single rod</text:p>
          </table:table-cell>
          <table:table-cell office:value-type="string" calcext:value-type="string">
            <text:p>x</text:p>
          </table:table-cell>
          <table:table-cell table:number-columns-repeated="4"/>
          <table:table-cell table:number-columns-repeated="2" office:value-type="string" calcext:value-type="string">
            <text:p>x</text:p>
          </table:table-cell>
          <table:table-cell table:number-columns-repeated="2"/>
          <table:table-cell table:number-columns-repeated="2" office:value-type="string" calcext:value-type="string">
            <text:p>x</text:p>
          </table:table-cell>
          <table:table-cell table:number-columns-repeated="4"/>
          <table:table-cell office:value-type="string" calcext:value-type="string">
            <text:p>tube acts as a separator</text:p>
          </table:table-cell>
          <table:table-cell table:number-columns-repeated="4"/>
          <table:table-cell office:value-type="string" calcext:value-type="string">
            <text:p>x</text:p>
          </table:table-cell>
          <table:table-cell table:number-columns-repeated="775"/>
        </table:table-row>
        <table:table-row table:style-name="ro16">
          <table:table-cell/>
          <table:table-cell office:value-type="string" calcext:value-type="string">
            <text:p>Buyi Xingyi</text:p>
          </table:table-cell>
          <table:table-cell office:value-type="string" calcext:value-type="string">
            <text:p>2LH</text:p>
          </table:table-cell>
          <table:table-cell/>
          <table:table-cell office:value-type="string" calcext:value-type="string">
            <text:p>China</text:p>
          </table:table-cell>
          <table:table-cell office:value-type="string" calcext:value-type="string">
            <text:p>Guizhou, Xingyi county</text:p>
          </table:table-cell>
          <table:table-cell office:value-type="string" calcext:value-type="string">
            <text:p>Buyi Xingyi (Xingyi county, Bajie township, Gaozhai village)</text:p>
          </table:table-cell>
          <table:table-cell office:value-type="string" calcext:value-type="string">
            <text:p>Buyi</text:p>
          </table:table-cell>
          <table:table-cell table:style-name="ce11" office:value-type="string" calcext:value-type="string">
            <text:p><text:a xlink:href="http://www.ethnologue.com/subgroups/northern-35" xlink:type="simple">Tai-Kadai, Kam-Tai, Tai, Northern</text:a></text:p>
          </table:table-cell>
          <table:table-cell table:style-name="ce12" table:number-columns-repeated="3"/>
          <table:table-cell table:style-name="ce13" table:number-columns-repeated="3"/>
          <table:table-cell table:style-name="ce12" table:number-columns-repeated="10"/>
          <table:table-cell table:style-name="ce13"/>
          <table:table-cell table:style-name="ce12" table:number-columns-repeated="2"/>
          <table:table-cell office:value-type="string" calcext:value-type="string">
            <text:p>ROAW p233</text:p>
          </table:table-cell>
          <table:table-cell office:value-type="string" calcext:value-type="string">
            <text:p>There are two versions of this loom: this one is the one with a more sophisticated heddle rocker system (Beijing collection), not the one drawn by EB in the field</text:p>
          </table:table-cell>
          <table:table-cell table:style-name="ce4"/>
          <table:table-cell office:value-type="float" office:value="24.8872" calcext:value-type="float">
            <text:p>24.8872</text:p>
          </table:table-cell>
          <table:table-cell office:value-type="float" office:value="104.9968" calcext:value-type="float">
            <text:p>104.9968</text:p>
          </table:table-cell>
          <table:table-cell office:value-type="float" office:value="0" calcext:value-type="float">
            <text:p>0</text:p>
          </table:table-cell>
          <table:table-cell office:value-type="string" calcext:value-type="string">
            <text:p>x</text:p>
          </table:table-cell>
          <table:table-cell table:style-name="ce4"/>
          <table:table-cell table:number-columns-repeated="2" table:style-name="ce4" office:value-type="string" calcext:value-type="string">
            <text:p>x</text:p>
          </table:table-cell>
          <table:table-cell table:style-name="ce4" office:value-type="string" calcext:value-type="string">
            <text:p>Round rod set in two uprights in front of the weaver. Warp tension is maintained with peg-and-notch system.</text:p>
          </table:table-cell>
          <table:table-cell office:value-type="string" calcext:value-type="string">
            <text:p>x</text:p>
          </table:table-cell>
          <table:table-cell/>
          <table:table-cell office:value-type="string" calcext:value-type="string">
            <text:p>na</text:p>
          </table:table-cell>
          <table:table-cell/>
          <table:table-cell table:style-name="ce4"/>
          <table:table-cell office:value-type="string" calcext:value-type="string">
            <text:p>x</text:p>
          </table:table-cell>
          <table:table-cell/>
          <table:table-cell table:number-columns-repeated="3" office:value-type="string" calcext:value-type="string">
            <text:p>x</text:p>
          </table:table-cell>
          <table:table-cell/>
          <table:table-cell office:value-type="string" calcext:value-type="string">
            <text:p>well-constructed cantilever with upright post and double-cantilever arms, supporting heddles and heavy swinging reed-beater frame</text:p>
          </table:table-cell>
          <table:table-cell table:number-columns-repeated="3" office:value-type="string" calcext:value-type="string">
            <text:p>x</text:p>
          </table:table-cell>
          <table:table-cell table:number-columns-repeated="5"/>
          <table:table-cell office:value-type="string" calcext:value-type="string">
            <text:p>x</text:p>
          </table:table-cell>
          <table:table-cell table:number-columns-repeated="2"/>
          <table:table-cell table:number-columns-repeated="2" office:value-type="string" calcext:value-type="string">
            <text:p>x</text:p>
          </table:table-cell>
          <table:table-cell table:number-columns-repeated="3"/>
          <table:table-cell table:number-columns-repeated="4" office:value-type="string" calcext:value-type="string">
            <text:p>x</text:p>
          </table:table-cell>
          <table:table-cell/>
          <table:table-cell office:value-type="string" calcext:value-type="string">
            <text:p>x</text:p>
          </table:table-cell>
          <table:table-cell table:number-columns-repeated="4"/>
          <table:table-cell table:number-columns-repeated="2" office:value-type="string" calcext:value-type="string">
            <text:p>x</text:p>
          </table:table-cell>
          <table:table-cell table:number-columns-repeated="2"/>
          <table:table-cell office:value-type="string" calcext:value-type="string">
            <text:p>6 spokes in round beam</text:p>
          </table:table-cell>
          <table:table-cell office:value-type="string" calcext:value-type="string">
            <text:p>x</text:p>
          </table:table-cell>
          <table:table-cell/>
          <table:table-cell office:value-type="string" calcext:value-type="string">
            <text:p>padded with flat sticks</text:p>
          </table:table-cell>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spoked warp beam, level with the top of the cantilever, resting on a shelf</text:p>
          </table:table-cell>
          <table:table-cell office:value-type="string" calcext:value-type="string">
            <text:p>x</text:p>
          </table:table-cell>
          <table:table-cell/>
          <table:table-cell office:value-type="string" calcext:value-type="string">
            <text:p>x</text:p>
          </table:table-cell>
          <table:table-cell table:number-columns-repeated="4"/>
          <table:table-cell office:value-type="string" calcext:value-type="string">
            <text:p>stick-and-groove</text:p>
          </table:table-cell>
          <table:table-cell table:number-columns-repeated="5"/>
          <table:table-cell office:value-type="string" calcext:value-type="string">
            <text:p>x</text:p>
          </table:table-cell>
          <table:table-cell/>
          <table:table-cell office:value-type="string" calcext:value-type="string">
            <text:p>x</text:p>
          </table:table-cell>
          <table:table-cell/>
          <table:table-cell table:number-columns-repeated="5" office:value-type="string" calcext:value-type="string">
            <text:p>x</text:p>
          </table:table-cell>
          <table:table-cell/>
          <table:table-cell table:number-columns-repeated="2" office:value-type="string" calcext:value-type="string">
            <text:p>x</text:p>
          </table:table-cell>
          <table:table-cell office:value-type="string" calcext:value-type="string">
            <text:p>gao</text:p>
          </table:table-cell>
          <table:table-cell/>
          <table:table-cell office:value-type="string" calcext:value-type="string">
            <text:p>lashed around two rods, with hitches</text:p>
          </table:table-cell>
          <table:table-cell office:value-type="string" calcext:value-type="string">
            <text:p>x</text:p>
          </table:table-cell>
          <table:table-cell table:number-columns-repeated="3"/>
          <table:table-cell office:value-type="string" calcext:value-type="string">
            <text:p>pair of rods, top and bottom, same size</text:p>
          </table:table-cell>
          <table:table-cell/>
          <table:table-cell office:value-type="string" calcext:value-type="string">
            <text:p>x</text:p>
          </table:table-cell>
          <table:table-cell table:number-columns-repeated="3"/>
          <table:table-cell office:value-type="string" calcext:value-type="string">
            <text:p>pair of treadles attached to heddles via cords and V-shaped wooden bars</text:p>
          </table:table-cell>
          <table:table-cell table:number-columns-repeated="4"/>
          <table:table-cell table:number-columns-repeated="2" office:value-type="string" calcext:value-type="string">
            <text:p>x</text:p>
          </table:table-cell>
          <table:table-cell/>
          <table:table-cell office:value-type="string" calcext:value-type="string">
            <text:p>pair of V-shaped bars</text:p>
          </table:table-cell>
          <table:table-cell/>
          <table:table-cell office:value-type="string" calcext:value-type="string">
            <text:p>In some looms heddles are attached to a pair of flat bamboo laths that sit on top of the loom and act as "springs", returning the heddles to the ground position after they have been pulled downwards. Other looms, presumably of more recent origin, have heddles attached to an H-shaped rocker.</text:p>
          </table:table-cell>
          <table:table-cell/>
          <table:table-cell office:value-type="string" calcext:value-type="string">
            <text:p>H-shaped rocker in a bracket below loom frame (some looms, eg loom in He Haiyan collection in Beijing)</text:p>
          </table:table-cell>
          <table:table-cell table:number-columns-repeated="2"/>
          <table:table-cell table:number-columns-repeated="2" office:value-type="string" calcext:value-type="string">
            <text:p>x</text:p>
          </table:table-cell>
          <table:table-cell table:number-columns-repeated="29"/>
          <table:table-cell office:value-type="string" calcext:value-type="string">
            <text:p>fu'r</text:p>
          </table:table-cell>
          <table:table-cell table:number-columns-repeated="2"/>
          <table:table-cell table:number-columns-repeated="2" office:value-type="string" calcext:value-type="string">
            <text:p>x</text:p>
          </table:table-cell>
          <table:table-cell office:value-type="string" calcext:value-type="string">
            <text:p>bars</text:p>
          </table:table-cell>
          <table:table-cell office:value-type="string" calcext:value-type="string">
            <text:p>wooden swinging frame</text:p>
          </table:table-cell>
          <table:table-cell table:number-columns-repeated="4"/>
          <table:table-cell table:number-columns-repeated="2" office:value-type="string" calcext:value-type="string">
            <text:p>x</text:p>
          </table:table-cell>
          <table:table-cell/>
          <table:table-cell office:value-type="string" calcext:value-type="string">
            <text:p>H-shaped shuttle used for ground weave insertion</text:p>
          </table:table-cell>
          <table:table-cell office:value-type="string" calcext:value-type="string">
            <text:p>?</text:p>
          </table:table-cell>
          <table:table-cell table:number-columns-repeated="3"/>
          <table:table-cell office:value-type="string" calcext:value-type="string">
            <text:p>Supplementary wefts are inserted entirely by hand using a pair of flat sticks in front of the reed. Not used for beating.</text:p>
          </table:table-cell>
          <table:table-cell office:value-type="string" calcext:value-type="string">
            <text:p>x</text:p>
          </table:table-cell>
          <table:table-cell table:number-columns-repeated="2"/>
          <table:table-cell office:value-type="string" calcext:value-type="string">
            <text:p>x</text:p>
          </table:table-cell>
          <table:table-cell table:number-columns-repeated="7"/>
          <table:table-cell office:value-type="string" calcext:value-type="string">
            <text:p>x</text:p>
          </table:table-cell>
          <table:table-cell office:value-type="string" calcext:value-type="string">
            <text:p>additional pair of heddles is added for twill weaves</text:p>
          </table:table-cell>
          <table:table-cell table:number-columns-repeated="816"/>
        </table:table-row>
        <table:table-row table:style-name="ro11">
          <table:table-cell/>
          <table:table-cell office:value-type="string" calcext:value-type="string">
            <text:p>Zhuang Jingxi</text:p>
          </table:table-cell>
          <table:table-cell office:value-type="string" calcext:value-type="string">
            <text:p>2LHcant</text:p>
          </table:table-cell>
          <table:table-cell/>
          <table:table-cell office:value-type="string" calcext:value-type="string">
            <text:p>China</text:p>
          </table:table-cell>
          <table:table-cell office:value-type="string" calcext:value-type="string">
            <text:p>Guangxi, Jingxi county</text:p>
          </table:table-cell>
          <table:table-cell office:value-type="string" calcext:value-type="string">
            <text:p>Zhuang Jingxi</text:p>
          </table:table-cell>
          <table:table-cell office:value-type="string" calcext:value-type="string">
            <text:p>Zhuang, Yongnan</text:p>
          </table:table-cell>
          <table:table-cell table:style-name="ce11" office:value-type="string" calcext:value-type="string">
            <text:p><text:a xlink:href="http://www.ethnologue.com/subgroups/central-31" xlink:type="simple">Tai-Kadai, Kam-Tai, Tai, Central</text:a></text:p>
          </table:table-cell>
          <table:table-cell table:style-name="ce12" table:number-columns-repeated="3"/>
          <table:table-cell table:style-name="ce13" table:number-columns-repeated="3"/>
          <table:table-cell table:style-name="ce12" table:number-columns-repeated="10"/>
          <table:table-cell table:style-name="ce13"/>
          <table:table-cell table:style-name="ce12" table:number-columns-repeated="2"/>
          <table:table-cell office:value-type="string" calcext:value-type="string">
            <text:p>ROAW p329</text:p>
          </table:table-cell>
          <table:table-cell office:value-type="string" calcext:value-type="string">
            <text:p>Formerly used for wedding bedcovers. EB notes this is one of the few groups not using a backstrap loom. Lat/long is for Jingxi.</text:p>
          </table:table-cell>
          <table:table-cell table:style-name="ce4"/>
          <table:table-cell office:value-type="float" office:value="23.13" calcext:value-type="float">
            <text:p>23.1300</text:p>
          </table:table-cell>
          <table:table-cell office:value-type="float" office:value="106.42" calcext:value-type="float">
            <text:p>106.4200</text:p>
          </table:table-cell>
          <table:table-cell office:value-type="float" office:value="0" calcext:value-type="float">
            <text:p>0</text:p>
          </table:table-cell>
          <table:table-cell office:value-type="string" calcext:value-type="string">
            <text:p>x</text:p>
          </table:table-cell>
          <table:table-cell table:style-name="ce4"/>
          <table:table-cell table:number-columns-repeated="2" table:style-name="ce4" office:value-type="string" calcext:value-type="string">
            <text:p>x</text:p>
          </table:table-cell>
          <table:table-cell table:style-name="ce4" office:value-type="string" calcext:value-type="string">
            <text:p>tiko <text:s/>Round rod set in two uprights in front of the weaver. Warp tension is maintained with peg-and-notch system.</text:p>
          </table:table-cell>
          <table:table-cell office:value-type="string" calcext:value-type="string">
            <text:p>x</text:p>
          </table:table-cell>
          <table:table-cell/>
          <table:table-cell office:value-type="string" calcext:value-type="string">
            <text:p>gouk nap</text:p>
          </table:table-cell>
          <table:table-cell/>
          <table:table-cell table:style-name="ce4"/>
          <table:table-cell office:value-type="string" calcext:value-type="string">
            <text:p>x</text:p>
          </table:table-cell>
          <table:table-cell/>
          <table:table-cell table:number-columns-repeated="3" office:value-type="string" calcext:value-type="string">
            <text:p>x</text:p>
          </table:table-cell>
          <table:table-cell/>
          <table:table-cell office:value-type="string" calcext:value-type="string">
            <text:p>well-constructed cantilever with double upright posts supporting heddles and a swinging reed-beater frame</text:p>
          </table:table-cell>
          <table:table-cell table:number-columns-repeated="3" office:value-type="string" calcext:value-type="string">
            <text:p>x</text:p>
          </table:table-cell>
          <table:table-cell table:number-columns-repeated="5"/>
          <table:table-cell office:value-type="string" calcext:value-type="string">
            <text:p>x</text:p>
          </table:table-cell>
          <table:table-cell table:number-columns-repeated="2"/>
          <table:table-cell table:number-columns-repeated="2" office:value-type="string" calcext:value-type="string">
            <text:p>x</text:p>
          </table:table-cell>
          <table:table-cell table:number-columns-repeated="3"/>
          <table:table-cell table:number-columns-repeated="4" office:value-type="string" calcext:value-type="string">
            <text:p>x</text:p>
          </table:table-cell>
          <table:table-cell/>
          <table:table-cell office:value-type="string" calcext:value-type="string">
            <text:p>x</text:p>
          </table:table-cell>
          <table:table-cell table:number-columns-repeated="4"/>
          <table:table-cell table:number-columns-repeated="2" office:value-type="string" calcext:value-type="string">
            <text:p>x</text:p>
          </table:table-cell>
          <table:table-cell table:number-columns-repeated="2"/>
          <table:table-cell office:value-type="string" calcext:value-type="string">
            <text:p>4 spokes in a round beam</text:p>
          </table:table-cell>
          <table:table-cell office:value-type="string" calcext:value-type="string">
            <text:p>x</text:p>
          </table:table-cell>
          <table:table-cell/>
          <table:table-cell office:value-type="string" calcext:value-type="string">
            <text:p>padded with flat sticks</text:p>
          </table:table-cell>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spoked warp beam, not embedded in the frame but resting on a shelf attached to the cantilever supports</text:p>
          </table:table-cell>
          <table:table-cell office:value-type="string" calcext:value-type="string">
            <text:p>x</text:p>
          </table:table-cell>
          <table:table-cell/>
          <table:table-cell office:value-type="string" calcext:value-type="string">
            <text:p>x</text:p>
          </table:table-cell>
          <table:table-cell table:number-columns-repeated="4"/>
          <table:table-cell office:value-type="string" calcext:value-type="string">
            <text:p>stick-and-groove</text:p>
          </table:table-cell>
          <table:table-cell table:number-columns-repeated="5"/>
          <table:table-cell office:value-type="string" calcext:value-type="string">
            <text:p>x</text:p>
          </table:table-cell>
          <table:table-cell/>
          <table:table-cell office:value-type="string" calcext:value-type="string">
            <text:p>x</text:p>
          </table:table-cell>
          <table:table-cell/>
          <table:table-cell table:number-columns-repeated="5" office:value-type="string" calcext:value-type="string">
            <text:p>x</text:p>
          </table:table-cell>
          <table:table-cell/>
          <table:table-cell table:number-columns-repeated="3" office:value-type="string" calcext:value-type="string">
            <text:p>x</text:p>
          </table:table-cell>
          <table:table-cell/>
          <table:table-cell office:value-type="string" calcext:value-type="string">
            <text:p>wound around pair of rods</text:p>
          </table:table-cell>
          <table:table-cell office:value-type="string" calcext:value-type="string">
            <text:p>x</text:p>
          </table:table-cell>
          <table:table-cell table:number-columns-repeated="3"/>
          <table:table-cell office:value-type="string" calcext:value-type="string">
            <text:p>pair of rods, top and bottom, same size</text:p>
          </table:table-cell>
          <table:table-cell/>
          <table:table-cell office:value-type="string" calcext:value-type="string">
            <text:p>x</text:p>
          </table:table-cell>
          <table:table-cell table:number-columns-repeated="3"/>
          <table:table-cell office:value-type="string" calcext:value-type="string">
            <text:p>pair of treadles attached to heddles via cords and V-shaped wooden bars</text:p>
          </table:table-cell>
          <table:table-cell table:number-columns-repeated="4"/>
          <table:table-cell table:number-columns-repeated="2" office:value-type="string" calcext:value-type="string">
            <text:p>x</text:p>
          </table:table-cell>
          <table:table-cell/>
          <table:table-cell office:value-type="string" calcext:value-type="string">
            <text:p>pair of V-shaped bars</text:p>
          </table:table-cell>
          <table:table-cell/>
          <table:table-cell office:value-type="string" calcext:value-type="string">
            <text:p>x</text:p>
          </table:table-cell>
          <table:table-cell/>
          <table:table-cell office:value-type="string" calcext:value-type="string">
            <text:p>x</text:p>
          </table:table-cell>
          <table:table-cell/>
          <table:table-cell office:value-type="string" calcext:value-type="string">
            <text:p>Type. Pair of bird-shaped rockers (He Haiyan loom in Beijing)</text:p>
          </table:table-cell>
          <table:table-cell/>
          <table:table-cell office:value-type="string" calcext:value-type="string">
            <text:p>x</text:p>
          </table:table-cell>
          <table:table-cell office:value-type="string" calcext:value-type="string">
            <text:p>heddle rockers are attached to reed pivot</text:p>
          </table:table-cell>
          <table:table-cell table:number-columns-repeated="28"/>
          <table:table-cell office:value-type="string" calcext:value-type="string">
            <text:p>an fi <text:s/>Used for beating in weft</text:p>
          </table:table-cell>
          <table:table-cell table:number-columns-repeated="2"/>
          <table:table-cell table:number-columns-repeated="2" office:value-type="string" calcext:value-type="string">
            <text:p>x</text:p>
          </table:table-cell>
          <table:table-cell office:value-type="string" calcext:value-type="string">
            <text:p>bars</text:p>
          </table:table-cell>
          <table:table-cell office:value-type="string" calcext:value-type="string">
            <text:p>x</text:p>
          </table:table-cell>
          <table:table-cell table:number-columns-repeated="2"/>
          <table:table-cell office:value-type="string" calcext:value-type="string">
            <text:p>discontinuous supplementary weft</text:p>
          </table:table-cell>
          <table:table-cell/>
          <table:table-cell table:number-columns-repeated="2" office:value-type="string" calcext:value-type="string">
            <text:p>x</text:p>
          </table:table-cell>
          <table:table-cell table:number-columns-repeated="2"/>
          <table:table-cell office:value-type="string" calcext:value-type="string">
            <text:p>an tao <text:s/>used for ground wefts</text:p>
          </table:table-cell>
          <table:table-cell table:number-columns-repeated="8"/>
          <table:table-cell office:value-type="string" calcext:value-type="string">
            <text:p>kao wa <text:s/>Group of simple heddles attached to rods, suspended from a bar that is hung below the cantilever, aligned with the warp. Can be up to 50 of these. Rods are moved from back to front for half the pattern, then moved back in reverse order to create symmetrical design. A bamboo helper tube is inserted to aid with opening pattern sheds.</text:p>
          </table:table-cell>
          <table:table-cell table:number-columns-repeated="3" office:value-type="string" calcext:value-type="string">
            <text:p>x</text:p>
          </table:table-cell>
          <table:table-cell table:number-columns-repeated="2"/>
          <table:table-cell office:value-type="string" calcext:value-type="string">
            <text:p>x</text:p>
          </table:table-cell>
          <table:table-cell table:number-columns-repeated="13"/>
          <table:table-cell office:value-type="string" calcext:value-type="string">
            <text:p>simple heddles placed in order, attached to cords looped over a bar</text:p>
          </table:table-cell>
          <table:table-cell table:number-columns-repeated="804"/>
        </table:table-row>
        <table:table-row table:style-name="ro9">
          <table:table-cell/>
          <table:table-cell office:value-type="string" calcext:value-type="string">
            <text:p>Dai Huayao</text:p>
          </table:table-cell>
          <table:table-cell office:value-type="string" calcext:value-type="string">
            <text:p>BFYRH</text:p>
          </table:table-cell>
          <table:table-cell/>
          <table:table-cell office:value-type="string" calcext:value-type="string">
            <text:p>China</text:p>
          </table:table-cell>
          <table:table-cell office:value-type="string" calcext:value-type="string">
            <text:p>Yunnan, Yuxi</text:p>
          </table:table-cell>
          <table:table-cell office:value-type="string" calcext:value-type="string">
            <text:p>Huayao Dai backstrap frame loom</text:p>
          </table:table-cell>
          <table:table-cell office:value-type="string" calcext:value-type="string">
            <text:p>Tai Ya</text:p>
          </table:table-cell>
          <table:table-cell table:style-name="ce11" office:value-type="string" calcext:value-type="string">
            <text:p><text:a xlink:href="http://www.ethnologue.com/subgroups/southwestern-4" xlink:type="simple">Tai-Kadai, Kam-Tai, Tai, Southwestern</text:a></text:p>
          </table:table-cell>
          <table:table-cell table:style-name="ce12" table:number-columns-repeated="3"/>
          <table:table-cell table:style-name="ce13" table:number-columns-repeated="3"/>
          <table:table-cell table:style-name="ce12" table:number-columns-repeated="10"/>
          <table:table-cell table:style-name="ce13"/>
          <table:table-cell table:style-name="ce12" table:number-columns-repeated="2"/>
          <table:table-cell office:value-type="string" calcext:value-type="string">
            <text:p>YS 2013 L-46, online photos</text:p>
          </table:table-cell>
          <table:table-cell office:value-type="string" calcext:value-type="string">
            <text:p>similar to Bulan version but lacking the vertical patterning system, with 4 heddles and no shed stick</text:p>
          </table:table-cell>
          <table:table-cell table:style-name="ce4"/>
          <table:table-cell office:value-type="float" office:value="24.351" calcext:value-type="float">
            <text:p>24.3510</text:p>
          </table:table-cell>
          <table:table-cell office:value-type="float" office:value="102.548" calcext:value-type="float">
            <text:p>102.5480</text:p>
          </table:table-cell>
          <table:table-cell office:value-type="float" office:value="0" calcext:value-type="float">
            <text:p>0</text:p>
          </table:table-cell>
          <table:table-cell office:value-type="string" calcext:value-type="string">
            <text:p>x</text:p>
          </table:table-cell>
          <table:table-cell table:style-name="ce4"/>
          <table:table-cell table:number-columns-repeated="3" table:style-name="ce4" office:value-type="string" calcext:value-type="string">
            <text:p>x</text:p>
          </table:table-cell>
          <table:table-cell table:number-columns-repeated="2"/>
          <table:table-cell table:number-columns-repeated="2" office:value-type="string" calcext:value-type="string">
            <text:p>x</text:p>
          </table:table-cell>
          <table:table-cell table:style-name="ce4"/>
          <table:table-cell office:value-type="string" calcext:value-type="string">
            <text:p>x</text:p>
          </table:table-cell>
          <table:table-cell/>
          <table:table-cell table:number-columns-repeated="3" office:value-type="string" calcext:value-type="string">
            <text:p>x</text:p>
          </table:table-cell>
          <table:table-cell/>
          <table:table-cell office:value-type="string" calcext:value-type="string">
            <text:p>x</text:p>
          </table:table-cell>
          <table:table-cell office:value-type="string" calcext:value-type="string">
            <text:p>type</text:p>
          </table:table-cell>
          <table:table-cell/>
          <table:table-cell office:value-type="string" calcext:value-type="string">
            <text:p>relatively tall, about 1.3m high</text:p>
          </table:table-cell>
          <table:table-cell/>
          <table:table-cell office:value-type="string" calcext:value-type="string">
            <text:p>support set of 4 heddles</text:p>
          </table:table-cell>
          <table:table-cell table:number-columns-repeated="3"/>
          <table:table-cell office:value-type="string" calcext:value-type="string">
            <text:p>may hang from cord, or supported by two pegs set into H-frame</text:p>
          </table:table-cell>
          <table:table-cell table:number-columns-repeated="4"/>
          <table:table-cell office:value-type="string" calcext:value-type="string">
            <text:p>some variants have the warp beam sitting on small pegs behind the upgright supports</text:p>
          </table:table-cell>
          <table:table-cell table:number-columns-repeated="12"/>
          <table:table-cell table:number-columns-repeated="2" office:value-type="string" calcext:value-type="string">
            <text:p>x</text:p>
          </table:table-cell>
          <table:table-cell table:number-columns-repeated="2"/>
          <table:table-cell office:value-type="string" calcext:value-type="string">
            <text:p>rod sits in cup-shaped bar behind the loop to stop the warp beam rotation</text:p>
          </table:table-cell>
          <table:table-cell office:value-type="string" calcext:value-type="string">
            <text:p>x</text:p>
          </table:table-cell>
          <table:table-cell/>
          <table:table-cell office:value-type="string" calcext:value-type="string">
            <text:p>x</text:p>
          </table:table-cell>
          <table:table-cell table:number-columns-repeated="6"/>
          <table:table-cell office:value-type="string" calcext:value-type="string">
            <text:p>x</text:p>
          </table:table-cell>
          <table:table-cell/>
          <table:table-cell office:value-type="string" calcext:value-type="string">
            <text:p>x</text:p>
          </table:table-cell>
          <table:table-cell table:number-columns-repeated="4"/>
          <table:table-cell table:number-columns-repeated="3" office:value-type="string" calcext:value-type="string">
            <text:p>x</text:p>
          </table:table-cell>
          <table:table-cell table:number-columns-repeated="3"/>
          <table:table-cell office:value-type="string" calcext:value-type="string">
            <text:p>x</text:p>
          </table:table-cell>
          <table:table-cell table:number-columns-repeated="3"/>
          <table:table-cell table:number-columns-repeated="2" office:value-type="string" calcext:value-type="string">
            <text:p>x</text:p>
          </table:table-cell>
          <table:table-cell/>
          <table:table-cell office:value-type="string" calcext:value-type="string">
            <text:p>x</text:p>
          </table:table-cell>
          <table:table-cell/>
          <table:table-cell office:value-type="string" calcext:value-type="string">
            <text:p>x</text:p>
          </table:table-cell>
          <table:table-cell table:number-columns-repeated="4"/>
          <table:table-cell office:value-type="string" calcext:value-type="string">
            <text:p>x</text:p>
          </table:table-cell>
          <table:table-cell table:number-columns-repeated="2" office:value-type="string" calcext:value-type="string">
            <text:p>?</text:p>
          </table:table-cell>
          <table:table-cell/>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2"/>
          <table:table-cell table:number-columns-repeated="2" office:value-type="string" calcext:value-type="string">
            <text:p>x</text:p>
          </table:table-cell>
          <table:table-cell/>
          <table:table-cell office:value-type="string" calcext:value-type="string">
            <text:p>x</text:p>
          </table:table-cell>
          <table:table-cell table:number-columns-repeated="24"/>
          <table:table-cell office:value-type="string" calcext:value-type="string">
            <text:p>some looms</text:p>
          </table:table-cell>
          <table:table-cell office:value-type="string" calcext:value-type="string">
            <text:p>x</text:p>
          </table:table-cell>
          <table:table-cell table:number-columns-repeated="2"/>
          <table:table-cell office:value-type="string" calcext:value-type="string">
            <text:p>x</text:p>
          </table:table-cell>
          <table:table-cell table:number-columns-repeated="3"/>
          <table:table-cell office:value-type="string" calcext:value-type="string">
            <text:p>beater-shuttle</text:p>
          </table:table-cell>
          <table:table-cell table:number-columns-repeated="5"/>
          <table:table-cell office:value-type="string" calcext:value-type="string">
            <text:p>YS shows the reed positioned behind the beater, so presumably not used for beating</text:p>
          </table:table-cell>
          <table:table-cell/>
          <table:table-cell office:value-type="string" calcext:value-type="string">
            <text:p>x</text:p>
          </table:table-cell>
          <table:table-cell table:number-columns-repeated="8"/>
          <table:table-cell table:number-columns-repeated="2" office:value-type="string" calcext:value-type="string">
            <text:p>x</text:p>
          </table:table-cell>
          <table:table-cell table:number-columns-repeated="4"/>
          <table:table-cell office:value-type="string" calcext:value-type="string">
            <text:p>x</text:p>
          </table:table-cell>
          <table:table-cell table:number-columns-repeated="7"/>
          <table:table-cell office:value-type="string" calcext:value-type="string">
            <text:p>x</text:p>
          </table:table-cell>
          <table:table-cell office:value-type="string" calcext:value-type="string">
            <text:p>twill ground</text:p>
          </table:table-cell>
          <table:table-cell office:value-type="string" calcext:value-type="string">
            <text:p>variable number, up to around 6 for twill patterns</text:p>
          </table:table-cell>
          <table:table-cell office:value-type="string" calcext:value-type="string">
            <text:p>x</text:p>
          </table:table-cell>
          <table:table-cell table:number-columns-repeated="820"/>
        </table:table-row>
        <table:table-row table:style-name="ro9">
          <table:table-cell/>
          <table:table-cell office:value-type="string" calcext:value-type="string">
            <text:p>Dai Yuxi Yuanjiang</text:p>
          </table:table-cell>
          <table:table-cell office:value-type="string" calcext:value-type="string">
            <text:p>BFYRH</text:p>
          </table:table-cell>
          <table:table-cell office:value-type="string" calcext:value-type="string">
            <text:p>yes</text:p>
          </table:table-cell>
          <table:table-cell office:value-type="string" calcext:value-type="string">
            <text:p>China</text:p>
          </table:table-cell>
          <table:table-cell office:value-type="string" calcext:value-type="string">
            <text:p>Yunnan, Yuanjiang region</text:p>
          </table:table-cell>
          <table:table-cell office:value-type="string" calcext:value-type="string">
            <text:p>Yuanjiang Dai backstrap frame loom with 'flat' circular pattern heddle</text:p>
          </table:table-cell>
          <table:table-cell/>
          <table:table-cell table:style-name="ce11" office:value-type="string" calcext:value-type="string">
            <text:p>Tai-Kadai</text:p>
          </table:table-cell>
          <table:table-cell table:style-name="ce12" table:number-columns-repeated="3"/>
          <table:table-cell table:style-name="ce13" table:number-columns-repeated="3"/>
          <table:table-cell table:style-name="ce12" table:number-columns-repeated="10"/>
          <table:table-cell table:style-name="ce13"/>
          <table:table-cell table:style-name="ce12" table:number-columns-repeated="2"/>
          <table:table-cell office:value-type="string" calcext:value-type="string">
            <text:p>Long 2012, some online photos</text:p>
          </table:table-cell>
          <table:table-cell office:value-type="string" calcext:value-type="string">
            <text:p>There seem to be two other versions of this loom, one with a pattern heddle that extends above and below the warp, and one with multiple individual pattern heddles suspended above the warp.</text:p>
          </table:table-cell>
          <table:table-cell table:style-name="ce4"/>
          <table:table-cell table:style-name="ce4" office:value-type="float" office:value="23.57681" calcext:value-type="float">
            <text:p>23.57681</text:p>
          </table:table-cell>
          <table:table-cell table:style-name="ce4" office:value-type="float" office:value="101.99891" calcext:value-type="float">
            <text:p>101.99891</text:p>
          </table:table-cell>
          <table:table-cell office:value-type="float" office:value="0" calcext:value-type="float">
            <text:p>0</text:p>
          </table:table-cell>
          <table:table-cell office:value-type="string" calcext:value-type="string">
            <text:p>x</text:p>
          </table:table-cell>
          <table:table-cell table:style-name="ce4"/>
          <table:table-cell table:number-columns-repeated="3" table:style-name="ce4" office:value-type="string" calcext:value-type="string">
            <text:p>x</text:p>
          </table:table-cell>
          <table:table-cell table:number-columns-repeated="2"/>
          <table:table-cell table:number-columns-repeated="2" office:value-type="string" calcext:value-type="string">
            <text:p>x</text:p>
          </table:table-cell>
          <table:table-cell table:style-name="ce4"/>
          <table:table-cell office:value-type="string" calcext:value-type="string">
            <text:p>x</text:p>
          </table:table-cell>
          <table:table-cell/>
          <table:table-cell table:number-columns-repeated="3"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x</text:p>
          </table:table-cell>
          <table:table-cell/>
          <table:table-cell office:value-type="string" calcext:value-type="string">
            <text:p>pillars support both ground weave and pattern heddles</text:p>
          </table:table-cell>
          <table:table-cell table:number-columns-repeated="3"/>
          <table:table-cell office:value-type="string" calcext:value-type="string">
            <text:p>hangs from cords</text:p>
          </table:table-cell>
          <table:table-cell table:number-columns-repeated="4"/>
          <table:table-cell office:value-type="string" calcext:value-type="string">
            <text:p>hung from cords</text:p>
          </table:table-cell>
          <table:table-cell table:number-columns-repeated="12"/>
          <table:table-cell office:value-type="string" calcext:value-type="string">
            <text:p>x</text:p>
          </table:table-cell>
          <table:table-cell office:value-type="string" calcext:value-type="string">
            <text:p>round with 4 long spokes, one or more of which is tied to the frame with a cord to prevent rotation</text:p>
          </table:table-cell>
          <table:table-cell table:number-columns-repeated="2"/>
          <table:table-cell office:value-type="string" calcext:value-type="string">
            <text:p>4-spokes</text:p>
          </table:table-cell>
          <table:table-cell office:value-type="string" calcext:value-type="string">
            <text:p>x</text:p>
          </table:table-cell>
          <table:table-cell/>
          <table:table-cell office:value-type="string" calcext:value-type="string">
            <text:p>many flat sticks</text:p>
          </table:table-cell>
          <table:table-cell table:number-columns-repeated="6"/>
          <table:table-cell office:value-type="string" calcext:value-type="string">
            <text:p>x</text:p>
          </table:table-cell>
          <table:table-cell/>
          <table:table-cell office:value-type="string" calcext:value-type="string">
            <text:p>x</text:p>
          </table:table-cell>
          <table:table-cell table:number-columns-repeated="4"/>
          <table:table-cell office:value-type="string" calcext:value-type="string">
            <text:p>presumably</text:p>
          </table:table-cell>
          <table:table-cell table:number-columns-repeated="2" office:value-type="string" calcext:value-type="string">
            <text:p>x</text:p>
          </table:table-cell>
          <table:table-cell table:number-columns-repeated="3"/>
          <table:table-cell office:value-type="string" calcext:value-type="string">
            <text:p>x</text:p>
          </table:table-cell>
          <table:table-cell table:number-columns-repeated="3"/>
          <table:table-cell table:number-columns-repeated="2" office:value-type="string" calcext:value-type="string">
            <text:p>x</text:p>
          </table:table-cell>
          <table:table-cell table:number-columns-repeated="3"/>
          <table:table-cell office:value-type="string" calcext:value-type="string">
            <text:p>x</text:p>
          </table:table-cell>
          <table:table-cell table:number-columns-repeated="4"/>
          <table:table-cell office:value-type="string" calcext:value-type="string">
            <text:p>x</text:p>
          </table:table-cell>
          <table:table-cell table:number-columns-repeated="2" office:value-type="string" calcext:value-type="string">
            <text:p>?</text:p>
          </table:table-cell>
          <table:table-cell/>
          <table:table-cell office:value-type="string" calcext:value-type="string">
            <text:p>seem to be in bunches</text:p>
          </table:table-cell>
          <table:table-cell table:number-columns-repeated="6"/>
          <table:table-cell table:number-columns-repeated="2" office:value-type="string" calcext:value-type="string">
            <text:p>x</text:p>
          </table:table-cell>
          <table:table-cell table:number-columns-repeated="2"/>
          <table:table-cell table:number-columns-repeated="2" office:value-type="string" calcext:value-type="string">
            <text:p>x</text:p>
          </table:table-cell>
          <table:table-cell/>
          <table:table-cell office:value-type="string" calcext:value-type="string">
            <text:p>x</text:p>
          </table:table-cell>
          <table:table-cell table:number-columns-repeated="14"/>
          <table:table-cell office:value-type="string" calcext:value-type="string">
            <text:p>x</text:p>
          </table:table-cell>
          <table:table-cell office:value-type="string" calcext:value-type="string">
            <text:p>large bamboo tube</text:p>
          </table:table-cell>
          <table:table-cell office:value-type="string" calcext:value-type="string">
            <text:p>x</text:p>
          </table:table-cell>
          <table:table-cell table:number-columns-repeated="7"/>
          <table:table-cell office:value-type="string" calcext:value-type="string">
            <text:p>sits in front of shed stick, attached to loom frame via a cord</text:p>
          </table:table-cell>
          <table:table-cell office:value-type="string" calcext:value-type="string">
            <text:p>x</text:p>
          </table:table-cell>
          <table:table-cell table:number-columns-repeated="2"/>
          <table:table-cell office:value-type="string" calcext:value-type="string">
            <text:p>long beater shuttle</text:p>
          </table:table-cell>
          <table:table-cell table:number-columns-repeated="3"/>
          <table:table-cell office:value-type="string" calcext:value-type="string">
            <text:p>beater-shuttle</text:p>
          </table:table-cell>
          <table:table-cell table:number-columns-repeated="5"/>
          <table:table-cell office:value-type="string" calcext:value-type="string">
            <text:p>lightweight reed just in front of weaver, no suspension</text:p>
          </table:table-cell>
          <table:table-cell/>
          <table:table-cell office:value-type="string" calcext:value-type="string">
            <text:p>x</text:p>
          </table:table-cell>
          <table:table-cell table:number-columns-repeated="8"/>
          <table:table-cell table:number-columns-repeated="2"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long, boat-shaped beater shuttle</text:p>
          </table:table-cell>
          <table:table-cell table:number-columns-repeated="27"/>
          <table:table-cell table:number-columns-repeated="3" office:value-type="string" calcext:value-type="string">
            <text:p>x</text:p>
          </table:table-cell>
          <table:table-cell table:number-columns-repeated="10"/>
          <table:table-cell office:value-type="string" calcext:value-type="string">
            <text:p>x</text:p>
          </table:table-cell>
          <table:table-cell table:number-columns-repeated="3"/>
          <table:table-cell office:value-type="string" calcext:value-type="string">
            <text:p>Not entirely clear from photos, but seems to be this arrangement</text:p>
          </table:table-cell>
          <table:table-cell/>
          <table:table-cell office:value-type="string" calcext:value-type="string">
            <text:p>x</text:p>
          </table:table-cell>
          <table:table-cell office:value-type="string" calcext:value-type="string">
            <text:p>long treadle bar</text:p>
          </table:table-cell>
          <table:table-cell table:number-columns-repeated="2"/>
          <table:table-cell office:value-type="string" calcext:value-type="string">
            <text:p>small bamboo tube acts as separator, but the pattern system is flattened rather than held around a drum</text:p>
          </table:table-cell>
          <table:table-cell office:value-type="string" calcext:value-type="string">
            <text:p>x</text:p>
          </table:table-cell>
          <table:table-cell table:number-columns-repeated="779"/>
        </table:table-row>
        <table:table-row table:style-name="ro12">
          <table:table-cell/>
          <table:table-cell office:value-type="string" calcext:value-type="string">
            <text:p>Dai Jinghong</text:p>
          </table:table-cell>
          <table:table-cell office:value-type="string" calcext:value-type="string">
            <text:p>BFYRH</text:p>
          </table:table-cell>
          <table:table-cell office:value-type="string" calcext:value-type="string">
            <text:p>yes</text:p>
          </table:table-cell>
          <table:table-cell office:value-type="string" calcext:value-type="string">
            <text:p>China</text:p>
          </table:table-cell>
          <table:table-cell office:value-type="string" calcext:value-type="string">
            <text:p>Yunnan Xishuangbanna Jinghong region - Mengyangzhen 勐养镇傣族织锦</text:p>
          </table:table-cell>
          <table:table-cell table:number-columns-repeated="2"/>
          <table:table-cell table:style-name="ce11" office:value-type="string" calcext:value-type="string">
            <text:p>Tai-Kadai</text:p>
          </table:table-cell>
          <table:table-cell table:style-name="ce12" table:number-columns-repeated="3"/>
          <table:table-cell table:style-name="ce13" table:number-columns-repeated="3"/>
          <table:table-cell table:style-name="ce12" table:number-columns-repeated="10"/>
          <table:table-cell table:style-name="ce13"/>
          <table:table-cell table:style-name="ce12" table:number-columns-repeated="2"/>
          <table:table-cell office:value-type="string" calcext:value-type="string">
            <text:p>This is the Dai loom that is in the CNS, also see Long 2012, a few online photos confirm the ID. Also YS 2013 L-47 (incorrectly labeled 'Bulan').</text:p>
          </table:table-cell>
          <table:table-cell office:value-type="string" calcext:value-type="string">
            <text:p>Unique wooden 'horn' shaped piece at the top of the pattern heddle, and rattan rings by the side</text:p>
          </table:table-cell>
          <table:table-cell table:style-name="ce4"/>
          <table:table-cell table:style-name="ce16" office:value-type="float" office:value="22.08653" calcext:value-type="float">
            <text:p>22.08653</text:p>
          </table:table-cell>
          <table:table-cell table:style-name="ce16" office:value-type="float" office:value="100.89698" calcext:value-type="float">
            <text:p>100.89698</text:p>
          </table:table-cell>
          <table:table-cell office:value-type="float" office:value="0" calcext:value-type="float">
            <text:p>0</text:p>
          </table:table-cell>
          <table:table-cell office:value-type="string" calcext:value-type="string">
            <text:p>x</text:p>
          </table:table-cell>
          <table:table-cell table:style-name="ce4"/>
          <table:table-cell table:number-columns-repeated="3" table:style-name="ce4" office:value-type="string" calcext:value-type="string">
            <text:p>x</text:p>
          </table:table-cell>
          <table:table-cell table:number-columns-repeated="2"/>
          <table:table-cell table:number-columns-repeated="2" office:value-type="string" calcext:value-type="string">
            <text:p>x</text:p>
          </table:table-cell>
          <table:table-cell table:style-name="ce4"/>
          <table:table-cell office:value-type="string" calcext:value-type="string">
            <text:p>x</text:p>
          </table:table-cell>
          <table:table-cell/>
          <table:table-cell table:number-columns-repeated="3"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two large uprights with three linking spars, set of rockers at the top</text:p>
          </table:table-cell>
          <table:table-cell/>
          <table:table-cell office:value-type="string" calcext:value-type="string">
            <text:p>pillars support both ground weave and pattern heddles (nested)</text:p>
          </table:table-cell>
          <table:table-cell table:number-columns-repeated="3"/>
          <table:table-cell office:value-type="string" calcext:value-type="string">
            <text:p>hangs from cords</text:p>
          </table:table-cell>
          <table:table-cell table:number-columns-repeated="4"/>
          <table:table-cell office:value-type="string" calcext:value-type="string">
            <text:p>hung from cords</text:p>
          </table:table-cell>
          <table:table-cell table:number-columns-repeated="12"/>
          <table:table-cell office:value-type="string" calcext:value-type="string">
            <text:p>x</text:p>
          </table:table-cell>
          <table:table-cell/>
          <table:table-cell office:value-type="string" calcext:value-type="string">
            <text:p>square-ish beam</text:p>
          </table:table-cell>
          <table:table-cell/>
          <table:table-cell office:value-type="string" calcext:value-type="string">
            <text:p>2-spokes</text:p>
          </table:table-cell>
          <table:table-cell office:value-type="string" calcext:value-type="string">
            <text:p>x</text:p>
          </table:table-cell>
          <table:table-cell/>
          <table:table-cell office:value-type="string" calcext:value-type="string">
            <text:p>many flat sticks</text:p>
          </table:table-cell>
          <table:table-cell table:number-columns-repeated="6"/>
          <table:table-cell office:value-type="string" calcext:value-type="string">
            <text:p>x</text:p>
          </table:table-cell>
          <table:table-cell/>
          <table:table-cell office:value-type="string" calcext:value-type="string">
            <text:p>x</text:p>
          </table:table-cell>
          <table:table-cell table:number-columns-repeated="4"/>
          <table:table-cell table:number-columns-repeated="3" office:value-type="string" calcext:value-type="string">
            <text:p>x</text:p>
          </table:table-cell>
          <table:table-cell table:number-columns-repeated="3"/>
          <table:table-cell office:value-type="string" calcext:value-type="string">
            <text:p>x</text:p>
          </table:table-cell>
          <table:table-cell table:number-columns-repeated="3"/>
          <table:table-cell table:number-columns-repeated="2" office:value-type="string" calcext:value-type="string">
            <text:p>x</text:p>
          </table:table-cell>
          <table:table-cell table:number-columns-repeated="3"/>
          <table:table-cell office:value-type="string" calcext:value-type="string">
            <text:p>x</text:p>
          </table:table-cell>
          <table:table-cell table:number-columns-repeated="4"/>
          <table:table-cell table:number-columns-repeated="2" office:value-type="string" calcext:value-type="string">
            <text:p>x</text:p>
          </table:table-cell>
          <table:table-cell table:number-columns-repeated="2"/>
          <table:table-cell office:value-type="string" calcext:value-type="string">
            <text:p>bunches</text:p>
          </table:table-cell>
          <table:table-cell office:value-type="string" calcext:value-type="string">
            <text:p>two rods of similar size</text:p>
          </table:table-cell>
          <table:table-cell/>
          <table:table-cell office:value-type="string" calcext:value-type="string">
            <text:p>lower rod seems merely to act as spacer</text:p>
          </table:table-cell>
          <table:table-cell table:number-columns-repeated="3"/>
          <table:table-cell table:number-columns-repeated="2" office:value-type="string" calcext:value-type="string">
            <text:p>x</text:p>
          </table:table-cell>
          <table:table-cell table:number-columns-repeated="2"/>
          <table:table-cell table:number-columns-repeated="2" office:value-type="string" calcext:value-type="string">
            <text:p>x</text:p>
          </table:table-cell>
          <table:table-cell/>
          <table:table-cell office:value-type="string" calcext:value-type="string">
            <text:p>x</text:p>
          </table:table-cell>
          <table:table-cell table:number-columns-repeated="14"/>
          <table:table-cell office:value-type="string" calcext:value-type="string">
            <text:p>Museum example lacks this, but it can be seen on loom of a vilage weaver in online photos</text:p>
          </table:table-cell>
          <table:table-cell office:value-type="string" calcext:value-type="string">
            <text:p>large frame with 4 bars, sits close to warp beam</text:p>
          </table:table-cell>
          <table:table-cell/>
          <table:table-cell office:value-type="string" calcext:value-type="string">
            <text:p>4-bar frame</text:p>
          </table:table-cell>
          <table:table-cell table:number-columns-repeated="6"/>
          <table:table-cell office:value-type="string" calcext:value-type="string">
            <text:p>sits in front of shed stick, attached to loom frame via a cord</text:p>
          </table:table-cell>
          <table:table-cell office:value-type="string" calcext:value-type="string">
            <text:p>x</text:p>
          </table:table-cell>
          <table:table-cell table:number-columns-repeated="2"/>
          <table:table-cell office:value-type="string" calcext:value-type="string">
            <text:p>long beater shuttle</text:p>
          </table:table-cell>
          <table:table-cell table:number-columns-repeated="3"/>
          <table:table-cell office:value-type="string" calcext:value-type="string">
            <text:p>beater-shuttle</text:p>
          </table:table-cell>
          <table:table-cell table:number-columns-repeated="5"/>
          <table:table-cell office:value-type="string" calcext:value-type="string">
            <text:p>hangs loose in warp</text:p>
          </table:table-cell>
          <table:table-cell/>
          <table:table-cell office:value-type="string" calcext:value-type="string">
            <text:p>x</text:p>
          </table:table-cell>
          <table:table-cell table:number-columns-repeated="8"/>
          <table:table-cell table:number-columns-repeated="2"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long, boat-shaped beater shuttle</text:p>
          </table:table-cell>
          <table:table-cell table:number-columns-repeated="27"/>
          <table:table-cell table:number-columns-repeated="2"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x</text:p>
          </table:table-cell>
          <table:table-cell office:value-type="string" calcext:value-type="string">
            <text:p>single rod, with unique horn-shaped piece below that supports the organizing system of cord and woven rings</text:p>
          </table:table-cell>
          <table:table-cell/>
          <table:table-cell office:value-type="string" calcext:value-type="string">
            <text:p>each pattern string is attached to a woven ring at one side, slides up and down cord beside the pattern heddle</text:p>
          </table:table-cell>
          <table:table-cell office:value-type="string" calcext:value-type="string">
            <text:p>The pattern heddle support bar has a hook at either end, cord is attached to one end. Two more sticks above, PH is wound around the top one (structure is similar to a ground weave heddle with two sticks)</text:p>
          </table:table-cell>
          <table:table-cell table:number-columns-repeated="6"/>
          <table:table-cell table:number-columns-repeated="3" office:value-type="string" calcext:value-type="string">
            <text:p>x</text:p>
          </table:table-cell>
          <table:table-cell office:value-type="string" calcext:value-type="string">
            <text:p>long treadle bar</text:p>
          </table:table-cell>
          <table:table-cell table:number-columns-repeated="783"/>
        </table:table-row>
        <table:table-row table:style-name="ro13">
          <table:table-cell/>
          <table:table-cell office:value-type="string" calcext:value-type="string">
            <text:p>Tai Phake</text:p>
          </table:table-cell>
          <table:table-cell office:value-type="string" calcext:value-type="string">
            <text:p>BFYRH</text:p>
          </table:table-cell>
          <table:table-cell/>
          <table:table-cell office:value-type="string" calcext:value-type="string">
            <text:p>India</text:p>
          </table:table-cell>
          <table:table-cell office:value-type="string" calcext:value-type="string">
            <text:p>Assam, Dibruargh district</text:p>
          </table:table-cell>
          <table:table-cell office:value-type="string" calcext:value-type="string">
            <text:p>Tai Phake backstrap loom with rocker heddle</text:p>
          </table:table-cell>
          <table:table-cell office:value-type="string" calcext:value-type="string">
            <text:p>Phake</text:p>
          </table:table-cell>
          <table:table-cell table:style-name="ce10" office:value-type="string" calcext:value-type="string">
            <text:p><text:a xlink:href="https://www.ethnologue.com/subgroups/southwestern-16" xlink:type="simple">Tai-Kadai, Kam-Tai, Tai, Southwestern</text:a></text:p>
          </table:table-cell>
          <table:table-cell table:style-name="ce12" table:number-columns-repeated="3"/>
          <table:table-cell table:style-name="ce13" table:number-columns-repeated="3"/>
          <table:table-cell table:style-name="ce12" table:number-columns-repeated="10"/>
          <table:table-cell table:style-name="ce13"/>
          <table:table-cell table:style-name="ce12" table:number-columns-repeated="2"/>
          <table:table-cell table:style-name="ce2" office:value-type="string" calcext:value-type="string">
            <text:p>Thakur, GC Sharma. The Tai Phakes of Assam. BR Publishing Corporation, 1982.</text:p>
          </table:table-cell>
          <table:table-cell office:value-type="string" calcext:value-type="string">
            <text:p>Dibrugarh district, eg Namphake village. See also https://www.mytravelshoots.com/uncategorized/namphake-villagelesser-known-secret-of-assam/ <text:s/></text:p>
          </table:table-cell>
          <table:table-cell table:style-name="ce4"/>
          <table:table-cell table:style-name="ce4" office:value-type="float" office:value="27.4728327" calcext:value-type="float">
            <text:p>27.4728327</text:p>
          </table:table-cell>
          <table:table-cell table:style-name="ce4" office:value-type="float" office:value="94.9119621" calcext:value-type="float">
            <text:p>94.9119621</text:p>
          </table:table-cell>
          <table:table-cell office:value-type="float" office:value="0" calcext:value-type="float">
            <text:p>0</text:p>
          </table:table-cell>
          <table:table-cell office:value-type="string" calcext:value-type="string">
            <text:p>x</text:p>
          </table:table-cell>
          <table:table-cell table:style-name="ce4"/>
          <table:table-cell table:number-columns-repeated="2" table:style-name="ce4" office:value-type="string" calcext:value-type="string">
            <text:p>x</text:p>
          </table:table-cell>
          <table:table-cell table:style-name="ce4" office:value-type="string" calcext:value-type="string">
            <text:p>Unusual cloth beam: a round rod (around which the warp and web are wound) sits against a flat beam, clamping the warp. The flat beam has two projections at each end for fixing the backstrap.</text:p>
          </table:table-cell>
          <table:table-cell table:number-columns-repeated="2"/>
          <table:table-cell office:value-type="string" calcext:value-type="string">
            <text:p>beam with two large paddles, which are hollow frames set into the beam</text:p>
          </table:table-cell>
          <table:table-cell office:value-type="string" calcext:value-type="string">
            <text:p>x</text:p>
          </table:table-cell>
          <table:table-cell table:style-name="ce4"/>
          <table:table-cell office:value-type="string" calcext:value-type="string">
            <text:p>nearly horizontal</text:p>
          </table:table-cell>
          <table:table-cell/>
          <table:table-cell table:number-columns-repeated="2" office:value-type="string" calcext:value-type="string">
            <text:p>x</text:p>
          </table:table-cell>
          <table:table-cell/>
          <table:table-cell office:value-type="string" calcext:value-type="string">
            <text:p>slight upward slope</text:p>
          </table:table-cell>
          <table:table-cell table:number-columns-repeated="2" office:value-type="string" calcext:value-type="string">
            <text:p>x</text:p>
          </table:table-cell>
          <table:table-cell/>
          <table:table-cell office:value-type="string" calcext:value-type="string">
            <text:p>H-frame made of stocky wooden uprights, or bamboo</text:p>
          </table:table-cell>
          <table:table-cell/>
          <table:table-cell office:value-type="string" calcext:value-type="string">
            <text:p>pair of short rockers, connected by cords to single bamboo treadle below loom</text:p>
          </table:table-cell>
          <table:table-cell table:number-columns-repeated="3"/>
          <table:table-cell office:value-type="string" calcext:value-type="string">
            <text:p>supported on a ledge created by the horizontal bars which extend beyond the H-frame</text:p>
          </table:table-cell>
          <table:table-cell table:number-columns-repeated="2"/>
          <table:table-cell office:value-type="string" calcext:value-type="string">
            <text:p>right angle between horizontal part of frame and H-frame pillars</text:p>
          </table:table-cell>
          <table:table-cell table:number-columns-repeated="14"/>
          <table:table-cell office:value-type="string" calcext:value-type="string">
            <text:p>x</text:p>
          </table:table-cell>
          <table:table-cell table:number-columns-repeated="2"/>
          <table:table-cell office:value-type="string" calcext:value-type="string">
            <text:p>Large padde-shaped extensions consisting of open frames</text:p>
          </table:table-cell>
          <table:table-cell table:number-columns-repeated="3"/>
          <table:table-cell office:value-type="string" calcext:value-type="string">
            <text:p>padded with sections of bamboo</text:p>
          </table:table-cell>
          <table:table-cell table:number-columns-repeated="7"/>
          <table:table-cell office:value-type="string" calcext:value-type="string">
            <text:p>Unusual cloth beam, consists of two parts: a flat section and a round section that together clamp the warp. The warp/web is wrapped around the round section</text:p>
          </table:table-cell>
          <table:table-cell office:value-type="string" calcext:value-type="string">
            <text:p>one round piece</text:p>
          </table:table-cell>
          <table:table-cell office:value-type="string" calcext:value-type="string">
            <text:p>two components</text:p>
          </table:table-cell>
          <table:table-cell/>
          <table:table-cell office:value-type="string" calcext:value-type="string">
            <text:p>does not appear to be any special clamping arrangement, pressure only</text:p>
          </table:table-cell>
          <table:table-cell table:number-columns-repeated="2"/>
          <table:table-cell office:value-type="string" calcext:value-type="string">
            <text:p>2-forks on flat component</text:p>
          </table:table-cell>
          <table:table-cell office:value-type="string" calcext:value-type="string">
            <text:p>x</text:p>
          </table:table-cell>
          <table:table-cell table:number-columns-repeated="3"/>
          <table:table-cell office:value-type="string" calcext:value-type="string">
            <text:p>x</text:p>
          </table:table-cell>
          <table:table-cell table:number-columns-repeated="3"/>
          <table:table-cell table:number-columns-repeated="2" office:value-type="string" calcext:value-type="string">
            <text:p>x</text:p>
          </table:table-cell>
          <table:table-cell table:number-columns-repeated="3"/>
          <table:table-cell office:value-type="string" calcext:value-type="string">
            <text:p>x</text:p>
          </table:table-cell>
          <table:table-cell table:number-columns-repeated="4"/>
          <table:table-cell table:number-columns-repeated="2" office:value-type="string" calcext:value-type="string">
            <text:p>x</text:p>
          </table:table-cell>
          <table:table-cell table:number-columns-repeated="3"/>
          <table:table-cell office:value-type="string" calcext:value-type="string">
            <text:p>two rods</text:p>
          </table:table-cell>
          <table:table-cell/>
          <table:table-cell office:value-type="string" calcext:value-type="string">
            <text:p>x</text:p>
          </table:table-cell>
          <table:table-cell table:number-columns-repeated="2"/>
          <table:table-cell office:value-type="string" calcext:value-type="string">
            <text:p>single loose cane (function?)</text:p>
          </table:table-cell>
          <table:table-cell office:value-type="string" calcext:value-type="string">
            <text:p>long wood treadle, attached to cords at the back of the loom</text:p>
          </table:table-cell>
          <table:table-cell office:value-type="string" calcext:value-type="string">
            <text:p>two independent rockers, bird-shaped</text:p>
          </table:table-cell>
          <table:table-cell office:value-type="string" calcext:value-type="string">
            <text:p>type example of this feature</text:p>
          </table:table-cell>
          <table:table-cell/>
          <table:table-cell table:number-columns-repeated="2" office:value-type="string" calcext:value-type="string">
            <text:p>x</text:p>
          </table:table-cell>
          <table:table-cell/>
          <table:table-cell office:value-type="string" calcext:value-type="string">
            <text:p>x</text:p>
          </table:table-cell>
          <table:table-cell table:number-columns-repeated="15"/>
          <table:table-cell office:value-type="string" calcext:value-type="string">
            <text:p>Four rods on X-shaped frame</text:p>
          </table:table-cell>
          <table:table-cell/>
          <table:table-cell table:number-columns-repeated="2" office:value-type="string" calcext:value-type="string">
            <text:p>x</text:p>
          </table:table-cell>
          <table:table-cell table:number-columns-repeated="5"/>
          <table:table-cell office:value-type="string" calcext:value-type="string">
            <text:p>Bar, attached by cords to a bar that the weaver's feet rest upon</text:p>
          </table:table-cell>
          <table:table-cell office:value-type="string" calcext:value-type="string">
            <text:p>x</text:p>
          </table:table-cell>
          <table:table-cell/>
          <table:table-cell office:value-type="string" calcext:value-type="string">
            <text:p>type example</text:p>
          </table:table-cell>
          <table:table-cell office:value-type="string" calcext:value-type="string">
            <text:p>symmetrical sword with pointed ends and unusual "handle" in the middle, perhaps copied from reed beater designs from north India (pit looms)</text:p>
          </table:table-cell>
          <table:table-cell table:number-columns-repeated="3"/>
          <table:table-cell office:value-type="string" calcext:value-type="string">
            <text:p>beater-shuttle</text:p>
          </table:table-cell>
          <table:table-cell table:number-columns-repeated="2" office:value-type="string" calcext:value-type="string">
            <text:p>x</text:p>
          </table:table-cell>
          <table:table-cell/>
          <table:table-cell office:value-type="string" calcext:value-type="string">
            <text:p>x</text:p>
          </table:table-cell>
          <table:table-cell/>
          <table:table-cell office:value-type="string" calcext:value-type="string">
            <text:p>Simple reed, hanging loosely in warp</text:p>
          </table:table-cell>
          <table:table-cell/>
          <table:table-cell office:value-type="string" calcext:value-type="string">
            <text:p>seems to be used for light tamping-in</text:p>
          </table:table-cell>
          <table:table-cell table:number-columns-repeated="8"/>
          <table:table-cell office:value-type="string" calcext:value-type="string">
            <text:p>short stick embedded in long shuttle</text:p>
          </table:table-cell>
          <table:table-cell office:value-type="string" calcext:value-type="string">
            <text:p>x</text:p>
          </table:table-cell>
          <table:table-cell table:number-columns-repeated="2"/>
          <table:table-cell office:value-type="string" calcext:value-type="string">
            <text:p>very long boat-shaped shuttle, also used as beater</text:p>
          </table:table-cell>
          <table:table-cell/>
          <table:table-cell office:value-type="string" calcext:value-type="string">
            <text:p>x</text:p>
          </table:table-cell>
          <table:table-cell table:number-columns-repeated="831"/>
        </table:table-row>
        <table:table-row table:style-name="ro7">
          <table:table-cell/>
          <table:table-cell office:value-type="string" calcext:value-type="string">
            <text:p>Dai Tengchong</text:p>
          </table:table-cell>
          <table:table-cell office:value-type="string" calcext:value-type="string">
            <text:p>4LH</text:p>
          </table:table-cell>
          <table:table-cell office:value-type="string" calcext:value-type="string">
            <text:p>yes</text:p>
          </table:table-cell>
          <table:table-cell office:value-type="string" calcext:value-type="string">
            <text:p>China</text:p>
          </table:table-cell>
          <table:table-cell table:style-name="ce2" office:value-type="string" calcext:value-type="string">
            <text:p>Yunnan Baoshan region, north of Jinghong</text:p>
          </table:table-cell>
          <table:table-cell office:value-type="string" calcext:value-type="string">
            <text:p>Tengchong 腾冲 Wuhe</text:p>
          </table:table-cell>
          <table:table-cell/>
          <table:table-cell table:style-name="ce11" office:value-type="string" calcext:value-type="string">
            <text:p>Tai-Kadai</text:p>
          </table:table-cell>
          <table:table-cell table:style-name="ce12" table:number-columns-repeated="3"/>
          <table:table-cell table:style-name="ce13" table:number-columns-repeated="3"/>
          <table:table-cell table:style-name="ce12" table:number-columns-repeated="10"/>
          <table:table-cell table:style-name="ce13"/>
          <table:table-cell table:style-name="ce12" table:number-columns-repeated="2"/>
          <table:table-cell office:value-type="string" calcext:value-type="string">
            <text:p>https://www.chinadaily.com.cn/a/202105/21/WS60a75fd6a31024ad0bac0a07.html</text:p>
          </table:table-cell>
          <table:table-cell office:value-type="string" calcext:value-type="string">
            <text:p>Loom has fixed cloth beam, 4 heddles attached to rockers (twill?) and vertical patterning heddle. Probably a version of the Huayao Dai loom with a fixed cloth beam. Wikipedia entry on Tengchong is interesting for its position on trade route and connections with Afghanistan, India https://en.wikipedia.org/wiki/Tengchong</text:p>
          </table:table-cell>
          <table:table-cell table:style-name="ce4"/>
          <table:table-cell table:style-name="ce17" office:value-type="string" calcext:value-type="string">
            <text:p><text:line-break/>24.85878</text:p>
          </table:table-cell>
          <table:table-cell table:style-name="ce4" office:value-type="float" office:value="98.66732" calcext:value-type="float">
            <text:p>98.66732</text:p>
          </table:table-cell>
          <table:table-cell office:value-type="float" office:value="0" calcext:value-type="float">
            <text:p>0</text:p>
          </table:table-cell>
          <table:table-cell office:value-type="string" calcext:value-type="string">
            <text:p>x</text:p>
          </table:table-cell>
          <table:table-cell table:style-name="ce4"/>
          <table:table-cell table:number-columns-repeated="3" table:style-name="ce4" office:value-type="string" calcext:value-type="string">
            <text:p>x</text:p>
          </table:table-cell>
          <table:table-cell office:value-type="string" calcext:value-type="string">
            <text:p>x</text:p>
          </table:table-cell>
          <table:table-cell/>
          <table:table-cell office:value-type="string" calcext:value-type="string">
            <text:p>round beam with spokes, hung at the back of the loom</text:p>
          </table:table-cell>
          <table:table-cell/>
          <table:table-cell table:style-name="ce4"/>
          <table:table-cell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slight upward slope</text:p>
          </table:table-cell>
          <table:table-cell table:number-columns-repeated="2" office:value-type="string" calcext:value-type="string">
            <text:p>x</text:p>
          </table:table-cell>
          <table:table-cell/>
          <table:table-cell office:value-type="string" calcext:value-type="string">
            <text:p>two large uprights with three linking spars, set of rockers at the top</text:p>
          </table:table-cell>
          <table:table-cell/>
          <table:table-cell office:value-type="string" calcext:value-type="string">
            <text:p>pillars support both ground weave and pattern heddles (nested)</text:p>
          </table:table-cell>
          <table:table-cell table:number-columns-repeated="3"/>
          <table:table-cell office:value-type="string" calcext:value-type="string">
            <text:p>hangs from cords</text:p>
          </table:table-cell>
          <table:table-cell table:number-columns-repeated="4"/>
          <table:table-cell office:value-type="string" calcext:value-type="string">
            <text:p>hung from cords</text:p>
          </table:table-cell>
          <table:table-cell table:number-columns-repeated="7"/>
          <table:table-cell office:value-type="string" calcext:value-type="string">
            <text:p>two short pillars in front of weaver</text:p>
          </table:table-cell>
          <table:table-cell table:number-columns-repeated="4"/>
          <table:table-cell table:number-columns-repeated="2" office:value-type="string" calcext:value-type="string">
            <text:p>x</text:p>
          </table:table-cell>
          <table:table-cell table:number-columns-repeated="2"/>
          <table:table-cell office:value-type="string" calcext:value-type="string">
            <text:p>2-spokes</text:p>
          </table:table-cell>
          <table:table-cell office:value-type="string" calcext:value-type="string">
            <text:p>x</text:p>
          </table:table-cell>
          <table:table-cell/>
          <table:table-cell office:value-type="string" calcext:value-type="string">
            <text:p>many flat sticks</text:p>
          </table:table-cell>
          <table:table-cell table:number-columns-repeated="6"/>
          <table:table-cell office:value-type="string" calcext:value-type="string">
            <text:p>x</text:p>
          </table:table-cell>
          <table:table-cell/>
          <table:table-cell office:value-type="string" calcext:value-type="string">
            <text:p>x</text:p>
          </table:table-cell>
          <table:table-cell table:number-columns-repeated="4"/>
          <table:table-cell office:value-type="string" calcext:value-type="string">
            <text:p>x</text:p>
          </table:table-cell>
          <table:table-cell table:number-columns-repeated="5"/>
          <table:table-cell office:value-type="string" calcext:value-type="string">
            <text:p>x</text:p>
          </table:table-cell>
          <table:table-cell/>
          <table:table-cell office:value-type="string" calcext:value-type="string">
            <text:p>x</text:p>
          </table:table-cell>
          <table:table-cell/>
          <table:table-cell table:number-columns-repeated="5" office:value-type="string" calcext:value-type="string">
            <text:p>x</text:p>
          </table:table-cell>
          <table:table-cell/>
          <table:table-cell office:value-type="string" calcext:value-type="string">
            <text:p>x</text:p>
          </table:table-cell>
          <table:table-cell office:value-type="string" calcext:value-type="string">
            <text:p>heddles are pulled upwards by rockers, weights return them to down position (ie not linked)</text:p>
          </table:table-cell>
          <table:table-cell table:number-columns-repeated="2"/>
          <table:table-cell table:number-columns-repeated="2" office:value-type="string" calcext:value-type="string">
            <text:p>x</text:p>
          </table:table-cell>
          <table:table-cell table:number-columns-repeated="9"/>
          <table:table-cell office:value-type="string" calcext:value-type="string">
            <text:p>Each heddle (3 or 4) linked to its own treadle and rocker</text:p>
          </table:table-cell>
          <table:table-cell office:value-type="string" calcext:value-type="string">
            <text:p>x</text:p>
          </table:table-cell>
          <table:table-cell table:number-columns-repeated="2"/>
          <table:table-cell table:number-columns-repeated="2" office:value-type="string" calcext:value-type="string">
            <text:p>x</text:p>
          </table:table-cell>
          <table:table-cell/>
          <table:table-cell office:value-type="string" calcext:value-type="string">
            <text:p>x</text:p>
          </table:table-cell>
          <table:table-cell table:number-columns-repeated="28"/>
          <table:table-cell office:value-type="string" calcext:value-type="string">
            <text:p>long beater shuttle</text:p>
          </table:table-cell>
          <table:table-cell table:number-columns-repeated="3"/>
          <table:table-cell office:value-type="string" calcext:value-type="string">
            <text:p>beater-shuttle</text:p>
          </table:table-cell>
          <table:table-cell table:number-columns-repeated="4" office:value-type="string" calcext:value-type="string">
            <text:p>x</text:p>
          </table:table-cell>
          <table:table-cell/>
          <table:table-cell office:value-type="string" calcext:value-type="string">
            <text:p>hangs loose in warp</text:p>
          </table:table-cell>
          <table:table-cell/>
          <table:table-cell office:value-type="string" calcext:value-type="string">
            <text:p>x</text:p>
          </table:table-cell>
          <table:table-cell table:number-columns-repeated="8"/>
          <table:table-cell table:number-columns-repeated="2"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long, boat-shaped beater shuttle</text:p>
          </table:table-cell>
          <table:table-cell table:number-columns-repeated="10"/>
          <table:table-cell office:value-type="string" calcext:value-type="string">
            <text:p>x</text:p>
          </table:table-cell>
          <table:table-cell table:number-columns-repeated="2"/>
          <table:table-cell table:number-columns-repeated="2" office:value-type="string" calcext:value-type="string">
            <text:p>x</text:p>
          </table:table-cell>
          <table:table-cell table:number-columns-repeated="12"/>
          <table:table-cell table:number-columns-repeated="2"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x</text:p>
          </table:table-cell>
          <table:table-cell office:value-type="string" calcext:value-type="string">
            <text:p>pair of rods</text:p>
          </table:table-cell>
          <table:table-cell/>
          <table:table-cell office:value-type="string" calcext:value-type="string">
            <text:p>x</text:p>
          </table:table-cell>
          <table:table-cell table:number-columns-repeated="7"/>
          <table:table-cell table:number-columns-repeated="3" office:value-type="string" calcext:value-type="string">
            <text:p>x</text:p>
          </table:table-cell>
          <table:table-cell office:value-type="string" calcext:value-type="string">
            <text:p>long treadle bar</text:p>
          </table:table-cell>
          <table:table-cell table:number-columns-repeated="783"/>
        </table:table-row>
        <table:table-row table:style-name="ro7">
          <table:table-cell/>
          <table:table-cell office:value-type="string" calcext:value-type="string">
            <text:p>Zhuang Napo</text:p>
          </table:table-cell>
          <table:table-cell office:value-type="string" calcext:value-type="string">
            <text:p>BFSRH</text:p>
          </table:table-cell>
          <table:table-cell/>
          <table:table-cell office:value-type="string" calcext:value-type="string">
            <text:p>China</text:p>
          </table:table-cell>
          <table:table-cell office:value-type="string" calcext:value-type="string">
            <text:p>Northwest Guangxi, Napo county</text:p>
          </table:table-cell>
          <table:table-cell office:value-type="string" calcext:value-type="string">
            <text:p>Tunli hamlet, Xiangjinglonghua village</text:p>
          </table:table-cell>
          <table:table-cell office:value-type="string" calcext:value-type="string">
            <text:p>Zhuang, Yang</text:p>
          </table:table-cell>
          <table:table-cell table:style-name="ce11" office:value-type="string" calcext:value-type="string">
            <text:p><text:a xlink:href="http://www.ethnologue.com/subgroups/central-31" xlink:type="simple">Tai-Kadai, Kam-Tai, Tai, Central</text:a></text:p>
          </table:table-cell>
          <table:table-cell table:style-name="ce12" table:number-columns-repeated="3"/>
          <table:table-cell table:style-name="ce13" table:number-columns-repeated="3"/>
          <table:table-cell table:style-name="ce12" table:number-columns-repeated="10"/>
          <table:table-cell table:style-name="ce13"/>
          <table:table-cell table:style-name="ce12" table:number-columns-repeated="2"/>
          <table:table-cell office:value-type="string" calcext:value-type="string">
            <text:p>ROAW p339</text:p>
          </table:table-cell>
          <table:table-cell office:value-type="string" calcext:value-type="string">
            <text:p>Lat/long is for Napo.</text:p>
          </table:table-cell>
          <table:table-cell table:style-name="ce4"/>
          <table:table-cell office:value-type="float" office:value="23.4851" calcext:value-type="float">
            <text:p>23.4851</text:p>
          </table:table-cell>
          <table:table-cell office:value-type="float" office:value="105.87211" calcext:value-type="float">
            <text:p>105.8721</text:p>
          </table:table-cell>
          <table:table-cell office:value-type="float" office:value="0" calcext:value-type="float">
            <text:p>0</text:p>
          </table:table-cell>
          <table:table-cell office:value-type="string" calcext:value-type="string">
            <text:p>x</text:p>
          </table:table-cell>
          <table:table-cell table:style-name="ce4"/>
          <table:table-cell table:number-columns-repeated="2" table:style-name="ce4" office:value-type="string" calcext:value-type="string">
            <text:p>x</text:p>
          </table:table-cell>
          <table:table-cell table:style-name="ce4" office:value-type="string" calcext:value-type="string">
            <text:p>mai bam</text:p>
          </table:table-cell>
          <table:table-cell table:number-columns-repeated="2"/>
          <table:table-cell office:value-type="string" calcext:value-type="string">
            <text:p>ana <text:s/>Round beam with spokes, appears to rest in a depression in two bars extending upwards and backwards from the rear pillars of the loom frame.</text:p>
          </table:table-cell>
          <table:table-cell office:value-type="string" calcext:value-type="string">
            <text:p>dam nang</text:p>
          </table:table-cell>
          <table:table-cell table:style-name="ce4"/>
          <table:table-cell office:value-type="string" calcext:value-type="string">
            <text:p>x</text:p>
          </table:table-cell>
          <table:table-cell/>
          <table:table-cell office:value-type="string" calcext:value-type="string">
            <text:p>x</text:p>
          </table:table-cell>
          <table:table-cell office:value-type="string" calcext:value-type="string">
            <text:p>supports at the front of the loom are much smaller than those at the back by the warp beam</text:p>
          </table:table-cell>
          <table:table-cell/>
          <table:table-cell office:value-type="string" calcext:value-type="string">
            <text:p>pronounced slope</text:p>
          </table:table-cell>
          <table:table-cell table:number-columns-repeated="2" office:value-type="string" calcext:value-type="string">
            <text:p>x</text:p>
          </table:table-cell>
          <table:table-cell/>
          <table:table-cell office:value-type="string" calcext:value-type="string">
            <text:p>two stocky, tapering uprights</text:p>
          </table:table-cell>
          <table:table-cell/>
          <table:table-cell office:value-type="string" calcext:value-type="string">
            <text:p>short, bird-shaped rockers</text:p>
          </table:table-cell>
          <table:table-cell table:number-columns-repeated="3"/>
          <table:table-cell office:value-type="string" calcext:value-type="string">
            <text:p>x</text:p>
          </table:table-cell>
          <table:table-cell office:value-type="string" calcext:value-type="string">
            <text:p>Type <text:s/>Warp beam sits in depressions in two bars that slope gently upwards from the H-frame pillars</text:p>
          </table:table-cell>
          <table:table-cell office:value-type="string" calcext:value-type="string">
            <text:p>x</text:p>
          </table:table-cell>
          <table:table-cell table:number-columns-repeated="15"/>
          <table:table-cell table:number-columns-repeated="2" office:value-type="string" calcext:value-type="string">
            <text:p>x</text:p>
          </table:table-cell>
          <table:table-cell table:number-columns-repeated="2"/>
          <table:table-cell office:value-type="string" calcext:value-type="string">
            <text:p>4-spokes</text:p>
          </table:table-cell>
          <table:table-cell office:value-type="string" calcext:value-type="string">
            <text:p>x</text:p>
          </table:table-cell>
          <table:table-cell/>
          <table:table-cell office:value-type="string" calcext:value-type="string">
            <text:p>padded with sticks, half-round section (probably originally used halved bamboo rods)</text:p>
          </table:table-cell>
          <table:table-cell table:number-columns-repeated="6"/>
          <table:table-cell table:number-columns-repeated="2" office:value-type="string" calcext:value-type="string">
            <text:p>x</text:p>
          </table:table-cell>
          <table:table-cell/>
          <table:table-cell office:value-type="string" calcext:value-type="string">
            <text:p>split-clamp type: two halves joined with a nail at one end.</text:p>
          </table:table-cell>
          <table:table-cell table:number-columns-repeated="7"/>
          <table:table-cell office:value-type="string" calcext:value-type="string">
            <text:p>x</text:p>
          </table:table-cell>
          <table:table-cell/>
          <table:table-cell office:value-type="string" calcext:value-type="string">
            <text:p>x</text:p>
          </table:table-cell>
          <table:table-cell table:number-columns-repeated="3"/>
          <table:table-cell table:number-columns-repeated="2" office:value-type="string" calcext:value-type="string">
            <text:p>x</text:p>
          </table:table-cell>
          <table:table-cell table:number-columns-repeated="3"/>
          <table:table-cell office:value-type="string" calcext:value-type="string">
            <text:p>kao tok</text:p>
          </table:table-cell>
          <table:table-cell table:number-columns-repeated="4"/>
          <table:table-cell table:number-columns-repeated="2" office:value-type="string" calcext:value-type="string">
            <text:p>x</text:p>
          </table:table-cell>
          <table:table-cell table:number-columns-repeated="3"/>
          <table:table-cell office:value-type="string" calcext:value-type="string">
            <text:p>Three rods: main rod in center, one rod above and one rod below. Function of rod below not clear since the heddle string is not wound around it.</text:p>
          </table:table-cell>
          <table:table-cell/>
          <table:table-cell office:value-type="string" calcext:value-type="string">
            <text:p>x</text:p>
          </table:table-cell>
          <table:table-cell table:number-columns-repeated="3"/>
          <table:table-cell office:value-type="string" calcext:value-type="string">
            <text:p>wood treadle</text:p>
          </table:table-cell>
          <table:table-cell table:number-columns-repeated="8"/>
          <table:table-cell office:value-type="string" calcext:value-type="string">
            <text:p>1.5m long treadle at right angles to warp</text:p>
          </table:table-cell>
          <table:table-cell table:number-columns-repeated="10"/>
          <table:table-cell office:value-type="string" calcext:value-type="string">
            <text:p>Two pairs of fish-shaped rocker bars linked together with cords, supporting heddle. Warp depression bar is linked to middle rocker (floating) and is pulled down when the heddle is pulled up.</text:p>
          </table:table-cell>
          <table:table-cell office:value-type="string" calcext:value-type="string">
            <text:p>x</text:p>
          </table:table-cell>
          <table:table-cell/>
          <table:table-cell office:value-type="string" calcext:value-type="string">
            <text:p>Very large shed opening is maintained with a rod fixed to the frame, below the warp beam.</text:p>
          </table:table-cell>
          <table:table-cell table:number-columns-repeated="5"/>
          <table:table-cell office:value-type="string" calcext:value-type="string">
            <text:p>bar below warp beam</text:p>
          </table:table-cell>
          <table:table-cell table:number-columns-repeated="2"/>
          <table:table-cell office:value-type="string" calcext:value-type="string">
            <text:p>bar attached to rockers, moves with treadle</text:p>
          </table:table-cell>
          <table:table-cell table:number-columns-repeated="3"/>
          <table:table-cell office:value-type="string" calcext:value-type="string">
            <text:p>x</text:p>
          </table:table-cell>
          <table:table-cell table:number-columns-repeated="4"/>
          <table:table-cell table:number-columns-repeated="3" office:value-type="string" calcext:value-type="string">
            <text:p>x</text:p>
          </table:table-cell>
          <table:table-cell table:number-columns-repeated="2"/>
          <table:table-cell office:value-type="string" calcext:value-type="string">
            <text:p>pu bak fam <text:s/>Note suspension arrangement. Appears to be the main beating implement.</text:p>
          </table:table-cell>
          <table:table-cell table:number-columns-repeated="2"/>
          <table:table-cell table:number-columns-repeated="2" office:value-type="string" calcext:value-type="string">
            <text:p>x</text:p>
          </table:table-cell>
          <table:table-cell office:value-type="string" calcext:value-type="string">
            <text:p>cords</text:p>
          </table:table-cell>
          <table:table-cell/>
          <table:table-cell office:value-type="string" calcext:value-type="string">
            <text:p>Type</text:p>
          </table:table-cell>
          <table:table-cell table:number-columns-repeated="3"/>
          <table:table-cell table:number-columns-repeated="2" office:value-type="string" calcext:value-type="string">
            <text:p>x</text:p>
          </table:table-cell>
          <table:table-cell table:number-columns-repeated="2"/>
          <table:table-cell office:value-type="string" calcext:value-type="string">
            <text:p>an pao</text:p>
          </table:table-cell>
          <table:table-cell/>
          <table:table-cell office:value-type="string" calcext:value-type="string">
            <text:p>sometimes used</text:p>
          </table:table-cell>
          <table:table-cell table:number-columns-repeated="831"/>
        </table:table-row>
        <table:table-row table:style-name="ro7">
          <table:table-cell/>
          <table:table-cell office:value-type="string" calcext:value-type="string">
            <text:p>Zhuang Longzhou</text:p>
          </table:table-cell>
          <table:table-cell office:value-type="string" calcext:value-type="string">
            <text:p>BFSRH</text:p>
          </table:table-cell>
          <table:table-cell office:value-type="string" calcext:value-type="string">
            <text:p>yes</text:p>
          </table:table-cell>
          <table:table-cell office:value-type="string" calcext:value-type="string">
            <text:p>China</text:p>
          </table:table-cell>
          <table:table-cell office:value-type="string" calcext:value-type="string">
            <text:p>West Guangxi, Longzhou (near Vietnam border)</text:p>
          </table:table-cell>
          <table:table-cell/>
          <table:table-cell office:value-type="string" calcext:value-type="string">
            <text:p>Zhuang</text:p>
          </table:table-cell>
          <table:table-cell table:style-name="ce11" office:value-type="string" calcext:value-type="string">
            <text:p><text:a xlink:href="http://www.ethnologue.com/subgroups/central-31" xlink:type="simple">Tai-Kadai, Kam-Tai, Tai, Central</text:a></text:p>
          </table:table-cell>
          <table:table-cell table:style-name="ce12" table:number-columns-repeated="3"/>
          <table:table-cell table:style-name="ce13" table:number-columns-repeated="3"/>
          <table:table-cell table:style-name="ce12" table:number-columns-repeated="10"/>
          <table:table-cell table:style-name="ce13"/>
          <table:table-cell table:style-name="ce12" table:number-columns-repeated="2"/>
          <table:table-cell office:value-type="string" calcext:value-type="string">
            <text:p>Online news report photos</text:p>
          </table:table-cell>
          <table:table-cell office:value-type="string" calcext:value-type="string">
            <text:p>This is the only example of a complex patterning system on this type of loom. Presumably transferred horizontally from another lineage.</text:p>
          </table:table-cell>
          <table:table-cell table:style-name="ce4"/>
          <table:table-cell office:value-type="float" office:value="22.34277" calcext:value-type="float">
            <text:p>22.3428</text:p>
          </table:table-cell>
          <table:table-cell office:value-type="float" office:value="106.85437" calcext:value-type="float">
            <text:p>106.8544</text:p>
          </table:table-cell>
          <table:table-cell office:value-type="float" office:value="0" calcext:value-type="float">
            <text:p>0</text:p>
          </table:table-cell>
          <table:table-cell office:value-type="string" calcext:value-type="string">
            <text:p>x</text:p>
          </table:table-cell>
          <table:table-cell table:style-name="ce4"/>
          <table:table-cell table:number-columns-repeated="3" table:style-name="ce4" office:value-type="string" calcext:value-type="string">
            <text:p>x</text:p>
          </table:table-cell>
          <table:table-cell table:number-columns-repeated="2"/>
          <table:table-cell office:value-type="string" calcext:value-type="string">
            <text:p>Square section beam with spokes. Rests in cleft above intersection between two bars, one extending vertically up from the loom frame, the other <text:s/>at 45 degrees to the loom frame.</text:p>
          </table:table-cell>
          <table:table-cell office:value-type="string" calcext:value-type="string">
            <text:p>x</text:p>
          </table:table-cell>
          <table:table-cell table:style-name="ce4"/>
          <table:table-cell office:value-type="string" calcext:value-type="string">
            <text:p>x</text:p>
          </table:table-cell>
          <table:table-cell/>
          <table:table-cell office:value-type="string" calcext:value-type="string">
            <text:p>x</text:p>
          </table:table-cell>
          <table:table-cell office:value-type="string" calcext:value-type="string">
            <text:p>supports at the front of the loom are much smaller than those at the back by the warp beam</text:p>
          </table:table-cell>
          <table:table-cell/>
          <table:table-cell office:value-type="string" calcext:value-type="string">
            <text:p>pronounced slope</text:p>
          </table:table-cell>
          <table:table-cell table:number-columns-repeated="2" office:value-type="string" calcext:value-type="string">
            <text:p>x</text:p>
          </table:table-cell>
          <table:table-cell/>
          <table:table-cell office:value-type="string" calcext:value-type="string">
            <text:p>x</text:p>
          </table:table-cell>
          <table:table-cell/>
          <table:table-cell office:value-type="string" calcext:value-type="string">
            <text:p>short, bird-shaped rockers</text:p>
          </table:table-cell>
          <table:table-cell table:number-columns-repeated="3"/>
          <table:table-cell office:value-type="string" calcext:value-type="string">
            <text:p>x</text:p>
          </table:table-cell>
          <table:table-cell office:value-type="string" calcext:value-type="string">
            <text:p>Warp beam sits in cleft between two bars that slope upwards at 45 degrees from the loom, and a pair of vertical uprights that extend from the back of the frame (distinction vs Zhang Napo loom)</text:p>
          </table:table-cell>
          <table:table-cell office:value-type="string" calcext:value-type="string">
            <text:p>x</text:p>
          </table:table-cell>
          <table:table-cell table:number-columns-repeated="15"/>
          <table:table-cell office:value-type="string" calcext:value-type="string">
            <text:p>x</text:p>
          </table:table-cell>
          <table:table-cell/>
          <table:table-cell office:value-type="string" calcext:value-type="string">
            <text:p>square-ish beam</text:p>
          </table:table-cell>
          <table:table-cell/>
          <table:table-cell office:value-type="string" calcext:value-type="string">
            <text:p>4-spokes</text:p>
          </table:table-cell>
          <table:table-cell office:value-type="string" calcext:value-type="string">
            <text:p>x</text:p>
          </table:table-cell>
          <table:table-cell/>
          <table:table-cell office:value-type="string" calcext:value-type="string">
            <text:p>padded with sections of bamboo</text:p>
          </table:table-cell>
          <table:table-cell table:number-columns-repeated="6"/>
          <table:table-cell table:number-columns-repeated="2" office:value-type="string" calcext:value-type="string">
            <text:p>x</text:p>
          </table:table-cell>
          <table:table-cell/>
          <table:table-cell office:value-type="string" calcext:value-type="string">
            <text:p>x</text:p>
          </table:table-cell>
          <table:table-cell table:number-columns-repeated="7"/>
          <table:table-cell office:value-type="string" calcext:value-type="string">
            <text:p>x</text:p>
          </table:table-cell>
          <table:table-cell/>
          <table:table-cell office:value-type="string" calcext:value-type="string">
            <text:p>x</text:p>
          </table:table-cell>
          <table:table-cell table:number-columns-repeated="3"/>
          <table:table-cell table:number-columns-repeated="2" office:value-type="string" calcext:value-type="string">
            <text:p>x</text:p>
          </table:table-cell>
          <table:table-cell table:number-columns-repeated="3"/>
          <table:table-cell office:value-type="string" calcext:value-type="string">
            <text:p>x</text:p>
          </table:table-cell>
          <table:table-cell table:number-columns-repeated="4"/>
          <table:table-cell table:number-columns-repeated="2" office:value-type="string" calcext:value-type="string">
            <text:p>x</text:p>
          </table:table-cell>
          <table:table-cell table:number-columns-repeated="3"/>
          <table:table-cell office:value-type="string" calcext:value-type="string">
            <text:p>Single narrow rod on top of main rod, not sure if there is one underneath as well</text:p>
          </table:table-cell>
          <table:table-cell/>
          <table:table-cell office:value-type="string" calcext:value-type="string">
            <text:p>x</text:p>
          </table:table-cell>
          <table:table-cell table:number-columns-repeated="3"/>
          <table:table-cell office:value-type="string" calcext:value-type="string">
            <text:p>wood treadle</text:p>
          </table:table-cell>
          <table:table-cell table:number-columns-repeated="8"/>
          <table:table-cell office:value-type="string" calcext:value-type="string">
            <text:p>long treadle at right angles to warp</text:p>
          </table:table-cell>
          <table:table-cell table:number-columns-repeated="10"/>
          <table:table-cell office:value-type="string" calcext:value-type="string">
            <text:p>Two pairs of fish-shaped rocker bars linked together with cords, supporting heddle. Warp depression bar is linked to middle rocker (floating) and is pulled down when the heddle is pulled up.</text:p>
          </table:table-cell>
          <table:table-cell office:value-type="string" calcext:value-type="string">
            <text:p>x</text:p>
          </table:table-cell>
          <table:table-cell/>
          <table:table-cell office:value-type="string" calcext:value-type="string">
            <text:p>Larg cylindrical shed stick, as well as very large shed opening maintained by a rod fixed to the frame, below the warp beam. Only one warp layer interacts with pattern cords (?)</text:p>
          </table:table-cell>
          <table:table-cell office:value-type="string" calcext:value-type="string">
            <text:p>x</text:p>
          </table:table-cell>
          <table:table-cell table:number-columns-repeated="4"/>
          <table:table-cell office:value-type="string" calcext:value-type="string">
            <text:p>bar below warp beam</text:p>
          </table:table-cell>
          <table:table-cell table:number-columns-repeated="2"/>
          <table:table-cell office:value-type="string" calcext:value-type="string">
            <text:p>bar attached to rockers, moves with treadle</text:p>
          </table:table-cell>
          <table:table-cell table:number-columns-repeated="3"/>
          <table:table-cell office:value-type="string" calcext:value-type="string">
            <text:p>Piece of cut bamboo, tapering to a point at one end</text:p>
          </table:table-cell>
          <table:table-cell table:number-columns-repeated="4"/>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table:table-cell office:value-type="string" calcext:value-type="string">
            <text:p>Reed hangs loose in warp (not suspended)</text:p>
          </table:table-cell>
          <table:table-cell table:number-columns-repeated="2"/>
          <table:table-cell office:value-type="string" calcext:value-type="string">
            <text:p>x</text:p>
          </table:table-cell>
          <table:table-cell table:number-columns-repeated="7"/>
          <table:table-cell table:number-columns-repeated="2" office:value-type="string" calcext:value-type="string">
            <text:p>x</text:p>
          </table:table-cell>
          <table:table-cell table:number-columns-repeated="2"/>
          <table:table-cell office:value-type="string" calcext:value-type="string">
            <text:p>medium length, boat-shaped</text:p>
          </table:table-cell>
          <table:table-cell table:number-columns-repeated="29"/>
          <table:table-cell office:value-type="string" calcext:value-type="string">
            <text:p>Cylindrical system above warp</text:p>
          </table:table-cell>
          <table:table-cell office:value-type="string" calcext:value-type="string">
            <text:p>x</text:p>
          </table:table-cell>
          <table:table-cell office:value-type="string" calcext:value-type="string">
            <text:p><text:s/>bamboo blade probably used for this purpose (also for tamping-in weft?)</text:p>
          </table:table-cell>
          <table:table-cell table:number-columns-repeated="2"/>
          <table:table-cell office:value-type="string" calcext:value-type="string">
            <text:p>x</text:p>
          </table:table-cell>
          <table:table-cell table:number-columns-repeated="2"/>
          <table:table-cell office:value-type="string" calcext:value-type="string">
            <text:p>Despite appearance of being attached to a rocker, the pattern system is fixed and does not move. Support arrangements variable and ad hoc</text:p>
          </table:table-cell>
          <table:table-cell table:number-columns-repeated="4"/>
          <table:table-cell office:value-type="string" calcext:value-type="string">
            <text:p>around cylinder</text:p>
          </table:table-cell>
          <table:table-cell office:value-type="string" calcext:value-type="string">
            <text:p>x</text:p>
          </table:table-cell>
          <table:table-cell table:number-columns-repeated="8"/>
          <table:table-cell office:value-type="string" calcext:value-type="string">
            <text:p>Tube In center, also acts as suspension point for the whole assembly, sticks are around the drum</text:p>
          </table:table-cell>
          <table:table-cell office:value-type="string" calcext:value-type="string">
            <text:p>large tube</text:p>
          </table:table-cell>
          <table:table-cell office:value-type="string" calcext:value-type="string">
            <text:p>x</text:p>
          </table:table-cell>
          <table:table-cell table:number-columns-repeated="778"/>
        </table:table-row>
        <table:table-row table:style-name="ro7">
          <table:table-cell/>
          <table:table-cell office:value-type="string" calcext:value-type="string">
            <text:p>Nung An</text:p>
          </table:table-cell>
          <table:table-cell office:value-type="string" calcext:value-type="string">
            <text:p>BFSRH</text:p>
          </table:table-cell>
          <table:table-cell/>
          <table:table-cell office:value-type="string" calcext:value-type="string">
            <text:p>Vietnam</text:p>
          </table:table-cell>
          <table:table-cell office:value-type="string" calcext:value-type="string">
            <text:p>Northeast Vietnam</text:p>
          </table:table-cell>
          <table:table-cell office:value-type="string" calcext:value-type="string">
            <text:p>Nung An, Phuc Sen commune, Quang Hoa district, Cao Bang province</text:p>
          </table:table-cell>
          <table:table-cell office:value-type="string" calcext:value-type="string">
            <text:p>Nung</text:p>
          </table:table-cell>
          <table:table-cell table:style-name="ce11" office:value-type="string" calcext:value-type="string">
            <text:p><text:a xlink:href="http://www.ethnologue.com/subgroups/central-31" xlink:type="simple">Tai-Kadai, Kam-Tai, Tai, Central</text:a></text:p>
          </table:table-cell>
          <table:table-cell table:style-name="ce12" table:number-columns-repeated="3"/>
          <table:table-cell table:style-name="ce13" table:number-columns-repeated="3"/>
          <table:table-cell table:style-name="ce12" table:number-columns-repeated="10"/>
          <table:table-cell table:style-name="ce13"/>
          <table:table-cell table:style-name="ce12" table:number-columns-repeated="2"/>
          <table:table-cell office:value-type="string" calcext:value-type="string">
            <text:p>Howard 2002 p13, various photos online. Howard 2002 p12 shows a photo of an identical-looking loom of the Nung Phan Sinh, Tam Ren village, Hoa Cu commune, Lao Loc district, Lang Son province.</text:p>
          </table:table-cell>
          <table:table-cell office:value-type="string" calcext:value-type="string">
            <text:p>This loom seems to exist in 2 versions, one with the overhead support for the reed (similar to the Zhuang Napo loom), the other without. The version listed here is the one with the reed support. This loom appears functionally identical with Zhuang Napo loom, which is slightly better characterized than this version.</text:p>
          </table:table-cell>
          <table:table-cell table:style-name="ce4"/>
          <table:table-cell table:style-name="ce4" office:value-type="float" office:value="22.638" calcext:value-type="float">
            <text:p>22.638</text:p>
          </table:table-cell>
          <table:table-cell table:style-name="ce4" office:value-type="float" office:value="106.261" calcext:value-type="float">
            <text:p>106.261</text:p>
          </table:table-cell>
          <table:table-cell office:value-type="float" office:value="0" calcext:value-type="float">
            <text:p>0</text:p>
          </table:table-cell>
          <table:table-cell office:value-type="string" calcext:value-type="string">
            <text:p>x</text:p>
          </table:table-cell>
          <table:table-cell table:style-name="ce4"/>
          <table:table-cell table:number-columns-repeated="3" table:style-name="ce4" office:value-type="string" calcext:value-type="string">
            <text:p>x</text:p>
          </table:table-cell>
          <table:table-cell table:number-columns-repeated="2"/>
          <table:table-cell office:value-type="string" calcext:value-type="string">
            <text:p>round beam, sits in a cleft in the rising support beams</text:p>
          </table:table-cell>
          <table:table-cell office:value-type="string" calcext:value-type="string">
            <text:p>x</text:p>
          </table:table-cell>
          <table:table-cell table:style-name="ce4"/>
          <table:table-cell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pronounced slope</text:p>
          </table:table-cell>
          <table:table-cell table:number-columns-repeated="2" office:value-type="string" calcext:value-type="string">
            <text:p>x</text:p>
          </table:table-cell>
          <table:table-cell/>
          <table:table-cell office:value-type="string" calcext:value-type="string">
            <text:p>x</text:p>
          </table:table-cell>
          <table:table-cell/>
          <table:table-cell office:value-type="string" calcext:value-type="string">
            <text:p>short rockers</text:p>
          </table:table-cell>
          <table:table-cell table:number-columns-repeated="3"/>
          <table:table-cell office:value-type="string" calcext:value-type="string">
            <text:p>x</text:p>
          </table:table-cell>
          <table:table-cell office:value-type="string" calcext:value-type="string">
            <text:p>in some versions these bars are connected to the pillars at the back of the loom, in other versions they continue down to the horizontal members of the loom. Functionality is the same in each case</text:p>
          </table:table-cell>
          <table:table-cell office:value-type="string" calcext:value-type="string">
            <text:p>x</text:p>
          </table:table-cell>
          <table:table-cell table:number-columns-repeated="15"/>
          <table:table-cell table:number-columns-repeated="2" office:value-type="string" calcext:value-type="string">
            <text:p>x</text:p>
          </table:table-cell>
          <table:table-cell table:number-columns-repeated="2"/>
          <table:table-cell office:value-type="string" calcext:value-type="string">
            <text:p>4-spokes</text:p>
          </table:table-cell>
          <table:table-cell office:value-type="string" calcext:value-type="string">
            <text:p>x</text:p>
          </table:table-cell>
          <table:table-cell/>
          <table:table-cell office:value-type="string" calcext:value-type="string">
            <text:p>very neatly padded with flat sticks stacked on top of one another in 4 groups</text:p>
          </table:table-cell>
          <table:table-cell table:number-columns-repeated="7"/>
          <table:table-cell office:value-type="string" calcext:value-type="string">
            <text:p>x</text:p>
          </table:table-cell>
          <table:table-cell/>
          <table:table-cell office:value-type="string" calcext:value-type="string">
            <text:p>?</text:p>
          </table:table-cell>
          <table:table-cell table:number-columns-repeated="7"/>
          <table:table-cell office:value-type="string" calcext:value-type="string">
            <text:p>x</text:p>
          </table:table-cell>
          <table:table-cell/>
          <table:table-cell office:value-type="string" calcext:value-type="string">
            <text:p>x</text:p>
          </table:table-cell>
          <table:table-cell table:number-columns-repeated="3"/>
          <table:table-cell table:number-columns-repeated="2" office:value-type="string" calcext:value-type="string">
            <text:p>x</text:p>
          </table:table-cell>
          <table:table-cell table:number-columns-repeated="3"/>
          <table:table-cell office:value-type="string" calcext:value-type="string">
            <text:p>x</text:p>
          </table:table-cell>
          <table:table-cell table:number-columns-repeated="4"/>
          <table:table-cell office:value-type="string" calcext:value-type="string">
            <text:p>x</text:p>
          </table:table-cell>
          <table:table-cell office:value-type="string" calcext:value-type="string">
            <text:p>?</text:p>
          </table:table-cell>
          <table:table-cell table:number-columns-repeated="3"/>
          <table:table-cell office:value-type="string" calcext:value-type="string">
            <text:p>seems identical to Zhuang Napo arrangement (3 rods)</text:p>
          </table:table-cell>
          <table:table-cell/>
          <table:table-cell office:value-type="string" calcext:value-type="string">
            <text:p>x</text:p>
          </table:table-cell>
          <table:table-cell table:number-columns-repeated="3"/>
          <table:table-cell office:value-type="string" calcext:value-type="string">
            <text:p>x</text:p>
          </table:table-cell>
          <table:table-cell table:number-columns-repeated="8"/>
          <table:table-cell office:value-type="string" calcext:value-type="string">
            <text:p>x</text:p>
          </table:table-cell>
          <table:table-cell table:number-columns-repeated="10"/>
          <table:table-cell table:number-columns-repeated="2" office:value-type="string" calcext:value-type="string">
            <text:p>x</text:p>
          </table:table-cell>
          <table:table-cell/>
          <table:table-cell office:value-type="string" calcext:value-type="string">
            <text:p>Very large shed opening is maintained with a rod fixed to the frame, below the warp beam.</text:p>
          </table:table-cell>
          <table:table-cell table:number-columns-repeated="5"/>
          <table:table-cell office:value-type="string" calcext:value-type="string">
            <text:p>bar below warp beam</text:p>
          </table:table-cell>
          <table:table-cell table:number-columns-repeated="2"/>
          <table:table-cell office:value-type="string" calcext:value-type="string">
            <text:p>x</text:p>
          </table:table-cell>
          <table:table-cell table:number-columns-repeated="3"/>
          <table:table-cell office:value-type="string" calcext:value-type="string">
            <text:p>?</text:p>
          </table:table-cell>
          <table:table-cell table:number-columns-repeated="3"/>
          <table:table-cell office:value-type="string" calcext:value-type="string">
            <text:p>?</text:p>
          </table:table-cell>
          <table:table-cell table:number-columns-repeated="3" office:value-type="string" calcext:value-type="string">
            <text:p>x</text:p>
          </table:table-cell>
          <table:table-cell table:number-columns-repeated="2"/>
          <table:table-cell office:value-type="string" calcext:value-type="string">
            <text:p>as for Zhuang Napo loom</text:p>
          </table:table-cell>
          <table:table-cell table:number-columns-repeated="2"/>
          <table:table-cell table:number-columns-repeated="2" office:value-type="string" calcext:value-type="string">
            <text:p>x</text:p>
          </table:table-cell>
          <table:table-cell office:value-type="string" calcext:value-type="string">
            <text:p>cords</text:p>
          </table:table-cell>
          <table:table-cell/>
          <table:table-cell office:value-type="string" calcext:value-type="string">
            <text:p>two long flexible sticks</text:p>
          </table:table-cell>
          <table:table-cell table:number-columns-repeated="3"/>
          <table:table-cell table:number-columns-repeated="2" office:value-type="string" calcext:value-type="string">
            <text:p>x</text:p>
          </table:table-cell>
          <table:table-cell table:number-columns-repeated="2"/>
          <table:table-cell office:value-type="string" calcext:value-type="string">
            <text:p>?</text:p>
          </table:table-cell>
          <table:table-cell/>
          <table:table-cell office:value-type="string" calcext:value-type="string">
            <text:p>?</text:p>
          </table:table-cell>
          <table:table-cell table:number-columns-repeated="831"/>
        </table:table-row>
        <table:table-row table:style-name="ro7">
          <table:table-cell/>
          <table:table-cell office:value-type="string" calcext:value-type="string">
            <text:p>Dong Tongdao</text:p>
          </table:table-cell>
          <table:table-cell office:value-type="string" calcext:value-type="string">
            <text:p>BFYRH</text:p>
          </table:table-cell>
          <table:table-cell office:value-type="string" calcext:value-type="string">
            <text:p>yes</text:p>
          </table:table-cell>
          <table:table-cell office:value-type="string" calcext:value-type="string">
            <text:p>China</text:p>
          </table:table-cell>
          <table:table-cell office:value-type="string" calcext:value-type="string">
            <text:p>W Hunan, Tongdao county</text:p>
          </table:table-cell>
          <table:table-cell office:value-type="string" calcext:value-type="string">
            <text:p>Dong Tongdao (Tongdao county, Boyang Nanmen district, Zhuanshui village)</text:p>
          </table:table-cell>
          <table:table-cell office:value-type="string" calcext:value-type="string">
            <text:p>Dong</text:p>
          </table:table-cell>
          <table:table-cell table:style-name="ce11" office:value-type="string" calcext:value-type="string">
            <text:p><text:a xlink:href="http://www.ethnologue.com/subgroups/kam-sui" xlink:type="simple">Tai-Kadai, Kam-Tai, Kam-Sui</text:a></text:p>
          </table:table-cell>
          <table:table-cell table:style-name="ce12" table:number-columns-repeated="3"/>
          <table:table-cell table:style-name="ce13" table:number-columns-repeated="3"/>
          <table:table-cell table:style-name="ce12" table:number-columns-repeated="10"/>
          <table:table-cell table:style-name="ce13"/>
          <table:table-cell table:style-name="ce12" table:number-columns-repeated="2"/>
          <table:table-cell office:value-type="string" calcext:value-type="string">
            <text:p>ROAW p261</text:p>
          </table:table-cell>
          <table:table-cell/>
          <table:table-cell table:style-name="ce4"/>
          <table:table-cell office:value-type="float" office:value="26.1876" calcext:value-type="float">
            <text:p>26.1876</text:p>
          </table:table-cell>
          <table:table-cell office:value-type="float" office:value="109.5079" calcext:value-type="float">
            <text:p>109.5079</text:p>
          </table:table-cell>
          <table:table-cell office:value-type="float" office:value="0" calcext:value-type="float">
            <text:p>0</text:p>
          </table:table-cell>
          <table:table-cell office:value-type="string" calcext:value-type="string">
            <text:p>x</text:p>
          </table:table-cell>
          <table:table-cell table:style-name="ce4"/>
          <table:table-cell table:number-columns-repeated="2" table:style-name="ce4" office:value-type="string" calcext:value-type="string">
            <text:p>x</text:p>
          </table:table-cell>
          <table:table-cell table:style-name="ce4" office:value-type="string" calcext:value-type="string">
            <text:p>gok ya</text:p>
          </table:table-cell>
          <table:table-cell table:number-columns-repeated="2"/>
          <table:table-cell office:value-type="string" calcext:value-type="string">
            <text:p>gao da <text:s/>Heavy paddle-shaped beam</text:p>
          </table:table-cell>
          <table:table-cell office:value-type="string" calcext:value-type="string">
            <text:p>ban you</text:p>
          </table:table-cell>
          <table:table-cell table:style-name="ce4"/>
          <table:table-cell office:value-type="string" calcext:value-type="string">
            <text:p>sloping</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2"/>
          <table:table-cell office:value-type="string" calcext:value-type="string">
            <text:p>H-frame, but the two sets of rockers for heddles are placed further back on a second pair of pillar-supports</text:p>
          </table:table-cell>
          <table:table-cell/>
          <table:table-cell office:value-type="string" calcext:value-type="string">
            <text:p>groundweave and pattern heddle rockers</text:p>
          </table:table-cell>
          <table:table-cell table:number-columns-repeated="4" office:value-type="string" calcext:value-type="string">
            <text:p>x</text:p>
          </table:table-cell>
          <table:table-cell table:number-columns-repeated="2"/>
          <table:table-cell office:value-type="string" calcext:value-type="string">
            <text:p>x</text:p>
          </table:table-cell>
          <table:table-cell table:number-columns-repeated="14"/>
          <table:table-cell office:value-type="string" calcext:value-type="string">
            <text:p>x</text:p>
          </table:table-cell>
          <table:table-cell table:number-columns-repeated="2"/>
          <table:table-cell office:value-type="string" calcext:value-type="string">
            <text:p>x</text:p>
          </table:table-cell>
          <table:table-cell table:number-columns-repeated="3"/>
          <table:table-cell office:value-type="string" calcext:value-type="string">
            <text:p>thin bamboo sticks</text:p>
          </table:table-cell>
          <table:table-cell table:number-columns-repeated="6"/>
          <table:table-cell office:value-type="string" calcext:value-type="string">
            <text:p>x</text:p>
          </table:table-cell>
          <table:table-cell/>
          <table:table-cell office:value-type="string" calcext:value-type="string">
            <text:p>x</text:p>
          </table:table-cell>
          <table:table-cell table:number-columns-repeated="4"/>
          <table:table-cell office:value-type="string" calcext:value-type="string">
            <text:p>stick-and-groove</text:p>
          </table:table-cell>
          <table:table-cell office:value-type="string" calcext:value-type="string">
            <text:p>2-forked ends</text:p>
          </table:table-cell>
          <table:table-cell office:value-type="string" calcext:value-type="string">
            <text:p>x</text:p>
          </table:table-cell>
          <table:table-cell table:number-columns-repeated="3"/>
          <table:table-cell office:value-type="string" calcext:value-type="string">
            <text:p>x</text:p>
          </table:table-cell>
          <table:table-cell table:number-columns-repeated="3"/>
          <table:table-cell table:number-columns-repeated="2" office:value-type="string" calcext:value-type="string">
            <text:p>x</text:p>
          </table:table-cell>
          <table:table-cell table:number-columns-repeated="3"/>
          <table:table-cell office:value-type="string" calcext:value-type="string">
            <text:p>gao</text:p>
          </table:table-cell>
          <table:table-cell table:number-columns-repeated="4"/>
          <table:table-cell table:number-columns-repeated="2" office:value-type="string" calcext:value-type="string">
            <text:p>x</text:p>
          </table:table-cell>
          <table:table-cell table:number-columns-repeated="3"/>
          <table:table-cell office:value-type="string" calcext:value-type="string">
            <text:p>two small rods on top of large rod</text:p>
          </table:table-cell>
          <table:table-cell/>
          <table:table-cell office:value-type="string" calcext:value-type="string">
            <text:p>x</text:p>
          </table:table-cell>
          <table:table-cell table:number-columns-repeated="3"/>
          <table:table-cell office:value-type="string" calcext:value-type="string">
            <text:p>single loop around weaver's foot attached to cord</text:p>
          </table:table-cell>
          <table:table-cell office:value-type="string" calcext:value-type="string">
            <text:p>2 sticks (ga meou) joined in V shape on pivot</text:p>
          </table:table-cell>
          <table:table-cell/>
          <table:table-cell table:number-columns-repeated="2" office:value-type="string" calcext:value-type="string">
            <text:p>x</text:p>
          </table:table-cell>
          <table:table-cell table:number-columns-repeated="18"/>
          <table:table-cell office:value-type="string" calcext:value-type="string">
            <text:p>mei kong <text:s/>Two bamboo slats joined by cross-pieces</text:p>
          </table:table-cell>
          <table:table-cell/>
          <table:table-cell office:value-type="string" calcext:value-type="string">
            <text:p>x</text:p>
          </table:table-cell>
          <table:table-cell/>
          <table:table-cell office:value-type="string" calcext:value-type="string">
            <text:p>Type</text:p>
          </table:table-cell>
          <table:table-cell table:number-columns-repeated="4"/>
          <table:table-cell office:value-type="string" calcext:value-type="string">
            <text:p>Bar fixed to loom, located between heddle and shed stick</text:p>
          </table:table-cell>
          <table:table-cell/>
          <table:table-cell office:value-type="string" calcext:value-type="string">
            <text:p>type</text:p>
          </table:table-cell>
          <table:table-cell/>
          <table:table-cell office:value-type="string" calcext:value-type="string">
            <text:p>beater-shuttle</text:p>
          </table:table-cell>
          <table:table-cell table:number-columns-repeated="3"/>
          <table:table-cell office:value-type="string" calcext:value-type="string">
            <text:p>main beating implement</text:p>
          </table:table-cell>
          <table:table-cell table:number-columns-repeated="4" office:value-type="string" calcext:value-type="string">
            <text:p>x</text:p>
          </table:table-cell>
          <table:table-cell/>
          <table:table-cell office:value-type="string" calcext:value-type="string">
            <text:p>ngo</text:p>
          </table:table-cell>
          <table:table-cell/>
          <table:table-cell office:value-type="string" calcext:value-type="string">
            <text:p>x</text:p>
          </table:table-cell>
          <table:table-cell table:number-columns-repeated="7"/>
          <table:table-cell office:value-type="string" calcext:value-type="string">
            <text:p>discontinuous supplementary wefts</text:p>
          </table:table-cell>
          <table:table-cell table:number-columns-repeated="2" office:value-type="string" calcext:value-type="string">
            <text:p>x</text:p>
          </table:table-cell>
          <table:table-cell table:number-columns-repeated="4"/>
          <table:table-cell office:value-type="string" calcext:value-type="string">
            <text:p>mei da <text:s/>Two wooden beater shuttles used, one for ground weft and one for continuous supplementary weft</text:p>
          </table:table-cell>
          <table:table-cell/>
          <table:table-cell office:value-type="string" calcext:value-type="string">
            <text:p>Copper hook used to pickup discontinuous supplementary weft sheds</text:p>
          </table:table-cell>
          <table:table-cell/>
          <table:table-cell office:value-type="string" calcext:value-type="string">
            <text:p>x</text:p>
          </table:table-cell>
          <table:table-cell table:number-columns-repeated="23"/>
          <table:table-cell office:value-type="string" calcext:value-type="string">
            <text:p>mei ling <text:s/>Set of pattern sticks in a roll supported by a heddle rocker, nothing in the center. Adds continous supplementary wefts. Pattern rod system rotates first in one direction, then back again to make two symmetrical halves of the design.</text:p>
          </table:table-cell>
          <table:table-cell/>
          <table:table-cell office:value-type="string" calcext:value-type="string">
            <text:p>flat bamboo stick with pointed end</text:p>
          </table:table-cell>
          <table:table-cell table:number-columns-repeated="2"/>
          <table:table-cell office:value-type="string" calcext:value-type="string">
            <text:p>x</text:p>
          </table:table-cell>
          <table:table-cell/>
          <table:table-cell office:value-type="string" calcext:value-type="string">
            <text:p>single rod, supported by rocker system</text:p>
          </table:table-cell>
          <table:table-cell table:number-columns-repeated="3"/>
          <table:table-cell office:value-type="string" calcext:value-type="string">
            <text:p>type</text:p>
          </table:table-cell>
          <table:table-cell/>
          <table:table-cell office:value-type="string" calcext:value-type="string">
            <text:p>x</text:p>
          </table:table-cell>
          <table:table-cell office:value-type="string" calcext:value-type="string">
            <text:p>no center rod or divider within the pattern sticks</text:p>
          </table:table-cell>
          <table:table-cell table:number-columns-repeated="4"/>
          <table:table-cell office:value-type="string" calcext:value-type="string">
            <text:p>x</text:p>
          </table:table-cell>
          <table:table-cell/>
          <table:table-cell office:value-type="string" calcext:value-type="string">
            <text:p>Type <text:s/>System is same as for raising ground-weave heddle, both heddles are attached to the same pair of uprights and are pulled via two foot-loops</text:p>
          </table:table-cell>
          <table:table-cell/>
          <table:table-cell office:value-type="string" calcext:value-type="string">
            <text:p>Small diameter bamboo tube, hangs down near warp</text:p>
          </table:table-cell>
          <table:table-cell office:value-type="string" calcext:value-type="string">
            <text:p>small bamboo rod</text:p>
          </table:table-cell>
          <table:table-cell table:number-columns-repeated="779"/>
        </table:table-row>
        <table:table-row table:style-name="ro7">
          <table:table-cell/>
          <table:table-cell office:value-type="string" calcext:value-type="string">
            <text:p>Miao Zhaoxing</text:p>
          </table:table-cell>
          <table:table-cell office:value-type="string" calcext:value-type="string">
            <text:p>1H1S</text:p>
          </table:table-cell>
          <table:table-cell/>
          <table:table-cell office:value-type="string" calcext:value-type="string">
            <text:p>China</text:p>
          </table:table-cell>
          <table:table-cell office:value-type="string" calcext:value-type="string">
            <text:p>Guizhou, Liping county</text:p>
          </table:table-cell>
          <table:table-cell office:value-type="string" calcext:value-type="string">
            <text:p>"Miao" Zhaoxing (Liping county, Zhaoxing district, Pingshan village)</text:p>
          </table:table-cell>
          <table:table-cell office:value-type="string" calcext:value-type="string">
            <text:p>Dong</text:p>
          </table:table-cell>
          <table:table-cell table:style-name="ce11" office:value-type="string" calcext:value-type="string">
            <text:p><text:a xlink:href="http://www.ethnologue.com/subgroups/kam-sui" xlink:type="simple">Tai-Kadai, Kam-Tai, Kam-Sui</text:a></text:p>
          </table:table-cell>
          <table:table-cell table:style-name="ce12" table:number-columns-repeated="3"/>
          <table:table-cell table:style-name="ce13" table:number-columns-repeated="3"/>
          <table:table-cell table:style-name="ce12" table:number-columns-repeated="10"/>
          <table:table-cell table:style-name="ce13"/>
          <table:table-cell table:style-name="ce12" table:number-columns-repeated="2"/>
          <table:table-cell office:value-type="string" calcext:value-type="string">
            <text:p>ROAW p79</text:p>
          </table:table-cell>
          <table:table-cell office:value-type="string" calcext:value-type="string">
            <text:p>Miao ancestry, speaking Dong language. Lat/long is for Zhaoxing</text:p>
          </table:table-cell>
          <table:table-cell table:style-name="ce4"/>
          <table:table-cell office:value-type="float" office:value="25.924" calcext:value-type="float">
            <text:p>25.9240</text:p>
          </table:table-cell>
          <table:table-cell office:value-type="float" office:value="109.153" calcext:value-type="float">
            <text:p>109.1530</text:p>
          </table:table-cell>
          <table:table-cell office:value-type="float" office:value="0" calcext:value-type="float">
            <text:p>0</text:p>
          </table:table-cell>
          <table:table-cell office:value-type="string" calcext:value-type="string">
            <text:p>x</text:p>
          </table:table-cell>
          <table:table-cell table:style-name="ce4"/>
          <table:table-cell table:number-columns-repeated="2" table:style-name="ce4" office:value-type="string" calcext:value-type="string">
            <text:p>x</text:p>
          </table:table-cell>
          <table:table-cell table:style-name="ce4" office:value-type="string" calcext:value-type="string">
            <text:p>Round cloth beam, set in frame. Cloth beam tension maintained with peg-and-notch system.</text:p>
          </table:table-cell>
          <table:table-cell office:value-type="string" calcext:value-type="string">
            <text:p>x</text:p>
          </table:table-cell>
          <table:table-cell/>
          <table:table-cell office:value-type="string" calcext:value-type="string">
            <text:p>mei song <text:s/>Round with two spokes</text:p>
          </table:table-cell>
          <table:table-cell/>
          <table:table-cell table:style-name="ce4"/>
          <table:table-cell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slight slope</text:p>
          </table:table-cell>
          <table:table-cell office:value-type="string" calcext:value-type="string">
            <text:p>steeply canted toward the weaver</text:p>
          </table:table-cell>
          <table:table-cell office:value-type="string" calcext:value-type="string">
            <text:p>x</text:p>
          </table:table-cell>
          <table:table-cell/>
          <table:table-cell office:value-type="string" calcext:value-type="string">
            <text:p>x</text:p>
          </table:table-cell>
          <table:table-cell/>
          <table:table-cell office:value-type="string" calcext:value-type="string">
            <text:p>support a pair of short rockers above, and (unusually) a rocker below attached to a warp depression bar, operated by a second treadle</text:p>
          </table:table-cell>
          <table:table-cell table:number-columns-repeated="3"/>
          <table:table-cell office:value-type="string" calcext:value-type="string">
            <text:p>supported on a ledge created by a pair of horizontal bars attached to the H-frame, which also hold a warp deflection rod</text:p>
          </table:table-cell>
          <table:table-cell office:value-type="string" calcext:value-type="string">
            <text:p>x</text:p>
          </table:table-cell>
          <table:table-cell/>
          <table:table-cell table:number-columns-repeated="2" office:value-type="string" calcext:value-type="string">
            <text:p>x</text:p>
          </table:table-cell>
          <table:table-cell table:number-columns-repeated="8"/>
          <table:table-cell office:value-type="string" calcext:value-type="string">
            <text:p>set in holes cut in two pillars, beam rotation is stopped with a peg that fits into holes cut in the beam near to one of the pillars</text:p>
          </table:table-cell>
          <table:table-cell table:number-columns-repeated="4"/>
          <table:table-cell table:number-columns-repeated="2" office:value-type="string" calcext:value-type="string">
            <text:p>x</text:p>
          </table:table-cell>
          <table:table-cell table:number-columns-repeated="2"/>
          <table:table-cell office:value-type="string" calcext:value-type="string">
            <text:p>2 spokes</text:p>
          </table:table-cell>
          <table:table-cell office:value-type="string" calcext:value-type="string">
            <text:p>x</text:p>
          </table:table-cell>
          <table:table-cell/>
          <table:table-cell office:value-type="string" calcext:value-type="string">
            <text:p>x</text:p>
          </table:table-cell>
          <table:table-cell table:number-columns-repeated="6"/>
          <table:table-cell office:value-type="string" calcext:value-type="string">
            <text:p>solid, round wooden rod</text:p>
          </table:table-cell>
          <table:table-cell/>
          <table:table-cell office:value-type="string" calcext:value-type="string">
            <text:p>x</text:p>
          </table:table-cell>
          <table:table-cell table:number-columns-repeated="4"/>
          <table:table-cell office:value-type="string" calcext:value-type="string">
            <text:p>stick-and-groove</text:p>
          </table:table-cell>
          <table:table-cell table:number-columns-repeated="5"/>
          <table:table-cell office:value-type="string" calcext:value-type="string">
            <text:p>x</text:p>
          </table:table-cell>
          <table:table-cell/>
          <table:table-cell office:value-type="string" calcext:value-type="string">
            <text:p>x</text:p>
          </table:table-cell>
          <table:table-cell/>
          <table:table-cell table:number-columns-repeated="2" office:value-type="string" calcext:value-type="string">
            <text:p>x</text:p>
          </table:table-cell>
          <table:table-cell table:number-columns-repeated="3"/>
          <table:table-cell office:value-type="string" calcext:value-type="string">
            <text:p>gao</text:p>
          </table:table-cell>
          <table:table-cell table:number-columns-repeated="4"/>
          <table:table-cell office:value-type="string" calcext:value-type="string">
            <text:p>x</text:p>
          </table:table-cell>
          <table:table-cell office:value-type="string" calcext:value-type="string">
            <text:p>heddle is wound over a pair of rods</text:p>
          </table:table-cell>
          <table:table-cell table:number-columns-repeated="3"/>
          <table:table-cell office:value-type="string" calcext:value-type="string">
            <text:p>two rods, upper is smaller</text:p>
          </table:table-cell>
          <table:table-cell/>
          <table:table-cell office:value-type="string" calcext:value-type="string">
            <text:p>x</text:p>
          </table:table-cell>
          <table:table-cell table:number-columns-repeated="3"/>
          <table:table-cell office:value-type="string" calcext:value-type="string">
            <text:p>long wood treadles</text:p>
          </table:table-cell>
          <table:table-cell office:value-type="string" calcext:value-type="string">
            <text:p>3 sticks joined on pivot rod</text:p>
          </table:table-cell>
          <table:table-cell table:number-columns-repeated="3"/>
          <table:table-cell office:value-type="string" calcext:value-type="string">
            <text:p>x</text:p>
          </table:table-cell>
          <table:table-cell/>
          <table:table-cell office:value-type="string" calcext:value-type="string">
            <text:p>x</text:p>
          </table:table-cell>
          <table:table-cell table:number-columns-repeated="15"/>
          <table:table-cell office:value-type="string" calcext:value-type="string">
            <text:p>Narrow rod, with treadle-operated opening mechanism</text:p>
          </table:table-cell>
          <table:table-cell table:number-columns-repeated="6"/>
          <table:table-cell office:value-type="string" calcext:value-type="string">
            <text:p>Type: <text:s/>shed stick is attached to two cords, which are fixed to two prongs on a rocker bar near the base of the H-frame</text:p>
          </table:table-cell>
          <table:table-cell office:value-type="string" calcext:value-type="string">
            <text:p>Type: <text:s/>rocker bar is attached to foot treadle</text:p>
          </table:table-cell>
          <table:table-cell office:value-type="string" calcext:value-type="string">
            <text:p>Bar fixed to loom, goes across top of the warp just behind the shed stick. The position of this stick can be changed depending on the type of fabric being woven.</text:p>
          </table:table-cell>
          <table:table-cell/>
          <table:table-cell office:value-type="string" calcext:value-type="string">
            <text:p>2 positions</text:p>
          </table:table-cell>
          <table:table-cell/>
          <table:table-cell office:value-type="string" calcext:value-type="string">
            <text:p>mei da</text:p>
          </table:table-cell>
          <table:table-cell table:number-columns-repeated="3"/>
          <table:table-cell office:value-type="string" calcext:value-type="string">
            <text:p>main beating implement</text:p>
          </table:table-cell>
          <table:table-cell table:number-columns-repeated="4" office:value-type="string" calcext:value-type="string">
            <text:p>x</text:p>
          </table:table-cell>
          <table:table-cell/>
          <table:table-cell office:value-type="string" calcext:value-type="string">
            <text:p>ngo</text:p>
          </table:table-cell>
          <table:table-cell office:value-type="string" calcext:value-type="string">
            <text:p>x</text:p>
          </table:table-cell>
          <table:table-cell table:number-columns-repeated="7"/>
          <table:table-cell office:value-type="string" calcext:value-type="string">
            <text:p>ground wefts and continuous supplementary wefts inserted by hand (the end of the beater is used to pull weft through the shed)</text:p>
          </table:table-cell>
          <table:table-cell office:value-type="string" calcext:value-type="string">
            <text:p>bi qiu/ be tieo <text:s/>used for discontinuous supplememtary wefts</text:p>
          </table:table-cell>
          <table:table-cell table:number-columns-repeated="6"/>
          <table:table-cell office:value-type="string" calcext:value-type="string">
            <text:p>arguably this is a type of beater-shuttle, since the end of the shuttle is used to pull the pre-cut lengths of weft through the shed</text:p>
          </table:table-cell>
          <table:table-cell/>
          <table:table-cell office:value-type="string" calcext:value-type="string">
            <text:p>Copper hook used to pickup discontinuous supplementary weft sheds</text:p>
          </table:table-cell>
          <table:table-cell/>
          <table:table-cell office:value-type="string" calcext:value-type="string">
            <text:p>x</text:p>
          </table:table-cell>
          <table:table-cell table:number-columns-repeated="827"/>
        </table:table-row>
        <table:table-row table:style-name="ro11">
          <table:table-cell/>
          <table:table-cell office:value-type="string" calcext:value-type="string">
            <text:p>Maonan Hechi</text:p>
          </table:table-cell>
          <table:table-cell office:value-type="string" calcext:value-type="string">
            <text:p>BFYRH</text:p>
          </table:table-cell>
          <table:table-cell office:value-type="string" calcext:value-type="string">
            <text:p>yes</text:p>
          </table:table-cell>
          <table:table-cell office:value-type="string" calcext:value-type="string">
            <text:p>China</text:p>
          </table:table-cell>
          <table:table-cell office:value-type="string" calcext:value-type="string">
            <text:p>Guangxi, Huanjiang</text:p>
          </table:table-cell>
          <table:table-cell office:value-type="string" calcext:value-type="string">
            <text:p>Maonan Huanjiang area <text:s/>(Hechi and Subang)</text:p>
          </table:table-cell>
          <table:table-cell office:value-type="string" calcext:value-type="string">
            <text:p>Maonan</text:p>
          </table:table-cell>
          <table:table-cell table:style-name="ce11" office:value-type="string" calcext:value-type="string">
            <text:p><text:a xlink:href="http://www.ethnologue.com/subgroups/kam-sui" xlink:type="simple">Tai-Kadai, Kam-Tai, Kam-Sui</text:a></text:p>
          </table:table-cell>
          <table:table-cell table:style-name="ce12" table:number-columns-repeated="3"/>
          <table:table-cell table:style-name="ce13" table:number-columns-repeated="3"/>
          <table:table-cell table:style-name="ce12" table:number-columns-repeated="10"/>
          <table:table-cell table:style-name="ce13"/>
          <table:table-cell table:style-name="ce12" table:number-columns-repeated="2"/>
          <table:table-cell office:value-type="string" calcext:value-type="string">
            <text:p>ROAW p295</text:p>
          </table:table-cell>
          <table:table-cell office:value-type="string" calcext:value-type="string">
            <text:p>Formerly used for weaving wedding bedcovers and baby carrier panels. Lat/long is for Shuiyuanzhen.</text:p>
          </table:table-cell>
          <table:table-cell table:style-name="ce4"/>
          <table:table-cell office:value-type="float" office:value="24.889" calcext:value-type="float">
            <text:p>24.8890</text:p>
          </table:table-cell>
          <table:table-cell office:value-type="float" office:value="108.136" calcext:value-type="float">
            <text:p>108.1360</text:p>
          </table:table-cell>
          <table:table-cell office:value-type="float" office:value="0" calcext:value-type="float">
            <text:p>0</text:p>
          </table:table-cell>
          <table:table-cell office:value-type="string" calcext:value-type="string">
            <text:p>x</text:p>
          </table:table-cell>
          <table:table-cell table:style-name="ce4"/>
          <table:table-cell table:number-columns-repeated="2" table:style-name="ce4" office:value-type="string" calcext:value-type="string">
            <text:p>x</text:p>
          </table:table-cell>
          <table:table-cell table:style-name="ce4" office:value-type="string" calcext:value-type="string">
            <text:p>bap bit, bamboo</text:p>
          </table:table-cell>
          <table:table-cell table:number-columns-repeated="2"/>
          <table:table-cell office:value-type="string" calcext:value-type="string">
            <text:p>na <text:s/>Heavy paddle-shaped beam</text:p>
          </table:table-cell>
          <table:table-cell office:value-type="string" calcext:value-type="string">
            <text:p>x</text:p>
          </table:table-cell>
          <table:table-cell table:style-name="ce4"/>
          <table:table-cell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x</text:p>
          </table:table-cell>
          <table:table-cell office:value-type="string" calcext:value-type="string">
            <text:p>slightly canted towards weaver</text:p>
          </table:table-cell>
          <table:table-cell office:value-type="string" calcext:value-type="string">
            <text:p>x</text:p>
          </table:table-cell>
          <table:table-cell/>
          <table:table-cell office:value-type="string" calcext:value-type="string">
            <text:p>H-frame with two sets of rockers for heddles</text:p>
          </table:table-cell>
          <table:table-cell/>
          <table:table-cell office:value-type="string" calcext:value-type="string">
            <text:p>groundweave and pattern heddle rockers</text:p>
          </table:table-cell>
          <table:table-cell table:number-columns-repeated="3"/>
          <table:table-cell office:value-type="string" calcext:value-type="string">
            <text:p>x</text:p>
          </table:table-cell>
          <table:table-cell table:number-columns-repeated="2"/>
          <table:table-cell office:value-type="string" calcext:value-type="string">
            <text:p>x</text:p>
          </table:table-cell>
          <table:table-cell table:number-columns-repeated="14"/>
          <table:table-cell office:value-type="string" calcext:value-type="string">
            <text:p>x</text:p>
          </table:table-cell>
          <table:table-cell table:number-columns-repeated="2"/>
          <table:table-cell office:value-type="string" calcext:value-type="string">
            <text:p>x</text:p>
          </table:table-cell>
          <table:table-cell table:number-columns-repeated="3"/>
          <table:table-cell office:value-type="string" calcext:value-type="string">
            <text:p>x</text:p>
          </table:table-cell>
          <table:table-cell table:number-columns-repeated="6"/>
          <table:table-cell office:value-type="string" calcext:value-type="string">
            <text:p>x</text:p>
          </table:table-cell>
          <table:table-cell/>
          <table:table-cell office:value-type="string" calcext:value-type="string">
            <text:p>x</text:p>
          </table:table-cell>
          <table:table-cell table:number-columns-repeated="4"/>
          <table:table-cell office:value-type="string" calcext:value-type="string">
            <text:p>stick-and-groove</text:p>
          </table:table-cell>
          <table:table-cell office:value-type="string" calcext:value-type="string">
            <text:p>2-forked ends</text:p>
          </table:table-cell>
          <table:table-cell office:value-type="string" calcext:value-type="string">
            <text:p>x</text:p>
          </table:table-cell>
          <table:table-cell table:number-columns-repeated="3"/>
          <table:table-cell office:value-type="string" calcext:value-type="string">
            <text:p>x</text:p>
          </table:table-cell>
          <table:table-cell table:number-columns-repeated="3"/>
          <table:table-cell table:number-columns-repeated="2" office:value-type="string" calcext:value-type="string">
            <text:p>x</text:p>
          </table:table-cell>
          <table:table-cell table:number-columns-repeated="3"/>
          <table:table-cell office:value-type="string" calcext:value-type="string">
            <text:p>gao <text:s/>Heddle is wound around two similarly sized rods</text:p>
          </table:table-cell>
          <table:table-cell table:number-columns-repeated="7"/>
          <table:table-cell office:value-type="string" calcext:value-type="string">
            <text:p>short lengths of thread with a few loops in (Hechi) or individual loops (Subang)</text:p>
          </table:table-cell>
          <table:table-cell/>
          <table:table-cell office:value-type="string" calcext:value-type="string">
            <text:p>x</text:p>
          </table:table-cell>
          <table:table-cell table:number-columns-repeated="3"/>
          <table:table-cell office:value-type="string" calcext:value-type="string">
            <text:p>x</text:p>
          </table:table-cell>
          <table:table-cell/>
          <table:table-cell office:value-type="string" calcext:value-type="string">
            <text:p>x</text:p>
          </table:table-cell>
          <table:table-cell office:value-type="string" calcext:value-type="string">
            <text:p>2 sticks joined in V-shape on a pivot</text:p>
          </table:table-cell>
          <table:table-cell table:number-columns-repeated="2"/>
          <table:table-cell table:number-columns-repeated="2" office:value-type="string" calcext:value-type="string">
            <text:p>x</text:p>
          </table:table-cell>
          <table:table-cell/>
          <table:table-cell office:value-type="string" calcext:value-type="string">
            <text:p>x</text:p>
          </table:table-cell>
          <table:table-cell table:number-columns-repeated="15"/>
          <table:table-cell office:value-type="string" calcext:value-type="string">
            <text:p>Two sticks attached to the loom frame via cords, holding open a wide aperture in the warp. Lower stick is lashed to loom frame, upper stick hangs from rocker pivot.</text:p>
          </table:table-cell>
          <table:table-cell/>
          <table:table-cell office:value-type="string" calcext:value-type="string">
            <text:p>x</text:p>
          </table:table-cell>
          <table:table-cell table:number-columns-repeated="2"/>
          <table:table-cell office:value-type="string" calcext:value-type="string">
            <text:p>Type</text:p>
          </table:table-cell>
          <table:table-cell office:value-type="string" calcext:value-type="string">
            <text:p>x</text:p>
          </table:table-cell>
          <table:table-cell table:number-columns-repeated="6"/>
          <table:table-cell office:value-type="string" calcext:value-type="string">
            <text:p>beater-shuttle</text:p>
          </table:table-cell>
          <table:table-cell table:number-columns-repeated="3"/>
          <table:table-cell office:value-type="string" calcext:value-type="string">
            <text:p>seems to be main beating implement</text:p>
          </table:table-cell>
          <table:table-cell table:number-columns-repeated="5"/>
          <table:table-cell office:value-type="string" calcext:value-type="string">
            <text:p>fei <text:s/>Used to beat in continuous and discontinuous supplementary wefts</text:p>
          </table:table-cell>
          <table:table-cell/>
          <table:table-cell office:value-type="string" calcext:value-type="string">
            <text:p>x</text:p>
          </table:table-cell>
          <table:table-cell table:number-columns-repeated="6"/>
          <table:table-cell office:value-type="string" calcext:value-type="string">
            <text:p>discontinous supplementary wefts added by hand in pre-cut lengths</text:p>
          </table:table-cell>
          <table:table-cell/>
          <table:table-cell table:number-columns-repeated="2" office:value-type="string" calcext:value-type="string">
            <text:p>x</text:p>
          </table:table-cell>
          <table:table-cell table:number-columns-repeated="2"/>
          <table:table-cell office:value-type="string" calcext:value-type="string">
            <text:p>doll/dull used for continuous supplementary weft</text:p>
          </table:table-cell>
          <table:table-cell/>
          <table:table-cell office:value-type="string" calcext:value-type="string">
            <text:p>doll/ dull (same word for shuttle and beater-shuttle). Used for ground weft.</text:p>
          </table:table-cell>
          <table:table-cell table:number-columns-repeated="27"/>
          <table:table-cell office:value-type="string" calcext:value-type="string">
            <text:p>Set of pattern sticks on a bamboo drum supported by heddle rocker. Adds continuous supplementary wefts (back shed) and discontinuous supplementary wefts (front shed). One rod corresponds to one row, with one continuous and one discontinuous supplementary weft. Pattern is not composed of two symmetric halves, so the drum rotates in one direction only. Pair of bamboo sticks is used to hold open the two pattern sheds.</text:p>
          </table:table-cell>
          <table:table-cell office:value-type="string" calcext:value-type="string">
            <text:p>additional rod - not a pattern stick</text:p>
          </table:table-cell>
          <table:table-cell/>
          <table:table-cell office:value-type="string" calcext:value-type="string">
            <text:p>type <text:s/>large bamboo tubes are inserted into both sheds before yarn insertion. These serve a similar purpose to the battens used on some pattern heddles, but are morphologically distinct</text:p>
          </table:table-cell>
          <table:table-cell/>
          <table:table-cell office:value-type="string" calcext:value-type="string">
            <text:p>x</text:p>
          </table:table-cell>
          <table:table-cell table:number-columns-repeated="5"/>
          <table:table-cell office:value-type="string" calcext:value-type="string">
            <text:p>thick cords keep the pattern sticks against the bamboo cylinder</text:p>
          </table:table-cell>
          <table:table-cell/>
          <table:table-cell table:number-columns-repeated="2" office:value-type="string" calcext:value-type="string">
            <text:p>x</text:p>
          </table:table-cell>
          <table:table-cell table:number-columns-repeated="2" office:value-type="string" calcext:value-type="string">
            <text:p>type</text:p>
          </table:table-cell>
          <table:table-cell table:number-columns-repeated="2"/>
          <table:table-cell table:number-columns-repeated="2" office:value-type="string" calcext:value-type="string">
            <text:p>x</text:p>
          </table:table-cell>
          <table:table-cell/>
          <table:table-cell office:value-type="string" calcext:value-type="string">
            <text:p>Type <text:s/>counterweight used to counterbalance weight of the pattern drum.</text:p>
          </table:table-cell>
          <table:table-cell office:value-type="string" calcext:value-type="string">
            <text:p>spacer rod hangs down about half way between cylinder and warp</text:p>
          </table:table-cell>
          <table:table-cell office:value-type="string" calcext:value-type="string">
            <text:p>drum made of bamboo, <text:s/>loosely woven together at both ends</text:p>
          </table:table-cell>
          <table:table-cell table:number-columns-repeated="2"/>
          <table:table-cell office:value-type="string" calcext:value-type="string">
            <text:p>x</text:p>
          </table:table-cell>
          <table:table-cell table:number-columns-repeated="776"/>
        </table:table-row>
        <table:table-row table:style-name="ro13">
          <table:table-cell/>
          <table:table-cell office:value-type="string" calcext:value-type="string">
            <text:p>Zhuang Binyang</text:p>
          </table:table-cell>
          <table:table-cell office:value-type="string" calcext:value-type="string">
            <text:p>BFYRH</text:p>
          </table:table-cell>
          <table:table-cell office:value-type="string" calcext:value-type="string">
            <text:p>yes</text:p>
          </table:table-cell>
          <table:table-cell office:value-type="string" calcext:value-type="string">
            <text:p>China</text:p>
          </table:table-cell>
          <table:table-cell office:value-type="string" calcext:value-type="string">
            <text:p>Guangxi</text:p>
          </table:table-cell>
          <table:table-cell office:value-type="string" calcext:value-type="string">
            <text:p>Zhuang Binyang (S central Guangxi, north of Nanning, Govt run workshops)</text:p>
          </table:table-cell>
          <table:table-cell office:value-type="string" calcext:value-type="string">
            <text:p>Zhuang, Yongbei</text:p>
          </table:table-cell>
          <table:table-cell table:style-name="ce11" office:value-type="string" calcext:value-type="string">
            <text:p><text:a xlink:href="http://www.ethnologue.com/subgroups/northern-35" xlink:type="simple">Tai-Kadai, Kam-Tai, Tai, Northern</text:a></text:p>
          </table:table-cell>
          <table:table-cell table:style-name="ce12" table:number-columns-repeated="3"/>
          <table:table-cell table:style-name="ce13" table:number-columns-repeated="3"/>
          <table:table-cell table:style-name="ce12" table:number-columns-repeated="10"/>
          <table:table-cell table:style-name="ce13"/>
          <table:table-cell table:style-name="ce12" table:number-columns-repeated="2"/>
          <table:table-cell office:value-type="string" calcext:value-type="string">
            <text:p>ROAW p315, Yoshimoto L-48</text:p>
          </table:table-cell>
          <table:table-cell office:value-type="string" calcext:value-type="string">
            <text:p>Formerly used for wedding bedcovers and baby blankets.</text:p>
          </table:table-cell>
          <table:table-cell table:style-name="ce4"/>
          <table:table-cell office:value-type="float" office:value="23.21" calcext:value-type="float">
            <text:p>23.2100</text:p>
          </table:table-cell>
          <table:table-cell office:value-type="float" office:value="108.81" calcext:value-type="float">
            <text:p>108.8100</text:p>
          </table:table-cell>
          <table:table-cell office:value-type="float" office:value="0" calcext:value-type="float">
            <text:p>0</text:p>
          </table:table-cell>
          <table:table-cell office:value-type="string" calcext:value-type="string">
            <text:p>x</text:p>
          </table:table-cell>
          <table:table-cell table:style-name="ce4"/>
          <table:table-cell table:number-columns-repeated="2" table:style-name="ce4" office:value-type="string" calcext:value-type="string">
            <text:p>x</text:p>
          </table:table-cell>
          <table:table-cell table:style-name="ce4" office:value-type="string" calcext:value-type="string">
            <text:p>a lot of variation, factory versions have squared ends with wooden pieces to fit over, but Yoshimoto's version (which looks older) does not</text:p>
          </table:table-cell>
          <table:table-cell table:number-columns-repeated="2"/>
          <table:table-cell office:value-type="string" calcext:value-type="string">
            <text:p>Square-section rod with two very large paddles, wedged behind the back supports. Sometimes replaced with round-section rod with two plank-like spokes on more recent versions of this loom.</text:p>
          </table:table-cell>
          <table:table-cell office:value-type="string" calcext:value-type="string">
            <text:p>cloth backstrap</text:p>
          </table:table-cell>
          <table:table-cell table:style-name="ce4"/>
          <table:table-cell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slight slope</text:p>
          </table:table-cell>
          <table:table-cell table:number-columns-repeated="2" office:value-type="string" calcext:value-type="string">
            <text:p>x</text:p>
          </table:table-cell>
          <table:table-cell/>
          <table:table-cell office:value-type="string" calcext:value-type="string">
            <text:p>H-frame with two sets of rockers for heddles</text:p>
          </table:table-cell>
          <table:table-cell/>
          <table:table-cell office:value-type="string" calcext:value-type="string">
            <text:p>groundweave and pattern heddle rockers</text:p>
          </table:table-cell>
          <table:table-cell table:number-columns-repeated="3"/>
          <table:table-cell office:value-type="string" calcext:value-type="string">
            <text:p>x</text:p>
          </table:table-cell>
          <table:table-cell table:number-columns-repeated="2"/>
          <table:table-cell office:value-type="string" calcext:value-type="string">
            <text:p>x</text:p>
          </table:table-cell>
          <table:table-cell table:number-columns-repeated="14"/>
          <table:table-cell office:value-type="string" calcext:value-type="string">
            <text:p>x</text:p>
          </table:table-cell>
          <table:table-cell table:number-columns-repeated="2"/>
          <table:table-cell office:value-type="string" calcext:value-type="string">
            <text:p>very long heavy paddles</text:p>
          </table:table-cell>
          <table:table-cell table:number-columns-repeated="3"/>
          <table:table-cell office:value-type="string" calcext:value-type="string">
            <text:p>x</text:p>
          </table:table-cell>
          <table:table-cell table:number-columns-repeated="6"/>
          <table:table-cell office:value-type="string" calcext:value-type="string">
            <text:p>x</text:p>
          </table:table-cell>
          <table:table-cell/>
          <table:table-cell office:value-type="string" calcext:value-type="string">
            <text:p>x</text:p>
          </table:table-cell>
          <table:table-cell table:number-columns-repeated="4"/>
          <table:table-cell office:value-type="string" calcext:value-type="string">
            <text:p>stick-and-groove</text:p>
          </table:table-cell>
          <table:table-cell table:number-columns-repeated="3"/>
          <table:table-cell office:value-type="string" calcext:value-type="string">
            <text:p>x</text:p>
          </table:table-cell>
          <table:table-cell/>
          <table:table-cell office:value-type="string" calcext:value-type="string">
            <text:p>x</text:p>
          </table:table-cell>
          <table:table-cell table:number-columns-repeated="3"/>
          <table:table-cell table:number-columns-repeated="2" office:value-type="string" calcext:value-type="string">
            <text:p>x</text:p>
          </table:table-cell>
          <table:table-cell table:number-columns-repeated="3"/>
          <table:table-cell office:value-type="string" calcext:value-type="string">
            <text:p>typical heddle, spiral wound on 2 rods</text:p>
          </table:table-cell>
          <table:table-cell table:number-columns-repeated="4"/>
          <table:table-cell table:number-columns-repeated="2" office:value-type="string" calcext:value-type="string">
            <text:p>x</text:p>
          </table:table-cell>
          <table:table-cell table:number-columns-repeated="3"/>
          <table:table-cell office:value-type="string" calcext:value-type="string">
            <text:p>small rod on top of larger rod</text:p>
          </table:table-cell>
          <table:table-cell/>
          <table:table-cell office:value-type="string" calcext:value-type="string">
            <text:p>x</text:p>
          </table:table-cell>
          <table:table-cell table:number-columns-repeated="3"/>
          <table:table-cell office:value-type="string" calcext:value-type="string">
            <text:p>x</text:p>
          </table:table-cell>
          <table:table-cell office:value-type="string" calcext:value-type="string">
            <text:p>2 sticks joined in V-shape on a pivot</text:p>
          </table:table-cell>
          <table:table-cell table:number-columns-repeated="2"/>
          <table:table-cell table:number-columns-repeated="2" office:value-type="string" calcext:value-type="string">
            <text:p>x</text:p>
          </table:table-cell>
          <table:table-cell/>
          <table:table-cell office:value-type="string" calcext:value-type="string">
            <text:p>x</text:p>
          </table:table-cell>
          <table:table-cell table:number-columns-repeated="15"/>
          <table:table-cell office:value-type="string" calcext:value-type="string">
            <text:p>large diameter tube with sticks around the edge, linked loosely to the loom via a cord (not classified as fixed).</text:p>
          </table:table-cell>
          <table:table-cell table:number-columns-repeated="2" office:value-type="string" calcext:value-type="string">
            <text:p>x</text:p>
          </table:table-cell>
          <table:table-cell table:number-columns-repeated="6"/>
          <table:table-cell office:value-type="string" calcext:value-type="string">
            <text:p>Not shown on EB's drawing, but can be seen in some photographs</text:p>
          </table:table-cell>
          <table:table-cell office:value-type="string" calcext:value-type="string">
            <text:p>x</text:p>
          </table:table-cell>
          <table:table-cell table:number-columns-repeated="7"/>
          <table:table-cell office:value-type="string" calcext:value-type="string">
            <text:p>Flat bamboo temple, above the web</text:p>
          </table:table-cell>
          <table:table-cell office:value-type="string" calcext:value-type="string">
            <text:p>x</text:p>
          </table:table-cell>
          <table:table-cell table:number-columns-repeated="3"/>
          <table:table-cell office:value-type="string" calcext:value-type="string">
            <text:p>weft is beaten in using reed</text:p>
          </table:table-cell>
          <table:table-cell table:number-columns-repeated="2"/>
          <table:table-cell table:number-columns-repeated="2" office:value-type="string" calcext:value-type="string">
            <text:p>x</text:p>
          </table:table-cell>
          <table:table-cell table:number-columns-repeated="4"/>
          <table:table-cell office:value-type="string" calcext:value-type="string">
            <text:p>discontinous supplementary wefts added by hand in pre-cut lengths</text:p>
          </table:table-cell>
          <table:table-cell/>
          <table:table-cell table:number-columns-repeated="2" office:value-type="string" calcext:value-type="string">
            <text:p>x</text:p>
          </table:table-cell>
          <table:table-cell table:number-columns-repeated="2"/>
          <table:table-cell office:value-type="string" calcext:value-type="string">
            <text:p>used for ground weft</text:p>
          </table:table-cell>
          <table:table-cell table:number-columns-repeated="29"/>
          <table:table-cell office:value-type="string" calcext:value-type="string">
            <text:p>Set of pattern sticks on a bamboo drum supported by heddle rocker. Adds supplementary wefts (front shed). Pattern rod system rotates first in one direction, then back again to make two symmetrical halves of the design.</text:p>
          </table:table-cell>
          <table:table-cell office:value-type="string" calcext:value-type="string">
            <text:p>x</text:p>
          </table:table-cell>
          <table:table-cell/>
          <table:table-cell office:value-type="string" calcext:value-type="string">
            <text:p>bamboo tube inserted into front shed before yarn insertion</text:p>
          </table:table-cell>
          <table:table-cell/>
          <table:table-cell office:value-type="string" calcext:value-type="string">
            <text:p>x</text:p>
          </table:table-cell>
          <table:table-cell table:number-columns-repeated="5"/>
          <table:table-cell office:value-type="string" calcext:value-type="string">
            <text:p>thick cords keep the pattern sticks against the bamboo cylinder</text:p>
          </table:table-cell>
          <table:table-cell/>
          <table:table-cell table:number-columns-repeated="2" office:value-type="string" calcext:value-type="string">
            <text:p>x</text:p>
          </table:table-cell>
          <table:table-cell table:number-columns-repeated="4"/>
          <table:table-cell table:number-columns-repeated="2" office:value-type="string" calcext:value-type="string">
            <text:p>x</text:p>
          </table:table-cell>
          <table:table-cell/>
          <table:table-cell office:value-type="string" calcext:value-type="string">
            <text:p>stone counterweight</text:p>
          </table:table-cell>
          <table:table-cell office:value-type="string" calcext:value-type="string">
            <text:p>seems to be present (not entirely clear)</text:p>
          </table:table-cell>
          <table:table-cell office:value-type="string" calcext:value-type="string">
            <text:p>well-made drum consisting of woven bamboo (on some looms this resembles a pig-transporting basket)</text:p>
          </table:table-cell>
          <table:table-cell table:number-columns-repeated="2"/>
          <table:table-cell office:value-type="string" calcext:value-type="string">
            <text:p>x</text:p>
          </table:table-cell>
          <table:table-cell table:number-columns-repeated="776"/>
        </table:table-row>
        <table:table-row table:style-name="ro8">
          <table:table-cell/>
          <table:table-cell office:value-type="string" calcext:value-type="string">
            <text:p>Buyi Libo</text:p>
          </table:table-cell>
          <table:table-cell office:value-type="string" calcext:value-type="string">
            <text:p>BFYRH</text:p>
          </table:table-cell>
          <table:table-cell office:value-type="string" calcext:value-type="string">
            <text:p>yes</text:p>
          </table:table-cell>
          <table:table-cell office:value-type="string" calcext:value-type="string">
            <text:p>China</text:p>
          </table:table-cell>
          <table:table-cell office:value-type="string" calcext:value-type="string">
            <text:p>Guizhou, Libo county</text:p>
          </table:table-cell>
          <table:table-cell office:value-type="string" calcext:value-type="string">
            <text:p>Kundi village, Jiarong district, Libo County</text:p>
          </table:table-cell>
          <table:table-cell office:value-type="string" calcext:value-type="string">
            <text:p>Buyi</text:p>
          </table:table-cell>
          <table:table-cell table:style-name="ce11" office:value-type="string" calcext:value-type="string">
            <text:p><text:a xlink:href="http://www.ethnologue.com/subgroups/northern-35" xlink:type="simple">Tai-Kadai, Kam-Tai, Tai, Northern</text:a></text:p>
          </table:table-cell>
          <table:table-cell table:style-name="ce12" table:number-columns-repeated="3"/>
          <table:table-cell table:style-name="ce13" table:number-columns-repeated="3"/>
          <table:table-cell table:style-name="ce12" table:number-columns-repeated="10"/>
          <table:table-cell table:style-name="ce13"/>
          <table:table-cell table:style-name="ce12" table:number-columns-repeated="2"/>
          <table:table-cell office:value-type="string" calcext:value-type="string">
            <text:p>ROAW p219</text:p>
          </table:table-cell>
          <table:table-cell/>
          <table:table-cell table:style-name="ce4"/>
          <table:table-cell office:value-type="float" office:value="25.4646" calcext:value-type="float">
            <text:p>25.4646</text:p>
          </table:table-cell>
          <table:table-cell office:value-type="float" office:value="108.2118" calcext:value-type="float">
            <text:p>108.2118</text:p>
          </table:table-cell>
          <table:table-cell office:value-type="float" office:value="0" calcext:value-type="float">
            <text:p>0</text:p>
          </table:table-cell>
          <table:table-cell office:value-type="string" calcext:value-type="string">
            <text:p>x</text:p>
          </table:table-cell>
          <table:table-cell table:style-name="ce4"/>
          <table:table-cell table:number-columns-repeated="3" table:style-name="ce4" office:value-type="string" calcext:value-type="string">
            <text:p>x</text:p>
          </table:table-cell>
          <table:table-cell table:number-columns-repeated="2"/>
          <table:table-cell office:value-type="string" calcext:value-type="string">
            <text:p>Square-section rod with 4 spokes, wedged behind 2 nails driven into horizontal part of frame, slightly set back from cantilever uprights</text:p>
          </table:table-cell>
          <table:table-cell office:value-type="string" calcext:value-type="string">
            <text:p>ra/ja <text:s/>cloth backstrap</text:p>
          </table:table-cell>
          <table:table-cell table:style-name="ce4"/>
          <table:table-cell office:value-type="string" calcext:value-type="string">
            <text:p>x</text:p>
          </table:table-cell>
          <table:table-cell/>
          <table:table-cell table:number-columns-repeated="3" office:value-type="string" calcext:value-type="string">
            <text:p>x</text:p>
          </table:table-cell>
          <table:table-cell/>
          <table:table-cell office:value-type="string" calcext:value-type="string">
            <text:p>cantilever, supports pair of heddles (though not on horizontal part) and patterning system. Reed is free-floating.</text:p>
          </table:table-cell>
          <table:table-cell table:number-columns-repeated="2"/>
          <table:table-cell office:value-type="string" calcext:value-type="string">
            <text:p>x</text:p>
          </table:table-cell>
          <table:table-cell office:value-type="string" calcext:value-type="string">
            <text:p>slight offset</text:p>
          </table:table-cell>
          <table:table-cell table:number-columns-repeated="4"/>
          <table:table-cell office:value-type="string" calcext:value-type="string">
            <text:p>warp beam sits on horizontal extensions of frame, behind two nails</text:p>
          </table:table-cell>
          <table:table-cell table:number-columns-repeated="2"/>
          <table:table-cell office:value-type="string" calcext:value-type="string">
            <text:p>warp beam is set a bit further back than the right angle, it is lodged behind two nails in the horizontal beams</text:p>
          </table:table-cell>
          <table:table-cell table:number-columns-repeated="4"/>
          <table:table-cell office:value-type="string" calcext:value-type="string">
            <text:p>cantilever bars support pattern heddle, but not groundweave heddles</text:p>
          </table:table-cell>
          <table:table-cell office:value-type="string" calcext:value-type="string">
            <text:p>x</text:p>
          </table:table-cell>
          <table:table-cell table:number-columns-repeated="8"/>
          <table:table-cell office:value-type="string" calcext:value-type="string">
            <text:p>x</text:p>
          </table:table-cell>
          <table:table-cell/>
          <table:table-cell office:value-type="string" calcext:value-type="string">
            <text:p>x</text:p>
          </table:table-cell>
          <table:table-cell/>
          <table:table-cell office:value-type="string" calcext:value-type="string">
            <text:p>4 long spokes, 2 of which are wedged behind bamboo rod placed across the horizontal frame</text:p>
          </table:table-cell>
          <table:table-cell office:value-type="string" calcext:value-type="string">
            <text:p>x</text:p>
          </table:table-cell>
          <table:table-cell/>
          <table:table-cell office:value-type="string" calcext:value-type="string">
            <text:p>sticks</text:p>
          </table:table-cell>
          <table:table-cell table:number-columns-repeated="6"/>
          <table:table-cell office:value-type="string" calcext:value-type="string">
            <text:p>bamboo rod</text:p>
          </table:table-cell>
          <table:table-cell/>
          <table:table-cell office:value-type="string" calcext:value-type="string">
            <text:p>x</text:p>
          </table:table-cell>
          <table:table-cell table:number-columns-repeated="4"/>
          <table:table-cell office:value-type="string" calcext:value-type="string">
            <text:p>stick-and-groove</text:p>
          </table:table-cell>
          <table:table-cell office:value-type="string" calcext:value-type="string">
            <text:p>2-fork</text:p>
          </table:table-cell>
          <table:table-cell office:value-type="string" calcext:value-type="string">
            <text:p>x</text:p>
          </table:table-cell>
          <table:table-cell table:number-columns-repeated="3"/>
          <table:table-cell office:value-type="string" calcext:value-type="string">
            <text:p>x</text:p>
          </table:table-cell>
          <table:table-cell table:number-columns-repeated="3"/>
          <table:table-cell table:number-columns-repeated="5" office:value-type="string" calcext:value-type="string">
            <text:p>x</text:p>
          </table:table-cell>
          <table:table-cell/>
          <table:table-cell office:value-type="string" calcext:value-type="string">
            <text:p>gao</text:p>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3"/>
          <table:table-cell office:value-type="string" calcext:value-type="string">
            <text:p>two equal sized rods</text:p>
          </table:table-cell>
          <table:table-cell/>
          <table:table-cell office:value-type="string" calcext:value-type="string">
            <text:p>x</text:p>
          </table:table-cell>
          <table:table-cell table:number-columns-repeated="3"/>
          <table:table-cell office:value-type="string" calcext:value-type="string">
            <text:p>x</text:p>
          </table:table-cell>
          <table:table-cell table:number-columns-repeated="2"/>
          <table:table-cell office:value-type="string" calcext:value-type="string">
            <text:p>x</text:p>
          </table:table-cell>
          <table:table-cell table:number-columns-repeated="6"/>
          <table:table-cell office:value-type="string" calcext:value-type="string">
            <text:p>Heddles are attached via a cord to a horizontal bar in the H-frame (a convenient central point)</text:p>
          </table:table-cell>
          <table:table-cell/>
          <table:table-cell office:value-type="string" calcext:value-type="string">
            <text:p>Simplest possible type: a single pivot stick with heddle cords attached at either end</text:p>
          </table:table-cell>
          <table:table-cell office:value-type="string" calcext:value-type="string">
            <text:p>x</text:p>
          </table:table-cell>
          <table:table-cell table:number-columns-repeated="22"/>
          <table:table-cell office:value-type="string" calcext:value-type="string">
            <text:p>da ou <text:s/>beater-shuttle</text:p>
          </table:table-cell>
          <table:table-cell table:number-columns-repeated="3"/>
          <table:table-cell office:value-type="string" calcext:value-type="string">
            <text:p>x</text:p>
          </table:table-cell>
          <table:table-cell table:number-columns-repeated="5"/>
          <table:table-cell office:value-type="string" calcext:value-type="string">
            <text:p>feng <text:s/>free-floating reed</text:p>
          </table:table-cell>
          <table:table-cell/>
          <table:table-cell office:value-type="string" calcext:value-type="string">
            <text:p>x</text:p>
          </table:table-cell>
          <table:table-cell table:number-columns-repeated="8"/>
          <table:table-cell table:number-columns-repeated="2" office:value-type="string" calcext:value-type="string">
            <text:p>x</text:p>
          </table:table-cell>
          <table:table-cell table:number-columns-repeated="4"/>
          <table:table-cell office:value-type="string" calcext:value-type="string">
            <text:p>da ou <text:s/>used for ground weft, presumably</text:p>
          </table:table-cell>
          <table:table-cell table:number-columns-repeated="27"/>
          <table:table-cell office:value-type="string" calcext:value-type="string">
            <text:p>Cradle heddle with pattern sticks (up to 50), supported by cantilever frame horizontal members above the weaver</text:p>
          </table:table-cell>
          <table:table-cell office:value-type="string" calcext:value-type="string">
            <text:p>x</text:p>
          </table:table-cell>
          <table:table-cell/>
          <table:table-cell office:value-type="string" calcext:value-type="string">
            <text:p>dong <text:s/>bamboo tube with "pointed" end inserted into front shed before yarn insertion</text:p>
          </table:table-cell>
          <table:table-cell/>
          <table:table-cell office:value-type="string" calcext:value-type="string">
            <text:p>x</text:p>
          </table:table-cell>
          <table:table-cell table:number-columns-repeated="2"/>
          <table:table-cell office:value-type="string" calcext:value-type="string">
            <text:p>pattern stick = seï</text:p>
          </table:table-cell>
          <table:table-cell table:number-columns-repeated="2"/>
          <table:table-cell office:value-type="string" calcext:value-type="string">
            <text:p>pair of cords cradle the group of pattern sticks</text:p>
          </table:table-cell>
          <table:table-cell/>
          <table:table-cell table:number-columns-repeated="2" office:value-type="string" calcext:value-type="string">
            <text:p>x</text:p>
          </table:table-cell>
          <table:table-cell table:number-columns-repeated="8"/>
          <table:table-cell office:value-type="string" calcext:value-type="string">
            <text:p>x</text:p>
          </table:table-cell>
          <table:table-cell table:number-columns-repeated="780"/>
        </table:table-row>
        <table:table-row table:style-name="ro7">
          <table:table-cell table:style-name="ce4"/>
          <table:table-cell office:value-type="string" calcext:value-type="string">
            <text:p>Tay Ban Rang</text:p>
          </table:table-cell>
          <table:table-cell office:value-type="string" calcext:value-type="string">
            <text:p>2LHcant</text:p>
          </table:table-cell>
          <table:table-cell office:value-type="string" calcext:value-type="string">
            <text:p>yes</text:p>
          </table:table-cell>
          <table:table-cell office:value-type="string" calcext:value-type="string">
            <text:p>Vietnam</text:p>
          </table:table-cell>
          <table:table-cell office:value-type="string" calcext:value-type="string">
            <text:p>Northeast Vietnam</text:p>
          </table:table-cell>
          <table:table-cell office:value-type="string" calcext:value-type="string">
            <text:p>Ban Rang</text:p>
          </table:table-cell>
          <table:table-cell office:value-type="string" calcext:value-type="string">
            <text:p>Tay</text:p>
          </table:table-cell>
          <table:table-cell office:value-type="string" calcext:value-type="string">
            <text:p>Tai-Kadai</text:p>
          </table:table-cell>
          <table:table-cell table:style-name="ce6" table:number-columns-repeated="19"/>
          <table:table-cell office:value-type="string" calcext:value-type="string">
            <text:p>Field notes and photographs 2017</text:p>
          </table:table-cell>
          <table:table-cell/>
          <table:table-cell table:style-name="ce4"/>
          <table:table-cell table:style-name="ce18" office:value-type="float" office:value="22.24457" calcext:value-type="float">
            <text:p>22.24457</text:p>
          </table:table-cell>
          <table:table-cell table:style-name="ce18" office:value-type="float" office:value="104.47815" calcext:value-type="float">
            <text:p>104.47815</text:p>
          </table:table-cell>
          <table:table-cell office:value-type="float" office:value="0" calcext:value-type="float">
            <text:p>0</text:p>
          </table:table-cell>
          <table:table-cell office:value-type="string" calcext:value-type="string">
            <text:p>x</text:p>
          </table:table-cell>
          <table:table-cell table:style-name="ce4"/>
          <table:table-cell table:number-columns-repeated="2" table:style-name="ce4" office:value-type="string" calcext:value-type="string">
            <text:p>x</text:p>
          </table:table-cell>
          <table:table-cell table:style-name="ce4" office:value-type="string" calcext:value-type="string">
            <text:p>circular, fixed to loom frame</text:p>
          </table:table-cell>
          <table:table-cell office:value-type="string" calcext:value-type="string">
            <text:p>x</text:p>
          </table:table-cell>
          <table:table-cell/>
          <table:table-cell office:value-type="string" calcext:value-type="string">
            <text:p>round warp beam with 4 spokes, on raised bars at the back of the loom</text:p>
          </table:table-cell>
          <table:table-cell/>
          <table:table-cell table:style-name="ce4"/>
          <table:table-cell office:value-type="string" calcext:value-type="string">
            <text:p>x</text:p>
          </table:table-cell>
          <table:table-cell office:value-type="string" calcext:value-type="string">
            <text:p>type</text:p>
          </table:table-cell>
          <table:table-cell table:number-columns-repeated="3" office:value-type="string" calcext:value-type="string">
            <text:p>x</text:p>
          </table:table-cell>
          <table:table-cell/>
          <table:table-cell office:value-type="string" calcext:value-type="string">
            <text:p>cantilever support</text:p>
          </table:table-cell>
          <table:table-cell office:value-type="string" calcext:value-type="string">
            <text:p>x</text:p>
          </table:table-cell>
          <table:table-cell office:value-type="string" calcext:value-type="string">
            <text:p>type</text:p>
          </table:table-cell>
          <table:table-cell office:value-type="string" calcext:value-type="string">
            <text:p>joined by two horizontal bars</text:p>
          </table:table-cell>
          <table:table-cell table:number-columns-repeated="5"/>
          <table:table-cell office:value-type="string" calcext:value-type="string">
            <text:p>warp beam sits on two raised horizontal bars behind the rear uprights: there are slight cup-shaped depressions, but this is a minor variation on this basic character</text:p>
          </table:table-cell>
          <table:table-cell table:number-columns-repeated="7"/>
          <table:table-cell table:number-columns-repeated="3" office:value-type="string" calcext:value-type="string">
            <text:p>x</text:p>
          </table:table-cell>
          <table:table-cell table:number-columns-repeated="2"/>
          <table:table-cell office:value-type="string" calcext:value-type="string">
            <text:p>set into holes cut into two pillars, beam rotation is stopped with a peg that passes through the cb and fits into slots cut into the frame near to one of the pillars</text:p>
          </table:table-cell>
          <table:table-cell table:number-columns-repeated="2"/>
          <table:table-cell office:value-type="string" calcext:value-type="string">
            <text:p>Heddles can move along series of V-shaped grooves in top beam</text:p>
          </table:table-cell>
          <table:table-cell table:number-columns-repeated="3" office:value-type="string" calcext:value-type="string">
            <text:p>x</text:p>
          </table:table-cell>
          <table:table-cell table:number-columns-repeated="2"/>
          <table:table-cell office:value-type="string" calcext:value-type="string">
            <text:p>4 spokes</text:p>
          </table:table-cell>
          <table:table-cell office:value-type="string" calcext:value-type="string">
            <text:p>x</text:p>
          </table:table-cell>
          <table:table-cell/>
          <table:table-cell office:value-type="string" calcext:value-type="string">
            <text:p>sticks</text:p>
          </table:table-cell>
          <table:table-cell office:value-type="string" calcext:value-type="string">
            <text:p>passes under one beam at the back of the loom, then to warp beam supported directly above</text:p>
          </table:table-cell>
          <table:table-cell table:number-columns-repeated="2"/>
          <table:table-cell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x</text:p>
          </table:table-cell>
          <table:table-cell table:number-columns-repeated="4"/>
          <table:table-cell office:value-type="string" calcext:value-type="string">
            <text:p>stick-and-groove</text:p>
          </table:table-cell>
          <table:table-cell table:number-columns-repeated="5"/>
          <table:table-cell office:value-type="string" calcext:value-type="string">
            <text:p>x</text:p>
          </table:table-cell>
          <table:table-cell/>
          <table:table-cell office:value-type="string" calcext:value-type="string">
            <text:p>x</text:p>
          </table:table-cell>
          <table:table-cell/>
          <table:table-cell table:number-columns-repeated="5" office:value-type="string" calcext:value-type="string">
            <text:p>x</text:p>
          </table:table-cell>
          <table:table-cell/>
          <table:table-cell table:number-columns-repeated="3" office:value-type="string" calcext:value-type="string">
            <text:p>x</text:p>
          </table:table-cell>
          <table:table-cell/>
          <table:table-cell table:number-columns-repeated="2" office:value-type="string" calcext:value-type="string">
            <text:p>x</text:p>
          </table:table-cell>
          <table:table-cell table:number-columns-repeated="3"/>
          <table:table-cell office:value-type="string" calcext:value-type="string">
            <text:p>single rod on top of larger rod</text:p>
          </table:table-cell>
          <table:table-cell/>
          <table:table-cell office:value-type="string" calcext:value-type="string">
            <text:p>x</text:p>
          </table:table-cell>
          <table:table-cell table:number-columns-repeated="3"/>
          <table:table-cell office:value-type="string" calcext:value-type="string">
            <text:p>x</text:p>
          </table:table-cell>
          <table:table-cell table:number-columns-repeated="4"/>
          <table:table-cell office:value-type="string" calcext:value-type="string">
            <text:p>x</text:p>
          </table:table-cell>
          <table:table-cell table:number-columns-repeated="2"/>
          <table:table-cell office:value-type="string" calcext:value-type="string">
            <text:p>Two V-shaped bars</text:p>
          </table:table-cell>
          <table:table-cell table:number-columns-repeated="3"/>
          <table:table-cell office:value-type="string" calcext:value-type="string">
            <text:p>x</text:p>
          </table:table-cell>
          <table:table-cell table:number-columns-repeated="2"/>
          <table:table-cell office:value-type="string" calcext:value-type="string">
            <text:p>x</text:p>
          </table:table-cell>
          <table:table-cell table:number-columns-repeated="20"/>
          <table:table-cell office:value-type="string" calcext:value-type="string">
            <text:p>Long beater-shuttle used for ground weave insertion and beating-in</text:p>
          </table:table-cell>
          <table:table-cell table:number-columns-repeated="4"/>
          <table:table-cell table:number-columns-repeated="4" office:value-type="string" calcext:value-type="string">
            <text:p>x</text:p>
          </table:table-cell>
          <table:table-cell/>
          <table:table-cell office:value-type="string" calcext:value-type="string">
            <text:p>free floating reed, used only for clearing the warp, not beating-in</text:p>
          </table:table-cell>
          <table:table-cell office:value-type="string" calcext:value-type="string">
            <text:p>x</text:p>
          </table:table-cell>
          <table:table-cell table:number-columns-repeated="7"/>
          <table:table-cell office:value-type="string" calcext:value-type="string">
            <text:p>discontinous supplementary wefts added by hand, using 'butterfly' skeins that hang below the warp</text:p>
          </table:table-cell>
          <table:table-cell/>
          <table:table-cell office:value-type="string" calcext:value-type="string">
            <text:p>ground weave</text:p>
          </table:table-cell>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x</text:p>
          </table:table-cell>
          <table:table-cell table:number-columns-repeated="27"/>
          <table:table-cell office:value-type="string" calcext:value-type="string">
            <text:p>Set of pattern sticks around cylindrical system</text:p>
          </table:table-cell>
          <table:table-cell office:value-type="string" calcext:value-type="string">
            <text:p>x</text:p>
          </table:table-cell>
          <table:table-cell table:number-columns-repeated="3"/>
          <table:table-cell office:value-type="string" calcext:value-type="string">
            <text:p>x</text:p>
          </table:table-cell>
          <table:table-cell table:number-columns-repeated="7"/>
          <table:table-cell table:number-columns-repeated="2" office:value-type="string" calcext:value-type="string">
            <text:p>x</text:p>
          </table:table-cell>
          <table:table-cell table:number-columns-repeated="2"/>
          <table:table-cell office:value-type="string" calcext:value-type="string">
            <text:p>System is divided into two halves by central divider stick</text:p>
          </table:table-cell>
          <table:table-cell/>
          <table:table-cell office:value-type="string" calcext:value-type="string">
            <text:p>long bamboo treadle linked to V-shaped rocker, balanced on top bar, near back of loom</text:p>
          </table:table-cell>
          <table:table-cell office:value-type="string" calcext:value-type="string">
            <text:p>x</text:p>
          </table:table-cell>
          <table:table-cell table:number-columns-repeated="2"/>
          <table:table-cell office:value-type="string" calcext:value-type="string">
            <text:p>tube, originally bamboo, now use piece of plastic piping</text:p>
          </table:table-cell>
          <table:table-cell table:number-columns-repeated="2"/>
          <table:table-cell office:value-type="string" calcext:value-type="string">
            <text:p>type</text:p>
          </table:table-cell>
          <table:table-cell table:number-columns-repeated="3"/>
          <table:table-cell table:style-name="ce4" table:number-columns-repeated="774"/>
        </table:table-row>
        <table:table-row table:style-name="ro8">
          <table:table-cell table:style-name="ce4"/>
          <table:table-cell office:value-type="string" calcext:value-type="string">
            <text:p>Tay Lung Noi</text:p>
          </table:table-cell>
          <table:table-cell office:value-type="string" calcext:value-type="string">
            <text:p>2LHcant</text:p>
          </table:table-cell>
          <table:table-cell office:value-type="string" calcext:value-type="string">
            <text:p>yes</text:p>
          </table:table-cell>
          <table:table-cell office:value-type="string" calcext:value-type="string">
            <text:p>Vietnam</text:p>
          </table:table-cell>
          <table:table-cell office:value-type="string" calcext:value-type="string">
            <text:p>Northeast Vietnam</text:p>
          </table:table-cell>
          <table:table-cell office:value-type="string" calcext:value-type="string">
            <text:p>Lung Noi</text:p>
          </table:table-cell>
          <table:table-cell office:value-type="string" calcext:value-type="string">
            <text:p>Tay</text:p>
          </table:table-cell>
          <table:table-cell office:value-type="string" calcext:value-type="string">
            <text:p>Tai-Kadai</text:p>
          </table:table-cell>
          <table:table-cell table:style-name="ce6" table:number-columns-repeated="19"/>
          <table:table-cell office:value-type="string" calcext:value-type="string">
            <text:p>Field notes and photographs 2017</text:p>
          </table:table-cell>
          <table:table-cell/>
          <table:table-cell table:style-name="ce4"/>
          <table:table-cell table:style-name="ce18" office:value-type="float" office:value="22.89758" calcext:value-type="float">
            <text:p>22.89758</text:p>
          </table:table-cell>
          <table:table-cell table:style-name="ce18" office:value-type="float" office:value="105.8154" calcext:value-type="float">
            <text:p>105.8154</text:p>
          </table:table-cell>
          <table:table-cell office:value-type="float" office:value="0" calcext:value-type="float">
            <text:p>0</text:p>
          </table:table-cell>
          <table:table-cell office:value-type="string" calcext:value-type="string">
            <text:p>x</text:p>
          </table:table-cell>
          <table:table-cell table:style-name="ce4"/>
          <table:table-cell table:number-columns-repeated="2" table:style-name="ce4" office:value-type="string" calcext:value-type="string">
            <text:p>x</text:p>
          </table:table-cell>
          <table:table-cell table:style-name="ce4" office:value-type="string" calcext:value-type="string">
            <text:p>circular, fixed to loom frame</text:p>
          </table:table-cell>
          <table:table-cell office:value-type="string" calcext:value-type="string">
            <text:p>x</text:p>
          </table:table-cell>
          <table:table-cell/>
          <table:table-cell office:value-type="string" calcext:value-type="string">
            <text:p>round warp beam with 4 spokes, on raised bars at the back of the loom</text:p>
          </table:table-cell>
          <table:table-cell/>
          <table:table-cell table:style-name="ce4"/>
          <table:table-cell table:number-columns-repeated="5" office:value-type="string" calcext:value-type="string">
            <text:p>x</text:p>
          </table:table-cell>
          <table:table-cell/>
          <table:table-cell office:value-type="string" calcext:value-type="string">
            <text:p>cantilever support</text:p>
          </table:table-cell>
          <table:table-cell table:number-columns-repeated="2" office:value-type="string" calcext:value-type="string">
            <text:p>x</text:p>
          </table:table-cell>
          <table:table-cell office:value-type="string" calcext:value-type="string">
            <text:p>joined by two horizontal bars</text:p>
          </table:table-cell>
          <table:table-cell table:number-columns-repeated="5"/>
          <table:table-cell office:value-type="string" calcext:value-type="string">
            <text:p>warp beam sits on two raised horizontal bars behind the rear uprights: there are slight cup-shaped depressions, but this is a minor variation on this basic character</text:p>
          </table:table-cell>
          <table:table-cell table:number-columns-repeated="7"/>
          <table:table-cell table:number-columns-repeated="3" office:value-type="string" calcext:value-type="string">
            <text:p>x</text:p>
          </table:table-cell>
          <table:table-cell table:number-columns-repeated="2"/>
          <table:table-cell office:value-type="string" calcext:value-type="string">
            <text:p>set into holes cut into two pillars, beam rotation is stopped with a peg that passes through the cb and is lashed to horizontal spars of loom frame</text:p>
          </table:table-cell>
          <table:table-cell table:number-columns-repeated="2"/>
          <table:table-cell office:value-type="string" calcext:value-type="string">
            <text:p>Heddles can move along series of V-shaped grooves in top beam</text:p>
          </table:table-cell>
          <table:table-cell table:number-columns-repeated="3" office:value-type="string" calcext:value-type="string">
            <text:p>x</text:p>
          </table:table-cell>
          <table:table-cell table:number-columns-repeated="2"/>
          <table:table-cell office:value-type="string" calcext:value-type="string">
            <text:p>4 spokes</text:p>
          </table:table-cell>
          <table:table-cell office:value-type="string" calcext:value-type="string">
            <text:p>x</text:p>
          </table:table-cell>
          <table:table-cell/>
          <table:table-cell office:value-type="string" calcext:value-type="string">
            <text:p>sticks</text:p>
          </table:table-cell>
          <table:table-cell office:value-type="string" calcext:value-type="string">
            <text:p>passes under one beam at the back of the loom, then to warp beam supported directly above</text:p>
          </table:table-cell>
          <table:table-cell table:number-columns-repeated="2"/>
          <table:table-cell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x</text:p>
          </table:table-cell>
          <table:table-cell table:number-columns-repeated="4"/>
          <table:table-cell office:value-type="string" calcext:value-type="string">
            <text:p>stick-and-groove</text:p>
          </table:table-cell>
          <table:table-cell table:number-columns-repeated="5"/>
          <table:table-cell office:value-type="string" calcext:value-type="string">
            <text:p>x</text:p>
          </table:table-cell>
          <table:table-cell/>
          <table:table-cell office:value-type="string" calcext:value-type="string">
            <text:p>x</text:p>
          </table:table-cell>
          <table:table-cell/>
          <table:table-cell table:number-columns-repeated="5" office:value-type="string" calcext:value-type="string">
            <text:p>x</text:p>
          </table:table-cell>
          <table:table-cell/>
          <table:table-cell table:number-columns-repeated="3" office:value-type="string" calcext:value-type="string">
            <text:p>x</text:p>
          </table:table-cell>
          <table:table-cell/>
          <table:table-cell table:number-columns-repeated="2" office:value-type="string" calcext:value-type="string">
            <text:p>x</text:p>
          </table:table-cell>
          <table:table-cell table:number-columns-repeated="3"/>
          <table:table-cell office:value-type="string" calcext:value-type="string">
            <text:p>single rod on top of larger rod</text:p>
          </table:table-cell>
          <table:table-cell/>
          <table:table-cell office:value-type="string" calcext:value-type="string">
            <text:p>x</text:p>
          </table:table-cell>
          <table:table-cell table:number-columns-repeated="3"/>
          <table:table-cell office:value-type="string" calcext:value-type="string">
            <text:p>x</text:p>
          </table:table-cell>
          <table:table-cell table:number-columns-repeated="4"/>
          <table:table-cell office:value-type="string" calcext:value-type="string">
            <text:p>x</text:p>
          </table:table-cell>
          <table:table-cell table:number-columns-repeated="2"/>
          <table:table-cell office:value-type="string" calcext:value-type="string">
            <text:p>Two V-shaped bars</text:p>
          </table:table-cell>
          <table:table-cell table:number-columns-repeated="3"/>
          <table:table-cell office:value-type="string" calcext:value-type="string">
            <text:p>x</text:p>
          </table:table-cell>
          <table:table-cell table:number-columns-repeated="2"/>
          <table:table-cell office:value-type="string" calcext:value-type="string">
            <text:p>x</text:p>
          </table:table-cell>
          <table:table-cell table:number-columns-repeated="20"/>
          <table:table-cell office:value-type="string" calcext:value-type="string">
            <text:p>Long beater-shuttle used for ground weave insertion and beating-in</text:p>
          </table:table-cell>
          <table:table-cell table:number-columns-repeated="9"/>
          <table:table-cell office:value-type="string" calcext:value-type="string">
            <text:p>free floating reed, used for clearing warp and light beating-in</text:p>
          </table:table-cell>
          <table:table-cell/>
          <table:table-cell office:value-type="string" calcext:value-type="string">
            <text:p>x</text:p>
          </table:table-cell>
          <table:table-cell table:number-columns-repeated="6"/>
          <table:table-cell office:value-type="string" calcext:value-type="string">
            <text:p>discontinous supplementary wefts added by hand, using 'butterfly' skeins that hang below the warp</text:p>
          </table:table-cell>
          <table:table-cell/>
          <table:table-cell office:value-type="string" calcext:value-type="string">
            <text:p>ground weave</text:p>
          </table:table-cell>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x</text:p>
          </table:table-cell>
          <table:table-cell table:number-columns-repeated="27"/>
          <table:table-cell office:value-type="string" calcext:value-type="string">
            <text:p>Set of pattern sticks suspended from bamboo rocker, with cylinder hanging in the middle (sticks are not around the cylinder)</text:p>
          </table:table-cell>
          <table:table-cell office:value-type="string" calcext:value-type="string">
            <text:p>x</text:p>
          </table:table-cell>
          <table:table-cell office:value-type="string" calcext:value-type="string">
            <text:p>Flat stick used to bring pattern lift forward</text:p>
          </table:table-cell>
          <table:table-cell table:number-columns-repeated="2"/>
          <table:table-cell office:value-type="string" calcext:value-type="string">
            <text:p>x</text:p>
          </table:table-cell>
          <table:table-cell table:number-columns-repeated="7"/>
          <table:table-cell table:number-columns-repeated="2" office:value-type="string" calcext:value-type="string">
            <text:p>x</text:p>
          </table:table-cell>
          <table:table-cell table:number-columns-repeated="2"/>
          <table:table-cell office:value-type="string" calcext:value-type="string">
            <text:p>System is divided into two halves, on either side of the bamboo rocker support</text:p>
          </table:table-cell>
          <table:table-cell/>
          <table:table-cell office:value-type="string" calcext:value-type="string">
            <text:p>long bamboo treadle linked to V-shaped rocker, balanced on top bar, near back of loom</text:p>
          </table:table-cell>
          <table:table-cell office:value-type="string" calcext:value-type="string">
            <text:p>x</text:p>
          </table:table-cell>
          <table:table-cell table:number-columns-repeated="2"/>
          <table:table-cell office:value-type="string" calcext:value-type="string">
            <text:p>Bamboo spacer tube</text:p>
          </table:table-cell>
          <table:table-cell office:value-type="string" calcext:value-type="string">
            <text:p>short length of bamboo that the heddle passes over, embedded in rocker, is conceptually equivalent to a drum</text:p>
          </table:table-cell>
          <table:table-cell table:number-columns-repeated="5"/>
          <table:table-cell table:style-name="ce4" table:number-columns-repeated="774"/>
        </table:table-row>
        <table:table-row table:style-name="ro3" table:number-rows-repeated="1048540">
          <table:table-cell table:number-columns-repeated="1024"/>
        </table:table-row>
        <table:table-row table:style-name="ro3">
          <table:table-cell table:number-columns-repeated="1024"/>
        </table:table-row>
      </table:table>
      <table:table table:name="Digit" table:style-name="ta2">
        <office:forms form:automatic-focus="false" form:apply-design-mode="false"/>
        <table:table-column table:style-name="co21" table:default-cell-style-name="Default"/>
        <table:table-column table:style-name="co56" table:number-columns-repeated="1023" table:default-cell-style-name="Default"/>
        <table:table-row table:style-name="ro14">
          <table:table-cell table:style-name="ce97"/>
          <table:table-cell table:style-name="ce97" office:value-type="string" calcext:value-type="string">
            <text:p>Loom basics</text:p>
          </table:table-cell>
          <table:table-cell table:style-name="ce97" table:number-columns-repeated="158"/>
          <table:table-cell table:style-name="ce101" office:value-type="string" calcext:value-type="string">
            <text:p>Patterning features, simple</text:p>
          </table:table-cell>
          <table:table-cell table:style-name="ce101" table:number-columns-repeated="26"/>
          <table:table-cell table:style-name="ce102" office:value-type="string" calcext:value-type="string">
            <text:p>Complex patterning systems</text:p>
          </table:table-cell>
          <table:table-cell table:style-name="ce102" table:number-columns-repeated="29"/>
          <table:table-cell table:style-name="ce97" table:number-columns-repeated="2"/>
          <table:table-cell table:style-name="ce97" office:value-type="string" calcext:value-type="string">
            <text:p>Total positive characters</text:p>
          </table:table-cell>
          <table:table-cell table:style-name="ce97" table:number-columns-repeated="804"/>
        </table:table-row>
        <table:table-row table:style-name="ro15">
          <table:table-cell table:style-name="ce98" office:value-type="string" calcext:value-type="string">
            <text:p>Character</text:p>
          </table:table-cell>
          <table:table-cell table:style-name="ce98" table:formula="of:=[$Data.AI5]" office:value-type="string" office:string-value="W01" calcext:value-type="string">
            <text:p>W01</text:p>
          </table:table-cell>
          <table:table-cell table:style-name="ce98" table:formula="of:=[$Data.AJ5]" office:value-type="string" office:string-value="W02" calcext:value-type="string">
            <text:p>W02</text:p>
          </table:table-cell>
          <table:table-cell table:style-name="ce98" table:formula="of:=[$Data.AK5]" office:value-type="string" office:string-value="W04" calcext:value-type="string">
            <text:p>W04</text:p>
          </table:table-cell>
          <table:table-cell table:style-name="ce98" table:formula="of:=[$Data.AL5]" office:value-type="string" office:string-value="W10" calcext:value-type="string">
            <text:p>W10</text:p>
          </table:table-cell>
          <table:table-cell table:style-name="ce98" table:formula="of:=[$Data.AM5]" office:value-type="string" office:string-value="CBP" calcext:value-type="string">
            <text:p>CBP</text:p>
          </table:table-cell>
          <table:table-cell table:style-name="ce98" table:formula="of:=[$Data.AN5]" office:value-type="string" office:string-value="CB01" calcext:value-type="string">
            <text:p>CB01</text:p>
          </table:table-cell>
          <table:table-cell table:style-name="ce98" table:formula="of:=[$Data.AO5]" office:value-type="string" office:string-value="W13" calcext:value-type="string">
            <text:p>W13</text:p>
          </table:table-cell>
          <table:table-cell table:style-name="ce98" table:formula="of:=[$Data.AP5]" office:value-type="string" office:string-value="WBP" calcext:value-type="string">
            <text:p>WBP</text:p>
          </table:table-cell>
          <table:table-cell table:style-name="ce98" table:formula="of:=[$Data.AQ5]" office:value-type="string" office:string-value="W15" calcext:value-type="string">
            <text:p>W15</text:p>
          </table:table-cell>
          <table:table-cell table:style-name="ce98" table:formula="of:=[$Data.AR5]" office:value-type="string" office:string-value="W16" calcext:value-type="string">
            <text:p>W16</text:p>
          </table:table-cell>
          <table:table-cell table:style-name="ce98" table:formula="of:=[$Data.AS5]" office:value-type="string" office:string-value="F01" calcext:value-type="string">
            <text:p>F01</text:p>
          </table:table-cell>
          <table:table-cell table:style-name="ce98" table:formula="of:=[$Data.AT5]" office:value-type="string" office:string-value="F01A" calcext:value-type="string">
            <text:p>F01A</text:p>
          </table:table-cell>
          <table:table-cell table:style-name="ce98" table:formula="of:=[$Data.AU5]" office:value-type="string" office:string-value="F02" calcext:value-type="string">
            <text:p>F02</text:p>
          </table:table-cell>
          <table:table-cell table:style-name="ce98" table:formula="of:=[$Data.AV5]" office:value-type="string" office:string-value="F03" calcext:value-type="string">
            <text:p>F03</text:p>
          </table:table-cell>
          <table:table-cell table:style-name="ce98" table:formula="of:=[$Data.AW5]" office:value-type="string" office:string-value="F04" calcext:value-type="string">
            <text:p>F04</text:p>
          </table:table-cell>
          <table:table-cell table:style-name="ce98" table:formula="of:=[$Data.AX5]" office:value-type="string" office:string-value="F05" calcext:value-type="string">
            <text:p>F05</text:p>
          </table:table-cell>
          <table:table-cell table:style-name="ce98" table:formula="of:=[$Data.AY5]" office:value-type="string" office:string-value="F07" calcext:value-type="string">
            <text:p>F07</text:p>
          </table:table-cell>
          <table:table-cell table:style-name="ce98" table:formula="of:=[$Data.AZ5]" office:value-type="string" office:string-value="F08" calcext:value-type="string">
            <text:p>F08</text:p>
          </table:table-cell>
          <table:table-cell table:style-name="ce98" table:formula="of:=[$Data.BA5]" office:value-type="string" office:string-value="F09" calcext:value-type="string">
            <text:p>F09</text:p>
          </table:table-cell>
          <table:table-cell table:style-name="ce98" table:formula="of:=[$Data.BB5]" office:value-type="string" office:string-value="F11" calcext:value-type="string">
            <text:p>F11</text:p>
          </table:table-cell>
          <table:table-cell table:style-name="ce98" table:formula="of:=[$Data.BC5]" office:value-type="string" office:string-value="F12" calcext:value-type="string">
            <text:p>F12</text:p>
          </table:table-cell>
          <table:table-cell table:style-name="ce98" table:formula="of:=[$Data.BD5]" office:value-type="string" office:string-value="F13" calcext:value-type="string">
            <text:p>F13</text:p>
          </table:table-cell>
          <table:table-cell table:style-name="ce98" table:formula="of:=[$Data.BE5]" office:value-type="string" office:string-value="F14" calcext:value-type="string">
            <text:p>F14</text:p>
          </table:table-cell>
          <table:table-cell table:style-name="ce98" table:formula="of:=[$Data.BF5]" office:value-type="string" office:string-value="F15" calcext:value-type="string">
            <text:p>F15</text:p>
          </table:table-cell>
          <table:table-cell table:style-name="ce98" table:formula="of:=[$Data.BG5]" office:value-type="string" office:string-value="F15B" calcext:value-type="string">
            <text:p>F15B</text:p>
          </table:table-cell>
          <table:table-cell table:style-name="ce98" table:formula="of:=[$Data.BH5]" office:value-type="string" office:string-value="F17" calcext:value-type="string">
            <text:p>F17</text:p>
          </table:table-cell>
          <table:table-cell table:style-name="ce98" table:formula="of:=[$Data.BI5]" office:value-type="string" office:string-value="F18" calcext:value-type="string">
            <text:p>F18</text:p>
          </table:table-cell>
          <table:table-cell table:style-name="ce98" table:formula="of:=[$Data.BJ5]" office:value-type="string" office:string-value="F18A" calcext:value-type="string">
            <text:p>F18A</text:p>
          </table:table-cell>
          <table:table-cell table:style-name="ce98" table:formula="of:=[$Data.BK5]" office:value-type="string" office:string-value="F19" calcext:value-type="string">
            <text:p>F19</text:p>
          </table:table-cell>
          <table:table-cell table:style-name="ce98" table:formula="of:=[$Data.BL5]" office:value-type="string" office:string-value="F20" calcext:value-type="string">
            <text:p>F20</text:p>
          </table:table-cell>
          <table:table-cell table:style-name="ce98" table:formula="of:=[$Data.BM5]" office:value-type="string" office:string-value="F21" calcext:value-type="string">
            <text:p>F21</text:p>
          </table:table-cell>
          <table:table-cell table:style-name="ce98" table:formula="of:=[$Data.BN5]" office:value-type="string" office:string-value="F22" calcext:value-type="string">
            <text:p>F22</text:p>
          </table:table-cell>
          <table:table-cell table:style-name="ce98" table:formula="of:=[$Data.BO5]" office:value-type="string" office:string-value="F22A" calcext:value-type="string">
            <text:p>F22A</text:p>
          </table:table-cell>
          <table:table-cell table:style-name="ce98" table:formula="of:=[$Data.BP5]" office:value-type="string" office:string-value="F23" calcext:value-type="string">
            <text:p>F23</text:p>
          </table:table-cell>
          <table:table-cell table:style-name="ce98" table:formula="of:=[$Data.BQ5]" office:value-type="string" office:string-value="F24" calcext:value-type="string">
            <text:p>F24</text:p>
          </table:table-cell>
          <table:table-cell table:style-name="ce98" table:formula="of:=[$Data.BR5]" office:value-type="string" office:string-value="F25" calcext:value-type="string">
            <text:p>F25</text:p>
          </table:table-cell>
          <table:table-cell table:style-name="ce98" table:formula="of:=[$Data.BS5]" office:value-type="string" office:string-value="F26" calcext:value-type="string">
            <text:p>F26</text:p>
          </table:table-cell>
          <table:table-cell table:style-name="ce98" table:formula="of:=[$Data.BT5]" office:value-type="string" office:string-value="F27" calcext:value-type="string">
            <text:p>F27</text:p>
          </table:table-cell>
          <table:table-cell table:style-name="ce98" table:formula="of:=[$Data.BU5]" office:value-type="string" office:string-value="F30" calcext:value-type="string">
            <text:p>F30</text:p>
          </table:table-cell>
          <table:table-cell table:style-name="ce98" table:formula="of:=[$Data.BV5]" office:value-type="string" office:string-value="F30A" calcext:value-type="string">
            <text:p>F30A</text:p>
          </table:table-cell>
          <table:table-cell table:style-name="ce98" table:formula="of:=[$Data.BW5]" office:value-type="string" office:string-value="F31" calcext:value-type="string">
            <text:p>F31</text:p>
          </table:table-cell>
          <table:table-cell table:style-name="ce98" table:formula="of:=[$Data.BX5]" office:value-type="string" office:string-value="F34" calcext:value-type="string">
            <text:p>F34</text:p>
          </table:table-cell>
          <table:table-cell table:style-name="ce98" table:formula="of:=[$Data.BY5]" office:value-type="string" office:string-value="F34A" calcext:value-type="string">
            <text:p>F34A</text:p>
          </table:table-cell>
          <table:table-cell table:style-name="ce98" table:formula="of:=[$Data.BZ5]" office:value-type="string" office:string-value="F40" calcext:value-type="string">
            <text:p>F40</text:p>
          </table:table-cell>
          <table:table-cell table:style-name="ce98" table:formula="of:=[$Data.CA5]" office:value-type="string" office:string-value="F41" calcext:value-type="string">
            <text:p>F41</text:p>
          </table:table-cell>
          <table:table-cell table:style-name="ce98" table:formula="of:=[$Data.CB5]" office:value-type="string" office:string-value="F42" calcext:value-type="string">
            <text:p>F42</text:p>
          </table:table-cell>
          <table:table-cell table:style-name="ce98" table:formula="of:=[$Data.CC5]" office:value-type="string" office:string-value="F52" calcext:value-type="string">
            <text:p>F52</text:p>
          </table:table-cell>
          <table:table-cell table:style-name="ce98" table:formula="of:=[$Data.CD5]" office:value-type="string" office:string-value="F55" calcext:value-type="string">
            <text:p>F55</text:p>
          </table:table-cell>
          <table:table-cell table:style-name="ce98" table:formula="of:=[$Data.CE5]" office:value-type="string" office:string-value="F55A" calcext:value-type="string">
            <text:p>F55A</text:p>
          </table:table-cell>
          <table:table-cell table:style-name="ce98" table:formula="of:=[$Data.CF5]" office:value-type="string" office:string-value="F56" calcext:value-type="string">
            <text:p>F56</text:p>
          </table:table-cell>
          <table:table-cell table:style-name="ce98" table:formula="of:=[$Data.CG5]" office:value-type="string" office:string-value="F60" calcext:value-type="string">
            <text:p>F60</text:p>
          </table:table-cell>
          <table:table-cell table:style-name="ce98" table:formula="of:=[$Data.CH5]" office:value-type="string" office:string-value="F64" calcext:value-type="string">
            <text:p>F64</text:p>
          </table:table-cell>
          <table:table-cell table:style-name="ce98" table:formula="of:=[$Data.CI5]" office:value-type="string" office:string-value="F64B" calcext:value-type="string">
            <text:p>F64B</text:p>
          </table:table-cell>
          <table:table-cell table:style-name="ce98" table:formula="of:=[$Data.CJ5]" office:value-type="string" office:string-value="F64C" calcext:value-type="string">
            <text:p>F64C</text:p>
          </table:table-cell>
          <table:table-cell table:style-name="ce98" table:formula="of:=[$Data.CK5]" office:value-type="string" office:string-value="F64D" calcext:value-type="string">
            <text:p>F64D</text:p>
          </table:table-cell>
          <table:table-cell table:style-name="ce98" table:formula="of:=[$Data.CL5]" office:value-type="string" office:string-value="F64DA" calcext:value-type="string">
            <text:p>F64DA</text:p>
          </table:table-cell>
          <table:table-cell table:style-name="ce98" table:formula="of:=[$Data.CM5]" office:value-type="string" office:string-value="F64DB" calcext:value-type="string">
            <text:p>F64DB</text:p>
          </table:table-cell>
          <table:table-cell table:style-name="ce98" table:formula="of:=[$Data.CN5]" office:value-type="string" office:string-value="CB02" calcext:value-type="string">
            <text:p>CB02</text:p>
          </table:table-cell>
          <table:table-cell table:style-name="ce98" table:formula="of:=[$Data.CO5]" office:value-type="string" office:string-value="CB03" calcext:value-type="string">
            <text:p>CB03</text:p>
          </table:table-cell>
          <table:table-cell table:style-name="ce98" table:formula="of:=[$Data.CP5]" office:value-type="string" office:string-value="CB04" calcext:value-type="string">
            <text:p>CB04</text:p>
          </table:table-cell>
          <table:table-cell table:style-name="ce98" table:formula="of:=[$Data.CQ5]" office:value-type="string" office:string-value="CB08" calcext:value-type="string">
            <text:p>CB08</text:p>
          </table:table-cell>
          <table:table-cell table:style-name="ce98" table:formula="of:=[$Data.CR5]" office:value-type="string" office:string-value="CB08C" calcext:value-type="string">
            <text:p>CB08C</text:p>
          </table:table-cell>
          <table:table-cell table:style-name="ce98" table:formula="of:=[$Data.CS5]" office:value-type="string" office:string-value="CB08D" calcext:value-type="string">
            <text:p>CB08D</text:p>
          </table:table-cell>
          <table:table-cell table:style-name="ce98" table:formula="of:=[$Data.CT5]" office:value-type="string" office:string-value="CB09" calcext:value-type="string">
            <text:p>CB09</text:p>
          </table:table-cell>
          <table:table-cell table:style-name="ce98" table:formula="of:=[$Data.CU5]" office:value-type="string" office:string-value="CB10" calcext:value-type="string">
            <text:p>CB10</text:p>
          </table:table-cell>
          <table:table-cell table:style-name="ce98" table:formula="of:=[$Data.CV5]" office:value-type="string" office:string-value="CB11" calcext:value-type="string">
            <text:p>CB11</text:p>
          </table:table-cell>
          <table:table-cell table:style-name="ce98" table:formula="of:=[$Data.CW5]" office:value-type="string" office:string-value="CB11B" calcext:value-type="string">
            <text:p>CB11B</text:p>
          </table:table-cell>
          <table:table-cell table:style-name="ce98" table:formula="of:=[$Data.CX5]" office:value-type="string" office:string-value="CB12A" calcext:value-type="string">
            <text:p>CB12A</text:p>
          </table:table-cell>
          <table:table-cell table:style-name="ce98" table:formula="of:=[$Data.CY5]" office:value-type="string" office:string-value="CB13" calcext:value-type="string">
            <text:p>CB13</text:p>
          </table:table-cell>
          <table:table-cell table:style-name="ce98" table:formula="of:=[$Data.CZ5]" office:value-type="string" office:string-value="CB14" calcext:value-type="string">
            <text:p>CB14</text:p>
          </table:table-cell>
          <table:table-cell table:style-name="ce98" table:formula="of:=[$Data.DA5]" office:value-type="string" office:string-value="CB15" calcext:value-type="string">
            <text:p>CB15</text:p>
          </table:table-cell>
          <table:table-cell table:style-name="ce98" table:formula="of:=[$Data.DB5]" office:value-type="string" office:string-value="CB06" calcext:value-type="string">
            <text:p>CB06</text:p>
          </table:table-cell>
          <table:table-cell table:style-name="ce98" table:formula="of:=[$Data.DC5]" office:value-type="string" office:string-value="CB20" calcext:value-type="string">
            <text:p>CB20</text:p>
          </table:table-cell>
          <table:table-cell table:style-name="ce98" table:formula="of:=[$Data.DD5]" office:value-type="string" office:string-value="SR01" calcext:value-type="string">
            <text:p>SR01</text:p>
          </table:table-cell>
          <table:table-cell table:style-name="ce98" table:formula="of:=[$Data.DE5]" office:value-type="string" office:string-value="SR05" calcext:value-type="string">
            <text:p>SR05</text:p>
          </table:table-cell>
          <table:table-cell table:style-name="ce98" table:formula="of:=[$Data.DF5]" office:value-type="string" office:string-value="HG01" calcext:value-type="string">
            <text:p>HG01</text:p>
          </table:table-cell>
          <table:table-cell table:style-name="ce98" table:formula="of:=[$Data.DG5]" office:value-type="string" office:string-value="HG02" calcext:value-type="string">
            <text:p>HG02</text:p>
          </table:table-cell>
          <table:table-cell table:style-name="ce98" table:formula="of:=[$Data.DH5]" office:value-type="string" office:string-value="HG03" calcext:value-type="string">
            <text:p>HG03</text:p>
          </table:table-cell>
          <table:table-cell table:style-name="ce98" table:formula="of:=[$Data.DI5]" office:value-type="string" office:string-value="HG04" calcext:value-type="string">
            <text:p>HG04</text:p>
          </table:table-cell>
          <table:table-cell table:style-name="ce98" table:formula="of:=[$Data.DJ5]" office:value-type="string" office:string-value="HG05" calcext:value-type="string">
            <text:p>HG05</text:p>
          </table:table-cell>
          <table:table-cell table:style-name="ce98" table:formula="of:=[$Data.DK5]" office:value-type="string" office:string-value="HG07" calcext:value-type="string">
            <text:p>HG07</text:p>
          </table:table-cell>
          <table:table-cell table:style-name="ce98" table:formula="of:=[$Data.DL5]" office:value-type="string" office:string-value="HG09" calcext:value-type="string">
            <text:p>HG09</text:p>
          </table:table-cell>
          <table:table-cell table:style-name="ce98" table:formula="of:=[$Data.DM5]" office:value-type="string" office:string-value="HG11" calcext:value-type="string">
            <text:p>HG11</text:p>
          </table:table-cell>
          <table:table-cell table:style-name="ce98" table:formula="of:=[$Data.DN5]" office:value-type="string" office:string-value="HG12" calcext:value-type="string">
            <text:p>HG12</text:p>
          </table:table-cell>
          <table:table-cell table:style-name="ce98" table:formula="of:=[$Data.DO5]" office:value-type="string" office:string-value="HC03" calcext:value-type="string">
            <text:p>HC03</text:p>
          </table:table-cell>
          <table:table-cell table:style-name="ce98" table:formula="of:=[$Data.DP5]" office:value-type="string" office:string-value="HC03A" calcext:value-type="string">
            <text:p>HC03A</text:p>
          </table:table-cell>
          <table:table-cell table:style-name="ce98" table:formula="of:=[$Data.DQ5]" office:value-type="string" office:string-value="HC03C" calcext:value-type="string">
            <text:p>HC03C</text:p>
          </table:table-cell>
          <table:table-cell table:style-name="ce98" table:formula="of:=[$Data.DR5]" office:value-type="string" office:string-value="HC05" calcext:value-type="string">
            <text:p>HC05</text:p>
          </table:table-cell>
          <table:table-cell table:style-name="ce98" table:formula="of:=[$Data.DS5]" office:value-type="string" office:string-value="HC06" calcext:value-type="string">
            <text:p>HC06</text:p>
          </table:table-cell>
          <table:table-cell table:style-name="ce98" table:formula="of:=[$Data.DT5]" office:value-type="string" office:string-value="HC09" calcext:value-type="string">
            <text:p>HC09</text:p>
          </table:table-cell>
          <table:table-cell table:style-name="ce98" table:formula="of:=[$Data.DU5]" office:value-type="string" office:string-value="HC09A" calcext:value-type="string">
            <text:p>HC09A</text:p>
          </table:table-cell>
          <table:table-cell table:style-name="ce98" table:formula="of:=[$Data.DV5]" office:value-type="string" office:string-value="HC10" calcext:value-type="string">
            <text:p>HC10</text:p>
          </table:table-cell>
          <table:table-cell table:style-name="ce98" table:formula="of:=[$Data.DW5]" office:value-type="string" office:string-value="HC11" calcext:value-type="string">
            <text:p>HC11</text:p>
          </table:table-cell>
          <table:table-cell table:style-name="ce98" table:formula="of:=[$Data.DX5]" office:value-type="string" office:string-value="HC12" calcext:value-type="string">
            <text:p>HC12</text:p>
          </table:table-cell>
          <table:table-cell table:style-name="ce98" table:formula="of:=[$Data.DY5]" office:value-type="string" office:string-value="HC13" calcext:value-type="string">
            <text:p>HC13</text:p>
          </table:table-cell>
          <table:table-cell table:style-name="ce98" table:formula="of:=[$Data.DZ5]" office:value-type="string" office:string-value="HR05" calcext:value-type="string">
            <text:p>HR05</text:p>
          </table:table-cell>
          <table:table-cell table:style-name="ce98" table:formula="of:=[$Data.EA5]" office:value-type="string" office:string-value="HR06" calcext:value-type="string">
            <text:p>HR06</text:p>
          </table:table-cell>
          <table:table-cell table:style-name="ce98" table:formula="of:=[$Data.EB5]" office:value-type="string" office:string-value="HR06AA" calcext:value-type="string">
            <text:p>HR06AA</text:p>
          </table:table-cell>
          <table:table-cell table:style-name="ce98" table:formula="of:=[$Data.EC5]" office:value-type="string" office:string-value="HR06A" calcext:value-type="string">
            <text:p>HR06A</text:p>
          </table:table-cell>
          <table:table-cell table:style-name="ce98" table:formula="of:=[$Data.ED5]" office:value-type="string" office:string-value="HR06B" calcext:value-type="string">
            <text:p>HR06B</text:p>
          </table:table-cell>
          <table:table-cell table:style-name="ce98" table:formula="of:=[$Data.EE5]" office:value-type="string" office:string-value="HR07" calcext:value-type="string">
            <text:p>HR07</text:p>
          </table:table-cell>
          <table:table-cell table:style-name="ce98" table:formula="of:=[$Data.EF5]" office:value-type="string" office:string-value="HR08" calcext:value-type="string">
            <text:p>HR08</text:p>
          </table:table-cell>
          <table:table-cell table:style-name="ce98" table:formula="of:=[$Data.EG5]" office:value-type="string" office:string-value="HR09" calcext:value-type="string">
            <text:p>HR09</text:p>
          </table:table-cell>
          <table:table-cell table:style-name="ce98" table:formula="of:=[$Data.EH5]" office:value-type="string" office:string-value="HR10" calcext:value-type="string">
            <text:p>HR10</text:p>
          </table:table-cell>
          <table:table-cell table:style-name="ce98" table:formula="of:=[$Data.EI5]" office:value-type="string" office:string-value="HR12" calcext:value-type="string">
            <text:p>HR12</text:p>
          </table:table-cell>
          <table:table-cell table:style-name="ce98" table:formula="of:=[$Data.EJ5]" office:value-type="string" office:string-value="HR13" calcext:value-type="string">
            <text:p>HR13</text:p>
          </table:table-cell>
          <table:table-cell table:style-name="ce98" table:formula="of:=[$Data.EK5]" office:value-type="string" office:string-value="HR13A" calcext:value-type="string">
            <text:p>HR13A</text:p>
          </table:table-cell>
          <table:table-cell table:style-name="ce98" table:formula="of:=[$Data.EL5]" office:value-type="string" office:string-value="HR13C" calcext:value-type="string">
            <text:p>HR13C</text:p>
          </table:table-cell>
          <table:table-cell table:style-name="ce98" table:formula="of:=[$Data.EM5]" office:value-type="string" office:string-value="HR13D" calcext:value-type="string">
            <text:p>HR13D</text:p>
          </table:table-cell>
          <table:table-cell table:style-name="ce98" table:formula="of:=[$Data.EN5]" office:value-type="string" office:string-value="HR13E" calcext:value-type="string">
            <text:p>HR13E</text:p>
          </table:table-cell>
          <table:table-cell table:style-name="ce98" table:formula="of:=[$Data.EO5]" office:value-type="string" office:string-value="HR13EE" calcext:value-type="string">
            <text:p>HR13EE</text:p>
          </table:table-cell>
          <table:table-cell table:style-name="ce98" table:formula="of:=[$Data.EP5]" office:value-type="string" office:string-value="HR13F" calcext:value-type="string">
            <text:p>HR13F</text:p>
          </table:table-cell>
          <table:table-cell table:style-name="ce98" table:formula="of:=[$Data.EQ5]" office:value-type="string" office:string-value="HR13G" calcext:value-type="string">
            <text:p>HR13G</text:p>
          </table:table-cell>
          <table:table-cell table:style-name="ce98" table:formula="of:=[$Data.ER5]" office:value-type="string" office:string-value="HR13H" calcext:value-type="string">
            <text:p>HR13H</text:p>
          </table:table-cell>
          <table:table-cell table:style-name="ce98" table:formula="of:=[$Data.ES5]" office:value-type="string" office:string-value="HR13J" calcext:value-type="string">
            <text:p>HR13J</text:p>
          </table:table-cell>
          <table:table-cell table:style-name="ce98" table:formula="of:=[$Data.ET5]" office:value-type="string" office:string-value="HR14" calcext:value-type="string">
            <text:p>HR14</text:p>
          </table:table-cell>
          <table:table-cell table:style-name="ce98" table:formula="of:=[$Data.EU5]" office:value-type="string" office:string-value="HR14A" calcext:value-type="string">
            <text:p>HR14A</text:p>
          </table:table-cell>
          <table:table-cell table:style-name="ce98" table:formula="of:=[$Data.EV5]" office:value-type="string" office:string-value="HR15" calcext:value-type="string">
            <text:p>HR15</text:p>
          </table:table-cell>
          <table:table-cell table:style-name="ce98" table:formula="of:=[$Data.EW5]" office:value-type="string" office:string-value="RR06" calcext:value-type="string">
            <text:p>RR06</text:p>
          </table:table-cell>
          <table:table-cell table:style-name="ce98" table:formula="of:=[$Data.EX5]" office:value-type="string" office:string-value="RR06A" calcext:value-type="string">
            <text:p>RR06A</text:p>
          </table:table-cell>
          <table:table-cell table:style-name="ce98" table:formula="of:=[$Data.EY5]" office:value-type="string" office:string-value="RR08" calcext:value-type="string">
            <text:p>RR08</text:p>
          </table:table-cell>
          <table:table-cell table:style-name="ce98" table:formula="of:=[$Data.EZ5]" office:value-type="string" office:string-value="RR08A" calcext:value-type="string">
            <text:p>RR08A</text:p>
          </table:table-cell>
          <table:table-cell table:style-name="ce98" table:formula="of:=[$Data.FA5]" office:value-type="string" office:string-value="RR08C" calcext:value-type="string">
            <text:p>RR08C</text:p>
          </table:table-cell>
          <table:table-cell table:style-name="ce98" table:formula="of:=[$Data.FB5]" office:value-type="string" office:string-value="RR08D" calcext:value-type="string">
            <text:p>RR08D</text:p>
          </table:table-cell>
          <table:table-cell table:style-name="ce98" table:formula="of:=[$Data.FC5]" office:value-type="string" office:string-value="RR13" calcext:value-type="string">
            <text:p>RR13</text:p>
          </table:table-cell>
          <table:table-cell table:style-name="ce98" table:formula="of:=[$Data.FD5]" office:value-type="string" office:string-value="RR14" calcext:value-type="string">
            <text:p>RR14</text:p>
          </table:table-cell>
          <table:table-cell table:style-name="ce98" table:formula="of:=[$Data.FE5]" office:value-type="string" office:string-value="RR15" calcext:value-type="string">
            <text:p>RR15</text:p>
          </table:table-cell>
          <table:table-cell table:style-name="ce98" table:formula="of:=[$Data.FF5]" office:value-type="string" office:string-value="RR20" calcext:value-type="string">
            <text:p>RR20</text:p>
          </table:table-cell>
          <table:table-cell table:style-name="ce98" table:formula="of:=[$Data.FG5]" office:value-type="string" office:string-value="RR20A" calcext:value-type="string">
            <text:p>RR20A</text:p>
          </table:table-cell>
          <table:table-cell table:style-name="ce98" table:formula="of:=[$Data.FH5]" office:value-type="string" office:string-value="RR20B" calcext:value-type="string">
            <text:p>RR20B</text:p>
          </table:table-cell>
          <table:table-cell table:style-name="ce98" table:formula="of:=[$Data.FI5]" office:value-type="string" office:string-value="RR20E" calcext:value-type="string">
            <text:p>RR20E</text:p>
          </table:table-cell>
          <table:table-cell table:style-name="ce98" table:formula="of:=[$Data.FJ5]" office:value-type="string" office:string-value="FS01" calcext:value-type="string">
            <text:p>FS01</text:p>
          </table:table-cell>
          <table:table-cell table:style-name="ce98" table:formula="of:=[$Data.FK5]" office:value-type="string" office:string-value="FS04" calcext:value-type="string">
            <text:p>FS04</text:p>
          </table:table-cell>
          <table:table-cell table:style-name="ce98" table:formula="of:=[$Data.FL5]" office:value-type="string" office:string-value="FS05" calcext:value-type="string">
            <text:p>FS05</text:p>
          </table:table-cell>
          <table:table-cell table:style-name="ce98" table:formula="of:=[$Data.FM5]" office:value-type="string" office:string-value="FS06" calcext:value-type="string">
            <text:p>FS06</text:p>
          </table:table-cell>
          <table:table-cell table:style-name="ce98" table:formula="of:=[$Data.FN5]" office:value-type="string" office:string-value="FS10" calcext:value-type="string">
            <text:p>FS10</text:p>
          </table:table-cell>
          <table:table-cell table:style-name="ce98" table:formula="of:=[$Data.FO5]" office:value-type="string" office:string-value="TP01" calcext:value-type="string">
            <text:p>TP01</text:p>
          </table:table-cell>
          <table:table-cell table:style-name="ce98" table:formula="of:=[$Data.FP5]" office:value-type="string" office:string-value="TP02" calcext:value-type="string">
            <text:p>TP02</text:p>
          </table:table-cell>
          <table:table-cell table:style-name="ce98" table:formula="of:=[$Data.FQ5]" office:value-type="string" office:string-value="TP02A" calcext:value-type="string">
            <text:p>TP02A</text:p>
          </table:table-cell>
          <table:table-cell table:style-name="ce98" table:formula="of:=[$Data.FR5]" office:value-type="string" office:string-value="TP04" calcext:value-type="string">
            <text:p>TP04</text:p>
          </table:table-cell>
          <table:table-cell table:style-name="ce98" table:formula="of:=[$Data.FS5]" office:value-type="string" office:string-value="SP01" calcext:value-type="string">
            <text:p>SP01</text:p>
          </table:table-cell>
          <table:table-cell table:style-name="ce98" table:formula="of:=[$Data.FT5]" office:value-type="string" office:string-value="SP04" calcext:value-type="string">
            <text:p>SP04</text:p>
          </table:table-cell>
          <table:table-cell table:style-name="ce98" table:formula="of:=[$Data.FU5]" office:value-type="string" office:string-value="SP04C" calcext:value-type="string">
            <text:p>SP04C</text:p>
          </table:table-cell>
          <table:table-cell table:style-name="ce98" table:formula="of:=[$Data.FV5]" office:value-type="string" office:string-value="SP04D" calcext:value-type="string">
            <text:p>SP04D</text:p>
          </table:table-cell>
          <table:table-cell table:style-name="ce98" table:formula="of:=[$Data.FW5]" office:value-type="string" office:string-value="SP04A" calcext:value-type="string">
            <text:p>SP04A</text:p>
          </table:table-cell>
          <table:table-cell table:style-name="ce98" table:formula="of:=[$Data.FX5]" office:value-type="string" office:string-value="SP05" calcext:value-type="string">
            <text:p>SP05</text:p>
          </table:table-cell>
          <table:table-cell table:style-name="ce98" table:formula="of:=[$Data.FY5]" office:value-type="string" office:string-value="SP06" calcext:value-type="string">
            <text:p>SP06</text:p>
          </table:table-cell>
          <table:table-cell table:style-name="ce98" table:formula="of:=[$Data.FZ5]" office:value-type="string" office:string-value="SP07" calcext:value-type="string">
            <text:p>SP07</text:p>
          </table:table-cell>
          <table:table-cell table:style-name="ce98" table:formula="of:=[$Data.GA5]" office:value-type="string" office:string-value="SP11" calcext:value-type="string">
            <text:p>SP11</text:p>
          </table:table-cell>
          <table:table-cell table:style-name="ce98" table:formula="of:=[$Data.GB5]" office:value-type="string" office:string-value="MC01" calcext:value-type="string">
            <text:p>MC01</text:p>
          </table:table-cell>
          <table:table-cell table:style-name="ce98" table:formula="of:=[$Data.GC5]" office:value-type="string" office:string-value="YS02" calcext:value-type="string">
            <text:p>YS02</text:p>
          </table:table-cell>
          <table:table-cell table:style-name="ce98" table:formula="of:=[$Data.GD5]" office:value-type="string" office:string-value="YS03" calcext:value-type="string">
            <text:p>YS03</text:p>
          </table:table-cell>
          <table:table-cell table:style-name="ce98" table:formula="of:=[$Data.GE5]" office:value-type="string" office:string-value="YS05" calcext:value-type="string">
            <text:p>YS05</text:p>
          </table:table-cell>
          <table:table-cell table:style-name="ce98" table:formula="of:=[$Data.GF5]" office:value-type="string" office:string-value="YS06" calcext:value-type="string">
            <text:p>YS06</text:p>
          </table:table-cell>
          <table:table-cell table:style-name="ce98" table:formula="of:=[$Data.GG5]" office:value-type="string" office:string-value="YS07" calcext:value-type="string">
            <text:p>YS07</text:p>
          </table:table-cell>
          <table:table-cell table:style-name="ce98" table:formula="of:=[$Data.GH5]" office:value-type="string" office:string-value="YS08" calcext:value-type="string">
            <text:p>YS08</text:p>
          </table:table-cell>
          <table:table-cell table:style-name="ce98" table:formula="of:=[$Data.GI5]" office:value-type="string" office:string-value="YS10" calcext:value-type="string">
            <text:p>YS10</text:p>
          </table:table-cell>
          <table:table-cell table:style-name="ce98" table:formula="of:=[$Data.GJ5]" office:value-type="string" office:string-value="YS10A" calcext:value-type="string">
            <text:p>YS10A</text:p>
          </table:table-cell>
          <table:table-cell table:style-name="ce98" table:formula="of:=[$Data.GK5]" office:value-type="string" office:string-value="YS11" calcext:value-type="string">
            <text:p>YS11</text:p>
          </table:table-cell>
          <table:table-cell table:style-name="ce98" table:formula="of:=[$Data.GL5]" office:value-type="string" office:string-value="FM01" calcext:value-type="string">
            <text:p>FM01</text:p>
          </table:table-cell>
          <table:table-cell table:style-name="ce98" table:formula="of:=[$Data.GM5]" office:value-type="string" office:string-value="FM02" calcext:value-type="string">
            <text:p>FM02</text:p>
          </table:table-cell>
          <table:table-cell table:style-name="ce98" table:formula="of:=[$Data.GN5]" office:value-type="string" office:string-value="FM03" calcext:value-type="string">
            <text:p>FM03</text:p>
          </table:table-cell>
          <table:table-cell table:style-name="ce98" table:formula="of:=[$Data.GO5]" office:value-type="string" office:string-value="FM04" calcext:value-type="string">
            <text:p>FM04</text:p>
          </table:table-cell>
          <table:table-cell table:style-name="ce98" table:formula="of:=[$Data.GP5]" office:value-type="string" office:string-value="FM05" calcext:value-type="string">
            <text:p>FM05</text:p>
          </table:table-cell>
          <table:table-cell table:style-name="ce98" table:formula="of:=[$Data.GQ5]" office:value-type="string" office:string-value="FM06" calcext:value-type="string">
            <text:p>FM06</text:p>
          </table:table-cell>
          <table:table-cell table:style-name="ce98" table:formula="of:=[$Data.GR5]" office:value-type="string" office:string-value="HP01" calcext:value-type="string">
            <text:p>HP01</text:p>
          </table:table-cell>
          <table:table-cell table:style-name="ce98" table:formula="of:=[$Data.GS5]" office:value-type="string" office:string-value="HP02" calcext:value-type="string">
            <text:p>HP02</text:p>
          </table:table-cell>
          <table:table-cell table:style-name="ce98" table:formula="of:=[$Data.GT5]" office:value-type="string" office:string-value="HP03" calcext:value-type="string">
            <text:p>HP03</text:p>
          </table:table-cell>
          <table:table-cell table:style-name="ce98" table:formula="of:=[$Data.GU5]" office:value-type="string" office:string-value="HP04" calcext:value-type="string">
            <text:p>HP04</text:p>
          </table:table-cell>
          <table:table-cell table:style-name="ce98" table:formula="of:=[$Data.GV5]" office:value-type="string" office:string-value="HP06" calcext:value-type="string">
            <text:p>HP06</text:p>
          </table:table-cell>
          <table:table-cell table:style-name="ce98" table:formula="of:=[$Data.GW5]" office:value-type="string" office:string-value="HP07" calcext:value-type="string">
            <text:p>HP07</text:p>
          </table:table-cell>
          <table:table-cell table:style-name="ce98" table:formula="of:=[$Data.GX5]" office:value-type="string" office:string-value="HP08" calcext:value-type="string">
            <text:p>HP08</text:p>
          </table:table-cell>
          <table:table-cell table:style-name="ce98" table:formula="of:=[$Data.GY5]" office:value-type="string" office:string-value="HP19" calcext:value-type="string">
            <text:p>HP19</text:p>
          </table:table-cell>
          <table:table-cell table:style-name="ce98" table:formula="of:=[$Data.GZ5]" office:value-type="string" office:string-value="HP20" calcext:value-type="string">
            <text:p>HP20</text:p>
          </table:table-cell>
          <table:table-cell table:style-name="ce98" table:formula="of:=[$Data.HA5]" office:value-type="string" office:string-value="HP22" calcext:value-type="string">
            <text:p>HP22</text:p>
          </table:table-cell>
          <table:table-cell table:style-name="ce98" table:formula="of:=[$Data.HB5]" office:value-type="string" office:string-value="HP24" calcext:value-type="string">
            <text:p>HP24</text:p>
          </table:table-cell>
          <table:table-cell table:style-name="ce98" table:formula="of:=[$Data.HC5]" office:value-type="string" office:string-value="HP25" calcext:value-type="string">
            <text:p>HP25</text:p>
          </table:table-cell>
          <table:table-cell table:style-name="ce98" table:formula="of:=[$Data.HD5]" office:value-type="string" office:string-value="RP01" calcext:value-type="string">
            <text:p>RP01</text:p>
          </table:table-cell>
          <table:table-cell table:style-name="ce98" table:formula="of:=[$Data.HE5]" office:value-type="string" office:string-value="RP06" calcext:value-type="string">
            <text:p>RP06</text:p>
          </table:table-cell>
          <table:table-cell table:style-name="ce98" table:formula="of:=[$Data.HF5]" office:value-type="string" office:string-value="RT01" calcext:value-type="string">
            <text:p>RT01</text:p>
          </table:table-cell>
          <table:table-cell table:style-name="ce98" table:formula="of:=[$Data.HG5]" office:value-type="string" office:string-value="RT02" calcext:value-type="string">
            <text:p>RT02</text:p>
          </table:table-cell>
          <table:table-cell table:style-name="ce98" table:formula="of:=[$Data.HH5]" office:value-type="string" office:string-value="RT03" calcext:value-type="string">
            <text:p>RT03</text:p>
          </table:table-cell>
          <table:table-cell table:style-name="ce98" table:formula="of:=[$Data.HI5]" office:value-type="string" office:string-value="RT07" calcext:value-type="string">
            <text:p>RT07</text:p>
          </table:table-cell>
          <table:table-cell table:style-name="ce98" table:formula="of:=[$Data.HJ5]" office:value-type="string" office:string-value="RW01" calcext:value-type="string">
            <text:p>RW01</text:p>
          </table:table-cell>
          <table:table-cell table:style-name="ce98" table:formula="of:=[$Data.HK5]" office:value-type="string" office:string-value="RW02" calcext:value-type="string">
            <text:p>RW02</text:p>
          </table:table-cell>
          <table:table-cell table:style-name="ce98" table:formula="of:=[$Data.HL5]" office:value-type="string" office:string-value="MH01" calcext:value-type="string">
            <text:p>MH01</text:p>
          </table:table-cell>
          <table:table-cell table:style-name="ce98" table:formula="of:=[$Data.HM5]" office:value-type="string" office:string-value="PS01" calcext:value-type="string">
            <text:p>PS01</text:p>
          </table:table-cell>
          <table:table-cell table:style-name="ce98" table:formula="of:=[$Data.HN5]" office:value-type="string" office:string-value="PS02" calcext:value-type="string">
            <text:p>PS02</text:p>
          </table:table-cell>
          <table:table-cell table:style-name="ce98" table:formula="of:=[$Data.HO5]" office:value-type="string" office:string-value="PS03" calcext:value-type="string">
            <text:p>PS03</text:p>
          </table:table-cell>
          <table:table-cell table:style-name="ce98" table:formula="of:=[$Data.HP5]" office:value-type="string" office:string-value="PS04" calcext:value-type="string">
            <text:p>PS04</text:p>
          </table:table-cell>
          <table:table-cell table:style-name="ce98" table:formula="of:=[$Data.HQ5]" office:value-type="string" office:string-value="PS05" calcext:value-type="string">
            <text:p>PS05</text:p>
          </table:table-cell>
          <table:table-cell table:style-name="ce98" table:formula="of:=[$Data.HR5]" office:value-type="string" office:string-value="PS05A" calcext:value-type="string">
            <text:p>PS05A</text:p>
          </table:table-cell>
          <table:table-cell table:style-name="ce98" table:formula="of:=[$Data.HS5]" office:value-type="string" office:string-value="PS05B" calcext:value-type="string">
            <text:p>PS05B</text:p>
          </table:table-cell>
          <table:table-cell table:style-name="ce98" table:formula="of:=[$Data.HT5]" office:value-type="string" office:string-value="PS06" calcext:value-type="string">
            <text:p>PS06</text:p>
          </table:table-cell>
          <table:table-cell table:style-name="ce98" table:formula="of:=[$Data.HU5]" office:value-type="string" office:string-value="PS07" calcext:value-type="string">
            <text:p>PS07</text:p>
          </table:table-cell>
          <table:table-cell table:style-name="ce98" table:formula="of:=[$Data.HV5]" office:value-type="string" office:string-value="PS08" calcext:value-type="string">
            <text:p>PS08</text:p>
          </table:table-cell>
          <table:table-cell table:style-name="ce98" table:formula="of:=[$Data.HW5]" office:value-type="string" office:string-value="PS08A" calcext:value-type="string">
            <text:p>PS08A</text:p>
          </table:table-cell>
          <table:table-cell table:style-name="ce98" table:formula="of:=[$Data.HX5]" office:value-type="string" office:string-value="PS09" calcext:value-type="string">
            <text:p>PS09</text:p>
          </table:table-cell>
          <table:table-cell table:style-name="ce98" table:formula="of:=[$Data.HY5]" office:value-type="string" office:string-value="PS10" calcext:value-type="string">
            <text:p>PS10</text:p>
          </table:table-cell>
          <table:table-cell table:style-name="ce98" table:formula="of:=[$Data.HZ5]" office:value-type="string" office:string-value="PS11" calcext:value-type="string">
            <text:p>PS11</text:p>
          </table:table-cell>
          <table:table-cell table:style-name="ce98" table:formula="of:=[$Data.IA5]" office:value-type="string" office:string-value="PS12" calcext:value-type="string">
            <text:p>PS12</text:p>
          </table:table-cell>
          <table:table-cell table:style-name="ce98" table:formula="of:=[$Data.IB5]" office:value-type="string" office:string-value="PS13" calcext:value-type="string">
            <text:p>PS13</text:p>
          </table:table-cell>
          <table:table-cell table:style-name="ce98" table:formula="of:=[$Data.IC5]" office:value-type="string" office:string-value="PS14" calcext:value-type="string">
            <text:p>PS14</text:p>
          </table:table-cell>
          <table:table-cell table:style-name="ce98" table:formula="of:=[$Data.ID5]" office:value-type="string" office:string-value="PS15" calcext:value-type="string">
            <text:p>PS15</text:p>
          </table:table-cell>
          <table:table-cell table:style-name="ce98" table:formula="of:=[$Data.IE5]" office:value-type="string" office:string-value="PS15A" calcext:value-type="string">
            <text:p>PS15A</text:p>
          </table:table-cell>
          <table:table-cell table:style-name="ce98" table:formula="of:=[$Data.IF5]" office:value-type="string" office:string-value="PS16" calcext:value-type="string">
            <text:p>PS16</text:p>
          </table:table-cell>
          <table:table-cell table:style-name="ce98" table:formula="of:=[$Data.IG5]" office:value-type="string" office:string-value="PS16A" calcext:value-type="string">
            <text:p>PS16A</text:p>
          </table:table-cell>
          <table:table-cell table:style-name="ce98" table:formula="of:=[$Data.IH5]" office:value-type="string" office:string-value="PS16B" calcext:value-type="string">
            <text:p>PS16B</text:p>
          </table:table-cell>
          <table:table-cell table:style-name="ce98" table:formula="of:=[$Data.II5]" office:value-type="string" office:string-value="PS16C" calcext:value-type="string">
            <text:p>PS16C</text:p>
          </table:table-cell>
          <table:table-cell table:style-name="ce98" table:formula="of:=[$Data.IJ5]" office:value-type="string" office:string-value="PS17" calcext:value-type="string">
            <text:p>PS17</text:p>
          </table:table-cell>
          <table:table-cell table:style-name="ce98" table:formula="of:=[$Data.IK5]" office:value-type="string" office:string-value="PS18" calcext:value-type="string">
            <text:p>PS18</text:p>
          </table:table-cell>
          <table:table-cell table:style-name="ce98" table:formula="of:=[$Data.IL5]" office:value-type="string" office:string-value="PS18A" calcext:value-type="string">
            <text:p>PS18A</text:p>
          </table:table-cell>
          <table:table-cell table:style-name="ce98" table:formula="of:=[$Data.IM5]" office:value-type="string" office:string-value="PS18B" calcext:value-type="string">
            <text:p>PS18B</text:p>
          </table:table-cell>
          <table:table-cell table:style-name="ce98" table:formula="of:=[$Data.IN5]" office:value-type="string" office:string-value="PS18C" calcext:value-type="string">
            <text:p>PS18C</text:p>
          </table:table-cell>
          <table:table-cell table:style-name="ce98" table:formula="of:=[$Data.IO5]" office:value-type="string" office:string-value="PS19" calcext:value-type="string">
            <text:p>PS19</text:p>
          </table:table-cell>
          <table:table-cell table:style-name="ce98" table:formula="of:=[$Data.IP5]" office:value-type="string" office:string-value="PS20" calcext:value-type="string">
            <text:p>PS20</text:p>
          </table:table-cell>
          <table:table-cell table:style-name="ce98" table:number-columns-repeated="807"/>
        </table:table-row>
        <table:table-row table:style-name="ro15">
          <table:table-cell table:style-name="ce99" office:value-type="string" calcext:value-type="string">
            <text:p>Level</text:p>
          </table:table-cell>
          <table:table-cell table:style-name="ce100" table:formula="of:=[$Data.AI6]" office:value-type="float" office:value="1" calcext:value-type="float">
            <text:p>1</text:p>
          </table:table-cell>
          <table:table-cell table:style-name="ce100" table:formula="of:=[$Data.AJ6]" office:value-type="float" office:value="1" calcext:value-type="float">
            <text:p>1</text:p>
          </table:table-cell>
          <table:table-cell table:style-name="ce100" table:formula="of:=[$Data.AK6]" office:value-type="float" office:value="1" calcext:value-type="float">
            <text:p>1</text:p>
          </table:table-cell>
          <table:table-cell table:style-name="ce100" table:formula="of:=[$Data.AL6]" office:value-type="float" office:value="1" calcext:value-type="float">
            <text:p>1</text:p>
          </table:table-cell>
          <table:table-cell table:style-name="ce100" table:formula="of:=[$Data.AM6]" office:value-type="float" office:value="1" calcext:value-type="float">
            <text:p>1</text:p>
          </table:table-cell>
          <table:table-cell table:style-name="ce100" table:formula="of:=[$Data.AN6]" office:value-type="float" office:value="2" calcext:value-type="float">
            <text:p>2</text:p>
          </table:table-cell>
          <table:table-cell table:style-name="ce100" table:formula="of:=[$Data.AO6]" office:value-type="float" office:value="1" calcext:value-type="float">
            <text:p>1</text:p>
          </table:table-cell>
          <table:table-cell table:style-name="ce100" table:formula="of:=[$Data.AP6]" office:value-type="float" office:value="1" calcext:value-type="float">
            <text:p>1</text:p>
          </table:table-cell>
          <table:table-cell table:style-name="ce100" table:formula="of:=[$Data.AQ6]" office:value-type="float" office:value="1" calcext:value-type="float">
            <text:p>1</text:p>
          </table:table-cell>
          <table:table-cell table:style-name="ce100" table:formula="of:=[$Data.AR6]" office:value-type="float" office:value="2" calcext:value-type="float">
            <text:p>2</text:p>
          </table:table-cell>
          <table:table-cell table:style-name="ce100" table:formula="of:=[$Data.AS6]" office:value-type="float" office:value="1" calcext:value-type="float">
            <text:p>1</text:p>
          </table:table-cell>
          <table:table-cell table:style-name="ce100" table:formula="of:=[$Data.AT6]" office:value-type="float" office:value="2" calcext:value-type="float">
            <text:p>2</text:p>
          </table:table-cell>
          <table:table-cell table:style-name="ce100" table:formula="of:=[$Data.AU6]" office:value-type="float" office:value="2" calcext:value-type="float">
            <text:p>2</text:p>
          </table:table-cell>
          <table:table-cell table:style-name="ce100" table:formula="of:=[$Data.AV6]" office:value-type="float" office:value="2" calcext:value-type="float">
            <text:p>2</text:p>
          </table:table-cell>
          <table:table-cell table:style-name="ce100" table:formula="of:=[$Data.AW6]" office:value-type="float" office:value="2" calcext:value-type="float">
            <text:p>2</text:p>
          </table:table-cell>
          <table:table-cell table:style-name="ce100" table:formula="of:=[$Data.AX6]" office:value-type="float" office:value="2" calcext:value-type="float">
            <text:p>2</text:p>
          </table:table-cell>
          <table:table-cell table:style-name="ce100" table:formula="of:=[$Data.AY6]" office:value-type="float" office:value="1" calcext:value-type="float">
            <text:p>1</text:p>
          </table:table-cell>
          <table:table-cell table:style-name="ce100" table:formula="of:=[$Data.AZ6]" office:value-type="float" office:value="2" calcext:value-type="float">
            <text:p>2</text:p>
          </table:table-cell>
          <table:table-cell table:style-name="ce100" table:formula="of:=[$Data.BA6]" office:value-type="float" office:value="2" calcext:value-type="float">
            <text:p>2</text:p>
          </table:table-cell>
          <table:table-cell table:style-name="ce100" table:formula="of:=[$Data.BB6]" office:value-type="float" office:value="2" calcext:value-type="float">
            <text:p>2</text:p>
          </table:table-cell>
          <table:table-cell table:style-name="ce100" table:formula="of:=[$Data.BC6]" office:value-type="float" office:value="2" calcext:value-type="float">
            <text:p>2</text:p>
          </table:table-cell>
          <table:table-cell table:style-name="ce100" table:formula="of:=[$Data.BD6]" office:value-type="float" office:value="2" calcext:value-type="float">
            <text:p>2</text:p>
          </table:table-cell>
          <table:table-cell table:style-name="ce100" table:formula="of:=[$Data.BE6]" office:value-type="float" office:value="2" calcext:value-type="float">
            <text:p>2</text:p>
          </table:table-cell>
          <table:table-cell table:style-name="ce100" table:formula="of:=[$Data.BF6]" office:value-type="float" office:value="2" calcext:value-type="float">
            <text:p>2</text:p>
          </table:table-cell>
          <table:table-cell table:style-name="ce100" table:formula="of:=[$Data.BG6]" office:value-type="float" office:value="3" calcext:value-type="float">
            <text:p>3</text:p>
          </table:table-cell>
          <table:table-cell table:style-name="ce100" table:formula="of:=[$Data.BH6]" office:value-type="float" office:value="2" calcext:value-type="float">
            <text:p>2</text:p>
          </table:table-cell>
          <table:table-cell table:style-name="ce100" table:formula="of:=[$Data.BI6]" office:value-type="float" office:value="3" calcext:value-type="float">
            <text:p>3</text:p>
          </table:table-cell>
          <table:table-cell table:style-name="ce100" table:formula="of:=[$Data.BJ6]" office:value-type="float" office:value="4" calcext:value-type="float">
            <text:p>4</text:p>
          </table:table-cell>
          <table:table-cell table:style-name="ce100" table:formula="of:=[$Data.BK6]" office:value-type="float" office:value="3" calcext:value-type="float">
            <text:p>3</text:p>
          </table:table-cell>
          <table:table-cell table:style-name="ce100" table:formula="of:=[$Data.BL6]" office:value-type="float" office:value="4" calcext:value-type="float">
            <text:p>4</text:p>
          </table:table-cell>
          <table:table-cell table:style-name="ce100" table:formula="of:=[$Data.BM6]" office:value-type="float" office:value="3" calcext:value-type="float">
            <text:p>3</text:p>
          </table:table-cell>
          <table:table-cell table:style-name="ce100" table:formula="of:=[$Data.BN6]" office:value-type="float" office:value="2" calcext:value-type="float">
            <text:p>2</text:p>
          </table:table-cell>
          <table:table-cell table:style-name="ce100" table:formula="of:=[$Data.BO6]" office:value-type="float" office:value="3" calcext:value-type="float">
            <text:p>3</text:p>
          </table:table-cell>
          <table:table-cell table:style-name="ce100" table:formula="of:=[$Data.BP6]" office:value-type="float" office:value="2" calcext:value-type="float">
            <text:p>2</text:p>
          </table:table-cell>
          <table:table-cell table:style-name="ce100" table:formula="of:=[$Data.BQ6]" office:value-type="float" office:value="3" calcext:value-type="float">
            <text:p>3</text:p>
          </table:table-cell>
          <table:table-cell table:style-name="ce100" table:formula="of:=[$Data.BR6]" office:value-type="float" office:value="3" calcext:value-type="float">
            <text:p>3</text:p>
          </table:table-cell>
          <table:table-cell table:style-name="ce100" table:formula="of:=[$Data.BS6]" office:value-type="float" office:value="3" calcext:value-type="float">
            <text:p>3</text:p>
          </table:table-cell>
          <table:table-cell table:style-name="ce100" table:formula="of:=[$Data.BT6]" office:value-type="float" office:value="3" calcext:value-type="float">
            <text:p>3</text:p>
          </table:table-cell>
          <table:table-cell table:style-name="ce100" table:formula="of:=[$Data.BU6]" office:value-type="float" office:value="3" calcext:value-type="float">
            <text:p>3</text:p>
          </table:table-cell>
          <table:table-cell table:style-name="ce100" table:formula="of:=[$Data.BV6]" office:value-type="float" office:value="4" calcext:value-type="float">
            <text:p>4</text:p>
          </table:table-cell>
          <table:table-cell table:style-name="ce100" table:formula="of:=[$Data.BW6]" office:value-type="float" office:value="2" calcext:value-type="float">
            <text:p>2</text:p>
          </table:table-cell>
          <table:table-cell table:style-name="ce100" table:formula="of:=[$Data.BX6]" office:value-type="float" office:value="3" calcext:value-type="float">
            <text:p>3</text:p>
          </table:table-cell>
          <table:table-cell table:style-name="ce100" table:formula="of:=[$Data.BY6]" office:value-type="float" office:value="4" calcext:value-type="float">
            <text:p>4</text:p>
          </table:table-cell>
          <table:table-cell table:style-name="ce100" table:formula="of:=[$Data.BZ6]" office:value-type="float" office:value="2" calcext:value-type="float">
            <text:p>2</text:p>
          </table:table-cell>
          <table:table-cell table:style-name="ce100" table:formula="of:=[$Data.CA6]" office:value-type="float" office:value="2" calcext:value-type="float">
            <text:p>2</text:p>
          </table:table-cell>
          <table:table-cell table:style-name="ce100" table:formula="of:=[$Data.CB6]" office:value-type="float" office:value="2" calcext:value-type="float">
            <text:p>2</text:p>
          </table:table-cell>
          <table:table-cell table:style-name="ce100" table:formula="of:=[$Data.CC6]" office:value-type="float" office:value="2" calcext:value-type="float">
            <text:p>2</text:p>
          </table:table-cell>
          <table:table-cell table:style-name="ce100" table:formula="of:=[$Data.CD6]" office:value-type="float" office:value="2" calcext:value-type="float">
            <text:p>2</text:p>
          </table:table-cell>
          <table:table-cell table:style-name="ce100" table:formula="of:=[$Data.CE6]" office:value-type="float" office:value="3" calcext:value-type="float">
            <text:p>3</text:p>
          </table:table-cell>
          <table:table-cell table:style-name="ce100" table:formula="of:=[$Data.CF6]" office:value-type="float" office:value="2" calcext:value-type="float">
            <text:p>2</text:p>
          </table:table-cell>
          <table:table-cell table:style-name="ce100" table:formula="of:=[$Data.CG6]" office:value-type="float" office:value="2" calcext:value-type="float">
            <text:p>2</text:p>
          </table:table-cell>
          <table:table-cell table:style-name="ce100" table:formula="of:=[$Data.CH6]" office:value-type="float" office:value="2" calcext:value-type="float">
            <text:p>2</text:p>
          </table:table-cell>
          <table:table-cell table:style-name="ce100" table:formula="of:=[$Data.CI6]" office:value-type="float" office:value="3" calcext:value-type="float">
            <text:p>3</text:p>
          </table:table-cell>
          <table:table-cell table:style-name="ce100" table:formula="of:=[$Data.CJ6]" office:value-type="float" office:value="3" calcext:value-type="float">
            <text:p>3</text:p>
          </table:table-cell>
          <table:table-cell table:style-name="ce100" table:formula="of:=[$Data.CK6]" office:value-type="float" office:value="3" calcext:value-type="float">
            <text:p>3</text:p>
          </table:table-cell>
          <table:table-cell table:style-name="ce100" table:formula="of:=[$Data.CL6]" office:value-type="float" office:value="4" calcext:value-type="float">
            <text:p>4</text:p>
          </table:table-cell>
          <table:table-cell table:style-name="ce100" table:formula="of:=[$Data.CM6]" office:value-type="float" office:value="4" calcext:value-type="float">
            <text:p>4</text:p>
          </table:table-cell>
          <table:table-cell table:style-name="ce100" table:formula="of:=[$Data.CN6]" office:value-type="float" office:value="2" calcext:value-type="float">
            <text:p>2</text:p>
          </table:table-cell>
          <table:table-cell table:style-name="ce100" table:formula="of:=[$Data.CO6]" office:value-type="float" office:value="2" calcext:value-type="float">
            <text:p>2</text:p>
          </table:table-cell>
          <table:table-cell table:style-name="ce100" table:formula="of:=[$Data.CP6]" office:value-type="float" office:value="2" calcext:value-type="float">
            <text:p>2</text:p>
          </table:table-cell>
          <table:table-cell table:style-name="ce100" table:formula="of:=[$Data.CQ6]" office:value-type="float" office:value="2" calcext:value-type="float">
            <text:p>2</text:p>
          </table:table-cell>
          <table:table-cell table:style-name="ce100" table:formula="of:=[$Data.CR6]" office:value-type="float" office:value="3" calcext:value-type="float">
            <text:p>3</text:p>
          </table:table-cell>
          <table:table-cell table:style-name="ce100" table:formula="of:=[$Data.CS6]" office:value-type="float" office:value="3" calcext:value-type="float">
            <text:p>3</text:p>
          </table:table-cell>
          <table:table-cell table:style-name="ce100" table:formula="of:=[$Data.CT6]" office:value-type="float" office:value="2" calcext:value-type="float">
            <text:p>2</text:p>
          </table:table-cell>
          <table:table-cell table:style-name="ce100" table:formula="of:=[$Data.CU6]" office:value-type="float" office:value="2" calcext:value-type="float">
            <text:p>2</text:p>
          </table:table-cell>
          <table:table-cell table:style-name="ce100" table:formula="of:=[$Data.CV6]" office:value-type="float" office:value="2" calcext:value-type="float">
            <text:p>2</text:p>
          </table:table-cell>
          <table:table-cell table:style-name="ce100" table:formula="of:=[$Data.CW6]" office:value-type="float" office:value="3" calcext:value-type="float">
            <text:p>3</text:p>
          </table:table-cell>
          <table:table-cell table:style-name="ce100" table:formula="of:=[$Data.CX6]" office:value-type="float" office:value="2" calcext:value-type="float">
            <text:p>2</text:p>
          </table:table-cell>
          <table:table-cell table:style-name="ce100" table:formula="of:=[$Data.CY6]" office:value-type="float" office:value="2" calcext:value-type="float">
            <text:p>2</text:p>
          </table:table-cell>
          <table:table-cell table:style-name="ce100" table:formula="of:=[$Data.CZ6]" office:value-type="float" office:value="2" calcext:value-type="float">
            <text:p>2</text:p>
          </table:table-cell>
          <table:table-cell table:style-name="ce100" table:formula="of:=[$Data.DA6]" office:value-type="float" office:value="2" calcext:value-type="float">
            <text:p>2</text:p>
          </table:table-cell>
          <table:table-cell table:style-name="ce100" table:formula="of:=[$Data.DB6]" office:value-type="float" office:value="2" calcext:value-type="float">
            <text:p>2</text:p>
          </table:table-cell>
          <table:table-cell table:style-name="ce100" table:formula="of:=[$Data.DC6]" office:value-type="float" office:value="2" calcext:value-type="float">
            <text:p>2</text:p>
          </table:table-cell>
          <table:table-cell table:style-name="ce100" table:formula="of:=[$Data.DD6]" office:value-type="float" office:value="1" calcext:value-type="float">
            <text:p>1</text:p>
          </table:table-cell>
          <table:table-cell table:style-name="ce100" table:formula="of:=[$Data.DE6]" office:value-type="float" office:value="2" calcext:value-type="float">
            <text:p>2</text:p>
          </table:table-cell>
          <table:table-cell table:style-name="ce100" table:formula="of:=[$Data.DF6]" office:value-type="float" office:value="1" calcext:value-type="float">
            <text:p>1</text:p>
          </table:table-cell>
          <table:table-cell table:style-name="ce100" table:formula="of:=[$Data.DG6]" office:value-type="float" office:value="1" calcext:value-type="float">
            <text:p>1</text:p>
          </table:table-cell>
          <table:table-cell table:style-name="ce100" table:formula="of:=[$Data.DH6]" office:value-type="float" office:value="1" calcext:value-type="float">
            <text:p>1</text:p>
          </table:table-cell>
          <table:table-cell table:style-name="ce100" table:formula="of:=[$Data.DI6]" office:value-type="float" office:value="1" calcext:value-type="float">
            <text:p>1</text:p>
          </table:table-cell>
          <table:table-cell table:style-name="ce100" table:formula="of:=[$Data.DJ6]" office:value-type="float" office:value="1" calcext:value-type="float">
            <text:p>1</text:p>
          </table:table-cell>
          <table:table-cell table:style-name="ce100" table:formula="of:=[$Data.DK6]" office:value-type="float" office:value="2" calcext:value-type="float">
            <text:p>2</text:p>
          </table:table-cell>
          <table:table-cell table:style-name="ce100" table:formula="of:=[$Data.DL6]" office:value-type="float" office:value="2" calcext:value-type="float">
            <text:p>2</text:p>
          </table:table-cell>
          <table:table-cell table:style-name="ce100" table:formula="of:=[$Data.DM6]" office:value-type="float" office:value="2" calcext:value-type="float">
            <text:p>2</text:p>
          </table:table-cell>
          <table:table-cell table:style-name="ce100" table:formula="of:=[$Data.DN6]" office:value-type="float" office:value="1" calcext:value-type="float">
            <text:p>1</text:p>
          </table:table-cell>
          <table:table-cell table:style-name="ce100" table:formula="of:=[$Data.DO6]" office:value-type="float" office:value="1" calcext:value-type="float">
            <text:p>1</text:p>
          </table:table-cell>
          <table:table-cell table:style-name="ce100" table:formula="of:=[$Data.DP6]" office:value-type="float" office:value="2" calcext:value-type="float">
            <text:p>2</text:p>
          </table:table-cell>
          <table:table-cell table:style-name="ce100" table:formula="of:=[$Data.DQ6]" office:value-type="float" office:value="2" calcext:value-type="float">
            <text:p>2</text:p>
          </table:table-cell>
          <table:table-cell table:style-name="ce100" table:formula="of:=[$Data.DR6]" office:value-type="float" office:value="1" calcext:value-type="float">
            <text:p>1</text:p>
          </table:table-cell>
          <table:table-cell table:style-name="ce100" table:formula="of:=[$Data.DS6]" office:value-type="float" office:value="1" calcext:value-type="float">
            <text:p>1</text:p>
          </table:table-cell>
          <table:table-cell table:style-name="ce100" table:formula="of:=[$Data.DT6]" office:value-type="float" office:value="1" calcext:value-type="float">
            <text:p>1</text:p>
          </table:table-cell>
          <table:table-cell table:style-name="ce100" table:formula="of:=[$Data.DU6]" office:value-type="float" office:value="2" calcext:value-type="float">
            <text:p>2</text:p>
          </table:table-cell>
          <table:table-cell table:style-name="ce100" table:formula="of:=[$Data.DV6]" office:value-type="float" office:value="2" calcext:value-type="float">
            <text:p>2</text:p>
          </table:table-cell>
          <table:table-cell table:style-name="ce100" table:formula="of:=[$Data.DW6]" office:value-type="float" office:value="2" calcext:value-type="float">
            <text:p>2</text:p>
          </table:table-cell>
          <table:table-cell table:style-name="ce100" table:formula="of:=[$Data.DX6]" office:value-type="float" office:value="2" calcext:value-type="float">
            <text:p>2</text:p>
          </table:table-cell>
          <table:table-cell table:style-name="ce100" table:formula="of:=[$Data.DY6]" office:value-type="float" office:value="2" calcext:value-type="float">
            <text:p>2</text:p>
          </table:table-cell>
          <table:table-cell table:style-name="ce100" table:formula="of:=[$Data.DZ6]" office:value-type="float" office:value="1" calcext:value-type="float">
            <text:p>1</text:p>
          </table:table-cell>
          <table:table-cell table:style-name="ce100" table:formula="of:=[$Data.EA6]" office:value-type="float" office:value="2" calcext:value-type="float">
            <text:p>2</text:p>
          </table:table-cell>
          <table:table-cell table:style-name="ce100" table:formula="of:=[$Data.EB6]" office:value-type="float" office:value="3" calcext:value-type="float">
            <text:p>3</text:p>
          </table:table-cell>
          <table:table-cell table:style-name="ce100" table:formula="of:=[$Data.EC6]" office:value-type="float" office:value="2" calcext:value-type="float">
            <text:p>2</text:p>
          </table:table-cell>
          <table:table-cell table:style-name="ce100" table:formula="of:=[$Data.ED6]" office:value-type="float" office:value="2" calcext:value-type="float">
            <text:p>2</text:p>
          </table:table-cell>
          <table:table-cell table:style-name="ce100" table:formula="of:=[$Data.EE6]" office:value-type="float" office:value="2" calcext:value-type="float">
            <text:p>2</text:p>
          </table:table-cell>
          <table:table-cell table:style-name="ce100" table:formula="of:=[$Data.EF6]" office:value-type="float" office:value="3" calcext:value-type="float">
            <text:p>3</text:p>
          </table:table-cell>
          <table:table-cell table:style-name="ce100" table:formula="of:=[$Data.EG6]" office:value-type="float" office:value="3" calcext:value-type="float">
            <text:p>3</text:p>
          </table:table-cell>
          <table:table-cell table:style-name="ce100" table:formula="of:=[$Data.EH6]" office:value-type="float" office:value="3" calcext:value-type="float">
            <text:p>3</text:p>
          </table:table-cell>
          <table:table-cell table:style-name="ce100" table:formula="of:=[$Data.EI6]" office:value-type="float" office:value="2" calcext:value-type="float">
            <text:p>2</text:p>
          </table:table-cell>
          <table:table-cell table:style-name="ce100" table:formula="of:=[$Data.EJ6]" office:value-type="float" office:value="2" calcext:value-type="float">
            <text:p>2</text:p>
          </table:table-cell>
          <table:table-cell table:style-name="ce100" table:formula="of:=[$Data.EK6]" office:value-type="float" office:value="3" calcext:value-type="float">
            <text:p>3</text:p>
          </table:table-cell>
          <table:table-cell table:style-name="ce100" table:formula="of:=[$Data.EL6]" office:value-type="float" office:value="3" calcext:value-type="float">
            <text:p>3</text:p>
          </table:table-cell>
          <table:table-cell table:style-name="ce100" table:formula="of:=[$Data.EM6]" office:value-type="float" office:value="4" calcext:value-type="float">
            <text:p>4</text:p>
          </table:table-cell>
          <table:table-cell table:style-name="ce100" table:formula="of:=[$Data.EN6]" office:value-type="float" office:value="4" calcext:value-type="float">
            <text:p>4</text:p>
          </table:table-cell>
          <table:table-cell table:style-name="ce100" table:formula="of:=[$Data.EO6]" office:value-type="float" office:value="4" calcext:value-type="float">
            <text:p>4</text:p>
          </table:table-cell>
          <table:table-cell table:style-name="ce100" table:formula="of:=[$Data.EP6]" office:value-type="float" office:value="4" calcext:value-type="float">
            <text:p>4</text:p>
          </table:table-cell>
          <table:table-cell table:style-name="ce100" table:formula="of:=[$Data.EQ6]" office:value-type="float" office:value="3" calcext:value-type="float">
            <text:p>3</text:p>
          </table:table-cell>
          <table:table-cell table:style-name="ce100" table:formula="of:=[$Data.ER6]" office:value-type="float" office:value="3" calcext:value-type="float">
            <text:p>3</text:p>
          </table:table-cell>
          <table:table-cell table:style-name="ce100" table:formula="of:=[$Data.ES6]" office:value-type="float" office:value="3" calcext:value-type="float">
            <text:p>3</text:p>
          </table:table-cell>
          <table:table-cell table:style-name="ce100" table:formula="of:=[$Data.ET6]" office:value-type="float" office:value="2" calcext:value-type="float">
            <text:p>2</text:p>
          </table:table-cell>
          <table:table-cell table:style-name="ce100" table:formula="of:=[$Data.EU6]" office:value-type="float" office:value="1" calcext:value-type="float">
            <text:p>1</text:p>
          </table:table-cell>
          <table:table-cell table:style-name="ce100" table:formula="of:=[$Data.EV6]" office:value-type="float" office:value="3" calcext:value-type="float">
            <text:p>3</text:p>
          </table:table-cell>
          <table:table-cell table:style-name="ce100" table:formula="of:=[$Data.EW6]" office:value-type="float" office:value="1" calcext:value-type="float">
            <text:p>1</text:p>
          </table:table-cell>
          <table:table-cell table:style-name="ce100" table:formula="of:=[$Data.EX6]" office:value-type="float" office:value="2" calcext:value-type="float">
            <text:p>2</text:p>
          </table:table-cell>
          <table:table-cell table:style-name="ce100" table:formula="of:=[$Data.EY6]" office:value-type="float" office:value="2" calcext:value-type="float">
            <text:p>2</text:p>
          </table:table-cell>
          <table:table-cell table:style-name="ce100" table:formula="of:=[$Data.EZ6]" office:value-type="float" office:value="3" calcext:value-type="float">
            <text:p>3</text:p>
          </table:table-cell>
          <table:table-cell table:style-name="ce100" table:formula="of:=[$Data.FA6]" office:value-type="float" office:value="3" calcext:value-type="float">
            <text:p>3</text:p>
          </table:table-cell>
          <table:table-cell table:style-name="ce100" table:formula="of:=[$Data.FB6]" office:value-type="float" office:value="2" calcext:value-type="float">
            <text:p>2</text:p>
          </table:table-cell>
          <table:table-cell table:style-name="ce100" table:formula="of:=[$Data.FC6]" office:value-type="float" office:value="2" calcext:value-type="float">
            <text:p>2</text:p>
          </table:table-cell>
          <table:table-cell table:style-name="ce100" table:formula="of:=[$Data.FD6]" office:value-type="float" office:value="2" calcext:value-type="float">
            <text:p>2</text:p>
          </table:table-cell>
          <table:table-cell table:style-name="ce100" table:formula="of:=[$Data.FE6]" office:value-type="float" office:value="3" calcext:value-type="float">
            <text:p>3</text:p>
          </table:table-cell>
          <table:table-cell table:style-name="ce100" table:formula="of:=[$Data.FF6]" office:value-type="float" office:value="2" calcext:value-type="float">
            <text:p>2</text:p>
          </table:table-cell>
          <table:table-cell table:style-name="ce100" table:formula="of:=[$Data.FG6]" office:value-type="float" office:value="3" calcext:value-type="float">
            <text:p>3</text:p>
          </table:table-cell>
          <table:table-cell table:style-name="ce100" table:formula="of:=[$Data.FH6]" office:value-type="float" office:value="3" calcext:value-type="float">
            <text:p>3</text:p>
          </table:table-cell>
          <table:table-cell table:style-name="ce100" table:formula="of:=[$Data.FI6]" office:value-type="float" office:value="4" calcext:value-type="float">
            <text:p>4</text:p>
          </table:table-cell>
          <table:table-cell table:style-name="ce100" table:formula="of:=[$Data.FJ6]" office:value-type="float" office:value="1" calcext:value-type="float">
            <text:p>1</text:p>
          </table:table-cell>
          <table:table-cell table:style-name="ce100" table:formula="of:=[$Data.FK6]" office:value-type="float" office:value="2" calcext:value-type="float">
            <text:p>2</text:p>
          </table:table-cell>
          <table:table-cell table:style-name="ce100" table:formula="of:=[$Data.FL6]" office:value-type="float" office:value="3" calcext:value-type="float">
            <text:p>3</text:p>
          </table:table-cell>
          <table:table-cell table:style-name="ce100" table:formula="of:=[$Data.FM6]" office:value-type="float" office:value="3" calcext:value-type="float">
            <text:p>3</text:p>
          </table:table-cell>
          <table:table-cell table:style-name="ce100" table:formula="of:=[$Data.FN6]" office:value-type="float" office:value="3" calcext:value-type="float">
            <text:p>3</text:p>
          </table:table-cell>
          <table:table-cell table:style-name="ce100" table:formula="of:=[$Data.FO6]" office:value-type="float" office:value="1" calcext:value-type="float">
            <text:p>1</text:p>
          </table:table-cell>
          <table:table-cell table:style-name="ce100" table:formula="of:=[$Data.FP6]" office:value-type="float" office:value="2" calcext:value-type="float">
            <text:p>2</text:p>
          </table:table-cell>
          <table:table-cell table:style-name="ce100" table:formula="of:=[$Data.FQ6]" office:value-type="float" office:value="3" calcext:value-type="float">
            <text:p>3</text:p>
          </table:table-cell>
          <table:table-cell table:style-name="ce100" table:formula="of:=[$Data.FR6]" office:value-type="float" office:value="2" calcext:value-type="float">
            <text:p>2</text:p>
          </table:table-cell>
          <table:table-cell table:style-name="ce100" table:formula="of:=[$Data.FS6]" office:value-type="float" office:value="1" calcext:value-type="float">
            <text:p>1</text:p>
          </table:table-cell>
          <table:table-cell table:style-name="ce100" table:formula="of:=[$Data.FT6]" office:value-type="float" office:value="1" calcext:value-type="float">
            <text:p>1</text:p>
          </table:table-cell>
          <table:table-cell table:style-name="ce100" table:formula="of:=[$Data.FU6]" office:value-type="float" office:value="2" calcext:value-type="float">
            <text:p>2</text:p>
          </table:table-cell>
          <table:table-cell table:style-name="ce100" table:formula="of:=[$Data.FV6]" office:value-type="float" office:value="2" calcext:value-type="float">
            <text:p>2</text:p>
          </table:table-cell>
          <table:table-cell table:style-name="ce100" table:formula="of:=[$Data.FW6]" office:value-type="float" office:value="2" calcext:value-type="float">
            <text:p>2</text:p>
          </table:table-cell>
          <table:table-cell table:style-name="ce100" table:formula="of:=[$Data.FX6]" office:value-type="float" office:value="2" calcext:value-type="float">
            <text:p>2</text:p>
          </table:table-cell>
          <table:table-cell table:style-name="ce100" table:formula="of:=[$Data.FY6]" office:value-type="float" office:value="2" calcext:value-type="float">
            <text:p>2</text:p>
          </table:table-cell>
          <table:table-cell table:style-name="ce100" table:formula="of:=[$Data.FZ6]" office:value-type="float" office:value="3" calcext:value-type="float">
            <text:p>3</text:p>
          </table:table-cell>
          <table:table-cell table:style-name="ce100" table:formula="of:=[$Data.GA6]" office:value-type="float" office:value="2" calcext:value-type="float">
            <text:p>2</text:p>
          </table:table-cell>
          <table:table-cell table:style-name="ce100" table:formula="of:=[$Data.GB6]" office:value-type="float" office:value="1" calcext:value-type="float">
            <text:p>1</text:p>
          </table:table-cell>
          <table:table-cell table:style-name="ce100" table:formula="of:=[$Data.GC6]" office:value-type="float" office:value="1" calcext:value-type="float">
            <text:p>1</text:p>
          </table:table-cell>
          <table:table-cell table:style-name="ce100" table:formula="of:=[$Data.GD6]" office:value-type="float" office:value="1" calcext:value-type="float">
            <text:p>1</text:p>
          </table:table-cell>
          <table:table-cell table:style-name="ce100" table:formula="of:=[$Data.GE6]" office:value-type="float" office:value="1" calcext:value-type="float">
            <text:p>1</text:p>
          </table:table-cell>
          <table:table-cell table:style-name="ce100" table:formula="of:=[$Data.GF6]" office:value-type="float" office:value="2" calcext:value-type="float">
            <text:p>2</text:p>
          </table:table-cell>
          <table:table-cell table:style-name="ce100" table:formula="of:=[$Data.GG6]" office:value-type="float" office:value="2" calcext:value-type="float">
            <text:p>2</text:p>
          </table:table-cell>
          <table:table-cell table:style-name="ce100" table:formula="of:=[$Data.GH6]" office:value-type="float" office:value="1" calcext:value-type="float">
            <text:p>1</text:p>
          </table:table-cell>
          <table:table-cell table:style-name="ce100" table:formula="of:=[$Data.GI6]" office:value-type="float" office:value="2" calcext:value-type="float">
            <text:p>2</text:p>
          </table:table-cell>
          <table:table-cell table:style-name="ce100" table:formula="of:=[$Data.GJ6]" office:value-type="float" office:value="1" calcext:value-type="float">
            <text:p>1</text:p>
          </table:table-cell>
          <table:table-cell table:style-name="ce100" table:formula="of:=[$Data.GK6]" office:value-type="float" office:value="2" calcext:value-type="float">
            <text:p>2</text:p>
          </table:table-cell>
          <table:table-cell table:style-name="ce100" table:formula="of:=[$Data.GL6]" office:value-type="float" office:value="1" calcext:value-type="float">
            <text:p>1</text:p>
          </table:table-cell>
          <table:table-cell table:style-name="ce100" table:formula="of:=[$Data.GM6]" office:value-type="float" office:value="1" calcext:value-type="float">
            <text:p>1</text:p>
          </table:table-cell>
          <table:table-cell table:style-name="ce100" table:formula="of:=[$Data.GN6]" office:value-type="float" office:value="2" calcext:value-type="float">
            <text:p>2</text:p>
          </table:table-cell>
          <table:table-cell table:style-name="ce100" table:formula="of:=[$Data.GO6]" office:value-type="float" office:value="2" calcext:value-type="float">
            <text:p>2</text:p>
          </table:table-cell>
          <table:table-cell table:style-name="ce100" table:formula="of:=[$Data.GP6]" office:value-type="float" office:value="3" calcext:value-type="float">
            <text:p>3</text:p>
          </table:table-cell>
          <table:table-cell table:style-name="ce100" table:formula="of:=[$Data.GQ6]" office:value-type="float" office:value="3" calcext:value-type="float">
            <text:p>3</text:p>
          </table:table-cell>
          <table:table-cell table:style-name="ce100" table:formula="of:=[$Data.GR6]" office:value-type="float" office:value="2" calcext:value-type="float">
            <text:p>2</text:p>
          </table:table-cell>
          <table:table-cell table:style-name="ce100" table:formula="of:=[$Data.GS6]" office:value-type="float" office:value="3" calcext:value-type="float">
            <text:p>3</text:p>
          </table:table-cell>
          <table:table-cell table:style-name="ce100" table:formula="of:=[$Data.GT6]" office:value-type="float" office:value="3" calcext:value-type="float">
            <text:p>3</text:p>
          </table:table-cell>
          <table:table-cell table:style-name="ce100" table:formula="of:=[$Data.GU6]" office:value-type="float" office:value="3" calcext:value-type="float">
            <text:p>3</text:p>
          </table:table-cell>
          <table:table-cell table:style-name="ce100" table:formula="of:=[$Data.GV6]" office:value-type="float" office:value="3" calcext:value-type="float">
            <text:p>3</text:p>
          </table:table-cell>
          <table:table-cell table:style-name="ce100" table:formula="of:=[$Data.GW6]" office:value-type="float" office:value="3" calcext:value-type="float">
            <text:p>3</text:p>
          </table:table-cell>
          <table:table-cell table:style-name="ce100" table:formula="of:=[$Data.GX6]" office:value-type="float" office:value="3" calcext:value-type="float">
            <text:p>3</text:p>
          </table:table-cell>
          <table:table-cell table:style-name="ce100" table:formula="of:=[$Data.GY6]" office:value-type="float" office:value="3" calcext:value-type="float">
            <text:p>3</text:p>
          </table:table-cell>
          <table:table-cell table:style-name="ce100" table:formula="of:=[$Data.GZ6]" office:value-type="float" office:value="3" calcext:value-type="float">
            <text:p>3</text:p>
          </table:table-cell>
          <table:table-cell table:style-name="ce100" table:formula="of:=[$Data.HA6]" office:value-type="float" office:value="3" calcext:value-type="float">
            <text:p>3</text:p>
          </table:table-cell>
          <table:table-cell table:style-name="ce100" table:formula="of:=[$Data.HB6]" office:value-type="float" office:value="3" calcext:value-type="float">
            <text:p>3</text:p>
          </table:table-cell>
          <table:table-cell table:style-name="ce100" table:formula="of:=[$Data.HC6]" office:value-type="float" office:value="3" calcext:value-type="float">
            <text:p>3</text:p>
          </table:table-cell>
          <table:table-cell table:style-name="ce100" table:formula="of:=[$Data.HD6]" office:value-type="float" office:value="2" calcext:value-type="float">
            <text:p>2</text:p>
          </table:table-cell>
          <table:table-cell table:style-name="ce100" table:formula="of:=[$Data.HE6]" office:value-type="float" office:value="4" calcext:value-type="float">
            <text:p>4</text:p>
          </table:table-cell>
          <table:table-cell table:style-name="ce100" table:formula="of:=[$Data.HF6]" office:value-type="float" office:value="2" calcext:value-type="float">
            <text:p>2</text:p>
          </table:table-cell>
          <table:table-cell table:style-name="ce100" table:formula="of:=[$Data.HG6]" office:value-type="float" office:value="3" calcext:value-type="float">
            <text:p>3</text:p>
          </table:table-cell>
          <table:table-cell table:style-name="ce100" table:formula="of:=[$Data.HH6]" office:value-type="float" office:value="3" calcext:value-type="float">
            <text:p>3</text:p>
          </table:table-cell>
          <table:table-cell table:style-name="ce100" table:formula="of:=[$Data.HI6]" office:value-type="float" office:value="4" calcext:value-type="float">
            <text:p>4</text:p>
          </table:table-cell>
          <table:table-cell table:style-name="ce100" table:formula="of:=[$Data.HJ6]" office:value-type="float" office:value="2" calcext:value-type="float">
            <text:p>2</text:p>
          </table:table-cell>
          <table:table-cell table:style-name="ce100" table:formula="of:=[$Data.HK6]" office:value-type="float" office:value="3" calcext:value-type="float">
            <text:p>3</text:p>
          </table:table-cell>
          <table:table-cell table:style-name="ce100" table:formula="of:=[$Data.HL6]" office:value-type="float" office:value="2" calcext:value-type="float">
            <text:p>2</text:p>
          </table:table-cell>
          <table:table-cell table:style-name="ce100" table:formula="of:=[$Data.HM6]" office:value-type="float" office:value="2" calcext:value-type="float">
            <text:p>2</text:p>
          </table:table-cell>
          <table:table-cell table:style-name="ce100" table:formula="of:=[$Data.HN6]" office:value-type="float" office:value="2" calcext:value-type="float">
            <text:p>2</text:p>
          </table:table-cell>
          <table:table-cell table:style-name="ce100" table:formula="of:=[$Data.HO6]" office:value-type="float" office:value="2" calcext:value-type="float">
            <text:p>2</text:p>
          </table:table-cell>
          <table:table-cell table:style-name="ce100" table:formula="of:=[$Data.HP6]" office:value-type="float" office:value="2" calcext:value-type="float">
            <text:p>2</text:p>
          </table:table-cell>
          <table:table-cell table:style-name="ce100" table:formula="of:=[$Data.HQ6]" office:value-type="float" office:value="2" calcext:value-type="float">
            <text:p>2</text:p>
          </table:table-cell>
          <table:table-cell table:style-name="ce100" table:formula="of:=[$Data.HR6]" office:value-type="float" office:value="3" calcext:value-type="float">
            <text:p>3</text:p>
          </table:table-cell>
          <table:table-cell table:style-name="ce100" table:formula="of:=[$Data.HS6]" office:value-type="float" office:value="3" calcext:value-type="float">
            <text:p>3</text:p>
          </table:table-cell>
          <table:table-cell table:style-name="ce100" table:formula="of:=[$Data.HT6]" office:value-type="float" office:value="2" calcext:value-type="float">
            <text:p>2</text:p>
          </table:table-cell>
          <table:table-cell table:style-name="ce100" table:formula="of:=[$Data.HU6]" office:value-type="float" office:value="2" calcext:value-type="float">
            <text:p>2</text:p>
          </table:table-cell>
          <table:table-cell table:style-name="ce100" table:formula="of:=[$Data.HV6]" office:value-type="float" office:value="2" calcext:value-type="float">
            <text:p>2</text:p>
          </table:table-cell>
          <table:table-cell table:style-name="ce100" table:formula="of:=[$Data.HW6]" office:value-type="float" office:value="3" calcext:value-type="float">
            <text:p>3</text:p>
          </table:table-cell>
          <table:table-cell table:style-name="ce100" table:formula="of:=[$Data.HX6]" office:value-type="float" office:value="2" calcext:value-type="float">
            <text:p>2</text:p>
          </table:table-cell>
          <table:table-cell table:style-name="ce100" table:formula="of:=[$Data.HY6]" office:value-type="float" office:value="2" calcext:value-type="float">
            <text:p>2</text:p>
          </table:table-cell>
          <table:table-cell table:style-name="ce100" table:formula="of:=[$Data.HZ6]" office:value-type="float" office:value="2" calcext:value-type="float">
            <text:p>2</text:p>
          </table:table-cell>
          <table:table-cell table:style-name="ce100" table:formula="of:=[$Data.IA6]" office:value-type="float" office:value="2" calcext:value-type="float">
            <text:p>2</text:p>
          </table:table-cell>
          <table:table-cell table:style-name="ce100" table:formula="of:=[$Data.IB6]" office:value-type="float" office:value="3" calcext:value-type="float">
            <text:p>3</text:p>
          </table:table-cell>
          <table:table-cell table:style-name="ce100" table:formula="of:=[$Data.IC6]" office:value-type="float" office:value="2" calcext:value-type="float">
            <text:p>2</text:p>
          </table:table-cell>
          <table:table-cell table:style-name="ce100" table:formula="of:=[$Data.ID6]" office:value-type="float" office:value="2" calcext:value-type="float">
            <text:p>2</text:p>
          </table:table-cell>
          <table:table-cell table:style-name="ce100" table:formula="of:=[$Data.IE6]" office:value-type="float" office:value="3" calcext:value-type="float">
            <text:p>3</text:p>
          </table:table-cell>
          <table:table-cell table:style-name="ce100" table:formula="of:=[$Data.IF6]" office:value-type="float" office:value="2" calcext:value-type="float">
            <text:p>2</text:p>
          </table:table-cell>
          <table:table-cell table:style-name="ce100" table:formula="of:=[$Data.IG6]" office:value-type="float" office:value="3" calcext:value-type="float">
            <text:p>3</text:p>
          </table:table-cell>
          <table:table-cell table:style-name="ce100" table:formula="of:=[$Data.IH6]" office:value-type="float" office:value="3" calcext:value-type="float">
            <text:p>3</text:p>
          </table:table-cell>
          <table:table-cell table:style-name="ce100" table:formula="of:=[$Data.II6]" office:value-type="float" office:value="3" calcext:value-type="float">
            <text:p>3</text:p>
          </table:table-cell>
          <table:table-cell table:style-name="ce100" table:formula="of:=[$Data.IJ6]" office:value-type="float" office:value="2" calcext:value-type="float">
            <text:p>2</text:p>
          </table:table-cell>
          <table:table-cell table:style-name="ce100" table:formula="of:=[$Data.IK6]" office:value-type="float" office:value="2" calcext:value-type="float">
            <text:p>2</text:p>
          </table:table-cell>
          <table:table-cell table:style-name="ce100" table:formula="of:=[$Data.IL6]" office:value-type="float" office:value="3" calcext:value-type="float">
            <text:p>3</text:p>
          </table:table-cell>
          <table:table-cell table:style-name="ce100" table:formula="of:=[$Data.IM6]" office:value-type="float" office:value="3" calcext:value-type="float">
            <text:p>3</text:p>
          </table:table-cell>
          <table:table-cell table:style-name="ce100" table:formula="of:=[$Data.IN6]" office:value-type="float" office:value="3" calcext:value-type="float">
            <text:p>3</text:p>
          </table:table-cell>
          <table:table-cell table:style-name="ce100" table:formula="of:=[$Data.IO6]" office:value-type="float" office:value="2" calcext:value-type="float">
            <text:p>2</text:p>
          </table:table-cell>
          <table:table-cell table:style-name="ce100" table:formula="of:=[$Data.IP6]" office:value-type="float" office:value="2" calcext:value-type="float">
            <text:p>2</text:p>
          </table:table-cell>
          <table:table-cell table:style-name="ce100" table:number-columns-repeated="807"/>
        </table:table-row>
        <table:table-row table:style-name="ro15">
          <table:table-cell table:formula="of:=[$Data.B7]" office:value-type="string" office:string-value="Liangzhu" calcext:value-type="string">
            <text:p>Liangzhu</text:p>
          </table:table-cell>
          <table:table-cell table:formula="of:=IF([$Data.AI7]=&quot;&quot;;0;(IF([$Data.AI7]=&quot;?&quot;;&quot;?&quot;;1)))" office:value-type="float" office:value="1" calcext:value-type="float">
            <text:p>1</text:p>
          </table:table-cell>
          <table:table-cell table:formula="of:=IF([$Data.AJ7]=&quot;&quot;;0;(IF([$Data.AJ7]=&quot;?&quot;;&quot;?&quot;;1)))" office:value-type="float" office:value="1" calcext:value-type="float">
            <text:p>1</text:p>
          </table:table-cell>
          <table:table-cell table:formula="of:=IF([$Data.AK7]=&quot;&quot;;0;(IF([$Data.AK7]=&quot;?&quot;;&quot;?&quot;;1)))" office:value-type="float" office:value="0" calcext:value-type="float">
            <text:p>0</text:p>
          </table:table-cell>
          <table:table-cell table:formula="of:=IF([$Data.AL7]=&quot;&quot;;0;(IF([$Data.AL7]=&quot;?&quot;;&quot;?&quot;;1)))" office:value-type="float" office:value="1" calcext:value-type="float">
            <text:p>1</text:p>
          </table:table-cell>
          <table:table-cell table:formula="of:=IF([$Data.AM7]=&quot;&quot;;0;(IF([$Data.AM7]=&quot;?&quot;;&quot;?&quot;;1)))" office:value-type="float" office:value="1" calcext:value-type="float">
            <text:p>1</text:p>
          </table:table-cell>
          <table:table-cell table:formula="of:=IF([$Data.AN7]=&quot;&quot;;0;(IF([$Data.AN7]=&quot;?&quot;;&quot;?&quot;;1)))" office:value-type="float" office:value="0" calcext:value-type="float">
            <text:p>0</text:p>
          </table:table-cell>
          <table:table-cell table:formula="of:=IF([$Data.AO7]=&quot;&quot;;0;(IF([$Data.AO7]=&quot;?&quot;;&quot;?&quot;;1)))" office:value-type="float" office:value="0" calcext:value-type="float">
            <text:p>0</text:p>
          </table:table-cell>
          <table:table-cell table:formula="of:=IF([$Data.AP7]=&quot;&quot;;0;(IF([$Data.AP7]=&quot;?&quot;;&quot;?&quot;;1)))" office:value-type="float" office:value="1" calcext:value-type="float">
            <text:p>1</text:p>
          </table:table-cell>
          <table:table-cell table:formula="of:=IF([$Data.AQ7]=&quot;&quot;;0;(IF([$Data.AQ7]=&quot;?&quot;;&quot;?&quot;;1)))" office:value-type="float" office:value="1" calcext:value-type="float">
            <text:p>1</text:p>
          </table:table-cell>
          <table:table-cell table:formula="of:=IF([$Data.AR7]=&quot;&quot;;0;(IF([$Data.AR7]=&quot;?&quot;;&quot;?&quot;;1)))" office:value-type="float" office:value="1" calcext:value-type="float">
            <text:p>1</text:p>
          </table:table-cell>
          <table:table-cell table:formula="of:=IF([$Data.AS7]=&quot;&quot;;0;(IF([$Data.AS7]=&quot;?&quot;;&quot;?&quot;;1)))" office:value-type="float" office:value="0" calcext:value-type="float">
            <text:p>0</text:p>
          </table:table-cell>
          <table:table-cell table:formula="of:=IF([$Data.AT7]=&quot;&quot;;0;(IF([$Data.AT7]=&quot;?&quot;;&quot;?&quot;;1)))" office:value-type="float" office:value="0" calcext:value-type="float">
            <text:p>0</text:p>
          </table:table-cell>
          <table:table-cell table:formula="of:=IF([$Data.AU7]=&quot;&quot;;0;(IF([$Data.AU7]=&quot;?&quot;;&quot;?&quot;;1)))" office:value-type="float" office:value="0" calcext:value-type="float">
            <text:p>0</text:p>
          </table:table-cell>
          <table:table-cell table:formula="of:=IF([$Data.AV7]=&quot;&quot;;0;(IF([$Data.AV7]=&quot;?&quot;;&quot;?&quot;;1)))" office:value-type="float" office:value="0" calcext:value-type="float">
            <text:p>0</text:p>
          </table:table-cell>
          <table:table-cell table:formula="of:=IF([$Data.AW7]=&quot;&quot;;0;(IF([$Data.AW7]=&quot;?&quot;;&quot;?&quot;;1)))" office:value-type="float" office:value="0" calcext:value-type="float">
            <text:p>0</text:p>
          </table:table-cell>
          <table:table-cell table:formula="of:=IF([$Data.AX7]=&quot;&quot;;0;(IF([$Data.AX7]=&quot;?&quot;;&quot;?&quot;;1)))" office:value-type="float" office:value="0" calcext:value-type="float">
            <text:p>0</text:p>
          </table:table-cell>
          <table:table-cell table:formula="of:=IF([$Data.AY7]=&quot;&quot;;0;(IF([$Data.AY7]=&quot;?&quot;;&quot;?&quot;;1)))" office:value-type="float" office:value="0" calcext:value-type="float">
            <text:p>0</text:p>
          </table:table-cell>
          <table:table-cell table:formula="of:=IF([$Data.AZ7]=&quot;&quot;;0;(IF([$Data.AZ7]=&quot;?&quot;;&quot;?&quot;;1)))" office:value-type="float" office:value="0" calcext:value-type="float">
            <text:p>0</text:p>
          </table:table-cell>
          <table:table-cell table:formula="of:=IF([$Data.BA7]=&quot;&quot;;0;(IF([$Data.BA7]=&quot;?&quot;;&quot;?&quot;;1)))" office:value-type="float" office:value="0" calcext:value-type="float">
            <text:p>0</text:p>
          </table:table-cell>
          <table:table-cell table:formula="of:=IF([$Data.BB7]=&quot;&quot;;0;(IF([$Data.BB7]=&quot;?&quot;;&quot;?&quot;;1)))" office:value-type="float" office:value="0" calcext:value-type="float">
            <text:p>0</text:p>
          </table:table-cell>
          <table:table-cell table:formula="of:=IF([$Data.BC7]=&quot;&quot;;0;(IF([$Data.BC7]=&quot;?&quot;;&quot;?&quot;;1)))" office:value-type="float" office:value="0" calcext:value-type="float">
            <text:p>0</text:p>
          </table:table-cell>
          <table:table-cell table:formula="of:=IF([$Data.BD7]=&quot;&quot;;0;(IF([$Data.BD7]=&quot;?&quot;;&quot;?&quot;;1)))" office:value-type="float" office:value="0" calcext:value-type="float">
            <text:p>0</text:p>
          </table:table-cell>
          <table:table-cell table:formula="of:=IF([$Data.BE7]=&quot;&quot;;0;(IF([$Data.BE7]=&quot;?&quot;;&quot;?&quot;;1)))" office:value-type="float" office:value="0" calcext:value-type="float">
            <text:p>0</text:p>
          </table:table-cell>
          <table:table-cell table:formula="of:=IF([$Data.BF7]=&quot;&quot;;0;(IF([$Data.BF7]=&quot;?&quot;;&quot;?&quot;;1)))" office:value-type="float" office:value="0" calcext:value-type="float">
            <text:p>0</text:p>
          </table:table-cell>
          <table:table-cell table:formula="of:=IF([$Data.BG7]=&quot;&quot;;0;(IF([$Data.BG7]=&quot;?&quot;;&quot;?&quot;;1)))" office:value-type="float" office:value="0" calcext:value-type="float">
            <text:p>0</text:p>
          </table:table-cell>
          <table:table-cell table:formula="of:=IF([$Data.BH7]=&quot;&quot;;0;(IF([$Data.BH7]=&quot;?&quot;;&quot;?&quot;;1)))" office:value-type="float" office:value="0" calcext:value-type="float">
            <text:p>0</text:p>
          </table:table-cell>
          <table:table-cell table:formula="of:=IF([$Data.BI7]=&quot;&quot;;0;(IF([$Data.BI7]=&quot;?&quot;;&quot;?&quot;;1)))" office:value-type="float" office:value="0" calcext:value-type="float">
            <text:p>0</text:p>
          </table:table-cell>
          <table:table-cell table:formula="of:=IF([$Data.BJ7]=&quot;&quot;;0;(IF([$Data.BJ7]=&quot;?&quot;;&quot;?&quot;;1)))" office:value-type="float" office:value="0" calcext:value-type="float">
            <text:p>0</text:p>
          </table:table-cell>
          <table:table-cell table:formula="of:=IF([$Data.BK7]=&quot;&quot;;0;(IF([$Data.BK7]=&quot;?&quot;;&quot;?&quot;;1)))" office:value-type="float" office:value="0" calcext:value-type="float">
            <text:p>0</text:p>
          </table:table-cell>
          <table:table-cell table:formula="of:=IF([$Data.BL7]=&quot;&quot;;0;(IF([$Data.BL7]=&quot;?&quot;;&quot;?&quot;;1)))" office:value-type="float" office:value="0" calcext:value-type="float">
            <text:p>0</text:p>
          </table:table-cell>
          <table:table-cell table:formula="of:=IF([$Data.BM7]=&quot;&quot;;0;(IF([$Data.BM7]=&quot;?&quot;;&quot;?&quot;;1)))" office:value-type="float" office:value="0" calcext:value-type="float">
            <text:p>0</text:p>
          </table:table-cell>
          <table:table-cell table:formula="of:=IF([$Data.BN7]=&quot;&quot;;0;(IF([$Data.BN7]=&quot;?&quot;;&quot;?&quot;;1)))" office:value-type="float" office:value="0" calcext:value-type="float">
            <text:p>0</text:p>
          </table:table-cell>
          <table:table-cell table:formula="of:=IF([$Data.BO7]=&quot;&quot;;0;(IF([$Data.BO7]=&quot;?&quot;;&quot;?&quot;;1)))" office:value-type="float" office:value="0" calcext:value-type="float">
            <text:p>0</text:p>
          </table:table-cell>
          <table:table-cell table:formula="of:=IF([$Data.BP7]=&quot;&quot;;0;(IF([$Data.BP7]=&quot;?&quot;;&quot;?&quot;;1)))" office:value-type="float" office:value="0" calcext:value-type="float">
            <text:p>0</text:p>
          </table:table-cell>
          <table:table-cell table:formula="of:=IF([$Data.BQ7]=&quot;&quot;;0;(IF([$Data.BQ7]=&quot;?&quot;;&quot;?&quot;;1)))" office:value-type="float" office:value="0" calcext:value-type="float">
            <text:p>0</text:p>
          </table:table-cell>
          <table:table-cell table:formula="of:=IF([$Data.BR7]=&quot;&quot;;0;(IF([$Data.BR7]=&quot;?&quot;;&quot;?&quot;;1)))" office:value-type="float" office:value="0" calcext:value-type="float">
            <text:p>0</text:p>
          </table:table-cell>
          <table:table-cell table:formula="of:=IF([$Data.BS7]=&quot;&quot;;0;(IF([$Data.BS7]=&quot;?&quot;;&quot;?&quot;;1)))" office:value-type="float" office:value="0" calcext:value-type="float">
            <text:p>0</text:p>
          </table:table-cell>
          <table:table-cell table:formula="of:=IF([$Data.BT7]=&quot;&quot;;0;(IF([$Data.BT7]=&quot;?&quot;;&quot;?&quot;;1)))" office:value-type="float" office:value="0" calcext:value-type="float">
            <text:p>0</text:p>
          </table:table-cell>
          <table:table-cell table:formula="of:=IF([$Data.BU7]=&quot;&quot;;0;(IF([$Data.BU7]=&quot;?&quot;;&quot;?&quot;;1)))" office:value-type="float" office:value="0" calcext:value-type="float">
            <text:p>0</text:p>
          </table:table-cell>
          <table:table-cell table:formula="of:=IF([$Data.BV7]=&quot;&quot;;0;(IF([$Data.BV7]=&quot;?&quot;;&quot;?&quot;;1)))" office:value-type="float" office:value="0" calcext:value-type="float">
            <text:p>0</text:p>
          </table:table-cell>
          <table:table-cell table:formula="of:=IF([$Data.BW7]=&quot;&quot;;0;(IF([$Data.BW7]=&quot;?&quot;;&quot;?&quot;;1)))" office:value-type="float" office:value="0" calcext:value-type="float">
            <text:p>0</text:p>
          </table:table-cell>
          <table:table-cell table:formula="of:=IF([$Data.BX7]=&quot;&quot;;0;(IF([$Data.BX7]=&quot;?&quot;;&quot;?&quot;;1)))" office:value-type="float" office:value="0" calcext:value-type="float">
            <text:p>0</text:p>
          </table:table-cell>
          <table:table-cell table:formula="of:=IF([$Data.BY7]=&quot;&quot;;0;(IF([$Data.BY7]=&quot;?&quot;;&quot;?&quot;;1)))" office:value-type="float" office:value="0" calcext:value-type="float">
            <text:p>0</text:p>
          </table:table-cell>
          <table:table-cell table:formula="of:=IF([$Data.BZ7]=&quot;&quot;;0;(IF([$Data.BZ7]=&quot;?&quot;;&quot;?&quot;;1)))" office:value-type="float" office:value="0" calcext:value-type="float">
            <text:p>0</text:p>
          </table:table-cell>
          <table:table-cell table:formula="of:=IF([$Data.CA7]=&quot;&quot;;0;(IF([$Data.CA7]=&quot;?&quot;;&quot;?&quot;;1)))" office:value-type="float" office:value="0" calcext:value-type="float">
            <text:p>0</text:p>
          </table:table-cell>
          <table:table-cell table:formula="of:=IF([$Data.CB7]=&quot;&quot;;0;(IF([$Data.CB7]=&quot;?&quot;;&quot;?&quot;;1)))" office:value-type="float" office:value="0" calcext:value-type="float">
            <text:p>0</text:p>
          </table:table-cell>
          <table:table-cell table:formula="of:=IF([$Data.CC7]=&quot;&quot;;0;(IF([$Data.CC7]=&quot;?&quot;;&quot;?&quot;;1)))" office:value-type="float" office:value="0" calcext:value-type="float">
            <text:p>0</text:p>
          </table:table-cell>
          <table:table-cell table:formula="of:=IF([$Data.CD7]=&quot;&quot;;0;(IF([$Data.CD7]=&quot;?&quot;;&quot;?&quot;;1)))" office:value-type="float" office:value="0" calcext:value-type="float">
            <text:p>0</text:p>
          </table:table-cell>
          <table:table-cell table:formula="of:=IF([$Data.CE7]=&quot;&quot;;0;(IF([$Data.CE7]=&quot;?&quot;;&quot;?&quot;;1)))" office:value-type="float" office:value="0" calcext:value-type="float">
            <text:p>0</text:p>
          </table:table-cell>
          <table:table-cell table:formula="of:=IF([$Data.CF7]=&quot;&quot;;0;(IF([$Data.CF7]=&quot;?&quot;;&quot;?&quot;;1)))" office:value-type="float" office:value="0" calcext:value-type="float">
            <text:p>0</text:p>
          </table:table-cell>
          <table:table-cell table:formula="of:=IF([$Data.CG7]=&quot;&quot;;0;(IF([$Data.CG7]=&quot;?&quot;;&quot;?&quot;;1)))" office:value-type="float" office:value="0" calcext:value-type="float">
            <text:p>0</text:p>
          </table:table-cell>
          <table:table-cell table:formula="of:=IF([$Data.CH7]=&quot;&quot;;0;(IF([$Data.CH7]=&quot;?&quot;;&quot;?&quot;;1)))" office:value-type="float" office:value="0" calcext:value-type="float">
            <text:p>0</text:p>
          </table:table-cell>
          <table:table-cell table:formula="of:=IF([$Data.CI7]=&quot;&quot;;0;(IF([$Data.CI7]=&quot;?&quot;;&quot;?&quot;;1)))" office:value-type="float" office:value="0" calcext:value-type="float">
            <text:p>0</text:p>
          </table:table-cell>
          <table:table-cell table:formula="of:=IF([$Data.CJ7]=&quot;&quot;;0;(IF([$Data.CJ7]=&quot;?&quot;;&quot;?&quot;;1)))" office:value-type="float" office:value="0" calcext:value-type="float">
            <text:p>0</text:p>
          </table:table-cell>
          <table:table-cell table:formula="of:=IF([$Data.CK7]=&quot;&quot;;0;(IF([$Data.CK7]=&quot;?&quot;;&quot;?&quot;;1)))" office:value-type="float" office:value="0" calcext:value-type="float">
            <text:p>0</text:p>
          </table:table-cell>
          <table:table-cell table:formula="of:=IF([$Data.CL7]=&quot;&quot;;0;(IF([$Data.CL7]=&quot;?&quot;;&quot;?&quot;;1)))" office:value-type="float" office:value="0" calcext:value-type="float">
            <text:p>0</text:p>
          </table:table-cell>
          <table:table-cell table:formula="of:=IF([$Data.CM7]=&quot;&quot;;0;(IF([$Data.CM7]=&quot;?&quot;;&quot;?&quot;;1)))" office:value-type="float" office:value="0" calcext:value-type="float">
            <text:p>0</text:p>
          </table:table-cell>
          <table:table-cell table:formula="of:=IF([$Data.CN7]=&quot;&quot;;0;(IF([$Data.CN7]=&quot;?&quot;;&quot;?&quot;;1)))" office:value-type="float" office:value="0" calcext:value-type="float">
            <text:p>0</text:p>
          </table:table-cell>
          <table:table-cell table:formula="of:=IF([$Data.CO7]=&quot;&quot;;0;(IF([$Data.CO7]=&quot;?&quot;;&quot;?&quot;;1)))" office:value-type="float" office:value="0" calcext:value-type="float">
            <text:p>0</text:p>
          </table:table-cell>
          <table:table-cell table:formula="of:=IF([$Data.CP7]=&quot;&quot;;0;(IF([$Data.CP7]=&quot;?&quot;;&quot;?&quot;;1)))" office:value-type="float" office:value="1" calcext:value-type="float">
            <text:p>1</text:p>
          </table:table-cell>
          <table:table-cell table:formula="of:=IF([$Data.CQ7]=&quot;&quot;;0;(IF([$Data.CQ7]=&quot;?&quot;;&quot;?&quot;;1)))" office:value-type="float" office:value="1" calcext:value-type="float">
            <text:p>1</text:p>
          </table:table-cell>
          <table:table-cell table:formula="of:=IF([$Data.CR7]=&quot;&quot;;0;(IF([$Data.CR7]=&quot;?&quot;;&quot;?&quot;;1)))" office:value-type="float" office:value="1" calcext:value-type="float">
            <text:p>1</text:p>
          </table:table-cell>
          <table:table-cell table:formula="of:=IF([$Data.CS7]=&quot;&quot;;0;(IF([$Data.CS7]=&quot;?&quot;;&quot;?&quot;;1)))" office:value-type="float" office:value="0" calcext:value-type="float">
            <text:p>0</text:p>
          </table:table-cell>
          <table:table-cell table:formula="of:=IF([$Data.CT7]=&quot;&quot;;0;(IF([$Data.CT7]=&quot;?&quot;;&quot;?&quot;;1)))" office:value-type="float" office:value="0" calcext:value-type="float">
            <text:p>0</text:p>
          </table:table-cell>
          <table:table-cell table:formula="of:=IF([$Data.CU7]=&quot;&quot;;0;(IF([$Data.CU7]=&quot;?&quot;;&quot;?&quot;;1)))" office:value-type="float" office:value="0" calcext:value-type="float">
            <text:p>0</text:p>
          </table:table-cell>
          <table:table-cell table:formula="of:=IF([$Data.CV7]=&quot;&quot;;0;(IF([$Data.CV7]=&quot;?&quot;;&quot;?&quot;;1)))" office:value-type="float" office:value="1" calcext:value-type="float">
            <text:p>1</text:p>
          </table:table-cell>
          <table:table-cell table:formula="of:=IF([$Data.CW7]=&quot;&quot;;0;(IF([$Data.CW7]=&quot;?&quot;;&quot;?&quot;;1)))" office:value-type="float" office:value="0" calcext:value-type="float">
            <text:p>0</text:p>
          </table:table-cell>
          <table:table-cell table:formula="of:=IF([$Data.CX7]=&quot;&quot;;0;(IF([$Data.CX7]=&quot;?&quot;;&quot;?&quot;;1)))" office:value-type="float" office:value="1" calcext:value-type="float">
            <text:p>1</text:p>
          </table:table-cell>
          <table:table-cell table:formula="of:=IF([$Data.CY7]=&quot;&quot;;0;(IF([$Data.CY7]=&quot;?&quot;;&quot;?&quot;;1)))" office:value-type="float" office:value="0" calcext:value-type="float">
            <text:p>0</text:p>
          </table:table-cell>
          <table:table-cell table:formula="of:=IF([$Data.CZ7]=&quot;&quot;;0;(IF([$Data.CZ7]=&quot;?&quot;;&quot;?&quot;;1)))" office:value-type="float" office:value="1" calcext:value-type="float">
            <text:p>1</text:p>
          </table:table-cell>
          <table:table-cell table:formula="of:=IF([$Data.DA7]=&quot;&quot;;0;(IF([$Data.DA7]=&quot;?&quot;;&quot;?&quot;;1)))" office:value-type="float" office:value="0" calcext:value-type="float">
            <text:p>0</text:p>
          </table:table-cell>
          <table:table-cell table:formula="of:=IF([$Data.DB7]=&quot;&quot;;0;(IF([$Data.DB7]=&quot;?&quot;;&quot;?&quot;;1)))" office:value-type="float" office:value="0" calcext:value-type="float">
            <text:p>0</text:p>
          </table:table-cell>
          <table:table-cell table:formula="of:=IF([$Data.DC7]=&quot;&quot;;0;(IF([$Data.DC7]=&quot;?&quot;;&quot;?&quot;;1)))" office:value-type="float" office:value="0" calcext:value-type="float">
            <text:p>0</text:p>
          </table:table-cell>
          <table:table-cell table:formula="of:=IF([$Data.DD7]=&quot;&quot;;0;(IF([$Data.DD7]=&quot;?&quot;;&quot;?&quot;;1)))" office:value-type="float" office:value="1" calcext:value-type="float">
            <text:p>1</text:p>
          </table:table-cell>
          <table:table-cell table:formula="of:=IF([$Data.DE7]=&quot;&quot;;0;(IF([$Data.DE7]=&quot;?&quot;;&quot;?&quot;;1)))" office:value-type="float" office:value="0" calcext:value-type="float">
            <text:p>0</text:p>
          </table:table-cell>
          <table:table-cell table:formula="of:=IF([$Data.DF7]=&quot;&quot;;0;(IF([$Data.DF7]=&quot;?&quot;;&quot;?&quot;;1)))" office:value-type="float" office:value="1" calcext:value-type="float">
            <text:p>1</text:p>
          </table:table-cell>
          <table:table-cell table:formula="of:=IF([$Data.DG7]=&quot;&quot;;0;(IF([$Data.DG7]=&quot;?&quot;;&quot;?&quot;;1)))" office:value-type="float" office:value="0" calcext:value-type="float">
            <text:p>0</text:p>
          </table:table-cell>
          <table:table-cell table:formula="of:=IF([$Data.DH7]=&quot;&quot;;0;(IF([$Data.DH7]=&quot;?&quot;;&quot;?&quot;;1)))" office:value-type="float" office:value="0" calcext:value-type="float">
            <text:p>0</text:p>
          </table:table-cell>
          <table:table-cell table:formula="of:=IF([$Data.DI7]=&quot;&quot;;0;(IF([$Data.DI7]=&quot;?&quot;;&quot;?&quot;;1)))" office:value-type="float" office:value="0" calcext:value-type="float">
            <text:p>0</text:p>
          </table:table-cell>
          <table:table-cell table:formula="of:=IF([$Data.DJ7]=&quot;&quot;;0;(IF([$Data.DJ7]=&quot;?&quot;;&quot;?&quot;;1)))" office:value-type="float" office:value="1" calcext:value-type="float">
            <text:p>1</text:p>
          </table:table-cell>
          <table:table-cell table:formula="of:=IF([$Data.DK7]=&quot;&quot;;0;(IF([$Data.DK7]=&quot;?&quot;;&quot;?&quot;;1)))" office:value-type="float" office:value="0" calcext:value-type="float">
            <text:p>0</text:p>
          </table:table-cell>
          <table:table-cell table:formula="of:=IF([$Data.DL7]=&quot;&quot;;0;(IF([$Data.DL7]=&quot;?&quot;;&quot;?&quot;;1)))" office:value-type="float" office:value="0" calcext:value-type="float">
            <text:p>0</text:p>
          </table:table-cell>
          <table:table-cell table:formula="of:=IF([$Data.DM7]=&quot;&quot;;0;(IF([$Data.DM7]=&quot;?&quot;;&quot;?&quot;;1)))" office:value-type="float" office:value="0" calcext:value-type="float">
            <text:p>0</text:p>
          </table:table-cell>
          <table:table-cell table:formula="of:=IF([$Data.DN7]=&quot;&quot;;0;(IF([$Data.DN7]=&quot;?&quot;;&quot;?&quot;;1)))" office:value-type="float" office:value="1" calcext:value-type="float">
            <text:p>1</text:p>
          </table:table-cell>
          <table:table-cell table:formula="of:=IF([$Data.DO7]=&quot;&quot;;0;(IF([$Data.DO7]=&quot;?&quot;;&quot;?&quot;;1)))" office:value-type="string" office:string-value="?" calcext:value-type="string">
            <text:p>?</text:p>
          </table:table-cell>
          <table:table-cell table:formula="of:=IF([$Data.DP7]=&quot;&quot;;0;(IF([$Data.DP7]=&quot;?&quot;;&quot;?&quot;;1)))" office:value-type="string" office:string-value="?" calcext:value-type="string">
            <text:p>?</text:p>
          </table:table-cell>
          <table:table-cell table:formula="of:=IF([$Data.DQ7]=&quot;&quot;;0;(IF([$Data.DQ7]=&quot;?&quot;;&quot;?&quot;;1)))" office:value-type="string" office:string-value="?" calcext:value-type="string">
            <text:p>?</text:p>
          </table:table-cell>
          <table:table-cell table:formula="of:=IF([$Data.DR7]=&quot;&quot;;0;(IF([$Data.DR7]=&quot;?&quot;;&quot;?&quot;;1)))" office:value-type="float" office:value="0" calcext:value-type="float">
            <text:p>0</text:p>
          </table:table-cell>
          <table:table-cell table:formula="of:=IF([$Data.DS7]=&quot;&quot;;0;(IF([$Data.DS7]=&quot;?&quot;;&quot;?&quot;;1)))" office:value-type="float" office:value="0" calcext:value-type="float">
            <text:p>0</text:p>
          </table:table-cell>
          <table:table-cell table:formula="of:=IF([$Data.DT7]=&quot;&quot;;0;(IF([$Data.DT7]=&quot;?&quot;;&quot;?&quot;;1)))" office:value-type="float" office:value="0" calcext:value-type="float">
            <text:p>0</text:p>
          </table:table-cell>
          <table:table-cell table:formula="of:=IF([$Data.DU7]=&quot;&quot;;0;(IF([$Data.DU7]=&quot;?&quot;;&quot;?&quot;;1)))" office:value-type="float" office:value="0" calcext:value-type="float">
            <text:p>0</text:p>
          </table:table-cell>
          <table:table-cell table:formula="of:=IF([$Data.DV7]=&quot;&quot;;0;(IF([$Data.DV7]=&quot;?&quot;;&quot;?&quot;;1)))" office:value-type="float" office:value="0" calcext:value-type="float">
            <text:p>0</text:p>
          </table:table-cell>
          <table:table-cell table:formula="of:=IF([$Data.DW7]=&quot;&quot;;0;(IF([$Data.DW7]=&quot;?&quot;;&quot;?&quot;;1)))" office:value-type="float" office:value="0" calcext:value-type="float">
            <text:p>0</text:p>
          </table:table-cell>
          <table:table-cell table:formula="of:=IF([$Data.DX7]=&quot;&quot;;0;(IF([$Data.DX7]=&quot;?&quot;;&quot;?&quot;;1)))" office:value-type="float" office:value="0" calcext:value-type="float">
            <text:p>0</text:p>
          </table:table-cell>
          <table:table-cell table:formula="of:=IF([$Data.DY7]=&quot;&quot;;0;(IF([$Data.DY7]=&quot;?&quot;;&quot;?&quot;;1)))" office:value-type="float" office:value="0" calcext:value-type="float">
            <text:p>0</text:p>
          </table:table-cell>
          <table:table-cell table:formula="of:=IF([$Data.DZ7]=&quot;&quot;;0;(IF([$Data.DZ7]=&quot;?&quot;;&quot;?&quot;;1)))" office:value-type="float" office:value="0" calcext:value-type="float">
            <text:p>0</text:p>
          </table:table-cell>
          <table:table-cell table:formula="of:=IF([$Data.EA7]=&quot;&quot;;0;(IF([$Data.EA7]=&quot;?&quot;;&quot;?&quot;;1)))" office:value-type="float" office:value="0" calcext:value-type="float">
            <text:p>0</text:p>
          </table:table-cell>
          <table:table-cell table:formula="of:=IF([$Data.EB7]=&quot;&quot;;0;(IF([$Data.EB7]=&quot;?&quot;;&quot;?&quot;;1)))" office:value-type="float" office:value="0" calcext:value-type="float">
            <text:p>0</text:p>
          </table:table-cell>
          <table:table-cell table:formula="of:=IF([$Data.EC7]=&quot;&quot;;0;(IF([$Data.EC7]=&quot;?&quot;;&quot;?&quot;;1)))" office:value-type="float" office:value="0" calcext:value-type="float">
            <text:p>0</text:p>
          </table:table-cell>
          <table:table-cell table:formula="of:=IF([$Data.ED7]=&quot;&quot;;0;(IF([$Data.ED7]=&quot;?&quot;;&quot;?&quot;;1)))" office:value-type="float" office:value="0" calcext:value-type="float">
            <text:p>0</text:p>
          </table:table-cell>
          <table:table-cell table:formula="of:=IF([$Data.EE7]=&quot;&quot;;0;(IF([$Data.EE7]=&quot;?&quot;;&quot;?&quot;;1)))" office:value-type="float" office:value="0" calcext:value-type="float">
            <text:p>0</text:p>
          </table:table-cell>
          <table:table-cell table:formula="of:=IF([$Data.EF7]=&quot;&quot;;0;(IF([$Data.EF7]=&quot;?&quot;;&quot;?&quot;;1)))" office:value-type="float" office:value="0" calcext:value-type="float">
            <text:p>0</text:p>
          </table:table-cell>
          <table:table-cell table:formula="of:=IF([$Data.EG7]=&quot;&quot;;0;(IF([$Data.EG7]=&quot;?&quot;;&quot;?&quot;;1)))" office:value-type="float" office:value="0" calcext:value-type="float">
            <text:p>0</text:p>
          </table:table-cell>
          <table:table-cell table:formula="of:=IF([$Data.EH7]=&quot;&quot;;0;(IF([$Data.EH7]=&quot;?&quot;;&quot;?&quot;;1)))" office:value-type="float" office:value="0" calcext:value-type="float">
            <text:p>0</text:p>
          </table:table-cell>
          <table:table-cell table:formula="of:=IF([$Data.EI7]=&quot;&quot;;0;(IF([$Data.EI7]=&quot;?&quot;;&quot;?&quot;;1)))" office:value-type="float" office:value="0" calcext:value-type="float">
            <text:p>0</text:p>
          </table:table-cell>
          <table:table-cell table:formula="of:=IF([$Data.EJ7]=&quot;&quot;;0;(IF([$Data.EJ7]=&quot;?&quot;;&quot;?&quot;;1)))" office:value-type="float" office:value="0" calcext:value-type="float">
            <text:p>0</text:p>
          </table:table-cell>
          <table:table-cell table:formula="of:=IF([$Data.EK7]=&quot;&quot;;0;(IF([$Data.EK7]=&quot;?&quot;;&quot;?&quot;;1)))" office:value-type="float" office:value="0" calcext:value-type="float">
            <text:p>0</text:p>
          </table:table-cell>
          <table:table-cell table:formula="of:=IF([$Data.EL7]=&quot;&quot;;0;(IF([$Data.EL7]=&quot;?&quot;;&quot;?&quot;;1)))" office:value-type="float" office:value="0" calcext:value-type="float">
            <text:p>0</text:p>
          </table:table-cell>
          <table:table-cell table:formula="of:=IF([$Data.EM7]=&quot;&quot;;0;(IF([$Data.EM7]=&quot;?&quot;;&quot;?&quot;;1)))" office:value-type="float" office:value="0" calcext:value-type="float">
            <text:p>0</text:p>
          </table:table-cell>
          <table:table-cell table:formula="of:=IF([$Data.EN7]=&quot;&quot;;0;(IF([$Data.EN7]=&quot;?&quot;;&quot;?&quot;;1)))" office:value-type="float" office:value="0" calcext:value-type="float">
            <text:p>0</text:p>
          </table:table-cell>
          <table:table-cell table:formula="of:=IF([$Data.EO7]=&quot;&quot;;0;(IF([$Data.EO7]=&quot;?&quot;;&quot;?&quot;;1)))" office:value-type="float" office:value="0" calcext:value-type="float">
            <text:p>0</text:p>
          </table:table-cell>
          <table:table-cell table:formula="of:=IF([$Data.EP7]=&quot;&quot;;0;(IF([$Data.EP7]=&quot;?&quot;;&quot;?&quot;;1)))" office:value-type="float" office:value="0" calcext:value-type="float">
            <text:p>0</text:p>
          </table:table-cell>
          <table:table-cell table:formula="of:=IF([$Data.EQ7]=&quot;&quot;;0;(IF([$Data.EQ7]=&quot;?&quot;;&quot;?&quot;;1)))" office:value-type="float" office:value="0" calcext:value-type="float">
            <text:p>0</text:p>
          </table:table-cell>
          <table:table-cell table:formula="of:=IF([$Data.ER7]=&quot;&quot;;0;(IF([$Data.ER7]=&quot;?&quot;;&quot;?&quot;;1)))" office:value-type="float" office:value="0" calcext:value-type="float">
            <text:p>0</text:p>
          </table:table-cell>
          <table:table-cell table:formula="of:=IF([$Data.ES7]=&quot;&quot;;0;(IF([$Data.ES7]=&quot;?&quot;;&quot;?&quot;;1)))" office:value-type="float" office:value="0" calcext:value-type="float">
            <text:p>0</text:p>
          </table:table-cell>
          <table:table-cell table:formula="of:=IF([$Data.ET7]=&quot;&quot;;0;(IF([$Data.ET7]=&quot;?&quot;;&quot;?&quot;;1)))" office:value-type="float" office:value="0" calcext:value-type="float">
            <text:p>0</text:p>
          </table:table-cell>
          <table:table-cell table:formula="of:=IF([$Data.EU7]=&quot;&quot;;0;(IF([$Data.EU7]=&quot;?&quot;;&quot;?&quot;;1)))" office:value-type="float" office:value="0" calcext:value-type="float">
            <text:p>0</text:p>
          </table:table-cell>
          <table:table-cell table:formula="of:=IF([$Data.EV7]=&quot;&quot;;0;(IF([$Data.EV7]=&quot;?&quot;;&quot;?&quot;;1)))" office:value-type="float" office:value="0" calcext:value-type="float">
            <text:p>0</text:p>
          </table:table-cell>
          <table:table-cell table:formula="of:=IF([$Data.EW7]=&quot;&quot;;0;(IF([$Data.EW7]=&quot;?&quot;;&quot;?&quot;;1)))" office:value-type="float" office:value="1" calcext:value-type="float">
            <text:p>1</text:p>
          </table:table-cell>
          <table:table-cell table:formula="of:=IF([$Data.EX7]=&quot;&quot;;0;(IF([$Data.EX7]=&quot;?&quot;;&quot;?&quot;;1)))" office:value-type="string" office:string-value="?" calcext:value-type="string">
            <text:p>?</text:p>
          </table:table-cell>
          <table:table-cell table:formula="of:=IF([$Data.EY7]=&quot;&quot;;0;(IF([$Data.EY7]=&quot;?&quot;;&quot;?&quot;;1)))" office:value-type="float" office:value="0" calcext:value-type="float">
            <text:p>0</text:p>
          </table:table-cell>
          <table:table-cell table:formula="of:=IF([$Data.EZ7]=&quot;&quot;;0;(IF([$Data.EZ7]=&quot;?&quot;;&quot;?&quot;;1)))" office:value-type="float" office:value="0" calcext:value-type="float">
            <text:p>0</text:p>
          </table:table-cell>
          <table:table-cell table:formula="of:=IF([$Data.FA7]=&quot;&quot;;0;(IF([$Data.FA7]=&quot;?&quot;;&quot;?&quot;;1)))" office:value-type="float" office:value="0" calcext:value-type="float">
            <text:p>0</text:p>
          </table:table-cell>
          <table:table-cell table:formula="of:=IF([$Data.FB7]=&quot;&quot;;0;(IF([$Data.FB7]=&quot;?&quot;;&quot;?&quot;;1)))" office:value-type="float" office:value="0" calcext:value-type="float">
            <text:p>0</text:p>
          </table:table-cell>
          <table:table-cell table:formula="of:=IF([$Data.FC7]=&quot;&quot;;0;(IF([$Data.FC7]=&quot;?&quot;;&quot;?&quot;;1)))" office:value-type="float" office:value="0" calcext:value-type="float">
            <text:p>0</text:p>
          </table:table-cell>
          <table:table-cell table:formula="of:=IF([$Data.FD7]=&quot;&quot;;0;(IF([$Data.FD7]=&quot;?&quot;;&quot;?&quot;;1)))" office:value-type="float" office:value="0" calcext:value-type="float">
            <text:p>0</text:p>
          </table:table-cell>
          <table:table-cell table:formula="of:=IF([$Data.FE7]=&quot;&quot;;0;(IF([$Data.FE7]=&quot;?&quot;;&quot;?&quot;;1)))" office:value-type="float" office:value="0" calcext:value-type="float">
            <text:p>0</text:p>
          </table:table-cell>
          <table:table-cell table:formula="of:=IF([$Data.FF7]=&quot;&quot;;0;(IF([$Data.FF7]=&quot;?&quot;;&quot;?&quot;;1)))" office:value-type="float" office:value="0" calcext:value-type="float">
            <text:p>0</text:p>
          </table:table-cell>
          <table:table-cell table:formula="of:=IF([$Data.FG7]=&quot;&quot;;0;(IF([$Data.FG7]=&quot;?&quot;;&quot;?&quot;;1)))" office:value-type="float" office:value="0" calcext:value-type="float">
            <text:p>0</text:p>
          </table:table-cell>
          <table:table-cell table:formula="of:=IF([$Data.FH7]=&quot;&quot;;0;(IF([$Data.FH7]=&quot;?&quot;;&quot;?&quot;;1)))" office:value-type="float" office:value="0" calcext:value-type="float">
            <text:p>0</text:p>
          </table:table-cell>
          <table:table-cell table:formula="of:=IF([$Data.FI7]=&quot;&quot;;0;(IF([$Data.FI7]=&quot;?&quot;;&quot;?&quot;;1)))" office:value-type="float" office:value="0" calcext:value-type="float">
            <text:p>0</text:p>
          </table:table-cell>
          <table:table-cell table:formula="of:=IF([$Data.FJ7]=&quot;&quot;;0;(IF([$Data.FJ7]=&quot;?&quot;;&quot;?&quot;;1)))" office:value-type="float" office:value="1" calcext:value-type="float">
            <text:p>1</text:p>
          </table:table-cell>
          <table:table-cell table:formula="of:=IF([$Data.FK7]=&quot;&quot;;0;(IF([$Data.FK7]=&quot;?&quot;;&quot;?&quot;;1)))" office:value-type="float" office:value="1" calcext:value-type="float">
            <text:p>1</text:p>
          </table:table-cell>
          <table:table-cell table:formula="of:=IF([$Data.FL7]=&quot;&quot;;0;(IF([$Data.FL7]=&quot;?&quot;;&quot;?&quot;;1)))" office:value-type="float" office:value="1" calcext:value-type="float">
            <text:p>1</text:p>
          </table:table-cell>
          <table:table-cell table:formula="of:=IF([$Data.FM7]=&quot;&quot;;0;(IF([$Data.FM7]=&quot;?&quot;;&quot;?&quot;;1)))" office:value-type="float" office:value="0" calcext:value-type="float">
            <text:p>0</text:p>
          </table:table-cell>
          <table:table-cell table:formula="of:=IF([$Data.FN7]=&quot;&quot;;0;(IF([$Data.FN7]=&quot;?&quot;;&quot;?&quot;;1)))" office:value-type="float" office:value="0" calcext:value-type="float">
            <text:p>0</text:p>
          </table:table-cell>
          <table:table-cell table:formula="of:=IF([$Data.FO7]=&quot;&quot;;0;(IF([$Data.FO7]=&quot;?&quot;;&quot;?&quot;;1)))" office:value-type="float" office:value="0" calcext:value-type="float">
            <text:p>0</text:p>
          </table:table-cell>
          <table:table-cell table:formula="of:=IF([$Data.FP7]=&quot;&quot;;0;(IF([$Data.FP7]=&quot;?&quot;;&quot;?&quot;;1)))" office:value-type="float" office:value="0" calcext:value-type="float">
            <text:p>0</text:p>
          </table:table-cell>
          <table:table-cell table:formula="of:=IF([$Data.FQ7]=&quot;&quot;;0;(IF([$Data.FQ7]=&quot;?&quot;;&quot;?&quot;;1)))" office:value-type="float" office:value="0" calcext:value-type="float">
            <text:p>0</text:p>
          </table:table-cell>
          <table:table-cell table:formula="of:=IF([$Data.FR7]=&quot;&quot;;0;(IF([$Data.FR7]=&quot;?&quot;;&quot;?&quot;;1)))" office:value-type="float" office:value="0" calcext:value-type="float">
            <text:p>0</text:p>
          </table:table-cell>
          <table:table-cell table:formula="of:=IF([$Data.FS7]=&quot;&quot;;0;(IF([$Data.FS7]=&quot;?&quot;;&quot;?&quot;;1)))" office:value-type="string" office:string-value="?" calcext:value-type="string">
            <text:p>?</text:p>
          </table:table-cell>
          <table:table-cell table:formula="of:=IF([$Data.FT7]=&quot;&quot;;0;(IF([$Data.FT7]=&quot;?&quot;;&quot;?&quot;;1)))" office:value-type="float" office:value="0" calcext:value-type="float">
            <text:p>0</text:p>
          </table:table-cell>
          <table:table-cell table:formula="of:=IF([$Data.FU7]=&quot;&quot;;0;(IF([$Data.FU7]=&quot;?&quot;;&quot;?&quot;;1)))" office:value-type="float" office:value="0" calcext:value-type="float">
            <text:p>0</text:p>
          </table:table-cell>
          <table:table-cell table:formula="of:=IF([$Data.FV7]=&quot;&quot;;0;(IF([$Data.FV7]=&quot;?&quot;;&quot;?&quot;;1)))" office:value-type="float" office:value="0" calcext:value-type="float">
            <text:p>0</text:p>
          </table:table-cell>
          <table:table-cell table:formula="of:=IF([$Data.FW7]=&quot;&quot;;0;(IF([$Data.FW7]=&quot;?&quot;;&quot;?&quot;;1)))" office:value-type="float" office:value="0" calcext:value-type="float">
            <text:p>0</text:p>
          </table:table-cell>
          <table:table-cell table:formula="of:=IF([$Data.FX7]=&quot;&quot;;0;(IF([$Data.FX7]=&quot;?&quot;;&quot;?&quot;;1)))" office:value-type="float" office:value="0" calcext:value-type="float">
            <text:p>0</text:p>
          </table:table-cell>
          <table:table-cell table:formula="of:=IF([$Data.FY7]=&quot;&quot;;0;(IF([$Data.FY7]=&quot;?&quot;;&quot;?&quot;;1)))" office:value-type="float" office:value="0" calcext:value-type="float">
            <text:p>0</text:p>
          </table:table-cell>
          <table:table-cell table:formula="of:=IF([$Data.FZ7]=&quot;&quot;;0;(IF([$Data.FZ7]=&quot;?&quot;;&quot;?&quot;;1)))" office:value-type="float" office:value="0" calcext:value-type="float">
            <text:p>0</text:p>
          </table:table-cell>
          <table:table-cell table:formula="of:=IF([$Data.GA7]=&quot;&quot;;0;(IF([$Data.GA7]=&quot;?&quot;;&quot;?&quot;;1)))" office:value-type="float" office:value="0" calcext:value-type="float">
            <text:p>0</text:p>
          </table:table-cell>
          <table:table-cell table:formula="of:=IF([$Data.GB7]=&quot;&quot;;0;(IF([$Data.GB7]=&quot;?&quot;;&quot;?&quot;;1)))" office:value-type="float" office:value="0" calcext:value-type="float">
            <text:p>0</text:p>
          </table:table-cell>
          <table:table-cell table:formula="of:=IF([$Data.GC7]=&quot;&quot;;0;(IF([$Data.GC7]=&quot;?&quot;;&quot;?&quot;;1)))" office:value-type="float" office:value="0" calcext:value-type="float">
            <text:p>0</text:p>
          </table:table-cell>
          <table:table-cell table:formula="of:=IF([$Data.GD7]=&quot;&quot;;0;(IF([$Data.GD7]=&quot;?&quot;;&quot;?&quot;;1)))" office:value-type="float" office:value="0" calcext:value-type="float">
            <text:p>0</text:p>
          </table:table-cell>
          <table:table-cell table:formula="of:=IF([$Data.GE7]=&quot;&quot;;0;(IF([$Data.GE7]=&quot;?&quot;;&quot;?&quot;;1)))" office:value-type="float" office:value="1" calcext:value-type="float">
            <text:p>1</text:p>
          </table:table-cell>
          <table:table-cell table:formula="of:=IF([$Data.GF7]=&quot;&quot;;0;(IF([$Data.GF7]=&quot;?&quot;;&quot;?&quot;;1)))" office:value-type="string" office:string-value="?" calcext:value-type="string">
            <text:p>?</text:p>
          </table:table-cell>
          <table:table-cell table:formula="of:=IF([$Data.GG7]=&quot;&quot;;0;(IF([$Data.GG7]=&quot;?&quot;;&quot;?&quot;;1)))" office:value-type="float" office:value="0" calcext:value-type="float">
            <text:p>0</text:p>
          </table:table-cell>
          <table:table-cell table:formula="of:=IF([$Data.GH7]=&quot;&quot;;0;(IF([$Data.GH7]=&quot;?&quot;;&quot;?&quot;;1)))" office:value-type="float" office:value="0" calcext:value-type="float">
            <text:p>0</text:p>
          </table:table-cell>
          <table:table-cell table:formula="of:=IF([$Data.GI7]=&quot;&quot;;0;(IF([$Data.GI7]=&quot;?&quot;;&quot;?&quot;;1)))" office:value-type="float" office:value="0" calcext:value-type="float">
            <text:p>0</text:p>
          </table:table-cell>
          <table:table-cell table:formula="of:=IF([$Data.GJ7]=&quot;&quot;;0;(IF([$Data.GJ7]=&quot;?&quot;;&quot;?&quot;;1)))" office:value-type="float" office:value="0" calcext:value-type="float">
            <text:p>0</text:p>
          </table:table-cell>
          <table:table-cell table:formula="of:=IF([$Data.GK7]=&quot;&quot;;0;(IF([$Data.GK7]=&quot;?&quot;;&quot;?&quot;;1)))" office:value-type="float" office:value="0" calcext:value-type="float">
            <text:p>0</text:p>
          </table:table-cell>
          <table:table-cell table:formula="of:=IF([$Data.GL7]=&quot;&quot;;0;(IF([$Data.GL7]=&quot;?&quot;;&quot;?&quot;;1)))" office:value-type="float" office:value="0" calcext:value-type="float">
            <text:p>0</text:p>
          </table:table-cell>
          <table:table-cell table:formula="of:=IF([$Data.GM7]=&quot;&quot;;0;(IF([$Data.GM7]=&quot;?&quot;;&quot;?&quot;;1)))" office:value-type="float" office:value="0" calcext:value-type="float">
            <text:p>0</text:p>
          </table:table-cell>
          <table:table-cell table:formula="of:=IF([$Data.GN7]=&quot;&quot;;0;(IF([$Data.GN7]=&quot;?&quot;;&quot;?&quot;;1)))" office:value-type="float" office:value="0" calcext:value-type="float">
            <text:p>0</text:p>
          </table:table-cell>
          <table:table-cell table:formula="of:=IF([$Data.GO7]=&quot;&quot;;0;(IF([$Data.GO7]=&quot;?&quot;;&quot;?&quot;;1)))" office:value-type="float" office:value="0" calcext:value-type="float">
            <text:p>0</text:p>
          </table:table-cell>
          <table:table-cell table:formula="of:=IF([$Data.GP7]=&quot;&quot;;0;(IF([$Data.GP7]=&quot;?&quot;;&quot;?&quot;;1)))" office:value-type="float" office:value="0" calcext:value-type="float">
            <text:p>0</text:p>
          </table:table-cell>
          <table:table-cell table:formula="of:=IF([$Data.GQ7]=&quot;&quot;;0;(IF([$Data.GQ7]=&quot;?&quot;;&quot;?&quot;;1)))" office:value-type="float" office:value="0" calcext:value-type="float">
            <text:p>0</text:p>
          </table:table-cell>
          <table:table-cell table:formula="of:=IF([$Data.GR7]=&quot;&quot;;0;(IF([$Data.GR7]=&quot;?&quot;;&quot;?&quot;;1)))" office:value-type="float" office:value="0" calcext:value-type="float">
            <text:p>0</text:p>
          </table:table-cell>
          <table:table-cell table:formula="of:=IF([$Data.GS7]=&quot;&quot;;0;(IF([$Data.GS7]=&quot;?&quot;;&quot;?&quot;;1)))" office:value-type="float" office:value="0" calcext:value-type="float">
            <text:p>0</text:p>
          </table:table-cell>
          <table:table-cell table:formula="of:=IF([$Data.GT7]=&quot;&quot;;0;(IF([$Data.GT7]=&quot;?&quot;;&quot;?&quot;;1)))" office:value-type="float" office:value="0" calcext:value-type="float">
            <text:p>0</text:p>
          </table:table-cell>
          <table:table-cell table:formula="of:=IF([$Data.GU7]=&quot;&quot;;0;(IF([$Data.GU7]=&quot;?&quot;;&quot;?&quot;;1)))" office:value-type="float" office:value="0" calcext:value-type="float">
            <text:p>0</text:p>
          </table:table-cell>
          <table:table-cell table:formula="of:=IF([$Data.GV7]=&quot;&quot;;0;(IF([$Data.GV7]=&quot;?&quot;;&quot;?&quot;;1)))" office:value-type="float" office:value="0" calcext:value-type="float">
            <text:p>0</text:p>
          </table:table-cell>
          <table:table-cell table:formula="of:=IF([$Data.GW7]=&quot;&quot;;0;(IF([$Data.GW7]=&quot;?&quot;;&quot;?&quot;;1)))" office:value-type="float" office:value="0" calcext:value-type="float">
            <text:p>0</text:p>
          </table:table-cell>
          <table:table-cell table:formula="of:=IF([$Data.GX7]=&quot;&quot;;0;(IF([$Data.GX7]=&quot;?&quot;;&quot;?&quot;;1)))" office:value-type="float" office:value="0" calcext:value-type="float">
            <text:p>0</text:p>
          </table:table-cell>
          <table:table-cell table:formula="of:=IF([$Data.GY7]=&quot;&quot;;0;(IF([$Data.GY7]=&quot;?&quot;;&quot;?&quot;;1)))" office:value-type="float" office:value="0" calcext:value-type="float">
            <text:p>0</text:p>
          </table:table-cell>
          <table:table-cell table:formula="of:=IF([$Data.GZ7]=&quot;&quot;;0;(IF([$Data.GZ7]=&quot;?&quot;;&quot;?&quot;;1)))" office:value-type="float" office:value="0" calcext:value-type="float">
            <text:p>0</text:p>
          </table:table-cell>
          <table:table-cell table:formula="of:=IF([$Data.HA7]=&quot;&quot;;0;(IF([$Data.HA7]=&quot;?&quot;;&quot;?&quot;;1)))" office:value-type="float" office:value="0" calcext:value-type="float">
            <text:p>0</text:p>
          </table:table-cell>
          <table:table-cell table:formula="of:=IF([$Data.HB7]=&quot;&quot;;0;(IF([$Data.HB7]=&quot;?&quot;;&quot;?&quot;;1)))" office:value-type="float" office:value="0" calcext:value-type="float">
            <text:p>0</text:p>
          </table:table-cell>
          <table:table-cell table:formula="of:=IF([$Data.HC7]=&quot;&quot;;0;(IF([$Data.HC7]=&quot;?&quot;;&quot;?&quot;;1)))" office:value-type="float" office:value="0" calcext:value-type="float">
            <text:p>0</text:p>
          </table:table-cell>
          <table:table-cell table:formula="of:=IF([$Data.HD7]=&quot;&quot;;0;(IF([$Data.HD7]=&quot;?&quot;;&quot;?&quot;;1)))" office:value-type="float" office:value="0" calcext:value-type="float">
            <text:p>0</text:p>
          </table:table-cell>
          <table:table-cell table:formula="of:=IF([$Data.HE7]=&quot;&quot;;0;(IF([$Data.HE7]=&quot;?&quot;;&quot;?&quot;;1)))" office:value-type="float" office:value="0" calcext:value-type="float">
            <text:p>0</text:p>
          </table:table-cell>
          <table:table-cell table:formula="of:=IF([$Data.HF7]=&quot;&quot;;0;(IF([$Data.HF7]=&quot;?&quot;;&quot;?&quot;;1)))" office:value-type="float" office:value="0" calcext:value-type="float">
            <text:p>0</text:p>
          </table:table-cell>
          <table:table-cell table:formula="of:=IF([$Data.HG7]=&quot;&quot;;0;(IF([$Data.HG7]=&quot;?&quot;;&quot;?&quot;;1)))" office:value-type="float" office:value="0" calcext:value-type="float">
            <text:p>0</text:p>
          </table:table-cell>
          <table:table-cell table:formula="of:=IF([$Data.HH7]=&quot;&quot;;0;(IF([$Data.HH7]=&quot;?&quot;;&quot;?&quot;;1)))" office:value-type="float" office:value="0" calcext:value-type="float">
            <text:p>0</text:p>
          </table:table-cell>
          <table:table-cell table:formula="of:=IF([$Data.HI7]=&quot;&quot;;0;(IF([$Data.HI7]=&quot;?&quot;;&quot;?&quot;;1)))" office:value-type="float" office:value="0" calcext:value-type="float">
            <text:p>0</text:p>
          </table:table-cell>
          <table:table-cell table:formula="of:=IF([$Data.HJ7]=&quot;&quot;;0;(IF([$Data.HJ7]=&quot;?&quot;;&quot;?&quot;;1)))" office:value-type="float" office:value="0" calcext:value-type="float">
            <text:p>0</text:p>
          </table:table-cell>
          <table:table-cell table:formula="of:=IF([$Data.HK7]=&quot;&quot;;0;(IF([$Data.HK7]=&quot;?&quot;;&quot;?&quot;;1)))" office:value-type="float" office:value="0" calcext:value-type="float">
            <text:p>0</text:p>
          </table:table-cell>
          <table:table-cell table:formula="of:=IF([$Data.HL7]=&quot;&quot;;0;(IF([$Data.HL7]=&quot;?&quot;;&quot;?&quot;;1)))" office:value-type="float" office:value="0" calcext:value-type="float">
            <text:p>0</text:p>
          </table:table-cell>
          <table:table-cell table:formula="of:=IF([$Data.HM7]=&quot;&quot;;0;(IF([$Data.HM7]=&quot;?&quot;;&quot;?&quot;;1)))" office:value-type="float" office:value="0" calcext:value-type="float">
            <text:p>0</text:p>
          </table:table-cell>
          <table:table-cell table:formula="of:=IF([$Data.HN7]=&quot;&quot;;0;(IF([$Data.HN7]=&quot;?&quot;;&quot;?&quot;;1)))" office:value-type="float" office:value="0" calcext:value-type="float">
            <text:p>0</text:p>
          </table:table-cell>
          <table:table-cell table:formula="of:=IF([$Data.HO7]=&quot;&quot;;0;(IF([$Data.HO7]=&quot;?&quot;;&quot;?&quot;;1)))" office:value-type="float" office:value="0" calcext:value-type="float">
            <text:p>0</text:p>
          </table:table-cell>
          <table:table-cell table:formula="of:=IF([$Data.HP7]=&quot;&quot;;0;(IF([$Data.HP7]=&quot;?&quot;;&quot;?&quot;;1)))" office:value-type="float" office:value="0" calcext:value-type="float">
            <text:p>0</text:p>
          </table:table-cell>
          <table:table-cell table:formula="of:=IF([$Data.HQ7]=&quot;&quot;;0;(IF([$Data.HQ7]=&quot;?&quot;;&quot;?&quot;;1)))" office:value-type="float" office:value="0" calcext:value-type="float">
            <text:p>0</text:p>
          </table:table-cell>
          <table:table-cell table:formula="of:=IF([$Data.HR7]=&quot;&quot;;0;(IF([$Data.HR7]=&quot;?&quot;;&quot;?&quot;;1)))" office:value-type="float" office:value="0" calcext:value-type="float">
            <text:p>0</text:p>
          </table:table-cell>
          <table:table-cell table:formula="of:=IF([$Data.HS7]=&quot;&quot;;0;(IF([$Data.HS7]=&quot;?&quot;;&quot;?&quot;;1)))" office:value-type="float" office:value="0" calcext:value-type="float">
            <text:p>0</text:p>
          </table:table-cell>
          <table:table-cell table:formula="of:=IF([$Data.HT7]=&quot;&quot;;0;(IF([$Data.HT7]=&quot;?&quot;;&quot;?&quot;;1)))" office:value-type="float" office:value="0" calcext:value-type="float">
            <text:p>0</text:p>
          </table:table-cell>
          <table:table-cell table:formula="of:=IF([$Data.HU7]=&quot;&quot;;0;(IF([$Data.HU7]=&quot;?&quot;;&quot;?&quot;;1)))" office:value-type="float" office:value="0" calcext:value-type="float">
            <text:p>0</text:p>
          </table:table-cell>
          <table:table-cell table:formula="of:=IF([$Data.HV7]=&quot;&quot;;0;(IF([$Data.HV7]=&quot;?&quot;;&quot;?&quot;;1)))" office:value-type="float" office:value="0" calcext:value-type="float">
            <text:p>0</text:p>
          </table:table-cell>
          <table:table-cell table:formula="of:=IF([$Data.HW7]=&quot;&quot;;0;(IF([$Data.HW7]=&quot;?&quot;;&quot;?&quot;;1)))" office:value-type="float" office:value="0" calcext:value-type="float">
            <text:p>0</text:p>
          </table:table-cell>
          <table:table-cell table:formula="of:=IF([$Data.HX7]=&quot;&quot;;0;(IF([$Data.HX7]=&quot;?&quot;;&quot;?&quot;;1)))" office:value-type="float" office:value="0" calcext:value-type="float">
            <text:p>0</text:p>
          </table:table-cell>
          <table:table-cell table:formula="of:=IF([$Data.HY7]=&quot;&quot;;0;(IF([$Data.HY7]=&quot;?&quot;;&quot;?&quot;;1)))" office:value-type="float" office:value="0" calcext:value-type="float">
            <text:p>0</text:p>
          </table:table-cell>
          <table:table-cell table:formula="of:=IF([$Data.HZ7]=&quot;&quot;;0;(IF([$Data.HZ7]=&quot;?&quot;;&quot;?&quot;;1)))" office:value-type="float" office:value="0" calcext:value-type="float">
            <text:p>0</text:p>
          </table:table-cell>
          <table:table-cell table:formula="of:=IF([$Data.IA7]=&quot;&quot;;0;(IF([$Data.IA7]=&quot;?&quot;;&quot;?&quot;;1)))" office:value-type="float" office:value="0" calcext:value-type="float">
            <text:p>0</text:p>
          </table:table-cell>
          <table:table-cell table:formula="of:=IF([$Data.IB7]=&quot;&quot;;0;(IF([$Data.IB7]=&quot;?&quot;;&quot;?&quot;;1)))" office:value-type="float" office:value="0" calcext:value-type="float">
            <text:p>0</text:p>
          </table:table-cell>
          <table:table-cell table:formula="of:=IF([$Data.IC7]=&quot;&quot;;0;(IF([$Data.IC7]=&quot;?&quot;;&quot;?&quot;;1)))" office:value-type="float" office:value="0" calcext:value-type="float">
            <text:p>0</text:p>
          </table:table-cell>
          <table:table-cell table:formula="of:=IF([$Data.ID7]=&quot;&quot;;0;(IF([$Data.ID7]=&quot;?&quot;;&quot;?&quot;;1)))" office:value-type="float" office:value="0" calcext:value-type="float">
            <text:p>0</text:p>
          </table:table-cell>
          <table:table-cell table:formula="of:=IF([$Data.IE7]=&quot;&quot;;0;(IF([$Data.IE7]=&quot;?&quot;;&quot;?&quot;;1)))" office:value-type="float" office:value="0" calcext:value-type="float">
            <text:p>0</text:p>
          </table:table-cell>
          <table:table-cell table:formula="of:=IF([$Data.IF7]=&quot;&quot;;0;(IF([$Data.IF7]=&quot;?&quot;;&quot;?&quot;;1)))" office:value-type="float" office:value="0" calcext:value-type="float">
            <text:p>0</text:p>
          </table:table-cell>
          <table:table-cell table:formula="of:=IF([$Data.IG7]=&quot;&quot;;0;(IF([$Data.IG7]=&quot;?&quot;;&quot;?&quot;;1)))" office:value-type="float" office:value="0" calcext:value-type="float">
            <text:p>0</text:p>
          </table:table-cell>
          <table:table-cell table:formula="of:=IF([$Data.IH7]=&quot;&quot;;0;(IF([$Data.IH7]=&quot;?&quot;;&quot;?&quot;;1)))" office:value-type="float" office:value="0" calcext:value-type="float">
            <text:p>0</text:p>
          </table:table-cell>
          <table:table-cell table:formula="of:=IF([$Data.II7]=&quot;&quot;;0;(IF([$Data.II7]=&quot;?&quot;;&quot;?&quot;;1)))" office:value-type="float" office:value="0" calcext:value-type="float">
            <text:p>0</text:p>
          </table:table-cell>
          <table:table-cell table:formula="of:=IF([$Data.IJ7]=&quot;&quot;;0;(IF([$Data.IJ7]=&quot;?&quot;;&quot;?&quot;;1)))" office:value-type="float" office:value="0" calcext:value-type="float">
            <text:p>0</text:p>
          </table:table-cell>
          <table:table-cell table:formula="of:=IF([$Data.IK7]=&quot;&quot;;0;(IF([$Data.IK7]=&quot;?&quot;;&quot;?&quot;;1)))" office:value-type="float" office:value="0" calcext:value-type="float">
            <text:p>0</text:p>
          </table:table-cell>
          <table:table-cell table:formula="of:=IF([$Data.IL7]=&quot;&quot;;0;(IF([$Data.IL7]=&quot;?&quot;;&quot;?&quot;;1)))" office:value-type="float" office:value="0" calcext:value-type="float">
            <text:p>0</text:p>
          </table:table-cell>
          <table:table-cell table:formula="of:=IF([$Data.IM7]=&quot;&quot;;0;(IF([$Data.IM7]=&quot;?&quot;;&quot;?&quot;;1)))" office:value-type="float" office:value="0" calcext:value-type="float">
            <text:p>0</text:p>
          </table:table-cell>
          <table:table-cell table:formula="of:=IF([$Data.IN7]=&quot;&quot;;0;(IF([$Data.IN7]=&quot;?&quot;;&quot;?&quot;;1)))" office:value-type="float" office:value="0" calcext:value-type="float">
            <text:p>0</text:p>
          </table:table-cell>
          <table:table-cell table:formula="of:=IF([$Data.IO7]=&quot;&quot;;0;(IF([$Data.IO7]=&quot;?&quot;;&quot;?&quot;;1)))" office:value-type="float" office:value="0" calcext:value-type="float">
            <text:p>0</text:p>
          </table:table-cell>
          <table:table-cell table:formula="of:=IF([$Data.IP7]=&quot;&quot;;0;(IF([$Data.IP7]=&quot;?&quot;;&quot;?&quot;;1)))" office:value-type="float" office:value="0" calcext:value-type="float">
            <text:p>0</text:p>
          </table:table-cell>
          <table:table-cell table:number-columns-repeated="2"/>
          <table:table-cell table:formula="of:=SUM([.B4:.HI4])" office:value-type="float" office:value="22" calcext:value-type="float">
            <text:p>22</text:p>
          </table:table-cell>
          <table:table-cell table:number-columns-repeated="804"/>
        </table:table-row>
        <table:table-row table:style-name="ro15">
          <table:table-cell table:formula="of:=[$Data.B8]" office:value-type="string" office:string-value="Meifu Li" calcext:value-type="string">
            <text:p>Meifu Li</text:p>
          </table:table-cell>
          <table:table-cell table:formula="of:=IF([$Data.AI8]=&quot;&quot;;0;(IF([$Data.AI8]=&quot;?&quot;;&quot;?&quot;;1)))" office:value-type="float" office:value="1" calcext:value-type="float">
            <text:p>1</text:p>
          </table:table-cell>
          <table:table-cell table:formula="of:=IF([$Data.AJ8]=&quot;&quot;;0;(IF([$Data.AJ8]=&quot;?&quot;;&quot;?&quot;;1)))" office:value-type="float" office:value="1" calcext:value-type="float">
            <text:p>1</text:p>
          </table:table-cell>
          <table:table-cell table:formula="of:=IF([$Data.AK8]=&quot;&quot;;0;(IF([$Data.AK8]=&quot;?&quot;;&quot;?&quot;;1)))" office:value-type="float" office:value="0" calcext:value-type="float">
            <text:p>0</text:p>
          </table:table-cell>
          <table:table-cell table:formula="of:=IF([$Data.AL8]=&quot;&quot;;0;(IF([$Data.AL8]=&quot;?&quot;;&quot;?&quot;;1)))" office:value-type="float" office:value="1" calcext:value-type="float">
            <text:p>1</text:p>
          </table:table-cell>
          <table:table-cell table:formula="of:=IF([$Data.AM8]=&quot;&quot;;0;(IF([$Data.AM8]=&quot;?&quot;;&quot;?&quot;;1)))" office:value-type="float" office:value="1" calcext:value-type="float">
            <text:p>1</text:p>
          </table:table-cell>
          <table:table-cell table:formula="of:=IF([$Data.AN8]=&quot;&quot;;0;(IF([$Data.AN8]=&quot;?&quot;;&quot;?&quot;;1)))" office:value-type="float" office:value="0" calcext:value-type="float">
            <text:p>0</text:p>
          </table:table-cell>
          <table:table-cell table:formula="of:=IF([$Data.AO8]=&quot;&quot;;0;(IF([$Data.AO8]=&quot;?&quot;;&quot;?&quot;;1)))" office:value-type="float" office:value="0" calcext:value-type="float">
            <text:p>0</text:p>
          </table:table-cell>
          <table:table-cell table:formula="of:=IF([$Data.AP8]=&quot;&quot;;0;(IF([$Data.AP8]=&quot;?&quot;;&quot;?&quot;;1)))" office:value-type="float" office:value="1" calcext:value-type="float">
            <text:p>1</text:p>
          </table:table-cell>
          <table:table-cell table:formula="of:=IF([$Data.AQ8]=&quot;&quot;;0;(IF([$Data.AQ8]=&quot;?&quot;;&quot;?&quot;;1)))" office:value-type="float" office:value="1" calcext:value-type="float">
            <text:p>1</text:p>
          </table:table-cell>
          <table:table-cell table:formula="of:=IF([$Data.AR8]=&quot;&quot;;0;(IF([$Data.AR8]=&quot;?&quot;;&quot;?&quot;;1)))" office:value-type="float" office:value="1" calcext:value-type="float">
            <text:p>1</text:p>
          </table:table-cell>
          <table:table-cell table:formula="of:=IF([$Data.AS8]=&quot;&quot;;0;(IF([$Data.AS8]=&quot;?&quot;;&quot;?&quot;;1)))" office:value-type="float" office:value="0" calcext:value-type="float">
            <text:p>0</text:p>
          </table:table-cell>
          <table:table-cell table:formula="of:=IF([$Data.AT8]=&quot;&quot;;0;(IF([$Data.AT8]=&quot;?&quot;;&quot;?&quot;;1)))" office:value-type="float" office:value="0" calcext:value-type="float">
            <text:p>0</text:p>
          </table:table-cell>
          <table:table-cell table:formula="of:=IF([$Data.AU8]=&quot;&quot;;0;(IF([$Data.AU8]=&quot;?&quot;;&quot;?&quot;;1)))" office:value-type="float" office:value="0" calcext:value-type="float">
            <text:p>0</text:p>
          </table:table-cell>
          <table:table-cell table:formula="of:=IF([$Data.AV8]=&quot;&quot;;0;(IF([$Data.AV8]=&quot;?&quot;;&quot;?&quot;;1)))" office:value-type="float" office:value="0" calcext:value-type="float">
            <text:p>0</text:p>
          </table:table-cell>
          <table:table-cell table:formula="of:=IF([$Data.AW8]=&quot;&quot;;0;(IF([$Data.AW8]=&quot;?&quot;;&quot;?&quot;;1)))" office:value-type="float" office:value="0" calcext:value-type="float">
            <text:p>0</text:p>
          </table:table-cell>
          <table:table-cell table:formula="of:=IF([$Data.AX8]=&quot;&quot;;0;(IF([$Data.AX8]=&quot;?&quot;;&quot;?&quot;;1)))" office:value-type="float" office:value="0" calcext:value-type="float">
            <text:p>0</text:p>
          </table:table-cell>
          <table:table-cell table:formula="of:=IF([$Data.AY8]=&quot;&quot;;0;(IF([$Data.AY8]=&quot;?&quot;;&quot;?&quot;;1)))" office:value-type="float" office:value="0" calcext:value-type="float">
            <text:p>0</text:p>
          </table:table-cell>
          <table:table-cell table:formula="of:=IF([$Data.AZ8]=&quot;&quot;;0;(IF([$Data.AZ8]=&quot;?&quot;;&quot;?&quot;;1)))" office:value-type="float" office:value="0" calcext:value-type="float">
            <text:p>0</text:p>
          </table:table-cell>
          <table:table-cell table:formula="of:=IF([$Data.BA8]=&quot;&quot;;0;(IF([$Data.BA8]=&quot;?&quot;;&quot;?&quot;;1)))" office:value-type="float" office:value="0" calcext:value-type="float">
            <text:p>0</text:p>
          </table:table-cell>
          <table:table-cell table:formula="of:=IF([$Data.BB8]=&quot;&quot;;0;(IF([$Data.BB8]=&quot;?&quot;;&quot;?&quot;;1)))" office:value-type="float" office:value="0" calcext:value-type="float">
            <text:p>0</text:p>
          </table:table-cell>
          <table:table-cell table:formula="of:=IF([$Data.BC8]=&quot;&quot;;0;(IF([$Data.BC8]=&quot;?&quot;;&quot;?&quot;;1)))" office:value-type="float" office:value="0" calcext:value-type="float">
            <text:p>0</text:p>
          </table:table-cell>
          <table:table-cell table:formula="of:=IF([$Data.BD8]=&quot;&quot;;0;(IF([$Data.BD8]=&quot;?&quot;;&quot;?&quot;;1)))" office:value-type="float" office:value="0" calcext:value-type="float">
            <text:p>0</text:p>
          </table:table-cell>
          <table:table-cell table:formula="of:=IF([$Data.BE8]=&quot;&quot;;0;(IF([$Data.BE8]=&quot;?&quot;;&quot;?&quot;;1)))" office:value-type="float" office:value="0" calcext:value-type="float">
            <text:p>0</text:p>
          </table:table-cell>
          <table:table-cell table:formula="of:=IF([$Data.BF8]=&quot;&quot;;0;(IF([$Data.BF8]=&quot;?&quot;;&quot;?&quot;;1)))" office:value-type="float" office:value="0" calcext:value-type="float">
            <text:p>0</text:p>
          </table:table-cell>
          <table:table-cell table:formula="of:=IF([$Data.BG8]=&quot;&quot;;0;(IF([$Data.BG8]=&quot;?&quot;;&quot;?&quot;;1)))" office:value-type="float" office:value="0" calcext:value-type="float">
            <text:p>0</text:p>
          </table:table-cell>
          <table:table-cell table:formula="of:=IF([$Data.BH8]=&quot;&quot;;0;(IF([$Data.BH8]=&quot;?&quot;;&quot;?&quot;;1)))" office:value-type="float" office:value="0" calcext:value-type="float">
            <text:p>0</text:p>
          </table:table-cell>
          <table:table-cell table:formula="of:=IF([$Data.BI8]=&quot;&quot;;0;(IF([$Data.BI8]=&quot;?&quot;;&quot;?&quot;;1)))" office:value-type="float" office:value="0" calcext:value-type="float">
            <text:p>0</text:p>
          </table:table-cell>
          <table:table-cell table:formula="of:=IF([$Data.BJ8]=&quot;&quot;;0;(IF([$Data.BJ8]=&quot;?&quot;;&quot;?&quot;;1)))" office:value-type="float" office:value="0" calcext:value-type="float">
            <text:p>0</text:p>
          </table:table-cell>
          <table:table-cell table:formula="of:=IF([$Data.BK8]=&quot;&quot;;0;(IF([$Data.BK8]=&quot;?&quot;;&quot;?&quot;;1)))" office:value-type="float" office:value="0" calcext:value-type="float">
            <text:p>0</text:p>
          </table:table-cell>
          <table:table-cell table:formula="of:=IF([$Data.BL8]=&quot;&quot;;0;(IF([$Data.BL8]=&quot;?&quot;;&quot;?&quot;;1)))" office:value-type="float" office:value="0" calcext:value-type="float">
            <text:p>0</text:p>
          </table:table-cell>
          <table:table-cell table:formula="of:=IF([$Data.BM8]=&quot;&quot;;0;(IF([$Data.BM8]=&quot;?&quot;;&quot;?&quot;;1)))" office:value-type="float" office:value="0" calcext:value-type="float">
            <text:p>0</text:p>
          </table:table-cell>
          <table:table-cell table:formula="of:=IF([$Data.BN8]=&quot;&quot;;0;(IF([$Data.BN8]=&quot;?&quot;;&quot;?&quot;;1)))" office:value-type="float" office:value="0" calcext:value-type="float">
            <text:p>0</text:p>
          </table:table-cell>
          <table:table-cell table:formula="of:=IF([$Data.BO8]=&quot;&quot;;0;(IF([$Data.BO8]=&quot;?&quot;;&quot;?&quot;;1)))" office:value-type="float" office:value="0" calcext:value-type="float">
            <text:p>0</text:p>
          </table:table-cell>
          <table:table-cell table:formula="of:=IF([$Data.BP8]=&quot;&quot;;0;(IF([$Data.BP8]=&quot;?&quot;;&quot;?&quot;;1)))" office:value-type="float" office:value="0" calcext:value-type="float">
            <text:p>0</text:p>
          </table:table-cell>
          <table:table-cell table:formula="of:=IF([$Data.BQ8]=&quot;&quot;;0;(IF([$Data.BQ8]=&quot;?&quot;;&quot;?&quot;;1)))" office:value-type="float" office:value="0" calcext:value-type="float">
            <text:p>0</text:p>
          </table:table-cell>
          <table:table-cell table:formula="of:=IF([$Data.BR8]=&quot;&quot;;0;(IF([$Data.BR8]=&quot;?&quot;;&quot;?&quot;;1)))" office:value-type="float" office:value="0" calcext:value-type="float">
            <text:p>0</text:p>
          </table:table-cell>
          <table:table-cell table:formula="of:=IF([$Data.BS8]=&quot;&quot;;0;(IF([$Data.BS8]=&quot;?&quot;;&quot;?&quot;;1)))" office:value-type="float" office:value="0" calcext:value-type="float">
            <text:p>0</text:p>
          </table:table-cell>
          <table:table-cell table:formula="of:=IF([$Data.BT8]=&quot;&quot;;0;(IF([$Data.BT8]=&quot;?&quot;;&quot;?&quot;;1)))" office:value-type="float" office:value="0" calcext:value-type="float">
            <text:p>0</text:p>
          </table:table-cell>
          <table:table-cell table:formula="of:=IF([$Data.BU8]=&quot;&quot;;0;(IF([$Data.BU8]=&quot;?&quot;;&quot;?&quot;;1)))" office:value-type="float" office:value="0" calcext:value-type="float">
            <text:p>0</text:p>
          </table:table-cell>
          <table:table-cell table:formula="of:=IF([$Data.BV8]=&quot;&quot;;0;(IF([$Data.BV8]=&quot;?&quot;;&quot;?&quot;;1)))" office:value-type="float" office:value="0" calcext:value-type="float">
            <text:p>0</text:p>
          </table:table-cell>
          <table:table-cell table:formula="of:=IF([$Data.BW8]=&quot;&quot;;0;(IF([$Data.BW8]=&quot;?&quot;;&quot;?&quot;;1)))" office:value-type="float" office:value="0" calcext:value-type="float">
            <text:p>0</text:p>
          </table:table-cell>
          <table:table-cell table:formula="of:=IF([$Data.BX8]=&quot;&quot;;0;(IF([$Data.BX8]=&quot;?&quot;;&quot;?&quot;;1)))" office:value-type="float" office:value="0" calcext:value-type="float">
            <text:p>0</text:p>
          </table:table-cell>
          <table:table-cell table:formula="of:=IF([$Data.BY8]=&quot;&quot;;0;(IF([$Data.BY8]=&quot;?&quot;;&quot;?&quot;;1)))" office:value-type="float" office:value="0" calcext:value-type="float">
            <text:p>0</text:p>
          </table:table-cell>
          <table:table-cell table:formula="of:=IF([$Data.BZ8]=&quot;&quot;;0;(IF([$Data.BZ8]=&quot;?&quot;;&quot;?&quot;;1)))" office:value-type="float" office:value="0" calcext:value-type="float">
            <text:p>0</text:p>
          </table:table-cell>
          <table:table-cell table:formula="of:=IF([$Data.CA8]=&quot;&quot;;0;(IF([$Data.CA8]=&quot;?&quot;;&quot;?&quot;;1)))" office:value-type="float" office:value="0" calcext:value-type="float">
            <text:p>0</text:p>
          </table:table-cell>
          <table:table-cell table:formula="of:=IF([$Data.CB8]=&quot;&quot;;0;(IF([$Data.CB8]=&quot;?&quot;;&quot;?&quot;;1)))" office:value-type="float" office:value="0" calcext:value-type="float">
            <text:p>0</text:p>
          </table:table-cell>
          <table:table-cell table:formula="of:=IF([$Data.CC8]=&quot;&quot;;0;(IF([$Data.CC8]=&quot;?&quot;;&quot;?&quot;;1)))" office:value-type="float" office:value="0" calcext:value-type="float">
            <text:p>0</text:p>
          </table:table-cell>
          <table:table-cell table:formula="of:=IF([$Data.CD8]=&quot;&quot;;0;(IF([$Data.CD8]=&quot;?&quot;;&quot;?&quot;;1)))" office:value-type="float" office:value="0" calcext:value-type="float">
            <text:p>0</text:p>
          </table:table-cell>
          <table:table-cell table:formula="of:=IF([$Data.CE8]=&quot;&quot;;0;(IF([$Data.CE8]=&quot;?&quot;;&quot;?&quot;;1)))" office:value-type="float" office:value="0" calcext:value-type="float">
            <text:p>0</text:p>
          </table:table-cell>
          <table:table-cell table:formula="of:=IF([$Data.CF8]=&quot;&quot;;0;(IF([$Data.CF8]=&quot;?&quot;;&quot;?&quot;;1)))" office:value-type="float" office:value="0" calcext:value-type="float">
            <text:p>0</text:p>
          </table:table-cell>
          <table:table-cell table:formula="of:=IF([$Data.CG8]=&quot;&quot;;0;(IF([$Data.CG8]=&quot;?&quot;;&quot;?&quot;;1)))" office:value-type="float" office:value="0" calcext:value-type="float">
            <text:p>0</text:p>
          </table:table-cell>
          <table:table-cell table:formula="of:=IF([$Data.CH8]=&quot;&quot;;0;(IF([$Data.CH8]=&quot;?&quot;;&quot;?&quot;;1)))" office:value-type="float" office:value="0" calcext:value-type="float">
            <text:p>0</text:p>
          </table:table-cell>
          <table:table-cell table:formula="of:=IF([$Data.CI8]=&quot;&quot;;0;(IF([$Data.CI8]=&quot;?&quot;;&quot;?&quot;;1)))" office:value-type="float" office:value="0" calcext:value-type="float">
            <text:p>0</text:p>
          </table:table-cell>
          <table:table-cell table:formula="of:=IF([$Data.CJ8]=&quot;&quot;;0;(IF([$Data.CJ8]=&quot;?&quot;;&quot;?&quot;;1)))" office:value-type="float" office:value="0" calcext:value-type="float">
            <text:p>0</text:p>
          </table:table-cell>
          <table:table-cell table:formula="of:=IF([$Data.CK8]=&quot;&quot;;0;(IF([$Data.CK8]=&quot;?&quot;;&quot;?&quot;;1)))" office:value-type="float" office:value="0" calcext:value-type="float">
            <text:p>0</text:p>
          </table:table-cell>
          <table:table-cell table:formula="of:=IF([$Data.CL8]=&quot;&quot;;0;(IF([$Data.CL8]=&quot;?&quot;;&quot;?&quot;;1)))" office:value-type="float" office:value="0" calcext:value-type="float">
            <text:p>0</text:p>
          </table:table-cell>
          <table:table-cell table:formula="of:=IF([$Data.CM8]=&quot;&quot;;0;(IF([$Data.CM8]=&quot;?&quot;;&quot;?&quot;;1)))" office:value-type="float" office:value="0" calcext:value-type="float">
            <text:p>0</text:p>
          </table:table-cell>
          <table:table-cell table:formula="of:=IF([$Data.CN8]=&quot;&quot;;0;(IF([$Data.CN8]=&quot;?&quot;;&quot;?&quot;;1)))" office:value-type="float" office:value="0" calcext:value-type="float">
            <text:p>0</text:p>
          </table:table-cell>
          <table:table-cell table:formula="of:=IF([$Data.CO8]=&quot;&quot;;0;(IF([$Data.CO8]=&quot;?&quot;;&quot;?&quot;;1)))" office:value-type="float" office:value="1" calcext:value-type="float">
            <text:p>1</text:p>
          </table:table-cell>
          <table:table-cell table:formula="of:=IF([$Data.CP8]=&quot;&quot;;0;(IF([$Data.CP8]=&quot;?&quot;;&quot;?&quot;;1)))" office:value-type="float" office:value="0" calcext:value-type="float">
            <text:p>0</text:p>
          </table:table-cell>
          <table:table-cell table:formula="of:=IF([$Data.CQ8]=&quot;&quot;;0;(IF([$Data.CQ8]=&quot;?&quot;;&quot;?&quot;;1)))" office:value-type="float" office:value="1" calcext:value-type="float">
            <text:p>1</text:p>
          </table:table-cell>
          <table:table-cell table:formula="of:=IF([$Data.CR8]=&quot;&quot;;0;(IF([$Data.CR8]=&quot;?&quot;;&quot;?&quot;;1)))" office:value-type="float" office:value="0" calcext:value-type="float">
            <text:p>0</text:p>
          </table:table-cell>
          <table:table-cell table:formula="of:=IF([$Data.CS8]=&quot;&quot;;0;(IF([$Data.CS8]=&quot;?&quot;;&quot;?&quot;;1)))" office:value-type="float" office:value="1" calcext:value-type="float">
            <text:p>1</text:p>
          </table:table-cell>
          <table:table-cell table:formula="of:=IF([$Data.CT8]=&quot;&quot;;0;(IF([$Data.CT8]=&quot;?&quot;;&quot;?&quot;;1)))" office:value-type="float" office:value="1" calcext:value-type="float">
            <text:p>1</text:p>
          </table:table-cell>
          <table:table-cell table:formula="of:=IF([$Data.CU8]=&quot;&quot;;0;(IF([$Data.CU8]=&quot;?&quot;;&quot;?&quot;;1)))" office:value-type="float" office:value="0" calcext:value-type="float">
            <text:p>0</text:p>
          </table:table-cell>
          <table:table-cell table:formula="of:=IF([$Data.CV8]=&quot;&quot;;0;(IF([$Data.CV8]=&quot;?&quot;;&quot;?&quot;;1)))" office:value-type="float" office:value="1" calcext:value-type="float">
            <text:p>1</text:p>
          </table:table-cell>
          <table:table-cell table:formula="of:=IF([$Data.CW8]=&quot;&quot;;0;(IF([$Data.CW8]=&quot;?&quot;;&quot;?&quot;;1)))" office:value-type="float" office:value="1" calcext:value-type="float">
            <text:p>1</text:p>
          </table:table-cell>
          <table:table-cell table:formula="of:=IF([$Data.CX8]=&quot;&quot;;0;(IF([$Data.CX8]=&quot;?&quot;;&quot;?&quot;;1)))" office:value-type="float" office:value="0" calcext:value-type="float">
            <text:p>0</text:p>
          </table:table-cell>
          <table:table-cell table:formula="of:=IF([$Data.CY8]=&quot;&quot;;0;(IF([$Data.CY8]=&quot;?&quot;;&quot;?&quot;;1)))" office:value-type="float" office:value="0" calcext:value-type="float">
            <text:p>0</text:p>
          </table:table-cell>
          <table:table-cell table:formula="of:=IF([$Data.CZ8]=&quot;&quot;;0;(IF([$Data.CZ8]=&quot;?&quot;;&quot;?&quot;;1)))" office:value-type="float" office:value="1" calcext:value-type="float">
            <text:p>1</text:p>
          </table:table-cell>
          <table:table-cell table:formula="of:=IF([$Data.DA8]=&quot;&quot;;0;(IF([$Data.DA8]=&quot;?&quot;;&quot;?&quot;;1)))" office:value-type="float" office:value="0" calcext:value-type="float">
            <text:p>0</text:p>
          </table:table-cell>
          <table:table-cell table:formula="of:=IF([$Data.DB8]=&quot;&quot;;0;(IF([$Data.DB8]=&quot;?&quot;;&quot;?&quot;;1)))" office:value-type="float" office:value="0" calcext:value-type="float">
            <text:p>0</text:p>
          </table:table-cell>
          <table:table-cell table:formula="of:=IF([$Data.DC8]=&quot;&quot;;0;(IF([$Data.DC8]=&quot;?&quot;;&quot;?&quot;;1)))" office:value-type="float" office:value="0" calcext:value-type="float">
            <text:p>0</text:p>
          </table:table-cell>
          <table:table-cell table:formula="of:=IF([$Data.DD8]=&quot;&quot;;0;(IF([$Data.DD8]=&quot;?&quot;;&quot;?&quot;;1)))" office:value-type="float" office:value="1" calcext:value-type="float">
            <text:p>1</text:p>
          </table:table-cell>
          <table:table-cell table:formula="of:=IF([$Data.DE8]=&quot;&quot;;0;(IF([$Data.DE8]=&quot;?&quot;;&quot;?&quot;;1)))" office:value-type="float" office:value="0" calcext:value-type="float">
            <text:p>0</text:p>
          </table:table-cell>
          <table:table-cell table:formula="of:=IF([$Data.DF8]=&quot;&quot;;0;(IF([$Data.DF8]=&quot;?&quot;;&quot;?&quot;;1)))" office:value-type="float" office:value="1" calcext:value-type="float">
            <text:p>1</text:p>
          </table:table-cell>
          <table:table-cell table:formula="of:=IF([$Data.DG8]=&quot;&quot;;0;(IF([$Data.DG8]=&quot;?&quot;;&quot;?&quot;;1)))" office:value-type="float" office:value="0" calcext:value-type="float">
            <text:p>0</text:p>
          </table:table-cell>
          <table:table-cell table:formula="of:=IF([$Data.DH8]=&quot;&quot;;0;(IF([$Data.DH8]=&quot;?&quot;;&quot;?&quot;;1)))" office:value-type="float" office:value="0" calcext:value-type="float">
            <text:p>0</text:p>
          </table:table-cell>
          <table:table-cell table:formula="of:=IF([$Data.DI8]=&quot;&quot;;0;(IF([$Data.DI8]=&quot;?&quot;;&quot;?&quot;;1)))" office:value-type="float" office:value="0" calcext:value-type="float">
            <text:p>0</text:p>
          </table:table-cell>
          <table:table-cell table:formula="of:=IF([$Data.DJ8]=&quot;&quot;;0;(IF([$Data.DJ8]=&quot;?&quot;;&quot;?&quot;;1)))" office:value-type="float" office:value="1" calcext:value-type="float">
            <text:p>1</text:p>
          </table:table-cell>
          <table:table-cell table:formula="of:=IF([$Data.DK8]=&quot;&quot;;0;(IF([$Data.DK8]=&quot;?&quot;;&quot;?&quot;;1)))" office:value-type="float" office:value="0" calcext:value-type="float">
            <text:p>0</text:p>
          </table:table-cell>
          <table:table-cell table:formula="of:=IF([$Data.DL8]=&quot;&quot;;0;(IF([$Data.DL8]=&quot;?&quot;;&quot;?&quot;;1)))" office:value-type="float" office:value="0" calcext:value-type="float">
            <text:p>0</text:p>
          </table:table-cell>
          <table:table-cell table:formula="of:=IF([$Data.DM8]=&quot;&quot;;0;(IF([$Data.DM8]=&quot;?&quot;;&quot;?&quot;;1)))" office:value-type="float" office:value="0" calcext:value-type="float">
            <text:p>0</text:p>
          </table:table-cell>
          <table:table-cell table:formula="of:=IF([$Data.DN8]=&quot;&quot;;0;(IF([$Data.DN8]=&quot;?&quot;;&quot;?&quot;;1)))" office:value-type="float" office:value="1" calcext:value-type="float">
            <text:p>1</text:p>
          </table:table-cell>
          <table:table-cell table:formula="of:=IF([$Data.DO8]=&quot;&quot;;0;(IF([$Data.DO8]=&quot;?&quot;;&quot;?&quot;;1)))" office:value-type="float" office:value="1" calcext:value-type="float">
            <text:p>1</text:p>
          </table:table-cell>
          <table:table-cell table:formula="of:=IF([$Data.DP8]=&quot;&quot;;0;(IF([$Data.DP8]=&quot;?&quot;;&quot;?&quot;;1)))" office:value-type="float" office:value="1" calcext:value-type="float">
            <text:p>1</text:p>
          </table:table-cell>
          <table:table-cell table:formula="of:=IF([$Data.DQ8]=&quot;&quot;;0;(IF([$Data.DQ8]=&quot;?&quot;;&quot;?&quot;;1)))" office:value-type="float" office:value="0" calcext:value-type="float">
            <text:p>0</text:p>
          </table:table-cell>
          <table:table-cell table:formula="of:=IF([$Data.DR8]=&quot;&quot;;0;(IF([$Data.DR8]=&quot;?&quot;;&quot;?&quot;;1)))" office:value-type="float" office:value="0" calcext:value-type="float">
            <text:p>0</text:p>
          </table:table-cell>
          <table:table-cell table:formula="of:=IF([$Data.DS8]=&quot;&quot;;0;(IF([$Data.DS8]=&quot;?&quot;;&quot;?&quot;;1)))" office:value-type="float" office:value="0" calcext:value-type="float">
            <text:p>0</text:p>
          </table:table-cell>
          <table:table-cell table:formula="of:=IF([$Data.DT8]=&quot;&quot;;0;(IF([$Data.DT8]=&quot;?&quot;;&quot;?&quot;;1)))" office:value-type="float" office:value="1" calcext:value-type="float">
            <text:p>1</text:p>
          </table:table-cell>
          <table:table-cell table:formula="of:=IF([$Data.DU8]=&quot;&quot;;0;(IF([$Data.DU8]=&quot;?&quot;;&quot;?&quot;;1)))" office:value-type="float" office:value="1" calcext:value-type="float">
            <text:p>1</text:p>
          </table:table-cell>
          <table:table-cell table:formula="of:=IF([$Data.DV8]=&quot;&quot;;0;(IF([$Data.DV8]=&quot;?&quot;;&quot;?&quot;;1)))" office:value-type="float" office:value="0" calcext:value-type="float">
            <text:p>0</text:p>
          </table:table-cell>
          <table:table-cell table:formula="of:=IF([$Data.DW8]=&quot;&quot;;0;(IF([$Data.DW8]=&quot;?&quot;;&quot;?&quot;;1)))" office:value-type="float" office:value="1" calcext:value-type="float">
            <text:p>1</text:p>
          </table:table-cell>
          <table:table-cell table:formula="of:=IF([$Data.DX8]=&quot;&quot;;0;(IF([$Data.DX8]=&quot;?&quot;;&quot;?&quot;;1)))" office:value-type="float" office:value="0" calcext:value-type="float">
            <text:p>0</text:p>
          </table:table-cell>
          <table:table-cell table:formula="of:=IF([$Data.DY8]=&quot;&quot;;0;(IF([$Data.DY8]=&quot;?&quot;;&quot;?&quot;;1)))" office:value-type="float" office:value="0" calcext:value-type="float">
            <text:p>0</text:p>
          </table:table-cell>
          <table:table-cell table:formula="of:=IF([$Data.DZ8]=&quot;&quot;;0;(IF([$Data.DZ8]=&quot;?&quot;;&quot;?&quot;;1)))" office:value-type="float" office:value="0" calcext:value-type="float">
            <text:p>0</text:p>
          </table:table-cell>
          <table:table-cell table:formula="of:=IF([$Data.EA8]=&quot;&quot;;0;(IF([$Data.EA8]=&quot;?&quot;;&quot;?&quot;;1)))" office:value-type="float" office:value="0" calcext:value-type="float">
            <text:p>0</text:p>
          </table:table-cell>
          <table:table-cell table:formula="of:=IF([$Data.EB8]=&quot;&quot;;0;(IF([$Data.EB8]=&quot;?&quot;;&quot;?&quot;;1)))" office:value-type="float" office:value="0" calcext:value-type="float">
            <text:p>0</text:p>
          </table:table-cell>
          <table:table-cell table:formula="of:=IF([$Data.EC8]=&quot;&quot;;0;(IF([$Data.EC8]=&quot;?&quot;;&quot;?&quot;;1)))" office:value-type="float" office:value="0" calcext:value-type="float">
            <text:p>0</text:p>
          </table:table-cell>
          <table:table-cell table:formula="of:=IF([$Data.ED8]=&quot;&quot;;0;(IF([$Data.ED8]=&quot;?&quot;;&quot;?&quot;;1)))" office:value-type="float" office:value="0" calcext:value-type="float">
            <text:p>0</text:p>
          </table:table-cell>
          <table:table-cell table:formula="of:=IF([$Data.EE8]=&quot;&quot;;0;(IF([$Data.EE8]=&quot;?&quot;;&quot;?&quot;;1)))" office:value-type="float" office:value="0" calcext:value-type="float">
            <text:p>0</text:p>
          </table:table-cell>
          <table:table-cell table:formula="of:=IF([$Data.EF8]=&quot;&quot;;0;(IF([$Data.EF8]=&quot;?&quot;;&quot;?&quot;;1)))" office:value-type="float" office:value="0" calcext:value-type="float">
            <text:p>0</text:p>
          </table:table-cell>
          <table:table-cell table:formula="of:=IF([$Data.EG8]=&quot;&quot;;0;(IF([$Data.EG8]=&quot;?&quot;;&quot;?&quot;;1)))" office:value-type="float" office:value="0" calcext:value-type="float">
            <text:p>0</text:p>
          </table:table-cell>
          <table:table-cell table:formula="of:=IF([$Data.EH8]=&quot;&quot;;0;(IF([$Data.EH8]=&quot;?&quot;;&quot;?&quot;;1)))" office:value-type="float" office:value="0" calcext:value-type="float">
            <text:p>0</text:p>
          </table:table-cell>
          <table:table-cell table:formula="of:=IF([$Data.EI8]=&quot;&quot;;0;(IF([$Data.EI8]=&quot;?&quot;;&quot;?&quot;;1)))" office:value-type="float" office:value="0" calcext:value-type="float">
            <text:p>0</text:p>
          </table:table-cell>
          <table:table-cell table:formula="of:=IF([$Data.EJ8]=&quot;&quot;;0;(IF([$Data.EJ8]=&quot;?&quot;;&quot;?&quot;;1)))" office:value-type="float" office:value="0" calcext:value-type="float">
            <text:p>0</text:p>
          </table:table-cell>
          <table:table-cell table:formula="of:=IF([$Data.EK8]=&quot;&quot;;0;(IF([$Data.EK8]=&quot;?&quot;;&quot;?&quot;;1)))" office:value-type="float" office:value="0" calcext:value-type="float">
            <text:p>0</text:p>
          </table:table-cell>
          <table:table-cell table:formula="of:=IF([$Data.EL8]=&quot;&quot;;0;(IF([$Data.EL8]=&quot;?&quot;;&quot;?&quot;;1)))" office:value-type="float" office:value="0" calcext:value-type="float">
            <text:p>0</text:p>
          </table:table-cell>
          <table:table-cell table:formula="of:=IF([$Data.EM8]=&quot;&quot;;0;(IF([$Data.EM8]=&quot;?&quot;;&quot;?&quot;;1)))" office:value-type="float" office:value="0" calcext:value-type="float">
            <text:p>0</text:p>
          </table:table-cell>
          <table:table-cell table:formula="of:=IF([$Data.EN8]=&quot;&quot;;0;(IF([$Data.EN8]=&quot;?&quot;;&quot;?&quot;;1)))" office:value-type="float" office:value="0" calcext:value-type="float">
            <text:p>0</text:p>
          </table:table-cell>
          <table:table-cell table:formula="of:=IF([$Data.EO8]=&quot;&quot;;0;(IF([$Data.EO8]=&quot;?&quot;;&quot;?&quot;;1)))" office:value-type="float" office:value="0" calcext:value-type="float">
            <text:p>0</text:p>
          </table:table-cell>
          <table:table-cell table:formula="of:=IF([$Data.EP8]=&quot;&quot;;0;(IF([$Data.EP8]=&quot;?&quot;;&quot;?&quot;;1)))" office:value-type="float" office:value="0" calcext:value-type="float">
            <text:p>0</text:p>
          </table:table-cell>
          <table:table-cell table:formula="of:=IF([$Data.EQ8]=&quot;&quot;;0;(IF([$Data.EQ8]=&quot;?&quot;;&quot;?&quot;;1)))" office:value-type="float" office:value="0" calcext:value-type="float">
            <text:p>0</text:p>
          </table:table-cell>
          <table:table-cell table:formula="of:=IF([$Data.ER8]=&quot;&quot;;0;(IF([$Data.ER8]=&quot;?&quot;;&quot;?&quot;;1)))" office:value-type="float" office:value="0" calcext:value-type="float">
            <text:p>0</text:p>
          </table:table-cell>
          <table:table-cell table:formula="of:=IF([$Data.ES8]=&quot;&quot;;0;(IF([$Data.ES8]=&quot;?&quot;;&quot;?&quot;;1)))" office:value-type="float" office:value="0" calcext:value-type="float">
            <text:p>0</text:p>
          </table:table-cell>
          <table:table-cell table:formula="of:=IF([$Data.ET8]=&quot;&quot;;0;(IF([$Data.ET8]=&quot;?&quot;;&quot;?&quot;;1)))" office:value-type="float" office:value="0" calcext:value-type="float">
            <text:p>0</text:p>
          </table:table-cell>
          <table:table-cell table:formula="of:=IF([$Data.EU8]=&quot;&quot;;0;(IF([$Data.EU8]=&quot;?&quot;;&quot;?&quot;;1)))" office:value-type="float" office:value="0" calcext:value-type="float">
            <text:p>0</text:p>
          </table:table-cell>
          <table:table-cell table:formula="of:=IF([$Data.EV8]=&quot;&quot;;0;(IF([$Data.EV8]=&quot;?&quot;;&quot;?&quot;;1)))" office:value-type="float" office:value="0" calcext:value-type="float">
            <text:p>0</text:p>
          </table:table-cell>
          <table:table-cell table:formula="of:=IF([$Data.EW8]=&quot;&quot;;0;(IF([$Data.EW8]=&quot;?&quot;;&quot;?&quot;;1)))" office:value-type="float" office:value="1" calcext:value-type="float">
            <text:p>1</text:p>
          </table:table-cell>
          <table:table-cell table:formula="of:=IF([$Data.EX8]=&quot;&quot;;0;(IF([$Data.EX8]=&quot;?&quot;;&quot;?&quot;;1)))" office:value-type="float" office:value="1" calcext:value-type="float">
            <text:p>1</text:p>
          </table:table-cell>
          <table:table-cell table:formula="of:=IF([$Data.EY8]=&quot;&quot;;0;(IF([$Data.EY8]=&quot;?&quot;;&quot;?&quot;;1)))" office:value-type="float" office:value="0" calcext:value-type="float">
            <text:p>0</text:p>
          </table:table-cell>
          <table:table-cell table:formula="of:=IF([$Data.EZ8]=&quot;&quot;;0;(IF([$Data.EZ8]=&quot;?&quot;;&quot;?&quot;;1)))" office:value-type="float" office:value="0" calcext:value-type="float">
            <text:p>0</text:p>
          </table:table-cell>
          <table:table-cell table:formula="of:=IF([$Data.FA8]=&quot;&quot;;0;(IF([$Data.FA8]=&quot;?&quot;;&quot;?&quot;;1)))" office:value-type="float" office:value="0" calcext:value-type="float">
            <text:p>0</text:p>
          </table:table-cell>
          <table:table-cell table:formula="of:=IF([$Data.FB8]=&quot;&quot;;0;(IF([$Data.FB8]=&quot;?&quot;;&quot;?&quot;;1)))" office:value-type="float" office:value="0" calcext:value-type="float">
            <text:p>0</text:p>
          </table:table-cell>
          <table:table-cell table:formula="of:=IF([$Data.FC8]=&quot;&quot;;0;(IF([$Data.FC8]=&quot;?&quot;;&quot;?&quot;;1)))" office:value-type="float" office:value="0" calcext:value-type="float">
            <text:p>0</text:p>
          </table:table-cell>
          <table:table-cell table:formula="of:=IF([$Data.FD8]=&quot;&quot;;0;(IF([$Data.FD8]=&quot;?&quot;;&quot;?&quot;;1)))" office:value-type="float" office:value="0" calcext:value-type="float">
            <text:p>0</text:p>
          </table:table-cell>
          <table:table-cell table:formula="of:=IF([$Data.FE8]=&quot;&quot;;0;(IF([$Data.FE8]=&quot;?&quot;;&quot;?&quot;;1)))" office:value-type="float" office:value="0" calcext:value-type="float">
            <text:p>0</text:p>
          </table:table-cell>
          <table:table-cell table:formula="of:=IF([$Data.FF8]=&quot;&quot;;0;(IF([$Data.FF8]=&quot;?&quot;;&quot;?&quot;;1)))" office:value-type="float" office:value="0" calcext:value-type="float">
            <text:p>0</text:p>
          </table:table-cell>
          <table:table-cell table:formula="of:=IF([$Data.FG8]=&quot;&quot;;0;(IF([$Data.FG8]=&quot;?&quot;;&quot;?&quot;;1)))" office:value-type="float" office:value="0" calcext:value-type="float">
            <text:p>0</text:p>
          </table:table-cell>
          <table:table-cell table:formula="of:=IF([$Data.FH8]=&quot;&quot;;0;(IF([$Data.FH8]=&quot;?&quot;;&quot;?&quot;;1)))" office:value-type="float" office:value="0" calcext:value-type="float">
            <text:p>0</text:p>
          </table:table-cell>
          <table:table-cell table:formula="of:=IF([$Data.FI8]=&quot;&quot;;0;(IF([$Data.FI8]=&quot;?&quot;;&quot;?&quot;;1)))" office:value-type="float" office:value="0" calcext:value-type="float">
            <text:p>0</text:p>
          </table:table-cell>
          <table:table-cell table:formula="of:=IF([$Data.FJ8]=&quot;&quot;;0;(IF([$Data.FJ8]=&quot;?&quot;;&quot;?&quot;;1)))" office:value-type="float" office:value="1" calcext:value-type="float">
            <text:p>1</text:p>
          </table:table-cell>
          <table:table-cell table:formula="of:=IF([$Data.FK8]=&quot;&quot;;0;(IF([$Data.FK8]=&quot;?&quot;;&quot;?&quot;;1)))" office:value-type="float" office:value="1" calcext:value-type="float">
            <text:p>1</text:p>
          </table:table-cell>
          <table:table-cell table:formula="of:=IF([$Data.FL8]=&quot;&quot;;0;(IF([$Data.FL8]=&quot;?&quot;;&quot;?&quot;;1)))" office:value-type="float" office:value="0" calcext:value-type="float">
            <text:p>0</text:p>
          </table:table-cell>
          <table:table-cell table:formula="of:=IF([$Data.FM8]=&quot;&quot;;0;(IF([$Data.FM8]=&quot;?&quot;;&quot;?&quot;;1)))" office:value-type="float" office:value="1" calcext:value-type="float">
            <text:p>1</text:p>
          </table:table-cell>
          <table:table-cell table:formula="of:=IF([$Data.FN8]=&quot;&quot;;0;(IF([$Data.FN8]=&quot;?&quot;;&quot;?&quot;;1)))" office:value-type="float" office:value="0" calcext:value-type="float">
            <text:p>0</text:p>
          </table:table-cell>
          <table:table-cell table:formula="of:=IF([$Data.FO8]=&quot;&quot;;0;(IF([$Data.FO8]=&quot;?&quot;;&quot;?&quot;;1)))" office:value-type="float" office:value="0" calcext:value-type="float">
            <text:p>0</text:p>
          </table:table-cell>
          <table:table-cell table:formula="of:=IF([$Data.FP8]=&quot;&quot;;0;(IF([$Data.FP8]=&quot;?&quot;;&quot;?&quot;;1)))" office:value-type="float" office:value="0" calcext:value-type="float">
            <text:p>0</text:p>
          </table:table-cell>
          <table:table-cell table:formula="of:=IF([$Data.FQ8]=&quot;&quot;;0;(IF([$Data.FQ8]=&quot;?&quot;;&quot;?&quot;;1)))" office:value-type="float" office:value="0" calcext:value-type="float">
            <text:p>0</text:p>
          </table:table-cell>
          <table:table-cell table:formula="of:=IF([$Data.FR8]=&quot;&quot;;0;(IF([$Data.FR8]=&quot;?&quot;;&quot;?&quot;;1)))" office:value-type="float" office:value="0" calcext:value-type="float">
            <text:p>0</text:p>
          </table:table-cell>
          <table:table-cell table:formula="of:=IF([$Data.FS8]=&quot;&quot;;0;(IF([$Data.FS8]=&quot;?&quot;;&quot;?&quot;;1)))" office:value-type="float" office:value="1" calcext:value-type="float">
            <text:p>1</text:p>
          </table:table-cell>
          <table:table-cell table:formula="of:=IF([$Data.FT8]=&quot;&quot;;0;(IF([$Data.FT8]=&quot;?&quot;;&quot;?&quot;;1)))" office:value-type="float" office:value="0" calcext:value-type="float">
            <text:p>0</text:p>
          </table:table-cell>
          <table:table-cell table:formula="of:=IF([$Data.FU8]=&quot;&quot;;0;(IF([$Data.FU8]=&quot;?&quot;;&quot;?&quot;;1)))" office:value-type="float" office:value="0" calcext:value-type="float">
            <text:p>0</text:p>
          </table:table-cell>
          <table:table-cell table:formula="of:=IF([$Data.FV8]=&quot;&quot;;0;(IF([$Data.FV8]=&quot;?&quot;;&quot;?&quot;;1)))" office:value-type="float" office:value="0" calcext:value-type="float">
            <text:p>0</text:p>
          </table:table-cell>
          <table:table-cell table:formula="of:=IF([$Data.FW8]=&quot;&quot;;0;(IF([$Data.FW8]=&quot;?&quot;;&quot;?&quot;;1)))" office:value-type="float" office:value="0" calcext:value-type="float">
            <text:p>0</text:p>
          </table:table-cell>
          <table:table-cell table:formula="of:=IF([$Data.FX8]=&quot;&quot;;0;(IF([$Data.FX8]=&quot;?&quot;;&quot;?&quot;;1)))" office:value-type="float" office:value="0" calcext:value-type="float">
            <text:p>0</text:p>
          </table:table-cell>
          <table:table-cell table:formula="of:=IF([$Data.FY8]=&quot;&quot;;0;(IF([$Data.FY8]=&quot;?&quot;;&quot;?&quot;;1)))" office:value-type="float" office:value="0" calcext:value-type="float">
            <text:p>0</text:p>
          </table:table-cell>
          <table:table-cell table:formula="of:=IF([$Data.FZ8]=&quot;&quot;;0;(IF([$Data.FZ8]=&quot;?&quot;;&quot;?&quot;;1)))" office:value-type="float" office:value="0" calcext:value-type="float">
            <text:p>0</text:p>
          </table:table-cell>
          <table:table-cell table:formula="of:=IF([$Data.GA8]=&quot;&quot;;0;(IF([$Data.GA8]=&quot;?&quot;;&quot;?&quot;;1)))" office:value-type="float" office:value="0" calcext:value-type="float">
            <text:p>0</text:p>
          </table:table-cell>
          <table:table-cell table:formula="of:=IF([$Data.GB8]=&quot;&quot;;0;(IF([$Data.GB8]=&quot;?&quot;;&quot;?&quot;;1)))" office:value-type="float" office:value="1" calcext:value-type="float">
            <text:p>1</text:p>
          </table:table-cell>
          <table:table-cell table:formula="of:=IF([$Data.GC8]=&quot;&quot;;0;(IF([$Data.GC8]=&quot;?&quot;;&quot;?&quot;;1)))" office:value-type="float" office:value="0" calcext:value-type="float">
            <text:p>0</text:p>
          </table:table-cell>
          <table:table-cell table:formula="of:=IF([$Data.GD8]=&quot;&quot;;0;(IF([$Data.GD8]=&quot;?&quot;;&quot;?&quot;;1)))" office:value-type="float" office:value="0" calcext:value-type="float">
            <text:p>0</text:p>
          </table:table-cell>
          <table:table-cell table:formula="of:=IF([$Data.GE8]=&quot;&quot;;0;(IF([$Data.GE8]=&quot;?&quot;;&quot;?&quot;;1)))" office:value-type="float" office:value="1" calcext:value-type="float">
            <text:p>1</text:p>
          </table:table-cell>
          <table:table-cell table:formula="of:=IF([$Data.GF8]=&quot;&quot;;0;(IF([$Data.GF8]=&quot;?&quot;;&quot;?&quot;;1)))" office:value-type="float" office:value="1" calcext:value-type="float">
            <text:p>1</text:p>
          </table:table-cell>
          <table:table-cell table:formula="of:=IF([$Data.GG8]=&quot;&quot;;0;(IF([$Data.GG8]=&quot;?&quot;;&quot;?&quot;;1)))" office:value-type="float" office:value="0" calcext:value-type="float">
            <text:p>0</text:p>
          </table:table-cell>
          <table:table-cell table:formula="of:=IF([$Data.GH8]=&quot;&quot;;0;(IF([$Data.GH8]=&quot;?&quot;;&quot;?&quot;;1)))" office:value-type="float" office:value="0" calcext:value-type="float">
            <text:p>0</text:p>
          </table:table-cell>
          <table:table-cell table:formula="of:=IF([$Data.GI8]=&quot;&quot;;0;(IF([$Data.GI8]=&quot;?&quot;;&quot;?&quot;;1)))" office:value-type="float" office:value="0" calcext:value-type="float">
            <text:p>0</text:p>
          </table:table-cell>
          <table:table-cell table:formula="of:=IF([$Data.GJ8]=&quot;&quot;;0;(IF([$Data.GJ8]=&quot;?&quot;;&quot;?&quot;;1)))" office:value-type="float" office:value="1" calcext:value-type="float">
            <text:p>1</text:p>
          </table:table-cell>
          <table:table-cell table:formula="of:=IF([$Data.GK8]=&quot;&quot;;0;(IF([$Data.GK8]=&quot;?&quot;;&quot;?&quot;;1)))" office:value-type="float" office:value="0" calcext:value-type="float">
            <text:p>0</text:p>
          </table:table-cell>
          <table:table-cell table:formula="of:=IF([$Data.GL8]=&quot;&quot;;0;(IF([$Data.GL8]=&quot;?&quot;;&quot;?&quot;;1)))" office:value-type="float" office:value="0" calcext:value-type="float">
            <text:p>0</text:p>
          </table:table-cell>
          <table:table-cell table:formula="of:=IF([$Data.GM8]=&quot;&quot;;0;(IF([$Data.GM8]=&quot;?&quot;;&quot;?&quot;;1)))" office:value-type="float" office:value="1" calcext:value-type="float">
            <text:p>1</text:p>
          </table:table-cell>
          <table:table-cell table:formula="of:=IF([$Data.GN8]=&quot;&quot;;0;(IF([$Data.GN8]=&quot;?&quot;;&quot;?&quot;;1)))" office:value-type="float" office:value="0" calcext:value-type="float">
            <text:p>0</text:p>
          </table:table-cell>
          <table:table-cell table:formula="of:=IF([$Data.GO8]=&quot;&quot;;0;(IF([$Data.GO8]=&quot;?&quot;;&quot;?&quot;;1)))" office:value-type="float" office:value="1" calcext:value-type="float">
            <text:p>1</text:p>
          </table:table-cell>
          <table:table-cell table:formula="of:=IF([$Data.GP8]=&quot;&quot;;0;(IF([$Data.GP8]=&quot;?&quot;;&quot;?&quot;;1)))" office:value-type="float" office:value="1" calcext:value-type="float">
            <text:p>1</text:p>
          </table:table-cell>
          <table:table-cell table:formula="of:=IF([$Data.GQ8]=&quot;&quot;;0;(IF([$Data.GQ8]=&quot;?&quot;;&quot;?&quot;;1)))" office:value-type="float" office:value="0" calcext:value-type="float">
            <text:p>0</text:p>
          </table:table-cell>
          <table:table-cell table:formula="of:=IF([$Data.GR8]=&quot;&quot;;0;(IF([$Data.GR8]=&quot;?&quot;;&quot;?&quot;;1)))" office:value-type="float" office:value="1" calcext:value-type="float">
            <text:p>1</text:p>
          </table:table-cell>
          <table:table-cell table:formula="of:=IF([$Data.GS8]=&quot;&quot;;0;(IF([$Data.GS8]=&quot;?&quot;;&quot;?&quot;;1)))" office:value-type="float" office:value="1" calcext:value-type="float">
            <text:p>1</text:p>
          </table:table-cell>
          <table:table-cell table:formula="of:=IF([$Data.GT8]=&quot;&quot;;0;(IF([$Data.GT8]=&quot;?&quot;;&quot;?&quot;;1)))" office:value-type="float" office:value="1" calcext:value-type="float">
            <text:p>1</text:p>
          </table:table-cell>
          <table:table-cell table:formula="of:=IF([$Data.GU8]=&quot;&quot;;0;(IF([$Data.GU8]=&quot;?&quot;;&quot;?&quot;;1)))" office:value-type="float" office:value="1" calcext:value-type="float">
            <text:p>1</text:p>
          </table:table-cell>
          <table:table-cell table:formula="of:=IF([$Data.GV8]=&quot;&quot;;0;(IF([$Data.GV8]=&quot;?&quot;;&quot;?&quot;;1)))" office:value-type="float" office:value="0" calcext:value-type="float">
            <text:p>0</text:p>
          </table:table-cell>
          <table:table-cell table:formula="of:=IF([$Data.GW8]=&quot;&quot;;0;(IF([$Data.GW8]=&quot;?&quot;;&quot;?&quot;;1)))" office:value-type="float" office:value="1" calcext:value-type="float">
            <text:p>1</text:p>
          </table:table-cell>
          <table:table-cell table:formula="of:=IF([$Data.GX8]=&quot;&quot;;0;(IF([$Data.GX8]=&quot;?&quot;;&quot;?&quot;;1)))" office:value-type="float" office:value="0" calcext:value-type="float">
            <text:p>0</text:p>
          </table:table-cell>
          <table:table-cell table:formula="of:=IF([$Data.GY8]=&quot;&quot;;0;(IF([$Data.GY8]=&quot;?&quot;;&quot;?&quot;;1)))" office:value-type="float" office:value="0" calcext:value-type="float">
            <text:p>0</text:p>
          </table:table-cell>
          <table:table-cell table:formula="of:=IF([$Data.GZ8]=&quot;&quot;;0;(IF([$Data.GZ8]=&quot;?&quot;;&quot;?&quot;;1)))" office:value-type="float" office:value="0" calcext:value-type="float">
            <text:p>0</text:p>
          </table:table-cell>
          <table:table-cell table:formula="of:=IF([$Data.HA8]=&quot;&quot;;0;(IF([$Data.HA8]=&quot;?&quot;;&quot;?&quot;;1)))" office:value-type="float" office:value="1" calcext:value-type="float">
            <text:p>1</text:p>
          </table:table-cell>
          <table:table-cell table:formula="of:=IF([$Data.HB8]=&quot;&quot;;0;(IF([$Data.HB8]=&quot;?&quot;;&quot;?&quot;;1)))" office:value-type="float" office:value="0" calcext:value-type="float">
            <text:p>0</text:p>
          </table:table-cell>
          <table:table-cell table:formula="of:=IF([$Data.HC8]=&quot;&quot;;0;(IF([$Data.HC8]=&quot;?&quot;;&quot;?&quot;;1)))" office:value-type="float" office:value="0" calcext:value-type="float">
            <text:p>0</text:p>
          </table:table-cell>
          <table:table-cell table:formula="of:=IF([$Data.HD8]=&quot;&quot;;0;(IF([$Data.HD8]=&quot;?&quot;;&quot;?&quot;;1)))" office:value-type="float" office:value="1" calcext:value-type="float">
            <text:p>1</text:p>
          </table:table-cell>
          <table:table-cell table:formula="of:=IF([$Data.HE8]=&quot;&quot;;0;(IF([$Data.HE8]=&quot;?&quot;;&quot;?&quot;;1)))" office:value-type="float" office:value="1" calcext:value-type="float">
            <text:p>1</text:p>
          </table:table-cell>
          <table:table-cell table:formula="of:=IF([$Data.HF8]=&quot;&quot;;0;(IF([$Data.HF8]=&quot;?&quot;;&quot;?&quot;;1)))" office:value-type="float" office:value="0" calcext:value-type="float">
            <text:p>0</text:p>
          </table:table-cell>
          <table:table-cell table:formula="of:=IF([$Data.HG8]=&quot;&quot;;0;(IF([$Data.HG8]=&quot;?&quot;;&quot;?&quot;;1)))" office:value-type="float" office:value="0" calcext:value-type="float">
            <text:p>0</text:p>
          </table:table-cell>
          <table:table-cell table:formula="of:=IF([$Data.HH8]=&quot;&quot;;0;(IF([$Data.HH8]=&quot;?&quot;;&quot;?&quot;;1)))" office:value-type="float" office:value="0" calcext:value-type="float">
            <text:p>0</text:p>
          </table:table-cell>
          <table:table-cell table:formula="of:=IF([$Data.HI8]=&quot;&quot;;0;(IF([$Data.HI8]=&quot;?&quot;;&quot;?&quot;;1)))" office:value-type="float" office:value="0" calcext:value-type="float">
            <text:p>0</text:p>
          </table:table-cell>
          <table:table-cell table:formula="of:=IF([$Data.HJ8]=&quot;&quot;;0;(IF([$Data.HJ8]=&quot;?&quot;;&quot;?&quot;;1)))" office:value-type="float" office:value="0" calcext:value-type="float">
            <text:p>0</text:p>
          </table:table-cell>
          <table:table-cell table:formula="of:=IF([$Data.HK8]=&quot;&quot;;0;(IF([$Data.HK8]=&quot;?&quot;;&quot;?&quot;;1)))" office:value-type="float" office:value="0" calcext:value-type="float">
            <text:p>0</text:p>
          </table:table-cell>
          <table:table-cell table:formula="of:=IF([$Data.HL8]=&quot;&quot;;0;(IF([$Data.HL8]=&quot;?&quot;;&quot;?&quot;;1)))" office:value-type="float" office:value="0" calcext:value-type="float">
            <text:p>0</text:p>
          </table:table-cell>
          <table:table-cell table:formula="of:=IF([$Data.HM8]=&quot;&quot;;0;(IF([$Data.HM8]=&quot;?&quot;;&quot;?&quot;;1)))" office:value-type="float" office:value="0" calcext:value-type="float">
            <text:p>0</text:p>
          </table:table-cell>
          <table:table-cell table:formula="of:=IF([$Data.HN8]=&quot;&quot;;0;(IF([$Data.HN8]=&quot;?&quot;;&quot;?&quot;;1)))" office:value-type="float" office:value="0" calcext:value-type="float">
            <text:p>0</text:p>
          </table:table-cell>
          <table:table-cell table:formula="of:=IF([$Data.HO8]=&quot;&quot;;0;(IF([$Data.HO8]=&quot;?&quot;;&quot;?&quot;;1)))" office:value-type="float" office:value="0" calcext:value-type="float">
            <text:p>0</text:p>
          </table:table-cell>
          <table:table-cell table:formula="of:=IF([$Data.HP8]=&quot;&quot;;0;(IF([$Data.HP8]=&quot;?&quot;;&quot;?&quot;;1)))" office:value-type="float" office:value="0" calcext:value-type="float">
            <text:p>0</text:p>
          </table:table-cell>
          <table:table-cell table:formula="of:=IF([$Data.HQ8]=&quot;&quot;;0;(IF([$Data.HQ8]=&quot;?&quot;;&quot;?&quot;;1)))" office:value-type="float" office:value="0" calcext:value-type="float">
            <text:p>0</text:p>
          </table:table-cell>
          <table:table-cell table:formula="of:=IF([$Data.HR8]=&quot;&quot;;0;(IF([$Data.HR8]=&quot;?&quot;;&quot;?&quot;;1)))" office:value-type="float" office:value="0" calcext:value-type="float">
            <text:p>0</text:p>
          </table:table-cell>
          <table:table-cell table:formula="of:=IF([$Data.HS8]=&quot;&quot;;0;(IF([$Data.HS8]=&quot;?&quot;;&quot;?&quot;;1)))" office:value-type="float" office:value="0" calcext:value-type="float">
            <text:p>0</text:p>
          </table:table-cell>
          <table:table-cell table:formula="of:=IF([$Data.HT8]=&quot;&quot;;0;(IF([$Data.HT8]=&quot;?&quot;;&quot;?&quot;;1)))" office:value-type="float" office:value="0" calcext:value-type="float">
            <text:p>0</text:p>
          </table:table-cell>
          <table:table-cell table:formula="of:=IF([$Data.HU8]=&quot;&quot;;0;(IF([$Data.HU8]=&quot;?&quot;;&quot;?&quot;;1)))" office:value-type="float" office:value="0" calcext:value-type="float">
            <text:p>0</text:p>
          </table:table-cell>
          <table:table-cell table:formula="of:=IF([$Data.HV8]=&quot;&quot;;0;(IF([$Data.HV8]=&quot;?&quot;;&quot;?&quot;;1)))" office:value-type="float" office:value="0" calcext:value-type="float">
            <text:p>0</text:p>
          </table:table-cell>
          <table:table-cell table:formula="of:=IF([$Data.HW8]=&quot;&quot;;0;(IF([$Data.HW8]=&quot;?&quot;;&quot;?&quot;;1)))" office:value-type="float" office:value="0" calcext:value-type="float">
            <text:p>0</text:p>
          </table:table-cell>
          <table:table-cell table:formula="of:=IF([$Data.HX8]=&quot;&quot;;0;(IF([$Data.HX8]=&quot;?&quot;;&quot;?&quot;;1)))" office:value-type="float" office:value="0" calcext:value-type="float">
            <text:p>0</text:p>
          </table:table-cell>
          <table:table-cell table:formula="of:=IF([$Data.HY8]=&quot;&quot;;0;(IF([$Data.HY8]=&quot;?&quot;;&quot;?&quot;;1)))" office:value-type="float" office:value="0" calcext:value-type="float">
            <text:p>0</text:p>
          </table:table-cell>
          <table:table-cell table:formula="of:=IF([$Data.HZ8]=&quot;&quot;;0;(IF([$Data.HZ8]=&quot;?&quot;;&quot;?&quot;;1)))" office:value-type="float" office:value="0" calcext:value-type="float">
            <text:p>0</text:p>
          </table:table-cell>
          <table:table-cell table:formula="of:=IF([$Data.IA8]=&quot;&quot;;0;(IF([$Data.IA8]=&quot;?&quot;;&quot;?&quot;;1)))" office:value-type="float" office:value="0" calcext:value-type="float">
            <text:p>0</text:p>
          </table:table-cell>
          <table:table-cell table:formula="of:=IF([$Data.IB8]=&quot;&quot;;0;(IF([$Data.IB8]=&quot;?&quot;;&quot;?&quot;;1)))" office:value-type="float" office:value="0" calcext:value-type="float">
            <text:p>0</text:p>
          </table:table-cell>
          <table:table-cell table:formula="of:=IF([$Data.IC8]=&quot;&quot;;0;(IF([$Data.IC8]=&quot;?&quot;;&quot;?&quot;;1)))" office:value-type="float" office:value="0" calcext:value-type="float">
            <text:p>0</text:p>
          </table:table-cell>
          <table:table-cell table:formula="of:=IF([$Data.ID8]=&quot;&quot;;0;(IF([$Data.ID8]=&quot;?&quot;;&quot;?&quot;;1)))" office:value-type="float" office:value="0" calcext:value-type="float">
            <text:p>0</text:p>
          </table:table-cell>
          <table:table-cell table:formula="of:=IF([$Data.IE8]=&quot;&quot;;0;(IF([$Data.IE8]=&quot;?&quot;;&quot;?&quot;;1)))" office:value-type="float" office:value="0" calcext:value-type="float">
            <text:p>0</text:p>
          </table:table-cell>
          <table:table-cell table:formula="of:=IF([$Data.IF8]=&quot;&quot;;0;(IF([$Data.IF8]=&quot;?&quot;;&quot;?&quot;;1)))" office:value-type="float" office:value="0" calcext:value-type="float">
            <text:p>0</text:p>
          </table:table-cell>
          <table:table-cell table:formula="of:=IF([$Data.IG8]=&quot;&quot;;0;(IF([$Data.IG8]=&quot;?&quot;;&quot;?&quot;;1)))" office:value-type="float" office:value="0" calcext:value-type="float">
            <text:p>0</text:p>
          </table:table-cell>
          <table:table-cell table:formula="of:=IF([$Data.IH8]=&quot;&quot;;0;(IF([$Data.IH8]=&quot;?&quot;;&quot;?&quot;;1)))" office:value-type="float" office:value="0" calcext:value-type="float">
            <text:p>0</text:p>
          </table:table-cell>
          <table:table-cell table:formula="of:=IF([$Data.II8]=&quot;&quot;;0;(IF([$Data.II8]=&quot;?&quot;;&quot;?&quot;;1)))" office:value-type="float" office:value="0" calcext:value-type="float">
            <text:p>0</text:p>
          </table:table-cell>
          <table:table-cell table:formula="of:=IF([$Data.IJ8]=&quot;&quot;;0;(IF([$Data.IJ8]=&quot;?&quot;;&quot;?&quot;;1)))" office:value-type="float" office:value="0" calcext:value-type="float">
            <text:p>0</text:p>
          </table:table-cell>
          <table:table-cell table:formula="of:=IF([$Data.IK8]=&quot;&quot;;0;(IF([$Data.IK8]=&quot;?&quot;;&quot;?&quot;;1)))" office:value-type="float" office:value="0" calcext:value-type="float">
            <text:p>0</text:p>
          </table:table-cell>
          <table:table-cell table:formula="of:=IF([$Data.IL8]=&quot;&quot;;0;(IF([$Data.IL8]=&quot;?&quot;;&quot;?&quot;;1)))" office:value-type="float" office:value="0" calcext:value-type="float">
            <text:p>0</text:p>
          </table:table-cell>
          <table:table-cell table:formula="of:=IF([$Data.IM8]=&quot;&quot;;0;(IF([$Data.IM8]=&quot;?&quot;;&quot;?&quot;;1)))" office:value-type="float" office:value="0" calcext:value-type="float">
            <text:p>0</text:p>
          </table:table-cell>
          <table:table-cell table:formula="of:=IF([$Data.IN8]=&quot;&quot;;0;(IF([$Data.IN8]=&quot;?&quot;;&quot;?&quot;;1)))" office:value-type="float" office:value="0" calcext:value-type="float">
            <text:p>0</text:p>
          </table:table-cell>
          <table:table-cell table:formula="of:=IF([$Data.IO8]=&quot;&quot;;0;(IF([$Data.IO8]=&quot;?&quot;;&quot;?&quot;;1)))" office:value-type="float" office:value="0" calcext:value-type="float">
            <text:p>0</text:p>
          </table:table-cell>
          <table:table-cell table:formula="of:=IF([$Data.IP8]=&quot;&quot;;0;(IF([$Data.IP8]=&quot;?&quot;;&quot;?&quot;;1)))" office:value-type="float" office:value="0" calcext:value-type="float">
            <text:p>0</text:p>
          </table:table-cell>
          <table:table-cell table:number-columns-repeated="2"/>
          <table:table-cell table:formula="of:=SUM([.B5:.HI5])" office:value-type="float" office:value="44" calcext:value-type="float">
            <text:p>44</text:p>
          </table:table-cell>
          <table:table-cell table:number-columns-repeated="804"/>
        </table:table-row>
        <table:table-row table:style-name="ro15">
          <table:table-cell table:formula="of:=[$Data.B9]" office:value-type="string" office:string-value="Qi Li" calcext:value-type="string">
            <text:p>Qi Li</text:p>
          </table:table-cell>
          <table:table-cell table:formula="of:=IF([$Data.AI9]=&quot;&quot;;0;(IF([$Data.AI9]=&quot;?&quot;;&quot;?&quot;;1)))" office:value-type="float" office:value="1" calcext:value-type="float">
            <text:p>1</text:p>
          </table:table-cell>
          <table:table-cell table:formula="of:=IF([$Data.AJ9]=&quot;&quot;;0;(IF([$Data.AJ9]=&quot;?&quot;;&quot;?&quot;;1)))" office:value-type="float" office:value="1" calcext:value-type="float">
            <text:p>1</text:p>
          </table:table-cell>
          <table:table-cell table:formula="of:=IF([$Data.AK9]=&quot;&quot;;0;(IF([$Data.AK9]=&quot;?&quot;;&quot;?&quot;;1)))" office:value-type="float" office:value="0" calcext:value-type="float">
            <text:p>0</text:p>
          </table:table-cell>
          <table:table-cell table:formula="of:=IF([$Data.AL9]=&quot;&quot;;0;(IF([$Data.AL9]=&quot;?&quot;;&quot;?&quot;;1)))" office:value-type="float" office:value="1" calcext:value-type="float">
            <text:p>1</text:p>
          </table:table-cell>
          <table:table-cell table:formula="of:=IF([$Data.AM9]=&quot;&quot;;0;(IF([$Data.AM9]=&quot;?&quot;;&quot;?&quot;;1)))" office:value-type="float" office:value="1" calcext:value-type="float">
            <text:p>1</text:p>
          </table:table-cell>
          <table:table-cell table:formula="of:=IF([$Data.AN9]=&quot;&quot;;0;(IF([$Data.AN9]=&quot;?&quot;;&quot;?&quot;;1)))" office:value-type="float" office:value="0" calcext:value-type="float">
            <text:p>0</text:p>
          </table:table-cell>
          <table:table-cell table:formula="of:=IF([$Data.AO9]=&quot;&quot;;0;(IF([$Data.AO9]=&quot;?&quot;;&quot;?&quot;;1)))" office:value-type="float" office:value="0" calcext:value-type="float">
            <text:p>0</text:p>
          </table:table-cell>
          <table:table-cell table:formula="of:=IF([$Data.AP9]=&quot;&quot;;0;(IF([$Data.AP9]=&quot;?&quot;;&quot;?&quot;;1)))" office:value-type="float" office:value="1" calcext:value-type="float">
            <text:p>1</text:p>
          </table:table-cell>
          <table:table-cell table:formula="of:=IF([$Data.AQ9]=&quot;&quot;;0;(IF([$Data.AQ9]=&quot;?&quot;;&quot;?&quot;;1)))" office:value-type="float" office:value="1" calcext:value-type="float">
            <text:p>1</text:p>
          </table:table-cell>
          <table:table-cell table:formula="of:=IF([$Data.AR9]=&quot;&quot;;0;(IF([$Data.AR9]=&quot;?&quot;;&quot;?&quot;;1)))" office:value-type="float" office:value="1" calcext:value-type="float">
            <text:p>1</text:p>
          </table:table-cell>
          <table:table-cell table:formula="of:=IF([$Data.AS9]=&quot;&quot;;0;(IF([$Data.AS9]=&quot;?&quot;;&quot;?&quot;;1)))" office:value-type="float" office:value="0" calcext:value-type="float">
            <text:p>0</text:p>
          </table:table-cell>
          <table:table-cell table:formula="of:=IF([$Data.AT9]=&quot;&quot;;0;(IF([$Data.AT9]=&quot;?&quot;;&quot;?&quot;;1)))" office:value-type="float" office:value="0" calcext:value-type="float">
            <text:p>0</text:p>
          </table:table-cell>
          <table:table-cell table:formula="of:=IF([$Data.AU9]=&quot;&quot;;0;(IF([$Data.AU9]=&quot;?&quot;;&quot;?&quot;;1)))" office:value-type="float" office:value="0" calcext:value-type="float">
            <text:p>0</text:p>
          </table:table-cell>
          <table:table-cell table:formula="of:=IF([$Data.AV9]=&quot;&quot;;0;(IF([$Data.AV9]=&quot;?&quot;;&quot;?&quot;;1)))" office:value-type="float" office:value="0" calcext:value-type="float">
            <text:p>0</text:p>
          </table:table-cell>
          <table:table-cell table:formula="of:=IF([$Data.AW9]=&quot;&quot;;0;(IF([$Data.AW9]=&quot;?&quot;;&quot;?&quot;;1)))" office:value-type="float" office:value="0" calcext:value-type="float">
            <text:p>0</text:p>
          </table:table-cell>
          <table:table-cell table:formula="of:=IF([$Data.AX9]=&quot;&quot;;0;(IF([$Data.AX9]=&quot;?&quot;;&quot;?&quot;;1)))" office:value-type="float" office:value="0" calcext:value-type="float">
            <text:p>0</text:p>
          </table:table-cell>
          <table:table-cell table:formula="of:=IF([$Data.AY9]=&quot;&quot;;0;(IF([$Data.AY9]=&quot;?&quot;;&quot;?&quot;;1)))" office:value-type="float" office:value="0" calcext:value-type="float">
            <text:p>0</text:p>
          </table:table-cell>
          <table:table-cell table:formula="of:=IF([$Data.AZ9]=&quot;&quot;;0;(IF([$Data.AZ9]=&quot;?&quot;;&quot;?&quot;;1)))" office:value-type="float" office:value="0" calcext:value-type="float">
            <text:p>0</text:p>
          </table:table-cell>
          <table:table-cell table:formula="of:=IF([$Data.BA9]=&quot;&quot;;0;(IF([$Data.BA9]=&quot;?&quot;;&quot;?&quot;;1)))" office:value-type="float" office:value="0" calcext:value-type="float">
            <text:p>0</text:p>
          </table:table-cell>
          <table:table-cell table:formula="of:=IF([$Data.BB9]=&quot;&quot;;0;(IF([$Data.BB9]=&quot;?&quot;;&quot;?&quot;;1)))" office:value-type="float" office:value="0" calcext:value-type="float">
            <text:p>0</text:p>
          </table:table-cell>
          <table:table-cell table:formula="of:=IF([$Data.BC9]=&quot;&quot;;0;(IF([$Data.BC9]=&quot;?&quot;;&quot;?&quot;;1)))" office:value-type="float" office:value="0" calcext:value-type="float">
            <text:p>0</text:p>
          </table:table-cell>
          <table:table-cell table:formula="of:=IF([$Data.BD9]=&quot;&quot;;0;(IF([$Data.BD9]=&quot;?&quot;;&quot;?&quot;;1)))" office:value-type="float" office:value="0" calcext:value-type="float">
            <text:p>0</text:p>
          </table:table-cell>
          <table:table-cell table:formula="of:=IF([$Data.BE9]=&quot;&quot;;0;(IF([$Data.BE9]=&quot;?&quot;;&quot;?&quot;;1)))" office:value-type="float" office:value="0" calcext:value-type="float">
            <text:p>0</text:p>
          </table:table-cell>
          <table:table-cell table:formula="of:=IF([$Data.BF9]=&quot;&quot;;0;(IF([$Data.BF9]=&quot;?&quot;;&quot;?&quot;;1)))" office:value-type="float" office:value="0" calcext:value-type="float">
            <text:p>0</text:p>
          </table:table-cell>
          <table:table-cell table:formula="of:=IF([$Data.BG9]=&quot;&quot;;0;(IF([$Data.BG9]=&quot;?&quot;;&quot;?&quot;;1)))" office:value-type="float" office:value="0" calcext:value-type="float">
            <text:p>0</text:p>
          </table:table-cell>
          <table:table-cell table:formula="of:=IF([$Data.BH9]=&quot;&quot;;0;(IF([$Data.BH9]=&quot;?&quot;;&quot;?&quot;;1)))" office:value-type="float" office:value="0" calcext:value-type="float">
            <text:p>0</text:p>
          </table:table-cell>
          <table:table-cell table:formula="of:=IF([$Data.BI9]=&quot;&quot;;0;(IF([$Data.BI9]=&quot;?&quot;;&quot;?&quot;;1)))" office:value-type="float" office:value="0" calcext:value-type="float">
            <text:p>0</text:p>
          </table:table-cell>
          <table:table-cell table:formula="of:=IF([$Data.BJ9]=&quot;&quot;;0;(IF([$Data.BJ9]=&quot;?&quot;;&quot;?&quot;;1)))" office:value-type="float" office:value="0" calcext:value-type="float">
            <text:p>0</text:p>
          </table:table-cell>
          <table:table-cell table:formula="of:=IF([$Data.BK9]=&quot;&quot;;0;(IF([$Data.BK9]=&quot;?&quot;;&quot;?&quot;;1)))" office:value-type="float" office:value="0" calcext:value-type="float">
            <text:p>0</text:p>
          </table:table-cell>
          <table:table-cell table:formula="of:=IF([$Data.BL9]=&quot;&quot;;0;(IF([$Data.BL9]=&quot;?&quot;;&quot;?&quot;;1)))" office:value-type="float" office:value="0" calcext:value-type="float">
            <text:p>0</text:p>
          </table:table-cell>
          <table:table-cell table:formula="of:=IF([$Data.BM9]=&quot;&quot;;0;(IF([$Data.BM9]=&quot;?&quot;;&quot;?&quot;;1)))" office:value-type="float" office:value="0" calcext:value-type="float">
            <text:p>0</text:p>
          </table:table-cell>
          <table:table-cell table:formula="of:=IF([$Data.BN9]=&quot;&quot;;0;(IF([$Data.BN9]=&quot;?&quot;;&quot;?&quot;;1)))" office:value-type="float" office:value="0" calcext:value-type="float">
            <text:p>0</text:p>
          </table:table-cell>
          <table:table-cell table:formula="of:=IF([$Data.BO9]=&quot;&quot;;0;(IF([$Data.BO9]=&quot;?&quot;;&quot;?&quot;;1)))" office:value-type="float" office:value="0" calcext:value-type="float">
            <text:p>0</text:p>
          </table:table-cell>
          <table:table-cell table:formula="of:=IF([$Data.BP9]=&quot;&quot;;0;(IF([$Data.BP9]=&quot;?&quot;;&quot;?&quot;;1)))" office:value-type="float" office:value="0" calcext:value-type="float">
            <text:p>0</text:p>
          </table:table-cell>
          <table:table-cell table:formula="of:=IF([$Data.BQ9]=&quot;&quot;;0;(IF([$Data.BQ9]=&quot;?&quot;;&quot;?&quot;;1)))" office:value-type="float" office:value="0" calcext:value-type="float">
            <text:p>0</text:p>
          </table:table-cell>
          <table:table-cell table:formula="of:=IF([$Data.BR9]=&quot;&quot;;0;(IF([$Data.BR9]=&quot;?&quot;;&quot;?&quot;;1)))" office:value-type="float" office:value="0" calcext:value-type="float">
            <text:p>0</text:p>
          </table:table-cell>
          <table:table-cell table:formula="of:=IF([$Data.BS9]=&quot;&quot;;0;(IF([$Data.BS9]=&quot;?&quot;;&quot;?&quot;;1)))" office:value-type="float" office:value="0" calcext:value-type="float">
            <text:p>0</text:p>
          </table:table-cell>
          <table:table-cell table:formula="of:=IF([$Data.BT9]=&quot;&quot;;0;(IF([$Data.BT9]=&quot;?&quot;;&quot;?&quot;;1)))" office:value-type="float" office:value="0" calcext:value-type="float">
            <text:p>0</text:p>
          </table:table-cell>
          <table:table-cell table:formula="of:=IF([$Data.BU9]=&quot;&quot;;0;(IF([$Data.BU9]=&quot;?&quot;;&quot;?&quot;;1)))" office:value-type="float" office:value="0" calcext:value-type="float">
            <text:p>0</text:p>
          </table:table-cell>
          <table:table-cell table:formula="of:=IF([$Data.BV9]=&quot;&quot;;0;(IF([$Data.BV9]=&quot;?&quot;;&quot;?&quot;;1)))" office:value-type="float" office:value="0" calcext:value-type="float">
            <text:p>0</text:p>
          </table:table-cell>
          <table:table-cell table:formula="of:=IF([$Data.BW9]=&quot;&quot;;0;(IF([$Data.BW9]=&quot;?&quot;;&quot;?&quot;;1)))" office:value-type="float" office:value="0" calcext:value-type="float">
            <text:p>0</text:p>
          </table:table-cell>
          <table:table-cell table:formula="of:=IF([$Data.BX9]=&quot;&quot;;0;(IF([$Data.BX9]=&quot;?&quot;;&quot;?&quot;;1)))" office:value-type="float" office:value="0" calcext:value-type="float">
            <text:p>0</text:p>
          </table:table-cell>
          <table:table-cell table:formula="of:=IF([$Data.BY9]=&quot;&quot;;0;(IF([$Data.BY9]=&quot;?&quot;;&quot;?&quot;;1)))" office:value-type="float" office:value="0" calcext:value-type="float">
            <text:p>0</text:p>
          </table:table-cell>
          <table:table-cell table:formula="of:=IF([$Data.BZ9]=&quot;&quot;;0;(IF([$Data.BZ9]=&quot;?&quot;;&quot;?&quot;;1)))" office:value-type="float" office:value="0" calcext:value-type="float">
            <text:p>0</text:p>
          </table:table-cell>
          <table:table-cell table:formula="of:=IF([$Data.CA9]=&quot;&quot;;0;(IF([$Data.CA9]=&quot;?&quot;;&quot;?&quot;;1)))" office:value-type="float" office:value="1" calcext:value-type="float">
            <text:p>1</text:p>
          </table:table-cell>
          <table:table-cell table:formula="of:=IF([$Data.CB9]=&quot;&quot;;0;(IF([$Data.CB9]=&quot;?&quot;;&quot;?&quot;;1)))" office:value-type="float" office:value="0" calcext:value-type="float">
            <text:p>0</text:p>
          </table:table-cell>
          <table:table-cell table:formula="of:=IF([$Data.CC9]=&quot;&quot;;0;(IF([$Data.CC9]=&quot;?&quot;;&quot;?&quot;;1)))" office:value-type="float" office:value="0" calcext:value-type="float">
            <text:p>0</text:p>
          </table:table-cell>
          <table:table-cell table:formula="of:=IF([$Data.CD9]=&quot;&quot;;0;(IF([$Data.CD9]=&quot;?&quot;;&quot;?&quot;;1)))" office:value-type="float" office:value="0" calcext:value-type="float">
            <text:p>0</text:p>
          </table:table-cell>
          <table:table-cell table:formula="of:=IF([$Data.CE9]=&quot;&quot;;0;(IF([$Data.CE9]=&quot;?&quot;;&quot;?&quot;;1)))" office:value-type="float" office:value="0" calcext:value-type="float">
            <text:p>0</text:p>
          </table:table-cell>
          <table:table-cell table:formula="of:=IF([$Data.CF9]=&quot;&quot;;0;(IF([$Data.CF9]=&quot;?&quot;;&quot;?&quot;;1)))" office:value-type="float" office:value="0" calcext:value-type="float">
            <text:p>0</text:p>
          </table:table-cell>
          <table:table-cell table:formula="of:=IF([$Data.CG9]=&quot;&quot;;0;(IF([$Data.CG9]=&quot;?&quot;;&quot;?&quot;;1)))" office:value-type="float" office:value="0" calcext:value-type="float">
            <text:p>0</text:p>
          </table:table-cell>
          <table:table-cell table:formula="of:=IF([$Data.CH9]=&quot;&quot;;0;(IF([$Data.CH9]=&quot;?&quot;;&quot;?&quot;;1)))" office:value-type="float" office:value="0" calcext:value-type="float">
            <text:p>0</text:p>
          </table:table-cell>
          <table:table-cell table:formula="of:=IF([$Data.CI9]=&quot;&quot;;0;(IF([$Data.CI9]=&quot;?&quot;;&quot;?&quot;;1)))" office:value-type="float" office:value="0" calcext:value-type="float">
            <text:p>0</text:p>
          </table:table-cell>
          <table:table-cell table:formula="of:=IF([$Data.CJ9]=&quot;&quot;;0;(IF([$Data.CJ9]=&quot;?&quot;;&quot;?&quot;;1)))" office:value-type="float" office:value="0" calcext:value-type="float">
            <text:p>0</text:p>
          </table:table-cell>
          <table:table-cell table:formula="of:=IF([$Data.CK9]=&quot;&quot;;0;(IF([$Data.CK9]=&quot;?&quot;;&quot;?&quot;;1)))" office:value-type="float" office:value="0" calcext:value-type="float">
            <text:p>0</text:p>
          </table:table-cell>
          <table:table-cell table:formula="of:=IF([$Data.CL9]=&quot;&quot;;0;(IF([$Data.CL9]=&quot;?&quot;;&quot;?&quot;;1)))" office:value-type="float" office:value="0" calcext:value-type="float">
            <text:p>0</text:p>
          </table:table-cell>
          <table:table-cell table:formula="of:=IF([$Data.CM9]=&quot;&quot;;0;(IF([$Data.CM9]=&quot;?&quot;;&quot;?&quot;;1)))" office:value-type="float" office:value="0" calcext:value-type="float">
            <text:p>0</text:p>
          </table:table-cell>
          <table:table-cell table:formula="of:=IF([$Data.CN9]=&quot;&quot;;0;(IF([$Data.CN9]=&quot;?&quot;;&quot;?&quot;;1)))" office:value-type="float" office:value="0" calcext:value-type="float">
            <text:p>0</text:p>
          </table:table-cell>
          <table:table-cell table:formula="of:=IF([$Data.CO9]=&quot;&quot;;0;(IF([$Data.CO9]=&quot;?&quot;;&quot;?&quot;;1)))" office:value-type="float" office:value="1" calcext:value-type="float">
            <text:p>1</text:p>
          </table:table-cell>
          <table:table-cell table:formula="of:=IF([$Data.CP9]=&quot;&quot;;0;(IF([$Data.CP9]=&quot;?&quot;;&quot;?&quot;;1)))" office:value-type="float" office:value="0" calcext:value-type="float">
            <text:p>0</text:p>
          </table:table-cell>
          <table:table-cell table:formula="of:=IF([$Data.CQ9]=&quot;&quot;;0;(IF([$Data.CQ9]=&quot;?&quot;;&quot;?&quot;;1)))" office:value-type="float" office:value="1" calcext:value-type="float">
            <text:p>1</text:p>
          </table:table-cell>
          <table:table-cell table:formula="of:=IF([$Data.CR9]=&quot;&quot;;0;(IF([$Data.CR9]=&quot;?&quot;;&quot;?&quot;;1)))" office:value-type="float" office:value="0" calcext:value-type="float">
            <text:p>0</text:p>
          </table:table-cell>
          <table:table-cell table:formula="of:=IF([$Data.CS9]=&quot;&quot;;0;(IF([$Data.CS9]=&quot;?&quot;;&quot;?&quot;;1)))" office:value-type="float" office:value="1" calcext:value-type="float">
            <text:p>1</text:p>
          </table:table-cell>
          <table:table-cell table:formula="of:=IF([$Data.CT9]=&quot;&quot;;0;(IF([$Data.CT9]=&quot;?&quot;;&quot;?&quot;;1)))" office:value-type="float" office:value="1" calcext:value-type="float">
            <text:p>1</text:p>
          </table:table-cell>
          <table:table-cell table:formula="of:=IF([$Data.CU9]=&quot;&quot;;0;(IF([$Data.CU9]=&quot;?&quot;;&quot;?&quot;;1)))" office:value-type="float" office:value="0" calcext:value-type="float">
            <text:p>0</text:p>
          </table:table-cell>
          <table:table-cell table:formula="of:=IF([$Data.CV9]=&quot;&quot;;0;(IF([$Data.CV9]=&quot;?&quot;;&quot;?&quot;;1)))" office:value-type="float" office:value="1" calcext:value-type="float">
            <text:p>1</text:p>
          </table:table-cell>
          <table:table-cell table:formula="of:=IF([$Data.CW9]=&quot;&quot;;0;(IF([$Data.CW9]=&quot;?&quot;;&quot;?&quot;;1)))" office:value-type="float" office:value="1" calcext:value-type="float">
            <text:p>1</text:p>
          </table:table-cell>
          <table:table-cell table:formula="of:=IF([$Data.CX9]=&quot;&quot;;0;(IF([$Data.CX9]=&quot;?&quot;;&quot;?&quot;;1)))" office:value-type="float" office:value="0" calcext:value-type="float">
            <text:p>0</text:p>
          </table:table-cell>
          <table:table-cell table:formula="of:=IF([$Data.CY9]=&quot;&quot;;0;(IF([$Data.CY9]=&quot;?&quot;;&quot;?&quot;;1)))" office:value-type="float" office:value="0" calcext:value-type="float">
            <text:p>0</text:p>
          </table:table-cell>
          <table:table-cell table:formula="of:=IF([$Data.CZ9]=&quot;&quot;;0;(IF([$Data.CZ9]=&quot;?&quot;;&quot;?&quot;;1)))" office:value-type="float" office:value="1" calcext:value-type="float">
            <text:p>1</text:p>
          </table:table-cell>
          <table:table-cell table:formula="of:=IF([$Data.DA9]=&quot;&quot;;0;(IF([$Data.DA9]=&quot;?&quot;;&quot;?&quot;;1)))" office:value-type="float" office:value="0" calcext:value-type="float">
            <text:p>0</text:p>
          </table:table-cell>
          <table:table-cell table:formula="of:=IF([$Data.DB9]=&quot;&quot;;0;(IF([$Data.DB9]=&quot;?&quot;;&quot;?&quot;;1)))" office:value-type="float" office:value="0" calcext:value-type="float">
            <text:p>0</text:p>
          </table:table-cell>
          <table:table-cell table:formula="of:=IF([$Data.DC9]=&quot;&quot;;0;(IF([$Data.DC9]=&quot;?&quot;;&quot;?&quot;;1)))" office:value-type="float" office:value="0" calcext:value-type="float">
            <text:p>0</text:p>
          </table:table-cell>
          <table:table-cell table:formula="of:=IF([$Data.DD9]=&quot;&quot;;0;(IF([$Data.DD9]=&quot;?&quot;;&quot;?&quot;;1)))" office:value-type="float" office:value="1" calcext:value-type="float">
            <text:p>1</text:p>
          </table:table-cell>
          <table:table-cell table:formula="of:=IF([$Data.DE9]=&quot;&quot;;0;(IF([$Data.DE9]=&quot;?&quot;;&quot;?&quot;;1)))" office:value-type="float" office:value="0" calcext:value-type="float">
            <text:p>0</text:p>
          </table:table-cell>
          <table:table-cell table:formula="of:=IF([$Data.DF9]=&quot;&quot;;0;(IF([$Data.DF9]=&quot;?&quot;;&quot;?&quot;;1)))" office:value-type="float" office:value="1" calcext:value-type="float">
            <text:p>1</text:p>
          </table:table-cell>
          <table:table-cell table:formula="of:=IF([$Data.DG9]=&quot;&quot;;0;(IF([$Data.DG9]=&quot;?&quot;;&quot;?&quot;;1)))" office:value-type="float" office:value="0" calcext:value-type="float">
            <text:p>0</text:p>
          </table:table-cell>
          <table:table-cell table:formula="of:=IF([$Data.DH9]=&quot;&quot;;0;(IF([$Data.DH9]=&quot;?&quot;;&quot;?&quot;;1)))" office:value-type="float" office:value="0" calcext:value-type="float">
            <text:p>0</text:p>
          </table:table-cell>
          <table:table-cell table:formula="of:=IF([$Data.DI9]=&quot;&quot;;0;(IF([$Data.DI9]=&quot;?&quot;;&quot;?&quot;;1)))" office:value-type="float" office:value="0" calcext:value-type="float">
            <text:p>0</text:p>
          </table:table-cell>
          <table:table-cell table:formula="of:=IF([$Data.DJ9]=&quot;&quot;;0;(IF([$Data.DJ9]=&quot;?&quot;;&quot;?&quot;;1)))" office:value-type="float" office:value="1" calcext:value-type="float">
            <text:p>1</text:p>
          </table:table-cell>
          <table:table-cell table:formula="of:=IF([$Data.DK9]=&quot;&quot;;0;(IF([$Data.DK9]=&quot;?&quot;;&quot;?&quot;;1)))" office:value-type="float" office:value="0" calcext:value-type="float">
            <text:p>0</text:p>
          </table:table-cell>
          <table:table-cell table:formula="of:=IF([$Data.DL9]=&quot;&quot;;0;(IF([$Data.DL9]=&quot;?&quot;;&quot;?&quot;;1)))" office:value-type="float" office:value="0" calcext:value-type="float">
            <text:p>0</text:p>
          </table:table-cell>
          <table:table-cell table:formula="of:=IF([$Data.DM9]=&quot;&quot;;0;(IF([$Data.DM9]=&quot;?&quot;;&quot;?&quot;;1)))" office:value-type="float" office:value="0" calcext:value-type="float">
            <text:p>0</text:p>
          </table:table-cell>
          <table:table-cell table:formula="of:=IF([$Data.DN9]=&quot;&quot;;0;(IF([$Data.DN9]=&quot;?&quot;;&quot;?&quot;;1)))" office:value-type="float" office:value="1" calcext:value-type="float">
            <text:p>1</text:p>
          </table:table-cell>
          <table:table-cell table:formula="of:=IF([$Data.DO9]=&quot;&quot;;0;(IF([$Data.DO9]=&quot;?&quot;;&quot;?&quot;;1)))" office:value-type="float" office:value="1" calcext:value-type="float">
            <text:p>1</text:p>
          </table:table-cell>
          <table:table-cell table:formula="of:=IF([$Data.DP9]=&quot;&quot;;0;(IF([$Data.DP9]=&quot;?&quot;;&quot;?&quot;;1)))" office:value-type="float" office:value="1" calcext:value-type="float">
            <text:p>1</text:p>
          </table:table-cell>
          <table:table-cell table:formula="of:=IF([$Data.DQ9]=&quot;&quot;;0;(IF([$Data.DQ9]=&quot;?&quot;;&quot;?&quot;;1)))" office:value-type="float" office:value="0" calcext:value-type="float">
            <text:p>0</text:p>
          </table:table-cell>
          <table:table-cell table:formula="of:=IF([$Data.DR9]=&quot;&quot;;0;(IF([$Data.DR9]=&quot;?&quot;;&quot;?&quot;;1)))" office:value-type="float" office:value="0" calcext:value-type="float">
            <text:p>0</text:p>
          </table:table-cell>
          <table:table-cell table:formula="of:=IF([$Data.DS9]=&quot;&quot;;0;(IF([$Data.DS9]=&quot;?&quot;;&quot;?&quot;;1)))" office:value-type="float" office:value="0" calcext:value-type="float">
            <text:p>0</text:p>
          </table:table-cell>
          <table:table-cell table:formula="of:=IF([$Data.DT9]=&quot;&quot;;0;(IF([$Data.DT9]=&quot;?&quot;;&quot;?&quot;;1)))" office:value-type="float" office:value="1" calcext:value-type="float">
            <text:p>1</text:p>
          </table:table-cell>
          <table:table-cell table:formula="of:=IF([$Data.DU9]=&quot;&quot;;0;(IF([$Data.DU9]=&quot;?&quot;;&quot;?&quot;;1)))" office:value-type="float" office:value="1" calcext:value-type="float">
            <text:p>1</text:p>
          </table:table-cell>
          <table:table-cell table:formula="of:=IF([$Data.DV9]=&quot;&quot;;0;(IF([$Data.DV9]=&quot;?&quot;;&quot;?&quot;;1)))" office:value-type="float" office:value="0" calcext:value-type="float">
            <text:p>0</text:p>
          </table:table-cell>
          <table:table-cell table:formula="of:=IF([$Data.DW9]=&quot;&quot;;0;(IF([$Data.DW9]=&quot;?&quot;;&quot;?&quot;;1)))" office:value-type="float" office:value="1" calcext:value-type="float">
            <text:p>1</text:p>
          </table:table-cell>
          <table:table-cell table:formula="of:=IF([$Data.DX9]=&quot;&quot;;0;(IF([$Data.DX9]=&quot;?&quot;;&quot;?&quot;;1)))" office:value-type="float" office:value="0" calcext:value-type="float">
            <text:p>0</text:p>
          </table:table-cell>
          <table:table-cell table:formula="of:=IF([$Data.DY9]=&quot;&quot;;0;(IF([$Data.DY9]=&quot;?&quot;;&quot;?&quot;;1)))" office:value-type="float" office:value="0" calcext:value-type="float">
            <text:p>0</text:p>
          </table:table-cell>
          <table:table-cell table:formula="of:=IF([$Data.DZ9]=&quot;&quot;;0;(IF([$Data.DZ9]=&quot;?&quot;;&quot;?&quot;;1)))" office:value-type="float" office:value="0" calcext:value-type="float">
            <text:p>0</text:p>
          </table:table-cell>
          <table:table-cell table:formula="of:=IF([$Data.EA9]=&quot;&quot;;0;(IF([$Data.EA9]=&quot;?&quot;;&quot;?&quot;;1)))" office:value-type="float" office:value="0" calcext:value-type="float">
            <text:p>0</text:p>
          </table:table-cell>
          <table:table-cell table:formula="of:=IF([$Data.EB9]=&quot;&quot;;0;(IF([$Data.EB9]=&quot;?&quot;;&quot;?&quot;;1)))" office:value-type="float" office:value="0" calcext:value-type="float">
            <text:p>0</text:p>
          </table:table-cell>
          <table:table-cell table:formula="of:=IF([$Data.EC9]=&quot;&quot;;0;(IF([$Data.EC9]=&quot;?&quot;;&quot;?&quot;;1)))" office:value-type="float" office:value="0" calcext:value-type="float">
            <text:p>0</text:p>
          </table:table-cell>
          <table:table-cell table:formula="of:=IF([$Data.ED9]=&quot;&quot;;0;(IF([$Data.ED9]=&quot;?&quot;;&quot;?&quot;;1)))" office:value-type="float" office:value="0" calcext:value-type="float">
            <text:p>0</text:p>
          </table:table-cell>
          <table:table-cell table:formula="of:=IF([$Data.EE9]=&quot;&quot;;0;(IF([$Data.EE9]=&quot;?&quot;;&quot;?&quot;;1)))" office:value-type="float" office:value="0" calcext:value-type="float">
            <text:p>0</text:p>
          </table:table-cell>
          <table:table-cell table:formula="of:=IF([$Data.EF9]=&quot;&quot;;0;(IF([$Data.EF9]=&quot;?&quot;;&quot;?&quot;;1)))" office:value-type="float" office:value="0" calcext:value-type="float">
            <text:p>0</text:p>
          </table:table-cell>
          <table:table-cell table:formula="of:=IF([$Data.EG9]=&quot;&quot;;0;(IF([$Data.EG9]=&quot;?&quot;;&quot;?&quot;;1)))" office:value-type="float" office:value="0" calcext:value-type="float">
            <text:p>0</text:p>
          </table:table-cell>
          <table:table-cell table:formula="of:=IF([$Data.EH9]=&quot;&quot;;0;(IF([$Data.EH9]=&quot;?&quot;;&quot;?&quot;;1)))" office:value-type="float" office:value="0" calcext:value-type="float">
            <text:p>0</text:p>
          </table:table-cell>
          <table:table-cell table:formula="of:=IF([$Data.EI9]=&quot;&quot;;0;(IF([$Data.EI9]=&quot;?&quot;;&quot;?&quot;;1)))" office:value-type="float" office:value="0" calcext:value-type="float">
            <text:p>0</text:p>
          </table:table-cell>
          <table:table-cell table:formula="of:=IF([$Data.EJ9]=&quot;&quot;;0;(IF([$Data.EJ9]=&quot;?&quot;;&quot;?&quot;;1)))" office:value-type="float" office:value="0" calcext:value-type="float">
            <text:p>0</text:p>
          </table:table-cell>
          <table:table-cell table:formula="of:=IF([$Data.EK9]=&quot;&quot;;0;(IF([$Data.EK9]=&quot;?&quot;;&quot;?&quot;;1)))" office:value-type="float" office:value="0" calcext:value-type="float">
            <text:p>0</text:p>
          </table:table-cell>
          <table:table-cell table:formula="of:=IF([$Data.EL9]=&quot;&quot;;0;(IF([$Data.EL9]=&quot;?&quot;;&quot;?&quot;;1)))" office:value-type="float" office:value="0" calcext:value-type="float">
            <text:p>0</text:p>
          </table:table-cell>
          <table:table-cell table:formula="of:=IF([$Data.EM9]=&quot;&quot;;0;(IF([$Data.EM9]=&quot;?&quot;;&quot;?&quot;;1)))" office:value-type="float" office:value="0" calcext:value-type="float">
            <text:p>0</text:p>
          </table:table-cell>
          <table:table-cell table:formula="of:=IF([$Data.EN9]=&quot;&quot;;0;(IF([$Data.EN9]=&quot;?&quot;;&quot;?&quot;;1)))" office:value-type="float" office:value="0" calcext:value-type="float">
            <text:p>0</text:p>
          </table:table-cell>
          <table:table-cell table:formula="of:=IF([$Data.EO9]=&quot;&quot;;0;(IF([$Data.EO9]=&quot;?&quot;;&quot;?&quot;;1)))" office:value-type="float" office:value="0" calcext:value-type="float">
            <text:p>0</text:p>
          </table:table-cell>
          <table:table-cell table:formula="of:=IF([$Data.EP9]=&quot;&quot;;0;(IF([$Data.EP9]=&quot;?&quot;;&quot;?&quot;;1)))" office:value-type="float" office:value="0" calcext:value-type="float">
            <text:p>0</text:p>
          </table:table-cell>
          <table:table-cell table:formula="of:=IF([$Data.EQ9]=&quot;&quot;;0;(IF([$Data.EQ9]=&quot;?&quot;;&quot;?&quot;;1)))" office:value-type="float" office:value="0" calcext:value-type="float">
            <text:p>0</text:p>
          </table:table-cell>
          <table:table-cell table:formula="of:=IF([$Data.ER9]=&quot;&quot;;0;(IF([$Data.ER9]=&quot;?&quot;;&quot;?&quot;;1)))" office:value-type="float" office:value="0" calcext:value-type="float">
            <text:p>0</text:p>
          </table:table-cell>
          <table:table-cell table:formula="of:=IF([$Data.ES9]=&quot;&quot;;0;(IF([$Data.ES9]=&quot;?&quot;;&quot;?&quot;;1)))" office:value-type="float" office:value="0" calcext:value-type="float">
            <text:p>0</text:p>
          </table:table-cell>
          <table:table-cell table:formula="of:=IF([$Data.ET9]=&quot;&quot;;0;(IF([$Data.ET9]=&quot;?&quot;;&quot;?&quot;;1)))" office:value-type="float" office:value="0" calcext:value-type="float">
            <text:p>0</text:p>
          </table:table-cell>
          <table:table-cell table:formula="of:=IF([$Data.EU9]=&quot;&quot;;0;(IF([$Data.EU9]=&quot;?&quot;;&quot;?&quot;;1)))" office:value-type="float" office:value="0" calcext:value-type="float">
            <text:p>0</text:p>
          </table:table-cell>
          <table:table-cell table:formula="of:=IF([$Data.EV9]=&quot;&quot;;0;(IF([$Data.EV9]=&quot;?&quot;;&quot;?&quot;;1)))" office:value-type="float" office:value="0" calcext:value-type="float">
            <text:p>0</text:p>
          </table:table-cell>
          <table:table-cell table:formula="of:=IF([$Data.EW9]=&quot;&quot;;0;(IF([$Data.EW9]=&quot;?&quot;;&quot;?&quot;;1)))" office:value-type="float" office:value="1" calcext:value-type="float">
            <text:p>1</text:p>
          </table:table-cell>
          <table:table-cell table:formula="of:=IF([$Data.EX9]=&quot;&quot;;0;(IF([$Data.EX9]=&quot;?&quot;;&quot;?&quot;;1)))" office:value-type="float" office:value="1" calcext:value-type="float">
            <text:p>1</text:p>
          </table:table-cell>
          <table:table-cell table:formula="of:=IF([$Data.EY9]=&quot;&quot;;0;(IF([$Data.EY9]=&quot;?&quot;;&quot;?&quot;;1)))" office:value-type="float" office:value="0" calcext:value-type="float">
            <text:p>0</text:p>
          </table:table-cell>
          <table:table-cell table:formula="of:=IF([$Data.EZ9]=&quot;&quot;;0;(IF([$Data.EZ9]=&quot;?&quot;;&quot;?&quot;;1)))" office:value-type="float" office:value="0" calcext:value-type="float">
            <text:p>0</text:p>
          </table:table-cell>
          <table:table-cell table:formula="of:=IF([$Data.FA9]=&quot;&quot;;0;(IF([$Data.FA9]=&quot;?&quot;;&quot;?&quot;;1)))" office:value-type="float" office:value="0" calcext:value-type="float">
            <text:p>0</text:p>
          </table:table-cell>
          <table:table-cell table:formula="of:=IF([$Data.FB9]=&quot;&quot;;0;(IF([$Data.FB9]=&quot;?&quot;;&quot;?&quot;;1)))" office:value-type="float" office:value="0" calcext:value-type="float">
            <text:p>0</text:p>
          </table:table-cell>
          <table:table-cell table:formula="of:=IF([$Data.FC9]=&quot;&quot;;0;(IF([$Data.FC9]=&quot;?&quot;;&quot;?&quot;;1)))" office:value-type="float" office:value="0" calcext:value-type="float">
            <text:p>0</text:p>
          </table:table-cell>
          <table:table-cell table:formula="of:=IF([$Data.FD9]=&quot;&quot;;0;(IF([$Data.FD9]=&quot;?&quot;;&quot;?&quot;;1)))" office:value-type="float" office:value="0" calcext:value-type="float">
            <text:p>0</text:p>
          </table:table-cell>
          <table:table-cell table:formula="of:=IF([$Data.FE9]=&quot;&quot;;0;(IF([$Data.FE9]=&quot;?&quot;;&quot;?&quot;;1)))" office:value-type="float" office:value="0" calcext:value-type="float">
            <text:p>0</text:p>
          </table:table-cell>
          <table:table-cell table:formula="of:=IF([$Data.FF9]=&quot;&quot;;0;(IF([$Data.FF9]=&quot;?&quot;;&quot;?&quot;;1)))" office:value-type="float" office:value="0" calcext:value-type="float">
            <text:p>0</text:p>
          </table:table-cell>
          <table:table-cell table:formula="of:=IF([$Data.FG9]=&quot;&quot;;0;(IF([$Data.FG9]=&quot;?&quot;;&quot;?&quot;;1)))" office:value-type="float" office:value="0" calcext:value-type="float">
            <text:p>0</text:p>
          </table:table-cell>
          <table:table-cell table:formula="of:=IF([$Data.FH9]=&quot;&quot;;0;(IF([$Data.FH9]=&quot;?&quot;;&quot;?&quot;;1)))" office:value-type="float" office:value="0" calcext:value-type="float">
            <text:p>0</text:p>
          </table:table-cell>
          <table:table-cell table:formula="of:=IF([$Data.FI9]=&quot;&quot;;0;(IF([$Data.FI9]=&quot;?&quot;;&quot;?&quot;;1)))" office:value-type="float" office:value="0" calcext:value-type="float">
            <text:p>0</text:p>
          </table:table-cell>
          <table:table-cell table:formula="of:=IF([$Data.FJ9]=&quot;&quot;;0;(IF([$Data.FJ9]=&quot;?&quot;;&quot;?&quot;;1)))" office:value-type="float" office:value="1" calcext:value-type="float">
            <text:p>1</text:p>
          </table:table-cell>
          <table:table-cell table:formula="of:=IF([$Data.FK9]=&quot;&quot;;0;(IF([$Data.FK9]=&quot;?&quot;;&quot;?&quot;;1)))" office:value-type="float" office:value="1" calcext:value-type="float">
            <text:p>1</text:p>
          </table:table-cell>
          <table:table-cell table:formula="of:=IF([$Data.FL9]=&quot;&quot;;0;(IF([$Data.FL9]=&quot;?&quot;;&quot;?&quot;;1)))" office:value-type="float" office:value="0" calcext:value-type="float">
            <text:p>0</text:p>
          </table:table-cell>
          <table:table-cell table:formula="of:=IF([$Data.FM9]=&quot;&quot;;0;(IF([$Data.FM9]=&quot;?&quot;;&quot;?&quot;;1)))" office:value-type="float" office:value="1" calcext:value-type="float">
            <text:p>1</text:p>
          </table:table-cell>
          <table:table-cell table:formula="of:=IF([$Data.FN9]=&quot;&quot;;0;(IF([$Data.FN9]=&quot;?&quot;;&quot;?&quot;;1)))" office:value-type="float" office:value="0" calcext:value-type="float">
            <text:p>0</text:p>
          </table:table-cell>
          <table:table-cell table:formula="of:=IF([$Data.FO9]=&quot;&quot;;0;(IF([$Data.FO9]=&quot;?&quot;;&quot;?&quot;;1)))" office:value-type="float" office:value="0" calcext:value-type="float">
            <text:p>0</text:p>
          </table:table-cell>
          <table:table-cell table:formula="of:=IF([$Data.FP9]=&quot;&quot;;0;(IF([$Data.FP9]=&quot;?&quot;;&quot;?&quot;;1)))" office:value-type="float" office:value="0" calcext:value-type="float">
            <text:p>0</text:p>
          </table:table-cell>
          <table:table-cell table:formula="of:=IF([$Data.FQ9]=&quot;&quot;;0;(IF([$Data.FQ9]=&quot;?&quot;;&quot;?&quot;;1)))" office:value-type="float" office:value="0" calcext:value-type="float">
            <text:p>0</text:p>
          </table:table-cell>
          <table:table-cell table:formula="of:=IF([$Data.FR9]=&quot;&quot;;0;(IF([$Data.FR9]=&quot;?&quot;;&quot;?&quot;;1)))" office:value-type="float" office:value="0" calcext:value-type="float">
            <text:p>0</text:p>
          </table:table-cell>
          <table:table-cell table:formula="of:=IF([$Data.FS9]=&quot;&quot;;0;(IF([$Data.FS9]=&quot;?&quot;;&quot;?&quot;;1)))" office:value-type="float" office:value="1" calcext:value-type="float">
            <text:p>1</text:p>
          </table:table-cell>
          <table:table-cell table:formula="of:=IF([$Data.FT9]=&quot;&quot;;0;(IF([$Data.FT9]=&quot;?&quot;;&quot;?&quot;;1)))" office:value-type="float" office:value="0" calcext:value-type="float">
            <text:p>0</text:p>
          </table:table-cell>
          <table:table-cell table:formula="of:=IF([$Data.FU9]=&quot;&quot;;0;(IF([$Data.FU9]=&quot;?&quot;;&quot;?&quot;;1)))" office:value-type="float" office:value="0" calcext:value-type="float">
            <text:p>0</text:p>
          </table:table-cell>
          <table:table-cell table:formula="of:=IF([$Data.FV9]=&quot;&quot;;0;(IF([$Data.FV9]=&quot;?&quot;;&quot;?&quot;;1)))" office:value-type="float" office:value="0" calcext:value-type="float">
            <text:p>0</text:p>
          </table:table-cell>
          <table:table-cell table:formula="of:=IF([$Data.FW9]=&quot;&quot;;0;(IF([$Data.FW9]=&quot;?&quot;;&quot;?&quot;;1)))" office:value-type="float" office:value="0" calcext:value-type="float">
            <text:p>0</text:p>
          </table:table-cell>
          <table:table-cell table:formula="of:=IF([$Data.FX9]=&quot;&quot;;0;(IF([$Data.FX9]=&quot;?&quot;;&quot;?&quot;;1)))" office:value-type="float" office:value="0" calcext:value-type="float">
            <text:p>0</text:p>
          </table:table-cell>
          <table:table-cell table:formula="of:=IF([$Data.FY9]=&quot;&quot;;0;(IF([$Data.FY9]=&quot;?&quot;;&quot;?&quot;;1)))" office:value-type="float" office:value="0" calcext:value-type="float">
            <text:p>0</text:p>
          </table:table-cell>
          <table:table-cell table:formula="of:=IF([$Data.FZ9]=&quot;&quot;;0;(IF([$Data.FZ9]=&quot;?&quot;;&quot;?&quot;;1)))" office:value-type="float" office:value="0" calcext:value-type="float">
            <text:p>0</text:p>
          </table:table-cell>
          <table:table-cell table:formula="of:=IF([$Data.GA9]=&quot;&quot;;0;(IF([$Data.GA9]=&quot;?&quot;;&quot;?&quot;;1)))" office:value-type="float" office:value="0" calcext:value-type="float">
            <text:p>0</text:p>
          </table:table-cell>
          <table:table-cell table:formula="of:=IF([$Data.GB9]=&quot;&quot;;0;(IF([$Data.GB9]=&quot;?&quot;;&quot;?&quot;;1)))" office:value-type="float" office:value="1" calcext:value-type="float">
            <text:p>1</text:p>
          </table:table-cell>
          <table:table-cell table:formula="of:=IF([$Data.GC9]=&quot;&quot;;0;(IF([$Data.GC9]=&quot;?&quot;;&quot;?&quot;;1)))" office:value-type="float" office:value="1" calcext:value-type="float">
            <text:p>1</text:p>
          </table:table-cell>
          <table:table-cell table:formula="of:=IF([$Data.GD9]=&quot;&quot;;0;(IF([$Data.GD9]=&quot;?&quot;;&quot;?&quot;;1)))" office:value-type="float" office:value="0" calcext:value-type="float">
            <text:p>0</text:p>
          </table:table-cell>
          <table:table-cell table:formula="of:=IF([$Data.GE9]=&quot;&quot;;0;(IF([$Data.GE9]=&quot;?&quot;;&quot;?&quot;;1)))" office:value-type="float" office:value="1" calcext:value-type="float">
            <text:p>1</text:p>
          </table:table-cell>
          <table:table-cell table:formula="of:=IF([$Data.GF9]=&quot;&quot;;0;(IF([$Data.GF9]=&quot;?&quot;;&quot;?&quot;;1)))" office:value-type="float" office:value="0" calcext:value-type="float">
            <text:p>0</text:p>
          </table:table-cell>
          <table:table-cell table:formula="of:=IF([$Data.GG9]=&quot;&quot;;0;(IF([$Data.GG9]=&quot;?&quot;;&quot;?&quot;;1)))" office:value-type="float" office:value="1" calcext:value-type="float">
            <text:p>1</text:p>
          </table:table-cell>
          <table:table-cell table:formula="of:=IF([$Data.GH9]=&quot;&quot;;0;(IF([$Data.GH9]=&quot;?&quot;;&quot;?&quot;;1)))" office:value-type="float" office:value="0" calcext:value-type="float">
            <text:p>0</text:p>
          </table:table-cell>
          <table:table-cell table:formula="of:=IF([$Data.GI9]=&quot;&quot;;0;(IF([$Data.GI9]=&quot;?&quot;;&quot;?&quot;;1)))" office:value-type="float" office:value="0" calcext:value-type="float">
            <text:p>0</text:p>
          </table:table-cell>
          <table:table-cell table:formula="of:=IF([$Data.GJ9]=&quot;&quot;;0;(IF([$Data.GJ9]=&quot;?&quot;;&quot;?&quot;;1)))" office:value-type="string" office:string-value="?" calcext:value-type="string">
            <text:p>?</text:p>
          </table:table-cell>
          <table:table-cell table:formula="of:=IF([$Data.GK9]=&quot;&quot;;0;(IF([$Data.GK9]=&quot;?&quot;;&quot;?&quot;;1)))" office:value-type="float" office:value="0" calcext:value-type="float">
            <text:p>0</text:p>
          </table:table-cell>
          <table:table-cell table:formula="of:=IF([$Data.GL9]=&quot;&quot;;0;(IF([$Data.GL9]=&quot;?&quot;;&quot;?&quot;;1)))" office:value-type="float" office:value="0" calcext:value-type="float">
            <text:p>0</text:p>
          </table:table-cell>
          <table:table-cell table:formula="of:=IF([$Data.GM9]=&quot;&quot;;0;(IF([$Data.GM9]=&quot;?&quot;;&quot;?&quot;;1)))" office:value-type="float" office:value="1" calcext:value-type="float">
            <text:p>1</text:p>
          </table:table-cell>
          <table:table-cell table:formula="of:=IF([$Data.GN9]=&quot;&quot;;0;(IF([$Data.GN9]=&quot;?&quot;;&quot;?&quot;;1)))" office:value-type="float" office:value="0" calcext:value-type="float">
            <text:p>0</text:p>
          </table:table-cell>
          <table:table-cell table:formula="of:=IF([$Data.GO9]=&quot;&quot;;0;(IF([$Data.GO9]=&quot;?&quot;;&quot;?&quot;;1)))" office:value-type="float" office:value="1" calcext:value-type="float">
            <text:p>1</text:p>
          </table:table-cell>
          <table:table-cell table:formula="of:=IF([$Data.GP9]=&quot;&quot;;0;(IF([$Data.GP9]=&quot;?&quot;;&quot;?&quot;;1)))" office:value-type="float" office:value="0" calcext:value-type="float">
            <text:p>0</text:p>
          </table:table-cell>
          <table:table-cell table:formula="of:=IF([$Data.GQ9]=&quot;&quot;;0;(IF([$Data.GQ9]=&quot;?&quot;;&quot;?&quot;;1)))" office:value-type="float" office:value="1" calcext:value-type="float">
            <text:p>1</text:p>
          </table:table-cell>
          <table:table-cell table:formula="of:=IF([$Data.GR9]=&quot;&quot;;0;(IF([$Data.GR9]=&quot;?&quot;;&quot;?&quot;;1)))" office:value-type="float" office:value="1" calcext:value-type="float">
            <text:p>1</text:p>
          </table:table-cell>
          <table:table-cell table:formula="of:=IF([$Data.GS9]=&quot;&quot;;0;(IF([$Data.GS9]=&quot;?&quot;;&quot;?&quot;;1)))" office:value-type="float" office:value="1" calcext:value-type="float">
            <text:p>1</text:p>
          </table:table-cell>
          <table:table-cell table:formula="of:=IF([$Data.GT9]=&quot;&quot;;0;(IF([$Data.GT9]=&quot;?&quot;;&quot;?&quot;;1)))" office:value-type="float" office:value="1" calcext:value-type="float">
            <text:p>1</text:p>
          </table:table-cell>
          <table:table-cell table:formula="of:=IF([$Data.GU9]=&quot;&quot;;0;(IF([$Data.GU9]=&quot;?&quot;;&quot;?&quot;;1)))" office:value-type="float" office:value="1" calcext:value-type="float">
            <text:p>1</text:p>
          </table:table-cell>
          <table:table-cell table:formula="of:=IF([$Data.GV9]=&quot;&quot;;0;(IF([$Data.GV9]=&quot;?&quot;;&quot;?&quot;;1)))" office:value-type="float" office:value="0" calcext:value-type="float">
            <text:p>0</text:p>
          </table:table-cell>
          <table:table-cell table:formula="of:=IF([$Data.GW9]=&quot;&quot;;0;(IF([$Data.GW9]=&quot;?&quot;;&quot;?&quot;;1)))" office:value-type="float" office:value="1" calcext:value-type="float">
            <text:p>1</text:p>
          </table:table-cell>
          <table:table-cell table:formula="of:=IF([$Data.GX9]=&quot;&quot;;0;(IF([$Data.GX9]=&quot;?&quot;;&quot;?&quot;;1)))" office:value-type="float" office:value="0" calcext:value-type="float">
            <text:p>0</text:p>
          </table:table-cell>
          <table:table-cell table:formula="of:=IF([$Data.GY9]=&quot;&quot;;0;(IF([$Data.GY9]=&quot;?&quot;;&quot;?&quot;;1)))" office:value-type="float" office:value="0" calcext:value-type="float">
            <text:p>0</text:p>
          </table:table-cell>
          <table:table-cell table:formula="of:=IF([$Data.GZ9]=&quot;&quot;;0;(IF([$Data.GZ9]=&quot;?&quot;;&quot;?&quot;;1)))" office:value-type="float" office:value="0" calcext:value-type="float">
            <text:p>0</text:p>
          </table:table-cell>
          <table:table-cell table:formula="of:=IF([$Data.HA9]=&quot;&quot;;0;(IF([$Data.HA9]=&quot;?&quot;;&quot;?&quot;;1)))" office:value-type="float" office:value="1" calcext:value-type="float">
            <text:p>1</text:p>
          </table:table-cell>
          <table:table-cell table:formula="of:=IF([$Data.HB9]=&quot;&quot;;0;(IF([$Data.HB9]=&quot;?&quot;;&quot;?&quot;;1)))" office:value-type="float" office:value="0" calcext:value-type="float">
            <text:p>0</text:p>
          </table:table-cell>
          <table:table-cell table:formula="of:=IF([$Data.HC9]=&quot;&quot;;0;(IF([$Data.HC9]=&quot;?&quot;;&quot;?&quot;;1)))" office:value-type="float" office:value="0" calcext:value-type="float">
            <text:p>0</text:p>
          </table:table-cell>
          <table:table-cell table:formula="of:=IF([$Data.HD9]=&quot;&quot;;0;(IF([$Data.HD9]=&quot;?&quot;;&quot;?&quot;;1)))" office:value-type="float" office:value="1" calcext:value-type="float">
            <text:p>1</text:p>
          </table:table-cell>
          <table:table-cell table:formula="of:=IF([$Data.HE9]=&quot;&quot;;0;(IF([$Data.HE9]=&quot;?&quot;;&quot;?&quot;;1)))" office:value-type="float" office:value="1" calcext:value-type="float">
            <text:p>1</text:p>
          </table:table-cell>
          <table:table-cell table:formula="of:=IF([$Data.HF9]=&quot;&quot;;0;(IF([$Data.HF9]=&quot;?&quot;;&quot;?&quot;;1)))" office:value-type="float" office:value="0" calcext:value-type="float">
            <text:p>0</text:p>
          </table:table-cell>
          <table:table-cell table:formula="of:=IF([$Data.HG9]=&quot;&quot;;0;(IF([$Data.HG9]=&quot;?&quot;;&quot;?&quot;;1)))" office:value-type="float" office:value="0" calcext:value-type="float">
            <text:p>0</text:p>
          </table:table-cell>
          <table:table-cell table:formula="of:=IF([$Data.HH9]=&quot;&quot;;0;(IF([$Data.HH9]=&quot;?&quot;;&quot;?&quot;;1)))" office:value-type="float" office:value="0" calcext:value-type="float">
            <text:p>0</text:p>
          </table:table-cell>
          <table:table-cell table:formula="of:=IF([$Data.HI9]=&quot;&quot;;0;(IF([$Data.HI9]=&quot;?&quot;;&quot;?&quot;;1)))" office:value-type="float" office:value="0" calcext:value-type="float">
            <text:p>0</text:p>
          </table:table-cell>
          <table:table-cell table:formula="of:=IF([$Data.HJ9]=&quot;&quot;;0;(IF([$Data.HJ9]=&quot;?&quot;;&quot;?&quot;;1)))" office:value-type="float" office:value="0" calcext:value-type="float">
            <text:p>0</text:p>
          </table:table-cell>
          <table:table-cell table:formula="of:=IF([$Data.HK9]=&quot;&quot;;0;(IF([$Data.HK9]=&quot;?&quot;;&quot;?&quot;;1)))" office:value-type="float" office:value="0" calcext:value-type="float">
            <text:p>0</text:p>
          </table:table-cell>
          <table:table-cell table:formula="of:=IF([$Data.HL9]=&quot;&quot;;0;(IF([$Data.HL9]=&quot;?&quot;;&quot;?&quot;;1)))" office:value-type="float" office:value="0" calcext:value-type="float">
            <text:p>0</text:p>
          </table:table-cell>
          <table:table-cell table:formula="of:=IF([$Data.HM9]=&quot;&quot;;0;(IF([$Data.HM9]=&quot;?&quot;;&quot;?&quot;;1)))" office:value-type="float" office:value="0" calcext:value-type="float">
            <text:p>0</text:p>
          </table:table-cell>
          <table:table-cell table:formula="of:=IF([$Data.HN9]=&quot;&quot;;0;(IF([$Data.HN9]=&quot;?&quot;;&quot;?&quot;;1)))" office:value-type="float" office:value="0" calcext:value-type="float">
            <text:p>0</text:p>
          </table:table-cell>
          <table:table-cell table:formula="of:=IF([$Data.HO9]=&quot;&quot;;0;(IF([$Data.HO9]=&quot;?&quot;;&quot;?&quot;;1)))" office:value-type="float" office:value="0" calcext:value-type="float">
            <text:p>0</text:p>
          </table:table-cell>
          <table:table-cell table:formula="of:=IF([$Data.HP9]=&quot;&quot;;0;(IF([$Data.HP9]=&quot;?&quot;;&quot;?&quot;;1)))" office:value-type="float" office:value="0" calcext:value-type="float">
            <text:p>0</text:p>
          </table:table-cell>
          <table:table-cell table:formula="of:=IF([$Data.HQ9]=&quot;&quot;;0;(IF([$Data.HQ9]=&quot;?&quot;;&quot;?&quot;;1)))" office:value-type="float" office:value="0" calcext:value-type="float">
            <text:p>0</text:p>
          </table:table-cell>
          <table:table-cell table:formula="of:=IF([$Data.HR9]=&quot;&quot;;0;(IF([$Data.HR9]=&quot;?&quot;;&quot;?&quot;;1)))" office:value-type="float" office:value="0" calcext:value-type="float">
            <text:p>0</text:p>
          </table:table-cell>
          <table:table-cell table:formula="of:=IF([$Data.HS9]=&quot;&quot;;0;(IF([$Data.HS9]=&quot;?&quot;;&quot;?&quot;;1)))" office:value-type="float" office:value="0" calcext:value-type="float">
            <text:p>0</text:p>
          </table:table-cell>
          <table:table-cell table:formula="of:=IF([$Data.HT9]=&quot;&quot;;0;(IF([$Data.HT9]=&quot;?&quot;;&quot;?&quot;;1)))" office:value-type="float" office:value="0" calcext:value-type="float">
            <text:p>0</text:p>
          </table:table-cell>
          <table:table-cell table:formula="of:=IF([$Data.HU9]=&quot;&quot;;0;(IF([$Data.HU9]=&quot;?&quot;;&quot;?&quot;;1)))" office:value-type="float" office:value="0" calcext:value-type="float">
            <text:p>0</text:p>
          </table:table-cell>
          <table:table-cell table:formula="of:=IF([$Data.HV9]=&quot;&quot;;0;(IF([$Data.HV9]=&quot;?&quot;;&quot;?&quot;;1)))" office:value-type="float" office:value="0" calcext:value-type="float">
            <text:p>0</text:p>
          </table:table-cell>
          <table:table-cell table:formula="of:=IF([$Data.HW9]=&quot;&quot;;0;(IF([$Data.HW9]=&quot;?&quot;;&quot;?&quot;;1)))" office:value-type="float" office:value="0" calcext:value-type="float">
            <text:p>0</text:p>
          </table:table-cell>
          <table:table-cell table:formula="of:=IF([$Data.HX9]=&quot;&quot;;0;(IF([$Data.HX9]=&quot;?&quot;;&quot;?&quot;;1)))" office:value-type="float" office:value="0" calcext:value-type="float">
            <text:p>0</text:p>
          </table:table-cell>
          <table:table-cell table:formula="of:=IF([$Data.HY9]=&quot;&quot;;0;(IF([$Data.HY9]=&quot;?&quot;;&quot;?&quot;;1)))" office:value-type="float" office:value="0" calcext:value-type="float">
            <text:p>0</text:p>
          </table:table-cell>
          <table:table-cell table:formula="of:=IF([$Data.HZ9]=&quot;&quot;;0;(IF([$Data.HZ9]=&quot;?&quot;;&quot;?&quot;;1)))" office:value-type="float" office:value="0" calcext:value-type="float">
            <text:p>0</text:p>
          </table:table-cell>
          <table:table-cell table:formula="of:=IF([$Data.IA9]=&quot;&quot;;0;(IF([$Data.IA9]=&quot;?&quot;;&quot;?&quot;;1)))" office:value-type="float" office:value="0" calcext:value-type="float">
            <text:p>0</text:p>
          </table:table-cell>
          <table:table-cell table:formula="of:=IF([$Data.IB9]=&quot;&quot;;0;(IF([$Data.IB9]=&quot;?&quot;;&quot;?&quot;;1)))" office:value-type="float" office:value="0" calcext:value-type="float">
            <text:p>0</text:p>
          </table:table-cell>
          <table:table-cell table:formula="of:=IF([$Data.IC9]=&quot;&quot;;0;(IF([$Data.IC9]=&quot;?&quot;;&quot;?&quot;;1)))" office:value-type="float" office:value="0" calcext:value-type="float">
            <text:p>0</text:p>
          </table:table-cell>
          <table:table-cell table:formula="of:=IF([$Data.ID9]=&quot;&quot;;0;(IF([$Data.ID9]=&quot;?&quot;;&quot;?&quot;;1)))" office:value-type="float" office:value="0" calcext:value-type="float">
            <text:p>0</text:p>
          </table:table-cell>
          <table:table-cell table:formula="of:=IF([$Data.IE9]=&quot;&quot;;0;(IF([$Data.IE9]=&quot;?&quot;;&quot;?&quot;;1)))" office:value-type="float" office:value="0" calcext:value-type="float">
            <text:p>0</text:p>
          </table:table-cell>
          <table:table-cell table:formula="of:=IF([$Data.IF9]=&quot;&quot;;0;(IF([$Data.IF9]=&quot;?&quot;;&quot;?&quot;;1)))" office:value-type="float" office:value="0" calcext:value-type="float">
            <text:p>0</text:p>
          </table:table-cell>
          <table:table-cell table:formula="of:=IF([$Data.IG9]=&quot;&quot;;0;(IF([$Data.IG9]=&quot;?&quot;;&quot;?&quot;;1)))" office:value-type="float" office:value="0" calcext:value-type="float">
            <text:p>0</text:p>
          </table:table-cell>
          <table:table-cell table:formula="of:=IF([$Data.IH9]=&quot;&quot;;0;(IF([$Data.IH9]=&quot;?&quot;;&quot;?&quot;;1)))" office:value-type="float" office:value="0" calcext:value-type="float">
            <text:p>0</text:p>
          </table:table-cell>
          <table:table-cell table:formula="of:=IF([$Data.II9]=&quot;&quot;;0;(IF([$Data.II9]=&quot;?&quot;;&quot;?&quot;;1)))" office:value-type="float" office:value="0" calcext:value-type="float">
            <text:p>0</text:p>
          </table:table-cell>
          <table:table-cell table:formula="of:=IF([$Data.IJ9]=&quot;&quot;;0;(IF([$Data.IJ9]=&quot;?&quot;;&quot;?&quot;;1)))" office:value-type="float" office:value="0" calcext:value-type="float">
            <text:p>0</text:p>
          </table:table-cell>
          <table:table-cell table:formula="of:=IF([$Data.IK9]=&quot;&quot;;0;(IF([$Data.IK9]=&quot;?&quot;;&quot;?&quot;;1)))" office:value-type="float" office:value="0" calcext:value-type="float">
            <text:p>0</text:p>
          </table:table-cell>
          <table:table-cell table:formula="of:=IF([$Data.IL9]=&quot;&quot;;0;(IF([$Data.IL9]=&quot;?&quot;;&quot;?&quot;;1)))" office:value-type="float" office:value="0" calcext:value-type="float">
            <text:p>0</text:p>
          </table:table-cell>
          <table:table-cell table:formula="of:=IF([$Data.IM9]=&quot;&quot;;0;(IF([$Data.IM9]=&quot;?&quot;;&quot;?&quot;;1)))" office:value-type="float" office:value="0" calcext:value-type="float">
            <text:p>0</text:p>
          </table:table-cell>
          <table:table-cell table:formula="of:=IF([$Data.IN9]=&quot;&quot;;0;(IF([$Data.IN9]=&quot;?&quot;;&quot;?&quot;;1)))" office:value-type="float" office:value="0" calcext:value-type="float">
            <text:p>0</text:p>
          </table:table-cell>
          <table:table-cell table:formula="of:=IF([$Data.IO9]=&quot;&quot;;0;(IF([$Data.IO9]=&quot;?&quot;;&quot;?&quot;;1)))" office:value-type="float" office:value="0" calcext:value-type="float">
            <text:p>0</text:p>
          </table:table-cell>
          <table:table-cell table:formula="of:=IF([$Data.IP9]=&quot;&quot;;0;(IF([$Data.IP9]=&quot;?&quot;;&quot;?&quot;;1)))" office:value-type="float" office:value="0" calcext:value-type="float">
            <text:p>0</text:p>
          </table:table-cell>
          <table:table-cell table:number-columns-repeated="2"/>
          <table:table-cell table:formula="of:=SUM([.B6:.HI6])" office:value-type="float" office:value="45" calcext:value-type="float">
            <text:p>45</text:p>
          </table:table-cell>
          <table:table-cell table:number-columns-repeated="804"/>
        </table:table-row>
        <table:table-row table:style-name="ro15">
          <table:table-cell table:formula="of:=[$Data.B10]" office:value-type="string" office:string-value="Ha Li" calcext:value-type="string">
            <text:p>Ha Li</text:p>
          </table:table-cell>
          <table:table-cell table:formula="of:=IF([$Data.AI10]=&quot;&quot;;0;(IF([$Data.AI10]=&quot;?&quot;;&quot;?&quot;;1)))" office:value-type="float" office:value="1" calcext:value-type="float">
            <text:p>1</text:p>
          </table:table-cell>
          <table:table-cell table:formula="of:=IF([$Data.AJ10]=&quot;&quot;;0;(IF([$Data.AJ10]=&quot;?&quot;;&quot;?&quot;;1)))" office:value-type="float" office:value="1" calcext:value-type="float">
            <text:p>1</text:p>
          </table:table-cell>
          <table:table-cell table:formula="of:=IF([$Data.AK10]=&quot;&quot;;0;(IF([$Data.AK10]=&quot;?&quot;;&quot;?&quot;;1)))" office:value-type="float" office:value="0" calcext:value-type="float">
            <text:p>0</text:p>
          </table:table-cell>
          <table:table-cell table:formula="of:=IF([$Data.AL10]=&quot;&quot;;0;(IF([$Data.AL10]=&quot;?&quot;;&quot;?&quot;;1)))" office:value-type="float" office:value="1" calcext:value-type="float">
            <text:p>1</text:p>
          </table:table-cell>
          <table:table-cell table:formula="of:=IF([$Data.AM10]=&quot;&quot;;0;(IF([$Data.AM10]=&quot;?&quot;;&quot;?&quot;;1)))" office:value-type="float" office:value="1" calcext:value-type="float">
            <text:p>1</text:p>
          </table:table-cell>
          <table:table-cell table:formula="of:=IF([$Data.AN10]=&quot;&quot;;0;(IF([$Data.AN10]=&quot;?&quot;;&quot;?&quot;;1)))" office:value-type="float" office:value="0" calcext:value-type="float">
            <text:p>0</text:p>
          </table:table-cell>
          <table:table-cell table:formula="of:=IF([$Data.AO10]=&quot;&quot;;0;(IF([$Data.AO10]=&quot;?&quot;;&quot;?&quot;;1)))" office:value-type="float" office:value="0" calcext:value-type="float">
            <text:p>0</text:p>
          </table:table-cell>
          <table:table-cell table:formula="of:=IF([$Data.AP10]=&quot;&quot;;0;(IF([$Data.AP10]=&quot;?&quot;;&quot;?&quot;;1)))" office:value-type="float" office:value="1" calcext:value-type="float">
            <text:p>1</text:p>
          </table:table-cell>
          <table:table-cell table:formula="of:=IF([$Data.AQ10]=&quot;&quot;;0;(IF([$Data.AQ10]=&quot;?&quot;;&quot;?&quot;;1)))" office:value-type="float" office:value="1" calcext:value-type="float">
            <text:p>1</text:p>
          </table:table-cell>
          <table:table-cell table:formula="of:=IF([$Data.AR10]=&quot;&quot;;0;(IF([$Data.AR10]=&quot;?&quot;;&quot;?&quot;;1)))" office:value-type="float" office:value="1" calcext:value-type="float">
            <text:p>1</text:p>
          </table:table-cell>
          <table:table-cell table:formula="of:=IF([$Data.AS10]=&quot;&quot;;0;(IF([$Data.AS10]=&quot;?&quot;;&quot;?&quot;;1)))" office:value-type="float" office:value="0" calcext:value-type="float">
            <text:p>0</text:p>
          </table:table-cell>
          <table:table-cell table:formula="of:=IF([$Data.AT10]=&quot;&quot;;0;(IF([$Data.AT10]=&quot;?&quot;;&quot;?&quot;;1)))" office:value-type="float" office:value="0" calcext:value-type="float">
            <text:p>0</text:p>
          </table:table-cell>
          <table:table-cell table:formula="of:=IF([$Data.AU10]=&quot;&quot;;0;(IF([$Data.AU10]=&quot;?&quot;;&quot;?&quot;;1)))" office:value-type="float" office:value="0" calcext:value-type="float">
            <text:p>0</text:p>
          </table:table-cell>
          <table:table-cell table:formula="of:=IF([$Data.AV10]=&quot;&quot;;0;(IF([$Data.AV10]=&quot;?&quot;;&quot;?&quot;;1)))" office:value-type="float" office:value="0" calcext:value-type="float">
            <text:p>0</text:p>
          </table:table-cell>
          <table:table-cell table:formula="of:=IF([$Data.AW10]=&quot;&quot;;0;(IF([$Data.AW10]=&quot;?&quot;;&quot;?&quot;;1)))" office:value-type="float" office:value="0" calcext:value-type="float">
            <text:p>0</text:p>
          </table:table-cell>
          <table:table-cell table:formula="of:=IF([$Data.AX10]=&quot;&quot;;0;(IF([$Data.AX10]=&quot;?&quot;;&quot;?&quot;;1)))" office:value-type="float" office:value="0" calcext:value-type="float">
            <text:p>0</text:p>
          </table:table-cell>
          <table:table-cell table:formula="of:=IF([$Data.AY10]=&quot;&quot;;0;(IF([$Data.AY10]=&quot;?&quot;;&quot;?&quot;;1)))" office:value-type="float" office:value="0" calcext:value-type="float">
            <text:p>0</text:p>
          </table:table-cell>
          <table:table-cell table:formula="of:=IF([$Data.AZ10]=&quot;&quot;;0;(IF([$Data.AZ10]=&quot;?&quot;;&quot;?&quot;;1)))" office:value-type="float" office:value="0" calcext:value-type="float">
            <text:p>0</text:p>
          </table:table-cell>
          <table:table-cell table:formula="of:=IF([$Data.BA10]=&quot;&quot;;0;(IF([$Data.BA10]=&quot;?&quot;;&quot;?&quot;;1)))" office:value-type="float" office:value="0" calcext:value-type="float">
            <text:p>0</text:p>
          </table:table-cell>
          <table:table-cell table:formula="of:=IF([$Data.BB10]=&quot;&quot;;0;(IF([$Data.BB10]=&quot;?&quot;;&quot;?&quot;;1)))" office:value-type="float" office:value="0" calcext:value-type="float">
            <text:p>0</text:p>
          </table:table-cell>
          <table:table-cell table:formula="of:=IF([$Data.BC10]=&quot;&quot;;0;(IF([$Data.BC10]=&quot;?&quot;;&quot;?&quot;;1)))" office:value-type="float" office:value="0" calcext:value-type="float">
            <text:p>0</text:p>
          </table:table-cell>
          <table:table-cell table:formula="of:=IF([$Data.BD10]=&quot;&quot;;0;(IF([$Data.BD10]=&quot;?&quot;;&quot;?&quot;;1)))" office:value-type="float" office:value="0" calcext:value-type="float">
            <text:p>0</text:p>
          </table:table-cell>
          <table:table-cell table:formula="of:=IF([$Data.BE10]=&quot;&quot;;0;(IF([$Data.BE10]=&quot;?&quot;;&quot;?&quot;;1)))" office:value-type="float" office:value="0" calcext:value-type="float">
            <text:p>0</text:p>
          </table:table-cell>
          <table:table-cell table:formula="of:=IF([$Data.BF10]=&quot;&quot;;0;(IF([$Data.BF10]=&quot;?&quot;;&quot;?&quot;;1)))" office:value-type="float" office:value="0" calcext:value-type="float">
            <text:p>0</text:p>
          </table:table-cell>
          <table:table-cell table:formula="of:=IF([$Data.BG10]=&quot;&quot;;0;(IF([$Data.BG10]=&quot;?&quot;;&quot;?&quot;;1)))" office:value-type="float" office:value="0" calcext:value-type="float">
            <text:p>0</text:p>
          </table:table-cell>
          <table:table-cell table:formula="of:=IF([$Data.BH10]=&quot;&quot;;0;(IF([$Data.BH10]=&quot;?&quot;;&quot;?&quot;;1)))" office:value-type="float" office:value="0" calcext:value-type="float">
            <text:p>0</text:p>
          </table:table-cell>
          <table:table-cell table:formula="of:=IF([$Data.BI10]=&quot;&quot;;0;(IF([$Data.BI10]=&quot;?&quot;;&quot;?&quot;;1)))" office:value-type="float" office:value="0" calcext:value-type="float">
            <text:p>0</text:p>
          </table:table-cell>
          <table:table-cell table:formula="of:=IF([$Data.BJ10]=&quot;&quot;;0;(IF([$Data.BJ10]=&quot;?&quot;;&quot;?&quot;;1)))" office:value-type="float" office:value="0" calcext:value-type="float">
            <text:p>0</text:p>
          </table:table-cell>
          <table:table-cell table:formula="of:=IF([$Data.BK10]=&quot;&quot;;0;(IF([$Data.BK10]=&quot;?&quot;;&quot;?&quot;;1)))" office:value-type="float" office:value="0" calcext:value-type="float">
            <text:p>0</text:p>
          </table:table-cell>
          <table:table-cell table:formula="of:=IF([$Data.BL10]=&quot;&quot;;0;(IF([$Data.BL10]=&quot;?&quot;;&quot;?&quot;;1)))" office:value-type="float" office:value="0" calcext:value-type="float">
            <text:p>0</text:p>
          </table:table-cell>
          <table:table-cell table:formula="of:=IF([$Data.BM10]=&quot;&quot;;0;(IF([$Data.BM10]=&quot;?&quot;;&quot;?&quot;;1)))" office:value-type="float" office:value="0" calcext:value-type="float">
            <text:p>0</text:p>
          </table:table-cell>
          <table:table-cell table:formula="of:=IF([$Data.BN10]=&quot;&quot;;0;(IF([$Data.BN10]=&quot;?&quot;;&quot;?&quot;;1)))" office:value-type="float" office:value="0" calcext:value-type="float">
            <text:p>0</text:p>
          </table:table-cell>
          <table:table-cell table:formula="of:=IF([$Data.BO10]=&quot;&quot;;0;(IF([$Data.BO10]=&quot;?&quot;;&quot;?&quot;;1)))" office:value-type="float" office:value="0" calcext:value-type="float">
            <text:p>0</text:p>
          </table:table-cell>
          <table:table-cell table:formula="of:=IF([$Data.BP10]=&quot;&quot;;0;(IF([$Data.BP10]=&quot;?&quot;;&quot;?&quot;;1)))" office:value-type="float" office:value="0" calcext:value-type="float">
            <text:p>0</text:p>
          </table:table-cell>
          <table:table-cell table:formula="of:=IF([$Data.BQ10]=&quot;&quot;;0;(IF([$Data.BQ10]=&quot;?&quot;;&quot;?&quot;;1)))" office:value-type="float" office:value="0" calcext:value-type="float">
            <text:p>0</text:p>
          </table:table-cell>
          <table:table-cell table:formula="of:=IF([$Data.BR10]=&quot;&quot;;0;(IF([$Data.BR10]=&quot;?&quot;;&quot;?&quot;;1)))" office:value-type="float" office:value="0" calcext:value-type="float">
            <text:p>0</text:p>
          </table:table-cell>
          <table:table-cell table:formula="of:=IF([$Data.BS10]=&quot;&quot;;0;(IF([$Data.BS10]=&quot;?&quot;;&quot;?&quot;;1)))" office:value-type="float" office:value="0" calcext:value-type="float">
            <text:p>0</text:p>
          </table:table-cell>
          <table:table-cell table:formula="of:=IF([$Data.BT10]=&quot;&quot;;0;(IF([$Data.BT10]=&quot;?&quot;;&quot;?&quot;;1)))" office:value-type="float" office:value="0" calcext:value-type="float">
            <text:p>0</text:p>
          </table:table-cell>
          <table:table-cell table:formula="of:=IF([$Data.BU10]=&quot;&quot;;0;(IF([$Data.BU10]=&quot;?&quot;;&quot;?&quot;;1)))" office:value-type="float" office:value="0" calcext:value-type="float">
            <text:p>0</text:p>
          </table:table-cell>
          <table:table-cell table:formula="of:=IF([$Data.BV10]=&quot;&quot;;0;(IF([$Data.BV10]=&quot;?&quot;;&quot;?&quot;;1)))" office:value-type="float" office:value="0" calcext:value-type="float">
            <text:p>0</text:p>
          </table:table-cell>
          <table:table-cell table:formula="of:=IF([$Data.BW10]=&quot;&quot;;0;(IF([$Data.BW10]=&quot;?&quot;;&quot;?&quot;;1)))" office:value-type="float" office:value="0" calcext:value-type="float">
            <text:p>0</text:p>
          </table:table-cell>
          <table:table-cell table:formula="of:=IF([$Data.BX10]=&quot;&quot;;0;(IF([$Data.BX10]=&quot;?&quot;;&quot;?&quot;;1)))" office:value-type="float" office:value="0" calcext:value-type="float">
            <text:p>0</text:p>
          </table:table-cell>
          <table:table-cell table:formula="of:=IF([$Data.BY10]=&quot;&quot;;0;(IF([$Data.BY10]=&quot;?&quot;;&quot;?&quot;;1)))" office:value-type="float" office:value="0" calcext:value-type="float">
            <text:p>0</text:p>
          </table:table-cell>
          <table:table-cell table:formula="of:=IF([$Data.BZ10]=&quot;&quot;;0;(IF([$Data.BZ10]=&quot;?&quot;;&quot;?&quot;;1)))" office:value-type="float" office:value="0" calcext:value-type="float">
            <text:p>0</text:p>
          </table:table-cell>
          <table:table-cell table:formula="of:=IF([$Data.CA10]=&quot;&quot;;0;(IF([$Data.CA10]=&quot;?&quot;;&quot;?&quot;;1)))" office:value-type="float" office:value="1" calcext:value-type="float">
            <text:p>1</text:p>
          </table:table-cell>
          <table:table-cell table:formula="of:=IF([$Data.CB10]=&quot;&quot;;0;(IF([$Data.CB10]=&quot;?&quot;;&quot;?&quot;;1)))" office:value-type="float" office:value="0" calcext:value-type="float">
            <text:p>0</text:p>
          </table:table-cell>
          <table:table-cell table:formula="of:=IF([$Data.CC10]=&quot;&quot;;0;(IF([$Data.CC10]=&quot;?&quot;;&quot;?&quot;;1)))" office:value-type="float" office:value="0" calcext:value-type="float">
            <text:p>0</text:p>
          </table:table-cell>
          <table:table-cell table:formula="of:=IF([$Data.CD10]=&quot;&quot;;0;(IF([$Data.CD10]=&quot;?&quot;;&quot;?&quot;;1)))" office:value-type="float" office:value="0" calcext:value-type="float">
            <text:p>0</text:p>
          </table:table-cell>
          <table:table-cell table:formula="of:=IF([$Data.CE10]=&quot;&quot;;0;(IF([$Data.CE10]=&quot;?&quot;;&quot;?&quot;;1)))" office:value-type="float" office:value="0" calcext:value-type="float">
            <text:p>0</text:p>
          </table:table-cell>
          <table:table-cell table:formula="of:=IF([$Data.CF10]=&quot;&quot;;0;(IF([$Data.CF10]=&quot;?&quot;;&quot;?&quot;;1)))" office:value-type="float" office:value="0" calcext:value-type="float">
            <text:p>0</text:p>
          </table:table-cell>
          <table:table-cell table:formula="of:=IF([$Data.CG10]=&quot;&quot;;0;(IF([$Data.CG10]=&quot;?&quot;;&quot;?&quot;;1)))" office:value-type="float" office:value="0" calcext:value-type="float">
            <text:p>0</text:p>
          </table:table-cell>
          <table:table-cell table:formula="of:=IF([$Data.CH10]=&quot;&quot;;0;(IF([$Data.CH10]=&quot;?&quot;;&quot;?&quot;;1)))" office:value-type="float" office:value="0" calcext:value-type="float">
            <text:p>0</text:p>
          </table:table-cell>
          <table:table-cell table:formula="of:=IF([$Data.CI10]=&quot;&quot;;0;(IF([$Data.CI10]=&quot;?&quot;;&quot;?&quot;;1)))" office:value-type="float" office:value="0" calcext:value-type="float">
            <text:p>0</text:p>
          </table:table-cell>
          <table:table-cell table:formula="of:=IF([$Data.CJ10]=&quot;&quot;;0;(IF([$Data.CJ10]=&quot;?&quot;;&quot;?&quot;;1)))" office:value-type="float" office:value="0" calcext:value-type="float">
            <text:p>0</text:p>
          </table:table-cell>
          <table:table-cell table:formula="of:=IF([$Data.CK10]=&quot;&quot;;0;(IF([$Data.CK10]=&quot;?&quot;;&quot;?&quot;;1)))" office:value-type="float" office:value="0" calcext:value-type="float">
            <text:p>0</text:p>
          </table:table-cell>
          <table:table-cell table:formula="of:=IF([$Data.CL10]=&quot;&quot;;0;(IF([$Data.CL10]=&quot;?&quot;;&quot;?&quot;;1)))" office:value-type="float" office:value="0" calcext:value-type="float">
            <text:p>0</text:p>
          </table:table-cell>
          <table:table-cell table:formula="of:=IF([$Data.CM10]=&quot;&quot;;0;(IF([$Data.CM10]=&quot;?&quot;;&quot;?&quot;;1)))" office:value-type="float" office:value="0" calcext:value-type="float">
            <text:p>0</text:p>
          </table:table-cell>
          <table:table-cell table:formula="of:=IF([$Data.CN10]=&quot;&quot;;0;(IF([$Data.CN10]=&quot;?&quot;;&quot;?&quot;;1)))" office:value-type="float" office:value="0" calcext:value-type="float">
            <text:p>0</text:p>
          </table:table-cell>
          <table:table-cell table:formula="of:=IF([$Data.CO10]=&quot;&quot;;0;(IF([$Data.CO10]=&quot;?&quot;;&quot;?&quot;;1)))" office:value-type="float" office:value="1" calcext:value-type="float">
            <text:p>1</text:p>
          </table:table-cell>
          <table:table-cell table:formula="of:=IF([$Data.CP10]=&quot;&quot;;0;(IF([$Data.CP10]=&quot;?&quot;;&quot;?&quot;;1)))" office:value-type="float" office:value="0" calcext:value-type="float">
            <text:p>0</text:p>
          </table:table-cell>
          <table:table-cell table:formula="of:=IF([$Data.CQ10]=&quot;&quot;;0;(IF([$Data.CQ10]=&quot;?&quot;;&quot;?&quot;;1)))" office:value-type="float" office:value="1" calcext:value-type="float">
            <text:p>1</text:p>
          </table:table-cell>
          <table:table-cell table:formula="of:=IF([$Data.CR10]=&quot;&quot;;0;(IF([$Data.CR10]=&quot;?&quot;;&quot;?&quot;;1)))" office:value-type="float" office:value="0" calcext:value-type="float">
            <text:p>0</text:p>
          </table:table-cell>
          <table:table-cell table:formula="of:=IF([$Data.CS10]=&quot;&quot;;0;(IF([$Data.CS10]=&quot;?&quot;;&quot;?&quot;;1)))" office:value-type="float" office:value="1" calcext:value-type="float">
            <text:p>1</text:p>
          </table:table-cell>
          <table:table-cell table:formula="of:=IF([$Data.CT10]=&quot;&quot;;0;(IF([$Data.CT10]=&quot;?&quot;;&quot;?&quot;;1)))" office:value-type="float" office:value="1" calcext:value-type="float">
            <text:p>1</text:p>
          </table:table-cell>
          <table:table-cell table:formula="of:=IF([$Data.CU10]=&quot;&quot;;0;(IF([$Data.CU10]=&quot;?&quot;;&quot;?&quot;;1)))" office:value-type="float" office:value="0" calcext:value-type="float">
            <text:p>0</text:p>
          </table:table-cell>
          <table:table-cell table:formula="of:=IF([$Data.CV10]=&quot;&quot;;0;(IF([$Data.CV10]=&quot;?&quot;;&quot;?&quot;;1)))" office:value-type="float" office:value="1" calcext:value-type="float">
            <text:p>1</text:p>
          </table:table-cell>
          <table:table-cell table:formula="of:=IF([$Data.CW10]=&quot;&quot;;0;(IF([$Data.CW10]=&quot;?&quot;;&quot;?&quot;;1)))" office:value-type="float" office:value="1" calcext:value-type="float">
            <text:p>1</text:p>
          </table:table-cell>
          <table:table-cell table:formula="of:=IF([$Data.CX10]=&quot;&quot;;0;(IF([$Data.CX10]=&quot;?&quot;;&quot;?&quot;;1)))" office:value-type="float" office:value="0" calcext:value-type="float">
            <text:p>0</text:p>
          </table:table-cell>
          <table:table-cell table:formula="of:=IF([$Data.CY10]=&quot;&quot;;0;(IF([$Data.CY10]=&quot;?&quot;;&quot;?&quot;;1)))" office:value-type="float" office:value="0" calcext:value-type="float">
            <text:p>0</text:p>
          </table:table-cell>
          <table:table-cell table:formula="of:=IF([$Data.CZ10]=&quot;&quot;;0;(IF([$Data.CZ10]=&quot;?&quot;;&quot;?&quot;;1)))" office:value-type="float" office:value="1" calcext:value-type="float">
            <text:p>1</text:p>
          </table:table-cell>
          <table:table-cell table:formula="of:=IF([$Data.DA10]=&quot;&quot;;0;(IF([$Data.DA10]=&quot;?&quot;;&quot;?&quot;;1)))" office:value-type="float" office:value="0" calcext:value-type="float">
            <text:p>0</text:p>
          </table:table-cell>
          <table:table-cell table:formula="of:=IF([$Data.DB10]=&quot;&quot;;0;(IF([$Data.DB10]=&quot;?&quot;;&quot;?&quot;;1)))" office:value-type="float" office:value="0" calcext:value-type="float">
            <text:p>0</text:p>
          </table:table-cell>
          <table:table-cell table:formula="of:=IF([$Data.DC10]=&quot;&quot;;0;(IF([$Data.DC10]=&quot;?&quot;;&quot;?&quot;;1)))" office:value-type="float" office:value="0" calcext:value-type="float">
            <text:p>0</text:p>
          </table:table-cell>
          <table:table-cell table:formula="of:=IF([$Data.DD10]=&quot;&quot;;0;(IF([$Data.DD10]=&quot;?&quot;;&quot;?&quot;;1)))" office:value-type="float" office:value="1" calcext:value-type="float">
            <text:p>1</text:p>
          </table:table-cell>
          <table:table-cell table:formula="of:=IF([$Data.DE10]=&quot;&quot;;0;(IF([$Data.DE10]=&quot;?&quot;;&quot;?&quot;;1)))" office:value-type="float" office:value="0" calcext:value-type="float">
            <text:p>0</text:p>
          </table:table-cell>
          <table:table-cell table:formula="of:=IF([$Data.DF10]=&quot;&quot;;0;(IF([$Data.DF10]=&quot;?&quot;;&quot;?&quot;;1)))" office:value-type="float" office:value="1" calcext:value-type="float">
            <text:p>1</text:p>
          </table:table-cell>
          <table:table-cell table:formula="of:=IF([$Data.DG10]=&quot;&quot;;0;(IF([$Data.DG10]=&quot;?&quot;;&quot;?&quot;;1)))" office:value-type="float" office:value="0" calcext:value-type="float">
            <text:p>0</text:p>
          </table:table-cell>
          <table:table-cell table:formula="of:=IF([$Data.DH10]=&quot;&quot;;0;(IF([$Data.DH10]=&quot;?&quot;;&quot;?&quot;;1)))" office:value-type="float" office:value="0" calcext:value-type="float">
            <text:p>0</text:p>
          </table:table-cell>
          <table:table-cell table:formula="of:=IF([$Data.DI10]=&quot;&quot;;0;(IF([$Data.DI10]=&quot;?&quot;;&quot;?&quot;;1)))" office:value-type="float" office:value="0" calcext:value-type="float">
            <text:p>0</text:p>
          </table:table-cell>
          <table:table-cell table:formula="of:=IF([$Data.DJ10]=&quot;&quot;;0;(IF([$Data.DJ10]=&quot;?&quot;;&quot;?&quot;;1)))" office:value-type="float" office:value="1" calcext:value-type="float">
            <text:p>1</text:p>
          </table:table-cell>
          <table:table-cell table:formula="of:=IF([$Data.DK10]=&quot;&quot;;0;(IF([$Data.DK10]=&quot;?&quot;;&quot;?&quot;;1)))" office:value-type="float" office:value="0" calcext:value-type="float">
            <text:p>0</text:p>
          </table:table-cell>
          <table:table-cell table:formula="of:=IF([$Data.DL10]=&quot;&quot;;0;(IF([$Data.DL10]=&quot;?&quot;;&quot;?&quot;;1)))" office:value-type="float" office:value="0" calcext:value-type="float">
            <text:p>0</text:p>
          </table:table-cell>
          <table:table-cell table:formula="of:=IF([$Data.DM10]=&quot;&quot;;0;(IF([$Data.DM10]=&quot;?&quot;;&quot;?&quot;;1)))" office:value-type="float" office:value="0" calcext:value-type="float">
            <text:p>0</text:p>
          </table:table-cell>
          <table:table-cell table:formula="of:=IF([$Data.DN10]=&quot;&quot;;0;(IF([$Data.DN10]=&quot;?&quot;;&quot;?&quot;;1)))" office:value-type="float" office:value="1" calcext:value-type="float">
            <text:p>1</text:p>
          </table:table-cell>
          <table:table-cell table:formula="of:=IF([$Data.DO10]=&quot;&quot;;0;(IF([$Data.DO10]=&quot;?&quot;;&quot;?&quot;;1)))" office:value-type="float" office:value="1" calcext:value-type="float">
            <text:p>1</text:p>
          </table:table-cell>
          <table:table-cell table:formula="of:=IF([$Data.DP10]=&quot;&quot;;0;(IF([$Data.DP10]=&quot;?&quot;;&quot;?&quot;;1)))" office:value-type="float" office:value="1" calcext:value-type="float">
            <text:p>1</text:p>
          </table:table-cell>
          <table:table-cell table:formula="of:=IF([$Data.DQ10]=&quot;&quot;;0;(IF([$Data.DQ10]=&quot;?&quot;;&quot;?&quot;;1)))" office:value-type="float" office:value="0" calcext:value-type="float">
            <text:p>0</text:p>
          </table:table-cell>
          <table:table-cell table:formula="of:=IF([$Data.DR10]=&quot;&quot;;0;(IF([$Data.DR10]=&quot;?&quot;;&quot;?&quot;;1)))" office:value-type="float" office:value="0" calcext:value-type="float">
            <text:p>0</text:p>
          </table:table-cell>
          <table:table-cell table:formula="of:=IF([$Data.DS10]=&quot;&quot;;0;(IF([$Data.DS10]=&quot;?&quot;;&quot;?&quot;;1)))" office:value-type="float" office:value="0" calcext:value-type="float">
            <text:p>0</text:p>
          </table:table-cell>
          <table:table-cell table:formula="of:=IF([$Data.DT10]=&quot;&quot;;0;(IF([$Data.DT10]=&quot;?&quot;;&quot;?&quot;;1)))" office:value-type="float" office:value="1" calcext:value-type="float">
            <text:p>1</text:p>
          </table:table-cell>
          <table:table-cell table:formula="of:=IF([$Data.DU10]=&quot;&quot;;0;(IF([$Data.DU10]=&quot;?&quot;;&quot;?&quot;;1)))" office:value-type="float" office:value="1" calcext:value-type="float">
            <text:p>1</text:p>
          </table:table-cell>
          <table:table-cell table:formula="of:=IF([$Data.DV10]=&quot;&quot;;0;(IF([$Data.DV10]=&quot;?&quot;;&quot;?&quot;;1)))" office:value-type="float" office:value="0" calcext:value-type="float">
            <text:p>0</text:p>
          </table:table-cell>
          <table:table-cell table:formula="of:=IF([$Data.DW10]=&quot;&quot;;0;(IF([$Data.DW10]=&quot;?&quot;;&quot;?&quot;;1)))" office:value-type="float" office:value="1" calcext:value-type="float">
            <text:p>1</text:p>
          </table:table-cell>
          <table:table-cell table:formula="of:=IF([$Data.DX10]=&quot;&quot;;0;(IF([$Data.DX10]=&quot;?&quot;;&quot;?&quot;;1)))" office:value-type="float" office:value="0" calcext:value-type="float">
            <text:p>0</text:p>
          </table:table-cell>
          <table:table-cell table:formula="of:=IF([$Data.DY10]=&quot;&quot;;0;(IF([$Data.DY10]=&quot;?&quot;;&quot;?&quot;;1)))" office:value-type="float" office:value="0" calcext:value-type="float">
            <text:p>0</text:p>
          </table:table-cell>
          <table:table-cell table:formula="of:=IF([$Data.DZ10]=&quot;&quot;;0;(IF([$Data.DZ10]=&quot;?&quot;;&quot;?&quot;;1)))" office:value-type="float" office:value="0" calcext:value-type="float">
            <text:p>0</text:p>
          </table:table-cell>
          <table:table-cell table:formula="of:=IF([$Data.EA10]=&quot;&quot;;0;(IF([$Data.EA10]=&quot;?&quot;;&quot;?&quot;;1)))" office:value-type="float" office:value="0" calcext:value-type="float">
            <text:p>0</text:p>
          </table:table-cell>
          <table:table-cell table:formula="of:=IF([$Data.EB10]=&quot;&quot;;0;(IF([$Data.EB10]=&quot;?&quot;;&quot;?&quot;;1)))" office:value-type="float" office:value="0" calcext:value-type="float">
            <text:p>0</text:p>
          </table:table-cell>
          <table:table-cell table:formula="of:=IF([$Data.EC10]=&quot;&quot;;0;(IF([$Data.EC10]=&quot;?&quot;;&quot;?&quot;;1)))" office:value-type="float" office:value="0" calcext:value-type="float">
            <text:p>0</text:p>
          </table:table-cell>
          <table:table-cell table:formula="of:=IF([$Data.ED10]=&quot;&quot;;0;(IF([$Data.ED10]=&quot;?&quot;;&quot;?&quot;;1)))" office:value-type="float" office:value="0" calcext:value-type="float">
            <text:p>0</text:p>
          </table:table-cell>
          <table:table-cell table:formula="of:=IF([$Data.EE10]=&quot;&quot;;0;(IF([$Data.EE10]=&quot;?&quot;;&quot;?&quot;;1)))" office:value-type="float" office:value="0" calcext:value-type="float">
            <text:p>0</text:p>
          </table:table-cell>
          <table:table-cell table:formula="of:=IF([$Data.EF10]=&quot;&quot;;0;(IF([$Data.EF10]=&quot;?&quot;;&quot;?&quot;;1)))" office:value-type="float" office:value="0" calcext:value-type="float">
            <text:p>0</text:p>
          </table:table-cell>
          <table:table-cell table:formula="of:=IF([$Data.EG10]=&quot;&quot;;0;(IF([$Data.EG10]=&quot;?&quot;;&quot;?&quot;;1)))" office:value-type="float" office:value="0" calcext:value-type="float">
            <text:p>0</text:p>
          </table:table-cell>
          <table:table-cell table:formula="of:=IF([$Data.EH10]=&quot;&quot;;0;(IF([$Data.EH10]=&quot;?&quot;;&quot;?&quot;;1)))" office:value-type="float" office:value="0" calcext:value-type="float">
            <text:p>0</text:p>
          </table:table-cell>
          <table:table-cell table:formula="of:=IF([$Data.EI10]=&quot;&quot;;0;(IF([$Data.EI10]=&quot;?&quot;;&quot;?&quot;;1)))" office:value-type="float" office:value="0" calcext:value-type="float">
            <text:p>0</text:p>
          </table:table-cell>
          <table:table-cell table:formula="of:=IF([$Data.EJ10]=&quot;&quot;;0;(IF([$Data.EJ10]=&quot;?&quot;;&quot;?&quot;;1)))" office:value-type="float" office:value="0" calcext:value-type="float">
            <text:p>0</text:p>
          </table:table-cell>
          <table:table-cell table:formula="of:=IF([$Data.EK10]=&quot;&quot;;0;(IF([$Data.EK10]=&quot;?&quot;;&quot;?&quot;;1)))" office:value-type="float" office:value="0" calcext:value-type="float">
            <text:p>0</text:p>
          </table:table-cell>
          <table:table-cell table:formula="of:=IF([$Data.EL10]=&quot;&quot;;0;(IF([$Data.EL10]=&quot;?&quot;;&quot;?&quot;;1)))" office:value-type="float" office:value="0" calcext:value-type="float">
            <text:p>0</text:p>
          </table:table-cell>
          <table:table-cell table:formula="of:=IF([$Data.EM10]=&quot;&quot;;0;(IF([$Data.EM10]=&quot;?&quot;;&quot;?&quot;;1)))" office:value-type="float" office:value="0" calcext:value-type="float">
            <text:p>0</text:p>
          </table:table-cell>
          <table:table-cell table:formula="of:=IF([$Data.EN10]=&quot;&quot;;0;(IF([$Data.EN10]=&quot;?&quot;;&quot;?&quot;;1)))" office:value-type="float" office:value="0" calcext:value-type="float">
            <text:p>0</text:p>
          </table:table-cell>
          <table:table-cell table:formula="of:=IF([$Data.EO10]=&quot;&quot;;0;(IF([$Data.EO10]=&quot;?&quot;;&quot;?&quot;;1)))" office:value-type="float" office:value="0" calcext:value-type="float">
            <text:p>0</text:p>
          </table:table-cell>
          <table:table-cell table:formula="of:=IF([$Data.EP10]=&quot;&quot;;0;(IF([$Data.EP10]=&quot;?&quot;;&quot;?&quot;;1)))" office:value-type="float" office:value="0" calcext:value-type="float">
            <text:p>0</text:p>
          </table:table-cell>
          <table:table-cell table:formula="of:=IF([$Data.EQ10]=&quot;&quot;;0;(IF([$Data.EQ10]=&quot;?&quot;;&quot;?&quot;;1)))" office:value-type="float" office:value="0" calcext:value-type="float">
            <text:p>0</text:p>
          </table:table-cell>
          <table:table-cell table:formula="of:=IF([$Data.ER10]=&quot;&quot;;0;(IF([$Data.ER10]=&quot;?&quot;;&quot;?&quot;;1)))" office:value-type="float" office:value="0" calcext:value-type="float">
            <text:p>0</text:p>
          </table:table-cell>
          <table:table-cell table:formula="of:=IF([$Data.ES10]=&quot;&quot;;0;(IF([$Data.ES10]=&quot;?&quot;;&quot;?&quot;;1)))" office:value-type="float" office:value="0" calcext:value-type="float">
            <text:p>0</text:p>
          </table:table-cell>
          <table:table-cell table:formula="of:=IF([$Data.ET10]=&quot;&quot;;0;(IF([$Data.ET10]=&quot;?&quot;;&quot;?&quot;;1)))" office:value-type="float" office:value="0" calcext:value-type="float">
            <text:p>0</text:p>
          </table:table-cell>
          <table:table-cell table:formula="of:=IF([$Data.EU10]=&quot;&quot;;0;(IF([$Data.EU10]=&quot;?&quot;;&quot;?&quot;;1)))" office:value-type="float" office:value="0" calcext:value-type="float">
            <text:p>0</text:p>
          </table:table-cell>
          <table:table-cell table:formula="of:=IF([$Data.EV10]=&quot;&quot;;0;(IF([$Data.EV10]=&quot;?&quot;;&quot;?&quot;;1)))" office:value-type="float" office:value="0" calcext:value-type="float">
            <text:p>0</text:p>
          </table:table-cell>
          <table:table-cell table:formula="of:=IF([$Data.EW10]=&quot;&quot;;0;(IF([$Data.EW10]=&quot;?&quot;;&quot;?&quot;;1)))" office:value-type="float" office:value="1" calcext:value-type="float">
            <text:p>1</text:p>
          </table:table-cell>
          <table:table-cell table:formula="of:=IF([$Data.EX10]=&quot;&quot;;0;(IF([$Data.EX10]=&quot;?&quot;;&quot;?&quot;;1)))" office:value-type="float" office:value="1" calcext:value-type="float">
            <text:p>1</text:p>
          </table:table-cell>
          <table:table-cell table:formula="of:=IF([$Data.EY10]=&quot;&quot;;0;(IF([$Data.EY10]=&quot;?&quot;;&quot;?&quot;;1)))" office:value-type="float" office:value="0" calcext:value-type="float">
            <text:p>0</text:p>
          </table:table-cell>
          <table:table-cell table:formula="of:=IF([$Data.EZ10]=&quot;&quot;;0;(IF([$Data.EZ10]=&quot;?&quot;;&quot;?&quot;;1)))" office:value-type="float" office:value="0" calcext:value-type="float">
            <text:p>0</text:p>
          </table:table-cell>
          <table:table-cell table:formula="of:=IF([$Data.FA10]=&quot;&quot;;0;(IF([$Data.FA10]=&quot;?&quot;;&quot;?&quot;;1)))" office:value-type="float" office:value="0" calcext:value-type="float">
            <text:p>0</text:p>
          </table:table-cell>
          <table:table-cell table:formula="of:=IF([$Data.FB10]=&quot;&quot;;0;(IF([$Data.FB10]=&quot;?&quot;;&quot;?&quot;;1)))" office:value-type="float" office:value="0" calcext:value-type="float">
            <text:p>0</text:p>
          </table:table-cell>
          <table:table-cell table:formula="of:=IF([$Data.FC10]=&quot;&quot;;0;(IF([$Data.FC10]=&quot;?&quot;;&quot;?&quot;;1)))" office:value-type="float" office:value="0" calcext:value-type="float">
            <text:p>0</text:p>
          </table:table-cell>
          <table:table-cell table:formula="of:=IF([$Data.FD10]=&quot;&quot;;0;(IF([$Data.FD10]=&quot;?&quot;;&quot;?&quot;;1)))" office:value-type="float" office:value="0" calcext:value-type="float">
            <text:p>0</text:p>
          </table:table-cell>
          <table:table-cell table:formula="of:=IF([$Data.FE10]=&quot;&quot;;0;(IF([$Data.FE10]=&quot;?&quot;;&quot;?&quot;;1)))" office:value-type="float" office:value="0" calcext:value-type="float">
            <text:p>0</text:p>
          </table:table-cell>
          <table:table-cell table:formula="of:=IF([$Data.FF10]=&quot;&quot;;0;(IF([$Data.FF10]=&quot;?&quot;;&quot;?&quot;;1)))" office:value-type="float" office:value="0" calcext:value-type="float">
            <text:p>0</text:p>
          </table:table-cell>
          <table:table-cell table:formula="of:=IF([$Data.FG10]=&quot;&quot;;0;(IF([$Data.FG10]=&quot;?&quot;;&quot;?&quot;;1)))" office:value-type="float" office:value="0" calcext:value-type="float">
            <text:p>0</text:p>
          </table:table-cell>
          <table:table-cell table:formula="of:=IF([$Data.FH10]=&quot;&quot;;0;(IF([$Data.FH10]=&quot;?&quot;;&quot;?&quot;;1)))" office:value-type="float" office:value="0" calcext:value-type="float">
            <text:p>0</text:p>
          </table:table-cell>
          <table:table-cell table:formula="of:=IF([$Data.FI10]=&quot;&quot;;0;(IF([$Data.FI10]=&quot;?&quot;;&quot;?&quot;;1)))" office:value-type="float" office:value="0" calcext:value-type="float">
            <text:p>0</text:p>
          </table:table-cell>
          <table:table-cell table:formula="of:=IF([$Data.FJ10]=&quot;&quot;;0;(IF([$Data.FJ10]=&quot;?&quot;;&quot;?&quot;;1)))" office:value-type="float" office:value="1" calcext:value-type="float">
            <text:p>1</text:p>
          </table:table-cell>
          <table:table-cell table:formula="of:=IF([$Data.FK10]=&quot;&quot;;0;(IF([$Data.FK10]=&quot;?&quot;;&quot;?&quot;;1)))" office:value-type="float" office:value="1" calcext:value-type="float">
            <text:p>1</text:p>
          </table:table-cell>
          <table:table-cell table:formula="of:=IF([$Data.FL10]=&quot;&quot;;0;(IF([$Data.FL10]=&quot;?&quot;;&quot;?&quot;;1)))" office:value-type="float" office:value="0" calcext:value-type="float">
            <text:p>0</text:p>
          </table:table-cell>
          <table:table-cell table:formula="of:=IF([$Data.FM10]=&quot;&quot;;0;(IF([$Data.FM10]=&quot;?&quot;;&quot;?&quot;;1)))" office:value-type="float" office:value="1" calcext:value-type="float">
            <text:p>1</text:p>
          </table:table-cell>
          <table:table-cell table:formula="of:=IF([$Data.FN10]=&quot;&quot;;0;(IF([$Data.FN10]=&quot;?&quot;;&quot;?&quot;;1)))" office:value-type="float" office:value="0" calcext:value-type="float">
            <text:p>0</text:p>
          </table:table-cell>
          <table:table-cell table:formula="of:=IF([$Data.FO10]=&quot;&quot;;0;(IF([$Data.FO10]=&quot;?&quot;;&quot;?&quot;;1)))" office:value-type="float" office:value="0" calcext:value-type="float">
            <text:p>0</text:p>
          </table:table-cell>
          <table:table-cell table:formula="of:=IF([$Data.FP10]=&quot;&quot;;0;(IF([$Data.FP10]=&quot;?&quot;;&quot;?&quot;;1)))" office:value-type="float" office:value="0" calcext:value-type="float">
            <text:p>0</text:p>
          </table:table-cell>
          <table:table-cell table:formula="of:=IF([$Data.FQ10]=&quot;&quot;;0;(IF([$Data.FQ10]=&quot;?&quot;;&quot;?&quot;;1)))" office:value-type="float" office:value="0" calcext:value-type="float">
            <text:p>0</text:p>
          </table:table-cell>
          <table:table-cell table:formula="of:=IF([$Data.FR10]=&quot;&quot;;0;(IF([$Data.FR10]=&quot;?&quot;;&quot;?&quot;;1)))" office:value-type="float" office:value="0" calcext:value-type="float">
            <text:p>0</text:p>
          </table:table-cell>
          <table:table-cell table:formula="of:=IF([$Data.FS10]=&quot;&quot;;0;(IF([$Data.FS10]=&quot;?&quot;;&quot;?&quot;;1)))" office:value-type="float" office:value="1" calcext:value-type="float">
            <text:p>1</text:p>
          </table:table-cell>
          <table:table-cell table:formula="of:=IF([$Data.FT10]=&quot;&quot;;0;(IF([$Data.FT10]=&quot;?&quot;;&quot;?&quot;;1)))" office:value-type="float" office:value="0" calcext:value-type="float">
            <text:p>0</text:p>
          </table:table-cell>
          <table:table-cell table:formula="of:=IF([$Data.FU10]=&quot;&quot;;0;(IF([$Data.FU10]=&quot;?&quot;;&quot;?&quot;;1)))" office:value-type="float" office:value="0" calcext:value-type="float">
            <text:p>0</text:p>
          </table:table-cell>
          <table:table-cell table:formula="of:=IF([$Data.FV10]=&quot;&quot;;0;(IF([$Data.FV10]=&quot;?&quot;;&quot;?&quot;;1)))" office:value-type="float" office:value="0" calcext:value-type="float">
            <text:p>0</text:p>
          </table:table-cell>
          <table:table-cell table:formula="of:=IF([$Data.FW10]=&quot;&quot;;0;(IF([$Data.FW10]=&quot;?&quot;;&quot;?&quot;;1)))" office:value-type="float" office:value="0" calcext:value-type="float">
            <text:p>0</text:p>
          </table:table-cell>
          <table:table-cell table:formula="of:=IF([$Data.FX10]=&quot;&quot;;0;(IF([$Data.FX10]=&quot;?&quot;;&quot;?&quot;;1)))" office:value-type="float" office:value="0" calcext:value-type="float">
            <text:p>0</text:p>
          </table:table-cell>
          <table:table-cell table:formula="of:=IF([$Data.FY10]=&quot;&quot;;0;(IF([$Data.FY10]=&quot;?&quot;;&quot;?&quot;;1)))" office:value-type="float" office:value="0" calcext:value-type="float">
            <text:p>0</text:p>
          </table:table-cell>
          <table:table-cell table:formula="of:=IF([$Data.FZ10]=&quot;&quot;;0;(IF([$Data.FZ10]=&quot;?&quot;;&quot;?&quot;;1)))" office:value-type="float" office:value="0" calcext:value-type="float">
            <text:p>0</text:p>
          </table:table-cell>
          <table:table-cell table:formula="of:=IF([$Data.GA10]=&quot;&quot;;0;(IF([$Data.GA10]=&quot;?&quot;;&quot;?&quot;;1)))" office:value-type="float" office:value="0" calcext:value-type="float">
            <text:p>0</text:p>
          </table:table-cell>
          <table:table-cell table:formula="of:=IF([$Data.GB10]=&quot;&quot;;0;(IF([$Data.GB10]=&quot;?&quot;;&quot;?&quot;;1)))" office:value-type="float" office:value="1" calcext:value-type="float">
            <text:p>1</text:p>
          </table:table-cell>
          <table:table-cell table:formula="of:=IF([$Data.GC10]=&quot;&quot;;0;(IF([$Data.GC10]=&quot;?&quot;;&quot;?&quot;;1)))" office:value-type="float" office:value="1" calcext:value-type="float">
            <text:p>1</text:p>
          </table:table-cell>
          <table:table-cell table:formula="of:=IF([$Data.GD10]=&quot;&quot;;0;(IF([$Data.GD10]=&quot;?&quot;;&quot;?&quot;;1)))" office:value-type="float" office:value="0" calcext:value-type="float">
            <text:p>0</text:p>
          </table:table-cell>
          <table:table-cell table:formula="of:=IF([$Data.GE10]=&quot;&quot;;0;(IF([$Data.GE10]=&quot;?&quot;;&quot;?&quot;;1)))" office:value-type="float" office:value="1" calcext:value-type="float">
            <text:p>1</text:p>
          </table:table-cell>
          <table:table-cell table:formula="of:=IF([$Data.GF10]=&quot;&quot;;0;(IF([$Data.GF10]=&quot;?&quot;;&quot;?&quot;;1)))" office:value-type="float" office:value="0" calcext:value-type="float">
            <text:p>0</text:p>
          </table:table-cell>
          <table:table-cell table:formula="of:=IF([$Data.GG10]=&quot;&quot;;0;(IF([$Data.GG10]=&quot;?&quot;;&quot;?&quot;;1)))" office:value-type="float" office:value="1" calcext:value-type="float">
            <text:p>1</text:p>
          </table:table-cell>
          <table:table-cell table:formula="of:=IF([$Data.GH10]=&quot;&quot;;0;(IF([$Data.GH10]=&quot;?&quot;;&quot;?&quot;;1)))" office:value-type="float" office:value="0" calcext:value-type="float">
            <text:p>0</text:p>
          </table:table-cell>
          <table:table-cell table:formula="of:=IF([$Data.GI10]=&quot;&quot;;0;(IF([$Data.GI10]=&quot;?&quot;;&quot;?&quot;;1)))" office:value-type="float" office:value="0" calcext:value-type="float">
            <text:p>0</text:p>
          </table:table-cell>
          <table:table-cell table:formula="of:=IF([$Data.GJ10]=&quot;&quot;;0;(IF([$Data.GJ10]=&quot;?&quot;;&quot;?&quot;;1)))" office:value-type="string" office:string-value="?" calcext:value-type="string">
            <text:p>?</text:p>
          </table:table-cell>
          <table:table-cell table:formula="of:=IF([$Data.GK10]=&quot;&quot;;0;(IF([$Data.GK10]=&quot;?&quot;;&quot;?&quot;;1)))" office:value-type="float" office:value="0" calcext:value-type="float">
            <text:p>0</text:p>
          </table:table-cell>
          <table:table-cell table:formula="of:=IF([$Data.GL10]=&quot;&quot;;0;(IF([$Data.GL10]=&quot;?&quot;;&quot;?&quot;;1)))" office:value-type="float" office:value="0" calcext:value-type="float">
            <text:p>0</text:p>
          </table:table-cell>
          <table:table-cell table:formula="of:=IF([$Data.GM10]=&quot;&quot;;0;(IF([$Data.GM10]=&quot;?&quot;;&quot;?&quot;;1)))" office:value-type="float" office:value="1" calcext:value-type="float">
            <text:p>1</text:p>
          </table:table-cell>
          <table:table-cell table:formula="of:=IF([$Data.GN10]=&quot;&quot;;0;(IF([$Data.GN10]=&quot;?&quot;;&quot;?&quot;;1)))" office:value-type="float" office:value="0" calcext:value-type="float">
            <text:p>0</text:p>
          </table:table-cell>
          <table:table-cell table:formula="of:=IF([$Data.GO10]=&quot;&quot;;0;(IF([$Data.GO10]=&quot;?&quot;;&quot;?&quot;;1)))" office:value-type="float" office:value="0" calcext:value-type="float">
            <text:p>0</text:p>
          </table:table-cell>
          <table:table-cell table:formula="of:=IF([$Data.GP10]=&quot;&quot;;0;(IF([$Data.GP10]=&quot;?&quot;;&quot;?&quot;;1)))" office:value-type="float" office:value="0" calcext:value-type="float">
            <text:p>0</text:p>
          </table:table-cell>
          <table:table-cell table:formula="of:=IF([$Data.GQ10]=&quot;&quot;;0;(IF([$Data.GQ10]=&quot;?&quot;;&quot;?&quot;;1)))" office:value-type="float" office:value="0" calcext:value-type="float">
            <text:p>0</text:p>
          </table:table-cell>
          <table:table-cell table:formula="of:=IF([$Data.GR10]=&quot;&quot;;0;(IF([$Data.GR10]=&quot;?&quot;;&quot;?&quot;;1)))" office:value-type="float" office:value="1" calcext:value-type="float">
            <text:p>1</text:p>
          </table:table-cell>
          <table:table-cell table:formula="of:=IF([$Data.GS10]=&quot;&quot;;0;(IF([$Data.GS10]=&quot;?&quot;;&quot;?&quot;;1)))" office:value-type="float" office:value="1" calcext:value-type="float">
            <text:p>1</text:p>
          </table:table-cell>
          <table:table-cell table:formula="of:=IF([$Data.GT10]=&quot;&quot;;0;(IF([$Data.GT10]=&quot;?&quot;;&quot;?&quot;;1)))" office:value-type="float" office:value="1" calcext:value-type="float">
            <text:p>1</text:p>
          </table:table-cell>
          <table:table-cell table:formula="of:=IF([$Data.GU10]=&quot;&quot;;0;(IF([$Data.GU10]=&quot;?&quot;;&quot;?&quot;;1)))" office:value-type="float" office:value="1" calcext:value-type="float">
            <text:p>1</text:p>
          </table:table-cell>
          <table:table-cell table:formula="of:=IF([$Data.GV10]=&quot;&quot;;0;(IF([$Data.GV10]=&quot;?&quot;;&quot;?&quot;;1)))" office:value-type="float" office:value="0" calcext:value-type="float">
            <text:p>0</text:p>
          </table:table-cell>
          <table:table-cell table:formula="of:=IF([$Data.GW10]=&quot;&quot;;0;(IF([$Data.GW10]=&quot;?&quot;;&quot;?&quot;;1)))" office:value-type="float" office:value="1" calcext:value-type="float">
            <text:p>1</text:p>
          </table:table-cell>
          <table:table-cell table:formula="of:=IF([$Data.GX10]=&quot;&quot;;0;(IF([$Data.GX10]=&quot;?&quot;;&quot;?&quot;;1)))" office:value-type="float" office:value="1" calcext:value-type="float">
            <text:p>1</text:p>
          </table:table-cell>
          <table:table-cell table:formula="of:=IF([$Data.GY10]=&quot;&quot;;0;(IF([$Data.GY10]=&quot;?&quot;;&quot;?&quot;;1)))" office:value-type="float" office:value="0" calcext:value-type="float">
            <text:p>0</text:p>
          </table:table-cell>
          <table:table-cell table:formula="of:=IF([$Data.GZ10]=&quot;&quot;;0;(IF([$Data.GZ10]=&quot;?&quot;;&quot;?&quot;;1)))" office:value-type="float" office:value="0" calcext:value-type="float">
            <text:p>0</text:p>
          </table:table-cell>
          <table:table-cell table:formula="of:=IF([$Data.HA10]=&quot;&quot;;0;(IF([$Data.HA10]=&quot;?&quot;;&quot;?&quot;;1)))" office:value-type="float" office:value="1" calcext:value-type="float">
            <text:p>1</text:p>
          </table:table-cell>
          <table:table-cell table:formula="of:=IF([$Data.HB10]=&quot;&quot;;0;(IF([$Data.HB10]=&quot;?&quot;;&quot;?&quot;;1)))" office:value-type="float" office:value="0" calcext:value-type="float">
            <text:p>0</text:p>
          </table:table-cell>
          <table:table-cell table:formula="of:=IF([$Data.HC10]=&quot;&quot;;0;(IF([$Data.HC10]=&quot;?&quot;;&quot;?&quot;;1)))" office:value-type="float" office:value="0" calcext:value-type="float">
            <text:p>0</text:p>
          </table:table-cell>
          <table:table-cell table:formula="of:=IF([$Data.HD10]=&quot;&quot;;0;(IF([$Data.HD10]=&quot;?&quot;;&quot;?&quot;;1)))" office:value-type="float" office:value="0" calcext:value-type="float">
            <text:p>0</text:p>
          </table:table-cell>
          <table:table-cell table:formula="of:=IF([$Data.HE10]=&quot;&quot;;0;(IF([$Data.HE10]=&quot;?&quot;;&quot;?&quot;;1)))" office:value-type="float" office:value="0" calcext:value-type="float">
            <text:p>0</text:p>
          </table:table-cell>
          <table:table-cell table:formula="of:=IF([$Data.HF10]=&quot;&quot;;0;(IF([$Data.HF10]=&quot;?&quot;;&quot;?&quot;;1)))" office:value-type="float" office:value="0" calcext:value-type="float">
            <text:p>0</text:p>
          </table:table-cell>
          <table:table-cell table:formula="of:=IF([$Data.HG10]=&quot;&quot;;0;(IF([$Data.HG10]=&quot;?&quot;;&quot;?&quot;;1)))" office:value-type="float" office:value="0" calcext:value-type="float">
            <text:p>0</text:p>
          </table:table-cell>
          <table:table-cell table:formula="of:=IF([$Data.HH10]=&quot;&quot;;0;(IF([$Data.HH10]=&quot;?&quot;;&quot;?&quot;;1)))" office:value-type="float" office:value="0" calcext:value-type="float">
            <text:p>0</text:p>
          </table:table-cell>
          <table:table-cell table:formula="of:=IF([$Data.HI10]=&quot;&quot;;0;(IF([$Data.HI10]=&quot;?&quot;;&quot;?&quot;;1)))" office:value-type="float" office:value="0" calcext:value-type="float">
            <text:p>0</text:p>
          </table:table-cell>
          <table:table-cell table:formula="of:=IF([$Data.HJ10]=&quot;&quot;;0;(IF([$Data.HJ10]=&quot;?&quot;;&quot;?&quot;;1)))" office:value-type="float" office:value="0" calcext:value-type="float">
            <text:p>0</text:p>
          </table:table-cell>
          <table:table-cell table:formula="of:=IF([$Data.HK10]=&quot;&quot;;0;(IF([$Data.HK10]=&quot;?&quot;;&quot;?&quot;;1)))" office:value-type="float" office:value="0" calcext:value-type="float">
            <text:p>0</text:p>
          </table:table-cell>
          <table:table-cell table:formula="of:=IF([$Data.HL10]=&quot;&quot;;0;(IF([$Data.HL10]=&quot;?&quot;;&quot;?&quot;;1)))" office:value-type="float" office:value="1" calcext:value-type="float">
            <text:p>1</text:p>
          </table:table-cell>
          <table:table-cell table:formula="of:=IF([$Data.HM10]=&quot;&quot;;0;(IF([$Data.HM10]=&quot;?&quot;;&quot;?&quot;;1)))" office:value-type="float" office:value="0" calcext:value-type="float">
            <text:p>0</text:p>
          </table:table-cell>
          <table:table-cell table:formula="of:=IF([$Data.HN10]=&quot;&quot;;0;(IF([$Data.HN10]=&quot;?&quot;;&quot;?&quot;;1)))" office:value-type="float" office:value="0" calcext:value-type="float">
            <text:p>0</text:p>
          </table:table-cell>
          <table:table-cell table:formula="of:=IF([$Data.HO10]=&quot;&quot;;0;(IF([$Data.HO10]=&quot;?&quot;;&quot;?&quot;;1)))" office:value-type="float" office:value="0" calcext:value-type="float">
            <text:p>0</text:p>
          </table:table-cell>
          <table:table-cell table:formula="of:=IF([$Data.HP10]=&quot;&quot;;0;(IF([$Data.HP10]=&quot;?&quot;;&quot;?&quot;;1)))" office:value-type="float" office:value="0" calcext:value-type="float">
            <text:p>0</text:p>
          </table:table-cell>
          <table:table-cell table:formula="of:=IF([$Data.HQ10]=&quot;&quot;;0;(IF([$Data.HQ10]=&quot;?&quot;;&quot;?&quot;;1)))" office:value-type="float" office:value="0" calcext:value-type="float">
            <text:p>0</text:p>
          </table:table-cell>
          <table:table-cell table:formula="of:=IF([$Data.HR10]=&quot;&quot;;0;(IF([$Data.HR10]=&quot;?&quot;;&quot;?&quot;;1)))" office:value-type="float" office:value="0" calcext:value-type="float">
            <text:p>0</text:p>
          </table:table-cell>
          <table:table-cell table:formula="of:=IF([$Data.HS10]=&quot;&quot;;0;(IF([$Data.HS10]=&quot;?&quot;;&quot;?&quot;;1)))" office:value-type="float" office:value="0" calcext:value-type="float">
            <text:p>0</text:p>
          </table:table-cell>
          <table:table-cell table:formula="of:=IF([$Data.HT10]=&quot;&quot;;0;(IF([$Data.HT10]=&quot;?&quot;;&quot;?&quot;;1)))" office:value-type="float" office:value="0" calcext:value-type="float">
            <text:p>0</text:p>
          </table:table-cell>
          <table:table-cell table:formula="of:=IF([$Data.HU10]=&quot;&quot;;0;(IF([$Data.HU10]=&quot;?&quot;;&quot;?&quot;;1)))" office:value-type="float" office:value="0" calcext:value-type="float">
            <text:p>0</text:p>
          </table:table-cell>
          <table:table-cell table:formula="of:=IF([$Data.HV10]=&quot;&quot;;0;(IF([$Data.HV10]=&quot;?&quot;;&quot;?&quot;;1)))" office:value-type="float" office:value="0" calcext:value-type="float">
            <text:p>0</text:p>
          </table:table-cell>
          <table:table-cell table:formula="of:=IF([$Data.HW10]=&quot;&quot;;0;(IF([$Data.HW10]=&quot;?&quot;;&quot;?&quot;;1)))" office:value-type="float" office:value="0" calcext:value-type="float">
            <text:p>0</text:p>
          </table:table-cell>
          <table:table-cell table:formula="of:=IF([$Data.HX10]=&quot;&quot;;0;(IF([$Data.HX10]=&quot;?&quot;;&quot;?&quot;;1)))" office:value-type="float" office:value="0" calcext:value-type="float">
            <text:p>0</text:p>
          </table:table-cell>
          <table:table-cell table:formula="of:=IF([$Data.HY10]=&quot;&quot;;0;(IF([$Data.HY10]=&quot;?&quot;;&quot;?&quot;;1)))" office:value-type="float" office:value="0" calcext:value-type="float">
            <text:p>0</text:p>
          </table:table-cell>
          <table:table-cell table:formula="of:=IF([$Data.HZ10]=&quot;&quot;;0;(IF([$Data.HZ10]=&quot;?&quot;;&quot;?&quot;;1)))" office:value-type="float" office:value="0" calcext:value-type="float">
            <text:p>0</text:p>
          </table:table-cell>
          <table:table-cell table:formula="of:=IF([$Data.IA10]=&quot;&quot;;0;(IF([$Data.IA10]=&quot;?&quot;;&quot;?&quot;;1)))" office:value-type="float" office:value="0" calcext:value-type="float">
            <text:p>0</text:p>
          </table:table-cell>
          <table:table-cell table:formula="of:=IF([$Data.IB10]=&quot;&quot;;0;(IF([$Data.IB10]=&quot;?&quot;;&quot;?&quot;;1)))" office:value-type="float" office:value="0" calcext:value-type="float">
            <text:p>0</text:p>
          </table:table-cell>
          <table:table-cell table:formula="of:=IF([$Data.IC10]=&quot;&quot;;0;(IF([$Data.IC10]=&quot;?&quot;;&quot;?&quot;;1)))" office:value-type="float" office:value="0" calcext:value-type="float">
            <text:p>0</text:p>
          </table:table-cell>
          <table:table-cell table:formula="of:=IF([$Data.ID10]=&quot;&quot;;0;(IF([$Data.ID10]=&quot;?&quot;;&quot;?&quot;;1)))" office:value-type="float" office:value="0" calcext:value-type="float">
            <text:p>0</text:p>
          </table:table-cell>
          <table:table-cell table:formula="of:=IF([$Data.IE10]=&quot;&quot;;0;(IF([$Data.IE10]=&quot;?&quot;;&quot;?&quot;;1)))" office:value-type="float" office:value="0" calcext:value-type="float">
            <text:p>0</text:p>
          </table:table-cell>
          <table:table-cell table:formula="of:=IF([$Data.IF10]=&quot;&quot;;0;(IF([$Data.IF10]=&quot;?&quot;;&quot;?&quot;;1)))" office:value-type="float" office:value="0" calcext:value-type="float">
            <text:p>0</text:p>
          </table:table-cell>
          <table:table-cell table:formula="of:=IF([$Data.IG10]=&quot;&quot;;0;(IF([$Data.IG10]=&quot;?&quot;;&quot;?&quot;;1)))" office:value-type="float" office:value="0" calcext:value-type="float">
            <text:p>0</text:p>
          </table:table-cell>
          <table:table-cell table:formula="of:=IF([$Data.IH10]=&quot;&quot;;0;(IF([$Data.IH10]=&quot;?&quot;;&quot;?&quot;;1)))" office:value-type="float" office:value="0" calcext:value-type="float">
            <text:p>0</text:p>
          </table:table-cell>
          <table:table-cell table:formula="of:=IF([$Data.II10]=&quot;&quot;;0;(IF([$Data.II10]=&quot;?&quot;;&quot;?&quot;;1)))" office:value-type="float" office:value="0" calcext:value-type="float">
            <text:p>0</text:p>
          </table:table-cell>
          <table:table-cell table:formula="of:=IF([$Data.IJ10]=&quot;&quot;;0;(IF([$Data.IJ10]=&quot;?&quot;;&quot;?&quot;;1)))" office:value-type="float" office:value="0" calcext:value-type="float">
            <text:p>0</text:p>
          </table:table-cell>
          <table:table-cell table:formula="of:=IF([$Data.IK10]=&quot;&quot;;0;(IF([$Data.IK10]=&quot;?&quot;;&quot;?&quot;;1)))" office:value-type="float" office:value="0" calcext:value-type="float">
            <text:p>0</text:p>
          </table:table-cell>
          <table:table-cell table:formula="of:=IF([$Data.IL10]=&quot;&quot;;0;(IF([$Data.IL10]=&quot;?&quot;;&quot;?&quot;;1)))" office:value-type="float" office:value="0" calcext:value-type="float">
            <text:p>0</text:p>
          </table:table-cell>
          <table:table-cell table:formula="of:=IF([$Data.IM10]=&quot;&quot;;0;(IF([$Data.IM10]=&quot;?&quot;;&quot;?&quot;;1)))" office:value-type="float" office:value="0" calcext:value-type="float">
            <text:p>0</text:p>
          </table:table-cell>
          <table:table-cell table:formula="of:=IF([$Data.IN10]=&quot;&quot;;0;(IF([$Data.IN10]=&quot;?&quot;;&quot;?&quot;;1)))" office:value-type="float" office:value="0" calcext:value-type="float">
            <text:p>0</text:p>
          </table:table-cell>
          <table:table-cell table:formula="of:=IF([$Data.IO10]=&quot;&quot;;0;(IF([$Data.IO10]=&quot;?&quot;;&quot;?&quot;;1)))" office:value-type="float" office:value="0" calcext:value-type="float">
            <text:p>0</text:p>
          </table:table-cell>
          <table:table-cell table:formula="of:=IF([$Data.IP10]=&quot;&quot;;0;(IF([$Data.IP10]=&quot;?&quot;;&quot;?&quot;;1)))" office:value-type="float" office:value="0" calcext:value-type="float">
            <text:p>0</text:p>
          </table:table-cell>
          <table:table-cell table:number-columns-repeated="2"/>
          <table:table-cell table:formula="of:=SUM([.B7:.HI7])" office:value-type="float" office:value="43" calcext:value-type="float">
            <text:p>43</text:p>
          </table:table-cell>
          <table:table-cell table:number-columns-repeated="804"/>
        </table:table-row>
        <table:table-row table:style-name="ro15">
          <table:table-cell table:formula="of:=[$Data.B11]" office:value-type="string" office:string-value="Run Li" calcext:value-type="string">
            <text:p>Run Li</text:p>
          </table:table-cell>
          <table:table-cell table:formula="of:=IF([$Data.AI11]=&quot;&quot;;0;(IF([$Data.AI11]=&quot;?&quot;;&quot;?&quot;;1)))" office:value-type="float" office:value="1" calcext:value-type="float">
            <text:p>1</text:p>
          </table:table-cell>
          <table:table-cell table:formula="of:=IF([$Data.AJ11]=&quot;&quot;;0;(IF([$Data.AJ11]=&quot;?&quot;;&quot;?&quot;;1)))" office:value-type="float" office:value="1" calcext:value-type="float">
            <text:p>1</text:p>
          </table:table-cell>
          <table:table-cell table:formula="of:=IF([$Data.AK11]=&quot;&quot;;0;(IF([$Data.AK11]=&quot;?&quot;;&quot;?&quot;;1)))" office:value-type="float" office:value="0" calcext:value-type="float">
            <text:p>0</text:p>
          </table:table-cell>
          <table:table-cell table:formula="of:=IF([$Data.AL11]=&quot;&quot;;0;(IF([$Data.AL11]=&quot;?&quot;;&quot;?&quot;;1)))" office:value-type="float" office:value="1" calcext:value-type="float">
            <text:p>1</text:p>
          </table:table-cell>
          <table:table-cell table:formula="of:=IF([$Data.AM11]=&quot;&quot;;0;(IF([$Data.AM11]=&quot;?&quot;;&quot;?&quot;;1)))" office:value-type="float" office:value="1" calcext:value-type="float">
            <text:p>1</text:p>
          </table:table-cell>
          <table:table-cell table:formula="of:=IF([$Data.AN11]=&quot;&quot;;0;(IF([$Data.AN11]=&quot;?&quot;;&quot;?&quot;;1)))" office:value-type="float" office:value="0" calcext:value-type="float">
            <text:p>0</text:p>
          </table:table-cell>
          <table:table-cell table:formula="of:=IF([$Data.AO11]=&quot;&quot;;0;(IF([$Data.AO11]=&quot;?&quot;;&quot;?&quot;;1)))" office:value-type="float" office:value="0" calcext:value-type="float">
            <text:p>0</text:p>
          </table:table-cell>
          <table:table-cell table:formula="of:=IF([$Data.AP11]=&quot;&quot;;0;(IF([$Data.AP11]=&quot;?&quot;;&quot;?&quot;;1)))" office:value-type="float" office:value="1" calcext:value-type="float">
            <text:p>1</text:p>
          </table:table-cell>
          <table:table-cell table:formula="of:=IF([$Data.AQ11]=&quot;&quot;;0;(IF([$Data.AQ11]=&quot;?&quot;;&quot;?&quot;;1)))" office:value-type="float" office:value="1" calcext:value-type="float">
            <text:p>1</text:p>
          </table:table-cell>
          <table:table-cell table:formula="of:=IF([$Data.AR11]=&quot;&quot;;0;(IF([$Data.AR11]=&quot;?&quot;;&quot;?&quot;;1)))" office:value-type="float" office:value="1" calcext:value-type="float">
            <text:p>1</text:p>
          </table:table-cell>
          <table:table-cell table:formula="of:=IF([$Data.AS11]=&quot;&quot;;0;(IF([$Data.AS11]=&quot;?&quot;;&quot;?&quot;;1)))" office:value-type="float" office:value="0" calcext:value-type="float">
            <text:p>0</text:p>
          </table:table-cell>
          <table:table-cell table:formula="of:=IF([$Data.AT11]=&quot;&quot;;0;(IF([$Data.AT11]=&quot;?&quot;;&quot;?&quot;;1)))" office:value-type="float" office:value="0" calcext:value-type="float">
            <text:p>0</text:p>
          </table:table-cell>
          <table:table-cell table:formula="of:=IF([$Data.AU11]=&quot;&quot;;0;(IF([$Data.AU11]=&quot;?&quot;;&quot;?&quot;;1)))" office:value-type="float" office:value="0" calcext:value-type="float">
            <text:p>0</text:p>
          </table:table-cell>
          <table:table-cell table:formula="of:=IF([$Data.AV11]=&quot;&quot;;0;(IF([$Data.AV11]=&quot;?&quot;;&quot;?&quot;;1)))" office:value-type="float" office:value="0" calcext:value-type="float">
            <text:p>0</text:p>
          </table:table-cell>
          <table:table-cell table:formula="of:=IF([$Data.AW11]=&quot;&quot;;0;(IF([$Data.AW11]=&quot;?&quot;;&quot;?&quot;;1)))" office:value-type="float" office:value="0" calcext:value-type="float">
            <text:p>0</text:p>
          </table:table-cell>
          <table:table-cell table:formula="of:=IF([$Data.AX11]=&quot;&quot;;0;(IF([$Data.AX11]=&quot;?&quot;;&quot;?&quot;;1)))" office:value-type="float" office:value="0" calcext:value-type="float">
            <text:p>0</text:p>
          </table:table-cell>
          <table:table-cell table:formula="of:=IF([$Data.AY11]=&quot;&quot;;0;(IF([$Data.AY11]=&quot;?&quot;;&quot;?&quot;;1)))" office:value-type="float" office:value="0" calcext:value-type="float">
            <text:p>0</text:p>
          </table:table-cell>
          <table:table-cell table:formula="of:=IF([$Data.AZ11]=&quot;&quot;;0;(IF([$Data.AZ11]=&quot;?&quot;;&quot;?&quot;;1)))" office:value-type="float" office:value="0" calcext:value-type="float">
            <text:p>0</text:p>
          </table:table-cell>
          <table:table-cell table:formula="of:=IF([$Data.BA11]=&quot;&quot;;0;(IF([$Data.BA11]=&quot;?&quot;;&quot;?&quot;;1)))" office:value-type="float" office:value="0" calcext:value-type="float">
            <text:p>0</text:p>
          </table:table-cell>
          <table:table-cell table:formula="of:=IF([$Data.BB11]=&quot;&quot;;0;(IF([$Data.BB11]=&quot;?&quot;;&quot;?&quot;;1)))" office:value-type="float" office:value="0" calcext:value-type="float">
            <text:p>0</text:p>
          </table:table-cell>
          <table:table-cell table:formula="of:=IF([$Data.BC11]=&quot;&quot;;0;(IF([$Data.BC11]=&quot;?&quot;;&quot;?&quot;;1)))" office:value-type="float" office:value="0" calcext:value-type="float">
            <text:p>0</text:p>
          </table:table-cell>
          <table:table-cell table:formula="of:=IF([$Data.BD11]=&quot;&quot;;0;(IF([$Data.BD11]=&quot;?&quot;;&quot;?&quot;;1)))" office:value-type="float" office:value="0" calcext:value-type="float">
            <text:p>0</text:p>
          </table:table-cell>
          <table:table-cell table:formula="of:=IF([$Data.BE11]=&quot;&quot;;0;(IF([$Data.BE11]=&quot;?&quot;;&quot;?&quot;;1)))" office:value-type="float" office:value="0" calcext:value-type="float">
            <text:p>0</text:p>
          </table:table-cell>
          <table:table-cell table:formula="of:=IF([$Data.BF11]=&quot;&quot;;0;(IF([$Data.BF11]=&quot;?&quot;;&quot;?&quot;;1)))" office:value-type="float" office:value="0" calcext:value-type="float">
            <text:p>0</text:p>
          </table:table-cell>
          <table:table-cell table:formula="of:=IF([$Data.BG11]=&quot;&quot;;0;(IF([$Data.BG11]=&quot;?&quot;;&quot;?&quot;;1)))" office:value-type="float" office:value="0" calcext:value-type="float">
            <text:p>0</text:p>
          </table:table-cell>
          <table:table-cell table:formula="of:=IF([$Data.BH11]=&quot;&quot;;0;(IF([$Data.BH11]=&quot;?&quot;;&quot;?&quot;;1)))" office:value-type="float" office:value="0" calcext:value-type="float">
            <text:p>0</text:p>
          </table:table-cell>
          <table:table-cell table:formula="of:=IF([$Data.BI11]=&quot;&quot;;0;(IF([$Data.BI11]=&quot;?&quot;;&quot;?&quot;;1)))" office:value-type="float" office:value="0" calcext:value-type="float">
            <text:p>0</text:p>
          </table:table-cell>
          <table:table-cell table:formula="of:=IF([$Data.BJ11]=&quot;&quot;;0;(IF([$Data.BJ11]=&quot;?&quot;;&quot;?&quot;;1)))" office:value-type="float" office:value="0" calcext:value-type="float">
            <text:p>0</text:p>
          </table:table-cell>
          <table:table-cell table:formula="of:=IF([$Data.BK11]=&quot;&quot;;0;(IF([$Data.BK11]=&quot;?&quot;;&quot;?&quot;;1)))" office:value-type="float" office:value="0" calcext:value-type="float">
            <text:p>0</text:p>
          </table:table-cell>
          <table:table-cell table:formula="of:=IF([$Data.BL11]=&quot;&quot;;0;(IF([$Data.BL11]=&quot;?&quot;;&quot;?&quot;;1)))" office:value-type="float" office:value="0" calcext:value-type="float">
            <text:p>0</text:p>
          </table:table-cell>
          <table:table-cell table:formula="of:=IF([$Data.BM11]=&quot;&quot;;0;(IF([$Data.BM11]=&quot;?&quot;;&quot;?&quot;;1)))" office:value-type="float" office:value="0" calcext:value-type="float">
            <text:p>0</text:p>
          </table:table-cell>
          <table:table-cell table:formula="of:=IF([$Data.BN11]=&quot;&quot;;0;(IF([$Data.BN11]=&quot;?&quot;;&quot;?&quot;;1)))" office:value-type="float" office:value="0" calcext:value-type="float">
            <text:p>0</text:p>
          </table:table-cell>
          <table:table-cell table:formula="of:=IF([$Data.BO11]=&quot;&quot;;0;(IF([$Data.BO11]=&quot;?&quot;;&quot;?&quot;;1)))" office:value-type="float" office:value="0" calcext:value-type="float">
            <text:p>0</text:p>
          </table:table-cell>
          <table:table-cell table:formula="of:=IF([$Data.BP11]=&quot;&quot;;0;(IF([$Data.BP11]=&quot;?&quot;;&quot;?&quot;;1)))" office:value-type="float" office:value="0" calcext:value-type="float">
            <text:p>0</text:p>
          </table:table-cell>
          <table:table-cell table:formula="of:=IF([$Data.BQ11]=&quot;&quot;;0;(IF([$Data.BQ11]=&quot;?&quot;;&quot;?&quot;;1)))" office:value-type="float" office:value="0" calcext:value-type="float">
            <text:p>0</text:p>
          </table:table-cell>
          <table:table-cell table:formula="of:=IF([$Data.BR11]=&quot;&quot;;0;(IF([$Data.BR11]=&quot;?&quot;;&quot;?&quot;;1)))" office:value-type="float" office:value="0" calcext:value-type="float">
            <text:p>0</text:p>
          </table:table-cell>
          <table:table-cell table:formula="of:=IF([$Data.BS11]=&quot;&quot;;0;(IF([$Data.BS11]=&quot;?&quot;;&quot;?&quot;;1)))" office:value-type="float" office:value="0" calcext:value-type="float">
            <text:p>0</text:p>
          </table:table-cell>
          <table:table-cell table:formula="of:=IF([$Data.BT11]=&quot;&quot;;0;(IF([$Data.BT11]=&quot;?&quot;;&quot;?&quot;;1)))" office:value-type="float" office:value="0" calcext:value-type="float">
            <text:p>0</text:p>
          </table:table-cell>
          <table:table-cell table:formula="of:=IF([$Data.BU11]=&quot;&quot;;0;(IF([$Data.BU11]=&quot;?&quot;;&quot;?&quot;;1)))" office:value-type="float" office:value="0" calcext:value-type="float">
            <text:p>0</text:p>
          </table:table-cell>
          <table:table-cell table:formula="of:=IF([$Data.BV11]=&quot;&quot;;0;(IF([$Data.BV11]=&quot;?&quot;;&quot;?&quot;;1)))" office:value-type="float" office:value="0" calcext:value-type="float">
            <text:p>0</text:p>
          </table:table-cell>
          <table:table-cell table:formula="of:=IF([$Data.BW11]=&quot;&quot;;0;(IF([$Data.BW11]=&quot;?&quot;;&quot;?&quot;;1)))" office:value-type="float" office:value="0" calcext:value-type="float">
            <text:p>0</text:p>
          </table:table-cell>
          <table:table-cell table:formula="of:=IF([$Data.BX11]=&quot;&quot;;0;(IF([$Data.BX11]=&quot;?&quot;;&quot;?&quot;;1)))" office:value-type="float" office:value="0" calcext:value-type="float">
            <text:p>0</text:p>
          </table:table-cell>
          <table:table-cell table:formula="of:=IF([$Data.BY11]=&quot;&quot;;0;(IF([$Data.BY11]=&quot;?&quot;;&quot;?&quot;;1)))" office:value-type="float" office:value="0" calcext:value-type="float">
            <text:p>0</text:p>
          </table:table-cell>
          <table:table-cell table:formula="of:=IF([$Data.BZ11]=&quot;&quot;;0;(IF([$Data.BZ11]=&quot;?&quot;;&quot;?&quot;;1)))" office:value-type="float" office:value="0" calcext:value-type="float">
            <text:p>0</text:p>
          </table:table-cell>
          <table:table-cell table:formula="of:=IF([$Data.CA11]=&quot;&quot;;0;(IF([$Data.CA11]=&quot;?&quot;;&quot;?&quot;;1)))" office:value-type="float" office:value="1" calcext:value-type="float">
            <text:p>1</text:p>
          </table:table-cell>
          <table:table-cell table:formula="of:=IF([$Data.CB11]=&quot;&quot;;0;(IF([$Data.CB11]=&quot;?&quot;;&quot;?&quot;;1)))" office:value-type="float" office:value="0" calcext:value-type="float">
            <text:p>0</text:p>
          </table:table-cell>
          <table:table-cell table:formula="of:=IF([$Data.CC11]=&quot;&quot;;0;(IF([$Data.CC11]=&quot;?&quot;;&quot;?&quot;;1)))" office:value-type="float" office:value="0" calcext:value-type="float">
            <text:p>0</text:p>
          </table:table-cell>
          <table:table-cell table:formula="of:=IF([$Data.CD11]=&quot;&quot;;0;(IF([$Data.CD11]=&quot;?&quot;;&quot;?&quot;;1)))" office:value-type="float" office:value="0" calcext:value-type="float">
            <text:p>0</text:p>
          </table:table-cell>
          <table:table-cell table:formula="of:=IF([$Data.CE11]=&quot;&quot;;0;(IF([$Data.CE11]=&quot;?&quot;;&quot;?&quot;;1)))" office:value-type="float" office:value="0" calcext:value-type="float">
            <text:p>0</text:p>
          </table:table-cell>
          <table:table-cell table:formula="of:=IF([$Data.CF11]=&quot;&quot;;0;(IF([$Data.CF11]=&quot;?&quot;;&quot;?&quot;;1)))" office:value-type="float" office:value="0" calcext:value-type="float">
            <text:p>0</text:p>
          </table:table-cell>
          <table:table-cell table:formula="of:=IF([$Data.CG11]=&quot;&quot;;0;(IF([$Data.CG11]=&quot;?&quot;;&quot;?&quot;;1)))" office:value-type="float" office:value="0" calcext:value-type="float">
            <text:p>0</text:p>
          </table:table-cell>
          <table:table-cell table:formula="of:=IF([$Data.CH11]=&quot;&quot;;0;(IF([$Data.CH11]=&quot;?&quot;;&quot;?&quot;;1)))" office:value-type="float" office:value="0" calcext:value-type="float">
            <text:p>0</text:p>
          </table:table-cell>
          <table:table-cell table:formula="of:=IF([$Data.CI11]=&quot;&quot;;0;(IF([$Data.CI11]=&quot;?&quot;;&quot;?&quot;;1)))" office:value-type="float" office:value="0" calcext:value-type="float">
            <text:p>0</text:p>
          </table:table-cell>
          <table:table-cell table:formula="of:=IF([$Data.CJ11]=&quot;&quot;;0;(IF([$Data.CJ11]=&quot;?&quot;;&quot;?&quot;;1)))" office:value-type="float" office:value="0" calcext:value-type="float">
            <text:p>0</text:p>
          </table:table-cell>
          <table:table-cell table:formula="of:=IF([$Data.CK11]=&quot;&quot;;0;(IF([$Data.CK11]=&quot;?&quot;;&quot;?&quot;;1)))" office:value-type="float" office:value="0" calcext:value-type="float">
            <text:p>0</text:p>
          </table:table-cell>
          <table:table-cell table:formula="of:=IF([$Data.CL11]=&quot;&quot;;0;(IF([$Data.CL11]=&quot;?&quot;;&quot;?&quot;;1)))" office:value-type="float" office:value="0" calcext:value-type="float">
            <text:p>0</text:p>
          </table:table-cell>
          <table:table-cell table:formula="of:=IF([$Data.CM11]=&quot;&quot;;0;(IF([$Data.CM11]=&quot;?&quot;;&quot;?&quot;;1)))" office:value-type="float" office:value="0" calcext:value-type="float">
            <text:p>0</text:p>
          </table:table-cell>
          <table:table-cell table:formula="of:=IF([$Data.CN11]=&quot;&quot;;0;(IF([$Data.CN11]=&quot;?&quot;;&quot;?&quot;;1)))" office:value-type="float" office:value="0" calcext:value-type="float">
            <text:p>0</text:p>
          </table:table-cell>
          <table:table-cell table:formula="of:=IF([$Data.CO11]=&quot;&quot;;0;(IF([$Data.CO11]=&quot;?&quot;;&quot;?&quot;;1)))" office:value-type="float" office:value="1" calcext:value-type="float">
            <text:p>1</text:p>
          </table:table-cell>
          <table:table-cell table:formula="of:=IF([$Data.CP11]=&quot;&quot;;0;(IF([$Data.CP11]=&quot;?&quot;;&quot;?&quot;;1)))" office:value-type="float" office:value="0" calcext:value-type="float">
            <text:p>0</text:p>
          </table:table-cell>
          <table:table-cell table:formula="of:=IF([$Data.CQ11]=&quot;&quot;;0;(IF([$Data.CQ11]=&quot;?&quot;;&quot;?&quot;;1)))" office:value-type="float" office:value="1" calcext:value-type="float">
            <text:p>1</text:p>
          </table:table-cell>
          <table:table-cell table:formula="of:=IF([$Data.CR11]=&quot;&quot;;0;(IF([$Data.CR11]=&quot;?&quot;;&quot;?&quot;;1)))" office:value-type="float" office:value="0" calcext:value-type="float">
            <text:p>0</text:p>
          </table:table-cell>
          <table:table-cell table:formula="of:=IF([$Data.CS11]=&quot;&quot;;0;(IF([$Data.CS11]=&quot;?&quot;;&quot;?&quot;;1)))" office:value-type="float" office:value="1" calcext:value-type="float">
            <text:p>1</text:p>
          </table:table-cell>
          <table:table-cell table:formula="of:=IF([$Data.CT11]=&quot;&quot;;0;(IF([$Data.CT11]=&quot;?&quot;;&quot;?&quot;;1)))" office:value-type="float" office:value="1" calcext:value-type="float">
            <text:p>1</text:p>
          </table:table-cell>
          <table:table-cell table:formula="of:=IF([$Data.CU11]=&quot;&quot;;0;(IF([$Data.CU11]=&quot;?&quot;;&quot;?&quot;;1)))" office:value-type="float" office:value="0" calcext:value-type="float">
            <text:p>0</text:p>
          </table:table-cell>
          <table:table-cell table:formula="of:=IF([$Data.CV11]=&quot;&quot;;0;(IF([$Data.CV11]=&quot;?&quot;;&quot;?&quot;;1)))" office:value-type="float" office:value="1" calcext:value-type="float">
            <text:p>1</text:p>
          </table:table-cell>
          <table:table-cell table:formula="of:=IF([$Data.CW11]=&quot;&quot;;0;(IF([$Data.CW11]=&quot;?&quot;;&quot;?&quot;;1)))" office:value-type="float" office:value="1" calcext:value-type="float">
            <text:p>1</text:p>
          </table:table-cell>
          <table:table-cell table:formula="of:=IF([$Data.CX11]=&quot;&quot;;0;(IF([$Data.CX11]=&quot;?&quot;;&quot;?&quot;;1)))" office:value-type="float" office:value="0" calcext:value-type="float">
            <text:p>0</text:p>
          </table:table-cell>
          <table:table-cell table:formula="of:=IF([$Data.CY11]=&quot;&quot;;0;(IF([$Data.CY11]=&quot;?&quot;;&quot;?&quot;;1)))" office:value-type="float" office:value="0" calcext:value-type="float">
            <text:p>0</text:p>
          </table:table-cell>
          <table:table-cell table:formula="of:=IF([$Data.CZ11]=&quot;&quot;;0;(IF([$Data.CZ11]=&quot;?&quot;;&quot;?&quot;;1)))" office:value-type="float" office:value="1" calcext:value-type="float">
            <text:p>1</text:p>
          </table:table-cell>
          <table:table-cell table:formula="of:=IF([$Data.DA11]=&quot;&quot;;0;(IF([$Data.DA11]=&quot;?&quot;;&quot;?&quot;;1)))" office:value-type="float" office:value="0" calcext:value-type="float">
            <text:p>0</text:p>
          </table:table-cell>
          <table:table-cell table:formula="of:=IF([$Data.DB11]=&quot;&quot;;0;(IF([$Data.DB11]=&quot;?&quot;;&quot;?&quot;;1)))" office:value-type="float" office:value="0" calcext:value-type="float">
            <text:p>0</text:p>
          </table:table-cell>
          <table:table-cell table:formula="of:=IF([$Data.DC11]=&quot;&quot;;0;(IF([$Data.DC11]=&quot;?&quot;;&quot;?&quot;;1)))" office:value-type="float" office:value="0" calcext:value-type="float">
            <text:p>0</text:p>
          </table:table-cell>
          <table:table-cell table:formula="of:=IF([$Data.DD11]=&quot;&quot;;0;(IF([$Data.DD11]=&quot;?&quot;;&quot;?&quot;;1)))" office:value-type="float" office:value="1" calcext:value-type="float">
            <text:p>1</text:p>
          </table:table-cell>
          <table:table-cell table:formula="of:=IF([$Data.DE11]=&quot;&quot;;0;(IF([$Data.DE11]=&quot;?&quot;;&quot;?&quot;;1)))" office:value-type="float" office:value="0" calcext:value-type="float">
            <text:p>0</text:p>
          </table:table-cell>
          <table:table-cell table:formula="of:=IF([$Data.DF11]=&quot;&quot;;0;(IF([$Data.DF11]=&quot;?&quot;;&quot;?&quot;;1)))" office:value-type="float" office:value="1" calcext:value-type="float">
            <text:p>1</text:p>
          </table:table-cell>
          <table:table-cell table:formula="of:=IF([$Data.DG11]=&quot;&quot;;0;(IF([$Data.DG11]=&quot;?&quot;;&quot;?&quot;;1)))" office:value-type="float" office:value="0" calcext:value-type="float">
            <text:p>0</text:p>
          </table:table-cell>
          <table:table-cell table:formula="of:=IF([$Data.DH11]=&quot;&quot;;0;(IF([$Data.DH11]=&quot;?&quot;;&quot;?&quot;;1)))" office:value-type="float" office:value="0" calcext:value-type="float">
            <text:p>0</text:p>
          </table:table-cell>
          <table:table-cell table:formula="of:=IF([$Data.DI11]=&quot;&quot;;0;(IF([$Data.DI11]=&quot;?&quot;;&quot;?&quot;;1)))" office:value-type="float" office:value="0" calcext:value-type="float">
            <text:p>0</text:p>
          </table:table-cell>
          <table:table-cell table:formula="of:=IF([$Data.DJ11]=&quot;&quot;;0;(IF([$Data.DJ11]=&quot;?&quot;;&quot;?&quot;;1)))" office:value-type="float" office:value="1" calcext:value-type="float">
            <text:p>1</text:p>
          </table:table-cell>
          <table:table-cell table:formula="of:=IF([$Data.DK11]=&quot;&quot;;0;(IF([$Data.DK11]=&quot;?&quot;;&quot;?&quot;;1)))" office:value-type="float" office:value="0" calcext:value-type="float">
            <text:p>0</text:p>
          </table:table-cell>
          <table:table-cell table:formula="of:=IF([$Data.DL11]=&quot;&quot;;0;(IF([$Data.DL11]=&quot;?&quot;;&quot;?&quot;;1)))" office:value-type="float" office:value="0" calcext:value-type="float">
            <text:p>0</text:p>
          </table:table-cell>
          <table:table-cell table:formula="of:=IF([$Data.DM11]=&quot;&quot;;0;(IF([$Data.DM11]=&quot;?&quot;;&quot;?&quot;;1)))" office:value-type="float" office:value="0" calcext:value-type="float">
            <text:p>0</text:p>
          </table:table-cell>
          <table:table-cell table:formula="of:=IF([$Data.DN11]=&quot;&quot;;0;(IF([$Data.DN11]=&quot;?&quot;;&quot;?&quot;;1)))" office:value-type="float" office:value="1" calcext:value-type="float">
            <text:p>1</text:p>
          </table:table-cell>
          <table:table-cell table:formula="of:=IF([$Data.DO11]=&quot;&quot;;0;(IF([$Data.DO11]=&quot;?&quot;;&quot;?&quot;;1)))" office:value-type="float" office:value="1" calcext:value-type="float">
            <text:p>1</text:p>
          </table:table-cell>
          <table:table-cell table:formula="of:=IF([$Data.DP11]=&quot;&quot;;0;(IF([$Data.DP11]=&quot;?&quot;;&quot;?&quot;;1)))" office:value-type="float" office:value="1" calcext:value-type="float">
            <text:p>1</text:p>
          </table:table-cell>
          <table:table-cell table:formula="of:=IF([$Data.DQ11]=&quot;&quot;;0;(IF([$Data.DQ11]=&quot;?&quot;;&quot;?&quot;;1)))" office:value-type="float" office:value="0" calcext:value-type="float">
            <text:p>0</text:p>
          </table:table-cell>
          <table:table-cell table:formula="of:=IF([$Data.DR11]=&quot;&quot;;0;(IF([$Data.DR11]=&quot;?&quot;;&quot;?&quot;;1)))" office:value-type="float" office:value="0" calcext:value-type="float">
            <text:p>0</text:p>
          </table:table-cell>
          <table:table-cell table:formula="of:=IF([$Data.DS11]=&quot;&quot;;0;(IF([$Data.DS11]=&quot;?&quot;;&quot;?&quot;;1)))" office:value-type="float" office:value="0" calcext:value-type="float">
            <text:p>0</text:p>
          </table:table-cell>
          <table:table-cell table:formula="of:=IF([$Data.DT11]=&quot;&quot;;0;(IF([$Data.DT11]=&quot;?&quot;;&quot;?&quot;;1)))" office:value-type="float" office:value="0" calcext:value-type="float">
            <text:p>0</text:p>
          </table:table-cell>
          <table:table-cell table:formula="of:=IF([$Data.DU11]=&quot;&quot;;0;(IF([$Data.DU11]=&quot;?&quot;;&quot;?&quot;;1)))" office:value-type="float" office:value="0" calcext:value-type="float">
            <text:p>0</text:p>
          </table:table-cell>
          <table:table-cell table:formula="of:=IF([$Data.DV11]=&quot;&quot;;0;(IF([$Data.DV11]=&quot;?&quot;;&quot;?&quot;;1)))" office:value-type="float" office:value="0" calcext:value-type="float">
            <text:p>0</text:p>
          </table:table-cell>
          <table:table-cell table:formula="of:=IF([$Data.DW11]=&quot;&quot;;0;(IF([$Data.DW11]=&quot;?&quot;;&quot;?&quot;;1)))" office:value-type="float" office:value="0" calcext:value-type="float">
            <text:p>0</text:p>
          </table:table-cell>
          <table:table-cell table:formula="of:=IF([$Data.DX11]=&quot;&quot;;0;(IF([$Data.DX11]=&quot;?&quot;;&quot;?&quot;;1)))" office:value-type="float" office:value="0" calcext:value-type="float">
            <text:p>0</text:p>
          </table:table-cell>
          <table:table-cell table:formula="of:=IF([$Data.DY11]=&quot;&quot;;0;(IF([$Data.DY11]=&quot;?&quot;;&quot;?&quot;;1)))" office:value-type="float" office:value="0" calcext:value-type="float">
            <text:p>0</text:p>
          </table:table-cell>
          <table:table-cell table:formula="of:=IF([$Data.DZ11]=&quot;&quot;;0;(IF([$Data.DZ11]=&quot;?&quot;;&quot;?&quot;;1)))" office:value-type="float" office:value="0" calcext:value-type="float">
            <text:p>0</text:p>
          </table:table-cell>
          <table:table-cell table:formula="of:=IF([$Data.EA11]=&quot;&quot;;0;(IF([$Data.EA11]=&quot;?&quot;;&quot;?&quot;;1)))" office:value-type="float" office:value="0" calcext:value-type="float">
            <text:p>0</text:p>
          </table:table-cell>
          <table:table-cell table:formula="of:=IF([$Data.EB11]=&quot;&quot;;0;(IF([$Data.EB11]=&quot;?&quot;;&quot;?&quot;;1)))" office:value-type="float" office:value="0" calcext:value-type="float">
            <text:p>0</text:p>
          </table:table-cell>
          <table:table-cell table:formula="of:=IF([$Data.EC11]=&quot;&quot;;0;(IF([$Data.EC11]=&quot;?&quot;;&quot;?&quot;;1)))" office:value-type="float" office:value="0" calcext:value-type="float">
            <text:p>0</text:p>
          </table:table-cell>
          <table:table-cell table:formula="of:=IF([$Data.ED11]=&quot;&quot;;0;(IF([$Data.ED11]=&quot;?&quot;;&quot;?&quot;;1)))" office:value-type="float" office:value="0" calcext:value-type="float">
            <text:p>0</text:p>
          </table:table-cell>
          <table:table-cell table:formula="of:=IF([$Data.EE11]=&quot;&quot;;0;(IF([$Data.EE11]=&quot;?&quot;;&quot;?&quot;;1)))" office:value-type="float" office:value="0" calcext:value-type="float">
            <text:p>0</text:p>
          </table:table-cell>
          <table:table-cell table:formula="of:=IF([$Data.EF11]=&quot;&quot;;0;(IF([$Data.EF11]=&quot;?&quot;;&quot;?&quot;;1)))" office:value-type="float" office:value="0" calcext:value-type="float">
            <text:p>0</text:p>
          </table:table-cell>
          <table:table-cell table:formula="of:=IF([$Data.EG11]=&quot;&quot;;0;(IF([$Data.EG11]=&quot;?&quot;;&quot;?&quot;;1)))" office:value-type="float" office:value="0" calcext:value-type="float">
            <text:p>0</text:p>
          </table:table-cell>
          <table:table-cell table:formula="of:=IF([$Data.EH11]=&quot;&quot;;0;(IF([$Data.EH11]=&quot;?&quot;;&quot;?&quot;;1)))" office:value-type="float" office:value="0" calcext:value-type="float">
            <text:p>0</text:p>
          </table:table-cell>
          <table:table-cell table:formula="of:=IF([$Data.EI11]=&quot;&quot;;0;(IF([$Data.EI11]=&quot;?&quot;;&quot;?&quot;;1)))" office:value-type="float" office:value="0" calcext:value-type="float">
            <text:p>0</text:p>
          </table:table-cell>
          <table:table-cell table:formula="of:=IF([$Data.EJ11]=&quot;&quot;;0;(IF([$Data.EJ11]=&quot;?&quot;;&quot;?&quot;;1)))" office:value-type="float" office:value="0" calcext:value-type="float">
            <text:p>0</text:p>
          </table:table-cell>
          <table:table-cell table:formula="of:=IF([$Data.EK11]=&quot;&quot;;0;(IF([$Data.EK11]=&quot;?&quot;;&quot;?&quot;;1)))" office:value-type="float" office:value="0" calcext:value-type="float">
            <text:p>0</text:p>
          </table:table-cell>
          <table:table-cell table:formula="of:=IF([$Data.EL11]=&quot;&quot;;0;(IF([$Data.EL11]=&quot;?&quot;;&quot;?&quot;;1)))" office:value-type="float" office:value="0" calcext:value-type="float">
            <text:p>0</text:p>
          </table:table-cell>
          <table:table-cell table:formula="of:=IF([$Data.EM11]=&quot;&quot;;0;(IF([$Data.EM11]=&quot;?&quot;;&quot;?&quot;;1)))" office:value-type="float" office:value="0" calcext:value-type="float">
            <text:p>0</text:p>
          </table:table-cell>
          <table:table-cell table:formula="of:=IF([$Data.EN11]=&quot;&quot;;0;(IF([$Data.EN11]=&quot;?&quot;;&quot;?&quot;;1)))" office:value-type="float" office:value="0" calcext:value-type="float">
            <text:p>0</text:p>
          </table:table-cell>
          <table:table-cell table:formula="of:=IF([$Data.EO11]=&quot;&quot;;0;(IF([$Data.EO11]=&quot;?&quot;;&quot;?&quot;;1)))" office:value-type="float" office:value="0" calcext:value-type="float">
            <text:p>0</text:p>
          </table:table-cell>
          <table:table-cell table:formula="of:=IF([$Data.EP11]=&quot;&quot;;0;(IF([$Data.EP11]=&quot;?&quot;;&quot;?&quot;;1)))" office:value-type="float" office:value="0" calcext:value-type="float">
            <text:p>0</text:p>
          </table:table-cell>
          <table:table-cell table:formula="of:=IF([$Data.EQ11]=&quot;&quot;;0;(IF([$Data.EQ11]=&quot;?&quot;;&quot;?&quot;;1)))" office:value-type="float" office:value="0" calcext:value-type="float">
            <text:p>0</text:p>
          </table:table-cell>
          <table:table-cell table:formula="of:=IF([$Data.ER11]=&quot;&quot;;0;(IF([$Data.ER11]=&quot;?&quot;;&quot;?&quot;;1)))" office:value-type="float" office:value="0" calcext:value-type="float">
            <text:p>0</text:p>
          </table:table-cell>
          <table:table-cell table:formula="of:=IF([$Data.ES11]=&quot;&quot;;0;(IF([$Data.ES11]=&quot;?&quot;;&quot;?&quot;;1)))" office:value-type="float" office:value="0" calcext:value-type="float">
            <text:p>0</text:p>
          </table:table-cell>
          <table:table-cell table:formula="of:=IF([$Data.ET11]=&quot;&quot;;0;(IF([$Data.ET11]=&quot;?&quot;;&quot;?&quot;;1)))" office:value-type="float" office:value="0" calcext:value-type="float">
            <text:p>0</text:p>
          </table:table-cell>
          <table:table-cell table:formula="of:=IF([$Data.EU11]=&quot;&quot;;0;(IF([$Data.EU11]=&quot;?&quot;;&quot;?&quot;;1)))" office:value-type="float" office:value="0" calcext:value-type="float">
            <text:p>0</text:p>
          </table:table-cell>
          <table:table-cell table:formula="of:=IF([$Data.EV11]=&quot;&quot;;0;(IF([$Data.EV11]=&quot;?&quot;;&quot;?&quot;;1)))" office:value-type="float" office:value="0" calcext:value-type="float">
            <text:p>0</text:p>
          </table:table-cell>
          <table:table-cell table:formula="of:=IF([$Data.EW11]=&quot;&quot;;0;(IF([$Data.EW11]=&quot;?&quot;;&quot;?&quot;;1)))" office:value-type="float" office:value="1" calcext:value-type="float">
            <text:p>1</text:p>
          </table:table-cell>
          <table:table-cell table:formula="of:=IF([$Data.EX11]=&quot;&quot;;0;(IF([$Data.EX11]=&quot;?&quot;;&quot;?&quot;;1)))" office:value-type="float" office:value="1" calcext:value-type="float">
            <text:p>1</text:p>
          </table:table-cell>
          <table:table-cell table:formula="of:=IF([$Data.EY11]=&quot;&quot;;0;(IF([$Data.EY11]=&quot;?&quot;;&quot;?&quot;;1)))" office:value-type="float" office:value="0" calcext:value-type="float">
            <text:p>0</text:p>
          </table:table-cell>
          <table:table-cell table:formula="of:=IF([$Data.EZ11]=&quot;&quot;;0;(IF([$Data.EZ11]=&quot;?&quot;;&quot;?&quot;;1)))" office:value-type="float" office:value="0" calcext:value-type="float">
            <text:p>0</text:p>
          </table:table-cell>
          <table:table-cell table:formula="of:=IF([$Data.FA11]=&quot;&quot;;0;(IF([$Data.FA11]=&quot;?&quot;;&quot;?&quot;;1)))" office:value-type="float" office:value="0" calcext:value-type="float">
            <text:p>0</text:p>
          </table:table-cell>
          <table:table-cell table:formula="of:=IF([$Data.FB11]=&quot;&quot;;0;(IF([$Data.FB11]=&quot;?&quot;;&quot;?&quot;;1)))" office:value-type="float" office:value="0" calcext:value-type="float">
            <text:p>0</text:p>
          </table:table-cell>
          <table:table-cell table:formula="of:=IF([$Data.FC11]=&quot;&quot;;0;(IF([$Data.FC11]=&quot;?&quot;;&quot;?&quot;;1)))" office:value-type="float" office:value="0" calcext:value-type="float">
            <text:p>0</text:p>
          </table:table-cell>
          <table:table-cell table:formula="of:=IF([$Data.FD11]=&quot;&quot;;0;(IF([$Data.FD11]=&quot;?&quot;;&quot;?&quot;;1)))" office:value-type="float" office:value="0" calcext:value-type="float">
            <text:p>0</text:p>
          </table:table-cell>
          <table:table-cell table:formula="of:=IF([$Data.FE11]=&quot;&quot;;0;(IF([$Data.FE11]=&quot;?&quot;;&quot;?&quot;;1)))" office:value-type="float" office:value="0" calcext:value-type="float">
            <text:p>0</text:p>
          </table:table-cell>
          <table:table-cell table:formula="of:=IF([$Data.FF11]=&quot;&quot;;0;(IF([$Data.FF11]=&quot;?&quot;;&quot;?&quot;;1)))" office:value-type="float" office:value="0" calcext:value-type="float">
            <text:p>0</text:p>
          </table:table-cell>
          <table:table-cell table:formula="of:=IF([$Data.FG11]=&quot;&quot;;0;(IF([$Data.FG11]=&quot;?&quot;;&quot;?&quot;;1)))" office:value-type="float" office:value="0" calcext:value-type="float">
            <text:p>0</text:p>
          </table:table-cell>
          <table:table-cell table:formula="of:=IF([$Data.FH11]=&quot;&quot;;0;(IF([$Data.FH11]=&quot;?&quot;;&quot;?&quot;;1)))" office:value-type="float" office:value="0" calcext:value-type="float">
            <text:p>0</text:p>
          </table:table-cell>
          <table:table-cell table:formula="of:=IF([$Data.FI11]=&quot;&quot;;0;(IF([$Data.FI11]=&quot;?&quot;;&quot;?&quot;;1)))" office:value-type="float" office:value="0" calcext:value-type="float">
            <text:p>0</text:p>
          </table:table-cell>
          <table:table-cell table:formula="of:=IF([$Data.FJ11]=&quot;&quot;;0;(IF([$Data.FJ11]=&quot;?&quot;;&quot;?&quot;;1)))" office:value-type="float" office:value="1" calcext:value-type="float">
            <text:p>1</text:p>
          </table:table-cell>
          <table:table-cell table:formula="of:=IF([$Data.FK11]=&quot;&quot;;0;(IF([$Data.FK11]=&quot;?&quot;;&quot;?&quot;;1)))" office:value-type="float" office:value="1" calcext:value-type="float">
            <text:p>1</text:p>
          </table:table-cell>
          <table:table-cell table:formula="of:=IF([$Data.FL11]=&quot;&quot;;0;(IF([$Data.FL11]=&quot;?&quot;;&quot;?&quot;;1)))" office:value-type="float" office:value="0" calcext:value-type="float">
            <text:p>0</text:p>
          </table:table-cell>
          <table:table-cell table:formula="of:=IF([$Data.FM11]=&quot;&quot;;0;(IF([$Data.FM11]=&quot;?&quot;;&quot;?&quot;;1)))" office:value-type="float" office:value="1" calcext:value-type="float">
            <text:p>1</text:p>
          </table:table-cell>
          <table:table-cell table:formula="of:=IF([$Data.FN11]=&quot;&quot;;0;(IF([$Data.FN11]=&quot;?&quot;;&quot;?&quot;;1)))" office:value-type="float" office:value="0" calcext:value-type="float">
            <text:p>0</text:p>
          </table:table-cell>
          <table:table-cell table:formula="of:=IF([$Data.FO11]=&quot;&quot;;0;(IF([$Data.FO11]=&quot;?&quot;;&quot;?&quot;;1)))" office:value-type="float" office:value="0" calcext:value-type="float">
            <text:p>0</text:p>
          </table:table-cell>
          <table:table-cell table:formula="of:=IF([$Data.FP11]=&quot;&quot;;0;(IF([$Data.FP11]=&quot;?&quot;;&quot;?&quot;;1)))" office:value-type="float" office:value="0" calcext:value-type="float">
            <text:p>0</text:p>
          </table:table-cell>
          <table:table-cell table:formula="of:=IF([$Data.FQ11]=&quot;&quot;;0;(IF([$Data.FQ11]=&quot;?&quot;;&quot;?&quot;;1)))" office:value-type="float" office:value="0" calcext:value-type="float">
            <text:p>0</text:p>
          </table:table-cell>
          <table:table-cell table:formula="of:=IF([$Data.FR11]=&quot;&quot;;0;(IF([$Data.FR11]=&quot;?&quot;;&quot;?&quot;;1)))" office:value-type="float" office:value="0" calcext:value-type="float">
            <text:p>0</text:p>
          </table:table-cell>
          <table:table-cell table:formula="of:=IF([$Data.FS11]=&quot;&quot;;0;(IF([$Data.FS11]=&quot;?&quot;;&quot;?&quot;;1)))" office:value-type="float" office:value="1" calcext:value-type="float">
            <text:p>1</text:p>
          </table:table-cell>
          <table:table-cell table:formula="of:=IF([$Data.FT11]=&quot;&quot;;0;(IF([$Data.FT11]=&quot;?&quot;;&quot;?&quot;;1)))" office:value-type="float" office:value="0" calcext:value-type="float">
            <text:p>0</text:p>
          </table:table-cell>
          <table:table-cell table:formula="of:=IF([$Data.FU11]=&quot;&quot;;0;(IF([$Data.FU11]=&quot;?&quot;;&quot;?&quot;;1)))" office:value-type="float" office:value="0" calcext:value-type="float">
            <text:p>0</text:p>
          </table:table-cell>
          <table:table-cell table:formula="of:=IF([$Data.FV11]=&quot;&quot;;0;(IF([$Data.FV11]=&quot;?&quot;;&quot;?&quot;;1)))" office:value-type="float" office:value="0" calcext:value-type="float">
            <text:p>0</text:p>
          </table:table-cell>
          <table:table-cell table:formula="of:=IF([$Data.FW11]=&quot;&quot;;0;(IF([$Data.FW11]=&quot;?&quot;;&quot;?&quot;;1)))" office:value-type="float" office:value="0" calcext:value-type="float">
            <text:p>0</text:p>
          </table:table-cell>
          <table:table-cell table:formula="of:=IF([$Data.FX11]=&quot;&quot;;0;(IF([$Data.FX11]=&quot;?&quot;;&quot;?&quot;;1)))" office:value-type="float" office:value="0" calcext:value-type="float">
            <text:p>0</text:p>
          </table:table-cell>
          <table:table-cell table:formula="of:=IF([$Data.FY11]=&quot;&quot;;0;(IF([$Data.FY11]=&quot;?&quot;;&quot;?&quot;;1)))" office:value-type="float" office:value="0" calcext:value-type="float">
            <text:p>0</text:p>
          </table:table-cell>
          <table:table-cell table:formula="of:=IF([$Data.FZ11]=&quot;&quot;;0;(IF([$Data.FZ11]=&quot;?&quot;;&quot;?&quot;;1)))" office:value-type="float" office:value="0" calcext:value-type="float">
            <text:p>0</text:p>
          </table:table-cell>
          <table:table-cell table:formula="of:=IF([$Data.GA11]=&quot;&quot;;0;(IF([$Data.GA11]=&quot;?&quot;;&quot;?&quot;;1)))" office:value-type="float" office:value="0" calcext:value-type="float">
            <text:p>0</text:p>
          </table:table-cell>
          <table:table-cell table:formula="of:=IF([$Data.GB11]=&quot;&quot;;0;(IF([$Data.GB11]=&quot;?&quot;;&quot;?&quot;;1)))" office:value-type="float" office:value="1" calcext:value-type="float">
            <text:p>1</text:p>
          </table:table-cell>
          <table:table-cell table:formula="of:=IF([$Data.GC11]=&quot;&quot;;0;(IF([$Data.GC11]=&quot;?&quot;;&quot;?&quot;;1)))" office:value-type="float" office:value="0" calcext:value-type="float">
            <text:p>0</text:p>
          </table:table-cell>
          <table:table-cell table:formula="of:=IF([$Data.GD11]=&quot;&quot;;0;(IF([$Data.GD11]=&quot;?&quot;;&quot;?&quot;;1)))" office:value-type="float" office:value="0" calcext:value-type="float">
            <text:p>0</text:p>
          </table:table-cell>
          <table:table-cell table:formula="of:=IF([$Data.GE11]=&quot;&quot;;0;(IF([$Data.GE11]=&quot;?&quot;;&quot;?&quot;;1)))" office:value-type="float" office:value="1" calcext:value-type="float">
            <text:p>1</text:p>
          </table:table-cell>
          <table:table-cell table:formula="of:=IF([$Data.GF11]=&quot;&quot;;0;(IF([$Data.GF11]=&quot;?&quot;;&quot;?&quot;;1)))" office:value-type="float" office:value="1" calcext:value-type="float">
            <text:p>1</text:p>
          </table:table-cell>
          <table:table-cell table:formula="of:=IF([$Data.GG11]=&quot;&quot;;0;(IF([$Data.GG11]=&quot;?&quot;;&quot;?&quot;;1)))" office:value-type="float" office:value="1" calcext:value-type="float">
            <text:p>1</text:p>
          </table:table-cell>
          <table:table-cell table:formula="of:=IF([$Data.GH11]=&quot;&quot;;0;(IF([$Data.GH11]=&quot;?&quot;;&quot;?&quot;;1)))" office:value-type="float" office:value="0" calcext:value-type="float">
            <text:p>0</text:p>
          </table:table-cell>
          <table:table-cell table:formula="of:=IF([$Data.GI11]=&quot;&quot;;0;(IF([$Data.GI11]=&quot;?&quot;;&quot;?&quot;;1)))" office:value-type="float" office:value="0" calcext:value-type="float">
            <text:p>0</text:p>
          </table:table-cell>
          <table:table-cell table:formula="of:=IF([$Data.GJ11]=&quot;&quot;;0;(IF([$Data.GJ11]=&quot;?&quot;;&quot;?&quot;;1)))" office:value-type="float" office:value="1" calcext:value-type="float">
            <text:p>1</text:p>
          </table:table-cell>
          <table:table-cell table:formula="of:=IF([$Data.GK11]=&quot;&quot;;0;(IF([$Data.GK11]=&quot;?&quot;;&quot;?&quot;;1)))" office:value-type="float" office:value="0" calcext:value-type="float">
            <text:p>0</text:p>
          </table:table-cell>
          <table:table-cell table:formula="of:=IF([$Data.GL11]=&quot;&quot;;0;(IF([$Data.GL11]=&quot;?&quot;;&quot;?&quot;;1)))" office:value-type="float" office:value="0" calcext:value-type="float">
            <text:p>0</text:p>
          </table:table-cell>
          <table:table-cell table:formula="of:=IF([$Data.GM11]=&quot;&quot;;0;(IF([$Data.GM11]=&quot;?&quot;;&quot;?&quot;;1)))" office:value-type="float" office:value="1" calcext:value-type="float">
            <text:p>1</text:p>
          </table:table-cell>
          <table:table-cell table:formula="of:=IF([$Data.GN11]=&quot;&quot;;0;(IF([$Data.GN11]=&quot;?&quot;;&quot;?&quot;;1)))" office:value-type="float" office:value="0" calcext:value-type="float">
            <text:p>0</text:p>
          </table:table-cell>
          <table:table-cell table:formula="of:=IF([$Data.GO11]=&quot;&quot;;0;(IF([$Data.GO11]=&quot;?&quot;;&quot;?&quot;;1)))" office:value-type="float" office:value="1" calcext:value-type="float">
            <text:p>1</text:p>
          </table:table-cell>
          <table:table-cell table:formula="of:=IF([$Data.GP11]=&quot;&quot;;0;(IF([$Data.GP11]=&quot;?&quot;;&quot;?&quot;;1)))" office:value-type="float" office:value="1" calcext:value-type="float">
            <text:p>1</text:p>
          </table:table-cell>
          <table:table-cell table:formula="of:=IF([$Data.GQ11]=&quot;&quot;;0;(IF([$Data.GQ11]=&quot;?&quot;;&quot;?&quot;;1)))" office:value-type="float" office:value="1" calcext:value-type="float">
            <text:p>1</text:p>
          </table:table-cell>
          <table:table-cell table:formula="of:=IF([$Data.GR11]=&quot;&quot;;0;(IF([$Data.GR11]=&quot;?&quot;;&quot;?&quot;;1)))" office:value-type="float" office:value="1" calcext:value-type="float">
            <text:p>1</text:p>
          </table:table-cell>
          <table:table-cell table:formula="of:=IF([$Data.GS11]=&quot;&quot;;0;(IF([$Data.GS11]=&quot;?&quot;;&quot;?&quot;;1)))" office:value-type="float" office:value="1" calcext:value-type="float">
            <text:p>1</text:p>
          </table:table-cell>
          <table:table-cell table:formula="of:=IF([$Data.GT11]=&quot;&quot;;0;(IF([$Data.GT11]=&quot;?&quot;;&quot;?&quot;;1)))" office:value-type="float" office:value="1" calcext:value-type="float">
            <text:p>1</text:p>
          </table:table-cell>
          <table:table-cell table:formula="of:=IF([$Data.GU11]=&quot;&quot;;0;(IF([$Data.GU11]=&quot;?&quot;;&quot;?&quot;;1)))" office:value-type="float" office:value="0" calcext:value-type="float">
            <text:p>0</text:p>
          </table:table-cell>
          <table:table-cell table:formula="of:=IF([$Data.GV11]=&quot;&quot;;0;(IF([$Data.GV11]=&quot;?&quot;;&quot;?&quot;;1)))" office:value-type="float" office:value="0" calcext:value-type="float">
            <text:p>0</text:p>
          </table:table-cell>
          <table:table-cell table:formula="of:=IF([$Data.GW11]=&quot;&quot;;0;(IF([$Data.GW11]=&quot;?&quot;;&quot;?&quot;;1)))" office:value-type="float" office:value="1" calcext:value-type="float">
            <text:p>1</text:p>
          </table:table-cell>
          <table:table-cell table:formula="of:=IF([$Data.GX11]=&quot;&quot;;0;(IF([$Data.GX11]=&quot;?&quot;;&quot;?&quot;;1)))" office:value-type="float" office:value="1" calcext:value-type="float">
            <text:p>1</text:p>
          </table:table-cell>
          <table:table-cell table:formula="of:=IF([$Data.GY11]=&quot;&quot;;0;(IF([$Data.GY11]=&quot;?&quot;;&quot;?&quot;;1)))" office:value-type="float" office:value="0" calcext:value-type="float">
            <text:p>0</text:p>
          </table:table-cell>
          <table:table-cell table:formula="of:=IF([$Data.GZ11]=&quot;&quot;;0;(IF([$Data.GZ11]=&quot;?&quot;;&quot;?&quot;;1)))" office:value-type="float" office:value="0" calcext:value-type="float">
            <text:p>0</text:p>
          </table:table-cell>
          <table:table-cell table:formula="of:=IF([$Data.HA11]=&quot;&quot;;0;(IF([$Data.HA11]=&quot;?&quot;;&quot;?&quot;;1)))" office:value-type="float" office:value="1" calcext:value-type="float">
            <text:p>1</text:p>
          </table:table-cell>
          <table:table-cell table:formula="of:=IF([$Data.HB11]=&quot;&quot;;0;(IF([$Data.HB11]=&quot;?&quot;;&quot;?&quot;;1)))" office:value-type="float" office:value="0" calcext:value-type="float">
            <text:p>0</text:p>
          </table:table-cell>
          <table:table-cell table:formula="of:=IF([$Data.HC11]=&quot;&quot;;0;(IF([$Data.HC11]=&quot;?&quot;;&quot;?&quot;;1)))" office:value-type="float" office:value="0" calcext:value-type="float">
            <text:p>0</text:p>
          </table:table-cell>
          <table:table-cell table:formula="of:=IF([$Data.HD11]=&quot;&quot;;0;(IF([$Data.HD11]=&quot;?&quot;;&quot;?&quot;;1)))" office:value-type="float" office:value="1" calcext:value-type="float">
            <text:p>1</text:p>
          </table:table-cell>
          <table:table-cell table:formula="of:=IF([$Data.HE11]=&quot;&quot;;0;(IF([$Data.HE11]=&quot;?&quot;;&quot;?&quot;;1)))" office:value-type="float" office:value="1" calcext:value-type="float">
            <text:p>1</text:p>
          </table:table-cell>
          <table:table-cell table:formula="of:=IF([$Data.HF11]=&quot;&quot;;0;(IF([$Data.HF11]=&quot;?&quot;;&quot;?&quot;;1)))" office:value-type="float" office:value="0" calcext:value-type="float">
            <text:p>0</text:p>
          </table:table-cell>
          <table:table-cell table:formula="of:=IF([$Data.HG11]=&quot;&quot;;0;(IF([$Data.HG11]=&quot;?&quot;;&quot;?&quot;;1)))" office:value-type="float" office:value="0" calcext:value-type="float">
            <text:p>0</text:p>
          </table:table-cell>
          <table:table-cell table:formula="of:=IF([$Data.HH11]=&quot;&quot;;0;(IF([$Data.HH11]=&quot;?&quot;;&quot;?&quot;;1)))" office:value-type="float" office:value="0" calcext:value-type="float">
            <text:p>0</text:p>
          </table:table-cell>
          <table:table-cell table:formula="of:=IF([$Data.HI11]=&quot;&quot;;0;(IF([$Data.HI11]=&quot;?&quot;;&quot;?&quot;;1)))" office:value-type="float" office:value="0" calcext:value-type="float">
            <text:p>0</text:p>
          </table:table-cell>
          <table:table-cell table:formula="of:=IF([$Data.HJ11]=&quot;&quot;;0;(IF([$Data.HJ11]=&quot;?&quot;;&quot;?&quot;;1)))" office:value-type="float" office:value="0" calcext:value-type="float">
            <text:p>0</text:p>
          </table:table-cell>
          <table:table-cell table:formula="of:=IF([$Data.HK11]=&quot;&quot;;0;(IF([$Data.HK11]=&quot;?&quot;;&quot;?&quot;;1)))" office:value-type="float" office:value="0" calcext:value-type="float">
            <text:p>0</text:p>
          </table:table-cell>
          <table:table-cell table:formula="of:=IF([$Data.HL11]=&quot;&quot;;0;(IF([$Data.HL11]=&quot;?&quot;;&quot;?&quot;;1)))" office:value-type="float" office:value="0" calcext:value-type="float">
            <text:p>0</text:p>
          </table:table-cell>
          <table:table-cell table:formula="of:=IF([$Data.HM11]=&quot;&quot;;0;(IF([$Data.HM11]=&quot;?&quot;;&quot;?&quot;;1)))" office:value-type="float" office:value="0" calcext:value-type="float">
            <text:p>0</text:p>
          </table:table-cell>
          <table:table-cell table:formula="of:=IF([$Data.HN11]=&quot;&quot;;0;(IF([$Data.HN11]=&quot;?&quot;;&quot;?&quot;;1)))" office:value-type="float" office:value="0" calcext:value-type="float">
            <text:p>0</text:p>
          </table:table-cell>
          <table:table-cell table:formula="of:=IF([$Data.HO11]=&quot;&quot;;0;(IF([$Data.HO11]=&quot;?&quot;;&quot;?&quot;;1)))" office:value-type="float" office:value="0" calcext:value-type="float">
            <text:p>0</text:p>
          </table:table-cell>
          <table:table-cell table:formula="of:=IF([$Data.HP11]=&quot;&quot;;0;(IF([$Data.HP11]=&quot;?&quot;;&quot;?&quot;;1)))" office:value-type="float" office:value="0" calcext:value-type="float">
            <text:p>0</text:p>
          </table:table-cell>
          <table:table-cell table:formula="of:=IF([$Data.HQ11]=&quot;&quot;;0;(IF([$Data.HQ11]=&quot;?&quot;;&quot;?&quot;;1)))" office:value-type="float" office:value="0" calcext:value-type="float">
            <text:p>0</text:p>
          </table:table-cell>
          <table:table-cell table:formula="of:=IF([$Data.HR11]=&quot;&quot;;0;(IF([$Data.HR11]=&quot;?&quot;;&quot;?&quot;;1)))" office:value-type="float" office:value="0" calcext:value-type="float">
            <text:p>0</text:p>
          </table:table-cell>
          <table:table-cell table:formula="of:=IF([$Data.HS11]=&quot;&quot;;0;(IF([$Data.HS11]=&quot;?&quot;;&quot;?&quot;;1)))" office:value-type="float" office:value="0" calcext:value-type="float">
            <text:p>0</text:p>
          </table:table-cell>
          <table:table-cell table:formula="of:=IF([$Data.HT11]=&quot;&quot;;0;(IF([$Data.HT11]=&quot;?&quot;;&quot;?&quot;;1)))" office:value-type="float" office:value="0" calcext:value-type="float">
            <text:p>0</text:p>
          </table:table-cell>
          <table:table-cell table:formula="of:=IF([$Data.HU11]=&quot;&quot;;0;(IF([$Data.HU11]=&quot;?&quot;;&quot;?&quot;;1)))" office:value-type="float" office:value="0" calcext:value-type="float">
            <text:p>0</text:p>
          </table:table-cell>
          <table:table-cell table:formula="of:=IF([$Data.HV11]=&quot;&quot;;0;(IF([$Data.HV11]=&quot;?&quot;;&quot;?&quot;;1)))" office:value-type="float" office:value="0" calcext:value-type="float">
            <text:p>0</text:p>
          </table:table-cell>
          <table:table-cell table:formula="of:=IF([$Data.HW11]=&quot;&quot;;0;(IF([$Data.HW11]=&quot;?&quot;;&quot;?&quot;;1)))" office:value-type="float" office:value="0" calcext:value-type="float">
            <text:p>0</text:p>
          </table:table-cell>
          <table:table-cell table:formula="of:=IF([$Data.HX11]=&quot;&quot;;0;(IF([$Data.HX11]=&quot;?&quot;;&quot;?&quot;;1)))" office:value-type="float" office:value="0" calcext:value-type="float">
            <text:p>0</text:p>
          </table:table-cell>
          <table:table-cell table:formula="of:=IF([$Data.HY11]=&quot;&quot;;0;(IF([$Data.HY11]=&quot;?&quot;;&quot;?&quot;;1)))" office:value-type="float" office:value="0" calcext:value-type="float">
            <text:p>0</text:p>
          </table:table-cell>
          <table:table-cell table:formula="of:=IF([$Data.HZ11]=&quot;&quot;;0;(IF([$Data.HZ11]=&quot;?&quot;;&quot;?&quot;;1)))" office:value-type="float" office:value="0" calcext:value-type="float">
            <text:p>0</text:p>
          </table:table-cell>
          <table:table-cell table:formula="of:=IF([$Data.IA11]=&quot;&quot;;0;(IF([$Data.IA11]=&quot;?&quot;;&quot;?&quot;;1)))" office:value-type="float" office:value="0" calcext:value-type="float">
            <text:p>0</text:p>
          </table:table-cell>
          <table:table-cell table:formula="of:=IF([$Data.IB11]=&quot;&quot;;0;(IF([$Data.IB11]=&quot;?&quot;;&quot;?&quot;;1)))" office:value-type="float" office:value="0" calcext:value-type="float">
            <text:p>0</text:p>
          </table:table-cell>
          <table:table-cell table:formula="of:=IF([$Data.IC11]=&quot;&quot;;0;(IF([$Data.IC11]=&quot;?&quot;;&quot;?&quot;;1)))" office:value-type="float" office:value="0" calcext:value-type="float">
            <text:p>0</text:p>
          </table:table-cell>
          <table:table-cell table:formula="of:=IF([$Data.ID11]=&quot;&quot;;0;(IF([$Data.ID11]=&quot;?&quot;;&quot;?&quot;;1)))" office:value-type="float" office:value="0" calcext:value-type="float">
            <text:p>0</text:p>
          </table:table-cell>
          <table:table-cell table:formula="of:=IF([$Data.IE11]=&quot;&quot;;0;(IF([$Data.IE11]=&quot;?&quot;;&quot;?&quot;;1)))" office:value-type="float" office:value="0" calcext:value-type="float">
            <text:p>0</text:p>
          </table:table-cell>
          <table:table-cell table:formula="of:=IF([$Data.IF11]=&quot;&quot;;0;(IF([$Data.IF11]=&quot;?&quot;;&quot;?&quot;;1)))" office:value-type="float" office:value="0" calcext:value-type="float">
            <text:p>0</text:p>
          </table:table-cell>
          <table:table-cell table:formula="of:=IF([$Data.IG11]=&quot;&quot;;0;(IF([$Data.IG11]=&quot;?&quot;;&quot;?&quot;;1)))" office:value-type="float" office:value="0" calcext:value-type="float">
            <text:p>0</text:p>
          </table:table-cell>
          <table:table-cell table:formula="of:=IF([$Data.IH11]=&quot;&quot;;0;(IF([$Data.IH11]=&quot;?&quot;;&quot;?&quot;;1)))" office:value-type="float" office:value="0" calcext:value-type="float">
            <text:p>0</text:p>
          </table:table-cell>
          <table:table-cell table:formula="of:=IF([$Data.II11]=&quot;&quot;;0;(IF([$Data.II11]=&quot;?&quot;;&quot;?&quot;;1)))" office:value-type="float" office:value="0" calcext:value-type="float">
            <text:p>0</text:p>
          </table:table-cell>
          <table:table-cell table:formula="of:=IF([$Data.IJ11]=&quot;&quot;;0;(IF([$Data.IJ11]=&quot;?&quot;;&quot;?&quot;;1)))" office:value-type="float" office:value="0" calcext:value-type="float">
            <text:p>0</text:p>
          </table:table-cell>
          <table:table-cell table:formula="of:=IF([$Data.IK11]=&quot;&quot;;0;(IF([$Data.IK11]=&quot;?&quot;;&quot;?&quot;;1)))" office:value-type="float" office:value="0" calcext:value-type="float">
            <text:p>0</text:p>
          </table:table-cell>
          <table:table-cell table:formula="of:=IF([$Data.IL11]=&quot;&quot;;0;(IF([$Data.IL11]=&quot;?&quot;;&quot;?&quot;;1)))" office:value-type="float" office:value="0" calcext:value-type="float">
            <text:p>0</text:p>
          </table:table-cell>
          <table:table-cell table:formula="of:=IF([$Data.IM11]=&quot;&quot;;0;(IF([$Data.IM11]=&quot;?&quot;;&quot;?&quot;;1)))" office:value-type="float" office:value="0" calcext:value-type="float">
            <text:p>0</text:p>
          </table:table-cell>
          <table:table-cell table:formula="of:=IF([$Data.IN11]=&quot;&quot;;0;(IF([$Data.IN11]=&quot;?&quot;;&quot;?&quot;;1)))" office:value-type="float" office:value="0" calcext:value-type="float">
            <text:p>0</text:p>
          </table:table-cell>
          <table:table-cell table:formula="of:=IF([$Data.IO11]=&quot;&quot;;0;(IF([$Data.IO11]=&quot;?&quot;;&quot;?&quot;;1)))" office:value-type="float" office:value="0" calcext:value-type="float">
            <text:p>0</text:p>
          </table:table-cell>
          <table:table-cell table:formula="of:=IF([$Data.IP11]=&quot;&quot;;0;(IF([$Data.IP11]=&quot;?&quot;;&quot;?&quot;;1)))" office:value-type="float" office:value="0" calcext:value-type="float">
            <text:p>0</text:p>
          </table:table-cell>
          <table:table-cell table:number-columns-repeated="2"/>
          <table:table-cell table:formula="of:=SUM([.B8:.HI8])" office:value-type="float" office:value="44" calcext:value-type="float">
            <text:p>44</text:p>
          </table:table-cell>
          <table:table-cell table:number-columns-repeated="804"/>
        </table:table-row>
        <table:table-row table:style-name="ro15">
          <table:table-cell table:formula="of:=[$Data.B12]" office:value-type="string" office:string-value="Tai Yuan" calcext:value-type="string">
            <text:p>Tai Yuan</text:p>
          </table:table-cell>
          <table:table-cell table:formula="of:=IF([$Data.AI12]=&quot;&quot;;0;(IF([$Data.AI12]=&quot;?&quot;;&quot;?&quot;;1)))" office:value-type="float" office:value="1" calcext:value-type="float">
            <text:p>1</text:p>
          </table:table-cell>
          <table:table-cell table:formula="of:=IF([$Data.AJ12]=&quot;&quot;;0;(IF([$Data.AJ12]=&quot;?&quot;;&quot;?&quot;;1)))" office:value-type="float" office:value="0" calcext:value-type="float">
            <text:p>0</text:p>
          </table:table-cell>
          <table:table-cell table:formula="of:=IF([$Data.AK12]=&quot;&quot;;0;(IF([$Data.AK12]=&quot;?&quot;;&quot;?&quot;;1)))" office:value-type="float" office:value="1" calcext:value-type="float">
            <text:p>1</text:p>
          </table:table-cell>
          <table:table-cell table:formula="of:=IF([$Data.AL12]=&quot;&quot;;0;(IF([$Data.AL12]=&quot;?&quot;;&quot;?&quot;;1)))" office:value-type="float" office:value="1" calcext:value-type="float">
            <text:p>1</text:p>
          </table:table-cell>
          <table:table-cell table:formula="of:=IF([$Data.AM12]=&quot;&quot;;0;(IF([$Data.AM12]=&quot;?&quot;;&quot;?&quot;;1)))" office:value-type="float" office:value="1" calcext:value-type="float">
            <text:p>1</text:p>
          </table:table-cell>
          <table:table-cell table:formula="of:=IF([$Data.AN12]=&quot;&quot;;0;(IF([$Data.AN12]=&quot;?&quot;;&quot;?&quot;;1)))" office:value-type="float" office:value="1" calcext:value-type="float">
            <text:p>1</text:p>
          </table:table-cell>
          <table:table-cell table:formula="of:=IF([$Data.AO12]=&quot;&quot;;0;(IF([$Data.AO12]=&quot;?&quot;;&quot;?&quot;;1)))" office:value-type="float" office:value="1" calcext:value-type="float">
            <text:p>1</text:p>
          </table:table-cell>
          <table:table-cell table:formula="of:=IF([$Data.AP12]=&quot;&quot;;0;(IF([$Data.AP12]=&quot;?&quot;;&quot;?&quot;;1)))" office:value-type="float" office:value="1" calcext:value-type="float">
            <text:p>1</text:p>
          </table:table-cell>
          <table:table-cell table:formula="of:=IF([$Data.AQ12]=&quot;&quot;;0;(IF([$Data.AQ12]=&quot;?&quot;;&quot;?&quot;;1)))" office:value-type="float" office:value="0" calcext:value-type="float">
            <text:p>0</text:p>
          </table:table-cell>
          <table:table-cell table:formula="of:=IF([$Data.AR12]=&quot;&quot;;0;(IF([$Data.AR12]=&quot;?&quot;;&quot;?&quot;;1)))" office:value-type="float" office:value="0" calcext:value-type="float">
            <text:p>0</text:p>
          </table:table-cell>
          <table:table-cell table:formula="of:=IF([$Data.AS12]=&quot;&quot;;0;(IF([$Data.AS12]=&quot;?&quot;;&quot;?&quot;;1)))" office:value-type="float" office:value="1" calcext:value-type="float">
            <text:p>1</text:p>
          </table:table-cell>
          <table:table-cell table:formula="of:=IF([$Data.AT12]=&quot;&quot;;0;(IF([$Data.AT12]=&quot;?&quot;;&quot;?&quot;;1)))" office:value-type="float" office:value="0" calcext:value-type="float">
            <text:p>0</text:p>
          </table:table-cell>
          <table:table-cell table:formula="of:=IF([$Data.AU12]=&quot;&quot;;0;(IF([$Data.AU12]=&quot;?&quot;;&quot;?&quot;;1)))" office:value-type="float" office:value="1" calcext:value-type="float">
            <text:p>1</text:p>
          </table:table-cell>
          <table:table-cell table:formula="of:=IF([$Data.AV12]=&quot;&quot;;0;(IF([$Data.AV12]=&quot;?&quot;;&quot;?&quot;;1)))" office:value-type="float" office:value="1" calcext:value-type="float">
            <text:p>1</text:p>
          </table:table-cell>
          <table:table-cell table:formula="of:=IF([$Data.AW12]=&quot;&quot;;0;(IF([$Data.AW12]=&quot;?&quot;;&quot;?&quot;;1)))" office:value-type="float" office:value="1" calcext:value-type="float">
            <text:p>1</text:p>
          </table:table-cell>
          <table:table-cell table:formula="of:=IF([$Data.AX12]=&quot;&quot;;0;(IF([$Data.AX12]=&quot;?&quot;;&quot;?&quot;;1)))" office:value-type="float" office:value="0" calcext:value-type="float">
            <text:p>0</text:p>
          </table:table-cell>
          <table:table-cell table:formula="of:=IF([$Data.AY12]=&quot;&quot;;0;(IF([$Data.AY12]=&quot;?&quot;;&quot;?&quot;;1)))" office:value-type="float" office:value="1" calcext:value-type="float">
            <text:p>1</text:p>
          </table:table-cell>
          <table:table-cell table:formula="of:=IF([$Data.AZ12]=&quot;&quot;;0;(IF([$Data.AZ12]=&quot;?&quot;;&quot;?&quot;;1)))" office:value-type="float" office:value="1" calcext:value-type="float">
            <text:p>1</text:p>
          </table:table-cell>
          <table:table-cell table:formula="of:=IF([$Data.BA12]=&quot;&quot;;0;(IF([$Data.BA12]=&quot;?&quot;;&quot;?&quot;;1)))" office:value-type="float" office:value="0" calcext:value-type="float">
            <text:p>0</text:p>
          </table:table-cell>
          <table:table-cell table:formula="of:=IF([$Data.BB12]=&quot;&quot;;0;(IF([$Data.BB12]=&quot;?&quot;;&quot;?&quot;;1)))" office:value-type="float" office:value="1" calcext:value-type="float">
            <text:p>1</text:p>
          </table:table-cell>
          <table:table-cell table:formula="of:=IF([$Data.BC12]=&quot;&quot;;0;(IF([$Data.BC12]=&quot;?&quot;;&quot;?&quot;;1)))" office:value-type="float" office:value="0" calcext:value-type="float">
            <text:p>0</text:p>
          </table:table-cell>
          <table:table-cell table:formula="of:=IF([$Data.BD12]=&quot;&quot;;0;(IF([$Data.BD12]=&quot;?&quot;;&quot;?&quot;;1)))" office:value-type="float" office:value="0" calcext:value-type="float">
            <text:p>0</text:p>
          </table:table-cell>
          <table:table-cell table:formula="of:=IF([$Data.BE12]=&quot;&quot;;0;(IF([$Data.BE12]=&quot;?&quot;;&quot;?&quot;;1)))" office:value-type="float" office:value="0" calcext:value-type="float">
            <text:p>0</text:p>
          </table:table-cell>
          <table:table-cell table:formula="of:=IF([$Data.BF12]=&quot;&quot;;0;(IF([$Data.BF12]=&quot;?&quot;;&quot;?&quot;;1)))" office:value-type="float" office:value="0" calcext:value-type="float">
            <text:p>0</text:p>
          </table:table-cell>
          <table:table-cell table:formula="of:=IF([$Data.BG12]=&quot;&quot;;0;(IF([$Data.BG12]=&quot;?&quot;;&quot;?&quot;;1)))" office:value-type="float" office:value="0" calcext:value-type="float">
            <text:p>0</text:p>
          </table:table-cell>
          <table:table-cell table:formula="of:=IF([$Data.BH12]=&quot;&quot;;0;(IF([$Data.BH12]=&quot;?&quot;;&quot;?&quot;;1)))" office:value-type="float" office:value="0" calcext:value-type="float">
            <text:p>0</text:p>
          </table:table-cell>
          <table:table-cell table:formula="of:=IF([$Data.BI12]=&quot;&quot;;0;(IF([$Data.BI12]=&quot;?&quot;;&quot;?&quot;;1)))" office:value-type="float" office:value="0" calcext:value-type="float">
            <text:p>0</text:p>
          </table:table-cell>
          <table:table-cell table:formula="of:=IF([$Data.BJ12]=&quot;&quot;;0;(IF([$Data.BJ12]=&quot;?&quot;;&quot;?&quot;;1)))" office:value-type="float" office:value="0" calcext:value-type="float">
            <text:p>0</text:p>
          </table:table-cell>
          <table:table-cell table:formula="of:=IF([$Data.BK12]=&quot;&quot;;0;(IF([$Data.BK12]=&quot;?&quot;;&quot;?&quot;;1)))" office:value-type="float" office:value="0" calcext:value-type="float">
            <text:p>0</text:p>
          </table:table-cell>
          <table:table-cell table:formula="of:=IF([$Data.BL12]=&quot;&quot;;0;(IF([$Data.BL12]=&quot;?&quot;;&quot;?&quot;;1)))" office:value-type="float" office:value="0" calcext:value-type="float">
            <text:p>0</text:p>
          </table:table-cell>
          <table:table-cell table:formula="of:=IF([$Data.BM12]=&quot;&quot;;0;(IF([$Data.BM12]=&quot;?&quot;;&quot;?&quot;;1)))" office:value-type="float" office:value="0" calcext:value-type="float">
            <text:p>0</text:p>
          </table:table-cell>
          <table:table-cell table:formula="of:=IF([$Data.BN12]=&quot;&quot;;0;(IF([$Data.BN12]=&quot;?&quot;;&quot;?&quot;;1)))" office:value-type="float" office:value="1" calcext:value-type="float">
            <text:p>1</text:p>
          </table:table-cell>
          <table:table-cell table:formula="of:=IF([$Data.BO12]=&quot;&quot;;0;(IF([$Data.BO12]=&quot;?&quot;;&quot;?&quot;;1)))" office:value-type="float" office:value="1" calcext:value-type="float">
            <text:p>1</text:p>
          </table:table-cell>
          <table:table-cell table:formula="of:=IF([$Data.BP12]=&quot;&quot;;0;(IF([$Data.BP12]=&quot;?&quot;;&quot;?&quot;;1)))" office:value-type="float" office:value="1" calcext:value-type="float">
            <text:p>1</text:p>
          </table:table-cell>
          <table:table-cell table:formula="of:=IF([$Data.BQ12]=&quot;&quot;;0;(IF([$Data.BQ12]=&quot;?&quot;;&quot;?&quot;;1)))" office:value-type="float" office:value="0" calcext:value-type="float">
            <text:p>0</text:p>
          </table:table-cell>
          <table:table-cell table:formula="of:=IF([$Data.BR12]=&quot;&quot;;0;(IF([$Data.BR12]=&quot;?&quot;;&quot;?&quot;;1)))" office:value-type="float" office:value="1" calcext:value-type="float">
            <text:p>1</text:p>
          </table:table-cell>
          <table:table-cell table:formula="of:=IF([$Data.BS12]=&quot;&quot;;0;(IF([$Data.BS12]=&quot;?&quot;;&quot;?&quot;;1)))" office:value-type="float" office:value="1" calcext:value-type="float">
            <text:p>1</text:p>
          </table:table-cell>
          <table:table-cell table:formula="of:=IF([$Data.BT12]=&quot;&quot;;0;(IF([$Data.BT12]=&quot;?&quot;;&quot;?&quot;;1)))" office:value-type="float" office:value="0" calcext:value-type="float">
            <text:p>0</text:p>
          </table:table-cell>
          <table:table-cell table:formula="of:=IF([$Data.BU12]=&quot;&quot;;0;(IF([$Data.BU12]=&quot;?&quot;;&quot;?&quot;;1)))" office:value-type="float" office:value="1" calcext:value-type="float">
            <text:p>1</text:p>
          </table:table-cell>
          <table:table-cell table:formula="of:=IF([$Data.BV12]=&quot;&quot;;0;(IF([$Data.BV12]=&quot;?&quot;;&quot;?&quot;;1)))" office:value-type="float" office:value="1" calcext:value-type="float">
            <text:p>1</text:p>
          </table:table-cell>
          <table:table-cell table:formula="of:=IF([$Data.BW12]=&quot;&quot;;0;(IF([$Data.BW12]=&quot;?&quot;;&quot;?&quot;;1)))" office:value-type="float" office:value="1" calcext:value-type="float">
            <text:p>1</text:p>
          </table:table-cell>
          <table:table-cell table:formula="of:=IF([$Data.BX12]=&quot;&quot;;0;(IF([$Data.BX12]=&quot;?&quot;;&quot;?&quot;;1)))" office:value-type="float" office:value="1" calcext:value-type="float">
            <text:p>1</text:p>
          </table:table-cell>
          <table:table-cell table:formula="of:=IF([$Data.BY12]=&quot;&quot;;0;(IF([$Data.BY12]=&quot;?&quot;;&quot;?&quot;;1)))" office:value-type="float" office:value="0" calcext:value-type="float">
            <text:p>0</text:p>
          </table:table-cell>
          <table:table-cell table:formula="of:=IF([$Data.BZ12]=&quot;&quot;;0;(IF([$Data.BZ12]=&quot;?&quot;;&quot;?&quot;;1)))" office:value-type="float" office:value="0" calcext:value-type="float">
            <text:p>0</text:p>
          </table:table-cell>
          <table:table-cell table:formula="of:=IF([$Data.CA12]=&quot;&quot;;0;(IF([$Data.CA12]=&quot;?&quot;;&quot;?&quot;;1)))" office:value-type="float" office:value="1" calcext:value-type="float">
            <text:p>1</text:p>
          </table:table-cell>
          <table:table-cell table:formula="of:=IF([$Data.CB12]=&quot;&quot;;0;(IF([$Data.CB12]=&quot;?&quot;;&quot;?&quot;;1)))" office:value-type="float" office:value="1" calcext:value-type="float">
            <text:p>1</text:p>
          </table:table-cell>
          <table:table-cell table:formula="of:=IF([$Data.CC12]=&quot;&quot;;0;(IF([$Data.CC12]=&quot;?&quot;;&quot;?&quot;;1)))" office:value-type="float" office:value="0" calcext:value-type="float">
            <text:p>0</text:p>
          </table:table-cell>
          <table:table-cell table:formula="of:=IF([$Data.CD12]=&quot;&quot;;0;(IF([$Data.CD12]=&quot;?&quot;;&quot;?&quot;;1)))" office:value-type="float" office:value="0" calcext:value-type="float">
            <text:p>0</text:p>
          </table:table-cell>
          <table:table-cell table:formula="of:=IF([$Data.CE12]=&quot;&quot;;0;(IF([$Data.CE12]=&quot;?&quot;;&quot;?&quot;;1)))" office:value-type="float" office:value="0" calcext:value-type="float">
            <text:p>0</text:p>
          </table:table-cell>
          <table:table-cell table:formula="of:=IF([$Data.CF12]=&quot;&quot;;0;(IF([$Data.CF12]=&quot;?&quot;;&quot;?&quot;;1)))" office:value-type="float" office:value="0" calcext:value-type="float">
            <text:p>0</text:p>
          </table:table-cell>
          <table:table-cell table:formula="of:=IF([$Data.CG12]=&quot;&quot;;0;(IF([$Data.CG12]=&quot;?&quot;;&quot;?&quot;;1)))" office:value-type="float" office:value="0" calcext:value-type="float">
            <text:p>0</text:p>
          </table:table-cell>
          <table:table-cell table:formula="of:=IF([$Data.CH12]=&quot;&quot;;0;(IF([$Data.CH12]=&quot;?&quot;;&quot;?&quot;;1)))" office:value-type="float" office:value="1" calcext:value-type="float">
            <text:p>1</text:p>
          </table:table-cell>
          <table:table-cell table:formula="of:=IF([$Data.CI12]=&quot;&quot;;0;(IF([$Data.CI12]=&quot;?&quot;;&quot;?&quot;;1)))" office:value-type="float" office:value="1" calcext:value-type="float">
            <text:p>1</text:p>
          </table:table-cell>
          <table:table-cell table:formula="of:=IF([$Data.CJ12]=&quot;&quot;;0;(IF([$Data.CJ12]=&quot;?&quot;;&quot;?&quot;;1)))" office:value-type="float" office:value="1" calcext:value-type="float">
            <text:p>1</text:p>
          </table:table-cell>
          <table:table-cell table:formula="of:=IF([$Data.CK12]=&quot;&quot;;0;(IF([$Data.CK12]=&quot;?&quot;;&quot;?&quot;;1)))" office:value-type="float" office:value="0" calcext:value-type="float">
            <text:p>0</text:p>
          </table:table-cell>
          <table:table-cell table:formula="of:=IF([$Data.CL12]=&quot;&quot;;0;(IF([$Data.CL12]=&quot;?&quot;;&quot;?&quot;;1)))" office:value-type="float" office:value="0" calcext:value-type="float">
            <text:p>0</text:p>
          </table:table-cell>
          <table:table-cell table:formula="of:=IF([$Data.CM12]=&quot;&quot;;0;(IF([$Data.CM12]=&quot;?&quot;;&quot;?&quot;;1)))" office:value-type="float" office:value="0" calcext:value-type="float">
            <text:p>0</text:p>
          </table:table-cell>
          <table:table-cell table:formula="of:=IF([$Data.CN12]=&quot;&quot;;0;(IF([$Data.CN12]=&quot;?&quot;;&quot;?&quot;;1)))" office:value-type="float" office:value="1" calcext:value-type="float">
            <text:p>1</text:p>
          </table:table-cell>
          <table:table-cell table:formula="of:=IF([$Data.CO12]=&quot;&quot;;0;(IF([$Data.CO12]=&quot;?&quot;;&quot;?&quot;;1)))" office:value-type="float" office:value="1" calcext:value-type="float">
            <text:p>1</text:p>
          </table:table-cell>
          <table:table-cell table:formula="of:=IF([$Data.CP12]=&quot;&quot;;0;(IF([$Data.CP12]=&quot;?&quot;;&quot;?&quot;;1)))" office:value-type="float" office:value="0" calcext:value-type="float">
            <text:p>0</text:p>
          </table:table-cell>
          <table:table-cell table:formula="of:=IF([$Data.CQ12]=&quot;&quot;;0;(IF([$Data.CQ12]=&quot;?&quot;;&quot;?&quot;;1)))" office:value-type="float" office:value="0" calcext:value-type="float">
            <text:p>0</text:p>
          </table:table-cell>
          <table:table-cell table:formula="of:=IF([$Data.CR12]=&quot;&quot;;0;(IF([$Data.CR12]=&quot;?&quot;;&quot;?&quot;;1)))" office:value-type="float" office:value="0" calcext:value-type="float">
            <text:p>0</text:p>
          </table:table-cell>
          <table:table-cell table:formula="of:=IF([$Data.CS12]=&quot;&quot;;0;(IF([$Data.CS12]=&quot;?&quot;;&quot;?&quot;;1)))" office:value-type="float" office:value="0" calcext:value-type="float">
            <text:p>0</text:p>
          </table:table-cell>
          <table:table-cell table:formula="of:=IF([$Data.CT12]=&quot;&quot;;0;(IF([$Data.CT12]=&quot;?&quot;;&quot;?&quot;;1)))" office:value-type="float" office:value="0" calcext:value-type="float">
            <text:p>0</text:p>
          </table:table-cell>
          <table:table-cell table:formula="of:=IF([$Data.CU12]=&quot;&quot;;0;(IF([$Data.CU12]=&quot;?&quot;;&quot;?&quot;;1)))" office:value-type="float" office:value="1" calcext:value-type="float">
            <text:p>1</text:p>
          </table:table-cell>
          <table:table-cell table:formula="of:=IF([$Data.CV12]=&quot;&quot;;0;(IF([$Data.CV12]=&quot;?&quot;;&quot;?&quot;;1)))" office:value-type="float" office:value="0" calcext:value-type="float">
            <text:p>0</text:p>
          </table:table-cell>
          <table:table-cell table:formula="of:=IF([$Data.CW12]=&quot;&quot;;0;(IF([$Data.CW12]=&quot;?&quot;;&quot;?&quot;;1)))" office:value-type="float" office:value="0" calcext:value-type="float">
            <text:p>0</text:p>
          </table:table-cell>
          <table:table-cell table:formula="of:=IF([$Data.CX12]=&quot;&quot;;0;(IF([$Data.CX12]=&quot;?&quot;;&quot;?&quot;;1)))" office:value-type="float" office:value="0" calcext:value-type="float">
            <text:p>0</text:p>
          </table:table-cell>
          <table:table-cell table:formula="of:=IF([$Data.CY12]=&quot;&quot;;0;(IF([$Data.CY12]=&quot;?&quot;;&quot;?&quot;;1)))" office:value-type="float" office:value="0" calcext:value-type="float">
            <text:p>0</text:p>
          </table:table-cell>
          <table:table-cell table:formula="of:=IF([$Data.CZ12]=&quot;&quot;;0;(IF([$Data.CZ12]=&quot;?&quot;;&quot;?&quot;;1)))" office:value-type="float" office:value="0" calcext:value-type="float">
            <text:p>0</text:p>
          </table:table-cell>
          <table:table-cell table:formula="of:=IF([$Data.DA12]=&quot;&quot;;0;(IF([$Data.DA12]=&quot;?&quot;;&quot;?&quot;;1)))" office:value-type="float" office:value="1" calcext:value-type="float">
            <text:p>1</text:p>
          </table:table-cell>
          <table:table-cell table:formula="of:=IF([$Data.DB12]=&quot;&quot;;0;(IF([$Data.DB12]=&quot;?&quot;;&quot;?&quot;;1)))" office:value-type="float" office:value="1" calcext:value-type="float">
            <text:p>1</text:p>
          </table:table-cell>
          <table:table-cell table:formula="of:=IF([$Data.DC12]=&quot;&quot;;0;(IF([$Data.DC12]=&quot;?&quot;;&quot;?&quot;;1)))" office:value-type="float" office:value="0" calcext:value-type="float">
            <text:p>0</text:p>
          </table:table-cell>
          <table:table-cell table:formula="of:=IF([$Data.DD12]=&quot;&quot;;0;(IF([$Data.DD12]=&quot;?&quot;;&quot;?&quot;;1)))" office:value-type="float" office:value="0" calcext:value-type="float">
            <text:p>0</text:p>
          </table:table-cell>
          <table:table-cell table:formula="of:=IF([$Data.DE12]=&quot;&quot;;0;(IF([$Data.DE12]=&quot;?&quot;;&quot;?&quot;;1)))" office:value-type="float" office:value="1" calcext:value-type="float">
            <text:p>1</text:p>
          </table:table-cell>
          <table:table-cell table:formula="of:=IF([$Data.DF12]=&quot;&quot;;0;(IF([$Data.DF12]=&quot;?&quot;;&quot;?&quot;;1)))" office:value-type="float" office:value="1" calcext:value-type="float">
            <text:p>1</text:p>
          </table:table-cell>
          <table:table-cell table:formula="of:=IF([$Data.DG12]=&quot;&quot;;0;(IF([$Data.DG12]=&quot;?&quot;;&quot;?&quot;;1)))" office:value-type="float" office:value="1" calcext:value-type="float">
            <text:p>1</text:p>
          </table:table-cell>
          <table:table-cell table:formula="of:=IF([$Data.DH12]=&quot;&quot;;0;(IF([$Data.DH12]=&quot;?&quot;;&quot;?&quot;;1)))" office:value-type="float" office:value="1" calcext:value-type="float">
            <text:p>1</text:p>
          </table:table-cell>
          <table:table-cell table:formula="of:=IF([$Data.DI12]=&quot;&quot;;0;(IF([$Data.DI12]=&quot;?&quot;;&quot;?&quot;;1)))" office:value-type="float" office:value="1" calcext:value-type="float">
            <text:p>1</text:p>
          </table:table-cell>
          <table:table-cell table:formula="of:=IF([$Data.DJ12]=&quot;&quot;;0;(IF([$Data.DJ12]=&quot;?&quot;;&quot;?&quot;;1)))" office:value-type="float" office:value="0" calcext:value-type="float">
            <text:p>0</text:p>
          </table:table-cell>
          <table:table-cell table:formula="of:=IF([$Data.DK12]=&quot;&quot;;0;(IF([$Data.DK12]=&quot;?&quot;;&quot;?&quot;;1)))" office:value-type="float" office:value="1" calcext:value-type="float">
            <text:p>1</text:p>
          </table:table-cell>
          <table:table-cell table:formula="of:=IF([$Data.DL12]=&quot;&quot;;0;(IF([$Data.DL12]=&quot;?&quot;;&quot;?&quot;;1)))" office:value-type="float" office:value="1" calcext:value-type="float">
            <text:p>1</text:p>
          </table:table-cell>
          <table:table-cell table:formula="of:=IF([$Data.DM12]=&quot;&quot;;0;(IF([$Data.DM12]=&quot;?&quot;;&quot;?&quot;;1)))" office:value-type="float" office:value="1" calcext:value-type="float">
            <text:p>1</text:p>
          </table:table-cell>
          <table:table-cell table:formula="of:=IF([$Data.DN12]=&quot;&quot;;0;(IF([$Data.DN12]=&quot;?&quot;;&quot;?&quot;;1)))" office:value-type="float" office:value="0" calcext:value-type="float">
            <text:p>0</text:p>
          </table:table-cell>
          <table:table-cell table:formula="of:=IF([$Data.DO12]=&quot;&quot;;0;(IF([$Data.DO12]=&quot;?&quot;;&quot;?&quot;;1)))" office:value-type="float" office:value="1" calcext:value-type="float">
            <text:p>1</text:p>
          </table:table-cell>
          <table:table-cell table:formula="of:=IF([$Data.DP12]=&quot;&quot;;0;(IF([$Data.DP12]=&quot;?&quot;;&quot;?&quot;;1)))" office:value-type="float" office:value="1" calcext:value-type="float">
            <text:p>1</text:p>
          </table:table-cell>
          <table:table-cell table:formula="of:=IF([$Data.DQ12]=&quot;&quot;;0;(IF([$Data.DQ12]=&quot;?&quot;;&quot;?&quot;;1)))" office:value-type="float" office:value="0" calcext:value-type="float">
            <text:p>0</text:p>
          </table:table-cell>
          <table:table-cell table:formula="of:=IF([$Data.DR12]=&quot;&quot;;0;(IF([$Data.DR12]=&quot;?&quot;;&quot;?&quot;;1)))" office:value-type="float" office:value="0" calcext:value-type="float">
            <text:p>0</text:p>
          </table:table-cell>
          <table:table-cell table:formula="of:=IF([$Data.DS12]=&quot;&quot;;0;(IF([$Data.DS12]=&quot;?&quot;;&quot;?&quot;;1)))" office:value-type="float" office:value="0" calcext:value-type="float">
            <text:p>0</text:p>
          </table:table-cell>
          <table:table-cell table:formula="of:=IF([$Data.DT12]=&quot;&quot;;0;(IF([$Data.DT12]=&quot;?&quot;;&quot;?&quot;;1)))" office:value-type="float" office:value="1" calcext:value-type="float">
            <text:p>1</text:p>
          </table:table-cell>
          <table:table-cell table:formula="of:=IF([$Data.DU12]=&quot;&quot;;0;(IF([$Data.DU12]=&quot;?&quot;;&quot;?&quot;;1)))" office:value-type="float" office:value="0" calcext:value-type="float">
            <text:p>0</text:p>
          </table:table-cell>
          <table:table-cell table:formula="of:=IF([$Data.DV12]=&quot;&quot;;0;(IF([$Data.DV12]=&quot;?&quot;;&quot;?&quot;;1)))" office:value-type="float" office:value="1" calcext:value-type="float">
            <text:p>1</text:p>
          </table:table-cell>
          <table:table-cell table:formula="of:=IF([$Data.DW12]=&quot;&quot;;0;(IF([$Data.DW12]=&quot;?&quot;;&quot;?&quot;;1)))" office:value-type="float" office:value="0" calcext:value-type="float">
            <text:p>0</text:p>
          </table:table-cell>
          <table:table-cell table:formula="of:=IF([$Data.DX12]=&quot;&quot;;0;(IF([$Data.DX12]=&quot;?&quot;;&quot;?&quot;;1)))" office:value-type="float" office:value="0" calcext:value-type="float">
            <text:p>0</text:p>
          </table:table-cell>
          <table:table-cell table:formula="of:=IF([$Data.DY12]=&quot;&quot;;0;(IF([$Data.DY12]=&quot;?&quot;;&quot;?&quot;;1)))" office:value-type="float" office:value="0" calcext:value-type="float">
            <text:p>0</text:p>
          </table:table-cell>
          <table:table-cell table:formula="of:=IF([$Data.DZ12]=&quot;&quot;;0;(IF([$Data.DZ12]=&quot;?&quot;;&quot;?&quot;;1)))" office:value-type="float" office:value="1" calcext:value-type="float">
            <text:p>1</text:p>
          </table:table-cell>
          <table:table-cell table:formula="of:=IF([$Data.EA12]=&quot;&quot;;0;(IF([$Data.EA12]=&quot;?&quot;;&quot;?&quot;;1)))" office:value-type="float" office:value="0" calcext:value-type="float">
            <text:p>0</text:p>
          </table:table-cell>
          <table:table-cell table:formula="of:=IF([$Data.EB12]=&quot;&quot;;0;(IF([$Data.EB12]=&quot;?&quot;;&quot;?&quot;;1)))" office:value-type="float" office:value="0" calcext:value-type="float">
            <text:p>0</text:p>
          </table:table-cell>
          <table:table-cell table:formula="of:=IF([$Data.EC12]=&quot;&quot;;0;(IF([$Data.EC12]=&quot;?&quot;;&quot;?&quot;;1)))" office:value-type="float" office:value="0" calcext:value-type="float">
            <text:p>0</text:p>
          </table:table-cell>
          <table:table-cell table:formula="of:=IF([$Data.ED12]=&quot;&quot;;0;(IF([$Data.ED12]=&quot;?&quot;;&quot;?&quot;;1)))" office:value-type="float" office:value="0" calcext:value-type="float">
            <text:p>0</text:p>
          </table:table-cell>
          <table:table-cell table:formula="of:=IF([$Data.EE12]=&quot;&quot;;0;(IF([$Data.EE12]=&quot;?&quot;;&quot;?&quot;;1)))" office:value-type="float" office:value="1" calcext:value-type="float">
            <text:p>1</text:p>
          </table:table-cell>
          <table:table-cell table:formula="of:=IF([$Data.EF12]=&quot;&quot;;0;(IF([$Data.EF12]=&quot;?&quot;;&quot;?&quot;;1)))" office:value-type="float" office:value="0" calcext:value-type="float">
            <text:p>0</text:p>
          </table:table-cell>
          <table:table-cell table:formula="of:=IF([$Data.EG12]=&quot;&quot;;0;(IF([$Data.EG12]=&quot;?&quot;;&quot;?&quot;;1)))" office:value-type="float" office:value="1" calcext:value-type="float">
            <text:p>1</text:p>
          </table:table-cell>
          <table:table-cell table:formula="of:=IF([$Data.EH12]=&quot;&quot;;0;(IF([$Data.EH12]=&quot;?&quot;;&quot;?&quot;;1)))" office:value-type="float" office:value="0" calcext:value-type="float">
            <text:p>0</text:p>
          </table:table-cell>
          <table:table-cell table:formula="of:=IF([$Data.EI12]=&quot;&quot;;0;(IF([$Data.EI12]=&quot;?&quot;;&quot;?&quot;;1)))" office:value-type="float" office:value="0" calcext:value-type="float">
            <text:p>0</text:p>
          </table:table-cell>
          <table:table-cell table:formula="of:=IF([$Data.EJ12]=&quot;&quot;;0;(IF([$Data.EJ12]=&quot;?&quot;;&quot;?&quot;;1)))" office:value-type="float" office:value="1" calcext:value-type="float">
            <text:p>1</text:p>
          </table:table-cell>
          <table:table-cell table:formula="of:=IF([$Data.EK12]=&quot;&quot;;0;(IF([$Data.EK12]=&quot;?&quot;;&quot;?&quot;;1)))" office:value-type="float" office:value="0" calcext:value-type="float">
            <text:p>0</text:p>
          </table:table-cell>
          <table:table-cell table:formula="of:=IF([$Data.EL12]=&quot;&quot;;0;(IF([$Data.EL12]=&quot;?&quot;;&quot;?&quot;;1)))" office:value-type="float" office:value="0" calcext:value-type="float">
            <text:p>0</text:p>
          </table:table-cell>
          <table:table-cell table:formula="of:=IF([$Data.EM12]=&quot;&quot;;0;(IF([$Data.EM12]=&quot;?&quot;;&quot;?&quot;;1)))" office:value-type="float" office:value="0" calcext:value-type="float">
            <text:p>0</text:p>
          </table:table-cell>
          <table:table-cell table:formula="of:=IF([$Data.EN12]=&quot;&quot;;0;(IF([$Data.EN12]=&quot;?&quot;;&quot;?&quot;;1)))" office:value-type="float" office:value="0" calcext:value-type="float">
            <text:p>0</text:p>
          </table:table-cell>
          <table:table-cell table:formula="of:=IF([$Data.EO12]=&quot;&quot;;0;(IF([$Data.EO12]=&quot;?&quot;;&quot;?&quot;;1)))" office:value-type="float" office:value="0" calcext:value-type="float">
            <text:p>0</text:p>
          </table:table-cell>
          <table:table-cell table:formula="of:=IF([$Data.EP12]=&quot;&quot;;0;(IF([$Data.EP12]=&quot;?&quot;;&quot;?&quot;;1)))" office:value-type="float" office:value="0" calcext:value-type="float">
            <text:p>0</text:p>
          </table:table-cell>
          <table:table-cell table:formula="of:=IF([$Data.EQ12]=&quot;&quot;;0;(IF([$Data.EQ12]=&quot;?&quot;;&quot;?&quot;;1)))" office:value-type="float" office:value="0" calcext:value-type="float">
            <text:p>0</text:p>
          </table:table-cell>
          <table:table-cell table:formula="of:=IF([$Data.ER12]=&quot;&quot;;0;(IF([$Data.ER12]=&quot;?&quot;;&quot;?&quot;;1)))" office:value-type="float" office:value="1" calcext:value-type="float">
            <text:p>1</text:p>
          </table:table-cell>
          <table:table-cell table:formula="of:=IF([$Data.ES12]=&quot;&quot;;0;(IF([$Data.ES12]=&quot;?&quot;;&quot;?&quot;;1)))" office:value-type="float" office:value="0" calcext:value-type="float">
            <text:p>0</text:p>
          </table:table-cell>
          <table:table-cell table:formula="of:=IF([$Data.ET12]=&quot;&quot;;0;(IF([$Data.ET12]=&quot;?&quot;;&quot;?&quot;;1)))" office:value-type="float" office:value="0" calcext:value-type="float">
            <text:p>0</text:p>
          </table:table-cell>
          <table:table-cell table:formula="of:=IF([$Data.EU12]=&quot;&quot;;0;(IF([$Data.EU12]=&quot;?&quot;;&quot;?&quot;;1)))" office:value-type="float" office:value="0" calcext:value-type="float">
            <text:p>0</text:p>
          </table:table-cell>
          <table:table-cell table:formula="of:=IF([$Data.EV12]=&quot;&quot;;0;(IF([$Data.EV12]=&quot;?&quot;;&quot;?&quot;;1)))" office:value-type="float" office:value="0" calcext:value-type="float">
            <text:p>0</text:p>
          </table:table-cell>
          <table:table-cell table:formula="of:=IF([$Data.EW12]=&quot;&quot;;0;(IF([$Data.EW12]=&quot;?&quot;;&quot;?&quot;;1)))" office:value-type="float" office:value="0" calcext:value-type="float">
            <text:p>0</text:p>
          </table:table-cell>
          <table:table-cell table:formula="of:=IF([$Data.EX12]=&quot;&quot;;0;(IF([$Data.EX12]=&quot;?&quot;;&quot;?&quot;;1)))" office:value-type="float" office:value="0" calcext:value-type="float">
            <text:p>0</text:p>
          </table:table-cell>
          <table:table-cell table:formula="of:=IF([$Data.EY12]=&quot;&quot;;0;(IF([$Data.EY12]=&quot;?&quot;;&quot;?&quot;;1)))" office:value-type="float" office:value="0" calcext:value-type="float">
            <text:p>0</text:p>
          </table:table-cell>
          <table:table-cell table:formula="of:=IF([$Data.EZ12]=&quot;&quot;;0;(IF([$Data.EZ12]=&quot;?&quot;;&quot;?&quot;;1)))" office:value-type="float" office:value="0" calcext:value-type="float">
            <text:p>0</text:p>
          </table:table-cell>
          <table:table-cell table:formula="of:=IF([$Data.FA12]=&quot;&quot;;0;(IF([$Data.FA12]=&quot;?&quot;;&quot;?&quot;;1)))" office:value-type="float" office:value="0" calcext:value-type="float">
            <text:p>0</text:p>
          </table:table-cell>
          <table:table-cell table:formula="of:=IF([$Data.FB12]=&quot;&quot;;0;(IF([$Data.FB12]=&quot;?&quot;;&quot;?&quot;;1)))" office:value-type="float" office:value="0" calcext:value-type="float">
            <text:p>0</text:p>
          </table:table-cell>
          <table:table-cell table:formula="of:=IF([$Data.FC12]=&quot;&quot;;0;(IF([$Data.FC12]=&quot;?&quot;;&quot;?&quot;;1)))" office:value-type="float" office:value="0" calcext:value-type="float">
            <text:p>0</text:p>
          </table:table-cell>
          <table:table-cell table:formula="of:=IF([$Data.FD12]=&quot;&quot;;0;(IF([$Data.FD12]=&quot;?&quot;;&quot;?&quot;;1)))" office:value-type="float" office:value="0" calcext:value-type="float">
            <text:p>0</text:p>
          </table:table-cell>
          <table:table-cell table:formula="of:=IF([$Data.FE12]=&quot;&quot;;0;(IF([$Data.FE12]=&quot;?&quot;;&quot;?&quot;;1)))" office:value-type="float" office:value="0" calcext:value-type="float">
            <text:p>0</text:p>
          </table:table-cell>
          <table:table-cell table:formula="of:=IF([$Data.FF12]=&quot;&quot;;0;(IF([$Data.FF12]=&quot;?&quot;;&quot;?&quot;;1)))" office:value-type="float" office:value="0" calcext:value-type="float">
            <text:p>0</text:p>
          </table:table-cell>
          <table:table-cell table:formula="of:=IF([$Data.FG12]=&quot;&quot;;0;(IF([$Data.FG12]=&quot;?&quot;;&quot;?&quot;;1)))" office:value-type="float" office:value="0" calcext:value-type="float">
            <text:p>0</text:p>
          </table:table-cell>
          <table:table-cell table:formula="of:=IF([$Data.FH12]=&quot;&quot;;0;(IF([$Data.FH12]=&quot;?&quot;;&quot;?&quot;;1)))" office:value-type="float" office:value="0" calcext:value-type="float">
            <text:p>0</text:p>
          </table:table-cell>
          <table:table-cell table:formula="of:=IF([$Data.FI12]=&quot;&quot;;0;(IF([$Data.FI12]=&quot;?&quot;;&quot;?&quot;;1)))" office:value-type="float" office:value="0" calcext:value-type="float">
            <text:p>0</text:p>
          </table:table-cell>
          <table:table-cell table:formula="of:=IF([$Data.FJ12]=&quot;&quot;;0;(IF([$Data.FJ12]=&quot;?&quot;;&quot;?&quot;;1)))" office:value-type="float" office:value="0" calcext:value-type="float">
            <text:p>0</text:p>
          </table:table-cell>
          <table:table-cell table:formula="of:=IF([$Data.FK12]=&quot;&quot;;0;(IF([$Data.FK12]=&quot;?&quot;;&quot;?&quot;;1)))" office:value-type="float" office:value="0" calcext:value-type="float">
            <text:p>0</text:p>
          </table:table-cell>
          <table:table-cell table:formula="of:=IF([$Data.FL12]=&quot;&quot;;0;(IF([$Data.FL12]=&quot;?&quot;;&quot;?&quot;;1)))" office:value-type="float" office:value="0" calcext:value-type="float">
            <text:p>0</text:p>
          </table:table-cell>
          <table:table-cell table:formula="of:=IF([$Data.FM12]=&quot;&quot;;0;(IF([$Data.FM12]=&quot;?&quot;;&quot;?&quot;;1)))" office:value-type="float" office:value="0" calcext:value-type="float">
            <text:p>0</text:p>
          </table:table-cell>
          <table:table-cell table:formula="of:=IF([$Data.FN12]=&quot;&quot;;0;(IF([$Data.FN12]=&quot;?&quot;;&quot;?&quot;;1)))" office:value-type="float" office:value="0" calcext:value-type="float">
            <text:p>0</text:p>
          </table:table-cell>
          <table:table-cell table:formula="of:=IF([$Data.FO12]=&quot;&quot;;0;(IF([$Data.FO12]=&quot;?&quot;;&quot;?&quot;;1)))" office:value-type="float" office:value="1" calcext:value-type="float">
            <text:p>1</text:p>
          </table:table-cell>
          <table:table-cell table:formula="of:=IF([$Data.FP12]=&quot;&quot;;0;(IF([$Data.FP12]=&quot;?&quot;;&quot;?&quot;;1)))" office:value-type="float" office:value="1" calcext:value-type="float">
            <text:p>1</text:p>
          </table:table-cell>
          <table:table-cell table:formula="of:=IF([$Data.FQ12]=&quot;&quot;;0;(IF([$Data.FQ12]=&quot;?&quot;;&quot;?&quot;;1)))" office:value-type="float" office:value="0" calcext:value-type="float">
            <text:p>0</text:p>
          </table:table-cell>
          <table:table-cell table:formula="of:=IF([$Data.FR12]=&quot;&quot;;0;(IF([$Data.FR12]=&quot;?&quot;;&quot;?&quot;;1)))" office:value-type="float" office:value="1" calcext:value-type="float">
            <text:p>1</text:p>
          </table:table-cell>
          <table:table-cell table:formula="of:=IF([$Data.FS12]=&quot;&quot;;0;(IF([$Data.FS12]=&quot;?&quot;;&quot;?&quot;;1)))" office:value-type="float" office:value="0" calcext:value-type="float">
            <text:p>0</text:p>
          </table:table-cell>
          <table:table-cell table:formula="of:=IF([$Data.FT12]=&quot;&quot;;0;(IF([$Data.FT12]=&quot;?&quot;;&quot;?&quot;;1)))" office:value-type="float" office:value="1" calcext:value-type="float">
            <text:p>1</text:p>
          </table:table-cell>
          <table:table-cell table:formula="of:=IF([$Data.FU12]=&quot;&quot;;0;(IF([$Data.FU12]=&quot;?&quot;;&quot;?&quot;;1)))" office:value-type="float" office:value="0" calcext:value-type="float">
            <text:p>0</text:p>
          </table:table-cell>
          <table:table-cell table:formula="of:=IF([$Data.FV12]=&quot;&quot;;0;(IF([$Data.FV12]=&quot;?&quot;;&quot;?&quot;;1)))" office:value-type="float" office:value="0" calcext:value-type="float">
            <text:p>0</text:p>
          </table:table-cell>
          <table:table-cell table:formula="of:=IF([$Data.FW12]=&quot;&quot;;0;(IF([$Data.FW12]=&quot;?&quot;;&quot;?&quot;;1)))" office:value-type="float" office:value="1" calcext:value-type="float">
            <text:p>1</text:p>
          </table:table-cell>
          <table:table-cell table:formula="of:=IF([$Data.FX12]=&quot;&quot;;0;(IF([$Data.FX12]=&quot;?&quot;;&quot;?&quot;;1)))" office:value-type="float" office:value="1" calcext:value-type="float">
            <text:p>1</text:p>
          </table:table-cell>
          <table:table-cell table:formula="of:=IF([$Data.FY12]=&quot;&quot;;0;(IF([$Data.FY12]=&quot;?&quot;;&quot;?&quot;;1)))" office:value-type="float" office:value="1" calcext:value-type="float">
            <text:p>1</text:p>
          </table:table-cell>
          <table:table-cell table:formula="of:=IF([$Data.FZ12]=&quot;&quot;;0;(IF([$Data.FZ12]=&quot;?&quot;;&quot;?&quot;;1)))" office:value-type="float" office:value="0" calcext:value-type="float">
            <text:p>0</text:p>
          </table:table-cell>
          <table:table-cell table:formula="of:=IF([$Data.GA12]=&quot;&quot;;0;(IF([$Data.GA12]=&quot;?&quot;;&quot;?&quot;;1)))" office:value-type="float" office:value="0" calcext:value-type="float">
            <text:p>0</text:p>
          </table:table-cell>
          <table:table-cell table:formula="of:=IF([$Data.GB12]=&quot;&quot;;0;(IF([$Data.GB12]=&quot;?&quot;;&quot;?&quot;;1)))" office:value-type="float" office:value="0" calcext:value-type="float">
            <text:p>0</text:p>
          </table:table-cell>
          <table:table-cell table:formula="of:=IF([$Data.GC12]=&quot;&quot;;0;(IF([$Data.GC12]=&quot;?&quot;;&quot;?&quot;;1)))" office:value-type="float" office:value="1" calcext:value-type="float">
            <text:p>1</text:p>
          </table:table-cell>
          <table:table-cell table:formula="of:=IF([$Data.GD12]=&quot;&quot;;0;(IF([$Data.GD12]=&quot;?&quot;;&quot;?&quot;;1)))" office:value-type="float" office:value="0" calcext:value-type="float">
            <text:p>0</text:p>
          </table:table-cell>
          <table:table-cell table:formula="of:=IF([$Data.GE12]=&quot;&quot;;0;(IF([$Data.GE12]=&quot;?&quot;;&quot;?&quot;;1)))" office:value-type="float" office:value="1" calcext:value-type="float">
            <text:p>1</text:p>
          </table:table-cell>
          <table:table-cell table:formula="of:=IF([$Data.GF12]=&quot;&quot;;0;(IF([$Data.GF12]=&quot;?&quot;;&quot;?&quot;;1)))" office:value-type="float" office:value="1" calcext:value-type="float">
            <text:p>1</text:p>
          </table:table-cell>
          <table:table-cell table:formula="of:=IF([$Data.GG12]=&quot;&quot;;0;(IF([$Data.GG12]=&quot;?&quot;;&quot;?&quot;;1)))" office:value-type="float" office:value="0" calcext:value-type="float">
            <text:p>0</text:p>
          </table:table-cell>
          <table:table-cell table:formula="of:=IF([$Data.GH12]=&quot;&quot;;0;(IF([$Data.GH12]=&quot;?&quot;;&quot;?&quot;;1)))" office:value-type="float" office:value="0" calcext:value-type="float">
            <text:p>0</text:p>
          </table:table-cell>
          <table:table-cell table:formula="of:=IF([$Data.GI12]=&quot;&quot;;0;(IF([$Data.GI12]=&quot;?&quot;;&quot;?&quot;;1)))" office:value-type="float" office:value="1" calcext:value-type="float">
            <text:p>1</text:p>
          </table:table-cell>
          <table:table-cell table:formula="of:=IF([$Data.GJ12]=&quot;&quot;;0;(IF([$Data.GJ12]=&quot;?&quot;;&quot;?&quot;;1)))" office:value-type="float" office:value="0" calcext:value-type="float">
            <text:p>0</text:p>
          </table:table-cell>
          <table:table-cell table:formula="of:=IF([$Data.GK12]=&quot;&quot;;0;(IF([$Data.GK12]=&quot;?&quot;;&quot;?&quot;;1)))" office:value-type="float" office:value="0" calcext:value-type="float">
            <text:p>0</text:p>
          </table:table-cell>
          <table:table-cell table:formula="of:=IF([$Data.GL12]=&quot;&quot;;0;(IF([$Data.GL12]=&quot;?&quot;;&quot;?&quot;;1)))" office:value-type="float" office:value="0" calcext:value-type="float">
            <text:p>0</text:p>
          </table:table-cell>
          <table:table-cell table:formula="of:=IF([$Data.GM12]=&quot;&quot;;0;(IF([$Data.GM12]=&quot;?&quot;;&quot;?&quot;;1)))" office:value-type="float" office:value="1" calcext:value-type="float">
            <text:p>1</text:p>
          </table:table-cell>
          <table:table-cell table:formula="of:=IF([$Data.GN12]=&quot;&quot;;0;(IF([$Data.GN12]=&quot;?&quot;;&quot;?&quot;;1)))" office:value-type="float" office:value="0" calcext:value-type="float">
            <text:p>0</text:p>
          </table:table-cell>
          <table:table-cell table:formula="of:=IF([$Data.GO12]=&quot;&quot;;0;(IF([$Data.GO12]=&quot;?&quot;;&quot;?&quot;;1)))" office:value-type="float" office:value="1" calcext:value-type="float">
            <text:p>1</text:p>
          </table:table-cell>
          <table:table-cell table:formula="of:=IF([$Data.GP12]=&quot;&quot;;0;(IF([$Data.GP12]=&quot;?&quot;;&quot;?&quot;;1)))" office:value-type="float" office:value="0" calcext:value-type="float">
            <text:p>0</text:p>
          </table:table-cell>
          <table:table-cell table:formula="of:=IF([$Data.GQ12]=&quot;&quot;;0;(IF([$Data.GQ12]=&quot;?&quot;;&quot;?&quot;;1)))" office:value-type="float" office:value="1" calcext:value-type="float">
            <text:p>1</text:p>
          </table:table-cell>
          <table:table-cell table:formula="of:=IF([$Data.GR12]=&quot;&quot;;0;(IF([$Data.GR12]=&quot;?&quot;;&quot;?&quot;;1)))" office:value-type="float" office:value="0" calcext:value-type="float">
            <text:p>0</text:p>
          </table:table-cell>
          <table:table-cell table:formula="of:=IF([$Data.GS12]=&quot;&quot;;0;(IF([$Data.GS12]=&quot;?&quot;;&quot;?&quot;;1)))" office:value-type="float" office:value="0" calcext:value-type="float">
            <text:p>0</text:p>
          </table:table-cell>
          <table:table-cell table:formula="of:=IF([$Data.GT12]=&quot;&quot;;0;(IF([$Data.GT12]=&quot;?&quot;;&quot;?&quot;;1)))" office:value-type="float" office:value="0" calcext:value-type="float">
            <text:p>0</text:p>
          </table:table-cell>
          <table:table-cell table:formula="of:=IF([$Data.GU12]=&quot;&quot;;0;(IF([$Data.GU12]=&quot;?&quot;;&quot;?&quot;;1)))" office:value-type="float" office:value="0" calcext:value-type="float">
            <text:p>0</text:p>
          </table:table-cell>
          <table:table-cell table:formula="of:=IF([$Data.GV12]=&quot;&quot;;0;(IF([$Data.GV12]=&quot;?&quot;;&quot;?&quot;;1)))" office:value-type="float" office:value="0" calcext:value-type="float">
            <text:p>0</text:p>
          </table:table-cell>
          <table:table-cell table:formula="of:=IF([$Data.GW12]=&quot;&quot;;0;(IF([$Data.GW12]=&quot;?&quot;;&quot;?&quot;;1)))" office:value-type="float" office:value="0" calcext:value-type="float">
            <text:p>0</text:p>
          </table:table-cell>
          <table:table-cell table:formula="of:=IF([$Data.GX12]=&quot;&quot;;0;(IF([$Data.GX12]=&quot;?&quot;;&quot;?&quot;;1)))" office:value-type="float" office:value="0" calcext:value-type="float">
            <text:p>0</text:p>
          </table:table-cell>
          <table:table-cell table:formula="of:=IF([$Data.GY12]=&quot;&quot;;0;(IF([$Data.GY12]=&quot;?&quot;;&quot;?&quot;;1)))" office:value-type="float" office:value="0" calcext:value-type="float">
            <text:p>0</text:p>
          </table:table-cell>
          <table:table-cell table:formula="of:=IF([$Data.GZ12]=&quot;&quot;;0;(IF([$Data.GZ12]=&quot;?&quot;;&quot;?&quot;;1)))" office:value-type="float" office:value="0" calcext:value-type="float">
            <text:p>0</text:p>
          </table:table-cell>
          <table:table-cell table:formula="of:=IF([$Data.HA12]=&quot;&quot;;0;(IF([$Data.HA12]=&quot;?&quot;;&quot;?&quot;;1)))" office:value-type="float" office:value="0" calcext:value-type="float">
            <text:p>0</text:p>
          </table:table-cell>
          <table:table-cell table:formula="of:=IF([$Data.HB12]=&quot;&quot;;0;(IF([$Data.HB12]=&quot;?&quot;;&quot;?&quot;;1)))" office:value-type="float" office:value="0" calcext:value-type="float">
            <text:p>0</text:p>
          </table:table-cell>
          <table:table-cell table:formula="of:=IF([$Data.HC12]=&quot;&quot;;0;(IF([$Data.HC12]=&quot;?&quot;;&quot;?&quot;;1)))" office:value-type="float" office:value="0" calcext:value-type="float">
            <text:p>0</text:p>
          </table:table-cell>
          <table:table-cell table:formula="of:=IF([$Data.HD12]=&quot;&quot;;0;(IF([$Data.HD12]=&quot;?&quot;;&quot;?&quot;;1)))" office:value-type="float" office:value="0" calcext:value-type="float">
            <text:p>0</text:p>
          </table:table-cell>
          <table:table-cell table:formula="of:=IF([$Data.HE12]=&quot;&quot;;0;(IF([$Data.HE12]=&quot;?&quot;;&quot;?&quot;;1)))" office:value-type="float" office:value="0" calcext:value-type="float">
            <text:p>0</text:p>
          </table:table-cell>
          <table:table-cell table:formula="of:=IF([$Data.HF12]=&quot;&quot;;0;(IF([$Data.HF12]=&quot;?&quot;;&quot;?&quot;;1)))" office:value-type="float" office:value="0" calcext:value-type="float">
            <text:p>0</text:p>
          </table:table-cell>
          <table:table-cell table:formula="of:=IF([$Data.HG12]=&quot;&quot;;0;(IF([$Data.HG12]=&quot;?&quot;;&quot;?&quot;;1)))" office:value-type="float" office:value="0" calcext:value-type="float">
            <text:p>0</text:p>
          </table:table-cell>
          <table:table-cell table:formula="of:=IF([$Data.HH12]=&quot;&quot;;0;(IF([$Data.HH12]=&quot;?&quot;;&quot;?&quot;;1)))" office:value-type="float" office:value="0" calcext:value-type="float">
            <text:p>0</text:p>
          </table:table-cell>
          <table:table-cell table:formula="of:=IF([$Data.HI12]=&quot;&quot;;0;(IF([$Data.HI12]=&quot;?&quot;;&quot;?&quot;;1)))" office:value-type="float" office:value="0" calcext:value-type="float">
            <text:p>0</text:p>
          </table:table-cell>
          <table:table-cell table:formula="of:=IF([$Data.HJ12]=&quot;&quot;;0;(IF([$Data.HJ12]=&quot;?&quot;;&quot;?&quot;;1)))" office:value-type="float" office:value="0" calcext:value-type="float">
            <text:p>0</text:p>
          </table:table-cell>
          <table:table-cell table:formula="of:=IF([$Data.HK12]=&quot;&quot;;0;(IF([$Data.HK12]=&quot;?&quot;;&quot;?&quot;;1)))" office:value-type="float" office:value="0" calcext:value-type="float">
            <text:p>0</text:p>
          </table:table-cell>
          <table:table-cell table:formula="of:=IF([$Data.HL12]=&quot;&quot;;0;(IF([$Data.HL12]=&quot;?&quot;;&quot;?&quot;;1)))" office:value-type="float" office:value="0" calcext:value-type="float">
            <text:p>0</text:p>
          </table:table-cell>
          <table:table-cell table:formula="of:=IF([$Data.HM12]=&quot;&quot;;0;(IF([$Data.HM12]=&quot;?&quot;;&quot;?&quot;;1)))" office:value-type="float" office:value="0" calcext:value-type="float">
            <text:p>0</text:p>
          </table:table-cell>
          <table:table-cell table:formula="of:=IF([$Data.HN12]=&quot;&quot;;0;(IF([$Data.HN12]=&quot;?&quot;;&quot;?&quot;;1)))" office:value-type="float" office:value="0" calcext:value-type="float">
            <text:p>0</text:p>
          </table:table-cell>
          <table:table-cell table:formula="of:=IF([$Data.HO12]=&quot;&quot;;0;(IF([$Data.HO12]=&quot;?&quot;;&quot;?&quot;;1)))" office:value-type="float" office:value="0" calcext:value-type="float">
            <text:p>0</text:p>
          </table:table-cell>
          <table:table-cell table:formula="of:=IF([$Data.HP12]=&quot;&quot;;0;(IF([$Data.HP12]=&quot;?&quot;;&quot;?&quot;;1)))" office:value-type="float" office:value="0" calcext:value-type="float">
            <text:p>0</text:p>
          </table:table-cell>
          <table:table-cell table:formula="of:=IF([$Data.HQ12]=&quot;&quot;;0;(IF([$Data.HQ12]=&quot;?&quot;;&quot;?&quot;;1)))" office:value-type="float" office:value="0" calcext:value-type="float">
            <text:p>0</text:p>
          </table:table-cell>
          <table:table-cell table:formula="of:=IF([$Data.HR12]=&quot;&quot;;0;(IF([$Data.HR12]=&quot;?&quot;;&quot;?&quot;;1)))" office:value-type="float" office:value="0" calcext:value-type="float">
            <text:p>0</text:p>
          </table:table-cell>
          <table:table-cell table:formula="of:=IF([$Data.HS12]=&quot;&quot;;0;(IF([$Data.HS12]=&quot;?&quot;;&quot;?&quot;;1)))" office:value-type="float" office:value="0" calcext:value-type="float">
            <text:p>0</text:p>
          </table:table-cell>
          <table:table-cell table:formula="of:=IF([$Data.HT12]=&quot;&quot;;0;(IF([$Data.HT12]=&quot;?&quot;;&quot;?&quot;;1)))" office:value-type="float" office:value="0" calcext:value-type="float">
            <text:p>0</text:p>
          </table:table-cell>
          <table:table-cell table:formula="of:=IF([$Data.HU12]=&quot;&quot;;0;(IF([$Data.HU12]=&quot;?&quot;;&quot;?&quot;;1)))" office:value-type="float" office:value="0" calcext:value-type="float">
            <text:p>0</text:p>
          </table:table-cell>
          <table:table-cell table:formula="of:=IF([$Data.HV12]=&quot;&quot;;0;(IF([$Data.HV12]=&quot;?&quot;;&quot;?&quot;;1)))" office:value-type="float" office:value="0" calcext:value-type="float">
            <text:p>0</text:p>
          </table:table-cell>
          <table:table-cell table:formula="of:=IF([$Data.HW12]=&quot;&quot;;0;(IF([$Data.HW12]=&quot;?&quot;;&quot;?&quot;;1)))" office:value-type="float" office:value="0" calcext:value-type="float">
            <text:p>0</text:p>
          </table:table-cell>
          <table:table-cell table:formula="of:=IF([$Data.HX12]=&quot;&quot;;0;(IF([$Data.HX12]=&quot;?&quot;;&quot;?&quot;;1)))" office:value-type="float" office:value="0" calcext:value-type="float">
            <text:p>0</text:p>
          </table:table-cell>
          <table:table-cell table:formula="of:=IF([$Data.HY12]=&quot;&quot;;0;(IF([$Data.HY12]=&quot;?&quot;;&quot;?&quot;;1)))" office:value-type="float" office:value="0" calcext:value-type="float">
            <text:p>0</text:p>
          </table:table-cell>
          <table:table-cell table:formula="of:=IF([$Data.HZ12]=&quot;&quot;;0;(IF([$Data.HZ12]=&quot;?&quot;;&quot;?&quot;;1)))" office:value-type="float" office:value="0" calcext:value-type="float">
            <text:p>0</text:p>
          </table:table-cell>
          <table:table-cell table:formula="of:=IF([$Data.IA12]=&quot;&quot;;0;(IF([$Data.IA12]=&quot;?&quot;;&quot;?&quot;;1)))" office:value-type="float" office:value="0" calcext:value-type="float">
            <text:p>0</text:p>
          </table:table-cell>
          <table:table-cell table:formula="of:=IF([$Data.IB12]=&quot;&quot;;0;(IF([$Data.IB12]=&quot;?&quot;;&quot;?&quot;;1)))" office:value-type="float" office:value="0" calcext:value-type="float">
            <text:p>0</text:p>
          </table:table-cell>
          <table:table-cell table:formula="of:=IF([$Data.IC12]=&quot;&quot;;0;(IF([$Data.IC12]=&quot;?&quot;;&quot;?&quot;;1)))" office:value-type="float" office:value="0" calcext:value-type="float">
            <text:p>0</text:p>
          </table:table-cell>
          <table:table-cell table:formula="of:=IF([$Data.ID12]=&quot;&quot;;0;(IF([$Data.ID12]=&quot;?&quot;;&quot;?&quot;;1)))" office:value-type="float" office:value="0" calcext:value-type="float">
            <text:p>0</text:p>
          </table:table-cell>
          <table:table-cell table:formula="of:=IF([$Data.IE12]=&quot;&quot;;0;(IF([$Data.IE12]=&quot;?&quot;;&quot;?&quot;;1)))" office:value-type="float" office:value="0" calcext:value-type="float">
            <text:p>0</text:p>
          </table:table-cell>
          <table:table-cell table:formula="of:=IF([$Data.IF12]=&quot;&quot;;0;(IF([$Data.IF12]=&quot;?&quot;;&quot;?&quot;;1)))" office:value-type="float" office:value="0" calcext:value-type="float">
            <text:p>0</text:p>
          </table:table-cell>
          <table:table-cell table:formula="of:=IF([$Data.IG12]=&quot;&quot;;0;(IF([$Data.IG12]=&quot;?&quot;;&quot;?&quot;;1)))" office:value-type="float" office:value="0" calcext:value-type="float">
            <text:p>0</text:p>
          </table:table-cell>
          <table:table-cell table:formula="of:=IF([$Data.IH12]=&quot;&quot;;0;(IF([$Data.IH12]=&quot;?&quot;;&quot;?&quot;;1)))" office:value-type="float" office:value="0" calcext:value-type="float">
            <text:p>0</text:p>
          </table:table-cell>
          <table:table-cell table:formula="of:=IF([$Data.II12]=&quot;&quot;;0;(IF([$Data.II12]=&quot;?&quot;;&quot;?&quot;;1)))" office:value-type="float" office:value="0" calcext:value-type="float">
            <text:p>0</text:p>
          </table:table-cell>
          <table:table-cell table:formula="of:=IF([$Data.IJ12]=&quot;&quot;;0;(IF([$Data.IJ12]=&quot;?&quot;;&quot;?&quot;;1)))" office:value-type="float" office:value="0" calcext:value-type="float">
            <text:p>0</text:p>
          </table:table-cell>
          <table:table-cell table:formula="of:=IF([$Data.IK12]=&quot;&quot;;0;(IF([$Data.IK12]=&quot;?&quot;;&quot;?&quot;;1)))" office:value-type="float" office:value="0" calcext:value-type="float">
            <text:p>0</text:p>
          </table:table-cell>
          <table:table-cell table:formula="of:=IF([$Data.IL12]=&quot;&quot;;0;(IF([$Data.IL12]=&quot;?&quot;;&quot;?&quot;;1)))" office:value-type="float" office:value="0" calcext:value-type="float">
            <text:p>0</text:p>
          </table:table-cell>
          <table:table-cell table:formula="of:=IF([$Data.IM12]=&quot;&quot;;0;(IF([$Data.IM12]=&quot;?&quot;;&quot;?&quot;;1)))" office:value-type="float" office:value="0" calcext:value-type="float">
            <text:p>0</text:p>
          </table:table-cell>
          <table:table-cell table:formula="of:=IF([$Data.IN12]=&quot;&quot;;0;(IF([$Data.IN12]=&quot;?&quot;;&quot;?&quot;;1)))" office:value-type="float" office:value="0" calcext:value-type="float">
            <text:p>0</text:p>
          </table:table-cell>
          <table:table-cell table:formula="of:=IF([$Data.IO12]=&quot;&quot;;0;(IF([$Data.IO12]=&quot;?&quot;;&quot;?&quot;;1)))" office:value-type="float" office:value="0" calcext:value-type="float">
            <text:p>0</text:p>
          </table:table-cell>
          <table:table-cell table:formula="of:=IF([$Data.IP12]=&quot;&quot;;0;(IF([$Data.IP12]=&quot;?&quot;;&quot;?&quot;;1)))" office:value-type="float" office:value="0" calcext:value-type="float">
            <text:p>0</text:p>
          </table:table-cell>
          <table:table-cell table:number-columns-repeated="2"/>
          <table:table-cell table:formula="of:=SUM([.B9:.HI9])" office:value-type="float" office:value="64" calcext:value-type="float">
            <text:p>64</text:p>
          </table:table-cell>
          <table:table-cell table:number-columns-repeated="804"/>
        </table:table-row>
        <table:table-row table:style-name="ro15">
          <table:table-cell table:formula="of:=[$Data.B13]" office:value-type="string" office:string-value="Tai Xam Nuea" calcext:value-type="string">
            <text:p>Tai Xam Nuea</text:p>
          </table:table-cell>
          <table:table-cell table:formula="of:=IF([$Data.AI13]=&quot;&quot;;0;(IF([$Data.AI13]=&quot;?&quot;;&quot;?&quot;;1)))" office:value-type="float" office:value="1" calcext:value-type="float">
            <text:p>1</text:p>
          </table:table-cell>
          <table:table-cell table:formula="of:=IF([$Data.AJ13]=&quot;&quot;;0;(IF([$Data.AJ13]=&quot;?&quot;;&quot;?&quot;;1)))" office:value-type="float" office:value="0" calcext:value-type="float">
            <text:p>0</text:p>
          </table:table-cell>
          <table:table-cell table:formula="of:=IF([$Data.AK13]=&quot;&quot;;0;(IF([$Data.AK13]=&quot;?&quot;;&quot;?&quot;;1)))" office:value-type="float" office:value="1" calcext:value-type="float">
            <text:p>1</text:p>
          </table:table-cell>
          <table:table-cell table:formula="of:=IF([$Data.AL13]=&quot;&quot;;0;(IF([$Data.AL13]=&quot;?&quot;;&quot;?&quot;;1)))" office:value-type="float" office:value="1" calcext:value-type="float">
            <text:p>1</text:p>
          </table:table-cell>
          <table:table-cell table:formula="of:=IF([$Data.AM13]=&quot;&quot;;0;(IF([$Data.AM13]=&quot;?&quot;;&quot;?&quot;;1)))" office:value-type="float" office:value="1" calcext:value-type="float">
            <text:p>1</text:p>
          </table:table-cell>
          <table:table-cell table:formula="of:=IF([$Data.AN13]=&quot;&quot;;0;(IF([$Data.AN13]=&quot;?&quot;;&quot;?&quot;;1)))" office:value-type="float" office:value="1" calcext:value-type="float">
            <text:p>1</text:p>
          </table:table-cell>
          <table:table-cell table:formula="of:=IF([$Data.AO13]=&quot;&quot;;0;(IF([$Data.AO13]=&quot;?&quot;;&quot;?&quot;;1)))" office:value-type="float" office:value="1" calcext:value-type="float">
            <text:p>1</text:p>
          </table:table-cell>
          <table:table-cell table:formula="of:=IF([$Data.AP13]=&quot;&quot;;0;(IF([$Data.AP13]=&quot;?&quot;;&quot;?&quot;;1)))" office:value-type="float" office:value="1" calcext:value-type="float">
            <text:p>1</text:p>
          </table:table-cell>
          <table:table-cell table:formula="of:=IF([$Data.AQ13]=&quot;&quot;;0;(IF([$Data.AQ13]=&quot;?&quot;;&quot;?&quot;;1)))" office:value-type="float" office:value="0" calcext:value-type="float">
            <text:p>0</text:p>
          </table:table-cell>
          <table:table-cell table:formula="of:=IF([$Data.AR13]=&quot;&quot;;0;(IF([$Data.AR13]=&quot;?&quot;;&quot;?&quot;;1)))" office:value-type="float" office:value="0" calcext:value-type="float">
            <text:p>0</text:p>
          </table:table-cell>
          <table:table-cell table:formula="of:=IF([$Data.AS13]=&quot;&quot;;0;(IF([$Data.AS13]=&quot;?&quot;;&quot;?&quot;;1)))" office:value-type="float" office:value="1" calcext:value-type="float">
            <text:p>1</text:p>
          </table:table-cell>
          <table:table-cell table:formula="of:=IF([$Data.AT13]=&quot;&quot;;0;(IF([$Data.AT13]=&quot;?&quot;;&quot;?&quot;;1)))" office:value-type="float" office:value="0" calcext:value-type="float">
            <text:p>0</text:p>
          </table:table-cell>
          <table:table-cell table:formula="of:=IF([$Data.AU13]=&quot;&quot;;0;(IF([$Data.AU13]=&quot;?&quot;;&quot;?&quot;;1)))" office:value-type="float" office:value="1" calcext:value-type="float">
            <text:p>1</text:p>
          </table:table-cell>
          <table:table-cell table:formula="of:=IF([$Data.AV13]=&quot;&quot;;0;(IF([$Data.AV13]=&quot;?&quot;;&quot;?&quot;;1)))" office:value-type="float" office:value="1" calcext:value-type="float">
            <text:p>1</text:p>
          </table:table-cell>
          <table:table-cell table:formula="of:=IF([$Data.AW13]=&quot;&quot;;0;(IF([$Data.AW13]=&quot;?&quot;;&quot;?&quot;;1)))" office:value-type="float" office:value="1" calcext:value-type="float">
            <text:p>1</text:p>
          </table:table-cell>
          <table:table-cell table:formula="of:=IF([$Data.AX13]=&quot;&quot;;0;(IF([$Data.AX13]=&quot;?&quot;;&quot;?&quot;;1)))" office:value-type="float" office:value="0" calcext:value-type="float">
            <text:p>0</text:p>
          </table:table-cell>
          <table:table-cell table:formula="of:=IF([$Data.AY13]=&quot;&quot;;0;(IF([$Data.AY13]=&quot;?&quot;;&quot;?&quot;;1)))" office:value-type="float" office:value="1" calcext:value-type="float">
            <text:p>1</text:p>
          </table:table-cell>
          <table:table-cell table:formula="of:=IF([$Data.AZ13]=&quot;&quot;;0;(IF([$Data.AZ13]=&quot;?&quot;;&quot;?&quot;;1)))" office:value-type="float" office:value="1" calcext:value-type="float">
            <text:p>1</text:p>
          </table:table-cell>
          <table:table-cell table:formula="of:=IF([$Data.BA13]=&quot;&quot;;0;(IF([$Data.BA13]=&quot;?&quot;;&quot;?&quot;;1)))" office:value-type="float" office:value="0" calcext:value-type="float">
            <text:p>0</text:p>
          </table:table-cell>
          <table:table-cell table:formula="of:=IF([$Data.BB13]=&quot;&quot;;0;(IF([$Data.BB13]=&quot;?&quot;;&quot;?&quot;;1)))" office:value-type="float" office:value="1" calcext:value-type="float">
            <text:p>1</text:p>
          </table:table-cell>
          <table:table-cell table:formula="of:=IF([$Data.BC13]=&quot;&quot;;0;(IF([$Data.BC13]=&quot;?&quot;;&quot;?&quot;;1)))" office:value-type="float" office:value="0" calcext:value-type="float">
            <text:p>0</text:p>
          </table:table-cell>
          <table:table-cell table:formula="of:=IF([$Data.BD13]=&quot;&quot;;0;(IF([$Data.BD13]=&quot;?&quot;;&quot;?&quot;;1)))" office:value-type="float" office:value="0" calcext:value-type="float">
            <text:p>0</text:p>
          </table:table-cell>
          <table:table-cell table:formula="of:=IF([$Data.BE13]=&quot;&quot;;0;(IF([$Data.BE13]=&quot;?&quot;;&quot;?&quot;;1)))" office:value-type="float" office:value="0" calcext:value-type="float">
            <text:p>0</text:p>
          </table:table-cell>
          <table:table-cell table:formula="of:=IF([$Data.BF13]=&quot;&quot;;0;(IF([$Data.BF13]=&quot;?&quot;;&quot;?&quot;;1)))" office:value-type="float" office:value="0" calcext:value-type="float">
            <text:p>0</text:p>
          </table:table-cell>
          <table:table-cell table:formula="of:=IF([$Data.BG13]=&quot;&quot;;0;(IF([$Data.BG13]=&quot;?&quot;;&quot;?&quot;;1)))" office:value-type="float" office:value="0" calcext:value-type="float">
            <text:p>0</text:p>
          </table:table-cell>
          <table:table-cell table:formula="of:=IF([$Data.BH13]=&quot;&quot;;0;(IF([$Data.BH13]=&quot;?&quot;;&quot;?&quot;;1)))" office:value-type="float" office:value="0" calcext:value-type="float">
            <text:p>0</text:p>
          </table:table-cell>
          <table:table-cell table:formula="of:=IF([$Data.BI13]=&quot;&quot;;0;(IF([$Data.BI13]=&quot;?&quot;;&quot;?&quot;;1)))" office:value-type="float" office:value="0" calcext:value-type="float">
            <text:p>0</text:p>
          </table:table-cell>
          <table:table-cell table:formula="of:=IF([$Data.BJ13]=&quot;&quot;;0;(IF([$Data.BJ13]=&quot;?&quot;;&quot;?&quot;;1)))" office:value-type="float" office:value="0" calcext:value-type="float">
            <text:p>0</text:p>
          </table:table-cell>
          <table:table-cell table:formula="of:=IF([$Data.BK13]=&quot;&quot;;0;(IF([$Data.BK13]=&quot;?&quot;;&quot;?&quot;;1)))" office:value-type="float" office:value="0" calcext:value-type="float">
            <text:p>0</text:p>
          </table:table-cell>
          <table:table-cell table:formula="of:=IF([$Data.BL13]=&quot;&quot;;0;(IF([$Data.BL13]=&quot;?&quot;;&quot;?&quot;;1)))" office:value-type="float" office:value="0" calcext:value-type="float">
            <text:p>0</text:p>
          </table:table-cell>
          <table:table-cell table:formula="of:=IF([$Data.BM13]=&quot;&quot;;0;(IF([$Data.BM13]=&quot;?&quot;;&quot;?&quot;;1)))" office:value-type="float" office:value="0" calcext:value-type="float">
            <text:p>0</text:p>
          </table:table-cell>
          <table:table-cell table:formula="of:=IF([$Data.BN13]=&quot;&quot;;0;(IF([$Data.BN13]=&quot;?&quot;;&quot;?&quot;;1)))" office:value-type="float" office:value="1" calcext:value-type="float">
            <text:p>1</text:p>
          </table:table-cell>
          <table:table-cell table:formula="of:=IF([$Data.BO13]=&quot;&quot;;0;(IF([$Data.BO13]=&quot;?&quot;;&quot;?&quot;;1)))" office:value-type="float" office:value="1" calcext:value-type="float">
            <text:p>1</text:p>
          </table:table-cell>
          <table:table-cell table:formula="of:=IF([$Data.BP13]=&quot;&quot;;0;(IF([$Data.BP13]=&quot;?&quot;;&quot;?&quot;;1)))" office:value-type="float" office:value="1" calcext:value-type="float">
            <text:p>1</text:p>
          </table:table-cell>
          <table:table-cell table:formula="of:=IF([$Data.BQ13]=&quot;&quot;;0;(IF([$Data.BQ13]=&quot;?&quot;;&quot;?&quot;;1)))" office:value-type="float" office:value="0" calcext:value-type="float">
            <text:p>0</text:p>
          </table:table-cell>
          <table:table-cell table:formula="of:=IF([$Data.BR13]=&quot;&quot;;0;(IF([$Data.BR13]=&quot;?&quot;;&quot;?&quot;;1)))" office:value-type="float" office:value="1" calcext:value-type="float">
            <text:p>1</text:p>
          </table:table-cell>
          <table:table-cell table:formula="of:=IF([$Data.BS13]=&quot;&quot;;0;(IF([$Data.BS13]=&quot;?&quot;;&quot;?&quot;;1)))" office:value-type="float" office:value="1" calcext:value-type="float">
            <text:p>1</text:p>
          </table:table-cell>
          <table:table-cell table:formula="of:=IF([$Data.BT13]=&quot;&quot;;0;(IF([$Data.BT13]=&quot;?&quot;;&quot;?&quot;;1)))" office:value-type="float" office:value="0" calcext:value-type="float">
            <text:p>0</text:p>
          </table:table-cell>
          <table:table-cell table:formula="of:=IF([$Data.BU13]=&quot;&quot;;0;(IF([$Data.BU13]=&quot;?&quot;;&quot;?&quot;;1)))" office:value-type="float" office:value="1" calcext:value-type="float">
            <text:p>1</text:p>
          </table:table-cell>
          <table:table-cell table:formula="of:=IF([$Data.BV13]=&quot;&quot;;0;(IF([$Data.BV13]=&quot;?&quot;;&quot;?&quot;;1)))" office:value-type="float" office:value="1" calcext:value-type="float">
            <text:p>1</text:p>
          </table:table-cell>
          <table:table-cell table:formula="of:=IF([$Data.BW13]=&quot;&quot;;0;(IF([$Data.BW13]=&quot;?&quot;;&quot;?&quot;;1)))" office:value-type="float" office:value="0" calcext:value-type="float">
            <text:p>0</text:p>
          </table:table-cell>
          <table:table-cell table:formula="of:=IF([$Data.BX13]=&quot;&quot;;0;(IF([$Data.BX13]=&quot;?&quot;;&quot;?&quot;;1)))" office:value-type="float" office:value="1" calcext:value-type="float">
            <text:p>1</text:p>
          </table:table-cell>
          <table:table-cell table:formula="of:=IF([$Data.BY13]=&quot;&quot;;0;(IF([$Data.BY13]=&quot;?&quot;;&quot;?&quot;;1)))" office:value-type="float" office:value="0" calcext:value-type="float">
            <text:p>0</text:p>
          </table:table-cell>
          <table:table-cell table:formula="of:=IF([$Data.BZ13]=&quot;&quot;;0;(IF([$Data.BZ13]=&quot;?&quot;;&quot;?&quot;;1)))" office:value-type="float" office:value="0" calcext:value-type="float">
            <text:p>0</text:p>
          </table:table-cell>
          <table:table-cell table:formula="of:=IF([$Data.CA13]=&quot;&quot;;0;(IF([$Data.CA13]=&quot;?&quot;;&quot;?&quot;;1)))" office:value-type="float" office:value="1" calcext:value-type="float">
            <text:p>1</text:p>
          </table:table-cell>
          <table:table-cell table:formula="of:=IF([$Data.CB13]=&quot;&quot;;0;(IF([$Data.CB13]=&quot;?&quot;;&quot;?&quot;;1)))" office:value-type="float" office:value="0" calcext:value-type="float">
            <text:p>0</text:p>
          </table:table-cell>
          <table:table-cell table:formula="of:=IF([$Data.CC13]=&quot;&quot;;0;(IF([$Data.CC13]=&quot;?&quot;;&quot;?&quot;;1)))" office:value-type="float" office:value="0" calcext:value-type="float">
            <text:p>0</text:p>
          </table:table-cell>
          <table:table-cell table:formula="of:=IF([$Data.CD13]=&quot;&quot;;0;(IF([$Data.CD13]=&quot;?&quot;;&quot;?&quot;;1)))" office:value-type="float" office:value="0" calcext:value-type="float">
            <text:p>0</text:p>
          </table:table-cell>
          <table:table-cell table:formula="of:=IF([$Data.CE13]=&quot;&quot;;0;(IF([$Data.CE13]=&quot;?&quot;;&quot;?&quot;;1)))" office:value-type="float" office:value="0" calcext:value-type="float">
            <text:p>0</text:p>
          </table:table-cell>
          <table:table-cell table:formula="of:=IF([$Data.CF13]=&quot;&quot;;0;(IF([$Data.CF13]=&quot;?&quot;;&quot;?&quot;;1)))" office:value-type="float" office:value="0" calcext:value-type="float">
            <text:p>0</text:p>
          </table:table-cell>
          <table:table-cell table:formula="of:=IF([$Data.CG13]=&quot;&quot;;0;(IF([$Data.CG13]=&quot;?&quot;;&quot;?&quot;;1)))" office:value-type="float" office:value="0" calcext:value-type="float">
            <text:p>0</text:p>
          </table:table-cell>
          <table:table-cell table:formula="of:=IF([$Data.CH13]=&quot;&quot;;0;(IF([$Data.CH13]=&quot;?&quot;;&quot;?&quot;;1)))" office:value-type="float" office:value="1" calcext:value-type="float">
            <text:p>1</text:p>
          </table:table-cell>
          <table:table-cell table:formula="of:=IF([$Data.CI13]=&quot;&quot;;0;(IF([$Data.CI13]=&quot;?&quot;;&quot;?&quot;;1)))" office:value-type="float" office:value="1" calcext:value-type="float">
            <text:p>1</text:p>
          </table:table-cell>
          <table:table-cell table:formula="of:=IF([$Data.CJ13]=&quot;&quot;;0;(IF([$Data.CJ13]=&quot;?&quot;;&quot;?&quot;;1)))" office:value-type="float" office:value="1" calcext:value-type="float">
            <text:p>1</text:p>
          </table:table-cell>
          <table:table-cell table:formula="of:=IF([$Data.CK13]=&quot;&quot;;0;(IF([$Data.CK13]=&quot;?&quot;;&quot;?&quot;;1)))" office:value-type="float" office:value="0" calcext:value-type="float">
            <text:p>0</text:p>
          </table:table-cell>
          <table:table-cell table:formula="of:=IF([$Data.CL13]=&quot;&quot;;0;(IF([$Data.CL13]=&quot;?&quot;;&quot;?&quot;;1)))" office:value-type="float" office:value="0" calcext:value-type="float">
            <text:p>0</text:p>
          </table:table-cell>
          <table:table-cell table:formula="of:=IF([$Data.CM13]=&quot;&quot;;0;(IF([$Data.CM13]=&quot;?&quot;;&quot;?&quot;;1)))" office:value-type="float" office:value="0" calcext:value-type="float">
            <text:p>0</text:p>
          </table:table-cell>
          <table:table-cell table:formula="of:=IF([$Data.CN13]=&quot;&quot;;0;(IF([$Data.CN13]=&quot;?&quot;;&quot;?&quot;;1)))" office:value-type="float" office:value="1" calcext:value-type="float">
            <text:p>1</text:p>
          </table:table-cell>
          <table:table-cell table:formula="of:=IF([$Data.CO13]=&quot;&quot;;0;(IF([$Data.CO13]=&quot;?&quot;;&quot;?&quot;;1)))" office:value-type="float" office:value="1" calcext:value-type="float">
            <text:p>1</text:p>
          </table:table-cell>
          <table:table-cell table:formula="of:=IF([$Data.CP13]=&quot;&quot;;0;(IF([$Data.CP13]=&quot;?&quot;;&quot;?&quot;;1)))" office:value-type="float" office:value="0" calcext:value-type="float">
            <text:p>0</text:p>
          </table:table-cell>
          <table:table-cell table:formula="of:=IF([$Data.CQ13]=&quot;&quot;;0;(IF([$Data.CQ13]=&quot;?&quot;;&quot;?&quot;;1)))" office:value-type="float" office:value="0" calcext:value-type="float">
            <text:p>0</text:p>
          </table:table-cell>
          <table:table-cell table:formula="of:=IF([$Data.CR13]=&quot;&quot;;0;(IF([$Data.CR13]=&quot;?&quot;;&quot;?&quot;;1)))" office:value-type="float" office:value="0" calcext:value-type="float">
            <text:p>0</text:p>
          </table:table-cell>
          <table:table-cell table:formula="of:=IF([$Data.CS13]=&quot;&quot;;0;(IF([$Data.CS13]=&quot;?&quot;;&quot;?&quot;;1)))" office:value-type="float" office:value="0" calcext:value-type="float">
            <text:p>0</text:p>
          </table:table-cell>
          <table:table-cell table:formula="of:=IF([$Data.CT13]=&quot;&quot;;0;(IF([$Data.CT13]=&quot;?&quot;;&quot;?&quot;;1)))" office:value-type="float" office:value="0" calcext:value-type="float">
            <text:p>0</text:p>
          </table:table-cell>
          <table:table-cell table:formula="of:=IF([$Data.CU13]=&quot;&quot;;0;(IF([$Data.CU13]=&quot;?&quot;;&quot;?&quot;;1)))" office:value-type="float" office:value="1" calcext:value-type="float">
            <text:p>1</text:p>
          </table:table-cell>
          <table:table-cell table:formula="of:=IF([$Data.CV13]=&quot;&quot;;0;(IF([$Data.CV13]=&quot;?&quot;;&quot;?&quot;;1)))" office:value-type="float" office:value="0" calcext:value-type="float">
            <text:p>0</text:p>
          </table:table-cell>
          <table:table-cell table:formula="of:=IF([$Data.CW13]=&quot;&quot;;0;(IF([$Data.CW13]=&quot;?&quot;;&quot;?&quot;;1)))" office:value-type="float" office:value="0" calcext:value-type="float">
            <text:p>0</text:p>
          </table:table-cell>
          <table:table-cell table:formula="of:=IF([$Data.CX13]=&quot;&quot;;0;(IF([$Data.CX13]=&quot;?&quot;;&quot;?&quot;;1)))" office:value-type="float" office:value="0" calcext:value-type="float">
            <text:p>0</text:p>
          </table:table-cell>
          <table:table-cell table:formula="of:=IF([$Data.CY13]=&quot;&quot;;0;(IF([$Data.CY13]=&quot;?&quot;;&quot;?&quot;;1)))" office:value-type="float" office:value="0" calcext:value-type="float">
            <text:p>0</text:p>
          </table:table-cell>
          <table:table-cell table:formula="of:=IF([$Data.CZ13]=&quot;&quot;;0;(IF([$Data.CZ13]=&quot;?&quot;;&quot;?&quot;;1)))" office:value-type="float" office:value="0" calcext:value-type="float">
            <text:p>0</text:p>
          </table:table-cell>
          <table:table-cell table:formula="of:=IF([$Data.DA13]=&quot;&quot;;0;(IF([$Data.DA13]=&quot;?&quot;;&quot;?&quot;;1)))" office:value-type="float" office:value="1" calcext:value-type="float">
            <text:p>1</text:p>
          </table:table-cell>
          <table:table-cell table:formula="of:=IF([$Data.DB13]=&quot;&quot;;0;(IF([$Data.DB13]=&quot;?&quot;;&quot;?&quot;;1)))" office:value-type="float" office:value="1" calcext:value-type="float">
            <text:p>1</text:p>
          </table:table-cell>
          <table:table-cell table:formula="of:=IF([$Data.DC13]=&quot;&quot;;0;(IF([$Data.DC13]=&quot;?&quot;;&quot;?&quot;;1)))" office:value-type="float" office:value="0" calcext:value-type="float">
            <text:p>0</text:p>
          </table:table-cell>
          <table:table-cell table:formula="of:=IF([$Data.DD13]=&quot;&quot;;0;(IF([$Data.DD13]=&quot;?&quot;;&quot;?&quot;;1)))" office:value-type="float" office:value="0" calcext:value-type="float">
            <text:p>0</text:p>
          </table:table-cell>
          <table:table-cell table:formula="of:=IF([$Data.DE13]=&quot;&quot;;0;(IF([$Data.DE13]=&quot;?&quot;;&quot;?&quot;;1)))" office:value-type="float" office:value="1" calcext:value-type="float">
            <text:p>1</text:p>
          </table:table-cell>
          <table:table-cell table:formula="of:=IF([$Data.DF13]=&quot;&quot;;0;(IF([$Data.DF13]=&quot;?&quot;;&quot;?&quot;;1)))" office:value-type="float" office:value="1" calcext:value-type="float">
            <text:p>1</text:p>
          </table:table-cell>
          <table:table-cell table:formula="of:=IF([$Data.DG13]=&quot;&quot;;0;(IF([$Data.DG13]=&quot;?&quot;;&quot;?&quot;;1)))" office:value-type="float" office:value="1" calcext:value-type="float">
            <text:p>1</text:p>
          </table:table-cell>
          <table:table-cell table:formula="of:=IF([$Data.DH13]=&quot;&quot;;0;(IF([$Data.DH13]=&quot;?&quot;;&quot;?&quot;;1)))" office:value-type="float" office:value="1" calcext:value-type="float">
            <text:p>1</text:p>
          </table:table-cell>
          <table:table-cell table:formula="of:=IF([$Data.DI13]=&quot;&quot;;0;(IF([$Data.DI13]=&quot;?&quot;;&quot;?&quot;;1)))" office:value-type="float" office:value="1" calcext:value-type="float">
            <text:p>1</text:p>
          </table:table-cell>
          <table:table-cell table:formula="of:=IF([$Data.DJ13]=&quot;&quot;;0;(IF([$Data.DJ13]=&quot;?&quot;;&quot;?&quot;;1)))" office:value-type="float" office:value="0" calcext:value-type="float">
            <text:p>0</text:p>
          </table:table-cell>
          <table:table-cell table:formula="of:=IF([$Data.DK13]=&quot;&quot;;0;(IF([$Data.DK13]=&quot;?&quot;;&quot;?&quot;;1)))" office:value-type="float" office:value="1" calcext:value-type="float">
            <text:p>1</text:p>
          </table:table-cell>
          <table:table-cell table:formula="of:=IF([$Data.DL13]=&quot;&quot;;0;(IF([$Data.DL13]=&quot;?&quot;;&quot;?&quot;;1)))" office:value-type="float" office:value="1" calcext:value-type="float">
            <text:p>1</text:p>
          </table:table-cell>
          <table:table-cell table:formula="of:=IF([$Data.DM13]=&quot;&quot;;0;(IF([$Data.DM13]=&quot;?&quot;;&quot;?&quot;;1)))" office:value-type="float" office:value="1" calcext:value-type="float">
            <text:p>1</text:p>
          </table:table-cell>
          <table:table-cell table:formula="of:=IF([$Data.DN13]=&quot;&quot;;0;(IF([$Data.DN13]=&quot;?&quot;;&quot;?&quot;;1)))" office:value-type="float" office:value="0" calcext:value-type="float">
            <text:p>0</text:p>
          </table:table-cell>
          <table:table-cell table:formula="of:=IF([$Data.DO13]=&quot;&quot;;0;(IF([$Data.DO13]=&quot;?&quot;;&quot;?&quot;;1)))" office:value-type="float" office:value="1" calcext:value-type="float">
            <text:p>1</text:p>
          </table:table-cell>
          <table:table-cell table:formula="of:=IF([$Data.DP13]=&quot;&quot;;0;(IF([$Data.DP13]=&quot;?&quot;;&quot;?&quot;;1)))" office:value-type="float" office:value="1" calcext:value-type="float">
            <text:p>1</text:p>
          </table:table-cell>
          <table:table-cell table:formula="of:=IF([$Data.DQ13]=&quot;&quot;;0;(IF([$Data.DQ13]=&quot;?&quot;;&quot;?&quot;;1)))" office:value-type="float" office:value="0" calcext:value-type="float">
            <text:p>0</text:p>
          </table:table-cell>
          <table:table-cell table:formula="of:=IF([$Data.DR13]=&quot;&quot;;0;(IF([$Data.DR13]=&quot;?&quot;;&quot;?&quot;;1)))" office:value-type="float" office:value="0" calcext:value-type="float">
            <text:p>0</text:p>
          </table:table-cell>
          <table:table-cell table:formula="of:=IF([$Data.DS13]=&quot;&quot;;0;(IF([$Data.DS13]=&quot;?&quot;;&quot;?&quot;;1)))" office:value-type="float" office:value="0" calcext:value-type="float">
            <text:p>0</text:p>
          </table:table-cell>
          <table:table-cell table:formula="of:=IF([$Data.DT13]=&quot;&quot;;0;(IF([$Data.DT13]=&quot;?&quot;;&quot;?&quot;;1)))" office:value-type="float" office:value="1" calcext:value-type="float">
            <text:p>1</text:p>
          </table:table-cell>
          <table:table-cell table:formula="of:=IF([$Data.DU13]=&quot;&quot;;0;(IF([$Data.DU13]=&quot;?&quot;;&quot;?&quot;;1)))" office:value-type="float" office:value="0" calcext:value-type="float">
            <text:p>0</text:p>
          </table:table-cell>
          <table:table-cell table:formula="of:=IF([$Data.DV13]=&quot;&quot;;0;(IF([$Data.DV13]=&quot;?&quot;;&quot;?&quot;;1)))" office:value-type="float" office:value="1" calcext:value-type="float">
            <text:p>1</text:p>
          </table:table-cell>
          <table:table-cell table:formula="of:=IF([$Data.DW13]=&quot;&quot;;0;(IF([$Data.DW13]=&quot;?&quot;;&quot;?&quot;;1)))" office:value-type="float" office:value="0" calcext:value-type="float">
            <text:p>0</text:p>
          </table:table-cell>
          <table:table-cell table:formula="of:=IF([$Data.DX13]=&quot;&quot;;0;(IF([$Data.DX13]=&quot;?&quot;;&quot;?&quot;;1)))" office:value-type="float" office:value="0" calcext:value-type="float">
            <text:p>0</text:p>
          </table:table-cell>
          <table:table-cell table:formula="of:=IF([$Data.DY13]=&quot;&quot;;0;(IF([$Data.DY13]=&quot;?&quot;;&quot;?&quot;;1)))" office:value-type="float" office:value="0" calcext:value-type="float">
            <text:p>0</text:p>
          </table:table-cell>
          <table:table-cell table:formula="of:=IF([$Data.DZ13]=&quot;&quot;;0;(IF([$Data.DZ13]=&quot;?&quot;;&quot;?&quot;;1)))" office:value-type="float" office:value="1" calcext:value-type="float">
            <text:p>1</text:p>
          </table:table-cell>
          <table:table-cell table:formula="of:=IF([$Data.EA13]=&quot;&quot;;0;(IF([$Data.EA13]=&quot;?&quot;;&quot;?&quot;;1)))" office:value-type="float" office:value="0" calcext:value-type="float">
            <text:p>0</text:p>
          </table:table-cell>
          <table:table-cell table:formula="of:=IF([$Data.EB13]=&quot;&quot;;0;(IF([$Data.EB13]=&quot;?&quot;;&quot;?&quot;;1)))" office:value-type="float" office:value="0" calcext:value-type="float">
            <text:p>0</text:p>
          </table:table-cell>
          <table:table-cell table:formula="of:=IF([$Data.EC13]=&quot;&quot;;0;(IF([$Data.EC13]=&quot;?&quot;;&quot;?&quot;;1)))" office:value-type="float" office:value="0" calcext:value-type="float">
            <text:p>0</text:p>
          </table:table-cell>
          <table:table-cell table:formula="of:=IF([$Data.ED13]=&quot;&quot;;0;(IF([$Data.ED13]=&quot;?&quot;;&quot;?&quot;;1)))" office:value-type="float" office:value="0" calcext:value-type="float">
            <text:p>0</text:p>
          </table:table-cell>
          <table:table-cell table:formula="of:=IF([$Data.EE13]=&quot;&quot;;0;(IF([$Data.EE13]=&quot;?&quot;;&quot;?&quot;;1)))" office:value-type="float" office:value="1" calcext:value-type="float">
            <text:p>1</text:p>
          </table:table-cell>
          <table:table-cell table:formula="of:=IF([$Data.EF13]=&quot;&quot;;0;(IF([$Data.EF13]=&quot;?&quot;;&quot;?&quot;;1)))" office:value-type="float" office:value="0" calcext:value-type="float">
            <text:p>0</text:p>
          </table:table-cell>
          <table:table-cell table:formula="of:=IF([$Data.EG13]=&quot;&quot;;0;(IF([$Data.EG13]=&quot;?&quot;;&quot;?&quot;;1)))" office:value-type="float" office:value="1" calcext:value-type="float">
            <text:p>1</text:p>
          </table:table-cell>
          <table:table-cell table:formula="of:=IF([$Data.EH13]=&quot;&quot;;0;(IF([$Data.EH13]=&quot;?&quot;;&quot;?&quot;;1)))" office:value-type="float" office:value="0" calcext:value-type="float">
            <text:p>0</text:p>
          </table:table-cell>
          <table:table-cell table:formula="of:=IF([$Data.EI13]=&quot;&quot;;0;(IF([$Data.EI13]=&quot;?&quot;;&quot;?&quot;;1)))" office:value-type="float" office:value="0" calcext:value-type="float">
            <text:p>0</text:p>
          </table:table-cell>
          <table:table-cell table:formula="of:=IF([$Data.EJ13]=&quot;&quot;;0;(IF([$Data.EJ13]=&quot;?&quot;;&quot;?&quot;;1)))" office:value-type="float" office:value="1" calcext:value-type="float">
            <text:p>1</text:p>
          </table:table-cell>
          <table:table-cell table:formula="of:=IF([$Data.EK13]=&quot;&quot;;0;(IF([$Data.EK13]=&quot;?&quot;;&quot;?&quot;;1)))" office:value-type="float" office:value="1" calcext:value-type="float">
            <text:p>1</text:p>
          </table:table-cell>
          <table:table-cell table:formula="of:=IF([$Data.EL13]=&quot;&quot;;0;(IF([$Data.EL13]=&quot;?&quot;;&quot;?&quot;;1)))" office:value-type="float" office:value="0" calcext:value-type="float">
            <text:p>0</text:p>
          </table:table-cell>
          <table:table-cell table:formula="of:=IF([$Data.EM13]=&quot;&quot;;0;(IF([$Data.EM13]=&quot;?&quot;;&quot;?&quot;;1)))" office:value-type="float" office:value="0" calcext:value-type="float">
            <text:p>0</text:p>
          </table:table-cell>
          <table:table-cell table:formula="of:=IF([$Data.EN13]=&quot;&quot;;0;(IF([$Data.EN13]=&quot;?&quot;;&quot;?&quot;;1)))" office:value-type="float" office:value="0" calcext:value-type="float">
            <text:p>0</text:p>
          </table:table-cell>
          <table:table-cell table:formula="of:=IF([$Data.EO13]=&quot;&quot;;0;(IF([$Data.EO13]=&quot;?&quot;;&quot;?&quot;;1)))" office:value-type="float" office:value="0" calcext:value-type="float">
            <text:p>0</text:p>
          </table:table-cell>
          <table:table-cell table:formula="of:=IF([$Data.EP13]=&quot;&quot;;0;(IF([$Data.EP13]=&quot;?&quot;;&quot;?&quot;;1)))" office:value-type="float" office:value="0" calcext:value-type="float">
            <text:p>0</text:p>
          </table:table-cell>
          <table:table-cell table:formula="of:=IF([$Data.EQ13]=&quot;&quot;;0;(IF([$Data.EQ13]=&quot;?&quot;;&quot;?&quot;;1)))" office:value-type="float" office:value="0" calcext:value-type="float">
            <text:p>0</text:p>
          </table:table-cell>
          <table:table-cell table:formula="of:=IF([$Data.ER13]=&quot;&quot;;0;(IF([$Data.ER13]=&quot;?&quot;;&quot;?&quot;;1)))" office:value-type="float" office:value="0" calcext:value-type="float">
            <text:p>0</text:p>
          </table:table-cell>
          <table:table-cell table:formula="of:=IF([$Data.ES13]=&quot;&quot;;0;(IF([$Data.ES13]=&quot;?&quot;;&quot;?&quot;;1)))" office:value-type="float" office:value="0" calcext:value-type="float">
            <text:p>0</text:p>
          </table:table-cell>
          <table:table-cell table:formula="of:=IF([$Data.ET13]=&quot;&quot;;0;(IF([$Data.ET13]=&quot;?&quot;;&quot;?&quot;;1)))" office:value-type="float" office:value="0" calcext:value-type="float">
            <text:p>0</text:p>
          </table:table-cell>
          <table:table-cell table:formula="of:=IF([$Data.EU13]=&quot;&quot;;0;(IF([$Data.EU13]=&quot;?&quot;;&quot;?&quot;;1)))" office:value-type="float" office:value="0" calcext:value-type="float">
            <text:p>0</text:p>
          </table:table-cell>
          <table:table-cell table:formula="of:=IF([$Data.EV13]=&quot;&quot;;0;(IF([$Data.EV13]=&quot;?&quot;;&quot;?&quot;;1)))" office:value-type="float" office:value="0" calcext:value-type="float">
            <text:p>0</text:p>
          </table:table-cell>
          <table:table-cell table:formula="of:=IF([$Data.EW13]=&quot;&quot;;0;(IF([$Data.EW13]=&quot;?&quot;;&quot;?&quot;;1)))" office:value-type="float" office:value="0" calcext:value-type="float">
            <text:p>0</text:p>
          </table:table-cell>
          <table:table-cell table:formula="of:=IF([$Data.EX13]=&quot;&quot;;0;(IF([$Data.EX13]=&quot;?&quot;;&quot;?&quot;;1)))" office:value-type="float" office:value="0" calcext:value-type="float">
            <text:p>0</text:p>
          </table:table-cell>
          <table:table-cell table:formula="of:=IF([$Data.EY13]=&quot;&quot;;0;(IF([$Data.EY13]=&quot;?&quot;;&quot;?&quot;;1)))" office:value-type="float" office:value="0" calcext:value-type="float">
            <text:p>0</text:p>
          </table:table-cell>
          <table:table-cell table:formula="of:=IF([$Data.EZ13]=&quot;&quot;;0;(IF([$Data.EZ13]=&quot;?&quot;;&quot;?&quot;;1)))" office:value-type="float" office:value="0" calcext:value-type="float">
            <text:p>0</text:p>
          </table:table-cell>
          <table:table-cell table:formula="of:=IF([$Data.FA13]=&quot;&quot;;0;(IF([$Data.FA13]=&quot;?&quot;;&quot;?&quot;;1)))" office:value-type="float" office:value="0" calcext:value-type="float">
            <text:p>0</text:p>
          </table:table-cell>
          <table:table-cell table:formula="of:=IF([$Data.FB13]=&quot;&quot;;0;(IF([$Data.FB13]=&quot;?&quot;;&quot;?&quot;;1)))" office:value-type="float" office:value="0" calcext:value-type="float">
            <text:p>0</text:p>
          </table:table-cell>
          <table:table-cell table:formula="of:=IF([$Data.FC13]=&quot;&quot;;0;(IF([$Data.FC13]=&quot;?&quot;;&quot;?&quot;;1)))" office:value-type="float" office:value="0" calcext:value-type="float">
            <text:p>0</text:p>
          </table:table-cell>
          <table:table-cell table:formula="of:=IF([$Data.FD13]=&quot;&quot;;0;(IF([$Data.FD13]=&quot;?&quot;;&quot;?&quot;;1)))" office:value-type="float" office:value="0" calcext:value-type="float">
            <text:p>0</text:p>
          </table:table-cell>
          <table:table-cell table:formula="of:=IF([$Data.FE13]=&quot;&quot;;0;(IF([$Data.FE13]=&quot;?&quot;;&quot;?&quot;;1)))" office:value-type="float" office:value="0" calcext:value-type="float">
            <text:p>0</text:p>
          </table:table-cell>
          <table:table-cell table:formula="of:=IF([$Data.FF13]=&quot;&quot;;0;(IF([$Data.FF13]=&quot;?&quot;;&quot;?&quot;;1)))" office:value-type="float" office:value="0" calcext:value-type="float">
            <text:p>0</text:p>
          </table:table-cell>
          <table:table-cell table:formula="of:=IF([$Data.FG13]=&quot;&quot;;0;(IF([$Data.FG13]=&quot;?&quot;;&quot;?&quot;;1)))" office:value-type="float" office:value="0" calcext:value-type="float">
            <text:p>0</text:p>
          </table:table-cell>
          <table:table-cell table:formula="of:=IF([$Data.FH13]=&quot;&quot;;0;(IF([$Data.FH13]=&quot;?&quot;;&quot;?&quot;;1)))" office:value-type="float" office:value="0" calcext:value-type="float">
            <text:p>0</text:p>
          </table:table-cell>
          <table:table-cell table:formula="of:=IF([$Data.FI13]=&quot;&quot;;0;(IF([$Data.FI13]=&quot;?&quot;;&quot;?&quot;;1)))" office:value-type="float" office:value="0" calcext:value-type="float">
            <text:p>0</text:p>
          </table:table-cell>
          <table:table-cell table:formula="of:=IF([$Data.FJ13]=&quot;&quot;;0;(IF([$Data.FJ13]=&quot;?&quot;;&quot;?&quot;;1)))" office:value-type="float" office:value="0" calcext:value-type="float">
            <text:p>0</text:p>
          </table:table-cell>
          <table:table-cell table:formula="of:=IF([$Data.FK13]=&quot;&quot;;0;(IF([$Data.FK13]=&quot;?&quot;;&quot;?&quot;;1)))" office:value-type="float" office:value="0" calcext:value-type="float">
            <text:p>0</text:p>
          </table:table-cell>
          <table:table-cell table:formula="of:=IF([$Data.FL13]=&quot;&quot;;0;(IF([$Data.FL13]=&quot;?&quot;;&quot;?&quot;;1)))" office:value-type="float" office:value="0" calcext:value-type="float">
            <text:p>0</text:p>
          </table:table-cell>
          <table:table-cell table:formula="of:=IF([$Data.FM13]=&quot;&quot;;0;(IF([$Data.FM13]=&quot;?&quot;;&quot;?&quot;;1)))" office:value-type="float" office:value="0" calcext:value-type="float">
            <text:p>0</text:p>
          </table:table-cell>
          <table:table-cell table:formula="of:=IF([$Data.FN13]=&quot;&quot;;0;(IF([$Data.FN13]=&quot;?&quot;;&quot;?&quot;;1)))" office:value-type="float" office:value="0" calcext:value-type="float">
            <text:p>0</text:p>
          </table:table-cell>
          <table:table-cell table:formula="of:=IF([$Data.FO13]=&quot;&quot;;0;(IF([$Data.FO13]=&quot;?&quot;;&quot;?&quot;;1)))" office:value-type="float" office:value="1" calcext:value-type="float">
            <text:p>1</text:p>
          </table:table-cell>
          <table:table-cell table:formula="of:=IF([$Data.FP13]=&quot;&quot;;0;(IF([$Data.FP13]=&quot;?&quot;;&quot;?&quot;;1)))" office:value-type="float" office:value="1" calcext:value-type="float">
            <text:p>1</text:p>
          </table:table-cell>
          <table:table-cell table:formula="of:=IF([$Data.FQ13]=&quot;&quot;;0;(IF([$Data.FQ13]=&quot;?&quot;;&quot;?&quot;;1)))" office:value-type="float" office:value="1" calcext:value-type="float">
            <text:p>1</text:p>
          </table:table-cell>
          <table:table-cell table:formula="of:=IF([$Data.FR13]=&quot;&quot;;0;(IF([$Data.FR13]=&quot;?&quot;;&quot;?&quot;;1)))" office:value-type="float" office:value="1" calcext:value-type="float">
            <text:p>1</text:p>
          </table:table-cell>
          <table:table-cell table:formula="of:=IF([$Data.FS13]=&quot;&quot;;0;(IF([$Data.FS13]=&quot;?&quot;;&quot;?&quot;;1)))" office:value-type="float" office:value="0" calcext:value-type="float">
            <text:p>0</text:p>
          </table:table-cell>
          <table:table-cell table:formula="of:=IF([$Data.FT13]=&quot;&quot;;0;(IF([$Data.FT13]=&quot;?&quot;;&quot;?&quot;;1)))" office:value-type="float" office:value="1" calcext:value-type="float">
            <text:p>1</text:p>
          </table:table-cell>
          <table:table-cell table:formula="of:=IF([$Data.FU13]=&quot;&quot;;0;(IF([$Data.FU13]=&quot;?&quot;;&quot;?&quot;;1)))" office:value-type="float" office:value="0" calcext:value-type="float">
            <text:p>0</text:p>
          </table:table-cell>
          <table:table-cell table:formula="of:=IF([$Data.FV13]=&quot;&quot;;0;(IF([$Data.FV13]=&quot;?&quot;;&quot;?&quot;;1)))" office:value-type="float" office:value="1" calcext:value-type="float">
            <text:p>1</text:p>
          </table:table-cell>
          <table:table-cell table:formula="of:=IF([$Data.FW13]=&quot;&quot;;0;(IF([$Data.FW13]=&quot;?&quot;;&quot;?&quot;;1)))" office:value-type="float" office:value="0" calcext:value-type="float">
            <text:p>0</text:p>
          </table:table-cell>
          <table:table-cell table:formula="of:=IF([$Data.FX13]=&quot;&quot;;0;(IF([$Data.FX13]=&quot;?&quot;;&quot;?&quot;;1)))" office:value-type="float" office:value="1" calcext:value-type="float">
            <text:p>1</text:p>
          </table:table-cell>
          <table:table-cell table:formula="of:=IF([$Data.FY13]=&quot;&quot;;0;(IF([$Data.FY13]=&quot;?&quot;;&quot;?&quot;;1)))" office:value-type="float" office:value="1" calcext:value-type="float">
            <text:p>1</text:p>
          </table:table-cell>
          <table:table-cell table:formula="of:=IF([$Data.FZ13]=&quot;&quot;;0;(IF([$Data.FZ13]=&quot;?&quot;;&quot;?&quot;;1)))" office:value-type="float" office:value="0" calcext:value-type="float">
            <text:p>0</text:p>
          </table:table-cell>
          <table:table-cell table:formula="of:=IF([$Data.GA13]=&quot;&quot;;0;(IF([$Data.GA13]=&quot;?&quot;;&quot;?&quot;;1)))" office:value-type="float" office:value="0" calcext:value-type="float">
            <text:p>0</text:p>
          </table:table-cell>
          <table:table-cell table:formula="of:=IF([$Data.GB13]=&quot;&quot;;0;(IF([$Data.GB13]=&quot;?&quot;;&quot;?&quot;;1)))" office:value-type="float" office:value="0" calcext:value-type="float">
            <text:p>0</text:p>
          </table:table-cell>
          <table:table-cell table:formula="of:=IF([$Data.GC13]=&quot;&quot;;0;(IF([$Data.GC13]=&quot;?&quot;;&quot;?&quot;;1)))" office:value-type="float" office:value="1" calcext:value-type="float">
            <text:p>1</text:p>
          </table:table-cell>
          <table:table-cell table:formula="of:=IF([$Data.GD13]=&quot;&quot;;0;(IF([$Data.GD13]=&quot;?&quot;;&quot;?&quot;;1)))" office:value-type="float" office:value="0" calcext:value-type="float">
            <text:p>0</text:p>
          </table:table-cell>
          <table:table-cell table:formula="of:=IF([$Data.GE13]=&quot;&quot;;0;(IF([$Data.GE13]=&quot;?&quot;;&quot;?&quot;;1)))" office:value-type="float" office:value="1" calcext:value-type="float">
            <text:p>1</text:p>
          </table:table-cell>
          <table:table-cell table:formula="of:=IF([$Data.GF13]=&quot;&quot;;0;(IF([$Data.GF13]=&quot;?&quot;;&quot;?&quot;;1)))" office:value-type="float" office:value="1" calcext:value-type="float">
            <text:p>1</text:p>
          </table:table-cell>
          <table:table-cell table:formula="of:=IF([$Data.GG13]=&quot;&quot;;0;(IF([$Data.GG13]=&quot;?&quot;;&quot;?&quot;;1)))" office:value-type="float" office:value="0" calcext:value-type="float">
            <text:p>0</text:p>
          </table:table-cell>
          <table:table-cell table:formula="of:=IF([$Data.GH13]=&quot;&quot;;0;(IF([$Data.GH13]=&quot;?&quot;;&quot;?&quot;;1)))" office:value-type="float" office:value="0" calcext:value-type="float">
            <text:p>0</text:p>
          </table:table-cell>
          <table:table-cell table:formula="of:=IF([$Data.GI13]=&quot;&quot;;0;(IF([$Data.GI13]=&quot;?&quot;;&quot;?&quot;;1)))" office:value-type="float" office:value="1" calcext:value-type="float">
            <text:p>1</text:p>
          </table:table-cell>
          <table:table-cell table:formula="of:=IF([$Data.GJ13]=&quot;&quot;;0;(IF([$Data.GJ13]=&quot;?&quot;;&quot;?&quot;;1)))" office:value-type="float" office:value="0" calcext:value-type="float">
            <text:p>0</text:p>
          </table:table-cell>
          <table:table-cell table:formula="of:=IF([$Data.GK13]=&quot;&quot;;0;(IF([$Data.GK13]=&quot;?&quot;;&quot;?&quot;;1)))" office:value-type="float" office:value="0" calcext:value-type="float">
            <text:p>0</text:p>
          </table:table-cell>
          <table:table-cell table:formula="of:=IF([$Data.GL13]=&quot;&quot;;0;(IF([$Data.GL13]=&quot;?&quot;;&quot;?&quot;;1)))" office:value-type="float" office:value="0" calcext:value-type="float">
            <text:p>0</text:p>
          </table:table-cell>
          <table:table-cell table:formula="of:=IF([$Data.GM13]=&quot;&quot;;0;(IF([$Data.GM13]=&quot;?&quot;;&quot;?&quot;;1)))" office:value-type="float" office:value="1" calcext:value-type="float">
            <text:p>1</text:p>
          </table:table-cell>
          <table:table-cell table:formula="of:=IF([$Data.GN13]=&quot;&quot;;0;(IF([$Data.GN13]=&quot;?&quot;;&quot;?&quot;;1)))" office:value-type="float" office:value="0" calcext:value-type="float">
            <text:p>0</text:p>
          </table:table-cell>
          <table:table-cell table:formula="of:=IF([$Data.GO13]=&quot;&quot;;0;(IF([$Data.GO13]=&quot;?&quot;;&quot;?&quot;;1)))" office:value-type="float" office:value="1" calcext:value-type="float">
            <text:p>1</text:p>
          </table:table-cell>
          <table:table-cell table:formula="of:=IF([$Data.GP13]=&quot;&quot;;0;(IF([$Data.GP13]=&quot;?&quot;;&quot;?&quot;;1)))" office:value-type="float" office:value="0" calcext:value-type="float">
            <text:p>0</text:p>
          </table:table-cell>
          <table:table-cell table:formula="of:=IF([$Data.GQ13]=&quot;&quot;;0;(IF([$Data.GQ13]=&quot;?&quot;;&quot;?&quot;;1)))" office:value-type="float" office:value="1" calcext:value-type="float">
            <text:p>1</text:p>
          </table:table-cell>
          <table:table-cell table:formula="of:=IF([$Data.GR13]=&quot;&quot;;0;(IF([$Data.GR13]=&quot;?&quot;;&quot;?&quot;;1)))" office:value-type="float" office:value="1" calcext:value-type="float">
            <text:p>1</text:p>
          </table:table-cell>
          <table:table-cell table:formula="of:=IF([$Data.GS13]=&quot;&quot;;0;(IF([$Data.GS13]=&quot;?&quot;;&quot;?&quot;;1)))" office:value-type="float" office:value="0" calcext:value-type="float">
            <text:p>0</text:p>
          </table:table-cell>
          <table:table-cell table:formula="of:=IF([$Data.GT13]=&quot;&quot;;0;(IF([$Data.GT13]=&quot;?&quot;;&quot;?&quot;;1)))" office:value-type="float" office:value="0" calcext:value-type="float">
            <text:p>0</text:p>
          </table:table-cell>
          <table:table-cell table:formula="of:=IF([$Data.GU13]=&quot;&quot;;0;(IF([$Data.GU13]=&quot;?&quot;;&quot;?&quot;;1)))" office:value-type="float" office:value="1" calcext:value-type="float">
            <text:p>1</text:p>
          </table:table-cell>
          <table:table-cell table:formula="of:=IF([$Data.GV13]=&quot;&quot;;0;(IF([$Data.GV13]=&quot;?&quot;;&quot;?&quot;;1)))" office:value-type="float" office:value="0" calcext:value-type="float">
            <text:p>0</text:p>
          </table:table-cell>
          <table:table-cell table:formula="of:=IF([$Data.GW13]=&quot;&quot;;0;(IF([$Data.GW13]=&quot;?&quot;;&quot;?&quot;;1)))" office:value-type="float" office:value="1" calcext:value-type="float">
            <text:p>1</text:p>
          </table:table-cell>
          <table:table-cell table:formula="of:=IF([$Data.GX13]=&quot;&quot;;0;(IF([$Data.GX13]=&quot;?&quot;;&quot;?&quot;;1)))" office:value-type="float" office:value="1" calcext:value-type="float">
            <text:p>1</text:p>
          </table:table-cell>
          <table:table-cell table:formula="of:=IF([$Data.GY13]=&quot;&quot;;0;(IF([$Data.GY13]=&quot;?&quot;;&quot;?&quot;;1)))" office:value-type="float" office:value="0" calcext:value-type="float">
            <text:p>0</text:p>
          </table:table-cell>
          <table:table-cell table:formula="of:=IF([$Data.GZ13]=&quot;&quot;;0;(IF([$Data.GZ13]=&quot;?&quot;;&quot;?&quot;;1)))" office:value-type="float" office:value="0" calcext:value-type="float">
            <text:p>0</text:p>
          </table:table-cell>
          <table:table-cell table:formula="of:=IF([$Data.HA13]=&quot;&quot;;0;(IF([$Data.HA13]=&quot;?&quot;;&quot;?&quot;;1)))" office:value-type="float" office:value="1" calcext:value-type="float">
            <text:p>1</text:p>
          </table:table-cell>
          <table:table-cell table:formula="of:=IF([$Data.HB13]=&quot;&quot;;0;(IF([$Data.HB13]=&quot;?&quot;;&quot;?&quot;;1)))" office:value-type="float" office:value="0" calcext:value-type="float">
            <text:p>0</text:p>
          </table:table-cell>
          <table:table-cell table:formula="of:=IF([$Data.HC13]=&quot;&quot;;0;(IF([$Data.HC13]=&quot;?&quot;;&quot;?&quot;;1)))" office:value-type="float" office:value="0" calcext:value-type="float">
            <text:p>0</text:p>
          </table:table-cell>
          <table:table-cell table:formula="of:=IF([$Data.HD13]=&quot;&quot;;0;(IF([$Data.HD13]=&quot;?&quot;;&quot;?&quot;;1)))" office:value-type="float" office:value="0" calcext:value-type="float">
            <text:p>0</text:p>
          </table:table-cell>
          <table:table-cell table:formula="of:=IF([$Data.HE13]=&quot;&quot;;0;(IF([$Data.HE13]=&quot;?&quot;;&quot;?&quot;;1)))" office:value-type="float" office:value="0" calcext:value-type="float">
            <text:p>0</text:p>
          </table:table-cell>
          <table:table-cell table:formula="of:=IF([$Data.HF13]=&quot;&quot;;0;(IF([$Data.HF13]=&quot;?&quot;;&quot;?&quot;;1)))" office:value-type="float" office:value="1" calcext:value-type="float">
            <text:p>1</text:p>
          </table:table-cell>
          <table:table-cell table:formula="of:=IF([$Data.HG13]=&quot;&quot;;0;(IF([$Data.HG13]=&quot;?&quot;;&quot;?&quot;;1)))" office:value-type="float" office:value="1" calcext:value-type="float">
            <text:p>1</text:p>
          </table:table-cell>
          <table:table-cell table:formula="of:=IF([$Data.HH13]=&quot;&quot;;0;(IF([$Data.HH13]=&quot;?&quot;;&quot;?&quot;;1)))" office:value-type="float" office:value="0" calcext:value-type="float">
            <text:p>0</text:p>
          </table:table-cell>
          <table:table-cell table:formula="of:=IF([$Data.HI13]=&quot;&quot;;0;(IF([$Data.HI13]=&quot;?&quot;;&quot;?&quot;;1)))" office:value-type="float" office:value="1" calcext:value-type="float">
            <text:p>1</text:p>
          </table:table-cell>
          <table:table-cell table:formula="of:=IF([$Data.HJ13]=&quot;&quot;;0;(IF([$Data.HJ13]=&quot;?&quot;;&quot;?&quot;;1)))" office:value-type="float" office:value="0" calcext:value-type="float">
            <text:p>0</text:p>
          </table:table-cell>
          <table:table-cell table:formula="of:=IF([$Data.HK13]=&quot;&quot;;0;(IF([$Data.HK13]=&quot;?&quot;;&quot;?&quot;;1)))" office:value-type="float" office:value="0" calcext:value-type="float">
            <text:p>0</text:p>
          </table:table-cell>
          <table:table-cell table:formula="of:=IF([$Data.HL13]=&quot;&quot;;0;(IF([$Data.HL13]=&quot;?&quot;;&quot;?&quot;;1)))" office:value-type="float" office:value="0" calcext:value-type="float">
            <text:p>0</text:p>
          </table:table-cell>
          <table:table-cell table:formula="of:=IF([$Data.HM13]=&quot;&quot;;0;(IF([$Data.HM13]=&quot;?&quot;;&quot;?&quot;;1)))" office:value-type="float" office:value="1" calcext:value-type="float">
            <text:p>1</text:p>
          </table:table-cell>
          <table:table-cell table:formula="of:=IF([$Data.HN13]=&quot;&quot;;0;(IF([$Data.HN13]=&quot;?&quot;;&quot;?&quot;;1)))" office:value-type="float" office:value="0" calcext:value-type="float">
            <text:p>0</text:p>
          </table:table-cell>
          <table:table-cell table:formula="of:=IF([$Data.HO13]=&quot;&quot;;0;(IF([$Data.HO13]=&quot;?&quot;;&quot;?&quot;;1)))" office:value-type="float" office:value="1" calcext:value-type="float">
            <text:p>1</text:p>
          </table:table-cell>
          <table:table-cell table:formula="of:=IF([$Data.HP13]=&quot;&quot;;0;(IF([$Data.HP13]=&quot;?&quot;;&quot;?&quot;;1)))" office:value-type="float" office:value="0" calcext:value-type="float">
            <text:p>0</text:p>
          </table:table-cell>
          <table:table-cell table:formula="of:=IF([$Data.HQ13]=&quot;&quot;;0;(IF([$Data.HQ13]=&quot;?&quot;;&quot;?&quot;;1)))" office:value-type="float" office:value="1" calcext:value-type="float">
            <text:p>1</text:p>
          </table:table-cell>
          <table:table-cell table:formula="of:=IF([$Data.HR13]=&quot;&quot;;0;(IF([$Data.HR13]=&quot;?&quot;;&quot;?&quot;;1)))" office:value-type="float" office:value="0" calcext:value-type="float">
            <text:p>0</text:p>
          </table:table-cell>
          <table:table-cell table:formula="of:=IF([$Data.HS13]=&quot;&quot;;0;(IF([$Data.HS13]=&quot;?&quot;;&quot;?&quot;;1)))" office:value-type="float" office:value="1" calcext:value-type="float">
            <text:p>1</text:p>
          </table:table-cell>
          <table:table-cell table:formula="of:=IF([$Data.HT13]=&quot;&quot;;0;(IF([$Data.HT13]=&quot;?&quot;;&quot;?&quot;;1)))" office:value-type="float" office:value="1" calcext:value-type="float">
            <text:p>1</text:p>
          </table:table-cell>
          <table:table-cell table:formula="of:=IF([$Data.HU13]=&quot;&quot;;0;(IF([$Data.HU13]=&quot;?&quot;;&quot;?&quot;;1)))" office:value-type="float" office:value="1" calcext:value-type="float">
            <text:p>1</text:p>
          </table:table-cell>
          <table:table-cell table:formula="of:=IF([$Data.HV13]=&quot;&quot;;0;(IF([$Data.HV13]=&quot;?&quot;;&quot;?&quot;;1)))" office:value-type="float" office:value="0" calcext:value-type="float">
            <text:p>0</text:p>
          </table:table-cell>
          <table:table-cell table:formula="of:=IF([$Data.HW13]=&quot;&quot;;0;(IF([$Data.HW13]=&quot;?&quot;;&quot;?&quot;;1)))" office:value-type="float" office:value="0" calcext:value-type="float">
            <text:p>0</text:p>
          </table:table-cell>
          <table:table-cell table:formula="of:=IF([$Data.HX13]=&quot;&quot;;0;(IF([$Data.HX13]=&quot;?&quot;;&quot;?&quot;;1)))" office:value-type="float" office:value="0" calcext:value-type="float">
            <text:p>0</text:p>
          </table:table-cell>
          <table:table-cell table:formula="of:=IF([$Data.HY13]=&quot;&quot;;0;(IF([$Data.HY13]=&quot;?&quot;;&quot;?&quot;;1)))" office:value-type="float" office:value="1" calcext:value-type="float">
            <text:p>1</text:p>
          </table:table-cell>
          <table:table-cell table:formula="of:=IF([$Data.HZ13]=&quot;&quot;;0;(IF([$Data.HZ13]=&quot;?&quot;;&quot;?&quot;;1)))" office:value-type="float" office:value="0" calcext:value-type="float">
            <text:p>0</text:p>
          </table:table-cell>
          <table:table-cell table:formula="of:=IF([$Data.IA13]=&quot;&quot;;0;(IF([$Data.IA13]=&quot;?&quot;;&quot;?&quot;;1)))" office:value-type="float" office:value="0" calcext:value-type="float">
            <text:p>0</text:p>
          </table:table-cell>
          <table:table-cell table:formula="of:=IF([$Data.IB13]=&quot;&quot;;0;(IF([$Data.IB13]=&quot;?&quot;;&quot;?&quot;;1)))" office:value-type="float" office:value="0" calcext:value-type="float">
            <text:p>0</text:p>
          </table:table-cell>
          <table:table-cell table:formula="of:=IF([$Data.IC13]=&quot;&quot;;0;(IF([$Data.IC13]=&quot;?&quot;;&quot;?&quot;;1)))" office:value-type="float" office:value="0" calcext:value-type="float">
            <text:p>0</text:p>
          </table:table-cell>
          <table:table-cell table:formula="of:=IF([$Data.ID13]=&quot;&quot;;0;(IF([$Data.ID13]=&quot;?&quot;;&quot;?&quot;;1)))" office:value-type="float" office:value="1" calcext:value-type="float">
            <text:p>1</text:p>
          </table:table-cell>
          <table:table-cell table:formula="of:=IF([$Data.IE13]=&quot;&quot;;0;(IF([$Data.IE13]=&quot;?&quot;;&quot;?&quot;;1)))" office:value-type="float" office:value="1" calcext:value-type="float">
            <text:p>1</text:p>
          </table:table-cell>
          <table:table-cell table:formula="of:=IF([$Data.IF13]=&quot;&quot;;0;(IF([$Data.IF13]=&quot;?&quot;;&quot;?&quot;;1)))" office:value-type="float" office:value="0" calcext:value-type="float">
            <text:p>0</text:p>
          </table:table-cell>
          <table:table-cell table:formula="of:=IF([$Data.IG13]=&quot;&quot;;0;(IF([$Data.IG13]=&quot;?&quot;;&quot;?&quot;;1)))" office:value-type="float" office:value="0" calcext:value-type="float">
            <text:p>0</text:p>
          </table:table-cell>
          <table:table-cell table:formula="of:=IF([$Data.IH13]=&quot;&quot;;0;(IF([$Data.IH13]=&quot;?&quot;;&quot;?&quot;;1)))" office:value-type="float" office:value="0" calcext:value-type="float">
            <text:p>0</text:p>
          </table:table-cell>
          <table:table-cell table:formula="of:=IF([$Data.II13]=&quot;&quot;;0;(IF([$Data.II13]=&quot;?&quot;;&quot;?&quot;;1)))" office:value-type="float" office:value="0" calcext:value-type="float">
            <text:p>0</text:p>
          </table:table-cell>
          <table:table-cell table:formula="of:=IF([$Data.IJ13]=&quot;&quot;;0;(IF([$Data.IJ13]=&quot;?&quot;;&quot;?&quot;;1)))" office:value-type="float" office:value="0" calcext:value-type="float">
            <text:p>0</text:p>
          </table:table-cell>
          <table:table-cell table:formula="of:=IF([$Data.IK13]=&quot;&quot;;0;(IF([$Data.IK13]=&quot;?&quot;;&quot;?&quot;;1)))" office:value-type="float" office:value="0" calcext:value-type="float">
            <text:p>0</text:p>
          </table:table-cell>
          <table:table-cell table:formula="of:=IF([$Data.IL13]=&quot;&quot;;0;(IF([$Data.IL13]=&quot;?&quot;;&quot;?&quot;;1)))" office:value-type="float" office:value="0" calcext:value-type="float">
            <text:p>0</text:p>
          </table:table-cell>
          <table:table-cell table:formula="of:=IF([$Data.IM13]=&quot;&quot;;0;(IF([$Data.IM13]=&quot;?&quot;;&quot;?&quot;;1)))" office:value-type="float" office:value="0" calcext:value-type="float">
            <text:p>0</text:p>
          </table:table-cell>
          <table:table-cell table:formula="of:=IF([$Data.IN13]=&quot;&quot;;0;(IF([$Data.IN13]=&quot;?&quot;;&quot;?&quot;;1)))" office:value-type="float" office:value="0" calcext:value-type="float">
            <text:p>0</text:p>
          </table:table-cell>
          <table:table-cell table:formula="of:=IF([$Data.IO13]=&quot;&quot;;0;(IF([$Data.IO13]=&quot;?&quot;;&quot;?&quot;;1)))" office:value-type="float" office:value="1" calcext:value-type="float">
            <text:p>1</text:p>
          </table:table-cell>
          <table:table-cell table:formula="of:=IF([$Data.IP13]=&quot;&quot;;0;(IF([$Data.IP13]=&quot;?&quot;;&quot;?&quot;;1)))" office:value-type="float" office:value="0" calcext:value-type="float">
            <text:p>0</text:p>
          </table:table-cell>
          <table:table-cell table:number-columns-repeated="2"/>
          <table:table-cell table:formula="of:=SUM([.B10:.HI10])" office:value-type="float" office:value="81" calcext:value-type="float">
            <text:p>81</text:p>
          </table:table-cell>
          <table:table-cell table:number-columns-repeated="804"/>
        </table:table-row>
        <table:table-row table:style-name="ro15">
          <table:table-cell table:formula="of:=[$Data.B14]" office:value-type="string" office:string-value="Tai Isan" calcext:value-type="string">
            <text:p>Tai Isan</text:p>
          </table:table-cell>
          <table:table-cell table:formula="of:=IF([$Data.AI14]=&quot;&quot;;0;(IF([$Data.AI14]=&quot;?&quot;;&quot;?&quot;;1)))" office:value-type="float" office:value="1" calcext:value-type="float">
            <text:p>1</text:p>
          </table:table-cell>
          <table:table-cell table:formula="of:=IF([$Data.AJ14]=&quot;&quot;;0;(IF([$Data.AJ14]=&quot;?&quot;;&quot;?&quot;;1)))" office:value-type="float" office:value="0" calcext:value-type="float">
            <text:p>0</text:p>
          </table:table-cell>
          <table:table-cell table:formula="of:=IF([$Data.AK14]=&quot;&quot;;0;(IF([$Data.AK14]=&quot;?&quot;;&quot;?&quot;;1)))" office:value-type="float" office:value="1" calcext:value-type="float">
            <text:p>1</text:p>
          </table:table-cell>
          <table:table-cell table:formula="of:=IF([$Data.AL14]=&quot;&quot;;0;(IF([$Data.AL14]=&quot;?&quot;;&quot;?&quot;;1)))" office:value-type="float" office:value="1" calcext:value-type="float">
            <text:p>1</text:p>
          </table:table-cell>
          <table:table-cell table:formula="of:=IF([$Data.AM14]=&quot;&quot;;0;(IF([$Data.AM14]=&quot;?&quot;;&quot;?&quot;;1)))" office:value-type="float" office:value="1" calcext:value-type="float">
            <text:p>1</text:p>
          </table:table-cell>
          <table:table-cell table:formula="of:=IF([$Data.AN14]=&quot;&quot;;0;(IF([$Data.AN14]=&quot;?&quot;;&quot;?&quot;;1)))" office:value-type="float" office:value="1" calcext:value-type="float">
            <text:p>1</text:p>
          </table:table-cell>
          <table:table-cell table:formula="of:=IF([$Data.AO14]=&quot;&quot;;0;(IF([$Data.AO14]=&quot;?&quot;;&quot;?&quot;;1)))" office:value-type="float" office:value="0" calcext:value-type="float">
            <text:p>0</text:p>
          </table:table-cell>
          <table:table-cell table:formula="of:=IF([$Data.AP14]=&quot;&quot;;0;(IF([$Data.AP14]=&quot;?&quot;;&quot;?&quot;;1)))" office:value-type="float" office:value="1" calcext:value-type="float">
            <text:p>1</text:p>
          </table:table-cell>
          <table:table-cell table:formula="of:=IF([$Data.AQ14]=&quot;&quot;;0;(IF([$Data.AQ14]=&quot;?&quot;;&quot;?&quot;;1)))" office:value-type="float" office:value="0" calcext:value-type="float">
            <text:p>0</text:p>
          </table:table-cell>
          <table:table-cell table:formula="of:=IF([$Data.AR14]=&quot;&quot;;0;(IF([$Data.AR14]=&quot;?&quot;;&quot;?&quot;;1)))" office:value-type="float" office:value="0" calcext:value-type="float">
            <text:p>0</text:p>
          </table:table-cell>
          <table:table-cell table:formula="of:=IF([$Data.AS14]=&quot;&quot;;0;(IF([$Data.AS14]=&quot;?&quot;;&quot;?&quot;;1)))" office:value-type="float" office:value="1" calcext:value-type="float">
            <text:p>1</text:p>
          </table:table-cell>
          <table:table-cell table:formula="of:=IF([$Data.AT14]=&quot;&quot;;0;(IF([$Data.AT14]=&quot;?&quot;;&quot;?&quot;;1)))" office:value-type="float" office:value="0" calcext:value-type="float">
            <text:p>0</text:p>
          </table:table-cell>
          <table:table-cell table:formula="of:=IF([$Data.AU14]=&quot;&quot;;0;(IF([$Data.AU14]=&quot;?&quot;;&quot;?&quot;;1)))" office:value-type="float" office:value="1" calcext:value-type="float">
            <text:p>1</text:p>
          </table:table-cell>
          <table:table-cell table:formula="of:=IF([$Data.AV14]=&quot;&quot;;0;(IF([$Data.AV14]=&quot;?&quot;;&quot;?&quot;;1)))" office:value-type="float" office:value="1" calcext:value-type="float">
            <text:p>1</text:p>
          </table:table-cell>
          <table:table-cell table:formula="of:=IF([$Data.AW14]=&quot;&quot;;0;(IF([$Data.AW14]=&quot;?&quot;;&quot;?&quot;;1)))" office:value-type="float" office:value="1" calcext:value-type="float">
            <text:p>1</text:p>
          </table:table-cell>
          <table:table-cell table:formula="of:=IF([$Data.AX14]=&quot;&quot;;0;(IF([$Data.AX14]=&quot;?&quot;;&quot;?&quot;;1)))" office:value-type="float" office:value="0" calcext:value-type="float">
            <text:p>0</text:p>
          </table:table-cell>
          <table:table-cell table:formula="of:=IF([$Data.AY14]=&quot;&quot;;0;(IF([$Data.AY14]=&quot;?&quot;;&quot;?&quot;;1)))" office:value-type="float" office:value="1" calcext:value-type="float">
            <text:p>1</text:p>
          </table:table-cell>
          <table:table-cell table:formula="of:=IF([$Data.AZ14]=&quot;&quot;;0;(IF([$Data.AZ14]=&quot;?&quot;;&quot;?&quot;;1)))" office:value-type="float" office:value="1" calcext:value-type="float">
            <text:p>1</text:p>
          </table:table-cell>
          <table:table-cell table:formula="of:=IF([$Data.BA14]=&quot;&quot;;0;(IF([$Data.BA14]=&quot;?&quot;;&quot;?&quot;;1)))" office:value-type="float" office:value="0" calcext:value-type="float">
            <text:p>0</text:p>
          </table:table-cell>
          <table:table-cell table:formula="of:=IF([$Data.BB14]=&quot;&quot;;0;(IF([$Data.BB14]=&quot;?&quot;;&quot;?&quot;;1)))" office:value-type="float" office:value="1" calcext:value-type="float">
            <text:p>1</text:p>
          </table:table-cell>
          <table:table-cell table:formula="of:=IF([$Data.BC14]=&quot;&quot;;0;(IF([$Data.BC14]=&quot;?&quot;;&quot;?&quot;;1)))" office:value-type="float" office:value="0" calcext:value-type="float">
            <text:p>0</text:p>
          </table:table-cell>
          <table:table-cell table:formula="of:=IF([$Data.BD14]=&quot;&quot;;0;(IF([$Data.BD14]=&quot;?&quot;;&quot;?&quot;;1)))" office:value-type="float" office:value="0" calcext:value-type="float">
            <text:p>0</text:p>
          </table:table-cell>
          <table:table-cell table:formula="of:=IF([$Data.BE14]=&quot;&quot;;0;(IF([$Data.BE14]=&quot;?&quot;;&quot;?&quot;;1)))" office:value-type="float" office:value="0" calcext:value-type="float">
            <text:p>0</text:p>
          </table:table-cell>
          <table:table-cell table:formula="of:=IF([$Data.BF14]=&quot;&quot;;0;(IF([$Data.BF14]=&quot;?&quot;;&quot;?&quot;;1)))" office:value-type="float" office:value="0" calcext:value-type="float">
            <text:p>0</text:p>
          </table:table-cell>
          <table:table-cell table:formula="of:=IF([$Data.BG14]=&quot;&quot;;0;(IF([$Data.BG14]=&quot;?&quot;;&quot;?&quot;;1)))" office:value-type="float" office:value="0" calcext:value-type="float">
            <text:p>0</text:p>
          </table:table-cell>
          <table:table-cell table:formula="of:=IF([$Data.BH14]=&quot;&quot;;0;(IF([$Data.BH14]=&quot;?&quot;;&quot;?&quot;;1)))" office:value-type="float" office:value="0" calcext:value-type="float">
            <text:p>0</text:p>
          </table:table-cell>
          <table:table-cell table:formula="of:=IF([$Data.BI14]=&quot;&quot;;0;(IF([$Data.BI14]=&quot;?&quot;;&quot;?&quot;;1)))" office:value-type="float" office:value="0" calcext:value-type="float">
            <text:p>0</text:p>
          </table:table-cell>
          <table:table-cell table:formula="of:=IF([$Data.BJ14]=&quot;&quot;;0;(IF([$Data.BJ14]=&quot;?&quot;;&quot;?&quot;;1)))" office:value-type="float" office:value="0" calcext:value-type="float">
            <text:p>0</text:p>
          </table:table-cell>
          <table:table-cell table:formula="of:=IF([$Data.BK14]=&quot;&quot;;0;(IF([$Data.BK14]=&quot;?&quot;;&quot;?&quot;;1)))" office:value-type="float" office:value="0" calcext:value-type="float">
            <text:p>0</text:p>
          </table:table-cell>
          <table:table-cell table:formula="of:=IF([$Data.BL14]=&quot;&quot;;0;(IF([$Data.BL14]=&quot;?&quot;;&quot;?&quot;;1)))" office:value-type="float" office:value="0" calcext:value-type="float">
            <text:p>0</text:p>
          </table:table-cell>
          <table:table-cell table:formula="of:=IF([$Data.BM14]=&quot;&quot;;0;(IF([$Data.BM14]=&quot;?&quot;;&quot;?&quot;;1)))" office:value-type="float" office:value="0" calcext:value-type="float">
            <text:p>0</text:p>
          </table:table-cell>
          <table:table-cell table:formula="of:=IF([$Data.BN14]=&quot;&quot;;0;(IF([$Data.BN14]=&quot;?&quot;;&quot;?&quot;;1)))" office:value-type="float" office:value="1" calcext:value-type="float">
            <text:p>1</text:p>
          </table:table-cell>
          <table:table-cell table:formula="of:=IF([$Data.BO14]=&quot;&quot;;0;(IF([$Data.BO14]=&quot;?&quot;;&quot;?&quot;;1)))" office:value-type="float" office:value="1" calcext:value-type="float">
            <text:p>1</text:p>
          </table:table-cell>
          <table:table-cell table:formula="of:=IF([$Data.BP14]=&quot;&quot;;0;(IF([$Data.BP14]=&quot;?&quot;;&quot;?&quot;;1)))" office:value-type="float" office:value="1" calcext:value-type="float">
            <text:p>1</text:p>
          </table:table-cell>
          <table:table-cell table:formula="of:=IF([$Data.BQ14]=&quot;&quot;;0;(IF([$Data.BQ14]=&quot;?&quot;;&quot;?&quot;;1)))" office:value-type="float" office:value="0" calcext:value-type="float">
            <text:p>0</text:p>
          </table:table-cell>
          <table:table-cell table:formula="of:=IF([$Data.BR14]=&quot;&quot;;0;(IF([$Data.BR14]=&quot;?&quot;;&quot;?&quot;;1)))" office:value-type="float" office:value="1" calcext:value-type="float">
            <text:p>1</text:p>
          </table:table-cell>
          <table:table-cell table:formula="of:=IF([$Data.BS14]=&quot;&quot;;0;(IF([$Data.BS14]=&quot;?&quot;;&quot;?&quot;;1)))" office:value-type="float" office:value="1" calcext:value-type="float">
            <text:p>1</text:p>
          </table:table-cell>
          <table:table-cell table:formula="of:=IF([$Data.BT14]=&quot;&quot;;0;(IF([$Data.BT14]=&quot;?&quot;;&quot;?&quot;;1)))" office:value-type="float" office:value="1" calcext:value-type="float">
            <text:p>1</text:p>
          </table:table-cell>
          <table:table-cell table:formula="of:=IF([$Data.BU14]=&quot;&quot;;0;(IF([$Data.BU14]=&quot;?&quot;;&quot;?&quot;;1)))" office:value-type="float" office:value="1" calcext:value-type="float">
            <text:p>1</text:p>
          </table:table-cell>
          <table:table-cell table:formula="of:=IF([$Data.BV14]=&quot;&quot;;0;(IF([$Data.BV14]=&quot;?&quot;;&quot;?&quot;;1)))" office:value-type="float" office:value="1" calcext:value-type="float">
            <text:p>1</text:p>
          </table:table-cell>
          <table:table-cell table:formula="of:=IF([$Data.BW14]=&quot;&quot;;0;(IF([$Data.BW14]=&quot;?&quot;;&quot;?&quot;;1)))" office:value-type="float" office:value="0" calcext:value-type="float">
            <text:p>0</text:p>
          </table:table-cell>
          <table:table-cell table:formula="of:=IF([$Data.BX14]=&quot;&quot;;0;(IF([$Data.BX14]=&quot;?&quot;;&quot;?&quot;;1)))" office:value-type="float" office:value="1" calcext:value-type="float">
            <text:p>1</text:p>
          </table:table-cell>
          <table:table-cell table:formula="of:=IF([$Data.BY14]=&quot;&quot;;0;(IF([$Data.BY14]=&quot;?&quot;;&quot;?&quot;;1)))" office:value-type="float" office:value="0" calcext:value-type="float">
            <text:p>0</text:p>
          </table:table-cell>
          <table:table-cell table:formula="of:=IF([$Data.BZ14]=&quot;&quot;;0;(IF([$Data.BZ14]=&quot;?&quot;;&quot;?&quot;;1)))" office:value-type="float" office:value="0" calcext:value-type="float">
            <text:p>0</text:p>
          </table:table-cell>
          <table:table-cell table:formula="of:=IF([$Data.CA14]=&quot;&quot;;0;(IF([$Data.CA14]=&quot;?&quot;;&quot;?&quot;;1)))" office:value-type="float" office:value="0" calcext:value-type="float">
            <text:p>0</text:p>
          </table:table-cell>
          <table:table-cell table:formula="of:=IF([$Data.CB14]=&quot;&quot;;0;(IF([$Data.CB14]=&quot;?&quot;;&quot;?&quot;;1)))" office:value-type="float" office:value="1" calcext:value-type="float">
            <text:p>1</text:p>
          </table:table-cell>
          <table:table-cell table:formula="of:=IF([$Data.CC14]=&quot;&quot;;0;(IF([$Data.CC14]=&quot;?&quot;;&quot;?&quot;;1)))" office:value-type="float" office:value="0" calcext:value-type="float">
            <text:p>0</text:p>
          </table:table-cell>
          <table:table-cell table:formula="of:=IF([$Data.CD14]=&quot;&quot;;0;(IF([$Data.CD14]=&quot;?&quot;;&quot;?&quot;;1)))" office:value-type="float" office:value="0" calcext:value-type="float">
            <text:p>0</text:p>
          </table:table-cell>
          <table:table-cell table:formula="of:=IF([$Data.CE14]=&quot;&quot;;0;(IF([$Data.CE14]=&quot;?&quot;;&quot;?&quot;;1)))" office:value-type="float" office:value="0" calcext:value-type="float">
            <text:p>0</text:p>
          </table:table-cell>
          <table:table-cell table:formula="of:=IF([$Data.CF14]=&quot;&quot;;0;(IF([$Data.CF14]=&quot;?&quot;;&quot;?&quot;;1)))" office:value-type="float" office:value="0" calcext:value-type="float">
            <text:p>0</text:p>
          </table:table-cell>
          <table:table-cell table:formula="of:=IF([$Data.CG14]=&quot;&quot;;0;(IF([$Data.CG14]=&quot;?&quot;;&quot;?&quot;;1)))" office:value-type="float" office:value="0" calcext:value-type="float">
            <text:p>0</text:p>
          </table:table-cell>
          <table:table-cell table:formula="of:=IF([$Data.CH14]=&quot;&quot;;0;(IF([$Data.CH14]=&quot;?&quot;;&quot;?&quot;;1)))" office:value-type="float" office:value="1" calcext:value-type="float">
            <text:p>1</text:p>
          </table:table-cell>
          <table:table-cell table:formula="of:=IF([$Data.CI14]=&quot;&quot;;0;(IF([$Data.CI14]=&quot;?&quot;;&quot;?&quot;;1)))" office:value-type="float" office:value="0" calcext:value-type="float">
            <text:p>0</text:p>
          </table:table-cell>
          <table:table-cell table:formula="of:=IF([$Data.CJ14]=&quot;&quot;;0;(IF([$Data.CJ14]=&quot;?&quot;;&quot;?&quot;;1)))" office:value-type="float" office:value="0" calcext:value-type="float">
            <text:p>0</text:p>
          </table:table-cell>
          <table:table-cell table:formula="of:=IF([$Data.CK14]=&quot;&quot;;0;(IF([$Data.CK14]=&quot;?&quot;;&quot;?&quot;;1)))" office:value-type="float" office:value="1" calcext:value-type="float">
            <text:p>1</text:p>
          </table:table-cell>
          <table:table-cell table:formula="of:=IF([$Data.CL14]=&quot;&quot;;0;(IF([$Data.CL14]=&quot;?&quot;;&quot;?&quot;;1)))" office:value-type="float" office:value="1" calcext:value-type="float">
            <text:p>1</text:p>
          </table:table-cell>
          <table:table-cell table:formula="of:=IF([$Data.CM14]=&quot;&quot;;0;(IF([$Data.CM14]=&quot;?&quot;;&quot;?&quot;;1)))" office:value-type="float" office:value="0" calcext:value-type="float">
            <text:p>0</text:p>
          </table:table-cell>
          <table:table-cell table:formula="of:=IF([$Data.CN14]=&quot;&quot;;0;(IF([$Data.CN14]=&quot;?&quot;;&quot;?&quot;;1)))" office:value-type="float" office:value="1" calcext:value-type="float">
            <text:p>1</text:p>
          </table:table-cell>
          <table:table-cell table:formula="of:=IF([$Data.CO14]=&quot;&quot;;0;(IF([$Data.CO14]=&quot;?&quot;;&quot;?&quot;;1)))" office:value-type="float" office:value="1" calcext:value-type="float">
            <text:p>1</text:p>
          </table:table-cell>
          <table:table-cell table:formula="of:=IF([$Data.CP14]=&quot;&quot;;0;(IF([$Data.CP14]=&quot;?&quot;;&quot;?&quot;;1)))" office:value-type="float" office:value="0" calcext:value-type="float">
            <text:p>0</text:p>
          </table:table-cell>
          <table:table-cell table:formula="of:=IF([$Data.CQ14]=&quot;&quot;;0;(IF([$Data.CQ14]=&quot;?&quot;;&quot;?&quot;;1)))" office:value-type="float" office:value="0" calcext:value-type="float">
            <text:p>0</text:p>
          </table:table-cell>
          <table:table-cell table:formula="of:=IF([$Data.CR14]=&quot;&quot;;0;(IF([$Data.CR14]=&quot;?&quot;;&quot;?&quot;;1)))" office:value-type="float" office:value="0" calcext:value-type="float">
            <text:p>0</text:p>
          </table:table-cell>
          <table:table-cell table:formula="of:=IF([$Data.CS14]=&quot;&quot;;0;(IF([$Data.CS14]=&quot;?&quot;;&quot;?&quot;;1)))" office:value-type="float" office:value="0" calcext:value-type="float">
            <text:p>0</text:p>
          </table:table-cell>
          <table:table-cell table:formula="of:=IF([$Data.CT14]=&quot;&quot;;0;(IF([$Data.CT14]=&quot;?&quot;;&quot;?&quot;;1)))" office:value-type="float" office:value="0" calcext:value-type="float">
            <text:p>0</text:p>
          </table:table-cell>
          <table:table-cell table:formula="of:=IF([$Data.CU14]=&quot;&quot;;0;(IF([$Data.CU14]=&quot;?&quot;;&quot;?&quot;;1)))" office:value-type="float" office:value="1" calcext:value-type="float">
            <text:p>1</text:p>
          </table:table-cell>
          <table:table-cell table:formula="of:=IF([$Data.CV14]=&quot;&quot;;0;(IF([$Data.CV14]=&quot;?&quot;;&quot;?&quot;;1)))" office:value-type="float" office:value="0" calcext:value-type="float">
            <text:p>0</text:p>
          </table:table-cell>
          <table:table-cell table:formula="of:=IF([$Data.CW14]=&quot;&quot;;0;(IF([$Data.CW14]=&quot;?&quot;;&quot;?&quot;;1)))" office:value-type="float" office:value="0" calcext:value-type="float">
            <text:p>0</text:p>
          </table:table-cell>
          <table:table-cell table:formula="of:=IF([$Data.CX14]=&quot;&quot;;0;(IF([$Data.CX14]=&quot;?&quot;;&quot;?&quot;;1)))" office:value-type="float" office:value="0" calcext:value-type="float">
            <text:p>0</text:p>
          </table:table-cell>
          <table:table-cell table:formula="of:=IF([$Data.CY14]=&quot;&quot;;0;(IF([$Data.CY14]=&quot;?&quot;;&quot;?&quot;;1)))" office:value-type="float" office:value="0" calcext:value-type="float">
            <text:p>0</text:p>
          </table:table-cell>
          <table:table-cell table:formula="of:=IF([$Data.CZ14]=&quot;&quot;;0;(IF([$Data.CZ14]=&quot;?&quot;;&quot;?&quot;;1)))" office:value-type="float" office:value="0" calcext:value-type="float">
            <text:p>0</text:p>
          </table:table-cell>
          <table:table-cell table:formula="of:=IF([$Data.DA14]=&quot;&quot;;0;(IF([$Data.DA14]=&quot;?&quot;;&quot;?&quot;;1)))" office:value-type="float" office:value="1" calcext:value-type="float">
            <text:p>1</text:p>
          </table:table-cell>
          <table:table-cell table:formula="of:=IF([$Data.DB14]=&quot;&quot;;0;(IF([$Data.DB14]=&quot;?&quot;;&quot;?&quot;;1)))" office:value-type="float" office:value="1" calcext:value-type="float">
            <text:p>1</text:p>
          </table:table-cell>
          <table:table-cell table:formula="of:=IF([$Data.DC14]=&quot;&quot;;0;(IF([$Data.DC14]=&quot;?&quot;;&quot;?&quot;;1)))" office:value-type="float" office:value="0" calcext:value-type="float">
            <text:p>0</text:p>
          </table:table-cell>
          <table:table-cell table:formula="of:=IF([$Data.DD14]=&quot;&quot;;0;(IF([$Data.DD14]=&quot;?&quot;;&quot;?&quot;;1)))" office:value-type="float" office:value="0" calcext:value-type="float">
            <text:p>0</text:p>
          </table:table-cell>
          <table:table-cell table:formula="of:=IF([$Data.DE14]=&quot;&quot;;0;(IF([$Data.DE14]=&quot;?&quot;;&quot;?&quot;;1)))" office:value-type="float" office:value="1" calcext:value-type="float">
            <text:p>1</text:p>
          </table:table-cell>
          <table:table-cell table:formula="of:=IF([$Data.DF14]=&quot;&quot;;0;(IF([$Data.DF14]=&quot;?&quot;;&quot;?&quot;;1)))" office:value-type="float" office:value="1" calcext:value-type="float">
            <text:p>1</text:p>
          </table:table-cell>
          <table:table-cell table:formula="of:=IF([$Data.DG14]=&quot;&quot;;0;(IF([$Data.DG14]=&quot;?&quot;;&quot;?&quot;;1)))" office:value-type="float" office:value="1" calcext:value-type="float">
            <text:p>1</text:p>
          </table:table-cell>
          <table:table-cell table:formula="of:=IF([$Data.DH14]=&quot;&quot;;0;(IF([$Data.DH14]=&quot;?&quot;;&quot;?&quot;;1)))" office:value-type="float" office:value="1" calcext:value-type="float">
            <text:p>1</text:p>
          </table:table-cell>
          <table:table-cell table:formula="of:=IF([$Data.DI14]=&quot;&quot;;0;(IF([$Data.DI14]=&quot;?&quot;;&quot;?&quot;;1)))" office:value-type="float" office:value="1" calcext:value-type="float">
            <text:p>1</text:p>
          </table:table-cell>
          <table:table-cell table:formula="of:=IF([$Data.DJ14]=&quot;&quot;;0;(IF([$Data.DJ14]=&quot;?&quot;;&quot;?&quot;;1)))" office:value-type="float" office:value="0" calcext:value-type="float">
            <text:p>0</text:p>
          </table:table-cell>
          <table:table-cell table:formula="of:=IF([$Data.DK14]=&quot;&quot;;0;(IF([$Data.DK14]=&quot;?&quot;;&quot;?&quot;;1)))" office:value-type="float" office:value="1" calcext:value-type="float">
            <text:p>1</text:p>
          </table:table-cell>
          <table:table-cell table:formula="of:=IF([$Data.DL14]=&quot;&quot;;0;(IF([$Data.DL14]=&quot;?&quot;;&quot;?&quot;;1)))" office:value-type="float" office:value="1" calcext:value-type="float">
            <text:p>1</text:p>
          </table:table-cell>
          <table:table-cell table:formula="of:=IF([$Data.DM14]=&quot;&quot;;0;(IF([$Data.DM14]=&quot;?&quot;;&quot;?&quot;;1)))" office:value-type="float" office:value="1" calcext:value-type="float">
            <text:p>1</text:p>
          </table:table-cell>
          <table:table-cell table:formula="of:=IF([$Data.DN14]=&quot;&quot;;0;(IF([$Data.DN14]=&quot;?&quot;;&quot;?&quot;;1)))" office:value-type="float" office:value="0" calcext:value-type="float">
            <text:p>0</text:p>
          </table:table-cell>
          <table:table-cell table:formula="of:=IF([$Data.DO14]=&quot;&quot;;0;(IF([$Data.DO14]=&quot;?&quot;;&quot;?&quot;;1)))" office:value-type="float" office:value="1" calcext:value-type="float">
            <text:p>1</text:p>
          </table:table-cell>
          <table:table-cell table:formula="of:=IF([$Data.DP14]=&quot;&quot;;0;(IF([$Data.DP14]=&quot;?&quot;;&quot;?&quot;;1)))" office:value-type="float" office:value="1" calcext:value-type="float">
            <text:p>1</text:p>
          </table:table-cell>
          <table:table-cell table:formula="of:=IF([$Data.DQ14]=&quot;&quot;;0;(IF([$Data.DQ14]=&quot;?&quot;;&quot;?&quot;;1)))" office:value-type="float" office:value="0" calcext:value-type="float">
            <text:p>0</text:p>
          </table:table-cell>
          <table:table-cell table:formula="of:=IF([$Data.DR14]=&quot;&quot;;0;(IF([$Data.DR14]=&quot;?&quot;;&quot;?&quot;;1)))" office:value-type="float" office:value="0" calcext:value-type="float">
            <text:p>0</text:p>
          </table:table-cell>
          <table:table-cell table:formula="of:=IF([$Data.DS14]=&quot;&quot;;0;(IF([$Data.DS14]=&quot;?&quot;;&quot;?&quot;;1)))" office:value-type="float" office:value="0" calcext:value-type="float">
            <text:p>0</text:p>
          </table:table-cell>
          <table:table-cell table:formula="of:=IF([$Data.DT14]=&quot;&quot;;0;(IF([$Data.DT14]=&quot;?&quot;;&quot;?&quot;;1)))" office:value-type="float" office:value="1" calcext:value-type="float">
            <text:p>1</text:p>
          </table:table-cell>
          <table:table-cell table:formula="of:=IF([$Data.DU14]=&quot;&quot;;0;(IF([$Data.DU14]=&quot;?&quot;;&quot;?&quot;;1)))" office:value-type="float" office:value="0" calcext:value-type="float">
            <text:p>0</text:p>
          </table:table-cell>
          <table:table-cell table:formula="of:=IF([$Data.DV14]=&quot;&quot;;0;(IF([$Data.DV14]=&quot;?&quot;;&quot;?&quot;;1)))" office:value-type="float" office:value="1" calcext:value-type="float">
            <text:p>1</text:p>
          </table:table-cell>
          <table:table-cell table:formula="of:=IF([$Data.DW14]=&quot;&quot;;0;(IF([$Data.DW14]=&quot;?&quot;;&quot;?&quot;;1)))" office:value-type="float" office:value="0" calcext:value-type="float">
            <text:p>0</text:p>
          </table:table-cell>
          <table:table-cell table:formula="of:=IF([$Data.DX14]=&quot;&quot;;0;(IF([$Data.DX14]=&quot;?&quot;;&quot;?&quot;;1)))" office:value-type="float" office:value="0" calcext:value-type="float">
            <text:p>0</text:p>
          </table:table-cell>
          <table:table-cell table:formula="of:=IF([$Data.DY14]=&quot;&quot;;0;(IF([$Data.DY14]=&quot;?&quot;;&quot;?&quot;;1)))" office:value-type="float" office:value="0" calcext:value-type="float">
            <text:p>0</text:p>
          </table:table-cell>
          <table:table-cell table:formula="of:=IF([$Data.DZ14]=&quot;&quot;;0;(IF([$Data.DZ14]=&quot;?&quot;;&quot;?&quot;;1)))" office:value-type="float" office:value="1" calcext:value-type="float">
            <text:p>1</text:p>
          </table:table-cell>
          <table:table-cell table:formula="of:=IF([$Data.EA14]=&quot;&quot;;0;(IF([$Data.EA14]=&quot;?&quot;;&quot;?&quot;;1)))" office:value-type="float" office:value="0" calcext:value-type="float">
            <text:p>0</text:p>
          </table:table-cell>
          <table:table-cell table:formula="of:=IF([$Data.EB14]=&quot;&quot;;0;(IF([$Data.EB14]=&quot;?&quot;;&quot;?&quot;;1)))" office:value-type="float" office:value="0" calcext:value-type="float">
            <text:p>0</text:p>
          </table:table-cell>
          <table:table-cell table:formula="of:=IF([$Data.EC14]=&quot;&quot;;0;(IF([$Data.EC14]=&quot;?&quot;;&quot;?&quot;;1)))" office:value-type="float" office:value="0" calcext:value-type="float">
            <text:p>0</text:p>
          </table:table-cell>
          <table:table-cell table:formula="of:=IF([$Data.ED14]=&quot;&quot;;0;(IF([$Data.ED14]=&quot;?&quot;;&quot;?&quot;;1)))" office:value-type="float" office:value="0" calcext:value-type="float">
            <text:p>0</text:p>
          </table:table-cell>
          <table:table-cell table:formula="of:=IF([$Data.EE14]=&quot;&quot;;0;(IF([$Data.EE14]=&quot;?&quot;;&quot;?&quot;;1)))" office:value-type="float" office:value="1" calcext:value-type="float">
            <text:p>1</text:p>
          </table:table-cell>
          <table:table-cell table:formula="of:=IF([$Data.EF14]=&quot;&quot;;0;(IF([$Data.EF14]=&quot;?&quot;;&quot;?&quot;;1)))" office:value-type="float" office:value="0" calcext:value-type="float">
            <text:p>0</text:p>
          </table:table-cell>
          <table:table-cell table:formula="of:=IF([$Data.EG14]=&quot;&quot;;0;(IF([$Data.EG14]=&quot;?&quot;;&quot;?&quot;;1)))" office:value-type="float" office:value="1" calcext:value-type="float">
            <text:p>1</text:p>
          </table:table-cell>
          <table:table-cell table:formula="of:=IF([$Data.EH14]=&quot;&quot;;0;(IF([$Data.EH14]=&quot;?&quot;;&quot;?&quot;;1)))" office:value-type="float" office:value="0" calcext:value-type="float">
            <text:p>0</text:p>
          </table:table-cell>
          <table:table-cell table:formula="of:=IF([$Data.EI14]=&quot;&quot;;0;(IF([$Data.EI14]=&quot;?&quot;;&quot;?&quot;;1)))" office:value-type="float" office:value="0" calcext:value-type="float">
            <text:p>0</text:p>
          </table:table-cell>
          <table:table-cell table:formula="of:=IF([$Data.EJ14]=&quot;&quot;;0;(IF([$Data.EJ14]=&quot;?&quot;;&quot;?&quot;;1)))" office:value-type="float" office:value="1" calcext:value-type="float">
            <text:p>1</text:p>
          </table:table-cell>
          <table:table-cell table:formula="of:=IF([$Data.EK14]=&quot;&quot;;0;(IF([$Data.EK14]=&quot;?&quot;;&quot;?&quot;;1)))" office:value-type="float" office:value="1" calcext:value-type="float">
            <text:p>1</text:p>
          </table:table-cell>
          <table:table-cell table:formula="of:=IF([$Data.EL14]=&quot;&quot;;0;(IF([$Data.EL14]=&quot;?&quot;;&quot;?&quot;;1)))" office:value-type="float" office:value="0" calcext:value-type="float">
            <text:p>0</text:p>
          </table:table-cell>
          <table:table-cell table:formula="of:=IF([$Data.EM14]=&quot;&quot;;0;(IF([$Data.EM14]=&quot;?&quot;;&quot;?&quot;;1)))" office:value-type="float" office:value="0" calcext:value-type="float">
            <text:p>0</text:p>
          </table:table-cell>
          <table:table-cell table:formula="of:=IF([$Data.EN14]=&quot;&quot;;0;(IF([$Data.EN14]=&quot;?&quot;;&quot;?&quot;;1)))" office:value-type="float" office:value="0" calcext:value-type="float">
            <text:p>0</text:p>
          </table:table-cell>
          <table:table-cell table:formula="of:=IF([$Data.EO14]=&quot;&quot;;0;(IF([$Data.EO14]=&quot;?&quot;;&quot;?&quot;;1)))" office:value-type="float" office:value="0" calcext:value-type="float">
            <text:p>0</text:p>
          </table:table-cell>
          <table:table-cell table:formula="of:=IF([$Data.EP14]=&quot;&quot;;0;(IF([$Data.EP14]=&quot;?&quot;;&quot;?&quot;;1)))" office:value-type="float" office:value="0" calcext:value-type="float">
            <text:p>0</text:p>
          </table:table-cell>
          <table:table-cell table:formula="of:=IF([$Data.EQ14]=&quot;&quot;;0;(IF([$Data.EQ14]=&quot;?&quot;;&quot;?&quot;;1)))" office:value-type="float" office:value="0" calcext:value-type="float">
            <text:p>0</text:p>
          </table:table-cell>
          <table:table-cell table:formula="of:=IF([$Data.ER14]=&quot;&quot;;0;(IF([$Data.ER14]=&quot;?&quot;;&quot;?&quot;;1)))" office:value-type="float" office:value="0" calcext:value-type="float">
            <text:p>0</text:p>
          </table:table-cell>
          <table:table-cell table:formula="of:=IF([$Data.ES14]=&quot;&quot;;0;(IF([$Data.ES14]=&quot;?&quot;;&quot;?&quot;;1)))" office:value-type="float" office:value="0" calcext:value-type="float">
            <text:p>0</text:p>
          </table:table-cell>
          <table:table-cell table:formula="of:=IF([$Data.ET14]=&quot;&quot;;0;(IF([$Data.ET14]=&quot;?&quot;;&quot;?&quot;;1)))" office:value-type="float" office:value="0" calcext:value-type="float">
            <text:p>0</text:p>
          </table:table-cell>
          <table:table-cell table:formula="of:=IF([$Data.EU14]=&quot;&quot;;0;(IF([$Data.EU14]=&quot;?&quot;;&quot;?&quot;;1)))" office:value-type="float" office:value="0" calcext:value-type="float">
            <text:p>0</text:p>
          </table:table-cell>
          <table:table-cell table:formula="of:=IF([$Data.EV14]=&quot;&quot;;0;(IF([$Data.EV14]=&quot;?&quot;;&quot;?&quot;;1)))" office:value-type="float" office:value="0" calcext:value-type="float">
            <text:p>0</text:p>
          </table:table-cell>
          <table:table-cell table:formula="of:=IF([$Data.EW14]=&quot;&quot;;0;(IF([$Data.EW14]=&quot;?&quot;;&quot;?&quot;;1)))" office:value-type="float" office:value="0" calcext:value-type="float">
            <text:p>0</text:p>
          </table:table-cell>
          <table:table-cell table:formula="of:=IF([$Data.EX14]=&quot;&quot;;0;(IF([$Data.EX14]=&quot;?&quot;;&quot;?&quot;;1)))" office:value-type="float" office:value="0" calcext:value-type="float">
            <text:p>0</text:p>
          </table:table-cell>
          <table:table-cell table:formula="of:=IF([$Data.EY14]=&quot;&quot;;0;(IF([$Data.EY14]=&quot;?&quot;;&quot;?&quot;;1)))" office:value-type="float" office:value="0" calcext:value-type="float">
            <text:p>0</text:p>
          </table:table-cell>
          <table:table-cell table:formula="of:=IF([$Data.EZ14]=&quot;&quot;;0;(IF([$Data.EZ14]=&quot;?&quot;;&quot;?&quot;;1)))" office:value-type="float" office:value="0" calcext:value-type="float">
            <text:p>0</text:p>
          </table:table-cell>
          <table:table-cell table:formula="of:=IF([$Data.FA14]=&quot;&quot;;0;(IF([$Data.FA14]=&quot;?&quot;;&quot;?&quot;;1)))" office:value-type="float" office:value="0" calcext:value-type="float">
            <text:p>0</text:p>
          </table:table-cell>
          <table:table-cell table:formula="of:=IF([$Data.FB14]=&quot;&quot;;0;(IF([$Data.FB14]=&quot;?&quot;;&quot;?&quot;;1)))" office:value-type="float" office:value="0" calcext:value-type="float">
            <text:p>0</text:p>
          </table:table-cell>
          <table:table-cell table:formula="of:=IF([$Data.FC14]=&quot;&quot;;0;(IF([$Data.FC14]=&quot;?&quot;;&quot;?&quot;;1)))" office:value-type="float" office:value="0" calcext:value-type="float">
            <text:p>0</text:p>
          </table:table-cell>
          <table:table-cell table:formula="of:=IF([$Data.FD14]=&quot;&quot;;0;(IF([$Data.FD14]=&quot;?&quot;;&quot;?&quot;;1)))" office:value-type="float" office:value="0" calcext:value-type="float">
            <text:p>0</text:p>
          </table:table-cell>
          <table:table-cell table:formula="of:=IF([$Data.FE14]=&quot;&quot;;0;(IF([$Data.FE14]=&quot;?&quot;;&quot;?&quot;;1)))" office:value-type="float" office:value="0" calcext:value-type="float">
            <text:p>0</text:p>
          </table:table-cell>
          <table:table-cell table:formula="of:=IF([$Data.FF14]=&quot;&quot;;0;(IF([$Data.FF14]=&quot;?&quot;;&quot;?&quot;;1)))" office:value-type="float" office:value="0" calcext:value-type="float">
            <text:p>0</text:p>
          </table:table-cell>
          <table:table-cell table:formula="of:=IF([$Data.FG14]=&quot;&quot;;0;(IF([$Data.FG14]=&quot;?&quot;;&quot;?&quot;;1)))" office:value-type="float" office:value="0" calcext:value-type="float">
            <text:p>0</text:p>
          </table:table-cell>
          <table:table-cell table:formula="of:=IF([$Data.FH14]=&quot;&quot;;0;(IF([$Data.FH14]=&quot;?&quot;;&quot;?&quot;;1)))" office:value-type="float" office:value="0" calcext:value-type="float">
            <text:p>0</text:p>
          </table:table-cell>
          <table:table-cell table:formula="of:=IF([$Data.FI14]=&quot;&quot;;0;(IF([$Data.FI14]=&quot;?&quot;;&quot;?&quot;;1)))" office:value-type="float" office:value="0" calcext:value-type="float">
            <text:p>0</text:p>
          </table:table-cell>
          <table:table-cell table:formula="of:=IF([$Data.FJ14]=&quot;&quot;;0;(IF([$Data.FJ14]=&quot;?&quot;;&quot;?&quot;;1)))" office:value-type="float" office:value="0" calcext:value-type="float">
            <text:p>0</text:p>
          </table:table-cell>
          <table:table-cell table:formula="of:=IF([$Data.FK14]=&quot;&quot;;0;(IF([$Data.FK14]=&quot;?&quot;;&quot;?&quot;;1)))" office:value-type="float" office:value="0" calcext:value-type="float">
            <text:p>0</text:p>
          </table:table-cell>
          <table:table-cell table:formula="of:=IF([$Data.FL14]=&quot;&quot;;0;(IF([$Data.FL14]=&quot;?&quot;;&quot;?&quot;;1)))" office:value-type="float" office:value="0" calcext:value-type="float">
            <text:p>0</text:p>
          </table:table-cell>
          <table:table-cell table:formula="of:=IF([$Data.FM14]=&quot;&quot;;0;(IF([$Data.FM14]=&quot;?&quot;;&quot;?&quot;;1)))" office:value-type="float" office:value="0" calcext:value-type="float">
            <text:p>0</text:p>
          </table:table-cell>
          <table:table-cell table:formula="of:=IF([$Data.FN14]=&quot;&quot;;0;(IF([$Data.FN14]=&quot;?&quot;;&quot;?&quot;;1)))" office:value-type="float" office:value="0" calcext:value-type="float">
            <text:p>0</text:p>
          </table:table-cell>
          <table:table-cell table:formula="of:=IF([$Data.FO14]=&quot;&quot;;0;(IF([$Data.FO14]=&quot;?&quot;;&quot;?&quot;;1)))" office:value-type="float" office:value="1" calcext:value-type="float">
            <text:p>1</text:p>
          </table:table-cell>
          <table:table-cell table:formula="of:=IF([$Data.FP14]=&quot;&quot;;0;(IF([$Data.FP14]=&quot;?&quot;;&quot;?&quot;;1)))" office:value-type="float" office:value="1" calcext:value-type="float">
            <text:p>1</text:p>
          </table:table-cell>
          <table:table-cell table:formula="of:=IF([$Data.FQ14]=&quot;&quot;;0;(IF([$Data.FQ14]=&quot;?&quot;;&quot;?&quot;;1)))" office:value-type="float" office:value="1" calcext:value-type="float">
            <text:p>1</text:p>
          </table:table-cell>
          <table:table-cell table:formula="of:=IF([$Data.FR14]=&quot;&quot;;0;(IF([$Data.FR14]=&quot;?&quot;;&quot;?&quot;;1)))" office:value-type="float" office:value="1" calcext:value-type="float">
            <text:p>1</text:p>
          </table:table-cell>
          <table:table-cell table:formula="of:=IF([$Data.FS14]=&quot;&quot;;0;(IF([$Data.FS14]=&quot;?&quot;;&quot;?&quot;;1)))" office:value-type="float" office:value="0" calcext:value-type="float">
            <text:p>0</text:p>
          </table:table-cell>
          <table:table-cell table:formula="of:=IF([$Data.FT14]=&quot;&quot;;0;(IF([$Data.FT14]=&quot;?&quot;;&quot;?&quot;;1)))" office:value-type="float" office:value="1" calcext:value-type="float">
            <text:p>1</text:p>
          </table:table-cell>
          <table:table-cell table:formula="of:=IF([$Data.FU14]=&quot;&quot;;0;(IF([$Data.FU14]=&quot;?&quot;;&quot;?&quot;;1)))" office:value-type="float" office:value="0" calcext:value-type="float">
            <text:p>0</text:p>
          </table:table-cell>
          <table:table-cell table:formula="of:=IF([$Data.FV14]=&quot;&quot;;0;(IF([$Data.FV14]=&quot;?&quot;;&quot;?&quot;;1)))" office:value-type="float" office:value="0" calcext:value-type="float">
            <text:p>0</text:p>
          </table:table-cell>
          <table:table-cell table:formula="of:=IF([$Data.FW14]=&quot;&quot;;0;(IF([$Data.FW14]=&quot;?&quot;;&quot;?&quot;;1)))" office:value-type="float" office:value="1" calcext:value-type="float">
            <text:p>1</text:p>
          </table:table-cell>
          <table:table-cell table:formula="of:=IF([$Data.FX14]=&quot;&quot;;0;(IF([$Data.FX14]=&quot;?&quot;;&quot;?&quot;;1)))" office:value-type="float" office:value="1" calcext:value-type="float">
            <text:p>1</text:p>
          </table:table-cell>
          <table:table-cell table:formula="of:=IF([$Data.FY14]=&quot;&quot;;0;(IF([$Data.FY14]=&quot;?&quot;;&quot;?&quot;;1)))" office:value-type="float" office:value="1" calcext:value-type="float">
            <text:p>1</text:p>
          </table:table-cell>
          <table:table-cell table:formula="of:=IF([$Data.FZ14]=&quot;&quot;;0;(IF([$Data.FZ14]=&quot;?&quot;;&quot;?&quot;;1)))" office:value-type="float" office:value="0" calcext:value-type="float">
            <text:p>0</text:p>
          </table:table-cell>
          <table:table-cell table:formula="of:=IF([$Data.GA14]=&quot;&quot;;0;(IF([$Data.GA14]=&quot;?&quot;;&quot;?&quot;;1)))" office:value-type="float" office:value="0" calcext:value-type="float">
            <text:p>0</text:p>
          </table:table-cell>
          <table:table-cell table:formula="of:=IF([$Data.GB14]=&quot;&quot;;0;(IF([$Data.GB14]=&quot;?&quot;;&quot;?&quot;;1)))" office:value-type="float" office:value="0" calcext:value-type="float">
            <text:p>0</text:p>
          </table:table-cell>
          <table:table-cell table:formula="of:=IF([$Data.GC14]=&quot;&quot;;0;(IF([$Data.GC14]=&quot;?&quot;;&quot;?&quot;;1)))" office:value-type="float" office:value="1" calcext:value-type="float">
            <text:p>1</text:p>
          </table:table-cell>
          <table:table-cell table:formula="of:=IF([$Data.GD14]=&quot;&quot;;0;(IF([$Data.GD14]=&quot;?&quot;;&quot;?&quot;;1)))" office:value-type="float" office:value="0" calcext:value-type="float">
            <text:p>0</text:p>
          </table:table-cell>
          <table:table-cell table:formula="of:=IF([$Data.GE14]=&quot;&quot;;0;(IF([$Data.GE14]=&quot;?&quot;;&quot;?&quot;;1)))" office:value-type="float" office:value="1" calcext:value-type="float">
            <text:p>1</text:p>
          </table:table-cell>
          <table:table-cell table:formula="of:=IF([$Data.GF14]=&quot;&quot;;0;(IF([$Data.GF14]=&quot;?&quot;;&quot;?&quot;;1)))" office:value-type="float" office:value="1" calcext:value-type="float">
            <text:p>1</text:p>
          </table:table-cell>
          <table:table-cell table:formula="of:=IF([$Data.GG14]=&quot;&quot;;0;(IF([$Data.GG14]=&quot;?&quot;;&quot;?&quot;;1)))" office:value-type="float" office:value="0" calcext:value-type="float">
            <text:p>0</text:p>
          </table:table-cell>
          <table:table-cell table:formula="of:=IF([$Data.GH14]=&quot;&quot;;0;(IF([$Data.GH14]=&quot;?&quot;;&quot;?&quot;;1)))" office:value-type="float" office:value="0" calcext:value-type="float">
            <text:p>0</text:p>
          </table:table-cell>
          <table:table-cell table:formula="of:=IF([$Data.GI14]=&quot;&quot;;0;(IF([$Data.GI14]=&quot;?&quot;;&quot;?&quot;;1)))" office:value-type="float" office:value="1" calcext:value-type="float">
            <text:p>1</text:p>
          </table:table-cell>
          <table:table-cell table:formula="of:=IF([$Data.GJ14]=&quot;&quot;;0;(IF([$Data.GJ14]=&quot;?&quot;;&quot;?&quot;;1)))" office:value-type="float" office:value="0" calcext:value-type="float">
            <text:p>0</text:p>
          </table:table-cell>
          <table:table-cell table:formula="of:=IF([$Data.GK14]=&quot;&quot;;0;(IF([$Data.GK14]=&quot;?&quot;;&quot;?&quot;;1)))" office:value-type="float" office:value="0" calcext:value-type="float">
            <text:p>0</text:p>
          </table:table-cell>
          <table:table-cell table:formula="of:=IF([$Data.GL14]=&quot;&quot;;0;(IF([$Data.GL14]=&quot;?&quot;;&quot;?&quot;;1)))" office:value-type="float" office:value="1" calcext:value-type="float">
            <text:p>1</text:p>
          </table:table-cell>
          <table:table-cell table:formula="of:=IF([$Data.GM14]=&quot;&quot;;0;(IF([$Data.GM14]=&quot;?&quot;;&quot;?&quot;;1)))" office:value-type="string" office:string-value="?" calcext:value-type="string">
            <text:p>?</text:p>
          </table:table-cell>
          <table:table-cell table:formula="of:=IF([$Data.GN14]=&quot;&quot;;0;(IF([$Data.GN14]=&quot;?&quot;;&quot;?&quot;;1)))" office:value-type="float" office:value="0" calcext:value-type="float">
            <text:p>0</text:p>
          </table:table-cell>
          <table:table-cell table:formula="of:=IF([$Data.GO14]=&quot;&quot;;0;(IF([$Data.GO14]=&quot;?&quot;;&quot;?&quot;;1)))" office:value-type="float" office:value="0" calcext:value-type="float">
            <text:p>0</text:p>
          </table:table-cell>
          <table:table-cell table:formula="of:=IF([$Data.GP14]=&quot;&quot;;0;(IF([$Data.GP14]=&quot;?&quot;;&quot;?&quot;;1)))" office:value-type="float" office:value="0" calcext:value-type="float">
            <text:p>0</text:p>
          </table:table-cell>
          <table:table-cell table:formula="of:=IF([$Data.GQ14]=&quot;&quot;;0;(IF([$Data.GQ14]=&quot;?&quot;;&quot;?&quot;;1)))" office:value-type="float" office:value="0" calcext:value-type="float">
            <text:p>0</text:p>
          </table:table-cell>
          <table:table-cell table:formula="of:=IF([$Data.GR14]=&quot;&quot;;0;(IF([$Data.GR14]=&quot;?&quot;;&quot;?&quot;;1)))" office:value-type="float" office:value="1" calcext:value-type="float">
            <text:p>1</text:p>
          </table:table-cell>
          <table:table-cell table:formula="of:=IF([$Data.GS14]=&quot;&quot;;0;(IF([$Data.GS14]=&quot;?&quot;;&quot;?&quot;;1)))" office:value-type="float" office:value="1" calcext:value-type="float">
            <text:p>1</text:p>
          </table:table-cell>
          <table:table-cell table:formula="of:=IF([$Data.GT14]=&quot;&quot;;0;(IF([$Data.GT14]=&quot;?&quot;;&quot;?&quot;;1)))" office:value-type="float" office:value="1" calcext:value-type="float">
            <text:p>1</text:p>
          </table:table-cell>
          <table:table-cell table:formula="of:=IF([$Data.GU14]=&quot;&quot;;0;(IF([$Data.GU14]=&quot;?&quot;;&quot;?&quot;;1)))" office:value-type="float" office:value="1" calcext:value-type="float">
            <text:p>1</text:p>
          </table:table-cell>
          <table:table-cell table:formula="of:=IF([$Data.GV14]=&quot;&quot;;0;(IF([$Data.GV14]=&quot;?&quot;;&quot;?&quot;;1)))" office:value-type="float" office:value="0" calcext:value-type="float">
            <text:p>0</text:p>
          </table:table-cell>
          <table:table-cell table:formula="of:=IF([$Data.GW14]=&quot;&quot;;0;(IF([$Data.GW14]=&quot;?&quot;;&quot;?&quot;;1)))" office:value-type="float" office:value="0" calcext:value-type="float">
            <text:p>0</text:p>
          </table:table-cell>
          <table:table-cell table:formula="of:=IF([$Data.GX14]=&quot;&quot;;0;(IF([$Data.GX14]=&quot;?&quot;;&quot;?&quot;;1)))" office:value-type="float" office:value="1" calcext:value-type="float">
            <text:p>1</text:p>
          </table:table-cell>
          <table:table-cell table:formula="of:=IF([$Data.GY14]=&quot;&quot;;0;(IF([$Data.GY14]=&quot;?&quot;;&quot;?&quot;;1)))" office:value-type="float" office:value="0" calcext:value-type="float">
            <text:p>0</text:p>
          </table:table-cell>
          <table:table-cell table:formula="of:=IF([$Data.GZ14]=&quot;&quot;;0;(IF([$Data.GZ14]=&quot;?&quot;;&quot;?&quot;;1)))" office:value-type="float" office:value="0" calcext:value-type="float">
            <text:p>0</text:p>
          </table:table-cell>
          <table:table-cell table:formula="of:=IF([$Data.HA14]=&quot;&quot;;0;(IF([$Data.HA14]=&quot;?&quot;;&quot;?&quot;;1)))" office:value-type="float" office:value="1" calcext:value-type="float">
            <text:p>1</text:p>
          </table:table-cell>
          <table:table-cell table:formula="of:=IF([$Data.HB14]=&quot;&quot;;0;(IF([$Data.HB14]=&quot;?&quot;;&quot;?&quot;;1)))" office:value-type="float" office:value="1" calcext:value-type="float">
            <text:p>1</text:p>
          </table:table-cell>
          <table:table-cell table:formula="of:=IF([$Data.HC14]=&quot;&quot;;0;(IF([$Data.HC14]=&quot;?&quot;;&quot;?&quot;;1)))" office:value-type="float" office:value="0" calcext:value-type="float">
            <text:p>0</text:p>
          </table:table-cell>
          <table:table-cell table:formula="of:=IF([$Data.HD14]=&quot;&quot;;0;(IF([$Data.HD14]=&quot;?&quot;;&quot;?&quot;;1)))" office:value-type="float" office:value="0" calcext:value-type="float">
            <text:p>0</text:p>
          </table:table-cell>
          <table:table-cell table:formula="of:=IF([$Data.HE14]=&quot;&quot;;0;(IF([$Data.HE14]=&quot;?&quot;;&quot;?&quot;;1)))" office:value-type="float" office:value="0" calcext:value-type="float">
            <text:p>0</text:p>
          </table:table-cell>
          <table:table-cell table:formula="of:=IF([$Data.HF14]=&quot;&quot;;0;(IF([$Data.HF14]=&quot;?&quot;;&quot;?&quot;;1)))" office:value-type="float" office:value="0" calcext:value-type="float">
            <text:p>0</text:p>
          </table:table-cell>
          <table:table-cell table:formula="of:=IF([$Data.HG14]=&quot;&quot;;0;(IF([$Data.HG14]=&quot;?&quot;;&quot;?&quot;;1)))" office:value-type="float" office:value="0" calcext:value-type="float">
            <text:p>0</text:p>
          </table:table-cell>
          <table:table-cell table:formula="of:=IF([$Data.HH14]=&quot;&quot;;0;(IF([$Data.HH14]=&quot;?&quot;;&quot;?&quot;;1)))" office:value-type="float" office:value="0" calcext:value-type="float">
            <text:p>0</text:p>
          </table:table-cell>
          <table:table-cell table:formula="of:=IF([$Data.HI14]=&quot;&quot;;0;(IF([$Data.HI14]=&quot;?&quot;;&quot;?&quot;;1)))" office:value-type="float" office:value="0" calcext:value-type="float">
            <text:p>0</text:p>
          </table:table-cell>
          <table:table-cell table:formula="of:=IF([$Data.HJ14]=&quot;&quot;;0;(IF([$Data.HJ14]=&quot;?&quot;;&quot;?&quot;;1)))" office:value-type="float" office:value="0" calcext:value-type="float">
            <text:p>0</text:p>
          </table:table-cell>
          <table:table-cell table:formula="of:=IF([$Data.HK14]=&quot;&quot;;0;(IF([$Data.HK14]=&quot;?&quot;;&quot;?&quot;;1)))" office:value-type="float" office:value="0" calcext:value-type="float">
            <text:p>0</text:p>
          </table:table-cell>
          <table:table-cell table:formula="of:=IF([$Data.HL14]=&quot;&quot;;0;(IF([$Data.HL14]=&quot;?&quot;;&quot;?&quot;;1)))" office:value-type="float" office:value="0" calcext:value-type="float">
            <text:p>0</text:p>
          </table:table-cell>
          <table:table-cell table:formula="of:=IF([$Data.HM14]=&quot;&quot;;0;(IF([$Data.HM14]=&quot;?&quot;;&quot;?&quot;;1)))" office:value-type="float" office:value="1" calcext:value-type="float">
            <text:p>1</text:p>
          </table:table-cell>
          <table:table-cell table:formula="of:=IF([$Data.HN14]=&quot;&quot;;0;(IF([$Data.HN14]=&quot;?&quot;;&quot;?&quot;;1)))" office:value-type="float" office:value="0" calcext:value-type="float">
            <text:p>0</text:p>
          </table:table-cell>
          <table:table-cell table:formula="of:=IF([$Data.HO14]=&quot;&quot;;0;(IF([$Data.HO14]=&quot;?&quot;;&quot;?&quot;;1)))" office:value-type="float" office:value="1" calcext:value-type="float">
            <text:p>1</text:p>
          </table:table-cell>
          <table:table-cell table:formula="of:=IF([$Data.HP14]=&quot;&quot;;0;(IF([$Data.HP14]=&quot;?&quot;;&quot;?&quot;;1)))" office:value-type="float" office:value="0" calcext:value-type="float">
            <text:p>0</text:p>
          </table:table-cell>
          <table:table-cell table:formula="of:=IF([$Data.HQ14]=&quot;&quot;;0;(IF([$Data.HQ14]=&quot;?&quot;;&quot;?&quot;;1)))" office:value-type="float" office:value="1" calcext:value-type="float">
            <text:p>1</text:p>
          </table:table-cell>
          <table:table-cell table:formula="of:=IF([$Data.HR14]=&quot;&quot;;0;(IF([$Data.HR14]=&quot;?&quot;;&quot;?&quot;;1)))" office:value-type="float" office:value="1" calcext:value-type="float">
            <text:p>1</text:p>
          </table:table-cell>
          <table:table-cell table:formula="of:=IF([$Data.HS14]=&quot;&quot;;0;(IF([$Data.HS14]=&quot;?&quot;;&quot;?&quot;;1)))" office:value-type="float" office:value="0" calcext:value-type="float">
            <text:p>0</text:p>
          </table:table-cell>
          <table:table-cell table:formula="of:=IF([$Data.HT14]=&quot;&quot;;0;(IF([$Data.HT14]=&quot;?&quot;;&quot;?&quot;;1)))" office:value-type="float" office:value="0" calcext:value-type="float">
            <text:p>0</text:p>
          </table:table-cell>
          <table:table-cell table:formula="of:=IF([$Data.HU14]=&quot;&quot;;0;(IF([$Data.HU14]=&quot;?&quot;;&quot;?&quot;;1)))" office:value-type="float" office:value="1" calcext:value-type="float">
            <text:p>1</text:p>
          </table:table-cell>
          <table:table-cell table:formula="of:=IF([$Data.HV14]=&quot;&quot;;0;(IF([$Data.HV14]=&quot;?&quot;;&quot;?&quot;;1)))" office:value-type="float" office:value="0" calcext:value-type="float">
            <text:p>0</text:p>
          </table:table-cell>
          <table:table-cell table:formula="of:=IF([$Data.HW14]=&quot;&quot;;0;(IF([$Data.HW14]=&quot;?&quot;;&quot;?&quot;;1)))" office:value-type="float" office:value="0" calcext:value-type="float">
            <text:p>0</text:p>
          </table:table-cell>
          <table:table-cell table:formula="of:=IF([$Data.HX14]=&quot;&quot;;0;(IF([$Data.HX14]=&quot;?&quot;;&quot;?&quot;;1)))" office:value-type="float" office:value="0" calcext:value-type="float">
            <text:p>0</text:p>
          </table:table-cell>
          <table:table-cell table:formula="of:=IF([$Data.HY14]=&quot;&quot;;0;(IF([$Data.HY14]=&quot;?&quot;;&quot;?&quot;;1)))" office:value-type="float" office:value="1" calcext:value-type="float">
            <text:p>1</text:p>
          </table:table-cell>
          <table:table-cell table:formula="of:=IF([$Data.HZ14]=&quot;&quot;;0;(IF([$Data.HZ14]=&quot;?&quot;;&quot;?&quot;;1)))" office:value-type="float" office:value="0" calcext:value-type="float">
            <text:p>0</text:p>
          </table:table-cell>
          <table:table-cell table:formula="of:=IF([$Data.IA14]=&quot;&quot;;0;(IF([$Data.IA14]=&quot;?&quot;;&quot;?&quot;;1)))" office:value-type="float" office:value="0" calcext:value-type="float">
            <text:p>0</text:p>
          </table:table-cell>
          <table:table-cell table:formula="of:=IF([$Data.IB14]=&quot;&quot;;0;(IF([$Data.IB14]=&quot;?&quot;;&quot;?&quot;;1)))" office:value-type="float" office:value="0" calcext:value-type="float">
            <text:p>0</text:p>
          </table:table-cell>
          <table:table-cell table:formula="of:=IF([$Data.IC14]=&quot;&quot;;0;(IF([$Data.IC14]=&quot;?&quot;;&quot;?&quot;;1)))" office:value-type="float" office:value="0" calcext:value-type="float">
            <text:p>0</text:p>
          </table:table-cell>
          <table:table-cell table:formula="of:=IF([$Data.ID14]=&quot;&quot;;0;(IF([$Data.ID14]=&quot;?&quot;;&quot;?&quot;;1)))" office:value-type="float" office:value="1" calcext:value-type="float">
            <text:p>1</text:p>
          </table:table-cell>
          <table:table-cell table:formula="of:=IF([$Data.IE14]=&quot;&quot;;0;(IF([$Data.IE14]=&quot;?&quot;;&quot;?&quot;;1)))" office:value-type="float" office:value="1" calcext:value-type="float">
            <text:p>1</text:p>
          </table:table-cell>
          <table:table-cell table:formula="of:=IF([$Data.IF14]=&quot;&quot;;0;(IF([$Data.IF14]=&quot;?&quot;;&quot;?&quot;;1)))" office:value-type="float" office:value="0" calcext:value-type="float">
            <text:p>0</text:p>
          </table:table-cell>
          <table:table-cell table:formula="of:=IF([$Data.IG14]=&quot;&quot;;0;(IF([$Data.IG14]=&quot;?&quot;;&quot;?&quot;;1)))" office:value-type="float" office:value="0" calcext:value-type="float">
            <text:p>0</text:p>
          </table:table-cell>
          <table:table-cell table:formula="of:=IF([$Data.IH14]=&quot;&quot;;0;(IF([$Data.IH14]=&quot;?&quot;;&quot;?&quot;;1)))" office:value-type="float" office:value="0" calcext:value-type="float">
            <text:p>0</text:p>
          </table:table-cell>
          <table:table-cell table:formula="of:=IF([$Data.II14]=&quot;&quot;;0;(IF([$Data.II14]=&quot;?&quot;;&quot;?&quot;;1)))" office:value-type="float" office:value="0" calcext:value-type="float">
            <text:p>0</text:p>
          </table:table-cell>
          <table:table-cell table:formula="of:=IF([$Data.IJ14]=&quot;&quot;;0;(IF([$Data.IJ14]=&quot;?&quot;;&quot;?&quot;;1)))" office:value-type="float" office:value="0" calcext:value-type="float">
            <text:p>0</text:p>
          </table:table-cell>
          <table:table-cell table:formula="of:=IF([$Data.IK14]=&quot;&quot;;0;(IF([$Data.IK14]=&quot;?&quot;;&quot;?&quot;;1)))" office:value-type="float" office:value="0" calcext:value-type="float">
            <text:p>0</text:p>
          </table:table-cell>
          <table:table-cell table:formula="of:=IF([$Data.IL14]=&quot;&quot;;0;(IF([$Data.IL14]=&quot;?&quot;;&quot;?&quot;;1)))" office:value-type="float" office:value="0" calcext:value-type="float">
            <text:p>0</text:p>
          </table:table-cell>
          <table:table-cell table:formula="of:=IF([$Data.IM14]=&quot;&quot;;0;(IF([$Data.IM14]=&quot;?&quot;;&quot;?&quot;;1)))" office:value-type="float" office:value="0" calcext:value-type="float">
            <text:p>0</text:p>
          </table:table-cell>
          <table:table-cell table:formula="of:=IF([$Data.IN14]=&quot;&quot;;0;(IF([$Data.IN14]=&quot;?&quot;;&quot;?&quot;;1)))" office:value-type="float" office:value="0" calcext:value-type="float">
            <text:p>0</text:p>
          </table:table-cell>
          <table:table-cell table:formula="of:=IF([$Data.IO14]=&quot;&quot;;0;(IF([$Data.IO14]=&quot;?&quot;;&quot;?&quot;;1)))" office:value-type="float" office:value="1" calcext:value-type="float">
            <text:p>1</text:p>
          </table:table-cell>
          <table:table-cell table:formula="of:=IF([$Data.IP14]=&quot;&quot;;0;(IF([$Data.IP14]=&quot;?&quot;;&quot;?&quot;;1)))" office:value-type="float" office:value="0" calcext:value-type="float">
            <text:p>0</text:p>
          </table:table-cell>
          <table:table-cell table:number-columns-repeated="2"/>
          <table:table-cell table:formula="of:=SUM([.B11:.HI11])" office:value-type="float" office:value="77" calcext:value-type="float">
            <text:p>77</text:p>
          </table:table-cell>
          <table:table-cell table:number-columns-repeated="804"/>
        </table:table-row>
        <table:table-row table:style-name="ro15">
          <table:table-cell table:formula="of:=[$Data.B15]" office:value-type="string" office:string-value="Tai Mai Chau" calcext:value-type="string">
            <text:p>Tai Mai Chau</text:p>
          </table:table-cell>
          <table:table-cell table:formula="of:=IF([$Data.AI15]=&quot;&quot;;0;(IF([$Data.AI15]=&quot;?&quot;;&quot;?&quot;;1)))" office:value-type="float" office:value="1" calcext:value-type="float">
            <text:p>1</text:p>
          </table:table-cell>
          <table:table-cell table:formula="of:=IF([$Data.AJ15]=&quot;&quot;;0;(IF([$Data.AJ15]=&quot;?&quot;;&quot;?&quot;;1)))" office:value-type="float" office:value="0" calcext:value-type="float">
            <text:p>0</text:p>
          </table:table-cell>
          <table:table-cell table:formula="of:=IF([$Data.AK15]=&quot;&quot;;0;(IF([$Data.AK15]=&quot;?&quot;;&quot;?&quot;;1)))" office:value-type="float" office:value="1" calcext:value-type="float">
            <text:p>1</text:p>
          </table:table-cell>
          <table:table-cell table:formula="of:=IF([$Data.AL15]=&quot;&quot;;0;(IF([$Data.AL15]=&quot;?&quot;;&quot;?&quot;;1)))" office:value-type="float" office:value="1" calcext:value-type="float">
            <text:p>1</text:p>
          </table:table-cell>
          <table:table-cell table:formula="of:=IF([$Data.AM15]=&quot;&quot;;0;(IF([$Data.AM15]=&quot;?&quot;;&quot;?&quot;;1)))" office:value-type="float" office:value="1" calcext:value-type="float">
            <text:p>1</text:p>
          </table:table-cell>
          <table:table-cell table:formula="of:=IF([$Data.AN15]=&quot;&quot;;0;(IF([$Data.AN15]=&quot;?&quot;;&quot;?&quot;;1)))" office:value-type="float" office:value="1" calcext:value-type="float">
            <text:p>1</text:p>
          </table:table-cell>
          <table:table-cell table:formula="of:=IF([$Data.AO15]=&quot;&quot;;0;(IF([$Data.AO15]=&quot;?&quot;;&quot;?&quot;;1)))" office:value-type="float" office:value="0" calcext:value-type="float">
            <text:p>0</text:p>
          </table:table-cell>
          <table:table-cell table:formula="of:=IF([$Data.AP15]=&quot;&quot;;0;(IF([$Data.AP15]=&quot;?&quot;;&quot;?&quot;;1)))" office:value-type="float" office:value="1" calcext:value-type="float">
            <text:p>1</text:p>
          </table:table-cell>
          <table:table-cell table:formula="of:=IF([$Data.AQ15]=&quot;&quot;;0;(IF([$Data.AQ15]=&quot;?&quot;;&quot;?&quot;;1)))" office:value-type="float" office:value="0" calcext:value-type="float">
            <text:p>0</text:p>
          </table:table-cell>
          <table:table-cell table:formula="of:=IF([$Data.AR15]=&quot;&quot;;0;(IF([$Data.AR15]=&quot;?&quot;;&quot;?&quot;;1)))" office:value-type="float" office:value="0" calcext:value-type="float">
            <text:p>0</text:p>
          </table:table-cell>
          <table:table-cell table:formula="of:=IF([$Data.AS15]=&quot;&quot;;0;(IF([$Data.AS15]=&quot;?&quot;;&quot;?&quot;;1)))" office:value-type="float" office:value="1" calcext:value-type="float">
            <text:p>1</text:p>
          </table:table-cell>
          <table:table-cell table:formula="of:=IF([$Data.AT15]=&quot;&quot;;0;(IF([$Data.AT15]=&quot;?&quot;;&quot;?&quot;;1)))" office:value-type="float" office:value="0" calcext:value-type="float">
            <text:p>0</text:p>
          </table:table-cell>
          <table:table-cell table:formula="of:=IF([$Data.AU15]=&quot;&quot;;0;(IF([$Data.AU15]=&quot;?&quot;;&quot;?&quot;;1)))" office:value-type="float" office:value="1" calcext:value-type="float">
            <text:p>1</text:p>
          </table:table-cell>
          <table:table-cell table:formula="of:=IF([$Data.AV15]=&quot;&quot;;0;(IF([$Data.AV15]=&quot;?&quot;;&quot;?&quot;;1)))" office:value-type="float" office:value="1" calcext:value-type="float">
            <text:p>1</text:p>
          </table:table-cell>
          <table:table-cell table:formula="of:=IF([$Data.AW15]=&quot;&quot;;0;(IF([$Data.AW15]=&quot;?&quot;;&quot;?&quot;;1)))" office:value-type="float" office:value="0" calcext:value-type="float">
            <text:p>0</text:p>
          </table:table-cell>
          <table:table-cell table:formula="of:=IF([$Data.AX15]=&quot;&quot;;0;(IF([$Data.AX15]=&quot;?&quot;;&quot;?&quot;;1)))" office:value-type="float" office:value="1" calcext:value-type="float">
            <text:p>1</text:p>
          </table:table-cell>
          <table:table-cell table:formula="of:=IF([$Data.AY15]=&quot;&quot;;0;(IF([$Data.AY15]=&quot;?&quot;;&quot;?&quot;;1)))" office:value-type="float" office:value="1" calcext:value-type="float">
            <text:p>1</text:p>
          </table:table-cell>
          <table:table-cell table:formula="of:=IF([$Data.AZ15]=&quot;&quot;;0;(IF([$Data.AZ15]=&quot;?&quot;;&quot;?&quot;;1)))" office:value-type="float" office:value="1" calcext:value-type="float">
            <text:p>1</text:p>
          </table:table-cell>
          <table:table-cell table:formula="of:=IF([$Data.BA15]=&quot;&quot;;0;(IF([$Data.BA15]=&quot;?&quot;;&quot;?&quot;;1)))" office:value-type="float" office:value="0" calcext:value-type="float">
            <text:p>0</text:p>
          </table:table-cell>
          <table:table-cell table:formula="of:=IF([$Data.BB15]=&quot;&quot;;0;(IF([$Data.BB15]=&quot;?&quot;;&quot;?&quot;;1)))" office:value-type="float" office:value="1" calcext:value-type="float">
            <text:p>1</text:p>
          </table:table-cell>
          <table:table-cell table:formula="of:=IF([$Data.BC15]=&quot;&quot;;0;(IF([$Data.BC15]=&quot;?&quot;;&quot;?&quot;;1)))" office:value-type="float" office:value="0" calcext:value-type="float">
            <text:p>0</text:p>
          </table:table-cell>
          <table:table-cell table:formula="of:=IF([$Data.BD15]=&quot;&quot;;0;(IF([$Data.BD15]=&quot;?&quot;;&quot;?&quot;;1)))" office:value-type="float" office:value="0" calcext:value-type="float">
            <text:p>0</text:p>
          </table:table-cell>
          <table:table-cell table:formula="of:=IF([$Data.BE15]=&quot;&quot;;0;(IF([$Data.BE15]=&quot;?&quot;;&quot;?&quot;;1)))" office:value-type="float" office:value="0" calcext:value-type="float">
            <text:p>0</text:p>
          </table:table-cell>
          <table:table-cell table:formula="of:=IF([$Data.BF15]=&quot;&quot;;0;(IF([$Data.BF15]=&quot;?&quot;;&quot;?&quot;;1)))" office:value-type="float" office:value="0" calcext:value-type="float">
            <text:p>0</text:p>
          </table:table-cell>
          <table:table-cell table:formula="of:=IF([$Data.BG15]=&quot;&quot;;0;(IF([$Data.BG15]=&quot;?&quot;;&quot;?&quot;;1)))" office:value-type="float" office:value="0" calcext:value-type="float">
            <text:p>0</text:p>
          </table:table-cell>
          <table:table-cell table:formula="of:=IF([$Data.BH15]=&quot;&quot;;0;(IF([$Data.BH15]=&quot;?&quot;;&quot;?&quot;;1)))" office:value-type="float" office:value="0" calcext:value-type="float">
            <text:p>0</text:p>
          </table:table-cell>
          <table:table-cell table:formula="of:=IF([$Data.BI15]=&quot;&quot;;0;(IF([$Data.BI15]=&quot;?&quot;;&quot;?&quot;;1)))" office:value-type="float" office:value="0" calcext:value-type="float">
            <text:p>0</text:p>
          </table:table-cell>
          <table:table-cell table:formula="of:=IF([$Data.BJ15]=&quot;&quot;;0;(IF([$Data.BJ15]=&quot;?&quot;;&quot;?&quot;;1)))" office:value-type="float" office:value="0" calcext:value-type="float">
            <text:p>0</text:p>
          </table:table-cell>
          <table:table-cell table:formula="of:=IF([$Data.BK15]=&quot;&quot;;0;(IF([$Data.BK15]=&quot;?&quot;;&quot;?&quot;;1)))" office:value-type="float" office:value="0" calcext:value-type="float">
            <text:p>0</text:p>
          </table:table-cell>
          <table:table-cell table:formula="of:=IF([$Data.BL15]=&quot;&quot;;0;(IF([$Data.BL15]=&quot;?&quot;;&quot;?&quot;;1)))" office:value-type="float" office:value="0" calcext:value-type="float">
            <text:p>0</text:p>
          </table:table-cell>
          <table:table-cell table:formula="of:=IF([$Data.BM15]=&quot;&quot;;0;(IF([$Data.BM15]=&quot;?&quot;;&quot;?&quot;;1)))" office:value-type="float" office:value="0" calcext:value-type="float">
            <text:p>0</text:p>
          </table:table-cell>
          <table:table-cell table:formula="of:=IF([$Data.BN15]=&quot;&quot;;0;(IF([$Data.BN15]=&quot;?&quot;;&quot;?&quot;;1)))" office:value-type="float" office:value="1" calcext:value-type="float">
            <text:p>1</text:p>
          </table:table-cell>
          <table:table-cell table:formula="of:=IF([$Data.BO15]=&quot;&quot;;0;(IF([$Data.BO15]=&quot;?&quot;;&quot;?&quot;;1)))" office:value-type="float" office:value="1" calcext:value-type="float">
            <text:p>1</text:p>
          </table:table-cell>
          <table:table-cell table:formula="of:=IF([$Data.BP15]=&quot;&quot;;0;(IF([$Data.BP15]=&quot;?&quot;;&quot;?&quot;;1)))" office:value-type="float" office:value="1" calcext:value-type="float">
            <text:p>1</text:p>
          </table:table-cell>
          <table:table-cell table:formula="of:=IF([$Data.BQ15]=&quot;&quot;;0;(IF([$Data.BQ15]=&quot;?&quot;;&quot;?&quot;;1)))" office:value-type="float" office:value="0" calcext:value-type="float">
            <text:p>0</text:p>
          </table:table-cell>
          <table:table-cell table:formula="of:=IF([$Data.BR15]=&quot;&quot;;0;(IF([$Data.BR15]=&quot;?&quot;;&quot;?&quot;;1)))" office:value-type="float" office:value="1" calcext:value-type="float">
            <text:p>1</text:p>
          </table:table-cell>
          <table:table-cell table:formula="of:=IF([$Data.BS15]=&quot;&quot;;0;(IF([$Data.BS15]=&quot;?&quot;;&quot;?&quot;;1)))" office:value-type="float" office:value="1" calcext:value-type="float">
            <text:p>1</text:p>
          </table:table-cell>
          <table:table-cell table:formula="of:=IF([$Data.BT15]=&quot;&quot;;0;(IF([$Data.BT15]=&quot;?&quot;;&quot;?&quot;;1)))" office:value-type="float" office:value="0" calcext:value-type="float">
            <text:p>0</text:p>
          </table:table-cell>
          <table:table-cell table:formula="of:=IF([$Data.BU15]=&quot;&quot;;0;(IF([$Data.BU15]=&quot;?&quot;;&quot;?&quot;;1)))" office:value-type="float" office:value="1" calcext:value-type="float">
            <text:p>1</text:p>
          </table:table-cell>
          <table:table-cell table:formula="of:=IF([$Data.BV15]=&quot;&quot;;0;(IF([$Data.BV15]=&quot;?&quot;;&quot;?&quot;;1)))" office:value-type="float" office:value="0" calcext:value-type="float">
            <text:p>0</text:p>
          </table:table-cell>
          <table:table-cell table:formula="of:=IF([$Data.BW15]=&quot;&quot;;0;(IF([$Data.BW15]=&quot;?&quot;;&quot;?&quot;;1)))" office:value-type="float" office:value="0" calcext:value-type="float">
            <text:p>0</text:p>
          </table:table-cell>
          <table:table-cell table:formula="of:=IF([$Data.BX15]=&quot;&quot;;0;(IF([$Data.BX15]=&quot;?&quot;;&quot;?&quot;;1)))" office:value-type="float" office:value="1" calcext:value-type="float">
            <text:p>1</text:p>
          </table:table-cell>
          <table:table-cell table:formula="of:=IF([$Data.BY15]=&quot;&quot;;0;(IF([$Data.BY15]=&quot;?&quot;;&quot;?&quot;;1)))" office:value-type="float" office:value="0" calcext:value-type="float">
            <text:p>0</text:p>
          </table:table-cell>
          <table:table-cell table:formula="of:=IF([$Data.BZ15]=&quot;&quot;;0;(IF([$Data.BZ15]=&quot;?&quot;;&quot;?&quot;;1)))" office:value-type="float" office:value="1" calcext:value-type="float">
            <text:p>1</text:p>
          </table:table-cell>
          <table:table-cell table:formula="of:=IF([$Data.CA15]=&quot;&quot;;0;(IF([$Data.CA15]=&quot;?&quot;;&quot;?&quot;;1)))" office:value-type="float" office:value="1" calcext:value-type="float">
            <text:p>1</text:p>
          </table:table-cell>
          <table:table-cell table:formula="of:=IF([$Data.CB15]=&quot;&quot;;0;(IF([$Data.CB15]=&quot;?&quot;;&quot;?&quot;;1)))" office:value-type="float" office:value="1" calcext:value-type="float">
            <text:p>1</text:p>
          </table:table-cell>
          <table:table-cell table:formula="of:=IF([$Data.CC15]=&quot;&quot;;0;(IF([$Data.CC15]=&quot;?&quot;;&quot;?&quot;;1)))" office:value-type="float" office:value="0" calcext:value-type="float">
            <text:p>0</text:p>
          </table:table-cell>
          <table:table-cell table:formula="of:=IF([$Data.CD15]=&quot;&quot;;0;(IF([$Data.CD15]=&quot;?&quot;;&quot;?&quot;;1)))" office:value-type="float" office:value="1" calcext:value-type="float">
            <text:p>1</text:p>
          </table:table-cell>
          <table:table-cell table:formula="of:=IF([$Data.CE15]=&quot;&quot;;0;(IF([$Data.CE15]=&quot;?&quot;;&quot;?&quot;;1)))" office:value-type="float" office:value="1" calcext:value-type="float">
            <text:p>1</text:p>
          </table:table-cell>
          <table:table-cell table:formula="of:=IF([$Data.CF15]=&quot;&quot;;0;(IF([$Data.CF15]=&quot;?&quot;;&quot;?&quot;;1)))" office:value-type="float" office:value="1" calcext:value-type="float">
            <text:p>1</text:p>
          </table:table-cell>
          <table:table-cell table:formula="of:=IF([$Data.CG15]=&quot;&quot;;0;(IF([$Data.CG15]=&quot;?&quot;;&quot;?&quot;;1)))" office:value-type="float" office:value="1" calcext:value-type="float">
            <text:p>1</text:p>
          </table:table-cell>
          <table:table-cell table:formula="of:=IF([$Data.CH15]=&quot;&quot;;0;(IF([$Data.CH15]=&quot;?&quot;;&quot;?&quot;;1)))" office:value-type="float" office:value="1" calcext:value-type="float">
            <text:p>1</text:p>
          </table:table-cell>
          <table:table-cell table:formula="of:=IF([$Data.CI15]=&quot;&quot;;0;(IF([$Data.CI15]=&quot;?&quot;;&quot;?&quot;;1)))" office:value-type="float" office:value="0" calcext:value-type="float">
            <text:p>0</text:p>
          </table:table-cell>
          <table:table-cell table:formula="of:=IF([$Data.CJ15]=&quot;&quot;;0;(IF([$Data.CJ15]=&quot;?&quot;;&quot;?&quot;;1)))" office:value-type="float" office:value="0" calcext:value-type="float">
            <text:p>0</text:p>
          </table:table-cell>
          <table:table-cell table:formula="of:=IF([$Data.CK15]=&quot;&quot;;0;(IF([$Data.CK15]=&quot;?&quot;;&quot;?&quot;;1)))" office:value-type="float" office:value="1" calcext:value-type="float">
            <text:p>1</text:p>
          </table:table-cell>
          <table:table-cell table:formula="of:=IF([$Data.CL15]=&quot;&quot;;0;(IF([$Data.CL15]=&quot;?&quot;;&quot;?&quot;;1)))" office:value-type="float" office:value="1" calcext:value-type="float">
            <text:p>1</text:p>
          </table:table-cell>
          <table:table-cell table:formula="of:=IF([$Data.CM15]=&quot;&quot;;0;(IF([$Data.CM15]=&quot;?&quot;;&quot;?&quot;;1)))" office:value-type="float" office:value="0" calcext:value-type="float">
            <text:p>0</text:p>
          </table:table-cell>
          <table:table-cell table:formula="of:=IF([$Data.CN15]=&quot;&quot;;0;(IF([$Data.CN15]=&quot;?&quot;;&quot;?&quot;;1)))" office:value-type="float" office:value="1" calcext:value-type="float">
            <text:p>1</text:p>
          </table:table-cell>
          <table:table-cell table:formula="of:=IF([$Data.CO15]=&quot;&quot;;0;(IF([$Data.CO15]=&quot;?&quot;;&quot;?&quot;;1)))" office:value-type="float" office:value="1" calcext:value-type="float">
            <text:p>1</text:p>
          </table:table-cell>
          <table:table-cell table:formula="of:=IF([$Data.CP15]=&quot;&quot;;0;(IF([$Data.CP15]=&quot;?&quot;;&quot;?&quot;;1)))" office:value-type="float" office:value="1" calcext:value-type="float">
            <text:p>1</text:p>
          </table:table-cell>
          <table:table-cell table:formula="of:=IF([$Data.CQ15]=&quot;&quot;;0;(IF([$Data.CQ15]=&quot;?&quot;;&quot;?&quot;;1)))" office:value-type="float" office:value="0" calcext:value-type="float">
            <text:p>0</text:p>
          </table:table-cell>
          <table:table-cell table:formula="of:=IF([$Data.CR15]=&quot;&quot;;0;(IF([$Data.CR15]=&quot;?&quot;;&quot;?&quot;;1)))" office:value-type="float" office:value="0" calcext:value-type="float">
            <text:p>0</text:p>
          </table:table-cell>
          <table:table-cell table:formula="of:=IF([$Data.CS15]=&quot;&quot;;0;(IF([$Data.CS15]=&quot;?&quot;;&quot;?&quot;;1)))" office:value-type="float" office:value="0" calcext:value-type="float">
            <text:p>0</text:p>
          </table:table-cell>
          <table:table-cell table:formula="of:=IF([$Data.CT15]=&quot;&quot;;0;(IF([$Data.CT15]=&quot;?&quot;;&quot;?&quot;;1)))" office:value-type="float" office:value="0" calcext:value-type="float">
            <text:p>0</text:p>
          </table:table-cell>
          <table:table-cell table:formula="of:=IF([$Data.CU15]=&quot;&quot;;0;(IF([$Data.CU15]=&quot;?&quot;;&quot;?&quot;;1)))" office:value-type="float" office:value="1" calcext:value-type="float">
            <text:p>1</text:p>
          </table:table-cell>
          <table:table-cell table:formula="of:=IF([$Data.CV15]=&quot;&quot;;0;(IF([$Data.CV15]=&quot;?&quot;;&quot;?&quot;;1)))" office:value-type="float" office:value="0" calcext:value-type="float">
            <text:p>0</text:p>
          </table:table-cell>
          <table:table-cell table:formula="of:=IF([$Data.CW15]=&quot;&quot;;0;(IF([$Data.CW15]=&quot;?&quot;;&quot;?&quot;;1)))" office:value-type="float" office:value="0" calcext:value-type="float">
            <text:p>0</text:p>
          </table:table-cell>
          <table:table-cell table:formula="of:=IF([$Data.CX15]=&quot;&quot;;0;(IF([$Data.CX15]=&quot;?&quot;;&quot;?&quot;;1)))" office:value-type="float" office:value="0" calcext:value-type="float">
            <text:p>0</text:p>
          </table:table-cell>
          <table:table-cell table:formula="of:=IF([$Data.CY15]=&quot;&quot;;0;(IF([$Data.CY15]=&quot;?&quot;;&quot;?&quot;;1)))" office:value-type="float" office:value="0" calcext:value-type="float">
            <text:p>0</text:p>
          </table:table-cell>
          <table:table-cell table:formula="of:=IF([$Data.CZ15]=&quot;&quot;;0;(IF([$Data.CZ15]=&quot;?&quot;;&quot;?&quot;;1)))" office:value-type="float" office:value="0" calcext:value-type="float">
            <text:p>0</text:p>
          </table:table-cell>
          <table:table-cell table:formula="of:=IF([$Data.DA15]=&quot;&quot;;0;(IF([$Data.DA15]=&quot;?&quot;;&quot;?&quot;;1)))" office:value-type="float" office:value="1" calcext:value-type="float">
            <text:p>1</text:p>
          </table:table-cell>
          <table:table-cell table:formula="of:=IF([$Data.DB15]=&quot;&quot;;0;(IF([$Data.DB15]=&quot;?&quot;;&quot;?&quot;;1)))" office:value-type="float" office:value="1" calcext:value-type="float">
            <text:p>1</text:p>
          </table:table-cell>
          <table:table-cell table:formula="of:=IF([$Data.DC15]=&quot;&quot;;0;(IF([$Data.DC15]=&quot;?&quot;;&quot;?&quot;;1)))" office:value-type="float" office:value="1" calcext:value-type="float">
            <text:p>1</text:p>
          </table:table-cell>
          <table:table-cell table:formula="of:=IF([$Data.DD15]=&quot;&quot;;0;(IF([$Data.DD15]=&quot;?&quot;;&quot;?&quot;;1)))" office:value-type="float" office:value="0" calcext:value-type="float">
            <text:p>0</text:p>
          </table:table-cell>
          <table:table-cell table:formula="of:=IF([$Data.DE15]=&quot;&quot;;0;(IF([$Data.DE15]=&quot;?&quot;;&quot;?&quot;;1)))" office:value-type="float" office:value="1" calcext:value-type="float">
            <text:p>1</text:p>
          </table:table-cell>
          <table:table-cell table:formula="of:=IF([$Data.DF15]=&quot;&quot;;0;(IF([$Data.DF15]=&quot;?&quot;;&quot;?&quot;;1)))" office:value-type="float" office:value="1" calcext:value-type="float">
            <text:p>1</text:p>
          </table:table-cell>
          <table:table-cell table:formula="of:=IF([$Data.DG15]=&quot;&quot;;0;(IF([$Data.DG15]=&quot;?&quot;;&quot;?&quot;;1)))" office:value-type="float" office:value="1" calcext:value-type="float">
            <text:p>1</text:p>
          </table:table-cell>
          <table:table-cell table:formula="of:=IF([$Data.DH15]=&quot;&quot;;0;(IF([$Data.DH15]=&quot;?&quot;;&quot;?&quot;;1)))" office:value-type="float" office:value="1" calcext:value-type="float">
            <text:p>1</text:p>
          </table:table-cell>
          <table:table-cell table:formula="of:=IF([$Data.DI15]=&quot;&quot;;0;(IF([$Data.DI15]=&quot;?&quot;;&quot;?&quot;;1)))" office:value-type="float" office:value="1" calcext:value-type="float">
            <text:p>1</text:p>
          </table:table-cell>
          <table:table-cell table:formula="of:=IF([$Data.DJ15]=&quot;&quot;;0;(IF([$Data.DJ15]=&quot;?&quot;;&quot;?&quot;;1)))" office:value-type="float" office:value="0" calcext:value-type="float">
            <text:p>0</text:p>
          </table:table-cell>
          <table:table-cell table:formula="of:=IF([$Data.DK15]=&quot;&quot;;0;(IF([$Data.DK15]=&quot;?&quot;;&quot;?&quot;;1)))" office:value-type="float" office:value="1" calcext:value-type="float">
            <text:p>1</text:p>
          </table:table-cell>
          <table:table-cell table:formula="of:=IF([$Data.DL15]=&quot;&quot;;0;(IF([$Data.DL15]=&quot;?&quot;;&quot;?&quot;;1)))" office:value-type="float" office:value="1" calcext:value-type="float">
            <text:p>1</text:p>
          </table:table-cell>
          <table:table-cell table:formula="of:=IF([$Data.DM15]=&quot;&quot;;0;(IF([$Data.DM15]=&quot;?&quot;;&quot;?&quot;;1)))" office:value-type="float" office:value="1" calcext:value-type="float">
            <text:p>1</text:p>
          </table:table-cell>
          <table:table-cell table:formula="of:=IF([$Data.DN15]=&quot;&quot;;0;(IF([$Data.DN15]=&quot;?&quot;;&quot;?&quot;;1)))" office:value-type="float" office:value="0" calcext:value-type="float">
            <text:p>0</text:p>
          </table:table-cell>
          <table:table-cell table:formula="of:=IF([$Data.DO15]=&quot;&quot;;0;(IF([$Data.DO15]=&quot;?&quot;;&quot;?&quot;;1)))" office:value-type="float" office:value="1" calcext:value-type="float">
            <text:p>1</text:p>
          </table:table-cell>
          <table:table-cell table:formula="of:=IF([$Data.DP15]=&quot;&quot;;0;(IF([$Data.DP15]=&quot;?&quot;;&quot;?&quot;;1)))" office:value-type="float" office:value="1" calcext:value-type="float">
            <text:p>1</text:p>
          </table:table-cell>
          <table:table-cell table:formula="of:=IF([$Data.DQ15]=&quot;&quot;;0;(IF([$Data.DQ15]=&quot;?&quot;;&quot;?&quot;;1)))" office:value-type="float" office:value="0" calcext:value-type="float">
            <text:p>0</text:p>
          </table:table-cell>
          <table:table-cell table:formula="of:=IF([$Data.DR15]=&quot;&quot;;0;(IF([$Data.DR15]=&quot;?&quot;;&quot;?&quot;;1)))" office:value-type="float" office:value="0" calcext:value-type="float">
            <text:p>0</text:p>
          </table:table-cell>
          <table:table-cell table:formula="of:=IF([$Data.DS15]=&quot;&quot;;0;(IF([$Data.DS15]=&quot;?&quot;;&quot;?&quot;;1)))" office:value-type="float" office:value="0" calcext:value-type="float">
            <text:p>0</text:p>
          </table:table-cell>
          <table:table-cell table:formula="of:=IF([$Data.DT15]=&quot;&quot;;0;(IF([$Data.DT15]=&quot;?&quot;;&quot;?&quot;;1)))" office:value-type="float" office:value="1" calcext:value-type="float">
            <text:p>1</text:p>
          </table:table-cell>
          <table:table-cell table:formula="of:=IF([$Data.DU15]=&quot;&quot;;0;(IF([$Data.DU15]=&quot;?&quot;;&quot;?&quot;;1)))" office:value-type="float" office:value="0" calcext:value-type="float">
            <text:p>0</text:p>
          </table:table-cell>
          <table:table-cell table:formula="of:=IF([$Data.DV15]=&quot;&quot;;0;(IF([$Data.DV15]=&quot;?&quot;;&quot;?&quot;;1)))" office:value-type="float" office:value="1" calcext:value-type="float">
            <text:p>1</text:p>
          </table:table-cell>
          <table:table-cell table:formula="of:=IF([$Data.DW15]=&quot;&quot;;0;(IF([$Data.DW15]=&quot;?&quot;;&quot;?&quot;;1)))" office:value-type="float" office:value="0" calcext:value-type="float">
            <text:p>0</text:p>
          </table:table-cell>
          <table:table-cell table:formula="of:=IF([$Data.DX15]=&quot;&quot;;0;(IF([$Data.DX15]=&quot;?&quot;;&quot;?&quot;;1)))" office:value-type="float" office:value="0" calcext:value-type="float">
            <text:p>0</text:p>
          </table:table-cell>
          <table:table-cell table:formula="of:=IF([$Data.DY15]=&quot;&quot;;0;(IF([$Data.DY15]=&quot;?&quot;;&quot;?&quot;;1)))" office:value-type="float" office:value="0" calcext:value-type="float">
            <text:p>0</text:p>
          </table:table-cell>
          <table:table-cell table:formula="of:=IF([$Data.DZ15]=&quot;&quot;;0;(IF([$Data.DZ15]=&quot;?&quot;;&quot;?&quot;;1)))" office:value-type="float" office:value="1" calcext:value-type="float">
            <text:p>1</text:p>
          </table:table-cell>
          <table:table-cell table:formula="of:=IF([$Data.EA15]=&quot;&quot;;0;(IF([$Data.EA15]=&quot;?&quot;;&quot;?&quot;;1)))" office:value-type="float" office:value="0" calcext:value-type="float">
            <text:p>0</text:p>
          </table:table-cell>
          <table:table-cell table:formula="of:=IF([$Data.EB15]=&quot;&quot;;0;(IF([$Data.EB15]=&quot;?&quot;;&quot;?&quot;;1)))" office:value-type="float" office:value="0" calcext:value-type="float">
            <text:p>0</text:p>
          </table:table-cell>
          <table:table-cell table:formula="of:=IF([$Data.EC15]=&quot;&quot;;0;(IF([$Data.EC15]=&quot;?&quot;;&quot;?&quot;;1)))" office:value-type="float" office:value="0" calcext:value-type="float">
            <text:p>0</text:p>
          </table:table-cell>
          <table:table-cell table:formula="of:=IF([$Data.ED15]=&quot;&quot;;0;(IF([$Data.ED15]=&quot;?&quot;;&quot;?&quot;;1)))" office:value-type="float" office:value="0" calcext:value-type="float">
            <text:p>0</text:p>
          </table:table-cell>
          <table:table-cell table:formula="of:=IF([$Data.EE15]=&quot;&quot;;0;(IF([$Data.EE15]=&quot;?&quot;;&quot;?&quot;;1)))" office:value-type="float" office:value="1" calcext:value-type="float">
            <text:p>1</text:p>
          </table:table-cell>
          <table:table-cell table:formula="of:=IF([$Data.EF15]=&quot;&quot;;0;(IF([$Data.EF15]=&quot;?&quot;;&quot;?&quot;;1)))" office:value-type="float" office:value="0" calcext:value-type="float">
            <text:p>0</text:p>
          </table:table-cell>
          <table:table-cell table:formula="of:=IF([$Data.EG15]=&quot;&quot;;0;(IF([$Data.EG15]=&quot;?&quot;;&quot;?&quot;;1)))" office:value-type="float" office:value="1" calcext:value-type="float">
            <text:p>1</text:p>
          </table:table-cell>
          <table:table-cell table:formula="of:=IF([$Data.EH15]=&quot;&quot;;0;(IF([$Data.EH15]=&quot;?&quot;;&quot;?&quot;;1)))" office:value-type="float" office:value="0" calcext:value-type="float">
            <text:p>0</text:p>
          </table:table-cell>
          <table:table-cell table:formula="of:=IF([$Data.EI15]=&quot;&quot;;0;(IF([$Data.EI15]=&quot;?&quot;;&quot;?&quot;;1)))" office:value-type="float" office:value="0" calcext:value-type="float">
            <text:p>0</text:p>
          </table:table-cell>
          <table:table-cell table:formula="of:=IF([$Data.EJ15]=&quot;&quot;;0;(IF([$Data.EJ15]=&quot;?&quot;;&quot;?&quot;;1)))" office:value-type="float" office:value="1" calcext:value-type="float">
            <text:p>1</text:p>
          </table:table-cell>
          <table:table-cell table:formula="of:=IF([$Data.EK15]=&quot;&quot;;0;(IF([$Data.EK15]=&quot;?&quot;;&quot;?&quot;;1)))" office:value-type="float" office:value="0" calcext:value-type="float">
            <text:p>0</text:p>
          </table:table-cell>
          <table:table-cell table:formula="of:=IF([$Data.EL15]=&quot;&quot;;0;(IF([$Data.EL15]=&quot;?&quot;;&quot;?&quot;;1)))" office:value-type="float" office:value="1" calcext:value-type="float">
            <text:p>1</text:p>
          </table:table-cell>
          <table:table-cell table:formula="of:=IF([$Data.EM15]=&quot;&quot;;0;(IF([$Data.EM15]=&quot;?&quot;;&quot;?&quot;;1)))" office:value-type="float" office:value="0" calcext:value-type="float">
            <text:p>0</text:p>
          </table:table-cell>
          <table:table-cell table:formula="of:=IF([$Data.EN15]=&quot;&quot;;0;(IF([$Data.EN15]=&quot;?&quot;;&quot;?&quot;;1)))" office:value-type="float" office:value="0" calcext:value-type="float">
            <text:p>0</text:p>
          </table:table-cell>
          <table:table-cell table:formula="of:=IF([$Data.EO15]=&quot;&quot;;0;(IF([$Data.EO15]=&quot;?&quot;;&quot;?&quot;;1)))" office:value-type="float" office:value="1" calcext:value-type="float">
            <text:p>1</text:p>
          </table:table-cell>
          <table:table-cell table:formula="of:=IF([$Data.EP15]=&quot;&quot;;0;(IF([$Data.EP15]=&quot;?&quot;;&quot;?&quot;;1)))" office:value-type="float" office:value="0" calcext:value-type="float">
            <text:p>0</text:p>
          </table:table-cell>
          <table:table-cell table:formula="of:=IF([$Data.EQ15]=&quot;&quot;;0;(IF([$Data.EQ15]=&quot;?&quot;;&quot;?&quot;;1)))" office:value-type="float" office:value="1" calcext:value-type="float">
            <text:p>1</text:p>
          </table:table-cell>
          <table:table-cell table:formula="of:=IF([$Data.ER15]=&quot;&quot;;0;(IF([$Data.ER15]=&quot;?&quot;;&quot;?&quot;;1)))" office:value-type="float" office:value="0" calcext:value-type="float">
            <text:p>0</text:p>
          </table:table-cell>
          <table:table-cell table:formula="of:=IF([$Data.ES15]=&quot;&quot;;0;(IF([$Data.ES15]=&quot;?&quot;;&quot;?&quot;;1)))" office:value-type="float" office:value="0" calcext:value-type="float">
            <text:p>0</text:p>
          </table:table-cell>
          <table:table-cell table:formula="of:=IF([$Data.ET15]=&quot;&quot;;0;(IF([$Data.ET15]=&quot;?&quot;;&quot;?&quot;;1)))" office:value-type="float" office:value="0" calcext:value-type="float">
            <text:p>0</text:p>
          </table:table-cell>
          <table:table-cell table:formula="of:=IF([$Data.EU15]=&quot;&quot;;0;(IF([$Data.EU15]=&quot;?&quot;;&quot;?&quot;;1)))" office:value-type="float" office:value="0" calcext:value-type="float">
            <text:p>0</text:p>
          </table:table-cell>
          <table:table-cell table:formula="of:=IF([$Data.EV15]=&quot;&quot;;0;(IF([$Data.EV15]=&quot;?&quot;;&quot;?&quot;;1)))" office:value-type="float" office:value="0" calcext:value-type="float">
            <text:p>0</text:p>
          </table:table-cell>
          <table:table-cell table:formula="of:=IF([$Data.EW15]=&quot;&quot;;0;(IF([$Data.EW15]=&quot;?&quot;;&quot;?&quot;;1)))" office:value-type="float" office:value="0" calcext:value-type="float">
            <text:p>0</text:p>
          </table:table-cell>
          <table:table-cell table:formula="of:=IF([$Data.EX15]=&quot;&quot;;0;(IF([$Data.EX15]=&quot;?&quot;;&quot;?&quot;;1)))" office:value-type="float" office:value="0" calcext:value-type="float">
            <text:p>0</text:p>
          </table:table-cell>
          <table:table-cell table:formula="of:=IF([$Data.EY15]=&quot;&quot;;0;(IF([$Data.EY15]=&quot;?&quot;;&quot;?&quot;;1)))" office:value-type="float" office:value="0" calcext:value-type="float">
            <text:p>0</text:p>
          </table:table-cell>
          <table:table-cell table:formula="of:=IF([$Data.EZ15]=&quot;&quot;;0;(IF([$Data.EZ15]=&quot;?&quot;;&quot;?&quot;;1)))" office:value-type="float" office:value="0" calcext:value-type="float">
            <text:p>0</text:p>
          </table:table-cell>
          <table:table-cell table:formula="of:=IF([$Data.FA15]=&quot;&quot;;0;(IF([$Data.FA15]=&quot;?&quot;;&quot;?&quot;;1)))" office:value-type="float" office:value="0" calcext:value-type="float">
            <text:p>0</text:p>
          </table:table-cell>
          <table:table-cell table:formula="of:=IF([$Data.FB15]=&quot;&quot;;0;(IF([$Data.FB15]=&quot;?&quot;;&quot;?&quot;;1)))" office:value-type="float" office:value="0" calcext:value-type="float">
            <text:p>0</text:p>
          </table:table-cell>
          <table:table-cell table:formula="of:=IF([$Data.FC15]=&quot;&quot;;0;(IF([$Data.FC15]=&quot;?&quot;;&quot;?&quot;;1)))" office:value-type="float" office:value="0" calcext:value-type="float">
            <text:p>0</text:p>
          </table:table-cell>
          <table:table-cell table:formula="of:=IF([$Data.FD15]=&quot;&quot;;0;(IF([$Data.FD15]=&quot;?&quot;;&quot;?&quot;;1)))" office:value-type="float" office:value="0" calcext:value-type="float">
            <text:p>0</text:p>
          </table:table-cell>
          <table:table-cell table:formula="of:=IF([$Data.FE15]=&quot;&quot;;0;(IF([$Data.FE15]=&quot;?&quot;;&quot;?&quot;;1)))" office:value-type="float" office:value="0" calcext:value-type="float">
            <text:p>0</text:p>
          </table:table-cell>
          <table:table-cell table:formula="of:=IF([$Data.FF15]=&quot;&quot;;0;(IF([$Data.FF15]=&quot;?&quot;;&quot;?&quot;;1)))" office:value-type="float" office:value="0" calcext:value-type="float">
            <text:p>0</text:p>
          </table:table-cell>
          <table:table-cell table:formula="of:=IF([$Data.FG15]=&quot;&quot;;0;(IF([$Data.FG15]=&quot;?&quot;;&quot;?&quot;;1)))" office:value-type="float" office:value="0" calcext:value-type="float">
            <text:p>0</text:p>
          </table:table-cell>
          <table:table-cell table:formula="of:=IF([$Data.FH15]=&quot;&quot;;0;(IF([$Data.FH15]=&quot;?&quot;;&quot;?&quot;;1)))" office:value-type="float" office:value="0" calcext:value-type="float">
            <text:p>0</text:p>
          </table:table-cell>
          <table:table-cell table:formula="of:=IF([$Data.FI15]=&quot;&quot;;0;(IF([$Data.FI15]=&quot;?&quot;;&quot;?&quot;;1)))" office:value-type="float" office:value="0" calcext:value-type="float">
            <text:p>0</text:p>
          </table:table-cell>
          <table:table-cell table:formula="of:=IF([$Data.FJ15]=&quot;&quot;;0;(IF([$Data.FJ15]=&quot;?&quot;;&quot;?&quot;;1)))" office:value-type="float" office:value="0" calcext:value-type="float">
            <text:p>0</text:p>
          </table:table-cell>
          <table:table-cell table:formula="of:=IF([$Data.FK15]=&quot;&quot;;0;(IF([$Data.FK15]=&quot;?&quot;;&quot;?&quot;;1)))" office:value-type="float" office:value="0" calcext:value-type="float">
            <text:p>0</text:p>
          </table:table-cell>
          <table:table-cell table:formula="of:=IF([$Data.FL15]=&quot;&quot;;0;(IF([$Data.FL15]=&quot;?&quot;;&quot;?&quot;;1)))" office:value-type="float" office:value="0" calcext:value-type="float">
            <text:p>0</text:p>
          </table:table-cell>
          <table:table-cell table:formula="of:=IF([$Data.FM15]=&quot;&quot;;0;(IF([$Data.FM15]=&quot;?&quot;;&quot;?&quot;;1)))" office:value-type="float" office:value="0" calcext:value-type="float">
            <text:p>0</text:p>
          </table:table-cell>
          <table:table-cell table:formula="of:=IF([$Data.FN15]=&quot;&quot;;0;(IF([$Data.FN15]=&quot;?&quot;;&quot;?&quot;;1)))" office:value-type="float" office:value="0" calcext:value-type="float">
            <text:p>0</text:p>
          </table:table-cell>
          <table:table-cell table:formula="of:=IF([$Data.FO15]=&quot;&quot;;0;(IF([$Data.FO15]=&quot;?&quot;;&quot;?&quot;;1)))" office:value-type="float" office:value="1" calcext:value-type="float">
            <text:p>1</text:p>
          </table:table-cell>
          <table:table-cell table:formula="of:=IF([$Data.FP15]=&quot;&quot;;0;(IF([$Data.FP15]=&quot;?&quot;;&quot;?&quot;;1)))" office:value-type="float" office:value="1" calcext:value-type="float">
            <text:p>1</text:p>
          </table:table-cell>
          <table:table-cell table:formula="of:=IF([$Data.FQ15]=&quot;&quot;;0;(IF([$Data.FQ15]=&quot;?&quot;;&quot;?&quot;;1)))" office:value-type="float" office:value="1" calcext:value-type="float">
            <text:p>1</text:p>
          </table:table-cell>
          <table:table-cell table:formula="of:=IF([$Data.FR15]=&quot;&quot;;0;(IF([$Data.FR15]=&quot;?&quot;;&quot;?&quot;;1)))" office:value-type="float" office:value="1" calcext:value-type="float">
            <text:p>1</text:p>
          </table:table-cell>
          <table:table-cell table:formula="of:=IF([$Data.FS15]=&quot;&quot;;0;(IF([$Data.FS15]=&quot;?&quot;;&quot;?&quot;;1)))" office:value-type="float" office:value="0" calcext:value-type="float">
            <text:p>0</text:p>
          </table:table-cell>
          <table:table-cell table:formula="of:=IF([$Data.FT15]=&quot;&quot;;0;(IF([$Data.FT15]=&quot;?&quot;;&quot;?&quot;;1)))" office:value-type="float" office:value="1" calcext:value-type="float">
            <text:p>1</text:p>
          </table:table-cell>
          <table:table-cell table:formula="of:=IF([$Data.FU15]=&quot;&quot;;0;(IF([$Data.FU15]=&quot;?&quot;;&quot;?&quot;;1)))" office:value-type="float" office:value="0" calcext:value-type="float">
            <text:p>0</text:p>
          </table:table-cell>
          <table:table-cell table:formula="of:=IF([$Data.FV15]=&quot;&quot;;0;(IF([$Data.FV15]=&quot;?&quot;;&quot;?&quot;;1)))" office:value-type="float" office:value="0" calcext:value-type="float">
            <text:p>0</text:p>
          </table:table-cell>
          <table:table-cell table:formula="of:=IF([$Data.FW15]=&quot;&quot;;0;(IF([$Data.FW15]=&quot;?&quot;;&quot;?&quot;;1)))" office:value-type="float" office:value="1" calcext:value-type="float">
            <text:p>1</text:p>
          </table:table-cell>
          <table:table-cell table:formula="of:=IF([$Data.FX15]=&quot;&quot;;0;(IF([$Data.FX15]=&quot;?&quot;;&quot;?&quot;;1)))" office:value-type="float" office:value="1" calcext:value-type="float">
            <text:p>1</text:p>
          </table:table-cell>
          <table:table-cell table:formula="of:=IF([$Data.FY15]=&quot;&quot;;0;(IF([$Data.FY15]=&quot;?&quot;;&quot;?&quot;;1)))" office:value-type="float" office:value="1" calcext:value-type="float">
            <text:p>1</text:p>
          </table:table-cell>
          <table:table-cell table:formula="of:=IF([$Data.FZ15]=&quot;&quot;;0;(IF([$Data.FZ15]=&quot;?&quot;;&quot;?&quot;;1)))" office:value-type="float" office:value="1" calcext:value-type="float">
            <text:p>1</text:p>
          </table:table-cell>
          <table:table-cell table:formula="of:=IF([$Data.GA15]=&quot;&quot;;0;(IF([$Data.GA15]=&quot;?&quot;;&quot;?&quot;;1)))" office:value-type="float" office:value="0" calcext:value-type="float">
            <text:p>0</text:p>
          </table:table-cell>
          <table:table-cell table:formula="of:=IF([$Data.GB15]=&quot;&quot;;0;(IF([$Data.GB15]=&quot;?&quot;;&quot;?&quot;;1)))" office:value-type="float" office:value="0" calcext:value-type="float">
            <text:p>0</text:p>
          </table:table-cell>
          <table:table-cell table:formula="of:=IF([$Data.GC15]=&quot;&quot;;0;(IF([$Data.GC15]=&quot;?&quot;;&quot;?&quot;;1)))" office:value-type="float" office:value="1" calcext:value-type="float">
            <text:p>1</text:p>
          </table:table-cell>
          <table:table-cell table:formula="of:=IF([$Data.GD15]=&quot;&quot;;0;(IF([$Data.GD15]=&quot;?&quot;;&quot;?&quot;;1)))" office:value-type="float" office:value="0" calcext:value-type="float">
            <text:p>0</text:p>
          </table:table-cell>
          <table:table-cell table:formula="of:=IF([$Data.GE15]=&quot;&quot;;0;(IF([$Data.GE15]=&quot;?&quot;;&quot;?&quot;;1)))" office:value-type="float" office:value="1" calcext:value-type="float">
            <text:p>1</text:p>
          </table:table-cell>
          <table:table-cell table:formula="of:=IF([$Data.GF15]=&quot;&quot;;0;(IF([$Data.GF15]=&quot;?&quot;;&quot;?&quot;;1)))" office:value-type="float" office:value="1" calcext:value-type="float">
            <text:p>1</text:p>
          </table:table-cell>
          <table:table-cell table:formula="of:=IF([$Data.GG15]=&quot;&quot;;0;(IF([$Data.GG15]=&quot;?&quot;;&quot;?&quot;;1)))" office:value-type="float" office:value="0" calcext:value-type="float">
            <text:p>0</text:p>
          </table:table-cell>
          <table:table-cell table:formula="of:=IF([$Data.GH15]=&quot;&quot;;0;(IF([$Data.GH15]=&quot;?&quot;;&quot;?&quot;;1)))" office:value-type="float" office:value="0" calcext:value-type="float">
            <text:p>0</text:p>
          </table:table-cell>
          <table:table-cell table:formula="of:=IF([$Data.GI15]=&quot;&quot;;0;(IF([$Data.GI15]=&quot;?&quot;;&quot;?&quot;;1)))" office:value-type="float" office:value="1" calcext:value-type="float">
            <text:p>1</text:p>
          </table:table-cell>
          <table:table-cell table:formula="of:=IF([$Data.GJ15]=&quot;&quot;;0;(IF([$Data.GJ15]=&quot;?&quot;;&quot;?&quot;;1)))" office:value-type="float" office:value="0" calcext:value-type="float">
            <text:p>0</text:p>
          </table:table-cell>
          <table:table-cell table:formula="of:=IF([$Data.GK15]=&quot;&quot;;0;(IF([$Data.GK15]=&quot;?&quot;;&quot;?&quot;;1)))" office:value-type="float" office:value="0" calcext:value-type="float">
            <text:p>0</text:p>
          </table:table-cell>
          <table:table-cell table:formula="of:=IF([$Data.GL15]=&quot;&quot;;0;(IF([$Data.GL15]=&quot;?&quot;;&quot;?&quot;;1)))" office:value-type="float" office:value="1" calcext:value-type="float">
            <text:p>1</text:p>
          </table:table-cell>
          <table:table-cell table:formula="of:=IF([$Data.GM15]=&quot;&quot;;0;(IF([$Data.GM15]=&quot;?&quot;;&quot;?&quot;;1)))" office:value-type="float" office:value="0" calcext:value-type="float">
            <text:p>0</text:p>
          </table:table-cell>
          <table:table-cell table:formula="of:=IF([$Data.GN15]=&quot;&quot;;0;(IF([$Data.GN15]=&quot;?&quot;;&quot;?&quot;;1)))" office:value-type="float" office:value="0" calcext:value-type="float">
            <text:p>0</text:p>
          </table:table-cell>
          <table:table-cell table:formula="of:=IF([$Data.GO15]=&quot;&quot;;0;(IF([$Data.GO15]=&quot;?&quot;;&quot;?&quot;;1)))" office:value-type="float" office:value="0" calcext:value-type="float">
            <text:p>0</text:p>
          </table:table-cell>
          <table:table-cell table:formula="of:=IF([$Data.GP15]=&quot;&quot;;0;(IF([$Data.GP15]=&quot;?&quot;;&quot;?&quot;;1)))" office:value-type="float" office:value="0" calcext:value-type="float">
            <text:p>0</text:p>
          </table:table-cell>
          <table:table-cell table:formula="of:=IF([$Data.GQ15]=&quot;&quot;;0;(IF([$Data.GQ15]=&quot;?&quot;;&quot;?&quot;;1)))" office:value-type="float" office:value="0" calcext:value-type="float">
            <text:p>0</text:p>
          </table:table-cell>
          <table:table-cell table:formula="of:=IF([$Data.GR15]=&quot;&quot;;0;(IF([$Data.GR15]=&quot;?&quot;;&quot;?&quot;;1)))" office:value-type="float" office:value="0" calcext:value-type="float">
            <text:p>0</text:p>
          </table:table-cell>
          <table:table-cell table:formula="of:=IF([$Data.GS15]=&quot;&quot;;0;(IF([$Data.GS15]=&quot;?&quot;;&quot;?&quot;;1)))" office:value-type="float" office:value="0" calcext:value-type="float">
            <text:p>0</text:p>
          </table:table-cell>
          <table:table-cell table:formula="of:=IF([$Data.GT15]=&quot;&quot;;0;(IF([$Data.GT15]=&quot;?&quot;;&quot;?&quot;;1)))" office:value-type="float" office:value="0" calcext:value-type="float">
            <text:p>0</text:p>
          </table:table-cell>
          <table:table-cell table:formula="of:=IF([$Data.GU15]=&quot;&quot;;0;(IF([$Data.GU15]=&quot;?&quot;;&quot;?&quot;;1)))" office:value-type="float" office:value="0" calcext:value-type="float">
            <text:p>0</text:p>
          </table:table-cell>
          <table:table-cell table:formula="of:=IF([$Data.GV15]=&quot;&quot;;0;(IF([$Data.GV15]=&quot;?&quot;;&quot;?&quot;;1)))" office:value-type="float" office:value="0" calcext:value-type="float">
            <text:p>0</text:p>
          </table:table-cell>
          <table:table-cell table:formula="of:=IF([$Data.GW15]=&quot;&quot;;0;(IF([$Data.GW15]=&quot;?&quot;;&quot;?&quot;;1)))" office:value-type="float" office:value="0" calcext:value-type="float">
            <text:p>0</text:p>
          </table:table-cell>
          <table:table-cell table:formula="of:=IF([$Data.GX15]=&quot;&quot;;0;(IF([$Data.GX15]=&quot;?&quot;;&quot;?&quot;;1)))" office:value-type="float" office:value="0" calcext:value-type="float">
            <text:p>0</text:p>
          </table:table-cell>
          <table:table-cell table:formula="of:=IF([$Data.GY15]=&quot;&quot;;0;(IF([$Data.GY15]=&quot;?&quot;;&quot;?&quot;;1)))" office:value-type="float" office:value="0" calcext:value-type="float">
            <text:p>0</text:p>
          </table:table-cell>
          <table:table-cell table:formula="of:=IF([$Data.GZ15]=&quot;&quot;;0;(IF([$Data.GZ15]=&quot;?&quot;;&quot;?&quot;;1)))" office:value-type="float" office:value="0" calcext:value-type="float">
            <text:p>0</text:p>
          </table:table-cell>
          <table:table-cell table:formula="of:=IF([$Data.HA15]=&quot;&quot;;0;(IF([$Data.HA15]=&quot;?&quot;;&quot;?&quot;;1)))" office:value-type="float" office:value="1" calcext:value-type="float">
            <text:p>1</text:p>
          </table:table-cell>
          <table:table-cell table:formula="of:=IF([$Data.HB15]=&quot;&quot;;0;(IF([$Data.HB15]=&quot;?&quot;;&quot;?&quot;;1)))" office:value-type="float" office:value="0" calcext:value-type="float">
            <text:p>0</text:p>
          </table:table-cell>
          <table:table-cell table:formula="of:=IF([$Data.HC15]=&quot;&quot;;0;(IF([$Data.HC15]=&quot;?&quot;;&quot;?&quot;;1)))" office:value-type="float" office:value="0" calcext:value-type="float">
            <text:p>0</text:p>
          </table:table-cell>
          <table:table-cell table:formula="of:=IF([$Data.HD15]=&quot;&quot;;0;(IF([$Data.HD15]=&quot;?&quot;;&quot;?&quot;;1)))" office:value-type="float" office:value="0" calcext:value-type="float">
            <text:p>0</text:p>
          </table:table-cell>
          <table:table-cell table:formula="of:=IF([$Data.HE15]=&quot;&quot;;0;(IF([$Data.HE15]=&quot;?&quot;;&quot;?&quot;;1)))" office:value-type="float" office:value="0" calcext:value-type="float">
            <text:p>0</text:p>
          </table:table-cell>
          <table:table-cell table:formula="of:=IF([$Data.HF15]=&quot;&quot;;0;(IF([$Data.HF15]=&quot;?&quot;;&quot;?&quot;;1)))" office:value-type="float" office:value="0" calcext:value-type="float">
            <text:p>0</text:p>
          </table:table-cell>
          <table:table-cell table:formula="of:=IF([$Data.HG15]=&quot;&quot;;0;(IF([$Data.HG15]=&quot;?&quot;;&quot;?&quot;;1)))" office:value-type="float" office:value="0" calcext:value-type="float">
            <text:p>0</text:p>
          </table:table-cell>
          <table:table-cell table:formula="of:=IF([$Data.HH15]=&quot;&quot;;0;(IF([$Data.HH15]=&quot;?&quot;;&quot;?&quot;;1)))" office:value-type="float" office:value="0" calcext:value-type="float">
            <text:p>0</text:p>
          </table:table-cell>
          <table:table-cell table:formula="of:=IF([$Data.HI15]=&quot;&quot;;0;(IF([$Data.HI15]=&quot;?&quot;;&quot;?&quot;;1)))" office:value-type="float" office:value="1" calcext:value-type="float">
            <text:p>1</text:p>
          </table:table-cell>
          <table:table-cell table:formula="of:=IF([$Data.HJ15]=&quot;&quot;;0;(IF([$Data.HJ15]=&quot;?&quot;;&quot;?&quot;;1)))" office:value-type="float" office:value="0" calcext:value-type="float">
            <text:p>0</text:p>
          </table:table-cell>
          <table:table-cell table:formula="of:=IF([$Data.HK15]=&quot;&quot;;0;(IF([$Data.HK15]=&quot;?&quot;;&quot;?&quot;;1)))" office:value-type="float" office:value="0" calcext:value-type="float">
            <text:p>0</text:p>
          </table:table-cell>
          <table:table-cell table:formula="of:=IF([$Data.HL15]=&quot;&quot;;0;(IF([$Data.HL15]=&quot;?&quot;;&quot;?&quot;;1)))" office:value-type="float" office:value="0" calcext:value-type="float">
            <text:p>0</text:p>
          </table:table-cell>
          <table:table-cell table:formula="of:=IF([$Data.HM15]=&quot;&quot;;0;(IF([$Data.HM15]=&quot;?&quot;;&quot;?&quot;;1)))" office:value-type="float" office:value="1" calcext:value-type="float">
            <text:p>1</text:p>
          </table:table-cell>
          <table:table-cell table:formula="of:=IF([$Data.HN15]=&quot;&quot;;0;(IF([$Data.HN15]=&quot;?&quot;;&quot;?&quot;;1)))" office:value-type="float" office:value="1" calcext:value-type="float">
            <text:p>1</text:p>
          </table:table-cell>
          <table:table-cell table:formula="of:=IF([$Data.HO15]=&quot;&quot;;0;(IF([$Data.HO15]=&quot;?&quot;;&quot;?&quot;;1)))" office:value-type="float" office:value="1" calcext:value-type="float">
            <text:p>1</text:p>
          </table:table-cell>
          <table:table-cell table:formula="of:=IF([$Data.HP15]=&quot;&quot;;0;(IF([$Data.HP15]=&quot;?&quot;;&quot;?&quot;;1)))" office:value-type="float" office:value="0" calcext:value-type="float">
            <text:p>0</text:p>
          </table:table-cell>
          <table:table-cell table:formula="of:=IF([$Data.HQ15]=&quot;&quot;;0;(IF([$Data.HQ15]=&quot;?&quot;;&quot;?&quot;;1)))" office:value-type="float" office:value="0" calcext:value-type="float">
            <text:p>0</text:p>
          </table:table-cell>
          <table:table-cell table:formula="of:=IF([$Data.HR15]=&quot;&quot;;0;(IF([$Data.HR15]=&quot;?&quot;;&quot;?&quot;;1)))" office:value-type="float" office:value="1" calcext:value-type="float">
            <text:p>1</text:p>
          </table:table-cell>
          <table:table-cell table:formula="of:=IF([$Data.HS15]=&quot;&quot;;0;(IF([$Data.HS15]=&quot;?&quot;;&quot;?&quot;;1)))" office:value-type="float" office:value="0" calcext:value-type="float">
            <text:p>0</text:p>
          </table:table-cell>
          <table:table-cell table:formula="of:=IF([$Data.HT15]=&quot;&quot;;0;(IF([$Data.HT15]=&quot;?&quot;;&quot;?&quot;;1)))" office:value-type="float" office:value="1" calcext:value-type="float">
            <text:p>1</text:p>
          </table:table-cell>
          <table:table-cell table:formula="of:=IF([$Data.HU15]=&quot;&quot;;0;(IF([$Data.HU15]=&quot;?&quot;;&quot;?&quot;;1)))" office:value-type="float" office:value="1" calcext:value-type="float">
            <text:p>1</text:p>
          </table:table-cell>
          <table:table-cell table:formula="of:=IF([$Data.HV15]=&quot;&quot;;0;(IF([$Data.HV15]=&quot;?&quot;;&quot;?&quot;;1)))" office:value-type="float" office:value="0" calcext:value-type="float">
            <text:p>0</text:p>
          </table:table-cell>
          <table:table-cell table:formula="of:=IF([$Data.HW15]=&quot;&quot;;0;(IF([$Data.HW15]=&quot;?&quot;;&quot;?&quot;;1)))" office:value-type="float" office:value="0" calcext:value-type="float">
            <text:p>0</text:p>
          </table:table-cell>
          <table:table-cell table:formula="of:=IF([$Data.HX15]=&quot;&quot;;0;(IF([$Data.HX15]=&quot;?&quot;;&quot;?&quot;;1)))" office:value-type="float" office:value="0" calcext:value-type="float">
            <text:p>0</text:p>
          </table:table-cell>
          <table:table-cell table:formula="of:=IF([$Data.HY15]=&quot;&quot;;0;(IF([$Data.HY15]=&quot;?&quot;;&quot;?&quot;;1)))" office:value-type="float" office:value="0" calcext:value-type="float">
            <text:p>0</text:p>
          </table:table-cell>
          <table:table-cell table:formula="of:=IF([$Data.HZ15]=&quot;&quot;;0;(IF([$Data.HZ15]=&quot;?&quot;;&quot;?&quot;;1)))" office:value-type="float" office:value="1" calcext:value-type="float">
            <text:p>1</text:p>
          </table:table-cell>
          <table:table-cell table:formula="of:=IF([$Data.IA15]=&quot;&quot;;0;(IF([$Data.IA15]=&quot;?&quot;;&quot;?&quot;;1)))" office:value-type="float" office:value="1" calcext:value-type="float">
            <text:p>1</text:p>
          </table:table-cell>
          <table:table-cell table:formula="of:=IF([$Data.IB15]=&quot;&quot;;0;(IF([$Data.IB15]=&quot;?&quot;;&quot;?&quot;;1)))" office:value-type="float" office:value="0" calcext:value-type="float">
            <text:p>0</text:p>
          </table:table-cell>
          <table:table-cell table:formula="of:=IF([$Data.IC15]=&quot;&quot;;0;(IF([$Data.IC15]=&quot;?&quot;;&quot;?&quot;;1)))" office:value-type="float" office:value="0" calcext:value-type="float">
            <text:p>0</text:p>
          </table:table-cell>
          <table:table-cell table:formula="of:=IF([$Data.ID15]=&quot;&quot;;0;(IF([$Data.ID15]=&quot;?&quot;;&quot;?&quot;;1)))" office:value-type="float" office:value="1" calcext:value-type="float">
            <text:p>1</text:p>
          </table:table-cell>
          <table:table-cell table:formula="of:=IF([$Data.IE15]=&quot;&quot;;0;(IF([$Data.IE15]=&quot;?&quot;;&quot;?&quot;;1)))" office:value-type="float" office:value="0" calcext:value-type="float">
            <text:p>0</text:p>
          </table:table-cell>
          <table:table-cell table:formula="of:=IF([$Data.IF15]=&quot;&quot;;0;(IF([$Data.IF15]=&quot;?&quot;;&quot;?&quot;;1)))" office:value-type="float" office:value="0" calcext:value-type="float">
            <text:p>0</text:p>
          </table:table-cell>
          <table:table-cell table:formula="of:=IF([$Data.IG15]=&quot;&quot;;0;(IF([$Data.IG15]=&quot;?&quot;;&quot;?&quot;;1)))" office:value-type="float" office:value="0" calcext:value-type="float">
            <text:p>0</text:p>
          </table:table-cell>
          <table:table-cell table:formula="of:=IF([$Data.IH15]=&quot;&quot;;0;(IF([$Data.IH15]=&quot;?&quot;;&quot;?&quot;;1)))" office:value-type="float" office:value="0" calcext:value-type="float">
            <text:p>0</text:p>
          </table:table-cell>
          <table:table-cell table:formula="of:=IF([$Data.II15]=&quot;&quot;;0;(IF([$Data.II15]=&quot;?&quot;;&quot;?&quot;;1)))" office:value-type="float" office:value="0" calcext:value-type="float">
            <text:p>0</text:p>
          </table:table-cell>
          <table:table-cell table:formula="of:=IF([$Data.IJ15]=&quot;&quot;;0;(IF([$Data.IJ15]=&quot;?&quot;;&quot;?&quot;;1)))" office:value-type="float" office:value="1" calcext:value-type="float">
            <text:p>1</text:p>
          </table:table-cell>
          <table:table-cell table:formula="of:=IF([$Data.IK15]=&quot;&quot;;0;(IF([$Data.IK15]=&quot;?&quot;;&quot;?&quot;;1)))" office:value-type="float" office:value="0" calcext:value-type="float">
            <text:p>0</text:p>
          </table:table-cell>
          <table:table-cell table:formula="of:=IF([$Data.IL15]=&quot;&quot;;0;(IF([$Data.IL15]=&quot;?&quot;;&quot;?&quot;;1)))" office:value-type="float" office:value="0" calcext:value-type="float">
            <text:p>0</text:p>
          </table:table-cell>
          <table:table-cell table:formula="of:=IF([$Data.IM15]=&quot;&quot;;0;(IF([$Data.IM15]=&quot;?&quot;;&quot;?&quot;;1)))" office:value-type="float" office:value="0" calcext:value-type="float">
            <text:p>0</text:p>
          </table:table-cell>
          <table:table-cell table:formula="of:=IF([$Data.IN15]=&quot;&quot;;0;(IF([$Data.IN15]=&quot;?&quot;;&quot;?&quot;;1)))" office:value-type="float" office:value="0" calcext:value-type="float">
            <text:p>0</text:p>
          </table:table-cell>
          <table:table-cell table:formula="of:=IF([$Data.IO15]=&quot;&quot;;0;(IF([$Data.IO15]=&quot;?&quot;;&quot;?&quot;;1)))" office:value-type="float" office:value="1" calcext:value-type="float">
            <text:p>1</text:p>
          </table:table-cell>
          <table:table-cell table:formula="of:=IF([$Data.IP15]=&quot;&quot;;0;(IF([$Data.IP15]=&quot;?&quot;;&quot;?&quot;;1)))" office:value-type="float" office:value="1" calcext:value-type="float">
            <text:p>1</text:p>
          </table:table-cell>
          <table:table-cell table:number-columns-repeated="2"/>
          <table:table-cell table:formula="of:=SUM([.B12:.HI12])" office:value-type="float" office:value="84" calcext:value-type="float">
            <text:p>84</text:p>
          </table:table-cell>
          <table:table-cell table:number-columns-repeated="804"/>
        </table:table-row>
        <table:table-row table:style-name="ro15">
          <table:table-cell table:formula="of:=[$Data.B16]" office:value-type="string" office:string-value="Tai Lu Nà Tăm" calcext:value-type="string">
            <text:p>Tai Lu Nà Tăm</text:p>
          </table:table-cell>
          <table:table-cell table:formula="of:=IF([$Data.AI16]=&quot;&quot;;0;(IF([$Data.AI16]=&quot;?&quot;;&quot;?&quot;;1)))" office:value-type="float" office:value="1" calcext:value-type="float">
            <text:p>1</text:p>
          </table:table-cell>
          <table:table-cell table:formula="of:=IF([$Data.AJ16]=&quot;&quot;;0;(IF([$Data.AJ16]=&quot;?&quot;;&quot;?&quot;;1)))" office:value-type="float" office:value="0" calcext:value-type="float">
            <text:p>0</text:p>
          </table:table-cell>
          <table:table-cell table:formula="of:=IF([$Data.AK16]=&quot;&quot;;0;(IF([$Data.AK16]=&quot;?&quot;;&quot;?&quot;;1)))" office:value-type="float" office:value="1" calcext:value-type="float">
            <text:p>1</text:p>
          </table:table-cell>
          <table:table-cell table:formula="of:=IF([$Data.AL16]=&quot;&quot;;0;(IF([$Data.AL16]=&quot;?&quot;;&quot;?&quot;;1)))" office:value-type="float" office:value="1" calcext:value-type="float">
            <text:p>1</text:p>
          </table:table-cell>
          <table:table-cell table:formula="of:=IF([$Data.AM16]=&quot;&quot;;0;(IF([$Data.AM16]=&quot;?&quot;;&quot;?&quot;;1)))" office:value-type="float" office:value="1" calcext:value-type="float">
            <text:p>1</text:p>
          </table:table-cell>
          <table:table-cell table:formula="of:=IF([$Data.AN16]=&quot;&quot;;0;(IF([$Data.AN16]=&quot;?&quot;;&quot;?&quot;;1)))" office:value-type="float" office:value="1" calcext:value-type="float">
            <text:p>1</text:p>
          </table:table-cell>
          <table:table-cell table:formula="of:=IF([$Data.AO16]=&quot;&quot;;0;(IF([$Data.AO16]=&quot;?&quot;;&quot;?&quot;;1)))" office:value-type="float" office:value="1" calcext:value-type="float">
            <text:p>1</text:p>
          </table:table-cell>
          <table:table-cell table:formula="of:=IF([$Data.AP16]=&quot;&quot;;0;(IF([$Data.AP16]=&quot;?&quot;;&quot;?&quot;;1)))" office:value-type="float" office:value="1" calcext:value-type="float">
            <text:p>1</text:p>
          </table:table-cell>
          <table:table-cell table:formula="of:=IF([$Data.AQ16]=&quot;&quot;;0;(IF([$Data.AQ16]=&quot;?&quot;;&quot;?&quot;;1)))" office:value-type="float" office:value="0" calcext:value-type="float">
            <text:p>0</text:p>
          </table:table-cell>
          <table:table-cell table:formula="of:=IF([$Data.AR16]=&quot;&quot;;0;(IF([$Data.AR16]=&quot;?&quot;;&quot;?&quot;;1)))" office:value-type="float" office:value="0" calcext:value-type="float">
            <text:p>0</text:p>
          </table:table-cell>
          <table:table-cell table:formula="of:=IF([$Data.AS16]=&quot;&quot;;0;(IF([$Data.AS16]=&quot;?&quot;;&quot;?&quot;;1)))" office:value-type="float" office:value="1" calcext:value-type="float">
            <text:p>1</text:p>
          </table:table-cell>
          <table:table-cell table:formula="of:=IF([$Data.AT16]=&quot;&quot;;0;(IF([$Data.AT16]=&quot;?&quot;;&quot;?&quot;;1)))" office:value-type="float" office:value="0" calcext:value-type="float">
            <text:p>0</text:p>
          </table:table-cell>
          <table:table-cell table:formula="of:=IF([$Data.AU16]=&quot;&quot;;0;(IF([$Data.AU16]=&quot;?&quot;;&quot;?&quot;;1)))" office:value-type="float" office:value="1" calcext:value-type="float">
            <text:p>1</text:p>
          </table:table-cell>
          <table:table-cell table:formula="of:=IF([$Data.AV16]=&quot;&quot;;0;(IF([$Data.AV16]=&quot;?&quot;;&quot;?&quot;;1)))" office:value-type="float" office:value="1" calcext:value-type="float">
            <text:p>1</text:p>
          </table:table-cell>
          <table:table-cell table:formula="of:=IF([$Data.AW16]=&quot;&quot;;0;(IF([$Data.AW16]=&quot;?&quot;;&quot;?&quot;;1)))" office:value-type="float" office:value="1" calcext:value-type="float">
            <text:p>1</text:p>
          </table:table-cell>
          <table:table-cell table:formula="of:=IF([$Data.AX16]=&quot;&quot;;0;(IF([$Data.AX16]=&quot;?&quot;;&quot;?&quot;;1)))" office:value-type="float" office:value="0" calcext:value-type="float">
            <text:p>0</text:p>
          </table:table-cell>
          <table:table-cell table:formula="of:=IF([$Data.AY16]=&quot;&quot;;0;(IF([$Data.AY16]=&quot;?&quot;;&quot;?&quot;;1)))" office:value-type="float" office:value="1" calcext:value-type="float">
            <text:p>1</text:p>
          </table:table-cell>
          <table:table-cell table:formula="of:=IF([$Data.AZ16]=&quot;&quot;;0;(IF([$Data.AZ16]=&quot;?&quot;;&quot;?&quot;;1)))" office:value-type="float" office:value="1" calcext:value-type="float">
            <text:p>1</text:p>
          </table:table-cell>
          <table:table-cell table:formula="of:=IF([$Data.BA16]=&quot;&quot;;0;(IF([$Data.BA16]=&quot;?&quot;;&quot;?&quot;;1)))" office:value-type="float" office:value="0" calcext:value-type="float">
            <text:p>0</text:p>
          </table:table-cell>
          <table:table-cell table:formula="of:=IF([$Data.BB16]=&quot;&quot;;0;(IF([$Data.BB16]=&quot;?&quot;;&quot;?&quot;;1)))" office:value-type="float" office:value="1" calcext:value-type="float">
            <text:p>1</text:p>
          </table:table-cell>
          <table:table-cell table:formula="of:=IF([$Data.BC16]=&quot;&quot;;0;(IF([$Data.BC16]=&quot;?&quot;;&quot;?&quot;;1)))" office:value-type="float" office:value="0" calcext:value-type="float">
            <text:p>0</text:p>
          </table:table-cell>
          <table:table-cell table:formula="of:=IF([$Data.BD16]=&quot;&quot;;0;(IF([$Data.BD16]=&quot;?&quot;;&quot;?&quot;;1)))" office:value-type="float" office:value="0" calcext:value-type="float">
            <text:p>0</text:p>
          </table:table-cell>
          <table:table-cell table:formula="of:=IF([$Data.BE16]=&quot;&quot;;0;(IF([$Data.BE16]=&quot;?&quot;;&quot;?&quot;;1)))" office:value-type="float" office:value="0" calcext:value-type="float">
            <text:p>0</text:p>
          </table:table-cell>
          <table:table-cell table:formula="of:=IF([$Data.BF16]=&quot;&quot;;0;(IF([$Data.BF16]=&quot;?&quot;;&quot;?&quot;;1)))" office:value-type="float" office:value="0" calcext:value-type="float">
            <text:p>0</text:p>
          </table:table-cell>
          <table:table-cell table:formula="of:=IF([$Data.BG16]=&quot;&quot;;0;(IF([$Data.BG16]=&quot;?&quot;;&quot;?&quot;;1)))" office:value-type="float" office:value="0" calcext:value-type="float">
            <text:p>0</text:p>
          </table:table-cell>
          <table:table-cell table:formula="of:=IF([$Data.BH16]=&quot;&quot;;0;(IF([$Data.BH16]=&quot;?&quot;;&quot;?&quot;;1)))" office:value-type="float" office:value="0" calcext:value-type="float">
            <text:p>0</text:p>
          </table:table-cell>
          <table:table-cell table:formula="of:=IF([$Data.BI16]=&quot;&quot;;0;(IF([$Data.BI16]=&quot;?&quot;;&quot;?&quot;;1)))" office:value-type="float" office:value="0" calcext:value-type="float">
            <text:p>0</text:p>
          </table:table-cell>
          <table:table-cell table:formula="of:=IF([$Data.BJ16]=&quot;&quot;;0;(IF([$Data.BJ16]=&quot;?&quot;;&quot;?&quot;;1)))" office:value-type="float" office:value="0" calcext:value-type="float">
            <text:p>0</text:p>
          </table:table-cell>
          <table:table-cell table:formula="of:=IF([$Data.BK16]=&quot;&quot;;0;(IF([$Data.BK16]=&quot;?&quot;;&quot;?&quot;;1)))" office:value-type="float" office:value="0" calcext:value-type="float">
            <text:p>0</text:p>
          </table:table-cell>
          <table:table-cell table:formula="of:=IF([$Data.BL16]=&quot;&quot;;0;(IF([$Data.BL16]=&quot;?&quot;;&quot;?&quot;;1)))" office:value-type="float" office:value="0" calcext:value-type="float">
            <text:p>0</text:p>
          </table:table-cell>
          <table:table-cell table:formula="of:=IF([$Data.BM16]=&quot;&quot;;0;(IF([$Data.BM16]=&quot;?&quot;;&quot;?&quot;;1)))" office:value-type="float" office:value="0" calcext:value-type="float">
            <text:p>0</text:p>
          </table:table-cell>
          <table:table-cell table:formula="of:=IF([$Data.BN16]=&quot;&quot;;0;(IF([$Data.BN16]=&quot;?&quot;;&quot;?&quot;;1)))" office:value-type="float" office:value="1" calcext:value-type="float">
            <text:p>1</text:p>
          </table:table-cell>
          <table:table-cell table:formula="of:=IF([$Data.BO16]=&quot;&quot;;0;(IF([$Data.BO16]=&quot;?&quot;;&quot;?&quot;;1)))" office:value-type="float" office:value="1" calcext:value-type="float">
            <text:p>1</text:p>
          </table:table-cell>
          <table:table-cell table:formula="of:=IF([$Data.BP16]=&quot;&quot;;0;(IF([$Data.BP16]=&quot;?&quot;;&quot;?&quot;;1)))" office:value-type="float" office:value="1" calcext:value-type="float">
            <text:p>1</text:p>
          </table:table-cell>
          <table:table-cell table:formula="of:=IF([$Data.BQ16]=&quot;&quot;;0;(IF([$Data.BQ16]=&quot;?&quot;;&quot;?&quot;;1)))" office:value-type="float" office:value="0" calcext:value-type="float">
            <text:p>0</text:p>
          </table:table-cell>
          <table:table-cell table:formula="of:=IF([$Data.BR16]=&quot;&quot;;0;(IF([$Data.BR16]=&quot;?&quot;;&quot;?&quot;;1)))" office:value-type="float" office:value="1" calcext:value-type="float">
            <text:p>1</text:p>
          </table:table-cell>
          <table:table-cell table:formula="of:=IF([$Data.BS16]=&quot;&quot;;0;(IF([$Data.BS16]=&quot;?&quot;;&quot;?&quot;;1)))" office:value-type="float" office:value="1" calcext:value-type="float">
            <text:p>1</text:p>
          </table:table-cell>
          <table:table-cell table:formula="of:=IF([$Data.BT16]=&quot;&quot;;0;(IF([$Data.BT16]=&quot;?&quot;;&quot;?&quot;;1)))" office:value-type="float" office:value="1" calcext:value-type="float">
            <text:p>1</text:p>
          </table:table-cell>
          <table:table-cell table:formula="of:=IF([$Data.BU16]=&quot;&quot;;0;(IF([$Data.BU16]=&quot;?&quot;;&quot;?&quot;;1)))" office:value-type="float" office:value="1" calcext:value-type="float">
            <text:p>1</text:p>
          </table:table-cell>
          <table:table-cell table:formula="of:=IF([$Data.BV16]=&quot;&quot;;0;(IF([$Data.BV16]=&quot;?&quot;;&quot;?&quot;;1)))" office:value-type="float" office:value="1" calcext:value-type="float">
            <text:p>1</text:p>
          </table:table-cell>
          <table:table-cell table:formula="of:=IF([$Data.BW16]=&quot;&quot;;0;(IF([$Data.BW16]=&quot;?&quot;;&quot;?&quot;;1)))" office:value-type="float" office:value="0" calcext:value-type="float">
            <text:p>0</text:p>
          </table:table-cell>
          <table:table-cell table:formula="of:=IF([$Data.BX16]=&quot;&quot;;0;(IF([$Data.BX16]=&quot;?&quot;;&quot;?&quot;;1)))" office:value-type="float" office:value="1" calcext:value-type="float">
            <text:p>1</text:p>
          </table:table-cell>
          <table:table-cell table:formula="of:=IF([$Data.BY16]=&quot;&quot;;0;(IF([$Data.BY16]=&quot;?&quot;;&quot;?&quot;;1)))" office:value-type="float" office:value="0" calcext:value-type="float">
            <text:p>0</text:p>
          </table:table-cell>
          <table:table-cell table:formula="of:=IF([$Data.BZ16]=&quot;&quot;;0;(IF([$Data.BZ16]=&quot;?&quot;;&quot;?&quot;;1)))" office:value-type="float" office:value="0" calcext:value-type="float">
            <text:p>0</text:p>
          </table:table-cell>
          <table:table-cell table:formula="of:=IF([$Data.CA16]=&quot;&quot;;0;(IF([$Data.CA16]=&quot;?&quot;;&quot;?&quot;;1)))" office:value-type="float" office:value="1" calcext:value-type="float">
            <text:p>1</text:p>
          </table:table-cell>
          <table:table-cell table:formula="of:=IF([$Data.CB16]=&quot;&quot;;0;(IF([$Data.CB16]=&quot;?&quot;;&quot;?&quot;;1)))" office:value-type="float" office:value="0" calcext:value-type="float">
            <text:p>0</text:p>
          </table:table-cell>
          <table:table-cell table:formula="of:=IF([$Data.CC16]=&quot;&quot;;0;(IF([$Data.CC16]=&quot;?&quot;;&quot;?&quot;;1)))" office:value-type="float" office:value="0" calcext:value-type="float">
            <text:p>0</text:p>
          </table:table-cell>
          <table:table-cell table:formula="of:=IF([$Data.CD16]=&quot;&quot;;0;(IF([$Data.CD16]=&quot;?&quot;;&quot;?&quot;;1)))" office:value-type="float" office:value="0" calcext:value-type="float">
            <text:p>0</text:p>
          </table:table-cell>
          <table:table-cell table:formula="of:=IF([$Data.CE16]=&quot;&quot;;0;(IF([$Data.CE16]=&quot;?&quot;;&quot;?&quot;;1)))" office:value-type="float" office:value="0" calcext:value-type="float">
            <text:p>0</text:p>
          </table:table-cell>
          <table:table-cell table:formula="of:=IF([$Data.CF16]=&quot;&quot;;0;(IF([$Data.CF16]=&quot;?&quot;;&quot;?&quot;;1)))" office:value-type="float" office:value="0" calcext:value-type="float">
            <text:p>0</text:p>
          </table:table-cell>
          <table:table-cell table:formula="of:=IF([$Data.CG16]=&quot;&quot;;0;(IF([$Data.CG16]=&quot;?&quot;;&quot;?&quot;;1)))" office:value-type="float" office:value="0" calcext:value-type="float">
            <text:p>0</text:p>
          </table:table-cell>
          <table:table-cell table:formula="of:=IF([$Data.CH16]=&quot;&quot;;0;(IF([$Data.CH16]=&quot;?&quot;;&quot;?&quot;;1)))" office:value-type="float" office:value="1" calcext:value-type="float">
            <text:p>1</text:p>
          </table:table-cell>
          <table:table-cell table:formula="of:=IF([$Data.CI16]=&quot;&quot;;0;(IF([$Data.CI16]=&quot;?&quot;;&quot;?&quot;;1)))" office:value-type="float" office:value="1" calcext:value-type="float">
            <text:p>1</text:p>
          </table:table-cell>
          <table:table-cell table:formula="of:=IF([$Data.CJ16]=&quot;&quot;;0;(IF([$Data.CJ16]=&quot;?&quot;;&quot;?&quot;;1)))" office:value-type="float" office:value="1" calcext:value-type="float">
            <text:p>1</text:p>
          </table:table-cell>
          <table:table-cell table:formula="of:=IF([$Data.CK16]=&quot;&quot;;0;(IF([$Data.CK16]=&quot;?&quot;;&quot;?&quot;;1)))" office:value-type="float" office:value="0" calcext:value-type="float">
            <text:p>0</text:p>
          </table:table-cell>
          <table:table-cell table:formula="of:=IF([$Data.CL16]=&quot;&quot;;0;(IF([$Data.CL16]=&quot;?&quot;;&quot;?&quot;;1)))" office:value-type="float" office:value="0" calcext:value-type="float">
            <text:p>0</text:p>
          </table:table-cell>
          <table:table-cell table:formula="of:=IF([$Data.CM16]=&quot;&quot;;0;(IF([$Data.CM16]=&quot;?&quot;;&quot;?&quot;;1)))" office:value-type="float" office:value="0" calcext:value-type="float">
            <text:p>0</text:p>
          </table:table-cell>
          <table:table-cell table:formula="of:=IF([$Data.CN16]=&quot;&quot;;0;(IF([$Data.CN16]=&quot;?&quot;;&quot;?&quot;;1)))" office:value-type="float" office:value="0" calcext:value-type="float">
            <text:p>0</text:p>
          </table:table-cell>
          <table:table-cell table:formula="of:=IF([$Data.CO16]=&quot;&quot;;0;(IF([$Data.CO16]=&quot;?&quot;;&quot;?&quot;;1)))" office:value-type="float" office:value="1" calcext:value-type="float">
            <text:p>1</text:p>
          </table:table-cell>
          <table:table-cell table:formula="of:=IF([$Data.CP16]=&quot;&quot;;0;(IF([$Data.CP16]=&quot;?&quot;;&quot;?&quot;;1)))" office:value-type="float" office:value="1" calcext:value-type="float">
            <text:p>1</text:p>
          </table:table-cell>
          <table:table-cell table:formula="of:=IF([$Data.CQ16]=&quot;&quot;;0;(IF([$Data.CQ16]=&quot;?&quot;;&quot;?&quot;;1)))" office:value-type="float" office:value="0" calcext:value-type="float">
            <text:p>0</text:p>
          </table:table-cell>
          <table:table-cell table:formula="of:=IF([$Data.CR16]=&quot;&quot;;0;(IF([$Data.CR16]=&quot;?&quot;;&quot;?&quot;;1)))" office:value-type="float" office:value="0" calcext:value-type="float">
            <text:p>0</text:p>
          </table:table-cell>
          <table:table-cell table:formula="of:=IF([$Data.CS16]=&quot;&quot;;0;(IF([$Data.CS16]=&quot;?&quot;;&quot;?&quot;;1)))" office:value-type="float" office:value="0" calcext:value-type="float">
            <text:p>0</text:p>
          </table:table-cell>
          <table:table-cell table:formula="of:=IF([$Data.CT16]=&quot;&quot;;0;(IF([$Data.CT16]=&quot;?&quot;;&quot;?&quot;;1)))" office:value-type="float" office:value="0" calcext:value-type="float">
            <text:p>0</text:p>
          </table:table-cell>
          <table:table-cell table:formula="of:=IF([$Data.CU16]=&quot;&quot;;0;(IF([$Data.CU16]=&quot;?&quot;;&quot;?&quot;;1)))" office:value-type="float" office:value="1" calcext:value-type="float">
            <text:p>1</text:p>
          </table:table-cell>
          <table:table-cell table:formula="of:=IF([$Data.CV16]=&quot;&quot;;0;(IF([$Data.CV16]=&quot;?&quot;;&quot;?&quot;;1)))" office:value-type="float" office:value="0" calcext:value-type="float">
            <text:p>0</text:p>
          </table:table-cell>
          <table:table-cell table:formula="of:=IF([$Data.CW16]=&quot;&quot;;0;(IF([$Data.CW16]=&quot;?&quot;;&quot;?&quot;;1)))" office:value-type="float" office:value="0" calcext:value-type="float">
            <text:p>0</text:p>
          </table:table-cell>
          <table:table-cell table:formula="of:=IF([$Data.CX16]=&quot;&quot;;0;(IF([$Data.CX16]=&quot;?&quot;;&quot;?&quot;;1)))" office:value-type="float" office:value="0" calcext:value-type="float">
            <text:p>0</text:p>
          </table:table-cell>
          <table:table-cell table:formula="of:=IF([$Data.CY16]=&quot;&quot;;0;(IF([$Data.CY16]=&quot;?&quot;;&quot;?&quot;;1)))" office:value-type="float" office:value="0" calcext:value-type="float">
            <text:p>0</text:p>
          </table:table-cell>
          <table:table-cell table:formula="of:=IF([$Data.CZ16]=&quot;&quot;;0;(IF([$Data.CZ16]=&quot;?&quot;;&quot;?&quot;;1)))" office:value-type="float" office:value="0" calcext:value-type="float">
            <text:p>0</text:p>
          </table:table-cell>
          <table:table-cell table:formula="of:=IF([$Data.DA16]=&quot;&quot;;0;(IF([$Data.DA16]=&quot;?&quot;;&quot;?&quot;;1)))" office:value-type="float" office:value="1" calcext:value-type="float">
            <text:p>1</text:p>
          </table:table-cell>
          <table:table-cell table:formula="of:=IF([$Data.DB16]=&quot;&quot;;0;(IF([$Data.DB16]=&quot;?&quot;;&quot;?&quot;;1)))" office:value-type="float" office:value="0" calcext:value-type="float">
            <text:p>0</text:p>
          </table:table-cell>
          <table:table-cell table:formula="of:=IF([$Data.DC16]=&quot;&quot;;0;(IF([$Data.DC16]=&quot;?&quot;;&quot;?&quot;;1)))" office:value-type="float" office:value="1" calcext:value-type="float">
            <text:p>1</text:p>
          </table:table-cell>
          <table:table-cell table:formula="of:=IF([$Data.DD16]=&quot;&quot;;0;(IF([$Data.DD16]=&quot;?&quot;;&quot;?&quot;;1)))" office:value-type="float" office:value="0" calcext:value-type="float">
            <text:p>0</text:p>
          </table:table-cell>
          <table:table-cell table:formula="of:=IF([$Data.DE16]=&quot;&quot;;0;(IF([$Data.DE16]=&quot;?&quot;;&quot;?&quot;;1)))" office:value-type="float" office:value="1" calcext:value-type="float">
            <text:p>1</text:p>
          </table:table-cell>
          <table:table-cell table:formula="of:=IF([$Data.DF16]=&quot;&quot;;0;(IF([$Data.DF16]=&quot;?&quot;;&quot;?&quot;;1)))" office:value-type="float" office:value="1" calcext:value-type="float">
            <text:p>1</text:p>
          </table:table-cell>
          <table:table-cell table:formula="of:=IF([$Data.DG16]=&quot;&quot;;0;(IF([$Data.DG16]=&quot;?&quot;;&quot;?&quot;;1)))" office:value-type="float" office:value="1" calcext:value-type="float">
            <text:p>1</text:p>
          </table:table-cell>
          <table:table-cell table:formula="of:=IF([$Data.DH16]=&quot;&quot;;0;(IF([$Data.DH16]=&quot;?&quot;;&quot;?&quot;;1)))" office:value-type="float" office:value="1" calcext:value-type="float">
            <text:p>1</text:p>
          </table:table-cell>
          <table:table-cell table:formula="of:=IF([$Data.DI16]=&quot;&quot;;0;(IF([$Data.DI16]=&quot;?&quot;;&quot;?&quot;;1)))" office:value-type="float" office:value="1" calcext:value-type="float">
            <text:p>1</text:p>
          </table:table-cell>
          <table:table-cell table:formula="of:=IF([$Data.DJ16]=&quot;&quot;;0;(IF([$Data.DJ16]=&quot;?&quot;;&quot;?&quot;;1)))" office:value-type="float" office:value="0" calcext:value-type="float">
            <text:p>0</text:p>
          </table:table-cell>
          <table:table-cell table:formula="of:=IF([$Data.DK16]=&quot;&quot;;0;(IF([$Data.DK16]=&quot;?&quot;;&quot;?&quot;;1)))" office:value-type="float" office:value="1" calcext:value-type="float">
            <text:p>1</text:p>
          </table:table-cell>
          <table:table-cell table:formula="of:=IF([$Data.DL16]=&quot;&quot;;0;(IF([$Data.DL16]=&quot;?&quot;;&quot;?&quot;;1)))" office:value-type="float" office:value="1" calcext:value-type="float">
            <text:p>1</text:p>
          </table:table-cell>
          <table:table-cell table:formula="of:=IF([$Data.DM16]=&quot;&quot;;0;(IF([$Data.DM16]=&quot;?&quot;;&quot;?&quot;;1)))" office:value-type="float" office:value="1" calcext:value-type="float">
            <text:p>1</text:p>
          </table:table-cell>
          <table:table-cell table:formula="of:=IF([$Data.DN16]=&quot;&quot;;0;(IF([$Data.DN16]=&quot;?&quot;;&quot;?&quot;;1)))" office:value-type="float" office:value="0" calcext:value-type="float">
            <text:p>0</text:p>
          </table:table-cell>
          <table:table-cell table:formula="of:=IF([$Data.DO16]=&quot;&quot;;0;(IF([$Data.DO16]=&quot;?&quot;;&quot;?&quot;;1)))" office:value-type="float" office:value="1" calcext:value-type="float">
            <text:p>1</text:p>
          </table:table-cell>
          <table:table-cell table:formula="of:=IF([$Data.DP16]=&quot;&quot;;0;(IF([$Data.DP16]=&quot;?&quot;;&quot;?&quot;;1)))" office:value-type="float" office:value="1" calcext:value-type="float">
            <text:p>1</text:p>
          </table:table-cell>
          <table:table-cell table:formula="of:=IF([$Data.DQ16]=&quot;&quot;;0;(IF([$Data.DQ16]=&quot;?&quot;;&quot;?&quot;;1)))" office:value-type="float" office:value="0" calcext:value-type="float">
            <text:p>0</text:p>
          </table:table-cell>
          <table:table-cell table:formula="of:=IF([$Data.DR16]=&quot;&quot;;0;(IF([$Data.DR16]=&quot;?&quot;;&quot;?&quot;;1)))" office:value-type="float" office:value="0" calcext:value-type="float">
            <text:p>0</text:p>
          </table:table-cell>
          <table:table-cell table:formula="of:=IF([$Data.DS16]=&quot;&quot;;0;(IF([$Data.DS16]=&quot;?&quot;;&quot;?&quot;;1)))" office:value-type="float" office:value="0" calcext:value-type="float">
            <text:p>0</text:p>
          </table:table-cell>
          <table:table-cell table:formula="of:=IF([$Data.DT16]=&quot;&quot;;0;(IF([$Data.DT16]=&quot;?&quot;;&quot;?&quot;;1)))" office:value-type="float" office:value="1" calcext:value-type="float">
            <text:p>1</text:p>
          </table:table-cell>
          <table:table-cell table:formula="of:=IF([$Data.DU16]=&quot;&quot;;0;(IF([$Data.DU16]=&quot;?&quot;;&quot;?&quot;;1)))" office:value-type="float" office:value="0" calcext:value-type="float">
            <text:p>0</text:p>
          </table:table-cell>
          <table:table-cell table:formula="of:=IF([$Data.DV16]=&quot;&quot;;0;(IF([$Data.DV16]=&quot;?&quot;;&quot;?&quot;;1)))" office:value-type="float" office:value="1" calcext:value-type="float">
            <text:p>1</text:p>
          </table:table-cell>
          <table:table-cell table:formula="of:=IF([$Data.DW16]=&quot;&quot;;0;(IF([$Data.DW16]=&quot;?&quot;;&quot;?&quot;;1)))" office:value-type="float" office:value="0" calcext:value-type="float">
            <text:p>0</text:p>
          </table:table-cell>
          <table:table-cell table:formula="of:=IF([$Data.DX16]=&quot;&quot;;0;(IF([$Data.DX16]=&quot;?&quot;;&quot;?&quot;;1)))" office:value-type="float" office:value="0" calcext:value-type="float">
            <text:p>0</text:p>
          </table:table-cell>
          <table:table-cell table:formula="of:=IF([$Data.DY16]=&quot;&quot;;0;(IF([$Data.DY16]=&quot;?&quot;;&quot;?&quot;;1)))" office:value-type="float" office:value="0" calcext:value-type="float">
            <text:p>0</text:p>
          </table:table-cell>
          <table:table-cell table:formula="of:=IF([$Data.DZ16]=&quot;&quot;;0;(IF([$Data.DZ16]=&quot;?&quot;;&quot;?&quot;;1)))" office:value-type="float" office:value="1" calcext:value-type="float">
            <text:p>1</text:p>
          </table:table-cell>
          <table:table-cell table:formula="of:=IF([$Data.EA16]=&quot;&quot;;0;(IF([$Data.EA16]=&quot;?&quot;;&quot;?&quot;;1)))" office:value-type="float" office:value="0" calcext:value-type="float">
            <text:p>0</text:p>
          </table:table-cell>
          <table:table-cell table:formula="of:=IF([$Data.EB16]=&quot;&quot;;0;(IF([$Data.EB16]=&quot;?&quot;;&quot;?&quot;;1)))" office:value-type="float" office:value="0" calcext:value-type="float">
            <text:p>0</text:p>
          </table:table-cell>
          <table:table-cell table:formula="of:=IF([$Data.EC16]=&quot;&quot;;0;(IF([$Data.EC16]=&quot;?&quot;;&quot;?&quot;;1)))" office:value-type="float" office:value="0" calcext:value-type="float">
            <text:p>0</text:p>
          </table:table-cell>
          <table:table-cell table:formula="of:=IF([$Data.ED16]=&quot;&quot;;0;(IF([$Data.ED16]=&quot;?&quot;;&quot;?&quot;;1)))" office:value-type="float" office:value="0" calcext:value-type="float">
            <text:p>0</text:p>
          </table:table-cell>
          <table:table-cell table:formula="of:=IF([$Data.EE16]=&quot;&quot;;0;(IF([$Data.EE16]=&quot;?&quot;;&quot;?&quot;;1)))" office:value-type="float" office:value="1" calcext:value-type="float">
            <text:p>1</text:p>
          </table:table-cell>
          <table:table-cell table:formula="of:=IF([$Data.EF16]=&quot;&quot;;0;(IF([$Data.EF16]=&quot;?&quot;;&quot;?&quot;;1)))" office:value-type="float" office:value="0" calcext:value-type="float">
            <text:p>0</text:p>
          </table:table-cell>
          <table:table-cell table:formula="of:=IF([$Data.EG16]=&quot;&quot;;0;(IF([$Data.EG16]=&quot;?&quot;;&quot;?&quot;;1)))" office:value-type="float" office:value="1" calcext:value-type="float">
            <text:p>1</text:p>
          </table:table-cell>
          <table:table-cell table:formula="of:=IF([$Data.EH16]=&quot;&quot;;0;(IF([$Data.EH16]=&quot;?&quot;;&quot;?&quot;;1)))" office:value-type="float" office:value="0" calcext:value-type="float">
            <text:p>0</text:p>
          </table:table-cell>
          <table:table-cell table:formula="of:=IF([$Data.EI16]=&quot;&quot;;0;(IF([$Data.EI16]=&quot;?&quot;;&quot;?&quot;;1)))" office:value-type="float" office:value="0" calcext:value-type="float">
            <text:p>0</text:p>
          </table:table-cell>
          <table:table-cell table:formula="of:=IF([$Data.EJ16]=&quot;&quot;;0;(IF([$Data.EJ16]=&quot;?&quot;;&quot;?&quot;;1)))" office:value-type="float" office:value="1" calcext:value-type="float">
            <text:p>1</text:p>
          </table:table-cell>
          <table:table-cell table:formula="of:=IF([$Data.EK16]=&quot;&quot;;0;(IF([$Data.EK16]=&quot;?&quot;;&quot;?&quot;;1)))" office:value-type="float" office:value="0" calcext:value-type="float">
            <text:p>0</text:p>
          </table:table-cell>
          <table:table-cell table:formula="of:=IF([$Data.EL16]=&quot;&quot;;0;(IF([$Data.EL16]=&quot;?&quot;;&quot;?&quot;;1)))" office:value-type="float" office:value="0" calcext:value-type="float">
            <text:p>0</text:p>
          </table:table-cell>
          <table:table-cell table:formula="of:=IF([$Data.EM16]=&quot;&quot;;0;(IF([$Data.EM16]=&quot;?&quot;;&quot;?&quot;;1)))" office:value-type="float" office:value="0" calcext:value-type="float">
            <text:p>0</text:p>
          </table:table-cell>
          <table:table-cell table:formula="of:=IF([$Data.EN16]=&quot;&quot;;0;(IF([$Data.EN16]=&quot;?&quot;;&quot;?&quot;;1)))" office:value-type="float" office:value="0" calcext:value-type="float">
            <text:p>0</text:p>
          </table:table-cell>
          <table:table-cell table:formula="of:=IF([$Data.EO16]=&quot;&quot;;0;(IF([$Data.EO16]=&quot;?&quot;;&quot;?&quot;;1)))" office:value-type="float" office:value="0" calcext:value-type="float">
            <text:p>0</text:p>
          </table:table-cell>
          <table:table-cell table:formula="of:=IF([$Data.EP16]=&quot;&quot;;0;(IF([$Data.EP16]=&quot;?&quot;;&quot;?&quot;;1)))" office:value-type="float" office:value="0" calcext:value-type="float">
            <text:p>0</text:p>
          </table:table-cell>
          <table:table-cell table:formula="of:=IF([$Data.EQ16]=&quot;&quot;;0;(IF([$Data.EQ16]=&quot;?&quot;;&quot;?&quot;;1)))" office:value-type="float" office:value="0" calcext:value-type="float">
            <text:p>0</text:p>
          </table:table-cell>
          <table:table-cell table:formula="of:=IF([$Data.ER16]=&quot;&quot;;0;(IF([$Data.ER16]=&quot;?&quot;;&quot;?&quot;;1)))" office:value-type="float" office:value="0" calcext:value-type="float">
            <text:p>0</text:p>
          </table:table-cell>
          <table:table-cell table:formula="of:=IF([$Data.ES16]=&quot;&quot;;0;(IF([$Data.ES16]=&quot;?&quot;;&quot;?&quot;;1)))" office:value-type="float" office:value="1" calcext:value-type="float">
            <text:p>1</text:p>
          </table:table-cell>
          <table:table-cell table:formula="of:=IF([$Data.ET16]=&quot;&quot;;0;(IF([$Data.ET16]=&quot;?&quot;;&quot;?&quot;;1)))" office:value-type="float" office:value="0" calcext:value-type="float">
            <text:p>0</text:p>
          </table:table-cell>
          <table:table-cell table:formula="of:=IF([$Data.EU16]=&quot;&quot;;0;(IF([$Data.EU16]=&quot;?&quot;;&quot;?&quot;;1)))" office:value-type="float" office:value="0" calcext:value-type="float">
            <text:p>0</text:p>
          </table:table-cell>
          <table:table-cell table:formula="of:=IF([$Data.EV16]=&quot;&quot;;0;(IF([$Data.EV16]=&quot;?&quot;;&quot;?&quot;;1)))" office:value-type="float" office:value="0" calcext:value-type="float">
            <text:p>0</text:p>
          </table:table-cell>
          <table:table-cell table:formula="of:=IF([$Data.EW16]=&quot;&quot;;0;(IF([$Data.EW16]=&quot;?&quot;;&quot;?&quot;;1)))" office:value-type="float" office:value="0" calcext:value-type="float">
            <text:p>0</text:p>
          </table:table-cell>
          <table:table-cell table:formula="of:=IF([$Data.EX16]=&quot;&quot;;0;(IF([$Data.EX16]=&quot;?&quot;;&quot;?&quot;;1)))" office:value-type="float" office:value="0" calcext:value-type="float">
            <text:p>0</text:p>
          </table:table-cell>
          <table:table-cell table:formula="of:=IF([$Data.EY16]=&quot;&quot;;0;(IF([$Data.EY16]=&quot;?&quot;;&quot;?&quot;;1)))" office:value-type="float" office:value="0" calcext:value-type="float">
            <text:p>0</text:p>
          </table:table-cell>
          <table:table-cell table:formula="of:=IF([$Data.EZ16]=&quot;&quot;;0;(IF([$Data.EZ16]=&quot;?&quot;;&quot;?&quot;;1)))" office:value-type="float" office:value="0" calcext:value-type="float">
            <text:p>0</text:p>
          </table:table-cell>
          <table:table-cell table:formula="of:=IF([$Data.FA16]=&quot;&quot;;0;(IF([$Data.FA16]=&quot;?&quot;;&quot;?&quot;;1)))" office:value-type="float" office:value="0" calcext:value-type="float">
            <text:p>0</text:p>
          </table:table-cell>
          <table:table-cell table:formula="of:=IF([$Data.FB16]=&quot;&quot;;0;(IF([$Data.FB16]=&quot;?&quot;;&quot;?&quot;;1)))" office:value-type="float" office:value="0" calcext:value-type="float">
            <text:p>0</text:p>
          </table:table-cell>
          <table:table-cell table:formula="of:=IF([$Data.FC16]=&quot;&quot;;0;(IF([$Data.FC16]=&quot;?&quot;;&quot;?&quot;;1)))" office:value-type="float" office:value="0" calcext:value-type="float">
            <text:p>0</text:p>
          </table:table-cell>
          <table:table-cell table:formula="of:=IF([$Data.FD16]=&quot;&quot;;0;(IF([$Data.FD16]=&quot;?&quot;;&quot;?&quot;;1)))" office:value-type="float" office:value="0" calcext:value-type="float">
            <text:p>0</text:p>
          </table:table-cell>
          <table:table-cell table:formula="of:=IF([$Data.FE16]=&quot;&quot;;0;(IF([$Data.FE16]=&quot;?&quot;;&quot;?&quot;;1)))" office:value-type="float" office:value="0" calcext:value-type="float">
            <text:p>0</text:p>
          </table:table-cell>
          <table:table-cell table:formula="of:=IF([$Data.FF16]=&quot;&quot;;0;(IF([$Data.FF16]=&quot;?&quot;;&quot;?&quot;;1)))" office:value-type="float" office:value="0" calcext:value-type="float">
            <text:p>0</text:p>
          </table:table-cell>
          <table:table-cell table:formula="of:=IF([$Data.FG16]=&quot;&quot;;0;(IF([$Data.FG16]=&quot;?&quot;;&quot;?&quot;;1)))" office:value-type="float" office:value="0" calcext:value-type="float">
            <text:p>0</text:p>
          </table:table-cell>
          <table:table-cell table:formula="of:=IF([$Data.FH16]=&quot;&quot;;0;(IF([$Data.FH16]=&quot;?&quot;;&quot;?&quot;;1)))" office:value-type="float" office:value="0" calcext:value-type="float">
            <text:p>0</text:p>
          </table:table-cell>
          <table:table-cell table:formula="of:=IF([$Data.FI16]=&quot;&quot;;0;(IF([$Data.FI16]=&quot;?&quot;;&quot;?&quot;;1)))" office:value-type="float" office:value="0" calcext:value-type="float">
            <text:p>0</text:p>
          </table:table-cell>
          <table:table-cell table:formula="of:=IF([$Data.FJ16]=&quot;&quot;;0;(IF([$Data.FJ16]=&quot;?&quot;;&quot;?&quot;;1)))" office:value-type="float" office:value="0" calcext:value-type="float">
            <text:p>0</text:p>
          </table:table-cell>
          <table:table-cell table:formula="of:=IF([$Data.FK16]=&quot;&quot;;0;(IF([$Data.FK16]=&quot;?&quot;;&quot;?&quot;;1)))" office:value-type="float" office:value="0" calcext:value-type="float">
            <text:p>0</text:p>
          </table:table-cell>
          <table:table-cell table:formula="of:=IF([$Data.FL16]=&quot;&quot;;0;(IF([$Data.FL16]=&quot;?&quot;;&quot;?&quot;;1)))" office:value-type="float" office:value="0" calcext:value-type="float">
            <text:p>0</text:p>
          </table:table-cell>
          <table:table-cell table:formula="of:=IF([$Data.FM16]=&quot;&quot;;0;(IF([$Data.FM16]=&quot;?&quot;;&quot;?&quot;;1)))" office:value-type="float" office:value="0" calcext:value-type="float">
            <text:p>0</text:p>
          </table:table-cell>
          <table:table-cell table:formula="of:=IF([$Data.FN16]=&quot;&quot;;0;(IF([$Data.FN16]=&quot;?&quot;;&quot;?&quot;;1)))" office:value-type="float" office:value="0" calcext:value-type="float">
            <text:p>0</text:p>
          </table:table-cell>
          <table:table-cell table:formula="of:=IF([$Data.FO16]=&quot;&quot;;0;(IF([$Data.FO16]=&quot;?&quot;;&quot;?&quot;;1)))" office:value-type="string" office:string-value="?" calcext:value-type="string">
            <text:p>?</text:p>
          </table:table-cell>
          <table:table-cell table:formula="of:=IF([$Data.FP16]=&quot;&quot;;0;(IF([$Data.FP16]=&quot;?&quot;;&quot;?&quot;;1)))" office:value-type="string" office:string-value="?" calcext:value-type="string">
            <text:p>?</text:p>
          </table:table-cell>
          <table:table-cell table:formula="of:=IF([$Data.FQ16]=&quot;&quot;;0;(IF([$Data.FQ16]=&quot;?&quot;;&quot;?&quot;;1)))" office:value-type="string" office:string-value="?" calcext:value-type="string">
            <text:p>?</text:p>
          </table:table-cell>
          <table:table-cell table:formula="of:=IF([$Data.FR16]=&quot;&quot;;0;(IF([$Data.FR16]=&quot;?&quot;;&quot;?&quot;;1)))" office:value-type="string" office:string-value="?" calcext:value-type="string">
            <text:p>?</text:p>
          </table:table-cell>
          <table:table-cell table:formula="of:=IF([$Data.FS16]=&quot;&quot;;0;(IF([$Data.FS16]=&quot;?&quot;;&quot;?&quot;;1)))" office:value-type="float" office:value="0" calcext:value-type="float">
            <text:p>0</text:p>
          </table:table-cell>
          <table:table-cell table:formula="of:=IF([$Data.FT16]=&quot;&quot;;0;(IF([$Data.FT16]=&quot;?&quot;;&quot;?&quot;;1)))" office:value-type="float" office:value="1" calcext:value-type="float">
            <text:p>1</text:p>
          </table:table-cell>
          <table:table-cell table:formula="of:=IF([$Data.FU16]=&quot;&quot;;0;(IF([$Data.FU16]=&quot;?&quot;;&quot;?&quot;;1)))" office:value-type="float" office:value="0" calcext:value-type="float">
            <text:p>0</text:p>
          </table:table-cell>
          <table:table-cell table:formula="of:=IF([$Data.FV16]=&quot;&quot;;0;(IF([$Data.FV16]=&quot;?&quot;;&quot;?&quot;;1)))" office:value-type="float" office:value="0" calcext:value-type="float">
            <text:p>0</text:p>
          </table:table-cell>
          <table:table-cell table:formula="of:=IF([$Data.FW16]=&quot;&quot;;0;(IF([$Data.FW16]=&quot;?&quot;;&quot;?&quot;;1)))" office:value-type="float" office:value="1" calcext:value-type="float">
            <text:p>1</text:p>
          </table:table-cell>
          <table:table-cell table:formula="of:=IF([$Data.FX16]=&quot;&quot;;0;(IF([$Data.FX16]=&quot;?&quot;;&quot;?&quot;;1)))" office:value-type="float" office:value="1" calcext:value-type="float">
            <text:p>1</text:p>
          </table:table-cell>
          <table:table-cell table:formula="of:=IF([$Data.FY16]=&quot;&quot;;0;(IF([$Data.FY16]=&quot;?&quot;;&quot;?&quot;;1)))" office:value-type="float" office:value="1" calcext:value-type="float">
            <text:p>1</text:p>
          </table:table-cell>
          <table:table-cell table:formula="of:=IF([$Data.FZ16]=&quot;&quot;;0;(IF([$Data.FZ16]=&quot;?&quot;;&quot;?&quot;;1)))" office:value-type="float" office:value="0" calcext:value-type="float">
            <text:p>0</text:p>
          </table:table-cell>
          <table:table-cell table:formula="of:=IF([$Data.GA16]=&quot;&quot;;0;(IF([$Data.GA16]=&quot;?&quot;;&quot;?&quot;;1)))" office:value-type="float" office:value="0" calcext:value-type="float">
            <text:p>0</text:p>
          </table:table-cell>
          <table:table-cell table:formula="of:=IF([$Data.GB16]=&quot;&quot;;0;(IF([$Data.GB16]=&quot;?&quot;;&quot;?&quot;;1)))" office:value-type="float" office:value="0" calcext:value-type="float">
            <text:p>0</text:p>
          </table:table-cell>
          <table:table-cell table:formula="of:=IF([$Data.GC16]=&quot;&quot;;0;(IF([$Data.GC16]=&quot;?&quot;;&quot;?&quot;;1)))" office:value-type="float" office:value="0" calcext:value-type="float">
            <text:p>0</text:p>
          </table:table-cell>
          <table:table-cell table:formula="of:=IF([$Data.GD16]=&quot;&quot;;0;(IF([$Data.GD16]=&quot;?&quot;;&quot;?&quot;;1)))" office:value-type="float" office:value="0" calcext:value-type="float">
            <text:p>0</text:p>
          </table:table-cell>
          <table:table-cell table:formula="of:=IF([$Data.GE16]=&quot;&quot;;0;(IF([$Data.GE16]=&quot;?&quot;;&quot;?&quot;;1)))" office:value-type="float" office:value="1" calcext:value-type="float">
            <text:p>1</text:p>
          </table:table-cell>
          <table:table-cell table:formula="of:=IF([$Data.GF16]=&quot;&quot;;0;(IF([$Data.GF16]=&quot;?&quot;;&quot;?&quot;;1)))" office:value-type="float" office:value="1" calcext:value-type="float">
            <text:p>1</text:p>
          </table:table-cell>
          <table:table-cell table:formula="of:=IF([$Data.GG16]=&quot;&quot;;0;(IF([$Data.GG16]=&quot;?&quot;;&quot;?&quot;;1)))" office:value-type="float" office:value="0" calcext:value-type="float">
            <text:p>0</text:p>
          </table:table-cell>
          <table:table-cell table:formula="of:=IF([$Data.GH16]=&quot;&quot;;0;(IF([$Data.GH16]=&quot;?&quot;;&quot;?&quot;;1)))" office:value-type="float" office:value="0" calcext:value-type="float">
            <text:p>0</text:p>
          </table:table-cell>
          <table:table-cell table:formula="of:=IF([$Data.GI16]=&quot;&quot;;0;(IF([$Data.GI16]=&quot;?&quot;;&quot;?&quot;;1)))" office:value-type="float" office:value="1" calcext:value-type="float">
            <text:p>1</text:p>
          </table:table-cell>
          <table:table-cell table:formula="of:=IF([$Data.GJ16]=&quot;&quot;;0;(IF([$Data.GJ16]=&quot;?&quot;;&quot;?&quot;;1)))" office:value-type="float" office:value="0" calcext:value-type="float">
            <text:p>0</text:p>
          </table:table-cell>
          <table:table-cell table:formula="of:=IF([$Data.GK16]=&quot;&quot;;0;(IF([$Data.GK16]=&quot;?&quot;;&quot;?&quot;;1)))" office:value-type="float" office:value="0" calcext:value-type="float">
            <text:p>0</text:p>
          </table:table-cell>
          <table:table-cell table:formula="of:=IF([$Data.GL16]=&quot;&quot;;0;(IF([$Data.GL16]=&quot;?&quot;;&quot;?&quot;;1)))" office:value-type="float" office:value="1" calcext:value-type="float">
            <text:p>1</text:p>
          </table:table-cell>
          <table:table-cell table:formula="of:=IF([$Data.GM16]=&quot;&quot;;0;(IF([$Data.GM16]=&quot;?&quot;;&quot;?&quot;;1)))" office:value-type="float" office:value="0" calcext:value-type="float">
            <text:p>0</text:p>
          </table:table-cell>
          <table:table-cell table:formula="of:=IF([$Data.GN16]=&quot;&quot;;0;(IF([$Data.GN16]=&quot;?&quot;;&quot;?&quot;;1)))" office:value-type="float" office:value="0" calcext:value-type="float">
            <text:p>0</text:p>
          </table:table-cell>
          <table:table-cell table:formula="of:=IF([$Data.GO16]=&quot;&quot;;0;(IF([$Data.GO16]=&quot;?&quot;;&quot;?&quot;;1)))" office:value-type="float" office:value="0" calcext:value-type="float">
            <text:p>0</text:p>
          </table:table-cell>
          <table:table-cell table:formula="of:=IF([$Data.GP16]=&quot;&quot;;0;(IF([$Data.GP16]=&quot;?&quot;;&quot;?&quot;;1)))" office:value-type="float" office:value="0" calcext:value-type="float">
            <text:p>0</text:p>
          </table:table-cell>
          <table:table-cell table:formula="of:=IF([$Data.GQ16]=&quot;&quot;;0;(IF([$Data.GQ16]=&quot;?&quot;;&quot;?&quot;;1)))" office:value-type="float" office:value="0" calcext:value-type="float">
            <text:p>0</text:p>
          </table:table-cell>
          <table:table-cell table:formula="of:=IF([$Data.GR16]=&quot;&quot;;0;(IF([$Data.GR16]=&quot;?&quot;;&quot;?&quot;;1)))" office:value-type="float" office:value="0" calcext:value-type="float">
            <text:p>0</text:p>
          </table:table-cell>
          <table:table-cell table:formula="of:=IF([$Data.GS16]=&quot;&quot;;0;(IF([$Data.GS16]=&quot;?&quot;;&quot;?&quot;;1)))" office:value-type="float" office:value="0" calcext:value-type="float">
            <text:p>0</text:p>
          </table:table-cell>
          <table:table-cell table:formula="of:=IF([$Data.GT16]=&quot;&quot;;0;(IF([$Data.GT16]=&quot;?&quot;;&quot;?&quot;;1)))" office:value-type="float" office:value="0" calcext:value-type="float">
            <text:p>0</text:p>
          </table:table-cell>
          <table:table-cell table:formula="of:=IF([$Data.GU16]=&quot;&quot;;0;(IF([$Data.GU16]=&quot;?&quot;;&quot;?&quot;;1)))" office:value-type="float" office:value="0" calcext:value-type="float">
            <text:p>0</text:p>
          </table:table-cell>
          <table:table-cell table:formula="of:=IF([$Data.GV16]=&quot;&quot;;0;(IF([$Data.GV16]=&quot;?&quot;;&quot;?&quot;;1)))" office:value-type="float" office:value="0" calcext:value-type="float">
            <text:p>0</text:p>
          </table:table-cell>
          <table:table-cell table:formula="of:=IF([$Data.GW16]=&quot;&quot;;0;(IF([$Data.GW16]=&quot;?&quot;;&quot;?&quot;;1)))" office:value-type="float" office:value="0" calcext:value-type="float">
            <text:p>0</text:p>
          </table:table-cell>
          <table:table-cell table:formula="of:=IF([$Data.GX16]=&quot;&quot;;0;(IF([$Data.GX16]=&quot;?&quot;;&quot;?&quot;;1)))" office:value-type="float" office:value="0" calcext:value-type="float">
            <text:p>0</text:p>
          </table:table-cell>
          <table:table-cell table:formula="of:=IF([$Data.GY16]=&quot;&quot;;0;(IF([$Data.GY16]=&quot;?&quot;;&quot;?&quot;;1)))" office:value-type="float" office:value="0" calcext:value-type="float">
            <text:p>0</text:p>
          </table:table-cell>
          <table:table-cell table:formula="of:=IF([$Data.GZ16]=&quot;&quot;;0;(IF([$Data.GZ16]=&quot;?&quot;;&quot;?&quot;;1)))" office:value-type="float" office:value="0" calcext:value-type="float">
            <text:p>0</text:p>
          </table:table-cell>
          <table:table-cell table:formula="of:=IF([$Data.HA16]=&quot;&quot;;0;(IF([$Data.HA16]=&quot;?&quot;;&quot;?&quot;;1)))" office:value-type="float" office:value="0" calcext:value-type="float">
            <text:p>0</text:p>
          </table:table-cell>
          <table:table-cell table:formula="of:=IF([$Data.HB16]=&quot;&quot;;0;(IF([$Data.HB16]=&quot;?&quot;;&quot;?&quot;;1)))" office:value-type="float" office:value="0" calcext:value-type="float">
            <text:p>0</text:p>
          </table:table-cell>
          <table:table-cell table:formula="of:=IF([$Data.HC16]=&quot;&quot;;0;(IF([$Data.HC16]=&quot;?&quot;;&quot;?&quot;;1)))" office:value-type="float" office:value="0" calcext:value-type="float">
            <text:p>0</text:p>
          </table:table-cell>
          <table:table-cell table:formula="of:=IF([$Data.HD16]=&quot;&quot;;0;(IF([$Data.HD16]=&quot;?&quot;;&quot;?&quot;;1)))" office:value-type="float" office:value="0" calcext:value-type="float">
            <text:p>0</text:p>
          </table:table-cell>
          <table:table-cell table:formula="of:=IF([$Data.HE16]=&quot;&quot;;0;(IF([$Data.HE16]=&quot;?&quot;;&quot;?&quot;;1)))" office:value-type="float" office:value="0" calcext:value-type="float">
            <text:p>0</text:p>
          </table:table-cell>
          <table:table-cell table:formula="of:=IF([$Data.HF16]=&quot;&quot;;0;(IF([$Data.HF16]=&quot;?&quot;;&quot;?&quot;;1)))" office:value-type="float" office:value="1" calcext:value-type="float">
            <text:p>1</text:p>
          </table:table-cell>
          <table:table-cell table:formula="of:=IF([$Data.HG16]=&quot;&quot;;0;(IF([$Data.HG16]=&quot;?&quot;;&quot;?&quot;;1)))" office:value-type="float" office:value="1" calcext:value-type="float">
            <text:p>1</text:p>
          </table:table-cell>
          <table:table-cell table:formula="of:=IF([$Data.HH16]=&quot;&quot;;0;(IF([$Data.HH16]=&quot;?&quot;;&quot;?&quot;;1)))" office:value-type="float" office:value="1" calcext:value-type="float">
            <text:p>1</text:p>
          </table:table-cell>
          <table:table-cell table:formula="of:=IF([$Data.HI16]=&quot;&quot;;0;(IF([$Data.HI16]=&quot;?&quot;;&quot;?&quot;;1)))" office:value-type="float" office:value="1" calcext:value-type="float">
            <text:p>1</text:p>
          </table:table-cell>
          <table:table-cell table:formula="of:=IF([$Data.HJ16]=&quot;&quot;;0;(IF([$Data.HJ16]=&quot;?&quot;;&quot;?&quot;;1)))" office:value-type="float" office:value="0" calcext:value-type="float">
            <text:p>0</text:p>
          </table:table-cell>
          <table:table-cell table:formula="of:=IF([$Data.HK16]=&quot;&quot;;0;(IF([$Data.HK16]=&quot;?&quot;;&quot;?&quot;;1)))" office:value-type="float" office:value="0" calcext:value-type="float">
            <text:p>0</text:p>
          </table:table-cell>
          <table:table-cell table:formula="of:=IF([$Data.HL16]=&quot;&quot;;0;(IF([$Data.HL16]=&quot;?&quot;;&quot;?&quot;;1)))" office:value-type="float" office:value="0" calcext:value-type="float">
            <text:p>0</text:p>
          </table:table-cell>
          <table:table-cell table:formula="of:=IF([$Data.HM16]=&quot;&quot;;0;(IF([$Data.HM16]=&quot;?&quot;;&quot;?&quot;;1)))" office:value-type="float" office:value="0" calcext:value-type="float">
            <text:p>0</text:p>
          </table:table-cell>
          <table:table-cell table:formula="of:=IF([$Data.HN16]=&quot;&quot;;0;(IF([$Data.HN16]=&quot;?&quot;;&quot;?&quot;;1)))" office:value-type="float" office:value="0" calcext:value-type="float">
            <text:p>0</text:p>
          </table:table-cell>
          <table:table-cell table:formula="of:=IF([$Data.HO16]=&quot;&quot;;0;(IF([$Data.HO16]=&quot;?&quot;;&quot;?&quot;;1)))" office:value-type="float" office:value="0" calcext:value-type="float">
            <text:p>0</text:p>
          </table:table-cell>
          <table:table-cell table:formula="of:=IF([$Data.HP16]=&quot;&quot;;0;(IF([$Data.HP16]=&quot;?&quot;;&quot;?&quot;;1)))" office:value-type="float" office:value="0" calcext:value-type="float">
            <text:p>0</text:p>
          </table:table-cell>
          <table:table-cell table:formula="of:=IF([$Data.HQ16]=&quot;&quot;;0;(IF([$Data.HQ16]=&quot;?&quot;;&quot;?&quot;;1)))" office:value-type="float" office:value="0" calcext:value-type="float">
            <text:p>0</text:p>
          </table:table-cell>
          <table:table-cell table:formula="of:=IF([$Data.HR16]=&quot;&quot;;0;(IF([$Data.HR16]=&quot;?&quot;;&quot;?&quot;;1)))" office:value-type="float" office:value="0" calcext:value-type="float">
            <text:p>0</text:p>
          </table:table-cell>
          <table:table-cell table:formula="of:=IF([$Data.HS16]=&quot;&quot;;0;(IF([$Data.HS16]=&quot;?&quot;;&quot;?&quot;;1)))" office:value-type="float" office:value="0" calcext:value-type="float">
            <text:p>0</text:p>
          </table:table-cell>
          <table:table-cell table:formula="of:=IF([$Data.HT16]=&quot;&quot;;0;(IF([$Data.HT16]=&quot;?&quot;;&quot;?&quot;;1)))" office:value-type="float" office:value="0" calcext:value-type="float">
            <text:p>0</text:p>
          </table:table-cell>
          <table:table-cell table:formula="of:=IF([$Data.HU16]=&quot;&quot;;0;(IF([$Data.HU16]=&quot;?&quot;;&quot;?&quot;;1)))" office:value-type="float" office:value="0" calcext:value-type="float">
            <text:p>0</text:p>
          </table:table-cell>
          <table:table-cell table:formula="of:=IF([$Data.HV16]=&quot;&quot;;0;(IF([$Data.HV16]=&quot;?&quot;;&quot;?&quot;;1)))" office:value-type="float" office:value="0" calcext:value-type="float">
            <text:p>0</text:p>
          </table:table-cell>
          <table:table-cell table:formula="of:=IF([$Data.HW16]=&quot;&quot;;0;(IF([$Data.HW16]=&quot;?&quot;;&quot;?&quot;;1)))" office:value-type="float" office:value="0" calcext:value-type="float">
            <text:p>0</text:p>
          </table:table-cell>
          <table:table-cell table:formula="of:=IF([$Data.HX16]=&quot;&quot;;0;(IF([$Data.HX16]=&quot;?&quot;;&quot;?&quot;;1)))" office:value-type="float" office:value="0" calcext:value-type="float">
            <text:p>0</text:p>
          </table:table-cell>
          <table:table-cell table:formula="of:=IF([$Data.HY16]=&quot;&quot;;0;(IF([$Data.HY16]=&quot;?&quot;;&quot;?&quot;;1)))" office:value-type="float" office:value="0" calcext:value-type="float">
            <text:p>0</text:p>
          </table:table-cell>
          <table:table-cell table:formula="of:=IF([$Data.HZ16]=&quot;&quot;;0;(IF([$Data.HZ16]=&quot;?&quot;;&quot;?&quot;;1)))" office:value-type="float" office:value="0" calcext:value-type="float">
            <text:p>0</text:p>
          </table:table-cell>
          <table:table-cell table:formula="of:=IF([$Data.IA16]=&quot;&quot;;0;(IF([$Data.IA16]=&quot;?&quot;;&quot;?&quot;;1)))" office:value-type="float" office:value="0" calcext:value-type="float">
            <text:p>0</text:p>
          </table:table-cell>
          <table:table-cell table:formula="of:=IF([$Data.IB16]=&quot;&quot;;0;(IF([$Data.IB16]=&quot;?&quot;;&quot;?&quot;;1)))" office:value-type="float" office:value="0" calcext:value-type="float">
            <text:p>0</text:p>
          </table:table-cell>
          <table:table-cell table:formula="of:=IF([$Data.IC16]=&quot;&quot;;0;(IF([$Data.IC16]=&quot;?&quot;;&quot;?&quot;;1)))" office:value-type="float" office:value="0" calcext:value-type="float">
            <text:p>0</text:p>
          </table:table-cell>
          <table:table-cell table:formula="of:=IF([$Data.ID16]=&quot;&quot;;0;(IF([$Data.ID16]=&quot;?&quot;;&quot;?&quot;;1)))" office:value-type="float" office:value="0" calcext:value-type="float">
            <text:p>0</text:p>
          </table:table-cell>
          <table:table-cell table:formula="of:=IF([$Data.IE16]=&quot;&quot;;0;(IF([$Data.IE16]=&quot;?&quot;;&quot;?&quot;;1)))" office:value-type="float" office:value="0" calcext:value-type="float">
            <text:p>0</text:p>
          </table:table-cell>
          <table:table-cell table:formula="of:=IF([$Data.IF16]=&quot;&quot;;0;(IF([$Data.IF16]=&quot;?&quot;;&quot;?&quot;;1)))" office:value-type="float" office:value="0" calcext:value-type="float">
            <text:p>0</text:p>
          </table:table-cell>
          <table:table-cell table:formula="of:=IF([$Data.IG16]=&quot;&quot;;0;(IF([$Data.IG16]=&quot;?&quot;;&quot;?&quot;;1)))" office:value-type="float" office:value="0" calcext:value-type="float">
            <text:p>0</text:p>
          </table:table-cell>
          <table:table-cell table:formula="of:=IF([$Data.IH16]=&quot;&quot;;0;(IF([$Data.IH16]=&quot;?&quot;;&quot;?&quot;;1)))" office:value-type="float" office:value="0" calcext:value-type="float">
            <text:p>0</text:p>
          </table:table-cell>
          <table:table-cell table:formula="of:=IF([$Data.II16]=&quot;&quot;;0;(IF([$Data.II16]=&quot;?&quot;;&quot;?&quot;;1)))" office:value-type="float" office:value="0" calcext:value-type="float">
            <text:p>0</text:p>
          </table:table-cell>
          <table:table-cell table:formula="of:=IF([$Data.IJ16]=&quot;&quot;;0;(IF([$Data.IJ16]=&quot;?&quot;;&quot;?&quot;;1)))" office:value-type="float" office:value="0" calcext:value-type="float">
            <text:p>0</text:p>
          </table:table-cell>
          <table:table-cell table:formula="of:=IF([$Data.IK16]=&quot;&quot;;0;(IF([$Data.IK16]=&quot;?&quot;;&quot;?&quot;;1)))" office:value-type="float" office:value="0" calcext:value-type="float">
            <text:p>0</text:p>
          </table:table-cell>
          <table:table-cell table:formula="of:=IF([$Data.IL16]=&quot;&quot;;0;(IF([$Data.IL16]=&quot;?&quot;;&quot;?&quot;;1)))" office:value-type="float" office:value="0" calcext:value-type="float">
            <text:p>0</text:p>
          </table:table-cell>
          <table:table-cell table:formula="of:=IF([$Data.IM16]=&quot;&quot;;0;(IF([$Data.IM16]=&quot;?&quot;;&quot;?&quot;;1)))" office:value-type="float" office:value="0" calcext:value-type="float">
            <text:p>0</text:p>
          </table:table-cell>
          <table:table-cell table:formula="of:=IF([$Data.IN16]=&quot;&quot;;0;(IF([$Data.IN16]=&quot;?&quot;;&quot;?&quot;;1)))" office:value-type="float" office:value="0" calcext:value-type="float">
            <text:p>0</text:p>
          </table:table-cell>
          <table:table-cell table:formula="of:=IF([$Data.IO16]=&quot;&quot;;0;(IF([$Data.IO16]=&quot;?&quot;;&quot;?&quot;;1)))" office:value-type="float" office:value="0" calcext:value-type="float">
            <text:p>0</text:p>
          </table:table-cell>
          <table:table-cell table:formula="of:=IF([$Data.IP16]=&quot;&quot;;0;(IF([$Data.IP16]=&quot;?&quot;;&quot;?&quot;;1)))" office:value-type="float" office:value="0" calcext:value-type="float">
            <text:p>0</text:p>
          </table:table-cell>
          <table:table-cell table:number-columns-repeated="2"/>
          <table:table-cell table:formula="of:=SUM([.B13:.HI13])" office:value-type="float" office:value="61" calcext:value-type="float">
            <text:p>61</text:p>
          </table:table-cell>
          <table:table-cell table:number-columns-repeated="804"/>
        </table:table-row>
        <table:table-row table:style-name="ro15">
          <table:table-cell table:formula="of:=[$Data.B17]" office:value-type="string" office:string-value="Tai Trang Quan Son" calcext:value-type="string">
            <text:p>Tai Trang Quan Son</text:p>
          </table:table-cell>
          <table:table-cell table:formula="of:=IF([$Data.AI17]=&quot;&quot;;0;(IF([$Data.AI17]=&quot;?&quot;;&quot;?&quot;;1)))" office:value-type="float" office:value="1" calcext:value-type="float">
            <text:p>1</text:p>
          </table:table-cell>
          <table:table-cell table:formula="of:=IF([$Data.AJ17]=&quot;&quot;;0;(IF([$Data.AJ17]=&quot;?&quot;;&quot;?&quot;;1)))" office:value-type="float" office:value="0" calcext:value-type="float">
            <text:p>0</text:p>
          </table:table-cell>
          <table:table-cell table:formula="of:=IF([$Data.AK17]=&quot;&quot;;0;(IF([$Data.AK17]=&quot;?&quot;;&quot;?&quot;;1)))" office:value-type="float" office:value="1" calcext:value-type="float">
            <text:p>1</text:p>
          </table:table-cell>
          <table:table-cell table:formula="of:=IF([$Data.AL17]=&quot;&quot;;0;(IF([$Data.AL17]=&quot;?&quot;;&quot;?&quot;;1)))" office:value-type="float" office:value="1" calcext:value-type="float">
            <text:p>1</text:p>
          </table:table-cell>
          <table:table-cell table:formula="of:=IF([$Data.AM17]=&quot;&quot;;0;(IF([$Data.AM17]=&quot;?&quot;;&quot;?&quot;;1)))" office:value-type="float" office:value="1" calcext:value-type="float">
            <text:p>1</text:p>
          </table:table-cell>
          <table:table-cell table:formula="of:=IF([$Data.AN17]=&quot;&quot;;0;(IF([$Data.AN17]=&quot;?&quot;;&quot;?&quot;;1)))" office:value-type="float" office:value="1" calcext:value-type="float">
            <text:p>1</text:p>
          </table:table-cell>
          <table:table-cell table:formula="of:=IF([$Data.AO17]=&quot;&quot;;0;(IF([$Data.AO17]=&quot;?&quot;;&quot;?&quot;;1)))" office:value-type="float" office:value="1" calcext:value-type="float">
            <text:p>1</text:p>
          </table:table-cell>
          <table:table-cell table:formula="of:=IF([$Data.AP17]=&quot;&quot;;0;(IF([$Data.AP17]=&quot;?&quot;;&quot;?&quot;;1)))" office:value-type="float" office:value="1" calcext:value-type="float">
            <text:p>1</text:p>
          </table:table-cell>
          <table:table-cell table:formula="of:=IF([$Data.AQ17]=&quot;&quot;;0;(IF([$Data.AQ17]=&quot;?&quot;;&quot;?&quot;;1)))" office:value-type="float" office:value="0" calcext:value-type="float">
            <text:p>0</text:p>
          </table:table-cell>
          <table:table-cell table:formula="of:=IF([$Data.AR17]=&quot;&quot;;0;(IF([$Data.AR17]=&quot;?&quot;;&quot;?&quot;;1)))" office:value-type="float" office:value="0" calcext:value-type="float">
            <text:p>0</text:p>
          </table:table-cell>
          <table:table-cell table:formula="of:=IF([$Data.AS17]=&quot;&quot;;0;(IF([$Data.AS17]=&quot;?&quot;;&quot;?&quot;;1)))" office:value-type="float" office:value="1" calcext:value-type="float">
            <text:p>1</text:p>
          </table:table-cell>
          <table:table-cell table:formula="of:=IF([$Data.AT17]=&quot;&quot;;0;(IF([$Data.AT17]=&quot;?&quot;;&quot;?&quot;;1)))" office:value-type="float" office:value="0" calcext:value-type="float">
            <text:p>0</text:p>
          </table:table-cell>
          <table:table-cell table:formula="of:=IF([$Data.AU17]=&quot;&quot;;0;(IF([$Data.AU17]=&quot;?&quot;;&quot;?&quot;;1)))" office:value-type="float" office:value="1" calcext:value-type="float">
            <text:p>1</text:p>
          </table:table-cell>
          <table:table-cell table:formula="of:=IF([$Data.AV17]=&quot;&quot;;0;(IF([$Data.AV17]=&quot;?&quot;;&quot;?&quot;;1)))" office:value-type="float" office:value="1" calcext:value-type="float">
            <text:p>1</text:p>
          </table:table-cell>
          <table:table-cell table:formula="of:=IF([$Data.AW17]=&quot;&quot;;0;(IF([$Data.AW17]=&quot;?&quot;;&quot;?&quot;;1)))" office:value-type="float" office:value="1" calcext:value-type="float">
            <text:p>1</text:p>
          </table:table-cell>
          <table:table-cell table:formula="of:=IF([$Data.AX17]=&quot;&quot;;0;(IF([$Data.AX17]=&quot;?&quot;;&quot;?&quot;;1)))" office:value-type="float" office:value="0" calcext:value-type="float">
            <text:p>0</text:p>
          </table:table-cell>
          <table:table-cell table:formula="of:=IF([$Data.AY17]=&quot;&quot;;0;(IF([$Data.AY17]=&quot;?&quot;;&quot;?&quot;;1)))" office:value-type="float" office:value="1" calcext:value-type="float">
            <text:p>1</text:p>
          </table:table-cell>
          <table:table-cell table:formula="of:=IF([$Data.AZ17]=&quot;&quot;;0;(IF([$Data.AZ17]=&quot;?&quot;;&quot;?&quot;;1)))" office:value-type="float" office:value="1" calcext:value-type="float">
            <text:p>1</text:p>
          </table:table-cell>
          <table:table-cell table:formula="of:=IF([$Data.BA17]=&quot;&quot;;0;(IF([$Data.BA17]=&quot;?&quot;;&quot;?&quot;;1)))" office:value-type="float" office:value="0" calcext:value-type="float">
            <text:p>0</text:p>
          </table:table-cell>
          <table:table-cell table:formula="of:=IF([$Data.BB17]=&quot;&quot;;0;(IF([$Data.BB17]=&quot;?&quot;;&quot;?&quot;;1)))" office:value-type="float" office:value="1" calcext:value-type="float">
            <text:p>1</text:p>
          </table:table-cell>
          <table:table-cell table:formula="of:=IF([$Data.BC17]=&quot;&quot;;0;(IF([$Data.BC17]=&quot;?&quot;;&quot;?&quot;;1)))" office:value-type="float" office:value="0" calcext:value-type="float">
            <text:p>0</text:p>
          </table:table-cell>
          <table:table-cell table:formula="of:=IF([$Data.BD17]=&quot;&quot;;0;(IF([$Data.BD17]=&quot;?&quot;;&quot;?&quot;;1)))" office:value-type="float" office:value="0" calcext:value-type="float">
            <text:p>0</text:p>
          </table:table-cell>
          <table:table-cell table:formula="of:=IF([$Data.BE17]=&quot;&quot;;0;(IF([$Data.BE17]=&quot;?&quot;;&quot;?&quot;;1)))" office:value-type="float" office:value="0" calcext:value-type="float">
            <text:p>0</text:p>
          </table:table-cell>
          <table:table-cell table:formula="of:=IF([$Data.BF17]=&quot;&quot;;0;(IF([$Data.BF17]=&quot;?&quot;;&quot;?&quot;;1)))" office:value-type="float" office:value="0" calcext:value-type="float">
            <text:p>0</text:p>
          </table:table-cell>
          <table:table-cell table:formula="of:=IF([$Data.BG17]=&quot;&quot;;0;(IF([$Data.BG17]=&quot;?&quot;;&quot;?&quot;;1)))" office:value-type="float" office:value="0" calcext:value-type="float">
            <text:p>0</text:p>
          </table:table-cell>
          <table:table-cell table:formula="of:=IF([$Data.BH17]=&quot;&quot;;0;(IF([$Data.BH17]=&quot;?&quot;;&quot;?&quot;;1)))" office:value-type="float" office:value="0" calcext:value-type="float">
            <text:p>0</text:p>
          </table:table-cell>
          <table:table-cell table:formula="of:=IF([$Data.BI17]=&quot;&quot;;0;(IF([$Data.BI17]=&quot;?&quot;;&quot;?&quot;;1)))" office:value-type="float" office:value="0" calcext:value-type="float">
            <text:p>0</text:p>
          </table:table-cell>
          <table:table-cell table:formula="of:=IF([$Data.BJ17]=&quot;&quot;;0;(IF([$Data.BJ17]=&quot;?&quot;;&quot;?&quot;;1)))" office:value-type="float" office:value="0" calcext:value-type="float">
            <text:p>0</text:p>
          </table:table-cell>
          <table:table-cell table:formula="of:=IF([$Data.BK17]=&quot;&quot;;0;(IF([$Data.BK17]=&quot;?&quot;;&quot;?&quot;;1)))" office:value-type="float" office:value="0" calcext:value-type="float">
            <text:p>0</text:p>
          </table:table-cell>
          <table:table-cell table:formula="of:=IF([$Data.BL17]=&quot;&quot;;0;(IF([$Data.BL17]=&quot;?&quot;;&quot;?&quot;;1)))" office:value-type="float" office:value="0" calcext:value-type="float">
            <text:p>0</text:p>
          </table:table-cell>
          <table:table-cell table:formula="of:=IF([$Data.BM17]=&quot;&quot;;0;(IF([$Data.BM17]=&quot;?&quot;;&quot;?&quot;;1)))" office:value-type="float" office:value="0" calcext:value-type="float">
            <text:p>0</text:p>
          </table:table-cell>
          <table:table-cell table:formula="of:=IF([$Data.BN17]=&quot;&quot;;0;(IF([$Data.BN17]=&quot;?&quot;;&quot;?&quot;;1)))" office:value-type="float" office:value="1" calcext:value-type="float">
            <text:p>1</text:p>
          </table:table-cell>
          <table:table-cell table:formula="of:=IF([$Data.BO17]=&quot;&quot;;0;(IF([$Data.BO17]=&quot;?&quot;;&quot;?&quot;;1)))" office:value-type="float" office:value="1" calcext:value-type="float">
            <text:p>1</text:p>
          </table:table-cell>
          <table:table-cell table:formula="of:=IF([$Data.BP17]=&quot;&quot;;0;(IF([$Data.BP17]=&quot;?&quot;;&quot;?&quot;;1)))" office:value-type="float" office:value="1" calcext:value-type="float">
            <text:p>1</text:p>
          </table:table-cell>
          <table:table-cell table:formula="of:=IF([$Data.BQ17]=&quot;&quot;;0;(IF([$Data.BQ17]=&quot;?&quot;;&quot;?&quot;;1)))" office:value-type="float" office:value="0" calcext:value-type="float">
            <text:p>0</text:p>
          </table:table-cell>
          <table:table-cell table:formula="of:=IF([$Data.BR17]=&quot;&quot;;0;(IF([$Data.BR17]=&quot;?&quot;;&quot;?&quot;;1)))" office:value-type="float" office:value="1" calcext:value-type="float">
            <text:p>1</text:p>
          </table:table-cell>
          <table:table-cell table:formula="of:=IF([$Data.BS17]=&quot;&quot;;0;(IF([$Data.BS17]=&quot;?&quot;;&quot;?&quot;;1)))" office:value-type="float" office:value="0" calcext:value-type="float">
            <text:p>0</text:p>
          </table:table-cell>
          <table:table-cell table:formula="of:=IF([$Data.BT17]=&quot;&quot;;0;(IF([$Data.BT17]=&quot;?&quot;;&quot;?&quot;;1)))" office:value-type="float" office:value="0" calcext:value-type="float">
            <text:p>0</text:p>
          </table:table-cell>
          <table:table-cell table:formula="of:=IF([$Data.BU17]=&quot;&quot;;0;(IF([$Data.BU17]=&quot;?&quot;;&quot;?&quot;;1)))" office:value-type="float" office:value="1" calcext:value-type="float">
            <text:p>1</text:p>
          </table:table-cell>
          <table:table-cell table:formula="of:=IF([$Data.BV17]=&quot;&quot;;0;(IF([$Data.BV17]=&quot;?&quot;;&quot;?&quot;;1)))" office:value-type="float" office:value="1" calcext:value-type="float">
            <text:p>1</text:p>
          </table:table-cell>
          <table:table-cell table:formula="of:=IF([$Data.BW17]=&quot;&quot;;0;(IF([$Data.BW17]=&quot;?&quot;;&quot;?&quot;;1)))" office:value-type="float" office:value="0" calcext:value-type="float">
            <text:p>0</text:p>
          </table:table-cell>
          <table:table-cell table:formula="of:=IF([$Data.BX17]=&quot;&quot;;0;(IF([$Data.BX17]=&quot;?&quot;;&quot;?&quot;;1)))" office:value-type="float" office:value="1" calcext:value-type="float">
            <text:p>1</text:p>
          </table:table-cell>
          <table:table-cell table:formula="of:=IF([$Data.BY17]=&quot;&quot;;0;(IF([$Data.BY17]=&quot;?&quot;;&quot;?&quot;;1)))" office:value-type="float" office:value="0" calcext:value-type="float">
            <text:p>0</text:p>
          </table:table-cell>
          <table:table-cell table:formula="of:=IF([$Data.BZ17]=&quot;&quot;;0;(IF([$Data.BZ17]=&quot;?&quot;;&quot;?&quot;;1)))" office:value-type="float" office:value="0" calcext:value-type="float">
            <text:p>0</text:p>
          </table:table-cell>
          <table:table-cell table:formula="of:=IF([$Data.CA17]=&quot;&quot;;0;(IF([$Data.CA17]=&quot;?&quot;;&quot;?&quot;;1)))" office:value-type="float" office:value="1" calcext:value-type="float">
            <text:p>1</text:p>
          </table:table-cell>
          <table:table-cell table:formula="of:=IF([$Data.CB17]=&quot;&quot;;0;(IF([$Data.CB17]=&quot;?&quot;;&quot;?&quot;;1)))" office:value-type="float" office:value="0" calcext:value-type="float">
            <text:p>0</text:p>
          </table:table-cell>
          <table:table-cell table:formula="of:=IF([$Data.CC17]=&quot;&quot;;0;(IF([$Data.CC17]=&quot;?&quot;;&quot;?&quot;;1)))" office:value-type="float" office:value="0" calcext:value-type="float">
            <text:p>0</text:p>
          </table:table-cell>
          <table:table-cell table:formula="of:=IF([$Data.CD17]=&quot;&quot;;0;(IF([$Data.CD17]=&quot;?&quot;;&quot;?&quot;;1)))" office:value-type="float" office:value="0" calcext:value-type="float">
            <text:p>0</text:p>
          </table:table-cell>
          <table:table-cell table:formula="of:=IF([$Data.CE17]=&quot;&quot;;0;(IF([$Data.CE17]=&quot;?&quot;;&quot;?&quot;;1)))" office:value-type="float" office:value="0" calcext:value-type="float">
            <text:p>0</text:p>
          </table:table-cell>
          <table:table-cell table:formula="of:=IF([$Data.CF17]=&quot;&quot;;0;(IF([$Data.CF17]=&quot;?&quot;;&quot;?&quot;;1)))" office:value-type="float" office:value="0" calcext:value-type="float">
            <text:p>0</text:p>
          </table:table-cell>
          <table:table-cell table:formula="of:=IF([$Data.CG17]=&quot;&quot;;0;(IF([$Data.CG17]=&quot;?&quot;;&quot;?&quot;;1)))" office:value-type="float" office:value="0" calcext:value-type="float">
            <text:p>0</text:p>
          </table:table-cell>
          <table:table-cell table:formula="of:=IF([$Data.CH17]=&quot;&quot;;0;(IF([$Data.CH17]=&quot;?&quot;;&quot;?&quot;;1)))" office:value-type="float" office:value="1" calcext:value-type="float">
            <text:p>1</text:p>
          </table:table-cell>
          <table:table-cell table:formula="of:=IF([$Data.CI17]=&quot;&quot;;0;(IF([$Data.CI17]=&quot;?&quot;;&quot;?&quot;;1)))" office:value-type="float" office:value="1" calcext:value-type="float">
            <text:p>1</text:p>
          </table:table-cell>
          <table:table-cell table:formula="of:=IF([$Data.CJ17]=&quot;&quot;;0;(IF([$Data.CJ17]=&quot;?&quot;;&quot;?&quot;;1)))" office:value-type="float" office:value="1" calcext:value-type="float">
            <text:p>1</text:p>
          </table:table-cell>
          <table:table-cell table:formula="of:=IF([$Data.CK17]=&quot;&quot;;0;(IF([$Data.CK17]=&quot;?&quot;;&quot;?&quot;;1)))" office:value-type="float" office:value="0" calcext:value-type="float">
            <text:p>0</text:p>
          </table:table-cell>
          <table:table-cell table:formula="of:=IF([$Data.CL17]=&quot;&quot;;0;(IF([$Data.CL17]=&quot;?&quot;;&quot;?&quot;;1)))" office:value-type="float" office:value="0" calcext:value-type="float">
            <text:p>0</text:p>
          </table:table-cell>
          <table:table-cell table:formula="of:=IF([$Data.CM17]=&quot;&quot;;0;(IF([$Data.CM17]=&quot;?&quot;;&quot;?&quot;;1)))" office:value-type="float" office:value="0" calcext:value-type="float">
            <text:p>0</text:p>
          </table:table-cell>
          <table:table-cell table:formula="of:=IF([$Data.CN17]=&quot;&quot;;0;(IF([$Data.CN17]=&quot;?&quot;;&quot;?&quot;;1)))" office:value-type="float" office:value="1" calcext:value-type="float">
            <text:p>1</text:p>
          </table:table-cell>
          <table:table-cell table:formula="of:=IF([$Data.CO17]=&quot;&quot;;0;(IF([$Data.CO17]=&quot;?&quot;;&quot;?&quot;;1)))" office:value-type="float" office:value="1" calcext:value-type="float">
            <text:p>1</text:p>
          </table:table-cell>
          <table:table-cell table:formula="of:=IF([$Data.CP17]=&quot;&quot;;0;(IF([$Data.CP17]=&quot;?&quot;;&quot;?&quot;;1)))" office:value-type="float" office:value="0" calcext:value-type="float">
            <text:p>0</text:p>
          </table:table-cell>
          <table:table-cell table:formula="of:=IF([$Data.CQ17]=&quot;&quot;;0;(IF([$Data.CQ17]=&quot;?&quot;;&quot;?&quot;;1)))" office:value-type="float" office:value="0" calcext:value-type="float">
            <text:p>0</text:p>
          </table:table-cell>
          <table:table-cell table:formula="of:=IF([$Data.CR17]=&quot;&quot;;0;(IF([$Data.CR17]=&quot;?&quot;;&quot;?&quot;;1)))" office:value-type="float" office:value="0" calcext:value-type="float">
            <text:p>0</text:p>
          </table:table-cell>
          <table:table-cell table:formula="of:=IF([$Data.CS17]=&quot;&quot;;0;(IF([$Data.CS17]=&quot;?&quot;;&quot;?&quot;;1)))" office:value-type="float" office:value="0" calcext:value-type="float">
            <text:p>0</text:p>
          </table:table-cell>
          <table:table-cell table:formula="of:=IF([$Data.CT17]=&quot;&quot;;0;(IF([$Data.CT17]=&quot;?&quot;;&quot;?&quot;;1)))" office:value-type="float" office:value="0" calcext:value-type="float">
            <text:p>0</text:p>
          </table:table-cell>
          <table:table-cell table:formula="of:=IF([$Data.CU17]=&quot;&quot;;0;(IF([$Data.CU17]=&quot;?&quot;;&quot;?&quot;;1)))" office:value-type="float" office:value="1" calcext:value-type="float">
            <text:p>1</text:p>
          </table:table-cell>
          <table:table-cell table:formula="of:=IF([$Data.CV17]=&quot;&quot;;0;(IF([$Data.CV17]=&quot;?&quot;;&quot;?&quot;;1)))" office:value-type="float" office:value="0" calcext:value-type="float">
            <text:p>0</text:p>
          </table:table-cell>
          <table:table-cell table:formula="of:=IF([$Data.CW17]=&quot;&quot;;0;(IF([$Data.CW17]=&quot;?&quot;;&quot;?&quot;;1)))" office:value-type="float" office:value="0" calcext:value-type="float">
            <text:p>0</text:p>
          </table:table-cell>
          <table:table-cell table:formula="of:=IF([$Data.CX17]=&quot;&quot;;0;(IF([$Data.CX17]=&quot;?&quot;;&quot;?&quot;;1)))" office:value-type="float" office:value="0" calcext:value-type="float">
            <text:p>0</text:p>
          </table:table-cell>
          <table:table-cell table:formula="of:=IF([$Data.CY17]=&quot;&quot;;0;(IF([$Data.CY17]=&quot;?&quot;;&quot;?&quot;;1)))" office:value-type="float" office:value="0" calcext:value-type="float">
            <text:p>0</text:p>
          </table:table-cell>
          <table:table-cell table:formula="of:=IF([$Data.CZ17]=&quot;&quot;;0;(IF([$Data.CZ17]=&quot;?&quot;;&quot;?&quot;;1)))" office:value-type="float" office:value="0" calcext:value-type="float">
            <text:p>0</text:p>
          </table:table-cell>
          <table:table-cell table:formula="of:=IF([$Data.DA17]=&quot;&quot;;0;(IF([$Data.DA17]=&quot;?&quot;;&quot;?&quot;;1)))" office:value-type="float" office:value="1" calcext:value-type="float">
            <text:p>1</text:p>
          </table:table-cell>
          <table:table-cell table:formula="of:=IF([$Data.DB17]=&quot;&quot;;0;(IF([$Data.DB17]=&quot;?&quot;;&quot;?&quot;;1)))" office:value-type="float" office:value="1" calcext:value-type="float">
            <text:p>1</text:p>
          </table:table-cell>
          <table:table-cell table:formula="of:=IF([$Data.DC17]=&quot;&quot;;0;(IF([$Data.DC17]=&quot;?&quot;;&quot;?&quot;;1)))" office:value-type="float" office:value="1" calcext:value-type="float">
            <text:p>1</text:p>
          </table:table-cell>
          <table:table-cell table:formula="of:=IF([$Data.DD17]=&quot;&quot;;0;(IF([$Data.DD17]=&quot;?&quot;;&quot;?&quot;;1)))" office:value-type="float" office:value="0" calcext:value-type="float">
            <text:p>0</text:p>
          </table:table-cell>
          <table:table-cell table:formula="of:=IF([$Data.DE17]=&quot;&quot;;0;(IF([$Data.DE17]=&quot;?&quot;;&quot;?&quot;;1)))" office:value-type="float" office:value="1" calcext:value-type="float">
            <text:p>1</text:p>
          </table:table-cell>
          <table:table-cell table:formula="of:=IF([$Data.DF17]=&quot;&quot;;0;(IF([$Data.DF17]=&quot;?&quot;;&quot;?&quot;;1)))" office:value-type="float" office:value="1" calcext:value-type="float">
            <text:p>1</text:p>
          </table:table-cell>
          <table:table-cell table:formula="of:=IF([$Data.DG17]=&quot;&quot;;0;(IF([$Data.DG17]=&quot;?&quot;;&quot;?&quot;;1)))" office:value-type="float" office:value="1" calcext:value-type="float">
            <text:p>1</text:p>
          </table:table-cell>
          <table:table-cell table:formula="of:=IF([$Data.DH17]=&quot;&quot;;0;(IF([$Data.DH17]=&quot;?&quot;;&quot;?&quot;;1)))" office:value-type="float" office:value="1" calcext:value-type="float">
            <text:p>1</text:p>
          </table:table-cell>
          <table:table-cell table:formula="of:=IF([$Data.DI17]=&quot;&quot;;0;(IF([$Data.DI17]=&quot;?&quot;;&quot;?&quot;;1)))" office:value-type="float" office:value="1" calcext:value-type="float">
            <text:p>1</text:p>
          </table:table-cell>
          <table:table-cell table:formula="of:=IF([$Data.DJ17]=&quot;&quot;;0;(IF([$Data.DJ17]=&quot;?&quot;;&quot;?&quot;;1)))" office:value-type="float" office:value="0" calcext:value-type="float">
            <text:p>0</text:p>
          </table:table-cell>
          <table:table-cell table:formula="of:=IF([$Data.DK17]=&quot;&quot;;0;(IF([$Data.DK17]=&quot;?&quot;;&quot;?&quot;;1)))" office:value-type="float" office:value="1" calcext:value-type="float">
            <text:p>1</text:p>
          </table:table-cell>
          <table:table-cell table:formula="of:=IF([$Data.DL17]=&quot;&quot;;0;(IF([$Data.DL17]=&quot;?&quot;;&quot;?&quot;;1)))" office:value-type="float" office:value="1" calcext:value-type="float">
            <text:p>1</text:p>
          </table:table-cell>
          <table:table-cell table:formula="of:=IF([$Data.DM17]=&quot;&quot;;0;(IF([$Data.DM17]=&quot;?&quot;;&quot;?&quot;;1)))" office:value-type="float" office:value="1" calcext:value-type="float">
            <text:p>1</text:p>
          </table:table-cell>
          <table:table-cell table:formula="of:=IF([$Data.DN17]=&quot;&quot;;0;(IF([$Data.DN17]=&quot;?&quot;;&quot;?&quot;;1)))" office:value-type="float" office:value="0" calcext:value-type="float">
            <text:p>0</text:p>
          </table:table-cell>
          <table:table-cell table:formula="of:=IF([$Data.DO17]=&quot;&quot;;0;(IF([$Data.DO17]=&quot;?&quot;;&quot;?&quot;;1)))" office:value-type="float" office:value="1" calcext:value-type="float">
            <text:p>1</text:p>
          </table:table-cell>
          <table:table-cell table:formula="of:=IF([$Data.DP17]=&quot;&quot;;0;(IF([$Data.DP17]=&quot;?&quot;;&quot;?&quot;;1)))" office:value-type="float" office:value="1" calcext:value-type="float">
            <text:p>1</text:p>
          </table:table-cell>
          <table:table-cell table:formula="of:=IF([$Data.DQ17]=&quot;&quot;;0;(IF([$Data.DQ17]=&quot;?&quot;;&quot;?&quot;;1)))" office:value-type="float" office:value="0" calcext:value-type="float">
            <text:p>0</text:p>
          </table:table-cell>
          <table:table-cell table:formula="of:=IF([$Data.DR17]=&quot;&quot;;0;(IF([$Data.DR17]=&quot;?&quot;;&quot;?&quot;;1)))" office:value-type="float" office:value="0" calcext:value-type="float">
            <text:p>0</text:p>
          </table:table-cell>
          <table:table-cell table:formula="of:=IF([$Data.DS17]=&quot;&quot;;0;(IF([$Data.DS17]=&quot;?&quot;;&quot;?&quot;;1)))" office:value-type="float" office:value="0" calcext:value-type="float">
            <text:p>0</text:p>
          </table:table-cell>
          <table:table-cell table:formula="of:=IF([$Data.DT17]=&quot;&quot;;0;(IF([$Data.DT17]=&quot;?&quot;;&quot;?&quot;;1)))" office:value-type="float" office:value="1" calcext:value-type="float">
            <text:p>1</text:p>
          </table:table-cell>
          <table:table-cell table:formula="of:=IF([$Data.DU17]=&quot;&quot;;0;(IF([$Data.DU17]=&quot;?&quot;;&quot;?&quot;;1)))" office:value-type="float" office:value="0" calcext:value-type="float">
            <text:p>0</text:p>
          </table:table-cell>
          <table:table-cell table:formula="of:=IF([$Data.DV17]=&quot;&quot;;0;(IF([$Data.DV17]=&quot;?&quot;;&quot;?&quot;;1)))" office:value-type="float" office:value="1" calcext:value-type="float">
            <text:p>1</text:p>
          </table:table-cell>
          <table:table-cell table:formula="of:=IF([$Data.DW17]=&quot;&quot;;0;(IF([$Data.DW17]=&quot;?&quot;;&quot;?&quot;;1)))" office:value-type="float" office:value="0" calcext:value-type="float">
            <text:p>0</text:p>
          </table:table-cell>
          <table:table-cell table:formula="of:=IF([$Data.DX17]=&quot;&quot;;0;(IF([$Data.DX17]=&quot;?&quot;;&quot;?&quot;;1)))" office:value-type="float" office:value="0" calcext:value-type="float">
            <text:p>0</text:p>
          </table:table-cell>
          <table:table-cell table:formula="of:=IF([$Data.DY17]=&quot;&quot;;0;(IF([$Data.DY17]=&quot;?&quot;;&quot;?&quot;;1)))" office:value-type="float" office:value="0" calcext:value-type="float">
            <text:p>0</text:p>
          </table:table-cell>
          <table:table-cell table:formula="of:=IF([$Data.DZ17]=&quot;&quot;;0;(IF([$Data.DZ17]=&quot;?&quot;;&quot;?&quot;;1)))" office:value-type="float" office:value="1" calcext:value-type="float">
            <text:p>1</text:p>
          </table:table-cell>
          <table:table-cell table:formula="of:=IF([$Data.EA17]=&quot;&quot;;0;(IF([$Data.EA17]=&quot;?&quot;;&quot;?&quot;;1)))" office:value-type="float" office:value="0" calcext:value-type="float">
            <text:p>0</text:p>
          </table:table-cell>
          <table:table-cell table:formula="of:=IF([$Data.EB17]=&quot;&quot;;0;(IF([$Data.EB17]=&quot;?&quot;;&quot;?&quot;;1)))" office:value-type="float" office:value="0" calcext:value-type="float">
            <text:p>0</text:p>
          </table:table-cell>
          <table:table-cell table:formula="of:=IF([$Data.EC17]=&quot;&quot;;0;(IF([$Data.EC17]=&quot;?&quot;;&quot;?&quot;;1)))" office:value-type="float" office:value="0" calcext:value-type="float">
            <text:p>0</text:p>
          </table:table-cell>
          <table:table-cell table:formula="of:=IF([$Data.ED17]=&quot;&quot;;0;(IF([$Data.ED17]=&quot;?&quot;;&quot;?&quot;;1)))" office:value-type="float" office:value="0" calcext:value-type="float">
            <text:p>0</text:p>
          </table:table-cell>
          <table:table-cell table:formula="of:=IF([$Data.EE17]=&quot;&quot;;0;(IF([$Data.EE17]=&quot;?&quot;;&quot;?&quot;;1)))" office:value-type="float" office:value="1" calcext:value-type="float">
            <text:p>1</text:p>
          </table:table-cell>
          <table:table-cell table:formula="of:=IF([$Data.EF17]=&quot;&quot;;0;(IF([$Data.EF17]=&quot;?&quot;;&quot;?&quot;;1)))" office:value-type="float" office:value="0" calcext:value-type="float">
            <text:p>0</text:p>
          </table:table-cell>
          <table:table-cell table:formula="of:=IF([$Data.EG17]=&quot;&quot;;0;(IF([$Data.EG17]=&quot;?&quot;;&quot;?&quot;;1)))" office:value-type="float" office:value="1" calcext:value-type="float">
            <text:p>1</text:p>
          </table:table-cell>
          <table:table-cell table:formula="of:=IF([$Data.EH17]=&quot;&quot;;0;(IF([$Data.EH17]=&quot;?&quot;;&quot;?&quot;;1)))" office:value-type="float" office:value="0" calcext:value-type="float">
            <text:p>0</text:p>
          </table:table-cell>
          <table:table-cell table:formula="of:=IF([$Data.EI17]=&quot;&quot;;0;(IF([$Data.EI17]=&quot;?&quot;;&quot;?&quot;;1)))" office:value-type="float" office:value="0" calcext:value-type="float">
            <text:p>0</text:p>
          </table:table-cell>
          <table:table-cell table:formula="of:=IF([$Data.EJ17]=&quot;&quot;;0;(IF([$Data.EJ17]=&quot;?&quot;;&quot;?&quot;;1)))" office:value-type="float" office:value="1" calcext:value-type="float">
            <text:p>1</text:p>
          </table:table-cell>
          <table:table-cell table:formula="of:=IF([$Data.EK17]=&quot;&quot;;0;(IF([$Data.EK17]=&quot;?&quot;;&quot;?&quot;;1)))" office:value-type="float" office:value="1" calcext:value-type="float">
            <text:p>1</text:p>
          </table:table-cell>
          <table:table-cell table:formula="of:=IF([$Data.EL17]=&quot;&quot;;0;(IF([$Data.EL17]=&quot;?&quot;;&quot;?&quot;;1)))" office:value-type="float" office:value="0" calcext:value-type="float">
            <text:p>0</text:p>
          </table:table-cell>
          <table:table-cell table:formula="of:=IF([$Data.EM17]=&quot;&quot;;0;(IF([$Data.EM17]=&quot;?&quot;;&quot;?&quot;;1)))" office:value-type="float" office:value="0" calcext:value-type="float">
            <text:p>0</text:p>
          </table:table-cell>
          <table:table-cell table:formula="of:=IF([$Data.EN17]=&quot;&quot;;0;(IF([$Data.EN17]=&quot;?&quot;;&quot;?&quot;;1)))" office:value-type="float" office:value="0" calcext:value-type="float">
            <text:p>0</text:p>
          </table:table-cell>
          <table:table-cell table:formula="of:=IF([$Data.EO17]=&quot;&quot;;0;(IF([$Data.EO17]=&quot;?&quot;;&quot;?&quot;;1)))" office:value-type="float" office:value="0" calcext:value-type="float">
            <text:p>0</text:p>
          </table:table-cell>
          <table:table-cell table:formula="of:=IF([$Data.EP17]=&quot;&quot;;0;(IF([$Data.EP17]=&quot;?&quot;;&quot;?&quot;;1)))" office:value-type="float" office:value="0" calcext:value-type="float">
            <text:p>0</text:p>
          </table:table-cell>
          <table:table-cell table:formula="of:=IF([$Data.EQ17]=&quot;&quot;;0;(IF([$Data.EQ17]=&quot;?&quot;;&quot;?&quot;;1)))" office:value-type="float" office:value="0" calcext:value-type="float">
            <text:p>0</text:p>
          </table:table-cell>
          <table:table-cell table:formula="of:=IF([$Data.ER17]=&quot;&quot;;0;(IF([$Data.ER17]=&quot;?&quot;;&quot;?&quot;;1)))" office:value-type="float" office:value="0" calcext:value-type="float">
            <text:p>0</text:p>
          </table:table-cell>
          <table:table-cell table:formula="of:=IF([$Data.ES17]=&quot;&quot;;0;(IF([$Data.ES17]=&quot;?&quot;;&quot;?&quot;;1)))" office:value-type="float" office:value="0" calcext:value-type="float">
            <text:p>0</text:p>
          </table:table-cell>
          <table:table-cell table:formula="of:=IF([$Data.ET17]=&quot;&quot;;0;(IF([$Data.ET17]=&quot;?&quot;;&quot;?&quot;;1)))" office:value-type="float" office:value="0" calcext:value-type="float">
            <text:p>0</text:p>
          </table:table-cell>
          <table:table-cell table:formula="of:=IF([$Data.EU17]=&quot;&quot;;0;(IF([$Data.EU17]=&quot;?&quot;;&quot;?&quot;;1)))" office:value-type="float" office:value="0" calcext:value-type="float">
            <text:p>0</text:p>
          </table:table-cell>
          <table:table-cell table:formula="of:=IF([$Data.EV17]=&quot;&quot;;0;(IF([$Data.EV17]=&quot;?&quot;;&quot;?&quot;;1)))" office:value-type="float" office:value="0" calcext:value-type="float">
            <text:p>0</text:p>
          </table:table-cell>
          <table:table-cell table:formula="of:=IF([$Data.EW17]=&quot;&quot;;0;(IF([$Data.EW17]=&quot;?&quot;;&quot;?&quot;;1)))" office:value-type="float" office:value="0" calcext:value-type="float">
            <text:p>0</text:p>
          </table:table-cell>
          <table:table-cell table:formula="of:=IF([$Data.EX17]=&quot;&quot;;0;(IF([$Data.EX17]=&quot;?&quot;;&quot;?&quot;;1)))" office:value-type="float" office:value="0" calcext:value-type="float">
            <text:p>0</text:p>
          </table:table-cell>
          <table:table-cell table:formula="of:=IF([$Data.EY17]=&quot;&quot;;0;(IF([$Data.EY17]=&quot;?&quot;;&quot;?&quot;;1)))" office:value-type="float" office:value="0" calcext:value-type="float">
            <text:p>0</text:p>
          </table:table-cell>
          <table:table-cell table:formula="of:=IF([$Data.EZ17]=&quot;&quot;;0;(IF([$Data.EZ17]=&quot;?&quot;;&quot;?&quot;;1)))" office:value-type="float" office:value="0" calcext:value-type="float">
            <text:p>0</text:p>
          </table:table-cell>
          <table:table-cell table:formula="of:=IF([$Data.FA17]=&quot;&quot;;0;(IF([$Data.FA17]=&quot;?&quot;;&quot;?&quot;;1)))" office:value-type="float" office:value="0" calcext:value-type="float">
            <text:p>0</text:p>
          </table:table-cell>
          <table:table-cell table:formula="of:=IF([$Data.FB17]=&quot;&quot;;0;(IF([$Data.FB17]=&quot;?&quot;;&quot;?&quot;;1)))" office:value-type="float" office:value="0" calcext:value-type="float">
            <text:p>0</text:p>
          </table:table-cell>
          <table:table-cell table:formula="of:=IF([$Data.FC17]=&quot;&quot;;0;(IF([$Data.FC17]=&quot;?&quot;;&quot;?&quot;;1)))" office:value-type="float" office:value="0" calcext:value-type="float">
            <text:p>0</text:p>
          </table:table-cell>
          <table:table-cell table:formula="of:=IF([$Data.FD17]=&quot;&quot;;0;(IF([$Data.FD17]=&quot;?&quot;;&quot;?&quot;;1)))" office:value-type="float" office:value="0" calcext:value-type="float">
            <text:p>0</text:p>
          </table:table-cell>
          <table:table-cell table:formula="of:=IF([$Data.FE17]=&quot;&quot;;0;(IF([$Data.FE17]=&quot;?&quot;;&quot;?&quot;;1)))" office:value-type="float" office:value="0" calcext:value-type="float">
            <text:p>0</text:p>
          </table:table-cell>
          <table:table-cell table:formula="of:=IF([$Data.FF17]=&quot;&quot;;0;(IF([$Data.FF17]=&quot;?&quot;;&quot;?&quot;;1)))" office:value-type="float" office:value="0" calcext:value-type="float">
            <text:p>0</text:p>
          </table:table-cell>
          <table:table-cell table:formula="of:=IF([$Data.FG17]=&quot;&quot;;0;(IF([$Data.FG17]=&quot;?&quot;;&quot;?&quot;;1)))" office:value-type="float" office:value="0" calcext:value-type="float">
            <text:p>0</text:p>
          </table:table-cell>
          <table:table-cell table:formula="of:=IF([$Data.FH17]=&quot;&quot;;0;(IF([$Data.FH17]=&quot;?&quot;;&quot;?&quot;;1)))" office:value-type="float" office:value="0" calcext:value-type="float">
            <text:p>0</text:p>
          </table:table-cell>
          <table:table-cell table:formula="of:=IF([$Data.FI17]=&quot;&quot;;0;(IF([$Data.FI17]=&quot;?&quot;;&quot;?&quot;;1)))" office:value-type="float" office:value="0" calcext:value-type="float">
            <text:p>0</text:p>
          </table:table-cell>
          <table:table-cell table:formula="of:=IF([$Data.FJ17]=&quot;&quot;;0;(IF([$Data.FJ17]=&quot;?&quot;;&quot;?&quot;;1)))" office:value-type="float" office:value="0" calcext:value-type="float">
            <text:p>0</text:p>
          </table:table-cell>
          <table:table-cell table:formula="of:=IF([$Data.FK17]=&quot;&quot;;0;(IF([$Data.FK17]=&quot;?&quot;;&quot;?&quot;;1)))" office:value-type="float" office:value="0" calcext:value-type="float">
            <text:p>0</text:p>
          </table:table-cell>
          <table:table-cell table:formula="of:=IF([$Data.FL17]=&quot;&quot;;0;(IF([$Data.FL17]=&quot;?&quot;;&quot;?&quot;;1)))" office:value-type="float" office:value="0" calcext:value-type="float">
            <text:p>0</text:p>
          </table:table-cell>
          <table:table-cell table:formula="of:=IF([$Data.FM17]=&quot;&quot;;0;(IF([$Data.FM17]=&quot;?&quot;;&quot;?&quot;;1)))" office:value-type="float" office:value="0" calcext:value-type="float">
            <text:p>0</text:p>
          </table:table-cell>
          <table:table-cell table:formula="of:=IF([$Data.FN17]=&quot;&quot;;0;(IF([$Data.FN17]=&quot;?&quot;;&quot;?&quot;;1)))" office:value-type="float" office:value="0" calcext:value-type="float">
            <text:p>0</text:p>
          </table:table-cell>
          <table:table-cell table:formula="of:=IF([$Data.FO17]=&quot;&quot;;0;(IF([$Data.FO17]=&quot;?&quot;;&quot;?&quot;;1)))" office:value-type="float" office:value="1" calcext:value-type="float">
            <text:p>1</text:p>
          </table:table-cell>
          <table:table-cell table:formula="of:=IF([$Data.FP17]=&quot;&quot;;0;(IF([$Data.FP17]=&quot;?&quot;;&quot;?&quot;;1)))" office:value-type="float" office:value="1" calcext:value-type="float">
            <text:p>1</text:p>
          </table:table-cell>
          <table:table-cell table:formula="of:=IF([$Data.FQ17]=&quot;&quot;;0;(IF([$Data.FQ17]=&quot;?&quot;;&quot;?&quot;;1)))" office:value-type="float" office:value="1" calcext:value-type="float">
            <text:p>1</text:p>
          </table:table-cell>
          <table:table-cell table:formula="of:=IF([$Data.FR17]=&quot;&quot;;0;(IF([$Data.FR17]=&quot;?&quot;;&quot;?&quot;;1)))" office:value-type="float" office:value="1" calcext:value-type="float">
            <text:p>1</text:p>
          </table:table-cell>
          <table:table-cell table:formula="of:=IF([$Data.FS17]=&quot;&quot;;0;(IF([$Data.FS17]=&quot;?&quot;;&quot;?&quot;;1)))" office:value-type="float" office:value="0" calcext:value-type="float">
            <text:p>0</text:p>
          </table:table-cell>
          <table:table-cell table:formula="of:=IF([$Data.FT17]=&quot;&quot;;0;(IF([$Data.FT17]=&quot;?&quot;;&quot;?&quot;;1)))" office:value-type="float" office:value="1" calcext:value-type="float">
            <text:p>1</text:p>
          </table:table-cell>
          <table:table-cell table:formula="of:=IF([$Data.FU17]=&quot;&quot;;0;(IF([$Data.FU17]=&quot;?&quot;;&quot;?&quot;;1)))" office:value-type="float" office:value="0" calcext:value-type="float">
            <text:p>0</text:p>
          </table:table-cell>
          <table:table-cell table:formula="of:=IF([$Data.FV17]=&quot;&quot;;0;(IF([$Data.FV17]=&quot;?&quot;;&quot;?&quot;;1)))" office:value-type="float" office:value="0" calcext:value-type="float">
            <text:p>0</text:p>
          </table:table-cell>
          <table:table-cell table:formula="of:=IF([$Data.FW17]=&quot;&quot;;0;(IF([$Data.FW17]=&quot;?&quot;;&quot;?&quot;;1)))" office:value-type="float" office:value="1" calcext:value-type="float">
            <text:p>1</text:p>
          </table:table-cell>
          <table:table-cell table:formula="of:=IF([$Data.FX17]=&quot;&quot;;0;(IF([$Data.FX17]=&quot;?&quot;;&quot;?&quot;;1)))" office:value-type="float" office:value="1" calcext:value-type="float">
            <text:p>1</text:p>
          </table:table-cell>
          <table:table-cell table:formula="of:=IF([$Data.FY17]=&quot;&quot;;0;(IF([$Data.FY17]=&quot;?&quot;;&quot;?&quot;;1)))" office:value-type="float" office:value="0" calcext:value-type="float">
            <text:p>0</text:p>
          </table:table-cell>
          <table:table-cell table:formula="of:=IF([$Data.FZ17]=&quot;&quot;;0;(IF([$Data.FZ17]=&quot;?&quot;;&quot;?&quot;;1)))" office:value-type="float" office:value="0" calcext:value-type="float">
            <text:p>0</text:p>
          </table:table-cell>
          <table:table-cell table:formula="of:=IF([$Data.GA17]=&quot;&quot;;0;(IF([$Data.GA17]=&quot;?&quot;;&quot;?&quot;;1)))" office:value-type="float" office:value="0" calcext:value-type="float">
            <text:p>0</text:p>
          </table:table-cell>
          <table:table-cell table:formula="of:=IF([$Data.GB17]=&quot;&quot;;0;(IF([$Data.GB17]=&quot;?&quot;;&quot;?&quot;;1)))" office:value-type="float" office:value="0" calcext:value-type="float">
            <text:p>0</text:p>
          </table:table-cell>
          <table:table-cell table:formula="of:=IF([$Data.GC17]=&quot;&quot;;0;(IF([$Data.GC17]=&quot;?&quot;;&quot;?&quot;;1)))" office:value-type="float" office:value="1" calcext:value-type="float">
            <text:p>1</text:p>
          </table:table-cell>
          <table:table-cell table:formula="of:=IF([$Data.GD17]=&quot;&quot;;0;(IF([$Data.GD17]=&quot;?&quot;;&quot;?&quot;;1)))" office:value-type="float" office:value="0" calcext:value-type="float">
            <text:p>0</text:p>
          </table:table-cell>
          <table:table-cell table:formula="of:=IF([$Data.GE17]=&quot;&quot;;0;(IF([$Data.GE17]=&quot;?&quot;;&quot;?&quot;;1)))" office:value-type="float" office:value="1" calcext:value-type="float">
            <text:p>1</text:p>
          </table:table-cell>
          <table:table-cell table:formula="of:=IF([$Data.GF17]=&quot;&quot;;0;(IF([$Data.GF17]=&quot;?&quot;;&quot;?&quot;;1)))" office:value-type="float" office:value="1" calcext:value-type="float">
            <text:p>1</text:p>
          </table:table-cell>
          <table:table-cell table:formula="of:=IF([$Data.GG17]=&quot;&quot;;0;(IF([$Data.GG17]=&quot;?&quot;;&quot;?&quot;;1)))" office:value-type="float" office:value="0" calcext:value-type="float">
            <text:p>0</text:p>
          </table:table-cell>
          <table:table-cell table:formula="of:=IF([$Data.GH17]=&quot;&quot;;0;(IF([$Data.GH17]=&quot;?&quot;;&quot;?&quot;;1)))" office:value-type="float" office:value="1" calcext:value-type="float">
            <text:p>1</text:p>
          </table:table-cell>
          <table:table-cell table:formula="of:=IF([$Data.GI17]=&quot;&quot;;0;(IF([$Data.GI17]=&quot;?&quot;;&quot;?&quot;;1)))" office:value-type="float" office:value="1" calcext:value-type="float">
            <text:p>1</text:p>
          </table:table-cell>
          <table:table-cell table:formula="of:=IF([$Data.GJ17]=&quot;&quot;;0;(IF([$Data.GJ17]=&quot;?&quot;;&quot;?&quot;;1)))" office:value-type="float" office:value="0" calcext:value-type="float">
            <text:p>0</text:p>
          </table:table-cell>
          <table:table-cell table:formula="of:=IF([$Data.GK17]=&quot;&quot;;0;(IF([$Data.GK17]=&quot;?&quot;;&quot;?&quot;;1)))" office:value-type="float" office:value="0" calcext:value-type="float">
            <text:p>0</text:p>
          </table:table-cell>
          <table:table-cell table:formula="of:=IF([$Data.GL17]=&quot;&quot;;0;(IF([$Data.GL17]=&quot;?&quot;;&quot;?&quot;;1)))" office:value-type="float" office:value="0" calcext:value-type="float">
            <text:p>0</text:p>
          </table:table-cell>
          <table:table-cell table:formula="of:=IF([$Data.GM17]=&quot;&quot;;0;(IF([$Data.GM17]=&quot;?&quot;;&quot;?&quot;;1)))" office:value-type="float" office:value="1" calcext:value-type="float">
            <text:p>1</text:p>
          </table:table-cell>
          <table:table-cell table:formula="of:=IF([$Data.GN17]=&quot;&quot;;0;(IF([$Data.GN17]=&quot;?&quot;;&quot;?&quot;;1)))" office:value-type="float" office:value="0" calcext:value-type="float">
            <text:p>0</text:p>
          </table:table-cell>
          <table:table-cell table:formula="of:=IF([$Data.GO17]=&quot;&quot;;0;(IF([$Data.GO17]=&quot;?&quot;;&quot;?&quot;;1)))" office:value-type="float" office:value="1" calcext:value-type="float">
            <text:p>1</text:p>
          </table:table-cell>
          <table:table-cell table:formula="of:=IF([$Data.GP17]=&quot;&quot;;0;(IF([$Data.GP17]=&quot;?&quot;;&quot;?&quot;;1)))" office:value-type="float" office:value="0" calcext:value-type="float">
            <text:p>0</text:p>
          </table:table-cell>
          <table:table-cell table:formula="of:=IF([$Data.GQ17]=&quot;&quot;;0;(IF([$Data.GQ17]=&quot;?&quot;;&quot;?&quot;;1)))" office:value-type="float" office:value="1" calcext:value-type="float">
            <text:p>1</text:p>
          </table:table-cell>
          <table:table-cell table:formula="of:=IF([$Data.GR17]=&quot;&quot;;0;(IF([$Data.GR17]=&quot;?&quot;;&quot;?&quot;;1)))" office:value-type="float" office:value="0" calcext:value-type="float">
            <text:p>0</text:p>
          </table:table-cell>
          <table:table-cell table:formula="of:=IF([$Data.GS17]=&quot;&quot;;0;(IF([$Data.GS17]=&quot;?&quot;;&quot;?&quot;;1)))" office:value-type="float" office:value="0" calcext:value-type="float">
            <text:p>0</text:p>
          </table:table-cell>
          <table:table-cell table:formula="of:=IF([$Data.GT17]=&quot;&quot;;0;(IF([$Data.GT17]=&quot;?&quot;;&quot;?&quot;;1)))" office:value-type="float" office:value="0" calcext:value-type="float">
            <text:p>0</text:p>
          </table:table-cell>
          <table:table-cell table:formula="of:=IF([$Data.GU17]=&quot;&quot;;0;(IF([$Data.GU17]=&quot;?&quot;;&quot;?&quot;;1)))" office:value-type="float" office:value="0" calcext:value-type="float">
            <text:p>0</text:p>
          </table:table-cell>
          <table:table-cell table:formula="of:=IF([$Data.GV17]=&quot;&quot;;0;(IF([$Data.GV17]=&quot;?&quot;;&quot;?&quot;;1)))" office:value-type="float" office:value="0" calcext:value-type="float">
            <text:p>0</text:p>
          </table:table-cell>
          <table:table-cell table:formula="of:=IF([$Data.GW17]=&quot;&quot;;0;(IF([$Data.GW17]=&quot;?&quot;;&quot;?&quot;;1)))" office:value-type="float" office:value="0" calcext:value-type="float">
            <text:p>0</text:p>
          </table:table-cell>
          <table:table-cell table:formula="of:=IF([$Data.GX17]=&quot;&quot;;0;(IF([$Data.GX17]=&quot;?&quot;;&quot;?&quot;;1)))" office:value-type="float" office:value="0" calcext:value-type="float">
            <text:p>0</text:p>
          </table:table-cell>
          <table:table-cell table:formula="of:=IF([$Data.GY17]=&quot;&quot;;0;(IF([$Data.GY17]=&quot;?&quot;;&quot;?&quot;;1)))" office:value-type="float" office:value="0" calcext:value-type="float">
            <text:p>0</text:p>
          </table:table-cell>
          <table:table-cell table:formula="of:=IF([$Data.GZ17]=&quot;&quot;;0;(IF([$Data.GZ17]=&quot;?&quot;;&quot;?&quot;;1)))" office:value-type="float" office:value="0" calcext:value-type="float">
            <text:p>0</text:p>
          </table:table-cell>
          <table:table-cell table:formula="of:=IF([$Data.HA17]=&quot;&quot;;0;(IF([$Data.HA17]=&quot;?&quot;;&quot;?&quot;;1)))" office:value-type="float" office:value="0" calcext:value-type="float">
            <text:p>0</text:p>
          </table:table-cell>
          <table:table-cell table:formula="of:=IF([$Data.HB17]=&quot;&quot;;0;(IF([$Data.HB17]=&quot;?&quot;;&quot;?&quot;;1)))" office:value-type="float" office:value="0" calcext:value-type="float">
            <text:p>0</text:p>
          </table:table-cell>
          <table:table-cell table:formula="of:=IF([$Data.HC17]=&quot;&quot;;0;(IF([$Data.HC17]=&quot;?&quot;;&quot;?&quot;;1)))" office:value-type="float" office:value="0" calcext:value-type="float">
            <text:p>0</text:p>
          </table:table-cell>
          <table:table-cell table:formula="of:=IF([$Data.HD17]=&quot;&quot;;0;(IF([$Data.HD17]=&quot;?&quot;;&quot;?&quot;;1)))" office:value-type="float" office:value="0" calcext:value-type="float">
            <text:p>0</text:p>
          </table:table-cell>
          <table:table-cell table:formula="of:=IF([$Data.HE17]=&quot;&quot;;0;(IF([$Data.HE17]=&quot;?&quot;;&quot;?&quot;;1)))" office:value-type="float" office:value="0" calcext:value-type="float">
            <text:p>0</text:p>
          </table:table-cell>
          <table:table-cell table:formula="of:=IF([$Data.HF17]=&quot;&quot;;0;(IF([$Data.HF17]=&quot;?&quot;;&quot;?&quot;;1)))" office:value-type="float" office:value="1" calcext:value-type="float">
            <text:p>1</text:p>
          </table:table-cell>
          <table:table-cell table:formula="of:=IF([$Data.HG17]=&quot;&quot;;0;(IF([$Data.HG17]=&quot;?&quot;;&quot;?&quot;;1)))" office:value-type="float" office:value="1" calcext:value-type="float">
            <text:p>1</text:p>
          </table:table-cell>
          <table:table-cell table:formula="of:=IF([$Data.HH17]=&quot;&quot;;0;(IF([$Data.HH17]=&quot;?&quot;;&quot;?&quot;;1)))" office:value-type="float" office:value="1" calcext:value-type="float">
            <text:p>1</text:p>
          </table:table-cell>
          <table:table-cell table:formula="of:=IF([$Data.HI17]=&quot;&quot;;0;(IF([$Data.HI17]=&quot;?&quot;;&quot;?&quot;;1)))" office:value-type="float" office:value="1" calcext:value-type="float">
            <text:p>1</text:p>
          </table:table-cell>
          <table:table-cell table:formula="of:=IF([$Data.HJ17]=&quot;&quot;;0;(IF([$Data.HJ17]=&quot;?&quot;;&quot;?&quot;;1)))" office:value-type="float" office:value="0" calcext:value-type="float">
            <text:p>0</text:p>
          </table:table-cell>
          <table:table-cell table:formula="of:=IF([$Data.HK17]=&quot;&quot;;0;(IF([$Data.HK17]=&quot;?&quot;;&quot;?&quot;;1)))" office:value-type="float" office:value="1" calcext:value-type="float">
            <text:p>1</text:p>
          </table:table-cell>
          <table:table-cell table:formula="of:=IF([$Data.HL17]=&quot;&quot;;0;(IF([$Data.HL17]=&quot;?&quot;;&quot;?&quot;;1)))" office:value-type="float" office:value="0" calcext:value-type="float">
            <text:p>0</text:p>
          </table:table-cell>
          <table:table-cell table:formula="of:=IF([$Data.HM17]=&quot;&quot;;0;(IF([$Data.HM17]=&quot;?&quot;;&quot;?&quot;;1)))" office:value-type="float" office:value="1" calcext:value-type="float">
            <text:p>1</text:p>
          </table:table-cell>
          <table:table-cell table:formula="of:=IF([$Data.HN17]=&quot;&quot;;0;(IF([$Data.HN17]=&quot;?&quot;;&quot;?&quot;;1)))" office:value-type="float" office:value="0" calcext:value-type="float">
            <text:p>0</text:p>
          </table:table-cell>
          <table:table-cell table:formula="of:=IF([$Data.HO17]=&quot;&quot;;0;(IF([$Data.HO17]=&quot;?&quot;;&quot;?&quot;;1)))" office:value-type="float" office:value="1" calcext:value-type="float">
            <text:p>1</text:p>
          </table:table-cell>
          <table:table-cell table:formula="of:=IF([$Data.HP17]=&quot;&quot;;0;(IF([$Data.HP17]=&quot;?&quot;;&quot;?&quot;;1)))" office:value-type="float" office:value="0" calcext:value-type="float">
            <text:p>0</text:p>
          </table:table-cell>
          <table:table-cell table:formula="of:=IF([$Data.HQ17]=&quot;&quot;;0;(IF([$Data.HQ17]=&quot;?&quot;;&quot;?&quot;;1)))" office:value-type="float" office:value="0" calcext:value-type="float">
            <text:p>0</text:p>
          </table:table-cell>
          <table:table-cell table:formula="of:=IF([$Data.HR17]=&quot;&quot;;0;(IF([$Data.HR17]=&quot;?&quot;;&quot;?&quot;;1)))" office:value-type="float" office:value="1" calcext:value-type="float">
            <text:p>1</text:p>
          </table:table-cell>
          <table:table-cell table:formula="of:=IF([$Data.HS17]=&quot;&quot;;0;(IF([$Data.HS17]=&quot;?&quot;;&quot;?&quot;;1)))" office:value-type="float" office:value="0" calcext:value-type="float">
            <text:p>0</text:p>
          </table:table-cell>
          <table:table-cell table:formula="of:=IF([$Data.HT17]=&quot;&quot;;0;(IF([$Data.HT17]=&quot;?&quot;;&quot;?&quot;;1)))" office:value-type="float" office:value="1" calcext:value-type="float">
            <text:p>1</text:p>
          </table:table-cell>
          <table:table-cell table:formula="of:=IF([$Data.HU17]=&quot;&quot;;0;(IF([$Data.HU17]=&quot;?&quot;;&quot;?&quot;;1)))" office:value-type="float" office:value="1" calcext:value-type="float">
            <text:p>1</text:p>
          </table:table-cell>
          <table:table-cell table:formula="of:=IF([$Data.HV17]=&quot;&quot;;0;(IF([$Data.HV17]=&quot;?&quot;;&quot;?&quot;;1)))" office:value-type="float" office:value="0" calcext:value-type="float">
            <text:p>0</text:p>
          </table:table-cell>
          <table:table-cell table:formula="of:=IF([$Data.HW17]=&quot;&quot;;0;(IF([$Data.HW17]=&quot;?&quot;;&quot;?&quot;;1)))" office:value-type="float" office:value="0" calcext:value-type="float">
            <text:p>0</text:p>
          </table:table-cell>
          <table:table-cell table:formula="of:=IF([$Data.HX17]=&quot;&quot;;0;(IF([$Data.HX17]=&quot;?&quot;;&quot;?&quot;;1)))" office:value-type="float" office:value="0" calcext:value-type="float">
            <text:p>0</text:p>
          </table:table-cell>
          <table:table-cell table:formula="of:=IF([$Data.HY17]=&quot;&quot;;0;(IF([$Data.HY17]=&quot;?&quot;;&quot;?&quot;;1)))" office:value-type="float" office:value="0" calcext:value-type="float">
            <text:p>0</text:p>
          </table:table-cell>
          <table:table-cell table:formula="of:=IF([$Data.HZ17]=&quot;&quot;;0;(IF([$Data.HZ17]=&quot;?&quot;;&quot;?&quot;;1)))" office:value-type="float" office:value="1" calcext:value-type="float">
            <text:p>1</text:p>
          </table:table-cell>
          <table:table-cell table:formula="of:=IF([$Data.IA17]=&quot;&quot;;0;(IF([$Data.IA17]=&quot;?&quot;;&quot;?&quot;;1)))" office:value-type="float" office:value="0" calcext:value-type="float">
            <text:p>0</text:p>
          </table:table-cell>
          <table:table-cell table:formula="of:=IF([$Data.IB17]=&quot;&quot;;0;(IF([$Data.IB17]=&quot;?&quot;;&quot;?&quot;;1)))" office:value-type="float" office:value="0" calcext:value-type="float">
            <text:p>0</text:p>
          </table:table-cell>
          <table:table-cell table:formula="of:=IF([$Data.IC17]=&quot;&quot;;0;(IF([$Data.IC17]=&quot;?&quot;;&quot;?&quot;;1)))" office:value-type="float" office:value="0" calcext:value-type="float">
            <text:p>0</text:p>
          </table:table-cell>
          <table:table-cell table:formula="of:=IF([$Data.ID17]=&quot;&quot;;0;(IF([$Data.ID17]=&quot;?&quot;;&quot;?&quot;;1)))" office:value-type="float" office:value="1" calcext:value-type="float">
            <text:p>1</text:p>
          </table:table-cell>
          <table:table-cell table:formula="of:=IF([$Data.IE17]=&quot;&quot;;0;(IF([$Data.IE17]=&quot;?&quot;;&quot;?&quot;;1)))" office:value-type="float" office:value="1" calcext:value-type="float">
            <text:p>1</text:p>
          </table:table-cell>
          <table:table-cell table:formula="of:=IF([$Data.IF17]=&quot;&quot;;0;(IF([$Data.IF17]=&quot;?&quot;;&quot;?&quot;;1)))" office:value-type="float" office:value="0" calcext:value-type="float">
            <text:p>0</text:p>
          </table:table-cell>
          <table:table-cell table:formula="of:=IF([$Data.IG17]=&quot;&quot;;0;(IF([$Data.IG17]=&quot;?&quot;;&quot;?&quot;;1)))" office:value-type="float" office:value="0" calcext:value-type="float">
            <text:p>0</text:p>
          </table:table-cell>
          <table:table-cell table:formula="of:=IF([$Data.IH17]=&quot;&quot;;0;(IF([$Data.IH17]=&quot;?&quot;;&quot;?&quot;;1)))" office:value-type="float" office:value="0" calcext:value-type="float">
            <text:p>0</text:p>
          </table:table-cell>
          <table:table-cell table:formula="of:=IF([$Data.II17]=&quot;&quot;;0;(IF([$Data.II17]=&quot;?&quot;;&quot;?&quot;;1)))" office:value-type="float" office:value="0" calcext:value-type="float">
            <text:p>0</text:p>
          </table:table-cell>
          <table:table-cell table:formula="of:=IF([$Data.IJ17]=&quot;&quot;;0;(IF([$Data.IJ17]=&quot;?&quot;;&quot;?&quot;;1)))" office:value-type="float" office:value="0" calcext:value-type="float">
            <text:p>0</text:p>
          </table:table-cell>
          <table:table-cell table:formula="of:=IF([$Data.IK17]=&quot;&quot;;0;(IF([$Data.IK17]=&quot;?&quot;;&quot;?&quot;;1)))" office:value-type="float" office:value="0" calcext:value-type="float">
            <text:p>0</text:p>
          </table:table-cell>
          <table:table-cell table:formula="of:=IF([$Data.IL17]=&quot;&quot;;0;(IF([$Data.IL17]=&quot;?&quot;;&quot;?&quot;;1)))" office:value-type="float" office:value="0" calcext:value-type="float">
            <text:p>0</text:p>
          </table:table-cell>
          <table:table-cell table:formula="of:=IF([$Data.IM17]=&quot;&quot;;0;(IF([$Data.IM17]=&quot;?&quot;;&quot;?&quot;;1)))" office:value-type="float" office:value="0" calcext:value-type="float">
            <text:p>0</text:p>
          </table:table-cell>
          <table:table-cell table:formula="of:=IF([$Data.IN17]=&quot;&quot;;0;(IF([$Data.IN17]=&quot;?&quot;;&quot;?&quot;;1)))" office:value-type="float" office:value="0" calcext:value-type="float">
            <text:p>0</text:p>
          </table:table-cell>
          <table:table-cell table:formula="of:=IF([$Data.IO17]=&quot;&quot;;0;(IF([$Data.IO17]=&quot;?&quot;;&quot;?&quot;;1)))" office:value-type="float" office:value="1" calcext:value-type="float">
            <text:p>1</text:p>
          </table:table-cell>
          <table:table-cell table:formula="of:=IF([$Data.IP17]=&quot;&quot;;0;(IF([$Data.IP17]=&quot;?&quot;;&quot;?&quot;;1)))" office:value-type="float" office:value="0" calcext:value-type="float">
            <text:p>0</text:p>
          </table:table-cell>
          <table:table-cell table:number-columns-repeated="2"/>
          <table:table-cell table:formula="of:=SUM([.B14:.HI14])" office:value-type="float" office:value="77" calcext:value-type="float">
            <text:p>77</text:p>
          </table:table-cell>
          <table:table-cell table:number-columns-repeated="804"/>
        </table:table-row>
        <table:table-row table:style-name="ro15">
          <table:table-cell table:formula="of:=[$Data.B18]" office:value-type="string" office:string-value="Tai Trang Ky Son" calcext:value-type="string">
            <text:p>Tai Trang Ky Son</text:p>
          </table:table-cell>
          <table:table-cell table:formula="of:=IF([$Data.AI18]=&quot;&quot;;0;(IF([$Data.AI18]=&quot;?&quot;;&quot;?&quot;;1)))" office:value-type="float" office:value="1" calcext:value-type="float">
            <text:p>1</text:p>
          </table:table-cell>
          <table:table-cell table:formula="of:=IF([$Data.AJ18]=&quot;&quot;;0;(IF([$Data.AJ18]=&quot;?&quot;;&quot;?&quot;;1)))" office:value-type="float" office:value="0" calcext:value-type="float">
            <text:p>0</text:p>
          </table:table-cell>
          <table:table-cell table:formula="of:=IF([$Data.AK18]=&quot;&quot;;0;(IF([$Data.AK18]=&quot;?&quot;;&quot;?&quot;;1)))" office:value-type="float" office:value="1" calcext:value-type="float">
            <text:p>1</text:p>
          </table:table-cell>
          <table:table-cell table:formula="of:=IF([$Data.AL18]=&quot;&quot;;0;(IF([$Data.AL18]=&quot;?&quot;;&quot;?&quot;;1)))" office:value-type="float" office:value="1" calcext:value-type="float">
            <text:p>1</text:p>
          </table:table-cell>
          <table:table-cell table:formula="of:=IF([$Data.AM18]=&quot;&quot;;0;(IF([$Data.AM18]=&quot;?&quot;;&quot;?&quot;;1)))" office:value-type="float" office:value="1" calcext:value-type="float">
            <text:p>1</text:p>
          </table:table-cell>
          <table:table-cell table:formula="of:=IF([$Data.AN18]=&quot;&quot;;0;(IF([$Data.AN18]=&quot;?&quot;;&quot;?&quot;;1)))" office:value-type="float" office:value="1" calcext:value-type="float">
            <text:p>1</text:p>
          </table:table-cell>
          <table:table-cell table:formula="of:=IF([$Data.AO18]=&quot;&quot;;0;(IF([$Data.AO18]=&quot;?&quot;;&quot;?&quot;;1)))" office:value-type="float" office:value="1" calcext:value-type="float">
            <text:p>1</text:p>
          </table:table-cell>
          <table:table-cell table:formula="of:=IF([$Data.AP18]=&quot;&quot;;0;(IF([$Data.AP18]=&quot;?&quot;;&quot;?&quot;;1)))" office:value-type="float" office:value="1" calcext:value-type="float">
            <text:p>1</text:p>
          </table:table-cell>
          <table:table-cell table:formula="of:=IF([$Data.AQ18]=&quot;&quot;;0;(IF([$Data.AQ18]=&quot;?&quot;;&quot;?&quot;;1)))" office:value-type="float" office:value="0" calcext:value-type="float">
            <text:p>0</text:p>
          </table:table-cell>
          <table:table-cell table:formula="of:=IF([$Data.AR18]=&quot;&quot;;0;(IF([$Data.AR18]=&quot;?&quot;;&quot;?&quot;;1)))" office:value-type="float" office:value="0" calcext:value-type="float">
            <text:p>0</text:p>
          </table:table-cell>
          <table:table-cell table:formula="of:=IF([$Data.AS18]=&quot;&quot;;0;(IF([$Data.AS18]=&quot;?&quot;;&quot;?&quot;;1)))" office:value-type="float" office:value="1" calcext:value-type="float">
            <text:p>1</text:p>
          </table:table-cell>
          <table:table-cell table:formula="of:=IF([$Data.AT18]=&quot;&quot;;0;(IF([$Data.AT18]=&quot;?&quot;;&quot;?&quot;;1)))" office:value-type="float" office:value="0" calcext:value-type="float">
            <text:p>0</text:p>
          </table:table-cell>
          <table:table-cell table:formula="of:=IF([$Data.AU18]=&quot;&quot;;0;(IF([$Data.AU18]=&quot;?&quot;;&quot;?&quot;;1)))" office:value-type="float" office:value="1" calcext:value-type="float">
            <text:p>1</text:p>
          </table:table-cell>
          <table:table-cell table:formula="of:=IF([$Data.AV18]=&quot;&quot;;0;(IF([$Data.AV18]=&quot;?&quot;;&quot;?&quot;;1)))" office:value-type="float" office:value="1" calcext:value-type="float">
            <text:p>1</text:p>
          </table:table-cell>
          <table:table-cell table:formula="of:=IF([$Data.AW18]=&quot;&quot;;0;(IF([$Data.AW18]=&quot;?&quot;;&quot;?&quot;;1)))" office:value-type="float" office:value="1" calcext:value-type="float">
            <text:p>1</text:p>
          </table:table-cell>
          <table:table-cell table:formula="of:=IF([$Data.AX18]=&quot;&quot;;0;(IF([$Data.AX18]=&quot;?&quot;;&quot;?&quot;;1)))" office:value-type="float" office:value="0" calcext:value-type="float">
            <text:p>0</text:p>
          </table:table-cell>
          <table:table-cell table:formula="of:=IF([$Data.AY18]=&quot;&quot;;0;(IF([$Data.AY18]=&quot;?&quot;;&quot;?&quot;;1)))" office:value-type="float" office:value="1" calcext:value-type="float">
            <text:p>1</text:p>
          </table:table-cell>
          <table:table-cell table:formula="of:=IF([$Data.AZ18]=&quot;&quot;;0;(IF([$Data.AZ18]=&quot;?&quot;;&quot;?&quot;;1)))" office:value-type="float" office:value="1" calcext:value-type="float">
            <text:p>1</text:p>
          </table:table-cell>
          <table:table-cell table:formula="of:=IF([$Data.BA18]=&quot;&quot;;0;(IF([$Data.BA18]=&quot;?&quot;;&quot;?&quot;;1)))" office:value-type="float" office:value="0" calcext:value-type="float">
            <text:p>0</text:p>
          </table:table-cell>
          <table:table-cell table:formula="of:=IF([$Data.BB18]=&quot;&quot;;0;(IF([$Data.BB18]=&quot;?&quot;;&quot;?&quot;;1)))" office:value-type="float" office:value="1" calcext:value-type="float">
            <text:p>1</text:p>
          </table:table-cell>
          <table:table-cell table:formula="of:=IF([$Data.BC18]=&quot;&quot;;0;(IF([$Data.BC18]=&quot;?&quot;;&quot;?&quot;;1)))" office:value-type="float" office:value="0" calcext:value-type="float">
            <text:p>0</text:p>
          </table:table-cell>
          <table:table-cell table:formula="of:=IF([$Data.BD18]=&quot;&quot;;0;(IF([$Data.BD18]=&quot;?&quot;;&quot;?&quot;;1)))" office:value-type="float" office:value="0" calcext:value-type="float">
            <text:p>0</text:p>
          </table:table-cell>
          <table:table-cell table:formula="of:=IF([$Data.BE18]=&quot;&quot;;0;(IF([$Data.BE18]=&quot;?&quot;;&quot;?&quot;;1)))" office:value-type="float" office:value="0" calcext:value-type="float">
            <text:p>0</text:p>
          </table:table-cell>
          <table:table-cell table:formula="of:=IF([$Data.BF18]=&quot;&quot;;0;(IF([$Data.BF18]=&quot;?&quot;;&quot;?&quot;;1)))" office:value-type="float" office:value="0" calcext:value-type="float">
            <text:p>0</text:p>
          </table:table-cell>
          <table:table-cell table:formula="of:=IF([$Data.BG18]=&quot;&quot;;0;(IF([$Data.BG18]=&quot;?&quot;;&quot;?&quot;;1)))" office:value-type="float" office:value="0" calcext:value-type="float">
            <text:p>0</text:p>
          </table:table-cell>
          <table:table-cell table:formula="of:=IF([$Data.BH18]=&quot;&quot;;0;(IF([$Data.BH18]=&quot;?&quot;;&quot;?&quot;;1)))" office:value-type="float" office:value="0" calcext:value-type="float">
            <text:p>0</text:p>
          </table:table-cell>
          <table:table-cell table:formula="of:=IF([$Data.BI18]=&quot;&quot;;0;(IF([$Data.BI18]=&quot;?&quot;;&quot;?&quot;;1)))" office:value-type="float" office:value="0" calcext:value-type="float">
            <text:p>0</text:p>
          </table:table-cell>
          <table:table-cell table:formula="of:=IF([$Data.BJ18]=&quot;&quot;;0;(IF([$Data.BJ18]=&quot;?&quot;;&quot;?&quot;;1)))" office:value-type="float" office:value="0" calcext:value-type="float">
            <text:p>0</text:p>
          </table:table-cell>
          <table:table-cell table:formula="of:=IF([$Data.BK18]=&quot;&quot;;0;(IF([$Data.BK18]=&quot;?&quot;;&quot;?&quot;;1)))" office:value-type="float" office:value="0" calcext:value-type="float">
            <text:p>0</text:p>
          </table:table-cell>
          <table:table-cell table:formula="of:=IF([$Data.BL18]=&quot;&quot;;0;(IF([$Data.BL18]=&quot;?&quot;;&quot;?&quot;;1)))" office:value-type="float" office:value="0" calcext:value-type="float">
            <text:p>0</text:p>
          </table:table-cell>
          <table:table-cell table:formula="of:=IF([$Data.BM18]=&quot;&quot;;0;(IF([$Data.BM18]=&quot;?&quot;;&quot;?&quot;;1)))" office:value-type="float" office:value="0" calcext:value-type="float">
            <text:p>0</text:p>
          </table:table-cell>
          <table:table-cell table:formula="of:=IF([$Data.BN18]=&quot;&quot;;0;(IF([$Data.BN18]=&quot;?&quot;;&quot;?&quot;;1)))" office:value-type="float" office:value="1" calcext:value-type="float">
            <text:p>1</text:p>
          </table:table-cell>
          <table:table-cell table:formula="of:=IF([$Data.BO18]=&quot;&quot;;0;(IF([$Data.BO18]=&quot;?&quot;;&quot;?&quot;;1)))" office:value-type="float" office:value="1" calcext:value-type="float">
            <text:p>1</text:p>
          </table:table-cell>
          <table:table-cell table:formula="of:=IF([$Data.BP18]=&quot;&quot;;0;(IF([$Data.BP18]=&quot;?&quot;;&quot;?&quot;;1)))" office:value-type="float" office:value="1" calcext:value-type="float">
            <text:p>1</text:p>
          </table:table-cell>
          <table:table-cell table:formula="of:=IF([$Data.BQ18]=&quot;&quot;;0;(IF([$Data.BQ18]=&quot;?&quot;;&quot;?&quot;;1)))" office:value-type="float" office:value="0" calcext:value-type="float">
            <text:p>0</text:p>
          </table:table-cell>
          <table:table-cell table:formula="of:=IF([$Data.BR18]=&quot;&quot;;0;(IF([$Data.BR18]=&quot;?&quot;;&quot;?&quot;;1)))" office:value-type="float" office:value="1" calcext:value-type="float">
            <text:p>1</text:p>
          </table:table-cell>
          <table:table-cell table:formula="of:=IF([$Data.BS18]=&quot;&quot;;0;(IF([$Data.BS18]=&quot;?&quot;;&quot;?&quot;;1)))" office:value-type="float" office:value="0" calcext:value-type="float">
            <text:p>0</text:p>
          </table:table-cell>
          <table:table-cell table:formula="of:=IF([$Data.BT18]=&quot;&quot;;0;(IF([$Data.BT18]=&quot;?&quot;;&quot;?&quot;;1)))" office:value-type="float" office:value="0" calcext:value-type="float">
            <text:p>0</text:p>
          </table:table-cell>
          <table:table-cell table:formula="of:=IF([$Data.BU18]=&quot;&quot;;0;(IF([$Data.BU18]=&quot;?&quot;;&quot;?&quot;;1)))" office:value-type="float" office:value="1" calcext:value-type="float">
            <text:p>1</text:p>
          </table:table-cell>
          <table:table-cell table:formula="of:=IF([$Data.BV18]=&quot;&quot;;0;(IF([$Data.BV18]=&quot;?&quot;;&quot;?&quot;;1)))" office:value-type="float" office:value="1" calcext:value-type="float">
            <text:p>1</text:p>
          </table:table-cell>
          <table:table-cell table:formula="of:=IF([$Data.BW18]=&quot;&quot;;0;(IF([$Data.BW18]=&quot;?&quot;;&quot;?&quot;;1)))" office:value-type="float" office:value="0" calcext:value-type="float">
            <text:p>0</text:p>
          </table:table-cell>
          <table:table-cell table:formula="of:=IF([$Data.BX18]=&quot;&quot;;0;(IF([$Data.BX18]=&quot;?&quot;;&quot;?&quot;;1)))" office:value-type="float" office:value="1" calcext:value-type="float">
            <text:p>1</text:p>
          </table:table-cell>
          <table:table-cell table:formula="of:=IF([$Data.BY18]=&quot;&quot;;0;(IF([$Data.BY18]=&quot;?&quot;;&quot;?&quot;;1)))" office:value-type="float" office:value="0" calcext:value-type="float">
            <text:p>0</text:p>
          </table:table-cell>
          <table:table-cell table:formula="of:=IF([$Data.BZ18]=&quot;&quot;;0;(IF([$Data.BZ18]=&quot;?&quot;;&quot;?&quot;;1)))" office:value-type="float" office:value="0" calcext:value-type="float">
            <text:p>0</text:p>
          </table:table-cell>
          <table:table-cell table:formula="of:=IF([$Data.CA18]=&quot;&quot;;0;(IF([$Data.CA18]=&quot;?&quot;;&quot;?&quot;;1)))" office:value-type="float" office:value="0" calcext:value-type="float">
            <text:p>0</text:p>
          </table:table-cell>
          <table:table-cell table:formula="of:=IF([$Data.CB18]=&quot;&quot;;0;(IF([$Data.CB18]=&quot;?&quot;;&quot;?&quot;;1)))" office:value-type="float" office:value="1" calcext:value-type="float">
            <text:p>1</text:p>
          </table:table-cell>
          <table:table-cell table:formula="of:=IF([$Data.CC18]=&quot;&quot;;0;(IF([$Data.CC18]=&quot;?&quot;;&quot;?&quot;;1)))" office:value-type="float" office:value="0" calcext:value-type="float">
            <text:p>0</text:p>
          </table:table-cell>
          <table:table-cell table:formula="of:=IF([$Data.CD18]=&quot;&quot;;0;(IF([$Data.CD18]=&quot;?&quot;;&quot;?&quot;;1)))" office:value-type="float" office:value="0" calcext:value-type="float">
            <text:p>0</text:p>
          </table:table-cell>
          <table:table-cell table:formula="of:=IF([$Data.CE18]=&quot;&quot;;0;(IF([$Data.CE18]=&quot;?&quot;;&quot;?&quot;;1)))" office:value-type="float" office:value="0" calcext:value-type="float">
            <text:p>0</text:p>
          </table:table-cell>
          <table:table-cell table:formula="of:=IF([$Data.CF18]=&quot;&quot;;0;(IF([$Data.CF18]=&quot;?&quot;;&quot;?&quot;;1)))" office:value-type="float" office:value="0" calcext:value-type="float">
            <text:p>0</text:p>
          </table:table-cell>
          <table:table-cell table:formula="of:=IF([$Data.CG18]=&quot;&quot;;0;(IF([$Data.CG18]=&quot;?&quot;;&quot;?&quot;;1)))" office:value-type="float" office:value="0" calcext:value-type="float">
            <text:p>0</text:p>
          </table:table-cell>
          <table:table-cell table:formula="of:=IF([$Data.CH18]=&quot;&quot;;0;(IF([$Data.CH18]=&quot;?&quot;;&quot;?&quot;;1)))" office:value-type="float" office:value="1" calcext:value-type="float">
            <text:p>1</text:p>
          </table:table-cell>
          <table:table-cell table:formula="of:=IF([$Data.CI18]=&quot;&quot;;0;(IF([$Data.CI18]=&quot;?&quot;;&quot;?&quot;;1)))" office:value-type="float" office:value="1" calcext:value-type="float">
            <text:p>1</text:p>
          </table:table-cell>
          <table:table-cell table:formula="of:=IF([$Data.CJ18]=&quot;&quot;;0;(IF([$Data.CJ18]=&quot;?&quot;;&quot;?&quot;;1)))" office:value-type="float" office:value="1" calcext:value-type="float">
            <text:p>1</text:p>
          </table:table-cell>
          <table:table-cell table:formula="of:=IF([$Data.CK18]=&quot;&quot;;0;(IF([$Data.CK18]=&quot;?&quot;;&quot;?&quot;;1)))" office:value-type="float" office:value="0" calcext:value-type="float">
            <text:p>0</text:p>
          </table:table-cell>
          <table:table-cell table:formula="of:=IF([$Data.CL18]=&quot;&quot;;0;(IF([$Data.CL18]=&quot;?&quot;;&quot;?&quot;;1)))" office:value-type="float" office:value="0" calcext:value-type="float">
            <text:p>0</text:p>
          </table:table-cell>
          <table:table-cell table:formula="of:=IF([$Data.CM18]=&quot;&quot;;0;(IF([$Data.CM18]=&quot;?&quot;;&quot;?&quot;;1)))" office:value-type="float" office:value="0" calcext:value-type="float">
            <text:p>0</text:p>
          </table:table-cell>
          <table:table-cell table:formula="of:=IF([$Data.CN18]=&quot;&quot;;0;(IF([$Data.CN18]=&quot;?&quot;;&quot;?&quot;;1)))" office:value-type="float" office:value="1" calcext:value-type="float">
            <text:p>1</text:p>
          </table:table-cell>
          <table:table-cell table:formula="of:=IF([$Data.CO18]=&quot;&quot;;0;(IF([$Data.CO18]=&quot;?&quot;;&quot;?&quot;;1)))" office:value-type="float" office:value="1" calcext:value-type="float">
            <text:p>1</text:p>
          </table:table-cell>
          <table:table-cell table:formula="of:=IF([$Data.CP18]=&quot;&quot;;0;(IF([$Data.CP18]=&quot;?&quot;;&quot;?&quot;;1)))" office:value-type="float" office:value="0" calcext:value-type="float">
            <text:p>0</text:p>
          </table:table-cell>
          <table:table-cell table:formula="of:=IF([$Data.CQ18]=&quot;&quot;;0;(IF([$Data.CQ18]=&quot;?&quot;;&quot;?&quot;;1)))" office:value-type="float" office:value="0" calcext:value-type="float">
            <text:p>0</text:p>
          </table:table-cell>
          <table:table-cell table:formula="of:=IF([$Data.CR18]=&quot;&quot;;0;(IF([$Data.CR18]=&quot;?&quot;;&quot;?&quot;;1)))" office:value-type="float" office:value="0" calcext:value-type="float">
            <text:p>0</text:p>
          </table:table-cell>
          <table:table-cell table:formula="of:=IF([$Data.CS18]=&quot;&quot;;0;(IF([$Data.CS18]=&quot;?&quot;;&quot;?&quot;;1)))" office:value-type="float" office:value="0" calcext:value-type="float">
            <text:p>0</text:p>
          </table:table-cell>
          <table:table-cell table:formula="of:=IF([$Data.CT18]=&quot;&quot;;0;(IF([$Data.CT18]=&quot;?&quot;;&quot;?&quot;;1)))" office:value-type="float" office:value="0" calcext:value-type="float">
            <text:p>0</text:p>
          </table:table-cell>
          <table:table-cell table:formula="of:=IF([$Data.CU18]=&quot;&quot;;0;(IF([$Data.CU18]=&quot;?&quot;;&quot;?&quot;;1)))" office:value-type="float" office:value="1" calcext:value-type="float">
            <text:p>1</text:p>
          </table:table-cell>
          <table:table-cell table:formula="of:=IF([$Data.CV18]=&quot;&quot;;0;(IF([$Data.CV18]=&quot;?&quot;;&quot;?&quot;;1)))" office:value-type="float" office:value="0" calcext:value-type="float">
            <text:p>0</text:p>
          </table:table-cell>
          <table:table-cell table:formula="of:=IF([$Data.CW18]=&quot;&quot;;0;(IF([$Data.CW18]=&quot;?&quot;;&quot;?&quot;;1)))" office:value-type="float" office:value="0" calcext:value-type="float">
            <text:p>0</text:p>
          </table:table-cell>
          <table:table-cell table:formula="of:=IF([$Data.CX18]=&quot;&quot;;0;(IF([$Data.CX18]=&quot;?&quot;;&quot;?&quot;;1)))" office:value-type="float" office:value="0" calcext:value-type="float">
            <text:p>0</text:p>
          </table:table-cell>
          <table:table-cell table:formula="of:=IF([$Data.CY18]=&quot;&quot;;0;(IF([$Data.CY18]=&quot;?&quot;;&quot;?&quot;;1)))" office:value-type="float" office:value="0" calcext:value-type="float">
            <text:p>0</text:p>
          </table:table-cell>
          <table:table-cell table:formula="of:=IF([$Data.CZ18]=&quot;&quot;;0;(IF([$Data.CZ18]=&quot;?&quot;;&quot;?&quot;;1)))" office:value-type="float" office:value="0" calcext:value-type="float">
            <text:p>0</text:p>
          </table:table-cell>
          <table:table-cell table:formula="of:=IF([$Data.DA18]=&quot;&quot;;0;(IF([$Data.DA18]=&quot;?&quot;;&quot;?&quot;;1)))" office:value-type="float" office:value="1" calcext:value-type="float">
            <text:p>1</text:p>
          </table:table-cell>
          <table:table-cell table:formula="of:=IF([$Data.DB18]=&quot;&quot;;0;(IF([$Data.DB18]=&quot;?&quot;;&quot;?&quot;;1)))" office:value-type="float" office:value="1" calcext:value-type="float">
            <text:p>1</text:p>
          </table:table-cell>
          <table:table-cell table:formula="of:=IF([$Data.DC18]=&quot;&quot;;0;(IF([$Data.DC18]=&quot;?&quot;;&quot;?&quot;;1)))" office:value-type="float" office:value="1" calcext:value-type="float">
            <text:p>1</text:p>
          </table:table-cell>
          <table:table-cell table:formula="of:=IF([$Data.DD18]=&quot;&quot;;0;(IF([$Data.DD18]=&quot;?&quot;;&quot;?&quot;;1)))" office:value-type="float" office:value="0" calcext:value-type="float">
            <text:p>0</text:p>
          </table:table-cell>
          <table:table-cell table:formula="of:=IF([$Data.DE18]=&quot;&quot;;0;(IF([$Data.DE18]=&quot;?&quot;;&quot;?&quot;;1)))" office:value-type="float" office:value="1" calcext:value-type="float">
            <text:p>1</text:p>
          </table:table-cell>
          <table:table-cell table:formula="of:=IF([$Data.DF18]=&quot;&quot;;0;(IF([$Data.DF18]=&quot;?&quot;;&quot;?&quot;;1)))" office:value-type="float" office:value="1" calcext:value-type="float">
            <text:p>1</text:p>
          </table:table-cell>
          <table:table-cell table:formula="of:=IF([$Data.DG18]=&quot;&quot;;0;(IF([$Data.DG18]=&quot;?&quot;;&quot;?&quot;;1)))" office:value-type="float" office:value="1" calcext:value-type="float">
            <text:p>1</text:p>
          </table:table-cell>
          <table:table-cell table:formula="of:=IF([$Data.DH18]=&quot;&quot;;0;(IF([$Data.DH18]=&quot;?&quot;;&quot;?&quot;;1)))" office:value-type="float" office:value="1" calcext:value-type="float">
            <text:p>1</text:p>
          </table:table-cell>
          <table:table-cell table:formula="of:=IF([$Data.DI18]=&quot;&quot;;0;(IF([$Data.DI18]=&quot;?&quot;;&quot;?&quot;;1)))" office:value-type="float" office:value="1" calcext:value-type="float">
            <text:p>1</text:p>
          </table:table-cell>
          <table:table-cell table:formula="of:=IF([$Data.DJ18]=&quot;&quot;;0;(IF([$Data.DJ18]=&quot;?&quot;;&quot;?&quot;;1)))" office:value-type="float" office:value="0" calcext:value-type="float">
            <text:p>0</text:p>
          </table:table-cell>
          <table:table-cell table:formula="of:=IF([$Data.DK18]=&quot;&quot;;0;(IF([$Data.DK18]=&quot;?&quot;;&quot;?&quot;;1)))" office:value-type="float" office:value="1" calcext:value-type="float">
            <text:p>1</text:p>
          </table:table-cell>
          <table:table-cell table:formula="of:=IF([$Data.DL18]=&quot;&quot;;0;(IF([$Data.DL18]=&quot;?&quot;;&quot;?&quot;;1)))" office:value-type="float" office:value="1" calcext:value-type="float">
            <text:p>1</text:p>
          </table:table-cell>
          <table:table-cell table:formula="of:=IF([$Data.DM18]=&quot;&quot;;0;(IF([$Data.DM18]=&quot;?&quot;;&quot;?&quot;;1)))" office:value-type="float" office:value="1" calcext:value-type="float">
            <text:p>1</text:p>
          </table:table-cell>
          <table:table-cell table:formula="of:=IF([$Data.DN18]=&quot;&quot;;0;(IF([$Data.DN18]=&quot;?&quot;;&quot;?&quot;;1)))" office:value-type="float" office:value="0" calcext:value-type="float">
            <text:p>0</text:p>
          </table:table-cell>
          <table:table-cell table:formula="of:=IF([$Data.DO18]=&quot;&quot;;0;(IF([$Data.DO18]=&quot;?&quot;;&quot;?&quot;;1)))" office:value-type="float" office:value="1" calcext:value-type="float">
            <text:p>1</text:p>
          </table:table-cell>
          <table:table-cell table:formula="of:=IF([$Data.DP18]=&quot;&quot;;0;(IF([$Data.DP18]=&quot;?&quot;;&quot;?&quot;;1)))" office:value-type="float" office:value="1" calcext:value-type="float">
            <text:p>1</text:p>
          </table:table-cell>
          <table:table-cell table:formula="of:=IF([$Data.DQ18]=&quot;&quot;;0;(IF([$Data.DQ18]=&quot;?&quot;;&quot;?&quot;;1)))" office:value-type="float" office:value="0" calcext:value-type="float">
            <text:p>0</text:p>
          </table:table-cell>
          <table:table-cell table:formula="of:=IF([$Data.DR18]=&quot;&quot;;0;(IF([$Data.DR18]=&quot;?&quot;;&quot;?&quot;;1)))" office:value-type="float" office:value="0" calcext:value-type="float">
            <text:p>0</text:p>
          </table:table-cell>
          <table:table-cell table:formula="of:=IF([$Data.DS18]=&quot;&quot;;0;(IF([$Data.DS18]=&quot;?&quot;;&quot;?&quot;;1)))" office:value-type="float" office:value="0" calcext:value-type="float">
            <text:p>0</text:p>
          </table:table-cell>
          <table:table-cell table:formula="of:=IF([$Data.DT18]=&quot;&quot;;0;(IF([$Data.DT18]=&quot;?&quot;;&quot;?&quot;;1)))" office:value-type="float" office:value="1" calcext:value-type="float">
            <text:p>1</text:p>
          </table:table-cell>
          <table:table-cell table:formula="of:=IF([$Data.DU18]=&quot;&quot;;0;(IF([$Data.DU18]=&quot;?&quot;;&quot;?&quot;;1)))" office:value-type="float" office:value="0" calcext:value-type="float">
            <text:p>0</text:p>
          </table:table-cell>
          <table:table-cell table:formula="of:=IF([$Data.DV18]=&quot;&quot;;0;(IF([$Data.DV18]=&quot;?&quot;;&quot;?&quot;;1)))" office:value-type="float" office:value="1" calcext:value-type="float">
            <text:p>1</text:p>
          </table:table-cell>
          <table:table-cell table:formula="of:=IF([$Data.DW18]=&quot;&quot;;0;(IF([$Data.DW18]=&quot;?&quot;;&quot;?&quot;;1)))" office:value-type="float" office:value="0" calcext:value-type="float">
            <text:p>0</text:p>
          </table:table-cell>
          <table:table-cell table:formula="of:=IF([$Data.DX18]=&quot;&quot;;0;(IF([$Data.DX18]=&quot;?&quot;;&quot;?&quot;;1)))" office:value-type="float" office:value="0" calcext:value-type="float">
            <text:p>0</text:p>
          </table:table-cell>
          <table:table-cell table:formula="of:=IF([$Data.DY18]=&quot;&quot;;0;(IF([$Data.DY18]=&quot;?&quot;;&quot;?&quot;;1)))" office:value-type="float" office:value="0" calcext:value-type="float">
            <text:p>0</text:p>
          </table:table-cell>
          <table:table-cell table:formula="of:=IF([$Data.DZ18]=&quot;&quot;;0;(IF([$Data.DZ18]=&quot;?&quot;;&quot;?&quot;;1)))" office:value-type="float" office:value="1" calcext:value-type="float">
            <text:p>1</text:p>
          </table:table-cell>
          <table:table-cell table:formula="of:=IF([$Data.EA18]=&quot;&quot;;0;(IF([$Data.EA18]=&quot;?&quot;;&quot;?&quot;;1)))" office:value-type="float" office:value="0" calcext:value-type="float">
            <text:p>0</text:p>
          </table:table-cell>
          <table:table-cell table:formula="of:=IF([$Data.EB18]=&quot;&quot;;0;(IF([$Data.EB18]=&quot;?&quot;;&quot;?&quot;;1)))" office:value-type="float" office:value="0" calcext:value-type="float">
            <text:p>0</text:p>
          </table:table-cell>
          <table:table-cell table:formula="of:=IF([$Data.EC18]=&quot;&quot;;0;(IF([$Data.EC18]=&quot;?&quot;;&quot;?&quot;;1)))" office:value-type="float" office:value="0" calcext:value-type="float">
            <text:p>0</text:p>
          </table:table-cell>
          <table:table-cell table:formula="of:=IF([$Data.ED18]=&quot;&quot;;0;(IF([$Data.ED18]=&quot;?&quot;;&quot;?&quot;;1)))" office:value-type="float" office:value="0" calcext:value-type="float">
            <text:p>0</text:p>
          </table:table-cell>
          <table:table-cell table:formula="of:=IF([$Data.EE18]=&quot;&quot;;0;(IF([$Data.EE18]=&quot;?&quot;;&quot;?&quot;;1)))" office:value-type="float" office:value="1" calcext:value-type="float">
            <text:p>1</text:p>
          </table:table-cell>
          <table:table-cell table:formula="of:=IF([$Data.EF18]=&quot;&quot;;0;(IF([$Data.EF18]=&quot;?&quot;;&quot;?&quot;;1)))" office:value-type="float" office:value="0" calcext:value-type="float">
            <text:p>0</text:p>
          </table:table-cell>
          <table:table-cell table:formula="of:=IF([$Data.EG18]=&quot;&quot;;0;(IF([$Data.EG18]=&quot;?&quot;;&quot;?&quot;;1)))" office:value-type="float" office:value="1" calcext:value-type="float">
            <text:p>1</text:p>
          </table:table-cell>
          <table:table-cell table:formula="of:=IF([$Data.EH18]=&quot;&quot;;0;(IF([$Data.EH18]=&quot;?&quot;;&quot;?&quot;;1)))" office:value-type="float" office:value="0" calcext:value-type="float">
            <text:p>0</text:p>
          </table:table-cell>
          <table:table-cell table:formula="of:=IF([$Data.EI18]=&quot;&quot;;0;(IF([$Data.EI18]=&quot;?&quot;;&quot;?&quot;;1)))" office:value-type="float" office:value="0" calcext:value-type="float">
            <text:p>0</text:p>
          </table:table-cell>
          <table:table-cell table:formula="of:=IF([$Data.EJ18]=&quot;&quot;;0;(IF([$Data.EJ18]=&quot;?&quot;;&quot;?&quot;;1)))" office:value-type="float" office:value="1" calcext:value-type="float">
            <text:p>1</text:p>
          </table:table-cell>
          <table:table-cell table:formula="of:=IF([$Data.EK18]=&quot;&quot;;0;(IF([$Data.EK18]=&quot;?&quot;;&quot;?&quot;;1)))" office:value-type="float" office:value="1" calcext:value-type="float">
            <text:p>1</text:p>
          </table:table-cell>
          <table:table-cell table:formula="of:=IF([$Data.EL18]=&quot;&quot;;0;(IF([$Data.EL18]=&quot;?&quot;;&quot;?&quot;;1)))" office:value-type="float" office:value="0" calcext:value-type="float">
            <text:p>0</text:p>
          </table:table-cell>
          <table:table-cell table:formula="of:=IF([$Data.EM18]=&quot;&quot;;0;(IF([$Data.EM18]=&quot;?&quot;;&quot;?&quot;;1)))" office:value-type="float" office:value="0" calcext:value-type="float">
            <text:p>0</text:p>
          </table:table-cell>
          <table:table-cell table:formula="of:=IF([$Data.EN18]=&quot;&quot;;0;(IF([$Data.EN18]=&quot;?&quot;;&quot;?&quot;;1)))" office:value-type="float" office:value="0" calcext:value-type="float">
            <text:p>0</text:p>
          </table:table-cell>
          <table:table-cell table:formula="of:=IF([$Data.EO18]=&quot;&quot;;0;(IF([$Data.EO18]=&quot;?&quot;;&quot;?&quot;;1)))" office:value-type="float" office:value="0" calcext:value-type="float">
            <text:p>0</text:p>
          </table:table-cell>
          <table:table-cell table:formula="of:=IF([$Data.EP18]=&quot;&quot;;0;(IF([$Data.EP18]=&quot;?&quot;;&quot;?&quot;;1)))" office:value-type="float" office:value="0" calcext:value-type="float">
            <text:p>0</text:p>
          </table:table-cell>
          <table:table-cell table:formula="of:=IF([$Data.EQ18]=&quot;&quot;;0;(IF([$Data.EQ18]=&quot;?&quot;;&quot;?&quot;;1)))" office:value-type="float" office:value="0" calcext:value-type="float">
            <text:p>0</text:p>
          </table:table-cell>
          <table:table-cell table:formula="of:=IF([$Data.ER18]=&quot;&quot;;0;(IF([$Data.ER18]=&quot;?&quot;;&quot;?&quot;;1)))" office:value-type="float" office:value="0" calcext:value-type="float">
            <text:p>0</text:p>
          </table:table-cell>
          <table:table-cell table:formula="of:=IF([$Data.ES18]=&quot;&quot;;0;(IF([$Data.ES18]=&quot;?&quot;;&quot;?&quot;;1)))" office:value-type="float" office:value="0" calcext:value-type="float">
            <text:p>0</text:p>
          </table:table-cell>
          <table:table-cell table:formula="of:=IF([$Data.ET18]=&quot;&quot;;0;(IF([$Data.ET18]=&quot;?&quot;;&quot;?&quot;;1)))" office:value-type="float" office:value="0" calcext:value-type="float">
            <text:p>0</text:p>
          </table:table-cell>
          <table:table-cell table:formula="of:=IF([$Data.EU18]=&quot;&quot;;0;(IF([$Data.EU18]=&quot;?&quot;;&quot;?&quot;;1)))" office:value-type="float" office:value="0" calcext:value-type="float">
            <text:p>0</text:p>
          </table:table-cell>
          <table:table-cell table:formula="of:=IF([$Data.EV18]=&quot;&quot;;0;(IF([$Data.EV18]=&quot;?&quot;;&quot;?&quot;;1)))" office:value-type="float" office:value="0" calcext:value-type="float">
            <text:p>0</text:p>
          </table:table-cell>
          <table:table-cell table:formula="of:=IF([$Data.EW18]=&quot;&quot;;0;(IF([$Data.EW18]=&quot;?&quot;;&quot;?&quot;;1)))" office:value-type="float" office:value="0" calcext:value-type="float">
            <text:p>0</text:p>
          </table:table-cell>
          <table:table-cell table:formula="of:=IF([$Data.EX18]=&quot;&quot;;0;(IF([$Data.EX18]=&quot;?&quot;;&quot;?&quot;;1)))" office:value-type="float" office:value="0" calcext:value-type="float">
            <text:p>0</text:p>
          </table:table-cell>
          <table:table-cell table:formula="of:=IF([$Data.EY18]=&quot;&quot;;0;(IF([$Data.EY18]=&quot;?&quot;;&quot;?&quot;;1)))" office:value-type="float" office:value="0" calcext:value-type="float">
            <text:p>0</text:p>
          </table:table-cell>
          <table:table-cell table:formula="of:=IF([$Data.EZ18]=&quot;&quot;;0;(IF([$Data.EZ18]=&quot;?&quot;;&quot;?&quot;;1)))" office:value-type="float" office:value="0" calcext:value-type="float">
            <text:p>0</text:p>
          </table:table-cell>
          <table:table-cell table:formula="of:=IF([$Data.FA18]=&quot;&quot;;0;(IF([$Data.FA18]=&quot;?&quot;;&quot;?&quot;;1)))" office:value-type="float" office:value="0" calcext:value-type="float">
            <text:p>0</text:p>
          </table:table-cell>
          <table:table-cell table:formula="of:=IF([$Data.FB18]=&quot;&quot;;0;(IF([$Data.FB18]=&quot;?&quot;;&quot;?&quot;;1)))" office:value-type="float" office:value="0" calcext:value-type="float">
            <text:p>0</text:p>
          </table:table-cell>
          <table:table-cell table:formula="of:=IF([$Data.FC18]=&quot;&quot;;0;(IF([$Data.FC18]=&quot;?&quot;;&quot;?&quot;;1)))" office:value-type="float" office:value="0" calcext:value-type="float">
            <text:p>0</text:p>
          </table:table-cell>
          <table:table-cell table:formula="of:=IF([$Data.FD18]=&quot;&quot;;0;(IF([$Data.FD18]=&quot;?&quot;;&quot;?&quot;;1)))" office:value-type="float" office:value="0" calcext:value-type="float">
            <text:p>0</text:p>
          </table:table-cell>
          <table:table-cell table:formula="of:=IF([$Data.FE18]=&quot;&quot;;0;(IF([$Data.FE18]=&quot;?&quot;;&quot;?&quot;;1)))" office:value-type="float" office:value="0" calcext:value-type="float">
            <text:p>0</text:p>
          </table:table-cell>
          <table:table-cell table:formula="of:=IF([$Data.FF18]=&quot;&quot;;0;(IF([$Data.FF18]=&quot;?&quot;;&quot;?&quot;;1)))" office:value-type="float" office:value="0" calcext:value-type="float">
            <text:p>0</text:p>
          </table:table-cell>
          <table:table-cell table:formula="of:=IF([$Data.FG18]=&quot;&quot;;0;(IF([$Data.FG18]=&quot;?&quot;;&quot;?&quot;;1)))" office:value-type="float" office:value="0" calcext:value-type="float">
            <text:p>0</text:p>
          </table:table-cell>
          <table:table-cell table:formula="of:=IF([$Data.FH18]=&quot;&quot;;0;(IF([$Data.FH18]=&quot;?&quot;;&quot;?&quot;;1)))" office:value-type="float" office:value="0" calcext:value-type="float">
            <text:p>0</text:p>
          </table:table-cell>
          <table:table-cell table:formula="of:=IF([$Data.FI18]=&quot;&quot;;0;(IF([$Data.FI18]=&quot;?&quot;;&quot;?&quot;;1)))" office:value-type="float" office:value="0" calcext:value-type="float">
            <text:p>0</text:p>
          </table:table-cell>
          <table:table-cell table:formula="of:=IF([$Data.FJ18]=&quot;&quot;;0;(IF([$Data.FJ18]=&quot;?&quot;;&quot;?&quot;;1)))" office:value-type="float" office:value="0" calcext:value-type="float">
            <text:p>0</text:p>
          </table:table-cell>
          <table:table-cell table:formula="of:=IF([$Data.FK18]=&quot;&quot;;0;(IF([$Data.FK18]=&quot;?&quot;;&quot;?&quot;;1)))" office:value-type="float" office:value="0" calcext:value-type="float">
            <text:p>0</text:p>
          </table:table-cell>
          <table:table-cell table:formula="of:=IF([$Data.FL18]=&quot;&quot;;0;(IF([$Data.FL18]=&quot;?&quot;;&quot;?&quot;;1)))" office:value-type="float" office:value="0" calcext:value-type="float">
            <text:p>0</text:p>
          </table:table-cell>
          <table:table-cell table:formula="of:=IF([$Data.FM18]=&quot;&quot;;0;(IF([$Data.FM18]=&quot;?&quot;;&quot;?&quot;;1)))" office:value-type="float" office:value="0" calcext:value-type="float">
            <text:p>0</text:p>
          </table:table-cell>
          <table:table-cell table:formula="of:=IF([$Data.FN18]=&quot;&quot;;0;(IF([$Data.FN18]=&quot;?&quot;;&quot;?&quot;;1)))" office:value-type="float" office:value="0" calcext:value-type="float">
            <text:p>0</text:p>
          </table:table-cell>
          <table:table-cell table:formula="of:=IF([$Data.FO18]=&quot;&quot;;0;(IF([$Data.FO18]=&quot;?&quot;;&quot;?&quot;;1)))" office:value-type="float" office:value="1" calcext:value-type="float">
            <text:p>1</text:p>
          </table:table-cell>
          <table:table-cell table:formula="of:=IF([$Data.FP18]=&quot;&quot;;0;(IF([$Data.FP18]=&quot;?&quot;;&quot;?&quot;;1)))" office:value-type="float" office:value="1" calcext:value-type="float">
            <text:p>1</text:p>
          </table:table-cell>
          <table:table-cell table:formula="of:=IF([$Data.FQ18]=&quot;&quot;;0;(IF([$Data.FQ18]=&quot;?&quot;;&quot;?&quot;;1)))" office:value-type="float" office:value="1" calcext:value-type="float">
            <text:p>1</text:p>
          </table:table-cell>
          <table:table-cell table:formula="of:=IF([$Data.FR18]=&quot;&quot;;0;(IF([$Data.FR18]=&quot;?&quot;;&quot;?&quot;;1)))" office:value-type="float" office:value="1" calcext:value-type="float">
            <text:p>1</text:p>
          </table:table-cell>
          <table:table-cell table:formula="of:=IF([$Data.FS18]=&quot;&quot;;0;(IF([$Data.FS18]=&quot;?&quot;;&quot;?&quot;;1)))" office:value-type="float" office:value="0" calcext:value-type="float">
            <text:p>0</text:p>
          </table:table-cell>
          <table:table-cell table:formula="of:=IF([$Data.FT18]=&quot;&quot;;0;(IF([$Data.FT18]=&quot;?&quot;;&quot;?&quot;;1)))" office:value-type="float" office:value="1" calcext:value-type="float">
            <text:p>1</text:p>
          </table:table-cell>
          <table:table-cell table:formula="of:=IF([$Data.FU18]=&quot;&quot;;0;(IF([$Data.FU18]=&quot;?&quot;;&quot;?&quot;;1)))" office:value-type="float" office:value="0" calcext:value-type="float">
            <text:p>0</text:p>
          </table:table-cell>
          <table:table-cell table:formula="of:=IF([$Data.FV18]=&quot;&quot;;0;(IF([$Data.FV18]=&quot;?&quot;;&quot;?&quot;;1)))" office:value-type="float" office:value="0" calcext:value-type="float">
            <text:p>0</text:p>
          </table:table-cell>
          <table:table-cell table:formula="of:=IF([$Data.FW18]=&quot;&quot;;0;(IF([$Data.FW18]=&quot;?&quot;;&quot;?&quot;;1)))" office:value-type="float" office:value="1" calcext:value-type="float">
            <text:p>1</text:p>
          </table:table-cell>
          <table:table-cell table:formula="of:=IF([$Data.FX18]=&quot;&quot;;0;(IF([$Data.FX18]=&quot;?&quot;;&quot;?&quot;;1)))" office:value-type="float" office:value="1" calcext:value-type="float">
            <text:p>1</text:p>
          </table:table-cell>
          <table:table-cell table:formula="of:=IF([$Data.FY18]=&quot;&quot;;0;(IF([$Data.FY18]=&quot;?&quot;;&quot;?&quot;;1)))" office:value-type="float" office:value="0" calcext:value-type="float">
            <text:p>0</text:p>
          </table:table-cell>
          <table:table-cell table:formula="of:=IF([$Data.FZ18]=&quot;&quot;;0;(IF([$Data.FZ18]=&quot;?&quot;;&quot;?&quot;;1)))" office:value-type="float" office:value="0" calcext:value-type="float">
            <text:p>0</text:p>
          </table:table-cell>
          <table:table-cell table:formula="of:=IF([$Data.GA18]=&quot;&quot;;0;(IF([$Data.GA18]=&quot;?&quot;;&quot;?&quot;;1)))" office:value-type="float" office:value="0" calcext:value-type="float">
            <text:p>0</text:p>
          </table:table-cell>
          <table:table-cell table:formula="of:=IF([$Data.GB18]=&quot;&quot;;0;(IF([$Data.GB18]=&quot;?&quot;;&quot;?&quot;;1)))" office:value-type="float" office:value="0" calcext:value-type="float">
            <text:p>0</text:p>
          </table:table-cell>
          <table:table-cell table:formula="of:=IF([$Data.GC18]=&quot;&quot;;0;(IF([$Data.GC18]=&quot;?&quot;;&quot;?&quot;;1)))" office:value-type="float" office:value="1" calcext:value-type="float">
            <text:p>1</text:p>
          </table:table-cell>
          <table:table-cell table:formula="of:=IF([$Data.GD18]=&quot;&quot;;0;(IF([$Data.GD18]=&quot;?&quot;;&quot;?&quot;;1)))" office:value-type="float" office:value="0" calcext:value-type="float">
            <text:p>0</text:p>
          </table:table-cell>
          <table:table-cell table:formula="of:=IF([$Data.GE18]=&quot;&quot;;0;(IF([$Data.GE18]=&quot;?&quot;;&quot;?&quot;;1)))" office:value-type="float" office:value="1" calcext:value-type="float">
            <text:p>1</text:p>
          </table:table-cell>
          <table:table-cell table:formula="of:=IF([$Data.GF18]=&quot;&quot;;0;(IF([$Data.GF18]=&quot;?&quot;;&quot;?&quot;;1)))" office:value-type="float" office:value="1" calcext:value-type="float">
            <text:p>1</text:p>
          </table:table-cell>
          <table:table-cell table:formula="of:=IF([$Data.GG18]=&quot;&quot;;0;(IF([$Data.GG18]=&quot;?&quot;;&quot;?&quot;;1)))" office:value-type="float" office:value="0" calcext:value-type="float">
            <text:p>0</text:p>
          </table:table-cell>
          <table:table-cell table:formula="of:=IF([$Data.GH18]=&quot;&quot;;0;(IF([$Data.GH18]=&quot;?&quot;;&quot;?&quot;;1)))" office:value-type="float" office:value="0" calcext:value-type="float">
            <text:p>0</text:p>
          </table:table-cell>
          <table:table-cell table:formula="of:=IF([$Data.GI18]=&quot;&quot;;0;(IF([$Data.GI18]=&quot;?&quot;;&quot;?&quot;;1)))" office:value-type="float" office:value="1" calcext:value-type="float">
            <text:p>1</text:p>
          </table:table-cell>
          <table:table-cell table:formula="of:=IF([$Data.GJ18]=&quot;&quot;;0;(IF([$Data.GJ18]=&quot;?&quot;;&quot;?&quot;;1)))" office:value-type="float" office:value="0" calcext:value-type="float">
            <text:p>0</text:p>
          </table:table-cell>
          <table:table-cell table:formula="of:=IF([$Data.GK18]=&quot;&quot;;0;(IF([$Data.GK18]=&quot;?&quot;;&quot;?&quot;;1)))" office:value-type="float" office:value="0" calcext:value-type="float">
            <text:p>0</text:p>
          </table:table-cell>
          <table:table-cell table:formula="of:=IF([$Data.GL18]=&quot;&quot;;0;(IF([$Data.GL18]=&quot;?&quot;;&quot;?&quot;;1)))" office:value-type="float" office:value="0" calcext:value-type="float">
            <text:p>0</text:p>
          </table:table-cell>
          <table:table-cell table:formula="of:=IF([$Data.GM18]=&quot;&quot;;0;(IF([$Data.GM18]=&quot;?&quot;;&quot;?&quot;;1)))" office:value-type="float" office:value="0" calcext:value-type="float">
            <text:p>0</text:p>
          </table:table-cell>
          <table:table-cell table:formula="of:=IF([$Data.GN18]=&quot;&quot;;0;(IF([$Data.GN18]=&quot;?&quot;;&quot;?&quot;;1)))" office:value-type="float" office:value="0" calcext:value-type="float">
            <text:p>0</text:p>
          </table:table-cell>
          <table:table-cell table:formula="of:=IF([$Data.GO18]=&quot;&quot;;0;(IF([$Data.GO18]=&quot;?&quot;;&quot;?&quot;;1)))" office:value-type="float" office:value="0" calcext:value-type="float">
            <text:p>0</text:p>
          </table:table-cell>
          <table:table-cell table:formula="of:=IF([$Data.GP18]=&quot;&quot;;0;(IF([$Data.GP18]=&quot;?&quot;;&quot;?&quot;;1)))" office:value-type="float" office:value="0" calcext:value-type="float">
            <text:p>0</text:p>
          </table:table-cell>
          <table:table-cell table:formula="of:=IF([$Data.GQ18]=&quot;&quot;;0;(IF([$Data.GQ18]=&quot;?&quot;;&quot;?&quot;;1)))" office:value-type="float" office:value="0" calcext:value-type="float">
            <text:p>0</text:p>
          </table:table-cell>
          <table:table-cell table:formula="of:=IF([$Data.GR18]=&quot;&quot;;0;(IF([$Data.GR18]=&quot;?&quot;;&quot;?&quot;;1)))" office:value-type="float" office:value="1" calcext:value-type="float">
            <text:p>1</text:p>
          </table:table-cell>
          <table:table-cell table:formula="of:=IF([$Data.GS18]=&quot;&quot;;0;(IF([$Data.GS18]=&quot;?&quot;;&quot;?&quot;;1)))" office:value-type="float" office:value="1" calcext:value-type="float">
            <text:p>1</text:p>
          </table:table-cell>
          <table:table-cell table:formula="of:=IF([$Data.GT18]=&quot;&quot;;0;(IF([$Data.GT18]=&quot;?&quot;;&quot;?&quot;;1)))" office:value-type="float" office:value="1" calcext:value-type="float">
            <text:p>1</text:p>
          </table:table-cell>
          <table:table-cell table:formula="of:=IF([$Data.GU18]=&quot;&quot;;0;(IF([$Data.GU18]=&quot;?&quot;;&quot;?&quot;;1)))" office:value-type="float" office:value="1" calcext:value-type="float">
            <text:p>1</text:p>
          </table:table-cell>
          <table:table-cell table:formula="of:=IF([$Data.GV18]=&quot;&quot;;0;(IF([$Data.GV18]=&quot;?&quot;;&quot;?&quot;;1)))" office:value-type="float" office:value="0" calcext:value-type="float">
            <text:p>0</text:p>
          </table:table-cell>
          <table:table-cell table:formula="of:=IF([$Data.GW18]=&quot;&quot;;0;(IF([$Data.GW18]=&quot;?&quot;;&quot;?&quot;;1)))" office:value-type="float" office:value="1" calcext:value-type="float">
            <text:p>1</text:p>
          </table:table-cell>
          <table:table-cell table:formula="of:=IF([$Data.GX18]=&quot;&quot;;0;(IF([$Data.GX18]=&quot;?&quot;;&quot;?&quot;;1)))" office:value-type="float" office:value="1" calcext:value-type="float">
            <text:p>1</text:p>
          </table:table-cell>
          <table:table-cell table:formula="of:=IF([$Data.GY18]=&quot;&quot;;0;(IF([$Data.GY18]=&quot;?&quot;;&quot;?&quot;;1)))" office:value-type="float" office:value="0" calcext:value-type="float">
            <text:p>0</text:p>
          </table:table-cell>
          <table:table-cell table:formula="of:=IF([$Data.GZ18]=&quot;&quot;;0;(IF([$Data.GZ18]=&quot;?&quot;;&quot;?&quot;;1)))" office:value-type="float" office:value="0" calcext:value-type="float">
            <text:p>0</text:p>
          </table:table-cell>
          <table:table-cell table:formula="of:=IF([$Data.HA18]=&quot;&quot;;0;(IF([$Data.HA18]=&quot;?&quot;;&quot;?&quot;;1)))" office:value-type="float" office:value="1" calcext:value-type="float">
            <text:p>1</text:p>
          </table:table-cell>
          <table:table-cell table:formula="of:=IF([$Data.HB18]=&quot;&quot;;0;(IF([$Data.HB18]=&quot;?&quot;;&quot;?&quot;;1)))" office:value-type="float" office:value="0" calcext:value-type="float">
            <text:p>0</text:p>
          </table:table-cell>
          <table:table-cell table:formula="of:=IF([$Data.HC18]=&quot;&quot;;0;(IF([$Data.HC18]=&quot;?&quot;;&quot;?&quot;;1)))" office:value-type="float" office:value="0" calcext:value-type="float">
            <text:p>0</text:p>
          </table:table-cell>
          <table:table-cell table:formula="of:=IF([$Data.HD18]=&quot;&quot;;0;(IF([$Data.HD18]=&quot;?&quot;;&quot;?&quot;;1)))" office:value-type="float" office:value="0" calcext:value-type="float">
            <text:p>0</text:p>
          </table:table-cell>
          <table:table-cell table:formula="of:=IF([$Data.HE18]=&quot;&quot;;0;(IF([$Data.HE18]=&quot;?&quot;;&quot;?&quot;;1)))" office:value-type="float" office:value="0" calcext:value-type="float">
            <text:p>0</text:p>
          </table:table-cell>
          <table:table-cell table:formula="of:=IF([$Data.HF18]=&quot;&quot;;0;(IF([$Data.HF18]=&quot;?&quot;;&quot;?&quot;;1)))" office:value-type="float" office:value="0" calcext:value-type="float">
            <text:p>0</text:p>
          </table:table-cell>
          <table:table-cell table:formula="of:=IF([$Data.HG18]=&quot;&quot;;0;(IF([$Data.HG18]=&quot;?&quot;;&quot;?&quot;;1)))" office:value-type="float" office:value="0" calcext:value-type="float">
            <text:p>0</text:p>
          </table:table-cell>
          <table:table-cell table:formula="of:=IF([$Data.HH18]=&quot;&quot;;0;(IF([$Data.HH18]=&quot;?&quot;;&quot;?&quot;;1)))" office:value-type="float" office:value="0" calcext:value-type="float">
            <text:p>0</text:p>
          </table:table-cell>
          <table:table-cell table:formula="of:=IF([$Data.HI18]=&quot;&quot;;0;(IF([$Data.HI18]=&quot;?&quot;;&quot;?&quot;;1)))" office:value-type="float" office:value="0" calcext:value-type="float">
            <text:p>0</text:p>
          </table:table-cell>
          <table:table-cell table:formula="of:=IF([$Data.HJ18]=&quot;&quot;;0;(IF([$Data.HJ18]=&quot;?&quot;;&quot;?&quot;;1)))" office:value-type="float" office:value="1" calcext:value-type="float">
            <text:p>1</text:p>
          </table:table-cell>
          <table:table-cell table:formula="of:=IF([$Data.HK18]=&quot;&quot;;0;(IF([$Data.HK18]=&quot;?&quot;;&quot;?&quot;;1)))" office:value-type="float" office:value="1" calcext:value-type="float">
            <text:p>1</text:p>
          </table:table-cell>
          <table:table-cell table:formula="of:=IF([$Data.HL18]=&quot;&quot;;0;(IF([$Data.HL18]=&quot;?&quot;;&quot;?&quot;;1)))" office:value-type="float" office:value="0" calcext:value-type="float">
            <text:p>0</text:p>
          </table:table-cell>
          <table:table-cell table:formula="of:=IF([$Data.HM18]=&quot;&quot;;0;(IF([$Data.HM18]=&quot;?&quot;;&quot;?&quot;;1)))" office:value-type="float" office:value="1" calcext:value-type="float">
            <text:p>1</text:p>
          </table:table-cell>
          <table:table-cell table:formula="of:=IF([$Data.HN18]=&quot;&quot;;0;(IF([$Data.HN18]=&quot;?&quot;;&quot;?&quot;;1)))" office:value-type="float" office:value="1" calcext:value-type="float">
            <text:p>1</text:p>
          </table:table-cell>
          <table:table-cell table:formula="of:=IF([$Data.HO18]=&quot;&quot;;0;(IF([$Data.HO18]=&quot;?&quot;;&quot;?&quot;;1)))" office:value-type="float" office:value="1" calcext:value-type="float">
            <text:p>1</text:p>
          </table:table-cell>
          <table:table-cell table:formula="of:=IF([$Data.HP18]=&quot;&quot;;0;(IF([$Data.HP18]=&quot;?&quot;;&quot;?&quot;;1)))" office:value-type="float" office:value="0" calcext:value-type="float">
            <text:p>0</text:p>
          </table:table-cell>
          <table:table-cell table:formula="of:=IF([$Data.HQ18]=&quot;&quot;;0;(IF([$Data.HQ18]=&quot;?&quot;;&quot;?&quot;;1)))" office:value-type="float" office:value="0" calcext:value-type="float">
            <text:p>0</text:p>
          </table:table-cell>
          <table:table-cell table:formula="of:=IF([$Data.HR18]=&quot;&quot;;0;(IF([$Data.HR18]=&quot;?&quot;;&quot;?&quot;;1)))" office:value-type="float" office:value="1" calcext:value-type="float">
            <text:p>1</text:p>
          </table:table-cell>
          <table:table-cell table:formula="of:=IF([$Data.HS18]=&quot;&quot;;0;(IF([$Data.HS18]=&quot;?&quot;;&quot;?&quot;;1)))" office:value-type="float" office:value="0" calcext:value-type="float">
            <text:p>0</text:p>
          </table:table-cell>
          <table:table-cell table:formula="of:=IF([$Data.HT18]=&quot;&quot;;0;(IF([$Data.HT18]=&quot;?&quot;;&quot;?&quot;;1)))" office:value-type="float" office:value="1" calcext:value-type="float">
            <text:p>1</text:p>
          </table:table-cell>
          <table:table-cell table:formula="of:=IF([$Data.HU18]=&quot;&quot;;0;(IF([$Data.HU18]=&quot;?&quot;;&quot;?&quot;;1)))" office:value-type="float" office:value="1" calcext:value-type="float">
            <text:p>1</text:p>
          </table:table-cell>
          <table:table-cell table:formula="of:=IF([$Data.HV18]=&quot;&quot;;0;(IF([$Data.HV18]=&quot;?&quot;;&quot;?&quot;;1)))" office:value-type="float" office:value="0" calcext:value-type="float">
            <text:p>0</text:p>
          </table:table-cell>
          <table:table-cell table:formula="of:=IF([$Data.HW18]=&quot;&quot;;0;(IF([$Data.HW18]=&quot;?&quot;;&quot;?&quot;;1)))" office:value-type="float" office:value="0" calcext:value-type="float">
            <text:p>0</text:p>
          </table:table-cell>
          <table:table-cell table:formula="of:=IF([$Data.HX18]=&quot;&quot;;0;(IF([$Data.HX18]=&quot;?&quot;;&quot;?&quot;;1)))" office:value-type="float" office:value="0" calcext:value-type="float">
            <text:p>0</text:p>
          </table:table-cell>
          <table:table-cell table:formula="of:=IF([$Data.HY18]=&quot;&quot;;0;(IF([$Data.HY18]=&quot;?&quot;;&quot;?&quot;;1)))" office:value-type="float" office:value="0" calcext:value-type="float">
            <text:p>0</text:p>
          </table:table-cell>
          <table:table-cell table:formula="of:=IF([$Data.HZ18]=&quot;&quot;;0;(IF([$Data.HZ18]=&quot;?&quot;;&quot;?&quot;;1)))" office:value-type="float" office:value="1" calcext:value-type="float">
            <text:p>1</text:p>
          </table:table-cell>
          <table:table-cell table:formula="of:=IF([$Data.IA18]=&quot;&quot;;0;(IF([$Data.IA18]=&quot;?&quot;;&quot;?&quot;;1)))" office:value-type="float" office:value="1" calcext:value-type="float">
            <text:p>1</text:p>
          </table:table-cell>
          <table:table-cell table:formula="of:=IF([$Data.IB18]=&quot;&quot;;0;(IF([$Data.IB18]=&quot;?&quot;;&quot;?&quot;;1)))" office:value-type="float" office:value="0" calcext:value-type="float">
            <text:p>0</text:p>
          </table:table-cell>
          <table:table-cell table:formula="of:=IF([$Data.IC18]=&quot;&quot;;0;(IF([$Data.IC18]=&quot;?&quot;;&quot;?&quot;;1)))" office:value-type="float" office:value="0" calcext:value-type="float">
            <text:p>0</text:p>
          </table:table-cell>
          <table:table-cell table:formula="of:=IF([$Data.ID18]=&quot;&quot;;0;(IF([$Data.ID18]=&quot;?&quot;;&quot;?&quot;;1)))" office:value-type="float" office:value="1" calcext:value-type="float">
            <text:p>1</text:p>
          </table:table-cell>
          <table:table-cell table:formula="of:=IF([$Data.IE18]=&quot;&quot;;0;(IF([$Data.IE18]=&quot;?&quot;;&quot;?&quot;;1)))" office:value-type="float" office:value="1" calcext:value-type="float">
            <text:p>1</text:p>
          </table:table-cell>
          <table:table-cell table:formula="of:=IF([$Data.IF18]=&quot;&quot;;0;(IF([$Data.IF18]=&quot;?&quot;;&quot;?&quot;;1)))" office:value-type="float" office:value="0" calcext:value-type="float">
            <text:p>0</text:p>
          </table:table-cell>
          <table:table-cell table:formula="of:=IF([$Data.IG18]=&quot;&quot;;0;(IF([$Data.IG18]=&quot;?&quot;;&quot;?&quot;;1)))" office:value-type="float" office:value="0" calcext:value-type="float">
            <text:p>0</text:p>
          </table:table-cell>
          <table:table-cell table:formula="of:=IF([$Data.IH18]=&quot;&quot;;0;(IF([$Data.IH18]=&quot;?&quot;;&quot;?&quot;;1)))" office:value-type="float" office:value="0" calcext:value-type="float">
            <text:p>0</text:p>
          </table:table-cell>
          <table:table-cell table:formula="of:=IF([$Data.II18]=&quot;&quot;;0;(IF([$Data.II18]=&quot;?&quot;;&quot;?&quot;;1)))" office:value-type="float" office:value="0" calcext:value-type="float">
            <text:p>0</text:p>
          </table:table-cell>
          <table:table-cell table:formula="of:=IF([$Data.IJ18]=&quot;&quot;;0;(IF([$Data.IJ18]=&quot;?&quot;;&quot;?&quot;;1)))" office:value-type="float" office:value="1" calcext:value-type="float">
            <text:p>1</text:p>
          </table:table-cell>
          <table:table-cell table:formula="of:=IF([$Data.IK18]=&quot;&quot;;0;(IF([$Data.IK18]=&quot;?&quot;;&quot;?&quot;;1)))" office:value-type="float" office:value="0" calcext:value-type="float">
            <text:p>0</text:p>
          </table:table-cell>
          <table:table-cell table:formula="of:=IF([$Data.IL18]=&quot;&quot;;0;(IF([$Data.IL18]=&quot;?&quot;;&quot;?&quot;;1)))" office:value-type="float" office:value="0" calcext:value-type="float">
            <text:p>0</text:p>
          </table:table-cell>
          <table:table-cell table:formula="of:=IF([$Data.IM18]=&quot;&quot;;0;(IF([$Data.IM18]=&quot;?&quot;;&quot;?&quot;;1)))" office:value-type="float" office:value="0" calcext:value-type="float">
            <text:p>0</text:p>
          </table:table-cell>
          <table:table-cell table:formula="of:=IF([$Data.IN18]=&quot;&quot;;0;(IF([$Data.IN18]=&quot;?&quot;;&quot;?&quot;;1)))" office:value-type="float" office:value="0" calcext:value-type="float">
            <text:p>0</text:p>
          </table:table-cell>
          <table:table-cell table:formula="of:=IF([$Data.IO18]=&quot;&quot;;0;(IF([$Data.IO18]=&quot;?&quot;;&quot;?&quot;;1)))" office:value-type="float" office:value="1" calcext:value-type="float">
            <text:p>1</text:p>
          </table:table-cell>
          <table:table-cell table:formula="of:=IF([$Data.IP18]=&quot;&quot;;0;(IF([$Data.IP18]=&quot;?&quot;;&quot;?&quot;;1)))" office:value-type="float" office:value="0" calcext:value-type="float">
            <text:p>0</text:p>
          </table:table-cell>
          <table:table-cell table:number-columns-repeated="2"/>
          <table:table-cell table:formula="of:=SUM([.B15:.HI15])" office:value-type="float" office:value="80" calcext:value-type="float">
            <text:p>80</text:p>
          </table:table-cell>
          <table:table-cell table:number-columns-repeated="804"/>
        </table:table-row>
        <table:table-row table:style-name="ro15">
          <table:table-cell table:formula="of:=[$Data.B19]" office:value-type="string" office:string-value="Buyi Xingyi" calcext:value-type="string">
            <text:p>Buyi Xingyi</text:p>
          </table:table-cell>
          <table:table-cell table:formula="of:=IF([$Data.AI19]=&quot;&quot;;0;(IF([$Data.AI19]=&quot;?&quot;;&quot;?&quot;;1)))" office:value-type="float" office:value="1" calcext:value-type="float">
            <text:p>1</text:p>
          </table:table-cell>
          <table:table-cell table:formula="of:=IF([$Data.AJ19]=&quot;&quot;;0;(IF([$Data.AJ19]=&quot;?&quot;;&quot;?&quot;;1)))" office:value-type="float" office:value="0" calcext:value-type="float">
            <text:p>0</text:p>
          </table:table-cell>
          <table:table-cell table:formula="of:=IF([$Data.AK19]=&quot;&quot;;0;(IF([$Data.AK19]=&quot;?&quot;;&quot;?&quot;;1)))" office:value-type="float" office:value="1" calcext:value-type="float">
            <text:p>1</text:p>
          </table:table-cell>
          <table:table-cell table:formula="of:=IF([$Data.AL19]=&quot;&quot;;0;(IF([$Data.AL19]=&quot;?&quot;;&quot;?&quot;;1)))" office:value-type="float" office:value="1" calcext:value-type="float">
            <text:p>1</text:p>
          </table:table-cell>
          <table:table-cell table:formula="of:=IF([$Data.AM19]=&quot;&quot;;0;(IF([$Data.AM19]=&quot;?&quot;;&quot;?&quot;;1)))" office:value-type="float" office:value="1" calcext:value-type="float">
            <text:p>1</text:p>
          </table:table-cell>
          <table:table-cell table:formula="of:=IF([$Data.AN19]=&quot;&quot;;0;(IF([$Data.AN19]=&quot;?&quot;;&quot;?&quot;;1)))" office:value-type="float" office:value="1" calcext:value-type="float">
            <text:p>1</text:p>
          </table:table-cell>
          <table:table-cell table:formula="of:=IF([$Data.AO19]=&quot;&quot;;0;(IF([$Data.AO19]=&quot;?&quot;;&quot;?&quot;;1)))" office:value-type="float" office:value="0" calcext:value-type="float">
            <text:p>0</text:p>
          </table:table-cell>
          <table:table-cell table:formula="of:=IF([$Data.AP19]=&quot;&quot;;0;(IF([$Data.AP19]=&quot;?&quot;;&quot;?&quot;;1)))" office:value-type="float" office:value="1" calcext:value-type="float">
            <text:p>1</text:p>
          </table:table-cell>
          <table:table-cell table:formula="of:=IF([$Data.AQ19]=&quot;&quot;;0;(IF([$Data.AQ19]=&quot;?&quot;;&quot;?&quot;;1)))" office:value-type="float" office:value="0" calcext:value-type="float">
            <text:p>0</text:p>
          </table:table-cell>
          <table:table-cell table:formula="of:=IF([$Data.AR19]=&quot;&quot;;0;(IF([$Data.AR19]=&quot;?&quot;;&quot;?&quot;;1)))" office:value-type="float" office:value="0" calcext:value-type="float">
            <text:p>0</text:p>
          </table:table-cell>
          <table:table-cell table:formula="of:=IF([$Data.AS19]=&quot;&quot;;0;(IF([$Data.AS19]=&quot;?&quot;;&quot;?&quot;;1)))" office:value-type="float" office:value="1" calcext:value-type="float">
            <text:p>1</text:p>
          </table:table-cell>
          <table:table-cell table:formula="of:=IF([$Data.AT19]=&quot;&quot;;0;(IF([$Data.AT19]=&quot;?&quot;;&quot;?&quot;;1)))" office:value-type="float" office:value="0" calcext:value-type="float">
            <text:p>0</text:p>
          </table:table-cell>
          <table:table-cell table:formula="of:=IF([$Data.AU19]=&quot;&quot;;0;(IF([$Data.AU19]=&quot;?&quot;;&quot;?&quot;;1)))" office:value-type="float" office:value="1" calcext:value-type="float">
            <text:p>1</text:p>
          </table:table-cell>
          <table:table-cell table:formula="of:=IF([$Data.AV19]=&quot;&quot;;0;(IF([$Data.AV19]=&quot;?&quot;;&quot;?&quot;;1)))" office:value-type="float" office:value="1" calcext:value-type="float">
            <text:p>1</text:p>
          </table:table-cell>
          <table:table-cell table:formula="of:=IF([$Data.AW19]=&quot;&quot;;0;(IF([$Data.AW19]=&quot;?&quot;;&quot;?&quot;;1)))" office:value-type="float" office:value="1" calcext:value-type="float">
            <text:p>1</text:p>
          </table:table-cell>
          <table:table-cell table:formula="of:=IF([$Data.AX19]=&quot;&quot;;0;(IF([$Data.AX19]=&quot;?&quot;;&quot;?&quot;;1)))" office:value-type="float" office:value="0" calcext:value-type="float">
            <text:p>0</text:p>
          </table:table-cell>
          <table:table-cell table:formula="of:=IF([$Data.AY19]=&quot;&quot;;0;(IF([$Data.AY19]=&quot;?&quot;;&quot;?&quot;;1)))" office:value-type="float" office:value="1" calcext:value-type="float">
            <text:p>1</text:p>
          </table:table-cell>
          <table:table-cell table:formula="of:=IF([$Data.AZ19]=&quot;&quot;;0;(IF([$Data.AZ19]=&quot;?&quot;;&quot;?&quot;;1)))" office:value-type="float" office:value="1" calcext:value-type="float">
            <text:p>1</text:p>
          </table:table-cell>
          <table:table-cell table:formula="of:=IF([$Data.BA19]=&quot;&quot;;0;(IF([$Data.BA19]=&quot;?&quot;;&quot;?&quot;;1)))" office:value-type="float" office:value="1" calcext:value-type="float">
            <text:p>1</text:p>
          </table:table-cell>
          <table:table-cell table:formula="of:=IF([$Data.BB19]=&quot;&quot;;0;(IF([$Data.BB19]=&quot;?&quot;;&quot;?&quot;;1)))" office:value-type="float" office:value="1" calcext:value-type="float">
            <text:p>1</text:p>
          </table:table-cell>
          <table:table-cell table:formula="of:=IF([$Data.BC19]=&quot;&quot;;0;(IF([$Data.BC19]=&quot;?&quot;;&quot;?&quot;;1)))" office:value-type="float" office:value="0" calcext:value-type="float">
            <text:p>0</text:p>
          </table:table-cell>
          <table:table-cell table:formula="of:=IF([$Data.BD19]=&quot;&quot;;0;(IF([$Data.BD19]=&quot;?&quot;;&quot;?&quot;;1)))" office:value-type="float" office:value="0" calcext:value-type="float">
            <text:p>0</text:p>
          </table:table-cell>
          <table:table-cell table:formula="of:=IF([$Data.BE19]=&quot;&quot;;0;(IF([$Data.BE19]=&quot;?&quot;;&quot;?&quot;;1)))" office:value-type="float" office:value="0" calcext:value-type="float">
            <text:p>0</text:p>
          </table:table-cell>
          <table:table-cell table:formula="of:=IF([$Data.BF19]=&quot;&quot;;0;(IF([$Data.BF19]=&quot;?&quot;;&quot;?&quot;;1)))" office:value-type="float" office:value="0" calcext:value-type="float">
            <text:p>0</text:p>
          </table:table-cell>
          <table:table-cell table:formula="of:=IF([$Data.BG19]=&quot;&quot;;0;(IF([$Data.BG19]=&quot;?&quot;;&quot;?&quot;;1)))" office:value-type="float" office:value="0" calcext:value-type="float">
            <text:p>0</text:p>
          </table:table-cell>
          <table:table-cell table:formula="of:=IF([$Data.BH19]=&quot;&quot;;0;(IF([$Data.BH19]=&quot;?&quot;;&quot;?&quot;;1)))" office:value-type="float" office:value="1" calcext:value-type="float">
            <text:p>1</text:p>
          </table:table-cell>
          <table:table-cell table:formula="of:=IF([$Data.BI19]=&quot;&quot;;0;(IF([$Data.BI19]=&quot;?&quot;;&quot;?&quot;;1)))" office:value-type="float" office:value="0" calcext:value-type="float">
            <text:p>0</text:p>
          </table:table-cell>
          <table:table-cell table:formula="of:=IF([$Data.BJ19]=&quot;&quot;;0;(IF([$Data.BJ19]=&quot;?&quot;;&quot;?&quot;;1)))" office:value-type="float" office:value="0" calcext:value-type="float">
            <text:p>0</text:p>
          </table:table-cell>
          <table:table-cell table:formula="of:=IF([$Data.BK19]=&quot;&quot;;0;(IF([$Data.BK19]=&quot;?&quot;;&quot;?&quot;;1)))" office:value-type="float" office:value="1" calcext:value-type="float">
            <text:p>1</text:p>
          </table:table-cell>
          <table:table-cell table:formula="of:=IF([$Data.BL19]=&quot;&quot;;0;(IF([$Data.BL19]=&quot;?&quot;;&quot;?&quot;;1)))" office:value-type="float" office:value="1" calcext:value-type="float">
            <text:p>1</text:p>
          </table:table-cell>
          <table:table-cell table:formula="of:=IF([$Data.BM19]=&quot;&quot;;0;(IF([$Data.BM19]=&quot;?&quot;;&quot;?&quot;;1)))" office:value-type="float" office:value="0" calcext:value-type="float">
            <text:p>0</text:p>
          </table:table-cell>
          <table:table-cell table:formula="of:=IF([$Data.BN19]=&quot;&quot;;0;(IF([$Data.BN19]=&quot;?&quot;;&quot;?&quot;;1)))" office:value-type="float" office:value="0" calcext:value-type="float">
            <text:p>0</text:p>
          </table:table-cell>
          <table:table-cell table:formula="of:=IF([$Data.BO19]=&quot;&quot;;0;(IF([$Data.BO19]=&quot;?&quot;;&quot;?&quot;;1)))" office:value-type="float" office:value="0" calcext:value-type="float">
            <text:p>0</text:p>
          </table:table-cell>
          <table:table-cell table:formula="of:=IF([$Data.BP19]=&quot;&quot;;0;(IF([$Data.BP19]=&quot;?&quot;;&quot;?&quot;;1)))" office:value-type="float" office:value="1" calcext:value-type="float">
            <text:p>1</text:p>
          </table:table-cell>
          <table:table-cell table:formula="of:=IF([$Data.BQ19]=&quot;&quot;;0;(IF([$Data.BQ19]=&quot;?&quot;;&quot;?&quot;;1)))" office:value-type="float" office:value="1" calcext:value-type="float">
            <text:p>1</text:p>
          </table:table-cell>
          <table:table-cell table:formula="of:=IF([$Data.BR19]=&quot;&quot;;0;(IF([$Data.BR19]=&quot;?&quot;;&quot;?&quot;;1)))" office:value-type="float" office:value="1" calcext:value-type="float">
            <text:p>1</text:p>
          </table:table-cell>
          <table:table-cell table:formula="of:=IF([$Data.BS19]=&quot;&quot;;0;(IF([$Data.BS19]=&quot;?&quot;;&quot;?&quot;;1)))" office:value-type="float" office:value="1" calcext:value-type="float">
            <text:p>1</text:p>
          </table:table-cell>
          <table:table-cell table:formula="of:=IF([$Data.BT19]=&quot;&quot;;0;(IF([$Data.BT19]=&quot;?&quot;;&quot;?&quot;;1)))" office:value-type="float" office:value="0" calcext:value-type="float">
            <text:p>0</text:p>
          </table:table-cell>
          <table:table-cell table:formula="of:=IF([$Data.BU19]=&quot;&quot;;0;(IF([$Data.BU19]=&quot;?&quot;;&quot;?&quot;;1)))" office:value-type="float" office:value="1" calcext:value-type="float">
            <text:p>1</text:p>
          </table:table-cell>
          <table:table-cell table:formula="of:=IF([$Data.BV19]=&quot;&quot;;0;(IF([$Data.BV19]=&quot;?&quot;;&quot;?&quot;;1)))" office:value-type="float" office:value="0" calcext:value-type="float">
            <text:p>0</text:p>
          </table:table-cell>
          <table:table-cell table:formula="of:=IF([$Data.BW19]=&quot;&quot;;0;(IF([$Data.BW19]=&quot;?&quot;;&quot;?&quot;;1)))" office:value-type="float" office:value="0" calcext:value-type="float">
            <text:p>0</text:p>
          </table:table-cell>
          <table:table-cell table:formula="of:=IF([$Data.BX19]=&quot;&quot;;0;(IF([$Data.BX19]=&quot;?&quot;;&quot;?&quot;;1)))" office:value-type="float" office:value="0" calcext:value-type="float">
            <text:p>0</text:p>
          </table:table-cell>
          <table:table-cell table:formula="of:=IF([$Data.BY19]=&quot;&quot;;0;(IF([$Data.BY19]=&quot;?&quot;;&quot;?&quot;;1)))" office:value-type="float" office:value="0" calcext:value-type="float">
            <text:p>0</text:p>
          </table:table-cell>
          <table:table-cell table:formula="of:=IF([$Data.BZ19]=&quot;&quot;;0;(IF([$Data.BZ19]=&quot;?&quot;;&quot;?&quot;;1)))" office:value-type="float" office:value="1" calcext:value-type="float">
            <text:p>1</text:p>
          </table:table-cell>
          <table:table-cell table:formula="of:=IF([$Data.CA19]=&quot;&quot;;0;(IF([$Data.CA19]=&quot;?&quot;;&quot;?&quot;;1)))" office:value-type="float" office:value="1" calcext:value-type="float">
            <text:p>1</text:p>
          </table:table-cell>
          <table:table-cell table:formula="of:=IF([$Data.CB19]=&quot;&quot;;0;(IF([$Data.CB19]=&quot;?&quot;;&quot;?&quot;;1)))" office:value-type="float" office:value="0" calcext:value-type="float">
            <text:p>0</text:p>
          </table:table-cell>
          <table:table-cell table:formula="of:=IF([$Data.CC19]=&quot;&quot;;0;(IF([$Data.CC19]=&quot;?&quot;;&quot;?&quot;;1)))" office:value-type="float" office:value="0" calcext:value-type="float">
            <text:p>0</text:p>
          </table:table-cell>
          <table:table-cell table:formula="of:=IF([$Data.CD19]=&quot;&quot;;0;(IF([$Data.CD19]=&quot;?&quot;;&quot;?&quot;;1)))" office:value-type="float" office:value="1" calcext:value-type="float">
            <text:p>1</text:p>
          </table:table-cell>
          <table:table-cell table:formula="of:=IF([$Data.CE19]=&quot;&quot;;0;(IF([$Data.CE19]=&quot;?&quot;;&quot;?&quot;;1)))" office:value-type="float" office:value="1" calcext:value-type="float">
            <text:p>1</text:p>
          </table:table-cell>
          <table:table-cell table:formula="of:=IF([$Data.CF19]=&quot;&quot;;0;(IF([$Data.CF19]=&quot;?&quot;;&quot;?&quot;;1)))" office:value-type="float" office:value="0" calcext:value-type="float">
            <text:p>0</text:p>
          </table:table-cell>
          <table:table-cell table:formula="of:=IF([$Data.CG19]=&quot;&quot;;0;(IF([$Data.CG19]=&quot;?&quot;;&quot;?&quot;;1)))" office:value-type="float" office:value="1" calcext:value-type="float">
            <text:p>1</text:p>
          </table:table-cell>
          <table:table-cell table:formula="of:=IF([$Data.CH19]=&quot;&quot;;0;(IF([$Data.CH19]=&quot;?&quot;;&quot;?&quot;;1)))" office:value-type="float" office:value="1" calcext:value-type="float">
            <text:p>1</text:p>
          </table:table-cell>
          <table:table-cell table:formula="of:=IF([$Data.CI19]=&quot;&quot;;0;(IF([$Data.CI19]=&quot;?&quot;;&quot;?&quot;;1)))" office:value-type="float" office:value="0" calcext:value-type="float">
            <text:p>0</text:p>
          </table:table-cell>
          <table:table-cell table:formula="of:=IF([$Data.CJ19]=&quot;&quot;;0;(IF([$Data.CJ19]=&quot;?&quot;;&quot;?&quot;;1)))" office:value-type="float" office:value="0" calcext:value-type="float">
            <text:p>0</text:p>
          </table:table-cell>
          <table:table-cell table:formula="of:=IF([$Data.CK19]=&quot;&quot;;0;(IF([$Data.CK19]=&quot;?&quot;;&quot;?&quot;;1)))" office:value-type="float" office:value="1" calcext:value-type="float">
            <text:p>1</text:p>
          </table:table-cell>
          <table:table-cell table:formula="of:=IF([$Data.CL19]=&quot;&quot;;0;(IF([$Data.CL19]=&quot;?&quot;;&quot;?&quot;;1)))" office:value-type="float" office:value="0" calcext:value-type="float">
            <text:p>0</text:p>
          </table:table-cell>
          <table:table-cell table:formula="of:=IF([$Data.CM19]=&quot;&quot;;0;(IF([$Data.CM19]=&quot;?&quot;;&quot;?&quot;;1)))" office:value-type="float" office:value="1" calcext:value-type="float">
            <text:p>1</text:p>
          </table:table-cell>
          <table:table-cell table:formula="of:=IF([$Data.CN19]=&quot;&quot;;0;(IF([$Data.CN19]=&quot;?&quot;;&quot;?&quot;;1)))" office:value-type="float" office:value="1" calcext:value-type="float">
            <text:p>1</text:p>
          </table:table-cell>
          <table:table-cell table:formula="of:=IF([$Data.CO19]=&quot;&quot;;0;(IF([$Data.CO19]=&quot;?&quot;;&quot;?&quot;;1)))" office:value-type="float" office:value="0" calcext:value-type="float">
            <text:p>0</text:p>
          </table:table-cell>
          <table:table-cell table:formula="of:=IF([$Data.CP19]=&quot;&quot;;0;(IF([$Data.CP19]=&quot;?&quot;;&quot;?&quot;;1)))" office:value-type="float" office:value="1" calcext:value-type="float">
            <text:p>1</text:p>
          </table:table-cell>
          <table:table-cell table:formula="of:=IF([$Data.CQ19]=&quot;&quot;;0;(IF([$Data.CQ19]=&quot;?&quot;;&quot;?&quot;;1)))" office:value-type="float" office:value="0" calcext:value-type="float">
            <text:p>0</text:p>
          </table:table-cell>
          <table:table-cell table:formula="of:=IF([$Data.CR19]=&quot;&quot;;0;(IF([$Data.CR19]=&quot;?&quot;;&quot;?&quot;;1)))" office:value-type="float" office:value="0" calcext:value-type="float">
            <text:p>0</text:p>
          </table:table-cell>
          <table:table-cell table:formula="of:=IF([$Data.CS19]=&quot;&quot;;0;(IF([$Data.CS19]=&quot;?&quot;;&quot;?&quot;;1)))" office:value-type="float" office:value="0" calcext:value-type="float">
            <text:p>0</text:p>
          </table:table-cell>
          <table:table-cell table:formula="of:=IF([$Data.CT19]=&quot;&quot;;0;(IF([$Data.CT19]=&quot;?&quot;;&quot;?&quot;;1)))" office:value-type="float" office:value="0" calcext:value-type="float">
            <text:p>0</text:p>
          </table:table-cell>
          <table:table-cell table:formula="of:=IF([$Data.CU19]=&quot;&quot;;0;(IF([$Data.CU19]=&quot;?&quot;;&quot;?&quot;;1)))" office:value-type="float" office:value="1" calcext:value-type="float">
            <text:p>1</text:p>
          </table:table-cell>
          <table:table-cell table:formula="of:=IF([$Data.CV19]=&quot;&quot;;0;(IF([$Data.CV19]=&quot;?&quot;;&quot;?&quot;;1)))" office:value-type="float" office:value="0" calcext:value-type="float">
            <text:p>0</text:p>
          </table:table-cell>
          <table:table-cell table:formula="of:=IF([$Data.CW19]=&quot;&quot;;0;(IF([$Data.CW19]=&quot;?&quot;;&quot;?&quot;;1)))" office:value-type="float" office:value="0" calcext:value-type="float">
            <text:p>0</text:p>
          </table:table-cell>
          <table:table-cell table:formula="of:=IF([$Data.CX19]=&quot;&quot;;0;(IF([$Data.CX19]=&quot;?&quot;;&quot;?&quot;;1)))" office:value-type="float" office:value="0" calcext:value-type="float">
            <text:p>0</text:p>
          </table:table-cell>
          <table:table-cell table:formula="of:=IF([$Data.CY19]=&quot;&quot;;0;(IF([$Data.CY19]=&quot;?&quot;;&quot;?&quot;;1)))" office:value-type="float" office:value="0" calcext:value-type="float">
            <text:p>0</text:p>
          </table:table-cell>
          <table:table-cell table:formula="of:=IF([$Data.CZ19]=&quot;&quot;;0;(IF([$Data.CZ19]=&quot;?&quot;;&quot;?&quot;;1)))" office:value-type="float" office:value="0" calcext:value-type="float">
            <text:p>0</text:p>
          </table:table-cell>
          <table:table-cell table:formula="of:=IF([$Data.DA19]=&quot;&quot;;0;(IF([$Data.DA19]=&quot;?&quot;;&quot;?&quot;;1)))" office:value-type="float" office:value="1" calcext:value-type="float">
            <text:p>1</text:p>
          </table:table-cell>
          <table:table-cell table:formula="of:=IF([$Data.DB19]=&quot;&quot;;0;(IF([$Data.DB19]=&quot;?&quot;;&quot;?&quot;;1)))" office:value-type="float" office:value="0" calcext:value-type="float">
            <text:p>0</text:p>
          </table:table-cell>
          <table:table-cell table:formula="of:=IF([$Data.DC19]=&quot;&quot;;0;(IF([$Data.DC19]=&quot;?&quot;;&quot;?&quot;;1)))" office:value-type="float" office:value="1" calcext:value-type="float">
            <text:p>1</text:p>
          </table:table-cell>
          <table:table-cell table:formula="of:=IF([$Data.DD19]=&quot;&quot;;0;(IF([$Data.DD19]=&quot;?&quot;;&quot;?&quot;;1)))" office:value-type="float" office:value="0" calcext:value-type="float">
            <text:p>0</text:p>
          </table:table-cell>
          <table:table-cell table:formula="of:=IF([$Data.DE19]=&quot;&quot;;0;(IF([$Data.DE19]=&quot;?&quot;;&quot;?&quot;;1)))" office:value-type="float" office:value="1" calcext:value-type="float">
            <text:p>1</text:p>
          </table:table-cell>
          <table:table-cell table:formula="of:=IF([$Data.DF19]=&quot;&quot;;0;(IF([$Data.DF19]=&quot;?&quot;;&quot;?&quot;;1)))" office:value-type="float" office:value="1" calcext:value-type="float">
            <text:p>1</text:p>
          </table:table-cell>
          <table:table-cell table:formula="of:=IF([$Data.DG19]=&quot;&quot;;0;(IF([$Data.DG19]=&quot;?&quot;;&quot;?&quot;;1)))" office:value-type="float" office:value="1" calcext:value-type="float">
            <text:p>1</text:p>
          </table:table-cell>
          <table:table-cell table:formula="of:=IF([$Data.DH19]=&quot;&quot;;0;(IF([$Data.DH19]=&quot;?&quot;;&quot;?&quot;;1)))" office:value-type="float" office:value="1" calcext:value-type="float">
            <text:p>1</text:p>
          </table:table-cell>
          <table:table-cell table:formula="of:=IF([$Data.DI19]=&quot;&quot;;0;(IF([$Data.DI19]=&quot;?&quot;;&quot;?&quot;;1)))" office:value-type="float" office:value="1" calcext:value-type="float">
            <text:p>1</text:p>
          </table:table-cell>
          <table:table-cell table:formula="of:=IF([$Data.DJ19]=&quot;&quot;;0;(IF([$Data.DJ19]=&quot;?&quot;;&quot;?&quot;;1)))" office:value-type="float" office:value="0" calcext:value-type="float">
            <text:p>0</text:p>
          </table:table-cell>
          <table:table-cell table:formula="of:=IF([$Data.DK19]=&quot;&quot;;0;(IF([$Data.DK19]=&quot;?&quot;;&quot;?&quot;;1)))" office:value-type="float" office:value="1" calcext:value-type="float">
            <text:p>1</text:p>
          </table:table-cell>
          <table:table-cell table:formula="of:=IF([$Data.DL19]=&quot;&quot;;0;(IF([$Data.DL19]=&quot;?&quot;;&quot;?&quot;;1)))" office:value-type="float" office:value="1" calcext:value-type="float">
            <text:p>1</text:p>
          </table:table-cell>
          <table:table-cell table:formula="of:=IF([$Data.DM19]=&quot;&quot;;0;(IF([$Data.DM19]=&quot;?&quot;;&quot;?&quot;;1)))" office:value-type="float" office:value="1" calcext:value-type="float">
            <text:p>1</text:p>
          </table:table-cell>
          <table:table-cell table:formula="of:=IF([$Data.DN19]=&quot;&quot;;0;(IF([$Data.DN19]=&quot;?&quot;;&quot;?&quot;;1)))" office:value-type="float" office:value="0" calcext:value-type="float">
            <text:p>0</text:p>
          </table:table-cell>
          <table:table-cell table:formula="of:=IF([$Data.DO19]=&quot;&quot;;0;(IF([$Data.DO19]=&quot;?&quot;;&quot;?&quot;;1)))" office:value-type="float" office:value="1" calcext:value-type="float">
            <text:p>1</text:p>
          </table:table-cell>
          <table:table-cell table:formula="of:=IF([$Data.DP19]=&quot;&quot;;0;(IF([$Data.DP19]=&quot;?&quot;;&quot;?&quot;;1)))" office:value-type="float" office:value="1" calcext:value-type="float">
            <text:p>1</text:p>
          </table:table-cell>
          <table:table-cell table:formula="of:=IF([$Data.DQ19]=&quot;&quot;;0;(IF([$Data.DQ19]=&quot;?&quot;;&quot;?&quot;;1)))" office:value-type="float" office:value="0" calcext:value-type="float">
            <text:p>0</text:p>
          </table:table-cell>
          <table:table-cell table:formula="of:=IF([$Data.DR19]=&quot;&quot;;0;(IF([$Data.DR19]=&quot;?&quot;;&quot;?&quot;;1)))" office:value-type="float" office:value="0" calcext:value-type="float">
            <text:p>0</text:p>
          </table:table-cell>
          <table:table-cell table:formula="of:=IF([$Data.DS19]=&quot;&quot;;0;(IF([$Data.DS19]=&quot;?&quot;;&quot;?&quot;;1)))" office:value-type="float" office:value="0" calcext:value-type="float">
            <text:p>0</text:p>
          </table:table-cell>
          <table:table-cell table:formula="of:=IF([$Data.DT19]=&quot;&quot;;0;(IF([$Data.DT19]=&quot;?&quot;;&quot;?&quot;;1)))" office:value-type="float" office:value="1" calcext:value-type="float">
            <text:p>1</text:p>
          </table:table-cell>
          <table:table-cell table:formula="of:=IF([$Data.DU19]=&quot;&quot;;0;(IF([$Data.DU19]=&quot;?&quot;;&quot;?&quot;;1)))" office:value-type="float" office:value="0" calcext:value-type="float">
            <text:p>0</text:p>
          </table:table-cell>
          <table:table-cell table:formula="of:=IF([$Data.DV19]=&quot;&quot;;0;(IF([$Data.DV19]=&quot;?&quot;;&quot;?&quot;;1)))" office:value-type="float" office:value="1" calcext:value-type="float">
            <text:p>1</text:p>
          </table:table-cell>
          <table:table-cell table:formula="of:=IF([$Data.DW19]=&quot;&quot;;0;(IF([$Data.DW19]=&quot;?&quot;;&quot;?&quot;;1)))" office:value-type="float" office:value="0" calcext:value-type="float">
            <text:p>0</text:p>
          </table:table-cell>
          <table:table-cell table:formula="of:=IF([$Data.DX19]=&quot;&quot;;0;(IF([$Data.DX19]=&quot;?&quot;;&quot;?&quot;;1)))" office:value-type="float" office:value="0" calcext:value-type="float">
            <text:p>0</text:p>
          </table:table-cell>
          <table:table-cell table:formula="of:=IF([$Data.DY19]=&quot;&quot;;0;(IF([$Data.DY19]=&quot;?&quot;;&quot;?&quot;;1)))" office:value-type="float" office:value="0" calcext:value-type="float">
            <text:p>0</text:p>
          </table:table-cell>
          <table:table-cell table:formula="of:=IF([$Data.DZ19]=&quot;&quot;;0;(IF([$Data.DZ19]=&quot;?&quot;;&quot;?&quot;;1)))" office:value-type="float" office:value="1" calcext:value-type="float">
            <text:p>1</text:p>
          </table:table-cell>
          <table:table-cell table:formula="of:=IF([$Data.EA19]=&quot;&quot;;0;(IF([$Data.EA19]=&quot;?&quot;;&quot;?&quot;;1)))" office:value-type="float" office:value="0" calcext:value-type="float">
            <text:p>0</text:p>
          </table:table-cell>
          <table:table-cell table:formula="of:=IF([$Data.EB19]=&quot;&quot;;0;(IF([$Data.EB19]=&quot;?&quot;;&quot;?&quot;;1)))" office:value-type="float" office:value="0" calcext:value-type="float">
            <text:p>0</text:p>
          </table:table-cell>
          <table:table-cell table:formula="of:=IF([$Data.EC19]=&quot;&quot;;0;(IF([$Data.EC19]=&quot;?&quot;;&quot;?&quot;;1)))" office:value-type="float" office:value="0" calcext:value-type="float">
            <text:p>0</text:p>
          </table:table-cell>
          <table:table-cell table:formula="of:=IF([$Data.ED19]=&quot;&quot;;0;(IF([$Data.ED19]=&quot;?&quot;;&quot;?&quot;;1)))" office:value-type="float" office:value="0" calcext:value-type="float">
            <text:p>0</text:p>
          </table:table-cell>
          <table:table-cell table:formula="of:=IF([$Data.EE19]=&quot;&quot;;0;(IF([$Data.EE19]=&quot;?&quot;;&quot;?&quot;;1)))" office:value-type="float" office:value="1" calcext:value-type="float">
            <text:p>1</text:p>
          </table:table-cell>
          <table:table-cell table:formula="of:=IF([$Data.EF19]=&quot;&quot;;0;(IF([$Data.EF19]=&quot;?&quot;;&quot;?&quot;;1)))" office:value-type="float" office:value="1" calcext:value-type="float">
            <text:p>1</text:p>
          </table:table-cell>
          <table:table-cell table:formula="of:=IF([$Data.EG19]=&quot;&quot;;0;(IF([$Data.EG19]=&quot;?&quot;;&quot;?&quot;;1)))" office:value-type="float" office:value="0" calcext:value-type="float">
            <text:p>0</text:p>
          </table:table-cell>
          <table:table-cell table:formula="of:=IF([$Data.EH19]=&quot;&quot;;0;(IF([$Data.EH19]=&quot;?&quot;;&quot;?&quot;;1)))" office:value-type="float" office:value="1" calcext:value-type="float">
            <text:p>1</text:p>
          </table:table-cell>
          <table:table-cell table:formula="of:=IF([$Data.EI19]=&quot;&quot;;0;(IF([$Data.EI19]=&quot;?&quot;;&quot;?&quot;;1)))" office:value-type="float" office:value="0" calcext:value-type="float">
            <text:p>0</text:p>
          </table:table-cell>
          <table:table-cell table:formula="of:=IF([$Data.EJ19]=&quot;&quot;;0;(IF([$Data.EJ19]=&quot;?&quot;;&quot;?&quot;;1)))" office:value-type="float" office:value="1" calcext:value-type="float">
            <text:p>1</text:p>
          </table:table-cell>
          <table:table-cell table:formula="of:=IF([$Data.EK19]=&quot;&quot;;0;(IF([$Data.EK19]=&quot;?&quot;;&quot;?&quot;;1)))" office:value-type="float" office:value="0" calcext:value-type="float">
            <text:p>0</text:p>
          </table:table-cell>
          <table:table-cell table:formula="of:=IF([$Data.EL19]=&quot;&quot;;0;(IF([$Data.EL19]=&quot;?&quot;;&quot;?&quot;;1)))" office:value-type="float" office:value="1" calcext:value-type="float">
            <text:p>1</text:p>
          </table:table-cell>
          <table:table-cell table:formula="of:=IF([$Data.EM19]=&quot;&quot;;0;(IF([$Data.EM19]=&quot;?&quot;;&quot;?&quot;;1)))" office:value-type="float" office:value="0" calcext:value-type="float">
            <text:p>0</text:p>
          </table:table-cell>
          <table:table-cell table:formula="of:=IF([$Data.EN19]=&quot;&quot;;0;(IF([$Data.EN19]=&quot;?&quot;;&quot;?&quot;;1)))" office:value-type="float" office:value="0" calcext:value-type="float">
            <text:p>0</text:p>
          </table:table-cell>
          <table:table-cell table:formula="of:=IF([$Data.EO19]=&quot;&quot;;0;(IF([$Data.EO19]=&quot;?&quot;;&quot;?&quot;;1)))" office:value-type="float" office:value="1" calcext:value-type="float">
            <text:p>1</text:p>
          </table:table-cell>
          <table:table-cell table:formula="of:=IF([$Data.EP19]=&quot;&quot;;0;(IF([$Data.EP19]=&quot;?&quot;;&quot;?&quot;;1)))" office:value-type="float" office:value="1" calcext:value-type="float">
            <text:p>1</text:p>
          </table:table-cell>
          <table:table-cell table:formula="of:=IF([$Data.EQ19]=&quot;&quot;;0;(IF([$Data.EQ19]=&quot;?&quot;;&quot;?&quot;;1)))" office:value-type="float" office:value="0" calcext:value-type="float">
            <text:p>0</text:p>
          </table:table-cell>
          <table:table-cell table:formula="of:=IF([$Data.ER19]=&quot;&quot;;0;(IF([$Data.ER19]=&quot;?&quot;;&quot;?&quot;;1)))" office:value-type="float" office:value="0" calcext:value-type="float">
            <text:p>0</text:p>
          </table:table-cell>
          <table:table-cell table:formula="of:=IF([$Data.ES19]=&quot;&quot;;0;(IF([$Data.ES19]=&quot;?&quot;;&quot;?&quot;;1)))" office:value-type="float" office:value="0" calcext:value-type="float">
            <text:p>0</text:p>
          </table:table-cell>
          <table:table-cell table:formula="of:=IF([$Data.ET19]=&quot;&quot;;0;(IF([$Data.ET19]=&quot;?&quot;;&quot;?&quot;;1)))" office:value-type="float" office:value="0" calcext:value-type="float">
            <text:p>0</text:p>
          </table:table-cell>
          <table:table-cell table:formula="of:=IF([$Data.EU19]=&quot;&quot;;0;(IF([$Data.EU19]=&quot;?&quot;;&quot;?&quot;;1)))" office:value-type="float" office:value="0" calcext:value-type="float">
            <text:p>0</text:p>
          </table:table-cell>
          <table:table-cell table:formula="of:=IF([$Data.EV19]=&quot;&quot;;0;(IF([$Data.EV19]=&quot;?&quot;;&quot;?&quot;;1)))" office:value-type="float" office:value="0" calcext:value-type="float">
            <text:p>0</text:p>
          </table:table-cell>
          <table:table-cell table:formula="of:=IF([$Data.EW19]=&quot;&quot;;0;(IF([$Data.EW19]=&quot;?&quot;;&quot;?&quot;;1)))" office:value-type="float" office:value="0" calcext:value-type="float">
            <text:p>0</text:p>
          </table:table-cell>
          <table:table-cell table:formula="of:=IF([$Data.EX19]=&quot;&quot;;0;(IF([$Data.EX19]=&quot;?&quot;;&quot;?&quot;;1)))" office:value-type="float" office:value="0" calcext:value-type="float">
            <text:p>0</text:p>
          </table:table-cell>
          <table:table-cell table:formula="of:=IF([$Data.EY19]=&quot;&quot;;0;(IF([$Data.EY19]=&quot;?&quot;;&quot;?&quot;;1)))" office:value-type="float" office:value="0" calcext:value-type="float">
            <text:p>0</text:p>
          </table:table-cell>
          <table:table-cell table:formula="of:=IF([$Data.EZ19]=&quot;&quot;;0;(IF([$Data.EZ19]=&quot;?&quot;;&quot;?&quot;;1)))" office:value-type="float" office:value="0" calcext:value-type="float">
            <text:p>0</text:p>
          </table:table-cell>
          <table:table-cell table:formula="of:=IF([$Data.FA19]=&quot;&quot;;0;(IF([$Data.FA19]=&quot;?&quot;;&quot;?&quot;;1)))" office:value-type="float" office:value="0" calcext:value-type="float">
            <text:p>0</text:p>
          </table:table-cell>
          <table:table-cell table:formula="of:=IF([$Data.FB19]=&quot;&quot;;0;(IF([$Data.FB19]=&quot;?&quot;;&quot;?&quot;;1)))" office:value-type="float" office:value="0" calcext:value-type="float">
            <text:p>0</text:p>
          </table:table-cell>
          <table:table-cell table:formula="of:=IF([$Data.FC19]=&quot;&quot;;0;(IF([$Data.FC19]=&quot;?&quot;;&quot;?&quot;;1)))" office:value-type="float" office:value="0" calcext:value-type="float">
            <text:p>0</text:p>
          </table:table-cell>
          <table:table-cell table:formula="of:=IF([$Data.FD19]=&quot;&quot;;0;(IF([$Data.FD19]=&quot;?&quot;;&quot;?&quot;;1)))" office:value-type="float" office:value="0" calcext:value-type="float">
            <text:p>0</text:p>
          </table:table-cell>
          <table:table-cell table:formula="of:=IF([$Data.FE19]=&quot;&quot;;0;(IF([$Data.FE19]=&quot;?&quot;;&quot;?&quot;;1)))" office:value-type="float" office:value="0" calcext:value-type="float">
            <text:p>0</text:p>
          </table:table-cell>
          <table:table-cell table:formula="of:=IF([$Data.FF19]=&quot;&quot;;0;(IF([$Data.FF19]=&quot;?&quot;;&quot;?&quot;;1)))" office:value-type="float" office:value="0" calcext:value-type="float">
            <text:p>0</text:p>
          </table:table-cell>
          <table:table-cell table:formula="of:=IF([$Data.FG19]=&quot;&quot;;0;(IF([$Data.FG19]=&quot;?&quot;;&quot;?&quot;;1)))" office:value-type="float" office:value="0" calcext:value-type="float">
            <text:p>0</text:p>
          </table:table-cell>
          <table:table-cell table:formula="of:=IF([$Data.FH19]=&quot;&quot;;0;(IF([$Data.FH19]=&quot;?&quot;;&quot;?&quot;;1)))" office:value-type="float" office:value="0" calcext:value-type="float">
            <text:p>0</text:p>
          </table:table-cell>
          <table:table-cell table:formula="of:=IF([$Data.FI19]=&quot;&quot;;0;(IF([$Data.FI19]=&quot;?&quot;;&quot;?&quot;;1)))" office:value-type="float" office:value="0" calcext:value-type="float">
            <text:p>0</text:p>
          </table:table-cell>
          <table:table-cell table:formula="of:=IF([$Data.FJ19]=&quot;&quot;;0;(IF([$Data.FJ19]=&quot;?&quot;;&quot;?&quot;;1)))" office:value-type="float" office:value="0" calcext:value-type="float">
            <text:p>0</text:p>
          </table:table-cell>
          <table:table-cell table:formula="of:=IF([$Data.FK19]=&quot;&quot;;0;(IF([$Data.FK19]=&quot;?&quot;;&quot;?&quot;;1)))" office:value-type="float" office:value="0" calcext:value-type="float">
            <text:p>0</text:p>
          </table:table-cell>
          <table:table-cell table:formula="of:=IF([$Data.FL19]=&quot;&quot;;0;(IF([$Data.FL19]=&quot;?&quot;;&quot;?&quot;;1)))" office:value-type="float" office:value="0" calcext:value-type="float">
            <text:p>0</text:p>
          </table:table-cell>
          <table:table-cell table:formula="of:=IF([$Data.FM19]=&quot;&quot;;0;(IF([$Data.FM19]=&quot;?&quot;;&quot;?&quot;;1)))" office:value-type="float" office:value="0" calcext:value-type="float">
            <text:p>0</text:p>
          </table:table-cell>
          <table:table-cell table:formula="of:=IF([$Data.FN19]=&quot;&quot;;0;(IF([$Data.FN19]=&quot;?&quot;;&quot;?&quot;;1)))" office:value-type="float" office:value="0" calcext:value-type="float">
            <text:p>0</text:p>
          </table:table-cell>
          <table:table-cell table:formula="of:=IF([$Data.FO19]=&quot;&quot;;0;(IF([$Data.FO19]=&quot;?&quot;;&quot;?&quot;;1)))" office:value-type="float" office:value="0" calcext:value-type="float">
            <text:p>0</text:p>
          </table:table-cell>
          <table:table-cell table:formula="of:=IF([$Data.FP19]=&quot;&quot;;0;(IF([$Data.FP19]=&quot;?&quot;;&quot;?&quot;;1)))" office:value-type="float" office:value="0" calcext:value-type="float">
            <text:p>0</text:p>
          </table:table-cell>
          <table:table-cell table:formula="of:=IF([$Data.FQ19]=&quot;&quot;;0;(IF([$Data.FQ19]=&quot;?&quot;;&quot;?&quot;;1)))" office:value-type="float" office:value="0" calcext:value-type="float">
            <text:p>0</text:p>
          </table:table-cell>
          <table:table-cell table:formula="of:=IF([$Data.FR19]=&quot;&quot;;0;(IF([$Data.FR19]=&quot;?&quot;;&quot;?&quot;;1)))" office:value-type="float" office:value="0" calcext:value-type="float">
            <text:p>0</text:p>
          </table:table-cell>
          <table:table-cell table:formula="of:=IF([$Data.FS19]=&quot;&quot;;0;(IF([$Data.FS19]=&quot;?&quot;;&quot;?&quot;;1)))" office:value-type="float" office:value="0" calcext:value-type="float">
            <text:p>0</text:p>
          </table:table-cell>
          <table:table-cell table:formula="of:=IF([$Data.FT19]=&quot;&quot;;0;(IF([$Data.FT19]=&quot;?&quot;;&quot;?&quot;;1)))" office:value-type="float" office:value="1" calcext:value-type="float">
            <text:p>1</text:p>
          </table:table-cell>
          <table:table-cell table:formula="of:=IF([$Data.FU19]=&quot;&quot;;0;(IF([$Data.FU19]=&quot;?&quot;;&quot;?&quot;;1)))" office:value-type="float" office:value="0" calcext:value-type="float">
            <text:p>0</text:p>
          </table:table-cell>
          <table:table-cell table:formula="of:=IF([$Data.FV19]=&quot;&quot;;0;(IF([$Data.FV19]=&quot;?&quot;;&quot;?&quot;;1)))" office:value-type="float" office:value="0" calcext:value-type="float">
            <text:p>0</text:p>
          </table:table-cell>
          <table:table-cell table:formula="of:=IF([$Data.FW19]=&quot;&quot;;0;(IF([$Data.FW19]=&quot;?&quot;;&quot;?&quot;;1)))" office:value-type="float" office:value="1" calcext:value-type="float">
            <text:p>1</text:p>
          </table:table-cell>
          <table:table-cell table:formula="of:=IF([$Data.FX19]=&quot;&quot;;0;(IF([$Data.FX19]=&quot;?&quot;;&quot;?&quot;;1)))" office:value-type="float" office:value="1" calcext:value-type="float">
            <text:p>1</text:p>
          </table:table-cell>
          <table:table-cell table:formula="of:=IF([$Data.FY19]=&quot;&quot;;0;(IF([$Data.FY19]=&quot;?&quot;;&quot;?&quot;;1)))" office:value-type="float" office:value="1" calcext:value-type="float">
            <text:p>1</text:p>
          </table:table-cell>
          <table:table-cell table:formula="of:=IF([$Data.FZ19]=&quot;&quot;;0;(IF([$Data.FZ19]=&quot;?&quot;;&quot;?&quot;;1)))" office:value-type="float" office:value="1" calcext:value-type="float">
            <text:p>1</text:p>
          </table:table-cell>
          <table:table-cell table:formula="of:=IF([$Data.GA19]=&quot;&quot;;0;(IF([$Data.GA19]=&quot;?&quot;;&quot;?&quot;;1)))" office:value-type="float" office:value="0" calcext:value-type="float">
            <text:p>0</text:p>
          </table:table-cell>
          <table:table-cell table:formula="of:=IF([$Data.GB19]=&quot;&quot;;0;(IF([$Data.GB19]=&quot;?&quot;;&quot;?&quot;;1)))" office:value-type="float" office:value="0" calcext:value-type="float">
            <text:p>0</text:p>
          </table:table-cell>
          <table:table-cell table:formula="of:=IF([$Data.GC19]=&quot;&quot;;0;(IF([$Data.GC19]=&quot;?&quot;;&quot;?&quot;;1)))" office:value-type="float" office:value="0" calcext:value-type="float">
            <text:p>0</text:p>
          </table:table-cell>
          <table:table-cell table:formula="of:=IF([$Data.GD19]=&quot;&quot;;0;(IF([$Data.GD19]=&quot;?&quot;;&quot;?&quot;;1)))" office:value-type="float" office:value="0" calcext:value-type="float">
            <text:p>0</text:p>
          </table:table-cell>
          <table:table-cell table:formula="of:=IF([$Data.GE19]=&quot;&quot;;0;(IF([$Data.GE19]=&quot;?&quot;;&quot;?&quot;;1)))" office:value-type="float" office:value="1" calcext:value-type="float">
            <text:p>1</text:p>
          </table:table-cell>
          <table:table-cell table:formula="of:=IF([$Data.GF19]=&quot;&quot;;0;(IF([$Data.GF19]=&quot;?&quot;;&quot;?&quot;;1)))" office:value-type="float" office:value="1" calcext:value-type="float">
            <text:p>1</text:p>
          </table:table-cell>
          <table:table-cell table:formula="of:=IF([$Data.GG19]=&quot;&quot;;0;(IF([$Data.GG19]=&quot;?&quot;;&quot;?&quot;;1)))" office:value-type="float" office:value="0" calcext:value-type="float">
            <text:p>0</text:p>
          </table:table-cell>
          <table:table-cell table:formula="of:=IF([$Data.GH19]=&quot;&quot;;0;(IF([$Data.GH19]=&quot;?&quot;;&quot;?&quot;;1)))" office:value-type="float" office:value="1" calcext:value-type="float">
            <text:p>1</text:p>
          </table:table-cell>
          <table:table-cell table:formula="of:=IF([$Data.GI19]=&quot;&quot;;0;(IF([$Data.GI19]=&quot;?&quot;;&quot;?&quot;;1)))" office:value-type="string" office:string-value="?" calcext:value-type="string">
            <text:p>?</text:p>
          </table:table-cell>
          <table:table-cell table:formula="of:=IF([$Data.GJ19]=&quot;&quot;;0;(IF([$Data.GJ19]=&quot;?&quot;;&quot;?&quot;;1)))" office:value-type="float" office:value="0" calcext:value-type="float">
            <text:p>0</text:p>
          </table:table-cell>
          <table:table-cell table:formula="of:=IF([$Data.GK19]=&quot;&quot;;0;(IF([$Data.GK19]=&quot;?&quot;;&quot;?&quot;;1)))" office:value-type="float" office:value="0" calcext:value-type="float">
            <text:p>0</text:p>
          </table:table-cell>
          <table:table-cell table:formula="of:=IF([$Data.GL19]=&quot;&quot;;0;(IF([$Data.GL19]=&quot;?&quot;;&quot;?&quot;;1)))" office:value-type="float" office:value="0" calcext:value-type="float">
            <text:p>0</text:p>
          </table:table-cell>
          <table:table-cell table:formula="of:=IF([$Data.GM19]=&quot;&quot;;0;(IF([$Data.GM19]=&quot;?&quot;;&quot;?&quot;;1)))" office:value-type="float" office:value="1" calcext:value-type="float">
            <text:p>1</text:p>
          </table:table-cell>
          <table:table-cell table:formula="of:=IF([$Data.GN19]=&quot;&quot;;0;(IF([$Data.GN19]=&quot;?&quot;;&quot;?&quot;;1)))" office:value-type="float" office:value="1" calcext:value-type="float">
            <text:p>1</text:p>
          </table:table-cell>
          <table:table-cell table:formula="of:=IF([$Data.GO19]=&quot;&quot;;0;(IF([$Data.GO19]=&quot;?&quot;;&quot;?&quot;;1)))" office:value-type="float" office:value="0" calcext:value-type="float">
            <text:p>0</text:p>
          </table:table-cell>
          <table:table-cell table:formula="of:=IF([$Data.GP19]=&quot;&quot;;0;(IF([$Data.GP19]=&quot;?&quot;;&quot;?&quot;;1)))" office:value-type="float" office:value="0" calcext:value-type="float">
            <text:p>0</text:p>
          </table:table-cell>
          <table:table-cell table:formula="of:=IF([$Data.GQ19]=&quot;&quot;;0;(IF([$Data.GQ19]=&quot;?&quot;;&quot;?&quot;;1)))" office:value-type="float" office:value="1" calcext:value-type="float">
            <text:p>1</text:p>
          </table:table-cell>
          <table:table-cell table:formula="of:=IF([$Data.GR19]=&quot;&quot;;0;(IF([$Data.GR19]=&quot;?&quot;;&quot;?&quot;;1)))" office:value-type="float" office:value="0" calcext:value-type="float">
            <text:p>0</text:p>
          </table:table-cell>
          <table:table-cell table:formula="of:=IF([$Data.GS19]=&quot;&quot;;0;(IF([$Data.GS19]=&quot;?&quot;;&quot;?&quot;;1)))" office:value-type="float" office:value="0" calcext:value-type="float">
            <text:p>0</text:p>
          </table:table-cell>
          <table:table-cell table:formula="of:=IF([$Data.GT19]=&quot;&quot;;0;(IF([$Data.GT19]=&quot;?&quot;;&quot;?&quot;;1)))" office:value-type="float" office:value="0" calcext:value-type="float">
            <text:p>0</text:p>
          </table:table-cell>
          <table:table-cell table:formula="of:=IF([$Data.GU19]=&quot;&quot;;0;(IF([$Data.GU19]=&quot;?&quot;;&quot;?&quot;;1)))" office:value-type="float" office:value="0" calcext:value-type="float">
            <text:p>0</text:p>
          </table:table-cell>
          <table:table-cell table:formula="of:=IF([$Data.GV19]=&quot;&quot;;0;(IF([$Data.GV19]=&quot;?&quot;;&quot;?&quot;;1)))" office:value-type="float" office:value="0" calcext:value-type="float">
            <text:p>0</text:p>
          </table:table-cell>
          <table:table-cell table:formula="of:=IF([$Data.GW19]=&quot;&quot;;0;(IF([$Data.GW19]=&quot;?&quot;;&quot;?&quot;;1)))" office:value-type="float" office:value="0" calcext:value-type="float">
            <text:p>0</text:p>
          </table:table-cell>
          <table:table-cell table:formula="of:=IF([$Data.GX19]=&quot;&quot;;0;(IF([$Data.GX19]=&quot;?&quot;;&quot;?&quot;;1)))" office:value-type="float" office:value="0" calcext:value-type="float">
            <text:p>0</text:p>
          </table:table-cell>
          <table:table-cell table:formula="of:=IF([$Data.GY19]=&quot;&quot;;0;(IF([$Data.GY19]=&quot;?&quot;;&quot;?&quot;;1)))" office:value-type="float" office:value="1" calcext:value-type="float">
            <text:p>1</text:p>
          </table:table-cell>
          <table:table-cell table:formula="of:=IF([$Data.GZ19]=&quot;&quot;;0;(IF([$Data.GZ19]=&quot;?&quot;;&quot;?&quot;;1)))" office:value-type="float" office:value="1" calcext:value-type="float">
            <text:p>1</text:p>
          </table:table-cell>
          <table:table-cell table:formula="of:=IF([$Data.HA19]=&quot;&quot;;0;(IF([$Data.HA19]=&quot;?&quot;;&quot;?&quot;;1)))" office:value-type="float" office:value="0" calcext:value-type="float">
            <text:p>0</text:p>
          </table:table-cell>
          <table:table-cell table:formula="of:=IF([$Data.HB19]=&quot;&quot;;0;(IF([$Data.HB19]=&quot;?&quot;;&quot;?&quot;;1)))" office:value-type="float" office:value="0" calcext:value-type="float">
            <text:p>0</text:p>
          </table:table-cell>
          <table:table-cell table:formula="of:=IF([$Data.HC19]=&quot;&quot;;0;(IF([$Data.HC19]=&quot;?&quot;;&quot;?&quot;;1)))" office:value-type="float" office:value="0" calcext:value-type="float">
            <text:p>0</text:p>
          </table:table-cell>
          <table:table-cell table:formula="of:=IF([$Data.HD19]=&quot;&quot;;0;(IF([$Data.HD19]=&quot;?&quot;;&quot;?&quot;;1)))" office:value-type="float" office:value="0" calcext:value-type="float">
            <text:p>0</text:p>
          </table:table-cell>
          <table:table-cell table:formula="of:=IF([$Data.HE19]=&quot;&quot;;0;(IF([$Data.HE19]=&quot;?&quot;;&quot;?&quot;;1)))" office:value-type="float" office:value="0" calcext:value-type="float">
            <text:p>0</text:p>
          </table:table-cell>
          <table:table-cell table:formula="of:=IF([$Data.HF19]=&quot;&quot;;0;(IF([$Data.HF19]=&quot;?&quot;;&quot;?&quot;;1)))" office:value-type="float" office:value="0" calcext:value-type="float">
            <text:p>0</text:p>
          </table:table-cell>
          <table:table-cell table:formula="of:=IF([$Data.HG19]=&quot;&quot;;0;(IF([$Data.HG19]=&quot;?&quot;;&quot;?&quot;;1)))" office:value-type="float" office:value="0" calcext:value-type="float">
            <text:p>0</text:p>
          </table:table-cell>
          <table:table-cell table:formula="of:=IF([$Data.HH19]=&quot;&quot;;0;(IF([$Data.HH19]=&quot;?&quot;;&quot;?&quot;;1)))" office:value-type="float" office:value="0" calcext:value-type="float">
            <text:p>0</text:p>
          </table:table-cell>
          <table:table-cell table:formula="of:=IF([$Data.HI19]=&quot;&quot;;0;(IF([$Data.HI19]=&quot;?&quot;;&quot;?&quot;;1)))" office:value-type="float" office:value="0" calcext:value-type="float">
            <text:p>0</text:p>
          </table:table-cell>
          <table:table-cell table:formula="of:=IF([$Data.HJ19]=&quot;&quot;;0;(IF([$Data.HJ19]=&quot;?&quot;;&quot;?&quot;;1)))" office:value-type="float" office:value="0" calcext:value-type="float">
            <text:p>0</text:p>
          </table:table-cell>
          <table:table-cell table:formula="of:=IF([$Data.HK19]=&quot;&quot;;0;(IF([$Data.HK19]=&quot;?&quot;;&quot;?&quot;;1)))" office:value-type="float" office:value="0" calcext:value-type="float">
            <text:p>0</text:p>
          </table:table-cell>
          <table:table-cell table:formula="of:=IF([$Data.HL19]=&quot;&quot;;0;(IF([$Data.HL19]=&quot;?&quot;;&quot;?&quot;;1)))" office:value-type="float" office:value="0" calcext:value-type="float">
            <text:p>0</text:p>
          </table:table-cell>
          <table:table-cell table:formula="of:=IF([$Data.HM19]=&quot;&quot;;0;(IF([$Data.HM19]=&quot;?&quot;;&quot;?&quot;;1)))" office:value-type="float" office:value="0" calcext:value-type="float">
            <text:p>0</text:p>
          </table:table-cell>
          <table:table-cell table:formula="of:=IF([$Data.HN19]=&quot;&quot;;0;(IF([$Data.HN19]=&quot;?&quot;;&quot;?&quot;;1)))" office:value-type="float" office:value="0" calcext:value-type="float">
            <text:p>0</text:p>
          </table:table-cell>
          <table:table-cell table:formula="of:=IF([$Data.HO19]=&quot;&quot;;0;(IF([$Data.HO19]=&quot;?&quot;;&quot;?&quot;;1)))" office:value-type="float" office:value="0" calcext:value-type="float">
            <text:p>0</text:p>
          </table:table-cell>
          <table:table-cell table:formula="of:=IF([$Data.HP19]=&quot;&quot;;0;(IF([$Data.HP19]=&quot;?&quot;;&quot;?&quot;;1)))" office:value-type="float" office:value="0" calcext:value-type="float">
            <text:p>0</text:p>
          </table:table-cell>
          <table:table-cell table:formula="of:=IF([$Data.HQ19]=&quot;&quot;;0;(IF([$Data.HQ19]=&quot;?&quot;;&quot;?&quot;;1)))" office:value-type="float" office:value="0" calcext:value-type="float">
            <text:p>0</text:p>
          </table:table-cell>
          <table:table-cell table:formula="of:=IF([$Data.HR19]=&quot;&quot;;0;(IF([$Data.HR19]=&quot;?&quot;;&quot;?&quot;;1)))" office:value-type="float" office:value="0" calcext:value-type="float">
            <text:p>0</text:p>
          </table:table-cell>
          <table:table-cell table:formula="of:=IF([$Data.HS19]=&quot;&quot;;0;(IF([$Data.HS19]=&quot;?&quot;;&quot;?&quot;;1)))" office:value-type="float" office:value="0" calcext:value-type="float">
            <text:p>0</text:p>
          </table:table-cell>
          <table:table-cell table:formula="of:=IF([$Data.HT19]=&quot;&quot;;0;(IF([$Data.HT19]=&quot;?&quot;;&quot;?&quot;;1)))" office:value-type="float" office:value="0" calcext:value-type="float">
            <text:p>0</text:p>
          </table:table-cell>
          <table:table-cell table:formula="of:=IF([$Data.HU19]=&quot;&quot;;0;(IF([$Data.HU19]=&quot;?&quot;;&quot;?&quot;;1)))" office:value-type="float" office:value="0" calcext:value-type="float">
            <text:p>0</text:p>
          </table:table-cell>
          <table:table-cell table:formula="of:=IF([$Data.HV19]=&quot;&quot;;0;(IF([$Data.HV19]=&quot;?&quot;;&quot;?&quot;;1)))" office:value-type="float" office:value="0" calcext:value-type="float">
            <text:p>0</text:p>
          </table:table-cell>
          <table:table-cell table:formula="of:=IF([$Data.HW19]=&quot;&quot;;0;(IF([$Data.HW19]=&quot;?&quot;;&quot;?&quot;;1)))" office:value-type="float" office:value="0" calcext:value-type="float">
            <text:p>0</text:p>
          </table:table-cell>
          <table:table-cell table:formula="of:=IF([$Data.HX19]=&quot;&quot;;0;(IF([$Data.HX19]=&quot;?&quot;;&quot;?&quot;;1)))" office:value-type="float" office:value="0" calcext:value-type="float">
            <text:p>0</text:p>
          </table:table-cell>
          <table:table-cell table:formula="of:=IF([$Data.HY19]=&quot;&quot;;0;(IF([$Data.HY19]=&quot;?&quot;;&quot;?&quot;;1)))" office:value-type="float" office:value="0" calcext:value-type="float">
            <text:p>0</text:p>
          </table:table-cell>
          <table:table-cell table:formula="of:=IF([$Data.HZ19]=&quot;&quot;;0;(IF([$Data.HZ19]=&quot;?&quot;;&quot;?&quot;;1)))" office:value-type="float" office:value="0" calcext:value-type="float">
            <text:p>0</text:p>
          </table:table-cell>
          <table:table-cell table:formula="of:=IF([$Data.IA19]=&quot;&quot;;0;(IF([$Data.IA19]=&quot;?&quot;;&quot;?&quot;;1)))" office:value-type="float" office:value="0" calcext:value-type="float">
            <text:p>0</text:p>
          </table:table-cell>
          <table:table-cell table:formula="of:=IF([$Data.IB19]=&quot;&quot;;0;(IF([$Data.IB19]=&quot;?&quot;;&quot;?&quot;;1)))" office:value-type="float" office:value="0" calcext:value-type="float">
            <text:p>0</text:p>
          </table:table-cell>
          <table:table-cell table:formula="of:=IF([$Data.IC19]=&quot;&quot;;0;(IF([$Data.IC19]=&quot;?&quot;;&quot;?&quot;;1)))" office:value-type="float" office:value="0" calcext:value-type="float">
            <text:p>0</text:p>
          </table:table-cell>
          <table:table-cell table:formula="of:=IF([$Data.ID19]=&quot;&quot;;0;(IF([$Data.ID19]=&quot;?&quot;;&quot;?&quot;;1)))" office:value-type="float" office:value="0" calcext:value-type="float">
            <text:p>0</text:p>
          </table:table-cell>
          <table:table-cell table:formula="of:=IF([$Data.IE19]=&quot;&quot;;0;(IF([$Data.IE19]=&quot;?&quot;;&quot;?&quot;;1)))" office:value-type="float" office:value="0" calcext:value-type="float">
            <text:p>0</text:p>
          </table:table-cell>
          <table:table-cell table:formula="of:=IF([$Data.IF19]=&quot;&quot;;0;(IF([$Data.IF19]=&quot;?&quot;;&quot;?&quot;;1)))" office:value-type="float" office:value="0" calcext:value-type="float">
            <text:p>0</text:p>
          </table:table-cell>
          <table:table-cell table:formula="of:=IF([$Data.IG19]=&quot;&quot;;0;(IF([$Data.IG19]=&quot;?&quot;;&quot;?&quot;;1)))" office:value-type="float" office:value="0" calcext:value-type="float">
            <text:p>0</text:p>
          </table:table-cell>
          <table:table-cell table:formula="of:=IF([$Data.IH19]=&quot;&quot;;0;(IF([$Data.IH19]=&quot;?&quot;;&quot;?&quot;;1)))" office:value-type="float" office:value="0" calcext:value-type="float">
            <text:p>0</text:p>
          </table:table-cell>
          <table:table-cell table:formula="of:=IF([$Data.II19]=&quot;&quot;;0;(IF([$Data.II19]=&quot;?&quot;;&quot;?&quot;;1)))" office:value-type="float" office:value="0" calcext:value-type="float">
            <text:p>0</text:p>
          </table:table-cell>
          <table:table-cell table:formula="of:=IF([$Data.IJ19]=&quot;&quot;;0;(IF([$Data.IJ19]=&quot;?&quot;;&quot;?&quot;;1)))" office:value-type="float" office:value="0" calcext:value-type="float">
            <text:p>0</text:p>
          </table:table-cell>
          <table:table-cell table:formula="of:=IF([$Data.IK19]=&quot;&quot;;0;(IF([$Data.IK19]=&quot;?&quot;;&quot;?&quot;;1)))" office:value-type="float" office:value="0" calcext:value-type="float">
            <text:p>0</text:p>
          </table:table-cell>
          <table:table-cell table:formula="of:=IF([$Data.IL19]=&quot;&quot;;0;(IF([$Data.IL19]=&quot;?&quot;;&quot;?&quot;;1)))" office:value-type="float" office:value="0" calcext:value-type="float">
            <text:p>0</text:p>
          </table:table-cell>
          <table:table-cell table:formula="of:=IF([$Data.IM19]=&quot;&quot;;0;(IF([$Data.IM19]=&quot;?&quot;;&quot;?&quot;;1)))" office:value-type="float" office:value="0" calcext:value-type="float">
            <text:p>0</text:p>
          </table:table-cell>
          <table:table-cell table:formula="of:=IF([$Data.IN19]=&quot;&quot;;0;(IF([$Data.IN19]=&quot;?&quot;;&quot;?&quot;;1)))" office:value-type="float" office:value="0" calcext:value-type="float">
            <text:p>0</text:p>
          </table:table-cell>
          <table:table-cell table:formula="of:=IF([$Data.IO19]=&quot;&quot;;0;(IF([$Data.IO19]=&quot;?&quot;;&quot;?&quot;;1)))" office:value-type="float" office:value="0" calcext:value-type="float">
            <text:p>0</text:p>
          </table:table-cell>
          <table:table-cell table:formula="of:=IF([$Data.IP19]=&quot;&quot;;0;(IF([$Data.IP19]=&quot;?&quot;;&quot;?&quot;;1)))" office:value-type="float" office:value="0" calcext:value-type="float">
            <text:p>0</text:p>
          </table:table-cell>
          <table:table-cell table:number-columns-repeated="2"/>
          <table:table-cell table:formula="of:=SUM([.B16:.HI16])" office:value-type="float" office:value="68" calcext:value-type="float">
            <text:p>68</text:p>
          </table:table-cell>
          <table:table-cell table:number-columns-repeated="804"/>
        </table:table-row>
        <table:table-row table:style-name="ro15">
          <table:table-cell table:formula="of:=[$Data.B20]" office:value-type="string" office:string-value="Zhuang Jingxi" calcext:value-type="string">
            <text:p>Zhuang Jingxi</text:p>
          </table:table-cell>
          <table:table-cell table:formula="of:=IF([$Data.AI20]=&quot;&quot;;0;(IF([$Data.AI20]=&quot;?&quot;;&quot;?&quot;;1)))" office:value-type="float" office:value="1" calcext:value-type="float">
            <text:p>1</text:p>
          </table:table-cell>
          <table:table-cell table:formula="of:=IF([$Data.AJ20]=&quot;&quot;;0;(IF([$Data.AJ20]=&quot;?&quot;;&quot;?&quot;;1)))" office:value-type="float" office:value="0" calcext:value-type="float">
            <text:p>0</text:p>
          </table:table-cell>
          <table:table-cell table:formula="of:=IF([$Data.AK20]=&quot;&quot;;0;(IF([$Data.AK20]=&quot;?&quot;;&quot;?&quot;;1)))" office:value-type="float" office:value="1" calcext:value-type="float">
            <text:p>1</text:p>
          </table:table-cell>
          <table:table-cell table:formula="of:=IF([$Data.AL20]=&quot;&quot;;0;(IF([$Data.AL20]=&quot;?&quot;;&quot;?&quot;;1)))" office:value-type="float" office:value="1" calcext:value-type="float">
            <text:p>1</text:p>
          </table:table-cell>
          <table:table-cell table:formula="of:=IF([$Data.AM20]=&quot;&quot;;0;(IF([$Data.AM20]=&quot;?&quot;;&quot;?&quot;;1)))" office:value-type="float" office:value="1" calcext:value-type="float">
            <text:p>1</text:p>
          </table:table-cell>
          <table:table-cell table:formula="of:=IF([$Data.AN20]=&quot;&quot;;0;(IF([$Data.AN20]=&quot;?&quot;;&quot;?&quot;;1)))" office:value-type="float" office:value="1" calcext:value-type="float">
            <text:p>1</text:p>
          </table:table-cell>
          <table:table-cell table:formula="of:=IF([$Data.AO20]=&quot;&quot;;0;(IF([$Data.AO20]=&quot;?&quot;;&quot;?&quot;;1)))" office:value-type="float" office:value="0" calcext:value-type="float">
            <text:p>0</text:p>
          </table:table-cell>
          <table:table-cell table:formula="of:=IF([$Data.AP20]=&quot;&quot;;0;(IF([$Data.AP20]=&quot;?&quot;;&quot;?&quot;;1)))" office:value-type="float" office:value="1" calcext:value-type="float">
            <text:p>1</text:p>
          </table:table-cell>
          <table:table-cell table:formula="of:=IF([$Data.AQ20]=&quot;&quot;;0;(IF([$Data.AQ20]=&quot;?&quot;;&quot;?&quot;;1)))" office:value-type="float" office:value="0" calcext:value-type="float">
            <text:p>0</text:p>
          </table:table-cell>
          <table:table-cell table:formula="of:=IF([$Data.AR20]=&quot;&quot;;0;(IF([$Data.AR20]=&quot;?&quot;;&quot;?&quot;;1)))" office:value-type="float" office:value="0" calcext:value-type="float">
            <text:p>0</text:p>
          </table:table-cell>
          <table:table-cell table:formula="of:=IF([$Data.AS20]=&quot;&quot;;0;(IF([$Data.AS20]=&quot;?&quot;;&quot;?&quot;;1)))" office:value-type="float" office:value="1" calcext:value-type="float">
            <text:p>1</text:p>
          </table:table-cell>
          <table:table-cell table:formula="of:=IF([$Data.AT20]=&quot;&quot;;0;(IF([$Data.AT20]=&quot;?&quot;;&quot;?&quot;;1)))" office:value-type="float" office:value="0" calcext:value-type="float">
            <text:p>0</text:p>
          </table:table-cell>
          <table:table-cell table:formula="of:=IF([$Data.AU20]=&quot;&quot;;0;(IF([$Data.AU20]=&quot;?&quot;;&quot;?&quot;;1)))" office:value-type="float" office:value="1" calcext:value-type="float">
            <text:p>1</text:p>
          </table:table-cell>
          <table:table-cell table:formula="of:=IF([$Data.AV20]=&quot;&quot;;0;(IF([$Data.AV20]=&quot;?&quot;;&quot;?&quot;;1)))" office:value-type="float" office:value="1" calcext:value-type="float">
            <text:p>1</text:p>
          </table:table-cell>
          <table:table-cell table:formula="of:=IF([$Data.AW20]=&quot;&quot;;0;(IF([$Data.AW20]=&quot;?&quot;;&quot;?&quot;;1)))" office:value-type="float" office:value="1" calcext:value-type="float">
            <text:p>1</text:p>
          </table:table-cell>
          <table:table-cell table:formula="of:=IF([$Data.AX20]=&quot;&quot;;0;(IF([$Data.AX20]=&quot;?&quot;;&quot;?&quot;;1)))" office:value-type="float" office:value="0" calcext:value-type="float">
            <text:p>0</text:p>
          </table:table-cell>
          <table:table-cell table:formula="of:=IF([$Data.AY20]=&quot;&quot;;0;(IF([$Data.AY20]=&quot;?&quot;;&quot;?&quot;;1)))" office:value-type="float" office:value="1" calcext:value-type="float">
            <text:p>1</text:p>
          </table:table-cell>
          <table:table-cell table:formula="of:=IF([$Data.AZ20]=&quot;&quot;;0;(IF([$Data.AZ20]=&quot;?&quot;;&quot;?&quot;;1)))" office:value-type="float" office:value="1" calcext:value-type="float">
            <text:p>1</text:p>
          </table:table-cell>
          <table:table-cell table:formula="of:=IF([$Data.BA20]=&quot;&quot;;0;(IF([$Data.BA20]=&quot;?&quot;;&quot;?&quot;;1)))" office:value-type="float" office:value="1" calcext:value-type="float">
            <text:p>1</text:p>
          </table:table-cell>
          <table:table-cell table:formula="of:=IF([$Data.BB20]=&quot;&quot;;0;(IF([$Data.BB20]=&quot;?&quot;;&quot;?&quot;;1)))" office:value-type="float" office:value="1" calcext:value-type="float">
            <text:p>1</text:p>
          </table:table-cell>
          <table:table-cell table:formula="of:=IF([$Data.BC20]=&quot;&quot;;0;(IF([$Data.BC20]=&quot;?&quot;;&quot;?&quot;;1)))" office:value-type="float" office:value="0" calcext:value-type="float">
            <text:p>0</text:p>
          </table:table-cell>
          <table:table-cell table:formula="of:=IF([$Data.BD20]=&quot;&quot;;0;(IF([$Data.BD20]=&quot;?&quot;;&quot;?&quot;;1)))" office:value-type="float" office:value="0" calcext:value-type="float">
            <text:p>0</text:p>
          </table:table-cell>
          <table:table-cell table:formula="of:=IF([$Data.BE20]=&quot;&quot;;0;(IF([$Data.BE20]=&quot;?&quot;;&quot;?&quot;;1)))" office:value-type="float" office:value="0" calcext:value-type="float">
            <text:p>0</text:p>
          </table:table-cell>
          <table:table-cell table:formula="of:=IF([$Data.BF20]=&quot;&quot;;0;(IF([$Data.BF20]=&quot;?&quot;;&quot;?&quot;;1)))" office:value-type="float" office:value="0" calcext:value-type="float">
            <text:p>0</text:p>
          </table:table-cell>
          <table:table-cell table:formula="of:=IF([$Data.BG20]=&quot;&quot;;0;(IF([$Data.BG20]=&quot;?&quot;;&quot;?&quot;;1)))" office:value-type="float" office:value="0" calcext:value-type="float">
            <text:p>0</text:p>
          </table:table-cell>
          <table:table-cell table:formula="of:=IF([$Data.BH20]=&quot;&quot;;0;(IF([$Data.BH20]=&quot;?&quot;;&quot;?&quot;;1)))" office:value-type="float" office:value="1" calcext:value-type="float">
            <text:p>1</text:p>
          </table:table-cell>
          <table:table-cell table:formula="of:=IF([$Data.BI20]=&quot;&quot;;0;(IF([$Data.BI20]=&quot;?&quot;;&quot;?&quot;;1)))" office:value-type="float" office:value="0" calcext:value-type="float">
            <text:p>0</text:p>
          </table:table-cell>
          <table:table-cell table:formula="of:=IF([$Data.BJ20]=&quot;&quot;;0;(IF([$Data.BJ20]=&quot;?&quot;;&quot;?&quot;;1)))" office:value-type="float" office:value="0" calcext:value-type="float">
            <text:p>0</text:p>
          </table:table-cell>
          <table:table-cell table:formula="of:=IF([$Data.BK20]=&quot;&quot;;0;(IF([$Data.BK20]=&quot;?&quot;;&quot;?&quot;;1)))" office:value-type="float" office:value="1" calcext:value-type="float">
            <text:p>1</text:p>
          </table:table-cell>
          <table:table-cell table:formula="of:=IF([$Data.BL20]=&quot;&quot;;0;(IF([$Data.BL20]=&quot;?&quot;;&quot;?&quot;;1)))" office:value-type="float" office:value="1" calcext:value-type="float">
            <text:p>1</text:p>
          </table:table-cell>
          <table:table-cell table:formula="of:=IF([$Data.BM20]=&quot;&quot;;0;(IF([$Data.BM20]=&quot;?&quot;;&quot;?&quot;;1)))" office:value-type="float" office:value="0" calcext:value-type="float">
            <text:p>0</text:p>
          </table:table-cell>
          <table:table-cell table:formula="of:=IF([$Data.BN20]=&quot;&quot;;0;(IF([$Data.BN20]=&quot;?&quot;;&quot;?&quot;;1)))" office:value-type="float" office:value="0" calcext:value-type="float">
            <text:p>0</text:p>
          </table:table-cell>
          <table:table-cell table:formula="of:=IF([$Data.BO20]=&quot;&quot;;0;(IF([$Data.BO20]=&quot;?&quot;;&quot;?&quot;;1)))" office:value-type="float" office:value="0" calcext:value-type="float">
            <text:p>0</text:p>
          </table:table-cell>
          <table:table-cell table:formula="of:=IF([$Data.BP20]=&quot;&quot;;0;(IF([$Data.BP20]=&quot;?&quot;;&quot;?&quot;;1)))" office:value-type="float" office:value="1" calcext:value-type="float">
            <text:p>1</text:p>
          </table:table-cell>
          <table:table-cell table:formula="of:=IF([$Data.BQ20]=&quot;&quot;;0;(IF([$Data.BQ20]=&quot;?&quot;;&quot;?&quot;;1)))" office:value-type="float" office:value="1" calcext:value-type="float">
            <text:p>1</text:p>
          </table:table-cell>
          <table:table-cell table:formula="of:=IF([$Data.BR20]=&quot;&quot;;0;(IF([$Data.BR20]=&quot;?&quot;;&quot;?&quot;;1)))" office:value-type="float" office:value="1" calcext:value-type="float">
            <text:p>1</text:p>
          </table:table-cell>
          <table:table-cell table:formula="of:=IF([$Data.BS20]=&quot;&quot;;0;(IF([$Data.BS20]=&quot;?&quot;;&quot;?&quot;;1)))" office:value-type="float" office:value="1" calcext:value-type="float">
            <text:p>1</text:p>
          </table:table-cell>
          <table:table-cell table:formula="of:=IF([$Data.BT20]=&quot;&quot;;0;(IF([$Data.BT20]=&quot;?&quot;;&quot;?&quot;;1)))" office:value-type="float" office:value="0" calcext:value-type="float">
            <text:p>0</text:p>
          </table:table-cell>
          <table:table-cell table:formula="of:=IF([$Data.BU20]=&quot;&quot;;0;(IF([$Data.BU20]=&quot;?&quot;;&quot;?&quot;;1)))" office:value-type="float" office:value="1" calcext:value-type="float">
            <text:p>1</text:p>
          </table:table-cell>
          <table:table-cell table:formula="of:=IF([$Data.BV20]=&quot;&quot;;0;(IF([$Data.BV20]=&quot;?&quot;;&quot;?&quot;;1)))" office:value-type="float" office:value="0" calcext:value-type="float">
            <text:p>0</text:p>
          </table:table-cell>
          <table:table-cell table:formula="of:=IF([$Data.BW20]=&quot;&quot;;0;(IF([$Data.BW20]=&quot;?&quot;;&quot;?&quot;;1)))" office:value-type="float" office:value="0" calcext:value-type="float">
            <text:p>0</text:p>
          </table:table-cell>
          <table:table-cell table:formula="of:=IF([$Data.BX20]=&quot;&quot;;0;(IF([$Data.BX20]=&quot;?&quot;;&quot;?&quot;;1)))" office:value-type="float" office:value="0" calcext:value-type="float">
            <text:p>0</text:p>
          </table:table-cell>
          <table:table-cell table:formula="of:=IF([$Data.BY20]=&quot;&quot;;0;(IF([$Data.BY20]=&quot;?&quot;;&quot;?&quot;;1)))" office:value-type="float" office:value="0" calcext:value-type="float">
            <text:p>0</text:p>
          </table:table-cell>
          <table:table-cell table:formula="of:=IF([$Data.BZ20]=&quot;&quot;;0;(IF([$Data.BZ20]=&quot;?&quot;;&quot;?&quot;;1)))" office:value-type="float" office:value="1" calcext:value-type="float">
            <text:p>1</text:p>
          </table:table-cell>
          <table:table-cell table:formula="of:=IF([$Data.CA20]=&quot;&quot;;0;(IF([$Data.CA20]=&quot;?&quot;;&quot;?&quot;;1)))" office:value-type="float" office:value="1" calcext:value-type="float">
            <text:p>1</text:p>
          </table:table-cell>
          <table:table-cell table:formula="of:=IF([$Data.CB20]=&quot;&quot;;0;(IF([$Data.CB20]=&quot;?&quot;;&quot;?&quot;;1)))" office:value-type="float" office:value="0" calcext:value-type="float">
            <text:p>0</text:p>
          </table:table-cell>
          <table:table-cell table:formula="of:=IF([$Data.CC20]=&quot;&quot;;0;(IF([$Data.CC20]=&quot;?&quot;;&quot;?&quot;;1)))" office:value-type="float" office:value="0" calcext:value-type="float">
            <text:p>0</text:p>
          </table:table-cell>
          <table:table-cell table:formula="of:=IF([$Data.CD20]=&quot;&quot;;0;(IF([$Data.CD20]=&quot;?&quot;;&quot;?&quot;;1)))" office:value-type="float" office:value="1" calcext:value-type="float">
            <text:p>1</text:p>
          </table:table-cell>
          <table:table-cell table:formula="of:=IF([$Data.CE20]=&quot;&quot;;0;(IF([$Data.CE20]=&quot;?&quot;;&quot;?&quot;;1)))" office:value-type="float" office:value="1" calcext:value-type="float">
            <text:p>1</text:p>
          </table:table-cell>
          <table:table-cell table:formula="of:=IF([$Data.CF20]=&quot;&quot;;0;(IF([$Data.CF20]=&quot;?&quot;;&quot;?&quot;;1)))" office:value-type="float" office:value="0" calcext:value-type="float">
            <text:p>0</text:p>
          </table:table-cell>
          <table:table-cell table:formula="of:=IF([$Data.CG20]=&quot;&quot;;0;(IF([$Data.CG20]=&quot;?&quot;;&quot;?&quot;;1)))" office:value-type="float" office:value="1" calcext:value-type="float">
            <text:p>1</text:p>
          </table:table-cell>
          <table:table-cell table:formula="of:=IF([$Data.CH20]=&quot;&quot;;0;(IF([$Data.CH20]=&quot;?&quot;;&quot;?&quot;;1)))" office:value-type="float" office:value="1" calcext:value-type="float">
            <text:p>1</text:p>
          </table:table-cell>
          <table:table-cell table:formula="of:=IF([$Data.CI20]=&quot;&quot;;0;(IF([$Data.CI20]=&quot;?&quot;;&quot;?&quot;;1)))" office:value-type="float" office:value="0" calcext:value-type="float">
            <text:p>0</text:p>
          </table:table-cell>
          <table:table-cell table:formula="of:=IF([$Data.CJ20]=&quot;&quot;;0;(IF([$Data.CJ20]=&quot;?&quot;;&quot;?&quot;;1)))" office:value-type="float" office:value="0" calcext:value-type="float">
            <text:p>0</text:p>
          </table:table-cell>
          <table:table-cell table:formula="of:=IF([$Data.CK20]=&quot;&quot;;0;(IF([$Data.CK20]=&quot;?&quot;;&quot;?&quot;;1)))" office:value-type="float" office:value="1" calcext:value-type="float">
            <text:p>1</text:p>
          </table:table-cell>
          <table:table-cell table:formula="of:=IF([$Data.CL20]=&quot;&quot;;0;(IF([$Data.CL20]=&quot;?&quot;;&quot;?&quot;;1)))" office:value-type="float" office:value="0" calcext:value-type="float">
            <text:p>0</text:p>
          </table:table-cell>
          <table:table-cell table:formula="of:=IF([$Data.CM20]=&quot;&quot;;0;(IF([$Data.CM20]=&quot;?&quot;;&quot;?&quot;;1)))" office:value-type="float" office:value="1" calcext:value-type="float">
            <text:p>1</text:p>
          </table:table-cell>
          <table:table-cell table:formula="of:=IF([$Data.CN20]=&quot;&quot;;0;(IF([$Data.CN20]=&quot;?&quot;;&quot;?&quot;;1)))" office:value-type="float" office:value="1" calcext:value-type="float">
            <text:p>1</text:p>
          </table:table-cell>
          <table:table-cell table:formula="of:=IF([$Data.CO20]=&quot;&quot;;0;(IF([$Data.CO20]=&quot;?&quot;;&quot;?&quot;;1)))" office:value-type="float" office:value="0" calcext:value-type="float">
            <text:p>0</text:p>
          </table:table-cell>
          <table:table-cell table:formula="of:=IF([$Data.CP20]=&quot;&quot;;0;(IF([$Data.CP20]=&quot;?&quot;;&quot;?&quot;;1)))" office:value-type="float" office:value="1" calcext:value-type="float">
            <text:p>1</text:p>
          </table:table-cell>
          <table:table-cell table:formula="of:=IF([$Data.CQ20]=&quot;&quot;;0;(IF([$Data.CQ20]=&quot;?&quot;;&quot;?&quot;;1)))" office:value-type="float" office:value="0" calcext:value-type="float">
            <text:p>0</text:p>
          </table:table-cell>
          <table:table-cell table:formula="of:=IF([$Data.CR20]=&quot;&quot;;0;(IF([$Data.CR20]=&quot;?&quot;;&quot;?&quot;;1)))" office:value-type="float" office:value="0" calcext:value-type="float">
            <text:p>0</text:p>
          </table:table-cell>
          <table:table-cell table:formula="of:=IF([$Data.CS20]=&quot;&quot;;0;(IF([$Data.CS20]=&quot;?&quot;;&quot;?&quot;;1)))" office:value-type="float" office:value="0" calcext:value-type="float">
            <text:p>0</text:p>
          </table:table-cell>
          <table:table-cell table:formula="of:=IF([$Data.CT20]=&quot;&quot;;0;(IF([$Data.CT20]=&quot;?&quot;;&quot;?&quot;;1)))" office:value-type="float" office:value="0" calcext:value-type="float">
            <text:p>0</text:p>
          </table:table-cell>
          <table:table-cell table:formula="of:=IF([$Data.CU20]=&quot;&quot;;0;(IF([$Data.CU20]=&quot;?&quot;;&quot;?&quot;;1)))" office:value-type="float" office:value="1" calcext:value-type="float">
            <text:p>1</text:p>
          </table:table-cell>
          <table:table-cell table:formula="of:=IF([$Data.CV20]=&quot;&quot;;0;(IF([$Data.CV20]=&quot;?&quot;;&quot;?&quot;;1)))" office:value-type="float" office:value="0" calcext:value-type="float">
            <text:p>0</text:p>
          </table:table-cell>
          <table:table-cell table:formula="of:=IF([$Data.CW20]=&quot;&quot;;0;(IF([$Data.CW20]=&quot;?&quot;;&quot;?&quot;;1)))" office:value-type="float" office:value="0" calcext:value-type="float">
            <text:p>0</text:p>
          </table:table-cell>
          <table:table-cell table:formula="of:=IF([$Data.CX20]=&quot;&quot;;0;(IF([$Data.CX20]=&quot;?&quot;;&quot;?&quot;;1)))" office:value-type="float" office:value="0" calcext:value-type="float">
            <text:p>0</text:p>
          </table:table-cell>
          <table:table-cell table:formula="of:=IF([$Data.CY20]=&quot;&quot;;0;(IF([$Data.CY20]=&quot;?&quot;;&quot;?&quot;;1)))" office:value-type="float" office:value="0" calcext:value-type="float">
            <text:p>0</text:p>
          </table:table-cell>
          <table:table-cell table:formula="of:=IF([$Data.CZ20]=&quot;&quot;;0;(IF([$Data.CZ20]=&quot;?&quot;;&quot;?&quot;;1)))" office:value-type="float" office:value="0" calcext:value-type="float">
            <text:p>0</text:p>
          </table:table-cell>
          <table:table-cell table:formula="of:=IF([$Data.DA20]=&quot;&quot;;0;(IF([$Data.DA20]=&quot;?&quot;;&quot;?&quot;;1)))" office:value-type="float" office:value="1" calcext:value-type="float">
            <text:p>1</text:p>
          </table:table-cell>
          <table:table-cell table:formula="of:=IF([$Data.DB20]=&quot;&quot;;0;(IF([$Data.DB20]=&quot;?&quot;;&quot;?&quot;;1)))" office:value-type="float" office:value="0" calcext:value-type="float">
            <text:p>0</text:p>
          </table:table-cell>
          <table:table-cell table:formula="of:=IF([$Data.DC20]=&quot;&quot;;0;(IF([$Data.DC20]=&quot;?&quot;;&quot;?&quot;;1)))" office:value-type="float" office:value="1" calcext:value-type="float">
            <text:p>1</text:p>
          </table:table-cell>
          <table:table-cell table:formula="of:=IF([$Data.DD20]=&quot;&quot;;0;(IF([$Data.DD20]=&quot;?&quot;;&quot;?&quot;;1)))" office:value-type="float" office:value="0" calcext:value-type="float">
            <text:p>0</text:p>
          </table:table-cell>
          <table:table-cell table:formula="of:=IF([$Data.DE20]=&quot;&quot;;0;(IF([$Data.DE20]=&quot;?&quot;;&quot;?&quot;;1)))" office:value-type="float" office:value="1" calcext:value-type="float">
            <text:p>1</text:p>
          </table:table-cell>
          <table:table-cell table:formula="of:=IF([$Data.DF20]=&quot;&quot;;0;(IF([$Data.DF20]=&quot;?&quot;;&quot;?&quot;;1)))" office:value-type="float" office:value="1" calcext:value-type="float">
            <text:p>1</text:p>
          </table:table-cell>
          <table:table-cell table:formula="of:=IF([$Data.DG20]=&quot;&quot;;0;(IF([$Data.DG20]=&quot;?&quot;;&quot;?&quot;;1)))" office:value-type="float" office:value="1" calcext:value-type="float">
            <text:p>1</text:p>
          </table:table-cell>
          <table:table-cell table:formula="of:=IF([$Data.DH20]=&quot;&quot;;0;(IF([$Data.DH20]=&quot;?&quot;;&quot;?&quot;;1)))" office:value-type="float" office:value="1" calcext:value-type="float">
            <text:p>1</text:p>
          </table:table-cell>
          <table:table-cell table:formula="of:=IF([$Data.DI20]=&quot;&quot;;0;(IF([$Data.DI20]=&quot;?&quot;;&quot;?&quot;;1)))" office:value-type="float" office:value="1" calcext:value-type="float">
            <text:p>1</text:p>
          </table:table-cell>
          <table:table-cell table:formula="of:=IF([$Data.DJ20]=&quot;&quot;;0;(IF([$Data.DJ20]=&quot;?&quot;;&quot;?&quot;;1)))" office:value-type="float" office:value="0" calcext:value-type="float">
            <text:p>0</text:p>
          </table:table-cell>
          <table:table-cell table:formula="of:=IF([$Data.DK20]=&quot;&quot;;0;(IF([$Data.DK20]=&quot;?&quot;;&quot;?&quot;;1)))" office:value-type="float" office:value="1" calcext:value-type="float">
            <text:p>1</text:p>
          </table:table-cell>
          <table:table-cell table:formula="of:=IF([$Data.DL20]=&quot;&quot;;0;(IF([$Data.DL20]=&quot;?&quot;;&quot;?&quot;;1)))" office:value-type="float" office:value="1" calcext:value-type="float">
            <text:p>1</text:p>
          </table:table-cell>
          <table:table-cell table:formula="of:=IF([$Data.DM20]=&quot;&quot;;0;(IF([$Data.DM20]=&quot;?&quot;;&quot;?&quot;;1)))" office:value-type="float" office:value="1" calcext:value-type="float">
            <text:p>1</text:p>
          </table:table-cell>
          <table:table-cell table:formula="of:=IF([$Data.DN20]=&quot;&quot;;0;(IF([$Data.DN20]=&quot;?&quot;;&quot;?&quot;;1)))" office:value-type="float" office:value="0" calcext:value-type="float">
            <text:p>0</text:p>
          </table:table-cell>
          <table:table-cell table:formula="of:=IF([$Data.DO20]=&quot;&quot;;0;(IF([$Data.DO20]=&quot;?&quot;;&quot;?&quot;;1)))" office:value-type="float" office:value="1" calcext:value-type="float">
            <text:p>1</text:p>
          </table:table-cell>
          <table:table-cell table:formula="of:=IF([$Data.DP20]=&quot;&quot;;0;(IF([$Data.DP20]=&quot;?&quot;;&quot;?&quot;;1)))" office:value-type="float" office:value="1" calcext:value-type="float">
            <text:p>1</text:p>
          </table:table-cell>
          <table:table-cell table:formula="of:=IF([$Data.DQ20]=&quot;&quot;;0;(IF([$Data.DQ20]=&quot;?&quot;;&quot;?&quot;;1)))" office:value-type="float" office:value="0" calcext:value-type="float">
            <text:p>0</text:p>
          </table:table-cell>
          <table:table-cell table:formula="of:=IF([$Data.DR20]=&quot;&quot;;0;(IF([$Data.DR20]=&quot;?&quot;;&quot;?&quot;;1)))" office:value-type="float" office:value="0" calcext:value-type="float">
            <text:p>0</text:p>
          </table:table-cell>
          <table:table-cell table:formula="of:=IF([$Data.DS20]=&quot;&quot;;0;(IF([$Data.DS20]=&quot;?&quot;;&quot;?&quot;;1)))" office:value-type="float" office:value="0" calcext:value-type="float">
            <text:p>0</text:p>
          </table:table-cell>
          <table:table-cell table:formula="of:=IF([$Data.DT20]=&quot;&quot;;0;(IF([$Data.DT20]=&quot;?&quot;;&quot;?&quot;;1)))" office:value-type="float" office:value="1" calcext:value-type="float">
            <text:p>1</text:p>
          </table:table-cell>
          <table:table-cell table:formula="of:=IF([$Data.DU20]=&quot;&quot;;0;(IF([$Data.DU20]=&quot;?&quot;;&quot;?&quot;;1)))" office:value-type="float" office:value="0" calcext:value-type="float">
            <text:p>0</text:p>
          </table:table-cell>
          <table:table-cell table:formula="of:=IF([$Data.DV20]=&quot;&quot;;0;(IF([$Data.DV20]=&quot;?&quot;;&quot;?&quot;;1)))" office:value-type="float" office:value="1" calcext:value-type="float">
            <text:p>1</text:p>
          </table:table-cell>
          <table:table-cell table:formula="of:=IF([$Data.DW20]=&quot;&quot;;0;(IF([$Data.DW20]=&quot;?&quot;;&quot;?&quot;;1)))" office:value-type="float" office:value="0" calcext:value-type="float">
            <text:p>0</text:p>
          </table:table-cell>
          <table:table-cell table:formula="of:=IF([$Data.DX20]=&quot;&quot;;0;(IF([$Data.DX20]=&quot;?&quot;;&quot;?&quot;;1)))" office:value-type="float" office:value="0" calcext:value-type="float">
            <text:p>0</text:p>
          </table:table-cell>
          <table:table-cell table:formula="of:=IF([$Data.DY20]=&quot;&quot;;0;(IF([$Data.DY20]=&quot;?&quot;;&quot;?&quot;;1)))" office:value-type="float" office:value="0" calcext:value-type="float">
            <text:p>0</text:p>
          </table:table-cell>
          <table:table-cell table:formula="of:=IF([$Data.DZ20]=&quot;&quot;;0;(IF([$Data.DZ20]=&quot;?&quot;;&quot;?&quot;;1)))" office:value-type="float" office:value="1" calcext:value-type="float">
            <text:p>1</text:p>
          </table:table-cell>
          <table:table-cell table:formula="of:=IF([$Data.EA20]=&quot;&quot;;0;(IF([$Data.EA20]=&quot;?&quot;;&quot;?&quot;;1)))" office:value-type="float" office:value="0" calcext:value-type="float">
            <text:p>0</text:p>
          </table:table-cell>
          <table:table-cell table:formula="of:=IF([$Data.EB20]=&quot;&quot;;0;(IF([$Data.EB20]=&quot;?&quot;;&quot;?&quot;;1)))" office:value-type="float" office:value="0" calcext:value-type="float">
            <text:p>0</text:p>
          </table:table-cell>
          <table:table-cell table:formula="of:=IF([$Data.EC20]=&quot;&quot;;0;(IF([$Data.EC20]=&quot;?&quot;;&quot;?&quot;;1)))" office:value-type="float" office:value="0" calcext:value-type="float">
            <text:p>0</text:p>
          </table:table-cell>
          <table:table-cell table:formula="of:=IF([$Data.ED20]=&quot;&quot;;0;(IF([$Data.ED20]=&quot;?&quot;;&quot;?&quot;;1)))" office:value-type="float" office:value="0" calcext:value-type="float">
            <text:p>0</text:p>
          </table:table-cell>
          <table:table-cell table:formula="of:=IF([$Data.EE20]=&quot;&quot;;0;(IF([$Data.EE20]=&quot;?&quot;;&quot;?&quot;;1)))" office:value-type="float" office:value="1" calcext:value-type="float">
            <text:p>1</text:p>
          </table:table-cell>
          <table:table-cell table:formula="of:=IF([$Data.EF20]=&quot;&quot;;0;(IF([$Data.EF20]=&quot;?&quot;;&quot;?&quot;;1)))" office:value-type="float" office:value="1" calcext:value-type="float">
            <text:p>1</text:p>
          </table:table-cell>
          <table:table-cell table:formula="of:=IF([$Data.EG20]=&quot;&quot;;0;(IF([$Data.EG20]=&quot;?&quot;;&quot;?&quot;;1)))" office:value-type="float" office:value="0" calcext:value-type="float">
            <text:p>0</text:p>
          </table:table-cell>
          <table:table-cell table:formula="of:=IF([$Data.EH20]=&quot;&quot;;0;(IF([$Data.EH20]=&quot;?&quot;;&quot;?&quot;;1)))" office:value-type="float" office:value="1" calcext:value-type="float">
            <text:p>1</text:p>
          </table:table-cell>
          <table:table-cell table:formula="of:=IF([$Data.EI20]=&quot;&quot;;0;(IF([$Data.EI20]=&quot;?&quot;;&quot;?&quot;;1)))" office:value-type="float" office:value="0" calcext:value-type="float">
            <text:p>0</text:p>
          </table:table-cell>
          <table:table-cell table:formula="of:=IF([$Data.EJ20]=&quot;&quot;;0;(IF([$Data.EJ20]=&quot;?&quot;;&quot;?&quot;;1)))" office:value-type="float" office:value="1" calcext:value-type="float">
            <text:p>1</text:p>
          </table:table-cell>
          <table:table-cell table:formula="of:=IF([$Data.EK20]=&quot;&quot;;0;(IF([$Data.EK20]=&quot;?&quot;;&quot;?&quot;;1)))" office:value-type="float" office:value="0" calcext:value-type="float">
            <text:p>0</text:p>
          </table:table-cell>
          <table:table-cell table:formula="of:=IF([$Data.EL20]=&quot;&quot;;0;(IF([$Data.EL20]=&quot;?&quot;;&quot;?&quot;;1)))" office:value-type="float" office:value="1" calcext:value-type="float">
            <text:p>1</text:p>
          </table:table-cell>
          <table:table-cell table:formula="of:=IF([$Data.EM20]=&quot;&quot;;0;(IF([$Data.EM20]=&quot;?&quot;;&quot;?&quot;;1)))" office:value-type="float" office:value="0" calcext:value-type="float">
            <text:p>0</text:p>
          </table:table-cell>
          <table:table-cell table:formula="of:=IF([$Data.EN20]=&quot;&quot;;0;(IF([$Data.EN20]=&quot;?&quot;;&quot;?&quot;;1)))" office:value-type="float" office:value="1" calcext:value-type="float">
            <text:p>1</text:p>
          </table:table-cell>
          <table:table-cell table:formula="of:=IF([$Data.EO20]=&quot;&quot;;0;(IF([$Data.EO20]=&quot;?&quot;;&quot;?&quot;;1)))" office:value-type="float" office:value="0" calcext:value-type="float">
            <text:p>0</text:p>
          </table:table-cell>
          <table:table-cell table:formula="of:=IF([$Data.EP20]=&quot;&quot;;0;(IF([$Data.EP20]=&quot;?&quot;;&quot;?&quot;;1)))" office:value-type="float" office:value="1" calcext:value-type="float">
            <text:p>1</text:p>
          </table:table-cell>
          <table:table-cell table:formula="of:=IF([$Data.EQ20]=&quot;&quot;;0;(IF([$Data.EQ20]=&quot;?&quot;;&quot;?&quot;;1)))" office:value-type="float" office:value="1" calcext:value-type="float">
            <text:p>1</text:p>
          </table:table-cell>
          <table:table-cell table:formula="of:=IF([$Data.ER20]=&quot;&quot;;0;(IF([$Data.ER20]=&quot;?&quot;;&quot;?&quot;;1)))" office:value-type="float" office:value="0" calcext:value-type="float">
            <text:p>0</text:p>
          </table:table-cell>
          <table:table-cell table:formula="of:=IF([$Data.ES20]=&quot;&quot;;0;(IF([$Data.ES20]=&quot;?&quot;;&quot;?&quot;;1)))" office:value-type="float" office:value="0" calcext:value-type="float">
            <text:p>0</text:p>
          </table:table-cell>
          <table:table-cell table:formula="of:=IF([$Data.ET20]=&quot;&quot;;0;(IF([$Data.ET20]=&quot;?&quot;;&quot;?&quot;;1)))" office:value-type="float" office:value="0" calcext:value-type="float">
            <text:p>0</text:p>
          </table:table-cell>
          <table:table-cell table:formula="of:=IF([$Data.EU20]=&quot;&quot;;0;(IF([$Data.EU20]=&quot;?&quot;;&quot;?&quot;;1)))" office:value-type="float" office:value="0" calcext:value-type="float">
            <text:p>0</text:p>
          </table:table-cell>
          <table:table-cell table:formula="of:=IF([$Data.EV20]=&quot;&quot;;0;(IF([$Data.EV20]=&quot;?&quot;;&quot;?&quot;;1)))" office:value-type="float" office:value="0" calcext:value-type="float">
            <text:p>0</text:p>
          </table:table-cell>
          <table:table-cell table:formula="of:=IF([$Data.EW20]=&quot;&quot;;0;(IF([$Data.EW20]=&quot;?&quot;;&quot;?&quot;;1)))" office:value-type="float" office:value="0" calcext:value-type="float">
            <text:p>0</text:p>
          </table:table-cell>
          <table:table-cell table:formula="of:=IF([$Data.EX20]=&quot;&quot;;0;(IF([$Data.EX20]=&quot;?&quot;;&quot;?&quot;;1)))" office:value-type="float" office:value="0" calcext:value-type="float">
            <text:p>0</text:p>
          </table:table-cell>
          <table:table-cell table:formula="of:=IF([$Data.EY20]=&quot;&quot;;0;(IF([$Data.EY20]=&quot;?&quot;;&quot;?&quot;;1)))" office:value-type="float" office:value="0" calcext:value-type="float">
            <text:p>0</text:p>
          </table:table-cell>
          <table:table-cell table:formula="of:=IF([$Data.EZ20]=&quot;&quot;;0;(IF([$Data.EZ20]=&quot;?&quot;;&quot;?&quot;;1)))" office:value-type="float" office:value="0" calcext:value-type="float">
            <text:p>0</text:p>
          </table:table-cell>
          <table:table-cell table:formula="of:=IF([$Data.FA20]=&quot;&quot;;0;(IF([$Data.FA20]=&quot;?&quot;;&quot;?&quot;;1)))" office:value-type="float" office:value="0" calcext:value-type="float">
            <text:p>0</text:p>
          </table:table-cell>
          <table:table-cell table:formula="of:=IF([$Data.FB20]=&quot;&quot;;0;(IF([$Data.FB20]=&quot;?&quot;;&quot;?&quot;;1)))" office:value-type="float" office:value="0" calcext:value-type="float">
            <text:p>0</text:p>
          </table:table-cell>
          <table:table-cell table:formula="of:=IF([$Data.FC20]=&quot;&quot;;0;(IF([$Data.FC20]=&quot;?&quot;;&quot;?&quot;;1)))" office:value-type="float" office:value="0" calcext:value-type="float">
            <text:p>0</text:p>
          </table:table-cell>
          <table:table-cell table:formula="of:=IF([$Data.FD20]=&quot;&quot;;0;(IF([$Data.FD20]=&quot;?&quot;;&quot;?&quot;;1)))" office:value-type="float" office:value="0" calcext:value-type="float">
            <text:p>0</text:p>
          </table:table-cell>
          <table:table-cell table:formula="of:=IF([$Data.FE20]=&quot;&quot;;0;(IF([$Data.FE20]=&quot;?&quot;;&quot;?&quot;;1)))" office:value-type="float" office:value="0" calcext:value-type="float">
            <text:p>0</text:p>
          </table:table-cell>
          <table:table-cell table:formula="of:=IF([$Data.FF20]=&quot;&quot;;0;(IF([$Data.FF20]=&quot;?&quot;;&quot;?&quot;;1)))" office:value-type="float" office:value="0" calcext:value-type="float">
            <text:p>0</text:p>
          </table:table-cell>
          <table:table-cell table:formula="of:=IF([$Data.FG20]=&quot;&quot;;0;(IF([$Data.FG20]=&quot;?&quot;;&quot;?&quot;;1)))" office:value-type="float" office:value="0" calcext:value-type="float">
            <text:p>0</text:p>
          </table:table-cell>
          <table:table-cell table:formula="of:=IF([$Data.FH20]=&quot;&quot;;0;(IF([$Data.FH20]=&quot;?&quot;;&quot;?&quot;;1)))" office:value-type="float" office:value="0" calcext:value-type="float">
            <text:p>0</text:p>
          </table:table-cell>
          <table:table-cell table:formula="of:=IF([$Data.FI20]=&quot;&quot;;0;(IF([$Data.FI20]=&quot;?&quot;;&quot;?&quot;;1)))" office:value-type="float" office:value="0" calcext:value-type="float">
            <text:p>0</text:p>
          </table:table-cell>
          <table:table-cell table:formula="of:=IF([$Data.FJ20]=&quot;&quot;;0;(IF([$Data.FJ20]=&quot;?&quot;;&quot;?&quot;;1)))" office:value-type="float" office:value="0" calcext:value-type="float">
            <text:p>0</text:p>
          </table:table-cell>
          <table:table-cell table:formula="of:=IF([$Data.FK20]=&quot;&quot;;0;(IF([$Data.FK20]=&quot;?&quot;;&quot;?&quot;;1)))" office:value-type="float" office:value="0" calcext:value-type="float">
            <text:p>0</text:p>
          </table:table-cell>
          <table:table-cell table:formula="of:=IF([$Data.FL20]=&quot;&quot;;0;(IF([$Data.FL20]=&quot;?&quot;;&quot;?&quot;;1)))" office:value-type="float" office:value="0" calcext:value-type="float">
            <text:p>0</text:p>
          </table:table-cell>
          <table:table-cell table:formula="of:=IF([$Data.FM20]=&quot;&quot;;0;(IF([$Data.FM20]=&quot;?&quot;;&quot;?&quot;;1)))" office:value-type="float" office:value="0" calcext:value-type="float">
            <text:p>0</text:p>
          </table:table-cell>
          <table:table-cell table:formula="of:=IF([$Data.FN20]=&quot;&quot;;0;(IF([$Data.FN20]=&quot;?&quot;;&quot;?&quot;;1)))" office:value-type="float" office:value="0" calcext:value-type="float">
            <text:p>0</text:p>
          </table:table-cell>
          <table:table-cell table:formula="of:=IF([$Data.FO20]=&quot;&quot;;0;(IF([$Data.FO20]=&quot;?&quot;;&quot;?&quot;;1)))" office:value-type="float" office:value="0" calcext:value-type="float">
            <text:p>0</text:p>
          </table:table-cell>
          <table:table-cell table:formula="of:=IF([$Data.FP20]=&quot;&quot;;0;(IF([$Data.FP20]=&quot;?&quot;;&quot;?&quot;;1)))" office:value-type="float" office:value="0" calcext:value-type="float">
            <text:p>0</text:p>
          </table:table-cell>
          <table:table-cell table:formula="of:=IF([$Data.FQ20]=&quot;&quot;;0;(IF([$Data.FQ20]=&quot;?&quot;;&quot;?&quot;;1)))" office:value-type="float" office:value="0" calcext:value-type="float">
            <text:p>0</text:p>
          </table:table-cell>
          <table:table-cell table:formula="of:=IF([$Data.FR20]=&quot;&quot;;0;(IF([$Data.FR20]=&quot;?&quot;;&quot;?&quot;;1)))" office:value-type="float" office:value="0" calcext:value-type="float">
            <text:p>0</text:p>
          </table:table-cell>
          <table:table-cell table:formula="of:=IF([$Data.FS20]=&quot;&quot;;0;(IF([$Data.FS20]=&quot;?&quot;;&quot;?&quot;;1)))" office:value-type="float" office:value="0" calcext:value-type="float">
            <text:p>0</text:p>
          </table:table-cell>
          <table:table-cell table:formula="of:=IF([$Data.FT20]=&quot;&quot;;0;(IF([$Data.FT20]=&quot;?&quot;;&quot;?&quot;;1)))" office:value-type="float" office:value="1" calcext:value-type="float">
            <text:p>1</text:p>
          </table:table-cell>
          <table:table-cell table:formula="of:=IF([$Data.FU20]=&quot;&quot;;0;(IF([$Data.FU20]=&quot;?&quot;;&quot;?&quot;;1)))" office:value-type="float" office:value="0" calcext:value-type="float">
            <text:p>0</text:p>
          </table:table-cell>
          <table:table-cell table:formula="of:=IF([$Data.FV20]=&quot;&quot;;0;(IF([$Data.FV20]=&quot;?&quot;;&quot;?&quot;;1)))" office:value-type="float" office:value="0" calcext:value-type="float">
            <text:p>0</text:p>
          </table:table-cell>
          <table:table-cell table:formula="of:=IF([$Data.FW20]=&quot;&quot;;0;(IF([$Data.FW20]=&quot;?&quot;;&quot;?&quot;;1)))" office:value-type="float" office:value="1" calcext:value-type="float">
            <text:p>1</text:p>
          </table:table-cell>
          <table:table-cell table:formula="of:=IF([$Data.FX20]=&quot;&quot;;0;(IF([$Data.FX20]=&quot;?&quot;;&quot;?&quot;;1)))" office:value-type="float" office:value="1" calcext:value-type="float">
            <text:p>1</text:p>
          </table:table-cell>
          <table:table-cell table:formula="of:=IF([$Data.FY20]=&quot;&quot;;0;(IF([$Data.FY20]=&quot;?&quot;;&quot;?&quot;;1)))" office:value-type="float" office:value="1" calcext:value-type="float">
            <text:p>1</text:p>
          </table:table-cell>
          <table:table-cell table:formula="of:=IF([$Data.FZ20]=&quot;&quot;;0;(IF([$Data.FZ20]=&quot;?&quot;;&quot;?&quot;;1)))" office:value-type="float" office:value="1" calcext:value-type="float">
            <text:p>1</text:p>
          </table:table-cell>
          <table:table-cell table:formula="of:=IF([$Data.GA20]=&quot;&quot;;0;(IF([$Data.GA20]=&quot;?&quot;;&quot;?&quot;;1)))" office:value-type="float" office:value="0" calcext:value-type="float">
            <text:p>0</text:p>
          </table:table-cell>
          <table:table-cell table:formula="of:=IF([$Data.GB20]=&quot;&quot;;0;(IF([$Data.GB20]=&quot;?&quot;;&quot;?&quot;;1)))" office:value-type="float" office:value="0" calcext:value-type="float">
            <text:p>0</text:p>
          </table:table-cell>
          <table:table-cell table:formula="of:=IF([$Data.GC20]=&quot;&quot;;0;(IF([$Data.GC20]=&quot;?&quot;;&quot;?&quot;;1)))" office:value-type="float" office:value="1" calcext:value-type="float">
            <text:p>1</text:p>
          </table:table-cell>
          <table:table-cell table:formula="of:=IF([$Data.GD20]=&quot;&quot;;0;(IF([$Data.GD20]=&quot;?&quot;;&quot;?&quot;;1)))" office:value-type="float" office:value="0" calcext:value-type="float">
            <text:p>0</text:p>
          </table:table-cell>
          <table:table-cell table:formula="of:=IF([$Data.GE20]=&quot;&quot;;0;(IF([$Data.GE20]=&quot;?&quot;;&quot;?&quot;;1)))" office:value-type="float" office:value="1" calcext:value-type="float">
            <text:p>1</text:p>
          </table:table-cell>
          <table:table-cell table:formula="of:=IF([$Data.GF20]=&quot;&quot;;0;(IF([$Data.GF20]=&quot;?&quot;;&quot;?&quot;;1)))" office:value-type="float" office:value="1" calcext:value-type="float">
            <text:p>1</text:p>
          </table:table-cell>
          <table:table-cell table:formula="of:=IF([$Data.GG20]=&quot;&quot;;0;(IF([$Data.GG20]=&quot;?&quot;;&quot;?&quot;;1)))" office:value-type="float" office:value="0" calcext:value-type="float">
            <text:p>0</text:p>
          </table:table-cell>
          <table:table-cell table:formula="of:=IF([$Data.GH20]=&quot;&quot;;0;(IF([$Data.GH20]=&quot;?&quot;;&quot;?&quot;;1)))" office:value-type="float" office:value="0" calcext:value-type="float">
            <text:p>0</text:p>
          </table:table-cell>
          <table:table-cell table:formula="of:=IF([$Data.GI20]=&quot;&quot;;0;(IF([$Data.GI20]=&quot;?&quot;;&quot;?&quot;;1)))" office:value-type="float" office:value="1" calcext:value-type="float">
            <text:p>1</text:p>
          </table:table-cell>
          <table:table-cell table:formula="of:=IF([$Data.GJ20]=&quot;&quot;;0;(IF([$Data.GJ20]=&quot;?&quot;;&quot;?&quot;;1)))" office:value-type="float" office:value="0" calcext:value-type="float">
            <text:p>0</text:p>
          </table:table-cell>
          <table:table-cell table:formula="of:=IF([$Data.GK20]=&quot;&quot;;0;(IF([$Data.GK20]=&quot;?&quot;;&quot;?&quot;;1)))" office:value-type="float" office:value="0" calcext:value-type="float">
            <text:p>0</text:p>
          </table:table-cell>
          <table:table-cell table:formula="of:=IF([$Data.GL20]=&quot;&quot;;0;(IF([$Data.GL20]=&quot;?&quot;;&quot;?&quot;;1)))" office:value-type="float" office:value="0" calcext:value-type="float">
            <text:p>0</text:p>
          </table:table-cell>
          <table:table-cell table:formula="of:=IF([$Data.GM20]=&quot;&quot;;0;(IF([$Data.GM20]=&quot;?&quot;;&quot;?&quot;;1)))" office:value-type="float" office:value="0" calcext:value-type="float">
            <text:p>0</text:p>
          </table:table-cell>
          <table:table-cell table:formula="of:=IF([$Data.GN20]=&quot;&quot;;0;(IF([$Data.GN20]=&quot;?&quot;;&quot;?&quot;;1)))" office:value-type="float" office:value="0" calcext:value-type="float">
            <text:p>0</text:p>
          </table:table-cell>
          <table:table-cell table:formula="of:=IF([$Data.GO20]=&quot;&quot;;0;(IF([$Data.GO20]=&quot;?&quot;;&quot;?&quot;;1)))" office:value-type="float" office:value="0" calcext:value-type="float">
            <text:p>0</text:p>
          </table:table-cell>
          <table:table-cell table:formula="of:=IF([$Data.GP20]=&quot;&quot;;0;(IF([$Data.GP20]=&quot;?&quot;;&quot;?&quot;;1)))" office:value-type="float" office:value="0" calcext:value-type="float">
            <text:p>0</text:p>
          </table:table-cell>
          <table:table-cell table:formula="of:=IF([$Data.GQ20]=&quot;&quot;;0;(IF([$Data.GQ20]=&quot;?&quot;;&quot;?&quot;;1)))" office:value-type="float" office:value="0" calcext:value-type="float">
            <text:p>0</text:p>
          </table:table-cell>
          <table:table-cell table:formula="of:=IF([$Data.GR20]=&quot;&quot;;0;(IF([$Data.GR20]=&quot;?&quot;;&quot;?&quot;;1)))" office:value-type="float" office:value="1" calcext:value-type="float">
            <text:p>1</text:p>
          </table:table-cell>
          <table:table-cell table:formula="of:=IF([$Data.GS20]=&quot;&quot;;0;(IF([$Data.GS20]=&quot;?&quot;;&quot;?&quot;;1)))" office:value-type="float" office:value="1" calcext:value-type="float">
            <text:p>1</text:p>
          </table:table-cell>
          <table:table-cell table:formula="of:=IF([$Data.GT20]=&quot;&quot;;0;(IF([$Data.GT20]=&quot;?&quot;;&quot;?&quot;;1)))" office:value-type="float" office:value="1" calcext:value-type="float">
            <text:p>1</text:p>
          </table:table-cell>
          <table:table-cell table:formula="of:=IF([$Data.GU20]=&quot;&quot;;0;(IF([$Data.GU20]=&quot;?&quot;;&quot;?&quot;;1)))" office:value-type="float" office:value="1" calcext:value-type="float">
            <text:p>1</text:p>
          </table:table-cell>
          <table:table-cell table:formula="of:=IF([$Data.GV20]=&quot;&quot;;0;(IF([$Data.GV20]=&quot;?&quot;;&quot;?&quot;;1)))" office:value-type="float" office:value="0" calcext:value-type="float">
            <text:p>0</text:p>
          </table:table-cell>
          <table:table-cell table:formula="of:=IF([$Data.GW20]=&quot;&quot;;0;(IF([$Data.GW20]=&quot;?&quot;;&quot;?&quot;;1)))" office:value-type="float" office:value="0" calcext:value-type="float">
            <text:p>0</text:p>
          </table:table-cell>
          <table:table-cell table:formula="of:=IF([$Data.GX20]=&quot;&quot;;0;(IF([$Data.GX20]=&quot;?&quot;;&quot;?&quot;;1)))" office:value-type="float" office:value="1" calcext:value-type="float">
            <text:p>1</text:p>
          </table:table-cell>
          <table:table-cell table:formula="of:=IF([$Data.GY20]=&quot;&quot;;0;(IF([$Data.GY20]=&quot;?&quot;;&quot;?&quot;;1)))" office:value-type="float" office:value="0" calcext:value-type="float">
            <text:p>0</text:p>
          </table:table-cell>
          <table:table-cell table:formula="of:=IF([$Data.GZ20]=&quot;&quot;;0;(IF([$Data.GZ20]=&quot;?&quot;;&quot;?&quot;;1)))" office:value-type="float" office:value="0" calcext:value-type="float">
            <text:p>0</text:p>
          </table:table-cell>
          <table:table-cell table:formula="of:=IF([$Data.HA20]=&quot;&quot;;0;(IF([$Data.HA20]=&quot;?&quot;;&quot;?&quot;;1)))" office:value-type="float" office:value="0" calcext:value-type="float">
            <text:p>0</text:p>
          </table:table-cell>
          <table:table-cell table:formula="of:=IF([$Data.HB20]=&quot;&quot;;0;(IF([$Data.HB20]=&quot;?&quot;;&quot;?&quot;;1)))" office:value-type="float" office:value="0" calcext:value-type="float">
            <text:p>0</text:p>
          </table:table-cell>
          <table:table-cell table:formula="of:=IF([$Data.HC20]=&quot;&quot;;0;(IF([$Data.HC20]=&quot;?&quot;;&quot;?&quot;;1)))" office:value-type="float" office:value="0" calcext:value-type="float">
            <text:p>0</text:p>
          </table:table-cell>
          <table:table-cell table:formula="of:=IF([$Data.HD20]=&quot;&quot;;0;(IF([$Data.HD20]=&quot;?&quot;;&quot;?&quot;;1)))" office:value-type="float" office:value="0" calcext:value-type="float">
            <text:p>0</text:p>
          </table:table-cell>
          <table:table-cell table:formula="of:=IF([$Data.HE20]=&quot;&quot;;0;(IF([$Data.HE20]=&quot;?&quot;;&quot;?&quot;;1)))" office:value-type="float" office:value="0" calcext:value-type="float">
            <text:p>0</text:p>
          </table:table-cell>
          <table:table-cell table:formula="of:=IF([$Data.HF20]=&quot;&quot;;0;(IF([$Data.HF20]=&quot;?&quot;;&quot;?&quot;;1)))" office:value-type="float" office:value="0" calcext:value-type="float">
            <text:p>0</text:p>
          </table:table-cell>
          <table:table-cell table:formula="of:=IF([$Data.HG20]=&quot;&quot;;0;(IF([$Data.HG20]=&quot;?&quot;;&quot;?&quot;;1)))" office:value-type="float" office:value="0" calcext:value-type="float">
            <text:p>0</text:p>
          </table:table-cell>
          <table:table-cell table:formula="of:=IF([$Data.HH20]=&quot;&quot;;0;(IF([$Data.HH20]=&quot;?&quot;;&quot;?&quot;;1)))" office:value-type="float" office:value="0" calcext:value-type="float">
            <text:p>0</text:p>
          </table:table-cell>
          <table:table-cell table:formula="of:=IF([$Data.HI20]=&quot;&quot;;0;(IF([$Data.HI20]=&quot;?&quot;;&quot;?&quot;;1)))" office:value-type="float" office:value="0" calcext:value-type="float">
            <text:p>0</text:p>
          </table:table-cell>
          <table:table-cell table:formula="of:=IF([$Data.HJ20]=&quot;&quot;;0;(IF([$Data.HJ20]=&quot;?&quot;;&quot;?&quot;;1)))" office:value-type="float" office:value="0" calcext:value-type="float">
            <text:p>0</text:p>
          </table:table-cell>
          <table:table-cell table:formula="of:=IF([$Data.HK20]=&quot;&quot;;0;(IF([$Data.HK20]=&quot;?&quot;;&quot;?&quot;;1)))" office:value-type="float" office:value="0" calcext:value-type="float">
            <text:p>0</text:p>
          </table:table-cell>
          <table:table-cell table:formula="of:=IF([$Data.HL20]=&quot;&quot;;0;(IF([$Data.HL20]=&quot;?&quot;;&quot;?&quot;;1)))" office:value-type="float" office:value="1" calcext:value-type="float">
            <text:p>1</text:p>
          </table:table-cell>
          <table:table-cell table:formula="of:=IF([$Data.HM20]=&quot;&quot;;0;(IF([$Data.HM20]=&quot;?&quot;;&quot;?&quot;;1)))" office:value-type="float" office:value="0" calcext:value-type="float">
            <text:p>0</text:p>
          </table:table-cell>
          <table:table-cell table:formula="of:=IF([$Data.HN20]=&quot;&quot;;0;(IF([$Data.HN20]=&quot;?&quot;;&quot;?&quot;;1)))" office:value-type="float" office:value="0" calcext:value-type="float">
            <text:p>0</text:p>
          </table:table-cell>
          <table:table-cell table:formula="of:=IF([$Data.HO20]=&quot;&quot;;0;(IF([$Data.HO20]=&quot;?&quot;;&quot;?&quot;;1)))" office:value-type="float" office:value="0" calcext:value-type="float">
            <text:p>0</text:p>
          </table:table-cell>
          <table:table-cell table:formula="of:=IF([$Data.HP20]=&quot;&quot;;0;(IF([$Data.HP20]=&quot;?&quot;;&quot;?&quot;;1)))" office:value-type="float" office:value="0" calcext:value-type="float">
            <text:p>0</text:p>
          </table:table-cell>
          <table:table-cell table:formula="of:=IF([$Data.HQ20]=&quot;&quot;;0;(IF([$Data.HQ20]=&quot;?&quot;;&quot;?&quot;;1)))" office:value-type="float" office:value="0" calcext:value-type="float">
            <text:p>0</text:p>
          </table:table-cell>
          <table:table-cell table:formula="of:=IF([$Data.HR20]=&quot;&quot;;0;(IF([$Data.HR20]=&quot;?&quot;;&quot;?&quot;;1)))" office:value-type="float" office:value="0" calcext:value-type="float">
            <text:p>0</text:p>
          </table:table-cell>
          <table:table-cell table:formula="of:=IF([$Data.HS20]=&quot;&quot;;0;(IF([$Data.HS20]=&quot;?&quot;;&quot;?&quot;;1)))" office:value-type="float" office:value="0" calcext:value-type="float">
            <text:p>0</text:p>
          </table:table-cell>
          <table:table-cell table:formula="of:=IF([$Data.HT20]=&quot;&quot;;0;(IF([$Data.HT20]=&quot;?&quot;;&quot;?&quot;;1)))" office:value-type="float" office:value="0" calcext:value-type="float">
            <text:p>0</text:p>
          </table:table-cell>
          <table:table-cell table:formula="of:=IF([$Data.HU20]=&quot;&quot;;0;(IF([$Data.HU20]=&quot;?&quot;;&quot;?&quot;;1)))" office:value-type="float" office:value="0" calcext:value-type="float">
            <text:p>0</text:p>
          </table:table-cell>
          <table:table-cell table:formula="of:=IF([$Data.HV20]=&quot;&quot;;0;(IF([$Data.HV20]=&quot;?&quot;;&quot;?&quot;;1)))" office:value-type="float" office:value="0" calcext:value-type="float">
            <text:p>0</text:p>
          </table:table-cell>
          <table:table-cell table:formula="of:=IF([$Data.HW20]=&quot;&quot;;0;(IF([$Data.HW20]=&quot;?&quot;;&quot;?&quot;;1)))" office:value-type="float" office:value="0" calcext:value-type="float">
            <text:p>0</text:p>
          </table:table-cell>
          <table:table-cell table:formula="of:=IF([$Data.HX20]=&quot;&quot;;0;(IF([$Data.HX20]=&quot;?&quot;;&quot;?&quot;;1)))" office:value-type="float" office:value="0" calcext:value-type="float">
            <text:p>0</text:p>
          </table:table-cell>
          <table:table-cell table:formula="of:=IF([$Data.HY20]=&quot;&quot;;0;(IF([$Data.HY20]=&quot;?&quot;;&quot;?&quot;;1)))" office:value-type="float" office:value="0" calcext:value-type="float">
            <text:p>0</text:p>
          </table:table-cell>
          <table:table-cell table:formula="of:=IF([$Data.HZ20]=&quot;&quot;;0;(IF([$Data.HZ20]=&quot;?&quot;;&quot;?&quot;;1)))" office:value-type="float" office:value="0" calcext:value-type="float">
            <text:p>0</text:p>
          </table:table-cell>
          <table:table-cell table:formula="of:=IF([$Data.IA20]=&quot;&quot;;0;(IF([$Data.IA20]=&quot;?&quot;;&quot;?&quot;;1)))" office:value-type="float" office:value="0" calcext:value-type="float">
            <text:p>0</text:p>
          </table:table-cell>
          <table:table-cell table:formula="of:=IF([$Data.IB20]=&quot;&quot;;0;(IF([$Data.IB20]=&quot;?&quot;;&quot;?&quot;;1)))" office:value-type="float" office:value="0" calcext:value-type="float">
            <text:p>0</text:p>
          </table:table-cell>
          <table:table-cell table:formula="of:=IF([$Data.IC20]=&quot;&quot;;0;(IF([$Data.IC20]=&quot;?&quot;;&quot;?&quot;;1)))" office:value-type="float" office:value="0" calcext:value-type="float">
            <text:p>0</text:p>
          </table:table-cell>
          <table:table-cell table:formula="of:=IF([$Data.ID20]=&quot;&quot;;0;(IF([$Data.ID20]=&quot;?&quot;;&quot;?&quot;;1)))" office:value-type="float" office:value="0" calcext:value-type="float">
            <text:p>0</text:p>
          </table:table-cell>
          <table:table-cell table:formula="of:=IF([$Data.IE20]=&quot;&quot;;0;(IF([$Data.IE20]=&quot;?&quot;;&quot;?&quot;;1)))" office:value-type="float" office:value="0" calcext:value-type="float">
            <text:p>0</text:p>
          </table:table-cell>
          <table:table-cell table:formula="of:=IF([$Data.IF20]=&quot;&quot;;0;(IF([$Data.IF20]=&quot;?&quot;;&quot;?&quot;;1)))" office:value-type="float" office:value="0" calcext:value-type="float">
            <text:p>0</text:p>
          </table:table-cell>
          <table:table-cell table:formula="of:=IF([$Data.IG20]=&quot;&quot;;0;(IF([$Data.IG20]=&quot;?&quot;;&quot;?&quot;;1)))" office:value-type="float" office:value="0" calcext:value-type="float">
            <text:p>0</text:p>
          </table:table-cell>
          <table:table-cell table:formula="of:=IF([$Data.IH20]=&quot;&quot;;0;(IF([$Data.IH20]=&quot;?&quot;;&quot;?&quot;;1)))" office:value-type="float" office:value="0" calcext:value-type="float">
            <text:p>0</text:p>
          </table:table-cell>
          <table:table-cell table:formula="of:=IF([$Data.II20]=&quot;&quot;;0;(IF([$Data.II20]=&quot;?&quot;;&quot;?&quot;;1)))" office:value-type="float" office:value="0" calcext:value-type="float">
            <text:p>0</text:p>
          </table:table-cell>
          <table:table-cell table:formula="of:=IF([$Data.IJ20]=&quot;&quot;;0;(IF([$Data.IJ20]=&quot;?&quot;;&quot;?&quot;;1)))" office:value-type="float" office:value="0" calcext:value-type="float">
            <text:p>0</text:p>
          </table:table-cell>
          <table:table-cell table:formula="of:=IF([$Data.IK20]=&quot;&quot;;0;(IF([$Data.IK20]=&quot;?&quot;;&quot;?&quot;;1)))" office:value-type="float" office:value="0" calcext:value-type="float">
            <text:p>0</text:p>
          </table:table-cell>
          <table:table-cell table:formula="of:=IF([$Data.IL20]=&quot;&quot;;0;(IF([$Data.IL20]=&quot;?&quot;;&quot;?&quot;;1)))" office:value-type="float" office:value="0" calcext:value-type="float">
            <text:p>0</text:p>
          </table:table-cell>
          <table:table-cell table:formula="of:=IF([$Data.IM20]=&quot;&quot;;0;(IF([$Data.IM20]=&quot;?&quot;;&quot;?&quot;;1)))" office:value-type="float" office:value="0" calcext:value-type="float">
            <text:p>0</text:p>
          </table:table-cell>
          <table:table-cell table:formula="of:=IF([$Data.IN20]=&quot;&quot;;0;(IF([$Data.IN20]=&quot;?&quot;;&quot;?&quot;;1)))" office:value-type="float" office:value="0" calcext:value-type="float">
            <text:p>0</text:p>
          </table:table-cell>
          <table:table-cell table:formula="of:=IF([$Data.IO20]=&quot;&quot;;0;(IF([$Data.IO20]=&quot;?&quot;;&quot;?&quot;;1)))" office:value-type="float" office:value="0" calcext:value-type="float">
            <text:p>0</text:p>
          </table:table-cell>
          <table:table-cell table:formula="of:=IF([$Data.IP20]=&quot;&quot;;0;(IF([$Data.IP20]=&quot;?&quot;;&quot;?&quot;;1)))" office:value-type="float" office:value="0" calcext:value-type="float">
            <text:p>0</text:p>
          </table:table-cell>
          <table:table-cell table:number-columns-repeated="2"/>
          <table:table-cell table:formula="of:=SUM([.B17:.HI17])" office:value-type="float" office:value="71" calcext:value-type="float">
            <text:p>71</text:p>
          </table:table-cell>
          <table:table-cell table:number-columns-repeated="804"/>
        </table:table-row>
        <table:table-row table:style-name="ro15">
          <table:table-cell table:formula="of:=[$Data.B21]" office:value-type="string" office:string-value="Dai Huayao" calcext:value-type="string">
            <text:p>Dai Huayao</text:p>
          </table:table-cell>
          <table:table-cell table:formula="of:=IF([$Data.AI21]=&quot;&quot;;0;(IF([$Data.AI21]=&quot;?&quot;;&quot;?&quot;;1)))" office:value-type="float" office:value="1" calcext:value-type="float">
            <text:p>1</text:p>
          </table:table-cell>
          <table:table-cell table:formula="of:=IF([$Data.AJ21]=&quot;&quot;;0;(IF([$Data.AJ21]=&quot;?&quot;;&quot;?&quot;;1)))" office:value-type="float" office:value="0" calcext:value-type="float">
            <text:p>0</text:p>
          </table:table-cell>
          <table:table-cell table:formula="of:=IF([$Data.AK21]=&quot;&quot;;0;(IF([$Data.AK21]=&quot;?&quot;;&quot;?&quot;;1)))" office:value-type="float" office:value="1" calcext:value-type="float">
            <text:p>1</text:p>
          </table:table-cell>
          <table:table-cell table:formula="of:=IF([$Data.AL21]=&quot;&quot;;0;(IF([$Data.AL21]=&quot;?&quot;;&quot;?&quot;;1)))" office:value-type="float" office:value="1" calcext:value-type="float">
            <text:p>1</text:p>
          </table:table-cell>
          <table:table-cell table:formula="of:=IF([$Data.AM21]=&quot;&quot;;0;(IF([$Data.AM21]=&quot;?&quot;;&quot;?&quot;;1)))" office:value-type="float" office:value="1" calcext:value-type="float">
            <text:p>1</text:p>
          </table:table-cell>
          <table:table-cell table:formula="of:=IF([$Data.AN21]=&quot;&quot;;0;(IF([$Data.AN21]=&quot;?&quot;;&quot;?&quot;;1)))" office:value-type="float" office:value="0" calcext:value-type="float">
            <text:p>0</text:p>
          </table:table-cell>
          <table:table-cell table:formula="of:=IF([$Data.AO21]=&quot;&quot;;0;(IF([$Data.AO21]=&quot;?&quot;;&quot;?&quot;;1)))" office:value-type="float" office:value="0" calcext:value-type="float">
            <text:p>0</text:p>
          </table:table-cell>
          <table:table-cell table:formula="of:=IF([$Data.AP21]=&quot;&quot;;0;(IF([$Data.AP21]=&quot;?&quot;;&quot;?&quot;;1)))" office:value-type="float" office:value="1" calcext:value-type="float">
            <text:p>1</text:p>
          </table:table-cell>
          <table:table-cell table:formula="of:=IF([$Data.AQ21]=&quot;&quot;;0;(IF([$Data.AQ21]=&quot;?&quot;;&quot;?&quot;;1)))" office:value-type="float" office:value="1" calcext:value-type="float">
            <text:p>1</text:p>
          </table:table-cell>
          <table:table-cell table:formula="of:=IF([$Data.AR21]=&quot;&quot;;0;(IF([$Data.AR21]=&quot;?&quot;;&quot;?&quot;;1)))" office:value-type="float" office:value="0" calcext:value-type="float">
            <text:p>0</text:p>
          </table:table-cell>
          <table:table-cell table:formula="of:=IF([$Data.AS21]=&quot;&quot;;0;(IF([$Data.AS21]=&quot;?&quot;;&quot;?&quot;;1)))" office:value-type="float" office:value="1" calcext:value-type="float">
            <text:p>1</text:p>
          </table:table-cell>
          <table:table-cell table:formula="of:=IF([$Data.AT21]=&quot;&quot;;0;(IF([$Data.AT21]=&quot;?&quot;;&quot;?&quot;;1)))" office:value-type="float" office:value="0" calcext:value-type="float">
            <text:p>0</text:p>
          </table:table-cell>
          <table:table-cell table:formula="of:=IF([$Data.AU21]=&quot;&quot;;0;(IF([$Data.AU21]=&quot;?&quot;;&quot;?&quot;;1)))" office:value-type="float" office:value="1" calcext:value-type="float">
            <text:p>1</text:p>
          </table:table-cell>
          <table:table-cell table:formula="of:=IF([$Data.AV21]=&quot;&quot;;0;(IF([$Data.AV21]=&quot;?&quot;;&quot;?&quot;;1)))" office:value-type="float" office:value="1" calcext:value-type="float">
            <text:p>1</text:p>
          </table:table-cell>
          <table:table-cell table:formula="of:=IF([$Data.AW21]=&quot;&quot;;0;(IF([$Data.AW21]=&quot;?&quot;;&quot;?&quot;;1)))" office:value-type="float" office:value="1" calcext:value-type="float">
            <text:p>1</text:p>
          </table:table-cell>
          <table:table-cell table:formula="of:=IF([$Data.AX21]=&quot;&quot;;0;(IF([$Data.AX21]=&quot;?&quot;;&quot;?&quot;;1)))" office:value-type="float" office:value="0" calcext:value-type="float">
            <text:p>0</text:p>
          </table:table-cell>
          <table:table-cell table:formula="of:=IF([$Data.AY21]=&quot;&quot;;0;(IF([$Data.AY21]=&quot;?&quot;;&quot;?&quot;;1)))" office:value-type="float" office:value="1" calcext:value-type="float">
            <text:p>1</text:p>
          </table:table-cell>
          <table:table-cell table:formula="of:=IF([$Data.AZ21]=&quot;&quot;;0;(IF([$Data.AZ21]=&quot;?&quot;;&quot;?&quot;;1)))" office:value-type="float" office:value="1" calcext:value-type="float">
            <text:p>1</text:p>
          </table:table-cell>
          <table:table-cell table:formula="of:=IF([$Data.BA21]=&quot;&quot;;0;(IF([$Data.BA21]=&quot;?&quot;;&quot;?&quot;;1)))" office:value-type="float" office:value="0" calcext:value-type="float">
            <text:p>0</text:p>
          </table:table-cell>
          <table:table-cell table:formula="of:=IF([$Data.BB21]=&quot;&quot;;0;(IF([$Data.BB21]=&quot;?&quot;;&quot;?&quot;;1)))" office:value-type="float" office:value="1" calcext:value-type="float">
            <text:p>1</text:p>
          </table:table-cell>
          <table:table-cell table:formula="of:=IF([$Data.BC21]=&quot;&quot;;0;(IF([$Data.BC21]=&quot;?&quot;;&quot;?&quot;;1)))" office:value-type="float" office:value="0" calcext:value-type="float">
            <text:p>0</text:p>
          </table:table-cell>
          <table:table-cell table:formula="of:=IF([$Data.BD21]=&quot;&quot;;0;(IF([$Data.BD21]=&quot;?&quot;;&quot;?&quot;;1)))" office:value-type="float" office:value="1" calcext:value-type="float">
            <text:p>1</text:p>
          </table:table-cell>
          <table:table-cell table:formula="of:=IF([$Data.BE21]=&quot;&quot;;0;(IF([$Data.BE21]=&quot;?&quot;;&quot;?&quot;;1)))" office:value-type="float" office:value="0" calcext:value-type="float">
            <text:p>0</text:p>
          </table:table-cell>
          <table:table-cell table:formula="of:=IF([$Data.BF21]=&quot;&quot;;0;(IF([$Data.BF21]=&quot;?&quot;;&quot;?&quot;;1)))" office:value-type="float" office:value="0" calcext:value-type="float">
            <text:p>0</text:p>
          </table:table-cell>
          <table:table-cell table:formula="of:=IF([$Data.BG21]=&quot;&quot;;0;(IF([$Data.BG21]=&quot;?&quot;;&quot;?&quot;;1)))" office:value-type="float" office:value="0" calcext:value-type="float">
            <text:p>0</text:p>
          </table:table-cell>
          <table:table-cell table:formula="of:=IF([$Data.BH21]=&quot;&quot;;0;(IF([$Data.BH21]=&quot;?&quot;;&quot;?&quot;;1)))" office:value-type="float" office:value="1" calcext:value-type="float">
            <text:p>1</text:p>
          </table:table-cell>
          <table:table-cell table:formula="of:=IF([$Data.BI21]=&quot;&quot;;0;(IF([$Data.BI21]=&quot;?&quot;;&quot;?&quot;;1)))" office:value-type="float" office:value="0" calcext:value-type="float">
            <text:p>0</text:p>
          </table:table-cell>
          <table:table-cell table:formula="of:=IF([$Data.BJ21]=&quot;&quot;;0;(IF([$Data.BJ21]=&quot;?&quot;;&quot;?&quot;;1)))" office:value-type="float" office:value="0" calcext:value-type="float">
            <text:p>0</text:p>
          </table:table-cell>
          <table:table-cell table:formula="of:=IF([$Data.BK21]=&quot;&quot;;0;(IF([$Data.BK21]=&quot;?&quot;;&quot;?&quot;;1)))" office:value-type="float" office:value="0" calcext:value-type="float">
            <text:p>0</text:p>
          </table:table-cell>
          <table:table-cell table:formula="of:=IF([$Data.BL21]=&quot;&quot;;0;(IF([$Data.BL21]=&quot;?&quot;;&quot;?&quot;;1)))" office:value-type="float" office:value="0" calcext:value-type="float">
            <text:p>0</text:p>
          </table:table-cell>
          <table:table-cell table:formula="of:=IF([$Data.BM21]=&quot;&quot;;0;(IF([$Data.BM21]=&quot;?&quot;;&quot;?&quot;;1)))" office:value-type="float" office:value="1" calcext:value-type="float">
            <text:p>1</text:p>
          </table:table-cell>
          <table:table-cell table:formula="of:=IF([$Data.BN21]=&quot;&quot;;0;(IF([$Data.BN21]=&quot;?&quot;;&quot;?&quot;;1)))" office:value-type="float" office:value="0" calcext:value-type="float">
            <text:p>0</text:p>
          </table:table-cell>
          <table:table-cell table:formula="of:=IF([$Data.BO21]=&quot;&quot;;0;(IF([$Data.BO21]=&quot;?&quot;;&quot;?&quot;;1)))" office:value-type="float" office:value="0" calcext:value-type="float">
            <text:p>0</text:p>
          </table:table-cell>
          <table:table-cell table:formula="of:=IF([$Data.BP21]=&quot;&quot;;0;(IF([$Data.BP21]=&quot;?&quot;;&quot;?&quot;;1)))" office:value-type="float" office:value="0" calcext:value-type="float">
            <text:p>0</text:p>
          </table:table-cell>
          <table:table-cell table:formula="of:=IF([$Data.BQ21]=&quot;&quot;;0;(IF([$Data.BQ21]=&quot;?&quot;;&quot;?&quot;;1)))" office:value-type="float" office:value="0" calcext:value-type="float">
            <text:p>0</text:p>
          </table:table-cell>
          <table:table-cell table:formula="of:=IF([$Data.BR21]=&quot;&quot;;0;(IF([$Data.BR21]=&quot;?&quot;;&quot;?&quot;;1)))" office:value-type="float" office:value="0" calcext:value-type="float">
            <text:p>0</text:p>
          </table:table-cell>
          <table:table-cell table:formula="of:=IF([$Data.BS21]=&quot;&quot;;0;(IF([$Data.BS21]=&quot;?&quot;;&quot;?&quot;;1)))" office:value-type="float" office:value="0" calcext:value-type="float">
            <text:p>0</text:p>
          </table:table-cell>
          <table:table-cell table:formula="of:=IF([$Data.BT21]=&quot;&quot;;0;(IF([$Data.BT21]=&quot;?&quot;;&quot;?&quot;;1)))" office:value-type="float" office:value="0" calcext:value-type="float">
            <text:p>0</text:p>
          </table:table-cell>
          <table:table-cell table:formula="of:=IF([$Data.BU21]=&quot;&quot;;0;(IF([$Data.BU21]=&quot;?&quot;;&quot;?&quot;;1)))" office:value-type="float" office:value="0" calcext:value-type="float">
            <text:p>0</text:p>
          </table:table-cell>
          <table:table-cell table:formula="of:=IF([$Data.BV21]=&quot;&quot;;0;(IF([$Data.BV21]=&quot;?&quot;;&quot;?&quot;;1)))" office:value-type="float" office:value="0" calcext:value-type="float">
            <text:p>0</text:p>
          </table:table-cell>
          <table:table-cell table:formula="of:=IF([$Data.BW21]=&quot;&quot;;0;(IF([$Data.BW21]=&quot;?&quot;;&quot;?&quot;;1)))" office:value-type="float" office:value="0" calcext:value-type="float">
            <text:p>0</text:p>
          </table:table-cell>
          <table:table-cell table:formula="of:=IF([$Data.BX21]=&quot;&quot;;0;(IF([$Data.BX21]=&quot;?&quot;;&quot;?&quot;;1)))" office:value-type="float" office:value="0" calcext:value-type="float">
            <text:p>0</text:p>
          </table:table-cell>
          <table:table-cell table:formula="of:=IF([$Data.BY21]=&quot;&quot;;0;(IF([$Data.BY21]=&quot;?&quot;;&quot;?&quot;;1)))" office:value-type="float" office:value="0" calcext:value-type="float">
            <text:p>0</text:p>
          </table:table-cell>
          <table:table-cell table:formula="of:=IF([$Data.BZ21]=&quot;&quot;;0;(IF([$Data.BZ21]=&quot;?&quot;;&quot;?&quot;;1)))" office:value-type="float" office:value="1" calcext:value-type="float">
            <text:p>1</text:p>
          </table:table-cell>
          <table:table-cell table:formula="of:=IF([$Data.CA21]=&quot;&quot;;0;(IF([$Data.CA21]=&quot;?&quot;;&quot;?&quot;;1)))" office:value-type="float" office:value="1" calcext:value-type="float">
            <text:p>1</text:p>
          </table:table-cell>
          <table:table-cell table:formula="of:=IF([$Data.CB21]=&quot;&quot;;0;(IF([$Data.CB21]=&quot;?&quot;;&quot;?&quot;;1)))" office:value-type="float" office:value="0" calcext:value-type="float">
            <text:p>0</text:p>
          </table:table-cell>
          <table:table-cell table:formula="of:=IF([$Data.CC21]=&quot;&quot;;0;(IF([$Data.CC21]=&quot;?&quot;;&quot;?&quot;;1)))" office:value-type="float" office:value="0" calcext:value-type="float">
            <text:p>0</text:p>
          </table:table-cell>
          <table:table-cell table:formula="of:=IF([$Data.CD21]=&quot;&quot;;0;(IF([$Data.CD21]=&quot;?&quot;;&quot;?&quot;;1)))" office:value-type="float" office:value="1" calcext:value-type="float">
            <text:p>1</text:p>
          </table:table-cell>
          <table:table-cell table:formula="of:=IF([$Data.CE21]=&quot;&quot;;0;(IF([$Data.CE21]=&quot;?&quot;;&quot;?&quot;;1)))" office:value-type="float" office:value="1" calcext:value-type="float">
            <text:p>1</text:p>
          </table:table-cell>
          <table:table-cell table:formula="of:=IF([$Data.CF21]=&quot;&quot;;0;(IF([$Data.CF21]=&quot;?&quot;;&quot;?&quot;;1)))" office:value-type="float" office:value="0" calcext:value-type="float">
            <text:p>0</text:p>
          </table:table-cell>
          <table:table-cell table:formula="of:=IF([$Data.CG21]=&quot;&quot;;0;(IF([$Data.CG21]=&quot;?&quot;;&quot;?&quot;;1)))" office:value-type="float" office:value="1" calcext:value-type="float">
            <text:p>1</text:p>
          </table:table-cell>
          <table:table-cell table:formula="of:=IF([$Data.CH21]=&quot;&quot;;0;(IF([$Data.CH21]=&quot;?&quot;;&quot;?&quot;;1)))" office:value-type="float" office:value="0" calcext:value-type="float">
            <text:p>0</text:p>
          </table:table-cell>
          <table:table-cell table:formula="of:=IF([$Data.CI21]=&quot;&quot;;0;(IF([$Data.CI21]=&quot;?&quot;;&quot;?&quot;;1)))" office:value-type="float" office:value="0" calcext:value-type="float">
            <text:p>0</text:p>
          </table:table-cell>
          <table:table-cell table:formula="of:=IF([$Data.CJ21]=&quot;&quot;;0;(IF([$Data.CJ21]=&quot;?&quot;;&quot;?&quot;;1)))" office:value-type="float" office:value="0" calcext:value-type="float">
            <text:p>0</text:p>
          </table:table-cell>
          <table:table-cell table:formula="of:=IF([$Data.CK21]=&quot;&quot;;0;(IF([$Data.CK21]=&quot;?&quot;;&quot;?&quot;;1)))" office:value-type="float" office:value="0" calcext:value-type="float">
            <text:p>0</text:p>
          </table:table-cell>
          <table:table-cell table:formula="of:=IF([$Data.CL21]=&quot;&quot;;0;(IF([$Data.CL21]=&quot;?&quot;;&quot;?&quot;;1)))" office:value-type="float" office:value="0" calcext:value-type="float">
            <text:p>0</text:p>
          </table:table-cell>
          <table:table-cell table:formula="of:=IF([$Data.CM21]=&quot;&quot;;0;(IF([$Data.CM21]=&quot;?&quot;;&quot;?&quot;;1)))" office:value-type="float" office:value="0" calcext:value-type="float">
            <text:p>0</text:p>
          </table:table-cell>
          <table:table-cell table:formula="of:=IF([$Data.CN21]=&quot;&quot;;0;(IF([$Data.CN21]=&quot;?&quot;;&quot;?&quot;;1)))" office:value-type="float" office:value="1" calcext:value-type="float">
            <text:p>1</text:p>
          </table:table-cell>
          <table:table-cell table:formula="of:=IF([$Data.CO21]=&quot;&quot;;0;(IF([$Data.CO21]=&quot;?&quot;;&quot;?&quot;;1)))" office:value-type="float" office:value="0" calcext:value-type="float">
            <text:p>0</text:p>
          </table:table-cell>
          <table:table-cell table:formula="of:=IF([$Data.CP21]=&quot;&quot;;0;(IF([$Data.CP21]=&quot;?&quot;;&quot;?&quot;;1)))" office:value-type="float" office:value="1" calcext:value-type="float">
            <text:p>1</text:p>
          </table:table-cell>
          <table:table-cell table:formula="of:=IF([$Data.CQ21]=&quot;&quot;;0;(IF([$Data.CQ21]=&quot;?&quot;;&quot;?&quot;;1)))" office:value-type="float" office:value="0" calcext:value-type="float">
            <text:p>0</text:p>
          </table:table-cell>
          <table:table-cell table:formula="of:=IF([$Data.CR21]=&quot;&quot;;0;(IF([$Data.CR21]=&quot;?&quot;;&quot;?&quot;;1)))" office:value-type="float" office:value="0" calcext:value-type="float">
            <text:p>0</text:p>
          </table:table-cell>
          <table:table-cell table:formula="of:=IF([$Data.CS21]=&quot;&quot;;0;(IF([$Data.CS21]=&quot;?&quot;;&quot;?&quot;;1)))" office:value-type="float" office:value="0" calcext:value-type="float">
            <text:p>0</text:p>
          </table:table-cell>
          <table:table-cell table:formula="of:=IF([$Data.CT21]=&quot;&quot;;0;(IF([$Data.CT21]=&quot;?&quot;;&quot;?&quot;;1)))" office:value-type="float" office:value="0" calcext:value-type="float">
            <text:p>0</text:p>
          </table:table-cell>
          <table:table-cell table:formula="of:=IF([$Data.CU21]=&quot;&quot;;0;(IF([$Data.CU21]=&quot;?&quot;;&quot;?&quot;;1)))" office:value-type="float" office:value="1" calcext:value-type="float">
            <text:p>1</text:p>
          </table:table-cell>
          <table:table-cell table:formula="of:=IF([$Data.CV21]=&quot;&quot;;0;(IF([$Data.CV21]=&quot;?&quot;;&quot;?&quot;;1)))" office:value-type="float" office:value="1" calcext:value-type="float">
            <text:p>1</text:p>
          </table:table-cell>
          <table:table-cell table:formula="of:=IF([$Data.CW21]=&quot;&quot;;0;(IF([$Data.CW21]=&quot;?&quot;;&quot;?&quot;;1)))" office:value-type="float" office:value="1" calcext:value-type="float">
            <text:p>1</text:p>
          </table:table-cell>
          <table:table-cell table:formula="of:=IF([$Data.CX21]=&quot;&quot;;0;(IF([$Data.CX21]=&quot;?&quot;;&quot;?&quot;;1)))" office:value-type="float" office:value="0" calcext:value-type="float">
            <text:p>0</text:p>
          </table:table-cell>
          <table:table-cell table:formula="of:=IF([$Data.CY21]=&quot;&quot;;0;(IF([$Data.CY21]=&quot;?&quot;;&quot;?&quot;;1)))" office:value-type="float" office:value="0" calcext:value-type="float">
            <text:p>0</text:p>
          </table:table-cell>
          <table:table-cell table:formula="of:=IF([$Data.CZ21]=&quot;&quot;;0;(IF([$Data.CZ21]=&quot;?&quot;;&quot;?&quot;;1)))" office:value-type="float" office:value="0" calcext:value-type="float">
            <text:p>0</text:p>
          </table:table-cell>
          <table:table-cell table:formula="of:=IF([$Data.DA21]=&quot;&quot;;0;(IF([$Data.DA21]=&quot;?&quot;;&quot;?&quot;;1)))" office:value-type="float" office:value="1" calcext:value-type="float">
            <text:p>1</text:p>
          </table:table-cell>
          <table:table-cell table:formula="of:=IF([$Data.DB21]=&quot;&quot;;0;(IF([$Data.DB21]=&quot;?&quot;;&quot;?&quot;;1)))" office:value-type="float" office:value="0" calcext:value-type="float">
            <text:p>0</text:p>
          </table:table-cell>
          <table:table-cell table:formula="of:=IF([$Data.DC21]=&quot;&quot;;0;(IF([$Data.DC21]=&quot;?&quot;;&quot;?&quot;;1)))" office:value-type="float" office:value="0" calcext:value-type="float">
            <text:p>0</text:p>
          </table:table-cell>
          <table:table-cell table:formula="of:=IF([$Data.DD21]=&quot;&quot;;0;(IF([$Data.DD21]=&quot;?&quot;;&quot;?&quot;;1)))" office:value-type="float" office:value="0" calcext:value-type="float">
            <text:p>0</text:p>
          </table:table-cell>
          <table:table-cell table:formula="of:=IF([$Data.DE21]=&quot;&quot;;0;(IF([$Data.DE21]=&quot;?&quot;;&quot;?&quot;;1)))" office:value-type="float" office:value="1" calcext:value-type="float">
            <text:p>1</text:p>
          </table:table-cell>
          <table:table-cell table:formula="of:=IF([$Data.DF21]=&quot;&quot;;0;(IF([$Data.DF21]=&quot;?&quot;;&quot;?&quot;;1)))" office:value-type="float" office:value="1" calcext:value-type="float">
            <text:p>1</text:p>
          </table:table-cell>
          <table:table-cell table:formula="of:=IF([$Data.DG21]=&quot;&quot;;0;(IF([$Data.DG21]=&quot;?&quot;;&quot;?&quot;;1)))" office:value-type="float" office:value="0" calcext:value-type="float">
            <text:p>0</text:p>
          </table:table-cell>
          <table:table-cell table:formula="of:=IF([$Data.DH21]=&quot;&quot;;0;(IF([$Data.DH21]=&quot;?&quot;;&quot;?&quot;;1)))" office:value-type="float" office:value="1" calcext:value-type="float">
            <text:p>1</text:p>
          </table:table-cell>
          <table:table-cell table:formula="of:=IF([$Data.DI21]=&quot;&quot;;0;(IF([$Data.DI21]=&quot;?&quot;;&quot;?&quot;;1)))" office:value-type="float" office:value="0" calcext:value-type="float">
            <text:p>0</text:p>
          </table:table-cell>
          <table:table-cell table:formula="of:=IF([$Data.DJ21]=&quot;&quot;;0;(IF([$Data.DJ21]=&quot;?&quot;;&quot;?&quot;;1)))" office:value-type="float" office:value="1" calcext:value-type="float">
            <text:p>1</text:p>
          </table:table-cell>
          <table:table-cell table:formula="of:=IF([$Data.DK21]=&quot;&quot;;0;(IF([$Data.DK21]=&quot;?&quot;;&quot;?&quot;;1)))" office:value-type="float" office:value="0" calcext:value-type="float">
            <text:p>0</text:p>
          </table:table-cell>
          <table:table-cell table:formula="of:=IF([$Data.DL21]=&quot;&quot;;0;(IF([$Data.DL21]=&quot;?&quot;;&quot;?&quot;;1)))" office:value-type="float" office:value="0" calcext:value-type="float">
            <text:p>0</text:p>
          </table:table-cell>
          <table:table-cell table:formula="of:=IF([$Data.DM21]=&quot;&quot;;0;(IF([$Data.DM21]=&quot;?&quot;;&quot;?&quot;;1)))" office:value-type="float" office:value="0" calcext:value-type="float">
            <text:p>0</text:p>
          </table:table-cell>
          <table:table-cell table:formula="of:=IF([$Data.DN21]=&quot;&quot;;0;(IF([$Data.DN21]=&quot;?&quot;;&quot;?&quot;;1)))" office:value-type="float" office:value="0" calcext:value-type="float">
            <text:p>0</text:p>
          </table:table-cell>
          <table:table-cell table:formula="of:=IF([$Data.DO21]=&quot;&quot;;0;(IF([$Data.DO21]=&quot;?&quot;;&quot;?&quot;;1)))" office:value-type="float" office:value="1" calcext:value-type="float">
            <text:p>1</text:p>
          </table:table-cell>
          <table:table-cell table:formula="of:=IF([$Data.DP21]=&quot;&quot;;0;(IF([$Data.DP21]=&quot;?&quot;;&quot;?&quot;;1)))" office:value-type="string" office:string-value="?" calcext:value-type="string">
            <text:p>?</text:p>
          </table:table-cell>
          <table:table-cell table:formula="of:=IF([$Data.DQ21]=&quot;&quot;;0;(IF([$Data.DQ21]=&quot;?&quot;;&quot;?&quot;;1)))" office:value-type="string" office:string-value="?" calcext:value-type="string">
            <text:p>?</text:p>
          </table:table-cell>
          <table:table-cell table:formula="of:=IF([$Data.DR21]=&quot;&quot;;0;(IF([$Data.DR21]=&quot;?&quot;;&quot;?&quot;;1)))" office:value-type="float" office:value="0" calcext:value-type="float">
            <text:p>0</text:p>
          </table:table-cell>
          <table:table-cell table:formula="of:=IF([$Data.DS21]=&quot;&quot;;0;(IF([$Data.DS21]=&quot;?&quot;;&quot;?&quot;;1)))" office:value-type="float" office:value="1" calcext:value-type="float">
            <text:p>1</text:p>
          </table:table-cell>
          <table:table-cell table:formula="of:=IF([$Data.DT21]=&quot;&quot;;0;(IF([$Data.DT21]=&quot;?&quot;;&quot;?&quot;;1)))" office:value-type="float" office:value="0" calcext:value-type="float">
            <text:p>0</text:p>
          </table:table-cell>
          <table:table-cell table:formula="of:=IF([$Data.DU21]=&quot;&quot;;0;(IF([$Data.DU21]=&quot;?&quot;;&quot;?&quot;;1)))" office:value-type="float" office:value="0" calcext:value-type="float">
            <text:p>0</text:p>
          </table:table-cell>
          <table:table-cell table:formula="of:=IF([$Data.DV21]=&quot;&quot;;0;(IF([$Data.DV21]=&quot;?&quot;;&quot;?&quot;;1)))" office:value-type="float" office:value="0" calcext:value-type="float">
            <text:p>0</text:p>
          </table:table-cell>
          <table:table-cell table:formula="of:=IF([$Data.DW21]=&quot;&quot;;0;(IF([$Data.DW21]=&quot;?&quot;;&quot;?&quot;;1)))" office:value-type="float" office:value="0" calcext:value-type="float">
            <text:p>0</text:p>
          </table:table-cell>
          <table:table-cell table:formula="of:=IF([$Data.DX21]=&quot;&quot;;0;(IF([$Data.DX21]=&quot;?&quot;;&quot;?&quot;;1)))" office:value-type="float" office:value="0" calcext:value-type="float">
            <text:p>0</text:p>
          </table:table-cell>
          <table:table-cell table:formula="of:=IF([$Data.DY21]=&quot;&quot;;0;(IF([$Data.DY21]=&quot;?&quot;;&quot;?&quot;;1)))" office:value-type="float" office:value="0" calcext:value-type="float">
            <text:p>0</text:p>
          </table:table-cell>
          <table:table-cell table:formula="of:=IF([$Data.DZ21]=&quot;&quot;;0;(IF([$Data.DZ21]=&quot;?&quot;;&quot;?&quot;;1)))" office:value-type="float" office:value="1" calcext:value-type="float">
            <text:p>1</text:p>
          </table:table-cell>
          <table:table-cell table:formula="of:=IF([$Data.EA21]=&quot;&quot;;0;(IF([$Data.EA21]=&quot;?&quot;;&quot;?&quot;;1)))" office:value-type="float" office:value="1" calcext:value-type="float">
            <text:p>1</text:p>
          </table:table-cell>
          <table:table-cell table:formula="of:=IF([$Data.EB21]=&quot;&quot;;0;(IF([$Data.EB21]=&quot;?&quot;;&quot;?&quot;;1)))" office:value-type="float" office:value="0" calcext:value-type="float">
            <text:p>0</text:p>
          </table:table-cell>
          <table:table-cell table:formula="of:=IF([$Data.EC21]=&quot;&quot;;0;(IF([$Data.EC21]=&quot;?&quot;;&quot;?&quot;;1)))" office:value-type="float" office:value="0" calcext:value-type="float">
            <text:p>0</text:p>
          </table:table-cell>
          <table:table-cell table:formula="of:=IF([$Data.ED21]=&quot;&quot;;0;(IF([$Data.ED21]=&quot;?&quot;;&quot;?&quot;;1)))" office:value-type="float" office:value="1" calcext:value-type="float">
            <text:p>1</text:p>
          </table:table-cell>
          <table:table-cell table:formula="of:=IF([$Data.EE21]=&quot;&quot;;0;(IF([$Data.EE21]=&quot;?&quot;;&quot;?&quot;;1)))" office:value-type="float" office:value="1" calcext:value-type="float">
            <text:p>1</text:p>
          </table:table-cell>
          <table:table-cell table:formula="of:=IF([$Data.EF21]=&quot;&quot;;0;(IF([$Data.EF21]=&quot;?&quot;;&quot;?&quot;;1)))" office:value-type="float" office:value="0" calcext:value-type="float">
            <text:p>0</text:p>
          </table:table-cell>
          <table:table-cell table:formula="of:=IF([$Data.EG21]=&quot;&quot;;0;(IF([$Data.EG21]=&quot;?&quot;;&quot;?&quot;;1)))" office:value-type="float" office:value="1" calcext:value-type="float">
            <text:p>1</text:p>
          </table:table-cell>
          <table:table-cell table:formula="of:=IF([$Data.EH21]=&quot;&quot;;0;(IF([$Data.EH21]=&quot;?&quot;;&quot;?&quot;;1)))" office:value-type="float" office:value="0" calcext:value-type="float">
            <text:p>0</text:p>
          </table:table-cell>
          <table:table-cell table:formula="of:=IF([$Data.EI21]=&quot;&quot;;0;(IF([$Data.EI21]=&quot;?&quot;;&quot;?&quot;;1)))" office:value-type="float" office:value="0" calcext:value-type="float">
            <text:p>0</text:p>
          </table:table-cell>
          <table:table-cell table:formula="of:=IF([$Data.EJ21]=&quot;&quot;;0;(IF([$Data.EJ21]=&quot;?&quot;;&quot;?&quot;;1)))" office:value-type="float" office:value="0" calcext:value-type="float">
            <text:p>0</text:p>
          </table:table-cell>
          <table:table-cell table:formula="of:=IF([$Data.EK21]=&quot;&quot;;0;(IF([$Data.EK21]=&quot;?&quot;;&quot;?&quot;;1)))" office:value-type="float" office:value="0" calcext:value-type="float">
            <text:p>0</text:p>
          </table:table-cell>
          <table:table-cell table:formula="of:=IF([$Data.EL21]=&quot;&quot;;0;(IF([$Data.EL21]=&quot;?&quot;;&quot;?&quot;;1)))" office:value-type="float" office:value="0" calcext:value-type="float">
            <text:p>0</text:p>
          </table:table-cell>
          <table:table-cell table:formula="of:=IF([$Data.EM21]=&quot;&quot;;0;(IF([$Data.EM21]=&quot;?&quot;;&quot;?&quot;;1)))" office:value-type="float" office:value="0" calcext:value-type="float">
            <text:p>0</text:p>
          </table:table-cell>
          <table:table-cell table:formula="of:=IF([$Data.EN21]=&quot;&quot;;0;(IF([$Data.EN21]=&quot;?&quot;;&quot;?&quot;;1)))" office:value-type="float" office:value="0" calcext:value-type="float">
            <text:p>0</text:p>
          </table:table-cell>
          <table:table-cell table:formula="of:=IF([$Data.EO21]=&quot;&quot;;0;(IF([$Data.EO21]=&quot;?&quot;;&quot;?&quot;;1)))" office:value-type="float" office:value="0" calcext:value-type="float">
            <text:p>0</text:p>
          </table:table-cell>
          <table:table-cell table:formula="of:=IF([$Data.EP21]=&quot;&quot;;0;(IF([$Data.EP21]=&quot;?&quot;;&quot;?&quot;;1)))" office:value-type="float" office:value="0" calcext:value-type="float">
            <text:p>0</text:p>
          </table:table-cell>
          <table:table-cell table:formula="of:=IF([$Data.EQ21]=&quot;&quot;;0;(IF([$Data.EQ21]=&quot;?&quot;;&quot;?&quot;;1)))" office:value-type="float" office:value="0" calcext:value-type="float">
            <text:p>0</text:p>
          </table:table-cell>
          <table:table-cell table:formula="of:=IF([$Data.ER21]=&quot;&quot;;0;(IF([$Data.ER21]=&quot;?&quot;;&quot;?&quot;;1)))" office:value-type="float" office:value="0" calcext:value-type="float">
            <text:p>0</text:p>
          </table:table-cell>
          <table:table-cell table:formula="of:=IF([$Data.ES21]=&quot;&quot;;0;(IF([$Data.ES21]=&quot;?&quot;;&quot;?&quot;;1)))" office:value-type="float" office:value="0" calcext:value-type="float">
            <text:p>0</text:p>
          </table:table-cell>
          <table:table-cell table:formula="of:=IF([$Data.ET21]=&quot;&quot;;0;(IF([$Data.ET21]=&quot;?&quot;;&quot;?&quot;;1)))" office:value-type="float" office:value="0" calcext:value-type="float">
            <text:p>0</text:p>
          </table:table-cell>
          <table:table-cell table:formula="of:=IF([$Data.EU21]=&quot;&quot;;0;(IF([$Data.EU21]=&quot;?&quot;;&quot;?&quot;;1)))" office:value-type="float" office:value="0" calcext:value-type="float">
            <text:p>0</text:p>
          </table:table-cell>
          <table:table-cell table:formula="of:=IF([$Data.EV21]=&quot;&quot;;0;(IF([$Data.EV21]=&quot;?&quot;;&quot;?&quot;;1)))" office:value-type="float" office:value="0" calcext:value-type="float">
            <text:p>0</text:p>
          </table:table-cell>
          <table:table-cell table:formula="of:=IF([$Data.EW21]=&quot;&quot;;0;(IF([$Data.EW21]=&quot;?&quot;;&quot;?&quot;;1)))" office:value-type="float" office:value="0" calcext:value-type="float">
            <text:p>0</text:p>
          </table:table-cell>
          <table:table-cell table:formula="of:=IF([$Data.EX21]=&quot;&quot;;0;(IF([$Data.EX21]=&quot;?&quot;;&quot;?&quot;;1)))" office:value-type="float" office:value="0" calcext:value-type="float">
            <text:p>0</text:p>
          </table:table-cell>
          <table:table-cell table:formula="of:=IF([$Data.EY21]=&quot;&quot;;0;(IF([$Data.EY21]=&quot;?&quot;;&quot;?&quot;;1)))" office:value-type="float" office:value="0" calcext:value-type="float">
            <text:p>0</text:p>
          </table:table-cell>
          <table:table-cell table:formula="of:=IF([$Data.EZ21]=&quot;&quot;;0;(IF([$Data.EZ21]=&quot;?&quot;;&quot;?&quot;;1)))" office:value-type="float" office:value="0" calcext:value-type="float">
            <text:p>0</text:p>
          </table:table-cell>
          <table:table-cell table:formula="of:=IF([$Data.FA21]=&quot;&quot;;0;(IF([$Data.FA21]=&quot;?&quot;;&quot;?&quot;;1)))" office:value-type="float" office:value="0" calcext:value-type="float">
            <text:p>0</text:p>
          </table:table-cell>
          <table:table-cell table:formula="of:=IF([$Data.FB21]=&quot;&quot;;0;(IF([$Data.FB21]=&quot;?&quot;;&quot;?&quot;;1)))" office:value-type="float" office:value="0" calcext:value-type="float">
            <text:p>0</text:p>
          </table:table-cell>
          <table:table-cell table:formula="of:=IF([$Data.FC21]=&quot;&quot;;0;(IF([$Data.FC21]=&quot;?&quot;;&quot;?&quot;;1)))" office:value-type="float" office:value="0" calcext:value-type="float">
            <text:p>0</text:p>
          </table:table-cell>
          <table:table-cell table:formula="of:=IF([$Data.FD21]=&quot;&quot;;0;(IF([$Data.FD21]=&quot;?&quot;;&quot;?&quot;;1)))" office:value-type="float" office:value="0" calcext:value-type="float">
            <text:p>0</text:p>
          </table:table-cell>
          <table:table-cell table:formula="of:=IF([$Data.FE21]=&quot;&quot;;0;(IF([$Data.FE21]=&quot;?&quot;;&quot;?&quot;;1)))" office:value-type="float" office:value="0" calcext:value-type="float">
            <text:p>0</text:p>
          </table:table-cell>
          <table:table-cell table:formula="of:=IF([$Data.FF21]=&quot;&quot;;0;(IF([$Data.FF21]=&quot;?&quot;;&quot;?&quot;;1)))" office:value-type="float" office:value="1" calcext:value-type="float">
            <text:p>1</text:p>
          </table:table-cell>
          <table:table-cell table:formula="of:=IF([$Data.FG21]=&quot;&quot;;0;(IF([$Data.FG21]=&quot;?&quot;;&quot;?&quot;;1)))" office:value-type="float" office:value="1" calcext:value-type="float">
            <text:p>1</text:p>
          </table:table-cell>
          <table:table-cell table:formula="of:=IF([$Data.FH21]=&quot;&quot;;0;(IF([$Data.FH21]=&quot;?&quot;;&quot;?&quot;;1)))" office:value-type="float" office:value="0" calcext:value-type="float">
            <text:p>0</text:p>
          </table:table-cell>
          <table:table-cell table:formula="of:=IF([$Data.FI21]=&quot;&quot;;0;(IF([$Data.FI21]=&quot;?&quot;;&quot;?&quot;;1)))" office:value-type="float" office:value="0" calcext:value-type="float">
            <text:p>0</text:p>
          </table:table-cell>
          <table:table-cell table:formula="of:=IF([$Data.FJ21]=&quot;&quot;;0;(IF([$Data.FJ21]=&quot;?&quot;;&quot;?&quot;;1)))" office:value-type="float" office:value="1" calcext:value-type="float">
            <text:p>1</text:p>
          </table:table-cell>
          <table:table-cell table:formula="of:=IF([$Data.FK21]=&quot;&quot;;0;(IF([$Data.FK21]=&quot;?&quot;;&quot;?&quot;;1)))" office:value-type="float" office:value="0" calcext:value-type="float">
            <text:p>0</text:p>
          </table:table-cell>
          <table:table-cell table:formula="of:=IF([$Data.FL21]=&quot;&quot;;0;(IF([$Data.FL21]=&quot;?&quot;;&quot;?&quot;;1)))" office:value-type="float" office:value="0" calcext:value-type="float">
            <text:p>0</text:p>
          </table:table-cell>
          <table:table-cell table:formula="of:=IF([$Data.FM21]=&quot;&quot;;0;(IF([$Data.FM21]=&quot;?&quot;;&quot;?&quot;;1)))" office:value-type="float" office:value="0" calcext:value-type="float">
            <text:p>0</text:p>
          </table:table-cell>
          <table:table-cell table:formula="of:=IF([$Data.FN21]=&quot;&quot;;0;(IF([$Data.FN21]=&quot;?&quot;;&quot;?&quot;;1)))" office:value-type="float" office:value="1" calcext:value-type="float">
            <text:p>1</text:p>
          </table:table-cell>
          <table:table-cell table:formula="of:=IF([$Data.FO21]=&quot;&quot;;0;(IF([$Data.FO21]=&quot;?&quot;;&quot;?&quot;;1)))" office:value-type="float" office:value="0" calcext:value-type="float">
            <text:p>0</text:p>
          </table:table-cell>
          <table:table-cell table:formula="of:=IF([$Data.FP21]=&quot;&quot;;0;(IF([$Data.FP21]=&quot;?&quot;;&quot;?&quot;;1)))" office:value-type="float" office:value="0" calcext:value-type="float">
            <text:p>0</text:p>
          </table:table-cell>
          <table:table-cell table:formula="of:=IF([$Data.FQ21]=&quot;&quot;;0;(IF([$Data.FQ21]=&quot;?&quot;;&quot;?&quot;;1)))" office:value-type="float" office:value="0" calcext:value-type="float">
            <text:p>0</text:p>
          </table:table-cell>
          <table:table-cell table:formula="of:=IF([$Data.FR21]=&quot;&quot;;0;(IF([$Data.FR21]=&quot;?&quot;;&quot;?&quot;;1)))" office:value-type="float" office:value="0" calcext:value-type="float">
            <text:p>0</text:p>
          </table:table-cell>
          <table:table-cell table:formula="of:=IF([$Data.FS21]=&quot;&quot;;0;(IF([$Data.FS21]=&quot;?&quot;;&quot;?&quot;;1)))" office:value-type="float" office:value="0" calcext:value-type="float">
            <text:p>0</text:p>
          </table:table-cell>
          <table:table-cell table:formula="of:=IF([$Data.FT21]=&quot;&quot;;0;(IF([$Data.FT21]=&quot;?&quot;;&quot;?&quot;;1)))" office:value-type="float" office:value="1" calcext:value-type="float">
            <text:p>1</text:p>
          </table:table-cell>
          <table:table-cell table:formula="of:=IF([$Data.FU21]=&quot;&quot;;0;(IF([$Data.FU21]=&quot;?&quot;;&quot;?&quot;;1)))" office:value-type="float" office:value="0" calcext:value-type="float">
            <text:p>0</text:p>
          </table:table-cell>
          <table:table-cell table:formula="of:=IF([$Data.FV21]=&quot;&quot;;0;(IF([$Data.FV21]=&quot;?&quot;;&quot;?&quot;;1)))" office:value-type="float" office:value="1" calcext:value-type="float">
            <text:p>1</text:p>
          </table:table-cell>
          <table:table-cell table:formula="of:=IF([$Data.FW21]=&quot;&quot;;0;(IF([$Data.FW21]=&quot;?&quot;;&quot;?&quot;;1)))" office:value-type="float" office:value="0" calcext:value-type="float">
            <text:p>0</text:p>
          </table:table-cell>
          <table:table-cell table:formula="of:=IF([$Data.FX21]=&quot;&quot;;0;(IF([$Data.FX21]=&quot;?&quot;;&quot;?&quot;;1)))" office:value-type="float" office:value="0" calcext:value-type="float">
            <text:p>0</text:p>
          </table:table-cell>
          <table:table-cell table:formula="of:=IF([$Data.FY21]=&quot;&quot;;0;(IF([$Data.FY21]=&quot;?&quot;;&quot;?&quot;;1)))" office:value-type="float" office:value="0" calcext:value-type="float">
            <text:p>0</text:p>
          </table:table-cell>
          <table:table-cell table:formula="of:=IF([$Data.FZ21]=&quot;&quot;;0;(IF([$Data.FZ21]=&quot;?&quot;;&quot;?&quot;;1)))" office:value-type="float" office:value="0" calcext:value-type="float">
            <text:p>0</text:p>
          </table:table-cell>
          <table:table-cell table:formula="of:=IF([$Data.GA21]=&quot;&quot;;0;(IF([$Data.GA21]=&quot;?&quot;;&quot;?&quot;;1)))" office:value-type="float" office:value="0" calcext:value-type="float">
            <text:p>0</text:p>
          </table:table-cell>
          <table:table-cell table:formula="of:=IF([$Data.GB21]=&quot;&quot;;0;(IF([$Data.GB21]=&quot;?&quot;;&quot;?&quot;;1)))" office:value-type="float" office:value="0" calcext:value-type="float">
            <text:p>0</text:p>
          </table:table-cell>
          <table:table-cell table:formula="of:=IF([$Data.GC21]=&quot;&quot;;0;(IF([$Data.GC21]=&quot;?&quot;;&quot;?&quot;;1)))" office:value-type="float" office:value="0" calcext:value-type="float">
            <text:p>0</text:p>
          </table:table-cell>
          <table:table-cell table:formula="of:=IF([$Data.GD21]=&quot;&quot;;0;(IF([$Data.GD21]=&quot;?&quot;;&quot;?&quot;;1)))" office:value-type="float" office:value="0" calcext:value-type="float">
            <text:p>0</text:p>
          </table:table-cell>
          <table:table-cell table:formula="of:=IF([$Data.GE21]=&quot;&quot;;0;(IF([$Data.GE21]=&quot;?&quot;;&quot;?&quot;;1)))" office:value-type="float" office:value="1" calcext:value-type="float">
            <text:p>1</text:p>
          </table:table-cell>
          <table:table-cell table:formula="of:=IF([$Data.GF21]=&quot;&quot;;0;(IF([$Data.GF21]=&quot;?&quot;;&quot;?&quot;;1)))" office:value-type="float" office:value="1" calcext:value-type="float">
            <text:p>1</text:p>
          </table:table-cell>
          <table:table-cell table:formula="of:=IF([$Data.GG21]=&quot;&quot;;0;(IF([$Data.GG21]=&quot;?&quot;;&quot;?&quot;;1)))" office:value-type="float" office:value="0" calcext:value-type="float">
            <text:p>0</text:p>
          </table:table-cell>
          <table:table-cell table:formula="of:=IF([$Data.GH21]=&quot;&quot;;0;(IF([$Data.GH21]=&quot;?&quot;;&quot;?&quot;;1)))" office:value-type="float" office:value="0" calcext:value-type="float">
            <text:p>0</text:p>
          </table:table-cell>
          <table:table-cell table:formula="of:=IF([$Data.GI21]=&quot;&quot;;0;(IF([$Data.GI21]=&quot;?&quot;;&quot;?&quot;;1)))" office:value-type="float" office:value="0" calcext:value-type="float">
            <text:p>0</text:p>
          </table:table-cell>
          <table:table-cell table:formula="of:=IF([$Data.GJ21]=&quot;&quot;;0;(IF([$Data.GJ21]=&quot;?&quot;;&quot;?&quot;;1)))" office:value-type="float" office:value="0" calcext:value-type="float">
            <text:p>0</text:p>
          </table:table-cell>
          <table:table-cell table:formula="of:=IF([$Data.GK21]=&quot;&quot;;0;(IF([$Data.GK21]=&quot;?&quot;;&quot;?&quot;;1)))" office:value-type="float" office:value="1" calcext:value-type="float">
            <text:p>1</text:p>
          </table:table-cell>
          <table:table-cell table:formula="of:=IF([$Data.GL21]=&quot;&quot;;0;(IF([$Data.GL21]=&quot;?&quot;;&quot;?&quot;;1)))" office:value-type="float" office:value="0" calcext:value-type="float">
            <text:p>0</text:p>
          </table:table-cell>
          <table:table-cell table:formula="of:=IF([$Data.GM21]=&quot;&quot;;0;(IF([$Data.GM21]=&quot;?&quot;;&quot;?&quot;;1)))" office:value-type="float" office:value="0" calcext:value-type="float">
            <text:p>0</text:p>
          </table:table-cell>
          <table:table-cell table:formula="of:=IF([$Data.GN21]=&quot;&quot;;0;(IF([$Data.GN21]=&quot;?&quot;;&quot;?&quot;;1)))" office:value-type="float" office:value="0" calcext:value-type="float">
            <text:p>0</text:p>
          </table:table-cell>
          <table:table-cell table:formula="of:=IF([$Data.GO21]=&quot;&quot;;0;(IF([$Data.GO21]=&quot;?&quot;;&quot;?&quot;;1)))" office:value-type="float" office:value="0" calcext:value-type="float">
            <text:p>0</text:p>
          </table:table-cell>
          <table:table-cell table:formula="of:=IF([$Data.GP21]=&quot;&quot;;0;(IF([$Data.GP21]=&quot;?&quot;;&quot;?&quot;;1)))" office:value-type="float" office:value="0" calcext:value-type="float">
            <text:p>0</text:p>
          </table:table-cell>
          <table:table-cell table:formula="of:=IF([$Data.GQ21]=&quot;&quot;;0;(IF([$Data.GQ21]=&quot;?&quot;;&quot;?&quot;;1)))" office:value-type="float" office:value="0" calcext:value-type="float">
            <text:p>0</text:p>
          </table:table-cell>
          <table:table-cell table:formula="of:=IF([$Data.GR21]=&quot;&quot;;0;(IF([$Data.GR21]=&quot;?&quot;;&quot;?&quot;;1)))" office:value-type="float" office:value="0" calcext:value-type="float">
            <text:p>0</text:p>
          </table:table-cell>
          <table:table-cell table:formula="of:=IF([$Data.GS21]=&quot;&quot;;0;(IF([$Data.GS21]=&quot;?&quot;;&quot;?&quot;;1)))" office:value-type="float" office:value="1" calcext:value-type="float">
            <text:p>1</text:p>
          </table:table-cell>
          <table:table-cell table:formula="of:=IF([$Data.GT21]=&quot;&quot;;0;(IF([$Data.GT21]=&quot;?&quot;;&quot;?&quot;;1)))" office:value-type="float" office:value="1" calcext:value-type="float">
            <text:p>1</text:p>
          </table:table-cell>
          <table:table-cell table:formula="of:=IF([$Data.GU21]=&quot;&quot;;0;(IF([$Data.GU21]=&quot;?&quot;;&quot;?&quot;;1)))" office:value-type="float" office:value="1" calcext:value-type="float">
            <text:p>1</text:p>
          </table:table-cell>
          <table:table-cell table:formula="of:=IF([$Data.GV21]=&quot;&quot;;0;(IF([$Data.GV21]=&quot;?&quot;;&quot;?&quot;;1)))" office:value-type="float" office:value="1" calcext:value-type="float">
            <text:p>1</text:p>
          </table:table-cell>
          <table:table-cell table:formula="of:=IF([$Data.GW21]=&quot;&quot;;0;(IF([$Data.GW21]=&quot;?&quot;;&quot;?&quot;;1)))" office:value-type="float" office:value="0" calcext:value-type="float">
            <text:p>0</text:p>
          </table:table-cell>
          <table:table-cell table:formula="of:=IF([$Data.GX21]=&quot;&quot;;0;(IF([$Data.GX21]=&quot;?&quot;;&quot;?&quot;;1)))" office:value-type="float" office:value="0" calcext:value-type="float">
            <text:p>0</text:p>
          </table:table-cell>
          <table:table-cell table:formula="of:=IF([$Data.GY21]=&quot;&quot;;0;(IF([$Data.GY21]=&quot;?&quot;;&quot;?&quot;;1)))" office:value-type="float" office:value="0" calcext:value-type="float">
            <text:p>0</text:p>
          </table:table-cell>
          <table:table-cell table:formula="of:=IF([$Data.GZ21]=&quot;&quot;;0;(IF([$Data.GZ21]=&quot;?&quot;;&quot;?&quot;;1)))" office:value-type="float" office:value="0" calcext:value-type="float">
            <text:p>0</text:p>
          </table:table-cell>
          <table:table-cell table:formula="of:=IF([$Data.HA21]=&quot;&quot;;0;(IF([$Data.HA21]=&quot;?&quot;;&quot;?&quot;;1)))" office:value-type="float" office:value="0" calcext:value-type="float">
            <text:p>0</text:p>
          </table:table-cell>
          <table:table-cell table:formula="of:=IF([$Data.HB21]=&quot;&quot;;0;(IF([$Data.HB21]=&quot;?&quot;;&quot;?&quot;;1)))" office:value-type="float" office:value="0" calcext:value-type="float">
            <text:p>0</text:p>
          </table:table-cell>
          <table:table-cell table:formula="of:=IF([$Data.HC21]=&quot;&quot;;0;(IF([$Data.HC21]=&quot;?&quot;;&quot;?&quot;;1)))" office:value-type="float" office:value="0" calcext:value-type="float">
            <text:p>0</text:p>
          </table:table-cell>
          <table:table-cell table:formula="of:=IF([$Data.HD21]=&quot;&quot;;0;(IF([$Data.HD21]=&quot;?&quot;;&quot;?&quot;;1)))" office:value-type="float" office:value="0" calcext:value-type="float">
            <text:p>0</text:p>
          </table:table-cell>
          <table:table-cell table:formula="of:=IF([$Data.HE21]=&quot;&quot;;0;(IF([$Data.HE21]=&quot;?&quot;;&quot;?&quot;;1)))" office:value-type="float" office:value="0" calcext:value-type="float">
            <text:p>0</text:p>
          </table:table-cell>
          <table:table-cell table:formula="of:=IF([$Data.HF21]=&quot;&quot;;0;(IF([$Data.HF21]=&quot;?&quot;;&quot;?&quot;;1)))" office:value-type="float" office:value="0" calcext:value-type="float">
            <text:p>0</text:p>
          </table:table-cell>
          <table:table-cell table:formula="of:=IF([$Data.HG21]=&quot;&quot;;0;(IF([$Data.HG21]=&quot;?&quot;;&quot;?&quot;;1)))" office:value-type="float" office:value="0" calcext:value-type="float">
            <text:p>0</text:p>
          </table:table-cell>
          <table:table-cell table:formula="of:=IF([$Data.HH21]=&quot;&quot;;0;(IF([$Data.HH21]=&quot;?&quot;;&quot;?&quot;;1)))" office:value-type="float" office:value="0" calcext:value-type="float">
            <text:p>0</text:p>
          </table:table-cell>
          <table:table-cell table:formula="of:=IF([$Data.HI21]=&quot;&quot;;0;(IF([$Data.HI21]=&quot;?&quot;;&quot;?&quot;;1)))" office:value-type="float" office:value="0" calcext:value-type="float">
            <text:p>0</text:p>
          </table:table-cell>
          <table:table-cell table:formula="of:=IF([$Data.HJ21]=&quot;&quot;;0;(IF([$Data.HJ21]=&quot;?&quot;;&quot;?&quot;;1)))" office:value-type="float" office:value="0" calcext:value-type="float">
            <text:p>0</text:p>
          </table:table-cell>
          <table:table-cell table:formula="of:=IF([$Data.HK21]=&quot;&quot;;0;(IF([$Data.HK21]=&quot;?&quot;;&quot;?&quot;;1)))" office:value-type="float" office:value="0" calcext:value-type="float">
            <text:p>0</text:p>
          </table:table-cell>
          <table:table-cell table:formula="of:=IF([$Data.HL21]=&quot;&quot;;0;(IF([$Data.HL21]=&quot;?&quot;;&quot;?&quot;;1)))" office:value-type="float" office:value="0" calcext:value-type="float">
            <text:p>0</text:p>
          </table:table-cell>
          <table:table-cell table:formula="of:=IF([$Data.HM21]=&quot;&quot;;0;(IF([$Data.HM21]=&quot;?&quot;;&quot;?&quot;;1)))" office:value-type="float" office:value="0" calcext:value-type="float">
            <text:p>0</text:p>
          </table:table-cell>
          <table:table-cell table:formula="of:=IF([$Data.HN21]=&quot;&quot;;0;(IF([$Data.HN21]=&quot;?&quot;;&quot;?&quot;;1)))" office:value-type="float" office:value="0" calcext:value-type="float">
            <text:p>0</text:p>
          </table:table-cell>
          <table:table-cell table:formula="of:=IF([$Data.HO21]=&quot;&quot;;0;(IF([$Data.HO21]=&quot;?&quot;;&quot;?&quot;;1)))" office:value-type="float" office:value="0" calcext:value-type="float">
            <text:p>0</text:p>
          </table:table-cell>
          <table:table-cell table:formula="of:=IF([$Data.HP21]=&quot;&quot;;0;(IF([$Data.HP21]=&quot;?&quot;;&quot;?&quot;;1)))" office:value-type="float" office:value="0" calcext:value-type="float">
            <text:p>0</text:p>
          </table:table-cell>
          <table:table-cell table:formula="of:=IF([$Data.HQ21]=&quot;&quot;;0;(IF([$Data.HQ21]=&quot;?&quot;;&quot;?&quot;;1)))" office:value-type="float" office:value="0" calcext:value-type="float">
            <text:p>0</text:p>
          </table:table-cell>
          <table:table-cell table:formula="of:=IF([$Data.HR21]=&quot;&quot;;0;(IF([$Data.HR21]=&quot;?&quot;;&quot;?&quot;;1)))" office:value-type="float" office:value="0" calcext:value-type="float">
            <text:p>0</text:p>
          </table:table-cell>
          <table:table-cell table:formula="of:=IF([$Data.HS21]=&quot;&quot;;0;(IF([$Data.HS21]=&quot;?&quot;;&quot;?&quot;;1)))" office:value-type="float" office:value="0" calcext:value-type="float">
            <text:p>0</text:p>
          </table:table-cell>
          <table:table-cell table:formula="of:=IF([$Data.HT21]=&quot;&quot;;0;(IF([$Data.HT21]=&quot;?&quot;;&quot;?&quot;;1)))" office:value-type="float" office:value="0" calcext:value-type="float">
            <text:p>0</text:p>
          </table:table-cell>
          <table:table-cell table:formula="of:=IF([$Data.HU21]=&quot;&quot;;0;(IF([$Data.HU21]=&quot;?&quot;;&quot;?&quot;;1)))" office:value-type="float" office:value="0" calcext:value-type="float">
            <text:p>0</text:p>
          </table:table-cell>
          <table:table-cell table:formula="of:=IF([$Data.HV21]=&quot;&quot;;0;(IF([$Data.HV21]=&quot;?&quot;;&quot;?&quot;;1)))" office:value-type="float" office:value="0" calcext:value-type="float">
            <text:p>0</text:p>
          </table:table-cell>
          <table:table-cell table:formula="of:=IF([$Data.HW21]=&quot;&quot;;0;(IF([$Data.HW21]=&quot;?&quot;;&quot;?&quot;;1)))" office:value-type="float" office:value="0" calcext:value-type="float">
            <text:p>0</text:p>
          </table:table-cell>
          <table:table-cell table:formula="of:=IF([$Data.HX21]=&quot;&quot;;0;(IF([$Data.HX21]=&quot;?&quot;;&quot;?&quot;;1)))" office:value-type="float" office:value="0" calcext:value-type="float">
            <text:p>0</text:p>
          </table:table-cell>
          <table:table-cell table:formula="of:=IF([$Data.HY21]=&quot;&quot;;0;(IF([$Data.HY21]=&quot;?&quot;;&quot;?&quot;;1)))" office:value-type="float" office:value="0" calcext:value-type="float">
            <text:p>0</text:p>
          </table:table-cell>
          <table:table-cell table:formula="of:=IF([$Data.HZ21]=&quot;&quot;;0;(IF([$Data.HZ21]=&quot;?&quot;;&quot;?&quot;;1)))" office:value-type="float" office:value="0" calcext:value-type="float">
            <text:p>0</text:p>
          </table:table-cell>
          <table:table-cell table:formula="of:=IF([$Data.IA21]=&quot;&quot;;0;(IF([$Data.IA21]=&quot;?&quot;;&quot;?&quot;;1)))" office:value-type="float" office:value="0" calcext:value-type="float">
            <text:p>0</text:p>
          </table:table-cell>
          <table:table-cell table:formula="of:=IF([$Data.IB21]=&quot;&quot;;0;(IF([$Data.IB21]=&quot;?&quot;;&quot;?&quot;;1)))" office:value-type="float" office:value="0" calcext:value-type="float">
            <text:p>0</text:p>
          </table:table-cell>
          <table:table-cell table:formula="of:=IF([$Data.IC21]=&quot;&quot;;0;(IF([$Data.IC21]=&quot;?&quot;;&quot;?&quot;;1)))" office:value-type="float" office:value="0" calcext:value-type="float">
            <text:p>0</text:p>
          </table:table-cell>
          <table:table-cell table:formula="of:=IF([$Data.ID21]=&quot;&quot;;0;(IF([$Data.ID21]=&quot;?&quot;;&quot;?&quot;;1)))" office:value-type="float" office:value="0" calcext:value-type="float">
            <text:p>0</text:p>
          </table:table-cell>
          <table:table-cell table:formula="of:=IF([$Data.IE21]=&quot;&quot;;0;(IF([$Data.IE21]=&quot;?&quot;;&quot;?&quot;;1)))" office:value-type="float" office:value="0" calcext:value-type="float">
            <text:p>0</text:p>
          </table:table-cell>
          <table:table-cell table:formula="of:=IF([$Data.IF21]=&quot;&quot;;0;(IF([$Data.IF21]=&quot;?&quot;;&quot;?&quot;;1)))" office:value-type="float" office:value="0" calcext:value-type="float">
            <text:p>0</text:p>
          </table:table-cell>
          <table:table-cell table:formula="of:=IF([$Data.IG21]=&quot;&quot;;0;(IF([$Data.IG21]=&quot;?&quot;;&quot;?&quot;;1)))" office:value-type="float" office:value="0" calcext:value-type="float">
            <text:p>0</text:p>
          </table:table-cell>
          <table:table-cell table:formula="of:=IF([$Data.IH21]=&quot;&quot;;0;(IF([$Data.IH21]=&quot;?&quot;;&quot;?&quot;;1)))" office:value-type="float" office:value="0" calcext:value-type="float">
            <text:p>0</text:p>
          </table:table-cell>
          <table:table-cell table:formula="of:=IF([$Data.II21]=&quot;&quot;;0;(IF([$Data.II21]=&quot;?&quot;;&quot;?&quot;;1)))" office:value-type="float" office:value="0" calcext:value-type="float">
            <text:p>0</text:p>
          </table:table-cell>
          <table:table-cell table:formula="of:=IF([$Data.IJ21]=&quot;&quot;;0;(IF([$Data.IJ21]=&quot;?&quot;;&quot;?&quot;;1)))" office:value-type="float" office:value="0" calcext:value-type="float">
            <text:p>0</text:p>
          </table:table-cell>
          <table:table-cell table:formula="of:=IF([$Data.IK21]=&quot;&quot;;0;(IF([$Data.IK21]=&quot;?&quot;;&quot;?&quot;;1)))" office:value-type="float" office:value="0" calcext:value-type="float">
            <text:p>0</text:p>
          </table:table-cell>
          <table:table-cell table:formula="of:=IF([$Data.IL21]=&quot;&quot;;0;(IF([$Data.IL21]=&quot;?&quot;;&quot;?&quot;;1)))" office:value-type="float" office:value="0" calcext:value-type="float">
            <text:p>0</text:p>
          </table:table-cell>
          <table:table-cell table:formula="of:=IF([$Data.IM21]=&quot;&quot;;0;(IF([$Data.IM21]=&quot;?&quot;;&quot;?&quot;;1)))" office:value-type="float" office:value="0" calcext:value-type="float">
            <text:p>0</text:p>
          </table:table-cell>
          <table:table-cell table:formula="of:=IF([$Data.IN21]=&quot;&quot;;0;(IF([$Data.IN21]=&quot;?&quot;;&quot;?&quot;;1)))" office:value-type="float" office:value="0" calcext:value-type="float">
            <text:p>0</text:p>
          </table:table-cell>
          <table:table-cell table:formula="of:=IF([$Data.IO21]=&quot;&quot;;0;(IF([$Data.IO21]=&quot;?&quot;;&quot;?&quot;;1)))" office:value-type="float" office:value="0" calcext:value-type="float">
            <text:p>0</text:p>
          </table:table-cell>
          <table:table-cell table:formula="of:=IF([$Data.IP21]=&quot;&quot;;0;(IF([$Data.IP21]=&quot;?&quot;;&quot;?&quot;;1)))" office:value-type="float" office:value="0" calcext:value-type="float">
            <text:p>0</text:p>
          </table:table-cell>
          <table:table-cell table:number-columns-repeated="2"/>
          <table:table-cell table:formula="of:=SUM([.B18:.HI18])" office:value-type="float" office:value="51" calcext:value-type="float">
            <text:p>51</text:p>
          </table:table-cell>
          <table:table-cell table:number-columns-repeated="804"/>
        </table:table-row>
        <table:table-row table:style-name="ro15">
          <table:table-cell table:formula="of:=[$Data.B22]" office:value-type="string" office:string-value="Dai Yuxi Yuanjiang" calcext:value-type="string">
            <text:p>Dai Yuxi Yuanjiang</text:p>
          </table:table-cell>
          <table:table-cell table:formula="of:=IF([$Data.AI22]=&quot;&quot;;0;(IF([$Data.AI22]=&quot;?&quot;;&quot;?&quot;;1)))" office:value-type="float" office:value="1" calcext:value-type="float">
            <text:p>1</text:p>
          </table:table-cell>
          <table:table-cell table:formula="of:=IF([$Data.AJ22]=&quot;&quot;;0;(IF([$Data.AJ22]=&quot;?&quot;;&quot;?&quot;;1)))" office:value-type="float" office:value="0" calcext:value-type="float">
            <text:p>0</text:p>
          </table:table-cell>
          <table:table-cell table:formula="of:=IF([$Data.AK22]=&quot;&quot;;0;(IF([$Data.AK22]=&quot;?&quot;;&quot;?&quot;;1)))" office:value-type="float" office:value="1" calcext:value-type="float">
            <text:p>1</text:p>
          </table:table-cell>
          <table:table-cell table:formula="of:=IF([$Data.AL22]=&quot;&quot;;0;(IF([$Data.AL22]=&quot;?&quot;;&quot;?&quot;;1)))" office:value-type="float" office:value="1" calcext:value-type="float">
            <text:p>1</text:p>
          </table:table-cell>
          <table:table-cell table:formula="of:=IF([$Data.AM22]=&quot;&quot;;0;(IF([$Data.AM22]=&quot;?&quot;;&quot;?&quot;;1)))" office:value-type="float" office:value="1" calcext:value-type="float">
            <text:p>1</text:p>
          </table:table-cell>
          <table:table-cell table:formula="of:=IF([$Data.AN22]=&quot;&quot;;0;(IF([$Data.AN22]=&quot;?&quot;;&quot;?&quot;;1)))" office:value-type="float" office:value="0" calcext:value-type="float">
            <text:p>0</text:p>
          </table:table-cell>
          <table:table-cell table:formula="of:=IF([$Data.AO22]=&quot;&quot;;0;(IF([$Data.AO22]=&quot;?&quot;;&quot;?&quot;;1)))" office:value-type="float" office:value="0" calcext:value-type="float">
            <text:p>0</text:p>
          </table:table-cell>
          <table:table-cell table:formula="of:=IF([$Data.AP22]=&quot;&quot;;0;(IF([$Data.AP22]=&quot;?&quot;;&quot;?&quot;;1)))" office:value-type="float" office:value="1" calcext:value-type="float">
            <text:p>1</text:p>
          </table:table-cell>
          <table:table-cell table:formula="of:=IF([$Data.AQ22]=&quot;&quot;;0;(IF([$Data.AQ22]=&quot;?&quot;;&quot;?&quot;;1)))" office:value-type="float" office:value="1" calcext:value-type="float">
            <text:p>1</text:p>
          </table:table-cell>
          <table:table-cell table:formula="of:=IF([$Data.AR22]=&quot;&quot;;0;(IF([$Data.AR22]=&quot;?&quot;;&quot;?&quot;;1)))" office:value-type="float" office:value="0" calcext:value-type="float">
            <text:p>0</text:p>
          </table:table-cell>
          <table:table-cell table:formula="of:=IF([$Data.AS22]=&quot;&quot;;0;(IF([$Data.AS22]=&quot;?&quot;;&quot;?&quot;;1)))" office:value-type="float" office:value="1" calcext:value-type="float">
            <text:p>1</text:p>
          </table:table-cell>
          <table:table-cell table:formula="of:=IF([$Data.AT22]=&quot;&quot;;0;(IF([$Data.AT22]=&quot;?&quot;;&quot;?&quot;;1)))" office:value-type="float" office:value="0" calcext:value-type="float">
            <text:p>0</text:p>
          </table:table-cell>
          <table:table-cell table:formula="of:=IF([$Data.AU22]=&quot;&quot;;0;(IF([$Data.AU22]=&quot;?&quot;;&quot;?&quot;;1)))" office:value-type="float" office:value="1" calcext:value-type="float">
            <text:p>1</text:p>
          </table:table-cell>
          <table:table-cell table:formula="of:=IF([$Data.AV22]=&quot;&quot;;0;(IF([$Data.AV22]=&quot;?&quot;;&quot;?&quot;;1)))" office:value-type="float" office:value="1" calcext:value-type="float">
            <text:p>1</text:p>
          </table:table-cell>
          <table:table-cell table:formula="of:=IF([$Data.AW22]=&quot;&quot;;0;(IF([$Data.AW22]=&quot;?&quot;;&quot;?&quot;;1)))" office:value-type="float" office:value="1" calcext:value-type="float">
            <text:p>1</text:p>
          </table:table-cell>
          <table:table-cell table:formula="of:=IF([$Data.AX22]=&quot;&quot;;0;(IF([$Data.AX22]=&quot;?&quot;;&quot;?&quot;;1)))" office:value-type="float" office:value="0" calcext:value-type="float">
            <text:p>0</text:p>
          </table:table-cell>
          <table:table-cell table:formula="of:=IF([$Data.AY22]=&quot;&quot;;0;(IF([$Data.AY22]=&quot;?&quot;;&quot;?&quot;;1)))" office:value-type="float" office:value="1" calcext:value-type="float">
            <text:p>1</text:p>
          </table:table-cell>
          <table:table-cell table:formula="of:=IF([$Data.AZ22]=&quot;&quot;;0;(IF([$Data.AZ22]=&quot;?&quot;;&quot;?&quot;;1)))" office:value-type="float" office:value="1" calcext:value-type="float">
            <text:p>1</text:p>
          </table:table-cell>
          <table:table-cell table:formula="of:=IF([$Data.BA22]=&quot;&quot;;0;(IF([$Data.BA22]=&quot;?&quot;;&quot;?&quot;;1)))" office:value-type="float" office:value="0" calcext:value-type="float">
            <text:p>0</text:p>
          </table:table-cell>
          <table:table-cell table:formula="of:=IF([$Data.BB22]=&quot;&quot;;0;(IF([$Data.BB22]=&quot;?&quot;;&quot;?&quot;;1)))" office:value-type="float" office:value="1" calcext:value-type="float">
            <text:p>1</text:p>
          </table:table-cell>
          <table:table-cell table:formula="of:=IF([$Data.BC22]=&quot;&quot;;0;(IF([$Data.BC22]=&quot;?&quot;;&quot;?&quot;;1)))" office:value-type="float" office:value="0" calcext:value-type="float">
            <text:p>0</text:p>
          </table:table-cell>
          <table:table-cell table:formula="of:=IF([$Data.BD22]=&quot;&quot;;0;(IF([$Data.BD22]=&quot;?&quot;;&quot;?&quot;;1)))" office:value-type="float" office:value="1" calcext:value-type="float">
            <text:p>1</text:p>
          </table:table-cell>
          <table:table-cell table:formula="of:=IF([$Data.BE22]=&quot;&quot;;0;(IF([$Data.BE22]=&quot;?&quot;;&quot;?&quot;;1)))" office:value-type="float" office:value="0" calcext:value-type="float">
            <text:p>0</text:p>
          </table:table-cell>
          <table:table-cell table:formula="of:=IF([$Data.BF22]=&quot;&quot;;0;(IF([$Data.BF22]=&quot;?&quot;;&quot;?&quot;;1)))" office:value-type="float" office:value="0" calcext:value-type="float">
            <text:p>0</text:p>
          </table:table-cell>
          <table:table-cell table:formula="of:=IF([$Data.BG22]=&quot;&quot;;0;(IF([$Data.BG22]=&quot;?&quot;;&quot;?&quot;;1)))" office:value-type="float" office:value="0" calcext:value-type="float">
            <text:p>0</text:p>
          </table:table-cell>
          <table:table-cell table:formula="of:=IF([$Data.BH22]=&quot;&quot;;0;(IF([$Data.BH22]=&quot;?&quot;;&quot;?&quot;;1)))" office:value-type="float" office:value="1" calcext:value-type="float">
            <text:p>1</text:p>
          </table:table-cell>
          <table:table-cell table:formula="of:=IF([$Data.BI22]=&quot;&quot;;0;(IF([$Data.BI22]=&quot;?&quot;;&quot;?&quot;;1)))" office:value-type="float" office:value="0" calcext:value-type="float">
            <text:p>0</text:p>
          </table:table-cell>
          <table:table-cell table:formula="of:=IF([$Data.BJ22]=&quot;&quot;;0;(IF([$Data.BJ22]=&quot;?&quot;;&quot;?&quot;;1)))" office:value-type="float" office:value="0" calcext:value-type="float">
            <text:p>0</text:p>
          </table:table-cell>
          <table:table-cell table:formula="of:=IF([$Data.BK22]=&quot;&quot;;0;(IF([$Data.BK22]=&quot;?&quot;;&quot;?&quot;;1)))" office:value-type="float" office:value="0" calcext:value-type="float">
            <text:p>0</text:p>
          </table:table-cell>
          <table:table-cell table:formula="of:=IF([$Data.BL22]=&quot;&quot;;0;(IF([$Data.BL22]=&quot;?&quot;;&quot;?&quot;;1)))" office:value-type="float" office:value="0" calcext:value-type="float">
            <text:p>0</text:p>
          </table:table-cell>
          <table:table-cell table:formula="of:=IF([$Data.BM22]=&quot;&quot;;0;(IF([$Data.BM22]=&quot;?&quot;;&quot;?&quot;;1)))" office:value-type="float" office:value="1" calcext:value-type="float">
            <text:p>1</text:p>
          </table:table-cell>
          <table:table-cell table:formula="of:=IF([$Data.BN22]=&quot;&quot;;0;(IF([$Data.BN22]=&quot;?&quot;;&quot;?&quot;;1)))" office:value-type="float" office:value="0" calcext:value-type="float">
            <text:p>0</text:p>
          </table:table-cell>
          <table:table-cell table:formula="of:=IF([$Data.BO22]=&quot;&quot;;0;(IF([$Data.BO22]=&quot;?&quot;;&quot;?&quot;;1)))" office:value-type="float" office:value="0" calcext:value-type="float">
            <text:p>0</text:p>
          </table:table-cell>
          <table:table-cell table:formula="of:=IF([$Data.BP22]=&quot;&quot;;0;(IF([$Data.BP22]=&quot;?&quot;;&quot;?&quot;;1)))" office:value-type="float" office:value="0" calcext:value-type="float">
            <text:p>0</text:p>
          </table:table-cell>
          <table:table-cell table:formula="of:=IF([$Data.BQ22]=&quot;&quot;;0;(IF([$Data.BQ22]=&quot;?&quot;;&quot;?&quot;;1)))" office:value-type="float" office:value="0" calcext:value-type="float">
            <text:p>0</text:p>
          </table:table-cell>
          <table:table-cell table:formula="of:=IF([$Data.BR22]=&quot;&quot;;0;(IF([$Data.BR22]=&quot;?&quot;;&quot;?&quot;;1)))" office:value-type="float" office:value="0" calcext:value-type="float">
            <text:p>0</text:p>
          </table:table-cell>
          <table:table-cell table:formula="of:=IF([$Data.BS22]=&quot;&quot;;0;(IF([$Data.BS22]=&quot;?&quot;;&quot;?&quot;;1)))" office:value-type="float" office:value="0" calcext:value-type="float">
            <text:p>0</text:p>
          </table:table-cell>
          <table:table-cell table:formula="of:=IF([$Data.BT22]=&quot;&quot;;0;(IF([$Data.BT22]=&quot;?&quot;;&quot;?&quot;;1)))" office:value-type="float" office:value="0" calcext:value-type="float">
            <text:p>0</text:p>
          </table:table-cell>
          <table:table-cell table:formula="of:=IF([$Data.BU22]=&quot;&quot;;0;(IF([$Data.BU22]=&quot;?&quot;;&quot;?&quot;;1)))" office:value-type="float" office:value="0" calcext:value-type="float">
            <text:p>0</text:p>
          </table:table-cell>
          <table:table-cell table:formula="of:=IF([$Data.BV22]=&quot;&quot;;0;(IF([$Data.BV22]=&quot;?&quot;;&quot;?&quot;;1)))" office:value-type="float" office:value="0" calcext:value-type="float">
            <text:p>0</text:p>
          </table:table-cell>
          <table:table-cell table:formula="of:=IF([$Data.BW22]=&quot;&quot;;0;(IF([$Data.BW22]=&quot;?&quot;;&quot;?&quot;;1)))" office:value-type="float" office:value="0" calcext:value-type="float">
            <text:p>0</text:p>
          </table:table-cell>
          <table:table-cell table:formula="of:=IF([$Data.BX22]=&quot;&quot;;0;(IF([$Data.BX22]=&quot;?&quot;;&quot;?&quot;;1)))" office:value-type="float" office:value="0" calcext:value-type="float">
            <text:p>0</text:p>
          </table:table-cell>
          <table:table-cell table:formula="of:=IF([$Data.BY22]=&quot;&quot;;0;(IF([$Data.BY22]=&quot;?&quot;;&quot;?&quot;;1)))" office:value-type="float" office:value="0" calcext:value-type="float">
            <text:p>0</text:p>
          </table:table-cell>
          <table:table-cell table:formula="of:=IF([$Data.BZ22]=&quot;&quot;;0;(IF([$Data.BZ22]=&quot;?&quot;;&quot;?&quot;;1)))" office:value-type="float" office:value="1" calcext:value-type="float">
            <text:p>1</text:p>
          </table:table-cell>
          <table:table-cell table:formula="of:=IF([$Data.CA22]=&quot;&quot;;0;(IF([$Data.CA22]=&quot;?&quot;;&quot;?&quot;;1)))" office:value-type="float" office:value="1" calcext:value-type="float">
            <text:p>1</text:p>
          </table:table-cell>
          <table:table-cell table:formula="of:=IF([$Data.CB22]=&quot;&quot;;0;(IF([$Data.CB22]=&quot;?&quot;;&quot;?&quot;;1)))" office:value-type="float" office:value="0" calcext:value-type="float">
            <text:p>0</text:p>
          </table:table-cell>
          <table:table-cell table:formula="of:=IF([$Data.CC22]=&quot;&quot;;0;(IF([$Data.CC22]=&quot;?&quot;;&quot;?&quot;;1)))" office:value-type="float" office:value="0" calcext:value-type="float">
            <text:p>0</text:p>
          </table:table-cell>
          <table:table-cell table:formula="of:=IF([$Data.CD22]=&quot;&quot;;0;(IF([$Data.CD22]=&quot;?&quot;;&quot;?&quot;;1)))" office:value-type="float" office:value="1" calcext:value-type="float">
            <text:p>1</text:p>
          </table:table-cell>
          <table:table-cell table:formula="of:=IF([$Data.CE22]=&quot;&quot;;0;(IF([$Data.CE22]=&quot;?&quot;;&quot;?&quot;;1)))" office:value-type="float" office:value="1" calcext:value-type="float">
            <text:p>1</text:p>
          </table:table-cell>
          <table:table-cell table:formula="of:=IF([$Data.CF22]=&quot;&quot;;0;(IF([$Data.CF22]=&quot;?&quot;;&quot;?&quot;;1)))" office:value-type="float" office:value="0" calcext:value-type="float">
            <text:p>0</text:p>
          </table:table-cell>
          <table:table-cell table:formula="of:=IF([$Data.CG22]=&quot;&quot;;0;(IF([$Data.CG22]=&quot;?&quot;;&quot;?&quot;;1)))" office:value-type="float" office:value="1" calcext:value-type="float">
            <text:p>1</text:p>
          </table:table-cell>
          <table:table-cell table:formula="of:=IF([$Data.CH22]=&quot;&quot;;0;(IF([$Data.CH22]=&quot;?&quot;;&quot;?&quot;;1)))" office:value-type="float" office:value="0" calcext:value-type="float">
            <text:p>0</text:p>
          </table:table-cell>
          <table:table-cell table:formula="of:=IF([$Data.CI22]=&quot;&quot;;0;(IF([$Data.CI22]=&quot;?&quot;;&quot;?&quot;;1)))" office:value-type="float" office:value="0" calcext:value-type="float">
            <text:p>0</text:p>
          </table:table-cell>
          <table:table-cell table:formula="of:=IF([$Data.CJ22]=&quot;&quot;;0;(IF([$Data.CJ22]=&quot;?&quot;;&quot;?&quot;;1)))" office:value-type="float" office:value="0" calcext:value-type="float">
            <text:p>0</text:p>
          </table:table-cell>
          <table:table-cell table:formula="of:=IF([$Data.CK22]=&quot;&quot;;0;(IF([$Data.CK22]=&quot;?&quot;;&quot;?&quot;;1)))" office:value-type="float" office:value="0" calcext:value-type="float">
            <text:p>0</text:p>
          </table:table-cell>
          <table:table-cell table:formula="of:=IF([$Data.CL22]=&quot;&quot;;0;(IF([$Data.CL22]=&quot;?&quot;;&quot;?&quot;;1)))" office:value-type="float" office:value="0" calcext:value-type="float">
            <text:p>0</text:p>
          </table:table-cell>
          <table:table-cell table:formula="of:=IF([$Data.CM22]=&quot;&quot;;0;(IF([$Data.CM22]=&quot;?&quot;;&quot;?&quot;;1)))" office:value-type="float" office:value="0" calcext:value-type="float">
            <text:p>0</text:p>
          </table:table-cell>
          <table:table-cell table:formula="of:=IF([$Data.CN22]=&quot;&quot;;0;(IF([$Data.CN22]=&quot;?&quot;;&quot;?&quot;;1)))" office:value-type="float" office:value="1" calcext:value-type="float">
            <text:p>1</text:p>
          </table:table-cell>
          <table:table-cell table:formula="of:=IF([$Data.CO22]=&quot;&quot;;0;(IF([$Data.CO22]=&quot;?&quot;;&quot;?&quot;;1)))" office:value-type="float" office:value="0" calcext:value-type="float">
            <text:p>0</text:p>
          </table:table-cell>
          <table:table-cell table:formula="of:=IF([$Data.CP22]=&quot;&quot;;0;(IF([$Data.CP22]=&quot;?&quot;;&quot;?&quot;;1)))" office:value-type="float" office:value="1" calcext:value-type="float">
            <text:p>1</text:p>
          </table:table-cell>
          <table:table-cell table:formula="of:=IF([$Data.CQ22]=&quot;&quot;;0;(IF([$Data.CQ22]=&quot;?&quot;;&quot;?&quot;;1)))" office:value-type="float" office:value="0" calcext:value-type="float">
            <text:p>0</text:p>
          </table:table-cell>
          <table:table-cell table:formula="of:=IF([$Data.CR22]=&quot;&quot;;0;(IF([$Data.CR22]=&quot;?&quot;;&quot;?&quot;;1)))" office:value-type="float" office:value="0" calcext:value-type="float">
            <text:p>0</text:p>
          </table:table-cell>
          <table:table-cell table:formula="of:=IF([$Data.CS22]=&quot;&quot;;0;(IF([$Data.CS22]=&quot;?&quot;;&quot;?&quot;;1)))" office:value-type="float" office:value="0" calcext:value-type="float">
            <text:p>0</text:p>
          </table:table-cell>
          <table:table-cell table:formula="of:=IF([$Data.CT22]=&quot;&quot;;0;(IF([$Data.CT22]=&quot;?&quot;;&quot;?&quot;;1)))" office:value-type="float" office:value="0" calcext:value-type="float">
            <text:p>0</text:p>
          </table:table-cell>
          <table:table-cell table:formula="of:=IF([$Data.CU22]=&quot;&quot;;0;(IF([$Data.CU22]=&quot;?&quot;;&quot;?&quot;;1)))" office:value-type="float" office:value="1" calcext:value-type="float">
            <text:p>1</text:p>
          </table:table-cell>
          <table:table-cell table:formula="of:=IF([$Data.CV22]=&quot;&quot;;0;(IF([$Data.CV22]=&quot;?&quot;;&quot;?&quot;;1)))" office:value-type="float" office:value="1" calcext:value-type="float">
            <text:p>1</text:p>
          </table:table-cell>
          <table:table-cell table:formula="of:=IF([$Data.CW22]=&quot;&quot;;0;(IF([$Data.CW22]=&quot;?&quot;;&quot;?&quot;;1)))" office:value-type="float" office:value="1" calcext:value-type="float">
            <text:p>1</text:p>
          </table:table-cell>
          <table:table-cell table:formula="of:=IF([$Data.CX22]=&quot;&quot;;0;(IF([$Data.CX22]=&quot;?&quot;;&quot;?&quot;;1)))" office:value-type="float" office:value="0" calcext:value-type="float">
            <text:p>0</text:p>
          </table:table-cell>
          <table:table-cell table:formula="of:=IF([$Data.CY22]=&quot;&quot;;0;(IF([$Data.CY22]=&quot;?&quot;;&quot;?&quot;;1)))" office:value-type="float" office:value="0" calcext:value-type="float">
            <text:p>0</text:p>
          </table:table-cell>
          <table:table-cell table:formula="of:=IF([$Data.CZ22]=&quot;&quot;;0;(IF([$Data.CZ22]=&quot;?&quot;;&quot;?&quot;;1)))" office:value-type="float" office:value="0" calcext:value-type="float">
            <text:p>0</text:p>
          </table:table-cell>
          <table:table-cell table:formula="of:=IF([$Data.DA22]=&quot;&quot;;0;(IF([$Data.DA22]=&quot;?&quot;;&quot;?&quot;;1)))" office:value-type="float" office:value="1" calcext:value-type="float">
            <text:p>1</text:p>
          </table:table-cell>
          <table:table-cell table:formula="of:=IF([$Data.DB22]=&quot;&quot;;0;(IF([$Data.DB22]=&quot;?&quot;;&quot;?&quot;;1)))" office:value-type="float" office:value="0" calcext:value-type="float">
            <text:p>0</text:p>
          </table:table-cell>
          <table:table-cell table:formula="of:=IF([$Data.DC22]=&quot;&quot;;0;(IF([$Data.DC22]=&quot;?&quot;;&quot;?&quot;;1)))" office:value-type="float" office:value="0" calcext:value-type="float">
            <text:p>0</text:p>
          </table:table-cell>
          <table:table-cell table:formula="of:=IF([$Data.DD22]=&quot;&quot;;0;(IF([$Data.DD22]=&quot;?&quot;;&quot;?&quot;;1)))" office:value-type="float" office:value="0" calcext:value-type="float">
            <text:p>0</text:p>
          </table:table-cell>
          <table:table-cell table:formula="of:=IF([$Data.DE22]=&quot;&quot;;0;(IF([$Data.DE22]=&quot;?&quot;;&quot;?&quot;;1)))" office:value-type="float" office:value="1" calcext:value-type="float">
            <text:p>1</text:p>
          </table:table-cell>
          <table:table-cell table:formula="of:=IF([$Data.DF22]=&quot;&quot;;0;(IF([$Data.DF22]=&quot;?&quot;;&quot;?&quot;;1)))" office:value-type="float" office:value="1" calcext:value-type="float">
            <text:p>1</text:p>
          </table:table-cell>
          <table:table-cell table:formula="of:=IF([$Data.DG22]=&quot;&quot;;0;(IF([$Data.DG22]=&quot;?&quot;;&quot;?&quot;;1)))" office:value-type="float" office:value="0" calcext:value-type="float">
            <text:p>0</text:p>
          </table:table-cell>
          <table:table-cell table:formula="of:=IF([$Data.DH22]=&quot;&quot;;0;(IF([$Data.DH22]=&quot;?&quot;;&quot;?&quot;;1)))" office:value-type="float" office:value="0" calcext:value-type="float">
            <text:p>0</text:p>
          </table:table-cell>
          <table:table-cell table:formula="of:=IF([$Data.DI22]=&quot;&quot;;0;(IF([$Data.DI22]=&quot;?&quot;;&quot;?&quot;;1)))" office:value-type="float" office:value="0" calcext:value-type="float">
            <text:p>0</text:p>
          </table:table-cell>
          <table:table-cell table:formula="of:=IF([$Data.DJ22]=&quot;&quot;;0;(IF([$Data.DJ22]=&quot;?&quot;;&quot;?&quot;;1)))" office:value-type="float" office:value="1" calcext:value-type="float">
            <text:p>1</text:p>
          </table:table-cell>
          <table:table-cell table:formula="of:=IF([$Data.DK22]=&quot;&quot;;0;(IF([$Data.DK22]=&quot;?&quot;;&quot;?&quot;;1)))" office:value-type="float" office:value="0" calcext:value-type="float">
            <text:p>0</text:p>
          </table:table-cell>
          <table:table-cell table:formula="of:=IF([$Data.DL22]=&quot;&quot;;0;(IF([$Data.DL22]=&quot;?&quot;;&quot;?&quot;;1)))" office:value-type="float" office:value="0" calcext:value-type="float">
            <text:p>0</text:p>
          </table:table-cell>
          <table:table-cell table:formula="of:=IF([$Data.DM22]=&quot;&quot;;0;(IF([$Data.DM22]=&quot;?&quot;;&quot;?&quot;;1)))" office:value-type="float" office:value="0" calcext:value-type="float">
            <text:p>0</text:p>
          </table:table-cell>
          <table:table-cell table:formula="of:=IF([$Data.DN22]=&quot;&quot;;0;(IF([$Data.DN22]=&quot;?&quot;;&quot;?&quot;;1)))" office:value-type="float" office:value="0" calcext:value-type="float">
            <text:p>0</text:p>
          </table:table-cell>
          <table:table-cell table:formula="of:=IF([$Data.DO22]=&quot;&quot;;0;(IF([$Data.DO22]=&quot;?&quot;;&quot;?&quot;;1)))" office:value-type="float" office:value="1" calcext:value-type="float">
            <text:p>1</text:p>
          </table:table-cell>
          <table:table-cell table:formula="of:=IF([$Data.DP22]=&quot;&quot;;0;(IF([$Data.DP22]=&quot;?&quot;;&quot;?&quot;;1)))" office:value-type="string" office:string-value="?" calcext:value-type="string">
            <text:p>?</text:p>
          </table:table-cell>
          <table:table-cell table:formula="of:=IF([$Data.DQ22]=&quot;&quot;;0;(IF([$Data.DQ22]=&quot;?&quot;;&quot;?&quot;;1)))" office:value-type="string" office:string-value="?" calcext:value-type="string">
            <text:p>?</text:p>
          </table:table-cell>
          <table:table-cell table:formula="of:=IF([$Data.DR22]=&quot;&quot;;0;(IF([$Data.DR22]=&quot;?&quot;;&quot;?&quot;;1)))" office:value-type="float" office:value="0" calcext:value-type="float">
            <text:p>0</text:p>
          </table:table-cell>
          <table:table-cell table:formula="of:=IF([$Data.DS22]=&quot;&quot;;0;(IF([$Data.DS22]=&quot;?&quot;;&quot;?&quot;;1)))" office:value-type="float" office:value="1" calcext:value-type="float">
            <text:p>1</text:p>
          </table:table-cell>
          <table:table-cell table:formula="of:=IF([$Data.DT22]=&quot;&quot;;0;(IF([$Data.DT22]=&quot;?&quot;;&quot;?&quot;;1)))" office:value-type="float" office:value="0" calcext:value-type="float">
            <text:p>0</text:p>
          </table:table-cell>
          <table:table-cell table:formula="of:=IF([$Data.DU22]=&quot;&quot;;0;(IF([$Data.DU22]=&quot;?&quot;;&quot;?&quot;;1)))" office:value-type="float" office:value="0" calcext:value-type="float">
            <text:p>0</text:p>
          </table:table-cell>
          <table:table-cell table:formula="of:=IF([$Data.DV22]=&quot;&quot;;0;(IF([$Data.DV22]=&quot;?&quot;;&quot;?&quot;;1)))" office:value-type="float" office:value="0" calcext:value-type="float">
            <text:p>0</text:p>
          </table:table-cell>
          <table:table-cell table:formula="of:=IF([$Data.DW22]=&quot;&quot;;0;(IF([$Data.DW22]=&quot;?&quot;;&quot;?&quot;;1)))" office:value-type="float" office:value="0" calcext:value-type="float">
            <text:p>0</text:p>
          </table:table-cell>
          <table:table-cell table:formula="of:=IF([$Data.DX22]=&quot;&quot;;0;(IF([$Data.DX22]=&quot;?&quot;;&quot;?&quot;;1)))" office:value-type="float" office:value="0" calcext:value-type="float">
            <text:p>0</text:p>
          </table:table-cell>
          <table:table-cell table:formula="of:=IF([$Data.DY22]=&quot;&quot;;0;(IF([$Data.DY22]=&quot;?&quot;;&quot;?&quot;;1)))" office:value-type="float" office:value="0" calcext:value-type="float">
            <text:p>0</text:p>
          </table:table-cell>
          <table:table-cell table:formula="of:=IF([$Data.DZ22]=&quot;&quot;;0;(IF([$Data.DZ22]=&quot;?&quot;;&quot;?&quot;;1)))" office:value-type="float" office:value="1" calcext:value-type="float">
            <text:p>1</text:p>
          </table:table-cell>
          <table:table-cell table:formula="of:=IF([$Data.EA22]=&quot;&quot;;0;(IF([$Data.EA22]=&quot;?&quot;;&quot;?&quot;;1)))" office:value-type="float" office:value="1" calcext:value-type="float">
            <text:p>1</text:p>
          </table:table-cell>
          <table:table-cell table:formula="of:=IF([$Data.EB22]=&quot;&quot;;0;(IF([$Data.EB22]=&quot;?&quot;;&quot;?&quot;;1)))" office:value-type="float" office:value="0" calcext:value-type="float">
            <text:p>0</text:p>
          </table:table-cell>
          <table:table-cell table:formula="of:=IF([$Data.EC22]=&quot;&quot;;0;(IF([$Data.EC22]=&quot;?&quot;;&quot;?&quot;;1)))" office:value-type="float" office:value="0" calcext:value-type="float">
            <text:p>0</text:p>
          </table:table-cell>
          <table:table-cell table:formula="of:=IF([$Data.ED22]=&quot;&quot;;0;(IF([$Data.ED22]=&quot;?&quot;;&quot;?&quot;;1)))" office:value-type="float" office:value="1" calcext:value-type="float">
            <text:p>1</text:p>
          </table:table-cell>
          <table:table-cell table:formula="of:=IF([$Data.EE22]=&quot;&quot;;0;(IF([$Data.EE22]=&quot;?&quot;;&quot;?&quot;;1)))" office:value-type="float" office:value="1" calcext:value-type="float">
            <text:p>1</text:p>
          </table:table-cell>
          <table:table-cell table:formula="of:=IF([$Data.EF22]=&quot;&quot;;0;(IF([$Data.EF22]=&quot;?&quot;;&quot;?&quot;;1)))" office:value-type="float" office:value="0" calcext:value-type="float">
            <text:p>0</text:p>
          </table:table-cell>
          <table:table-cell table:formula="of:=IF([$Data.EG22]=&quot;&quot;;0;(IF([$Data.EG22]=&quot;?&quot;;&quot;?&quot;;1)))" office:value-type="float" office:value="1" calcext:value-type="float">
            <text:p>1</text:p>
          </table:table-cell>
          <table:table-cell table:formula="of:=IF([$Data.EH22]=&quot;&quot;;0;(IF([$Data.EH22]=&quot;?&quot;;&quot;?&quot;;1)))" office:value-type="float" office:value="0" calcext:value-type="float">
            <text:p>0</text:p>
          </table:table-cell>
          <table:table-cell table:formula="of:=IF([$Data.EI22]=&quot;&quot;;0;(IF([$Data.EI22]=&quot;?&quot;;&quot;?&quot;;1)))" office:value-type="float" office:value="0" calcext:value-type="float">
            <text:p>0</text:p>
          </table:table-cell>
          <table:table-cell table:formula="of:=IF([$Data.EJ22]=&quot;&quot;;0;(IF([$Data.EJ22]=&quot;?&quot;;&quot;?&quot;;1)))" office:value-type="float" office:value="0" calcext:value-type="float">
            <text:p>0</text:p>
          </table:table-cell>
          <table:table-cell table:formula="of:=IF([$Data.EK22]=&quot;&quot;;0;(IF([$Data.EK22]=&quot;?&quot;;&quot;?&quot;;1)))" office:value-type="float" office:value="0" calcext:value-type="float">
            <text:p>0</text:p>
          </table:table-cell>
          <table:table-cell table:formula="of:=IF([$Data.EL22]=&quot;&quot;;0;(IF([$Data.EL22]=&quot;?&quot;;&quot;?&quot;;1)))" office:value-type="float" office:value="0" calcext:value-type="float">
            <text:p>0</text:p>
          </table:table-cell>
          <table:table-cell table:formula="of:=IF([$Data.EM22]=&quot;&quot;;0;(IF([$Data.EM22]=&quot;?&quot;;&quot;?&quot;;1)))" office:value-type="float" office:value="0" calcext:value-type="float">
            <text:p>0</text:p>
          </table:table-cell>
          <table:table-cell table:formula="of:=IF([$Data.EN22]=&quot;&quot;;0;(IF([$Data.EN22]=&quot;?&quot;;&quot;?&quot;;1)))" office:value-type="float" office:value="0" calcext:value-type="float">
            <text:p>0</text:p>
          </table:table-cell>
          <table:table-cell table:formula="of:=IF([$Data.EO22]=&quot;&quot;;0;(IF([$Data.EO22]=&quot;?&quot;;&quot;?&quot;;1)))" office:value-type="float" office:value="0" calcext:value-type="float">
            <text:p>0</text:p>
          </table:table-cell>
          <table:table-cell table:formula="of:=IF([$Data.EP22]=&quot;&quot;;0;(IF([$Data.EP22]=&quot;?&quot;;&quot;?&quot;;1)))" office:value-type="float" office:value="0" calcext:value-type="float">
            <text:p>0</text:p>
          </table:table-cell>
          <table:table-cell table:formula="of:=IF([$Data.EQ22]=&quot;&quot;;0;(IF([$Data.EQ22]=&quot;?&quot;;&quot;?&quot;;1)))" office:value-type="float" office:value="0" calcext:value-type="float">
            <text:p>0</text:p>
          </table:table-cell>
          <table:table-cell table:formula="of:=IF([$Data.ER22]=&quot;&quot;;0;(IF([$Data.ER22]=&quot;?&quot;;&quot;?&quot;;1)))" office:value-type="float" office:value="0" calcext:value-type="float">
            <text:p>0</text:p>
          </table:table-cell>
          <table:table-cell table:formula="of:=IF([$Data.ES22]=&quot;&quot;;0;(IF([$Data.ES22]=&quot;?&quot;;&quot;?&quot;;1)))" office:value-type="float" office:value="0" calcext:value-type="float">
            <text:p>0</text:p>
          </table:table-cell>
          <table:table-cell table:formula="of:=IF([$Data.ET22]=&quot;&quot;;0;(IF([$Data.ET22]=&quot;?&quot;;&quot;?&quot;;1)))" office:value-type="float" office:value="0" calcext:value-type="float">
            <text:p>0</text:p>
          </table:table-cell>
          <table:table-cell table:formula="of:=IF([$Data.EU22]=&quot;&quot;;0;(IF([$Data.EU22]=&quot;?&quot;;&quot;?&quot;;1)))" office:value-type="float" office:value="0" calcext:value-type="float">
            <text:p>0</text:p>
          </table:table-cell>
          <table:table-cell table:formula="of:=IF([$Data.EV22]=&quot;&quot;;0;(IF([$Data.EV22]=&quot;?&quot;;&quot;?&quot;;1)))" office:value-type="float" office:value="1" calcext:value-type="float">
            <text:p>1</text:p>
          </table:table-cell>
          <table:table-cell table:formula="of:=IF([$Data.EW22]=&quot;&quot;;0;(IF([$Data.EW22]=&quot;?&quot;;&quot;?&quot;;1)))" office:value-type="float" office:value="1" calcext:value-type="float">
            <text:p>1</text:p>
          </table:table-cell>
          <table:table-cell table:formula="of:=IF([$Data.EX22]=&quot;&quot;;0;(IF([$Data.EX22]=&quot;?&quot;;&quot;?&quot;;1)))" office:value-type="float" office:value="1" calcext:value-type="float">
            <text:p>1</text:p>
          </table:table-cell>
          <table:table-cell table:formula="of:=IF([$Data.EY22]=&quot;&quot;;0;(IF([$Data.EY22]=&quot;?&quot;;&quot;?&quot;;1)))" office:value-type="float" office:value="0" calcext:value-type="float">
            <text:p>0</text:p>
          </table:table-cell>
          <table:table-cell table:formula="of:=IF([$Data.EZ22]=&quot;&quot;;0;(IF([$Data.EZ22]=&quot;?&quot;;&quot;?&quot;;1)))" office:value-type="float" office:value="0" calcext:value-type="float">
            <text:p>0</text:p>
          </table:table-cell>
          <table:table-cell table:formula="of:=IF([$Data.FA22]=&quot;&quot;;0;(IF([$Data.FA22]=&quot;?&quot;;&quot;?&quot;;1)))" office:value-type="float" office:value="0" calcext:value-type="float">
            <text:p>0</text:p>
          </table:table-cell>
          <table:table-cell table:formula="of:=IF([$Data.FB22]=&quot;&quot;;0;(IF([$Data.FB22]=&quot;?&quot;;&quot;?&quot;;1)))" office:value-type="float" office:value="0" calcext:value-type="float">
            <text:p>0</text:p>
          </table:table-cell>
          <table:table-cell table:formula="of:=IF([$Data.FC22]=&quot;&quot;;0;(IF([$Data.FC22]=&quot;?&quot;;&quot;?&quot;;1)))" office:value-type="float" office:value="0" calcext:value-type="float">
            <text:p>0</text:p>
          </table:table-cell>
          <table:table-cell table:formula="of:=IF([$Data.FD22]=&quot;&quot;;0;(IF([$Data.FD22]=&quot;?&quot;;&quot;?&quot;;1)))" office:value-type="float" office:value="0" calcext:value-type="float">
            <text:p>0</text:p>
          </table:table-cell>
          <table:table-cell table:formula="of:=IF([$Data.FE22]=&quot;&quot;;0;(IF([$Data.FE22]=&quot;?&quot;;&quot;?&quot;;1)))" office:value-type="float" office:value="0" calcext:value-type="float">
            <text:p>0</text:p>
          </table:table-cell>
          <table:table-cell table:formula="of:=IF([$Data.FF22]=&quot;&quot;;0;(IF([$Data.FF22]=&quot;?&quot;;&quot;?&quot;;1)))" office:value-type="float" office:value="1" calcext:value-type="float">
            <text:p>1</text:p>
          </table:table-cell>
          <table:table-cell table:formula="of:=IF([$Data.FG22]=&quot;&quot;;0;(IF([$Data.FG22]=&quot;?&quot;;&quot;?&quot;;1)))" office:value-type="float" office:value="1" calcext:value-type="float">
            <text:p>1</text:p>
          </table:table-cell>
          <table:table-cell table:formula="of:=IF([$Data.FH22]=&quot;&quot;;0;(IF([$Data.FH22]=&quot;?&quot;;&quot;?&quot;;1)))" office:value-type="float" office:value="0" calcext:value-type="float">
            <text:p>0</text:p>
          </table:table-cell>
          <table:table-cell table:formula="of:=IF([$Data.FI22]=&quot;&quot;;0;(IF([$Data.FI22]=&quot;?&quot;;&quot;?&quot;;1)))" office:value-type="float" office:value="0" calcext:value-type="float">
            <text:p>0</text:p>
          </table:table-cell>
          <table:table-cell table:formula="of:=IF([$Data.FJ22]=&quot;&quot;;0;(IF([$Data.FJ22]=&quot;?&quot;;&quot;?&quot;;1)))" office:value-type="float" office:value="1" calcext:value-type="float">
            <text:p>1</text:p>
          </table:table-cell>
          <table:table-cell table:formula="of:=IF([$Data.FK22]=&quot;&quot;;0;(IF([$Data.FK22]=&quot;?&quot;;&quot;?&quot;;1)))" office:value-type="float" office:value="0" calcext:value-type="float">
            <text:p>0</text:p>
          </table:table-cell>
          <table:table-cell table:formula="of:=IF([$Data.FL22]=&quot;&quot;;0;(IF([$Data.FL22]=&quot;?&quot;;&quot;?&quot;;1)))" office:value-type="float" office:value="0" calcext:value-type="float">
            <text:p>0</text:p>
          </table:table-cell>
          <table:table-cell table:formula="of:=IF([$Data.FM22]=&quot;&quot;;0;(IF([$Data.FM22]=&quot;?&quot;;&quot;?&quot;;1)))" office:value-type="float" office:value="0" calcext:value-type="float">
            <text:p>0</text:p>
          </table:table-cell>
          <table:table-cell table:formula="of:=IF([$Data.FN22]=&quot;&quot;;0;(IF([$Data.FN22]=&quot;?&quot;;&quot;?&quot;;1)))" office:value-type="float" office:value="1" calcext:value-type="float">
            <text:p>1</text:p>
          </table:table-cell>
          <table:table-cell table:formula="of:=IF([$Data.FO22]=&quot;&quot;;0;(IF([$Data.FO22]=&quot;?&quot;;&quot;?&quot;;1)))" office:value-type="float" office:value="0" calcext:value-type="float">
            <text:p>0</text:p>
          </table:table-cell>
          <table:table-cell table:formula="of:=IF([$Data.FP22]=&quot;&quot;;0;(IF([$Data.FP22]=&quot;?&quot;;&quot;?&quot;;1)))" office:value-type="float" office:value="0" calcext:value-type="float">
            <text:p>0</text:p>
          </table:table-cell>
          <table:table-cell table:formula="of:=IF([$Data.FQ22]=&quot;&quot;;0;(IF([$Data.FQ22]=&quot;?&quot;;&quot;?&quot;;1)))" office:value-type="float" office:value="0" calcext:value-type="float">
            <text:p>0</text:p>
          </table:table-cell>
          <table:table-cell table:formula="of:=IF([$Data.FR22]=&quot;&quot;;0;(IF([$Data.FR22]=&quot;?&quot;;&quot;?&quot;;1)))" office:value-type="float" office:value="0" calcext:value-type="float">
            <text:p>0</text:p>
          </table:table-cell>
          <table:table-cell table:formula="of:=IF([$Data.FS22]=&quot;&quot;;0;(IF([$Data.FS22]=&quot;?&quot;;&quot;?&quot;;1)))" office:value-type="float" office:value="0" calcext:value-type="float">
            <text:p>0</text:p>
          </table:table-cell>
          <table:table-cell table:formula="of:=IF([$Data.FT22]=&quot;&quot;;0;(IF([$Data.FT22]=&quot;?&quot;;&quot;?&quot;;1)))" office:value-type="float" office:value="1" calcext:value-type="float">
            <text:p>1</text:p>
          </table:table-cell>
          <table:table-cell table:formula="of:=IF([$Data.FU22]=&quot;&quot;;0;(IF([$Data.FU22]=&quot;?&quot;;&quot;?&quot;;1)))" office:value-type="float" office:value="0" calcext:value-type="float">
            <text:p>0</text:p>
          </table:table-cell>
          <table:table-cell table:formula="of:=IF([$Data.FV22]=&quot;&quot;;0;(IF([$Data.FV22]=&quot;?&quot;;&quot;?&quot;;1)))" office:value-type="float" office:value="1" calcext:value-type="float">
            <text:p>1</text:p>
          </table:table-cell>
          <table:table-cell table:formula="of:=IF([$Data.FW22]=&quot;&quot;;0;(IF([$Data.FW22]=&quot;?&quot;;&quot;?&quot;;1)))" office:value-type="float" office:value="0" calcext:value-type="float">
            <text:p>0</text:p>
          </table:table-cell>
          <table:table-cell table:formula="of:=IF([$Data.FX22]=&quot;&quot;;0;(IF([$Data.FX22]=&quot;?&quot;;&quot;?&quot;;1)))" office:value-type="float" office:value="0" calcext:value-type="float">
            <text:p>0</text:p>
          </table:table-cell>
          <table:table-cell table:formula="of:=IF([$Data.FY22]=&quot;&quot;;0;(IF([$Data.FY22]=&quot;?&quot;;&quot;?&quot;;1)))" office:value-type="float" office:value="0" calcext:value-type="float">
            <text:p>0</text:p>
          </table:table-cell>
          <table:table-cell table:formula="of:=IF([$Data.FZ22]=&quot;&quot;;0;(IF([$Data.FZ22]=&quot;?&quot;;&quot;?&quot;;1)))" office:value-type="float" office:value="0" calcext:value-type="float">
            <text:p>0</text:p>
          </table:table-cell>
          <table:table-cell table:formula="of:=IF([$Data.GA22]=&quot;&quot;;0;(IF([$Data.GA22]=&quot;?&quot;;&quot;?&quot;;1)))" office:value-type="float" office:value="0" calcext:value-type="float">
            <text:p>0</text:p>
          </table:table-cell>
          <table:table-cell table:formula="of:=IF([$Data.GB22]=&quot;&quot;;0;(IF([$Data.GB22]=&quot;?&quot;;&quot;?&quot;;1)))" office:value-type="float" office:value="0" calcext:value-type="float">
            <text:p>0</text:p>
          </table:table-cell>
          <table:table-cell table:formula="of:=IF([$Data.GC22]=&quot;&quot;;0;(IF([$Data.GC22]=&quot;?&quot;;&quot;?&quot;;1)))" office:value-type="float" office:value="0" calcext:value-type="float">
            <text:p>0</text:p>
          </table:table-cell>
          <table:table-cell table:formula="of:=IF([$Data.GD22]=&quot;&quot;;0;(IF([$Data.GD22]=&quot;?&quot;;&quot;?&quot;;1)))" office:value-type="float" office:value="0" calcext:value-type="float">
            <text:p>0</text:p>
          </table:table-cell>
          <table:table-cell table:formula="of:=IF([$Data.GE22]=&quot;&quot;;0;(IF([$Data.GE22]=&quot;?&quot;;&quot;?&quot;;1)))" office:value-type="float" office:value="1" calcext:value-type="float">
            <text:p>1</text:p>
          </table:table-cell>
          <table:table-cell table:formula="of:=IF([$Data.GF22]=&quot;&quot;;0;(IF([$Data.GF22]=&quot;?&quot;;&quot;?&quot;;1)))" office:value-type="float" office:value="1" calcext:value-type="float">
            <text:p>1</text:p>
          </table:table-cell>
          <table:table-cell table:formula="of:=IF([$Data.GG22]=&quot;&quot;;0;(IF([$Data.GG22]=&quot;?&quot;;&quot;?&quot;;1)))" office:value-type="float" office:value="0" calcext:value-type="float">
            <text:p>0</text:p>
          </table:table-cell>
          <table:table-cell table:formula="of:=IF([$Data.GH22]=&quot;&quot;;0;(IF([$Data.GH22]=&quot;?&quot;;&quot;?&quot;;1)))" office:value-type="float" office:value="0" calcext:value-type="float">
            <text:p>0</text:p>
          </table:table-cell>
          <table:table-cell table:formula="of:=IF([$Data.GI22]=&quot;&quot;;0;(IF([$Data.GI22]=&quot;?&quot;;&quot;?&quot;;1)))" office:value-type="float" office:value="1" calcext:value-type="float">
            <text:p>1</text:p>
          </table:table-cell>
          <table:table-cell table:formula="of:=IF([$Data.GJ22]=&quot;&quot;;0;(IF([$Data.GJ22]=&quot;?&quot;;&quot;?&quot;;1)))" office:value-type="float" office:value="0" calcext:value-type="float">
            <text:p>0</text:p>
          </table:table-cell>
          <table:table-cell table:formula="of:=IF([$Data.GK22]=&quot;&quot;;0;(IF([$Data.GK22]=&quot;?&quot;;&quot;?&quot;;1)))" office:value-type="float" office:value="1" calcext:value-type="float">
            <text:p>1</text:p>
          </table:table-cell>
          <table:table-cell table:formula="of:=IF([$Data.GL22]=&quot;&quot;;0;(IF([$Data.GL22]=&quot;?&quot;;&quot;?&quot;;1)))" office:value-type="float" office:value="0" calcext:value-type="float">
            <text:p>0</text:p>
          </table:table-cell>
          <table:table-cell table:formula="of:=IF([$Data.GM22]=&quot;&quot;;0;(IF([$Data.GM22]=&quot;?&quot;;&quot;?&quot;;1)))" office:value-type="float" office:value="0" calcext:value-type="float">
            <text:p>0</text:p>
          </table:table-cell>
          <table:table-cell table:formula="of:=IF([$Data.GN22]=&quot;&quot;;0;(IF([$Data.GN22]=&quot;?&quot;;&quot;?&quot;;1)))" office:value-type="float" office:value="0" calcext:value-type="float">
            <text:p>0</text:p>
          </table:table-cell>
          <table:table-cell table:formula="of:=IF([$Data.GO22]=&quot;&quot;;0;(IF([$Data.GO22]=&quot;?&quot;;&quot;?&quot;;1)))" office:value-type="float" office:value="0" calcext:value-type="float">
            <text:p>0</text:p>
          </table:table-cell>
          <table:table-cell table:formula="of:=IF([$Data.GP22]=&quot;&quot;;0;(IF([$Data.GP22]=&quot;?&quot;;&quot;?&quot;;1)))" office:value-type="float" office:value="0" calcext:value-type="float">
            <text:p>0</text:p>
          </table:table-cell>
          <table:table-cell table:formula="of:=IF([$Data.GQ22]=&quot;&quot;;0;(IF([$Data.GQ22]=&quot;?&quot;;&quot;?&quot;;1)))" office:value-type="float" office:value="0" calcext:value-type="float">
            <text:p>0</text:p>
          </table:table-cell>
          <table:table-cell table:formula="of:=IF([$Data.GR22]=&quot;&quot;;0;(IF([$Data.GR22]=&quot;?&quot;;&quot;?&quot;;1)))" office:value-type="float" office:value="0" calcext:value-type="float">
            <text:p>0</text:p>
          </table:table-cell>
          <table:table-cell table:formula="of:=IF([$Data.GS22]=&quot;&quot;;0;(IF([$Data.GS22]=&quot;?&quot;;&quot;?&quot;;1)))" office:value-type="float" office:value="0" calcext:value-type="float">
            <text:p>0</text:p>
          </table:table-cell>
          <table:table-cell table:formula="of:=IF([$Data.GT22]=&quot;&quot;;0;(IF([$Data.GT22]=&quot;?&quot;;&quot;?&quot;;1)))" office:value-type="float" office:value="0" calcext:value-type="float">
            <text:p>0</text:p>
          </table:table-cell>
          <table:table-cell table:formula="of:=IF([$Data.GU22]=&quot;&quot;;0;(IF([$Data.GU22]=&quot;?&quot;;&quot;?&quot;;1)))" office:value-type="float" office:value="0" calcext:value-type="float">
            <text:p>0</text:p>
          </table:table-cell>
          <table:table-cell table:formula="of:=IF([$Data.GV22]=&quot;&quot;;0;(IF([$Data.GV22]=&quot;?&quot;;&quot;?&quot;;1)))" office:value-type="float" office:value="0" calcext:value-type="float">
            <text:p>0</text:p>
          </table:table-cell>
          <table:table-cell table:formula="of:=IF([$Data.GW22]=&quot;&quot;;0;(IF([$Data.GW22]=&quot;?&quot;;&quot;?&quot;;1)))" office:value-type="float" office:value="0" calcext:value-type="float">
            <text:p>0</text:p>
          </table:table-cell>
          <table:table-cell table:formula="of:=IF([$Data.GX22]=&quot;&quot;;0;(IF([$Data.GX22]=&quot;?&quot;;&quot;?&quot;;1)))" office:value-type="float" office:value="0" calcext:value-type="float">
            <text:p>0</text:p>
          </table:table-cell>
          <table:table-cell table:formula="of:=IF([$Data.GY22]=&quot;&quot;;0;(IF([$Data.GY22]=&quot;?&quot;;&quot;?&quot;;1)))" office:value-type="float" office:value="0" calcext:value-type="float">
            <text:p>0</text:p>
          </table:table-cell>
          <table:table-cell table:formula="of:=IF([$Data.GZ22]=&quot;&quot;;0;(IF([$Data.GZ22]=&quot;?&quot;;&quot;?&quot;;1)))" office:value-type="float" office:value="0" calcext:value-type="float">
            <text:p>0</text:p>
          </table:table-cell>
          <table:table-cell table:formula="of:=IF([$Data.HA22]=&quot;&quot;;0;(IF([$Data.HA22]=&quot;?&quot;;&quot;?&quot;;1)))" office:value-type="float" office:value="0" calcext:value-type="float">
            <text:p>0</text:p>
          </table:table-cell>
          <table:table-cell table:formula="of:=IF([$Data.HB22]=&quot;&quot;;0;(IF([$Data.HB22]=&quot;?&quot;;&quot;?&quot;;1)))" office:value-type="float" office:value="0" calcext:value-type="float">
            <text:p>0</text:p>
          </table:table-cell>
          <table:table-cell table:formula="of:=IF([$Data.HC22]=&quot;&quot;;0;(IF([$Data.HC22]=&quot;?&quot;;&quot;?&quot;;1)))" office:value-type="float" office:value="0" calcext:value-type="float">
            <text:p>0</text:p>
          </table:table-cell>
          <table:table-cell table:formula="of:=IF([$Data.HD22]=&quot;&quot;;0;(IF([$Data.HD22]=&quot;?&quot;;&quot;?&quot;;1)))" office:value-type="float" office:value="0" calcext:value-type="float">
            <text:p>0</text:p>
          </table:table-cell>
          <table:table-cell table:formula="of:=IF([$Data.HE22]=&quot;&quot;;0;(IF([$Data.HE22]=&quot;?&quot;;&quot;?&quot;;1)))" office:value-type="float" office:value="0" calcext:value-type="float">
            <text:p>0</text:p>
          </table:table-cell>
          <table:table-cell table:formula="of:=IF([$Data.HF22]=&quot;&quot;;0;(IF([$Data.HF22]=&quot;?&quot;;&quot;?&quot;;1)))" office:value-type="float" office:value="0" calcext:value-type="float">
            <text:p>0</text:p>
          </table:table-cell>
          <table:table-cell table:formula="of:=IF([$Data.HG22]=&quot;&quot;;0;(IF([$Data.HG22]=&quot;?&quot;;&quot;?&quot;;1)))" office:value-type="float" office:value="0" calcext:value-type="float">
            <text:p>0</text:p>
          </table:table-cell>
          <table:table-cell table:formula="of:=IF([$Data.HH22]=&quot;&quot;;0;(IF([$Data.HH22]=&quot;?&quot;;&quot;?&quot;;1)))" office:value-type="float" office:value="0" calcext:value-type="float">
            <text:p>0</text:p>
          </table:table-cell>
          <table:table-cell table:formula="of:=IF([$Data.HI22]=&quot;&quot;;0;(IF([$Data.HI22]=&quot;?&quot;;&quot;?&quot;;1)))" office:value-type="float" office:value="0" calcext:value-type="float">
            <text:p>0</text:p>
          </table:table-cell>
          <table:table-cell table:formula="of:=IF([$Data.HJ22]=&quot;&quot;;0;(IF([$Data.HJ22]=&quot;?&quot;;&quot;?&quot;;1)))" office:value-type="float" office:value="0" calcext:value-type="float">
            <text:p>0</text:p>
          </table:table-cell>
          <table:table-cell table:formula="of:=IF([$Data.HK22]=&quot;&quot;;0;(IF([$Data.HK22]=&quot;?&quot;;&quot;?&quot;;1)))" office:value-type="float" office:value="0" calcext:value-type="float">
            <text:p>0</text:p>
          </table:table-cell>
          <table:table-cell table:formula="of:=IF([$Data.HL22]=&quot;&quot;;0;(IF([$Data.HL22]=&quot;?&quot;;&quot;?&quot;;1)))" office:value-type="float" office:value="0" calcext:value-type="float">
            <text:p>0</text:p>
          </table:table-cell>
          <table:table-cell table:formula="of:=IF([$Data.HM22]=&quot;&quot;;0;(IF([$Data.HM22]=&quot;?&quot;;&quot;?&quot;;1)))" office:value-type="float" office:value="1" calcext:value-type="float">
            <text:p>1</text:p>
          </table:table-cell>
          <table:table-cell table:formula="of:=IF([$Data.HN22]=&quot;&quot;;0;(IF([$Data.HN22]=&quot;?&quot;;&quot;?&quot;;1)))" office:value-type="float" office:value="1" calcext:value-type="float">
            <text:p>1</text:p>
          </table:table-cell>
          <table:table-cell table:formula="of:=IF([$Data.HO22]=&quot;&quot;;0;(IF([$Data.HO22]=&quot;?&quot;;&quot;?&quot;;1)))" office:value-type="float" office:value="1" calcext:value-type="float">
            <text:p>1</text:p>
          </table:table-cell>
          <table:table-cell table:formula="of:=IF([$Data.HP22]=&quot;&quot;;0;(IF([$Data.HP22]=&quot;?&quot;;&quot;?&quot;;1)))" office:value-type="float" office:value="0" calcext:value-type="float">
            <text:p>0</text:p>
          </table:table-cell>
          <table:table-cell table:formula="of:=IF([$Data.HQ22]=&quot;&quot;;0;(IF([$Data.HQ22]=&quot;?&quot;;&quot;?&quot;;1)))" office:value-type="float" office:value="0" calcext:value-type="float">
            <text:p>0</text:p>
          </table:table-cell>
          <table:table-cell table:formula="of:=IF([$Data.HR22]=&quot;&quot;;0;(IF([$Data.HR22]=&quot;?&quot;;&quot;?&quot;;1)))" office:value-type="float" office:value="0" calcext:value-type="float">
            <text:p>0</text:p>
          </table:table-cell>
          <table:table-cell table:formula="of:=IF([$Data.HS22]=&quot;&quot;;0;(IF([$Data.HS22]=&quot;?&quot;;&quot;?&quot;;1)))" office:value-type="float" office:value="0" calcext:value-type="float">
            <text:p>0</text:p>
          </table:table-cell>
          <table:table-cell table:formula="of:=IF([$Data.HT22]=&quot;&quot;;0;(IF([$Data.HT22]=&quot;?&quot;;&quot;?&quot;;1)))" office:value-type="float" office:value="0" calcext:value-type="float">
            <text:p>0</text:p>
          </table:table-cell>
          <table:table-cell table:formula="of:=IF([$Data.HU22]=&quot;&quot;;0;(IF([$Data.HU22]=&quot;?&quot;;&quot;?&quot;;1)))" office:value-type="float" office:value="0" calcext:value-type="float">
            <text:p>0</text:p>
          </table:table-cell>
          <table:table-cell table:formula="of:=IF([$Data.HV22]=&quot;&quot;;0;(IF([$Data.HV22]=&quot;?&quot;;&quot;?&quot;;1)))" office:value-type="float" office:value="0" calcext:value-type="float">
            <text:p>0</text:p>
          </table:table-cell>
          <table:table-cell table:formula="of:=IF([$Data.HW22]=&quot;&quot;;0;(IF([$Data.HW22]=&quot;?&quot;;&quot;?&quot;;1)))" office:value-type="float" office:value="0" calcext:value-type="float">
            <text:p>0</text:p>
          </table:table-cell>
          <table:table-cell table:formula="of:=IF([$Data.HX22]=&quot;&quot;;0;(IF([$Data.HX22]=&quot;?&quot;;&quot;?&quot;;1)))" office:value-type="float" office:value="0" calcext:value-type="float">
            <text:p>0</text:p>
          </table:table-cell>
          <table:table-cell table:formula="of:=IF([$Data.HY22]=&quot;&quot;;0;(IF([$Data.HY22]=&quot;?&quot;;&quot;?&quot;;1)))" office:value-type="float" office:value="0" calcext:value-type="float">
            <text:p>0</text:p>
          </table:table-cell>
          <table:table-cell table:formula="of:=IF([$Data.HZ22]=&quot;&quot;;0;(IF([$Data.HZ22]=&quot;?&quot;;&quot;?&quot;;1)))" office:value-type="float" office:value="1" calcext:value-type="float">
            <text:p>1</text:p>
          </table:table-cell>
          <table:table-cell table:formula="of:=IF([$Data.IA22]=&quot;&quot;;0;(IF([$Data.IA22]=&quot;?&quot;;&quot;?&quot;;1)))" office:value-type="float" office:value="0" calcext:value-type="float">
            <text:p>0</text:p>
          </table:table-cell>
          <table:table-cell table:formula="of:=IF([$Data.IB22]=&quot;&quot;;0;(IF([$Data.IB22]=&quot;?&quot;;&quot;?&quot;;1)))" office:value-type="float" office:value="0" calcext:value-type="float">
            <text:p>0</text:p>
          </table:table-cell>
          <table:table-cell table:formula="of:=IF([$Data.IC22]=&quot;&quot;;0;(IF([$Data.IC22]=&quot;?&quot;;&quot;?&quot;;1)))" office:value-type="float" office:value="0" calcext:value-type="float">
            <text:p>0</text:p>
          </table:table-cell>
          <table:table-cell table:formula="of:=IF([$Data.ID22]=&quot;&quot;;0;(IF([$Data.ID22]=&quot;?&quot;;&quot;?&quot;;1)))" office:value-type="float" office:value="1" calcext:value-type="float">
            <text:p>1</text:p>
          </table:table-cell>
          <table:table-cell table:formula="of:=IF([$Data.IE22]=&quot;&quot;;0;(IF([$Data.IE22]=&quot;?&quot;;&quot;?&quot;;1)))" office:value-type="float" office:value="0" calcext:value-type="float">
            <text:p>0</text:p>
          </table:table-cell>
          <table:table-cell table:formula="of:=IF([$Data.IF22]=&quot;&quot;;0;(IF([$Data.IF22]=&quot;?&quot;;&quot;?&quot;;1)))" office:value-type="float" office:value="1" calcext:value-type="float">
            <text:p>1</text:p>
          </table:table-cell>
          <table:table-cell table:formula="of:=IF([$Data.IG22]=&quot;&quot;;0;(IF([$Data.IG22]=&quot;?&quot;;&quot;?&quot;;1)))" office:value-type="float" office:value="1" calcext:value-type="float">
            <text:p>1</text:p>
          </table:table-cell>
          <table:table-cell table:formula="of:=IF([$Data.IH22]=&quot;&quot;;0;(IF([$Data.IH22]=&quot;?&quot;;&quot;?&quot;;1)))" office:value-type="float" office:value="0" calcext:value-type="float">
            <text:p>0</text:p>
          </table:table-cell>
          <table:table-cell table:formula="of:=IF([$Data.II22]=&quot;&quot;;0;(IF([$Data.II22]=&quot;?&quot;;&quot;?&quot;;1)))" office:value-type="float" office:value="0" calcext:value-type="float">
            <text:p>0</text:p>
          </table:table-cell>
          <table:table-cell table:formula="of:=IF([$Data.IJ22]=&quot;&quot;;0;(IF([$Data.IJ22]=&quot;?&quot;;&quot;?&quot;;1)))" office:value-type="float" office:value="1" calcext:value-type="float">
            <text:p>1</text:p>
          </table:table-cell>
          <table:table-cell table:formula="of:=IF([$Data.IK22]=&quot;&quot;;0;(IF([$Data.IK22]=&quot;?&quot;;&quot;?&quot;;1)))" office:value-type="float" office:value="1" calcext:value-type="float">
            <text:p>1</text:p>
          </table:table-cell>
          <table:table-cell table:formula="of:=IF([$Data.IL22]=&quot;&quot;;0;(IF([$Data.IL22]=&quot;?&quot;;&quot;?&quot;;1)))" office:value-type="float" office:value="0" calcext:value-type="float">
            <text:p>0</text:p>
          </table:table-cell>
          <table:table-cell table:formula="of:=IF([$Data.IM22]=&quot;&quot;;0;(IF([$Data.IM22]=&quot;?&quot;;&quot;?&quot;;1)))" office:value-type="float" office:value="0" calcext:value-type="float">
            <text:p>0</text:p>
          </table:table-cell>
          <table:table-cell table:formula="of:=IF([$Data.IN22]=&quot;&quot;;0;(IF([$Data.IN22]=&quot;?&quot;;&quot;?&quot;;1)))" office:value-type="float" office:value="0" calcext:value-type="float">
            <text:p>0</text:p>
          </table:table-cell>
          <table:table-cell table:formula="of:=IF([$Data.IO22]=&quot;&quot;;0;(IF([$Data.IO22]=&quot;?&quot;;&quot;?&quot;;1)))" office:value-type="float" office:value="0" calcext:value-type="float">
            <text:p>0</text:p>
          </table:table-cell>
          <table:table-cell table:formula="of:=IF([$Data.IP22]=&quot;&quot;;0;(IF([$Data.IP22]=&quot;?&quot;;&quot;?&quot;;1)))" office:value-type="float" office:value="0" calcext:value-type="float">
            <text:p>0</text:p>
          </table:table-cell>
          <table:table-cell table:number-columns-repeated="2"/>
          <table:table-cell table:formula="of:=SUM([.B19:.HI19])" office:value-type="float" office:value="59" calcext:value-type="float">
            <text:p>59</text:p>
          </table:table-cell>
          <table:table-cell table:number-columns-repeated="804"/>
        </table:table-row>
        <table:table-row table:style-name="ro15">
          <table:table-cell table:formula="of:=[$Data.B23]" office:value-type="string" office:string-value="Dai Jinghong" calcext:value-type="string">
            <text:p>Dai Jinghong</text:p>
          </table:table-cell>
          <table:table-cell table:formula="of:=IF([$Data.AI23]=&quot;&quot;;0;(IF([$Data.AI23]=&quot;?&quot;;&quot;?&quot;;1)))" office:value-type="float" office:value="1" calcext:value-type="float">
            <text:p>1</text:p>
          </table:table-cell>
          <table:table-cell table:formula="of:=IF([$Data.AJ23]=&quot;&quot;;0;(IF([$Data.AJ23]=&quot;?&quot;;&quot;?&quot;;1)))" office:value-type="float" office:value="0" calcext:value-type="float">
            <text:p>0</text:p>
          </table:table-cell>
          <table:table-cell table:formula="of:=IF([$Data.AK23]=&quot;&quot;;0;(IF([$Data.AK23]=&quot;?&quot;;&quot;?&quot;;1)))" office:value-type="float" office:value="1" calcext:value-type="float">
            <text:p>1</text:p>
          </table:table-cell>
          <table:table-cell table:formula="of:=IF([$Data.AL23]=&quot;&quot;;0;(IF([$Data.AL23]=&quot;?&quot;;&quot;?&quot;;1)))" office:value-type="float" office:value="1" calcext:value-type="float">
            <text:p>1</text:p>
          </table:table-cell>
          <table:table-cell table:formula="of:=IF([$Data.AM23]=&quot;&quot;;0;(IF([$Data.AM23]=&quot;?&quot;;&quot;?&quot;;1)))" office:value-type="float" office:value="1" calcext:value-type="float">
            <text:p>1</text:p>
          </table:table-cell>
          <table:table-cell table:formula="of:=IF([$Data.AN23]=&quot;&quot;;0;(IF([$Data.AN23]=&quot;?&quot;;&quot;?&quot;;1)))" office:value-type="float" office:value="0" calcext:value-type="float">
            <text:p>0</text:p>
          </table:table-cell>
          <table:table-cell table:formula="of:=IF([$Data.AO23]=&quot;&quot;;0;(IF([$Data.AO23]=&quot;?&quot;;&quot;?&quot;;1)))" office:value-type="float" office:value="0" calcext:value-type="float">
            <text:p>0</text:p>
          </table:table-cell>
          <table:table-cell table:formula="of:=IF([$Data.AP23]=&quot;&quot;;0;(IF([$Data.AP23]=&quot;?&quot;;&quot;?&quot;;1)))" office:value-type="float" office:value="1" calcext:value-type="float">
            <text:p>1</text:p>
          </table:table-cell>
          <table:table-cell table:formula="of:=IF([$Data.AQ23]=&quot;&quot;;0;(IF([$Data.AQ23]=&quot;?&quot;;&quot;?&quot;;1)))" office:value-type="float" office:value="1" calcext:value-type="float">
            <text:p>1</text:p>
          </table:table-cell>
          <table:table-cell table:formula="of:=IF([$Data.AR23]=&quot;&quot;;0;(IF([$Data.AR23]=&quot;?&quot;;&quot;?&quot;;1)))" office:value-type="float" office:value="0" calcext:value-type="float">
            <text:p>0</text:p>
          </table:table-cell>
          <table:table-cell table:formula="of:=IF([$Data.AS23]=&quot;&quot;;0;(IF([$Data.AS23]=&quot;?&quot;;&quot;?&quot;;1)))" office:value-type="float" office:value="1" calcext:value-type="float">
            <text:p>1</text:p>
          </table:table-cell>
          <table:table-cell table:formula="of:=IF([$Data.AT23]=&quot;&quot;;0;(IF([$Data.AT23]=&quot;?&quot;;&quot;?&quot;;1)))" office:value-type="float" office:value="0" calcext:value-type="float">
            <text:p>0</text:p>
          </table:table-cell>
          <table:table-cell table:formula="of:=IF([$Data.AU23]=&quot;&quot;;0;(IF([$Data.AU23]=&quot;?&quot;;&quot;?&quot;;1)))" office:value-type="float" office:value="1" calcext:value-type="float">
            <text:p>1</text:p>
          </table:table-cell>
          <table:table-cell table:formula="of:=IF([$Data.AV23]=&quot;&quot;;0;(IF([$Data.AV23]=&quot;?&quot;;&quot;?&quot;;1)))" office:value-type="float" office:value="1" calcext:value-type="float">
            <text:p>1</text:p>
          </table:table-cell>
          <table:table-cell table:formula="of:=IF([$Data.AW23]=&quot;&quot;;0;(IF([$Data.AW23]=&quot;?&quot;;&quot;?&quot;;1)))" office:value-type="float" office:value="1" calcext:value-type="float">
            <text:p>1</text:p>
          </table:table-cell>
          <table:table-cell table:formula="of:=IF([$Data.AX23]=&quot;&quot;;0;(IF([$Data.AX23]=&quot;?&quot;;&quot;?&quot;;1)))" office:value-type="float" office:value="0" calcext:value-type="float">
            <text:p>0</text:p>
          </table:table-cell>
          <table:table-cell table:formula="of:=IF([$Data.AY23]=&quot;&quot;;0;(IF([$Data.AY23]=&quot;?&quot;;&quot;?&quot;;1)))" office:value-type="float" office:value="1" calcext:value-type="float">
            <text:p>1</text:p>
          </table:table-cell>
          <table:table-cell table:formula="of:=IF([$Data.AZ23]=&quot;&quot;;0;(IF([$Data.AZ23]=&quot;?&quot;;&quot;?&quot;;1)))" office:value-type="float" office:value="1" calcext:value-type="float">
            <text:p>1</text:p>
          </table:table-cell>
          <table:table-cell table:formula="of:=IF([$Data.BA23]=&quot;&quot;;0;(IF([$Data.BA23]=&quot;?&quot;;&quot;?&quot;;1)))" office:value-type="float" office:value="0" calcext:value-type="float">
            <text:p>0</text:p>
          </table:table-cell>
          <table:table-cell table:formula="of:=IF([$Data.BB23]=&quot;&quot;;0;(IF([$Data.BB23]=&quot;?&quot;;&quot;?&quot;;1)))" office:value-type="float" office:value="1" calcext:value-type="float">
            <text:p>1</text:p>
          </table:table-cell>
          <table:table-cell table:formula="of:=IF([$Data.BC23]=&quot;&quot;;0;(IF([$Data.BC23]=&quot;?&quot;;&quot;?&quot;;1)))" office:value-type="float" office:value="0" calcext:value-type="float">
            <text:p>0</text:p>
          </table:table-cell>
          <table:table-cell table:formula="of:=IF([$Data.BD23]=&quot;&quot;;0;(IF([$Data.BD23]=&quot;?&quot;;&quot;?&quot;;1)))" office:value-type="float" office:value="1" calcext:value-type="float">
            <text:p>1</text:p>
          </table:table-cell>
          <table:table-cell table:formula="of:=IF([$Data.BE23]=&quot;&quot;;0;(IF([$Data.BE23]=&quot;?&quot;;&quot;?&quot;;1)))" office:value-type="float" office:value="0" calcext:value-type="float">
            <text:p>0</text:p>
          </table:table-cell>
          <table:table-cell table:formula="of:=IF([$Data.BF23]=&quot;&quot;;0;(IF([$Data.BF23]=&quot;?&quot;;&quot;?&quot;;1)))" office:value-type="float" office:value="0" calcext:value-type="float">
            <text:p>0</text:p>
          </table:table-cell>
          <table:table-cell table:formula="of:=IF([$Data.BG23]=&quot;&quot;;0;(IF([$Data.BG23]=&quot;?&quot;;&quot;?&quot;;1)))" office:value-type="float" office:value="0" calcext:value-type="float">
            <text:p>0</text:p>
          </table:table-cell>
          <table:table-cell table:formula="of:=IF([$Data.BH23]=&quot;&quot;;0;(IF([$Data.BH23]=&quot;?&quot;;&quot;?&quot;;1)))" office:value-type="float" office:value="1" calcext:value-type="float">
            <text:p>1</text:p>
          </table:table-cell>
          <table:table-cell table:formula="of:=IF([$Data.BI23]=&quot;&quot;;0;(IF([$Data.BI23]=&quot;?&quot;;&quot;?&quot;;1)))" office:value-type="float" office:value="0" calcext:value-type="float">
            <text:p>0</text:p>
          </table:table-cell>
          <table:table-cell table:formula="of:=IF([$Data.BJ23]=&quot;&quot;;0;(IF([$Data.BJ23]=&quot;?&quot;;&quot;?&quot;;1)))" office:value-type="float" office:value="0" calcext:value-type="float">
            <text:p>0</text:p>
          </table:table-cell>
          <table:table-cell table:formula="of:=IF([$Data.BK23]=&quot;&quot;;0;(IF([$Data.BK23]=&quot;?&quot;;&quot;?&quot;;1)))" office:value-type="float" office:value="0" calcext:value-type="float">
            <text:p>0</text:p>
          </table:table-cell>
          <table:table-cell table:formula="of:=IF([$Data.BL23]=&quot;&quot;;0;(IF([$Data.BL23]=&quot;?&quot;;&quot;?&quot;;1)))" office:value-type="float" office:value="0" calcext:value-type="float">
            <text:p>0</text:p>
          </table:table-cell>
          <table:table-cell table:formula="of:=IF([$Data.BM23]=&quot;&quot;;0;(IF([$Data.BM23]=&quot;?&quot;;&quot;?&quot;;1)))" office:value-type="float" office:value="1" calcext:value-type="float">
            <text:p>1</text:p>
          </table:table-cell>
          <table:table-cell table:formula="of:=IF([$Data.BN23]=&quot;&quot;;0;(IF([$Data.BN23]=&quot;?&quot;;&quot;?&quot;;1)))" office:value-type="float" office:value="0" calcext:value-type="float">
            <text:p>0</text:p>
          </table:table-cell>
          <table:table-cell table:formula="of:=IF([$Data.BO23]=&quot;&quot;;0;(IF([$Data.BO23]=&quot;?&quot;;&quot;?&quot;;1)))" office:value-type="float" office:value="0" calcext:value-type="float">
            <text:p>0</text:p>
          </table:table-cell>
          <table:table-cell table:formula="of:=IF([$Data.BP23]=&quot;&quot;;0;(IF([$Data.BP23]=&quot;?&quot;;&quot;?&quot;;1)))" office:value-type="float" office:value="0" calcext:value-type="float">
            <text:p>0</text:p>
          </table:table-cell>
          <table:table-cell table:formula="of:=IF([$Data.BQ23]=&quot;&quot;;0;(IF([$Data.BQ23]=&quot;?&quot;;&quot;?&quot;;1)))" office:value-type="float" office:value="0" calcext:value-type="float">
            <text:p>0</text:p>
          </table:table-cell>
          <table:table-cell table:formula="of:=IF([$Data.BR23]=&quot;&quot;;0;(IF([$Data.BR23]=&quot;?&quot;;&quot;?&quot;;1)))" office:value-type="float" office:value="0" calcext:value-type="float">
            <text:p>0</text:p>
          </table:table-cell>
          <table:table-cell table:formula="of:=IF([$Data.BS23]=&quot;&quot;;0;(IF([$Data.BS23]=&quot;?&quot;;&quot;?&quot;;1)))" office:value-type="float" office:value="0" calcext:value-type="float">
            <text:p>0</text:p>
          </table:table-cell>
          <table:table-cell table:formula="of:=IF([$Data.BT23]=&quot;&quot;;0;(IF([$Data.BT23]=&quot;?&quot;;&quot;?&quot;;1)))" office:value-type="float" office:value="0" calcext:value-type="float">
            <text:p>0</text:p>
          </table:table-cell>
          <table:table-cell table:formula="of:=IF([$Data.BU23]=&quot;&quot;;0;(IF([$Data.BU23]=&quot;?&quot;;&quot;?&quot;;1)))" office:value-type="float" office:value="0" calcext:value-type="float">
            <text:p>0</text:p>
          </table:table-cell>
          <table:table-cell table:formula="of:=IF([$Data.BV23]=&quot;&quot;;0;(IF([$Data.BV23]=&quot;?&quot;;&quot;?&quot;;1)))" office:value-type="float" office:value="0" calcext:value-type="float">
            <text:p>0</text:p>
          </table:table-cell>
          <table:table-cell table:formula="of:=IF([$Data.BW23]=&quot;&quot;;0;(IF([$Data.BW23]=&quot;?&quot;;&quot;?&quot;;1)))" office:value-type="float" office:value="0" calcext:value-type="float">
            <text:p>0</text:p>
          </table:table-cell>
          <table:table-cell table:formula="of:=IF([$Data.BX23]=&quot;&quot;;0;(IF([$Data.BX23]=&quot;?&quot;;&quot;?&quot;;1)))" office:value-type="float" office:value="0" calcext:value-type="float">
            <text:p>0</text:p>
          </table:table-cell>
          <table:table-cell table:formula="of:=IF([$Data.BY23]=&quot;&quot;;0;(IF([$Data.BY23]=&quot;?&quot;;&quot;?&quot;;1)))" office:value-type="float" office:value="0" calcext:value-type="float">
            <text:p>0</text:p>
          </table:table-cell>
          <table:table-cell table:formula="of:=IF([$Data.BZ23]=&quot;&quot;;0;(IF([$Data.BZ23]=&quot;?&quot;;&quot;?&quot;;1)))" office:value-type="float" office:value="1" calcext:value-type="float">
            <text:p>1</text:p>
          </table:table-cell>
          <table:table-cell table:formula="of:=IF([$Data.CA23]=&quot;&quot;;0;(IF([$Data.CA23]=&quot;?&quot;;&quot;?&quot;;1)))" office:value-type="float" office:value="0" calcext:value-type="float">
            <text:p>0</text:p>
          </table:table-cell>
          <table:table-cell table:formula="of:=IF([$Data.CB23]=&quot;&quot;;0;(IF([$Data.CB23]=&quot;?&quot;;&quot;?&quot;;1)))" office:value-type="float" office:value="1" calcext:value-type="float">
            <text:p>1</text:p>
          </table:table-cell>
          <table:table-cell table:formula="of:=IF([$Data.CC23]=&quot;&quot;;0;(IF([$Data.CC23]=&quot;?&quot;;&quot;?&quot;;1)))" office:value-type="float" office:value="0" calcext:value-type="float">
            <text:p>0</text:p>
          </table:table-cell>
          <table:table-cell table:formula="of:=IF([$Data.CD23]=&quot;&quot;;0;(IF([$Data.CD23]=&quot;?&quot;;&quot;?&quot;;1)))" office:value-type="float" office:value="1" calcext:value-type="float">
            <text:p>1</text:p>
          </table:table-cell>
          <table:table-cell table:formula="of:=IF([$Data.CE23]=&quot;&quot;;0;(IF([$Data.CE23]=&quot;?&quot;;&quot;?&quot;;1)))" office:value-type="float" office:value="1" calcext:value-type="float">
            <text:p>1</text:p>
          </table:table-cell>
          <table:table-cell table:formula="of:=IF([$Data.CF23]=&quot;&quot;;0;(IF([$Data.CF23]=&quot;?&quot;;&quot;?&quot;;1)))" office:value-type="float" office:value="0" calcext:value-type="float">
            <text:p>0</text:p>
          </table:table-cell>
          <table:table-cell table:formula="of:=IF([$Data.CG23]=&quot;&quot;;0;(IF([$Data.CG23]=&quot;?&quot;;&quot;?&quot;;1)))" office:value-type="float" office:value="1" calcext:value-type="float">
            <text:p>1</text:p>
          </table:table-cell>
          <table:table-cell table:formula="of:=IF([$Data.CH23]=&quot;&quot;;0;(IF([$Data.CH23]=&quot;?&quot;;&quot;?&quot;;1)))" office:value-type="float" office:value="0" calcext:value-type="float">
            <text:p>0</text:p>
          </table:table-cell>
          <table:table-cell table:formula="of:=IF([$Data.CI23]=&quot;&quot;;0;(IF([$Data.CI23]=&quot;?&quot;;&quot;?&quot;;1)))" office:value-type="float" office:value="0" calcext:value-type="float">
            <text:p>0</text:p>
          </table:table-cell>
          <table:table-cell table:formula="of:=IF([$Data.CJ23]=&quot;&quot;;0;(IF([$Data.CJ23]=&quot;?&quot;;&quot;?&quot;;1)))" office:value-type="float" office:value="0" calcext:value-type="float">
            <text:p>0</text:p>
          </table:table-cell>
          <table:table-cell table:formula="of:=IF([$Data.CK23]=&quot;&quot;;0;(IF([$Data.CK23]=&quot;?&quot;;&quot;?&quot;;1)))" office:value-type="float" office:value="0" calcext:value-type="float">
            <text:p>0</text:p>
          </table:table-cell>
          <table:table-cell table:formula="of:=IF([$Data.CL23]=&quot;&quot;;0;(IF([$Data.CL23]=&quot;?&quot;;&quot;?&quot;;1)))" office:value-type="float" office:value="0" calcext:value-type="float">
            <text:p>0</text:p>
          </table:table-cell>
          <table:table-cell table:formula="of:=IF([$Data.CM23]=&quot;&quot;;0;(IF([$Data.CM23]=&quot;?&quot;;&quot;?&quot;;1)))" office:value-type="float" office:value="0" calcext:value-type="float">
            <text:p>0</text:p>
          </table:table-cell>
          <table:table-cell table:formula="of:=IF([$Data.CN23]=&quot;&quot;;0;(IF([$Data.CN23]=&quot;?&quot;;&quot;?&quot;;1)))" office:value-type="float" office:value="1" calcext:value-type="float">
            <text:p>1</text:p>
          </table:table-cell>
          <table:table-cell table:formula="of:=IF([$Data.CO23]=&quot;&quot;;0;(IF([$Data.CO23]=&quot;?&quot;;&quot;?&quot;;1)))" office:value-type="float" office:value="0" calcext:value-type="float">
            <text:p>0</text:p>
          </table:table-cell>
          <table:table-cell table:formula="of:=IF([$Data.CP23]=&quot;&quot;;0;(IF([$Data.CP23]=&quot;?&quot;;&quot;?&quot;;1)))" office:value-type="float" office:value="1" calcext:value-type="float">
            <text:p>1</text:p>
          </table:table-cell>
          <table:table-cell table:formula="of:=IF([$Data.CQ23]=&quot;&quot;;0;(IF([$Data.CQ23]=&quot;?&quot;;&quot;?&quot;;1)))" office:value-type="float" office:value="0" calcext:value-type="float">
            <text:p>0</text:p>
          </table:table-cell>
          <table:table-cell table:formula="of:=IF([$Data.CR23]=&quot;&quot;;0;(IF([$Data.CR23]=&quot;?&quot;;&quot;?&quot;;1)))" office:value-type="float" office:value="0" calcext:value-type="float">
            <text:p>0</text:p>
          </table:table-cell>
          <table:table-cell table:formula="of:=IF([$Data.CS23]=&quot;&quot;;0;(IF([$Data.CS23]=&quot;?&quot;;&quot;?&quot;;1)))" office:value-type="float" office:value="0" calcext:value-type="float">
            <text:p>0</text:p>
          </table:table-cell>
          <table:table-cell table:formula="of:=IF([$Data.CT23]=&quot;&quot;;0;(IF([$Data.CT23]=&quot;?&quot;;&quot;?&quot;;1)))" office:value-type="float" office:value="0" calcext:value-type="float">
            <text:p>0</text:p>
          </table:table-cell>
          <table:table-cell table:formula="of:=IF([$Data.CU23]=&quot;&quot;;0;(IF([$Data.CU23]=&quot;?&quot;;&quot;?&quot;;1)))" office:value-type="float" office:value="1" calcext:value-type="float">
            <text:p>1</text:p>
          </table:table-cell>
          <table:table-cell table:formula="of:=IF([$Data.CV23]=&quot;&quot;;0;(IF([$Data.CV23]=&quot;?&quot;;&quot;?&quot;;1)))" office:value-type="float" office:value="1" calcext:value-type="float">
            <text:p>1</text:p>
          </table:table-cell>
          <table:table-cell table:formula="of:=IF([$Data.CW23]=&quot;&quot;;0;(IF([$Data.CW23]=&quot;?&quot;;&quot;?&quot;;1)))" office:value-type="float" office:value="1" calcext:value-type="float">
            <text:p>1</text:p>
          </table:table-cell>
          <table:table-cell table:formula="of:=IF([$Data.CX23]=&quot;&quot;;0;(IF([$Data.CX23]=&quot;?&quot;;&quot;?&quot;;1)))" office:value-type="float" office:value="0" calcext:value-type="float">
            <text:p>0</text:p>
          </table:table-cell>
          <table:table-cell table:formula="of:=IF([$Data.CY23]=&quot;&quot;;0;(IF([$Data.CY23]=&quot;?&quot;;&quot;?&quot;;1)))" office:value-type="float" office:value="0" calcext:value-type="float">
            <text:p>0</text:p>
          </table:table-cell>
          <table:table-cell table:formula="of:=IF([$Data.CZ23]=&quot;&quot;;0;(IF([$Data.CZ23]=&quot;?&quot;;&quot;?&quot;;1)))" office:value-type="float" office:value="0" calcext:value-type="float">
            <text:p>0</text:p>
          </table:table-cell>
          <table:table-cell table:formula="of:=IF([$Data.DA23]=&quot;&quot;;0;(IF([$Data.DA23]=&quot;?&quot;;&quot;?&quot;;1)))" office:value-type="float" office:value="1" calcext:value-type="float">
            <text:p>1</text:p>
          </table:table-cell>
          <table:table-cell table:formula="of:=IF([$Data.DB23]=&quot;&quot;;0;(IF([$Data.DB23]=&quot;?&quot;;&quot;?&quot;;1)))" office:value-type="float" office:value="0" calcext:value-type="float">
            <text:p>0</text:p>
          </table:table-cell>
          <table:table-cell table:formula="of:=IF([$Data.DC23]=&quot;&quot;;0;(IF([$Data.DC23]=&quot;?&quot;;&quot;?&quot;;1)))" office:value-type="float" office:value="0" calcext:value-type="float">
            <text:p>0</text:p>
          </table:table-cell>
          <table:table-cell table:formula="of:=IF([$Data.DD23]=&quot;&quot;;0;(IF([$Data.DD23]=&quot;?&quot;;&quot;?&quot;;1)))" office:value-type="float" office:value="0" calcext:value-type="float">
            <text:p>0</text:p>
          </table:table-cell>
          <table:table-cell table:formula="of:=IF([$Data.DE23]=&quot;&quot;;0;(IF([$Data.DE23]=&quot;?&quot;;&quot;?&quot;;1)))" office:value-type="float" office:value="1" calcext:value-type="float">
            <text:p>1</text:p>
          </table:table-cell>
          <table:table-cell table:formula="of:=IF([$Data.DF23]=&quot;&quot;;0;(IF([$Data.DF23]=&quot;?&quot;;&quot;?&quot;;1)))" office:value-type="float" office:value="1" calcext:value-type="float">
            <text:p>1</text:p>
          </table:table-cell>
          <table:table-cell table:formula="of:=IF([$Data.DG23]=&quot;&quot;;0;(IF([$Data.DG23]=&quot;?&quot;;&quot;?&quot;;1)))" office:value-type="float" office:value="0" calcext:value-type="float">
            <text:p>0</text:p>
          </table:table-cell>
          <table:table-cell table:formula="of:=IF([$Data.DH23]=&quot;&quot;;0;(IF([$Data.DH23]=&quot;?&quot;;&quot;?&quot;;1)))" office:value-type="float" office:value="0" calcext:value-type="float">
            <text:p>0</text:p>
          </table:table-cell>
          <table:table-cell table:formula="of:=IF([$Data.DI23]=&quot;&quot;;0;(IF([$Data.DI23]=&quot;?&quot;;&quot;?&quot;;1)))" office:value-type="float" office:value="0" calcext:value-type="float">
            <text:p>0</text:p>
          </table:table-cell>
          <table:table-cell table:formula="of:=IF([$Data.DJ23]=&quot;&quot;;0;(IF([$Data.DJ23]=&quot;?&quot;;&quot;?&quot;;1)))" office:value-type="float" office:value="1" calcext:value-type="float">
            <text:p>1</text:p>
          </table:table-cell>
          <table:table-cell table:formula="of:=IF([$Data.DK23]=&quot;&quot;;0;(IF([$Data.DK23]=&quot;?&quot;;&quot;?&quot;;1)))" office:value-type="float" office:value="0" calcext:value-type="float">
            <text:p>0</text:p>
          </table:table-cell>
          <table:table-cell table:formula="of:=IF([$Data.DL23]=&quot;&quot;;0;(IF([$Data.DL23]=&quot;?&quot;;&quot;?&quot;;1)))" office:value-type="float" office:value="0" calcext:value-type="float">
            <text:p>0</text:p>
          </table:table-cell>
          <table:table-cell table:formula="of:=IF([$Data.DM23]=&quot;&quot;;0;(IF([$Data.DM23]=&quot;?&quot;;&quot;?&quot;;1)))" office:value-type="float" office:value="0" calcext:value-type="float">
            <text:p>0</text:p>
          </table:table-cell>
          <table:table-cell table:formula="of:=IF([$Data.DN23]=&quot;&quot;;0;(IF([$Data.DN23]=&quot;?&quot;;&quot;?&quot;;1)))" office:value-type="float" office:value="0" calcext:value-type="float">
            <text:p>0</text:p>
          </table:table-cell>
          <table:table-cell table:formula="of:=IF([$Data.DO23]=&quot;&quot;;0;(IF([$Data.DO23]=&quot;?&quot;;&quot;?&quot;;1)))" office:value-type="float" office:value="1" calcext:value-type="float">
            <text:p>1</text:p>
          </table:table-cell>
          <table:table-cell table:formula="of:=IF([$Data.DP23]=&quot;&quot;;0;(IF([$Data.DP23]=&quot;?&quot;;&quot;?&quot;;1)))" office:value-type="float" office:value="1" calcext:value-type="float">
            <text:p>1</text:p>
          </table:table-cell>
          <table:table-cell table:formula="of:=IF([$Data.DQ23]=&quot;&quot;;0;(IF([$Data.DQ23]=&quot;?&quot;;&quot;?&quot;;1)))" office:value-type="float" office:value="0" calcext:value-type="float">
            <text:p>0</text:p>
          </table:table-cell>
          <table:table-cell table:formula="of:=IF([$Data.DR23]=&quot;&quot;;0;(IF([$Data.DR23]=&quot;?&quot;;&quot;?&quot;;1)))" office:value-type="float" office:value="0" calcext:value-type="float">
            <text:p>0</text:p>
          </table:table-cell>
          <table:table-cell table:formula="of:=IF([$Data.DS23]=&quot;&quot;;0;(IF([$Data.DS23]=&quot;?&quot;;&quot;?&quot;;1)))" office:value-type="float" office:value="1" calcext:value-type="float">
            <text:p>1</text:p>
          </table:table-cell>
          <table:table-cell table:formula="of:=IF([$Data.DT23]=&quot;&quot;;0;(IF([$Data.DT23]=&quot;?&quot;;&quot;?&quot;;1)))" office:value-type="float" office:value="1" calcext:value-type="float">
            <text:p>1</text:p>
          </table:table-cell>
          <table:table-cell table:formula="of:=IF([$Data.DU23]=&quot;&quot;;0;(IF([$Data.DU23]=&quot;?&quot;;&quot;?&quot;;1)))" office:value-type="float" office:value="0" calcext:value-type="float">
            <text:p>0</text:p>
          </table:table-cell>
          <table:table-cell table:formula="of:=IF([$Data.DV23]=&quot;&quot;;0;(IF([$Data.DV23]=&quot;?&quot;;&quot;?&quot;;1)))" office:value-type="float" office:value="1" calcext:value-type="float">
            <text:p>1</text:p>
          </table:table-cell>
          <table:table-cell table:formula="of:=IF([$Data.DW23]=&quot;&quot;;0;(IF([$Data.DW23]=&quot;?&quot;;&quot;?&quot;;1)))" office:value-type="float" office:value="0" calcext:value-type="float">
            <text:p>0</text:p>
          </table:table-cell>
          <table:table-cell table:formula="of:=IF([$Data.DX23]=&quot;&quot;;0;(IF([$Data.DX23]=&quot;?&quot;;&quot;?&quot;;1)))" office:value-type="float" office:value="0" calcext:value-type="float">
            <text:p>0</text:p>
          </table:table-cell>
          <table:table-cell table:formula="of:=IF([$Data.DY23]=&quot;&quot;;0;(IF([$Data.DY23]=&quot;?&quot;;&quot;?&quot;;1)))" office:value-type="float" office:value="0" calcext:value-type="float">
            <text:p>0</text:p>
          </table:table-cell>
          <table:table-cell table:formula="of:=IF([$Data.DZ23]=&quot;&quot;;0;(IF([$Data.DZ23]=&quot;?&quot;;&quot;?&quot;;1)))" office:value-type="float" office:value="1" calcext:value-type="float">
            <text:p>1</text:p>
          </table:table-cell>
          <table:table-cell table:formula="of:=IF([$Data.EA23]=&quot;&quot;;0;(IF([$Data.EA23]=&quot;?&quot;;&quot;?&quot;;1)))" office:value-type="float" office:value="1" calcext:value-type="float">
            <text:p>1</text:p>
          </table:table-cell>
          <table:table-cell table:formula="of:=IF([$Data.EB23]=&quot;&quot;;0;(IF([$Data.EB23]=&quot;?&quot;;&quot;?&quot;;1)))" office:value-type="float" office:value="0" calcext:value-type="float">
            <text:p>0</text:p>
          </table:table-cell>
          <table:table-cell table:formula="of:=IF([$Data.EC23]=&quot;&quot;;0;(IF([$Data.EC23]=&quot;?&quot;;&quot;?&quot;;1)))" office:value-type="float" office:value="0" calcext:value-type="float">
            <text:p>0</text:p>
          </table:table-cell>
          <table:table-cell table:formula="of:=IF([$Data.ED23]=&quot;&quot;;0;(IF([$Data.ED23]=&quot;?&quot;;&quot;?&quot;;1)))" office:value-type="float" office:value="1" calcext:value-type="float">
            <text:p>1</text:p>
          </table:table-cell>
          <table:table-cell table:formula="of:=IF([$Data.EE23]=&quot;&quot;;0;(IF([$Data.EE23]=&quot;?&quot;;&quot;?&quot;;1)))" office:value-type="float" office:value="1" calcext:value-type="float">
            <text:p>1</text:p>
          </table:table-cell>
          <table:table-cell table:formula="of:=IF([$Data.EF23]=&quot;&quot;;0;(IF([$Data.EF23]=&quot;?&quot;;&quot;?&quot;;1)))" office:value-type="float" office:value="0" calcext:value-type="float">
            <text:p>0</text:p>
          </table:table-cell>
          <table:table-cell table:formula="of:=IF([$Data.EG23]=&quot;&quot;;0;(IF([$Data.EG23]=&quot;?&quot;;&quot;?&quot;;1)))" office:value-type="float" office:value="1" calcext:value-type="float">
            <text:p>1</text:p>
          </table:table-cell>
          <table:table-cell table:formula="of:=IF([$Data.EH23]=&quot;&quot;;0;(IF([$Data.EH23]=&quot;?&quot;;&quot;?&quot;;1)))" office:value-type="float" office:value="0" calcext:value-type="float">
            <text:p>0</text:p>
          </table:table-cell>
          <table:table-cell table:formula="of:=IF([$Data.EI23]=&quot;&quot;;0;(IF([$Data.EI23]=&quot;?&quot;;&quot;?&quot;;1)))" office:value-type="float" office:value="0" calcext:value-type="float">
            <text:p>0</text:p>
          </table:table-cell>
          <table:table-cell table:formula="of:=IF([$Data.EJ23]=&quot;&quot;;0;(IF([$Data.EJ23]=&quot;?&quot;;&quot;?&quot;;1)))" office:value-type="float" office:value="0" calcext:value-type="float">
            <text:p>0</text:p>
          </table:table-cell>
          <table:table-cell table:formula="of:=IF([$Data.EK23]=&quot;&quot;;0;(IF([$Data.EK23]=&quot;?&quot;;&quot;?&quot;;1)))" office:value-type="float" office:value="0" calcext:value-type="float">
            <text:p>0</text:p>
          </table:table-cell>
          <table:table-cell table:formula="of:=IF([$Data.EL23]=&quot;&quot;;0;(IF([$Data.EL23]=&quot;?&quot;;&quot;?&quot;;1)))" office:value-type="float" office:value="0" calcext:value-type="float">
            <text:p>0</text:p>
          </table:table-cell>
          <table:table-cell table:formula="of:=IF([$Data.EM23]=&quot;&quot;;0;(IF([$Data.EM23]=&quot;?&quot;;&quot;?&quot;;1)))" office:value-type="float" office:value="0" calcext:value-type="float">
            <text:p>0</text:p>
          </table:table-cell>
          <table:table-cell table:formula="of:=IF([$Data.EN23]=&quot;&quot;;0;(IF([$Data.EN23]=&quot;?&quot;;&quot;?&quot;;1)))" office:value-type="float" office:value="0" calcext:value-type="float">
            <text:p>0</text:p>
          </table:table-cell>
          <table:table-cell table:formula="of:=IF([$Data.EO23]=&quot;&quot;;0;(IF([$Data.EO23]=&quot;?&quot;;&quot;?&quot;;1)))" office:value-type="float" office:value="0" calcext:value-type="float">
            <text:p>0</text:p>
          </table:table-cell>
          <table:table-cell table:formula="of:=IF([$Data.EP23]=&quot;&quot;;0;(IF([$Data.EP23]=&quot;?&quot;;&quot;?&quot;;1)))" office:value-type="float" office:value="0" calcext:value-type="float">
            <text:p>0</text:p>
          </table:table-cell>
          <table:table-cell table:formula="of:=IF([$Data.EQ23]=&quot;&quot;;0;(IF([$Data.EQ23]=&quot;?&quot;;&quot;?&quot;;1)))" office:value-type="float" office:value="0" calcext:value-type="float">
            <text:p>0</text:p>
          </table:table-cell>
          <table:table-cell table:formula="of:=IF([$Data.ER23]=&quot;&quot;;0;(IF([$Data.ER23]=&quot;?&quot;;&quot;?&quot;;1)))" office:value-type="float" office:value="0" calcext:value-type="float">
            <text:p>0</text:p>
          </table:table-cell>
          <table:table-cell table:formula="of:=IF([$Data.ES23]=&quot;&quot;;0;(IF([$Data.ES23]=&quot;?&quot;;&quot;?&quot;;1)))" office:value-type="float" office:value="0" calcext:value-type="float">
            <text:p>0</text:p>
          </table:table-cell>
          <table:table-cell table:formula="of:=IF([$Data.ET23]=&quot;&quot;;0;(IF([$Data.ET23]=&quot;?&quot;;&quot;?&quot;;1)))" office:value-type="float" office:value="0" calcext:value-type="float">
            <text:p>0</text:p>
          </table:table-cell>
          <table:table-cell table:formula="of:=IF([$Data.EU23]=&quot;&quot;;0;(IF([$Data.EU23]=&quot;?&quot;;&quot;?&quot;;1)))" office:value-type="float" office:value="0" calcext:value-type="float">
            <text:p>0</text:p>
          </table:table-cell>
          <table:table-cell table:formula="of:=IF([$Data.EV23]=&quot;&quot;;0;(IF([$Data.EV23]=&quot;?&quot;;&quot;?&quot;;1)))" office:value-type="float" office:value="1" calcext:value-type="float">
            <text:p>1</text:p>
          </table:table-cell>
          <table:table-cell table:formula="of:=IF([$Data.EW23]=&quot;&quot;;0;(IF([$Data.EW23]=&quot;?&quot;;&quot;?&quot;;1)))" office:value-type="float" office:value="1" calcext:value-type="float">
            <text:p>1</text:p>
          </table:table-cell>
          <table:table-cell table:formula="of:=IF([$Data.EX23]=&quot;&quot;;0;(IF([$Data.EX23]=&quot;?&quot;;&quot;?&quot;;1)))" office:value-type="float" office:value="0" calcext:value-type="float">
            <text:p>0</text:p>
          </table:table-cell>
          <table:table-cell table:formula="of:=IF([$Data.EY23]=&quot;&quot;;0;(IF([$Data.EY23]=&quot;?&quot;;&quot;?&quot;;1)))" office:value-type="float" office:value="1" calcext:value-type="float">
            <text:p>1</text:p>
          </table:table-cell>
          <table:table-cell table:formula="of:=IF([$Data.EZ23]=&quot;&quot;;0;(IF([$Data.EZ23]=&quot;?&quot;;&quot;?&quot;;1)))" office:value-type="float" office:value="0" calcext:value-type="float">
            <text:p>0</text:p>
          </table:table-cell>
          <table:table-cell table:formula="of:=IF([$Data.FA23]=&quot;&quot;;0;(IF([$Data.FA23]=&quot;?&quot;;&quot;?&quot;;1)))" office:value-type="float" office:value="0" calcext:value-type="float">
            <text:p>0</text:p>
          </table:table-cell>
          <table:table-cell table:formula="of:=IF([$Data.FB23]=&quot;&quot;;0;(IF([$Data.FB23]=&quot;?&quot;;&quot;?&quot;;1)))" office:value-type="float" office:value="0" calcext:value-type="float">
            <text:p>0</text:p>
          </table:table-cell>
          <table:table-cell table:formula="of:=IF([$Data.FC23]=&quot;&quot;;0;(IF([$Data.FC23]=&quot;?&quot;;&quot;?&quot;;1)))" office:value-type="float" office:value="0" calcext:value-type="float">
            <text:p>0</text:p>
          </table:table-cell>
          <table:table-cell table:formula="of:=IF([$Data.FD23]=&quot;&quot;;0;(IF([$Data.FD23]=&quot;?&quot;;&quot;?&quot;;1)))" office:value-type="float" office:value="0" calcext:value-type="float">
            <text:p>0</text:p>
          </table:table-cell>
          <table:table-cell table:formula="of:=IF([$Data.FE23]=&quot;&quot;;0;(IF([$Data.FE23]=&quot;?&quot;;&quot;?&quot;;1)))" office:value-type="float" office:value="0" calcext:value-type="float">
            <text:p>0</text:p>
          </table:table-cell>
          <table:table-cell table:formula="of:=IF([$Data.FF23]=&quot;&quot;;0;(IF([$Data.FF23]=&quot;?&quot;;&quot;?&quot;;1)))" office:value-type="float" office:value="1" calcext:value-type="float">
            <text:p>1</text:p>
          </table:table-cell>
          <table:table-cell table:formula="of:=IF([$Data.FG23]=&quot;&quot;;0;(IF([$Data.FG23]=&quot;?&quot;;&quot;?&quot;;1)))" office:value-type="float" office:value="1" calcext:value-type="float">
            <text:p>1</text:p>
          </table:table-cell>
          <table:table-cell table:formula="of:=IF([$Data.FH23]=&quot;&quot;;0;(IF([$Data.FH23]=&quot;?&quot;;&quot;?&quot;;1)))" office:value-type="float" office:value="0" calcext:value-type="float">
            <text:p>0</text:p>
          </table:table-cell>
          <table:table-cell table:formula="of:=IF([$Data.FI23]=&quot;&quot;;0;(IF([$Data.FI23]=&quot;?&quot;;&quot;?&quot;;1)))" office:value-type="float" office:value="0" calcext:value-type="float">
            <text:p>0</text:p>
          </table:table-cell>
          <table:table-cell table:formula="of:=IF([$Data.FJ23]=&quot;&quot;;0;(IF([$Data.FJ23]=&quot;?&quot;;&quot;?&quot;;1)))" office:value-type="float" office:value="1" calcext:value-type="float">
            <text:p>1</text:p>
          </table:table-cell>
          <table:table-cell table:formula="of:=IF([$Data.FK23]=&quot;&quot;;0;(IF([$Data.FK23]=&quot;?&quot;;&quot;?&quot;;1)))" office:value-type="float" office:value="0" calcext:value-type="float">
            <text:p>0</text:p>
          </table:table-cell>
          <table:table-cell table:formula="of:=IF([$Data.FL23]=&quot;&quot;;0;(IF([$Data.FL23]=&quot;?&quot;;&quot;?&quot;;1)))" office:value-type="float" office:value="0" calcext:value-type="float">
            <text:p>0</text:p>
          </table:table-cell>
          <table:table-cell table:formula="of:=IF([$Data.FM23]=&quot;&quot;;0;(IF([$Data.FM23]=&quot;?&quot;;&quot;?&quot;;1)))" office:value-type="float" office:value="0" calcext:value-type="float">
            <text:p>0</text:p>
          </table:table-cell>
          <table:table-cell table:formula="of:=IF([$Data.FN23]=&quot;&quot;;0;(IF([$Data.FN23]=&quot;?&quot;;&quot;?&quot;;1)))" office:value-type="float" office:value="1" calcext:value-type="float">
            <text:p>1</text:p>
          </table:table-cell>
          <table:table-cell table:formula="of:=IF([$Data.FO23]=&quot;&quot;;0;(IF([$Data.FO23]=&quot;?&quot;;&quot;?&quot;;1)))" office:value-type="float" office:value="0" calcext:value-type="float">
            <text:p>0</text:p>
          </table:table-cell>
          <table:table-cell table:formula="of:=IF([$Data.FP23]=&quot;&quot;;0;(IF([$Data.FP23]=&quot;?&quot;;&quot;?&quot;;1)))" office:value-type="float" office:value="0" calcext:value-type="float">
            <text:p>0</text:p>
          </table:table-cell>
          <table:table-cell table:formula="of:=IF([$Data.FQ23]=&quot;&quot;;0;(IF([$Data.FQ23]=&quot;?&quot;;&quot;?&quot;;1)))" office:value-type="float" office:value="0" calcext:value-type="float">
            <text:p>0</text:p>
          </table:table-cell>
          <table:table-cell table:formula="of:=IF([$Data.FR23]=&quot;&quot;;0;(IF([$Data.FR23]=&quot;?&quot;;&quot;?&quot;;1)))" office:value-type="float" office:value="0" calcext:value-type="float">
            <text:p>0</text:p>
          </table:table-cell>
          <table:table-cell table:formula="of:=IF([$Data.FS23]=&quot;&quot;;0;(IF([$Data.FS23]=&quot;?&quot;;&quot;?&quot;;1)))" office:value-type="float" office:value="0" calcext:value-type="float">
            <text:p>0</text:p>
          </table:table-cell>
          <table:table-cell table:formula="of:=IF([$Data.FT23]=&quot;&quot;;0;(IF([$Data.FT23]=&quot;?&quot;;&quot;?&quot;;1)))" office:value-type="float" office:value="1" calcext:value-type="float">
            <text:p>1</text:p>
          </table:table-cell>
          <table:table-cell table:formula="of:=IF([$Data.FU23]=&quot;&quot;;0;(IF([$Data.FU23]=&quot;?&quot;;&quot;?&quot;;1)))" office:value-type="float" office:value="0" calcext:value-type="float">
            <text:p>0</text:p>
          </table:table-cell>
          <table:table-cell table:formula="of:=IF([$Data.FV23]=&quot;&quot;;0;(IF([$Data.FV23]=&quot;?&quot;;&quot;?&quot;;1)))" office:value-type="float" office:value="1" calcext:value-type="float">
            <text:p>1</text:p>
          </table:table-cell>
          <table:table-cell table:formula="of:=IF([$Data.FW23]=&quot;&quot;;0;(IF([$Data.FW23]=&quot;?&quot;;&quot;?&quot;;1)))" office:value-type="float" office:value="0" calcext:value-type="float">
            <text:p>0</text:p>
          </table:table-cell>
          <table:table-cell table:formula="of:=IF([$Data.FX23]=&quot;&quot;;0;(IF([$Data.FX23]=&quot;?&quot;;&quot;?&quot;;1)))" office:value-type="float" office:value="0" calcext:value-type="float">
            <text:p>0</text:p>
          </table:table-cell>
          <table:table-cell table:formula="of:=IF([$Data.FY23]=&quot;&quot;;0;(IF([$Data.FY23]=&quot;?&quot;;&quot;?&quot;;1)))" office:value-type="float" office:value="0" calcext:value-type="float">
            <text:p>0</text:p>
          </table:table-cell>
          <table:table-cell table:formula="of:=IF([$Data.FZ23]=&quot;&quot;;0;(IF([$Data.FZ23]=&quot;?&quot;;&quot;?&quot;;1)))" office:value-type="float" office:value="0" calcext:value-type="float">
            <text:p>0</text:p>
          </table:table-cell>
          <table:table-cell table:formula="of:=IF([$Data.GA23]=&quot;&quot;;0;(IF([$Data.GA23]=&quot;?&quot;;&quot;?&quot;;1)))" office:value-type="float" office:value="0" calcext:value-type="float">
            <text:p>0</text:p>
          </table:table-cell>
          <table:table-cell table:formula="of:=IF([$Data.GB23]=&quot;&quot;;0;(IF([$Data.GB23]=&quot;?&quot;;&quot;?&quot;;1)))" office:value-type="float" office:value="0" calcext:value-type="float">
            <text:p>0</text:p>
          </table:table-cell>
          <table:table-cell table:formula="of:=IF([$Data.GC23]=&quot;&quot;;0;(IF([$Data.GC23]=&quot;?&quot;;&quot;?&quot;;1)))" office:value-type="float" office:value="0" calcext:value-type="float">
            <text:p>0</text:p>
          </table:table-cell>
          <table:table-cell table:formula="of:=IF([$Data.GD23]=&quot;&quot;;0;(IF([$Data.GD23]=&quot;?&quot;;&quot;?&quot;;1)))" office:value-type="float" office:value="0" calcext:value-type="float">
            <text:p>0</text:p>
          </table:table-cell>
          <table:table-cell table:formula="of:=IF([$Data.GE23]=&quot;&quot;;0;(IF([$Data.GE23]=&quot;?&quot;;&quot;?&quot;;1)))" office:value-type="float" office:value="1" calcext:value-type="float">
            <text:p>1</text:p>
          </table:table-cell>
          <table:table-cell table:formula="of:=IF([$Data.GF23]=&quot;&quot;;0;(IF([$Data.GF23]=&quot;?&quot;;&quot;?&quot;;1)))" office:value-type="float" office:value="1" calcext:value-type="float">
            <text:p>1</text:p>
          </table:table-cell>
          <table:table-cell table:formula="of:=IF([$Data.GG23]=&quot;&quot;;0;(IF([$Data.GG23]=&quot;?&quot;;&quot;?&quot;;1)))" office:value-type="float" office:value="0" calcext:value-type="float">
            <text:p>0</text:p>
          </table:table-cell>
          <table:table-cell table:formula="of:=IF([$Data.GH23]=&quot;&quot;;0;(IF([$Data.GH23]=&quot;?&quot;;&quot;?&quot;;1)))" office:value-type="float" office:value="0" calcext:value-type="float">
            <text:p>0</text:p>
          </table:table-cell>
          <table:table-cell table:formula="of:=IF([$Data.GI23]=&quot;&quot;;0;(IF([$Data.GI23]=&quot;?&quot;;&quot;?&quot;;1)))" office:value-type="float" office:value="1" calcext:value-type="float">
            <text:p>1</text:p>
          </table:table-cell>
          <table:table-cell table:formula="of:=IF([$Data.GJ23]=&quot;&quot;;0;(IF([$Data.GJ23]=&quot;?&quot;;&quot;?&quot;;1)))" office:value-type="float" office:value="0" calcext:value-type="float">
            <text:p>0</text:p>
          </table:table-cell>
          <table:table-cell table:formula="of:=IF([$Data.GK23]=&quot;&quot;;0;(IF([$Data.GK23]=&quot;?&quot;;&quot;?&quot;;1)))" office:value-type="float" office:value="1" calcext:value-type="float">
            <text:p>1</text:p>
          </table:table-cell>
          <table:table-cell table:formula="of:=IF([$Data.GL23]=&quot;&quot;;0;(IF([$Data.GL23]=&quot;?&quot;;&quot;?&quot;;1)))" office:value-type="float" office:value="0" calcext:value-type="float">
            <text:p>0</text:p>
          </table:table-cell>
          <table:table-cell table:formula="of:=IF([$Data.GM23]=&quot;&quot;;0;(IF([$Data.GM23]=&quot;?&quot;;&quot;?&quot;;1)))" office:value-type="float" office:value="0" calcext:value-type="float">
            <text:p>0</text:p>
          </table:table-cell>
          <table:table-cell table:formula="of:=IF([$Data.GN23]=&quot;&quot;;0;(IF([$Data.GN23]=&quot;?&quot;;&quot;?&quot;;1)))" office:value-type="float" office:value="0" calcext:value-type="float">
            <text:p>0</text:p>
          </table:table-cell>
          <table:table-cell table:formula="of:=IF([$Data.GO23]=&quot;&quot;;0;(IF([$Data.GO23]=&quot;?&quot;;&quot;?&quot;;1)))" office:value-type="float" office:value="0" calcext:value-type="float">
            <text:p>0</text:p>
          </table:table-cell>
          <table:table-cell table:formula="of:=IF([$Data.GP23]=&quot;&quot;;0;(IF([$Data.GP23]=&quot;?&quot;;&quot;?&quot;;1)))" office:value-type="float" office:value="0" calcext:value-type="float">
            <text:p>0</text:p>
          </table:table-cell>
          <table:table-cell table:formula="of:=IF([$Data.GQ23]=&quot;&quot;;0;(IF([$Data.GQ23]=&quot;?&quot;;&quot;?&quot;;1)))" office:value-type="float" office:value="0" calcext:value-type="float">
            <text:p>0</text:p>
          </table:table-cell>
          <table:table-cell table:formula="of:=IF([$Data.GR23]=&quot;&quot;;0;(IF([$Data.GR23]=&quot;?&quot;;&quot;?&quot;;1)))" office:value-type="float" office:value="0" calcext:value-type="float">
            <text:p>0</text:p>
          </table:table-cell>
          <table:table-cell table:formula="of:=IF([$Data.GS23]=&quot;&quot;;0;(IF([$Data.GS23]=&quot;?&quot;;&quot;?&quot;;1)))" office:value-type="float" office:value="0" calcext:value-type="float">
            <text:p>0</text:p>
          </table:table-cell>
          <table:table-cell table:formula="of:=IF([$Data.GT23]=&quot;&quot;;0;(IF([$Data.GT23]=&quot;?&quot;;&quot;?&quot;;1)))" office:value-type="float" office:value="0" calcext:value-type="float">
            <text:p>0</text:p>
          </table:table-cell>
          <table:table-cell table:formula="of:=IF([$Data.GU23]=&quot;&quot;;0;(IF([$Data.GU23]=&quot;?&quot;;&quot;?&quot;;1)))" office:value-type="float" office:value="0" calcext:value-type="float">
            <text:p>0</text:p>
          </table:table-cell>
          <table:table-cell table:formula="of:=IF([$Data.GV23]=&quot;&quot;;0;(IF([$Data.GV23]=&quot;?&quot;;&quot;?&quot;;1)))" office:value-type="float" office:value="0" calcext:value-type="float">
            <text:p>0</text:p>
          </table:table-cell>
          <table:table-cell table:formula="of:=IF([$Data.GW23]=&quot;&quot;;0;(IF([$Data.GW23]=&quot;?&quot;;&quot;?&quot;;1)))" office:value-type="float" office:value="0" calcext:value-type="float">
            <text:p>0</text:p>
          </table:table-cell>
          <table:table-cell table:formula="of:=IF([$Data.GX23]=&quot;&quot;;0;(IF([$Data.GX23]=&quot;?&quot;;&quot;?&quot;;1)))" office:value-type="float" office:value="0" calcext:value-type="float">
            <text:p>0</text:p>
          </table:table-cell>
          <table:table-cell table:formula="of:=IF([$Data.GY23]=&quot;&quot;;0;(IF([$Data.GY23]=&quot;?&quot;;&quot;?&quot;;1)))" office:value-type="float" office:value="0" calcext:value-type="float">
            <text:p>0</text:p>
          </table:table-cell>
          <table:table-cell table:formula="of:=IF([$Data.GZ23]=&quot;&quot;;0;(IF([$Data.GZ23]=&quot;?&quot;;&quot;?&quot;;1)))" office:value-type="float" office:value="0" calcext:value-type="float">
            <text:p>0</text:p>
          </table:table-cell>
          <table:table-cell table:formula="of:=IF([$Data.HA23]=&quot;&quot;;0;(IF([$Data.HA23]=&quot;?&quot;;&quot;?&quot;;1)))" office:value-type="float" office:value="0" calcext:value-type="float">
            <text:p>0</text:p>
          </table:table-cell>
          <table:table-cell table:formula="of:=IF([$Data.HB23]=&quot;&quot;;0;(IF([$Data.HB23]=&quot;?&quot;;&quot;?&quot;;1)))" office:value-type="float" office:value="0" calcext:value-type="float">
            <text:p>0</text:p>
          </table:table-cell>
          <table:table-cell table:formula="of:=IF([$Data.HC23]=&quot;&quot;;0;(IF([$Data.HC23]=&quot;?&quot;;&quot;?&quot;;1)))" office:value-type="float" office:value="0" calcext:value-type="float">
            <text:p>0</text:p>
          </table:table-cell>
          <table:table-cell table:formula="of:=IF([$Data.HD23]=&quot;&quot;;0;(IF([$Data.HD23]=&quot;?&quot;;&quot;?&quot;;1)))" office:value-type="float" office:value="0" calcext:value-type="float">
            <text:p>0</text:p>
          </table:table-cell>
          <table:table-cell table:formula="of:=IF([$Data.HE23]=&quot;&quot;;0;(IF([$Data.HE23]=&quot;?&quot;;&quot;?&quot;;1)))" office:value-type="float" office:value="0" calcext:value-type="float">
            <text:p>0</text:p>
          </table:table-cell>
          <table:table-cell table:formula="of:=IF([$Data.HF23]=&quot;&quot;;0;(IF([$Data.HF23]=&quot;?&quot;;&quot;?&quot;;1)))" office:value-type="float" office:value="0" calcext:value-type="float">
            <text:p>0</text:p>
          </table:table-cell>
          <table:table-cell table:formula="of:=IF([$Data.HG23]=&quot;&quot;;0;(IF([$Data.HG23]=&quot;?&quot;;&quot;?&quot;;1)))" office:value-type="float" office:value="0" calcext:value-type="float">
            <text:p>0</text:p>
          </table:table-cell>
          <table:table-cell table:formula="of:=IF([$Data.HH23]=&quot;&quot;;0;(IF([$Data.HH23]=&quot;?&quot;;&quot;?&quot;;1)))" office:value-type="float" office:value="0" calcext:value-type="float">
            <text:p>0</text:p>
          </table:table-cell>
          <table:table-cell table:formula="of:=IF([$Data.HI23]=&quot;&quot;;0;(IF([$Data.HI23]=&quot;?&quot;;&quot;?&quot;;1)))" office:value-type="float" office:value="0" calcext:value-type="float">
            <text:p>0</text:p>
          </table:table-cell>
          <table:table-cell table:formula="of:=IF([$Data.HJ23]=&quot;&quot;;0;(IF([$Data.HJ23]=&quot;?&quot;;&quot;?&quot;;1)))" office:value-type="float" office:value="0" calcext:value-type="float">
            <text:p>0</text:p>
          </table:table-cell>
          <table:table-cell table:formula="of:=IF([$Data.HK23]=&quot;&quot;;0;(IF([$Data.HK23]=&quot;?&quot;;&quot;?&quot;;1)))" office:value-type="float" office:value="0" calcext:value-type="float">
            <text:p>0</text:p>
          </table:table-cell>
          <table:table-cell table:formula="of:=IF([$Data.HL23]=&quot;&quot;;0;(IF([$Data.HL23]=&quot;?&quot;;&quot;?&quot;;1)))" office:value-type="float" office:value="0" calcext:value-type="float">
            <text:p>0</text:p>
          </table:table-cell>
          <table:table-cell table:formula="of:=IF([$Data.HM23]=&quot;&quot;;0;(IF([$Data.HM23]=&quot;?&quot;;&quot;?&quot;;1)))" office:value-type="float" office:value="1" calcext:value-type="float">
            <text:p>1</text:p>
          </table:table-cell>
          <table:table-cell table:formula="of:=IF([$Data.HN23]=&quot;&quot;;0;(IF([$Data.HN23]=&quot;?&quot;;&quot;?&quot;;1)))" office:value-type="float" office:value="1" calcext:value-type="float">
            <text:p>1</text:p>
          </table:table-cell>
          <table:table-cell table:formula="of:=IF([$Data.HO23]=&quot;&quot;;0;(IF([$Data.HO23]=&quot;?&quot;;&quot;?&quot;;1)))" office:value-type="float" office:value="0" calcext:value-type="float">
            <text:p>0</text:p>
          </table:table-cell>
          <table:table-cell table:formula="of:=IF([$Data.HP23]=&quot;&quot;;0;(IF([$Data.HP23]=&quot;?&quot;;&quot;?&quot;;1)))" office:value-type="float" office:value="0" calcext:value-type="float">
            <text:p>0</text:p>
          </table:table-cell>
          <table:table-cell table:formula="of:=IF([$Data.HQ23]=&quot;&quot;;0;(IF([$Data.HQ23]=&quot;?&quot;;&quot;?&quot;;1)))" office:value-type="float" office:value="1" calcext:value-type="float">
            <text:p>1</text:p>
          </table:table-cell>
          <table:table-cell table:formula="of:=IF([$Data.HR23]=&quot;&quot;;0;(IF([$Data.HR23]=&quot;?&quot;;&quot;?&quot;;1)))" office:value-type="float" office:value="0" calcext:value-type="float">
            <text:p>0</text:p>
          </table:table-cell>
          <table:table-cell table:formula="of:=IF([$Data.HS23]=&quot;&quot;;0;(IF([$Data.HS23]=&quot;?&quot;;&quot;?&quot;;1)))" office:value-type="float" office:value="1" calcext:value-type="float">
            <text:p>1</text:p>
          </table:table-cell>
          <table:table-cell table:formula="of:=IF([$Data.HT23]=&quot;&quot;;0;(IF([$Data.HT23]=&quot;?&quot;;&quot;?&quot;;1)))" office:value-type="float" office:value="1" calcext:value-type="float">
            <text:p>1</text:p>
          </table:table-cell>
          <table:table-cell table:formula="of:=IF([$Data.HU23]=&quot;&quot;;0;(IF([$Data.HU23]=&quot;?&quot;;&quot;?&quot;;1)))" office:value-type="float" office:value="0" calcext:value-type="float">
            <text:p>0</text:p>
          </table:table-cell>
          <table:table-cell table:formula="of:=IF([$Data.HV23]=&quot;&quot;;0;(IF([$Data.HV23]=&quot;?&quot;;&quot;?&quot;;1)))" office:value-type="float" office:value="1" calcext:value-type="float">
            <text:p>1</text:p>
          </table:table-cell>
          <table:table-cell table:formula="of:=IF([$Data.HW23]=&quot;&quot;;0;(IF([$Data.HW23]=&quot;?&quot;;&quot;?&quot;;1)))" office:value-type="float" office:value="1" calcext:value-type="float">
            <text:p>1</text:p>
          </table:table-cell>
          <table:table-cell table:formula="of:=IF([$Data.HX23]=&quot;&quot;;0;(IF([$Data.HX23]=&quot;?&quot;;&quot;?&quot;;1)))" office:value-type="float" office:value="0" calcext:value-type="float">
            <text:p>0</text:p>
          </table:table-cell>
          <table:table-cell table:formula="of:=IF([$Data.HY23]=&quot;&quot;;0;(IF([$Data.HY23]=&quot;?&quot;;&quot;?&quot;;1)))" office:value-type="float" office:value="0" calcext:value-type="float">
            <text:p>0</text:p>
          </table:table-cell>
          <table:table-cell table:formula="of:=IF([$Data.HZ23]=&quot;&quot;;0;(IF([$Data.HZ23]=&quot;?&quot;;&quot;?&quot;;1)))" office:value-type="float" office:value="0" calcext:value-type="float">
            <text:p>0</text:p>
          </table:table-cell>
          <table:table-cell table:formula="of:=IF([$Data.IA23]=&quot;&quot;;0;(IF([$Data.IA23]=&quot;?&quot;;&quot;?&quot;;1)))" office:value-type="float" office:value="0" calcext:value-type="float">
            <text:p>0</text:p>
          </table:table-cell>
          <table:table-cell table:formula="of:=IF([$Data.IB23]=&quot;&quot;;0;(IF([$Data.IB23]=&quot;?&quot;;&quot;?&quot;;1)))" office:value-type="float" office:value="0" calcext:value-type="float">
            <text:p>0</text:p>
          </table:table-cell>
          <table:table-cell table:formula="of:=IF([$Data.IC23]=&quot;&quot;;0;(IF([$Data.IC23]=&quot;?&quot;;&quot;?&quot;;1)))" office:value-type="float" office:value="0" calcext:value-type="float">
            <text:p>0</text:p>
          </table:table-cell>
          <table:table-cell table:formula="of:=IF([$Data.ID23]=&quot;&quot;;0;(IF([$Data.ID23]=&quot;?&quot;;&quot;?&quot;;1)))" office:value-type="float" office:value="1" calcext:value-type="float">
            <text:p>1</text:p>
          </table:table-cell>
          <table:table-cell table:formula="of:=IF([$Data.IE23]=&quot;&quot;;0;(IF([$Data.IE23]=&quot;?&quot;;&quot;?&quot;;1)))" office:value-type="float" office:value="1" calcext:value-type="float">
            <text:p>1</text:p>
          </table:table-cell>
          <table:table-cell table:formula="of:=IF([$Data.IF23]=&quot;&quot;;0;(IF([$Data.IF23]=&quot;?&quot;;&quot;?&quot;;1)))" office:value-type="float" office:value="1" calcext:value-type="float">
            <text:p>1</text:p>
          </table:table-cell>
          <table:table-cell table:formula="of:=IF([$Data.IG23]=&quot;&quot;;0;(IF([$Data.IG23]=&quot;?&quot;;&quot;?&quot;;1)))" office:value-type="float" office:value="1" calcext:value-type="float">
            <text:p>1</text:p>
          </table:table-cell>
          <table:table-cell table:formula="of:=IF([$Data.IH23]=&quot;&quot;;0;(IF([$Data.IH23]=&quot;?&quot;;&quot;?&quot;;1)))" office:value-type="float" office:value="0" calcext:value-type="float">
            <text:p>0</text:p>
          </table:table-cell>
          <table:table-cell table:formula="of:=IF([$Data.II23]=&quot;&quot;;0;(IF([$Data.II23]=&quot;?&quot;;&quot;?&quot;;1)))" office:value-type="float" office:value="0" calcext:value-type="float">
            <text:p>0</text:p>
          </table:table-cell>
          <table:table-cell table:formula="of:=IF([$Data.IJ23]=&quot;&quot;;0;(IF([$Data.IJ23]=&quot;?&quot;;&quot;?&quot;;1)))" office:value-type="float" office:value="0" calcext:value-type="float">
            <text:p>0</text:p>
          </table:table-cell>
          <table:table-cell table:formula="of:=IF([$Data.IK23]=&quot;&quot;;0;(IF([$Data.IK23]=&quot;?&quot;;&quot;?&quot;;1)))" office:value-type="float" office:value="0" calcext:value-type="float">
            <text:p>0</text:p>
          </table:table-cell>
          <table:table-cell table:formula="of:=IF([$Data.IL23]=&quot;&quot;;0;(IF([$Data.IL23]=&quot;?&quot;;&quot;?&quot;;1)))" office:value-type="float" office:value="0" calcext:value-type="float">
            <text:p>0</text:p>
          </table:table-cell>
          <table:table-cell table:formula="of:=IF([$Data.IM23]=&quot;&quot;;0;(IF([$Data.IM23]=&quot;?&quot;;&quot;?&quot;;1)))" office:value-type="float" office:value="0" calcext:value-type="float">
            <text:p>0</text:p>
          </table:table-cell>
          <table:table-cell table:formula="of:=IF([$Data.IN23]=&quot;&quot;;0;(IF([$Data.IN23]=&quot;?&quot;;&quot;?&quot;;1)))" office:value-type="float" office:value="0" calcext:value-type="float">
            <text:p>0</text:p>
          </table:table-cell>
          <table:table-cell table:formula="of:=IF([$Data.IO23]=&quot;&quot;;0;(IF([$Data.IO23]=&quot;?&quot;;&quot;?&quot;;1)))" office:value-type="float" office:value="0" calcext:value-type="float">
            <text:p>0</text:p>
          </table:table-cell>
          <table:table-cell table:formula="of:=IF([$Data.IP23]=&quot;&quot;;0;(IF([$Data.IP23]=&quot;?&quot;;&quot;?&quot;;1)))" office:value-type="float" office:value="0" calcext:value-type="float">
            <text:p>0</text:p>
          </table:table-cell>
          <table:table-cell table:number-columns-repeated="2"/>
          <table:table-cell table:formula="of:=SUM([.B20:.HI20])" office:value-type="float" office:value="64" calcext:value-type="float">
            <text:p>64</text:p>
          </table:table-cell>
          <table:table-cell table:number-columns-repeated="804"/>
        </table:table-row>
        <table:table-row table:style-name="ro15">
          <table:table-cell table:formula="of:=[$Data.B24]" office:value-type="string" office:string-value="Tai Phake" calcext:value-type="string">
            <text:p>Tai Phake</text:p>
          </table:table-cell>
          <table:table-cell table:formula="of:=IF([$Data.AI24]=&quot;&quot;;0;(IF([$Data.AI24]=&quot;?&quot;;&quot;?&quot;;1)))" office:value-type="float" office:value="1" calcext:value-type="float">
            <text:p>1</text:p>
          </table:table-cell>
          <table:table-cell table:formula="of:=IF([$Data.AJ24]=&quot;&quot;;0;(IF([$Data.AJ24]=&quot;?&quot;;&quot;?&quot;;1)))" office:value-type="float" office:value="0" calcext:value-type="float">
            <text:p>0</text:p>
          </table:table-cell>
          <table:table-cell table:formula="of:=IF([$Data.AK24]=&quot;&quot;;0;(IF([$Data.AK24]=&quot;?&quot;;&quot;?&quot;;1)))" office:value-type="float" office:value="1" calcext:value-type="float">
            <text:p>1</text:p>
          </table:table-cell>
          <table:table-cell table:formula="of:=IF([$Data.AL24]=&quot;&quot;;0;(IF([$Data.AL24]=&quot;?&quot;;&quot;?&quot;;1)))" office:value-type="float" office:value="1" calcext:value-type="float">
            <text:p>1</text:p>
          </table:table-cell>
          <table:table-cell table:formula="of:=IF([$Data.AM24]=&quot;&quot;;0;(IF([$Data.AM24]=&quot;?&quot;;&quot;?&quot;;1)))" office:value-type="float" office:value="1" calcext:value-type="float">
            <text:p>1</text:p>
          </table:table-cell>
          <table:table-cell table:formula="of:=IF([$Data.AN24]=&quot;&quot;;0;(IF([$Data.AN24]=&quot;?&quot;;&quot;?&quot;;1)))" office:value-type="float" office:value="0" calcext:value-type="float">
            <text:p>0</text:p>
          </table:table-cell>
          <table:table-cell table:formula="of:=IF([$Data.AO24]=&quot;&quot;;0;(IF([$Data.AO24]=&quot;?&quot;;&quot;?&quot;;1)))" office:value-type="float" office:value="0" calcext:value-type="float">
            <text:p>0</text:p>
          </table:table-cell>
          <table:table-cell table:formula="of:=IF([$Data.AP24]=&quot;&quot;;0;(IF([$Data.AP24]=&quot;?&quot;;&quot;?&quot;;1)))" office:value-type="float" office:value="1" calcext:value-type="float">
            <text:p>1</text:p>
          </table:table-cell>
          <table:table-cell table:formula="of:=IF([$Data.AQ24]=&quot;&quot;;0;(IF([$Data.AQ24]=&quot;?&quot;;&quot;?&quot;;1)))" office:value-type="float" office:value="1" calcext:value-type="float">
            <text:p>1</text:p>
          </table:table-cell>
          <table:table-cell table:formula="of:=IF([$Data.AR24]=&quot;&quot;;0;(IF([$Data.AR24]=&quot;?&quot;;&quot;?&quot;;1)))" office:value-type="float" office:value="0" calcext:value-type="float">
            <text:p>0</text:p>
          </table:table-cell>
          <table:table-cell table:formula="of:=IF([$Data.AS24]=&quot;&quot;;0;(IF([$Data.AS24]=&quot;?&quot;;&quot;?&quot;;1)))" office:value-type="float" office:value="1" calcext:value-type="float">
            <text:p>1</text:p>
          </table:table-cell>
          <table:table-cell table:formula="of:=IF([$Data.AT24]=&quot;&quot;;0;(IF([$Data.AT24]=&quot;?&quot;;&quot;?&quot;;1)))" office:value-type="float" office:value="0" calcext:value-type="float">
            <text:p>0</text:p>
          </table:table-cell>
          <table:table-cell table:formula="of:=IF([$Data.AU24]=&quot;&quot;;0;(IF([$Data.AU24]=&quot;?&quot;;&quot;?&quot;;1)))" office:value-type="float" office:value="1" calcext:value-type="float">
            <text:p>1</text:p>
          </table:table-cell>
          <table:table-cell table:formula="of:=IF([$Data.AV24]=&quot;&quot;;0;(IF([$Data.AV24]=&quot;?&quot;;&quot;?&quot;;1)))" office:value-type="float" office:value="1" calcext:value-type="float">
            <text:p>1</text:p>
          </table:table-cell>
          <table:table-cell table:formula="of:=IF([$Data.AW24]=&quot;&quot;;0;(IF([$Data.AW24]=&quot;?&quot;;&quot;?&quot;;1)))" office:value-type="float" office:value="0" calcext:value-type="float">
            <text:p>0</text:p>
          </table:table-cell>
          <table:table-cell table:formula="of:=IF([$Data.AX24]=&quot;&quot;;0;(IF([$Data.AX24]=&quot;?&quot;;&quot;?&quot;;1)))" office:value-type="float" office:value="1" calcext:value-type="float">
            <text:p>1</text:p>
          </table:table-cell>
          <table:table-cell table:formula="of:=IF([$Data.AY24]=&quot;&quot;;0;(IF([$Data.AY24]=&quot;?&quot;;&quot;?&quot;;1)))" office:value-type="float" office:value="1" calcext:value-type="float">
            <text:p>1</text:p>
          </table:table-cell>
          <table:table-cell table:formula="of:=IF([$Data.AZ24]=&quot;&quot;;0;(IF([$Data.AZ24]=&quot;?&quot;;&quot;?&quot;;1)))" office:value-type="float" office:value="1" calcext:value-type="float">
            <text:p>1</text:p>
          </table:table-cell>
          <table:table-cell table:formula="of:=IF([$Data.BA24]=&quot;&quot;;0;(IF([$Data.BA24]=&quot;?&quot;;&quot;?&quot;;1)))" office:value-type="float" office:value="0" calcext:value-type="float">
            <text:p>0</text:p>
          </table:table-cell>
          <table:table-cell table:formula="of:=IF([$Data.BB24]=&quot;&quot;;0;(IF([$Data.BB24]=&quot;?&quot;;&quot;?&quot;;1)))" office:value-type="float" office:value="1" calcext:value-type="float">
            <text:p>1</text:p>
          </table:table-cell>
          <table:table-cell table:formula="of:=IF([$Data.BC24]=&quot;&quot;;0;(IF([$Data.BC24]=&quot;?&quot;;&quot;?&quot;;1)))" office:value-type="float" office:value="0" calcext:value-type="float">
            <text:p>0</text:p>
          </table:table-cell>
          <table:table-cell table:formula="of:=IF([$Data.BD24]=&quot;&quot;;0;(IF([$Data.BD24]=&quot;?&quot;;&quot;?&quot;;1)))" office:value-type="float" office:value="1" calcext:value-type="float">
            <text:p>1</text:p>
          </table:table-cell>
          <table:table-cell table:formula="of:=IF([$Data.BE24]=&quot;&quot;;0;(IF([$Data.BE24]=&quot;?&quot;;&quot;?&quot;;1)))" office:value-type="float" office:value="0" calcext:value-type="float">
            <text:p>0</text:p>
          </table:table-cell>
          <table:table-cell table:formula="of:=IF([$Data.BF24]=&quot;&quot;;0;(IF([$Data.BF24]=&quot;?&quot;;&quot;?&quot;;1)))" office:value-type="float" office:value="0" calcext:value-type="float">
            <text:p>0</text:p>
          </table:table-cell>
          <table:table-cell table:formula="of:=IF([$Data.BG24]=&quot;&quot;;0;(IF([$Data.BG24]=&quot;?&quot;;&quot;?&quot;;1)))" office:value-type="float" office:value="0" calcext:value-type="float">
            <text:p>0</text:p>
          </table:table-cell>
          <table:table-cell table:formula="of:=IF([$Data.BH24]=&quot;&quot;;0;(IF([$Data.BH24]=&quot;?&quot;;&quot;?&quot;;1)))" office:value-type="float" office:value="1" calcext:value-type="float">
            <text:p>1</text:p>
          </table:table-cell>
          <table:table-cell table:formula="of:=IF([$Data.BI24]=&quot;&quot;;0;(IF([$Data.BI24]=&quot;?&quot;;&quot;?&quot;;1)))" office:value-type="float" office:value="0" calcext:value-type="float">
            <text:p>0</text:p>
          </table:table-cell>
          <table:table-cell table:formula="of:=IF([$Data.BJ24]=&quot;&quot;;0;(IF([$Data.BJ24]=&quot;?&quot;;&quot;?&quot;;1)))" office:value-type="float" office:value="0" calcext:value-type="float">
            <text:p>0</text:p>
          </table:table-cell>
          <table:table-cell table:formula="of:=IF([$Data.BK24]=&quot;&quot;;0;(IF([$Data.BK24]=&quot;?&quot;;&quot;?&quot;;1)))" office:value-type="float" office:value="1" calcext:value-type="float">
            <text:p>1</text:p>
          </table:table-cell>
          <table:table-cell table:formula="of:=IF([$Data.BL24]=&quot;&quot;;0;(IF([$Data.BL24]=&quot;?&quot;;&quot;?&quot;;1)))" office:value-type="float" office:value="0" calcext:value-type="float">
            <text:p>0</text:p>
          </table:table-cell>
          <table:table-cell table:formula="of:=IF([$Data.BM24]=&quot;&quot;;0;(IF([$Data.BM24]=&quot;?&quot;;&quot;?&quot;;1)))" office:value-type="float" office:value="0" calcext:value-type="float">
            <text:p>0</text:p>
          </table:table-cell>
          <table:table-cell table:formula="of:=IF([$Data.BN24]=&quot;&quot;;0;(IF([$Data.BN24]=&quot;?&quot;;&quot;?&quot;;1)))" office:value-type="float" office:value="0" calcext:value-type="float">
            <text:p>0</text:p>
          </table:table-cell>
          <table:table-cell table:formula="of:=IF([$Data.BO24]=&quot;&quot;;0;(IF([$Data.BO24]=&quot;?&quot;;&quot;?&quot;;1)))" office:value-type="float" office:value="0" calcext:value-type="float">
            <text:p>0</text:p>
          </table:table-cell>
          <table:table-cell table:formula="of:=IF([$Data.BP24]=&quot;&quot;;0;(IF([$Data.BP24]=&quot;?&quot;;&quot;?&quot;;1)))" office:value-type="float" office:value="0" calcext:value-type="float">
            <text:p>0</text:p>
          </table:table-cell>
          <table:table-cell table:formula="of:=IF([$Data.BQ24]=&quot;&quot;;0;(IF([$Data.BQ24]=&quot;?&quot;;&quot;?&quot;;1)))" office:value-type="float" office:value="0" calcext:value-type="float">
            <text:p>0</text:p>
          </table:table-cell>
          <table:table-cell table:formula="of:=IF([$Data.BR24]=&quot;&quot;;0;(IF([$Data.BR24]=&quot;?&quot;;&quot;?&quot;;1)))" office:value-type="float" office:value="0" calcext:value-type="float">
            <text:p>0</text:p>
          </table:table-cell>
          <table:table-cell table:formula="of:=IF([$Data.BS24]=&quot;&quot;;0;(IF([$Data.BS24]=&quot;?&quot;;&quot;?&quot;;1)))" office:value-type="float" office:value="0" calcext:value-type="float">
            <text:p>0</text:p>
          </table:table-cell>
          <table:table-cell table:formula="of:=IF([$Data.BT24]=&quot;&quot;;0;(IF([$Data.BT24]=&quot;?&quot;;&quot;?&quot;;1)))" office:value-type="float" office:value="0" calcext:value-type="float">
            <text:p>0</text:p>
          </table:table-cell>
          <table:table-cell table:formula="of:=IF([$Data.BU24]=&quot;&quot;;0;(IF([$Data.BU24]=&quot;?&quot;;&quot;?&quot;;1)))" office:value-type="float" office:value="0" calcext:value-type="float">
            <text:p>0</text:p>
          </table:table-cell>
          <table:table-cell table:formula="of:=IF([$Data.BV24]=&quot;&quot;;0;(IF([$Data.BV24]=&quot;?&quot;;&quot;?&quot;;1)))" office:value-type="float" office:value="0" calcext:value-type="float">
            <text:p>0</text:p>
          </table:table-cell>
          <table:table-cell table:formula="of:=IF([$Data.BW24]=&quot;&quot;;0;(IF([$Data.BW24]=&quot;?&quot;;&quot;?&quot;;1)))" office:value-type="float" office:value="0" calcext:value-type="float">
            <text:p>0</text:p>
          </table:table-cell>
          <table:table-cell table:formula="of:=IF([$Data.BX24]=&quot;&quot;;0;(IF([$Data.BX24]=&quot;?&quot;;&quot;?&quot;;1)))" office:value-type="float" office:value="0" calcext:value-type="float">
            <text:p>0</text:p>
          </table:table-cell>
          <table:table-cell table:formula="of:=IF([$Data.BY24]=&quot;&quot;;0;(IF([$Data.BY24]=&quot;?&quot;;&quot;?&quot;;1)))" office:value-type="float" office:value="0" calcext:value-type="float">
            <text:p>0</text:p>
          </table:table-cell>
          <table:table-cell table:formula="of:=IF([$Data.BZ24]=&quot;&quot;;0;(IF([$Data.BZ24]=&quot;?&quot;;&quot;?&quot;;1)))" office:value-type="float" office:value="1" calcext:value-type="float">
            <text:p>1</text:p>
          </table:table-cell>
          <table:table-cell table:formula="of:=IF([$Data.CA24]=&quot;&quot;;0;(IF([$Data.CA24]=&quot;?&quot;;&quot;?&quot;;1)))" office:value-type="float" office:value="0" calcext:value-type="float">
            <text:p>0</text:p>
          </table:table-cell>
          <table:table-cell table:formula="of:=IF([$Data.CB24]=&quot;&quot;;0;(IF([$Data.CB24]=&quot;?&quot;;&quot;?&quot;;1)))" office:value-type="float" office:value="0" calcext:value-type="float">
            <text:p>0</text:p>
          </table:table-cell>
          <table:table-cell table:formula="of:=IF([$Data.CC24]=&quot;&quot;;0;(IF([$Data.CC24]=&quot;?&quot;;&quot;?&quot;;1)))" office:value-type="float" office:value="1" calcext:value-type="float">
            <text:p>1</text:p>
          </table:table-cell>
          <table:table-cell table:formula="of:=IF([$Data.CD24]=&quot;&quot;;0;(IF([$Data.CD24]=&quot;?&quot;;&quot;?&quot;;1)))" office:value-type="float" office:value="0" calcext:value-type="float">
            <text:p>0</text:p>
          </table:table-cell>
          <table:table-cell table:formula="of:=IF([$Data.CE24]=&quot;&quot;;0;(IF([$Data.CE24]=&quot;?&quot;;&quot;?&quot;;1)))" office:value-type="float" office:value="0" calcext:value-type="float">
            <text:p>0</text:p>
          </table:table-cell>
          <table:table-cell table:formula="of:=IF([$Data.CF24]=&quot;&quot;;0;(IF([$Data.CF24]=&quot;?&quot;;&quot;?&quot;;1)))" office:value-type="float" office:value="0" calcext:value-type="float">
            <text:p>0</text:p>
          </table:table-cell>
          <table:table-cell table:formula="of:=IF([$Data.CG24]=&quot;&quot;;0;(IF([$Data.CG24]=&quot;?&quot;;&quot;?&quot;;1)))" office:value-type="float" office:value="1" calcext:value-type="float">
            <text:p>1</text:p>
          </table:table-cell>
          <table:table-cell table:formula="of:=IF([$Data.CH24]=&quot;&quot;;0;(IF([$Data.CH24]=&quot;?&quot;;&quot;?&quot;;1)))" office:value-type="float" office:value="0" calcext:value-type="float">
            <text:p>0</text:p>
          </table:table-cell>
          <table:table-cell table:formula="of:=IF([$Data.CI24]=&quot;&quot;;0;(IF([$Data.CI24]=&quot;?&quot;;&quot;?&quot;;1)))" office:value-type="float" office:value="0" calcext:value-type="float">
            <text:p>0</text:p>
          </table:table-cell>
          <table:table-cell table:formula="of:=IF([$Data.CJ24]=&quot;&quot;;0;(IF([$Data.CJ24]=&quot;?&quot;;&quot;?&quot;;1)))" office:value-type="float" office:value="0" calcext:value-type="float">
            <text:p>0</text:p>
          </table:table-cell>
          <table:table-cell table:formula="of:=IF([$Data.CK24]=&quot;&quot;;0;(IF([$Data.CK24]=&quot;?&quot;;&quot;?&quot;;1)))" office:value-type="float" office:value="0" calcext:value-type="float">
            <text:p>0</text:p>
          </table:table-cell>
          <table:table-cell table:formula="of:=IF([$Data.CL24]=&quot;&quot;;0;(IF([$Data.CL24]=&quot;?&quot;;&quot;?&quot;;1)))" office:value-type="float" office:value="0" calcext:value-type="float">
            <text:p>0</text:p>
          </table:table-cell>
          <table:table-cell table:formula="of:=IF([$Data.CM24]=&quot;&quot;;0;(IF([$Data.CM24]=&quot;?&quot;;&quot;?&quot;;1)))" office:value-type="float" office:value="0" calcext:value-type="float">
            <text:p>0</text:p>
          </table:table-cell>
          <table:table-cell table:formula="of:=IF([$Data.CN24]=&quot;&quot;;0;(IF([$Data.CN24]=&quot;?&quot;;&quot;?&quot;;1)))" office:value-type="float" office:value="0" calcext:value-type="float">
            <text:p>0</text:p>
          </table:table-cell>
          <table:table-cell table:formula="of:=IF([$Data.CO24]=&quot;&quot;;0;(IF([$Data.CO24]=&quot;?&quot;;&quot;?&quot;;1)))" office:value-type="float" office:value="1" calcext:value-type="float">
            <text:p>1</text:p>
          </table:table-cell>
          <table:table-cell table:formula="of:=IF([$Data.CP24]=&quot;&quot;;0;(IF([$Data.CP24]=&quot;?&quot;;&quot;?&quot;;1)))" office:value-type="float" office:value="1" calcext:value-type="float">
            <text:p>1</text:p>
          </table:table-cell>
          <table:table-cell table:formula="of:=IF([$Data.CQ24]=&quot;&quot;;0;(IF([$Data.CQ24]=&quot;?&quot;;&quot;?&quot;;1)))" office:value-type="float" office:value="1" calcext:value-type="float">
            <text:p>1</text:p>
          </table:table-cell>
          <table:table-cell table:formula="of:=IF([$Data.CR24]=&quot;&quot;;0;(IF([$Data.CR24]=&quot;?&quot;;&quot;?&quot;;1)))" office:value-type="float" office:value="0" calcext:value-type="float">
            <text:p>0</text:p>
          </table:table-cell>
          <table:table-cell table:formula="of:=IF([$Data.CS24]=&quot;&quot;;0;(IF([$Data.CS24]=&quot;?&quot;;&quot;?&quot;;1)))" office:value-type="float" office:value="1" calcext:value-type="float">
            <text:p>1</text:p>
          </table:table-cell>
          <table:table-cell table:formula="of:=IF([$Data.CT24]=&quot;&quot;;0;(IF([$Data.CT24]=&quot;?&quot;;&quot;?&quot;;1)))" office:value-type="float" office:value="0" calcext:value-type="float">
            <text:p>0</text:p>
          </table:table-cell>
          <table:table-cell table:formula="of:=IF([$Data.CU24]=&quot;&quot;;0;(IF([$Data.CU24]=&quot;?&quot;;&quot;?&quot;;1)))" office:value-type="float" office:value="0" calcext:value-type="float">
            <text:p>0</text:p>
          </table:table-cell>
          <table:table-cell table:formula="of:=IF([$Data.CV24]=&quot;&quot;;0;(IF([$Data.CV24]=&quot;?&quot;;&quot;?&quot;;1)))" office:value-type="float" office:value="1" calcext:value-type="float">
            <text:p>1</text:p>
          </table:table-cell>
          <table:table-cell table:formula="of:=IF([$Data.CW24]=&quot;&quot;;0;(IF([$Data.CW24]=&quot;?&quot;;&quot;?&quot;;1)))" office:value-type="float" office:value="1" calcext:value-type="float">
            <text:p>1</text:p>
          </table:table-cell>
          <table:table-cell table:formula="of:=IF([$Data.CX24]=&quot;&quot;;0;(IF([$Data.CX24]=&quot;?&quot;;&quot;?&quot;;1)))" office:value-type="float" office:value="0" calcext:value-type="float">
            <text:p>0</text:p>
          </table:table-cell>
          <table:table-cell table:formula="of:=IF([$Data.CY24]=&quot;&quot;;0;(IF([$Data.CY24]=&quot;?&quot;;&quot;?&quot;;1)))" office:value-type="float" office:value="0" calcext:value-type="float">
            <text:p>0</text:p>
          </table:table-cell>
          <table:table-cell table:formula="of:=IF([$Data.CZ24]=&quot;&quot;;0;(IF([$Data.CZ24]=&quot;?&quot;;&quot;?&quot;;1)))" office:value-type="float" office:value="0" calcext:value-type="float">
            <text:p>0</text:p>
          </table:table-cell>
          <table:table-cell table:formula="of:=IF([$Data.DA24]=&quot;&quot;;0;(IF([$Data.DA24]=&quot;?&quot;;&quot;?&quot;;1)))" office:value-type="float" office:value="1" calcext:value-type="float">
            <text:p>1</text:p>
          </table:table-cell>
          <table:table-cell table:formula="of:=IF([$Data.DB24]=&quot;&quot;;0;(IF([$Data.DB24]=&quot;?&quot;;&quot;?&quot;;1)))" office:value-type="float" office:value="0" calcext:value-type="float">
            <text:p>0</text:p>
          </table:table-cell>
          <table:table-cell table:formula="of:=IF([$Data.DC24]=&quot;&quot;;0;(IF([$Data.DC24]=&quot;?&quot;;&quot;?&quot;;1)))" office:value-type="float" office:value="0" calcext:value-type="float">
            <text:p>0</text:p>
          </table:table-cell>
          <table:table-cell table:formula="of:=IF([$Data.DD24]=&quot;&quot;;0;(IF([$Data.DD24]=&quot;?&quot;;&quot;?&quot;;1)))" office:value-type="float" office:value="0" calcext:value-type="float">
            <text:p>0</text:p>
          </table:table-cell>
          <table:table-cell table:formula="of:=IF([$Data.DE24]=&quot;&quot;;0;(IF([$Data.DE24]=&quot;?&quot;;&quot;?&quot;;1)))" office:value-type="float" office:value="1" calcext:value-type="float">
            <text:p>1</text:p>
          </table:table-cell>
          <table:table-cell table:formula="of:=IF([$Data.DF24]=&quot;&quot;;0;(IF([$Data.DF24]=&quot;?&quot;;&quot;?&quot;;1)))" office:value-type="float" office:value="1" calcext:value-type="float">
            <text:p>1</text:p>
          </table:table-cell>
          <table:table-cell table:formula="of:=IF([$Data.DG24]=&quot;&quot;;0;(IF([$Data.DG24]=&quot;?&quot;;&quot;?&quot;;1)))" office:value-type="float" office:value="0" calcext:value-type="float">
            <text:p>0</text:p>
          </table:table-cell>
          <table:table-cell table:formula="of:=IF([$Data.DH24]=&quot;&quot;;0;(IF([$Data.DH24]=&quot;?&quot;;&quot;?&quot;;1)))" office:value-type="float" office:value="0" calcext:value-type="float">
            <text:p>0</text:p>
          </table:table-cell>
          <table:table-cell table:formula="of:=IF([$Data.DI24]=&quot;&quot;;0;(IF([$Data.DI24]=&quot;?&quot;;&quot;?&quot;;1)))" office:value-type="float" office:value="0" calcext:value-type="float">
            <text:p>0</text:p>
          </table:table-cell>
          <table:table-cell table:formula="of:=IF([$Data.DJ24]=&quot;&quot;;0;(IF([$Data.DJ24]=&quot;?&quot;;&quot;?&quot;;1)))" office:value-type="float" office:value="1" calcext:value-type="float">
            <text:p>1</text:p>
          </table:table-cell>
          <table:table-cell table:formula="of:=IF([$Data.DK24]=&quot;&quot;;0;(IF([$Data.DK24]=&quot;?&quot;;&quot;?&quot;;1)))" office:value-type="float" office:value="0" calcext:value-type="float">
            <text:p>0</text:p>
          </table:table-cell>
          <table:table-cell table:formula="of:=IF([$Data.DL24]=&quot;&quot;;0;(IF([$Data.DL24]=&quot;?&quot;;&quot;?&quot;;1)))" office:value-type="float" office:value="0" calcext:value-type="float">
            <text:p>0</text:p>
          </table:table-cell>
          <table:table-cell table:formula="of:=IF([$Data.DM24]=&quot;&quot;;0;(IF([$Data.DM24]=&quot;?&quot;;&quot;?&quot;;1)))" office:value-type="float" office:value="0" calcext:value-type="float">
            <text:p>0</text:p>
          </table:table-cell>
          <table:table-cell table:formula="of:=IF([$Data.DN24]=&quot;&quot;;0;(IF([$Data.DN24]=&quot;?&quot;;&quot;?&quot;;1)))" office:value-type="float" office:value="0" calcext:value-type="float">
            <text:p>0</text:p>
          </table:table-cell>
          <table:table-cell table:formula="of:=IF([$Data.DO24]=&quot;&quot;;0;(IF([$Data.DO24]=&quot;?&quot;;&quot;?&quot;;1)))" office:value-type="float" office:value="1" calcext:value-type="float">
            <text:p>1</text:p>
          </table:table-cell>
          <table:table-cell table:formula="of:=IF([$Data.DP24]=&quot;&quot;;0;(IF([$Data.DP24]=&quot;?&quot;;&quot;?&quot;;1)))" office:value-type="float" office:value="1" calcext:value-type="float">
            <text:p>1</text:p>
          </table:table-cell>
          <table:table-cell table:formula="of:=IF([$Data.DQ24]=&quot;&quot;;0;(IF([$Data.DQ24]=&quot;?&quot;;&quot;?&quot;;1)))" office:value-type="float" office:value="0" calcext:value-type="float">
            <text:p>0</text:p>
          </table:table-cell>
          <table:table-cell table:formula="of:=IF([$Data.DR24]=&quot;&quot;;0;(IF([$Data.DR24]=&quot;?&quot;;&quot;?&quot;;1)))" office:value-type="float" office:value="0" calcext:value-type="float">
            <text:p>0</text:p>
          </table:table-cell>
          <table:table-cell table:formula="of:=IF([$Data.DS24]=&quot;&quot;;0;(IF([$Data.DS24]=&quot;?&quot;;&quot;?&quot;;1)))" office:value-type="float" office:value="0" calcext:value-type="float">
            <text:p>0</text:p>
          </table:table-cell>
          <table:table-cell table:formula="of:=IF([$Data.DT24]=&quot;&quot;;0;(IF([$Data.DT24]=&quot;?&quot;;&quot;?&quot;;1)))" office:value-type="float" office:value="1" calcext:value-type="float">
            <text:p>1</text:p>
          </table:table-cell>
          <table:table-cell table:formula="of:=IF([$Data.DU24]=&quot;&quot;;0;(IF([$Data.DU24]=&quot;?&quot;;&quot;?&quot;;1)))" office:value-type="float" office:value="0" calcext:value-type="float">
            <text:p>0</text:p>
          </table:table-cell>
          <table:table-cell table:formula="of:=IF([$Data.DV24]=&quot;&quot;;0;(IF([$Data.DV24]=&quot;?&quot;;&quot;?&quot;;1)))" office:value-type="float" office:value="1" calcext:value-type="float">
            <text:p>1</text:p>
          </table:table-cell>
          <table:table-cell table:formula="of:=IF([$Data.DW24]=&quot;&quot;;0;(IF([$Data.DW24]=&quot;?&quot;;&quot;?&quot;;1)))" office:value-type="float" office:value="0" calcext:value-type="float">
            <text:p>0</text:p>
          </table:table-cell>
          <table:table-cell table:formula="of:=IF([$Data.DX24]=&quot;&quot;;0;(IF([$Data.DX24]=&quot;?&quot;;&quot;?&quot;;1)))" office:value-type="float" office:value="0" calcext:value-type="float">
            <text:p>0</text:p>
          </table:table-cell>
          <table:table-cell table:formula="of:=IF([$Data.DY24]=&quot;&quot;;0;(IF([$Data.DY24]=&quot;?&quot;;&quot;?&quot;;1)))" office:value-type="float" office:value="1" calcext:value-type="float">
            <text:p>1</text:p>
          </table:table-cell>
          <table:table-cell table:formula="of:=IF([$Data.DZ24]=&quot;&quot;;0;(IF([$Data.DZ24]=&quot;?&quot;;&quot;?&quot;;1)))" office:value-type="float" office:value="1" calcext:value-type="float">
            <text:p>1</text:p>
          </table:table-cell>
          <table:table-cell table:formula="of:=IF([$Data.EA24]=&quot;&quot;;0;(IF([$Data.EA24]=&quot;?&quot;;&quot;?&quot;;1)))" office:value-type="float" office:value="1" calcext:value-type="float">
            <text:p>1</text:p>
          </table:table-cell>
          <table:table-cell table:formula="of:=IF([$Data.EB24]=&quot;&quot;;0;(IF([$Data.EB24]=&quot;?&quot;;&quot;?&quot;;1)))" office:value-type="float" office:value="1" calcext:value-type="float">
            <text:p>1</text:p>
          </table:table-cell>
          <table:table-cell table:formula="of:=IF([$Data.EC24]=&quot;&quot;;0;(IF([$Data.EC24]=&quot;?&quot;;&quot;?&quot;;1)))" office:value-type="float" office:value="0" calcext:value-type="float">
            <text:p>0</text:p>
          </table:table-cell>
          <table:table-cell table:formula="of:=IF([$Data.ED24]=&quot;&quot;;0;(IF([$Data.ED24]=&quot;?&quot;;&quot;?&quot;;1)))" office:value-type="float" office:value="1" calcext:value-type="float">
            <text:p>1</text:p>
          </table:table-cell>
          <table:table-cell table:formula="of:=IF([$Data.EE24]=&quot;&quot;;0;(IF([$Data.EE24]=&quot;?&quot;;&quot;?&quot;;1)))" office:value-type="float" office:value="1" calcext:value-type="float">
            <text:p>1</text:p>
          </table:table-cell>
          <table:table-cell table:formula="of:=IF([$Data.EF24]=&quot;&quot;;0;(IF([$Data.EF24]=&quot;?&quot;;&quot;?&quot;;1)))" office:value-type="float" office:value="0" calcext:value-type="float">
            <text:p>0</text:p>
          </table:table-cell>
          <table:table-cell table:formula="of:=IF([$Data.EG24]=&quot;&quot;;0;(IF([$Data.EG24]=&quot;?&quot;;&quot;?&quot;;1)))" office:value-type="float" office:value="1" calcext:value-type="float">
            <text:p>1</text:p>
          </table:table-cell>
          <table:table-cell table:formula="of:=IF([$Data.EH24]=&quot;&quot;;0;(IF([$Data.EH24]=&quot;?&quot;;&quot;?&quot;;1)))" office:value-type="float" office:value="0" calcext:value-type="float">
            <text:p>0</text:p>
          </table:table-cell>
          <table:table-cell table:formula="of:=IF([$Data.EI24]=&quot;&quot;;0;(IF([$Data.EI24]=&quot;?&quot;;&quot;?&quot;;1)))" office:value-type="float" office:value="0" calcext:value-type="float">
            <text:p>0</text:p>
          </table:table-cell>
          <table:table-cell table:formula="of:=IF([$Data.EJ24]=&quot;&quot;;0;(IF([$Data.EJ24]=&quot;?&quot;;&quot;?&quot;;1)))" office:value-type="float" office:value="0" calcext:value-type="float">
            <text:p>0</text:p>
          </table:table-cell>
          <table:table-cell table:formula="of:=IF([$Data.EK24]=&quot;&quot;;0;(IF([$Data.EK24]=&quot;?&quot;;&quot;?&quot;;1)))" office:value-type="float" office:value="0" calcext:value-type="float">
            <text:p>0</text:p>
          </table:table-cell>
          <table:table-cell table:formula="of:=IF([$Data.EL24]=&quot;&quot;;0;(IF([$Data.EL24]=&quot;?&quot;;&quot;?&quot;;1)))" office:value-type="float" office:value="0" calcext:value-type="float">
            <text:p>0</text:p>
          </table:table-cell>
          <table:table-cell table:formula="of:=IF([$Data.EM24]=&quot;&quot;;0;(IF([$Data.EM24]=&quot;?&quot;;&quot;?&quot;;1)))" office:value-type="float" office:value="0" calcext:value-type="float">
            <text:p>0</text:p>
          </table:table-cell>
          <table:table-cell table:formula="of:=IF([$Data.EN24]=&quot;&quot;;0;(IF([$Data.EN24]=&quot;?&quot;;&quot;?&quot;;1)))" office:value-type="float" office:value="0" calcext:value-type="float">
            <text:p>0</text:p>
          </table:table-cell>
          <table:table-cell table:formula="of:=IF([$Data.EO24]=&quot;&quot;;0;(IF([$Data.EO24]=&quot;?&quot;;&quot;?&quot;;1)))" office:value-type="float" office:value="0" calcext:value-type="float">
            <text:p>0</text:p>
          </table:table-cell>
          <table:table-cell table:formula="of:=IF([$Data.EP24]=&quot;&quot;;0;(IF([$Data.EP24]=&quot;?&quot;;&quot;?&quot;;1)))" office:value-type="float" office:value="0" calcext:value-type="float">
            <text:p>0</text:p>
          </table:table-cell>
          <table:table-cell table:formula="of:=IF([$Data.EQ24]=&quot;&quot;;0;(IF([$Data.EQ24]=&quot;?&quot;;&quot;?&quot;;1)))" office:value-type="float" office:value="0" calcext:value-type="float">
            <text:p>0</text:p>
          </table:table-cell>
          <table:table-cell table:formula="of:=IF([$Data.ER24]=&quot;&quot;;0;(IF([$Data.ER24]=&quot;?&quot;;&quot;?&quot;;1)))" office:value-type="float" office:value="0" calcext:value-type="float">
            <text:p>0</text:p>
          </table:table-cell>
          <table:table-cell table:formula="of:=IF([$Data.ES24]=&quot;&quot;;0;(IF([$Data.ES24]=&quot;?&quot;;&quot;?&quot;;1)))" office:value-type="float" office:value="0" calcext:value-type="float">
            <text:p>0</text:p>
          </table:table-cell>
          <table:table-cell table:formula="of:=IF([$Data.ET24]=&quot;&quot;;0;(IF([$Data.ET24]=&quot;?&quot;;&quot;?&quot;;1)))" office:value-type="float" office:value="0" calcext:value-type="float">
            <text:p>0</text:p>
          </table:table-cell>
          <table:table-cell table:formula="of:=IF([$Data.EU24]=&quot;&quot;;0;(IF([$Data.EU24]=&quot;?&quot;;&quot;?&quot;;1)))" office:value-type="float" office:value="0" calcext:value-type="float">
            <text:p>0</text:p>
          </table:table-cell>
          <table:table-cell table:formula="of:=IF([$Data.EV24]=&quot;&quot;;0;(IF([$Data.EV24]=&quot;?&quot;;&quot;?&quot;;1)))" office:value-type="float" office:value="0" calcext:value-type="float">
            <text:p>0</text:p>
          </table:table-cell>
          <table:table-cell table:formula="of:=IF([$Data.EW24]=&quot;&quot;;0;(IF([$Data.EW24]=&quot;?&quot;;&quot;?&quot;;1)))" office:value-type="float" office:value="1" calcext:value-type="float">
            <text:p>1</text:p>
          </table:table-cell>
          <table:table-cell table:formula="of:=IF([$Data.EX24]=&quot;&quot;;0;(IF([$Data.EX24]=&quot;?&quot;;&quot;?&quot;;1)))" office:value-type="float" office:value="0" calcext:value-type="float">
            <text:p>0</text:p>
          </table:table-cell>
          <table:table-cell table:formula="of:=IF([$Data.EY24]=&quot;&quot;;0;(IF([$Data.EY24]=&quot;?&quot;;&quot;?&quot;;1)))" office:value-type="float" office:value="1" calcext:value-type="float">
            <text:p>1</text:p>
          </table:table-cell>
          <table:table-cell table:formula="of:=IF([$Data.EZ24]=&quot;&quot;;0;(IF([$Data.EZ24]=&quot;?&quot;;&quot;?&quot;;1)))" office:value-type="float" office:value="1" calcext:value-type="float">
            <text:p>1</text:p>
          </table:table-cell>
          <table:table-cell table:formula="of:=IF([$Data.FA24]=&quot;&quot;;0;(IF([$Data.FA24]=&quot;?&quot;;&quot;?&quot;;1)))" office:value-type="float" office:value="0" calcext:value-type="float">
            <text:p>0</text:p>
          </table:table-cell>
          <table:table-cell table:formula="of:=IF([$Data.FB24]=&quot;&quot;;0;(IF([$Data.FB24]=&quot;?&quot;;&quot;?&quot;;1)))" office:value-type="float" office:value="0" calcext:value-type="float">
            <text:p>0</text:p>
          </table:table-cell>
          <table:table-cell table:formula="of:=IF([$Data.FC24]=&quot;&quot;;0;(IF([$Data.FC24]=&quot;?&quot;;&quot;?&quot;;1)))" office:value-type="float" office:value="0" calcext:value-type="float">
            <text:p>0</text:p>
          </table:table-cell>
          <table:table-cell table:formula="of:=IF([$Data.FD24]=&quot;&quot;;0;(IF([$Data.FD24]=&quot;?&quot;;&quot;?&quot;;1)))" office:value-type="float" office:value="0" calcext:value-type="float">
            <text:p>0</text:p>
          </table:table-cell>
          <table:table-cell table:formula="of:=IF([$Data.FE24]=&quot;&quot;;0;(IF([$Data.FE24]=&quot;?&quot;;&quot;?&quot;;1)))" office:value-type="float" office:value="0" calcext:value-type="float">
            <text:p>0</text:p>
          </table:table-cell>
          <table:table-cell table:formula="of:=IF([$Data.FF24]=&quot;&quot;;0;(IF([$Data.FF24]=&quot;?&quot;;&quot;?&quot;;1)))" office:value-type="float" office:value="1" calcext:value-type="float">
            <text:p>1</text:p>
          </table:table-cell>
          <table:table-cell table:formula="of:=IF([$Data.FG24]=&quot;&quot;;0;(IF([$Data.FG24]=&quot;?&quot;;&quot;?&quot;;1)))" office:value-type="float" office:value="1" calcext:value-type="float">
            <text:p>1</text:p>
          </table:table-cell>
          <table:table-cell table:formula="of:=IF([$Data.FH24]=&quot;&quot;;0;(IF([$Data.FH24]=&quot;?&quot;;&quot;?&quot;;1)))" office:value-type="float" office:value="0" calcext:value-type="float">
            <text:p>0</text:p>
          </table:table-cell>
          <table:table-cell table:formula="of:=IF([$Data.FI24]=&quot;&quot;;0;(IF([$Data.FI24]=&quot;?&quot;;&quot;?&quot;;1)))" office:value-type="float" office:value="1" calcext:value-type="float">
            <text:p>1</text:p>
          </table:table-cell>
          <table:table-cell table:formula="of:=IF([$Data.FJ24]=&quot;&quot;;0;(IF([$Data.FJ24]=&quot;?&quot;;&quot;?&quot;;1)))" office:value-type="float" office:value="1" calcext:value-type="float">
            <text:p>1</text:p>
          </table:table-cell>
          <table:table-cell table:formula="of:=IF([$Data.FK24]=&quot;&quot;;0;(IF([$Data.FK24]=&quot;?&quot;;&quot;?&quot;;1)))" office:value-type="float" office:value="0" calcext:value-type="float">
            <text:p>0</text:p>
          </table:table-cell>
          <table:table-cell table:formula="of:=IF([$Data.FL24]=&quot;&quot;;0;(IF([$Data.FL24]=&quot;?&quot;;&quot;?&quot;;1)))" office:value-type="float" office:value="0" calcext:value-type="float">
            <text:p>0</text:p>
          </table:table-cell>
          <table:table-cell table:formula="of:=IF([$Data.FM24]=&quot;&quot;;0;(IF([$Data.FM24]=&quot;?&quot;;&quot;?&quot;;1)))" office:value-type="float" office:value="0" calcext:value-type="float">
            <text:p>0</text:p>
          </table:table-cell>
          <table:table-cell table:formula="of:=IF([$Data.FN24]=&quot;&quot;;0;(IF([$Data.FN24]=&quot;?&quot;;&quot;?&quot;;1)))" office:value-type="float" office:value="1" calcext:value-type="float">
            <text:p>1</text:p>
          </table:table-cell>
          <table:table-cell table:formula="of:=IF([$Data.FO24]=&quot;&quot;;0;(IF([$Data.FO24]=&quot;?&quot;;&quot;?&quot;;1)))" office:value-type="float" office:value="1" calcext:value-type="float">
            <text:p>1</text:p>
          </table:table-cell>
          <table:table-cell table:formula="of:=IF([$Data.FP24]=&quot;&quot;;0;(IF([$Data.FP24]=&quot;?&quot;;&quot;?&quot;;1)))" office:value-type="float" office:value="1" calcext:value-type="float">
            <text:p>1</text:p>
          </table:table-cell>
          <table:table-cell table:formula="of:=IF([$Data.FQ24]=&quot;&quot;;0;(IF([$Data.FQ24]=&quot;?&quot;;&quot;?&quot;;1)))" office:value-type="float" office:value="0" calcext:value-type="float">
            <text:p>0</text:p>
          </table:table-cell>
          <table:table-cell table:formula="of:=IF([$Data.FR24]=&quot;&quot;;0;(IF([$Data.FR24]=&quot;?&quot;;&quot;?&quot;;1)))" office:value-type="float" office:value="1" calcext:value-type="float">
            <text:p>1</text:p>
          </table:table-cell>
          <table:table-cell table:formula="of:=IF([$Data.FS24]=&quot;&quot;;0;(IF([$Data.FS24]=&quot;?&quot;;&quot;?&quot;;1)))" office:value-type="float" office:value="0" calcext:value-type="float">
            <text:p>0</text:p>
          </table:table-cell>
          <table:table-cell table:formula="of:=IF([$Data.FT24]=&quot;&quot;;0;(IF([$Data.FT24]=&quot;?&quot;;&quot;?&quot;;1)))" office:value-type="float" office:value="1" calcext:value-type="float">
            <text:p>1</text:p>
          </table:table-cell>
          <table:table-cell table:formula="of:=IF([$Data.FU24]=&quot;&quot;;0;(IF([$Data.FU24]=&quot;?&quot;;&quot;?&quot;;1)))" office:value-type="float" office:value="0" calcext:value-type="float">
            <text:p>0</text:p>
          </table:table-cell>
          <table:table-cell table:formula="of:=IF([$Data.FV24]=&quot;&quot;;0;(IF([$Data.FV24]=&quot;?&quot;;&quot;?&quot;;1)))" office:value-type="float" office:value="1" calcext:value-type="float">
            <text:p>1</text:p>
          </table:table-cell>
          <table:table-cell table:formula="of:=IF([$Data.FW24]=&quot;&quot;;0;(IF([$Data.FW24]=&quot;?&quot;;&quot;?&quot;;1)))" office:value-type="float" office:value="0" calcext:value-type="float">
            <text:p>0</text:p>
          </table:table-cell>
          <table:table-cell table:formula="of:=IF([$Data.FX24]=&quot;&quot;;0;(IF([$Data.FX24]=&quot;?&quot;;&quot;?&quot;;1)))" office:value-type="float" office:value="0" calcext:value-type="float">
            <text:p>0</text:p>
          </table:table-cell>
          <table:table-cell table:formula="of:=IF([$Data.FY24]=&quot;&quot;;0;(IF([$Data.FY24]=&quot;?&quot;;&quot;?&quot;;1)))" office:value-type="float" office:value="0" calcext:value-type="float">
            <text:p>0</text:p>
          </table:table-cell>
          <table:table-cell table:formula="of:=IF([$Data.FZ24]=&quot;&quot;;0;(IF([$Data.FZ24]=&quot;?&quot;;&quot;?&quot;;1)))" office:value-type="float" office:value="0" calcext:value-type="float">
            <text:p>0</text:p>
          </table:table-cell>
          <table:table-cell table:formula="of:=IF([$Data.GA24]=&quot;&quot;;0;(IF([$Data.GA24]=&quot;?&quot;;&quot;?&quot;;1)))" office:value-type="float" office:value="0" calcext:value-type="float">
            <text:p>0</text:p>
          </table:table-cell>
          <table:table-cell table:formula="of:=IF([$Data.GB24]=&quot;&quot;;0;(IF([$Data.GB24]=&quot;?&quot;;&quot;?&quot;;1)))" office:value-type="float" office:value="0" calcext:value-type="float">
            <text:p>0</text:p>
          </table:table-cell>
          <table:table-cell table:formula="of:=IF([$Data.GC24]=&quot;&quot;;0;(IF([$Data.GC24]=&quot;?&quot;;&quot;?&quot;;1)))" office:value-type="float" office:value="0" calcext:value-type="float">
            <text:p>0</text:p>
          </table:table-cell>
          <table:table-cell table:formula="of:=IF([$Data.GD24]=&quot;&quot;;0;(IF([$Data.GD24]=&quot;?&quot;;&quot;?&quot;;1)))" office:value-type="float" office:value="0" calcext:value-type="float">
            <text:p>0</text:p>
          </table:table-cell>
          <table:table-cell table:formula="of:=IF([$Data.GE24]=&quot;&quot;;0;(IF([$Data.GE24]=&quot;?&quot;;&quot;?&quot;;1)))" office:value-type="float" office:value="1" calcext:value-type="float">
            <text:p>1</text:p>
          </table:table-cell>
          <table:table-cell table:formula="of:=IF([$Data.GF24]=&quot;&quot;;0;(IF([$Data.GF24]=&quot;?&quot;;&quot;?&quot;;1)))" office:value-type="float" office:value="1" calcext:value-type="float">
            <text:p>1</text:p>
          </table:table-cell>
          <table:table-cell table:formula="of:=IF([$Data.GG24]=&quot;&quot;;0;(IF([$Data.GG24]=&quot;?&quot;;&quot;?&quot;;1)))" office:value-type="float" office:value="0" calcext:value-type="float">
            <text:p>0</text:p>
          </table:table-cell>
          <table:table-cell table:formula="of:=IF([$Data.GH24]=&quot;&quot;;0;(IF([$Data.GH24]=&quot;?&quot;;&quot;?&quot;;1)))" office:value-type="float" office:value="0" calcext:value-type="float">
            <text:p>0</text:p>
          </table:table-cell>
          <table:table-cell table:formula="of:=IF([$Data.GI24]=&quot;&quot;;0;(IF([$Data.GI24]=&quot;?&quot;;&quot;?&quot;;1)))" office:value-type="float" office:value="1" calcext:value-type="float">
            <text:p>1</text:p>
          </table:table-cell>
          <table:table-cell table:formula="of:=IF([$Data.GJ24]=&quot;&quot;;0;(IF([$Data.GJ24]=&quot;?&quot;;&quot;?&quot;;1)))" office:value-type="float" office:value="0" calcext:value-type="float">
            <text:p>0</text:p>
          </table:table-cell>
          <table:table-cell table:formula="of:=IF([$Data.GK24]=&quot;&quot;;0;(IF([$Data.GK24]=&quot;?&quot;;&quot;?&quot;;1)))" office:value-type="float" office:value="1" calcext:value-type="float">
            <text:p>1</text:p>
          </table:table-cell>
          <table:table-cell table:formula="of:=IF([$Data.GL24]=&quot;&quot;;0;(IF([$Data.GL24]=&quot;?&quot;;&quot;?&quot;;1)))" office:value-type="float" office:value="0" calcext:value-type="float">
            <text:p>0</text:p>
          </table:table-cell>
          <table:table-cell table:formula="of:=IF([$Data.GM24]=&quot;&quot;;0;(IF([$Data.GM24]=&quot;?&quot;;&quot;?&quot;;1)))" office:value-type="float" office:value="0" calcext:value-type="float">
            <text:p>0</text:p>
          </table:table-cell>
          <table:table-cell table:formula="of:=IF([$Data.GN24]=&quot;&quot;;0;(IF([$Data.GN24]=&quot;?&quot;;&quot;?&quot;;1)))" office:value-type="float" office:value="0" calcext:value-type="float">
            <text:p>0</text:p>
          </table:table-cell>
          <table:table-cell table:formula="of:=IF([$Data.GO24]=&quot;&quot;;0;(IF([$Data.GO24]=&quot;?&quot;;&quot;?&quot;;1)))" office:value-type="float" office:value="0" calcext:value-type="float">
            <text:p>0</text:p>
          </table:table-cell>
          <table:table-cell table:formula="of:=IF([$Data.GP24]=&quot;&quot;;0;(IF([$Data.GP24]=&quot;?&quot;;&quot;?&quot;;1)))" office:value-type="float" office:value="0" calcext:value-type="float">
            <text:p>0</text:p>
          </table:table-cell>
          <table:table-cell table:formula="of:=IF([$Data.GQ24]=&quot;&quot;;0;(IF([$Data.GQ24]=&quot;?&quot;;&quot;?&quot;;1)))" office:value-type="float" office:value="0" calcext:value-type="float">
            <text:p>0</text:p>
          </table:table-cell>
          <table:table-cell table:formula="of:=IF([$Data.GR24]=&quot;&quot;;0;(IF([$Data.GR24]=&quot;?&quot;;&quot;?&quot;;1)))" office:value-type="float" office:value="0" calcext:value-type="float">
            <text:p>0</text:p>
          </table:table-cell>
          <table:table-cell table:formula="of:=IF([$Data.GS24]=&quot;&quot;;0;(IF([$Data.GS24]=&quot;?&quot;;&quot;?&quot;;1)))" office:value-type="float" office:value="0" calcext:value-type="float">
            <text:p>0</text:p>
          </table:table-cell>
          <table:table-cell table:formula="of:=IF([$Data.GT24]=&quot;&quot;;0;(IF([$Data.GT24]=&quot;?&quot;;&quot;?&quot;;1)))" office:value-type="float" office:value="0" calcext:value-type="float">
            <text:p>0</text:p>
          </table:table-cell>
          <table:table-cell table:formula="of:=IF([$Data.GU24]=&quot;&quot;;0;(IF([$Data.GU24]=&quot;?&quot;;&quot;?&quot;;1)))" office:value-type="float" office:value="0" calcext:value-type="float">
            <text:p>0</text:p>
          </table:table-cell>
          <table:table-cell table:formula="of:=IF([$Data.GV24]=&quot;&quot;;0;(IF([$Data.GV24]=&quot;?&quot;;&quot;?&quot;;1)))" office:value-type="float" office:value="0" calcext:value-type="float">
            <text:p>0</text:p>
          </table:table-cell>
          <table:table-cell table:formula="of:=IF([$Data.GW24]=&quot;&quot;;0;(IF([$Data.GW24]=&quot;?&quot;;&quot;?&quot;;1)))" office:value-type="float" office:value="0" calcext:value-type="float">
            <text:p>0</text:p>
          </table:table-cell>
          <table:table-cell table:formula="of:=IF([$Data.GX24]=&quot;&quot;;0;(IF([$Data.GX24]=&quot;?&quot;;&quot;?&quot;;1)))" office:value-type="float" office:value="0" calcext:value-type="float">
            <text:p>0</text:p>
          </table:table-cell>
          <table:table-cell table:formula="of:=IF([$Data.GY24]=&quot;&quot;;0;(IF([$Data.GY24]=&quot;?&quot;;&quot;?&quot;;1)))" office:value-type="float" office:value="0" calcext:value-type="float">
            <text:p>0</text:p>
          </table:table-cell>
          <table:table-cell table:formula="of:=IF([$Data.GZ24]=&quot;&quot;;0;(IF([$Data.GZ24]=&quot;?&quot;;&quot;?&quot;;1)))" office:value-type="float" office:value="0" calcext:value-type="float">
            <text:p>0</text:p>
          </table:table-cell>
          <table:table-cell table:formula="of:=IF([$Data.HA24]=&quot;&quot;;0;(IF([$Data.HA24]=&quot;?&quot;;&quot;?&quot;;1)))" office:value-type="float" office:value="0" calcext:value-type="float">
            <text:p>0</text:p>
          </table:table-cell>
          <table:table-cell table:formula="of:=IF([$Data.HB24]=&quot;&quot;;0;(IF([$Data.HB24]=&quot;?&quot;;&quot;?&quot;;1)))" office:value-type="float" office:value="0" calcext:value-type="float">
            <text:p>0</text:p>
          </table:table-cell>
          <table:table-cell table:formula="of:=IF([$Data.HC24]=&quot;&quot;;0;(IF([$Data.HC24]=&quot;?&quot;;&quot;?&quot;;1)))" office:value-type="float" office:value="0" calcext:value-type="float">
            <text:p>0</text:p>
          </table:table-cell>
          <table:table-cell table:formula="of:=IF([$Data.HD24]=&quot;&quot;;0;(IF([$Data.HD24]=&quot;?&quot;;&quot;?&quot;;1)))" office:value-type="float" office:value="0" calcext:value-type="float">
            <text:p>0</text:p>
          </table:table-cell>
          <table:table-cell table:formula="of:=IF([$Data.HE24]=&quot;&quot;;0;(IF([$Data.HE24]=&quot;?&quot;;&quot;?&quot;;1)))" office:value-type="float" office:value="0" calcext:value-type="float">
            <text:p>0</text:p>
          </table:table-cell>
          <table:table-cell table:formula="of:=IF([$Data.HF24]=&quot;&quot;;0;(IF([$Data.HF24]=&quot;?&quot;;&quot;?&quot;;1)))" office:value-type="float" office:value="0" calcext:value-type="float">
            <text:p>0</text:p>
          </table:table-cell>
          <table:table-cell table:formula="of:=IF([$Data.HG24]=&quot;&quot;;0;(IF([$Data.HG24]=&quot;?&quot;;&quot;?&quot;;1)))" office:value-type="float" office:value="0" calcext:value-type="float">
            <text:p>0</text:p>
          </table:table-cell>
          <table:table-cell table:formula="of:=IF([$Data.HH24]=&quot;&quot;;0;(IF([$Data.HH24]=&quot;?&quot;;&quot;?&quot;;1)))" office:value-type="float" office:value="0" calcext:value-type="float">
            <text:p>0</text:p>
          </table:table-cell>
          <table:table-cell table:formula="of:=IF([$Data.HI24]=&quot;&quot;;0;(IF([$Data.HI24]=&quot;?&quot;;&quot;?&quot;;1)))" office:value-type="float" office:value="0" calcext:value-type="float">
            <text:p>0</text:p>
          </table:table-cell>
          <table:table-cell table:formula="of:=IF([$Data.HJ24]=&quot;&quot;;0;(IF([$Data.HJ24]=&quot;?&quot;;&quot;?&quot;;1)))" office:value-type="float" office:value="0" calcext:value-type="float">
            <text:p>0</text:p>
          </table:table-cell>
          <table:table-cell table:formula="of:=IF([$Data.HK24]=&quot;&quot;;0;(IF([$Data.HK24]=&quot;?&quot;;&quot;?&quot;;1)))" office:value-type="float" office:value="0" calcext:value-type="float">
            <text:p>0</text:p>
          </table:table-cell>
          <table:table-cell table:formula="of:=IF([$Data.HL24]=&quot;&quot;;0;(IF([$Data.HL24]=&quot;?&quot;;&quot;?&quot;;1)))" office:value-type="float" office:value="0" calcext:value-type="float">
            <text:p>0</text:p>
          </table:table-cell>
          <table:table-cell table:formula="of:=IF([$Data.HM24]=&quot;&quot;;0;(IF([$Data.HM24]=&quot;?&quot;;&quot;?&quot;;1)))" office:value-type="float" office:value="0" calcext:value-type="float">
            <text:p>0</text:p>
          </table:table-cell>
          <table:table-cell table:formula="of:=IF([$Data.HN24]=&quot;&quot;;0;(IF([$Data.HN24]=&quot;?&quot;;&quot;?&quot;;1)))" office:value-type="float" office:value="0" calcext:value-type="float">
            <text:p>0</text:p>
          </table:table-cell>
          <table:table-cell table:formula="of:=IF([$Data.HO24]=&quot;&quot;;0;(IF([$Data.HO24]=&quot;?&quot;;&quot;?&quot;;1)))" office:value-type="float" office:value="0" calcext:value-type="float">
            <text:p>0</text:p>
          </table:table-cell>
          <table:table-cell table:formula="of:=IF([$Data.HP24]=&quot;&quot;;0;(IF([$Data.HP24]=&quot;?&quot;;&quot;?&quot;;1)))" office:value-type="float" office:value="0" calcext:value-type="float">
            <text:p>0</text:p>
          </table:table-cell>
          <table:table-cell table:formula="of:=IF([$Data.HQ24]=&quot;&quot;;0;(IF([$Data.HQ24]=&quot;?&quot;;&quot;?&quot;;1)))" office:value-type="float" office:value="0" calcext:value-type="float">
            <text:p>0</text:p>
          </table:table-cell>
          <table:table-cell table:formula="of:=IF([$Data.HR24]=&quot;&quot;;0;(IF([$Data.HR24]=&quot;?&quot;;&quot;?&quot;;1)))" office:value-type="float" office:value="0" calcext:value-type="float">
            <text:p>0</text:p>
          </table:table-cell>
          <table:table-cell table:formula="of:=IF([$Data.HS24]=&quot;&quot;;0;(IF([$Data.HS24]=&quot;?&quot;;&quot;?&quot;;1)))" office:value-type="float" office:value="0" calcext:value-type="float">
            <text:p>0</text:p>
          </table:table-cell>
          <table:table-cell table:formula="of:=IF([$Data.HT24]=&quot;&quot;;0;(IF([$Data.HT24]=&quot;?&quot;;&quot;?&quot;;1)))" office:value-type="float" office:value="0" calcext:value-type="float">
            <text:p>0</text:p>
          </table:table-cell>
          <table:table-cell table:formula="of:=IF([$Data.HU24]=&quot;&quot;;0;(IF([$Data.HU24]=&quot;?&quot;;&quot;?&quot;;1)))" office:value-type="float" office:value="0" calcext:value-type="float">
            <text:p>0</text:p>
          </table:table-cell>
          <table:table-cell table:formula="of:=IF([$Data.HV24]=&quot;&quot;;0;(IF([$Data.HV24]=&quot;?&quot;;&quot;?&quot;;1)))" office:value-type="float" office:value="0" calcext:value-type="float">
            <text:p>0</text:p>
          </table:table-cell>
          <table:table-cell table:formula="of:=IF([$Data.HW24]=&quot;&quot;;0;(IF([$Data.HW24]=&quot;?&quot;;&quot;?&quot;;1)))" office:value-type="float" office:value="0" calcext:value-type="float">
            <text:p>0</text:p>
          </table:table-cell>
          <table:table-cell table:formula="of:=IF([$Data.HX24]=&quot;&quot;;0;(IF([$Data.HX24]=&quot;?&quot;;&quot;?&quot;;1)))" office:value-type="float" office:value="0" calcext:value-type="float">
            <text:p>0</text:p>
          </table:table-cell>
          <table:table-cell table:formula="of:=IF([$Data.HY24]=&quot;&quot;;0;(IF([$Data.HY24]=&quot;?&quot;;&quot;?&quot;;1)))" office:value-type="float" office:value="0" calcext:value-type="float">
            <text:p>0</text:p>
          </table:table-cell>
          <table:table-cell table:formula="of:=IF([$Data.HZ24]=&quot;&quot;;0;(IF([$Data.HZ24]=&quot;?&quot;;&quot;?&quot;;1)))" office:value-type="float" office:value="0" calcext:value-type="float">
            <text:p>0</text:p>
          </table:table-cell>
          <table:table-cell table:formula="of:=IF([$Data.IA24]=&quot;&quot;;0;(IF([$Data.IA24]=&quot;?&quot;;&quot;?&quot;;1)))" office:value-type="float" office:value="0" calcext:value-type="float">
            <text:p>0</text:p>
          </table:table-cell>
          <table:table-cell table:formula="of:=IF([$Data.IB24]=&quot;&quot;;0;(IF([$Data.IB24]=&quot;?&quot;;&quot;?&quot;;1)))" office:value-type="float" office:value="0" calcext:value-type="float">
            <text:p>0</text:p>
          </table:table-cell>
          <table:table-cell table:formula="of:=IF([$Data.IC24]=&quot;&quot;;0;(IF([$Data.IC24]=&quot;?&quot;;&quot;?&quot;;1)))" office:value-type="float" office:value="0" calcext:value-type="float">
            <text:p>0</text:p>
          </table:table-cell>
          <table:table-cell table:formula="of:=IF([$Data.ID24]=&quot;&quot;;0;(IF([$Data.ID24]=&quot;?&quot;;&quot;?&quot;;1)))" office:value-type="float" office:value="0" calcext:value-type="float">
            <text:p>0</text:p>
          </table:table-cell>
          <table:table-cell table:formula="of:=IF([$Data.IE24]=&quot;&quot;;0;(IF([$Data.IE24]=&quot;?&quot;;&quot;?&quot;;1)))" office:value-type="float" office:value="0" calcext:value-type="float">
            <text:p>0</text:p>
          </table:table-cell>
          <table:table-cell table:formula="of:=IF([$Data.IF24]=&quot;&quot;;0;(IF([$Data.IF24]=&quot;?&quot;;&quot;?&quot;;1)))" office:value-type="float" office:value="0" calcext:value-type="float">
            <text:p>0</text:p>
          </table:table-cell>
          <table:table-cell table:formula="of:=IF([$Data.IG24]=&quot;&quot;;0;(IF([$Data.IG24]=&quot;?&quot;;&quot;?&quot;;1)))" office:value-type="float" office:value="0" calcext:value-type="float">
            <text:p>0</text:p>
          </table:table-cell>
          <table:table-cell table:formula="of:=IF([$Data.IH24]=&quot;&quot;;0;(IF([$Data.IH24]=&quot;?&quot;;&quot;?&quot;;1)))" office:value-type="float" office:value="0" calcext:value-type="float">
            <text:p>0</text:p>
          </table:table-cell>
          <table:table-cell table:formula="of:=IF([$Data.II24]=&quot;&quot;;0;(IF([$Data.II24]=&quot;?&quot;;&quot;?&quot;;1)))" office:value-type="float" office:value="0" calcext:value-type="float">
            <text:p>0</text:p>
          </table:table-cell>
          <table:table-cell table:formula="of:=IF([$Data.IJ24]=&quot;&quot;;0;(IF([$Data.IJ24]=&quot;?&quot;;&quot;?&quot;;1)))" office:value-type="float" office:value="0" calcext:value-type="float">
            <text:p>0</text:p>
          </table:table-cell>
          <table:table-cell table:formula="of:=IF([$Data.IK24]=&quot;&quot;;0;(IF([$Data.IK24]=&quot;?&quot;;&quot;?&quot;;1)))" office:value-type="float" office:value="0" calcext:value-type="float">
            <text:p>0</text:p>
          </table:table-cell>
          <table:table-cell table:formula="of:=IF([$Data.IL24]=&quot;&quot;;0;(IF([$Data.IL24]=&quot;?&quot;;&quot;?&quot;;1)))" office:value-type="float" office:value="0" calcext:value-type="float">
            <text:p>0</text:p>
          </table:table-cell>
          <table:table-cell table:formula="of:=IF([$Data.IM24]=&quot;&quot;;0;(IF([$Data.IM24]=&quot;?&quot;;&quot;?&quot;;1)))" office:value-type="float" office:value="0" calcext:value-type="float">
            <text:p>0</text:p>
          </table:table-cell>
          <table:table-cell table:formula="of:=IF([$Data.IN24]=&quot;&quot;;0;(IF([$Data.IN24]=&quot;?&quot;;&quot;?&quot;;1)))" office:value-type="float" office:value="0" calcext:value-type="float">
            <text:p>0</text:p>
          </table:table-cell>
          <table:table-cell table:formula="of:=IF([$Data.IO24]=&quot;&quot;;0;(IF([$Data.IO24]=&quot;?&quot;;&quot;?&quot;;1)))" office:value-type="float" office:value="0" calcext:value-type="float">
            <text:p>0</text:p>
          </table:table-cell>
          <table:table-cell table:formula="of:=IF([$Data.IP24]=&quot;&quot;;0;(IF([$Data.IP24]=&quot;?&quot;;&quot;?&quot;;1)))" office:value-type="float" office:value="0" calcext:value-type="float">
            <text:p>0</text:p>
          </table:table-cell>
          <table:table-cell table:number-columns-repeated="2"/>
          <table:table-cell table:formula="of:=SUM([.B21:.HI21])" office:value-type="float" office:value="57" calcext:value-type="float">
            <text:p>57</text:p>
          </table:table-cell>
          <table:table-cell table:number-columns-repeated="804"/>
        </table:table-row>
        <table:table-row table:style-name="ro15">
          <table:table-cell table:formula="of:=[$Data.B25]" office:value-type="string" office:string-value="Dai Tengchong" calcext:value-type="string">
            <text:p>Dai Tengchong</text:p>
          </table:table-cell>
          <table:table-cell table:formula="of:=IF([$Data.AI25]=&quot;&quot;;0;(IF([$Data.AI25]=&quot;?&quot;;&quot;?&quot;;1)))" office:value-type="float" office:value="1" calcext:value-type="float">
            <text:p>1</text:p>
          </table:table-cell>
          <table:table-cell table:formula="of:=IF([$Data.AJ25]=&quot;&quot;;0;(IF([$Data.AJ25]=&quot;?&quot;;&quot;?&quot;;1)))" office:value-type="float" office:value="0" calcext:value-type="float">
            <text:p>0</text:p>
          </table:table-cell>
          <table:table-cell table:formula="of:=IF([$Data.AK25]=&quot;&quot;;0;(IF([$Data.AK25]=&quot;?&quot;;&quot;?&quot;;1)))" office:value-type="float" office:value="1" calcext:value-type="float">
            <text:p>1</text:p>
          </table:table-cell>
          <table:table-cell table:formula="of:=IF([$Data.AL25]=&quot;&quot;;0;(IF([$Data.AL25]=&quot;?&quot;;&quot;?&quot;;1)))" office:value-type="float" office:value="1" calcext:value-type="float">
            <text:p>1</text:p>
          </table:table-cell>
          <table:table-cell table:formula="of:=IF([$Data.AM25]=&quot;&quot;;0;(IF([$Data.AM25]=&quot;?&quot;;&quot;?&quot;;1)))" office:value-type="float" office:value="1" calcext:value-type="float">
            <text:p>1</text:p>
          </table:table-cell>
          <table:table-cell table:formula="of:=IF([$Data.AN25]=&quot;&quot;;0;(IF([$Data.AN25]=&quot;?&quot;;&quot;?&quot;;1)))" office:value-type="float" office:value="1" calcext:value-type="float">
            <text:p>1</text:p>
          </table:table-cell>
          <table:table-cell table:formula="of:=IF([$Data.AO25]=&quot;&quot;;0;(IF([$Data.AO25]=&quot;?&quot;;&quot;?&quot;;1)))" office:value-type="float" office:value="0" calcext:value-type="float">
            <text:p>0</text:p>
          </table:table-cell>
          <table:table-cell table:formula="of:=IF([$Data.AP25]=&quot;&quot;;0;(IF([$Data.AP25]=&quot;?&quot;;&quot;?&quot;;1)))" office:value-type="float" office:value="1" calcext:value-type="float">
            <text:p>1</text:p>
          </table:table-cell>
          <table:table-cell table:formula="of:=IF([$Data.AQ25]=&quot;&quot;;0;(IF([$Data.AQ25]=&quot;?&quot;;&quot;?&quot;;1)))" office:value-type="float" office:value="0" calcext:value-type="float">
            <text:p>0</text:p>
          </table:table-cell>
          <table:table-cell table:formula="of:=IF([$Data.AR25]=&quot;&quot;;0;(IF([$Data.AR25]=&quot;?&quot;;&quot;?&quot;;1)))" office:value-type="float" office:value="0" calcext:value-type="float">
            <text:p>0</text:p>
          </table:table-cell>
          <table:table-cell table:formula="of:=IF([$Data.AS25]=&quot;&quot;;0;(IF([$Data.AS25]=&quot;?&quot;;&quot;?&quot;;1)))" office:value-type="float" office:value="1" calcext:value-type="float">
            <text:p>1</text:p>
          </table:table-cell>
          <table:table-cell table:formula="of:=IF([$Data.AT25]=&quot;&quot;;0;(IF([$Data.AT25]=&quot;?&quot;;&quot;?&quot;;1)))" office:value-type="float" office:value="0" calcext:value-type="float">
            <text:p>0</text:p>
          </table:table-cell>
          <table:table-cell table:formula="of:=IF([$Data.AU25]=&quot;&quot;;0;(IF([$Data.AU25]=&quot;?&quot;;&quot;?&quot;;1)))" office:value-type="float" office:value="1" calcext:value-type="float">
            <text:p>1</text:p>
          </table:table-cell>
          <table:table-cell table:formula="of:=IF([$Data.AV25]=&quot;&quot;;0;(IF([$Data.AV25]=&quot;?&quot;;&quot;?&quot;;1)))" office:value-type="float" office:value="1" calcext:value-type="float">
            <text:p>1</text:p>
          </table:table-cell>
          <table:table-cell table:formula="of:=IF([$Data.AW25]=&quot;&quot;;0;(IF([$Data.AW25]=&quot;?&quot;;&quot;?&quot;;1)))" office:value-type="float" office:value="0" calcext:value-type="float">
            <text:p>0</text:p>
          </table:table-cell>
          <table:table-cell table:formula="of:=IF([$Data.AX25]=&quot;&quot;;0;(IF([$Data.AX25]=&quot;?&quot;;&quot;?&quot;;1)))" office:value-type="float" office:value="1" calcext:value-type="float">
            <text:p>1</text:p>
          </table:table-cell>
          <table:table-cell table:formula="of:=IF([$Data.AY25]=&quot;&quot;;0;(IF([$Data.AY25]=&quot;?&quot;;&quot;?&quot;;1)))" office:value-type="float" office:value="1" calcext:value-type="float">
            <text:p>1</text:p>
          </table:table-cell>
          <table:table-cell table:formula="of:=IF([$Data.AZ25]=&quot;&quot;;0;(IF([$Data.AZ25]=&quot;?&quot;;&quot;?&quot;;1)))" office:value-type="float" office:value="1" calcext:value-type="float">
            <text:p>1</text:p>
          </table:table-cell>
          <table:table-cell table:formula="of:=IF([$Data.BA25]=&quot;&quot;;0;(IF([$Data.BA25]=&quot;?&quot;;&quot;?&quot;;1)))" office:value-type="float" office:value="0" calcext:value-type="float">
            <text:p>0</text:p>
          </table:table-cell>
          <table:table-cell table:formula="of:=IF([$Data.BB25]=&quot;&quot;;0;(IF([$Data.BB25]=&quot;?&quot;;&quot;?&quot;;1)))" office:value-type="float" office:value="1" calcext:value-type="float">
            <text:p>1</text:p>
          </table:table-cell>
          <table:table-cell table:formula="of:=IF([$Data.BC25]=&quot;&quot;;0;(IF([$Data.BC25]=&quot;?&quot;;&quot;?&quot;;1)))" office:value-type="float" office:value="0" calcext:value-type="float">
            <text:p>0</text:p>
          </table:table-cell>
          <table:table-cell table:formula="of:=IF([$Data.BD25]=&quot;&quot;;0;(IF([$Data.BD25]=&quot;?&quot;;&quot;?&quot;;1)))" office:value-type="float" office:value="1" calcext:value-type="float">
            <text:p>1</text:p>
          </table:table-cell>
          <table:table-cell table:formula="of:=IF([$Data.BE25]=&quot;&quot;;0;(IF([$Data.BE25]=&quot;?&quot;;&quot;?&quot;;1)))" office:value-type="float" office:value="0" calcext:value-type="float">
            <text:p>0</text:p>
          </table:table-cell>
          <table:table-cell table:formula="of:=IF([$Data.BF25]=&quot;&quot;;0;(IF([$Data.BF25]=&quot;?&quot;;&quot;?&quot;;1)))" office:value-type="float" office:value="0" calcext:value-type="float">
            <text:p>0</text:p>
          </table:table-cell>
          <table:table-cell table:formula="of:=IF([$Data.BG25]=&quot;&quot;;0;(IF([$Data.BG25]=&quot;?&quot;;&quot;?&quot;;1)))" office:value-type="float" office:value="0" calcext:value-type="float">
            <text:p>0</text:p>
          </table:table-cell>
          <table:table-cell table:formula="of:=IF([$Data.BH25]=&quot;&quot;;0;(IF([$Data.BH25]=&quot;?&quot;;&quot;?&quot;;1)))" office:value-type="float" office:value="1" calcext:value-type="float">
            <text:p>1</text:p>
          </table:table-cell>
          <table:table-cell table:formula="of:=IF([$Data.BI25]=&quot;&quot;;0;(IF([$Data.BI25]=&quot;?&quot;;&quot;?&quot;;1)))" office:value-type="float" office:value="0" calcext:value-type="float">
            <text:p>0</text:p>
          </table:table-cell>
          <table:table-cell table:formula="of:=IF([$Data.BJ25]=&quot;&quot;;0;(IF([$Data.BJ25]=&quot;?&quot;;&quot;?&quot;;1)))" office:value-type="float" office:value="0" calcext:value-type="float">
            <text:p>0</text:p>
          </table:table-cell>
          <table:table-cell table:formula="of:=IF([$Data.BK25]=&quot;&quot;;0;(IF([$Data.BK25]=&quot;?&quot;;&quot;?&quot;;1)))" office:value-type="float" office:value="0" calcext:value-type="float">
            <text:p>0</text:p>
          </table:table-cell>
          <table:table-cell table:formula="of:=IF([$Data.BL25]=&quot;&quot;;0;(IF([$Data.BL25]=&quot;?&quot;;&quot;?&quot;;1)))" office:value-type="float" office:value="0" calcext:value-type="float">
            <text:p>0</text:p>
          </table:table-cell>
          <table:table-cell table:formula="of:=IF([$Data.BM25]=&quot;&quot;;0;(IF([$Data.BM25]=&quot;?&quot;;&quot;?&quot;;1)))" office:value-type="float" office:value="1" calcext:value-type="float">
            <text:p>1</text:p>
          </table:table-cell>
          <table:table-cell table:formula="of:=IF([$Data.BN25]=&quot;&quot;;0;(IF([$Data.BN25]=&quot;?&quot;;&quot;?&quot;;1)))" office:value-type="float" office:value="0" calcext:value-type="float">
            <text:p>0</text:p>
          </table:table-cell>
          <table:table-cell table:formula="of:=IF([$Data.BO25]=&quot;&quot;;0;(IF([$Data.BO25]=&quot;?&quot;;&quot;?&quot;;1)))" office:value-type="float" office:value="0" calcext:value-type="float">
            <text:p>0</text:p>
          </table:table-cell>
          <table:table-cell table:formula="of:=IF([$Data.BP25]=&quot;&quot;;0;(IF([$Data.BP25]=&quot;?&quot;;&quot;?&quot;;1)))" office:value-type="float" office:value="0" calcext:value-type="float">
            <text:p>0</text:p>
          </table:table-cell>
          <table:table-cell table:formula="of:=IF([$Data.BQ25]=&quot;&quot;;0;(IF([$Data.BQ25]=&quot;?&quot;;&quot;?&quot;;1)))" office:value-type="float" office:value="0" calcext:value-type="float">
            <text:p>0</text:p>
          </table:table-cell>
          <table:table-cell table:formula="of:=IF([$Data.BR25]=&quot;&quot;;0;(IF([$Data.BR25]=&quot;?&quot;;&quot;?&quot;;1)))" office:value-type="float" office:value="0" calcext:value-type="float">
            <text:p>0</text:p>
          </table:table-cell>
          <table:table-cell table:formula="of:=IF([$Data.BS25]=&quot;&quot;;0;(IF([$Data.BS25]=&quot;?&quot;;&quot;?&quot;;1)))" office:value-type="float" office:value="0" calcext:value-type="float">
            <text:p>0</text:p>
          </table:table-cell>
          <table:table-cell table:formula="of:=IF([$Data.BT25]=&quot;&quot;;0;(IF([$Data.BT25]=&quot;?&quot;;&quot;?&quot;;1)))" office:value-type="float" office:value="0" calcext:value-type="float">
            <text:p>0</text:p>
          </table:table-cell>
          <table:table-cell table:formula="of:=IF([$Data.BU25]=&quot;&quot;;0;(IF([$Data.BU25]=&quot;?&quot;;&quot;?&quot;;1)))" office:value-type="float" office:value="1" calcext:value-type="float">
            <text:p>1</text:p>
          </table:table-cell>
          <table:table-cell table:formula="of:=IF([$Data.BV25]=&quot;&quot;;0;(IF([$Data.BV25]=&quot;?&quot;;&quot;?&quot;;1)))" office:value-type="float" office:value="0" calcext:value-type="float">
            <text:p>0</text:p>
          </table:table-cell>
          <table:table-cell table:formula="of:=IF([$Data.BW25]=&quot;&quot;;0;(IF([$Data.BW25]=&quot;?&quot;;&quot;?&quot;;1)))" office:value-type="float" office:value="0" calcext:value-type="float">
            <text:p>0</text:p>
          </table:table-cell>
          <table:table-cell table:formula="of:=IF([$Data.BX25]=&quot;&quot;;0;(IF([$Data.BX25]=&quot;?&quot;;&quot;?&quot;;1)))" office:value-type="float" office:value="0" calcext:value-type="float">
            <text:p>0</text:p>
          </table:table-cell>
          <table:table-cell table:formula="of:=IF([$Data.BY25]=&quot;&quot;;0;(IF([$Data.BY25]=&quot;?&quot;;&quot;?&quot;;1)))" office:value-type="float" office:value="0" calcext:value-type="float">
            <text:p>0</text:p>
          </table:table-cell>
          <table:table-cell table:formula="of:=IF([$Data.BZ25]=&quot;&quot;;0;(IF([$Data.BZ25]=&quot;?&quot;;&quot;?&quot;;1)))" office:value-type="float" office:value="1" calcext:value-type="float">
            <text:p>1</text:p>
          </table:table-cell>
          <table:table-cell table:formula="of:=IF([$Data.CA25]=&quot;&quot;;0;(IF([$Data.CA25]=&quot;?&quot;;&quot;?&quot;;1)))" office:value-type="float" office:value="1" calcext:value-type="float">
            <text:p>1</text:p>
          </table:table-cell>
          <table:table-cell table:formula="of:=IF([$Data.CB25]=&quot;&quot;;0;(IF([$Data.CB25]=&quot;?&quot;;&quot;?&quot;;1)))" office:value-type="float" office:value="0" calcext:value-type="float">
            <text:p>0</text:p>
          </table:table-cell>
          <table:table-cell table:formula="of:=IF([$Data.CC25]=&quot;&quot;;0;(IF([$Data.CC25]=&quot;?&quot;;&quot;?&quot;;1)))" office:value-type="float" office:value="0" calcext:value-type="float">
            <text:p>0</text:p>
          </table:table-cell>
          <table:table-cell table:formula="of:=IF([$Data.CD25]=&quot;&quot;;0;(IF([$Data.CD25]=&quot;?&quot;;&quot;?&quot;;1)))" office:value-type="float" office:value="1" calcext:value-type="float">
            <text:p>1</text:p>
          </table:table-cell>
          <table:table-cell table:formula="of:=IF([$Data.CE25]=&quot;&quot;;0;(IF([$Data.CE25]=&quot;?&quot;;&quot;?&quot;;1)))" office:value-type="float" office:value="1" calcext:value-type="float">
            <text:p>1</text:p>
          </table:table-cell>
          <table:table-cell table:formula="of:=IF([$Data.CF25]=&quot;&quot;;0;(IF([$Data.CF25]=&quot;?&quot;;&quot;?&quot;;1)))" office:value-type="float" office:value="0" calcext:value-type="float">
            <text:p>0</text:p>
          </table:table-cell>
          <table:table-cell table:formula="of:=IF([$Data.CG25]=&quot;&quot;;0;(IF([$Data.CG25]=&quot;?&quot;;&quot;?&quot;;1)))" office:value-type="float" office:value="1" calcext:value-type="float">
            <text:p>1</text:p>
          </table:table-cell>
          <table:table-cell table:formula="of:=IF([$Data.CH25]=&quot;&quot;;0;(IF([$Data.CH25]=&quot;?&quot;;&quot;?&quot;;1)))" office:value-type="float" office:value="0" calcext:value-type="float">
            <text:p>0</text:p>
          </table:table-cell>
          <table:table-cell table:formula="of:=IF([$Data.CI25]=&quot;&quot;;0;(IF([$Data.CI25]=&quot;?&quot;;&quot;?&quot;;1)))" office:value-type="float" office:value="0" calcext:value-type="float">
            <text:p>0</text:p>
          </table:table-cell>
          <table:table-cell table:formula="of:=IF([$Data.CJ25]=&quot;&quot;;0;(IF([$Data.CJ25]=&quot;?&quot;;&quot;?&quot;;1)))" office:value-type="float" office:value="0" calcext:value-type="float">
            <text:p>0</text:p>
          </table:table-cell>
          <table:table-cell table:formula="of:=IF([$Data.CK25]=&quot;&quot;;0;(IF([$Data.CK25]=&quot;?&quot;;&quot;?&quot;;1)))" office:value-type="float" office:value="0" calcext:value-type="float">
            <text:p>0</text:p>
          </table:table-cell>
          <table:table-cell table:formula="of:=IF([$Data.CL25]=&quot;&quot;;0;(IF([$Data.CL25]=&quot;?&quot;;&quot;?&quot;;1)))" office:value-type="float" office:value="0" calcext:value-type="float">
            <text:p>0</text:p>
          </table:table-cell>
          <table:table-cell table:formula="of:=IF([$Data.CM25]=&quot;&quot;;0;(IF([$Data.CM25]=&quot;?&quot;;&quot;?&quot;;1)))" office:value-type="float" office:value="0" calcext:value-type="float">
            <text:p>0</text:p>
          </table:table-cell>
          <table:table-cell table:formula="of:=IF([$Data.CN25]=&quot;&quot;;0;(IF([$Data.CN25]=&quot;?&quot;;&quot;?&quot;;1)))" office:value-type="float" office:value="1" calcext:value-type="float">
            <text:p>1</text:p>
          </table:table-cell>
          <table:table-cell table:formula="of:=IF([$Data.CO25]=&quot;&quot;;0;(IF([$Data.CO25]=&quot;?&quot;;&quot;?&quot;;1)))" office:value-type="float" office:value="0" calcext:value-type="float">
            <text:p>0</text:p>
          </table:table-cell>
          <table:table-cell table:formula="of:=IF([$Data.CP25]=&quot;&quot;;0;(IF([$Data.CP25]=&quot;?&quot;;&quot;?&quot;;1)))" office:value-type="float" office:value="1" calcext:value-type="float">
            <text:p>1</text:p>
          </table:table-cell>
          <table:table-cell table:formula="of:=IF([$Data.CQ25]=&quot;&quot;;0;(IF([$Data.CQ25]=&quot;?&quot;;&quot;?&quot;;1)))" office:value-type="float" office:value="0" calcext:value-type="float">
            <text:p>0</text:p>
          </table:table-cell>
          <table:table-cell table:formula="of:=IF([$Data.CR25]=&quot;&quot;;0;(IF([$Data.CR25]=&quot;?&quot;;&quot;?&quot;;1)))" office:value-type="float" office:value="0" calcext:value-type="float">
            <text:p>0</text:p>
          </table:table-cell>
          <table:table-cell table:formula="of:=IF([$Data.CS25]=&quot;&quot;;0;(IF([$Data.CS25]=&quot;?&quot;;&quot;?&quot;;1)))" office:value-type="float" office:value="0" calcext:value-type="float">
            <text:p>0</text:p>
          </table:table-cell>
          <table:table-cell table:formula="of:=IF([$Data.CT25]=&quot;&quot;;0;(IF([$Data.CT25]=&quot;?&quot;;&quot;?&quot;;1)))" office:value-type="float" office:value="0" calcext:value-type="float">
            <text:p>0</text:p>
          </table:table-cell>
          <table:table-cell table:formula="of:=IF([$Data.CU25]=&quot;&quot;;0;(IF([$Data.CU25]=&quot;?&quot;;&quot;?&quot;;1)))" office:value-type="float" office:value="1" calcext:value-type="float">
            <text:p>1</text:p>
          </table:table-cell>
          <table:table-cell table:formula="of:=IF([$Data.CV25]=&quot;&quot;;0;(IF([$Data.CV25]=&quot;?&quot;;&quot;?&quot;;1)))" office:value-type="float" office:value="0" calcext:value-type="float">
            <text:p>0</text:p>
          </table:table-cell>
          <table:table-cell table:formula="of:=IF([$Data.CW25]=&quot;&quot;;0;(IF([$Data.CW25]=&quot;?&quot;;&quot;?&quot;;1)))" office:value-type="float" office:value="0" calcext:value-type="float">
            <text:p>0</text:p>
          </table:table-cell>
          <table:table-cell table:formula="of:=IF([$Data.CX25]=&quot;&quot;;0;(IF([$Data.CX25]=&quot;?&quot;;&quot;?&quot;;1)))" office:value-type="float" office:value="0" calcext:value-type="float">
            <text:p>0</text:p>
          </table:table-cell>
          <table:table-cell table:formula="of:=IF([$Data.CY25]=&quot;&quot;;0;(IF([$Data.CY25]=&quot;?&quot;;&quot;?&quot;;1)))" office:value-type="float" office:value="0" calcext:value-type="float">
            <text:p>0</text:p>
          </table:table-cell>
          <table:table-cell table:formula="of:=IF([$Data.CZ25]=&quot;&quot;;0;(IF([$Data.CZ25]=&quot;?&quot;;&quot;?&quot;;1)))" office:value-type="float" office:value="0" calcext:value-type="float">
            <text:p>0</text:p>
          </table:table-cell>
          <table:table-cell table:formula="of:=IF([$Data.DA25]=&quot;&quot;;0;(IF([$Data.DA25]=&quot;?&quot;;&quot;?&quot;;1)))" office:value-type="float" office:value="1" calcext:value-type="float">
            <text:p>1</text:p>
          </table:table-cell>
          <table:table-cell table:formula="of:=IF([$Data.DB25]=&quot;&quot;;0;(IF([$Data.DB25]=&quot;?&quot;;&quot;?&quot;;1)))" office:value-type="float" office:value="0" calcext:value-type="float">
            <text:p>0</text:p>
          </table:table-cell>
          <table:table-cell table:formula="of:=IF([$Data.DC25]=&quot;&quot;;0;(IF([$Data.DC25]=&quot;?&quot;;&quot;?&quot;;1)))" office:value-type="float" office:value="1" calcext:value-type="float">
            <text:p>1</text:p>
          </table:table-cell>
          <table:table-cell table:formula="of:=IF([$Data.DD25]=&quot;&quot;;0;(IF([$Data.DD25]=&quot;?&quot;;&quot;?&quot;;1)))" office:value-type="float" office:value="0" calcext:value-type="float">
            <text:p>0</text:p>
          </table:table-cell>
          <table:table-cell table:formula="of:=IF([$Data.DE25]=&quot;&quot;;0;(IF([$Data.DE25]=&quot;?&quot;;&quot;?&quot;;1)))" office:value-type="float" office:value="1" calcext:value-type="float">
            <text:p>1</text:p>
          </table:table-cell>
          <table:table-cell table:formula="of:=IF([$Data.DF25]=&quot;&quot;;0;(IF([$Data.DF25]=&quot;?&quot;;&quot;?&quot;;1)))" office:value-type="float" office:value="1" calcext:value-type="float">
            <text:p>1</text:p>
          </table:table-cell>
          <table:table-cell table:formula="of:=IF([$Data.DG25]=&quot;&quot;;0;(IF([$Data.DG25]=&quot;?&quot;;&quot;?&quot;;1)))" office:value-type="float" office:value="1" calcext:value-type="float">
            <text:p>1</text:p>
          </table:table-cell>
          <table:table-cell table:formula="of:=IF([$Data.DH25]=&quot;&quot;;0;(IF([$Data.DH25]=&quot;?&quot;;&quot;?&quot;;1)))" office:value-type="float" office:value="1" calcext:value-type="float">
            <text:p>1</text:p>
          </table:table-cell>
          <table:table-cell table:formula="of:=IF([$Data.DI25]=&quot;&quot;;0;(IF([$Data.DI25]=&quot;?&quot;;&quot;?&quot;;1)))" office:value-type="float" office:value="1" calcext:value-type="float">
            <text:p>1</text:p>
          </table:table-cell>
          <table:table-cell table:formula="of:=IF([$Data.DJ25]=&quot;&quot;;0;(IF([$Data.DJ25]=&quot;?&quot;;&quot;?&quot;;1)))" office:value-type="float" office:value="0" calcext:value-type="float">
            <text:p>0</text:p>
          </table:table-cell>
          <table:table-cell table:formula="of:=IF([$Data.DK25]=&quot;&quot;;0;(IF([$Data.DK25]=&quot;?&quot;;&quot;?&quot;;1)))" office:value-type="float" office:value="1" calcext:value-type="float">
            <text:p>1</text:p>
          </table:table-cell>
          <table:table-cell table:formula="of:=IF([$Data.DL25]=&quot;&quot;;0;(IF([$Data.DL25]=&quot;?&quot;;&quot;?&quot;;1)))" office:value-type="float" office:value="1" calcext:value-type="float">
            <text:p>1</text:p>
          </table:table-cell>
          <table:table-cell table:formula="of:=IF([$Data.DM25]=&quot;&quot;;0;(IF([$Data.DM25]=&quot;?&quot;;&quot;?&quot;;1)))" office:value-type="float" office:value="0" calcext:value-type="float">
            <text:p>0</text:p>
          </table:table-cell>
          <table:table-cell table:formula="of:=IF([$Data.DN25]=&quot;&quot;;0;(IF([$Data.DN25]=&quot;?&quot;;&quot;?&quot;;1)))" office:value-type="float" office:value="0" calcext:value-type="float">
            <text:p>0</text:p>
          </table:table-cell>
          <table:table-cell table:formula="of:=IF([$Data.DO25]=&quot;&quot;;0;(IF([$Data.DO25]=&quot;?&quot;;&quot;?&quot;;1)))" office:value-type="float" office:value="1" calcext:value-type="float">
            <text:p>1</text:p>
          </table:table-cell>
          <table:table-cell table:formula="of:=IF([$Data.DP25]=&quot;&quot;;0;(IF([$Data.DP25]=&quot;?&quot;;&quot;?&quot;;1)))" office:value-type="float" office:value="1" calcext:value-type="float">
            <text:p>1</text:p>
          </table:table-cell>
          <table:table-cell table:formula="of:=IF([$Data.DQ25]=&quot;&quot;;0;(IF([$Data.DQ25]=&quot;?&quot;;&quot;?&quot;;1)))" office:value-type="float" office:value="0" calcext:value-type="float">
            <text:p>0</text:p>
          </table:table-cell>
          <table:table-cell table:formula="of:=IF([$Data.DR25]=&quot;&quot;;0;(IF([$Data.DR25]=&quot;?&quot;;&quot;?&quot;;1)))" office:value-type="float" office:value="0" calcext:value-type="float">
            <text:p>0</text:p>
          </table:table-cell>
          <table:table-cell table:formula="of:=IF([$Data.DS25]=&quot;&quot;;0;(IF([$Data.DS25]=&quot;?&quot;;&quot;?&quot;;1)))" office:value-type="float" office:value="0" calcext:value-type="float">
            <text:p>0</text:p>
          </table:table-cell>
          <table:table-cell table:formula="of:=IF([$Data.DT25]=&quot;&quot;;0;(IF([$Data.DT25]=&quot;?&quot;;&quot;?&quot;;1)))" office:value-type="float" office:value="0" calcext:value-type="float">
            <text:p>0</text:p>
          </table:table-cell>
          <table:table-cell table:formula="of:=IF([$Data.DU25]=&quot;&quot;;0;(IF([$Data.DU25]=&quot;?&quot;;&quot;?&quot;;1)))" office:value-type="float" office:value="0" calcext:value-type="float">
            <text:p>0</text:p>
          </table:table-cell>
          <table:table-cell table:formula="of:=IF([$Data.DV25]=&quot;&quot;;0;(IF([$Data.DV25]=&quot;?&quot;;&quot;?&quot;;1)))" office:value-type="float" office:value="0" calcext:value-type="float">
            <text:p>0</text:p>
          </table:table-cell>
          <table:table-cell table:formula="of:=IF([$Data.DW25]=&quot;&quot;;0;(IF([$Data.DW25]=&quot;?&quot;;&quot;?&quot;;1)))" office:value-type="float" office:value="0" calcext:value-type="float">
            <text:p>0</text:p>
          </table:table-cell>
          <table:table-cell table:formula="of:=IF([$Data.DX25]=&quot;&quot;;0;(IF([$Data.DX25]=&quot;?&quot;;&quot;?&quot;;1)))" office:value-type="float" office:value="0" calcext:value-type="float">
            <text:p>0</text:p>
          </table:table-cell>
          <table:table-cell table:formula="of:=IF([$Data.DY25]=&quot;&quot;;0;(IF([$Data.DY25]=&quot;?&quot;;&quot;?&quot;;1)))" office:value-type="float" office:value="0" calcext:value-type="float">
            <text:p>0</text:p>
          </table:table-cell>
          <table:table-cell table:formula="of:=IF([$Data.DZ25]=&quot;&quot;;0;(IF([$Data.DZ25]=&quot;?&quot;;&quot;?&quot;;1)))" office:value-type="float" office:value="1" calcext:value-type="float">
            <text:p>1</text:p>
          </table:table-cell>
          <table:table-cell table:formula="of:=IF([$Data.EA25]=&quot;&quot;;0;(IF([$Data.EA25]=&quot;?&quot;;&quot;?&quot;;1)))" office:value-type="float" office:value="1" calcext:value-type="float">
            <text:p>1</text:p>
          </table:table-cell>
          <table:table-cell table:formula="of:=IF([$Data.EB25]=&quot;&quot;;0;(IF([$Data.EB25]=&quot;?&quot;;&quot;?&quot;;1)))" office:value-type="float" office:value="0" calcext:value-type="float">
            <text:p>0</text:p>
          </table:table-cell>
          <table:table-cell table:formula="of:=IF([$Data.EC25]=&quot;&quot;;0;(IF([$Data.EC25]=&quot;?&quot;;&quot;?&quot;;1)))" office:value-type="float" office:value="0" calcext:value-type="float">
            <text:p>0</text:p>
          </table:table-cell>
          <table:table-cell table:formula="of:=IF([$Data.ED25]=&quot;&quot;;0;(IF([$Data.ED25]=&quot;?&quot;;&quot;?&quot;;1)))" office:value-type="float" office:value="1" calcext:value-type="float">
            <text:p>1</text:p>
          </table:table-cell>
          <table:table-cell table:formula="of:=IF([$Data.EE25]=&quot;&quot;;0;(IF([$Data.EE25]=&quot;?&quot;;&quot;?&quot;;1)))" office:value-type="float" office:value="1" calcext:value-type="float">
            <text:p>1</text:p>
          </table:table-cell>
          <table:table-cell table:formula="of:=IF([$Data.EF25]=&quot;&quot;;0;(IF([$Data.EF25]=&quot;?&quot;;&quot;?&quot;;1)))" office:value-type="float" office:value="0" calcext:value-type="float">
            <text:p>0</text:p>
          </table:table-cell>
          <table:table-cell table:formula="of:=IF([$Data.EG25]=&quot;&quot;;0;(IF([$Data.EG25]=&quot;?&quot;;&quot;?&quot;;1)))" office:value-type="float" office:value="1" calcext:value-type="float">
            <text:p>1</text:p>
          </table:table-cell>
          <table:table-cell table:formula="of:=IF([$Data.EH25]=&quot;&quot;;0;(IF([$Data.EH25]=&quot;?&quot;;&quot;?&quot;;1)))" office:value-type="float" office:value="0" calcext:value-type="float">
            <text:p>0</text:p>
          </table:table-cell>
          <table:table-cell table:formula="of:=IF([$Data.EI25]=&quot;&quot;;0;(IF([$Data.EI25]=&quot;?&quot;;&quot;?&quot;;1)))" office:value-type="float" office:value="0" calcext:value-type="float">
            <text:p>0</text:p>
          </table:table-cell>
          <table:table-cell table:formula="of:=IF([$Data.EJ25]=&quot;&quot;;0;(IF([$Data.EJ25]=&quot;?&quot;;&quot;?&quot;;1)))" office:value-type="float" office:value="0" calcext:value-type="float">
            <text:p>0</text:p>
          </table:table-cell>
          <table:table-cell table:formula="of:=IF([$Data.EK25]=&quot;&quot;;0;(IF([$Data.EK25]=&quot;?&quot;;&quot;?&quot;;1)))" office:value-type="float" office:value="0" calcext:value-type="float">
            <text:p>0</text:p>
          </table:table-cell>
          <table:table-cell table:formula="of:=IF([$Data.EL25]=&quot;&quot;;0;(IF([$Data.EL25]=&quot;?&quot;;&quot;?&quot;;1)))" office:value-type="float" office:value="0" calcext:value-type="float">
            <text:p>0</text:p>
          </table:table-cell>
          <table:table-cell table:formula="of:=IF([$Data.EM25]=&quot;&quot;;0;(IF([$Data.EM25]=&quot;?&quot;;&quot;?&quot;;1)))" office:value-type="float" office:value="0" calcext:value-type="float">
            <text:p>0</text:p>
          </table:table-cell>
          <table:table-cell table:formula="of:=IF([$Data.EN25]=&quot;&quot;;0;(IF([$Data.EN25]=&quot;?&quot;;&quot;?&quot;;1)))" office:value-type="float" office:value="0" calcext:value-type="float">
            <text:p>0</text:p>
          </table:table-cell>
          <table:table-cell table:formula="of:=IF([$Data.EO25]=&quot;&quot;;0;(IF([$Data.EO25]=&quot;?&quot;;&quot;?&quot;;1)))" office:value-type="float" office:value="0" calcext:value-type="float">
            <text:p>0</text:p>
          </table:table-cell>
          <table:table-cell table:formula="of:=IF([$Data.EP25]=&quot;&quot;;0;(IF([$Data.EP25]=&quot;?&quot;;&quot;?&quot;;1)))" office:value-type="float" office:value="0" calcext:value-type="float">
            <text:p>0</text:p>
          </table:table-cell>
          <table:table-cell table:formula="of:=IF([$Data.EQ25]=&quot;&quot;;0;(IF([$Data.EQ25]=&quot;?&quot;;&quot;?&quot;;1)))" office:value-type="float" office:value="0" calcext:value-type="float">
            <text:p>0</text:p>
          </table:table-cell>
          <table:table-cell table:formula="of:=IF([$Data.ER25]=&quot;&quot;;0;(IF([$Data.ER25]=&quot;?&quot;;&quot;?&quot;;1)))" office:value-type="float" office:value="0" calcext:value-type="float">
            <text:p>0</text:p>
          </table:table-cell>
          <table:table-cell table:formula="of:=IF([$Data.ES25]=&quot;&quot;;0;(IF([$Data.ES25]=&quot;?&quot;;&quot;?&quot;;1)))" office:value-type="float" office:value="0" calcext:value-type="float">
            <text:p>0</text:p>
          </table:table-cell>
          <table:table-cell table:formula="of:=IF([$Data.ET25]=&quot;&quot;;0;(IF([$Data.ET25]=&quot;?&quot;;&quot;?&quot;;1)))" office:value-type="float" office:value="0" calcext:value-type="float">
            <text:p>0</text:p>
          </table:table-cell>
          <table:table-cell table:formula="of:=IF([$Data.EU25]=&quot;&quot;;0;(IF([$Data.EU25]=&quot;?&quot;;&quot;?&quot;;1)))" office:value-type="float" office:value="0" calcext:value-type="float">
            <text:p>0</text:p>
          </table:table-cell>
          <table:table-cell table:formula="of:=IF([$Data.EV25]=&quot;&quot;;0;(IF([$Data.EV25]=&quot;?&quot;;&quot;?&quot;;1)))" office:value-type="float" office:value="0" calcext:value-type="float">
            <text:p>0</text:p>
          </table:table-cell>
          <table:table-cell table:formula="of:=IF([$Data.EW25]=&quot;&quot;;0;(IF([$Data.EW25]=&quot;?&quot;;&quot;?&quot;;1)))" office:value-type="float" office:value="0" calcext:value-type="float">
            <text:p>0</text:p>
          </table:table-cell>
          <table:table-cell table:formula="of:=IF([$Data.EX25]=&quot;&quot;;0;(IF([$Data.EX25]=&quot;?&quot;;&quot;?&quot;;1)))" office:value-type="float" office:value="0" calcext:value-type="float">
            <text:p>0</text:p>
          </table:table-cell>
          <table:table-cell table:formula="of:=IF([$Data.EY25]=&quot;&quot;;0;(IF([$Data.EY25]=&quot;?&quot;;&quot;?&quot;;1)))" office:value-type="float" office:value="0" calcext:value-type="float">
            <text:p>0</text:p>
          </table:table-cell>
          <table:table-cell table:formula="of:=IF([$Data.EZ25]=&quot;&quot;;0;(IF([$Data.EZ25]=&quot;?&quot;;&quot;?&quot;;1)))" office:value-type="float" office:value="0" calcext:value-type="float">
            <text:p>0</text:p>
          </table:table-cell>
          <table:table-cell table:formula="of:=IF([$Data.FA25]=&quot;&quot;;0;(IF([$Data.FA25]=&quot;?&quot;;&quot;?&quot;;1)))" office:value-type="float" office:value="0" calcext:value-type="float">
            <text:p>0</text:p>
          </table:table-cell>
          <table:table-cell table:formula="of:=IF([$Data.FB25]=&quot;&quot;;0;(IF([$Data.FB25]=&quot;?&quot;;&quot;?&quot;;1)))" office:value-type="float" office:value="0" calcext:value-type="float">
            <text:p>0</text:p>
          </table:table-cell>
          <table:table-cell table:formula="of:=IF([$Data.FC25]=&quot;&quot;;0;(IF([$Data.FC25]=&quot;?&quot;;&quot;?&quot;;1)))" office:value-type="float" office:value="0" calcext:value-type="float">
            <text:p>0</text:p>
          </table:table-cell>
          <table:table-cell table:formula="of:=IF([$Data.FD25]=&quot;&quot;;0;(IF([$Data.FD25]=&quot;?&quot;;&quot;?&quot;;1)))" office:value-type="float" office:value="0" calcext:value-type="float">
            <text:p>0</text:p>
          </table:table-cell>
          <table:table-cell table:formula="of:=IF([$Data.FE25]=&quot;&quot;;0;(IF([$Data.FE25]=&quot;?&quot;;&quot;?&quot;;1)))" office:value-type="float" office:value="0" calcext:value-type="float">
            <text:p>0</text:p>
          </table:table-cell>
          <table:table-cell table:formula="of:=IF([$Data.FF25]=&quot;&quot;;0;(IF([$Data.FF25]=&quot;?&quot;;&quot;?&quot;;1)))" office:value-type="float" office:value="0" calcext:value-type="float">
            <text:p>0</text:p>
          </table:table-cell>
          <table:table-cell table:formula="of:=IF([$Data.FG25]=&quot;&quot;;0;(IF([$Data.FG25]=&quot;?&quot;;&quot;?&quot;;1)))" office:value-type="float" office:value="0" calcext:value-type="float">
            <text:p>0</text:p>
          </table:table-cell>
          <table:table-cell table:formula="of:=IF([$Data.FH25]=&quot;&quot;;0;(IF([$Data.FH25]=&quot;?&quot;;&quot;?&quot;;1)))" office:value-type="float" office:value="0" calcext:value-type="float">
            <text:p>0</text:p>
          </table:table-cell>
          <table:table-cell table:formula="of:=IF([$Data.FI25]=&quot;&quot;;0;(IF([$Data.FI25]=&quot;?&quot;;&quot;?&quot;;1)))" office:value-type="float" office:value="0" calcext:value-type="float">
            <text:p>0</text:p>
          </table:table-cell>
          <table:table-cell table:formula="of:=IF([$Data.FJ25]=&quot;&quot;;0;(IF([$Data.FJ25]=&quot;?&quot;;&quot;?&quot;;1)))" office:value-type="float" office:value="1" calcext:value-type="float">
            <text:p>1</text:p>
          </table:table-cell>
          <table:table-cell table:formula="of:=IF([$Data.FK25]=&quot;&quot;;0;(IF([$Data.FK25]=&quot;?&quot;;&quot;?&quot;;1)))" office:value-type="float" office:value="0" calcext:value-type="float">
            <text:p>0</text:p>
          </table:table-cell>
          <table:table-cell table:formula="of:=IF([$Data.FL25]=&quot;&quot;;0;(IF([$Data.FL25]=&quot;?&quot;;&quot;?&quot;;1)))" office:value-type="float" office:value="0" calcext:value-type="float">
            <text:p>0</text:p>
          </table:table-cell>
          <table:table-cell table:formula="of:=IF([$Data.FM25]=&quot;&quot;;0;(IF([$Data.FM25]=&quot;?&quot;;&quot;?&quot;;1)))" office:value-type="float" office:value="0" calcext:value-type="float">
            <text:p>0</text:p>
          </table:table-cell>
          <table:table-cell table:formula="of:=IF([$Data.FN25]=&quot;&quot;;0;(IF([$Data.FN25]=&quot;?&quot;;&quot;?&quot;;1)))" office:value-type="float" office:value="1" calcext:value-type="float">
            <text:p>1</text:p>
          </table:table-cell>
          <table:table-cell table:formula="of:=IF([$Data.FO25]=&quot;&quot;;0;(IF([$Data.FO25]=&quot;?&quot;;&quot;?&quot;;1)))" office:value-type="float" office:value="1" calcext:value-type="float">
            <text:p>1</text:p>
          </table:table-cell>
          <table:table-cell table:formula="of:=IF([$Data.FP25]=&quot;&quot;;0;(IF([$Data.FP25]=&quot;?&quot;;&quot;?&quot;;1)))" office:value-type="float" office:value="1" calcext:value-type="float">
            <text:p>1</text:p>
          </table:table-cell>
          <table:table-cell table:formula="of:=IF([$Data.FQ25]=&quot;&quot;;0;(IF([$Data.FQ25]=&quot;?&quot;;&quot;?&quot;;1)))" office:value-type="float" office:value="1" calcext:value-type="float">
            <text:p>1</text:p>
          </table:table-cell>
          <table:table-cell table:formula="of:=IF([$Data.FR25]=&quot;&quot;;0;(IF([$Data.FR25]=&quot;?&quot;;&quot;?&quot;;1)))" office:value-type="float" office:value="1" calcext:value-type="float">
            <text:p>1</text:p>
          </table:table-cell>
          <table:table-cell table:formula="of:=IF([$Data.FS25]=&quot;&quot;;0;(IF([$Data.FS25]=&quot;?&quot;;&quot;?&quot;;1)))" office:value-type="float" office:value="0" calcext:value-type="float">
            <text:p>0</text:p>
          </table:table-cell>
          <table:table-cell table:formula="of:=IF([$Data.FT25]=&quot;&quot;;0;(IF([$Data.FT25]=&quot;?&quot;;&quot;?&quot;;1)))" office:value-type="float" office:value="1" calcext:value-type="float">
            <text:p>1</text:p>
          </table:table-cell>
          <table:table-cell table:formula="of:=IF([$Data.FU25]=&quot;&quot;;0;(IF([$Data.FU25]=&quot;?&quot;;&quot;?&quot;;1)))" office:value-type="float" office:value="0" calcext:value-type="float">
            <text:p>0</text:p>
          </table:table-cell>
          <table:table-cell table:formula="of:=IF([$Data.FV25]=&quot;&quot;;0;(IF([$Data.FV25]=&quot;?&quot;;&quot;?&quot;;1)))" office:value-type="float" office:value="1" calcext:value-type="float">
            <text:p>1</text:p>
          </table:table-cell>
          <table:table-cell table:formula="of:=IF([$Data.FW25]=&quot;&quot;;0;(IF([$Data.FW25]=&quot;?&quot;;&quot;?&quot;;1)))" office:value-type="float" office:value="0" calcext:value-type="float">
            <text:p>0</text:p>
          </table:table-cell>
          <table:table-cell table:formula="of:=IF([$Data.FX25]=&quot;&quot;;0;(IF([$Data.FX25]=&quot;?&quot;;&quot;?&quot;;1)))" office:value-type="float" office:value="0" calcext:value-type="float">
            <text:p>0</text:p>
          </table:table-cell>
          <table:table-cell table:formula="of:=IF([$Data.FY25]=&quot;&quot;;0;(IF([$Data.FY25]=&quot;?&quot;;&quot;?&quot;;1)))" office:value-type="float" office:value="0" calcext:value-type="float">
            <text:p>0</text:p>
          </table:table-cell>
          <table:table-cell table:formula="of:=IF([$Data.FZ25]=&quot;&quot;;0;(IF([$Data.FZ25]=&quot;?&quot;;&quot;?&quot;;1)))" office:value-type="float" office:value="0" calcext:value-type="float">
            <text:p>0</text:p>
          </table:table-cell>
          <table:table-cell table:formula="of:=IF([$Data.GA25]=&quot;&quot;;0;(IF([$Data.GA25]=&quot;?&quot;;&quot;?&quot;;1)))" office:value-type="float" office:value="0" calcext:value-type="float">
            <text:p>0</text:p>
          </table:table-cell>
          <table:table-cell table:formula="of:=IF([$Data.GB25]=&quot;&quot;;0;(IF([$Data.GB25]=&quot;?&quot;;&quot;?&quot;;1)))" office:value-type="float" office:value="0" calcext:value-type="float">
            <text:p>0</text:p>
          </table:table-cell>
          <table:table-cell table:formula="of:=IF([$Data.GC25]=&quot;&quot;;0;(IF([$Data.GC25]=&quot;?&quot;;&quot;?&quot;;1)))" office:value-type="float" office:value="0" calcext:value-type="float">
            <text:p>0</text:p>
          </table:table-cell>
          <table:table-cell table:formula="of:=IF([$Data.GD25]=&quot;&quot;;0;(IF([$Data.GD25]=&quot;?&quot;;&quot;?&quot;;1)))" office:value-type="float" office:value="0" calcext:value-type="float">
            <text:p>0</text:p>
          </table:table-cell>
          <table:table-cell table:formula="of:=IF([$Data.GE25]=&quot;&quot;;0;(IF([$Data.GE25]=&quot;?&quot;;&quot;?&quot;;1)))" office:value-type="float" office:value="1" calcext:value-type="float">
            <text:p>1</text:p>
          </table:table-cell>
          <table:table-cell table:formula="of:=IF([$Data.GF25]=&quot;&quot;;0;(IF([$Data.GF25]=&quot;?&quot;;&quot;?&quot;;1)))" office:value-type="float" office:value="1" calcext:value-type="float">
            <text:p>1</text:p>
          </table:table-cell>
          <table:table-cell table:formula="of:=IF([$Data.GG25]=&quot;&quot;;0;(IF([$Data.GG25]=&quot;?&quot;;&quot;?&quot;;1)))" office:value-type="float" office:value="0" calcext:value-type="float">
            <text:p>0</text:p>
          </table:table-cell>
          <table:table-cell table:formula="of:=IF([$Data.GH25]=&quot;&quot;;0;(IF([$Data.GH25]=&quot;?&quot;;&quot;?&quot;;1)))" office:value-type="float" office:value="0" calcext:value-type="float">
            <text:p>0</text:p>
          </table:table-cell>
          <table:table-cell table:formula="of:=IF([$Data.GI25]=&quot;&quot;;0;(IF([$Data.GI25]=&quot;?&quot;;&quot;?&quot;;1)))" office:value-type="float" office:value="1" calcext:value-type="float">
            <text:p>1</text:p>
          </table:table-cell>
          <table:table-cell table:formula="of:=IF([$Data.GJ25]=&quot;&quot;;0;(IF([$Data.GJ25]=&quot;?&quot;;&quot;?&quot;;1)))" office:value-type="float" office:value="0" calcext:value-type="float">
            <text:p>0</text:p>
          </table:table-cell>
          <table:table-cell table:formula="of:=IF([$Data.GK25]=&quot;&quot;;0;(IF([$Data.GK25]=&quot;?&quot;;&quot;?&quot;;1)))" office:value-type="float" office:value="1" calcext:value-type="float">
            <text:p>1</text:p>
          </table:table-cell>
          <table:table-cell table:formula="of:=IF([$Data.GL25]=&quot;&quot;;0;(IF([$Data.GL25]=&quot;?&quot;;&quot;?&quot;;1)))" office:value-type="float" office:value="0" calcext:value-type="float">
            <text:p>0</text:p>
          </table:table-cell>
          <table:table-cell table:formula="of:=IF([$Data.GM25]=&quot;&quot;;0;(IF([$Data.GM25]=&quot;?&quot;;&quot;?&quot;;1)))" office:value-type="float" office:value="0" calcext:value-type="float">
            <text:p>0</text:p>
          </table:table-cell>
          <table:table-cell table:formula="of:=IF([$Data.GN25]=&quot;&quot;;0;(IF([$Data.GN25]=&quot;?&quot;;&quot;?&quot;;1)))" office:value-type="float" office:value="0" calcext:value-type="float">
            <text:p>0</text:p>
          </table:table-cell>
          <table:table-cell table:formula="of:=IF([$Data.GO25]=&quot;&quot;;0;(IF([$Data.GO25]=&quot;?&quot;;&quot;?&quot;;1)))" office:value-type="float" office:value="0" calcext:value-type="float">
            <text:p>0</text:p>
          </table:table-cell>
          <table:table-cell table:formula="of:=IF([$Data.GP25]=&quot;&quot;;0;(IF([$Data.GP25]=&quot;?&quot;;&quot;?&quot;;1)))" office:value-type="float" office:value="0" calcext:value-type="float">
            <text:p>0</text:p>
          </table:table-cell>
          <table:table-cell table:formula="of:=IF([$Data.GQ25]=&quot;&quot;;0;(IF([$Data.GQ25]=&quot;?&quot;;&quot;?&quot;;1)))" office:value-type="float" office:value="0" calcext:value-type="float">
            <text:p>0</text:p>
          </table:table-cell>
          <table:table-cell table:formula="of:=IF([$Data.GR25]=&quot;&quot;;0;(IF([$Data.GR25]=&quot;?&quot;;&quot;?&quot;;1)))" office:value-type="float" office:value="0" calcext:value-type="float">
            <text:p>0</text:p>
          </table:table-cell>
          <table:table-cell table:formula="of:=IF([$Data.GS25]=&quot;&quot;;0;(IF([$Data.GS25]=&quot;?&quot;;&quot;?&quot;;1)))" office:value-type="float" office:value="0" calcext:value-type="float">
            <text:p>0</text:p>
          </table:table-cell>
          <table:table-cell table:formula="of:=IF([$Data.GT25]=&quot;&quot;;0;(IF([$Data.GT25]=&quot;?&quot;;&quot;?&quot;;1)))" office:value-type="float" office:value="0" calcext:value-type="float">
            <text:p>0</text:p>
          </table:table-cell>
          <table:table-cell table:formula="of:=IF([$Data.GU25]=&quot;&quot;;0;(IF([$Data.GU25]=&quot;?&quot;;&quot;?&quot;;1)))" office:value-type="float" office:value="0" calcext:value-type="float">
            <text:p>0</text:p>
          </table:table-cell>
          <table:table-cell table:formula="of:=IF([$Data.GV25]=&quot;&quot;;0;(IF([$Data.GV25]=&quot;?&quot;;&quot;?&quot;;1)))" office:value-type="float" office:value="1" calcext:value-type="float">
            <text:p>1</text:p>
          </table:table-cell>
          <table:table-cell table:formula="of:=IF([$Data.GW25]=&quot;&quot;;0;(IF([$Data.GW25]=&quot;?&quot;;&quot;?&quot;;1)))" office:value-type="float" office:value="0" calcext:value-type="float">
            <text:p>0</text:p>
          </table:table-cell>
          <table:table-cell table:formula="of:=IF([$Data.GX25]=&quot;&quot;;0;(IF([$Data.GX25]=&quot;?&quot;;&quot;?&quot;;1)))" office:value-type="float" office:value="0" calcext:value-type="float">
            <text:p>0</text:p>
          </table:table-cell>
          <table:table-cell table:formula="of:=IF([$Data.GY25]=&quot;&quot;;0;(IF([$Data.GY25]=&quot;?&quot;;&quot;?&quot;;1)))" office:value-type="float" office:value="1" calcext:value-type="float">
            <text:p>1</text:p>
          </table:table-cell>
          <table:table-cell table:formula="of:=IF([$Data.GZ25]=&quot;&quot;;0;(IF([$Data.GZ25]=&quot;?&quot;;&quot;?&quot;;1)))" office:value-type="float" office:value="1" calcext:value-type="float">
            <text:p>1</text:p>
          </table:table-cell>
          <table:table-cell table:formula="of:=IF([$Data.HA25]=&quot;&quot;;0;(IF([$Data.HA25]=&quot;?&quot;;&quot;?&quot;;1)))" office:value-type="float" office:value="0" calcext:value-type="float">
            <text:p>0</text:p>
          </table:table-cell>
          <table:table-cell table:formula="of:=IF([$Data.HB25]=&quot;&quot;;0;(IF([$Data.HB25]=&quot;?&quot;;&quot;?&quot;;1)))" office:value-type="float" office:value="0" calcext:value-type="float">
            <text:p>0</text:p>
          </table:table-cell>
          <table:table-cell table:formula="of:=IF([$Data.HC25]=&quot;&quot;;0;(IF([$Data.HC25]=&quot;?&quot;;&quot;?&quot;;1)))" office:value-type="float" office:value="0" calcext:value-type="float">
            <text:p>0</text:p>
          </table:table-cell>
          <table:table-cell table:formula="of:=IF([$Data.HD25]=&quot;&quot;;0;(IF([$Data.HD25]=&quot;?&quot;;&quot;?&quot;;1)))" office:value-type="float" office:value="0" calcext:value-type="float">
            <text:p>0</text:p>
          </table:table-cell>
          <table:table-cell table:formula="of:=IF([$Data.HE25]=&quot;&quot;;0;(IF([$Data.HE25]=&quot;?&quot;;&quot;?&quot;;1)))" office:value-type="float" office:value="0" calcext:value-type="float">
            <text:p>0</text:p>
          </table:table-cell>
          <table:table-cell table:formula="of:=IF([$Data.HF25]=&quot;&quot;;0;(IF([$Data.HF25]=&quot;?&quot;;&quot;?&quot;;1)))" office:value-type="float" office:value="0" calcext:value-type="float">
            <text:p>0</text:p>
          </table:table-cell>
          <table:table-cell table:formula="of:=IF([$Data.HG25]=&quot;&quot;;0;(IF([$Data.HG25]=&quot;?&quot;;&quot;?&quot;;1)))" office:value-type="float" office:value="0" calcext:value-type="float">
            <text:p>0</text:p>
          </table:table-cell>
          <table:table-cell table:formula="of:=IF([$Data.HH25]=&quot;&quot;;0;(IF([$Data.HH25]=&quot;?&quot;;&quot;?&quot;;1)))" office:value-type="float" office:value="0" calcext:value-type="float">
            <text:p>0</text:p>
          </table:table-cell>
          <table:table-cell table:formula="of:=IF([$Data.HI25]=&quot;&quot;;0;(IF([$Data.HI25]=&quot;?&quot;;&quot;?&quot;;1)))" office:value-type="float" office:value="0" calcext:value-type="float">
            <text:p>0</text:p>
          </table:table-cell>
          <table:table-cell table:formula="of:=IF([$Data.HJ25]=&quot;&quot;;0;(IF([$Data.HJ25]=&quot;?&quot;;&quot;?&quot;;1)))" office:value-type="float" office:value="0" calcext:value-type="float">
            <text:p>0</text:p>
          </table:table-cell>
          <table:table-cell table:formula="of:=IF([$Data.HK25]=&quot;&quot;;0;(IF([$Data.HK25]=&quot;?&quot;;&quot;?&quot;;1)))" office:value-type="float" office:value="0" calcext:value-type="float">
            <text:p>0</text:p>
          </table:table-cell>
          <table:table-cell table:formula="of:=IF([$Data.HL25]=&quot;&quot;;0;(IF([$Data.HL25]=&quot;?&quot;;&quot;?&quot;;1)))" office:value-type="float" office:value="0" calcext:value-type="float">
            <text:p>0</text:p>
          </table:table-cell>
          <table:table-cell table:formula="of:=IF([$Data.HM25]=&quot;&quot;;0;(IF([$Data.HM25]=&quot;?&quot;;&quot;?&quot;;1)))" office:value-type="float" office:value="1" calcext:value-type="float">
            <text:p>1</text:p>
          </table:table-cell>
          <table:table-cell table:formula="of:=IF([$Data.HN25]=&quot;&quot;;0;(IF([$Data.HN25]=&quot;?&quot;;&quot;?&quot;;1)))" office:value-type="float" office:value="1" calcext:value-type="float">
            <text:p>1</text:p>
          </table:table-cell>
          <table:table-cell table:formula="of:=IF([$Data.HO25]=&quot;&quot;;0;(IF([$Data.HO25]=&quot;?&quot;;&quot;?&quot;;1)))" office:value-type="float" office:value="0" calcext:value-type="float">
            <text:p>0</text:p>
          </table:table-cell>
          <table:table-cell table:formula="of:=IF([$Data.HP25]=&quot;&quot;;0;(IF([$Data.HP25]=&quot;?&quot;;&quot;?&quot;;1)))" office:value-type="float" office:value="0" calcext:value-type="float">
            <text:p>0</text:p>
          </table:table-cell>
          <table:table-cell table:formula="of:=IF([$Data.HQ25]=&quot;&quot;;0;(IF([$Data.HQ25]=&quot;?&quot;;&quot;?&quot;;1)))" office:value-type="float" office:value="1" calcext:value-type="float">
            <text:p>1</text:p>
          </table:table-cell>
          <table:table-cell table:formula="of:=IF([$Data.HR25]=&quot;&quot;;0;(IF([$Data.HR25]=&quot;?&quot;;&quot;?&quot;;1)))" office:value-type="float" office:value="0" calcext:value-type="float">
            <text:p>0</text:p>
          </table:table-cell>
          <table:table-cell table:formula="of:=IF([$Data.HS25]=&quot;&quot;;0;(IF([$Data.HS25]=&quot;?&quot;;&quot;?&quot;;1)))" office:value-type="float" office:value="1" calcext:value-type="float">
            <text:p>1</text:p>
          </table:table-cell>
          <table:table-cell table:formula="of:=IF([$Data.HT25]=&quot;&quot;;0;(IF([$Data.HT25]=&quot;?&quot;;&quot;?&quot;;1)))" office:value-type="float" office:value="1" calcext:value-type="float">
            <text:p>1</text:p>
          </table:table-cell>
          <table:table-cell table:formula="of:=IF([$Data.HU25]=&quot;&quot;;0;(IF([$Data.HU25]=&quot;?&quot;;&quot;?&quot;;1)))" office:value-type="float" office:value="0" calcext:value-type="float">
            <text:p>0</text:p>
          </table:table-cell>
          <table:table-cell table:formula="of:=IF([$Data.HV25]=&quot;&quot;;0;(IF([$Data.HV25]=&quot;?&quot;;&quot;?&quot;;1)))" office:value-type="float" office:value="1" calcext:value-type="float">
            <text:p>1</text:p>
          </table:table-cell>
          <table:table-cell table:formula="of:=IF([$Data.HW25]=&quot;&quot;;0;(IF([$Data.HW25]=&quot;?&quot;;&quot;?&quot;;1)))" office:value-type="float" office:value="0" calcext:value-type="float">
            <text:p>0</text:p>
          </table:table-cell>
          <table:table-cell table:formula="of:=IF([$Data.HX25]=&quot;&quot;;0;(IF([$Data.HX25]=&quot;?&quot;;&quot;?&quot;;1)))" office:value-type="float" office:value="0" calcext:value-type="float">
            <text:p>0</text:p>
          </table:table-cell>
          <table:table-cell table:formula="of:=IF([$Data.HY25]=&quot;&quot;;0;(IF([$Data.HY25]=&quot;?&quot;;&quot;?&quot;;1)))" office:value-type="float" office:value="0" calcext:value-type="float">
            <text:p>0</text:p>
          </table:table-cell>
          <table:table-cell table:formula="of:=IF([$Data.HZ25]=&quot;&quot;;0;(IF([$Data.HZ25]=&quot;?&quot;;&quot;?&quot;;1)))" office:value-type="float" office:value="0" calcext:value-type="float">
            <text:p>0</text:p>
          </table:table-cell>
          <table:table-cell table:formula="of:=IF([$Data.IA25]=&quot;&quot;;0;(IF([$Data.IA25]=&quot;?&quot;;&quot;?&quot;;1)))" office:value-type="float" office:value="0" calcext:value-type="float">
            <text:p>0</text:p>
          </table:table-cell>
          <table:table-cell table:formula="of:=IF([$Data.IB25]=&quot;&quot;;0;(IF([$Data.IB25]=&quot;?&quot;;&quot;?&quot;;1)))" office:value-type="float" office:value="0" calcext:value-type="float">
            <text:p>0</text:p>
          </table:table-cell>
          <table:table-cell table:formula="of:=IF([$Data.IC25]=&quot;&quot;;0;(IF([$Data.IC25]=&quot;?&quot;;&quot;?&quot;;1)))" office:value-type="float" office:value="0" calcext:value-type="float">
            <text:p>0</text:p>
          </table:table-cell>
          <table:table-cell table:formula="of:=IF([$Data.ID25]=&quot;&quot;;0;(IF([$Data.ID25]=&quot;?&quot;;&quot;?&quot;;1)))" office:value-type="float" office:value="1" calcext:value-type="float">
            <text:p>1</text:p>
          </table:table-cell>
          <table:table-cell table:formula="of:=IF([$Data.IE25]=&quot;&quot;;0;(IF([$Data.IE25]=&quot;?&quot;;&quot;?&quot;;1)))" office:value-type="float" office:value="1" calcext:value-type="float">
            <text:p>1</text:p>
          </table:table-cell>
          <table:table-cell table:formula="of:=IF([$Data.IF25]=&quot;&quot;;0;(IF([$Data.IF25]=&quot;?&quot;;&quot;?&quot;;1)))" office:value-type="float" office:value="1" calcext:value-type="float">
            <text:p>1</text:p>
          </table:table-cell>
          <table:table-cell table:formula="of:=IF([$Data.IG25]=&quot;&quot;;0;(IF([$Data.IG25]=&quot;?&quot;;&quot;?&quot;;1)))" office:value-type="float" office:value="1" calcext:value-type="float">
            <text:p>1</text:p>
          </table:table-cell>
          <table:table-cell table:formula="of:=IF([$Data.IH25]=&quot;&quot;;0;(IF([$Data.IH25]=&quot;?&quot;;&quot;?&quot;;1)))" office:value-type="float" office:value="0" calcext:value-type="float">
            <text:p>0</text:p>
          </table:table-cell>
          <table:table-cell table:formula="of:=IF([$Data.II25]=&quot;&quot;;0;(IF([$Data.II25]=&quot;?&quot;;&quot;?&quot;;1)))" office:value-type="float" office:value="0" calcext:value-type="float">
            <text:p>0</text:p>
          </table:table-cell>
          <table:table-cell table:formula="of:=IF([$Data.IJ25]=&quot;&quot;;0;(IF([$Data.IJ25]=&quot;?&quot;;&quot;?&quot;;1)))" office:value-type="float" office:value="0" calcext:value-type="float">
            <text:p>0</text:p>
          </table:table-cell>
          <table:table-cell table:formula="of:=IF([$Data.IK25]=&quot;&quot;;0;(IF([$Data.IK25]=&quot;?&quot;;&quot;?&quot;;1)))" office:value-type="float" office:value="0" calcext:value-type="float">
            <text:p>0</text:p>
          </table:table-cell>
          <table:table-cell table:formula="of:=IF([$Data.IL25]=&quot;&quot;;0;(IF([$Data.IL25]=&quot;?&quot;;&quot;?&quot;;1)))" office:value-type="float" office:value="0" calcext:value-type="float">
            <text:p>0</text:p>
          </table:table-cell>
          <table:table-cell table:formula="of:=IF([$Data.IM25]=&quot;&quot;;0;(IF([$Data.IM25]=&quot;?&quot;;&quot;?&quot;;1)))" office:value-type="float" office:value="0" calcext:value-type="float">
            <text:p>0</text:p>
          </table:table-cell>
          <table:table-cell table:formula="of:=IF([$Data.IN25]=&quot;&quot;;0;(IF([$Data.IN25]=&quot;?&quot;;&quot;?&quot;;1)))" office:value-type="float" office:value="0" calcext:value-type="float">
            <text:p>0</text:p>
          </table:table-cell>
          <table:table-cell table:formula="of:=IF([$Data.IO25]=&quot;&quot;;0;(IF([$Data.IO25]=&quot;?&quot;;&quot;?&quot;;1)))" office:value-type="float" office:value="0" calcext:value-type="float">
            <text:p>0</text:p>
          </table:table-cell>
          <table:table-cell table:formula="of:=IF([$Data.IP25]=&quot;&quot;;0;(IF([$Data.IP25]=&quot;?&quot;;&quot;?&quot;;1)))" office:value-type="float" office:value="0" calcext:value-type="float">
            <text:p>0</text:p>
          </table:table-cell>
          <table:table-cell table:number-columns-repeated="2"/>
          <table:table-cell table:formula="of:=SUM([.B22:.HI22])" office:value-type="float" office:value="66" calcext:value-type="float">
            <text:p>66</text:p>
          </table:table-cell>
          <table:table-cell table:number-columns-repeated="804"/>
        </table:table-row>
        <table:table-row table:style-name="ro15">
          <table:table-cell table:formula="of:=[$Data.B26]" office:value-type="string" office:string-value="Zhuang Napo" calcext:value-type="string">
            <text:p>Zhuang Napo</text:p>
          </table:table-cell>
          <table:table-cell table:formula="of:=IF([$Data.AI26]=&quot;&quot;;0;(IF([$Data.AI26]=&quot;?&quot;;&quot;?&quot;;1)))" office:value-type="float" office:value="1" calcext:value-type="float">
            <text:p>1</text:p>
          </table:table-cell>
          <table:table-cell table:formula="of:=IF([$Data.AJ26]=&quot;&quot;;0;(IF([$Data.AJ26]=&quot;?&quot;;&quot;?&quot;;1)))" office:value-type="float" office:value="0" calcext:value-type="float">
            <text:p>0</text:p>
          </table:table-cell>
          <table:table-cell table:formula="of:=IF([$Data.AK26]=&quot;&quot;;0;(IF([$Data.AK26]=&quot;?&quot;;&quot;?&quot;;1)))" office:value-type="float" office:value="1" calcext:value-type="float">
            <text:p>1</text:p>
          </table:table-cell>
          <table:table-cell table:formula="of:=IF([$Data.AL26]=&quot;&quot;;0;(IF([$Data.AL26]=&quot;?&quot;;&quot;?&quot;;1)))" office:value-type="float" office:value="1" calcext:value-type="float">
            <text:p>1</text:p>
          </table:table-cell>
          <table:table-cell table:formula="of:=IF([$Data.AM26]=&quot;&quot;;0;(IF([$Data.AM26]=&quot;?&quot;;&quot;?&quot;;1)))" office:value-type="float" office:value="1" calcext:value-type="float">
            <text:p>1</text:p>
          </table:table-cell>
          <table:table-cell table:formula="of:=IF([$Data.AN26]=&quot;&quot;;0;(IF([$Data.AN26]=&quot;?&quot;;&quot;?&quot;;1)))" office:value-type="float" office:value="0" calcext:value-type="float">
            <text:p>0</text:p>
          </table:table-cell>
          <table:table-cell table:formula="of:=IF([$Data.AO26]=&quot;&quot;;0;(IF([$Data.AO26]=&quot;?&quot;;&quot;?&quot;;1)))" office:value-type="float" office:value="0" calcext:value-type="float">
            <text:p>0</text:p>
          </table:table-cell>
          <table:table-cell table:formula="of:=IF([$Data.AP26]=&quot;&quot;;0;(IF([$Data.AP26]=&quot;?&quot;;&quot;?&quot;;1)))" office:value-type="float" office:value="1" calcext:value-type="float">
            <text:p>1</text:p>
          </table:table-cell>
          <table:table-cell table:formula="of:=IF([$Data.AQ26]=&quot;&quot;;0;(IF([$Data.AQ26]=&quot;?&quot;;&quot;?&quot;;1)))" office:value-type="float" office:value="1" calcext:value-type="float">
            <text:p>1</text:p>
          </table:table-cell>
          <table:table-cell table:formula="of:=IF([$Data.AR26]=&quot;&quot;;0;(IF([$Data.AR26]=&quot;?&quot;;&quot;?&quot;;1)))" office:value-type="float" office:value="0" calcext:value-type="float">
            <text:p>0</text:p>
          </table:table-cell>
          <table:table-cell table:formula="of:=IF([$Data.AS26]=&quot;&quot;;0;(IF([$Data.AS26]=&quot;?&quot;;&quot;?&quot;;1)))" office:value-type="float" office:value="1" calcext:value-type="float">
            <text:p>1</text:p>
          </table:table-cell>
          <table:table-cell table:formula="of:=IF([$Data.AT26]=&quot;&quot;;0;(IF([$Data.AT26]=&quot;?&quot;;&quot;?&quot;;1)))" office:value-type="float" office:value="0" calcext:value-type="float">
            <text:p>0</text:p>
          </table:table-cell>
          <table:table-cell table:formula="of:=IF([$Data.AU26]=&quot;&quot;;0;(IF([$Data.AU26]=&quot;?&quot;;&quot;?&quot;;1)))" office:value-type="float" office:value="1" calcext:value-type="float">
            <text:p>1</text:p>
          </table:table-cell>
          <table:table-cell table:formula="of:=IF([$Data.AV26]=&quot;&quot;;0;(IF([$Data.AV26]=&quot;?&quot;;&quot;?&quot;;1)))" office:value-type="float" office:value="1" calcext:value-type="float">
            <text:p>1</text:p>
          </table:table-cell>
          <table:table-cell table:formula="of:=IF([$Data.AW26]=&quot;&quot;;0;(IF([$Data.AW26]=&quot;?&quot;;&quot;?&quot;;1)))" office:value-type="float" office:value="0" calcext:value-type="float">
            <text:p>0</text:p>
          </table:table-cell>
          <table:table-cell table:formula="of:=IF([$Data.AX26]=&quot;&quot;;0;(IF([$Data.AX26]=&quot;?&quot;;&quot;?&quot;;1)))" office:value-type="float" office:value="1" calcext:value-type="float">
            <text:p>1</text:p>
          </table:table-cell>
          <table:table-cell table:formula="of:=IF([$Data.AY26]=&quot;&quot;;0;(IF([$Data.AY26]=&quot;?&quot;;&quot;?&quot;;1)))" office:value-type="float" office:value="1" calcext:value-type="float">
            <text:p>1</text:p>
          </table:table-cell>
          <table:table-cell table:formula="of:=IF([$Data.AZ26]=&quot;&quot;;0;(IF([$Data.AZ26]=&quot;?&quot;;&quot;?&quot;;1)))" office:value-type="float" office:value="1" calcext:value-type="float">
            <text:p>1</text:p>
          </table:table-cell>
          <table:table-cell table:formula="of:=IF([$Data.BA26]=&quot;&quot;;0;(IF([$Data.BA26]=&quot;?&quot;;&quot;?&quot;;1)))" office:value-type="float" office:value="0" calcext:value-type="float">
            <text:p>0</text:p>
          </table:table-cell>
          <table:table-cell table:formula="of:=IF([$Data.BB26]=&quot;&quot;;0;(IF([$Data.BB26]=&quot;?&quot;;&quot;?&quot;;1)))" office:value-type="float" office:value="1" calcext:value-type="float">
            <text:p>1</text:p>
          </table:table-cell>
          <table:table-cell table:formula="of:=IF([$Data.BC26]=&quot;&quot;;0;(IF([$Data.BC26]=&quot;?&quot;;&quot;?&quot;;1)))" office:value-type="float" office:value="0" calcext:value-type="float">
            <text:p>0</text:p>
          </table:table-cell>
          <table:table-cell table:formula="of:=IF([$Data.BD26]=&quot;&quot;;0;(IF([$Data.BD26]=&quot;?&quot;;&quot;?&quot;;1)))" office:value-type="float" office:value="1" calcext:value-type="float">
            <text:p>1</text:p>
          </table:table-cell>
          <table:table-cell table:formula="of:=IF([$Data.BE26]=&quot;&quot;;0;(IF([$Data.BE26]=&quot;?&quot;;&quot;?&quot;;1)))" office:value-type="float" office:value="0" calcext:value-type="float">
            <text:p>0</text:p>
          </table:table-cell>
          <table:table-cell table:formula="of:=IF([$Data.BF26]=&quot;&quot;;0;(IF([$Data.BF26]=&quot;?&quot;;&quot;?&quot;;1)))" office:value-type="float" office:value="0" calcext:value-type="float">
            <text:p>0</text:p>
          </table:table-cell>
          <table:table-cell table:formula="of:=IF([$Data.BG26]=&quot;&quot;;0;(IF([$Data.BG26]=&quot;?&quot;;&quot;?&quot;;1)))" office:value-type="float" office:value="0" calcext:value-type="float">
            <text:p>0</text:p>
          </table:table-cell>
          <table:table-cell table:formula="of:=IF([$Data.BH26]=&quot;&quot;;0;(IF([$Data.BH26]=&quot;?&quot;;&quot;?&quot;;1)))" office:value-type="float" office:value="1" calcext:value-type="float">
            <text:p>1</text:p>
          </table:table-cell>
          <table:table-cell table:formula="of:=IF([$Data.BI26]=&quot;&quot;;0;(IF([$Data.BI26]=&quot;?&quot;;&quot;?&quot;;1)))" office:value-type="float" office:value="1" calcext:value-type="float">
            <text:p>1</text:p>
          </table:table-cell>
          <table:table-cell table:formula="of:=IF([$Data.BJ26]=&quot;&quot;;0;(IF([$Data.BJ26]=&quot;?&quot;;&quot;?&quot;;1)))" office:value-type="float" office:value="1" calcext:value-type="float">
            <text:p>1</text:p>
          </table:table-cell>
          <table:table-cell table:formula="of:=IF([$Data.BK26]=&quot;&quot;;0;(IF([$Data.BK26]=&quot;?&quot;;&quot;?&quot;;1)))" office:value-type="float" office:value="0" calcext:value-type="float">
            <text:p>0</text:p>
          </table:table-cell>
          <table:table-cell table:formula="of:=IF([$Data.BL26]=&quot;&quot;;0;(IF([$Data.BL26]=&quot;?&quot;;&quot;?&quot;;1)))" office:value-type="float" office:value="0" calcext:value-type="float">
            <text:p>0</text:p>
          </table:table-cell>
          <table:table-cell table:formula="of:=IF([$Data.BM26]=&quot;&quot;;0;(IF([$Data.BM26]=&quot;?&quot;;&quot;?&quot;;1)))" office:value-type="float" office:value="0" calcext:value-type="float">
            <text:p>0</text:p>
          </table:table-cell>
          <table:table-cell table:formula="of:=IF([$Data.BN26]=&quot;&quot;;0;(IF([$Data.BN26]=&quot;?&quot;;&quot;?&quot;;1)))" office:value-type="float" office:value="0" calcext:value-type="float">
            <text:p>0</text:p>
          </table:table-cell>
          <table:table-cell table:formula="of:=IF([$Data.BO26]=&quot;&quot;;0;(IF([$Data.BO26]=&quot;?&quot;;&quot;?&quot;;1)))" office:value-type="float" office:value="0" calcext:value-type="float">
            <text:p>0</text:p>
          </table:table-cell>
          <table:table-cell table:formula="of:=IF([$Data.BP26]=&quot;&quot;;0;(IF([$Data.BP26]=&quot;?&quot;;&quot;?&quot;;1)))" office:value-type="float" office:value="0" calcext:value-type="float">
            <text:p>0</text:p>
          </table:table-cell>
          <table:table-cell table:formula="of:=IF([$Data.BQ26]=&quot;&quot;;0;(IF([$Data.BQ26]=&quot;?&quot;;&quot;?&quot;;1)))" office:value-type="float" office:value="0" calcext:value-type="float">
            <text:p>0</text:p>
          </table:table-cell>
          <table:table-cell table:formula="of:=IF([$Data.BR26]=&quot;&quot;;0;(IF([$Data.BR26]=&quot;?&quot;;&quot;?&quot;;1)))" office:value-type="float" office:value="0" calcext:value-type="float">
            <text:p>0</text:p>
          </table:table-cell>
          <table:table-cell table:formula="of:=IF([$Data.BS26]=&quot;&quot;;0;(IF([$Data.BS26]=&quot;?&quot;;&quot;?&quot;;1)))" office:value-type="float" office:value="0" calcext:value-type="float">
            <text:p>0</text:p>
          </table:table-cell>
          <table:table-cell table:formula="of:=IF([$Data.BT26]=&quot;&quot;;0;(IF([$Data.BT26]=&quot;?&quot;;&quot;?&quot;;1)))" office:value-type="float" office:value="0" calcext:value-type="float">
            <text:p>0</text:p>
          </table:table-cell>
          <table:table-cell table:formula="of:=IF([$Data.BU26]=&quot;&quot;;0;(IF([$Data.BU26]=&quot;?&quot;;&quot;?&quot;;1)))" office:value-type="float" office:value="0" calcext:value-type="float">
            <text:p>0</text:p>
          </table:table-cell>
          <table:table-cell table:formula="of:=IF([$Data.BV26]=&quot;&quot;;0;(IF([$Data.BV26]=&quot;?&quot;;&quot;?&quot;;1)))" office:value-type="float" office:value="0" calcext:value-type="float">
            <text:p>0</text:p>
          </table:table-cell>
          <table:table-cell table:formula="of:=IF([$Data.BW26]=&quot;&quot;;0;(IF([$Data.BW26]=&quot;?&quot;;&quot;?&quot;;1)))" office:value-type="float" office:value="0" calcext:value-type="float">
            <text:p>0</text:p>
          </table:table-cell>
          <table:table-cell table:formula="of:=IF([$Data.BX26]=&quot;&quot;;0;(IF([$Data.BX26]=&quot;?&quot;;&quot;?&quot;;1)))" office:value-type="float" office:value="0" calcext:value-type="float">
            <text:p>0</text:p>
          </table:table-cell>
          <table:table-cell table:formula="of:=IF([$Data.BY26]=&quot;&quot;;0;(IF([$Data.BY26]=&quot;?&quot;;&quot;?&quot;;1)))" office:value-type="float" office:value="0" calcext:value-type="float">
            <text:p>0</text:p>
          </table:table-cell>
          <table:table-cell table:formula="of:=IF([$Data.BZ26]=&quot;&quot;;0;(IF([$Data.BZ26]=&quot;?&quot;;&quot;?&quot;;1)))" office:value-type="float" office:value="1" calcext:value-type="float">
            <text:p>1</text:p>
          </table:table-cell>
          <table:table-cell table:formula="of:=IF([$Data.CA26]=&quot;&quot;;0;(IF([$Data.CA26]=&quot;?&quot;;&quot;?&quot;;1)))" office:value-type="float" office:value="1" calcext:value-type="float">
            <text:p>1</text:p>
          </table:table-cell>
          <table:table-cell table:formula="of:=IF([$Data.CB26]=&quot;&quot;;0;(IF([$Data.CB26]=&quot;?&quot;;&quot;?&quot;;1)))" office:value-type="float" office:value="0" calcext:value-type="float">
            <text:p>0</text:p>
          </table:table-cell>
          <table:table-cell table:formula="of:=IF([$Data.CC26]=&quot;&quot;;0;(IF([$Data.CC26]=&quot;?&quot;;&quot;?&quot;;1)))" office:value-type="float" office:value="0" calcext:value-type="float">
            <text:p>0</text:p>
          </table:table-cell>
          <table:table-cell table:formula="of:=IF([$Data.CD26]=&quot;&quot;;0;(IF([$Data.CD26]=&quot;?&quot;;&quot;?&quot;;1)))" office:value-type="float" office:value="1" calcext:value-type="float">
            <text:p>1</text:p>
          </table:table-cell>
          <table:table-cell table:formula="of:=IF([$Data.CE26]=&quot;&quot;;0;(IF([$Data.CE26]=&quot;?&quot;;&quot;?&quot;;1)))" office:value-type="float" office:value="1" calcext:value-type="float">
            <text:p>1</text:p>
          </table:table-cell>
          <table:table-cell table:formula="of:=IF([$Data.CF26]=&quot;&quot;;0;(IF([$Data.CF26]=&quot;?&quot;;&quot;?&quot;;1)))" office:value-type="float" office:value="0" calcext:value-type="float">
            <text:p>0</text:p>
          </table:table-cell>
          <table:table-cell table:formula="of:=IF([$Data.CG26]=&quot;&quot;;0;(IF([$Data.CG26]=&quot;?&quot;;&quot;?&quot;;1)))" office:value-type="float" office:value="1" calcext:value-type="float">
            <text:p>1</text:p>
          </table:table-cell>
          <table:table-cell table:formula="of:=IF([$Data.CH26]=&quot;&quot;;0;(IF([$Data.CH26]=&quot;?&quot;;&quot;?&quot;;1)))" office:value-type="float" office:value="0" calcext:value-type="float">
            <text:p>0</text:p>
          </table:table-cell>
          <table:table-cell table:formula="of:=IF([$Data.CI26]=&quot;&quot;;0;(IF([$Data.CI26]=&quot;?&quot;;&quot;?&quot;;1)))" office:value-type="float" office:value="0" calcext:value-type="float">
            <text:p>0</text:p>
          </table:table-cell>
          <table:table-cell table:formula="of:=IF([$Data.CJ26]=&quot;&quot;;0;(IF([$Data.CJ26]=&quot;?&quot;;&quot;?&quot;;1)))" office:value-type="float" office:value="0" calcext:value-type="float">
            <text:p>0</text:p>
          </table:table-cell>
          <table:table-cell table:formula="of:=IF([$Data.CK26]=&quot;&quot;;0;(IF([$Data.CK26]=&quot;?&quot;;&quot;?&quot;;1)))" office:value-type="float" office:value="0" calcext:value-type="float">
            <text:p>0</text:p>
          </table:table-cell>
          <table:table-cell table:formula="of:=IF([$Data.CL26]=&quot;&quot;;0;(IF([$Data.CL26]=&quot;?&quot;;&quot;?&quot;;1)))" office:value-type="float" office:value="0" calcext:value-type="float">
            <text:p>0</text:p>
          </table:table-cell>
          <table:table-cell table:formula="of:=IF([$Data.CM26]=&quot;&quot;;0;(IF([$Data.CM26]=&quot;?&quot;;&quot;?&quot;;1)))" office:value-type="float" office:value="0" calcext:value-type="float">
            <text:p>0</text:p>
          </table:table-cell>
          <table:table-cell table:formula="of:=IF([$Data.CN26]=&quot;&quot;;0;(IF([$Data.CN26]=&quot;?&quot;;&quot;?&quot;;1)))" office:value-type="float" office:value="1" calcext:value-type="float">
            <text:p>1</text:p>
          </table:table-cell>
          <table:table-cell table:formula="of:=IF([$Data.CO26]=&quot;&quot;;0;(IF([$Data.CO26]=&quot;?&quot;;&quot;?&quot;;1)))" office:value-type="float" office:value="1" calcext:value-type="float">
            <text:p>1</text:p>
          </table:table-cell>
          <table:table-cell table:formula="of:=IF([$Data.CP26]=&quot;&quot;;0;(IF([$Data.CP26]=&quot;?&quot;;&quot;?&quot;;1)))" office:value-type="float" office:value="0" calcext:value-type="float">
            <text:p>0</text:p>
          </table:table-cell>
          <table:table-cell table:formula="of:=IF([$Data.CQ26]=&quot;&quot;;0;(IF([$Data.CQ26]=&quot;?&quot;;&quot;?&quot;;1)))" office:value-type="float" office:value="1" calcext:value-type="float">
            <text:p>1</text:p>
          </table:table-cell>
          <table:table-cell table:formula="of:=IF([$Data.CR26]=&quot;&quot;;0;(IF([$Data.CR26]=&quot;?&quot;;&quot;?&quot;;1)))" office:value-type="float" office:value="0" calcext:value-type="float">
            <text:p>0</text:p>
          </table:table-cell>
          <table:table-cell table:formula="of:=IF([$Data.CS26]=&quot;&quot;;0;(IF([$Data.CS26]=&quot;?&quot;;&quot;?&quot;;1)))" office:value-type="float" office:value="0" calcext:value-type="float">
            <text:p>0</text:p>
          </table:table-cell>
          <table:table-cell table:formula="of:=IF([$Data.CT26]=&quot;&quot;;0;(IF([$Data.CT26]=&quot;?&quot;;&quot;?&quot;;1)))" office:value-type="float" office:value="0" calcext:value-type="float">
            <text:p>0</text:p>
          </table:table-cell>
          <table:table-cell table:formula="of:=IF([$Data.CU26]=&quot;&quot;;0;(IF([$Data.CU26]=&quot;?&quot;;&quot;?&quot;;1)))" office:value-type="float" office:value="0" calcext:value-type="float">
            <text:p>0</text:p>
          </table:table-cell>
          <table:table-cell table:formula="of:=IF([$Data.CV26]=&quot;&quot;;0;(IF([$Data.CV26]=&quot;?&quot;;&quot;?&quot;;1)))" office:value-type="float" office:value="0" calcext:value-type="float">
            <text:p>0</text:p>
          </table:table-cell>
          <table:table-cell table:formula="of:=IF([$Data.CW26]=&quot;&quot;;0;(IF([$Data.CW26]=&quot;?&quot;;&quot;?&quot;;1)))" office:value-type="float" office:value="0" calcext:value-type="float">
            <text:p>0</text:p>
          </table:table-cell>
          <table:table-cell table:formula="of:=IF([$Data.CX26]=&quot;&quot;;0;(IF([$Data.CX26]=&quot;?&quot;;&quot;?&quot;;1)))" office:value-type="float" office:value="0" calcext:value-type="float">
            <text:p>0</text:p>
          </table:table-cell>
          <table:table-cell table:formula="of:=IF([$Data.CY26]=&quot;&quot;;0;(IF([$Data.CY26]=&quot;?&quot;;&quot;?&quot;;1)))" office:value-type="float" office:value="1" calcext:value-type="float">
            <text:p>1</text:p>
          </table:table-cell>
          <table:table-cell table:formula="of:=IF([$Data.CZ26]=&quot;&quot;;0;(IF([$Data.CZ26]=&quot;?&quot;;&quot;?&quot;;1)))" office:value-type="float" office:value="0" calcext:value-type="float">
            <text:p>0</text:p>
          </table:table-cell>
          <table:table-cell table:formula="of:=IF([$Data.DA26]=&quot;&quot;;0;(IF([$Data.DA26]=&quot;?&quot;;&quot;?&quot;;1)))" office:value-type="float" office:value="1" calcext:value-type="float">
            <text:p>1</text:p>
          </table:table-cell>
          <table:table-cell table:formula="of:=IF([$Data.DB26]=&quot;&quot;;0;(IF([$Data.DB26]=&quot;?&quot;;&quot;?&quot;;1)))" office:value-type="float" office:value="0" calcext:value-type="float">
            <text:p>0</text:p>
          </table:table-cell>
          <table:table-cell table:formula="of:=IF([$Data.DC26]=&quot;&quot;;0;(IF([$Data.DC26]=&quot;?&quot;;&quot;?&quot;;1)))" office:value-type="float" office:value="0" calcext:value-type="float">
            <text:p>0</text:p>
          </table:table-cell>
          <table:table-cell table:formula="of:=IF([$Data.DD26]=&quot;&quot;;0;(IF([$Data.DD26]=&quot;?&quot;;&quot;?&quot;;1)))" office:value-type="float" office:value="0" calcext:value-type="float">
            <text:p>0</text:p>
          </table:table-cell>
          <table:table-cell table:formula="of:=IF([$Data.DE26]=&quot;&quot;;0;(IF([$Data.DE26]=&quot;?&quot;;&quot;?&quot;;1)))" office:value-type="float" office:value="1" calcext:value-type="float">
            <text:p>1</text:p>
          </table:table-cell>
          <table:table-cell table:formula="of:=IF([$Data.DF26]=&quot;&quot;;0;(IF([$Data.DF26]=&quot;?&quot;;&quot;?&quot;;1)))" office:value-type="float" office:value="1" calcext:value-type="float">
            <text:p>1</text:p>
          </table:table-cell>
          <table:table-cell table:formula="of:=IF([$Data.DG26]=&quot;&quot;;0;(IF([$Data.DG26]=&quot;?&quot;;&quot;?&quot;;1)))" office:value-type="float" office:value="0" calcext:value-type="float">
            <text:p>0</text:p>
          </table:table-cell>
          <table:table-cell table:formula="of:=IF([$Data.DH26]=&quot;&quot;;0;(IF([$Data.DH26]=&quot;?&quot;;&quot;?&quot;;1)))" office:value-type="float" office:value="0" calcext:value-type="float">
            <text:p>0</text:p>
          </table:table-cell>
          <table:table-cell table:formula="of:=IF([$Data.DI26]=&quot;&quot;;0;(IF([$Data.DI26]=&quot;?&quot;;&quot;?&quot;;1)))" office:value-type="float" office:value="0" calcext:value-type="float">
            <text:p>0</text:p>
          </table:table-cell>
          <table:table-cell table:formula="of:=IF([$Data.DJ26]=&quot;&quot;;0;(IF([$Data.DJ26]=&quot;?&quot;;&quot;?&quot;;1)))" office:value-type="float" office:value="1" calcext:value-type="float">
            <text:p>1</text:p>
          </table:table-cell>
          <table:table-cell table:formula="of:=IF([$Data.DK26]=&quot;&quot;;0;(IF([$Data.DK26]=&quot;?&quot;;&quot;?&quot;;1)))" office:value-type="float" office:value="0" calcext:value-type="float">
            <text:p>0</text:p>
          </table:table-cell>
          <table:table-cell table:formula="of:=IF([$Data.DL26]=&quot;&quot;;0;(IF([$Data.DL26]=&quot;?&quot;;&quot;?&quot;;1)))" office:value-type="float" office:value="0" calcext:value-type="float">
            <text:p>0</text:p>
          </table:table-cell>
          <table:table-cell table:formula="of:=IF([$Data.DM26]=&quot;&quot;;0;(IF([$Data.DM26]=&quot;?&quot;;&quot;?&quot;;1)))" office:value-type="float" office:value="0" calcext:value-type="float">
            <text:p>0</text:p>
          </table:table-cell>
          <table:table-cell table:formula="of:=IF([$Data.DN26]=&quot;&quot;;0;(IF([$Data.DN26]=&quot;?&quot;;&quot;?&quot;;1)))" office:value-type="float" office:value="0" calcext:value-type="float">
            <text:p>0</text:p>
          </table:table-cell>
          <table:table-cell table:formula="of:=IF([$Data.DO26]=&quot;&quot;;0;(IF([$Data.DO26]=&quot;?&quot;;&quot;?&quot;;1)))" office:value-type="float" office:value="1" calcext:value-type="float">
            <text:p>1</text:p>
          </table:table-cell>
          <table:table-cell table:formula="of:=IF([$Data.DP26]=&quot;&quot;;0;(IF([$Data.DP26]=&quot;?&quot;;&quot;?&quot;;1)))" office:value-type="float" office:value="1" calcext:value-type="float">
            <text:p>1</text:p>
          </table:table-cell>
          <table:table-cell table:formula="of:=IF([$Data.DQ26]=&quot;&quot;;0;(IF([$Data.DQ26]=&quot;?&quot;;&quot;?&quot;;1)))" office:value-type="float" office:value="0" calcext:value-type="float">
            <text:p>0</text:p>
          </table:table-cell>
          <table:table-cell table:formula="of:=IF([$Data.DR26]=&quot;&quot;;0;(IF([$Data.DR26]=&quot;?&quot;;&quot;?&quot;;1)))" office:value-type="float" office:value="0" calcext:value-type="float">
            <text:p>0</text:p>
          </table:table-cell>
          <table:table-cell table:formula="of:=IF([$Data.DS26]=&quot;&quot;;0;(IF([$Data.DS26]=&quot;?&quot;;&quot;?&quot;;1)))" office:value-type="float" office:value="0" calcext:value-type="float">
            <text:p>0</text:p>
          </table:table-cell>
          <table:table-cell table:formula="of:=IF([$Data.DT26]=&quot;&quot;;0;(IF([$Data.DT26]=&quot;?&quot;;&quot;?&quot;;1)))" office:value-type="float" office:value="1" calcext:value-type="float">
            <text:p>1</text:p>
          </table:table-cell>
          <table:table-cell table:formula="of:=IF([$Data.DU26]=&quot;&quot;;0;(IF([$Data.DU26]=&quot;?&quot;;&quot;?&quot;;1)))" office:value-type="float" office:value="0" calcext:value-type="float">
            <text:p>0</text:p>
          </table:table-cell>
          <table:table-cell table:formula="of:=IF([$Data.DV26]=&quot;&quot;;0;(IF([$Data.DV26]=&quot;?&quot;;&quot;?&quot;;1)))" office:value-type="float" office:value="1" calcext:value-type="float">
            <text:p>1</text:p>
          </table:table-cell>
          <table:table-cell table:formula="of:=IF([$Data.DW26]=&quot;&quot;;0;(IF([$Data.DW26]=&quot;?&quot;;&quot;?&quot;;1)))" office:value-type="float" office:value="0" calcext:value-type="float">
            <text:p>0</text:p>
          </table:table-cell>
          <table:table-cell table:formula="of:=IF([$Data.DX26]=&quot;&quot;;0;(IF([$Data.DX26]=&quot;?&quot;;&quot;?&quot;;1)))" office:value-type="float" office:value="0" calcext:value-type="float">
            <text:p>0</text:p>
          </table:table-cell>
          <table:table-cell table:formula="of:=IF([$Data.DY26]=&quot;&quot;;0;(IF([$Data.DY26]=&quot;?&quot;;&quot;?&quot;;1)))" office:value-type="float" office:value="0" calcext:value-type="float">
            <text:p>0</text:p>
          </table:table-cell>
          <table:table-cell table:formula="of:=IF([$Data.DZ26]=&quot;&quot;;0;(IF([$Data.DZ26]=&quot;?&quot;;&quot;?&quot;;1)))" office:value-type="float" office:value="1" calcext:value-type="float">
            <text:p>1</text:p>
          </table:table-cell>
          <table:table-cell table:formula="of:=IF([$Data.EA26]=&quot;&quot;;0;(IF([$Data.EA26]=&quot;?&quot;;&quot;?&quot;;1)))" office:value-type="float" office:value="0" calcext:value-type="float">
            <text:p>0</text:p>
          </table:table-cell>
          <table:table-cell table:formula="of:=IF([$Data.EB26]=&quot;&quot;;0;(IF([$Data.EB26]=&quot;?&quot;;&quot;?&quot;;1)))" office:value-type="float" office:value="0" calcext:value-type="float">
            <text:p>0</text:p>
          </table:table-cell>
          <table:table-cell table:formula="of:=IF([$Data.EC26]=&quot;&quot;;0;(IF([$Data.EC26]=&quot;?&quot;;&quot;?&quot;;1)))" office:value-type="float" office:value="0" calcext:value-type="float">
            <text:p>0</text:p>
          </table:table-cell>
          <table:table-cell table:formula="of:=IF([$Data.ED26]=&quot;&quot;;0;(IF([$Data.ED26]=&quot;?&quot;;&quot;?&quot;;1)))" office:value-type="float" office:value="0" calcext:value-type="float">
            <text:p>0</text:p>
          </table:table-cell>
          <table:table-cell table:formula="of:=IF([$Data.EE26]=&quot;&quot;;0;(IF([$Data.EE26]=&quot;?&quot;;&quot;?&quot;;1)))" office:value-type="float" office:value="0" calcext:value-type="float">
            <text:p>0</text:p>
          </table:table-cell>
          <table:table-cell table:formula="of:=IF([$Data.EF26]=&quot;&quot;;0;(IF([$Data.EF26]=&quot;?&quot;;&quot;?&quot;;1)))" office:value-type="float" office:value="0" calcext:value-type="float">
            <text:p>0</text:p>
          </table:table-cell>
          <table:table-cell table:formula="of:=IF([$Data.EG26]=&quot;&quot;;0;(IF([$Data.EG26]=&quot;?&quot;;&quot;?&quot;;1)))" office:value-type="float" office:value="0" calcext:value-type="float">
            <text:p>0</text:p>
          </table:table-cell>
          <table:table-cell table:formula="of:=IF([$Data.EH26]=&quot;&quot;;0;(IF([$Data.EH26]=&quot;?&quot;;&quot;?&quot;;1)))" office:value-type="float" office:value="0" calcext:value-type="float">
            <text:p>0</text:p>
          </table:table-cell>
          <table:table-cell table:formula="of:=IF([$Data.EI26]=&quot;&quot;;0;(IF([$Data.EI26]=&quot;?&quot;;&quot;?&quot;;1)))" office:value-type="float" office:value="1" calcext:value-type="float">
            <text:p>1</text:p>
          </table:table-cell>
          <table:table-cell table:formula="of:=IF([$Data.EJ26]=&quot;&quot;;0;(IF([$Data.EJ26]=&quot;?&quot;;&quot;?&quot;;1)))" office:value-type="float" office:value="0" calcext:value-type="float">
            <text:p>0</text:p>
          </table:table-cell>
          <table:table-cell table:formula="of:=IF([$Data.EK26]=&quot;&quot;;0;(IF([$Data.EK26]=&quot;?&quot;;&quot;?&quot;;1)))" office:value-type="float" office:value="0" calcext:value-type="float">
            <text:p>0</text:p>
          </table:table-cell>
          <table:table-cell table:formula="of:=IF([$Data.EL26]=&quot;&quot;;0;(IF([$Data.EL26]=&quot;?&quot;;&quot;?&quot;;1)))" office:value-type="float" office:value="0" calcext:value-type="float">
            <text:p>0</text:p>
          </table:table-cell>
          <table:table-cell table:formula="of:=IF([$Data.EM26]=&quot;&quot;;0;(IF([$Data.EM26]=&quot;?&quot;;&quot;?&quot;;1)))" office:value-type="float" office:value="0" calcext:value-type="float">
            <text:p>0</text:p>
          </table:table-cell>
          <table:table-cell table:formula="of:=IF([$Data.EN26]=&quot;&quot;;0;(IF([$Data.EN26]=&quot;?&quot;;&quot;?&quot;;1)))" office:value-type="float" office:value="0" calcext:value-type="float">
            <text:p>0</text:p>
          </table:table-cell>
          <table:table-cell table:formula="of:=IF([$Data.EO26]=&quot;&quot;;0;(IF([$Data.EO26]=&quot;?&quot;;&quot;?&quot;;1)))" office:value-type="float" office:value="0" calcext:value-type="float">
            <text:p>0</text:p>
          </table:table-cell>
          <table:table-cell table:formula="of:=IF([$Data.EP26]=&quot;&quot;;0;(IF([$Data.EP26]=&quot;?&quot;;&quot;?&quot;;1)))" office:value-type="float" office:value="0" calcext:value-type="float">
            <text:p>0</text:p>
          </table:table-cell>
          <table:table-cell table:formula="of:=IF([$Data.EQ26]=&quot;&quot;;0;(IF([$Data.EQ26]=&quot;?&quot;;&quot;?&quot;;1)))" office:value-type="float" office:value="0" calcext:value-type="float">
            <text:p>0</text:p>
          </table:table-cell>
          <table:table-cell table:formula="of:=IF([$Data.ER26]=&quot;&quot;;0;(IF([$Data.ER26]=&quot;?&quot;;&quot;?&quot;;1)))" office:value-type="float" office:value="0" calcext:value-type="float">
            <text:p>0</text:p>
          </table:table-cell>
          <table:table-cell table:formula="of:=IF([$Data.ES26]=&quot;&quot;;0;(IF([$Data.ES26]=&quot;?&quot;;&quot;?&quot;;1)))" office:value-type="float" office:value="0" calcext:value-type="float">
            <text:p>0</text:p>
          </table:table-cell>
          <table:table-cell table:formula="of:=IF([$Data.ET26]=&quot;&quot;;0;(IF([$Data.ET26]=&quot;?&quot;;&quot;?&quot;;1)))" office:value-type="float" office:value="1" calcext:value-type="float">
            <text:p>1</text:p>
          </table:table-cell>
          <table:table-cell table:formula="of:=IF([$Data.EU26]=&quot;&quot;;0;(IF([$Data.EU26]=&quot;?&quot;;&quot;?&quot;;1)))" office:value-type="float" office:value="1" calcext:value-type="float">
            <text:p>1</text:p>
          </table:table-cell>
          <table:table-cell table:formula="of:=IF([$Data.EV26]=&quot;&quot;;0;(IF([$Data.EV26]=&quot;?&quot;;&quot;?&quot;;1)))" office:value-type="float" office:value="0" calcext:value-type="float">
            <text:p>0</text:p>
          </table:table-cell>
          <table:table-cell table:formula="of:=IF([$Data.EW26]=&quot;&quot;;0;(IF([$Data.EW26]=&quot;?&quot;;&quot;?&quot;;1)))" office:value-type="float" office:value="1" calcext:value-type="float">
            <text:p>1</text:p>
          </table:table-cell>
          <table:table-cell table:formula="of:=IF([$Data.EX26]=&quot;&quot;;0;(IF([$Data.EX26]=&quot;?&quot;;&quot;?&quot;;1)))" office:value-type="float" office:value="0" calcext:value-type="float">
            <text:p>0</text:p>
          </table:table-cell>
          <table:table-cell table:formula="of:=IF([$Data.EY26]=&quot;&quot;;0;(IF([$Data.EY26]=&quot;?&quot;;&quot;?&quot;;1)))" office:value-type="float" office:value="0" calcext:value-type="float">
            <text:p>0</text:p>
          </table:table-cell>
          <table:table-cell table:formula="of:=IF([$Data.EZ26]=&quot;&quot;;0;(IF([$Data.EZ26]=&quot;?&quot;;&quot;?&quot;;1)))" office:value-type="float" office:value="0" calcext:value-type="float">
            <text:p>0</text:p>
          </table:table-cell>
          <table:table-cell table:formula="of:=IF([$Data.FA26]=&quot;&quot;;0;(IF([$Data.FA26]=&quot;?&quot;;&quot;?&quot;;1)))" office:value-type="float" office:value="0" calcext:value-type="float">
            <text:p>0</text:p>
          </table:table-cell>
          <table:table-cell table:formula="of:=IF([$Data.FB26]=&quot;&quot;;0;(IF([$Data.FB26]=&quot;?&quot;;&quot;?&quot;;1)))" office:value-type="float" office:value="0" calcext:value-type="float">
            <text:p>0</text:p>
          </table:table-cell>
          <table:table-cell table:formula="of:=IF([$Data.FC26]=&quot;&quot;;0;(IF([$Data.FC26]=&quot;?&quot;;&quot;?&quot;;1)))" office:value-type="float" office:value="1" calcext:value-type="float">
            <text:p>1</text:p>
          </table:table-cell>
          <table:table-cell table:formula="of:=IF([$Data.FD26]=&quot;&quot;;0;(IF([$Data.FD26]=&quot;?&quot;;&quot;?&quot;;1)))" office:value-type="float" office:value="0" calcext:value-type="float">
            <text:p>0</text:p>
          </table:table-cell>
          <table:table-cell table:formula="of:=IF([$Data.FE26]=&quot;&quot;;0;(IF([$Data.FE26]=&quot;?&quot;;&quot;?&quot;;1)))" office:value-type="float" office:value="0" calcext:value-type="float">
            <text:p>0</text:p>
          </table:table-cell>
          <table:table-cell table:formula="of:=IF([$Data.FF26]=&quot;&quot;;0;(IF([$Data.FF26]=&quot;?&quot;;&quot;?&quot;;1)))" office:value-type="float" office:value="1" calcext:value-type="float">
            <text:p>1</text:p>
          </table:table-cell>
          <table:table-cell table:formula="of:=IF([$Data.FG26]=&quot;&quot;;0;(IF([$Data.FG26]=&quot;?&quot;;&quot;?&quot;;1)))" office:value-type="float" office:value="0" calcext:value-type="float">
            <text:p>0</text:p>
          </table:table-cell>
          <table:table-cell table:formula="of:=IF([$Data.FH26]=&quot;&quot;;0;(IF([$Data.FH26]=&quot;?&quot;;&quot;?&quot;;1)))" office:value-type="float" office:value="0" calcext:value-type="float">
            <text:p>0</text:p>
          </table:table-cell>
          <table:table-cell table:formula="of:=IF([$Data.FI26]=&quot;&quot;;0;(IF([$Data.FI26]=&quot;?&quot;;&quot;?&quot;;1)))" office:value-type="float" office:value="0" calcext:value-type="float">
            <text:p>0</text:p>
          </table:table-cell>
          <table:table-cell table:formula="of:=IF([$Data.FJ26]=&quot;&quot;;0;(IF([$Data.FJ26]=&quot;?&quot;;&quot;?&quot;;1)))" office:value-type="float" office:value="1" calcext:value-type="float">
            <text:p>1</text:p>
          </table:table-cell>
          <table:table-cell table:formula="of:=IF([$Data.FK26]=&quot;&quot;;0;(IF([$Data.FK26]=&quot;?&quot;;&quot;?&quot;;1)))" office:value-type="float" office:value="0" calcext:value-type="float">
            <text:p>0</text:p>
          </table:table-cell>
          <table:table-cell table:formula="of:=IF([$Data.FL26]=&quot;&quot;;0;(IF([$Data.FL26]=&quot;?&quot;;&quot;?&quot;;1)))" office:value-type="float" office:value="0" calcext:value-type="float">
            <text:p>0</text:p>
          </table:table-cell>
          <table:table-cell table:formula="of:=IF([$Data.FM26]=&quot;&quot;;0;(IF([$Data.FM26]=&quot;?&quot;;&quot;?&quot;;1)))" office:value-type="float" office:value="0" calcext:value-type="float">
            <text:p>0</text:p>
          </table:table-cell>
          <table:table-cell table:formula="of:=IF([$Data.FN26]=&quot;&quot;;0;(IF([$Data.FN26]=&quot;?&quot;;&quot;?&quot;;1)))" office:value-type="float" office:value="0" calcext:value-type="float">
            <text:p>0</text:p>
          </table:table-cell>
          <table:table-cell table:formula="of:=IF([$Data.FO26]=&quot;&quot;;0;(IF([$Data.FO26]=&quot;?&quot;;&quot;?&quot;;1)))" office:value-type="float" office:value="1" calcext:value-type="float">
            <text:p>1</text:p>
          </table:table-cell>
          <table:table-cell table:formula="of:=IF([$Data.FP26]=&quot;&quot;;0;(IF([$Data.FP26]=&quot;?&quot;;&quot;?&quot;;1)))" office:value-type="float" office:value="1" calcext:value-type="float">
            <text:p>1</text:p>
          </table:table-cell>
          <table:table-cell table:formula="of:=IF([$Data.FQ26]=&quot;&quot;;0;(IF([$Data.FQ26]=&quot;?&quot;;&quot;?&quot;;1)))" office:value-type="float" office:value="1" calcext:value-type="float">
            <text:p>1</text:p>
          </table:table-cell>
          <table:table-cell table:formula="of:=IF([$Data.FR26]=&quot;&quot;;0;(IF([$Data.FR26]=&quot;?&quot;;&quot;?&quot;;1)))" office:value-type="float" office:value="0" calcext:value-type="float">
            <text:p>0</text:p>
          </table:table-cell>
          <table:table-cell table:formula="of:=IF([$Data.FS26]=&quot;&quot;;0;(IF([$Data.FS26]=&quot;?&quot;;&quot;?&quot;;1)))" office:value-type="float" office:value="0" calcext:value-type="float">
            <text:p>0</text:p>
          </table:table-cell>
          <table:table-cell table:formula="of:=IF([$Data.FT26]=&quot;&quot;;0;(IF([$Data.FT26]=&quot;?&quot;;&quot;?&quot;;1)))" office:value-type="float" office:value="1" calcext:value-type="float">
            <text:p>1</text:p>
          </table:table-cell>
          <table:table-cell table:formula="of:=IF([$Data.FU26]=&quot;&quot;;0;(IF([$Data.FU26]=&quot;?&quot;;&quot;?&quot;;1)))" office:value-type="float" office:value="0" calcext:value-type="float">
            <text:p>0</text:p>
          </table:table-cell>
          <table:table-cell table:formula="of:=IF([$Data.FV26]=&quot;&quot;;0;(IF([$Data.FV26]=&quot;?&quot;;&quot;?&quot;;1)))" office:value-type="float" office:value="0" calcext:value-type="float">
            <text:p>0</text:p>
          </table:table-cell>
          <table:table-cell table:formula="of:=IF([$Data.FW26]=&quot;&quot;;0;(IF([$Data.FW26]=&quot;?&quot;;&quot;?&quot;;1)))" office:value-type="float" office:value="1" calcext:value-type="float">
            <text:p>1</text:p>
          </table:table-cell>
          <table:table-cell table:formula="of:=IF([$Data.FX26]=&quot;&quot;;0;(IF([$Data.FX26]=&quot;?&quot;;&quot;?&quot;;1)))" office:value-type="float" office:value="1" calcext:value-type="float">
            <text:p>1</text:p>
          </table:table-cell>
          <table:table-cell table:formula="of:=IF([$Data.FY26]=&quot;&quot;;0;(IF([$Data.FY26]=&quot;?&quot;;&quot;?&quot;;1)))" office:value-type="float" office:value="1" calcext:value-type="float">
            <text:p>1</text:p>
          </table:table-cell>
          <table:table-cell table:formula="of:=IF([$Data.FZ26]=&quot;&quot;;0;(IF([$Data.FZ26]=&quot;?&quot;;&quot;?&quot;;1)))" office:value-type="float" office:value="0" calcext:value-type="float">
            <text:p>0</text:p>
          </table:table-cell>
          <table:table-cell table:formula="of:=IF([$Data.GA26]=&quot;&quot;;0;(IF([$Data.GA26]=&quot;?&quot;;&quot;?&quot;;1)))" office:value-type="float" office:value="1" calcext:value-type="float">
            <text:p>1</text:p>
          </table:table-cell>
          <table:table-cell table:formula="of:=IF([$Data.GB26]=&quot;&quot;;0;(IF([$Data.GB26]=&quot;?&quot;;&quot;?&quot;;1)))" office:value-type="float" office:value="0" calcext:value-type="float">
            <text:p>0</text:p>
          </table:table-cell>
          <table:table-cell table:formula="of:=IF([$Data.GC26]=&quot;&quot;;0;(IF([$Data.GC26]=&quot;?&quot;;&quot;?&quot;;1)))" office:value-type="float" office:value="0" calcext:value-type="float">
            <text:p>0</text:p>
          </table:table-cell>
          <table:table-cell table:formula="of:=IF([$Data.GD26]=&quot;&quot;;0;(IF([$Data.GD26]=&quot;?&quot;;&quot;?&quot;;1)))" office:value-type="float" office:value="0" calcext:value-type="float">
            <text:p>0</text:p>
          </table:table-cell>
          <table:table-cell table:formula="of:=IF([$Data.GE26]=&quot;&quot;;0;(IF([$Data.GE26]=&quot;?&quot;;&quot;?&quot;;1)))" office:value-type="float" office:value="1" calcext:value-type="float">
            <text:p>1</text:p>
          </table:table-cell>
          <table:table-cell table:formula="of:=IF([$Data.GF26]=&quot;&quot;;0;(IF([$Data.GF26]=&quot;?&quot;;&quot;?&quot;;1)))" office:value-type="float" office:value="1" calcext:value-type="float">
            <text:p>1</text:p>
          </table:table-cell>
          <table:table-cell table:formula="of:=IF([$Data.GG26]=&quot;&quot;;0;(IF([$Data.GG26]=&quot;?&quot;;&quot;?&quot;;1)))" office:value-type="float" office:value="0" calcext:value-type="float">
            <text:p>0</text:p>
          </table:table-cell>
          <table:table-cell table:formula="of:=IF([$Data.GH26]=&quot;&quot;;0;(IF([$Data.GH26]=&quot;?&quot;;&quot;?&quot;;1)))" office:value-type="float" office:value="0" calcext:value-type="float">
            <text:p>0</text:p>
          </table:table-cell>
          <table:table-cell table:formula="of:=IF([$Data.GI26]=&quot;&quot;;0;(IF([$Data.GI26]=&quot;?&quot;;&quot;?&quot;;1)))" office:value-type="float" office:value="1" calcext:value-type="float">
            <text:p>1</text:p>
          </table:table-cell>
          <table:table-cell table:formula="of:=IF([$Data.GJ26]=&quot;&quot;;0;(IF([$Data.GJ26]=&quot;?&quot;;&quot;?&quot;;1)))" office:value-type="float" office:value="0" calcext:value-type="float">
            <text:p>0</text:p>
          </table:table-cell>
          <table:table-cell table:formula="of:=IF([$Data.GK26]=&quot;&quot;;0;(IF([$Data.GK26]=&quot;?&quot;;&quot;?&quot;;1)))" office:value-type="float" office:value="1" calcext:value-type="float">
            <text:p>1</text:p>
          </table:table-cell>
          <table:table-cell table:formula="of:=IF([$Data.GL26]=&quot;&quot;;0;(IF([$Data.GL26]=&quot;?&quot;;&quot;?&quot;;1)))" office:value-type="float" office:value="0" calcext:value-type="float">
            <text:p>0</text:p>
          </table:table-cell>
          <table:table-cell table:formula="of:=IF([$Data.GM26]=&quot;&quot;;0;(IF([$Data.GM26]=&quot;?&quot;;&quot;?&quot;;1)))" office:value-type="float" office:value="0" calcext:value-type="float">
            <text:p>0</text:p>
          </table:table-cell>
          <table:table-cell table:formula="of:=IF([$Data.GN26]=&quot;&quot;;0;(IF([$Data.GN26]=&quot;?&quot;;&quot;?&quot;;1)))" office:value-type="float" office:value="0" calcext:value-type="float">
            <text:p>0</text:p>
          </table:table-cell>
          <table:table-cell table:formula="of:=IF([$Data.GO26]=&quot;&quot;;0;(IF([$Data.GO26]=&quot;?&quot;;&quot;?&quot;;1)))" office:value-type="float" office:value="0" calcext:value-type="float">
            <text:p>0</text:p>
          </table:table-cell>
          <table:table-cell table:formula="of:=IF([$Data.GP26]=&quot;&quot;;0;(IF([$Data.GP26]=&quot;?&quot;;&quot;?&quot;;1)))" office:value-type="float" office:value="0" calcext:value-type="float">
            <text:p>0</text:p>
          </table:table-cell>
          <table:table-cell table:formula="of:=IF([$Data.GQ26]=&quot;&quot;;0;(IF([$Data.GQ26]=&quot;?&quot;;&quot;?&quot;;1)))" office:value-type="float" office:value="0" calcext:value-type="float">
            <text:p>0</text:p>
          </table:table-cell>
          <table:table-cell table:formula="of:=IF([$Data.GR26]=&quot;&quot;;0;(IF([$Data.GR26]=&quot;?&quot;;&quot;?&quot;;1)))" office:value-type="float" office:value="0" calcext:value-type="float">
            <text:p>0</text:p>
          </table:table-cell>
          <table:table-cell table:formula="of:=IF([$Data.GS26]=&quot;&quot;;0;(IF([$Data.GS26]=&quot;?&quot;;&quot;?&quot;;1)))" office:value-type="float" office:value="0" calcext:value-type="float">
            <text:p>0</text:p>
          </table:table-cell>
          <table:table-cell table:formula="of:=IF([$Data.GT26]=&quot;&quot;;0;(IF([$Data.GT26]=&quot;?&quot;;&quot;?&quot;;1)))" office:value-type="float" office:value="0" calcext:value-type="float">
            <text:p>0</text:p>
          </table:table-cell>
          <table:table-cell table:formula="of:=IF([$Data.GU26]=&quot;&quot;;0;(IF([$Data.GU26]=&quot;?&quot;;&quot;?&quot;;1)))" office:value-type="float" office:value="0" calcext:value-type="float">
            <text:p>0</text:p>
          </table:table-cell>
          <table:table-cell table:formula="of:=IF([$Data.GV26]=&quot;&quot;;0;(IF([$Data.GV26]=&quot;?&quot;;&quot;?&quot;;1)))" office:value-type="float" office:value="0" calcext:value-type="float">
            <text:p>0</text:p>
          </table:table-cell>
          <table:table-cell table:formula="of:=IF([$Data.GW26]=&quot;&quot;;0;(IF([$Data.GW26]=&quot;?&quot;;&quot;?&quot;;1)))" office:value-type="float" office:value="0" calcext:value-type="float">
            <text:p>0</text:p>
          </table:table-cell>
          <table:table-cell table:formula="of:=IF([$Data.GX26]=&quot;&quot;;0;(IF([$Data.GX26]=&quot;?&quot;;&quot;?&quot;;1)))" office:value-type="float" office:value="0" calcext:value-type="float">
            <text:p>0</text:p>
          </table:table-cell>
          <table:table-cell table:formula="of:=IF([$Data.GY26]=&quot;&quot;;0;(IF([$Data.GY26]=&quot;?&quot;;&quot;?&quot;;1)))" office:value-type="float" office:value="0" calcext:value-type="float">
            <text:p>0</text:p>
          </table:table-cell>
          <table:table-cell table:formula="of:=IF([$Data.GZ26]=&quot;&quot;;0;(IF([$Data.GZ26]=&quot;?&quot;;&quot;?&quot;;1)))" office:value-type="float" office:value="0" calcext:value-type="float">
            <text:p>0</text:p>
          </table:table-cell>
          <table:table-cell table:formula="of:=IF([$Data.HA26]=&quot;&quot;;0;(IF([$Data.HA26]=&quot;?&quot;;&quot;?&quot;;1)))" office:value-type="float" office:value="0" calcext:value-type="float">
            <text:p>0</text:p>
          </table:table-cell>
          <table:table-cell table:formula="of:=IF([$Data.HB26]=&quot;&quot;;0;(IF([$Data.HB26]=&quot;?&quot;;&quot;?&quot;;1)))" office:value-type="float" office:value="0" calcext:value-type="float">
            <text:p>0</text:p>
          </table:table-cell>
          <table:table-cell table:formula="of:=IF([$Data.HC26]=&quot;&quot;;0;(IF([$Data.HC26]=&quot;?&quot;;&quot;?&quot;;1)))" office:value-type="float" office:value="0" calcext:value-type="float">
            <text:p>0</text:p>
          </table:table-cell>
          <table:table-cell table:formula="of:=IF([$Data.HD26]=&quot;&quot;;0;(IF([$Data.HD26]=&quot;?&quot;;&quot;?&quot;;1)))" office:value-type="float" office:value="0" calcext:value-type="float">
            <text:p>0</text:p>
          </table:table-cell>
          <table:table-cell table:formula="of:=IF([$Data.HE26]=&quot;&quot;;0;(IF([$Data.HE26]=&quot;?&quot;;&quot;?&quot;;1)))" office:value-type="float" office:value="0" calcext:value-type="float">
            <text:p>0</text:p>
          </table:table-cell>
          <table:table-cell table:formula="of:=IF([$Data.HF26]=&quot;&quot;;0;(IF([$Data.HF26]=&quot;?&quot;;&quot;?&quot;;1)))" office:value-type="float" office:value="0" calcext:value-type="float">
            <text:p>0</text:p>
          </table:table-cell>
          <table:table-cell table:formula="of:=IF([$Data.HG26]=&quot;&quot;;0;(IF([$Data.HG26]=&quot;?&quot;;&quot;?&quot;;1)))" office:value-type="float" office:value="0" calcext:value-type="float">
            <text:p>0</text:p>
          </table:table-cell>
          <table:table-cell table:formula="of:=IF([$Data.HH26]=&quot;&quot;;0;(IF([$Data.HH26]=&quot;?&quot;;&quot;?&quot;;1)))" office:value-type="float" office:value="0" calcext:value-type="float">
            <text:p>0</text:p>
          </table:table-cell>
          <table:table-cell table:formula="of:=IF([$Data.HI26]=&quot;&quot;;0;(IF([$Data.HI26]=&quot;?&quot;;&quot;?&quot;;1)))" office:value-type="float" office:value="0" calcext:value-type="float">
            <text:p>0</text:p>
          </table:table-cell>
          <table:table-cell table:formula="of:=IF([$Data.HJ26]=&quot;&quot;;0;(IF([$Data.HJ26]=&quot;?&quot;;&quot;?&quot;;1)))" office:value-type="float" office:value="0" calcext:value-type="float">
            <text:p>0</text:p>
          </table:table-cell>
          <table:table-cell table:formula="of:=IF([$Data.HK26]=&quot;&quot;;0;(IF([$Data.HK26]=&quot;?&quot;;&quot;?&quot;;1)))" office:value-type="float" office:value="0" calcext:value-type="float">
            <text:p>0</text:p>
          </table:table-cell>
          <table:table-cell table:formula="of:=IF([$Data.HL26]=&quot;&quot;;0;(IF([$Data.HL26]=&quot;?&quot;;&quot;?&quot;;1)))" office:value-type="float" office:value="0" calcext:value-type="float">
            <text:p>0</text:p>
          </table:table-cell>
          <table:table-cell table:formula="of:=IF([$Data.HM26]=&quot;&quot;;0;(IF([$Data.HM26]=&quot;?&quot;;&quot;?&quot;;1)))" office:value-type="float" office:value="0" calcext:value-type="float">
            <text:p>0</text:p>
          </table:table-cell>
          <table:table-cell table:formula="of:=IF([$Data.HN26]=&quot;&quot;;0;(IF([$Data.HN26]=&quot;?&quot;;&quot;?&quot;;1)))" office:value-type="float" office:value="0" calcext:value-type="float">
            <text:p>0</text:p>
          </table:table-cell>
          <table:table-cell table:formula="of:=IF([$Data.HO26]=&quot;&quot;;0;(IF([$Data.HO26]=&quot;?&quot;;&quot;?&quot;;1)))" office:value-type="float" office:value="0" calcext:value-type="float">
            <text:p>0</text:p>
          </table:table-cell>
          <table:table-cell table:formula="of:=IF([$Data.HP26]=&quot;&quot;;0;(IF([$Data.HP26]=&quot;?&quot;;&quot;?&quot;;1)))" office:value-type="float" office:value="0" calcext:value-type="float">
            <text:p>0</text:p>
          </table:table-cell>
          <table:table-cell table:formula="of:=IF([$Data.HQ26]=&quot;&quot;;0;(IF([$Data.HQ26]=&quot;?&quot;;&quot;?&quot;;1)))" office:value-type="float" office:value="0" calcext:value-type="float">
            <text:p>0</text:p>
          </table:table-cell>
          <table:table-cell table:formula="of:=IF([$Data.HR26]=&quot;&quot;;0;(IF([$Data.HR26]=&quot;?&quot;;&quot;?&quot;;1)))" office:value-type="float" office:value="0" calcext:value-type="float">
            <text:p>0</text:p>
          </table:table-cell>
          <table:table-cell table:formula="of:=IF([$Data.HS26]=&quot;&quot;;0;(IF([$Data.HS26]=&quot;?&quot;;&quot;?&quot;;1)))" office:value-type="float" office:value="0" calcext:value-type="float">
            <text:p>0</text:p>
          </table:table-cell>
          <table:table-cell table:formula="of:=IF([$Data.HT26]=&quot;&quot;;0;(IF([$Data.HT26]=&quot;?&quot;;&quot;?&quot;;1)))" office:value-type="float" office:value="0" calcext:value-type="float">
            <text:p>0</text:p>
          </table:table-cell>
          <table:table-cell table:formula="of:=IF([$Data.HU26]=&quot;&quot;;0;(IF([$Data.HU26]=&quot;?&quot;;&quot;?&quot;;1)))" office:value-type="float" office:value="0" calcext:value-type="float">
            <text:p>0</text:p>
          </table:table-cell>
          <table:table-cell table:formula="of:=IF([$Data.HV26]=&quot;&quot;;0;(IF([$Data.HV26]=&quot;?&quot;;&quot;?&quot;;1)))" office:value-type="float" office:value="0" calcext:value-type="float">
            <text:p>0</text:p>
          </table:table-cell>
          <table:table-cell table:formula="of:=IF([$Data.HW26]=&quot;&quot;;0;(IF([$Data.HW26]=&quot;?&quot;;&quot;?&quot;;1)))" office:value-type="float" office:value="0" calcext:value-type="float">
            <text:p>0</text:p>
          </table:table-cell>
          <table:table-cell table:formula="of:=IF([$Data.HX26]=&quot;&quot;;0;(IF([$Data.HX26]=&quot;?&quot;;&quot;?&quot;;1)))" office:value-type="float" office:value="0" calcext:value-type="float">
            <text:p>0</text:p>
          </table:table-cell>
          <table:table-cell table:formula="of:=IF([$Data.HY26]=&quot;&quot;;0;(IF([$Data.HY26]=&quot;?&quot;;&quot;?&quot;;1)))" office:value-type="float" office:value="0" calcext:value-type="float">
            <text:p>0</text:p>
          </table:table-cell>
          <table:table-cell table:formula="of:=IF([$Data.HZ26]=&quot;&quot;;0;(IF([$Data.HZ26]=&quot;?&quot;;&quot;?&quot;;1)))" office:value-type="float" office:value="0" calcext:value-type="float">
            <text:p>0</text:p>
          </table:table-cell>
          <table:table-cell table:formula="of:=IF([$Data.IA26]=&quot;&quot;;0;(IF([$Data.IA26]=&quot;?&quot;;&quot;?&quot;;1)))" office:value-type="float" office:value="0" calcext:value-type="float">
            <text:p>0</text:p>
          </table:table-cell>
          <table:table-cell table:formula="of:=IF([$Data.IB26]=&quot;&quot;;0;(IF([$Data.IB26]=&quot;?&quot;;&quot;?&quot;;1)))" office:value-type="float" office:value="0" calcext:value-type="float">
            <text:p>0</text:p>
          </table:table-cell>
          <table:table-cell table:formula="of:=IF([$Data.IC26]=&quot;&quot;;0;(IF([$Data.IC26]=&quot;?&quot;;&quot;?&quot;;1)))" office:value-type="float" office:value="0" calcext:value-type="float">
            <text:p>0</text:p>
          </table:table-cell>
          <table:table-cell table:formula="of:=IF([$Data.ID26]=&quot;&quot;;0;(IF([$Data.ID26]=&quot;?&quot;;&quot;?&quot;;1)))" office:value-type="float" office:value="0" calcext:value-type="float">
            <text:p>0</text:p>
          </table:table-cell>
          <table:table-cell table:formula="of:=IF([$Data.IE26]=&quot;&quot;;0;(IF([$Data.IE26]=&quot;?&quot;;&quot;?&quot;;1)))" office:value-type="float" office:value="0" calcext:value-type="float">
            <text:p>0</text:p>
          </table:table-cell>
          <table:table-cell table:formula="of:=IF([$Data.IF26]=&quot;&quot;;0;(IF([$Data.IF26]=&quot;?&quot;;&quot;?&quot;;1)))" office:value-type="float" office:value="0" calcext:value-type="float">
            <text:p>0</text:p>
          </table:table-cell>
          <table:table-cell table:formula="of:=IF([$Data.IG26]=&quot;&quot;;0;(IF([$Data.IG26]=&quot;?&quot;;&quot;?&quot;;1)))" office:value-type="float" office:value="0" calcext:value-type="float">
            <text:p>0</text:p>
          </table:table-cell>
          <table:table-cell table:formula="of:=IF([$Data.IH26]=&quot;&quot;;0;(IF([$Data.IH26]=&quot;?&quot;;&quot;?&quot;;1)))" office:value-type="float" office:value="0" calcext:value-type="float">
            <text:p>0</text:p>
          </table:table-cell>
          <table:table-cell table:formula="of:=IF([$Data.II26]=&quot;&quot;;0;(IF([$Data.II26]=&quot;?&quot;;&quot;?&quot;;1)))" office:value-type="float" office:value="0" calcext:value-type="float">
            <text:p>0</text:p>
          </table:table-cell>
          <table:table-cell table:formula="of:=IF([$Data.IJ26]=&quot;&quot;;0;(IF([$Data.IJ26]=&quot;?&quot;;&quot;?&quot;;1)))" office:value-type="float" office:value="0" calcext:value-type="float">
            <text:p>0</text:p>
          </table:table-cell>
          <table:table-cell table:formula="of:=IF([$Data.IK26]=&quot;&quot;;0;(IF([$Data.IK26]=&quot;?&quot;;&quot;?&quot;;1)))" office:value-type="float" office:value="0" calcext:value-type="float">
            <text:p>0</text:p>
          </table:table-cell>
          <table:table-cell table:formula="of:=IF([$Data.IL26]=&quot;&quot;;0;(IF([$Data.IL26]=&quot;?&quot;;&quot;?&quot;;1)))" office:value-type="float" office:value="0" calcext:value-type="float">
            <text:p>0</text:p>
          </table:table-cell>
          <table:table-cell table:formula="of:=IF([$Data.IM26]=&quot;&quot;;0;(IF([$Data.IM26]=&quot;?&quot;;&quot;?&quot;;1)))" office:value-type="float" office:value="0" calcext:value-type="float">
            <text:p>0</text:p>
          </table:table-cell>
          <table:table-cell table:formula="of:=IF([$Data.IN26]=&quot;&quot;;0;(IF([$Data.IN26]=&quot;?&quot;;&quot;?&quot;;1)))" office:value-type="float" office:value="0" calcext:value-type="float">
            <text:p>0</text:p>
          </table:table-cell>
          <table:table-cell table:formula="of:=IF([$Data.IO26]=&quot;&quot;;0;(IF([$Data.IO26]=&quot;?&quot;;&quot;?&quot;;1)))" office:value-type="float" office:value="0" calcext:value-type="float">
            <text:p>0</text:p>
          </table:table-cell>
          <table:table-cell table:formula="of:=IF([$Data.IP26]=&quot;&quot;;0;(IF([$Data.IP26]=&quot;?&quot;;&quot;?&quot;;1)))" office:value-type="float" office:value="0" calcext:value-type="float">
            <text:p>0</text:p>
          </table:table-cell>
          <table:table-cell table:number-columns-repeated="2"/>
          <table:table-cell table:formula="of:=SUM([.B23:.HI23])" office:value-type="float" office:value="54" calcext:value-type="float">
            <text:p>54</text:p>
          </table:table-cell>
          <table:table-cell table:number-columns-repeated="804"/>
        </table:table-row>
        <table:table-row table:style-name="ro15">
          <table:table-cell table:formula="of:=[$Data.B27]" office:value-type="string" office:string-value="Zhuang Longzhou" calcext:value-type="string">
            <text:p>Zhuang Longzhou</text:p>
          </table:table-cell>
          <table:table-cell table:formula="of:=IF([$Data.AI27]=&quot;&quot;;0;(IF([$Data.AI27]=&quot;?&quot;;&quot;?&quot;;1)))" office:value-type="float" office:value="1" calcext:value-type="float">
            <text:p>1</text:p>
          </table:table-cell>
          <table:table-cell table:formula="of:=IF([$Data.AJ27]=&quot;&quot;;0;(IF([$Data.AJ27]=&quot;?&quot;;&quot;?&quot;;1)))" office:value-type="float" office:value="0" calcext:value-type="float">
            <text:p>0</text:p>
          </table:table-cell>
          <table:table-cell table:formula="of:=IF([$Data.AK27]=&quot;&quot;;0;(IF([$Data.AK27]=&quot;?&quot;;&quot;?&quot;;1)))" office:value-type="float" office:value="1" calcext:value-type="float">
            <text:p>1</text:p>
          </table:table-cell>
          <table:table-cell table:formula="of:=IF([$Data.AL27]=&quot;&quot;;0;(IF([$Data.AL27]=&quot;?&quot;;&quot;?&quot;;1)))" office:value-type="float" office:value="1" calcext:value-type="float">
            <text:p>1</text:p>
          </table:table-cell>
          <table:table-cell table:formula="of:=IF([$Data.AM27]=&quot;&quot;;0;(IF([$Data.AM27]=&quot;?&quot;;&quot;?&quot;;1)))" office:value-type="float" office:value="1" calcext:value-type="float">
            <text:p>1</text:p>
          </table:table-cell>
          <table:table-cell table:formula="of:=IF([$Data.AN27]=&quot;&quot;;0;(IF([$Data.AN27]=&quot;?&quot;;&quot;?&quot;;1)))" office:value-type="float" office:value="0" calcext:value-type="float">
            <text:p>0</text:p>
          </table:table-cell>
          <table:table-cell table:formula="of:=IF([$Data.AO27]=&quot;&quot;;0;(IF([$Data.AO27]=&quot;?&quot;;&quot;?&quot;;1)))" office:value-type="float" office:value="0" calcext:value-type="float">
            <text:p>0</text:p>
          </table:table-cell>
          <table:table-cell table:formula="of:=IF([$Data.AP27]=&quot;&quot;;0;(IF([$Data.AP27]=&quot;?&quot;;&quot;?&quot;;1)))" office:value-type="float" office:value="1" calcext:value-type="float">
            <text:p>1</text:p>
          </table:table-cell>
          <table:table-cell table:formula="of:=IF([$Data.AQ27]=&quot;&quot;;0;(IF([$Data.AQ27]=&quot;?&quot;;&quot;?&quot;;1)))" office:value-type="float" office:value="1" calcext:value-type="float">
            <text:p>1</text:p>
          </table:table-cell>
          <table:table-cell table:formula="of:=IF([$Data.AR27]=&quot;&quot;;0;(IF([$Data.AR27]=&quot;?&quot;;&quot;?&quot;;1)))" office:value-type="float" office:value="0" calcext:value-type="float">
            <text:p>0</text:p>
          </table:table-cell>
          <table:table-cell table:formula="of:=IF([$Data.AS27]=&quot;&quot;;0;(IF([$Data.AS27]=&quot;?&quot;;&quot;?&quot;;1)))" office:value-type="float" office:value="1" calcext:value-type="float">
            <text:p>1</text:p>
          </table:table-cell>
          <table:table-cell table:formula="of:=IF([$Data.AT27]=&quot;&quot;;0;(IF([$Data.AT27]=&quot;?&quot;;&quot;?&quot;;1)))" office:value-type="float" office:value="0" calcext:value-type="float">
            <text:p>0</text:p>
          </table:table-cell>
          <table:table-cell table:formula="of:=IF([$Data.AU27]=&quot;&quot;;0;(IF([$Data.AU27]=&quot;?&quot;;&quot;?&quot;;1)))" office:value-type="float" office:value="1" calcext:value-type="float">
            <text:p>1</text:p>
          </table:table-cell>
          <table:table-cell table:formula="of:=IF([$Data.AV27]=&quot;&quot;;0;(IF([$Data.AV27]=&quot;?&quot;;&quot;?&quot;;1)))" office:value-type="float" office:value="1" calcext:value-type="float">
            <text:p>1</text:p>
          </table:table-cell>
          <table:table-cell table:formula="of:=IF([$Data.AW27]=&quot;&quot;;0;(IF([$Data.AW27]=&quot;?&quot;;&quot;?&quot;;1)))" office:value-type="float" office:value="0" calcext:value-type="float">
            <text:p>0</text:p>
          </table:table-cell>
          <table:table-cell table:formula="of:=IF([$Data.AX27]=&quot;&quot;;0;(IF([$Data.AX27]=&quot;?&quot;;&quot;?&quot;;1)))" office:value-type="float" office:value="1" calcext:value-type="float">
            <text:p>1</text:p>
          </table:table-cell>
          <table:table-cell table:formula="of:=IF([$Data.AY27]=&quot;&quot;;0;(IF([$Data.AY27]=&quot;?&quot;;&quot;?&quot;;1)))" office:value-type="float" office:value="1" calcext:value-type="float">
            <text:p>1</text:p>
          </table:table-cell>
          <table:table-cell table:formula="of:=IF([$Data.AZ27]=&quot;&quot;;0;(IF([$Data.AZ27]=&quot;?&quot;;&quot;?&quot;;1)))" office:value-type="float" office:value="1" calcext:value-type="float">
            <text:p>1</text:p>
          </table:table-cell>
          <table:table-cell table:formula="of:=IF([$Data.BA27]=&quot;&quot;;0;(IF([$Data.BA27]=&quot;?&quot;;&quot;?&quot;;1)))" office:value-type="float" office:value="0" calcext:value-type="float">
            <text:p>0</text:p>
          </table:table-cell>
          <table:table-cell table:formula="of:=IF([$Data.BB27]=&quot;&quot;;0;(IF([$Data.BB27]=&quot;?&quot;;&quot;?&quot;;1)))" office:value-type="float" office:value="1" calcext:value-type="float">
            <text:p>1</text:p>
          </table:table-cell>
          <table:table-cell table:formula="of:=IF([$Data.BC27]=&quot;&quot;;0;(IF([$Data.BC27]=&quot;?&quot;;&quot;?&quot;;1)))" office:value-type="float" office:value="0" calcext:value-type="float">
            <text:p>0</text:p>
          </table:table-cell>
          <table:table-cell table:formula="of:=IF([$Data.BD27]=&quot;&quot;;0;(IF([$Data.BD27]=&quot;?&quot;;&quot;?&quot;;1)))" office:value-type="float" office:value="1" calcext:value-type="float">
            <text:p>1</text:p>
          </table:table-cell>
          <table:table-cell table:formula="of:=IF([$Data.BE27]=&quot;&quot;;0;(IF([$Data.BE27]=&quot;?&quot;;&quot;?&quot;;1)))" office:value-type="float" office:value="0" calcext:value-type="float">
            <text:p>0</text:p>
          </table:table-cell>
          <table:table-cell table:formula="of:=IF([$Data.BF27]=&quot;&quot;;0;(IF([$Data.BF27]=&quot;?&quot;;&quot;?&quot;;1)))" office:value-type="float" office:value="0" calcext:value-type="float">
            <text:p>0</text:p>
          </table:table-cell>
          <table:table-cell table:formula="of:=IF([$Data.BG27]=&quot;&quot;;0;(IF([$Data.BG27]=&quot;?&quot;;&quot;?&quot;;1)))" office:value-type="float" office:value="0" calcext:value-type="float">
            <text:p>0</text:p>
          </table:table-cell>
          <table:table-cell table:formula="of:=IF([$Data.BH27]=&quot;&quot;;0;(IF([$Data.BH27]=&quot;?&quot;;&quot;?&quot;;1)))" office:value-type="float" office:value="1" calcext:value-type="float">
            <text:p>1</text:p>
          </table:table-cell>
          <table:table-cell table:formula="of:=IF([$Data.BI27]=&quot;&quot;;0;(IF([$Data.BI27]=&quot;?&quot;;&quot;?&quot;;1)))" office:value-type="float" office:value="1" calcext:value-type="float">
            <text:p>1</text:p>
          </table:table-cell>
          <table:table-cell table:formula="of:=IF([$Data.BJ27]=&quot;&quot;;0;(IF([$Data.BJ27]=&quot;?&quot;;&quot;?&quot;;1)))" office:value-type="float" office:value="1" calcext:value-type="float">
            <text:p>1</text:p>
          </table:table-cell>
          <table:table-cell table:formula="of:=IF([$Data.BK27]=&quot;&quot;;0;(IF([$Data.BK27]=&quot;?&quot;;&quot;?&quot;;1)))" office:value-type="float" office:value="0" calcext:value-type="float">
            <text:p>0</text:p>
          </table:table-cell>
          <table:table-cell table:formula="of:=IF([$Data.BL27]=&quot;&quot;;0;(IF([$Data.BL27]=&quot;?&quot;;&quot;?&quot;;1)))" office:value-type="float" office:value="0" calcext:value-type="float">
            <text:p>0</text:p>
          </table:table-cell>
          <table:table-cell table:formula="of:=IF([$Data.BM27]=&quot;&quot;;0;(IF([$Data.BM27]=&quot;?&quot;;&quot;?&quot;;1)))" office:value-type="float" office:value="0" calcext:value-type="float">
            <text:p>0</text:p>
          </table:table-cell>
          <table:table-cell table:formula="of:=IF([$Data.BN27]=&quot;&quot;;0;(IF([$Data.BN27]=&quot;?&quot;;&quot;?&quot;;1)))" office:value-type="float" office:value="0" calcext:value-type="float">
            <text:p>0</text:p>
          </table:table-cell>
          <table:table-cell table:formula="of:=IF([$Data.BO27]=&quot;&quot;;0;(IF([$Data.BO27]=&quot;?&quot;;&quot;?&quot;;1)))" office:value-type="float" office:value="0" calcext:value-type="float">
            <text:p>0</text:p>
          </table:table-cell>
          <table:table-cell table:formula="of:=IF([$Data.BP27]=&quot;&quot;;0;(IF([$Data.BP27]=&quot;?&quot;;&quot;?&quot;;1)))" office:value-type="float" office:value="0" calcext:value-type="float">
            <text:p>0</text:p>
          </table:table-cell>
          <table:table-cell table:formula="of:=IF([$Data.BQ27]=&quot;&quot;;0;(IF([$Data.BQ27]=&quot;?&quot;;&quot;?&quot;;1)))" office:value-type="float" office:value="0" calcext:value-type="float">
            <text:p>0</text:p>
          </table:table-cell>
          <table:table-cell table:formula="of:=IF([$Data.BR27]=&quot;&quot;;0;(IF([$Data.BR27]=&quot;?&quot;;&quot;?&quot;;1)))" office:value-type="float" office:value="0" calcext:value-type="float">
            <text:p>0</text:p>
          </table:table-cell>
          <table:table-cell table:formula="of:=IF([$Data.BS27]=&quot;&quot;;0;(IF([$Data.BS27]=&quot;?&quot;;&quot;?&quot;;1)))" office:value-type="float" office:value="0" calcext:value-type="float">
            <text:p>0</text:p>
          </table:table-cell>
          <table:table-cell table:formula="of:=IF([$Data.BT27]=&quot;&quot;;0;(IF([$Data.BT27]=&quot;?&quot;;&quot;?&quot;;1)))" office:value-type="float" office:value="0" calcext:value-type="float">
            <text:p>0</text:p>
          </table:table-cell>
          <table:table-cell table:formula="of:=IF([$Data.BU27]=&quot;&quot;;0;(IF([$Data.BU27]=&quot;?&quot;;&quot;?&quot;;1)))" office:value-type="float" office:value="0" calcext:value-type="float">
            <text:p>0</text:p>
          </table:table-cell>
          <table:table-cell table:formula="of:=IF([$Data.BV27]=&quot;&quot;;0;(IF([$Data.BV27]=&quot;?&quot;;&quot;?&quot;;1)))" office:value-type="float" office:value="0" calcext:value-type="float">
            <text:p>0</text:p>
          </table:table-cell>
          <table:table-cell table:formula="of:=IF([$Data.BW27]=&quot;&quot;;0;(IF([$Data.BW27]=&quot;?&quot;;&quot;?&quot;;1)))" office:value-type="float" office:value="0" calcext:value-type="float">
            <text:p>0</text:p>
          </table:table-cell>
          <table:table-cell table:formula="of:=IF([$Data.BX27]=&quot;&quot;;0;(IF([$Data.BX27]=&quot;?&quot;;&quot;?&quot;;1)))" office:value-type="float" office:value="0" calcext:value-type="float">
            <text:p>0</text:p>
          </table:table-cell>
          <table:table-cell table:formula="of:=IF([$Data.BY27]=&quot;&quot;;0;(IF([$Data.BY27]=&quot;?&quot;;&quot;?&quot;;1)))" office:value-type="float" office:value="0" calcext:value-type="float">
            <text:p>0</text:p>
          </table:table-cell>
          <table:table-cell table:formula="of:=IF([$Data.BZ27]=&quot;&quot;;0;(IF([$Data.BZ27]=&quot;?&quot;;&quot;?&quot;;1)))" office:value-type="float" office:value="1" calcext:value-type="float">
            <text:p>1</text:p>
          </table:table-cell>
          <table:table-cell table:formula="of:=IF([$Data.CA27]=&quot;&quot;;0;(IF([$Data.CA27]=&quot;?&quot;;&quot;?&quot;;1)))" office:value-type="float" office:value="0" calcext:value-type="float">
            <text:p>0</text:p>
          </table:table-cell>
          <table:table-cell table:formula="of:=IF([$Data.CB27]=&quot;&quot;;0;(IF([$Data.CB27]=&quot;?&quot;;&quot;?&quot;;1)))" office:value-type="float" office:value="1" calcext:value-type="float">
            <text:p>1</text:p>
          </table:table-cell>
          <table:table-cell table:formula="of:=IF([$Data.CC27]=&quot;&quot;;0;(IF([$Data.CC27]=&quot;?&quot;;&quot;?&quot;;1)))" office:value-type="float" office:value="0" calcext:value-type="float">
            <text:p>0</text:p>
          </table:table-cell>
          <table:table-cell table:formula="of:=IF([$Data.CD27]=&quot;&quot;;0;(IF([$Data.CD27]=&quot;?&quot;;&quot;?&quot;;1)))" office:value-type="float" office:value="1" calcext:value-type="float">
            <text:p>1</text:p>
          </table:table-cell>
          <table:table-cell table:formula="of:=IF([$Data.CE27]=&quot;&quot;;0;(IF([$Data.CE27]=&quot;?&quot;;&quot;?&quot;;1)))" office:value-type="float" office:value="1" calcext:value-type="float">
            <text:p>1</text:p>
          </table:table-cell>
          <table:table-cell table:formula="of:=IF([$Data.CF27]=&quot;&quot;;0;(IF([$Data.CF27]=&quot;?&quot;;&quot;?&quot;;1)))" office:value-type="float" office:value="0" calcext:value-type="float">
            <text:p>0</text:p>
          </table:table-cell>
          <table:table-cell table:formula="of:=IF([$Data.CG27]=&quot;&quot;;0;(IF([$Data.CG27]=&quot;?&quot;;&quot;?&quot;;1)))" office:value-type="float" office:value="1" calcext:value-type="float">
            <text:p>1</text:p>
          </table:table-cell>
          <table:table-cell table:formula="of:=IF([$Data.CH27]=&quot;&quot;;0;(IF([$Data.CH27]=&quot;?&quot;;&quot;?&quot;;1)))" office:value-type="float" office:value="0" calcext:value-type="float">
            <text:p>0</text:p>
          </table:table-cell>
          <table:table-cell table:formula="of:=IF([$Data.CI27]=&quot;&quot;;0;(IF([$Data.CI27]=&quot;?&quot;;&quot;?&quot;;1)))" office:value-type="float" office:value="0" calcext:value-type="float">
            <text:p>0</text:p>
          </table:table-cell>
          <table:table-cell table:formula="of:=IF([$Data.CJ27]=&quot;&quot;;0;(IF([$Data.CJ27]=&quot;?&quot;;&quot;?&quot;;1)))" office:value-type="float" office:value="0" calcext:value-type="float">
            <text:p>0</text:p>
          </table:table-cell>
          <table:table-cell table:formula="of:=IF([$Data.CK27]=&quot;&quot;;0;(IF([$Data.CK27]=&quot;?&quot;;&quot;?&quot;;1)))" office:value-type="float" office:value="0" calcext:value-type="float">
            <text:p>0</text:p>
          </table:table-cell>
          <table:table-cell table:formula="of:=IF([$Data.CL27]=&quot;&quot;;0;(IF([$Data.CL27]=&quot;?&quot;;&quot;?&quot;;1)))" office:value-type="float" office:value="0" calcext:value-type="float">
            <text:p>0</text:p>
          </table:table-cell>
          <table:table-cell table:formula="of:=IF([$Data.CM27]=&quot;&quot;;0;(IF([$Data.CM27]=&quot;?&quot;;&quot;?&quot;;1)))" office:value-type="float" office:value="0" calcext:value-type="float">
            <text:p>0</text:p>
          </table:table-cell>
          <table:table-cell table:formula="of:=IF([$Data.CN27]=&quot;&quot;;0;(IF([$Data.CN27]=&quot;?&quot;;&quot;?&quot;;1)))" office:value-type="float" office:value="1" calcext:value-type="float">
            <text:p>1</text:p>
          </table:table-cell>
          <table:table-cell table:formula="of:=IF([$Data.CO27]=&quot;&quot;;0;(IF([$Data.CO27]=&quot;?&quot;;&quot;?&quot;;1)))" office:value-type="float" office:value="1" calcext:value-type="float">
            <text:p>1</text:p>
          </table:table-cell>
          <table:table-cell table:formula="of:=IF([$Data.CP27]=&quot;&quot;;0;(IF([$Data.CP27]=&quot;?&quot;;&quot;?&quot;;1)))" office:value-type="float" office:value="0" calcext:value-type="float">
            <text:p>0</text:p>
          </table:table-cell>
          <table:table-cell table:formula="of:=IF([$Data.CQ27]=&quot;&quot;;0;(IF([$Data.CQ27]=&quot;?&quot;;&quot;?&quot;;1)))" office:value-type="float" office:value="1" calcext:value-type="float">
            <text:p>1</text:p>
          </table:table-cell>
          <table:table-cell table:formula="of:=IF([$Data.CR27]=&quot;&quot;;0;(IF([$Data.CR27]=&quot;?&quot;;&quot;?&quot;;1)))" office:value-type="float" office:value="0" calcext:value-type="float">
            <text:p>0</text:p>
          </table:table-cell>
          <table:table-cell table:formula="of:=IF([$Data.CS27]=&quot;&quot;;0;(IF([$Data.CS27]=&quot;?&quot;;&quot;?&quot;;1)))" office:value-type="float" office:value="0" calcext:value-type="float">
            <text:p>0</text:p>
          </table:table-cell>
          <table:table-cell table:formula="of:=IF([$Data.CT27]=&quot;&quot;;0;(IF([$Data.CT27]=&quot;?&quot;;&quot;?&quot;;1)))" office:value-type="float" office:value="0" calcext:value-type="float">
            <text:p>0</text:p>
          </table:table-cell>
          <table:table-cell table:formula="of:=IF([$Data.CU27]=&quot;&quot;;0;(IF([$Data.CU27]=&quot;?&quot;;&quot;?&quot;;1)))" office:value-type="float" office:value="0" calcext:value-type="float">
            <text:p>0</text:p>
          </table:table-cell>
          <table:table-cell table:formula="of:=IF([$Data.CV27]=&quot;&quot;;0;(IF([$Data.CV27]=&quot;?&quot;;&quot;?&quot;;1)))" office:value-type="float" office:value="0" calcext:value-type="float">
            <text:p>0</text:p>
          </table:table-cell>
          <table:table-cell table:formula="of:=IF([$Data.CW27]=&quot;&quot;;0;(IF([$Data.CW27]=&quot;?&quot;;&quot;?&quot;;1)))" office:value-type="float" office:value="0" calcext:value-type="float">
            <text:p>0</text:p>
          </table:table-cell>
          <table:table-cell table:formula="of:=IF([$Data.CX27]=&quot;&quot;;0;(IF([$Data.CX27]=&quot;?&quot;;&quot;?&quot;;1)))" office:value-type="float" office:value="0" calcext:value-type="float">
            <text:p>0</text:p>
          </table:table-cell>
          <table:table-cell table:formula="of:=IF([$Data.CY27]=&quot;&quot;;0;(IF([$Data.CY27]=&quot;?&quot;;&quot;?&quot;;1)))" office:value-type="float" office:value="1" calcext:value-type="float">
            <text:p>1</text:p>
          </table:table-cell>
          <table:table-cell table:formula="of:=IF([$Data.CZ27]=&quot;&quot;;0;(IF([$Data.CZ27]=&quot;?&quot;;&quot;?&quot;;1)))" office:value-type="float" office:value="0" calcext:value-type="float">
            <text:p>0</text:p>
          </table:table-cell>
          <table:table-cell table:formula="of:=IF([$Data.DA27]=&quot;&quot;;0;(IF([$Data.DA27]=&quot;?&quot;;&quot;?&quot;;1)))" office:value-type="float" office:value="1" calcext:value-type="float">
            <text:p>1</text:p>
          </table:table-cell>
          <table:table-cell table:formula="of:=IF([$Data.DB27]=&quot;&quot;;0;(IF([$Data.DB27]=&quot;?&quot;;&quot;?&quot;;1)))" office:value-type="float" office:value="0" calcext:value-type="float">
            <text:p>0</text:p>
          </table:table-cell>
          <table:table-cell table:formula="of:=IF([$Data.DC27]=&quot;&quot;;0;(IF([$Data.DC27]=&quot;?&quot;;&quot;?&quot;;1)))" office:value-type="float" office:value="0" calcext:value-type="float">
            <text:p>0</text:p>
          </table:table-cell>
          <table:table-cell table:formula="of:=IF([$Data.DD27]=&quot;&quot;;0;(IF([$Data.DD27]=&quot;?&quot;;&quot;?&quot;;1)))" office:value-type="float" office:value="0" calcext:value-type="float">
            <text:p>0</text:p>
          </table:table-cell>
          <table:table-cell table:formula="of:=IF([$Data.DE27]=&quot;&quot;;0;(IF([$Data.DE27]=&quot;?&quot;;&quot;?&quot;;1)))" office:value-type="float" office:value="1" calcext:value-type="float">
            <text:p>1</text:p>
          </table:table-cell>
          <table:table-cell table:formula="of:=IF([$Data.DF27]=&quot;&quot;;0;(IF([$Data.DF27]=&quot;?&quot;;&quot;?&quot;;1)))" office:value-type="float" office:value="1" calcext:value-type="float">
            <text:p>1</text:p>
          </table:table-cell>
          <table:table-cell table:formula="of:=IF([$Data.DG27]=&quot;&quot;;0;(IF([$Data.DG27]=&quot;?&quot;;&quot;?&quot;;1)))" office:value-type="float" office:value="0" calcext:value-type="float">
            <text:p>0</text:p>
          </table:table-cell>
          <table:table-cell table:formula="of:=IF([$Data.DH27]=&quot;&quot;;0;(IF([$Data.DH27]=&quot;?&quot;;&quot;?&quot;;1)))" office:value-type="float" office:value="0" calcext:value-type="float">
            <text:p>0</text:p>
          </table:table-cell>
          <table:table-cell table:formula="of:=IF([$Data.DI27]=&quot;&quot;;0;(IF([$Data.DI27]=&quot;?&quot;;&quot;?&quot;;1)))" office:value-type="float" office:value="0" calcext:value-type="float">
            <text:p>0</text:p>
          </table:table-cell>
          <table:table-cell table:formula="of:=IF([$Data.DJ27]=&quot;&quot;;0;(IF([$Data.DJ27]=&quot;?&quot;;&quot;?&quot;;1)))" office:value-type="float" office:value="1" calcext:value-type="float">
            <text:p>1</text:p>
          </table:table-cell>
          <table:table-cell table:formula="of:=IF([$Data.DK27]=&quot;&quot;;0;(IF([$Data.DK27]=&quot;?&quot;;&quot;?&quot;;1)))" office:value-type="float" office:value="0" calcext:value-type="float">
            <text:p>0</text:p>
          </table:table-cell>
          <table:table-cell table:formula="of:=IF([$Data.DL27]=&quot;&quot;;0;(IF([$Data.DL27]=&quot;?&quot;;&quot;?&quot;;1)))" office:value-type="float" office:value="0" calcext:value-type="float">
            <text:p>0</text:p>
          </table:table-cell>
          <table:table-cell table:formula="of:=IF([$Data.DM27]=&quot;&quot;;0;(IF([$Data.DM27]=&quot;?&quot;;&quot;?&quot;;1)))" office:value-type="float" office:value="0" calcext:value-type="float">
            <text:p>0</text:p>
          </table:table-cell>
          <table:table-cell table:formula="of:=IF([$Data.DN27]=&quot;&quot;;0;(IF([$Data.DN27]=&quot;?&quot;;&quot;?&quot;;1)))" office:value-type="float" office:value="0" calcext:value-type="float">
            <text:p>0</text:p>
          </table:table-cell>
          <table:table-cell table:formula="of:=IF([$Data.DO27]=&quot;&quot;;0;(IF([$Data.DO27]=&quot;?&quot;;&quot;?&quot;;1)))" office:value-type="float" office:value="1" calcext:value-type="float">
            <text:p>1</text:p>
          </table:table-cell>
          <table:table-cell table:formula="of:=IF([$Data.DP27]=&quot;&quot;;0;(IF([$Data.DP27]=&quot;?&quot;;&quot;?&quot;;1)))" office:value-type="float" office:value="1" calcext:value-type="float">
            <text:p>1</text:p>
          </table:table-cell>
          <table:table-cell table:formula="of:=IF([$Data.DQ27]=&quot;&quot;;0;(IF([$Data.DQ27]=&quot;?&quot;;&quot;?&quot;;1)))" office:value-type="float" office:value="0" calcext:value-type="float">
            <text:p>0</text:p>
          </table:table-cell>
          <table:table-cell table:formula="of:=IF([$Data.DR27]=&quot;&quot;;0;(IF([$Data.DR27]=&quot;?&quot;;&quot;?&quot;;1)))" office:value-type="float" office:value="0" calcext:value-type="float">
            <text:p>0</text:p>
          </table:table-cell>
          <table:table-cell table:formula="of:=IF([$Data.DS27]=&quot;&quot;;0;(IF([$Data.DS27]=&quot;?&quot;;&quot;?&quot;;1)))" office:value-type="float" office:value="0" calcext:value-type="float">
            <text:p>0</text:p>
          </table:table-cell>
          <table:table-cell table:formula="of:=IF([$Data.DT27]=&quot;&quot;;0;(IF([$Data.DT27]=&quot;?&quot;;&quot;?&quot;;1)))" office:value-type="float" office:value="1" calcext:value-type="float">
            <text:p>1</text:p>
          </table:table-cell>
          <table:table-cell table:formula="of:=IF([$Data.DU27]=&quot;&quot;;0;(IF([$Data.DU27]=&quot;?&quot;;&quot;?&quot;;1)))" office:value-type="float" office:value="0" calcext:value-type="float">
            <text:p>0</text:p>
          </table:table-cell>
          <table:table-cell table:formula="of:=IF([$Data.DV27]=&quot;&quot;;0;(IF([$Data.DV27]=&quot;?&quot;;&quot;?&quot;;1)))" office:value-type="float" office:value="1" calcext:value-type="float">
            <text:p>1</text:p>
          </table:table-cell>
          <table:table-cell table:formula="of:=IF([$Data.DW27]=&quot;&quot;;0;(IF([$Data.DW27]=&quot;?&quot;;&quot;?&quot;;1)))" office:value-type="float" office:value="0" calcext:value-type="float">
            <text:p>0</text:p>
          </table:table-cell>
          <table:table-cell table:formula="of:=IF([$Data.DX27]=&quot;&quot;;0;(IF([$Data.DX27]=&quot;?&quot;;&quot;?&quot;;1)))" office:value-type="float" office:value="0" calcext:value-type="float">
            <text:p>0</text:p>
          </table:table-cell>
          <table:table-cell table:formula="of:=IF([$Data.DY27]=&quot;&quot;;0;(IF([$Data.DY27]=&quot;?&quot;;&quot;?&quot;;1)))" office:value-type="float" office:value="0" calcext:value-type="float">
            <text:p>0</text:p>
          </table:table-cell>
          <table:table-cell table:formula="of:=IF([$Data.DZ27]=&quot;&quot;;0;(IF([$Data.DZ27]=&quot;?&quot;;&quot;?&quot;;1)))" office:value-type="float" office:value="1" calcext:value-type="float">
            <text:p>1</text:p>
          </table:table-cell>
          <table:table-cell table:formula="of:=IF([$Data.EA27]=&quot;&quot;;0;(IF([$Data.EA27]=&quot;?&quot;;&quot;?&quot;;1)))" office:value-type="float" office:value="0" calcext:value-type="float">
            <text:p>0</text:p>
          </table:table-cell>
          <table:table-cell table:formula="of:=IF([$Data.EB27]=&quot;&quot;;0;(IF([$Data.EB27]=&quot;?&quot;;&quot;?&quot;;1)))" office:value-type="float" office:value="0" calcext:value-type="float">
            <text:p>0</text:p>
          </table:table-cell>
          <table:table-cell table:formula="of:=IF([$Data.EC27]=&quot;&quot;;0;(IF([$Data.EC27]=&quot;?&quot;;&quot;?&quot;;1)))" office:value-type="float" office:value="0" calcext:value-type="float">
            <text:p>0</text:p>
          </table:table-cell>
          <table:table-cell table:formula="of:=IF([$Data.ED27]=&quot;&quot;;0;(IF([$Data.ED27]=&quot;?&quot;;&quot;?&quot;;1)))" office:value-type="float" office:value="0" calcext:value-type="float">
            <text:p>0</text:p>
          </table:table-cell>
          <table:table-cell table:formula="of:=IF([$Data.EE27]=&quot;&quot;;0;(IF([$Data.EE27]=&quot;?&quot;;&quot;?&quot;;1)))" office:value-type="float" office:value="0" calcext:value-type="float">
            <text:p>0</text:p>
          </table:table-cell>
          <table:table-cell table:formula="of:=IF([$Data.EF27]=&quot;&quot;;0;(IF([$Data.EF27]=&quot;?&quot;;&quot;?&quot;;1)))" office:value-type="float" office:value="0" calcext:value-type="float">
            <text:p>0</text:p>
          </table:table-cell>
          <table:table-cell table:formula="of:=IF([$Data.EG27]=&quot;&quot;;0;(IF([$Data.EG27]=&quot;?&quot;;&quot;?&quot;;1)))" office:value-type="float" office:value="0" calcext:value-type="float">
            <text:p>0</text:p>
          </table:table-cell>
          <table:table-cell table:formula="of:=IF([$Data.EH27]=&quot;&quot;;0;(IF([$Data.EH27]=&quot;?&quot;;&quot;?&quot;;1)))" office:value-type="float" office:value="0" calcext:value-type="float">
            <text:p>0</text:p>
          </table:table-cell>
          <table:table-cell table:formula="of:=IF([$Data.EI27]=&quot;&quot;;0;(IF([$Data.EI27]=&quot;?&quot;;&quot;?&quot;;1)))" office:value-type="float" office:value="1" calcext:value-type="float">
            <text:p>1</text:p>
          </table:table-cell>
          <table:table-cell table:formula="of:=IF([$Data.EJ27]=&quot;&quot;;0;(IF([$Data.EJ27]=&quot;?&quot;;&quot;?&quot;;1)))" office:value-type="float" office:value="0" calcext:value-type="float">
            <text:p>0</text:p>
          </table:table-cell>
          <table:table-cell table:formula="of:=IF([$Data.EK27]=&quot;&quot;;0;(IF([$Data.EK27]=&quot;?&quot;;&quot;?&quot;;1)))" office:value-type="float" office:value="0" calcext:value-type="float">
            <text:p>0</text:p>
          </table:table-cell>
          <table:table-cell table:formula="of:=IF([$Data.EL27]=&quot;&quot;;0;(IF([$Data.EL27]=&quot;?&quot;;&quot;?&quot;;1)))" office:value-type="float" office:value="0" calcext:value-type="float">
            <text:p>0</text:p>
          </table:table-cell>
          <table:table-cell table:formula="of:=IF([$Data.EM27]=&quot;&quot;;0;(IF([$Data.EM27]=&quot;?&quot;;&quot;?&quot;;1)))" office:value-type="float" office:value="0" calcext:value-type="float">
            <text:p>0</text:p>
          </table:table-cell>
          <table:table-cell table:formula="of:=IF([$Data.EN27]=&quot;&quot;;0;(IF([$Data.EN27]=&quot;?&quot;;&quot;?&quot;;1)))" office:value-type="float" office:value="0" calcext:value-type="float">
            <text:p>0</text:p>
          </table:table-cell>
          <table:table-cell table:formula="of:=IF([$Data.EO27]=&quot;&quot;;0;(IF([$Data.EO27]=&quot;?&quot;;&quot;?&quot;;1)))" office:value-type="float" office:value="0" calcext:value-type="float">
            <text:p>0</text:p>
          </table:table-cell>
          <table:table-cell table:formula="of:=IF([$Data.EP27]=&quot;&quot;;0;(IF([$Data.EP27]=&quot;?&quot;;&quot;?&quot;;1)))" office:value-type="float" office:value="0" calcext:value-type="float">
            <text:p>0</text:p>
          </table:table-cell>
          <table:table-cell table:formula="of:=IF([$Data.EQ27]=&quot;&quot;;0;(IF([$Data.EQ27]=&quot;?&quot;;&quot;?&quot;;1)))" office:value-type="float" office:value="0" calcext:value-type="float">
            <text:p>0</text:p>
          </table:table-cell>
          <table:table-cell table:formula="of:=IF([$Data.ER27]=&quot;&quot;;0;(IF([$Data.ER27]=&quot;?&quot;;&quot;?&quot;;1)))" office:value-type="float" office:value="0" calcext:value-type="float">
            <text:p>0</text:p>
          </table:table-cell>
          <table:table-cell table:formula="of:=IF([$Data.ES27]=&quot;&quot;;0;(IF([$Data.ES27]=&quot;?&quot;;&quot;?&quot;;1)))" office:value-type="float" office:value="0" calcext:value-type="float">
            <text:p>0</text:p>
          </table:table-cell>
          <table:table-cell table:formula="of:=IF([$Data.ET27]=&quot;&quot;;0;(IF([$Data.ET27]=&quot;?&quot;;&quot;?&quot;;1)))" office:value-type="float" office:value="1" calcext:value-type="float">
            <text:p>1</text:p>
          </table:table-cell>
          <table:table-cell table:formula="of:=IF([$Data.EU27]=&quot;&quot;;0;(IF([$Data.EU27]=&quot;?&quot;;&quot;?&quot;;1)))" office:value-type="float" office:value="1" calcext:value-type="float">
            <text:p>1</text:p>
          </table:table-cell>
          <table:table-cell table:formula="of:=IF([$Data.EV27]=&quot;&quot;;0;(IF([$Data.EV27]=&quot;?&quot;;&quot;?&quot;;1)))" office:value-type="float" office:value="0" calcext:value-type="float">
            <text:p>0</text:p>
          </table:table-cell>
          <table:table-cell table:formula="of:=IF([$Data.EW27]=&quot;&quot;;0;(IF([$Data.EW27]=&quot;?&quot;;&quot;?&quot;;1)))" office:value-type="float" office:value="1" calcext:value-type="float">
            <text:p>1</text:p>
          </table:table-cell>
          <table:table-cell table:formula="of:=IF([$Data.EX27]=&quot;&quot;;0;(IF([$Data.EX27]=&quot;?&quot;;&quot;?&quot;;1)))" office:value-type="float" office:value="1" calcext:value-type="float">
            <text:p>1</text:p>
          </table:table-cell>
          <table:table-cell table:formula="of:=IF([$Data.EY27]=&quot;&quot;;0;(IF([$Data.EY27]=&quot;?&quot;;&quot;?&quot;;1)))" office:value-type="float" office:value="0" calcext:value-type="float">
            <text:p>0</text:p>
          </table:table-cell>
          <table:table-cell table:formula="of:=IF([$Data.EZ27]=&quot;&quot;;0;(IF([$Data.EZ27]=&quot;?&quot;;&quot;?&quot;;1)))" office:value-type="float" office:value="0" calcext:value-type="float">
            <text:p>0</text:p>
          </table:table-cell>
          <table:table-cell table:formula="of:=IF([$Data.FA27]=&quot;&quot;;0;(IF([$Data.FA27]=&quot;?&quot;;&quot;?&quot;;1)))" office:value-type="float" office:value="0" calcext:value-type="float">
            <text:p>0</text:p>
          </table:table-cell>
          <table:table-cell table:formula="of:=IF([$Data.FB27]=&quot;&quot;;0;(IF([$Data.FB27]=&quot;?&quot;;&quot;?&quot;;1)))" office:value-type="float" office:value="0" calcext:value-type="float">
            <text:p>0</text:p>
          </table:table-cell>
          <table:table-cell table:formula="of:=IF([$Data.FC27]=&quot;&quot;;0;(IF([$Data.FC27]=&quot;?&quot;;&quot;?&quot;;1)))" office:value-type="float" office:value="1" calcext:value-type="float">
            <text:p>1</text:p>
          </table:table-cell>
          <table:table-cell table:formula="of:=IF([$Data.FD27]=&quot;&quot;;0;(IF([$Data.FD27]=&quot;?&quot;;&quot;?&quot;;1)))" office:value-type="float" office:value="0" calcext:value-type="float">
            <text:p>0</text:p>
          </table:table-cell>
          <table:table-cell table:formula="of:=IF([$Data.FE27]=&quot;&quot;;0;(IF([$Data.FE27]=&quot;?&quot;;&quot;?&quot;;1)))" office:value-type="float" office:value="0" calcext:value-type="float">
            <text:p>0</text:p>
          </table:table-cell>
          <table:table-cell table:formula="of:=IF([$Data.FF27]=&quot;&quot;;0;(IF([$Data.FF27]=&quot;?&quot;;&quot;?&quot;;1)))" office:value-type="float" office:value="1" calcext:value-type="float">
            <text:p>1</text:p>
          </table:table-cell>
          <table:table-cell table:formula="of:=IF([$Data.FG27]=&quot;&quot;;0;(IF([$Data.FG27]=&quot;?&quot;;&quot;?&quot;;1)))" office:value-type="float" office:value="0" calcext:value-type="float">
            <text:p>0</text:p>
          </table:table-cell>
          <table:table-cell table:formula="of:=IF([$Data.FH27]=&quot;&quot;;0;(IF([$Data.FH27]=&quot;?&quot;;&quot;?&quot;;1)))" office:value-type="float" office:value="0" calcext:value-type="float">
            <text:p>0</text:p>
          </table:table-cell>
          <table:table-cell table:formula="of:=IF([$Data.FI27]=&quot;&quot;;0;(IF([$Data.FI27]=&quot;?&quot;;&quot;?&quot;;1)))" office:value-type="float" office:value="0" calcext:value-type="float">
            <text:p>0</text:p>
          </table:table-cell>
          <table:table-cell table:formula="of:=IF([$Data.FJ27]=&quot;&quot;;0;(IF([$Data.FJ27]=&quot;?&quot;;&quot;?&quot;;1)))" office:value-type="float" office:value="1" calcext:value-type="float">
            <text:p>1</text:p>
          </table:table-cell>
          <table:table-cell table:formula="of:=IF([$Data.FK27]=&quot;&quot;;0;(IF([$Data.FK27]=&quot;?&quot;;&quot;?&quot;;1)))" office:value-type="float" office:value="0" calcext:value-type="float">
            <text:p>0</text:p>
          </table:table-cell>
          <table:table-cell table:formula="of:=IF([$Data.FL27]=&quot;&quot;;0;(IF([$Data.FL27]=&quot;?&quot;;&quot;?&quot;;1)))" office:value-type="float" office:value="0" calcext:value-type="float">
            <text:p>0</text:p>
          </table:table-cell>
          <table:table-cell table:formula="of:=IF([$Data.FM27]=&quot;&quot;;0;(IF([$Data.FM27]=&quot;?&quot;;&quot;?&quot;;1)))" office:value-type="float" office:value="0" calcext:value-type="float">
            <text:p>0</text:p>
          </table:table-cell>
          <table:table-cell table:formula="of:=IF([$Data.FN27]=&quot;&quot;;0;(IF([$Data.FN27]=&quot;?&quot;;&quot;?&quot;;1)))" office:value-type="float" office:value="0" calcext:value-type="float">
            <text:p>0</text:p>
          </table:table-cell>
          <table:table-cell table:formula="of:=IF([$Data.FO27]=&quot;&quot;;0;(IF([$Data.FO27]=&quot;?&quot;;&quot;?&quot;;1)))" office:value-type="float" office:value="1" calcext:value-type="float">
            <text:p>1</text:p>
          </table:table-cell>
          <table:table-cell table:formula="of:=IF([$Data.FP27]=&quot;&quot;;0;(IF([$Data.FP27]=&quot;?&quot;;&quot;?&quot;;1)))" office:value-type="float" office:value="1" calcext:value-type="float">
            <text:p>1</text:p>
          </table:table-cell>
          <table:table-cell table:formula="of:=IF([$Data.FQ27]=&quot;&quot;;0;(IF([$Data.FQ27]=&quot;?&quot;;&quot;?&quot;;1)))" office:value-type="string" office:string-value="?" calcext:value-type="string">
            <text:p>?</text:p>
          </table:table-cell>
          <table:table-cell table:formula="of:=IF([$Data.FR27]=&quot;&quot;;0;(IF([$Data.FR27]=&quot;?&quot;;&quot;?&quot;;1)))" office:value-type="float" office:value="1" calcext:value-type="float">
            <text:p>1</text:p>
          </table:table-cell>
          <table:table-cell table:formula="of:=IF([$Data.FS27]=&quot;&quot;;0;(IF([$Data.FS27]=&quot;?&quot;;&quot;?&quot;;1)))" office:value-type="float" office:value="0" calcext:value-type="float">
            <text:p>0</text:p>
          </table:table-cell>
          <table:table-cell table:formula="of:=IF([$Data.FT27]=&quot;&quot;;0;(IF([$Data.FT27]=&quot;?&quot;;&quot;?&quot;;1)))" office:value-type="float" office:value="1" calcext:value-type="float">
            <text:p>1</text:p>
          </table:table-cell>
          <table:table-cell table:formula="of:=IF([$Data.FU27]=&quot;&quot;;0;(IF([$Data.FU27]=&quot;?&quot;;&quot;?&quot;;1)))" office:value-type="float" office:value="0" calcext:value-type="float">
            <text:p>0</text:p>
          </table:table-cell>
          <table:table-cell table:formula="of:=IF([$Data.FV27]=&quot;&quot;;0;(IF([$Data.FV27]=&quot;?&quot;;&quot;?&quot;;1)))" office:value-type="float" office:value="0" calcext:value-type="float">
            <text:p>0</text:p>
          </table:table-cell>
          <table:table-cell table:formula="of:=IF([$Data.FW27]=&quot;&quot;;0;(IF([$Data.FW27]=&quot;?&quot;;&quot;?&quot;;1)))" office:value-type="float" office:value="1" calcext:value-type="float">
            <text:p>1</text:p>
          </table:table-cell>
          <table:table-cell table:formula="of:=IF([$Data.FX27]=&quot;&quot;;0;(IF([$Data.FX27]=&quot;?&quot;;&quot;?&quot;;1)))" office:value-type="float" office:value="0" calcext:value-type="float">
            <text:p>0</text:p>
          </table:table-cell>
          <table:table-cell table:formula="of:=IF([$Data.FY27]=&quot;&quot;;0;(IF([$Data.FY27]=&quot;?&quot;;&quot;?&quot;;1)))" office:value-type="float" office:value="0" calcext:value-type="float">
            <text:p>0</text:p>
          </table:table-cell>
          <table:table-cell table:formula="of:=IF([$Data.FZ27]=&quot;&quot;;0;(IF([$Data.FZ27]=&quot;?&quot;;&quot;?&quot;;1)))" office:value-type="float" office:value="0" calcext:value-type="float">
            <text:p>0</text:p>
          </table:table-cell>
          <table:table-cell table:formula="of:=IF([$Data.GA27]=&quot;&quot;;0;(IF([$Data.GA27]=&quot;?&quot;;&quot;?&quot;;1)))" office:value-type="float" office:value="0" calcext:value-type="float">
            <text:p>0</text:p>
          </table:table-cell>
          <table:table-cell table:formula="of:=IF([$Data.GB27]=&quot;&quot;;0;(IF([$Data.GB27]=&quot;?&quot;;&quot;?&quot;;1)))" office:value-type="float" office:value="0" calcext:value-type="float">
            <text:p>0</text:p>
          </table:table-cell>
          <table:table-cell table:formula="of:=IF([$Data.GC27]=&quot;&quot;;0;(IF([$Data.GC27]=&quot;?&quot;;&quot;?&quot;;1)))" office:value-type="float" office:value="0" calcext:value-type="float">
            <text:p>0</text:p>
          </table:table-cell>
          <table:table-cell table:formula="of:=IF([$Data.GD27]=&quot;&quot;;0;(IF([$Data.GD27]=&quot;?&quot;;&quot;?&quot;;1)))" office:value-type="float" office:value="0" calcext:value-type="float">
            <text:p>0</text:p>
          </table:table-cell>
          <table:table-cell table:formula="of:=IF([$Data.GE27]=&quot;&quot;;0;(IF([$Data.GE27]=&quot;?&quot;;&quot;?&quot;;1)))" office:value-type="float" office:value="1" calcext:value-type="float">
            <text:p>1</text:p>
          </table:table-cell>
          <table:table-cell table:formula="of:=IF([$Data.GF27]=&quot;&quot;;0;(IF([$Data.GF27]=&quot;?&quot;;&quot;?&quot;;1)))" office:value-type="float" office:value="1" calcext:value-type="float">
            <text:p>1</text:p>
          </table:table-cell>
          <table:table-cell table:formula="of:=IF([$Data.GG27]=&quot;&quot;;0;(IF([$Data.GG27]=&quot;?&quot;;&quot;?&quot;;1)))" office:value-type="float" office:value="0" calcext:value-type="float">
            <text:p>0</text:p>
          </table:table-cell>
          <table:table-cell table:formula="of:=IF([$Data.GH27]=&quot;&quot;;0;(IF([$Data.GH27]=&quot;?&quot;;&quot;?&quot;;1)))" office:value-type="float" office:value="0" calcext:value-type="float">
            <text:p>0</text:p>
          </table:table-cell>
          <table:table-cell table:formula="of:=IF([$Data.GI27]=&quot;&quot;;0;(IF([$Data.GI27]=&quot;?&quot;;&quot;?&quot;;1)))" office:value-type="float" office:value="1" calcext:value-type="float">
            <text:p>1</text:p>
          </table:table-cell>
          <table:table-cell table:formula="of:=IF([$Data.GJ27]=&quot;&quot;;0;(IF([$Data.GJ27]=&quot;?&quot;;&quot;?&quot;;1)))" office:value-type="float" office:value="0" calcext:value-type="float">
            <text:p>0</text:p>
          </table:table-cell>
          <table:table-cell table:formula="of:=IF([$Data.GK27]=&quot;&quot;;0;(IF([$Data.GK27]=&quot;?&quot;;&quot;?&quot;;1)))" office:value-type="float" office:value="0" calcext:value-type="float">
            <text:p>0</text:p>
          </table:table-cell>
          <table:table-cell table:formula="of:=IF([$Data.GL27]=&quot;&quot;;0;(IF([$Data.GL27]=&quot;?&quot;;&quot;?&quot;;1)))" office:value-type="float" office:value="0" calcext:value-type="float">
            <text:p>0</text:p>
          </table:table-cell>
          <table:table-cell table:formula="of:=IF([$Data.GM27]=&quot;&quot;;0;(IF([$Data.GM27]=&quot;?&quot;;&quot;?&quot;;1)))" office:value-type="float" office:value="0" calcext:value-type="float">
            <text:p>0</text:p>
          </table:table-cell>
          <table:table-cell table:formula="of:=IF([$Data.GN27]=&quot;&quot;;0;(IF([$Data.GN27]=&quot;?&quot;;&quot;?&quot;;1)))" office:value-type="float" office:value="0" calcext:value-type="float">
            <text:p>0</text:p>
          </table:table-cell>
          <table:table-cell table:formula="of:=IF([$Data.GO27]=&quot;&quot;;0;(IF([$Data.GO27]=&quot;?&quot;;&quot;?&quot;;1)))" office:value-type="float" office:value="0" calcext:value-type="float">
            <text:p>0</text:p>
          </table:table-cell>
          <table:table-cell table:formula="of:=IF([$Data.GP27]=&quot;&quot;;0;(IF([$Data.GP27]=&quot;?&quot;;&quot;?&quot;;1)))" office:value-type="float" office:value="0" calcext:value-type="float">
            <text:p>0</text:p>
          </table:table-cell>
          <table:table-cell table:formula="of:=IF([$Data.GQ27]=&quot;&quot;;0;(IF([$Data.GQ27]=&quot;?&quot;;&quot;?&quot;;1)))" office:value-type="float" office:value="0" calcext:value-type="float">
            <text:p>0</text:p>
          </table:table-cell>
          <table:table-cell table:formula="of:=IF([$Data.GR27]=&quot;&quot;;0;(IF([$Data.GR27]=&quot;?&quot;;&quot;?&quot;;1)))" office:value-type="float" office:value="0" calcext:value-type="float">
            <text:p>0</text:p>
          </table:table-cell>
          <table:table-cell table:formula="of:=IF([$Data.GS27]=&quot;&quot;;0;(IF([$Data.GS27]=&quot;?&quot;;&quot;?&quot;;1)))" office:value-type="float" office:value="0" calcext:value-type="float">
            <text:p>0</text:p>
          </table:table-cell>
          <table:table-cell table:formula="of:=IF([$Data.GT27]=&quot;&quot;;0;(IF([$Data.GT27]=&quot;?&quot;;&quot;?&quot;;1)))" office:value-type="float" office:value="0" calcext:value-type="float">
            <text:p>0</text:p>
          </table:table-cell>
          <table:table-cell table:formula="of:=IF([$Data.GU27]=&quot;&quot;;0;(IF([$Data.GU27]=&quot;?&quot;;&quot;?&quot;;1)))" office:value-type="float" office:value="0" calcext:value-type="float">
            <text:p>0</text:p>
          </table:table-cell>
          <table:table-cell table:formula="of:=IF([$Data.GV27]=&quot;&quot;;0;(IF([$Data.GV27]=&quot;?&quot;;&quot;?&quot;;1)))" office:value-type="float" office:value="0" calcext:value-type="float">
            <text:p>0</text:p>
          </table:table-cell>
          <table:table-cell table:formula="of:=IF([$Data.GW27]=&quot;&quot;;0;(IF([$Data.GW27]=&quot;?&quot;;&quot;?&quot;;1)))" office:value-type="float" office:value="0" calcext:value-type="float">
            <text:p>0</text:p>
          </table:table-cell>
          <table:table-cell table:formula="of:=IF([$Data.GX27]=&quot;&quot;;0;(IF([$Data.GX27]=&quot;?&quot;;&quot;?&quot;;1)))" office:value-type="float" office:value="0" calcext:value-type="float">
            <text:p>0</text:p>
          </table:table-cell>
          <table:table-cell table:formula="of:=IF([$Data.GY27]=&quot;&quot;;0;(IF([$Data.GY27]=&quot;?&quot;;&quot;?&quot;;1)))" office:value-type="float" office:value="0" calcext:value-type="float">
            <text:p>0</text:p>
          </table:table-cell>
          <table:table-cell table:formula="of:=IF([$Data.GZ27]=&quot;&quot;;0;(IF([$Data.GZ27]=&quot;?&quot;;&quot;?&quot;;1)))" office:value-type="float" office:value="0" calcext:value-type="float">
            <text:p>0</text:p>
          </table:table-cell>
          <table:table-cell table:formula="of:=IF([$Data.HA27]=&quot;&quot;;0;(IF([$Data.HA27]=&quot;?&quot;;&quot;?&quot;;1)))" office:value-type="float" office:value="0" calcext:value-type="float">
            <text:p>0</text:p>
          </table:table-cell>
          <table:table-cell table:formula="of:=IF([$Data.HB27]=&quot;&quot;;0;(IF([$Data.HB27]=&quot;?&quot;;&quot;?&quot;;1)))" office:value-type="float" office:value="0" calcext:value-type="float">
            <text:p>0</text:p>
          </table:table-cell>
          <table:table-cell table:formula="of:=IF([$Data.HC27]=&quot;&quot;;0;(IF([$Data.HC27]=&quot;?&quot;;&quot;?&quot;;1)))" office:value-type="float" office:value="0" calcext:value-type="float">
            <text:p>0</text:p>
          </table:table-cell>
          <table:table-cell table:formula="of:=IF([$Data.HD27]=&quot;&quot;;0;(IF([$Data.HD27]=&quot;?&quot;;&quot;?&quot;;1)))" office:value-type="float" office:value="0" calcext:value-type="float">
            <text:p>0</text:p>
          </table:table-cell>
          <table:table-cell table:formula="of:=IF([$Data.HE27]=&quot;&quot;;0;(IF([$Data.HE27]=&quot;?&quot;;&quot;?&quot;;1)))" office:value-type="float" office:value="0" calcext:value-type="float">
            <text:p>0</text:p>
          </table:table-cell>
          <table:table-cell table:formula="of:=IF([$Data.HF27]=&quot;&quot;;0;(IF([$Data.HF27]=&quot;?&quot;;&quot;?&quot;;1)))" office:value-type="float" office:value="0" calcext:value-type="float">
            <text:p>0</text:p>
          </table:table-cell>
          <table:table-cell table:formula="of:=IF([$Data.HG27]=&quot;&quot;;0;(IF([$Data.HG27]=&quot;?&quot;;&quot;?&quot;;1)))" office:value-type="float" office:value="0" calcext:value-type="float">
            <text:p>0</text:p>
          </table:table-cell>
          <table:table-cell table:formula="of:=IF([$Data.HH27]=&quot;&quot;;0;(IF([$Data.HH27]=&quot;?&quot;;&quot;?&quot;;1)))" office:value-type="float" office:value="0" calcext:value-type="float">
            <text:p>0</text:p>
          </table:table-cell>
          <table:table-cell table:formula="of:=IF([$Data.HI27]=&quot;&quot;;0;(IF([$Data.HI27]=&quot;?&quot;;&quot;?&quot;;1)))" office:value-type="float" office:value="0" calcext:value-type="float">
            <text:p>0</text:p>
          </table:table-cell>
          <table:table-cell table:formula="of:=IF([$Data.HJ27]=&quot;&quot;;0;(IF([$Data.HJ27]=&quot;?&quot;;&quot;?&quot;;1)))" office:value-type="float" office:value="0" calcext:value-type="float">
            <text:p>0</text:p>
          </table:table-cell>
          <table:table-cell table:formula="of:=IF([$Data.HK27]=&quot;&quot;;0;(IF([$Data.HK27]=&quot;?&quot;;&quot;?&quot;;1)))" office:value-type="float" office:value="0" calcext:value-type="float">
            <text:p>0</text:p>
          </table:table-cell>
          <table:table-cell table:formula="of:=IF([$Data.HL27]=&quot;&quot;;0;(IF([$Data.HL27]=&quot;?&quot;;&quot;?&quot;;1)))" office:value-type="float" office:value="0" calcext:value-type="float">
            <text:p>0</text:p>
          </table:table-cell>
          <table:table-cell table:formula="of:=IF([$Data.HM27]=&quot;&quot;;0;(IF([$Data.HM27]=&quot;?&quot;;&quot;?&quot;;1)))" office:value-type="float" office:value="1" calcext:value-type="float">
            <text:p>1</text:p>
          </table:table-cell>
          <table:table-cell table:formula="of:=IF([$Data.HN27]=&quot;&quot;;0;(IF([$Data.HN27]=&quot;?&quot;;&quot;?&quot;;1)))" office:value-type="float" office:value="1" calcext:value-type="float">
            <text:p>1</text:p>
          </table:table-cell>
          <table:table-cell table:formula="of:=IF([$Data.HO27]=&quot;&quot;;0;(IF([$Data.HO27]=&quot;?&quot;;&quot;?&quot;;1)))" office:value-type="float" office:value="1" calcext:value-type="float">
            <text:p>1</text:p>
          </table:table-cell>
          <table:table-cell table:formula="of:=IF([$Data.HP27]=&quot;&quot;;0;(IF([$Data.HP27]=&quot;?&quot;;&quot;?&quot;;1)))" office:value-type="float" office:value="0" calcext:value-type="float">
            <text:p>0</text:p>
          </table:table-cell>
          <table:table-cell table:formula="of:=IF([$Data.HQ27]=&quot;&quot;;0;(IF([$Data.HQ27]=&quot;?&quot;;&quot;?&quot;;1)))" office:value-type="float" office:value="0" calcext:value-type="float">
            <text:p>0</text:p>
          </table:table-cell>
          <table:table-cell table:formula="of:=IF([$Data.HR27]=&quot;&quot;;0;(IF([$Data.HR27]=&quot;?&quot;;&quot;?&quot;;1)))" office:value-type="float" office:value="1" calcext:value-type="float">
            <text:p>1</text:p>
          </table:table-cell>
          <table:table-cell table:formula="of:=IF([$Data.HS27]=&quot;&quot;;0;(IF([$Data.HS27]=&quot;?&quot;;&quot;?&quot;;1)))" office:value-type="float" office:value="0" calcext:value-type="float">
            <text:p>0</text:p>
          </table:table-cell>
          <table:table-cell table:formula="of:=IF([$Data.HT27]=&quot;&quot;;0;(IF([$Data.HT27]=&quot;?&quot;;&quot;?&quot;;1)))" office:value-type="float" office:value="0" calcext:value-type="float">
            <text:p>0</text:p>
          </table:table-cell>
          <table:table-cell table:formula="of:=IF([$Data.HU27]=&quot;&quot;;0;(IF([$Data.HU27]=&quot;?&quot;;&quot;?&quot;;1)))" office:value-type="float" office:value="1" calcext:value-type="float">
            <text:p>1</text:p>
          </table:table-cell>
          <table:table-cell table:formula="of:=IF([$Data.HV27]=&quot;&quot;;0;(IF([$Data.HV27]=&quot;?&quot;;&quot;?&quot;;1)))" office:value-type="float" office:value="0" calcext:value-type="float">
            <text:p>0</text:p>
          </table:table-cell>
          <table:table-cell table:formula="of:=IF([$Data.HW27]=&quot;&quot;;0;(IF([$Data.HW27]=&quot;?&quot;;&quot;?&quot;;1)))" office:value-type="float" office:value="0" calcext:value-type="float">
            <text:p>0</text:p>
          </table:table-cell>
          <table:table-cell table:formula="of:=IF([$Data.HX27]=&quot;&quot;;0;(IF([$Data.HX27]=&quot;?&quot;;&quot;?&quot;;1)))" office:value-type="float" office:value="0" calcext:value-type="float">
            <text:p>0</text:p>
          </table:table-cell>
          <table:table-cell table:formula="of:=IF([$Data.HY27]=&quot;&quot;;0;(IF([$Data.HY27]=&quot;?&quot;;&quot;?&quot;;1)))" office:value-type="float" office:value="0" calcext:value-type="float">
            <text:p>0</text:p>
          </table:table-cell>
          <table:table-cell table:formula="of:=IF([$Data.HZ27]=&quot;&quot;;0;(IF([$Data.HZ27]=&quot;?&quot;;&quot;?&quot;;1)))" office:value-type="float" office:value="1" calcext:value-type="float">
            <text:p>1</text:p>
          </table:table-cell>
          <table:table-cell table:formula="of:=IF([$Data.IA27]=&quot;&quot;;0;(IF([$Data.IA27]=&quot;?&quot;;&quot;?&quot;;1)))" office:value-type="float" office:value="1" calcext:value-type="float">
            <text:p>1</text:p>
          </table:table-cell>
          <table:table-cell table:formula="of:=IF([$Data.IB27]=&quot;&quot;;0;(IF([$Data.IB27]=&quot;?&quot;;&quot;?&quot;;1)))" office:value-type="float" office:value="0" calcext:value-type="float">
            <text:p>0</text:p>
          </table:table-cell>
          <table:table-cell table:formula="of:=IF([$Data.IC27]=&quot;&quot;;0;(IF([$Data.IC27]=&quot;?&quot;;&quot;?&quot;;1)))" office:value-type="float" office:value="0" calcext:value-type="float">
            <text:p>0</text:p>
          </table:table-cell>
          <table:table-cell table:formula="of:=IF([$Data.ID27]=&quot;&quot;;0;(IF([$Data.ID27]=&quot;?&quot;;&quot;?&quot;;1)))" office:value-type="float" office:value="0" calcext:value-type="float">
            <text:p>0</text:p>
          </table:table-cell>
          <table:table-cell table:formula="of:=IF([$Data.IE27]=&quot;&quot;;0;(IF([$Data.IE27]=&quot;?&quot;;&quot;?&quot;;1)))" office:value-type="float" office:value="0" calcext:value-type="float">
            <text:p>0</text:p>
          </table:table-cell>
          <table:table-cell table:formula="of:=IF([$Data.IF27]=&quot;&quot;;0;(IF([$Data.IF27]=&quot;?&quot;;&quot;?&quot;;1)))" office:value-type="float" office:value="0" calcext:value-type="float">
            <text:p>0</text:p>
          </table:table-cell>
          <table:table-cell table:formula="of:=IF([$Data.IG27]=&quot;&quot;;0;(IF([$Data.IG27]=&quot;?&quot;;&quot;?&quot;;1)))" office:value-type="float" office:value="0" calcext:value-type="float">
            <text:p>0</text:p>
          </table:table-cell>
          <table:table-cell table:formula="of:=IF([$Data.IH27]=&quot;&quot;;0;(IF([$Data.IH27]=&quot;?&quot;;&quot;?&quot;;1)))" office:value-type="float" office:value="0" calcext:value-type="float">
            <text:p>0</text:p>
          </table:table-cell>
          <table:table-cell table:formula="of:=IF([$Data.II27]=&quot;&quot;;0;(IF([$Data.II27]=&quot;?&quot;;&quot;?&quot;;1)))" office:value-type="float" office:value="0" calcext:value-type="float">
            <text:p>0</text:p>
          </table:table-cell>
          <table:table-cell table:formula="of:=IF([$Data.IJ27]=&quot;&quot;;0;(IF([$Data.IJ27]=&quot;?&quot;;&quot;?&quot;;1)))" office:value-type="float" office:value="1" calcext:value-type="float">
            <text:p>1</text:p>
          </table:table-cell>
          <table:table-cell table:formula="of:=IF([$Data.IK27]=&quot;&quot;;0;(IF([$Data.IK27]=&quot;?&quot;;&quot;?&quot;;1)))" office:value-type="float" office:value="1" calcext:value-type="float">
            <text:p>1</text:p>
          </table:table-cell>
          <table:table-cell table:formula="of:=IF([$Data.IL27]=&quot;&quot;;0;(IF([$Data.IL27]=&quot;?&quot;;&quot;?&quot;;1)))" office:value-type="float" office:value="1" calcext:value-type="float">
            <text:p>1</text:p>
          </table:table-cell>
          <table:table-cell table:formula="of:=IF([$Data.IM27]=&quot;&quot;;0;(IF([$Data.IM27]=&quot;?&quot;;&quot;?&quot;;1)))" office:value-type="float" office:value="0" calcext:value-type="float">
            <text:p>0</text:p>
          </table:table-cell>
          <table:table-cell table:formula="of:=IF([$Data.IN27]=&quot;&quot;;0;(IF([$Data.IN27]=&quot;?&quot;;&quot;?&quot;;1)))" office:value-type="float" office:value="0" calcext:value-type="float">
            <text:p>0</text:p>
          </table:table-cell>
          <table:table-cell table:formula="of:=IF([$Data.IO27]=&quot;&quot;;0;(IF([$Data.IO27]=&quot;?&quot;;&quot;?&quot;;1)))" office:value-type="float" office:value="0" calcext:value-type="float">
            <text:p>0</text:p>
          </table:table-cell>
          <table:table-cell table:formula="of:=IF([$Data.IP27]=&quot;&quot;;0;(IF([$Data.IP27]=&quot;?&quot;;&quot;?&quot;;1)))" office:value-type="float" office:value="0" calcext:value-type="float">
            <text:p>0</text:p>
          </table:table-cell>
          <table:table-cell table:number-columns-repeated="2"/>
          <table:table-cell table:formula="of:=SUM([.B24:.HI24])" office:value-type="float" office:value="61" calcext:value-type="float">
            <text:p>61</text:p>
          </table:table-cell>
          <table:table-cell table:number-columns-repeated="804"/>
        </table:table-row>
        <table:table-row table:style-name="ro15">
          <table:table-cell table:formula="of:=[$Data.B28]" office:value-type="string" office:string-value="Nung An" calcext:value-type="string">
            <text:p>Nung An</text:p>
          </table:table-cell>
          <table:table-cell table:formula="of:=IF([$Data.AI28]=&quot;&quot;;0;(IF([$Data.AI28]=&quot;?&quot;;&quot;?&quot;;1)))" office:value-type="float" office:value="1" calcext:value-type="float">
            <text:p>1</text:p>
          </table:table-cell>
          <table:table-cell table:formula="of:=IF([$Data.AJ28]=&quot;&quot;;0;(IF([$Data.AJ28]=&quot;?&quot;;&quot;?&quot;;1)))" office:value-type="float" office:value="0" calcext:value-type="float">
            <text:p>0</text:p>
          </table:table-cell>
          <table:table-cell table:formula="of:=IF([$Data.AK28]=&quot;&quot;;0;(IF([$Data.AK28]=&quot;?&quot;;&quot;?&quot;;1)))" office:value-type="float" office:value="1" calcext:value-type="float">
            <text:p>1</text:p>
          </table:table-cell>
          <table:table-cell table:formula="of:=IF([$Data.AL28]=&quot;&quot;;0;(IF([$Data.AL28]=&quot;?&quot;;&quot;?&quot;;1)))" office:value-type="float" office:value="1" calcext:value-type="float">
            <text:p>1</text:p>
          </table:table-cell>
          <table:table-cell table:formula="of:=IF([$Data.AM28]=&quot;&quot;;0;(IF([$Data.AM28]=&quot;?&quot;;&quot;?&quot;;1)))" office:value-type="float" office:value="1" calcext:value-type="float">
            <text:p>1</text:p>
          </table:table-cell>
          <table:table-cell table:formula="of:=IF([$Data.AN28]=&quot;&quot;;0;(IF([$Data.AN28]=&quot;?&quot;;&quot;?&quot;;1)))" office:value-type="float" office:value="0" calcext:value-type="float">
            <text:p>0</text:p>
          </table:table-cell>
          <table:table-cell table:formula="of:=IF([$Data.AO28]=&quot;&quot;;0;(IF([$Data.AO28]=&quot;?&quot;;&quot;?&quot;;1)))" office:value-type="float" office:value="0" calcext:value-type="float">
            <text:p>0</text:p>
          </table:table-cell>
          <table:table-cell table:formula="of:=IF([$Data.AP28]=&quot;&quot;;0;(IF([$Data.AP28]=&quot;?&quot;;&quot;?&quot;;1)))" office:value-type="float" office:value="1" calcext:value-type="float">
            <text:p>1</text:p>
          </table:table-cell>
          <table:table-cell table:formula="of:=IF([$Data.AQ28]=&quot;&quot;;0;(IF([$Data.AQ28]=&quot;?&quot;;&quot;?&quot;;1)))" office:value-type="float" office:value="1" calcext:value-type="float">
            <text:p>1</text:p>
          </table:table-cell>
          <table:table-cell table:formula="of:=IF([$Data.AR28]=&quot;&quot;;0;(IF([$Data.AR28]=&quot;?&quot;;&quot;?&quot;;1)))" office:value-type="float" office:value="0" calcext:value-type="float">
            <text:p>0</text:p>
          </table:table-cell>
          <table:table-cell table:formula="of:=IF([$Data.AS28]=&quot;&quot;;0;(IF([$Data.AS28]=&quot;?&quot;;&quot;?&quot;;1)))" office:value-type="float" office:value="1" calcext:value-type="float">
            <text:p>1</text:p>
          </table:table-cell>
          <table:table-cell table:formula="of:=IF([$Data.AT28]=&quot;&quot;;0;(IF([$Data.AT28]=&quot;?&quot;;&quot;?&quot;;1)))" office:value-type="float" office:value="0" calcext:value-type="float">
            <text:p>0</text:p>
          </table:table-cell>
          <table:table-cell table:formula="of:=IF([$Data.AU28]=&quot;&quot;;0;(IF([$Data.AU28]=&quot;?&quot;;&quot;?&quot;;1)))" office:value-type="float" office:value="1" calcext:value-type="float">
            <text:p>1</text:p>
          </table:table-cell>
          <table:table-cell table:formula="of:=IF([$Data.AV28]=&quot;&quot;;0;(IF([$Data.AV28]=&quot;?&quot;;&quot;?&quot;;1)))" office:value-type="float" office:value="1" calcext:value-type="float">
            <text:p>1</text:p>
          </table:table-cell>
          <table:table-cell table:formula="of:=IF([$Data.AW28]=&quot;&quot;;0;(IF([$Data.AW28]=&quot;?&quot;;&quot;?&quot;;1)))" office:value-type="float" office:value="0" calcext:value-type="float">
            <text:p>0</text:p>
          </table:table-cell>
          <table:table-cell table:formula="of:=IF([$Data.AX28]=&quot;&quot;;0;(IF([$Data.AX28]=&quot;?&quot;;&quot;?&quot;;1)))" office:value-type="float" office:value="1" calcext:value-type="float">
            <text:p>1</text:p>
          </table:table-cell>
          <table:table-cell table:formula="of:=IF([$Data.AY28]=&quot;&quot;;0;(IF([$Data.AY28]=&quot;?&quot;;&quot;?&quot;;1)))" office:value-type="float" office:value="1" calcext:value-type="float">
            <text:p>1</text:p>
          </table:table-cell>
          <table:table-cell table:formula="of:=IF([$Data.AZ28]=&quot;&quot;;0;(IF([$Data.AZ28]=&quot;?&quot;;&quot;?&quot;;1)))" office:value-type="float" office:value="1" calcext:value-type="float">
            <text:p>1</text:p>
          </table:table-cell>
          <table:table-cell table:formula="of:=IF([$Data.BA28]=&quot;&quot;;0;(IF([$Data.BA28]=&quot;?&quot;;&quot;?&quot;;1)))" office:value-type="float" office:value="0" calcext:value-type="float">
            <text:p>0</text:p>
          </table:table-cell>
          <table:table-cell table:formula="of:=IF([$Data.BB28]=&quot;&quot;;0;(IF([$Data.BB28]=&quot;?&quot;;&quot;?&quot;;1)))" office:value-type="float" office:value="1" calcext:value-type="float">
            <text:p>1</text:p>
          </table:table-cell>
          <table:table-cell table:formula="of:=IF([$Data.BC28]=&quot;&quot;;0;(IF([$Data.BC28]=&quot;?&quot;;&quot;?&quot;;1)))" office:value-type="float" office:value="0" calcext:value-type="float">
            <text:p>0</text:p>
          </table:table-cell>
          <table:table-cell table:formula="of:=IF([$Data.BD28]=&quot;&quot;;0;(IF([$Data.BD28]=&quot;?&quot;;&quot;?&quot;;1)))" office:value-type="float" office:value="1" calcext:value-type="float">
            <text:p>1</text:p>
          </table:table-cell>
          <table:table-cell table:formula="of:=IF([$Data.BE28]=&quot;&quot;;0;(IF([$Data.BE28]=&quot;?&quot;;&quot;?&quot;;1)))" office:value-type="float" office:value="0" calcext:value-type="float">
            <text:p>0</text:p>
          </table:table-cell>
          <table:table-cell table:formula="of:=IF([$Data.BF28]=&quot;&quot;;0;(IF([$Data.BF28]=&quot;?&quot;;&quot;?&quot;;1)))" office:value-type="float" office:value="0" calcext:value-type="float">
            <text:p>0</text:p>
          </table:table-cell>
          <table:table-cell table:formula="of:=IF([$Data.BG28]=&quot;&quot;;0;(IF([$Data.BG28]=&quot;?&quot;;&quot;?&quot;;1)))" office:value-type="float" office:value="0" calcext:value-type="float">
            <text:p>0</text:p>
          </table:table-cell>
          <table:table-cell table:formula="of:=IF([$Data.BH28]=&quot;&quot;;0;(IF([$Data.BH28]=&quot;?&quot;;&quot;?&quot;;1)))" office:value-type="float" office:value="1" calcext:value-type="float">
            <text:p>1</text:p>
          </table:table-cell>
          <table:table-cell table:formula="of:=IF([$Data.BI28]=&quot;&quot;;0;(IF([$Data.BI28]=&quot;?&quot;;&quot;?&quot;;1)))" office:value-type="float" office:value="1" calcext:value-type="float">
            <text:p>1</text:p>
          </table:table-cell>
          <table:table-cell table:formula="of:=IF([$Data.BJ28]=&quot;&quot;;0;(IF([$Data.BJ28]=&quot;?&quot;;&quot;?&quot;;1)))" office:value-type="float" office:value="1" calcext:value-type="float">
            <text:p>1</text:p>
          </table:table-cell>
          <table:table-cell table:formula="of:=IF([$Data.BK28]=&quot;&quot;;0;(IF([$Data.BK28]=&quot;?&quot;;&quot;?&quot;;1)))" office:value-type="float" office:value="0" calcext:value-type="float">
            <text:p>0</text:p>
          </table:table-cell>
          <table:table-cell table:formula="of:=IF([$Data.BL28]=&quot;&quot;;0;(IF([$Data.BL28]=&quot;?&quot;;&quot;?&quot;;1)))" office:value-type="float" office:value="0" calcext:value-type="float">
            <text:p>0</text:p>
          </table:table-cell>
          <table:table-cell table:formula="of:=IF([$Data.BM28]=&quot;&quot;;0;(IF([$Data.BM28]=&quot;?&quot;;&quot;?&quot;;1)))" office:value-type="float" office:value="0" calcext:value-type="float">
            <text:p>0</text:p>
          </table:table-cell>
          <table:table-cell table:formula="of:=IF([$Data.BN28]=&quot;&quot;;0;(IF([$Data.BN28]=&quot;?&quot;;&quot;?&quot;;1)))" office:value-type="float" office:value="0" calcext:value-type="float">
            <text:p>0</text:p>
          </table:table-cell>
          <table:table-cell table:formula="of:=IF([$Data.BO28]=&quot;&quot;;0;(IF([$Data.BO28]=&quot;?&quot;;&quot;?&quot;;1)))" office:value-type="float" office:value="0" calcext:value-type="float">
            <text:p>0</text:p>
          </table:table-cell>
          <table:table-cell table:formula="of:=IF([$Data.BP28]=&quot;&quot;;0;(IF([$Data.BP28]=&quot;?&quot;;&quot;?&quot;;1)))" office:value-type="float" office:value="0" calcext:value-type="float">
            <text:p>0</text:p>
          </table:table-cell>
          <table:table-cell table:formula="of:=IF([$Data.BQ28]=&quot;&quot;;0;(IF([$Data.BQ28]=&quot;?&quot;;&quot;?&quot;;1)))" office:value-type="float" office:value="0" calcext:value-type="float">
            <text:p>0</text:p>
          </table:table-cell>
          <table:table-cell table:formula="of:=IF([$Data.BR28]=&quot;&quot;;0;(IF([$Data.BR28]=&quot;?&quot;;&quot;?&quot;;1)))" office:value-type="float" office:value="0" calcext:value-type="float">
            <text:p>0</text:p>
          </table:table-cell>
          <table:table-cell table:formula="of:=IF([$Data.BS28]=&quot;&quot;;0;(IF([$Data.BS28]=&quot;?&quot;;&quot;?&quot;;1)))" office:value-type="float" office:value="0" calcext:value-type="float">
            <text:p>0</text:p>
          </table:table-cell>
          <table:table-cell table:formula="of:=IF([$Data.BT28]=&quot;&quot;;0;(IF([$Data.BT28]=&quot;?&quot;;&quot;?&quot;;1)))" office:value-type="float" office:value="0" calcext:value-type="float">
            <text:p>0</text:p>
          </table:table-cell>
          <table:table-cell table:formula="of:=IF([$Data.BU28]=&quot;&quot;;0;(IF([$Data.BU28]=&quot;?&quot;;&quot;?&quot;;1)))" office:value-type="float" office:value="0" calcext:value-type="float">
            <text:p>0</text:p>
          </table:table-cell>
          <table:table-cell table:formula="of:=IF([$Data.BV28]=&quot;&quot;;0;(IF([$Data.BV28]=&quot;?&quot;;&quot;?&quot;;1)))" office:value-type="float" office:value="0" calcext:value-type="float">
            <text:p>0</text:p>
          </table:table-cell>
          <table:table-cell table:formula="of:=IF([$Data.BW28]=&quot;&quot;;0;(IF([$Data.BW28]=&quot;?&quot;;&quot;?&quot;;1)))" office:value-type="float" office:value="0" calcext:value-type="float">
            <text:p>0</text:p>
          </table:table-cell>
          <table:table-cell table:formula="of:=IF([$Data.BX28]=&quot;&quot;;0;(IF([$Data.BX28]=&quot;?&quot;;&quot;?&quot;;1)))" office:value-type="float" office:value="0" calcext:value-type="float">
            <text:p>0</text:p>
          </table:table-cell>
          <table:table-cell table:formula="of:=IF([$Data.BY28]=&quot;&quot;;0;(IF([$Data.BY28]=&quot;?&quot;;&quot;?&quot;;1)))" office:value-type="float" office:value="0" calcext:value-type="float">
            <text:p>0</text:p>
          </table:table-cell>
          <table:table-cell table:formula="of:=IF([$Data.BZ28]=&quot;&quot;;0;(IF([$Data.BZ28]=&quot;?&quot;;&quot;?&quot;;1)))" office:value-type="float" office:value="1" calcext:value-type="float">
            <text:p>1</text:p>
          </table:table-cell>
          <table:table-cell table:formula="of:=IF([$Data.CA28]=&quot;&quot;;0;(IF([$Data.CA28]=&quot;?&quot;;&quot;?&quot;;1)))" office:value-type="float" office:value="1" calcext:value-type="float">
            <text:p>1</text:p>
          </table:table-cell>
          <table:table-cell table:formula="of:=IF([$Data.CB28]=&quot;&quot;;0;(IF([$Data.CB28]=&quot;?&quot;;&quot;?&quot;;1)))" office:value-type="float" office:value="0" calcext:value-type="float">
            <text:p>0</text:p>
          </table:table-cell>
          <table:table-cell table:formula="of:=IF([$Data.CC28]=&quot;&quot;;0;(IF([$Data.CC28]=&quot;?&quot;;&quot;?&quot;;1)))" office:value-type="float" office:value="0" calcext:value-type="float">
            <text:p>0</text:p>
          </table:table-cell>
          <table:table-cell table:formula="of:=IF([$Data.CD28]=&quot;&quot;;0;(IF([$Data.CD28]=&quot;?&quot;;&quot;?&quot;;1)))" office:value-type="float" office:value="1" calcext:value-type="float">
            <text:p>1</text:p>
          </table:table-cell>
          <table:table-cell table:formula="of:=IF([$Data.CE28]=&quot;&quot;;0;(IF([$Data.CE28]=&quot;?&quot;;&quot;?&quot;;1)))" office:value-type="float" office:value="1" calcext:value-type="float">
            <text:p>1</text:p>
          </table:table-cell>
          <table:table-cell table:formula="of:=IF([$Data.CF28]=&quot;&quot;;0;(IF([$Data.CF28]=&quot;?&quot;;&quot;?&quot;;1)))" office:value-type="float" office:value="0" calcext:value-type="float">
            <text:p>0</text:p>
          </table:table-cell>
          <table:table-cell table:formula="of:=IF([$Data.CG28]=&quot;&quot;;0;(IF([$Data.CG28]=&quot;?&quot;;&quot;?&quot;;1)))" office:value-type="float" office:value="1" calcext:value-type="float">
            <text:p>1</text:p>
          </table:table-cell>
          <table:table-cell table:formula="of:=IF([$Data.CH28]=&quot;&quot;;0;(IF([$Data.CH28]=&quot;?&quot;;&quot;?&quot;;1)))" office:value-type="float" office:value="0" calcext:value-type="float">
            <text:p>0</text:p>
          </table:table-cell>
          <table:table-cell table:formula="of:=IF([$Data.CI28]=&quot;&quot;;0;(IF([$Data.CI28]=&quot;?&quot;;&quot;?&quot;;1)))" office:value-type="float" office:value="0" calcext:value-type="float">
            <text:p>0</text:p>
          </table:table-cell>
          <table:table-cell table:formula="of:=IF([$Data.CJ28]=&quot;&quot;;0;(IF([$Data.CJ28]=&quot;?&quot;;&quot;?&quot;;1)))" office:value-type="float" office:value="0" calcext:value-type="float">
            <text:p>0</text:p>
          </table:table-cell>
          <table:table-cell table:formula="of:=IF([$Data.CK28]=&quot;&quot;;0;(IF([$Data.CK28]=&quot;?&quot;;&quot;?&quot;;1)))" office:value-type="float" office:value="0" calcext:value-type="float">
            <text:p>0</text:p>
          </table:table-cell>
          <table:table-cell table:formula="of:=IF([$Data.CL28]=&quot;&quot;;0;(IF([$Data.CL28]=&quot;?&quot;;&quot;?&quot;;1)))" office:value-type="float" office:value="0" calcext:value-type="float">
            <text:p>0</text:p>
          </table:table-cell>
          <table:table-cell table:formula="of:=IF([$Data.CM28]=&quot;&quot;;0;(IF([$Data.CM28]=&quot;?&quot;;&quot;?&quot;;1)))" office:value-type="float" office:value="0" calcext:value-type="float">
            <text:p>0</text:p>
          </table:table-cell>
          <table:table-cell table:formula="of:=IF([$Data.CN28]=&quot;&quot;;0;(IF([$Data.CN28]=&quot;?&quot;;&quot;?&quot;;1)))" office:value-type="float" office:value="0" calcext:value-type="float">
            <text:p>0</text:p>
          </table:table-cell>
          <table:table-cell table:formula="of:=IF([$Data.CO28]=&quot;&quot;;0;(IF([$Data.CO28]=&quot;?&quot;;&quot;?&quot;;1)))" office:value-type="float" office:value="1" calcext:value-type="float">
            <text:p>1</text:p>
          </table:table-cell>
          <table:table-cell table:formula="of:=IF([$Data.CP28]=&quot;&quot;;0;(IF([$Data.CP28]=&quot;?&quot;;&quot;?&quot;;1)))" office:value-type="float" office:value="0" calcext:value-type="float">
            <text:p>0</text:p>
          </table:table-cell>
          <table:table-cell table:formula="of:=IF([$Data.CQ28]=&quot;&quot;;0;(IF([$Data.CQ28]=&quot;?&quot;;&quot;?&quot;;1)))" office:value-type="string" office:string-value="?" calcext:value-type="string">
            <text:p>?</text:p>
          </table:table-cell>
          <table:table-cell table:formula="of:=IF([$Data.CR28]=&quot;&quot;;0;(IF([$Data.CR28]=&quot;?&quot;;&quot;?&quot;;1)))" office:value-type="float" office:value="0" calcext:value-type="float">
            <text:p>0</text:p>
          </table:table-cell>
          <table:table-cell table:formula="of:=IF([$Data.CS28]=&quot;&quot;;0;(IF([$Data.CS28]=&quot;?&quot;;&quot;?&quot;;1)))" office:value-type="float" office:value="0" calcext:value-type="float">
            <text:p>0</text:p>
          </table:table-cell>
          <table:table-cell table:formula="of:=IF([$Data.CT28]=&quot;&quot;;0;(IF([$Data.CT28]=&quot;?&quot;;&quot;?&quot;;1)))" office:value-type="float" office:value="0" calcext:value-type="float">
            <text:p>0</text:p>
          </table:table-cell>
          <table:table-cell table:formula="of:=IF([$Data.CU28]=&quot;&quot;;0;(IF([$Data.CU28]=&quot;?&quot;;&quot;?&quot;;1)))" office:value-type="float" office:value="0" calcext:value-type="float">
            <text:p>0</text:p>
          </table:table-cell>
          <table:table-cell table:formula="of:=IF([$Data.CV28]=&quot;&quot;;0;(IF([$Data.CV28]=&quot;?&quot;;&quot;?&quot;;1)))" office:value-type="float" office:value="0" calcext:value-type="float">
            <text:p>0</text:p>
          </table:table-cell>
          <table:table-cell table:formula="of:=IF([$Data.CW28]=&quot;&quot;;0;(IF([$Data.CW28]=&quot;?&quot;;&quot;?&quot;;1)))" office:value-type="float" office:value="0" calcext:value-type="float">
            <text:p>0</text:p>
          </table:table-cell>
          <table:table-cell table:formula="of:=IF([$Data.CX28]=&quot;&quot;;0;(IF([$Data.CX28]=&quot;?&quot;;&quot;?&quot;;1)))" office:value-type="float" office:value="0" calcext:value-type="float">
            <text:p>0</text:p>
          </table:table-cell>
          <table:table-cell table:formula="of:=IF([$Data.CY28]=&quot;&quot;;0;(IF([$Data.CY28]=&quot;?&quot;;&quot;?&quot;;1)))" office:value-type="float" office:value="1" calcext:value-type="float">
            <text:p>1</text:p>
          </table:table-cell>
          <table:table-cell table:formula="of:=IF([$Data.CZ28]=&quot;&quot;;0;(IF([$Data.CZ28]=&quot;?&quot;;&quot;?&quot;;1)))" office:value-type="float" office:value="0" calcext:value-type="float">
            <text:p>0</text:p>
          </table:table-cell>
          <table:table-cell table:formula="of:=IF([$Data.DA28]=&quot;&quot;;0;(IF([$Data.DA28]=&quot;?&quot;;&quot;?&quot;;1)))" office:value-type="float" office:value="1" calcext:value-type="float">
            <text:p>1</text:p>
          </table:table-cell>
          <table:table-cell table:formula="of:=IF([$Data.DB28]=&quot;&quot;;0;(IF([$Data.DB28]=&quot;?&quot;;&quot;?&quot;;1)))" office:value-type="float" office:value="0" calcext:value-type="float">
            <text:p>0</text:p>
          </table:table-cell>
          <table:table-cell table:formula="of:=IF([$Data.DC28]=&quot;&quot;;0;(IF([$Data.DC28]=&quot;?&quot;;&quot;?&quot;;1)))" office:value-type="float" office:value="0" calcext:value-type="float">
            <text:p>0</text:p>
          </table:table-cell>
          <table:table-cell table:formula="of:=IF([$Data.DD28]=&quot;&quot;;0;(IF([$Data.DD28]=&quot;?&quot;;&quot;?&quot;;1)))" office:value-type="float" office:value="0" calcext:value-type="float">
            <text:p>0</text:p>
          </table:table-cell>
          <table:table-cell table:formula="of:=IF([$Data.DE28]=&quot;&quot;;0;(IF([$Data.DE28]=&quot;?&quot;;&quot;?&quot;;1)))" office:value-type="float" office:value="1" calcext:value-type="float">
            <text:p>1</text:p>
          </table:table-cell>
          <table:table-cell table:formula="of:=IF([$Data.DF28]=&quot;&quot;;0;(IF([$Data.DF28]=&quot;?&quot;;&quot;?&quot;;1)))" office:value-type="float" office:value="1" calcext:value-type="float">
            <text:p>1</text:p>
          </table:table-cell>
          <table:table-cell table:formula="of:=IF([$Data.DG28]=&quot;&quot;;0;(IF([$Data.DG28]=&quot;?&quot;;&quot;?&quot;;1)))" office:value-type="float" office:value="0" calcext:value-type="float">
            <text:p>0</text:p>
          </table:table-cell>
          <table:table-cell table:formula="of:=IF([$Data.DH28]=&quot;&quot;;0;(IF([$Data.DH28]=&quot;?&quot;;&quot;?&quot;;1)))" office:value-type="float" office:value="0" calcext:value-type="float">
            <text:p>0</text:p>
          </table:table-cell>
          <table:table-cell table:formula="of:=IF([$Data.DI28]=&quot;&quot;;0;(IF([$Data.DI28]=&quot;?&quot;;&quot;?&quot;;1)))" office:value-type="float" office:value="0" calcext:value-type="float">
            <text:p>0</text:p>
          </table:table-cell>
          <table:table-cell table:formula="of:=IF([$Data.DJ28]=&quot;&quot;;0;(IF([$Data.DJ28]=&quot;?&quot;;&quot;?&quot;;1)))" office:value-type="float" office:value="1" calcext:value-type="float">
            <text:p>1</text:p>
          </table:table-cell>
          <table:table-cell table:formula="of:=IF([$Data.DK28]=&quot;&quot;;0;(IF([$Data.DK28]=&quot;?&quot;;&quot;?&quot;;1)))" office:value-type="float" office:value="0" calcext:value-type="float">
            <text:p>0</text:p>
          </table:table-cell>
          <table:table-cell table:formula="of:=IF([$Data.DL28]=&quot;&quot;;0;(IF([$Data.DL28]=&quot;?&quot;;&quot;?&quot;;1)))" office:value-type="float" office:value="0" calcext:value-type="float">
            <text:p>0</text:p>
          </table:table-cell>
          <table:table-cell table:formula="of:=IF([$Data.DM28]=&quot;&quot;;0;(IF([$Data.DM28]=&quot;?&quot;;&quot;?&quot;;1)))" office:value-type="float" office:value="0" calcext:value-type="float">
            <text:p>0</text:p>
          </table:table-cell>
          <table:table-cell table:formula="of:=IF([$Data.DN28]=&quot;&quot;;0;(IF([$Data.DN28]=&quot;?&quot;;&quot;?&quot;;1)))" office:value-type="float" office:value="0" calcext:value-type="float">
            <text:p>0</text:p>
          </table:table-cell>
          <table:table-cell table:formula="of:=IF([$Data.DO28]=&quot;&quot;;0;(IF([$Data.DO28]=&quot;?&quot;;&quot;?&quot;;1)))" office:value-type="float" office:value="1" calcext:value-type="float">
            <text:p>1</text:p>
          </table:table-cell>
          <table:table-cell table:formula="of:=IF([$Data.DP28]=&quot;&quot;;0;(IF([$Data.DP28]=&quot;?&quot;;&quot;?&quot;;1)))" office:value-type="string" office:string-value="?" calcext:value-type="string">
            <text:p>?</text:p>
          </table:table-cell>
          <table:table-cell table:formula="of:=IF([$Data.DQ28]=&quot;&quot;;0;(IF([$Data.DQ28]=&quot;?&quot;;&quot;?&quot;;1)))" office:value-type="float" office:value="0" calcext:value-type="float">
            <text:p>0</text:p>
          </table:table-cell>
          <table:table-cell table:formula="of:=IF([$Data.DR28]=&quot;&quot;;0;(IF([$Data.DR28]=&quot;?&quot;;&quot;?&quot;;1)))" office:value-type="float" office:value="0" calcext:value-type="float">
            <text:p>0</text:p>
          </table:table-cell>
          <table:table-cell table:formula="of:=IF([$Data.DS28]=&quot;&quot;;0;(IF([$Data.DS28]=&quot;?&quot;;&quot;?&quot;;1)))" office:value-type="float" office:value="0" calcext:value-type="float">
            <text:p>0</text:p>
          </table:table-cell>
          <table:table-cell table:formula="of:=IF([$Data.DT28]=&quot;&quot;;0;(IF([$Data.DT28]=&quot;?&quot;;&quot;?&quot;;1)))" office:value-type="float" office:value="1" calcext:value-type="float">
            <text:p>1</text:p>
          </table:table-cell>
          <table:table-cell table:formula="of:=IF([$Data.DU28]=&quot;&quot;;0;(IF([$Data.DU28]=&quot;?&quot;;&quot;?&quot;;1)))" office:value-type="float" office:value="0" calcext:value-type="float">
            <text:p>0</text:p>
          </table:table-cell>
          <table:table-cell table:formula="of:=IF([$Data.DV28]=&quot;&quot;;0;(IF([$Data.DV28]=&quot;?&quot;;&quot;?&quot;;1)))" office:value-type="float" office:value="1" calcext:value-type="float">
            <text:p>1</text:p>
          </table:table-cell>
          <table:table-cell table:formula="of:=IF([$Data.DW28]=&quot;&quot;;0;(IF([$Data.DW28]=&quot;?&quot;;&quot;?&quot;;1)))" office:value-type="float" office:value="0" calcext:value-type="float">
            <text:p>0</text:p>
          </table:table-cell>
          <table:table-cell table:formula="of:=IF([$Data.DX28]=&quot;&quot;;0;(IF([$Data.DX28]=&quot;?&quot;;&quot;?&quot;;1)))" office:value-type="float" office:value="0" calcext:value-type="float">
            <text:p>0</text:p>
          </table:table-cell>
          <table:table-cell table:formula="of:=IF([$Data.DY28]=&quot;&quot;;0;(IF([$Data.DY28]=&quot;?&quot;;&quot;?&quot;;1)))" office:value-type="float" office:value="0" calcext:value-type="float">
            <text:p>0</text:p>
          </table:table-cell>
          <table:table-cell table:formula="of:=IF([$Data.DZ28]=&quot;&quot;;0;(IF([$Data.DZ28]=&quot;?&quot;;&quot;?&quot;;1)))" office:value-type="float" office:value="1" calcext:value-type="float">
            <text:p>1</text:p>
          </table:table-cell>
          <table:table-cell table:formula="of:=IF([$Data.EA28]=&quot;&quot;;0;(IF([$Data.EA28]=&quot;?&quot;;&quot;?&quot;;1)))" office:value-type="float" office:value="0" calcext:value-type="float">
            <text:p>0</text:p>
          </table:table-cell>
          <table:table-cell table:formula="of:=IF([$Data.EB28]=&quot;&quot;;0;(IF([$Data.EB28]=&quot;?&quot;;&quot;?&quot;;1)))" office:value-type="float" office:value="0" calcext:value-type="float">
            <text:p>0</text:p>
          </table:table-cell>
          <table:table-cell table:formula="of:=IF([$Data.EC28]=&quot;&quot;;0;(IF([$Data.EC28]=&quot;?&quot;;&quot;?&quot;;1)))" office:value-type="float" office:value="0" calcext:value-type="float">
            <text:p>0</text:p>
          </table:table-cell>
          <table:table-cell table:formula="of:=IF([$Data.ED28]=&quot;&quot;;0;(IF([$Data.ED28]=&quot;?&quot;;&quot;?&quot;;1)))" office:value-type="float" office:value="0" calcext:value-type="float">
            <text:p>0</text:p>
          </table:table-cell>
          <table:table-cell table:formula="of:=IF([$Data.EE28]=&quot;&quot;;0;(IF([$Data.EE28]=&quot;?&quot;;&quot;?&quot;;1)))" office:value-type="float" office:value="0" calcext:value-type="float">
            <text:p>0</text:p>
          </table:table-cell>
          <table:table-cell table:formula="of:=IF([$Data.EF28]=&quot;&quot;;0;(IF([$Data.EF28]=&quot;?&quot;;&quot;?&quot;;1)))" office:value-type="float" office:value="0" calcext:value-type="float">
            <text:p>0</text:p>
          </table:table-cell>
          <table:table-cell table:formula="of:=IF([$Data.EG28]=&quot;&quot;;0;(IF([$Data.EG28]=&quot;?&quot;;&quot;?&quot;;1)))" office:value-type="float" office:value="0" calcext:value-type="float">
            <text:p>0</text:p>
          </table:table-cell>
          <table:table-cell table:formula="of:=IF([$Data.EH28]=&quot;&quot;;0;(IF([$Data.EH28]=&quot;?&quot;;&quot;?&quot;;1)))" office:value-type="float" office:value="0" calcext:value-type="float">
            <text:p>0</text:p>
          </table:table-cell>
          <table:table-cell table:formula="of:=IF([$Data.EI28]=&quot;&quot;;0;(IF([$Data.EI28]=&quot;?&quot;;&quot;?&quot;;1)))" office:value-type="float" office:value="1" calcext:value-type="float">
            <text:p>1</text:p>
          </table:table-cell>
          <table:table-cell table:formula="of:=IF([$Data.EJ28]=&quot;&quot;;0;(IF([$Data.EJ28]=&quot;?&quot;;&quot;?&quot;;1)))" office:value-type="float" office:value="0" calcext:value-type="float">
            <text:p>0</text:p>
          </table:table-cell>
          <table:table-cell table:formula="of:=IF([$Data.EK28]=&quot;&quot;;0;(IF([$Data.EK28]=&quot;?&quot;;&quot;?&quot;;1)))" office:value-type="float" office:value="0" calcext:value-type="float">
            <text:p>0</text:p>
          </table:table-cell>
          <table:table-cell table:formula="of:=IF([$Data.EL28]=&quot;&quot;;0;(IF([$Data.EL28]=&quot;?&quot;;&quot;?&quot;;1)))" office:value-type="float" office:value="0" calcext:value-type="float">
            <text:p>0</text:p>
          </table:table-cell>
          <table:table-cell table:formula="of:=IF([$Data.EM28]=&quot;&quot;;0;(IF([$Data.EM28]=&quot;?&quot;;&quot;?&quot;;1)))" office:value-type="float" office:value="0" calcext:value-type="float">
            <text:p>0</text:p>
          </table:table-cell>
          <table:table-cell table:formula="of:=IF([$Data.EN28]=&quot;&quot;;0;(IF([$Data.EN28]=&quot;?&quot;;&quot;?&quot;;1)))" office:value-type="float" office:value="0" calcext:value-type="float">
            <text:p>0</text:p>
          </table:table-cell>
          <table:table-cell table:formula="of:=IF([$Data.EO28]=&quot;&quot;;0;(IF([$Data.EO28]=&quot;?&quot;;&quot;?&quot;;1)))" office:value-type="float" office:value="0" calcext:value-type="float">
            <text:p>0</text:p>
          </table:table-cell>
          <table:table-cell table:formula="of:=IF([$Data.EP28]=&quot;&quot;;0;(IF([$Data.EP28]=&quot;?&quot;;&quot;?&quot;;1)))" office:value-type="float" office:value="0" calcext:value-type="float">
            <text:p>0</text:p>
          </table:table-cell>
          <table:table-cell table:formula="of:=IF([$Data.EQ28]=&quot;&quot;;0;(IF([$Data.EQ28]=&quot;?&quot;;&quot;?&quot;;1)))" office:value-type="float" office:value="0" calcext:value-type="float">
            <text:p>0</text:p>
          </table:table-cell>
          <table:table-cell table:formula="of:=IF([$Data.ER28]=&quot;&quot;;0;(IF([$Data.ER28]=&quot;?&quot;;&quot;?&quot;;1)))" office:value-type="float" office:value="0" calcext:value-type="float">
            <text:p>0</text:p>
          </table:table-cell>
          <table:table-cell table:formula="of:=IF([$Data.ES28]=&quot;&quot;;0;(IF([$Data.ES28]=&quot;?&quot;;&quot;?&quot;;1)))" office:value-type="float" office:value="0" calcext:value-type="float">
            <text:p>0</text:p>
          </table:table-cell>
          <table:table-cell table:formula="of:=IF([$Data.ET28]=&quot;&quot;;0;(IF([$Data.ET28]=&quot;?&quot;;&quot;?&quot;;1)))" office:value-type="float" office:value="1" calcext:value-type="float">
            <text:p>1</text:p>
          </table:table-cell>
          <table:table-cell table:formula="of:=IF([$Data.EU28]=&quot;&quot;;0;(IF([$Data.EU28]=&quot;?&quot;;&quot;?&quot;;1)))" office:value-type="float" office:value="1" calcext:value-type="float">
            <text:p>1</text:p>
          </table:table-cell>
          <table:table-cell table:formula="of:=IF([$Data.EV28]=&quot;&quot;;0;(IF([$Data.EV28]=&quot;?&quot;;&quot;?&quot;;1)))" office:value-type="float" office:value="0" calcext:value-type="float">
            <text:p>0</text:p>
          </table:table-cell>
          <table:table-cell table:formula="of:=IF([$Data.EW28]=&quot;&quot;;0;(IF([$Data.EW28]=&quot;?&quot;;&quot;?&quot;;1)))" office:value-type="float" office:value="1" calcext:value-type="float">
            <text:p>1</text:p>
          </table:table-cell>
          <table:table-cell table:formula="of:=IF([$Data.EX28]=&quot;&quot;;0;(IF([$Data.EX28]=&quot;?&quot;;&quot;?&quot;;1)))" office:value-type="float" office:value="0" calcext:value-type="float">
            <text:p>0</text:p>
          </table:table-cell>
          <table:table-cell table:formula="of:=IF([$Data.EY28]=&quot;&quot;;0;(IF([$Data.EY28]=&quot;?&quot;;&quot;?&quot;;1)))" office:value-type="float" office:value="0" calcext:value-type="float">
            <text:p>0</text:p>
          </table:table-cell>
          <table:table-cell table:formula="of:=IF([$Data.EZ28]=&quot;&quot;;0;(IF([$Data.EZ28]=&quot;?&quot;;&quot;?&quot;;1)))" office:value-type="float" office:value="0" calcext:value-type="float">
            <text:p>0</text:p>
          </table:table-cell>
          <table:table-cell table:formula="of:=IF([$Data.FA28]=&quot;&quot;;0;(IF([$Data.FA28]=&quot;?&quot;;&quot;?&quot;;1)))" office:value-type="float" office:value="0" calcext:value-type="float">
            <text:p>0</text:p>
          </table:table-cell>
          <table:table-cell table:formula="of:=IF([$Data.FB28]=&quot;&quot;;0;(IF([$Data.FB28]=&quot;?&quot;;&quot;?&quot;;1)))" office:value-type="float" office:value="0" calcext:value-type="float">
            <text:p>0</text:p>
          </table:table-cell>
          <table:table-cell table:formula="of:=IF([$Data.FC28]=&quot;&quot;;0;(IF([$Data.FC28]=&quot;?&quot;;&quot;?&quot;;1)))" office:value-type="float" office:value="1" calcext:value-type="float">
            <text:p>1</text:p>
          </table:table-cell>
          <table:table-cell table:formula="of:=IF([$Data.FD28]=&quot;&quot;;0;(IF([$Data.FD28]=&quot;?&quot;;&quot;?&quot;;1)))" office:value-type="float" office:value="0" calcext:value-type="float">
            <text:p>0</text:p>
          </table:table-cell>
          <table:table-cell table:formula="of:=IF([$Data.FE28]=&quot;&quot;;0;(IF([$Data.FE28]=&quot;?&quot;;&quot;?&quot;;1)))" office:value-type="float" office:value="0" calcext:value-type="float">
            <text:p>0</text:p>
          </table:table-cell>
          <table:table-cell table:formula="of:=IF([$Data.FF28]=&quot;&quot;;0;(IF([$Data.FF28]=&quot;?&quot;;&quot;?&quot;;1)))" office:value-type="float" office:value="1" calcext:value-type="float">
            <text:p>1</text:p>
          </table:table-cell>
          <table:table-cell table:formula="of:=IF([$Data.FG28]=&quot;&quot;;0;(IF([$Data.FG28]=&quot;?&quot;;&quot;?&quot;;1)))" office:value-type="float" office:value="0" calcext:value-type="float">
            <text:p>0</text:p>
          </table:table-cell>
          <table:table-cell table:formula="of:=IF([$Data.FH28]=&quot;&quot;;0;(IF([$Data.FH28]=&quot;?&quot;;&quot;?&quot;;1)))" office:value-type="float" office:value="0" calcext:value-type="float">
            <text:p>0</text:p>
          </table:table-cell>
          <table:table-cell table:formula="of:=IF([$Data.FI28]=&quot;&quot;;0;(IF([$Data.FI28]=&quot;?&quot;;&quot;?&quot;;1)))" office:value-type="float" office:value="0" calcext:value-type="float">
            <text:p>0</text:p>
          </table:table-cell>
          <table:table-cell table:formula="of:=IF([$Data.FJ28]=&quot;&quot;;0;(IF([$Data.FJ28]=&quot;?&quot;;&quot;?&quot;;1)))" office:value-type="string" office:string-value="?" calcext:value-type="string">
            <text:p>?</text:p>
          </table:table-cell>
          <table:table-cell table:formula="of:=IF([$Data.FK28]=&quot;&quot;;0;(IF([$Data.FK28]=&quot;?&quot;;&quot;?&quot;;1)))" office:value-type="float" office:value="0" calcext:value-type="float">
            <text:p>0</text:p>
          </table:table-cell>
          <table:table-cell table:formula="of:=IF([$Data.FL28]=&quot;&quot;;0;(IF([$Data.FL28]=&quot;?&quot;;&quot;?&quot;;1)))" office:value-type="float" office:value="0" calcext:value-type="float">
            <text:p>0</text:p>
          </table:table-cell>
          <table:table-cell table:formula="of:=IF([$Data.FM28]=&quot;&quot;;0;(IF([$Data.FM28]=&quot;?&quot;;&quot;?&quot;;1)))" office:value-type="float" office:value="0" calcext:value-type="float">
            <text:p>0</text:p>
          </table:table-cell>
          <table:table-cell table:formula="of:=IF([$Data.FN28]=&quot;&quot;;0;(IF([$Data.FN28]=&quot;?&quot;;&quot;?&quot;;1)))" office:value-type="string" office:string-value="?" calcext:value-type="string">
            <text:p>?</text:p>
          </table:table-cell>
          <table:table-cell table:formula="of:=IF([$Data.FO28]=&quot;&quot;;0;(IF([$Data.FO28]=&quot;?&quot;;&quot;?&quot;;1)))" office:value-type="float" office:value="1" calcext:value-type="float">
            <text:p>1</text:p>
          </table:table-cell>
          <table:table-cell table:formula="of:=IF([$Data.FP28]=&quot;&quot;;0;(IF([$Data.FP28]=&quot;?&quot;;&quot;?&quot;;1)))" office:value-type="float" office:value="1" calcext:value-type="float">
            <text:p>1</text:p>
          </table:table-cell>
          <table:table-cell table:formula="of:=IF([$Data.FQ28]=&quot;&quot;;0;(IF([$Data.FQ28]=&quot;?&quot;;&quot;?&quot;;1)))" office:value-type="float" office:value="1" calcext:value-type="float">
            <text:p>1</text:p>
          </table:table-cell>
          <table:table-cell table:formula="of:=IF([$Data.FR28]=&quot;&quot;;0;(IF([$Data.FR28]=&quot;?&quot;;&quot;?&quot;;1)))" office:value-type="float" office:value="0" calcext:value-type="float">
            <text:p>0</text:p>
          </table:table-cell>
          <table:table-cell table:formula="of:=IF([$Data.FS28]=&quot;&quot;;0;(IF([$Data.FS28]=&quot;?&quot;;&quot;?&quot;;1)))" office:value-type="float" office:value="0" calcext:value-type="float">
            <text:p>0</text:p>
          </table:table-cell>
          <table:table-cell table:formula="of:=IF([$Data.FT28]=&quot;&quot;;0;(IF([$Data.FT28]=&quot;?&quot;;&quot;?&quot;;1)))" office:value-type="float" office:value="1" calcext:value-type="float">
            <text:p>1</text:p>
          </table:table-cell>
          <table:table-cell table:formula="of:=IF([$Data.FU28]=&quot;&quot;;0;(IF([$Data.FU28]=&quot;?&quot;;&quot;?&quot;;1)))" office:value-type="float" office:value="0" calcext:value-type="float">
            <text:p>0</text:p>
          </table:table-cell>
          <table:table-cell table:formula="of:=IF([$Data.FV28]=&quot;&quot;;0;(IF([$Data.FV28]=&quot;?&quot;;&quot;?&quot;;1)))" office:value-type="float" office:value="0" calcext:value-type="float">
            <text:p>0</text:p>
          </table:table-cell>
          <table:table-cell table:formula="of:=IF([$Data.FW28]=&quot;&quot;;0;(IF([$Data.FW28]=&quot;?&quot;;&quot;?&quot;;1)))" office:value-type="float" office:value="1" calcext:value-type="float">
            <text:p>1</text:p>
          </table:table-cell>
          <table:table-cell table:formula="of:=IF([$Data.FX28]=&quot;&quot;;0;(IF([$Data.FX28]=&quot;?&quot;;&quot;?&quot;;1)))" office:value-type="float" office:value="1" calcext:value-type="float">
            <text:p>1</text:p>
          </table:table-cell>
          <table:table-cell table:formula="of:=IF([$Data.FY28]=&quot;&quot;;0;(IF([$Data.FY28]=&quot;?&quot;;&quot;?&quot;;1)))" office:value-type="float" office:value="1" calcext:value-type="float">
            <text:p>1</text:p>
          </table:table-cell>
          <table:table-cell table:formula="of:=IF([$Data.FZ28]=&quot;&quot;;0;(IF([$Data.FZ28]=&quot;?&quot;;&quot;?&quot;;1)))" office:value-type="float" office:value="0" calcext:value-type="float">
            <text:p>0</text:p>
          </table:table-cell>
          <table:table-cell table:formula="of:=IF([$Data.GA28]=&quot;&quot;;0;(IF([$Data.GA28]=&quot;?&quot;;&quot;?&quot;;1)))" office:value-type="float" office:value="1" calcext:value-type="float">
            <text:p>1</text:p>
          </table:table-cell>
          <table:table-cell table:formula="of:=IF([$Data.GB28]=&quot;&quot;;0;(IF([$Data.GB28]=&quot;?&quot;;&quot;?&quot;;1)))" office:value-type="float" office:value="0" calcext:value-type="float">
            <text:p>0</text:p>
          </table:table-cell>
          <table:table-cell table:formula="of:=IF([$Data.GC28]=&quot;&quot;;0;(IF([$Data.GC28]=&quot;?&quot;;&quot;?&quot;;1)))" office:value-type="float" office:value="0" calcext:value-type="float">
            <text:p>0</text:p>
          </table:table-cell>
          <table:table-cell table:formula="of:=IF([$Data.GD28]=&quot;&quot;;0;(IF([$Data.GD28]=&quot;?&quot;;&quot;?&quot;;1)))" office:value-type="float" office:value="0" calcext:value-type="float">
            <text:p>0</text:p>
          </table:table-cell>
          <table:table-cell table:formula="of:=IF([$Data.GE28]=&quot;&quot;;0;(IF([$Data.GE28]=&quot;?&quot;;&quot;?&quot;;1)))" office:value-type="float" office:value="1" calcext:value-type="float">
            <text:p>1</text:p>
          </table:table-cell>
          <table:table-cell table:formula="of:=IF([$Data.GF28]=&quot;&quot;;0;(IF([$Data.GF28]=&quot;?&quot;;&quot;?&quot;;1)))" office:value-type="float" office:value="1" calcext:value-type="float">
            <text:p>1</text:p>
          </table:table-cell>
          <table:table-cell table:formula="of:=IF([$Data.GG28]=&quot;&quot;;0;(IF([$Data.GG28]=&quot;?&quot;;&quot;?&quot;;1)))" office:value-type="float" office:value="0" calcext:value-type="float">
            <text:p>0</text:p>
          </table:table-cell>
          <table:table-cell table:formula="of:=IF([$Data.GH28]=&quot;&quot;;0;(IF([$Data.GH28]=&quot;?&quot;;&quot;?&quot;;1)))" office:value-type="float" office:value="0" calcext:value-type="float">
            <text:p>0</text:p>
          </table:table-cell>
          <table:table-cell table:formula="of:=IF([$Data.GI28]=&quot;&quot;;0;(IF([$Data.GI28]=&quot;?&quot;;&quot;?&quot;;1)))" office:value-type="string" office:string-value="?" calcext:value-type="string">
            <text:p>?</text:p>
          </table:table-cell>
          <table:table-cell table:formula="of:=IF([$Data.GJ28]=&quot;&quot;;0;(IF([$Data.GJ28]=&quot;?&quot;;&quot;?&quot;;1)))" office:value-type="float" office:value="0" calcext:value-type="float">
            <text:p>0</text:p>
          </table:table-cell>
          <table:table-cell table:formula="of:=IF([$Data.GK28]=&quot;&quot;;0;(IF([$Data.GK28]=&quot;?&quot;;&quot;?&quot;;1)))" office:value-type="string" office:string-value="?" calcext:value-type="string">
            <text:p>?</text:p>
          </table:table-cell>
          <table:table-cell table:formula="of:=IF([$Data.GL28]=&quot;&quot;;0;(IF([$Data.GL28]=&quot;?&quot;;&quot;?&quot;;1)))" office:value-type="float" office:value="0" calcext:value-type="float">
            <text:p>0</text:p>
          </table:table-cell>
          <table:table-cell table:formula="of:=IF([$Data.GM28]=&quot;&quot;;0;(IF([$Data.GM28]=&quot;?&quot;;&quot;?&quot;;1)))" office:value-type="float" office:value="0" calcext:value-type="float">
            <text:p>0</text:p>
          </table:table-cell>
          <table:table-cell table:formula="of:=IF([$Data.GN28]=&quot;&quot;;0;(IF([$Data.GN28]=&quot;?&quot;;&quot;?&quot;;1)))" office:value-type="float" office:value="0" calcext:value-type="float">
            <text:p>0</text:p>
          </table:table-cell>
          <table:table-cell table:formula="of:=IF([$Data.GO28]=&quot;&quot;;0;(IF([$Data.GO28]=&quot;?&quot;;&quot;?&quot;;1)))" office:value-type="float" office:value="0" calcext:value-type="float">
            <text:p>0</text:p>
          </table:table-cell>
          <table:table-cell table:formula="of:=IF([$Data.GP28]=&quot;&quot;;0;(IF([$Data.GP28]=&quot;?&quot;;&quot;?&quot;;1)))" office:value-type="float" office:value="0" calcext:value-type="float">
            <text:p>0</text:p>
          </table:table-cell>
          <table:table-cell table:formula="of:=IF([$Data.GQ28]=&quot;&quot;;0;(IF([$Data.GQ28]=&quot;?&quot;;&quot;?&quot;;1)))" office:value-type="float" office:value="0" calcext:value-type="float">
            <text:p>0</text:p>
          </table:table-cell>
          <table:table-cell table:formula="of:=IF([$Data.GR28]=&quot;&quot;;0;(IF([$Data.GR28]=&quot;?&quot;;&quot;?&quot;;1)))" office:value-type="float" office:value="0" calcext:value-type="float">
            <text:p>0</text:p>
          </table:table-cell>
          <table:table-cell table:formula="of:=IF([$Data.GS28]=&quot;&quot;;0;(IF([$Data.GS28]=&quot;?&quot;;&quot;?&quot;;1)))" office:value-type="float" office:value="0" calcext:value-type="float">
            <text:p>0</text:p>
          </table:table-cell>
          <table:table-cell table:formula="of:=IF([$Data.GT28]=&quot;&quot;;0;(IF([$Data.GT28]=&quot;?&quot;;&quot;?&quot;;1)))" office:value-type="float" office:value="0" calcext:value-type="float">
            <text:p>0</text:p>
          </table:table-cell>
          <table:table-cell table:formula="of:=IF([$Data.GU28]=&quot;&quot;;0;(IF([$Data.GU28]=&quot;?&quot;;&quot;?&quot;;1)))" office:value-type="float" office:value="0" calcext:value-type="float">
            <text:p>0</text:p>
          </table:table-cell>
          <table:table-cell table:formula="of:=IF([$Data.GV28]=&quot;&quot;;0;(IF([$Data.GV28]=&quot;?&quot;;&quot;?&quot;;1)))" office:value-type="float" office:value="0" calcext:value-type="float">
            <text:p>0</text:p>
          </table:table-cell>
          <table:table-cell table:formula="of:=IF([$Data.GW28]=&quot;&quot;;0;(IF([$Data.GW28]=&quot;?&quot;;&quot;?&quot;;1)))" office:value-type="float" office:value="0" calcext:value-type="float">
            <text:p>0</text:p>
          </table:table-cell>
          <table:table-cell table:formula="of:=IF([$Data.GX28]=&quot;&quot;;0;(IF([$Data.GX28]=&quot;?&quot;;&quot;?&quot;;1)))" office:value-type="float" office:value="0" calcext:value-type="float">
            <text:p>0</text:p>
          </table:table-cell>
          <table:table-cell table:formula="of:=IF([$Data.GY28]=&quot;&quot;;0;(IF([$Data.GY28]=&quot;?&quot;;&quot;?&quot;;1)))" office:value-type="float" office:value="0" calcext:value-type="float">
            <text:p>0</text:p>
          </table:table-cell>
          <table:table-cell table:formula="of:=IF([$Data.GZ28]=&quot;&quot;;0;(IF([$Data.GZ28]=&quot;?&quot;;&quot;?&quot;;1)))" office:value-type="float" office:value="0" calcext:value-type="float">
            <text:p>0</text:p>
          </table:table-cell>
          <table:table-cell table:formula="of:=IF([$Data.HA28]=&quot;&quot;;0;(IF([$Data.HA28]=&quot;?&quot;;&quot;?&quot;;1)))" office:value-type="float" office:value="0" calcext:value-type="float">
            <text:p>0</text:p>
          </table:table-cell>
          <table:table-cell table:formula="of:=IF([$Data.HB28]=&quot;&quot;;0;(IF([$Data.HB28]=&quot;?&quot;;&quot;?&quot;;1)))" office:value-type="float" office:value="0" calcext:value-type="float">
            <text:p>0</text:p>
          </table:table-cell>
          <table:table-cell table:formula="of:=IF([$Data.HC28]=&quot;&quot;;0;(IF([$Data.HC28]=&quot;?&quot;;&quot;?&quot;;1)))" office:value-type="float" office:value="0" calcext:value-type="float">
            <text:p>0</text:p>
          </table:table-cell>
          <table:table-cell table:formula="of:=IF([$Data.HD28]=&quot;&quot;;0;(IF([$Data.HD28]=&quot;?&quot;;&quot;?&quot;;1)))" office:value-type="float" office:value="0" calcext:value-type="float">
            <text:p>0</text:p>
          </table:table-cell>
          <table:table-cell table:formula="of:=IF([$Data.HE28]=&quot;&quot;;0;(IF([$Data.HE28]=&quot;?&quot;;&quot;?&quot;;1)))" office:value-type="float" office:value="0" calcext:value-type="float">
            <text:p>0</text:p>
          </table:table-cell>
          <table:table-cell table:formula="of:=IF([$Data.HF28]=&quot;&quot;;0;(IF([$Data.HF28]=&quot;?&quot;;&quot;?&quot;;1)))" office:value-type="float" office:value="0" calcext:value-type="float">
            <text:p>0</text:p>
          </table:table-cell>
          <table:table-cell table:formula="of:=IF([$Data.HG28]=&quot;&quot;;0;(IF([$Data.HG28]=&quot;?&quot;;&quot;?&quot;;1)))" office:value-type="float" office:value="0" calcext:value-type="float">
            <text:p>0</text:p>
          </table:table-cell>
          <table:table-cell table:formula="of:=IF([$Data.HH28]=&quot;&quot;;0;(IF([$Data.HH28]=&quot;?&quot;;&quot;?&quot;;1)))" office:value-type="float" office:value="0" calcext:value-type="float">
            <text:p>0</text:p>
          </table:table-cell>
          <table:table-cell table:formula="of:=IF([$Data.HI28]=&quot;&quot;;0;(IF([$Data.HI28]=&quot;?&quot;;&quot;?&quot;;1)))" office:value-type="float" office:value="0" calcext:value-type="float">
            <text:p>0</text:p>
          </table:table-cell>
          <table:table-cell table:formula="of:=IF([$Data.HJ28]=&quot;&quot;;0;(IF([$Data.HJ28]=&quot;?&quot;;&quot;?&quot;;1)))" office:value-type="float" office:value="0" calcext:value-type="float">
            <text:p>0</text:p>
          </table:table-cell>
          <table:table-cell table:formula="of:=IF([$Data.HK28]=&quot;&quot;;0;(IF([$Data.HK28]=&quot;?&quot;;&quot;?&quot;;1)))" office:value-type="float" office:value="0" calcext:value-type="float">
            <text:p>0</text:p>
          </table:table-cell>
          <table:table-cell table:formula="of:=IF([$Data.HL28]=&quot;&quot;;0;(IF([$Data.HL28]=&quot;?&quot;;&quot;?&quot;;1)))" office:value-type="float" office:value="0" calcext:value-type="float">
            <text:p>0</text:p>
          </table:table-cell>
          <table:table-cell table:formula="of:=IF([$Data.HM28]=&quot;&quot;;0;(IF([$Data.HM28]=&quot;?&quot;;&quot;?&quot;;1)))" office:value-type="float" office:value="0" calcext:value-type="float">
            <text:p>0</text:p>
          </table:table-cell>
          <table:table-cell table:formula="of:=IF([$Data.HN28]=&quot;&quot;;0;(IF([$Data.HN28]=&quot;?&quot;;&quot;?&quot;;1)))" office:value-type="float" office:value="0" calcext:value-type="float">
            <text:p>0</text:p>
          </table:table-cell>
          <table:table-cell table:formula="of:=IF([$Data.HO28]=&quot;&quot;;0;(IF([$Data.HO28]=&quot;?&quot;;&quot;?&quot;;1)))" office:value-type="float" office:value="0" calcext:value-type="float">
            <text:p>0</text:p>
          </table:table-cell>
          <table:table-cell table:formula="of:=IF([$Data.HP28]=&quot;&quot;;0;(IF([$Data.HP28]=&quot;?&quot;;&quot;?&quot;;1)))" office:value-type="float" office:value="0" calcext:value-type="float">
            <text:p>0</text:p>
          </table:table-cell>
          <table:table-cell table:formula="of:=IF([$Data.HQ28]=&quot;&quot;;0;(IF([$Data.HQ28]=&quot;?&quot;;&quot;?&quot;;1)))" office:value-type="float" office:value="0" calcext:value-type="float">
            <text:p>0</text:p>
          </table:table-cell>
          <table:table-cell table:formula="of:=IF([$Data.HR28]=&quot;&quot;;0;(IF([$Data.HR28]=&quot;?&quot;;&quot;?&quot;;1)))" office:value-type="float" office:value="0" calcext:value-type="float">
            <text:p>0</text:p>
          </table:table-cell>
          <table:table-cell table:formula="of:=IF([$Data.HS28]=&quot;&quot;;0;(IF([$Data.HS28]=&quot;?&quot;;&quot;?&quot;;1)))" office:value-type="float" office:value="0" calcext:value-type="float">
            <text:p>0</text:p>
          </table:table-cell>
          <table:table-cell table:formula="of:=IF([$Data.HT28]=&quot;&quot;;0;(IF([$Data.HT28]=&quot;?&quot;;&quot;?&quot;;1)))" office:value-type="float" office:value="0" calcext:value-type="float">
            <text:p>0</text:p>
          </table:table-cell>
          <table:table-cell table:formula="of:=IF([$Data.HU28]=&quot;&quot;;0;(IF([$Data.HU28]=&quot;?&quot;;&quot;?&quot;;1)))" office:value-type="float" office:value="0" calcext:value-type="float">
            <text:p>0</text:p>
          </table:table-cell>
          <table:table-cell table:formula="of:=IF([$Data.HV28]=&quot;&quot;;0;(IF([$Data.HV28]=&quot;?&quot;;&quot;?&quot;;1)))" office:value-type="float" office:value="0" calcext:value-type="float">
            <text:p>0</text:p>
          </table:table-cell>
          <table:table-cell table:formula="of:=IF([$Data.HW28]=&quot;&quot;;0;(IF([$Data.HW28]=&quot;?&quot;;&quot;?&quot;;1)))" office:value-type="float" office:value="0" calcext:value-type="float">
            <text:p>0</text:p>
          </table:table-cell>
          <table:table-cell table:formula="of:=IF([$Data.HX28]=&quot;&quot;;0;(IF([$Data.HX28]=&quot;?&quot;;&quot;?&quot;;1)))" office:value-type="float" office:value="0" calcext:value-type="float">
            <text:p>0</text:p>
          </table:table-cell>
          <table:table-cell table:formula="of:=IF([$Data.HY28]=&quot;&quot;;0;(IF([$Data.HY28]=&quot;?&quot;;&quot;?&quot;;1)))" office:value-type="float" office:value="0" calcext:value-type="float">
            <text:p>0</text:p>
          </table:table-cell>
          <table:table-cell table:formula="of:=IF([$Data.HZ28]=&quot;&quot;;0;(IF([$Data.HZ28]=&quot;?&quot;;&quot;?&quot;;1)))" office:value-type="float" office:value="0" calcext:value-type="float">
            <text:p>0</text:p>
          </table:table-cell>
          <table:table-cell table:formula="of:=IF([$Data.IA28]=&quot;&quot;;0;(IF([$Data.IA28]=&quot;?&quot;;&quot;?&quot;;1)))" office:value-type="float" office:value="0" calcext:value-type="float">
            <text:p>0</text:p>
          </table:table-cell>
          <table:table-cell table:formula="of:=IF([$Data.IB28]=&quot;&quot;;0;(IF([$Data.IB28]=&quot;?&quot;;&quot;?&quot;;1)))" office:value-type="float" office:value="0" calcext:value-type="float">
            <text:p>0</text:p>
          </table:table-cell>
          <table:table-cell table:formula="of:=IF([$Data.IC28]=&quot;&quot;;0;(IF([$Data.IC28]=&quot;?&quot;;&quot;?&quot;;1)))" office:value-type="float" office:value="0" calcext:value-type="float">
            <text:p>0</text:p>
          </table:table-cell>
          <table:table-cell table:formula="of:=IF([$Data.ID28]=&quot;&quot;;0;(IF([$Data.ID28]=&quot;?&quot;;&quot;?&quot;;1)))" office:value-type="float" office:value="0" calcext:value-type="float">
            <text:p>0</text:p>
          </table:table-cell>
          <table:table-cell table:formula="of:=IF([$Data.IE28]=&quot;&quot;;0;(IF([$Data.IE28]=&quot;?&quot;;&quot;?&quot;;1)))" office:value-type="float" office:value="0" calcext:value-type="float">
            <text:p>0</text:p>
          </table:table-cell>
          <table:table-cell table:formula="of:=IF([$Data.IF28]=&quot;&quot;;0;(IF([$Data.IF28]=&quot;?&quot;;&quot;?&quot;;1)))" office:value-type="float" office:value="0" calcext:value-type="float">
            <text:p>0</text:p>
          </table:table-cell>
          <table:table-cell table:formula="of:=IF([$Data.IG28]=&quot;&quot;;0;(IF([$Data.IG28]=&quot;?&quot;;&quot;?&quot;;1)))" office:value-type="float" office:value="0" calcext:value-type="float">
            <text:p>0</text:p>
          </table:table-cell>
          <table:table-cell table:formula="of:=IF([$Data.IH28]=&quot;&quot;;0;(IF([$Data.IH28]=&quot;?&quot;;&quot;?&quot;;1)))" office:value-type="float" office:value="0" calcext:value-type="float">
            <text:p>0</text:p>
          </table:table-cell>
          <table:table-cell table:formula="of:=IF([$Data.II28]=&quot;&quot;;0;(IF([$Data.II28]=&quot;?&quot;;&quot;?&quot;;1)))" office:value-type="float" office:value="0" calcext:value-type="float">
            <text:p>0</text:p>
          </table:table-cell>
          <table:table-cell table:formula="of:=IF([$Data.IJ28]=&quot;&quot;;0;(IF([$Data.IJ28]=&quot;?&quot;;&quot;?&quot;;1)))" office:value-type="float" office:value="0" calcext:value-type="float">
            <text:p>0</text:p>
          </table:table-cell>
          <table:table-cell table:formula="of:=IF([$Data.IK28]=&quot;&quot;;0;(IF([$Data.IK28]=&quot;?&quot;;&quot;?&quot;;1)))" office:value-type="float" office:value="0" calcext:value-type="float">
            <text:p>0</text:p>
          </table:table-cell>
          <table:table-cell table:formula="of:=IF([$Data.IL28]=&quot;&quot;;0;(IF([$Data.IL28]=&quot;?&quot;;&quot;?&quot;;1)))" office:value-type="float" office:value="0" calcext:value-type="float">
            <text:p>0</text:p>
          </table:table-cell>
          <table:table-cell table:formula="of:=IF([$Data.IM28]=&quot;&quot;;0;(IF([$Data.IM28]=&quot;?&quot;;&quot;?&quot;;1)))" office:value-type="float" office:value="0" calcext:value-type="float">
            <text:p>0</text:p>
          </table:table-cell>
          <table:table-cell table:formula="of:=IF([$Data.IN28]=&quot;&quot;;0;(IF([$Data.IN28]=&quot;?&quot;;&quot;?&quot;;1)))" office:value-type="float" office:value="0" calcext:value-type="float">
            <text:p>0</text:p>
          </table:table-cell>
          <table:table-cell table:formula="of:=IF([$Data.IO28]=&quot;&quot;;0;(IF([$Data.IO28]=&quot;?&quot;;&quot;?&quot;;1)))" office:value-type="float" office:value="0" calcext:value-type="float">
            <text:p>0</text:p>
          </table:table-cell>
          <table:table-cell table:formula="of:=IF([$Data.IP28]=&quot;&quot;;0;(IF([$Data.IP28]=&quot;?&quot;;&quot;?&quot;;1)))" office:value-type="float" office:value="0" calcext:value-type="float">
            <text:p>0</text:p>
          </table:table-cell>
          <table:table-cell table:number-columns-repeated="2"/>
          <table:table-cell table:formula="of:=SUM([.B25:.HI25])" office:value-type="float" office:value="48" calcext:value-type="float">
            <text:p>48</text:p>
          </table:table-cell>
          <table:table-cell table:number-columns-repeated="804"/>
        </table:table-row>
        <table:table-row table:style-name="ro15">
          <table:table-cell table:formula="of:=[$Data.B29]" office:value-type="string" office:string-value="Dong Tongdao" calcext:value-type="string">
            <text:p>Dong Tongdao</text:p>
          </table:table-cell>
          <table:table-cell table:formula="of:=IF([$Data.AI29]=&quot;&quot;;0;(IF([$Data.AI29]=&quot;?&quot;;&quot;?&quot;;1)))" office:value-type="float" office:value="1" calcext:value-type="float">
            <text:p>1</text:p>
          </table:table-cell>
          <table:table-cell table:formula="of:=IF([$Data.AJ29]=&quot;&quot;;0;(IF([$Data.AJ29]=&quot;?&quot;;&quot;?&quot;;1)))" office:value-type="float" office:value="0" calcext:value-type="float">
            <text:p>0</text:p>
          </table:table-cell>
          <table:table-cell table:formula="of:=IF([$Data.AK29]=&quot;&quot;;0;(IF([$Data.AK29]=&quot;?&quot;;&quot;?&quot;;1)))" office:value-type="float" office:value="1" calcext:value-type="float">
            <text:p>1</text:p>
          </table:table-cell>
          <table:table-cell table:formula="of:=IF([$Data.AL29]=&quot;&quot;;0;(IF([$Data.AL29]=&quot;?&quot;;&quot;?&quot;;1)))" office:value-type="float" office:value="1" calcext:value-type="float">
            <text:p>1</text:p>
          </table:table-cell>
          <table:table-cell table:formula="of:=IF([$Data.AM29]=&quot;&quot;;0;(IF([$Data.AM29]=&quot;?&quot;;&quot;?&quot;;1)))" office:value-type="float" office:value="1" calcext:value-type="float">
            <text:p>1</text:p>
          </table:table-cell>
          <table:table-cell table:formula="of:=IF([$Data.AN29]=&quot;&quot;;0;(IF([$Data.AN29]=&quot;?&quot;;&quot;?&quot;;1)))" office:value-type="float" office:value="0" calcext:value-type="float">
            <text:p>0</text:p>
          </table:table-cell>
          <table:table-cell table:formula="of:=IF([$Data.AO29]=&quot;&quot;;0;(IF([$Data.AO29]=&quot;?&quot;;&quot;?&quot;;1)))" office:value-type="float" office:value="0" calcext:value-type="float">
            <text:p>0</text:p>
          </table:table-cell>
          <table:table-cell table:formula="of:=IF([$Data.AP29]=&quot;&quot;;0;(IF([$Data.AP29]=&quot;?&quot;;&quot;?&quot;;1)))" office:value-type="float" office:value="1" calcext:value-type="float">
            <text:p>1</text:p>
          </table:table-cell>
          <table:table-cell table:formula="of:=IF([$Data.AQ29]=&quot;&quot;;0;(IF([$Data.AQ29]=&quot;?&quot;;&quot;?&quot;;1)))" office:value-type="float" office:value="1" calcext:value-type="float">
            <text:p>1</text:p>
          </table:table-cell>
          <table:table-cell table:formula="of:=IF([$Data.AR29]=&quot;&quot;;0;(IF([$Data.AR29]=&quot;?&quot;;&quot;?&quot;;1)))" office:value-type="float" office:value="0" calcext:value-type="float">
            <text:p>0</text:p>
          </table:table-cell>
          <table:table-cell table:formula="of:=IF([$Data.AS29]=&quot;&quot;;0;(IF([$Data.AS29]=&quot;?&quot;;&quot;?&quot;;1)))" office:value-type="float" office:value="1" calcext:value-type="float">
            <text:p>1</text:p>
          </table:table-cell>
          <table:table-cell table:formula="of:=IF([$Data.AT29]=&quot;&quot;;0;(IF([$Data.AT29]=&quot;?&quot;;&quot;?&quot;;1)))" office:value-type="float" office:value="0" calcext:value-type="float">
            <text:p>0</text:p>
          </table:table-cell>
          <table:table-cell table:formula="of:=IF([$Data.AU29]=&quot;&quot;;0;(IF([$Data.AU29]=&quot;?&quot;;&quot;?&quot;;1)))" office:value-type="float" office:value="1" calcext:value-type="float">
            <text:p>1</text:p>
          </table:table-cell>
          <table:table-cell table:formula="of:=IF([$Data.AV29]=&quot;&quot;;0;(IF([$Data.AV29]=&quot;?&quot;;&quot;?&quot;;1)))" office:value-type="float" office:value="1" calcext:value-type="float">
            <text:p>1</text:p>
          </table:table-cell>
          <table:table-cell table:formula="of:=IF([$Data.AW29]=&quot;&quot;;0;(IF([$Data.AW29]=&quot;?&quot;;&quot;?&quot;;1)))" office:value-type="float" office:value="0" calcext:value-type="float">
            <text:p>0</text:p>
          </table:table-cell>
          <table:table-cell table:formula="of:=IF([$Data.AX29]=&quot;&quot;;0;(IF([$Data.AX29]=&quot;?&quot;;&quot;?&quot;;1)))" office:value-type="float" office:value="1" calcext:value-type="float">
            <text:p>1</text:p>
          </table:table-cell>
          <table:table-cell table:formula="of:=IF([$Data.AY29]=&quot;&quot;;0;(IF([$Data.AY29]=&quot;?&quot;;&quot;?&quot;;1)))" office:value-type="float" office:value="1" calcext:value-type="float">
            <text:p>1</text:p>
          </table:table-cell>
          <table:table-cell table:formula="of:=IF([$Data.AZ29]=&quot;&quot;;0;(IF([$Data.AZ29]=&quot;?&quot;;&quot;?&quot;;1)))" office:value-type="float" office:value="0" calcext:value-type="float">
            <text:p>0</text:p>
          </table:table-cell>
          <table:table-cell table:formula="of:=IF([$Data.BA29]=&quot;&quot;;0;(IF([$Data.BA29]=&quot;?&quot;;&quot;?&quot;;1)))" office:value-type="float" office:value="0" calcext:value-type="float">
            <text:p>0</text:p>
          </table:table-cell>
          <table:table-cell table:formula="of:=IF([$Data.BB29]=&quot;&quot;;0;(IF([$Data.BB29]=&quot;?&quot;;&quot;?&quot;;1)))" office:value-type="float" office:value="1" calcext:value-type="float">
            <text:p>1</text:p>
          </table:table-cell>
          <table:table-cell table:formula="of:=IF([$Data.BC29]=&quot;&quot;;0;(IF([$Data.BC29]=&quot;?&quot;;&quot;?&quot;;1)))" office:value-type="float" office:value="0" calcext:value-type="float">
            <text:p>0</text:p>
          </table:table-cell>
          <table:table-cell table:formula="of:=IF([$Data.BD29]=&quot;&quot;;0;(IF([$Data.BD29]=&quot;?&quot;;&quot;?&quot;;1)))" office:value-type="float" office:value="1" calcext:value-type="float">
            <text:p>1</text:p>
          </table:table-cell>
          <table:table-cell table:formula="of:=IF([$Data.BE29]=&quot;&quot;;0;(IF([$Data.BE29]=&quot;?&quot;;&quot;?&quot;;1)))" office:value-type="float" office:value="1" calcext:value-type="float">
            <text:p>1</text:p>
          </table:table-cell>
          <table:table-cell table:formula="of:=IF([$Data.BF29]=&quot;&quot;;0;(IF([$Data.BF29]=&quot;?&quot;;&quot;?&quot;;1)))" office:value-type="float" office:value="1" calcext:value-type="float">
            <text:p>1</text:p>
          </table:table-cell>
          <table:table-cell table:formula="of:=IF([$Data.BG29]=&quot;&quot;;0;(IF([$Data.BG29]=&quot;?&quot;;&quot;?&quot;;1)))" office:value-type="float" office:value="1" calcext:value-type="float">
            <text:p>1</text:p>
          </table:table-cell>
          <table:table-cell table:formula="of:=IF([$Data.BH29]=&quot;&quot;;0;(IF([$Data.BH29]=&quot;?&quot;;&quot;?&quot;;1)))" office:value-type="float" office:value="1" calcext:value-type="float">
            <text:p>1</text:p>
          </table:table-cell>
          <table:table-cell table:formula="of:=IF([$Data.BI29]=&quot;&quot;;0;(IF([$Data.BI29]=&quot;?&quot;;&quot;?&quot;;1)))" office:value-type="float" office:value="0" calcext:value-type="float">
            <text:p>0</text:p>
          </table:table-cell>
          <table:table-cell table:formula="of:=IF([$Data.BJ29]=&quot;&quot;;0;(IF([$Data.BJ29]=&quot;?&quot;;&quot;?&quot;;1)))" office:value-type="float" office:value="0" calcext:value-type="float">
            <text:p>0</text:p>
          </table:table-cell>
          <table:table-cell table:formula="of:=IF([$Data.BK29]=&quot;&quot;;0;(IF([$Data.BK29]=&quot;?&quot;;&quot;?&quot;;1)))" office:value-type="float" office:value="1" calcext:value-type="float">
            <text:p>1</text:p>
          </table:table-cell>
          <table:table-cell table:formula="of:=IF([$Data.BL29]=&quot;&quot;;0;(IF([$Data.BL29]=&quot;?&quot;;&quot;?&quot;;1)))" office:value-type="float" office:value="0" calcext:value-type="float">
            <text:p>0</text:p>
          </table:table-cell>
          <table:table-cell table:formula="of:=IF([$Data.BM29]=&quot;&quot;;0;(IF([$Data.BM29]=&quot;?&quot;;&quot;?&quot;;1)))" office:value-type="float" office:value="0" calcext:value-type="float">
            <text:p>0</text:p>
          </table:table-cell>
          <table:table-cell table:formula="of:=IF([$Data.BN29]=&quot;&quot;;0;(IF([$Data.BN29]=&quot;?&quot;;&quot;?&quot;;1)))" office:value-type="float" office:value="0" calcext:value-type="float">
            <text:p>0</text:p>
          </table:table-cell>
          <table:table-cell table:formula="of:=IF([$Data.BO29]=&quot;&quot;;0;(IF([$Data.BO29]=&quot;?&quot;;&quot;?&quot;;1)))" office:value-type="float" office:value="0" calcext:value-type="float">
            <text:p>0</text:p>
          </table:table-cell>
          <table:table-cell table:formula="of:=IF([$Data.BP29]=&quot;&quot;;0;(IF([$Data.BP29]=&quot;?&quot;;&quot;?&quot;;1)))" office:value-type="float" office:value="0" calcext:value-type="float">
            <text:p>0</text:p>
          </table:table-cell>
          <table:table-cell table:formula="of:=IF([$Data.BQ29]=&quot;&quot;;0;(IF([$Data.BQ29]=&quot;?&quot;;&quot;?&quot;;1)))" office:value-type="float" office:value="0" calcext:value-type="float">
            <text:p>0</text:p>
          </table:table-cell>
          <table:table-cell table:formula="of:=IF([$Data.BR29]=&quot;&quot;;0;(IF([$Data.BR29]=&quot;?&quot;;&quot;?&quot;;1)))" office:value-type="float" office:value="0" calcext:value-type="float">
            <text:p>0</text:p>
          </table:table-cell>
          <table:table-cell table:formula="of:=IF([$Data.BS29]=&quot;&quot;;0;(IF([$Data.BS29]=&quot;?&quot;;&quot;?&quot;;1)))" office:value-type="float" office:value="0" calcext:value-type="float">
            <text:p>0</text:p>
          </table:table-cell>
          <table:table-cell table:formula="of:=IF([$Data.BT29]=&quot;&quot;;0;(IF([$Data.BT29]=&quot;?&quot;;&quot;?&quot;;1)))" office:value-type="float" office:value="0" calcext:value-type="float">
            <text:p>0</text:p>
          </table:table-cell>
          <table:table-cell table:formula="of:=IF([$Data.BU29]=&quot;&quot;;0;(IF([$Data.BU29]=&quot;?&quot;;&quot;?&quot;;1)))" office:value-type="float" office:value="0" calcext:value-type="float">
            <text:p>0</text:p>
          </table:table-cell>
          <table:table-cell table:formula="of:=IF([$Data.BV29]=&quot;&quot;;0;(IF([$Data.BV29]=&quot;?&quot;;&quot;?&quot;;1)))" office:value-type="float" office:value="0" calcext:value-type="float">
            <text:p>0</text:p>
          </table:table-cell>
          <table:table-cell table:formula="of:=IF([$Data.BW29]=&quot;&quot;;0;(IF([$Data.BW29]=&quot;?&quot;;&quot;?&quot;;1)))" office:value-type="float" office:value="0" calcext:value-type="float">
            <text:p>0</text:p>
          </table:table-cell>
          <table:table-cell table:formula="of:=IF([$Data.BX29]=&quot;&quot;;0;(IF([$Data.BX29]=&quot;?&quot;;&quot;?&quot;;1)))" office:value-type="float" office:value="0" calcext:value-type="float">
            <text:p>0</text:p>
          </table:table-cell>
          <table:table-cell table:formula="of:=IF([$Data.BY29]=&quot;&quot;;0;(IF([$Data.BY29]=&quot;?&quot;;&quot;?&quot;;1)))" office:value-type="float" office:value="0" calcext:value-type="float">
            <text:p>0</text:p>
          </table:table-cell>
          <table:table-cell table:formula="of:=IF([$Data.BZ29]=&quot;&quot;;0;(IF([$Data.BZ29]=&quot;?&quot;;&quot;?&quot;;1)))" office:value-type="float" office:value="1" calcext:value-type="float">
            <text:p>1</text:p>
          </table:table-cell>
          <table:table-cell table:formula="of:=IF([$Data.CA29]=&quot;&quot;;0;(IF([$Data.CA29]=&quot;?&quot;;&quot;?&quot;;1)))" office:value-type="float" office:value="0" calcext:value-type="float">
            <text:p>0</text:p>
          </table:table-cell>
          <table:table-cell table:formula="of:=IF([$Data.CB29]=&quot;&quot;;0;(IF([$Data.CB29]=&quot;?&quot;;&quot;?&quot;;1)))" office:value-type="float" office:value="0" calcext:value-type="float">
            <text:p>0</text:p>
          </table:table-cell>
          <table:table-cell table:formula="of:=IF([$Data.CC29]=&quot;&quot;;0;(IF([$Data.CC29]=&quot;?&quot;;&quot;?&quot;;1)))" office:value-type="float" office:value="1" calcext:value-type="float">
            <text:p>1</text:p>
          </table:table-cell>
          <table:table-cell table:formula="of:=IF([$Data.CD29]=&quot;&quot;;0;(IF([$Data.CD29]=&quot;?&quot;;&quot;?&quot;;1)))" office:value-type="float" office:value="0" calcext:value-type="float">
            <text:p>0</text:p>
          </table:table-cell>
          <table:table-cell table:formula="of:=IF([$Data.CE29]=&quot;&quot;;0;(IF([$Data.CE29]=&quot;?&quot;;&quot;?&quot;;1)))" office:value-type="float" office:value="0" calcext:value-type="float">
            <text:p>0</text:p>
          </table:table-cell>
          <table:table-cell table:formula="of:=IF([$Data.CF29]=&quot;&quot;;0;(IF([$Data.CF29]=&quot;?&quot;;&quot;?&quot;;1)))" office:value-type="float" office:value="0" calcext:value-type="float">
            <text:p>0</text:p>
          </table:table-cell>
          <table:table-cell table:formula="of:=IF([$Data.CG29]=&quot;&quot;;0;(IF([$Data.CG29]=&quot;?&quot;;&quot;?&quot;;1)))" office:value-type="float" office:value="1" calcext:value-type="float">
            <text:p>1</text:p>
          </table:table-cell>
          <table:table-cell table:formula="of:=IF([$Data.CH29]=&quot;&quot;;0;(IF([$Data.CH29]=&quot;?&quot;;&quot;?&quot;;1)))" office:value-type="float" office:value="0" calcext:value-type="float">
            <text:p>0</text:p>
          </table:table-cell>
          <table:table-cell table:formula="of:=IF([$Data.CI29]=&quot;&quot;;0;(IF([$Data.CI29]=&quot;?&quot;;&quot;?&quot;;1)))" office:value-type="float" office:value="0" calcext:value-type="float">
            <text:p>0</text:p>
          </table:table-cell>
          <table:table-cell table:formula="of:=IF([$Data.CJ29]=&quot;&quot;;0;(IF([$Data.CJ29]=&quot;?&quot;;&quot;?&quot;;1)))" office:value-type="float" office:value="0" calcext:value-type="float">
            <text:p>0</text:p>
          </table:table-cell>
          <table:table-cell table:formula="of:=IF([$Data.CK29]=&quot;&quot;;0;(IF([$Data.CK29]=&quot;?&quot;;&quot;?&quot;;1)))" office:value-type="float" office:value="0" calcext:value-type="float">
            <text:p>0</text:p>
          </table:table-cell>
          <table:table-cell table:formula="of:=IF([$Data.CL29]=&quot;&quot;;0;(IF([$Data.CL29]=&quot;?&quot;;&quot;?&quot;;1)))" office:value-type="float" office:value="0" calcext:value-type="float">
            <text:p>0</text:p>
          </table:table-cell>
          <table:table-cell table:formula="of:=IF([$Data.CM29]=&quot;&quot;;0;(IF([$Data.CM29]=&quot;?&quot;;&quot;?&quot;;1)))" office:value-type="float" office:value="0" calcext:value-type="float">
            <text:p>0</text:p>
          </table:table-cell>
          <table:table-cell table:formula="of:=IF([$Data.CN29]=&quot;&quot;;0;(IF([$Data.CN29]=&quot;?&quot;;&quot;?&quot;;1)))" office:value-type="float" office:value="1" calcext:value-type="float">
            <text:p>1</text:p>
          </table:table-cell>
          <table:table-cell table:formula="of:=IF([$Data.CO29]=&quot;&quot;;0;(IF([$Data.CO29]=&quot;?&quot;;&quot;?&quot;;1)))" office:value-type="float" office:value="0" calcext:value-type="float">
            <text:p>0</text:p>
          </table:table-cell>
          <table:table-cell table:formula="of:=IF([$Data.CP29]=&quot;&quot;;0;(IF([$Data.CP29]=&quot;?&quot;;&quot;?&quot;;1)))" office:value-type="float" office:value="1" calcext:value-type="float">
            <text:p>1</text:p>
          </table:table-cell>
          <table:table-cell table:formula="of:=IF([$Data.CQ29]=&quot;&quot;;0;(IF([$Data.CQ29]=&quot;?&quot;;&quot;?&quot;;1)))" office:value-type="float" office:value="0" calcext:value-type="float">
            <text:p>0</text:p>
          </table:table-cell>
          <table:table-cell table:formula="of:=IF([$Data.CR29]=&quot;&quot;;0;(IF([$Data.CR29]=&quot;?&quot;;&quot;?&quot;;1)))" office:value-type="float" office:value="0" calcext:value-type="float">
            <text:p>0</text:p>
          </table:table-cell>
          <table:table-cell table:formula="of:=IF([$Data.CS29]=&quot;&quot;;0;(IF([$Data.CS29]=&quot;?&quot;;&quot;?&quot;;1)))" office:value-type="float" office:value="0" calcext:value-type="float">
            <text:p>0</text:p>
          </table:table-cell>
          <table:table-cell table:formula="of:=IF([$Data.CT29]=&quot;&quot;;0;(IF([$Data.CT29]=&quot;?&quot;;&quot;?&quot;;1)))" office:value-type="float" office:value="0" calcext:value-type="float">
            <text:p>0</text:p>
          </table:table-cell>
          <table:table-cell table:formula="of:=IF([$Data.CU29]=&quot;&quot;;0;(IF([$Data.CU29]=&quot;?&quot;;&quot;?&quot;;1)))" office:value-type="float" office:value="1" calcext:value-type="float">
            <text:p>1</text:p>
          </table:table-cell>
          <table:table-cell table:formula="of:=IF([$Data.CV29]=&quot;&quot;;0;(IF([$Data.CV29]=&quot;?&quot;;&quot;?&quot;;1)))" office:value-type="float" office:value="1" calcext:value-type="float">
            <text:p>1</text:p>
          </table:table-cell>
          <table:table-cell table:formula="of:=IF([$Data.CW29]=&quot;&quot;;0;(IF([$Data.CW29]=&quot;?&quot;;&quot;?&quot;;1)))" office:value-type="float" office:value="1" calcext:value-type="float">
            <text:p>1</text:p>
          </table:table-cell>
          <table:table-cell table:formula="of:=IF([$Data.CX29]=&quot;&quot;;0;(IF([$Data.CX29]=&quot;?&quot;;&quot;?&quot;;1)))" office:value-type="float" office:value="0" calcext:value-type="float">
            <text:p>0</text:p>
          </table:table-cell>
          <table:table-cell table:formula="of:=IF([$Data.CY29]=&quot;&quot;;0;(IF([$Data.CY29]=&quot;?&quot;;&quot;?&quot;;1)))" office:value-type="float" office:value="0" calcext:value-type="float">
            <text:p>0</text:p>
          </table:table-cell>
          <table:table-cell table:formula="of:=IF([$Data.CZ29]=&quot;&quot;;0;(IF([$Data.CZ29]=&quot;?&quot;;&quot;?&quot;;1)))" office:value-type="float" office:value="0" calcext:value-type="float">
            <text:p>0</text:p>
          </table:table-cell>
          <table:table-cell table:formula="of:=IF([$Data.DA29]=&quot;&quot;;0;(IF([$Data.DA29]=&quot;?&quot;;&quot;?&quot;;1)))" office:value-type="float" office:value="1" calcext:value-type="float">
            <text:p>1</text:p>
          </table:table-cell>
          <table:table-cell table:formula="of:=IF([$Data.DB29]=&quot;&quot;;0;(IF([$Data.DB29]=&quot;?&quot;;&quot;?&quot;;1)))" office:value-type="float" office:value="0" calcext:value-type="float">
            <text:p>0</text:p>
          </table:table-cell>
          <table:table-cell table:formula="of:=IF([$Data.DC29]=&quot;&quot;;0;(IF([$Data.DC29]=&quot;?&quot;;&quot;?&quot;;1)))" office:value-type="float" office:value="0" calcext:value-type="float">
            <text:p>0</text:p>
          </table:table-cell>
          <table:table-cell table:formula="of:=IF([$Data.DD29]=&quot;&quot;;0;(IF([$Data.DD29]=&quot;?&quot;;&quot;?&quot;;1)))" office:value-type="float" office:value="0" calcext:value-type="float">
            <text:p>0</text:p>
          </table:table-cell>
          <table:table-cell table:formula="of:=IF([$Data.DE29]=&quot;&quot;;0;(IF([$Data.DE29]=&quot;?&quot;;&quot;?&quot;;1)))" office:value-type="float" office:value="1" calcext:value-type="float">
            <text:p>1</text:p>
          </table:table-cell>
          <table:table-cell table:formula="of:=IF([$Data.DF29]=&quot;&quot;;0;(IF([$Data.DF29]=&quot;?&quot;;&quot;?&quot;;1)))" office:value-type="float" office:value="1" calcext:value-type="float">
            <text:p>1</text:p>
          </table:table-cell>
          <table:table-cell table:formula="of:=IF([$Data.DG29]=&quot;&quot;;0;(IF([$Data.DG29]=&quot;?&quot;;&quot;?&quot;;1)))" office:value-type="float" office:value="0" calcext:value-type="float">
            <text:p>0</text:p>
          </table:table-cell>
          <table:table-cell table:formula="of:=IF([$Data.DH29]=&quot;&quot;;0;(IF([$Data.DH29]=&quot;?&quot;;&quot;?&quot;;1)))" office:value-type="float" office:value="0" calcext:value-type="float">
            <text:p>0</text:p>
          </table:table-cell>
          <table:table-cell table:formula="of:=IF([$Data.DI29]=&quot;&quot;;0;(IF([$Data.DI29]=&quot;?&quot;;&quot;?&quot;;1)))" office:value-type="float" office:value="0" calcext:value-type="float">
            <text:p>0</text:p>
          </table:table-cell>
          <table:table-cell table:formula="of:=IF([$Data.DJ29]=&quot;&quot;;0;(IF([$Data.DJ29]=&quot;?&quot;;&quot;?&quot;;1)))" office:value-type="float" office:value="1" calcext:value-type="float">
            <text:p>1</text:p>
          </table:table-cell>
          <table:table-cell table:formula="of:=IF([$Data.DK29]=&quot;&quot;;0;(IF([$Data.DK29]=&quot;?&quot;;&quot;?&quot;;1)))" office:value-type="float" office:value="0" calcext:value-type="float">
            <text:p>0</text:p>
          </table:table-cell>
          <table:table-cell table:formula="of:=IF([$Data.DL29]=&quot;&quot;;0;(IF([$Data.DL29]=&quot;?&quot;;&quot;?&quot;;1)))" office:value-type="float" office:value="0" calcext:value-type="float">
            <text:p>0</text:p>
          </table:table-cell>
          <table:table-cell table:formula="of:=IF([$Data.DM29]=&quot;&quot;;0;(IF([$Data.DM29]=&quot;?&quot;;&quot;?&quot;;1)))" office:value-type="float" office:value="0" calcext:value-type="float">
            <text:p>0</text:p>
          </table:table-cell>
          <table:table-cell table:formula="of:=IF([$Data.DN29]=&quot;&quot;;0;(IF([$Data.DN29]=&quot;?&quot;;&quot;?&quot;;1)))" office:value-type="float" office:value="0" calcext:value-type="float">
            <text:p>0</text:p>
          </table:table-cell>
          <table:table-cell table:formula="of:=IF([$Data.DO29]=&quot;&quot;;0;(IF([$Data.DO29]=&quot;?&quot;;&quot;?&quot;;1)))" office:value-type="float" office:value="1" calcext:value-type="float">
            <text:p>1</text:p>
          </table:table-cell>
          <table:table-cell table:formula="of:=IF([$Data.DP29]=&quot;&quot;;0;(IF([$Data.DP29]=&quot;?&quot;;&quot;?&quot;;1)))" office:value-type="float" office:value="1" calcext:value-type="float">
            <text:p>1</text:p>
          </table:table-cell>
          <table:table-cell table:formula="of:=IF([$Data.DQ29]=&quot;&quot;;0;(IF([$Data.DQ29]=&quot;?&quot;;&quot;?&quot;;1)))" office:value-type="float" office:value="0" calcext:value-type="float">
            <text:p>0</text:p>
          </table:table-cell>
          <table:table-cell table:formula="of:=IF([$Data.DR29]=&quot;&quot;;0;(IF([$Data.DR29]=&quot;?&quot;;&quot;?&quot;;1)))" office:value-type="float" office:value="0" calcext:value-type="float">
            <text:p>0</text:p>
          </table:table-cell>
          <table:table-cell table:formula="of:=IF([$Data.DS29]=&quot;&quot;;0;(IF([$Data.DS29]=&quot;?&quot;;&quot;?&quot;;1)))" office:value-type="float" office:value="0" calcext:value-type="float">
            <text:p>0</text:p>
          </table:table-cell>
          <table:table-cell table:formula="of:=IF([$Data.DT29]=&quot;&quot;;0;(IF([$Data.DT29]=&quot;?&quot;;&quot;?&quot;;1)))" office:value-type="float" office:value="1" calcext:value-type="float">
            <text:p>1</text:p>
          </table:table-cell>
          <table:table-cell table:formula="of:=IF([$Data.DU29]=&quot;&quot;;0;(IF([$Data.DU29]=&quot;?&quot;;&quot;?&quot;;1)))" office:value-type="float" office:value="0" calcext:value-type="float">
            <text:p>0</text:p>
          </table:table-cell>
          <table:table-cell table:formula="of:=IF([$Data.DV29]=&quot;&quot;;0;(IF([$Data.DV29]=&quot;?&quot;;&quot;?&quot;;1)))" office:value-type="float" office:value="1" calcext:value-type="float">
            <text:p>1</text:p>
          </table:table-cell>
          <table:table-cell table:formula="of:=IF([$Data.DW29]=&quot;&quot;;0;(IF([$Data.DW29]=&quot;?&quot;;&quot;?&quot;;1)))" office:value-type="float" office:value="0" calcext:value-type="float">
            <text:p>0</text:p>
          </table:table-cell>
          <table:table-cell table:formula="of:=IF([$Data.DX29]=&quot;&quot;;0;(IF([$Data.DX29]=&quot;?&quot;;&quot;?&quot;;1)))" office:value-type="float" office:value="0" calcext:value-type="float">
            <text:p>0</text:p>
          </table:table-cell>
          <table:table-cell table:formula="of:=IF([$Data.DY29]=&quot;&quot;;0;(IF([$Data.DY29]=&quot;?&quot;;&quot;?&quot;;1)))" office:value-type="float" office:value="0" calcext:value-type="float">
            <text:p>0</text:p>
          </table:table-cell>
          <table:table-cell table:formula="of:=IF([$Data.DZ29]=&quot;&quot;;0;(IF([$Data.DZ29]=&quot;?&quot;;&quot;?&quot;;1)))" office:value-type="float" office:value="1" calcext:value-type="float">
            <text:p>1</text:p>
          </table:table-cell>
          <table:table-cell table:formula="of:=IF([$Data.EA29]=&quot;&quot;;0;(IF([$Data.EA29]=&quot;?&quot;;&quot;?&quot;;1)))" office:value-type="float" office:value="1" calcext:value-type="float">
            <text:p>1</text:p>
          </table:table-cell>
          <table:table-cell table:formula="of:=IF([$Data.EB29]=&quot;&quot;;0;(IF([$Data.EB29]=&quot;?&quot;;&quot;?&quot;;1)))" office:value-type="float" office:value="0" calcext:value-type="float">
            <text:p>0</text:p>
          </table:table-cell>
          <table:table-cell table:formula="of:=IF([$Data.EC29]=&quot;&quot;;0;(IF([$Data.EC29]=&quot;?&quot;;&quot;?&quot;;1)))" office:value-type="float" office:value="1" calcext:value-type="float">
            <text:p>1</text:p>
          </table:table-cell>
          <table:table-cell table:formula="of:=IF([$Data.ED29]=&quot;&quot;;0;(IF([$Data.ED29]=&quot;?&quot;;&quot;?&quot;;1)))" office:value-type="float" office:value="1" calcext:value-type="float">
            <text:p>1</text:p>
          </table:table-cell>
          <table:table-cell table:formula="of:=IF([$Data.EE29]=&quot;&quot;;0;(IF([$Data.EE29]=&quot;?&quot;;&quot;?&quot;;1)))" office:value-type="float" office:value="0" calcext:value-type="float">
            <text:p>0</text:p>
          </table:table-cell>
          <table:table-cell table:formula="of:=IF([$Data.EF29]=&quot;&quot;;0;(IF([$Data.EF29]=&quot;?&quot;;&quot;?&quot;;1)))" office:value-type="float" office:value="0" calcext:value-type="float">
            <text:p>0</text:p>
          </table:table-cell>
          <table:table-cell table:formula="of:=IF([$Data.EG29]=&quot;&quot;;0;(IF([$Data.EG29]=&quot;?&quot;;&quot;?&quot;;1)))" office:value-type="float" office:value="0" calcext:value-type="float">
            <text:p>0</text:p>
          </table:table-cell>
          <table:table-cell table:formula="of:=IF([$Data.EH29]=&quot;&quot;;0;(IF([$Data.EH29]=&quot;?&quot;;&quot;?&quot;;1)))" office:value-type="float" office:value="0" calcext:value-type="float">
            <text:p>0</text:p>
          </table:table-cell>
          <table:table-cell table:formula="of:=IF([$Data.EI29]=&quot;&quot;;0;(IF([$Data.EI29]=&quot;?&quot;;&quot;?&quot;;1)))" office:value-type="float" office:value="0" calcext:value-type="float">
            <text:p>0</text:p>
          </table:table-cell>
          <table:table-cell table:formula="of:=IF([$Data.EJ29]=&quot;&quot;;0;(IF([$Data.EJ29]=&quot;?&quot;;&quot;?&quot;;1)))" office:value-type="float" office:value="0" calcext:value-type="float">
            <text:p>0</text:p>
          </table:table-cell>
          <table:table-cell table:formula="of:=IF([$Data.EK29]=&quot;&quot;;0;(IF([$Data.EK29]=&quot;?&quot;;&quot;?&quot;;1)))" office:value-type="float" office:value="0" calcext:value-type="float">
            <text:p>0</text:p>
          </table:table-cell>
          <table:table-cell table:formula="of:=IF([$Data.EL29]=&quot;&quot;;0;(IF([$Data.EL29]=&quot;?&quot;;&quot;?&quot;;1)))" office:value-type="float" office:value="0" calcext:value-type="float">
            <text:p>0</text:p>
          </table:table-cell>
          <table:table-cell table:formula="of:=IF([$Data.EM29]=&quot;&quot;;0;(IF([$Data.EM29]=&quot;?&quot;;&quot;?&quot;;1)))" office:value-type="float" office:value="0" calcext:value-type="float">
            <text:p>0</text:p>
          </table:table-cell>
          <table:table-cell table:formula="of:=IF([$Data.EN29]=&quot;&quot;;0;(IF([$Data.EN29]=&quot;?&quot;;&quot;?&quot;;1)))" office:value-type="float" office:value="0" calcext:value-type="float">
            <text:p>0</text:p>
          </table:table-cell>
          <table:table-cell table:formula="of:=IF([$Data.EO29]=&quot;&quot;;0;(IF([$Data.EO29]=&quot;?&quot;;&quot;?&quot;;1)))" office:value-type="float" office:value="0" calcext:value-type="float">
            <text:p>0</text:p>
          </table:table-cell>
          <table:table-cell table:formula="of:=IF([$Data.EP29]=&quot;&quot;;0;(IF([$Data.EP29]=&quot;?&quot;;&quot;?&quot;;1)))" office:value-type="float" office:value="0" calcext:value-type="float">
            <text:p>0</text:p>
          </table:table-cell>
          <table:table-cell table:formula="of:=IF([$Data.EQ29]=&quot;&quot;;0;(IF([$Data.EQ29]=&quot;?&quot;;&quot;?&quot;;1)))" office:value-type="float" office:value="0" calcext:value-type="float">
            <text:p>0</text:p>
          </table:table-cell>
          <table:table-cell table:formula="of:=IF([$Data.ER29]=&quot;&quot;;0;(IF([$Data.ER29]=&quot;?&quot;;&quot;?&quot;;1)))" office:value-type="float" office:value="0" calcext:value-type="float">
            <text:p>0</text:p>
          </table:table-cell>
          <table:table-cell table:formula="of:=IF([$Data.ES29]=&quot;&quot;;0;(IF([$Data.ES29]=&quot;?&quot;;&quot;?&quot;;1)))" office:value-type="float" office:value="0" calcext:value-type="float">
            <text:p>0</text:p>
          </table:table-cell>
          <table:table-cell table:formula="of:=IF([$Data.ET29]=&quot;&quot;;0;(IF([$Data.ET29]=&quot;?&quot;;&quot;?&quot;;1)))" office:value-type="float" office:value="0" calcext:value-type="float">
            <text:p>0</text:p>
          </table:table-cell>
          <table:table-cell table:formula="of:=IF([$Data.EU29]=&quot;&quot;;0;(IF([$Data.EU29]=&quot;?&quot;;&quot;?&quot;;1)))" office:value-type="float" office:value="0" calcext:value-type="float">
            <text:p>0</text:p>
          </table:table-cell>
          <table:table-cell table:formula="of:=IF([$Data.EV29]=&quot;&quot;;0;(IF([$Data.EV29]=&quot;?&quot;;&quot;?&quot;;1)))" office:value-type="float" office:value="0" calcext:value-type="float">
            <text:p>0</text:p>
          </table:table-cell>
          <table:table-cell table:formula="of:=IF([$Data.EW29]=&quot;&quot;;0;(IF([$Data.EW29]=&quot;?&quot;;&quot;?&quot;;1)))" office:value-type="float" office:value="1" calcext:value-type="float">
            <text:p>1</text:p>
          </table:table-cell>
          <table:table-cell table:formula="of:=IF([$Data.EX29]=&quot;&quot;;0;(IF([$Data.EX29]=&quot;?&quot;;&quot;?&quot;;1)))" office:value-type="float" office:value="0" calcext:value-type="float">
            <text:p>0</text:p>
          </table:table-cell>
          <table:table-cell table:formula="of:=IF([$Data.EY29]=&quot;&quot;;0;(IF([$Data.EY29]=&quot;?&quot;;&quot;?&quot;;1)))" office:value-type="float" office:value="1" calcext:value-type="float">
            <text:p>1</text:p>
          </table:table-cell>
          <table:table-cell table:formula="of:=IF([$Data.EZ29]=&quot;&quot;;0;(IF([$Data.EZ29]=&quot;?&quot;;&quot;?&quot;;1)))" office:value-type="float" office:value="0" calcext:value-type="float">
            <text:p>0</text:p>
          </table:table-cell>
          <table:table-cell table:formula="of:=IF([$Data.FA29]=&quot;&quot;;0;(IF([$Data.FA29]=&quot;?&quot;;&quot;?&quot;;1)))" office:value-type="float" office:value="1" calcext:value-type="float">
            <text:p>1</text:p>
          </table:table-cell>
          <table:table-cell table:formula="of:=IF([$Data.FB29]=&quot;&quot;;0;(IF([$Data.FB29]=&quot;?&quot;;&quot;?&quot;;1)))" office:value-type="float" office:value="0" calcext:value-type="float">
            <text:p>0</text:p>
          </table:table-cell>
          <table:table-cell table:formula="of:=IF([$Data.FC29]=&quot;&quot;;0;(IF([$Data.FC29]=&quot;?&quot;;&quot;?&quot;;1)))" office:value-type="float" office:value="0" calcext:value-type="float">
            <text:p>0</text:p>
          </table:table-cell>
          <table:table-cell table:formula="of:=IF([$Data.FD29]=&quot;&quot;;0;(IF([$Data.FD29]=&quot;?&quot;;&quot;?&quot;;1)))" office:value-type="float" office:value="0" calcext:value-type="float">
            <text:p>0</text:p>
          </table:table-cell>
          <table:table-cell table:formula="of:=IF([$Data.FE29]=&quot;&quot;;0;(IF([$Data.FE29]=&quot;?&quot;;&quot;?&quot;;1)))" office:value-type="float" office:value="0" calcext:value-type="float">
            <text:p>0</text:p>
          </table:table-cell>
          <table:table-cell table:formula="of:=IF([$Data.FF29]=&quot;&quot;;0;(IF([$Data.FF29]=&quot;?&quot;;&quot;?&quot;;1)))" office:value-type="float" office:value="1" calcext:value-type="float">
            <text:p>1</text:p>
          </table:table-cell>
          <table:table-cell table:formula="of:=IF([$Data.FG29]=&quot;&quot;;0;(IF([$Data.FG29]=&quot;?&quot;;&quot;?&quot;;1)))" office:value-type="float" office:value="0" calcext:value-type="float">
            <text:p>0</text:p>
          </table:table-cell>
          <table:table-cell table:formula="of:=IF([$Data.FH29]=&quot;&quot;;0;(IF([$Data.FH29]=&quot;?&quot;;&quot;?&quot;;1)))" office:value-type="float" office:value="1" calcext:value-type="float">
            <text:p>1</text:p>
          </table:table-cell>
          <table:table-cell table:formula="of:=IF([$Data.FI29]=&quot;&quot;;0;(IF([$Data.FI29]=&quot;?&quot;;&quot;?&quot;;1)))" office:value-type="float" office:value="0" calcext:value-type="float">
            <text:p>0</text:p>
          </table:table-cell>
          <table:table-cell table:formula="of:=IF([$Data.FJ29]=&quot;&quot;;0;(IF([$Data.FJ29]=&quot;?&quot;;&quot;?&quot;;1)))" office:value-type="float" office:value="1" calcext:value-type="float">
            <text:p>1</text:p>
          </table:table-cell>
          <table:table-cell table:formula="of:=IF([$Data.FK29]=&quot;&quot;;0;(IF([$Data.FK29]=&quot;?&quot;;&quot;?&quot;;1)))" office:value-type="float" office:value="0" calcext:value-type="float">
            <text:p>0</text:p>
          </table:table-cell>
          <table:table-cell table:formula="of:=IF([$Data.FL29]=&quot;&quot;;0;(IF([$Data.FL29]=&quot;?&quot;;&quot;?&quot;;1)))" office:value-type="float" office:value="0" calcext:value-type="float">
            <text:p>0</text:p>
          </table:table-cell>
          <table:table-cell table:formula="of:=IF([$Data.FM29]=&quot;&quot;;0;(IF([$Data.FM29]=&quot;?&quot;;&quot;?&quot;;1)))" office:value-type="float" office:value="0" calcext:value-type="float">
            <text:p>0</text:p>
          </table:table-cell>
          <table:table-cell table:formula="of:=IF([$Data.FN29]=&quot;&quot;;0;(IF([$Data.FN29]=&quot;?&quot;;&quot;?&quot;;1)))" office:value-type="float" office:value="1" calcext:value-type="float">
            <text:p>1</text:p>
          </table:table-cell>
          <table:table-cell table:formula="of:=IF([$Data.FO29]=&quot;&quot;;0;(IF([$Data.FO29]=&quot;?&quot;;&quot;?&quot;;1)))" office:value-type="float" office:value="1" calcext:value-type="float">
            <text:p>1</text:p>
          </table:table-cell>
          <table:table-cell table:formula="of:=IF([$Data.FP29]=&quot;&quot;;0;(IF([$Data.FP29]=&quot;?&quot;;&quot;?&quot;;1)))" office:value-type="float" office:value="1" calcext:value-type="float">
            <text:p>1</text:p>
          </table:table-cell>
          <table:table-cell table:formula="of:=IF([$Data.FQ29]=&quot;&quot;;0;(IF([$Data.FQ29]=&quot;?&quot;;&quot;?&quot;;1)))" office:value-type="float" office:value="1" calcext:value-type="float">
            <text:p>1</text:p>
          </table:table-cell>
          <table:table-cell table:formula="of:=IF([$Data.FR29]=&quot;&quot;;0;(IF([$Data.FR29]=&quot;?&quot;;&quot;?&quot;;1)))" office:value-type="float" office:value="1" calcext:value-type="float">
            <text:p>1</text:p>
          </table:table-cell>
          <table:table-cell table:formula="of:=IF([$Data.FS29]=&quot;&quot;;0;(IF([$Data.FS29]=&quot;?&quot;;&quot;?&quot;;1)))" office:value-type="float" office:value="0" calcext:value-type="float">
            <text:p>0</text:p>
          </table:table-cell>
          <table:table-cell table:formula="of:=IF([$Data.FT29]=&quot;&quot;;0;(IF([$Data.FT29]=&quot;?&quot;;&quot;?&quot;;1)))" office:value-type="float" office:value="1" calcext:value-type="float">
            <text:p>1</text:p>
          </table:table-cell>
          <table:table-cell table:formula="of:=IF([$Data.FU29]=&quot;&quot;;0;(IF([$Data.FU29]=&quot;?&quot;;&quot;?&quot;;1)))" office:value-type="float" office:value="0" calcext:value-type="float">
            <text:p>0</text:p>
          </table:table-cell>
          <table:table-cell table:formula="of:=IF([$Data.FV29]=&quot;&quot;;0;(IF([$Data.FV29]=&quot;?&quot;;&quot;?&quot;;1)))" office:value-type="float" office:value="1" calcext:value-type="float">
            <text:p>1</text:p>
          </table:table-cell>
          <table:table-cell table:formula="of:=IF([$Data.FW29]=&quot;&quot;;0;(IF([$Data.FW29]=&quot;?&quot;;&quot;?&quot;;1)))" office:value-type="float" office:value="0" calcext:value-type="float">
            <text:p>0</text:p>
          </table:table-cell>
          <table:table-cell table:formula="of:=IF([$Data.FX29]=&quot;&quot;;0;(IF([$Data.FX29]=&quot;?&quot;;&quot;?&quot;;1)))" office:value-type="float" office:value="0" calcext:value-type="float">
            <text:p>0</text:p>
          </table:table-cell>
          <table:table-cell table:formula="of:=IF([$Data.FY29]=&quot;&quot;;0;(IF([$Data.FY29]=&quot;?&quot;;&quot;?&quot;;1)))" office:value-type="float" office:value="0" calcext:value-type="float">
            <text:p>0</text:p>
          </table:table-cell>
          <table:table-cell table:formula="of:=IF([$Data.FZ29]=&quot;&quot;;0;(IF([$Data.FZ29]=&quot;?&quot;;&quot;?&quot;;1)))" office:value-type="float" office:value="0" calcext:value-type="float">
            <text:p>0</text:p>
          </table:table-cell>
          <table:table-cell table:formula="of:=IF([$Data.GA29]=&quot;&quot;;0;(IF([$Data.GA29]=&quot;?&quot;;&quot;?&quot;;1)))" office:value-type="float" office:value="0" calcext:value-type="float">
            <text:p>0</text:p>
          </table:table-cell>
          <table:table-cell table:formula="of:=IF([$Data.GB29]=&quot;&quot;;0;(IF([$Data.GB29]=&quot;?&quot;;&quot;?&quot;;1)))" office:value-type="float" office:value="0" calcext:value-type="float">
            <text:p>0</text:p>
          </table:table-cell>
          <table:table-cell table:formula="of:=IF([$Data.GC29]=&quot;&quot;;0;(IF([$Data.GC29]=&quot;?&quot;;&quot;?&quot;;1)))" office:value-type="float" office:value="0" calcext:value-type="float">
            <text:p>0</text:p>
          </table:table-cell>
          <table:table-cell table:formula="of:=IF([$Data.GD29]=&quot;&quot;;0;(IF([$Data.GD29]=&quot;?&quot;;&quot;?&quot;;1)))" office:value-type="float" office:value="1" calcext:value-type="float">
            <text:p>1</text:p>
          </table:table-cell>
          <table:table-cell table:formula="of:=IF([$Data.GE29]=&quot;&quot;;0;(IF([$Data.GE29]=&quot;?&quot;;&quot;?&quot;;1)))" office:value-type="float" office:value="1" calcext:value-type="float">
            <text:p>1</text:p>
          </table:table-cell>
          <table:table-cell table:formula="of:=IF([$Data.GF29]=&quot;&quot;;0;(IF([$Data.GF29]=&quot;?&quot;;&quot;?&quot;;1)))" office:value-type="float" office:value="1" calcext:value-type="float">
            <text:p>1</text:p>
          </table:table-cell>
          <table:table-cell table:formula="of:=IF([$Data.GG29]=&quot;&quot;;0;(IF([$Data.GG29]=&quot;?&quot;;&quot;?&quot;;1)))" office:value-type="float" office:value="0" calcext:value-type="float">
            <text:p>0</text:p>
          </table:table-cell>
          <table:table-cell table:formula="of:=IF([$Data.GH29]=&quot;&quot;;0;(IF([$Data.GH29]=&quot;?&quot;;&quot;?&quot;;1)))" office:value-type="float" office:value="0" calcext:value-type="float">
            <text:p>0</text:p>
          </table:table-cell>
          <table:table-cell table:formula="of:=IF([$Data.GI29]=&quot;&quot;;0;(IF([$Data.GI29]=&quot;?&quot;;&quot;?&quot;;1)))" office:value-type="float" office:value="0" calcext:value-type="float">
            <text:p>0</text:p>
          </table:table-cell>
          <table:table-cell table:formula="of:=IF([$Data.GJ29]=&quot;&quot;;0;(IF([$Data.GJ29]=&quot;?&quot;;&quot;?&quot;;1)))" office:value-type="float" office:value="0" calcext:value-type="float">
            <text:p>0</text:p>
          </table:table-cell>
          <table:table-cell table:formula="of:=IF([$Data.GK29]=&quot;&quot;;0;(IF([$Data.GK29]=&quot;?&quot;;&quot;?&quot;;1)))" office:value-type="float" office:value="1" calcext:value-type="float">
            <text:p>1</text:p>
          </table:table-cell>
          <table:table-cell table:formula="of:=IF([$Data.GL29]=&quot;&quot;;0;(IF([$Data.GL29]=&quot;?&quot;;&quot;?&quot;;1)))" office:value-type="float" office:value="0" calcext:value-type="float">
            <text:p>0</text:p>
          </table:table-cell>
          <table:table-cell table:formula="of:=IF([$Data.GM29]=&quot;&quot;;0;(IF([$Data.GM29]=&quot;?&quot;;&quot;?&quot;;1)))" office:value-type="float" office:value="1" calcext:value-type="float">
            <text:p>1</text:p>
          </table:table-cell>
          <table:table-cell table:formula="of:=IF([$Data.GN29]=&quot;&quot;;0;(IF([$Data.GN29]=&quot;?&quot;;&quot;?&quot;;1)))" office:value-type="float" office:value="0" calcext:value-type="float">
            <text:p>0</text:p>
          </table:table-cell>
          <table:table-cell table:formula="of:=IF([$Data.GO29]=&quot;&quot;;0;(IF([$Data.GO29]=&quot;?&quot;;&quot;?&quot;;1)))" office:value-type="float" office:value="1" calcext:value-type="float">
            <text:p>1</text:p>
          </table:table-cell>
          <table:table-cell table:formula="of:=IF([$Data.GP29]=&quot;&quot;;0;(IF([$Data.GP29]=&quot;?&quot;;&quot;?&quot;;1)))" office:value-type="float" office:value="0" calcext:value-type="float">
            <text:p>0</text:p>
          </table:table-cell>
          <table:table-cell table:formula="of:=IF([$Data.GQ29]=&quot;&quot;;0;(IF([$Data.GQ29]=&quot;?&quot;;&quot;?&quot;;1)))" office:value-type="float" office:value="0" calcext:value-type="float">
            <text:p>0</text:p>
          </table:table-cell>
          <table:table-cell table:formula="of:=IF([$Data.GR29]=&quot;&quot;;0;(IF([$Data.GR29]=&quot;?&quot;;&quot;?&quot;;1)))" office:value-type="float" office:value="0" calcext:value-type="float">
            <text:p>0</text:p>
          </table:table-cell>
          <table:table-cell table:formula="of:=IF([$Data.GS29]=&quot;&quot;;0;(IF([$Data.GS29]=&quot;?&quot;;&quot;?&quot;;1)))" office:value-type="float" office:value="0" calcext:value-type="float">
            <text:p>0</text:p>
          </table:table-cell>
          <table:table-cell table:formula="of:=IF([$Data.GT29]=&quot;&quot;;0;(IF([$Data.GT29]=&quot;?&quot;;&quot;?&quot;;1)))" office:value-type="float" office:value="0" calcext:value-type="float">
            <text:p>0</text:p>
          </table:table-cell>
          <table:table-cell table:formula="of:=IF([$Data.GU29]=&quot;&quot;;0;(IF([$Data.GU29]=&quot;?&quot;;&quot;?&quot;;1)))" office:value-type="float" office:value="0" calcext:value-type="float">
            <text:p>0</text:p>
          </table:table-cell>
          <table:table-cell table:formula="of:=IF([$Data.GV29]=&quot;&quot;;0;(IF([$Data.GV29]=&quot;?&quot;;&quot;?&quot;;1)))" office:value-type="float" office:value="0" calcext:value-type="float">
            <text:p>0</text:p>
          </table:table-cell>
          <table:table-cell table:formula="of:=IF([$Data.GW29]=&quot;&quot;;0;(IF([$Data.GW29]=&quot;?&quot;;&quot;?&quot;;1)))" office:value-type="float" office:value="0" calcext:value-type="float">
            <text:p>0</text:p>
          </table:table-cell>
          <table:table-cell table:formula="of:=IF([$Data.GX29]=&quot;&quot;;0;(IF([$Data.GX29]=&quot;?&quot;;&quot;?&quot;;1)))" office:value-type="float" office:value="0" calcext:value-type="float">
            <text:p>0</text:p>
          </table:table-cell>
          <table:table-cell table:formula="of:=IF([$Data.GY29]=&quot;&quot;;0;(IF([$Data.GY29]=&quot;?&quot;;&quot;?&quot;;1)))" office:value-type="float" office:value="0" calcext:value-type="float">
            <text:p>0</text:p>
          </table:table-cell>
          <table:table-cell table:formula="of:=IF([$Data.GZ29]=&quot;&quot;;0;(IF([$Data.GZ29]=&quot;?&quot;;&quot;?&quot;;1)))" office:value-type="float" office:value="0" calcext:value-type="float">
            <text:p>0</text:p>
          </table:table-cell>
          <table:table-cell table:formula="of:=IF([$Data.HA29]=&quot;&quot;;0;(IF([$Data.HA29]=&quot;?&quot;;&quot;?&quot;;1)))" office:value-type="float" office:value="0" calcext:value-type="float">
            <text:p>0</text:p>
          </table:table-cell>
          <table:table-cell table:formula="of:=IF([$Data.HB29]=&quot;&quot;;0;(IF([$Data.HB29]=&quot;?&quot;;&quot;?&quot;;1)))" office:value-type="float" office:value="0" calcext:value-type="float">
            <text:p>0</text:p>
          </table:table-cell>
          <table:table-cell table:formula="of:=IF([$Data.HC29]=&quot;&quot;;0;(IF([$Data.HC29]=&quot;?&quot;;&quot;?&quot;;1)))" office:value-type="float" office:value="0" calcext:value-type="float">
            <text:p>0</text:p>
          </table:table-cell>
          <table:table-cell table:formula="of:=IF([$Data.HD29]=&quot;&quot;;0;(IF([$Data.HD29]=&quot;?&quot;;&quot;?&quot;;1)))" office:value-type="float" office:value="0" calcext:value-type="float">
            <text:p>0</text:p>
          </table:table-cell>
          <table:table-cell table:formula="of:=IF([$Data.HE29]=&quot;&quot;;0;(IF([$Data.HE29]=&quot;?&quot;;&quot;?&quot;;1)))" office:value-type="float" office:value="0" calcext:value-type="float">
            <text:p>0</text:p>
          </table:table-cell>
          <table:table-cell table:formula="of:=IF([$Data.HF29]=&quot;&quot;;0;(IF([$Data.HF29]=&quot;?&quot;;&quot;?&quot;;1)))" office:value-type="float" office:value="0" calcext:value-type="float">
            <text:p>0</text:p>
          </table:table-cell>
          <table:table-cell table:formula="of:=IF([$Data.HG29]=&quot;&quot;;0;(IF([$Data.HG29]=&quot;?&quot;;&quot;?&quot;;1)))" office:value-type="float" office:value="0" calcext:value-type="float">
            <text:p>0</text:p>
          </table:table-cell>
          <table:table-cell table:formula="of:=IF([$Data.HH29]=&quot;&quot;;0;(IF([$Data.HH29]=&quot;?&quot;;&quot;?&quot;;1)))" office:value-type="float" office:value="0" calcext:value-type="float">
            <text:p>0</text:p>
          </table:table-cell>
          <table:table-cell table:formula="of:=IF([$Data.HI29]=&quot;&quot;;0;(IF([$Data.HI29]=&quot;?&quot;;&quot;?&quot;;1)))" office:value-type="float" office:value="0" calcext:value-type="float">
            <text:p>0</text:p>
          </table:table-cell>
          <table:table-cell table:formula="of:=IF([$Data.HJ29]=&quot;&quot;;0;(IF([$Data.HJ29]=&quot;?&quot;;&quot;?&quot;;1)))" office:value-type="float" office:value="0" calcext:value-type="float">
            <text:p>0</text:p>
          </table:table-cell>
          <table:table-cell table:formula="of:=IF([$Data.HK29]=&quot;&quot;;0;(IF([$Data.HK29]=&quot;?&quot;;&quot;?&quot;;1)))" office:value-type="float" office:value="0" calcext:value-type="float">
            <text:p>0</text:p>
          </table:table-cell>
          <table:table-cell table:formula="of:=IF([$Data.HL29]=&quot;&quot;;0;(IF([$Data.HL29]=&quot;?&quot;;&quot;?&quot;;1)))" office:value-type="float" office:value="0" calcext:value-type="float">
            <text:p>0</text:p>
          </table:table-cell>
          <table:table-cell table:formula="of:=IF([$Data.HM29]=&quot;&quot;;0;(IF([$Data.HM29]=&quot;?&quot;;&quot;?&quot;;1)))" office:value-type="float" office:value="1" calcext:value-type="float">
            <text:p>1</text:p>
          </table:table-cell>
          <table:table-cell table:formula="of:=IF([$Data.HN29]=&quot;&quot;;0;(IF([$Data.HN29]=&quot;?&quot;;&quot;?&quot;;1)))" office:value-type="float" office:value="0" calcext:value-type="float">
            <text:p>0</text:p>
          </table:table-cell>
          <table:table-cell table:formula="of:=IF([$Data.HO29]=&quot;&quot;;0;(IF([$Data.HO29]=&quot;?&quot;;&quot;?&quot;;1)))" office:value-type="float" office:value="1" calcext:value-type="float">
            <text:p>1</text:p>
          </table:table-cell>
          <table:table-cell table:formula="of:=IF([$Data.HP29]=&quot;&quot;;0;(IF([$Data.HP29]=&quot;?&quot;;&quot;?&quot;;1)))" office:value-type="float" office:value="0" calcext:value-type="float">
            <text:p>0</text:p>
          </table:table-cell>
          <table:table-cell table:formula="of:=IF([$Data.HQ29]=&quot;&quot;;0;(IF([$Data.HQ29]=&quot;?&quot;;&quot;?&quot;;1)))" office:value-type="float" office:value="0" calcext:value-type="float">
            <text:p>0</text:p>
          </table:table-cell>
          <table:table-cell table:formula="of:=IF([$Data.HR29]=&quot;&quot;;0;(IF([$Data.HR29]=&quot;?&quot;;&quot;?&quot;;1)))" office:value-type="float" office:value="1" calcext:value-type="float">
            <text:p>1</text:p>
          </table:table-cell>
          <table:table-cell table:formula="of:=IF([$Data.HS29]=&quot;&quot;;0;(IF([$Data.HS29]=&quot;?&quot;;&quot;?&quot;;1)))" office:value-type="float" office:value="0" calcext:value-type="float">
            <text:p>0</text:p>
          </table:table-cell>
          <table:table-cell table:formula="of:=IF([$Data.HT29]=&quot;&quot;;0;(IF([$Data.HT29]=&quot;?&quot;;&quot;?&quot;;1)))" office:value-type="float" office:value="1" calcext:value-type="float">
            <text:p>1</text:p>
          </table:table-cell>
          <table:table-cell table:formula="of:=IF([$Data.HU29]=&quot;&quot;;0;(IF([$Data.HU29]=&quot;?&quot;;&quot;?&quot;;1)))" office:value-type="float" office:value="0" calcext:value-type="float">
            <text:p>0</text:p>
          </table:table-cell>
          <table:table-cell table:formula="of:=IF([$Data.HV29]=&quot;&quot;;0;(IF([$Data.HV29]=&quot;?&quot;;&quot;?&quot;;1)))" office:value-type="float" office:value="0" calcext:value-type="float">
            <text:p>0</text:p>
          </table:table-cell>
          <table:table-cell table:formula="of:=IF([$Data.HW29]=&quot;&quot;;0;(IF([$Data.HW29]=&quot;?&quot;;&quot;?&quot;;1)))" office:value-type="float" office:value="0" calcext:value-type="float">
            <text:p>0</text:p>
          </table:table-cell>
          <table:table-cell table:formula="of:=IF([$Data.HX29]=&quot;&quot;;0;(IF([$Data.HX29]=&quot;?&quot;;&quot;?&quot;;1)))" office:value-type="float" office:value="1" calcext:value-type="float">
            <text:p>1</text:p>
          </table:table-cell>
          <table:table-cell table:formula="of:=IF([$Data.HY29]=&quot;&quot;;0;(IF([$Data.HY29]=&quot;?&quot;;&quot;?&quot;;1)))" office:value-type="float" office:value="0" calcext:value-type="float">
            <text:p>0</text:p>
          </table:table-cell>
          <table:table-cell table:formula="of:=IF([$Data.HZ29]=&quot;&quot;;0;(IF([$Data.HZ29]=&quot;?&quot;;&quot;?&quot;;1)))" office:value-type="float" office:value="1" calcext:value-type="float">
            <text:p>1</text:p>
          </table:table-cell>
          <table:table-cell table:formula="of:=IF([$Data.IA29]=&quot;&quot;;0;(IF([$Data.IA29]=&quot;?&quot;;&quot;?&quot;;1)))" office:value-type="float" office:value="1" calcext:value-type="float">
            <text:p>1</text:p>
          </table:table-cell>
          <table:table-cell table:formula="of:=IF([$Data.IB29]=&quot;&quot;;0;(IF([$Data.IB29]=&quot;?&quot;;&quot;?&quot;;1)))" office:value-type="float" office:value="0" calcext:value-type="float">
            <text:p>0</text:p>
          </table:table-cell>
          <table:table-cell table:formula="of:=IF([$Data.IC29]=&quot;&quot;;0;(IF([$Data.IC29]=&quot;?&quot;;&quot;?&quot;;1)))" office:value-type="float" office:value="0" calcext:value-type="float">
            <text:p>0</text:p>
          </table:table-cell>
          <table:table-cell table:formula="of:=IF([$Data.ID29]=&quot;&quot;;0;(IF([$Data.ID29]=&quot;?&quot;;&quot;?&quot;;1)))" office:value-type="float" office:value="0" calcext:value-type="float">
            <text:p>0</text:p>
          </table:table-cell>
          <table:table-cell table:formula="of:=IF([$Data.IE29]=&quot;&quot;;0;(IF([$Data.IE29]=&quot;?&quot;;&quot;?&quot;;1)))" office:value-type="float" office:value="0" calcext:value-type="float">
            <text:p>0</text:p>
          </table:table-cell>
          <table:table-cell table:formula="of:=IF([$Data.IF29]=&quot;&quot;;0;(IF([$Data.IF29]=&quot;?&quot;;&quot;?&quot;;1)))" office:value-type="float" office:value="1" calcext:value-type="float">
            <text:p>1</text:p>
          </table:table-cell>
          <table:table-cell table:formula="of:=IF([$Data.IG29]=&quot;&quot;;0;(IF([$Data.IG29]=&quot;?&quot;;&quot;?&quot;;1)))" office:value-type="float" office:value="0" calcext:value-type="float">
            <text:p>0</text:p>
          </table:table-cell>
          <table:table-cell table:formula="of:=IF([$Data.IH29]=&quot;&quot;;0;(IF([$Data.IH29]=&quot;?&quot;;&quot;?&quot;;1)))" office:value-type="float" office:value="1" calcext:value-type="float">
            <text:p>1</text:p>
          </table:table-cell>
          <table:table-cell table:formula="of:=IF([$Data.II29]=&quot;&quot;;0;(IF([$Data.II29]=&quot;?&quot;;&quot;?&quot;;1)))" office:value-type="float" office:value="0" calcext:value-type="float">
            <text:p>0</text:p>
          </table:table-cell>
          <table:table-cell table:formula="of:=IF([$Data.IJ29]=&quot;&quot;;0;(IF([$Data.IJ29]=&quot;?&quot;;&quot;?&quot;;1)))" office:value-type="float" office:value="1" calcext:value-type="float">
            <text:p>1</text:p>
          </table:table-cell>
          <table:table-cell table:formula="of:=IF([$Data.IK29]=&quot;&quot;;0;(IF([$Data.IK29]=&quot;?&quot;;&quot;?&quot;;1)))" office:value-type="float" office:value="1" calcext:value-type="float">
            <text:p>1</text:p>
          </table:table-cell>
          <table:table-cell table:formula="of:=IF([$Data.IL29]=&quot;&quot;;0;(IF([$Data.IL29]=&quot;?&quot;;&quot;?&quot;;1)))" office:value-type="float" office:value="0" calcext:value-type="float">
            <text:p>0</text:p>
          </table:table-cell>
          <table:table-cell table:formula="of:=IF([$Data.IM29]=&quot;&quot;;0;(IF([$Data.IM29]=&quot;?&quot;;&quot;?&quot;;1)))" office:value-type="float" office:value="0" calcext:value-type="float">
            <text:p>0</text:p>
          </table:table-cell>
          <table:table-cell table:formula="of:=IF([$Data.IN29]=&quot;&quot;;0;(IF([$Data.IN29]=&quot;?&quot;;&quot;?&quot;;1)))" office:value-type="float" office:value="0" calcext:value-type="float">
            <text:p>0</text:p>
          </table:table-cell>
          <table:table-cell table:formula="of:=IF([$Data.IO29]=&quot;&quot;;0;(IF([$Data.IO29]=&quot;?&quot;;&quot;?&quot;;1)))" office:value-type="float" office:value="0" calcext:value-type="float">
            <text:p>0</text:p>
          </table:table-cell>
          <table:table-cell table:formula="of:=IF([$Data.IP29]=&quot;&quot;;0;(IF([$Data.IP29]=&quot;?&quot;;&quot;?&quot;;1)))" office:value-type="float" office:value="0" calcext:value-type="float">
            <text:p>0</text:p>
          </table:table-cell>
          <table:table-cell table:number-columns-repeated="2"/>
          <table:table-cell table:formula="of:=SUM([.B26:.HI26])" office:value-type="float" office:value="68" calcext:value-type="float">
            <text:p>68</text:p>
          </table:table-cell>
          <table:table-cell table:number-columns-repeated="804"/>
        </table:table-row>
        <table:table-row table:style-name="ro15">
          <table:table-cell table:formula="of:=[$Data.B30]" office:value-type="string" office:string-value="Miao Zhaoxing" calcext:value-type="string">
            <text:p>Miao Zhaoxing</text:p>
          </table:table-cell>
          <table:table-cell table:formula="of:=IF([$Data.AI30]=&quot;&quot;;0;(IF([$Data.AI30]=&quot;?&quot;;&quot;?&quot;;1)))" office:value-type="float" office:value="1" calcext:value-type="float">
            <text:p>1</text:p>
          </table:table-cell>
          <table:table-cell table:formula="of:=IF([$Data.AJ30]=&quot;&quot;;0;(IF([$Data.AJ30]=&quot;?&quot;;&quot;?&quot;;1)))" office:value-type="float" office:value="0" calcext:value-type="float">
            <text:p>0</text:p>
          </table:table-cell>
          <table:table-cell table:formula="of:=IF([$Data.AK30]=&quot;&quot;;0;(IF([$Data.AK30]=&quot;?&quot;;&quot;?&quot;;1)))" office:value-type="float" office:value="1" calcext:value-type="float">
            <text:p>1</text:p>
          </table:table-cell>
          <table:table-cell table:formula="of:=IF([$Data.AL30]=&quot;&quot;;0;(IF([$Data.AL30]=&quot;?&quot;;&quot;?&quot;;1)))" office:value-type="float" office:value="1" calcext:value-type="float">
            <text:p>1</text:p>
          </table:table-cell>
          <table:table-cell table:formula="of:=IF([$Data.AM30]=&quot;&quot;;0;(IF([$Data.AM30]=&quot;?&quot;;&quot;?&quot;;1)))" office:value-type="float" office:value="1" calcext:value-type="float">
            <text:p>1</text:p>
          </table:table-cell>
          <table:table-cell table:formula="of:=IF([$Data.AN30]=&quot;&quot;;0;(IF([$Data.AN30]=&quot;?&quot;;&quot;?&quot;;1)))" office:value-type="float" office:value="1" calcext:value-type="float">
            <text:p>1</text:p>
          </table:table-cell>
          <table:table-cell table:formula="of:=IF([$Data.AO30]=&quot;&quot;;0;(IF([$Data.AO30]=&quot;?&quot;;&quot;?&quot;;1)))" office:value-type="float" office:value="0" calcext:value-type="float">
            <text:p>0</text:p>
          </table:table-cell>
          <table:table-cell table:formula="of:=IF([$Data.AP30]=&quot;&quot;;0;(IF([$Data.AP30]=&quot;?&quot;;&quot;?&quot;;1)))" office:value-type="float" office:value="1" calcext:value-type="float">
            <text:p>1</text:p>
          </table:table-cell>
          <table:table-cell table:formula="of:=IF([$Data.AQ30]=&quot;&quot;;0;(IF([$Data.AQ30]=&quot;?&quot;;&quot;?&quot;;1)))" office:value-type="float" office:value="0" calcext:value-type="float">
            <text:p>0</text:p>
          </table:table-cell>
          <table:table-cell table:formula="of:=IF([$Data.AR30]=&quot;&quot;;0;(IF([$Data.AR30]=&quot;?&quot;;&quot;?&quot;;1)))" office:value-type="float" office:value="0" calcext:value-type="float">
            <text:p>0</text:p>
          </table:table-cell>
          <table:table-cell table:formula="of:=IF([$Data.AS30]=&quot;&quot;;0;(IF([$Data.AS30]=&quot;?&quot;;&quot;?&quot;;1)))" office:value-type="float" office:value="1" calcext:value-type="float">
            <text:p>1</text:p>
          </table:table-cell>
          <table:table-cell table:formula="of:=IF([$Data.AT30]=&quot;&quot;;0;(IF([$Data.AT30]=&quot;?&quot;;&quot;?&quot;;1)))" office:value-type="float" office:value="0" calcext:value-type="float">
            <text:p>0</text:p>
          </table:table-cell>
          <table:table-cell table:formula="of:=IF([$Data.AU30]=&quot;&quot;;0;(IF([$Data.AU30]=&quot;?&quot;;&quot;?&quot;;1)))" office:value-type="float" office:value="1" calcext:value-type="float">
            <text:p>1</text:p>
          </table:table-cell>
          <table:table-cell table:formula="of:=IF([$Data.AV30]=&quot;&quot;;0;(IF([$Data.AV30]=&quot;?&quot;;&quot;?&quot;;1)))" office:value-type="float" office:value="1" calcext:value-type="float">
            <text:p>1</text:p>
          </table:table-cell>
          <table:table-cell table:formula="of:=IF([$Data.AW30]=&quot;&quot;;0;(IF([$Data.AW30]=&quot;?&quot;;&quot;?&quot;;1)))" office:value-type="float" office:value="0" calcext:value-type="float">
            <text:p>0</text:p>
          </table:table-cell>
          <table:table-cell table:formula="of:=IF([$Data.AX30]=&quot;&quot;;0;(IF([$Data.AX30]=&quot;?&quot;;&quot;?&quot;;1)))" office:value-type="float" office:value="1" calcext:value-type="float">
            <text:p>1</text:p>
          </table:table-cell>
          <table:table-cell table:formula="of:=IF([$Data.AY30]=&quot;&quot;;0;(IF([$Data.AY30]=&quot;?&quot;;&quot;?&quot;;1)))" office:value-type="float" office:value="1" calcext:value-type="float">
            <text:p>1</text:p>
          </table:table-cell>
          <table:table-cell table:formula="of:=IF([$Data.AZ30]=&quot;&quot;;0;(IF([$Data.AZ30]=&quot;?&quot;;&quot;?&quot;;1)))" office:value-type="float" office:value="1" calcext:value-type="float">
            <text:p>1</text:p>
          </table:table-cell>
          <table:table-cell table:formula="of:=IF([$Data.BA30]=&quot;&quot;;0;(IF([$Data.BA30]=&quot;?&quot;;&quot;?&quot;;1)))" office:value-type="float" office:value="0" calcext:value-type="float">
            <text:p>0</text:p>
          </table:table-cell>
          <table:table-cell table:formula="of:=IF([$Data.BB30]=&quot;&quot;;0;(IF([$Data.BB30]=&quot;?&quot;;&quot;?&quot;;1)))" office:value-type="float" office:value="1" calcext:value-type="float">
            <text:p>1</text:p>
          </table:table-cell>
          <table:table-cell table:formula="of:=IF([$Data.BC30]=&quot;&quot;;0;(IF([$Data.BC30]=&quot;?&quot;;&quot;?&quot;;1)))" office:value-type="float" office:value="0" calcext:value-type="float">
            <text:p>0</text:p>
          </table:table-cell>
          <table:table-cell table:formula="of:=IF([$Data.BD30]=&quot;&quot;;0;(IF([$Data.BD30]=&quot;?&quot;;&quot;?&quot;;1)))" office:value-type="float" office:value="1" calcext:value-type="float">
            <text:p>1</text:p>
          </table:table-cell>
          <table:table-cell table:formula="of:=IF([$Data.BE30]=&quot;&quot;;0;(IF([$Data.BE30]=&quot;?&quot;;&quot;?&quot;;1)))" office:value-type="float" office:value="0" calcext:value-type="float">
            <text:p>0</text:p>
          </table:table-cell>
          <table:table-cell table:formula="of:=IF([$Data.BF30]=&quot;&quot;;0;(IF([$Data.BF30]=&quot;?&quot;;&quot;?&quot;;1)))" office:value-type="float" office:value="0" calcext:value-type="float">
            <text:p>0</text:p>
          </table:table-cell>
          <table:table-cell table:formula="of:=IF([$Data.BG30]=&quot;&quot;;0;(IF([$Data.BG30]=&quot;?&quot;;&quot;?&quot;;1)))" office:value-type="float" office:value="0" calcext:value-type="float">
            <text:p>0</text:p>
          </table:table-cell>
          <table:table-cell table:formula="of:=IF([$Data.BH30]=&quot;&quot;;0;(IF([$Data.BH30]=&quot;?&quot;;&quot;?&quot;;1)))" office:value-type="float" office:value="1" calcext:value-type="float">
            <text:p>1</text:p>
          </table:table-cell>
          <table:table-cell table:formula="of:=IF([$Data.BI30]=&quot;&quot;;0;(IF([$Data.BI30]=&quot;?&quot;;&quot;?&quot;;1)))" office:value-type="float" office:value="1" calcext:value-type="float">
            <text:p>1</text:p>
          </table:table-cell>
          <table:table-cell table:formula="of:=IF([$Data.BJ30]=&quot;&quot;;0;(IF([$Data.BJ30]=&quot;?&quot;;&quot;?&quot;;1)))" office:value-type="float" office:value="0" calcext:value-type="float">
            <text:p>0</text:p>
          </table:table-cell>
          <table:table-cell table:formula="of:=IF([$Data.BK30]=&quot;&quot;;0;(IF([$Data.BK30]=&quot;?&quot;;&quot;?&quot;;1)))" office:value-type="float" office:value="1" calcext:value-type="float">
            <text:p>1</text:p>
          </table:table-cell>
          <table:table-cell table:formula="of:=IF([$Data.BL30]=&quot;&quot;;0;(IF([$Data.BL30]=&quot;?&quot;;&quot;?&quot;;1)))" office:value-type="float" office:value="1" calcext:value-type="float">
            <text:p>1</text:p>
          </table:table-cell>
          <table:table-cell table:formula="of:=IF([$Data.BM30]=&quot;&quot;;0;(IF([$Data.BM30]=&quot;?&quot;;&quot;?&quot;;1)))" office:value-type="float" office:value="0" calcext:value-type="float">
            <text:p>0</text:p>
          </table:table-cell>
          <table:table-cell table:formula="of:=IF([$Data.BN30]=&quot;&quot;;0;(IF([$Data.BN30]=&quot;?&quot;;&quot;?&quot;;1)))" office:value-type="float" office:value="0" calcext:value-type="float">
            <text:p>0</text:p>
          </table:table-cell>
          <table:table-cell table:formula="of:=IF([$Data.BO30]=&quot;&quot;;0;(IF([$Data.BO30]=&quot;?&quot;;&quot;?&quot;;1)))" office:value-type="float" office:value="0" calcext:value-type="float">
            <text:p>0</text:p>
          </table:table-cell>
          <table:table-cell table:formula="of:=IF([$Data.BP30]=&quot;&quot;;0;(IF([$Data.BP30]=&quot;?&quot;;&quot;?&quot;;1)))" office:value-type="float" office:value="0" calcext:value-type="float">
            <text:p>0</text:p>
          </table:table-cell>
          <table:table-cell table:formula="of:=IF([$Data.BQ30]=&quot;&quot;;0;(IF([$Data.BQ30]=&quot;?&quot;;&quot;?&quot;;1)))" office:value-type="float" office:value="0" calcext:value-type="float">
            <text:p>0</text:p>
          </table:table-cell>
          <table:table-cell table:formula="of:=IF([$Data.BR30]=&quot;&quot;;0;(IF([$Data.BR30]=&quot;?&quot;;&quot;?&quot;;1)))" office:value-type="float" office:value="0" calcext:value-type="float">
            <text:p>0</text:p>
          </table:table-cell>
          <table:table-cell table:formula="of:=IF([$Data.BS30]=&quot;&quot;;0;(IF([$Data.BS30]=&quot;?&quot;;&quot;?&quot;;1)))" office:value-type="float" office:value="0" calcext:value-type="float">
            <text:p>0</text:p>
          </table:table-cell>
          <table:table-cell table:formula="of:=IF([$Data.BT30]=&quot;&quot;;0;(IF([$Data.BT30]=&quot;?&quot;;&quot;?&quot;;1)))" office:value-type="float" office:value="0" calcext:value-type="float">
            <text:p>0</text:p>
          </table:table-cell>
          <table:table-cell table:formula="of:=IF([$Data.BU30]=&quot;&quot;;0;(IF([$Data.BU30]=&quot;?&quot;;&quot;?&quot;;1)))" office:value-type="float" office:value="1" calcext:value-type="float">
            <text:p>1</text:p>
          </table:table-cell>
          <table:table-cell table:formula="of:=IF([$Data.BV30]=&quot;&quot;;0;(IF([$Data.BV30]=&quot;?&quot;;&quot;?&quot;;1)))" office:value-type="float" office:value="0" calcext:value-type="float">
            <text:p>0</text:p>
          </table:table-cell>
          <table:table-cell table:formula="of:=IF([$Data.BW30]=&quot;&quot;;0;(IF([$Data.BW30]=&quot;?&quot;;&quot;?&quot;;1)))" office:value-type="float" office:value="0" calcext:value-type="float">
            <text:p>0</text:p>
          </table:table-cell>
          <table:table-cell table:formula="of:=IF([$Data.BX30]=&quot;&quot;;0;(IF([$Data.BX30]=&quot;?&quot;;&quot;?&quot;;1)))" office:value-type="float" office:value="0" calcext:value-type="float">
            <text:p>0</text:p>
          </table:table-cell>
          <table:table-cell table:formula="of:=IF([$Data.BY30]=&quot;&quot;;0;(IF([$Data.BY30]=&quot;?&quot;;&quot;?&quot;;1)))" office:value-type="float" office:value="0" calcext:value-type="float">
            <text:p>0</text:p>
          </table:table-cell>
          <table:table-cell table:formula="of:=IF([$Data.BZ30]=&quot;&quot;;0;(IF([$Data.BZ30]=&quot;?&quot;;&quot;?&quot;;1)))" office:value-type="float" office:value="1" calcext:value-type="float">
            <text:p>1</text:p>
          </table:table-cell>
          <table:table-cell table:formula="of:=IF([$Data.CA30]=&quot;&quot;;0;(IF([$Data.CA30]=&quot;?&quot;;&quot;?&quot;;1)))" office:value-type="float" office:value="1" calcext:value-type="float">
            <text:p>1</text:p>
          </table:table-cell>
          <table:table-cell table:formula="of:=IF([$Data.CB30]=&quot;&quot;;0;(IF([$Data.CB30]=&quot;?&quot;;&quot;?&quot;;1)))" office:value-type="float" office:value="0" calcext:value-type="float">
            <text:p>0</text:p>
          </table:table-cell>
          <table:table-cell table:formula="of:=IF([$Data.CC30]=&quot;&quot;;0;(IF([$Data.CC30]=&quot;?&quot;;&quot;?&quot;;1)))" office:value-type="float" office:value="0" calcext:value-type="float">
            <text:p>0</text:p>
          </table:table-cell>
          <table:table-cell table:formula="of:=IF([$Data.CD30]=&quot;&quot;;0;(IF([$Data.CD30]=&quot;?&quot;;&quot;?&quot;;1)))" office:value-type="float" office:value="1" calcext:value-type="float">
            <text:p>1</text:p>
          </table:table-cell>
          <table:table-cell table:formula="of:=IF([$Data.CE30]=&quot;&quot;;0;(IF([$Data.CE30]=&quot;?&quot;;&quot;?&quot;;1)))" office:value-type="float" office:value="1" calcext:value-type="float">
            <text:p>1</text:p>
          </table:table-cell>
          <table:table-cell table:formula="of:=IF([$Data.CF30]=&quot;&quot;;0;(IF([$Data.CF30]=&quot;?&quot;;&quot;?&quot;;1)))" office:value-type="float" office:value="0" calcext:value-type="float">
            <text:p>0</text:p>
          </table:table-cell>
          <table:table-cell table:formula="of:=IF([$Data.CG30]=&quot;&quot;;0;(IF([$Data.CG30]=&quot;?&quot;;&quot;?&quot;;1)))" office:value-type="float" office:value="1" calcext:value-type="float">
            <text:p>1</text:p>
          </table:table-cell>
          <table:table-cell table:formula="of:=IF([$Data.CH30]=&quot;&quot;;0;(IF([$Data.CH30]=&quot;?&quot;;&quot;?&quot;;1)))" office:value-type="float" office:value="0" calcext:value-type="float">
            <text:p>0</text:p>
          </table:table-cell>
          <table:table-cell table:formula="of:=IF([$Data.CI30]=&quot;&quot;;0;(IF([$Data.CI30]=&quot;?&quot;;&quot;?&quot;;1)))" office:value-type="float" office:value="0" calcext:value-type="float">
            <text:p>0</text:p>
          </table:table-cell>
          <table:table-cell table:formula="of:=IF([$Data.CJ30]=&quot;&quot;;0;(IF([$Data.CJ30]=&quot;?&quot;;&quot;?&quot;;1)))" office:value-type="float" office:value="0" calcext:value-type="float">
            <text:p>0</text:p>
          </table:table-cell>
          <table:table-cell table:formula="of:=IF([$Data.CK30]=&quot;&quot;;0;(IF([$Data.CK30]=&quot;?&quot;;&quot;?&quot;;1)))" office:value-type="float" office:value="0" calcext:value-type="float">
            <text:p>0</text:p>
          </table:table-cell>
          <table:table-cell table:formula="of:=IF([$Data.CL30]=&quot;&quot;;0;(IF([$Data.CL30]=&quot;?&quot;;&quot;?&quot;;1)))" office:value-type="float" office:value="0" calcext:value-type="float">
            <text:p>0</text:p>
          </table:table-cell>
          <table:table-cell table:formula="of:=IF([$Data.CM30]=&quot;&quot;;0;(IF([$Data.CM30]=&quot;?&quot;;&quot;?&quot;;1)))" office:value-type="float" office:value="0" calcext:value-type="float">
            <text:p>0</text:p>
          </table:table-cell>
          <table:table-cell table:formula="of:=IF([$Data.CN30]=&quot;&quot;;0;(IF([$Data.CN30]=&quot;?&quot;;&quot;?&quot;;1)))" office:value-type="float" office:value="1" calcext:value-type="float">
            <text:p>1</text:p>
          </table:table-cell>
          <table:table-cell table:formula="of:=IF([$Data.CO30]=&quot;&quot;;0;(IF([$Data.CO30]=&quot;?&quot;;&quot;?&quot;;1)))" office:value-type="float" office:value="0" calcext:value-type="float">
            <text:p>0</text:p>
          </table:table-cell>
          <table:table-cell table:formula="of:=IF([$Data.CP30]=&quot;&quot;;0;(IF([$Data.CP30]=&quot;?&quot;;&quot;?&quot;;1)))" office:value-type="float" office:value="1" calcext:value-type="float">
            <text:p>1</text:p>
          </table:table-cell>
          <table:table-cell table:formula="of:=IF([$Data.CQ30]=&quot;&quot;;0;(IF([$Data.CQ30]=&quot;?&quot;;&quot;?&quot;;1)))" office:value-type="float" office:value="0" calcext:value-type="float">
            <text:p>0</text:p>
          </table:table-cell>
          <table:table-cell table:formula="of:=IF([$Data.CR30]=&quot;&quot;;0;(IF([$Data.CR30]=&quot;?&quot;;&quot;?&quot;;1)))" office:value-type="float" office:value="0" calcext:value-type="float">
            <text:p>0</text:p>
          </table:table-cell>
          <table:table-cell table:formula="of:=IF([$Data.CS30]=&quot;&quot;;0;(IF([$Data.CS30]=&quot;?&quot;;&quot;?&quot;;1)))" office:value-type="float" office:value="0" calcext:value-type="float">
            <text:p>0</text:p>
          </table:table-cell>
          <table:table-cell table:formula="of:=IF([$Data.CT30]=&quot;&quot;;0;(IF([$Data.CT30]=&quot;?&quot;;&quot;?&quot;;1)))" office:value-type="float" office:value="0" calcext:value-type="float">
            <text:p>0</text:p>
          </table:table-cell>
          <table:table-cell table:formula="of:=IF([$Data.CU30]=&quot;&quot;;0;(IF([$Data.CU30]=&quot;?&quot;;&quot;?&quot;;1)))" office:value-type="float" office:value="1" calcext:value-type="float">
            <text:p>1</text:p>
          </table:table-cell>
          <table:table-cell table:formula="of:=IF([$Data.CV30]=&quot;&quot;;0;(IF([$Data.CV30]=&quot;?&quot;;&quot;?&quot;;1)))" office:value-type="float" office:value="0" calcext:value-type="float">
            <text:p>0</text:p>
          </table:table-cell>
          <table:table-cell table:formula="of:=IF([$Data.CW30]=&quot;&quot;;0;(IF([$Data.CW30]=&quot;?&quot;;&quot;?&quot;;1)))" office:value-type="float" office:value="0" calcext:value-type="float">
            <text:p>0</text:p>
          </table:table-cell>
          <table:table-cell table:formula="of:=IF([$Data.CX30]=&quot;&quot;;0;(IF([$Data.CX30]=&quot;?&quot;;&quot;?&quot;;1)))" office:value-type="float" office:value="0" calcext:value-type="float">
            <text:p>0</text:p>
          </table:table-cell>
          <table:table-cell table:formula="of:=IF([$Data.CY30]=&quot;&quot;;0;(IF([$Data.CY30]=&quot;?&quot;;&quot;?&quot;;1)))" office:value-type="float" office:value="0" calcext:value-type="float">
            <text:p>0</text:p>
          </table:table-cell>
          <table:table-cell table:formula="of:=IF([$Data.CZ30]=&quot;&quot;;0;(IF([$Data.CZ30]=&quot;?&quot;;&quot;?&quot;;1)))" office:value-type="float" office:value="0" calcext:value-type="float">
            <text:p>0</text:p>
          </table:table-cell>
          <table:table-cell table:formula="of:=IF([$Data.DA30]=&quot;&quot;;0;(IF([$Data.DA30]=&quot;?&quot;;&quot;?&quot;;1)))" office:value-type="float" office:value="1" calcext:value-type="float">
            <text:p>1</text:p>
          </table:table-cell>
          <table:table-cell table:formula="of:=IF([$Data.DB30]=&quot;&quot;;0;(IF([$Data.DB30]=&quot;?&quot;;&quot;?&quot;;1)))" office:value-type="float" office:value="0" calcext:value-type="float">
            <text:p>0</text:p>
          </table:table-cell>
          <table:table-cell table:formula="of:=IF([$Data.DC30]=&quot;&quot;;0;(IF([$Data.DC30]=&quot;?&quot;;&quot;?&quot;;1)))" office:value-type="float" office:value="1" calcext:value-type="float">
            <text:p>1</text:p>
          </table:table-cell>
          <table:table-cell table:formula="of:=IF([$Data.DD30]=&quot;&quot;;0;(IF([$Data.DD30]=&quot;?&quot;;&quot;?&quot;;1)))" office:value-type="float" office:value="0" calcext:value-type="float">
            <text:p>0</text:p>
          </table:table-cell>
          <table:table-cell table:formula="of:=IF([$Data.DE30]=&quot;&quot;;0;(IF([$Data.DE30]=&quot;?&quot;;&quot;?&quot;;1)))" office:value-type="float" office:value="1" calcext:value-type="float">
            <text:p>1</text:p>
          </table:table-cell>
          <table:table-cell table:formula="of:=IF([$Data.DF30]=&quot;&quot;;0;(IF([$Data.DF30]=&quot;?&quot;;&quot;?&quot;;1)))" office:value-type="float" office:value="1" calcext:value-type="float">
            <text:p>1</text:p>
          </table:table-cell>
          <table:table-cell table:formula="of:=IF([$Data.DG30]=&quot;&quot;;0;(IF([$Data.DG30]=&quot;?&quot;;&quot;?&quot;;1)))" office:value-type="float" office:value="0" calcext:value-type="float">
            <text:p>0</text:p>
          </table:table-cell>
          <table:table-cell table:formula="of:=IF([$Data.DH30]=&quot;&quot;;0;(IF([$Data.DH30]=&quot;?&quot;;&quot;?&quot;;1)))" office:value-type="float" office:value="0" calcext:value-type="float">
            <text:p>0</text:p>
          </table:table-cell>
          <table:table-cell table:formula="of:=IF([$Data.DI30]=&quot;&quot;;0;(IF([$Data.DI30]=&quot;?&quot;;&quot;?&quot;;1)))" office:value-type="float" office:value="0" calcext:value-type="float">
            <text:p>0</text:p>
          </table:table-cell>
          <table:table-cell table:formula="of:=IF([$Data.DJ30]=&quot;&quot;;0;(IF([$Data.DJ30]=&quot;?&quot;;&quot;?&quot;;1)))" office:value-type="float" office:value="1" calcext:value-type="float">
            <text:p>1</text:p>
          </table:table-cell>
          <table:table-cell table:formula="of:=IF([$Data.DK30]=&quot;&quot;;0;(IF([$Data.DK30]=&quot;?&quot;;&quot;?&quot;;1)))" office:value-type="float" office:value="0" calcext:value-type="float">
            <text:p>0</text:p>
          </table:table-cell>
          <table:table-cell table:formula="of:=IF([$Data.DL30]=&quot;&quot;;0;(IF([$Data.DL30]=&quot;?&quot;;&quot;?&quot;;1)))" office:value-type="float" office:value="0" calcext:value-type="float">
            <text:p>0</text:p>
          </table:table-cell>
          <table:table-cell table:formula="of:=IF([$Data.DM30]=&quot;&quot;;0;(IF([$Data.DM30]=&quot;?&quot;;&quot;?&quot;;1)))" office:value-type="float" office:value="0" calcext:value-type="float">
            <text:p>0</text:p>
          </table:table-cell>
          <table:table-cell table:formula="of:=IF([$Data.DN30]=&quot;&quot;;0;(IF([$Data.DN30]=&quot;?&quot;;&quot;?&quot;;1)))" office:value-type="float" office:value="0" calcext:value-type="float">
            <text:p>0</text:p>
          </table:table-cell>
          <table:table-cell table:formula="of:=IF([$Data.DO30]=&quot;&quot;;0;(IF([$Data.DO30]=&quot;?&quot;;&quot;?&quot;;1)))" office:value-type="float" office:value="1" calcext:value-type="float">
            <text:p>1</text:p>
          </table:table-cell>
          <table:table-cell table:formula="of:=IF([$Data.DP30]=&quot;&quot;;0;(IF([$Data.DP30]=&quot;?&quot;;&quot;?&quot;;1)))" office:value-type="float" office:value="1" calcext:value-type="float">
            <text:p>1</text:p>
          </table:table-cell>
          <table:table-cell table:formula="of:=IF([$Data.DQ30]=&quot;&quot;;0;(IF([$Data.DQ30]=&quot;?&quot;;&quot;?&quot;;1)))" office:value-type="float" office:value="0" calcext:value-type="float">
            <text:p>0</text:p>
          </table:table-cell>
          <table:table-cell table:formula="of:=IF([$Data.DR30]=&quot;&quot;;0;(IF([$Data.DR30]=&quot;?&quot;;&quot;?&quot;;1)))" office:value-type="float" office:value="0" calcext:value-type="float">
            <text:p>0</text:p>
          </table:table-cell>
          <table:table-cell table:formula="of:=IF([$Data.DS30]=&quot;&quot;;0;(IF([$Data.DS30]=&quot;?&quot;;&quot;?&quot;;1)))" office:value-type="float" office:value="0" calcext:value-type="float">
            <text:p>0</text:p>
          </table:table-cell>
          <table:table-cell table:formula="of:=IF([$Data.DT30]=&quot;&quot;;0;(IF([$Data.DT30]=&quot;?&quot;;&quot;?&quot;;1)))" office:value-type="float" office:value="1" calcext:value-type="float">
            <text:p>1</text:p>
          </table:table-cell>
          <table:table-cell table:formula="of:=IF([$Data.DU30]=&quot;&quot;;0;(IF([$Data.DU30]=&quot;?&quot;;&quot;?&quot;;1)))" office:value-type="float" office:value="0" calcext:value-type="float">
            <text:p>0</text:p>
          </table:table-cell>
          <table:table-cell table:formula="of:=IF([$Data.DV30]=&quot;&quot;;0;(IF([$Data.DV30]=&quot;?&quot;;&quot;?&quot;;1)))" office:value-type="float" office:value="1" calcext:value-type="float">
            <text:p>1</text:p>
          </table:table-cell>
          <table:table-cell table:formula="of:=IF([$Data.DW30]=&quot;&quot;;0;(IF([$Data.DW30]=&quot;?&quot;;&quot;?&quot;;1)))" office:value-type="float" office:value="0" calcext:value-type="float">
            <text:p>0</text:p>
          </table:table-cell>
          <table:table-cell table:formula="of:=IF([$Data.DX30]=&quot;&quot;;0;(IF([$Data.DX30]=&quot;?&quot;;&quot;?&quot;;1)))" office:value-type="float" office:value="0" calcext:value-type="float">
            <text:p>0</text:p>
          </table:table-cell>
          <table:table-cell table:formula="of:=IF([$Data.DY30]=&quot;&quot;;0;(IF([$Data.DY30]=&quot;?&quot;;&quot;?&quot;;1)))" office:value-type="float" office:value="0" calcext:value-type="float">
            <text:p>0</text:p>
          </table:table-cell>
          <table:table-cell table:formula="of:=IF([$Data.DZ30]=&quot;&quot;;0;(IF([$Data.DZ30]=&quot;?&quot;;&quot;?&quot;;1)))" office:value-type="float" office:value="1" calcext:value-type="float">
            <text:p>1</text:p>
          </table:table-cell>
          <table:table-cell table:formula="of:=IF([$Data.EA30]=&quot;&quot;;0;(IF([$Data.EA30]=&quot;?&quot;;&quot;?&quot;;1)))" office:value-type="float" office:value="1" calcext:value-type="float">
            <text:p>1</text:p>
          </table:table-cell>
          <table:table-cell table:formula="of:=IF([$Data.EB30]=&quot;&quot;;0;(IF([$Data.EB30]=&quot;?&quot;;&quot;?&quot;;1)))" office:value-type="float" office:value="0" calcext:value-type="float">
            <text:p>0</text:p>
          </table:table-cell>
          <table:table-cell table:formula="of:=IF([$Data.EC30]=&quot;&quot;;0;(IF([$Data.EC30]=&quot;?&quot;;&quot;?&quot;;1)))" office:value-type="float" office:value="0" calcext:value-type="float">
            <text:p>0</text:p>
          </table:table-cell>
          <table:table-cell table:formula="of:=IF([$Data.ED30]=&quot;&quot;;0;(IF([$Data.ED30]=&quot;?&quot;;&quot;?&quot;;1)))" office:value-type="float" office:value="0" calcext:value-type="float">
            <text:p>0</text:p>
          </table:table-cell>
          <table:table-cell table:formula="of:=IF([$Data.EE30]=&quot;&quot;;0;(IF([$Data.EE30]=&quot;?&quot;;&quot;?&quot;;1)))" office:value-type="float" office:value="1" calcext:value-type="float">
            <text:p>1</text:p>
          </table:table-cell>
          <table:table-cell table:formula="of:=IF([$Data.EF30]=&quot;&quot;;0;(IF([$Data.EF30]=&quot;?&quot;;&quot;?&quot;;1)))" office:value-type="float" office:value="0" calcext:value-type="float">
            <text:p>0</text:p>
          </table:table-cell>
          <table:table-cell table:formula="of:=IF([$Data.EG30]=&quot;&quot;;0;(IF([$Data.EG30]=&quot;?&quot;;&quot;?&quot;;1)))" office:value-type="float" office:value="1" calcext:value-type="float">
            <text:p>1</text:p>
          </table:table-cell>
          <table:table-cell table:formula="of:=IF([$Data.EH30]=&quot;&quot;;0;(IF([$Data.EH30]=&quot;?&quot;;&quot;?&quot;;1)))" office:value-type="float" office:value="0" calcext:value-type="float">
            <text:p>0</text:p>
          </table:table-cell>
          <table:table-cell table:formula="of:=IF([$Data.EI30]=&quot;&quot;;0;(IF([$Data.EI30]=&quot;?&quot;;&quot;?&quot;;1)))" office:value-type="float" office:value="0" calcext:value-type="float">
            <text:p>0</text:p>
          </table:table-cell>
          <table:table-cell table:formula="of:=IF([$Data.EJ30]=&quot;&quot;;0;(IF([$Data.EJ30]=&quot;?&quot;;&quot;?&quot;;1)))" office:value-type="float" office:value="0" calcext:value-type="float">
            <text:p>0</text:p>
          </table:table-cell>
          <table:table-cell table:formula="of:=IF([$Data.EK30]=&quot;&quot;;0;(IF([$Data.EK30]=&quot;?&quot;;&quot;?&quot;;1)))" office:value-type="float" office:value="0" calcext:value-type="float">
            <text:p>0</text:p>
          </table:table-cell>
          <table:table-cell table:formula="of:=IF([$Data.EL30]=&quot;&quot;;0;(IF([$Data.EL30]=&quot;?&quot;;&quot;?&quot;;1)))" office:value-type="float" office:value="0" calcext:value-type="float">
            <text:p>0</text:p>
          </table:table-cell>
          <table:table-cell table:formula="of:=IF([$Data.EM30]=&quot;&quot;;0;(IF([$Data.EM30]=&quot;?&quot;;&quot;?&quot;;1)))" office:value-type="float" office:value="0" calcext:value-type="float">
            <text:p>0</text:p>
          </table:table-cell>
          <table:table-cell table:formula="of:=IF([$Data.EN30]=&quot;&quot;;0;(IF([$Data.EN30]=&quot;?&quot;;&quot;?&quot;;1)))" office:value-type="float" office:value="0" calcext:value-type="float">
            <text:p>0</text:p>
          </table:table-cell>
          <table:table-cell table:formula="of:=IF([$Data.EO30]=&quot;&quot;;0;(IF([$Data.EO30]=&quot;?&quot;;&quot;?&quot;;1)))" office:value-type="float" office:value="0" calcext:value-type="float">
            <text:p>0</text:p>
          </table:table-cell>
          <table:table-cell table:formula="of:=IF([$Data.EP30]=&quot;&quot;;0;(IF([$Data.EP30]=&quot;?&quot;;&quot;?&quot;;1)))" office:value-type="float" office:value="0" calcext:value-type="float">
            <text:p>0</text:p>
          </table:table-cell>
          <table:table-cell table:formula="of:=IF([$Data.EQ30]=&quot;&quot;;0;(IF([$Data.EQ30]=&quot;?&quot;;&quot;?&quot;;1)))" office:value-type="float" office:value="0" calcext:value-type="float">
            <text:p>0</text:p>
          </table:table-cell>
          <table:table-cell table:formula="of:=IF([$Data.ER30]=&quot;&quot;;0;(IF([$Data.ER30]=&quot;?&quot;;&quot;?&quot;;1)))" office:value-type="float" office:value="0" calcext:value-type="float">
            <text:p>0</text:p>
          </table:table-cell>
          <table:table-cell table:formula="of:=IF([$Data.ES30]=&quot;&quot;;0;(IF([$Data.ES30]=&quot;?&quot;;&quot;?&quot;;1)))" office:value-type="float" office:value="0" calcext:value-type="float">
            <text:p>0</text:p>
          </table:table-cell>
          <table:table-cell table:formula="of:=IF([$Data.ET30]=&quot;&quot;;0;(IF([$Data.ET30]=&quot;?&quot;;&quot;?&quot;;1)))" office:value-type="float" office:value="0" calcext:value-type="float">
            <text:p>0</text:p>
          </table:table-cell>
          <table:table-cell table:formula="of:=IF([$Data.EU30]=&quot;&quot;;0;(IF([$Data.EU30]=&quot;?&quot;;&quot;?&quot;;1)))" office:value-type="float" office:value="0" calcext:value-type="float">
            <text:p>0</text:p>
          </table:table-cell>
          <table:table-cell table:formula="of:=IF([$Data.EV30]=&quot;&quot;;0;(IF([$Data.EV30]=&quot;?&quot;;&quot;?&quot;;1)))" office:value-type="float" office:value="0" calcext:value-type="float">
            <text:p>0</text:p>
          </table:table-cell>
          <table:table-cell table:formula="of:=IF([$Data.EW30]=&quot;&quot;;0;(IF([$Data.EW30]=&quot;?&quot;;&quot;?&quot;;1)))" office:value-type="float" office:value="1" calcext:value-type="float">
            <text:p>1</text:p>
          </table:table-cell>
          <table:table-cell table:formula="of:=IF([$Data.EX30]=&quot;&quot;;0;(IF([$Data.EX30]=&quot;?&quot;;&quot;?&quot;;1)))" office:value-type="float" office:value="0" calcext:value-type="float">
            <text:p>0</text:p>
          </table:table-cell>
          <table:table-cell table:formula="of:=IF([$Data.EY30]=&quot;&quot;;0;(IF([$Data.EY30]=&quot;?&quot;;&quot;?&quot;;1)))" office:value-type="float" office:value="0" calcext:value-type="float">
            <text:p>0</text:p>
          </table:table-cell>
          <table:table-cell table:formula="of:=IF([$Data.EZ30]=&quot;&quot;;0;(IF([$Data.EZ30]=&quot;?&quot;;&quot;?&quot;;1)))" office:value-type="float" office:value="0" calcext:value-type="float">
            <text:p>0</text:p>
          </table:table-cell>
          <table:table-cell table:formula="of:=IF([$Data.FA30]=&quot;&quot;;0;(IF([$Data.FA30]=&quot;?&quot;;&quot;?&quot;;1)))" office:value-type="float" office:value="0" calcext:value-type="float">
            <text:p>0</text:p>
          </table:table-cell>
          <table:table-cell table:formula="of:=IF([$Data.FB30]=&quot;&quot;;0;(IF([$Data.FB30]=&quot;?&quot;;&quot;?&quot;;1)))" office:value-type="float" office:value="0" calcext:value-type="float">
            <text:p>0</text:p>
          </table:table-cell>
          <table:table-cell table:formula="of:=IF([$Data.FC30]=&quot;&quot;;0;(IF([$Data.FC30]=&quot;?&quot;;&quot;?&quot;;1)))" office:value-type="float" office:value="0" calcext:value-type="float">
            <text:p>0</text:p>
          </table:table-cell>
          <table:table-cell table:formula="of:=IF([$Data.FD30]=&quot;&quot;;0;(IF([$Data.FD30]=&quot;?&quot;;&quot;?&quot;;1)))" office:value-type="float" office:value="1" calcext:value-type="float">
            <text:p>1</text:p>
          </table:table-cell>
          <table:table-cell table:formula="of:=IF([$Data.FE30]=&quot;&quot;;0;(IF([$Data.FE30]=&quot;?&quot;;&quot;?&quot;;1)))" office:value-type="float" office:value="1" calcext:value-type="float">
            <text:p>1</text:p>
          </table:table-cell>
          <table:table-cell table:formula="of:=IF([$Data.FF30]=&quot;&quot;;0;(IF([$Data.FF30]=&quot;?&quot;;&quot;?&quot;;1)))" office:value-type="float" office:value="1" calcext:value-type="float">
            <text:p>1</text:p>
          </table:table-cell>
          <table:table-cell table:formula="of:=IF([$Data.FG30]=&quot;&quot;;0;(IF([$Data.FG30]=&quot;?&quot;;&quot;?&quot;;1)))" office:value-type="float" office:value="0" calcext:value-type="float">
            <text:p>0</text:p>
          </table:table-cell>
          <table:table-cell table:formula="of:=IF([$Data.FH30]=&quot;&quot;;0;(IF([$Data.FH30]=&quot;?&quot;;&quot;?&quot;;1)))" office:value-type="float" office:value="1" calcext:value-type="float">
            <text:p>1</text:p>
          </table:table-cell>
          <table:table-cell table:formula="of:=IF([$Data.FI30]=&quot;&quot;;0;(IF([$Data.FI30]=&quot;?&quot;;&quot;?&quot;;1)))" office:value-type="float" office:value="0" calcext:value-type="float">
            <text:p>0</text:p>
          </table:table-cell>
          <table:table-cell table:formula="of:=IF([$Data.FJ30]=&quot;&quot;;0;(IF([$Data.FJ30]=&quot;?&quot;;&quot;?&quot;;1)))" office:value-type="float" office:value="1" calcext:value-type="float">
            <text:p>1</text:p>
          </table:table-cell>
          <table:table-cell table:formula="of:=IF([$Data.FK30]=&quot;&quot;;0;(IF([$Data.FK30]=&quot;?&quot;;&quot;?&quot;;1)))" office:value-type="float" office:value="0" calcext:value-type="float">
            <text:p>0</text:p>
          </table:table-cell>
          <table:table-cell table:formula="of:=IF([$Data.FL30]=&quot;&quot;;0;(IF([$Data.FL30]=&quot;?&quot;;&quot;?&quot;;1)))" office:value-type="float" office:value="0" calcext:value-type="float">
            <text:p>0</text:p>
          </table:table-cell>
          <table:table-cell table:formula="of:=IF([$Data.FM30]=&quot;&quot;;0;(IF([$Data.FM30]=&quot;?&quot;;&quot;?&quot;;1)))" office:value-type="float" office:value="0" calcext:value-type="float">
            <text:p>0</text:p>
          </table:table-cell>
          <table:table-cell table:formula="of:=IF([$Data.FN30]=&quot;&quot;;0;(IF([$Data.FN30]=&quot;?&quot;;&quot;?&quot;;1)))" office:value-type="float" office:value="1" calcext:value-type="float">
            <text:p>1</text:p>
          </table:table-cell>
          <table:table-cell table:formula="of:=IF([$Data.FO30]=&quot;&quot;;0;(IF([$Data.FO30]=&quot;?&quot;;&quot;?&quot;;1)))" office:value-type="float" office:value="1" calcext:value-type="float">
            <text:p>1</text:p>
          </table:table-cell>
          <table:table-cell table:formula="of:=IF([$Data.FP30]=&quot;&quot;;0;(IF([$Data.FP30]=&quot;?&quot;;&quot;?&quot;;1)))" office:value-type="float" office:value="1" calcext:value-type="float">
            <text:p>1</text:p>
          </table:table-cell>
          <table:table-cell table:formula="of:=IF([$Data.FQ30]=&quot;&quot;;0;(IF([$Data.FQ30]=&quot;?&quot;;&quot;?&quot;;1)))" office:value-type="float" office:value="1" calcext:value-type="float">
            <text:p>1</text:p>
          </table:table-cell>
          <table:table-cell table:formula="of:=IF([$Data.FR30]=&quot;&quot;;0;(IF([$Data.FR30]=&quot;?&quot;;&quot;?&quot;;1)))" office:value-type="float" office:value="1" calcext:value-type="float">
            <text:p>1</text:p>
          </table:table-cell>
          <table:table-cell table:formula="of:=IF([$Data.FS30]=&quot;&quot;;0;(IF([$Data.FS30]=&quot;?&quot;;&quot;?&quot;;1)))" office:value-type="float" office:value="0" calcext:value-type="float">
            <text:p>0</text:p>
          </table:table-cell>
          <table:table-cell table:formula="of:=IF([$Data.FT30]=&quot;&quot;;0;(IF([$Data.FT30]=&quot;?&quot;;&quot;?&quot;;1)))" office:value-type="float" office:value="1" calcext:value-type="float">
            <text:p>1</text:p>
          </table:table-cell>
          <table:table-cell table:formula="of:=IF([$Data.FU30]=&quot;&quot;;0;(IF([$Data.FU30]=&quot;?&quot;;&quot;?&quot;;1)))" office:value-type="float" office:value="1" calcext:value-type="float">
            <text:p>1</text:p>
          </table:table-cell>
          <table:table-cell table:formula="of:=IF([$Data.FV30]=&quot;&quot;;0;(IF([$Data.FV30]=&quot;?&quot;;&quot;?&quot;;1)))" office:value-type="float" office:value="0" calcext:value-type="float">
            <text:p>0</text:p>
          </table:table-cell>
          <table:table-cell table:formula="of:=IF([$Data.FW30]=&quot;&quot;;0;(IF([$Data.FW30]=&quot;?&quot;;&quot;?&quot;;1)))" office:value-type="float" office:value="0" calcext:value-type="float">
            <text:p>0</text:p>
          </table:table-cell>
          <table:table-cell table:formula="of:=IF([$Data.FX30]=&quot;&quot;;0;(IF([$Data.FX30]=&quot;?&quot;;&quot;?&quot;;1)))" office:value-type="float" office:value="0" calcext:value-type="float">
            <text:p>0</text:p>
          </table:table-cell>
          <table:table-cell table:formula="of:=IF([$Data.FY30]=&quot;&quot;;0;(IF([$Data.FY30]=&quot;?&quot;;&quot;?&quot;;1)))" office:value-type="float" office:value="0" calcext:value-type="float">
            <text:p>0</text:p>
          </table:table-cell>
          <table:table-cell table:formula="of:=IF([$Data.FZ30]=&quot;&quot;;0;(IF([$Data.FZ30]=&quot;?&quot;;&quot;?&quot;;1)))" office:value-type="float" office:value="0" calcext:value-type="float">
            <text:p>0</text:p>
          </table:table-cell>
          <table:table-cell table:formula="of:=IF([$Data.GA30]=&quot;&quot;;0;(IF([$Data.GA30]=&quot;?&quot;;&quot;?&quot;;1)))" office:value-type="float" office:value="0" calcext:value-type="float">
            <text:p>0</text:p>
          </table:table-cell>
          <table:table-cell table:formula="of:=IF([$Data.GB30]=&quot;&quot;;0;(IF([$Data.GB30]=&quot;?&quot;;&quot;?&quot;;1)))" office:value-type="float" office:value="0" calcext:value-type="float">
            <text:p>0</text:p>
          </table:table-cell>
          <table:table-cell table:formula="of:=IF([$Data.GC30]=&quot;&quot;;0;(IF([$Data.GC30]=&quot;?&quot;;&quot;?&quot;;1)))" office:value-type="float" office:value="1" calcext:value-type="float">
            <text:p>1</text:p>
          </table:table-cell>
          <table:table-cell table:formula="of:=IF([$Data.GD30]=&quot;&quot;;0;(IF([$Data.GD30]=&quot;?&quot;;&quot;?&quot;;1)))" office:value-type="float" office:value="1" calcext:value-type="float">
            <text:p>1</text:p>
          </table:table-cell>
          <table:table-cell table:formula="of:=IF([$Data.GE30]=&quot;&quot;;0;(IF([$Data.GE30]=&quot;?&quot;;&quot;?&quot;;1)))" office:value-type="float" office:value="0" calcext:value-type="float">
            <text:p>0</text:p>
          </table:table-cell>
          <table:table-cell table:formula="of:=IF([$Data.GF30]=&quot;&quot;;0;(IF([$Data.GF30]=&quot;?&quot;;&quot;?&quot;;1)))" office:value-type="float" office:value="0" calcext:value-type="float">
            <text:p>0</text:p>
          </table:table-cell>
          <table:table-cell table:formula="of:=IF([$Data.GG30]=&quot;&quot;;0;(IF([$Data.GG30]=&quot;?&quot;;&quot;?&quot;;1)))" office:value-type="float" office:value="0" calcext:value-type="float">
            <text:p>0</text:p>
          </table:table-cell>
          <table:table-cell table:formula="of:=IF([$Data.GH30]=&quot;&quot;;0;(IF([$Data.GH30]=&quot;?&quot;;&quot;?&quot;;1)))" office:value-type="float" office:value="0" calcext:value-type="float">
            <text:p>0</text:p>
          </table:table-cell>
          <table:table-cell table:formula="of:=IF([$Data.GI30]=&quot;&quot;;0;(IF([$Data.GI30]=&quot;?&quot;;&quot;?&quot;;1)))" office:value-type="float" office:value="0" calcext:value-type="float">
            <text:p>0</text:p>
          </table:table-cell>
          <table:table-cell table:formula="of:=IF([$Data.GJ30]=&quot;&quot;;0;(IF([$Data.GJ30]=&quot;?&quot;;&quot;?&quot;;1)))" office:value-type="float" office:value="0" calcext:value-type="float">
            <text:p>0</text:p>
          </table:table-cell>
          <table:table-cell table:formula="of:=IF([$Data.GK30]=&quot;&quot;;0;(IF([$Data.GK30]=&quot;?&quot;;&quot;?&quot;;1)))" office:value-type="float" office:value="1" calcext:value-type="float">
            <text:p>1</text:p>
          </table:table-cell>
          <table:table-cell table:formula="of:=IF([$Data.GL30]=&quot;&quot;;0;(IF([$Data.GL30]=&quot;?&quot;;&quot;?&quot;;1)))" office:value-type="float" office:value="0" calcext:value-type="float">
            <text:p>0</text:p>
          </table:table-cell>
          <table:table-cell table:formula="of:=IF([$Data.GM30]=&quot;&quot;;0;(IF([$Data.GM30]=&quot;?&quot;;&quot;?&quot;;1)))" office:value-type="float" office:value="1" calcext:value-type="float">
            <text:p>1</text:p>
          </table:table-cell>
          <table:table-cell table:formula="of:=IF([$Data.GN30]=&quot;&quot;;0;(IF([$Data.GN30]=&quot;?&quot;;&quot;?&quot;;1)))" office:value-type="float" office:value="0" calcext:value-type="float">
            <text:p>0</text:p>
          </table:table-cell>
          <table:table-cell table:formula="of:=IF([$Data.GO30]=&quot;&quot;;0;(IF([$Data.GO30]=&quot;?&quot;;&quot;?&quot;;1)))" office:value-type="float" office:value="1" calcext:value-type="float">
            <text:p>1</text:p>
          </table:table-cell>
          <table:table-cell table:formula="of:=IF([$Data.GP30]=&quot;&quot;;0;(IF([$Data.GP30]=&quot;?&quot;;&quot;?&quot;;1)))" office:value-type="float" office:value="0" calcext:value-type="float">
            <text:p>0</text:p>
          </table:table-cell>
          <table:table-cell table:formula="of:=IF([$Data.GQ30]=&quot;&quot;;0;(IF([$Data.GQ30]=&quot;?&quot;;&quot;?&quot;;1)))" office:value-type="float" office:value="0" calcext:value-type="float">
            <text:p>0</text:p>
          </table:table-cell>
          <table:table-cell table:formula="of:=IF([$Data.GR30]=&quot;&quot;;0;(IF([$Data.GR30]=&quot;?&quot;;&quot;?&quot;;1)))" office:value-type="float" office:value="0" calcext:value-type="float">
            <text:p>0</text:p>
          </table:table-cell>
          <table:table-cell table:formula="of:=IF([$Data.GS30]=&quot;&quot;;0;(IF([$Data.GS30]=&quot;?&quot;;&quot;?&quot;;1)))" office:value-type="float" office:value="0" calcext:value-type="float">
            <text:p>0</text:p>
          </table:table-cell>
          <table:table-cell table:formula="of:=IF([$Data.GT30]=&quot;&quot;;0;(IF([$Data.GT30]=&quot;?&quot;;&quot;?&quot;;1)))" office:value-type="float" office:value="0" calcext:value-type="float">
            <text:p>0</text:p>
          </table:table-cell>
          <table:table-cell table:formula="of:=IF([$Data.GU30]=&quot;&quot;;0;(IF([$Data.GU30]=&quot;?&quot;;&quot;?&quot;;1)))" office:value-type="float" office:value="0" calcext:value-type="float">
            <text:p>0</text:p>
          </table:table-cell>
          <table:table-cell table:formula="of:=IF([$Data.GV30]=&quot;&quot;;0;(IF([$Data.GV30]=&quot;?&quot;;&quot;?&quot;;1)))" office:value-type="float" office:value="0" calcext:value-type="float">
            <text:p>0</text:p>
          </table:table-cell>
          <table:table-cell table:formula="of:=IF([$Data.GW30]=&quot;&quot;;0;(IF([$Data.GW30]=&quot;?&quot;;&quot;?&quot;;1)))" office:value-type="float" office:value="0" calcext:value-type="float">
            <text:p>0</text:p>
          </table:table-cell>
          <table:table-cell table:formula="of:=IF([$Data.GX30]=&quot;&quot;;0;(IF([$Data.GX30]=&quot;?&quot;;&quot;?&quot;;1)))" office:value-type="float" office:value="0" calcext:value-type="float">
            <text:p>0</text:p>
          </table:table-cell>
          <table:table-cell table:formula="of:=IF([$Data.GY30]=&quot;&quot;;0;(IF([$Data.GY30]=&quot;?&quot;;&quot;?&quot;;1)))" office:value-type="float" office:value="0" calcext:value-type="float">
            <text:p>0</text:p>
          </table:table-cell>
          <table:table-cell table:formula="of:=IF([$Data.GZ30]=&quot;&quot;;0;(IF([$Data.GZ30]=&quot;?&quot;;&quot;?&quot;;1)))" office:value-type="float" office:value="0" calcext:value-type="float">
            <text:p>0</text:p>
          </table:table-cell>
          <table:table-cell table:formula="of:=IF([$Data.HA30]=&quot;&quot;;0;(IF([$Data.HA30]=&quot;?&quot;;&quot;?&quot;;1)))" office:value-type="float" office:value="0" calcext:value-type="float">
            <text:p>0</text:p>
          </table:table-cell>
          <table:table-cell table:formula="of:=IF([$Data.HB30]=&quot;&quot;;0;(IF([$Data.HB30]=&quot;?&quot;;&quot;?&quot;;1)))" office:value-type="float" office:value="0" calcext:value-type="float">
            <text:p>0</text:p>
          </table:table-cell>
          <table:table-cell table:formula="of:=IF([$Data.HC30]=&quot;&quot;;0;(IF([$Data.HC30]=&quot;?&quot;;&quot;?&quot;;1)))" office:value-type="float" office:value="0" calcext:value-type="float">
            <text:p>0</text:p>
          </table:table-cell>
          <table:table-cell table:formula="of:=IF([$Data.HD30]=&quot;&quot;;0;(IF([$Data.HD30]=&quot;?&quot;;&quot;?&quot;;1)))" office:value-type="float" office:value="0" calcext:value-type="float">
            <text:p>0</text:p>
          </table:table-cell>
          <table:table-cell table:formula="of:=IF([$Data.HE30]=&quot;&quot;;0;(IF([$Data.HE30]=&quot;?&quot;;&quot;?&quot;;1)))" office:value-type="float" office:value="0" calcext:value-type="float">
            <text:p>0</text:p>
          </table:table-cell>
          <table:table-cell table:formula="of:=IF([$Data.HF30]=&quot;&quot;;0;(IF([$Data.HF30]=&quot;?&quot;;&quot;?&quot;;1)))" office:value-type="float" office:value="0" calcext:value-type="float">
            <text:p>0</text:p>
          </table:table-cell>
          <table:table-cell table:formula="of:=IF([$Data.HG30]=&quot;&quot;;0;(IF([$Data.HG30]=&quot;?&quot;;&quot;?&quot;;1)))" office:value-type="float" office:value="0" calcext:value-type="float">
            <text:p>0</text:p>
          </table:table-cell>
          <table:table-cell table:formula="of:=IF([$Data.HH30]=&quot;&quot;;0;(IF([$Data.HH30]=&quot;?&quot;;&quot;?&quot;;1)))" office:value-type="float" office:value="0" calcext:value-type="float">
            <text:p>0</text:p>
          </table:table-cell>
          <table:table-cell table:formula="of:=IF([$Data.HI30]=&quot;&quot;;0;(IF([$Data.HI30]=&quot;?&quot;;&quot;?&quot;;1)))" office:value-type="float" office:value="0" calcext:value-type="float">
            <text:p>0</text:p>
          </table:table-cell>
          <table:table-cell table:formula="of:=IF([$Data.HJ30]=&quot;&quot;;0;(IF([$Data.HJ30]=&quot;?&quot;;&quot;?&quot;;1)))" office:value-type="float" office:value="0" calcext:value-type="float">
            <text:p>0</text:p>
          </table:table-cell>
          <table:table-cell table:formula="of:=IF([$Data.HK30]=&quot;&quot;;0;(IF([$Data.HK30]=&quot;?&quot;;&quot;?&quot;;1)))" office:value-type="float" office:value="0" calcext:value-type="float">
            <text:p>0</text:p>
          </table:table-cell>
          <table:table-cell table:formula="of:=IF([$Data.HL30]=&quot;&quot;;0;(IF([$Data.HL30]=&quot;?&quot;;&quot;?&quot;;1)))" office:value-type="float" office:value="0" calcext:value-type="float">
            <text:p>0</text:p>
          </table:table-cell>
          <table:table-cell table:formula="of:=IF([$Data.HM30]=&quot;&quot;;0;(IF([$Data.HM30]=&quot;?&quot;;&quot;?&quot;;1)))" office:value-type="float" office:value="0" calcext:value-type="float">
            <text:p>0</text:p>
          </table:table-cell>
          <table:table-cell table:formula="of:=IF([$Data.HN30]=&quot;&quot;;0;(IF([$Data.HN30]=&quot;?&quot;;&quot;?&quot;;1)))" office:value-type="float" office:value="0" calcext:value-type="float">
            <text:p>0</text:p>
          </table:table-cell>
          <table:table-cell table:formula="of:=IF([$Data.HO30]=&quot;&quot;;0;(IF([$Data.HO30]=&quot;?&quot;;&quot;?&quot;;1)))" office:value-type="float" office:value="0" calcext:value-type="float">
            <text:p>0</text:p>
          </table:table-cell>
          <table:table-cell table:formula="of:=IF([$Data.HP30]=&quot;&quot;;0;(IF([$Data.HP30]=&quot;?&quot;;&quot;?&quot;;1)))" office:value-type="float" office:value="0" calcext:value-type="float">
            <text:p>0</text:p>
          </table:table-cell>
          <table:table-cell table:formula="of:=IF([$Data.HQ30]=&quot;&quot;;0;(IF([$Data.HQ30]=&quot;?&quot;;&quot;?&quot;;1)))" office:value-type="float" office:value="0" calcext:value-type="float">
            <text:p>0</text:p>
          </table:table-cell>
          <table:table-cell table:formula="of:=IF([$Data.HR30]=&quot;&quot;;0;(IF([$Data.HR30]=&quot;?&quot;;&quot;?&quot;;1)))" office:value-type="float" office:value="0" calcext:value-type="float">
            <text:p>0</text:p>
          </table:table-cell>
          <table:table-cell table:formula="of:=IF([$Data.HS30]=&quot;&quot;;0;(IF([$Data.HS30]=&quot;?&quot;;&quot;?&quot;;1)))" office:value-type="float" office:value="0" calcext:value-type="float">
            <text:p>0</text:p>
          </table:table-cell>
          <table:table-cell table:formula="of:=IF([$Data.HT30]=&quot;&quot;;0;(IF([$Data.HT30]=&quot;?&quot;;&quot;?&quot;;1)))" office:value-type="float" office:value="0" calcext:value-type="float">
            <text:p>0</text:p>
          </table:table-cell>
          <table:table-cell table:formula="of:=IF([$Data.HU30]=&quot;&quot;;0;(IF([$Data.HU30]=&quot;?&quot;;&quot;?&quot;;1)))" office:value-type="float" office:value="0" calcext:value-type="float">
            <text:p>0</text:p>
          </table:table-cell>
          <table:table-cell table:formula="of:=IF([$Data.HV30]=&quot;&quot;;0;(IF([$Data.HV30]=&quot;?&quot;;&quot;?&quot;;1)))" office:value-type="float" office:value="0" calcext:value-type="float">
            <text:p>0</text:p>
          </table:table-cell>
          <table:table-cell table:formula="of:=IF([$Data.HW30]=&quot;&quot;;0;(IF([$Data.HW30]=&quot;?&quot;;&quot;?&quot;;1)))" office:value-type="float" office:value="0" calcext:value-type="float">
            <text:p>0</text:p>
          </table:table-cell>
          <table:table-cell table:formula="of:=IF([$Data.HX30]=&quot;&quot;;0;(IF([$Data.HX30]=&quot;?&quot;;&quot;?&quot;;1)))" office:value-type="float" office:value="0" calcext:value-type="float">
            <text:p>0</text:p>
          </table:table-cell>
          <table:table-cell table:formula="of:=IF([$Data.HY30]=&quot;&quot;;0;(IF([$Data.HY30]=&quot;?&quot;;&quot;?&quot;;1)))" office:value-type="float" office:value="0" calcext:value-type="float">
            <text:p>0</text:p>
          </table:table-cell>
          <table:table-cell table:formula="of:=IF([$Data.HZ30]=&quot;&quot;;0;(IF([$Data.HZ30]=&quot;?&quot;;&quot;?&quot;;1)))" office:value-type="float" office:value="0" calcext:value-type="float">
            <text:p>0</text:p>
          </table:table-cell>
          <table:table-cell table:formula="of:=IF([$Data.IA30]=&quot;&quot;;0;(IF([$Data.IA30]=&quot;?&quot;;&quot;?&quot;;1)))" office:value-type="float" office:value="0" calcext:value-type="float">
            <text:p>0</text:p>
          </table:table-cell>
          <table:table-cell table:formula="of:=IF([$Data.IB30]=&quot;&quot;;0;(IF([$Data.IB30]=&quot;?&quot;;&quot;?&quot;;1)))" office:value-type="float" office:value="0" calcext:value-type="float">
            <text:p>0</text:p>
          </table:table-cell>
          <table:table-cell table:formula="of:=IF([$Data.IC30]=&quot;&quot;;0;(IF([$Data.IC30]=&quot;?&quot;;&quot;?&quot;;1)))" office:value-type="float" office:value="0" calcext:value-type="float">
            <text:p>0</text:p>
          </table:table-cell>
          <table:table-cell table:formula="of:=IF([$Data.ID30]=&quot;&quot;;0;(IF([$Data.ID30]=&quot;?&quot;;&quot;?&quot;;1)))" office:value-type="float" office:value="0" calcext:value-type="float">
            <text:p>0</text:p>
          </table:table-cell>
          <table:table-cell table:formula="of:=IF([$Data.IE30]=&quot;&quot;;0;(IF([$Data.IE30]=&quot;?&quot;;&quot;?&quot;;1)))" office:value-type="float" office:value="0" calcext:value-type="float">
            <text:p>0</text:p>
          </table:table-cell>
          <table:table-cell table:formula="of:=IF([$Data.IF30]=&quot;&quot;;0;(IF([$Data.IF30]=&quot;?&quot;;&quot;?&quot;;1)))" office:value-type="float" office:value="0" calcext:value-type="float">
            <text:p>0</text:p>
          </table:table-cell>
          <table:table-cell table:formula="of:=IF([$Data.IG30]=&quot;&quot;;0;(IF([$Data.IG30]=&quot;?&quot;;&quot;?&quot;;1)))" office:value-type="float" office:value="0" calcext:value-type="float">
            <text:p>0</text:p>
          </table:table-cell>
          <table:table-cell table:formula="of:=IF([$Data.IH30]=&quot;&quot;;0;(IF([$Data.IH30]=&quot;?&quot;;&quot;?&quot;;1)))" office:value-type="float" office:value="0" calcext:value-type="float">
            <text:p>0</text:p>
          </table:table-cell>
          <table:table-cell table:formula="of:=IF([$Data.II30]=&quot;&quot;;0;(IF([$Data.II30]=&quot;?&quot;;&quot;?&quot;;1)))" office:value-type="float" office:value="0" calcext:value-type="float">
            <text:p>0</text:p>
          </table:table-cell>
          <table:table-cell table:formula="of:=IF([$Data.IJ30]=&quot;&quot;;0;(IF([$Data.IJ30]=&quot;?&quot;;&quot;?&quot;;1)))" office:value-type="float" office:value="0" calcext:value-type="float">
            <text:p>0</text:p>
          </table:table-cell>
          <table:table-cell table:formula="of:=IF([$Data.IK30]=&quot;&quot;;0;(IF([$Data.IK30]=&quot;?&quot;;&quot;?&quot;;1)))" office:value-type="float" office:value="0" calcext:value-type="float">
            <text:p>0</text:p>
          </table:table-cell>
          <table:table-cell table:formula="of:=IF([$Data.IL30]=&quot;&quot;;0;(IF([$Data.IL30]=&quot;?&quot;;&quot;?&quot;;1)))" office:value-type="float" office:value="0" calcext:value-type="float">
            <text:p>0</text:p>
          </table:table-cell>
          <table:table-cell table:formula="of:=IF([$Data.IM30]=&quot;&quot;;0;(IF([$Data.IM30]=&quot;?&quot;;&quot;?&quot;;1)))" office:value-type="float" office:value="0" calcext:value-type="float">
            <text:p>0</text:p>
          </table:table-cell>
          <table:table-cell table:formula="of:=IF([$Data.IN30]=&quot;&quot;;0;(IF([$Data.IN30]=&quot;?&quot;;&quot;?&quot;;1)))" office:value-type="float" office:value="0" calcext:value-type="float">
            <text:p>0</text:p>
          </table:table-cell>
          <table:table-cell table:formula="of:=IF([$Data.IO30]=&quot;&quot;;0;(IF([$Data.IO30]=&quot;?&quot;;&quot;?&quot;;1)))" office:value-type="float" office:value="0" calcext:value-type="float">
            <text:p>0</text:p>
          </table:table-cell>
          <table:table-cell table:formula="of:=IF([$Data.IP30]=&quot;&quot;;0;(IF([$Data.IP30]=&quot;?&quot;;&quot;?&quot;;1)))" office:value-type="float" office:value="0" calcext:value-type="float">
            <text:p>0</text:p>
          </table:table-cell>
          <table:table-cell table:number-columns-repeated="2"/>
          <table:table-cell table:formula="of:=SUM([.B27:.HI27])" office:value-type="float" office:value="58" calcext:value-type="float">
            <text:p>58</text:p>
          </table:table-cell>
          <table:table-cell table:number-columns-repeated="804"/>
        </table:table-row>
        <table:table-row table:style-name="ro15">
          <table:table-cell table:formula="of:=[$Data.B31]" office:value-type="string" office:string-value="Maonan Hechi" calcext:value-type="string">
            <text:p>Maonan Hechi</text:p>
          </table:table-cell>
          <table:table-cell table:formula="of:=IF([$Data.AI31]=&quot;&quot;;0;(IF([$Data.AI31]=&quot;?&quot;;&quot;?&quot;;1)))" office:value-type="float" office:value="1" calcext:value-type="float">
            <text:p>1</text:p>
          </table:table-cell>
          <table:table-cell table:formula="of:=IF([$Data.AJ31]=&quot;&quot;;0;(IF([$Data.AJ31]=&quot;?&quot;;&quot;?&quot;;1)))" office:value-type="float" office:value="0" calcext:value-type="float">
            <text:p>0</text:p>
          </table:table-cell>
          <table:table-cell table:formula="of:=IF([$Data.AK31]=&quot;&quot;;0;(IF([$Data.AK31]=&quot;?&quot;;&quot;?&quot;;1)))" office:value-type="float" office:value="1" calcext:value-type="float">
            <text:p>1</text:p>
          </table:table-cell>
          <table:table-cell table:formula="of:=IF([$Data.AL31]=&quot;&quot;;0;(IF([$Data.AL31]=&quot;?&quot;;&quot;?&quot;;1)))" office:value-type="float" office:value="1" calcext:value-type="float">
            <text:p>1</text:p>
          </table:table-cell>
          <table:table-cell table:formula="of:=IF([$Data.AM31]=&quot;&quot;;0;(IF([$Data.AM31]=&quot;?&quot;;&quot;?&quot;;1)))" office:value-type="float" office:value="1" calcext:value-type="float">
            <text:p>1</text:p>
          </table:table-cell>
          <table:table-cell table:formula="of:=IF([$Data.AN31]=&quot;&quot;;0;(IF([$Data.AN31]=&quot;?&quot;;&quot;?&quot;;1)))" office:value-type="float" office:value="0" calcext:value-type="float">
            <text:p>0</text:p>
          </table:table-cell>
          <table:table-cell table:formula="of:=IF([$Data.AO31]=&quot;&quot;;0;(IF([$Data.AO31]=&quot;?&quot;;&quot;?&quot;;1)))" office:value-type="float" office:value="0" calcext:value-type="float">
            <text:p>0</text:p>
          </table:table-cell>
          <table:table-cell table:formula="of:=IF([$Data.AP31]=&quot;&quot;;0;(IF([$Data.AP31]=&quot;?&quot;;&quot;?&quot;;1)))" office:value-type="float" office:value="1" calcext:value-type="float">
            <text:p>1</text:p>
          </table:table-cell>
          <table:table-cell table:formula="of:=IF([$Data.AQ31]=&quot;&quot;;0;(IF([$Data.AQ31]=&quot;?&quot;;&quot;?&quot;;1)))" office:value-type="float" office:value="1" calcext:value-type="float">
            <text:p>1</text:p>
          </table:table-cell>
          <table:table-cell table:formula="of:=IF([$Data.AR31]=&quot;&quot;;0;(IF([$Data.AR31]=&quot;?&quot;;&quot;?&quot;;1)))" office:value-type="float" office:value="0" calcext:value-type="float">
            <text:p>0</text:p>
          </table:table-cell>
          <table:table-cell table:formula="of:=IF([$Data.AS31]=&quot;&quot;;0;(IF([$Data.AS31]=&quot;?&quot;;&quot;?&quot;;1)))" office:value-type="float" office:value="1" calcext:value-type="float">
            <text:p>1</text:p>
          </table:table-cell>
          <table:table-cell table:formula="of:=IF([$Data.AT31]=&quot;&quot;;0;(IF([$Data.AT31]=&quot;?&quot;;&quot;?&quot;;1)))" office:value-type="float" office:value="0" calcext:value-type="float">
            <text:p>0</text:p>
          </table:table-cell>
          <table:table-cell table:formula="of:=IF([$Data.AU31]=&quot;&quot;;0;(IF([$Data.AU31]=&quot;?&quot;;&quot;?&quot;;1)))" office:value-type="float" office:value="1" calcext:value-type="float">
            <text:p>1</text:p>
          </table:table-cell>
          <table:table-cell table:formula="of:=IF([$Data.AV31]=&quot;&quot;;0;(IF([$Data.AV31]=&quot;?&quot;;&quot;?&quot;;1)))" office:value-type="float" office:value="1" calcext:value-type="float">
            <text:p>1</text:p>
          </table:table-cell>
          <table:table-cell table:formula="of:=IF([$Data.AW31]=&quot;&quot;;0;(IF([$Data.AW31]=&quot;?&quot;;&quot;?&quot;;1)))" office:value-type="float" office:value="0" calcext:value-type="float">
            <text:p>0</text:p>
          </table:table-cell>
          <table:table-cell table:formula="of:=IF([$Data.AX31]=&quot;&quot;;0;(IF([$Data.AX31]=&quot;?&quot;;&quot;?&quot;;1)))" office:value-type="float" office:value="1" calcext:value-type="float">
            <text:p>1</text:p>
          </table:table-cell>
          <table:table-cell table:formula="of:=IF([$Data.AY31]=&quot;&quot;;0;(IF([$Data.AY31]=&quot;?&quot;;&quot;?&quot;;1)))" office:value-type="float" office:value="1" calcext:value-type="float">
            <text:p>1</text:p>
          </table:table-cell>
          <table:table-cell table:formula="of:=IF([$Data.AZ31]=&quot;&quot;;0;(IF([$Data.AZ31]=&quot;?&quot;;&quot;?&quot;;1)))" office:value-type="float" office:value="1" calcext:value-type="float">
            <text:p>1</text:p>
          </table:table-cell>
          <table:table-cell table:formula="of:=IF([$Data.BA31]=&quot;&quot;;0;(IF([$Data.BA31]=&quot;?&quot;;&quot;?&quot;;1)))" office:value-type="float" office:value="0" calcext:value-type="float">
            <text:p>0</text:p>
          </table:table-cell>
          <table:table-cell table:formula="of:=IF([$Data.BB31]=&quot;&quot;;0;(IF([$Data.BB31]=&quot;?&quot;;&quot;?&quot;;1)))" office:value-type="float" office:value="1" calcext:value-type="float">
            <text:p>1</text:p>
          </table:table-cell>
          <table:table-cell table:formula="of:=IF([$Data.BC31]=&quot;&quot;;0;(IF([$Data.BC31]=&quot;?&quot;;&quot;?&quot;;1)))" office:value-type="float" office:value="0" calcext:value-type="float">
            <text:p>0</text:p>
          </table:table-cell>
          <table:table-cell table:formula="of:=IF([$Data.BD31]=&quot;&quot;;0;(IF([$Data.BD31]=&quot;?&quot;;&quot;?&quot;;1)))" office:value-type="float" office:value="1" calcext:value-type="float">
            <text:p>1</text:p>
          </table:table-cell>
          <table:table-cell table:formula="of:=IF([$Data.BE31]=&quot;&quot;;0;(IF([$Data.BE31]=&quot;?&quot;;&quot;?&quot;;1)))" office:value-type="float" office:value="0" calcext:value-type="float">
            <text:p>0</text:p>
          </table:table-cell>
          <table:table-cell table:formula="of:=IF([$Data.BF31]=&quot;&quot;;0;(IF([$Data.BF31]=&quot;?&quot;;&quot;?&quot;;1)))" office:value-type="float" office:value="0" calcext:value-type="float">
            <text:p>0</text:p>
          </table:table-cell>
          <table:table-cell table:formula="of:=IF([$Data.BG31]=&quot;&quot;;0;(IF([$Data.BG31]=&quot;?&quot;;&quot;?&quot;;1)))" office:value-type="float" office:value="0" calcext:value-type="float">
            <text:p>0</text:p>
          </table:table-cell>
          <table:table-cell table:formula="of:=IF([$Data.BH31]=&quot;&quot;;0;(IF([$Data.BH31]=&quot;?&quot;;&quot;?&quot;;1)))" office:value-type="float" office:value="1" calcext:value-type="float">
            <text:p>1</text:p>
          </table:table-cell>
          <table:table-cell table:formula="of:=IF([$Data.BI31]=&quot;&quot;;0;(IF([$Data.BI31]=&quot;?&quot;;&quot;?&quot;;1)))" office:value-type="float" office:value="0" calcext:value-type="float">
            <text:p>0</text:p>
          </table:table-cell>
          <table:table-cell table:formula="of:=IF([$Data.BJ31]=&quot;&quot;;0;(IF([$Data.BJ31]=&quot;?&quot;;&quot;?&quot;;1)))" office:value-type="float" office:value="0" calcext:value-type="float">
            <text:p>0</text:p>
          </table:table-cell>
          <table:table-cell table:formula="of:=IF([$Data.BK31]=&quot;&quot;;0;(IF([$Data.BK31]=&quot;?&quot;;&quot;?&quot;;1)))" office:value-type="float" office:value="1" calcext:value-type="float">
            <text:p>1</text:p>
          </table:table-cell>
          <table:table-cell table:formula="of:=IF([$Data.BL31]=&quot;&quot;;0;(IF([$Data.BL31]=&quot;?&quot;;&quot;?&quot;;1)))" office:value-type="float" office:value="0" calcext:value-type="float">
            <text:p>0</text:p>
          </table:table-cell>
          <table:table-cell table:formula="of:=IF([$Data.BM31]=&quot;&quot;;0;(IF([$Data.BM31]=&quot;?&quot;;&quot;?&quot;;1)))" office:value-type="float" office:value="0" calcext:value-type="float">
            <text:p>0</text:p>
          </table:table-cell>
          <table:table-cell table:formula="of:=IF([$Data.BN31]=&quot;&quot;;0;(IF([$Data.BN31]=&quot;?&quot;;&quot;?&quot;;1)))" office:value-type="float" office:value="0" calcext:value-type="float">
            <text:p>0</text:p>
          </table:table-cell>
          <table:table-cell table:formula="of:=IF([$Data.BO31]=&quot;&quot;;0;(IF([$Data.BO31]=&quot;?&quot;;&quot;?&quot;;1)))" office:value-type="float" office:value="0" calcext:value-type="float">
            <text:p>0</text:p>
          </table:table-cell>
          <table:table-cell table:formula="of:=IF([$Data.BP31]=&quot;&quot;;0;(IF([$Data.BP31]=&quot;?&quot;;&quot;?&quot;;1)))" office:value-type="float" office:value="0" calcext:value-type="float">
            <text:p>0</text:p>
          </table:table-cell>
          <table:table-cell table:formula="of:=IF([$Data.BQ31]=&quot;&quot;;0;(IF([$Data.BQ31]=&quot;?&quot;;&quot;?&quot;;1)))" office:value-type="float" office:value="0" calcext:value-type="float">
            <text:p>0</text:p>
          </table:table-cell>
          <table:table-cell table:formula="of:=IF([$Data.BR31]=&quot;&quot;;0;(IF([$Data.BR31]=&quot;?&quot;;&quot;?&quot;;1)))" office:value-type="float" office:value="0" calcext:value-type="float">
            <text:p>0</text:p>
          </table:table-cell>
          <table:table-cell table:formula="of:=IF([$Data.BS31]=&quot;&quot;;0;(IF([$Data.BS31]=&quot;?&quot;;&quot;?&quot;;1)))" office:value-type="float" office:value="0" calcext:value-type="float">
            <text:p>0</text:p>
          </table:table-cell>
          <table:table-cell table:formula="of:=IF([$Data.BT31]=&quot;&quot;;0;(IF([$Data.BT31]=&quot;?&quot;;&quot;?&quot;;1)))" office:value-type="float" office:value="0" calcext:value-type="float">
            <text:p>0</text:p>
          </table:table-cell>
          <table:table-cell table:formula="of:=IF([$Data.BU31]=&quot;&quot;;0;(IF([$Data.BU31]=&quot;?&quot;;&quot;?&quot;;1)))" office:value-type="float" office:value="0" calcext:value-type="float">
            <text:p>0</text:p>
          </table:table-cell>
          <table:table-cell table:formula="of:=IF([$Data.BV31]=&quot;&quot;;0;(IF([$Data.BV31]=&quot;?&quot;;&quot;?&quot;;1)))" office:value-type="float" office:value="0" calcext:value-type="float">
            <text:p>0</text:p>
          </table:table-cell>
          <table:table-cell table:formula="of:=IF([$Data.BW31]=&quot;&quot;;0;(IF([$Data.BW31]=&quot;?&quot;;&quot;?&quot;;1)))" office:value-type="float" office:value="0" calcext:value-type="float">
            <text:p>0</text:p>
          </table:table-cell>
          <table:table-cell table:formula="of:=IF([$Data.BX31]=&quot;&quot;;0;(IF([$Data.BX31]=&quot;?&quot;;&quot;?&quot;;1)))" office:value-type="float" office:value="0" calcext:value-type="float">
            <text:p>0</text:p>
          </table:table-cell>
          <table:table-cell table:formula="of:=IF([$Data.BY31]=&quot;&quot;;0;(IF([$Data.BY31]=&quot;?&quot;;&quot;?&quot;;1)))" office:value-type="float" office:value="0" calcext:value-type="float">
            <text:p>0</text:p>
          </table:table-cell>
          <table:table-cell table:formula="of:=IF([$Data.BZ31]=&quot;&quot;;0;(IF([$Data.BZ31]=&quot;?&quot;;&quot;?&quot;;1)))" office:value-type="float" office:value="1" calcext:value-type="float">
            <text:p>1</text:p>
          </table:table-cell>
          <table:table-cell table:formula="of:=IF([$Data.CA31]=&quot;&quot;;0;(IF([$Data.CA31]=&quot;?&quot;;&quot;?&quot;;1)))" office:value-type="float" office:value="0" calcext:value-type="float">
            <text:p>0</text:p>
          </table:table-cell>
          <table:table-cell table:formula="of:=IF([$Data.CB31]=&quot;&quot;;0;(IF([$Data.CB31]=&quot;?&quot;;&quot;?&quot;;1)))" office:value-type="float" office:value="0" calcext:value-type="float">
            <text:p>0</text:p>
          </table:table-cell>
          <table:table-cell table:formula="of:=IF([$Data.CC31]=&quot;&quot;;0;(IF([$Data.CC31]=&quot;?&quot;;&quot;?&quot;;1)))" office:value-type="float" office:value="1" calcext:value-type="float">
            <text:p>1</text:p>
          </table:table-cell>
          <table:table-cell table:formula="of:=IF([$Data.CD31]=&quot;&quot;;0;(IF([$Data.CD31]=&quot;?&quot;;&quot;?&quot;;1)))" office:value-type="float" office:value="0" calcext:value-type="float">
            <text:p>0</text:p>
          </table:table-cell>
          <table:table-cell table:formula="of:=IF([$Data.CE31]=&quot;&quot;;0;(IF([$Data.CE31]=&quot;?&quot;;&quot;?&quot;;1)))" office:value-type="float" office:value="0" calcext:value-type="float">
            <text:p>0</text:p>
          </table:table-cell>
          <table:table-cell table:formula="of:=IF([$Data.CF31]=&quot;&quot;;0;(IF([$Data.CF31]=&quot;?&quot;;&quot;?&quot;;1)))" office:value-type="float" office:value="0" calcext:value-type="float">
            <text:p>0</text:p>
          </table:table-cell>
          <table:table-cell table:formula="of:=IF([$Data.CG31]=&quot;&quot;;0;(IF([$Data.CG31]=&quot;?&quot;;&quot;?&quot;;1)))" office:value-type="float" office:value="1" calcext:value-type="float">
            <text:p>1</text:p>
          </table:table-cell>
          <table:table-cell table:formula="of:=IF([$Data.CH31]=&quot;&quot;;0;(IF([$Data.CH31]=&quot;?&quot;;&quot;?&quot;;1)))" office:value-type="float" office:value="0" calcext:value-type="float">
            <text:p>0</text:p>
          </table:table-cell>
          <table:table-cell table:formula="of:=IF([$Data.CI31]=&quot;&quot;;0;(IF([$Data.CI31]=&quot;?&quot;;&quot;?&quot;;1)))" office:value-type="float" office:value="0" calcext:value-type="float">
            <text:p>0</text:p>
          </table:table-cell>
          <table:table-cell table:formula="of:=IF([$Data.CJ31]=&quot;&quot;;0;(IF([$Data.CJ31]=&quot;?&quot;;&quot;?&quot;;1)))" office:value-type="float" office:value="0" calcext:value-type="float">
            <text:p>0</text:p>
          </table:table-cell>
          <table:table-cell table:formula="of:=IF([$Data.CK31]=&quot;&quot;;0;(IF([$Data.CK31]=&quot;?&quot;;&quot;?&quot;;1)))" office:value-type="float" office:value="0" calcext:value-type="float">
            <text:p>0</text:p>
          </table:table-cell>
          <table:table-cell table:formula="of:=IF([$Data.CL31]=&quot;&quot;;0;(IF([$Data.CL31]=&quot;?&quot;;&quot;?&quot;;1)))" office:value-type="float" office:value="0" calcext:value-type="float">
            <text:p>0</text:p>
          </table:table-cell>
          <table:table-cell table:formula="of:=IF([$Data.CM31]=&quot;&quot;;0;(IF([$Data.CM31]=&quot;?&quot;;&quot;?&quot;;1)))" office:value-type="float" office:value="0" calcext:value-type="float">
            <text:p>0</text:p>
          </table:table-cell>
          <table:table-cell table:formula="of:=IF([$Data.CN31]=&quot;&quot;;0;(IF([$Data.CN31]=&quot;?&quot;;&quot;?&quot;;1)))" office:value-type="float" office:value="1" calcext:value-type="float">
            <text:p>1</text:p>
          </table:table-cell>
          <table:table-cell table:formula="of:=IF([$Data.CO31]=&quot;&quot;;0;(IF([$Data.CO31]=&quot;?&quot;;&quot;?&quot;;1)))" office:value-type="float" office:value="0" calcext:value-type="float">
            <text:p>0</text:p>
          </table:table-cell>
          <table:table-cell table:formula="of:=IF([$Data.CP31]=&quot;&quot;;0;(IF([$Data.CP31]=&quot;?&quot;;&quot;?&quot;;1)))" office:value-type="float" office:value="1" calcext:value-type="float">
            <text:p>1</text:p>
          </table:table-cell>
          <table:table-cell table:formula="of:=IF([$Data.CQ31]=&quot;&quot;;0;(IF([$Data.CQ31]=&quot;?&quot;;&quot;?&quot;;1)))" office:value-type="float" office:value="0" calcext:value-type="float">
            <text:p>0</text:p>
          </table:table-cell>
          <table:table-cell table:formula="of:=IF([$Data.CR31]=&quot;&quot;;0;(IF([$Data.CR31]=&quot;?&quot;;&quot;?&quot;;1)))" office:value-type="float" office:value="0" calcext:value-type="float">
            <text:p>0</text:p>
          </table:table-cell>
          <table:table-cell table:formula="of:=IF([$Data.CS31]=&quot;&quot;;0;(IF([$Data.CS31]=&quot;?&quot;;&quot;?&quot;;1)))" office:value-type="float" office:value="0" calcext:value-type="float">
            <text:p>0</text:p>
          </table:table-cell>
          <table:table-cell table:formula="of:=IF([$Data.CT31]=&quot;&quot;;0;(IF([$Data.CT31]=&quot;?&quot;;&quot;?&quot;;1)))" office:value-type="float" office:value="0" calcext:value-type="float">
            <text:p>0</text:p>
          </table:table-cell>
          <table:table-cell table:formula="of:=IF([$Data.CU31]=&quot;&quot;;0;(IF([$Data.CU31]=&quot;?&quot;;&quot;?&quot;;1)))" office:value-type="float" office:value="1" calcext:value-type="float">
            <text:p>1</text:p>
          </table:table-cell>
          <table:table-cell table:formula="of:=IF([$Data.CV31]=&quot;&quot;;0;(IF([$Data.CV31]=&quot;?&quot;;&quot;?&quot;;1)))" office:value-type="float" office:value="1" calcext:value-type="float">
            <text:p>1</text:p>
          </table:table-cell>
          <table:table-cell table:formula="of:=IF([$Data.CW31]=&quot;&quot;;0;(IF([$Data.CW31]=&quot;?&quot;;&quot;?&quot;;1)))" office:value-type="float" office:value="1" calcext:value-type="float">
            <text:p>1</text:p>
          </table:table-cell>
          <table:table-cell table:formula="of:=IF([$Data.CX31]=&quot;&quot;;0;(IF([$Data.CX31]=&quot;?&quot;;&quot;?&quot;;1)))" office:value-type="float" office:value="0" calcext:value-type="float">
            <text:p>0</text:p>
          </table:table-cell>
          <table:table-cell table:formula="of:=IF([$Data.CY31]=&quot;&quot;;0;(IF([$Data.CY31]=&quot;?&quot;;&quot;?&quot;;1)))" office:value-type="float" office:value="0" calcext:value-type="float">
            <text:p>0</text:p>
          </table:table-cell>
          <table:table-cell table:formula="of:=IF([$Data.CZ31]=&quot;&quot;;0;(IF([$Data.CZ31]=&quot;?&quot;;&quot;?&quot;;1)))" office:value-type="float" office:value="0" calcext:value-type="float">
            <text:p>0</text:p>
          </table:table-cell>
          <table:table-cell table:formula="of:=IF([$Data.DA31]=&quot;&quot;;0;(IF([$Data.DA31]=&quot;?&quot;;&quot;?&quot;;1)))" office:value-type="float" office:value="1" calcext:value-type="float">
            <text:p>1</text:p>
          </table:table-cell>
          <table:table-cell table:formula="of:=IF([$Data.DB31]=&quot;&quot;;0;(IF([$Data.DB31]=&quot;?&quot;;&quot;?&quot;;1)))" office:value-type="float" office:value="0" calcext:value-type="float">
            <text:p>0</text:p>
          </table:table-cell>
          <table:table-cell table:formula="of:=IF([$Data.DC31]=&quot;&quot;;0;(IF([$Data.DC31]=&quot;?&quot;;&quot;?&quot;;1)))" office:value-type="float" office:value="0" calcext:value-type="float">
            <text:p>0</text:p>
          </table:table-cell>
          <table:table-cell table:formula="of:=IF([$Data.DD31]=&quot;&quot;;0;(IF([$Data.DD31]=&quot;?&quot;;&quot;?&quot;;1)))" office:value-type="float" office:value="0" calcext:value-type="float">
            <text:p>0</text:p>
          </table:table-cell>
          <table:table-cell table:formula="of:=IF([$Data.DE31]=&quot;&quot;;0;(IF([$Data.DE31]=&quot;?&quot;;&quot;?&quot;;1)))" office:value-type="float" office:value="1" calcext:value-type="float">
            <text:p>1</text:p>
          </table:table-cell>
          <table:table-cell table:formula="of:=IF([$Data.DF31]=&quot;&quot;;0;(IF([$Data.DF31]=&quot;?&quot;;&quot;?&quot;;1)))" office:value-type="float" office:value="1" calcext:value-type="float">
            <text:p>1</text:p>
          </table:table-cell>
          <table:table-cell table:formula="of:=IF([$Data.DG31]=&quot;&quot;;0;(IF([$Data.DG31]=&quot;?&quot;;&quot;?&quot;;1)))" office:value-type="float" office:value="0" calcext:value-type="float">
            <text:p>0</text:p>
          </table:table-cell>
          <table:table-cell table:formula="of:=IF([$Data.DH31]=&quot;&quot;;0;(IF([$Data.DH31]=&quot;?&quot;;&quot;?&quot;;1)))" office:value-type="float" office:value="0" calcext:value-type="float">
            <text:p>0</text:p>
          </table:table-cell>
          <table:table-cell table:formula="of:=IF([$Data.DI31]=&quot;&quot;;0;(IF([$Data.DI31]=&quot;?&quot;;&quot;?&quot;;1)))" office:value-type="float" office:value="0" calcext:value-type="float">
            <text:p>0</text:p>
          </table:table-cell>
          <table:table-cell table:formula="of:=IF([$Data.DJ31]=&quot;&quot;;0;(IF([$Data.DJ31]=&quot;?&quot;;&quot;?&quot;;1)))" office:value-type="float" office:value="1" calcext:value-type="float">
            <text:p>1</text:p>
          </table:table-cell>
          <table:table-cell table:formula="of:=IF([$Data.DK31]=&quot;&quot;;0;(IF([$Data.DK31]=&quot;?&quot;;&quot;?&quot;;1)))" office:value-type="float" office:value="0" calcext:value-type="float">
            <text:p>0</text:p>
          </table:table-cell>
          <table:table-cell table:formula="of:=IF([$Data.DL31]=&quot;&quot;;0;(IF([$Data.DL31]=&quot;?&quot;;&quot;?&quot;;1)))" office:value-type="float" office:value="0" calcext:value-type="float">
            <text:p>0</text:p>
          </table:table-cell>
          <table:table-cell table:formula="of:=IF([$Data.DM31]=&quot;&quot;;0;(IF([$Data.DM31]=&quot;?&quot;;&quot;?&quot;;1)))" office:value-type="float" office:value="0" calcext:value-type="float">
            <text:p>0</text:p>
          </table:table-cell>
          <table:table-cell table:formula="of:=IF([$Data.DN31]=&quot;&quot;;0;(IF([$Data.DN31]=&quot;?&quot;;&quot;?&quot;;1)))" office:value-type="float" office:value="0" calcext:value-type="float">
            <text:p>0</text:p>
          </table:table-cell>
          <table:table-cell table:formula="of:=IF([$Data.DO31]=&quot;&quot;;0;(IF([$Data.DO31]=&quot;?&quot;;&quot;?&quot;;1)))" office:value-type="float" office:value="0" calcext:value-type="float">
            <text:p>0</text:p>
          </table:table-cell>
          <table:table-cell table:formula="of:=IF([$Data.DP31]=&quot;&quot;;0;(IF([$Data.DP31]=&quot;?&quot;;&quot;?&quot;;1)))" office:value-type="float" office:value="0" calcext:value-type="float">
            <text:p>0</text:p>
          </table:table-cell>
          <table:table-cell table:formula="of:=IF([$Data.DQ31]=&quot;&quot;;0;(IF([$Data.DQ31]=&quot;?&quot;;&quot;?&quot;;1)))" office:value-type="float" office:value="0" calcext:value-type="float">
            <text:p>0</text:p>
          </table:table-cell>
          <table:table-cell table:formula="of:=IF([$Data.DR31]=&quot;&quot;;0;(IF([$Data.DR31]=&quot;?&quot;;&quot;?&quot;;1)))" office:value-type="float" office:value="1" calcext:value-type="float">
            <text:p>1</text:p>
          </table:table-cell>
          <table:table-cell table:formula="of:=IF([$Data.DS31]=&quot;&quot;;0;(IF([$Data.DS31]=&quot;?&quot;;&quot;?&quot;;1)))" office:value-type="float" office:value="0" calcext:value-type="float">
            <text:p>0</text:p>
          </table:table-cell>
          <table:table-cell table:formula="of:=IF([$Data.DT31]=&quot;&quot;;0;(IF([$Data.DT31]=&quot;?&quot;;&quot;?&quot;;1)))" office:value-type="float" office:value="1" calcext:value-type="float">
            <text:p>1</text:p>
          </table:table-cell>
          <table:table-cell table:formula="of:=IF([$Data.DU31]=&quot;&quot;;0;(IF([$Data.DU31]=&quot;?&quot;;&quot;?&quot;;1)))" office:value-type="float" office:value="0" calcext:value-type="float">
            <text:p>0</text:p>
          </table:table-cell>
          <table:table-cell table:formula="of:=IF([$Data.DV31]=&quot;&quot;;0;(IF([$Data.DV31]=&quot;?&quot;;&quot;?&quot;;1)))" office:value-type="float" office:value="0" calcext:value-type="float">
            <text:p>0</text:p>
          </table:table-cell>
          <table:table-cell table:formula="of:=IF([$Data.DW31]=&quot;&quot;;0;(IF([$Data.DW31]=&quot;?&quot;;&quot;?&quot;;1)))" office:value-type="float" office:value="0" calcext:value-type="float">
            <text:p>0</text:p>
          </table:table-cell>
          <table:table-cell table:formula="of:=IF([$Data.DX31]=&quot;&quot;;0;(IF([$Data.DX31]=&quot;?&quot;;&quot;?&quot;;1)))" office:value-type="float" office:value="1" calcext:value-type="float">
            <text:p>1</text:p>
          </table:table-cell>
          <table:table-cell table:formula="of:=IF([$Data.DY31]=&quot;&quot;;0;(IF([$Data.DY31]=&quot;?&quot;;&quot;?&quot;;1)))" office:value-type="float" office:value="0" calcext:value-type="float">
            <text:p>0</text:p>
          </table:table-cell>
          <table:table-cell table:formula="of:=IF([$Data.DZ31]=&quot;&quot;;0;(IF([$Data.DZ31]=&quot;?&quot;;&quot;?&quot;;1)))" office:value-type="float" office:value="1" calcext:value-type="float">
            <text:p>1</text:p>
          </table:table-cell>
          <table:table-cell table:formula="of:=IF([$Data.EA31]=&quot;&quot;;0;(IF([$Data.EA31]=&quot;?&quot;;&quot;?&quot;;1)))" office:value-type="float" office:value="1" calcext:value-type="float">
            <text:p>1</text:p>
          </table:table-cell>
          <table:table-cell table:formula="of:=IF([$Data.EB31]=&quot;&quot;;0;(IF([$Data.EB31]=&quot;?&quot;;&quot;?&quot;;1)))" office:value-type="float" office:value="0" calcext:value-type="float">
            <text:p>0</text:p>
          </table:table-cell>
          <table:table-cell table:formula="of:=IF([$Data.EC31]=&quot;&quot;;0;(IF([$Data.EC31]=&quot;?&quot;;&quot;?&quot;;1)))" office:value-type="float" office:value="0" calcext:value-type="float">
            <text:p>0</text:p>
          </table:table-cell>
          <table:table-cell table:formula="of:=IF([$Data.ED31]=&quot;&quot;;0;(IF([$Data.ED31]=&quot;?&quot;;&quot;?&quot;;1)))" office:value-type="float" office:value="1" calcext:value-type="float">
            <text:p>1</text:p>
          </table:table-cell>
          <table:table-cell table:formula="of:=IF([$Data.EE31]=&quot;&quot;;0;(IF([$Data.EE31]=&quot;?&quot;;&quot;?&quot;;1)))" office:value-type="float" office:value="1" calcext:value-type="float">
            <text:p>1</text:p>
          </table:table-cell>
          <table:table-cell table:formula="of:=IF([$Data.EF31]=&quot;&quot;;0;(IF([$Data.EF31]=&quot;?&quot;;&quot;?&quot;;1)))" office:value-type="float" office:value="0" calcext:value-type="float">
            <text:p>0</text:p>
          </table:table-cell>
          <table:table-cell table:formula="of:=IF([$Data.EG31]=&quot;&quot;;0;(IF([$Data.EG31]=&quot;?&quot;;&quot;?&quot;;1)))" office:value-type="float" office:value="1" calcext:value-type="float">
            <text:p>1</text:p>
          </table:table-cell>
          <table:table-cell table:formula="of:=IF([$Data.EH31]=&quot;&quot;;0;(IF([$Data.EH31]=&quot;?&quot;;&quot;?&quot;;1)))" office:value-type="float" office:value="0" calcext:value-type="float">
            <text:p>0</text:p>
          </table:table-cell>
          <table:table-cell table:formula="of:=IF([$Data.EI31]=&quot;&quot;;0;(IF([$Data.EI31]=&quot;?&quot;;&quot;?&quot;;1)))" office:value-type="float" office:value="0" calcext:value-type="float">
            <text:p>0</text:p>
          </table:table-cell>
          <table:table-cell table:formula="of:=IF([$Data.EJ31]=&quot;&quot;;0;(IF([$Data.EJ31]=&quot;?&quot;;&quot;?&quot;;1)))" office:value-type="float" office:value="0" calcext:value-type="float">
            <text:p>0</text:p>
          </table:table-cell>
          <table:table-cell table:formula="of:=IF([$Data.EK31]=&quot;&quot;;0;(IF([$Data.EK31]=&quot;?&quot;;&quot;?&quot;;1)))" office:value-type="float" office:value="0" calcext:value-type="float">
            <text:p>0</text:p>
          </table:table-cell>
          <table:table-cell table:formula="of:=IF([$Data.EL31]=&quot;&quot;;0;(IF([$Data.EL31]=&quot;?&quot;;&quot;?&quot;;1)))" office:value-type="float" office:value="0" calcext:value-type="float">
            <text:p>0</text:p>
          </table:table-cell>
          <table:table-cell table:formula="of:=IF([$Data.EM31]=&quot;&quot;;0;(IF([$Data.EM31]=&quot;?&quot;;&quot;?&quot;;1)))" office:value-type="float" office:value="0" calcext:value-type="float">
            <text:p>0</text:p>
          </table:table-cell>
          <table:table-cell table:formula="of:=IF([$Data.EN31]=&quot;&quot;;0;(IF([$Data.EN31]=&quot;?&quot;;&quot;?&quot;;1)))" office:value-type="float" office:value="0" calcext:value-type="float">
            <text:p>0</text:p>
          </table:table-cell>
          <table:table-cell table:formula="of:=IF([$Data.EO31]=&quot;&quot;;0;(IF([$Data.EO31]=&quot;?&quot;;&quot;?&quot;;1)))" office:value-type="float" office:value="0" calcext:value-type="float">
            <text:p>0</text:p>
          </table:table-cell>
          <table:table-cell table:formula="of:=IF([$Data.EP31]=&quot;&quot;;0;(IF([$Data.EP31]=&quot;?&quot;;&quot;?&quot;;1)))" office:value-type="float" office:value="0" calcext:value-type="float">
            <text:p>0</text:p>
          </table:table-cell>
          <table:table-cell table:formula="of:=IF([$Data.EQ31]=&quot;&quot;;0;(IF([$Data.EQ31]=&quot;?&quot;;&quot;?&quot;;1)))" office:value-type="float" office:value="0" calcext:value-type="float">
            <text:p>0</text:p>
          </table:table-cell>
          <table:table-cell table:formula="of:=IF([$Data.ER31]=&quot;&quot;;0;(IF([$Data.ER31]=&quot;?&quot;;&quot;?&quot;;1)))" office:value-type="float" office:value="0" calcext:value-type="float">
            <text:p>0</text:p>
          </table:table-cell>
          <table:table-cell table:formula="of:=IF([$Data.ES31]=&quot;&quot;;0;(IF([$Data.ES31]=&quot;?&quot;;&quot;?&quot;;1)))" office:value-type="float" office:value="0" calcext:value-type="float">
            <text:p>0</text:p>
          </table:table-cell>
          <table:table-cell table:formula="of:=IF([$Data.ET31]=&quot;&quot;;0;(IF([$Data.ET31]=&quot;?&quot;;&quot;?&quot;;1)))" office:value-type="float" office:value="0" calcext:value-type="float">
            <text:p>0</text:p>
          </table:table-cell>
          <table:table-cell table:formula="of:=IF([$Data.EU31]=&quot;&quot;;0;(IF([$Data.EU31]=&quot;?&quot;;&quot;?&quot;;1)))" office:value-type="float" office:value="0" calcext:value-type="float">
            <text:p>0</text:p>
          </table:table-cell>
          <table:table-cell table:formula="of:=IF([$Data.EV31]=&quot;&quot;;0;(IF([$Data.EV31]=&quot;?&quot;;&quot;?&quot;;1)))" office:value-type="float" office:value="0" calcext:value-type="float">
            <text:p>0</text:p>
          </table:table-cell>
          <table:table-cell table:formula="of:=IF([$Data.EW31]=&quot;&quot;;0;(IF([$Data.EW31]=&quot;?&quot;;&quot;?&quot;;1)))" office:value-type="float" office:value="1" calcext:value-type="float">
            <text:p>1</text:p>
          </table:table-cell>
          <table:table-cell table:formula="of:=IF([$Data.EX31]=&quot;&quot;;0;(IF([$Data.EX31]=&quot;?&quot;;&quot;?&quot;;1)))" office:value-type="float" office:value="0" calcext:value-type="float">
            <text:p>0</text:p>
          </table:table-cell>
          <table:table-cell table:formula="of:=IF([$Data.EY31]=&quot;&quot;;0;(IF([$Data.EY31]=&quot;?&quot;;&quot;?&quot;;1)))" office:value-type="float" office:value="1" calcext:value-type="float">
            <text:p>1</text:p>
          </table:table-cell>
          <table:table-cell table:formula="of:=IF([$Data.EZ31]=&quot;&quot;;0;(IF([$Data.EZ31]=&quot;?&quot;;&quot;?&quot;;1)))" office:value-type="float" office:value="0" calcext:value-type="float">
            <text:p>0</text:p>
          </table:table-cell>
          <table:table-cell table:formula="of:=IF([$Data.FA31]=&quot;&quot;;0;(IF([$Data.FA31]=&quot;?&quot;;&quot;?&quot;;1)))" office:value-type="float" office:value="0" calcext:value-type="float">
            <text:p>0</text:p>
          </table:table-cell>
          <table:table-cell table:formula="of:=IF([$Data.FB31]=&quot;&quot;;0;(IF([$Data.FB31]=&quot;?&quot;;&quot;?&quot;;1)))" office:value-type="float" office:value="1" calcext:value-type="float">
            <text:p>1</text:p>
          </table:table-cell>
          <table:table-cell table:formula="of:=IF([$Data.FC31]=&quot;&quot;;0;(IF([$Data.FC31]=&quot;?&quot;;&quot;?&quot;;1)))" office:value-type="float" office:value="1" calcext:value-type="float">
            <text:p>1</text:p>
          </table:table-cell>
          <table:table-cell table:formula="of:=IF([$Data.FD31]=&quot;&quot;;0;(IF([$Data.FD31]=&quot;?&quot;;&quot;?&quot;;1)))" office:value-type="float" office:value="0" calcext:value-type="float">
            <text:p>0</text:p>
          </table:table-cell>
          <table:table-cell table:formula="of:=IF([$Data.FE31]=&quot;&quot;;0;(IF([$Data.FE31]=&quot;?&quot;;&quot;?&quot;;1)))" office:value-type="float" office:value="0" calcext:value-type="float">
            <text:p>0</text:p>
          </table:table-cell>
          <table:table-cell table:formula="of:=IF([$Data.FF31]=&quot;&quot;;0;(IF([$Data.FF31]=&quot;?&quot;;&quot;?&quot;;1)))" office:value-type="float" office:value="0" calcext:value-type="float">
            <text:p>0</text:p>
          </table:table-cell>
          <table:table-cell table:formula="of:=IF([$Data.FG31]=&quot;&quot;;0;(IF([$Data.FG31]=&quot;?&quot;;&quot;?&quot;;1)))" office:value-type="float" office:value="0" calcext:value-type="float">
            <text:p>0</text:p>
          </table:table-cell>
          <table:table-cell table:formula="of:=IF([$Data.FH31]=&quot;&quot;;0;(IF([$Data.FH31]=&quot;?&quot;;&quot;?&quot;;1)))" office:value-type="float" office:value="0" calcext:value-type="float">
            <text:p>0</text:p>
          </table:table-cell>
          <table:table-cell table:formula="of:=IF([$Data.FI31]=&quot;&quot;;0;(IF([$Data.FI31]=&quot;?&quot;;&quot;?&quot;;1)))" office:value-type="float" office:value="0" calcext:value-type="float">
            <text:p>0</text:p>
          </table:table-cell>
          <table:table-cell table:formula="of:=IF([$Data.FJ31]=&quot;&quot;;0;(IF([$Data.FJ31]=&quot;?&quot;;&quot;?&quot;;1)))" office:value-type="float" office:value="1" calcext:value-type="float">
            <text:p>1</text:p>
          </table:table-cell>
          <table:table-cell table:formula="of:=IF([$Data.FK31]=&quot;&quot;;0;(IF([$Data.FK31]=&quot;?&quot;;&quot;?&quot;;1)))" office:value-type="float" office:value="0" calcext:value-type="float">
            <text:p>0</text:p>
          </table:table-cell>
          <table:table-cell table:formula="of:=IF([$Data.FL31]=&quot;&quot;;0;(IF([$Data.FL31]=&quot;?&quot;;&quot;?&quot;;1)))" office:value-type="float" office:value="0" calcext:value-type="float">
            <text:p>0</text:p>
          </table:table-cell>
          <table:table-cell table:formula="of:=IF([$Data.FM31]=&quot;&quot;;0;(IF([$Data.FM31]=&quot;?&quot;;&quot;?&quot;;1)))" office:value-type="float" office:value="0" calcext:value-type="float">
            <text:p>0</text:p>
          </table:table-cell>
          <table:table-cell table:formula="of:=IF([$Data.FN31]=&quot;&quot;;0;(IF([$Data.FN31]=&quot;?&quot;;&quot;?&quot;;1)))" office:value-type="float" office:value="1" calcext:value-type="float">
            <text:p>1</text:p>
          </table:table-cell>
          <table:table-cell table:formula="of:=IF([$Data.FO31]=&quot;&quot;;0;(IF([$Data.FO31]=&quot;?&quot;;&quot;?&quot;;1)))" office:value-type="float" office:value="0" calcext:value-type="float">
            <text:p>0</text:p>
          </table:table-cell>
          <table:table-cell table:formula="of:=IF([$Data.FP31]=&quot;&quot;;0;(IF([$Data.FP31]=&quot;?&quot;;&quot;?&quot;;1)))" office:value-type="float" office:value="0" calcext:value-type="float">
            <text:p>0</text:p>
          </table:table-cell>
          <table:table-cell table:formula="of:=IF([$Data.FQ31]=&quot;&quot;;0;(IF([$Data.FQ31]=&quot;?&quot;;&quot;?&quot;;1)))" office:value-type="float" office:value="0" calcext:value-type="float">
            <text:p>0</text:p>
          </table:table-cell>
          <table:table-cell table:formula="of:=IF([$Data.FR31]=&quot;&quot;;0;(IF([$Data.FR31]=&quot;?&quot;;&quot;?&quot;;1)))" office:value-type="float" office:value="0" calcext:value-type="float">
            <text:p>0</text:p>
          </table:table-cell>
          <table:table-cell table:formula="of:=IF([$Data.FS31]=&quot;&quot;;0;(IF([$Data.FS31]=&quot;?&quot;;&quot;?&quot;;1)))" office:value-type="float" office:value="0" calcext:value-type="float">
            <text:p>0</text:p>
          </table:table-cell>
          <table:table-cell table:formula="of:=IF([$Data.FT31]=&quot;&quot;;0;(IF([$Data.FT31]=&quot;?&quot;;&quot;?&quot;;1)))" office:value-type="float" office:value="1" calcext:value-type="float">
            <text:p>1</text:p>
          </table:table-cell>
          <table:table-cell table:formula="of:=IF([$Data.FU31]=&quot;&quot;;0;(IF([$Data.FU31]=&quot;?&quot;;&quot;?&quot;;1)))" office:value-type="float" office:value="0" calcext:value-type="float">
            <text:p>0</text:p>
          </table:table-cell>
          <table:table-cell table:formula="of:=IF([$Data.FV31]=&quot;&quot;;0;(IF([$Data.FV31]=&quot;?&quot;;&quot;?&quot;;1)))" office:value-type="float" office:value="1" calcext:value-type="float">
            <text:p>1</text:p>
          </table:table-cell>
          <table:table-cell table:formula="of:=IF([$Data.FW31]=&quot;&quot;;0;(IF([$Data.FW31]=&quot;?&quot;;&quot;?&quot;;1)))" office:value-type="float" office:value="0" calcext:value-type="float">
            <text:p>0</text:p>
          </table:table-cell>
          <table:table-cell table:formula="of:=IF([$Data.FX31]=&quot;&quot;;0;(IF([$Data.FX31]=&quot;?&quot;;&quot;?&quot;;1)))" office:value-type="float" office:value="0" calcext:value-type="float">
            <text:p>0</text:p>
          </table:table-cell>
          <table:table-cell table:formula="of:=IF([$Data.FY31]=&quot;&quot;;0;(IF([$Data.FY31]=&quot;?&quot;;&quot;?&quot;;1)))" office:value-type="float" office:value="0" calcext:value-type="float">
            <text:p>0</text:p>
          </table:table-cell>
          <table:table-cell table:formula="of:=IF([$Data.FZ31]=&quot;&quot;;0;(IF([$Data.FZ31]=&quot;?&quot;;&quot;?&quot;;1)))" office:value-type="float" office:value="0" calcext:value-type="float">
            <text:p>0</text:p>
          </table:table-cell>
          <table:table-cell table:formula="of:=IF([$Data.GA31]=&quot;&quot;;0;(IF([$Data.GA31]=&quot;?&quot;;&quot;?&quot;;1)))" office:value-type="float" office:value="0" calcext:value-type="float">
            <text:p>0</text:p>
          </table:table-cell>
          <table:table-cell table:formula="of:=IF([$Data.GB31]=&quot;&quot;;0;(IF([$Data.GB31]=&quot;?&quot;;&quot;?&quot;;1)))" office:value-type="float" office:value="0" calcext:value-type="float">
            <text:p>0</text:p>
          </table:table-cell>
          <table:table-cell table:formula="of:=IF([$Data.GC31]=&quot;&quot;;0;(IF([$Data.GC31]=&quot;?&quot;;&quot;?&quot;;1)))" office:value-type="float" office:value="1" calcext:value-type="float">
            <text:p>1</text:p>
          </table:table-cell>
          <table:table-cell table:formula="of:=IF([$Data.GD31]=&quot;&quot;;0;(IF([$Data.GD31]=&quot;?&quot;;&quot;?&quot;;1)))" office:value-type="float" office:value="0" calcext:value-type="float">
            <text:p>0</text:p>
          </table:table-cell>
          <table:table-cell table:formula="of:=IF([$Data.GE31]=&quot;&quot;;0;(IF([$Data.GE31]=&quot;?&quot;;&quot;?&quot;;1)))" office:value-type="float" office:value="1" calcext:value-type="float">
            <text:p>1</text:p>
          </table:table-cell>
          <table:table-cell table:formula="of:=IF([$Data.GF31]=&quot;&quot;;0;(IF([$Data.GF31]=&quot;?&quot;;&quot;?&quot;;1)))" office:value-type="float" office:value="1" calcext:value-type="float">
            <text:p>1</text:p>
          </table:table-cell>
          <table:table-cell table:formula="of:=IF([$Data.GG31]=&quot;&quot;;0;(IF([$Data.GG31]=&quot;?&quot;;&quot;?&quot;;1)))" office:value-type="float" office:value="0" calcext:value-type="float">
            <text:p>0</text:p>
          </table:table-cell>
          <table:table-cell table:formula="of:=IF([$Data.GH31]=&quot;&quot;;0;(IF([$Data.GH31]=&quot;?&quot;;&quot;?&quot;;1)))" office:value-type="float" office:value="0" calcext:value-type="float">
            <text:p>0</text:p>
          </table:table-cell>
          <table:table-cell table:formula="of:=IF([$Data.GI31]=&quot;&quot;;0;(IF([$Data.GI31]=&quot;?&quot;;&quot;?&quot;;1)))" office:value-type="float" office:value="1" calcext:value-type="float">
            <text:p>1</text:p>
          </table:table-cell>
          <table:table-cell table:formula="of:=IF([$Data.GJ31]=&quot;&quot;;0;(IF([$Data.GJ31]=&quot;?&quot;;&quot;?&quot;;1)))" office:value-type="float" office:value="0" calcext:value-type="float">
            <text:p>0</text:p>
          </table:table-cell>
          <table:table-cell table:formula="of:=IF([$Data.GK31]=&quot;&quot;;0;(IF([$Data.GK31]=&quot;?&quot;;&quot;?&quot;;1)))" office:value-type="float" office:value="1" calcext:value-type="float">
            <text:p>1</text:p>
          </table:table-cell>
          <table:table-cell table:formula="of:=IF([$Data.GL31]=&quot;&quot;;0;(IF([$Data.GL31]=&quot;?&quot;;&quot;?&quot;;1)))" office:value-type="float" office:value="0" calcext:value-type="float">
            <text:p>0</text:p>
          </table:table-cell>
          <table:table-cell table:formula="of:=IF([$Data.GM31]=&quot;&quot;;0;(IF([$Data.GM31]=&quot;?&quot;;&quot;?&quot;;1)))" office:value-type="float" office:value="0" calcext:value-type="float">
            <text:p>0</text:p>
          </table:table-cell>
          <table:table-cell table:formula="of:=IF([$Data.GN31]=&quot;&quot;;0;(IF([$Data.GN31]=&quot;?&quot;;&quot;?&quot;;1)))" office:value-type="float" office:value="0" calcext:value-type="float">
            <text:p>0</text:p>
          </table:table-cell>
          <table:table-cell table:formula="of:=IF([$Data.GO31]=&quot;&quot;;0;(IF([$Data.GO31]=&quot;?&quot;;&quot;?&quot;;1)))" office:value-type="float" office:value="0" calcext:value-type="float">
            <text:p>0</text:p>
          </table:table-cell>
          <table:table-cell table:formula="of:=IF([$Data.GP31]=&quot;&quot;;0;(IF([$Data.GP31]=&quot;?&quot;;&quot;?&quot;;1)))" office:value-type="float" office:value="0" calcext:value-type="float">
            <text:p>0</text:p>
          </table:table-cell>
          <table:table-cell table:formula="of:=IF([$Data.GQ31]=&quot;&quot;;0;(IF([$Data.GQ31]=&quot;?&quot;;&quot;?&quot;;1)))" office:value-type="float" office:value="0" calcext:value-type="float">
            <text:p>0</text:p>
          </table:table-cell>
          <table:table-cell table:formula="of:=IF([$Data.GR31]=&quot;&quot;;0;(IF([$Data.GR31]=&quot;?&quot;;&quot;?&quot;;1)))" office:value-type="float" office:value="0" calcext:value-type="float">
            <text:p>0</text:p>
          </table:table-cell>
          <table:table-cell table:formula="of:=IF([$Data.GS31]=&quot;&quot;;0;(IF([$Data.GS31]=&quot;?&quot;;&quot;?&quot;;1)))" office:value-type="float" office:value="0" calcext:value-type="float">
            <text:p>0</text:p>
          </table:table-cell>
          <table:table-cell table:formula="of:=IF([$Data.GT31]=&quot;&quot;;0;(IF([$Data.GT31]=&quot;?&quot;;&quot;?&quot;;1)))" office:value-type="float" office:value="0" calcext:value-type="float">
            <text:p>0</text:p>
          </table:table-cell>
          <table:table-cell table:formula="of:=IF([$Data.GU31]=&quot;&quot;;0;(IF([$Data.GU31]=&quot;?&quot;;&quot;?&quot;;1)))" office:value-type="float" office:value="0" calcext:value-type="float">
            <text:p>0</text:p>
          </table:table-cell>
          <table:table-cell table:formula="of:=IF([$Data.GV31]=&quot;&quot;;0;(IF([$Data.GV31]=&quot;?&quot;;&quot;?&quot;;1)))" office:value-type="float" office:value="0" calcext:value-type="float">
            <text:p>0</text:p>
          </table:table-cell>
          <table:table-cell table:formula="of:=IF([$Data.GW31]=&quot;&quot;;0;(IF([$Data.GW31]=&quot;?&quot;;&quot;?&quot;;1)))" office:value-type="float" office:value="0" calcext:value-type="float">
            <text:p>0</text:p>
          </table:table-cell>
          <table:table-cell table:formula="of:=IF([$Data.GX31]=&quot;&quot;;0;(IF([$Data.GX31]=&quot;?&quot;;&quot;?&quot;;1)))" office:value-type="float" office:value="0" calcext:value-type="float">
            <text:p>0</text:p>
          </table:table-cell>
          <table:table-cell table:formula="of:=IF([$Data.GY31]=&quot;&quot;;0;(IF([$Data.GY31]=&quot;?&quot;;&quot;?&quot;;1)))" office:value-type="float" office:value="0" calcext:value-type="float">
            <text:p>0</text:p>
          </table:table-cell>
          <table:table-cell table:formula="of:=IF([$Data.GZ31]=&quot;&quot;;0;(IF([$Data.GZ31]=&quot;?&quot;;&quot;?&quot;;1)))" office:value-type="float" office:value="0" calcext:value-type="float">
            <text:p>0</text:p>
          </table:table-cell>
          <table:table-cell table:formula="of:=IF([$Data.HA31]=&quot;&quot;;0;(IF([$Data.HA31]=&quot;?&quot;;&quot;?&quot;;1)))" office:value-type="float" office:value="0" calcext:value-type="float">
            <text:p>0</text:p>
          </table:table-cell>
          <table:table-cell table:formula="of:=IF([$Data.HB31]=&quot;&quot;;0;(IF([$Data.HB31]=&quot;?&quot;;&quot;?&quot;;1)))" office:value-type="float" office:value="0" calcext:value-type="float">
            <text:p>0</text:p>
          </table:table-cell>
          <table:table-cell table:formula="of:=IF([$Data.HC31]=&quot;&quot;;0;(IF([$Data.HC31]=&quot;?&quot;;&quot;?&quot;;1)))" office:value-type="float" office:value="0" calcext:value-type="float">
            <text:p>0</text:p>
          </table:table-cell>
          <table:table-cell table:formula="of:=IF([$Data.HD31]=&quot;&quot;;0;(IF([$Data.HD31]=&quot;?&quot;;&quot;?&quot;;1)))" office:value-type="float" office:value="0" calcext:value-type="float">
            <text:p>0</text:p>
          </table:table-cell>
          <table:table-cell table:formula="of:=IF([$Data.HE31]=&quot;&quot;;0;(IF([$Data.HE31]=&quot;?&quot;;&quot;?&quot;;1)))" office:value-type="float" office:value="0" calcext:value-type="float">
            <text:p>0</text:p>
          </table:table-cell>
          <table:table-cell table:formula="of:=IF([$Data.HF31]=&quot;&quot;;0;(IF([$Data.HF31]=&quot;?&quot;;&quot;?&quot;;1)))" office:value-type="float" office:value="0" calcext:value-type="float">
            <text:p>0</text:p>
          </table:table-cell>
          <table:table-cell table:formula="of:=IF([$Data.HG31]=&quot;&quot;;0;(IF([$Data.HG31]=&quot;?&quot;;&quot;?&quot;;1)))" office:value-type="float" office:value="0" calcext:value-type="float">
            <text:p>0</text:p>
          </table:table-cell>
          <table:table-cell table:formula="of:=IF([$Data.HH31]=&quot;&quot;;0;(IF([$Data.HH31]=&quot;?&quot;;&quot;?&quot;;1)))" office:value-type="float" office:value="0" calcext:value-type="float">
            <text:p>0</text:p>
          </table:table-cell>
          <table:table-cell table:formula="of:=IF([$Data.HI31]=&quot;&quot;;0;(IF([$Data.HI31]=&quot;?&quot;;&quot;?&quot;;1)))" office:value-type="float" office:value="0" calcext:value-type="float">
            <text:p>0</text:p>
          </table:table-cell>
          <table:table-cell table:formula="of:=IF([$Data.HJ31]=&quot;&quot;;0;(IF([$Data.HJ31]=&quot;?&quot;;&quot;?&quot;;1)))" office:value-type="float" office:value="0" calcext:value-type="float">
            <text:p>0</text:p>
          </table:table-cell>
          <table:table-cell table:formula="of:=IF([$Data.HK31]=&quot;&quot;;0;(IF([$Data.HK31]=&quot;?&quot;;&quot;?&quot;;1)))" office:value-type="float" office:value="0" calcext:value-type="float">
            <text:p>0</text:p>
          </table:table-cell>
          <table:table-cell table:formula="of:=IF([$Data.HL31]=&quot;&quot;;0;(IF([$Data.HL31]=&quot;?&quot;;&quot;?&quot;;1)))" office:value-type="float" office:value="0" calcext:value-type="float">
            <text:p>0</text:p>
          </table:table-cell>
          <table:table-cell table:formula="of:=IF([$Data.HM31]=&quot;&quot;;0;(IF([$Data.HM31]=&quot;?&quot;;&quot;?&quot;;1)))" office:value-type="float" office:value="1" calcext:value-type="float">
            <text:p>1</text:p>
          </table:table-cell>
          <table:table-cell table:formula="of:=IF([$Data.HN31]=&quot;&quot;;0;(IF([$Data.HN31]=&quot;?&quot;;&quot;?&quot;;1)))" office:value-type="float" office:value="1" calcext:value-type="float">
            <text:p>1</text:p>
          </table:table-cell>
          <table:table-cell table:formula="of:=IF([$Data.HO31]=&quot;&quot;;0;(IF([$Data.HO31]=&quot;?&quot;;&quot;?&quot;;1)))" office:value-type="float" office:value="0" calcext:value-type="float">
            <text:p>0</text:p>
          </table:table-cell>
          <table:table-cell table:formula="of:=IF([$Data.HP31]=&quot;&quot;;0;(IF([$Data.HP31]=&quot;?&quot;;&quot;?&quot;;1)))" office:value-type="float" office:value="1" calcext:value-type="float">
            <text:p>1</text:p>
          </table:table-cell>
          <table:table-cell table:formula="of:=IF([$Data.HQ31]=&quot;&quot;;0;(IF([$Data.HQ31]=&quot;?&quot;;&quot;?&quot;;1)))" office:value-type="float" office:value="0" calcext:value-type="float">
            <text:p>0</text:p>
          </table:table-cell>
          <table:table-cell table:formula="of:=IF([$Data.HR31]=&quot;&quot;;0;(IF([$Data.HR31]=&quot;?&quot;;&quot;?&quot;;1)))" office:value-type="float" office:value="1" calcext:value-type="float">
            <text:p>1</text:p>
          </table:table-cell>
          <table:table-cell table:formula="of:=IF([$Data.HS31]=&quot;&quot;;0;(IF([$Data.HS31]=&quot;?&quot;;&quot;?&quot;;1)))" office:value-type="float" office:value="0" calcext:value-type="float">
            <text:p>0</text:p>
          </table:table-cell>
          <table:table-cell table:formula="of:=IF([$Data.HT31]=&quot;&quot;;0;(IF([$Data.HT31]=&quot;?&quot;;&quot;?&quot;;1)))" office:value-type="float" office:value="0" calcext:value-type="float">
            <text:p>0</text:p>
          </table:table-cell>
          <table:table-cell table:formula="of:=IF([$Data.HU31]=&quot;&quot;;0;(IF([$Data.HU31]=&quot;?&quot;;&quot;?&quot;;1)))" office:value-type="float" office:value="0" calcext:value-type="float">
            <text:p>0</text:p>
          </table:table-cell>
          <table:table-cell table:formula="of:=IF([$Data.HV31]=&quot;&quot;;0;(IF([$Data.HV31]=&quot;?&quot;;&quot;?&quot;;1)))" office:value-type="float" office:value="0" calcext:value-type="float">
            <text:p>0</text:p>
          </table:table-cell>
          <table:table-cell table:formula="of:=IF([$Data.HW31]=&quot;&quot;;0;(IF([$Data.HW31]=&quot;?&quot;;&quot;?&quot;;1)))" office:value-type="float" office:value="0" calcext:value-type="float">
            <text:p>0</text:p>
          </table:table-cell>
          <table:table-cell table:formula="of:=IF([$Data.HX31]=&quot;&quot;;0;(IF([$Data.HX31]=&quot;?&quot;;&quot;?&quot;;1)))" office:value-type="float" office:value="1" calcext:value-type="float">
            <text:p>1</text:p>
          </table:table-cell>
          <table:table-cell table:formula="of:=IF([$Data.HY31]=&quot;&quot;;0;(IF([$Data.HY31]=&quot;?&quot;;&quot;?&quot;;1)))" office:value-type="float" office:value="0" calcext:value-type="float">
            <text:p>0</text:p>
          </table:table-cell>
          <table:table-cell table:formula="of:=IF([$Data.HZ31]=&quot;&quot;;0;(IF([$Data.HZ31]=&quot;?&quot;;&quot;?&quot;;1)))" office:value-type="float" office:value="1" calcext:value-type="float">
            <text:p>1</text:p>
          </table:table-cell>
          <table:table-cell table:formula="of:=IF([$Data.IA31]=&quot;&quot;;0;(IF([$Data.IA31]=&quot;?&quot;;&quot;?&quot;;1)))" office:value-type="float" office:value="1" calcext:value-type="float">
            <text:p>1</text:p>
          </table:table-cell>
          <table:table-cell table:formula="of:=IF([$Data.IB31]=&quot;&quot;;0;(IF([$Data.IB31]=&quot;?&quot;;&quot;?&quot;;1)))" office:value-type="float" office:value="1" calcext:value-type="float">
            <text:p>1</text:p>
          </table:table-cell>
          <table:table-cell table:formula="of:=IF([$Data.IC31]=&quot;&quot;;0;(IF([$Data.IC31]=&quot;?&quot;;&quot;?&quot;;1)))" office:value-type="float" office:value="1" calcext:value-type="float">
            <text:p>1</text:p>
          </table:table-cell>
          <table:table-cell table:formula="of:=IF([$Data.ID31]=&quot;&quot;;0;(IF([$Data.ID31]=&quot;?&quot;;&quot;?&quot;;1)))" office:value-type="float" office:value="0" calcext:value-type="float">
            <text:p>0</text:p>
          </table:table-cell>
          <table:table-cell table:formula="of:=IF([$Data.IE31]=&quot;&quot;;0;(IF([$Data.IE31]=&quot;?&quot;;&quot;?&quot;;1)))" office:value-type="float" office:value="0" calcext:value-type="float">
            <text:p>0</text:p>
          </table:table-cell>
          <table:table-cell table:formula="of:=IF([$Data.IF31]=&quot;&quot;;0;(IF([$Data.IF31]=&quot;?&quot;;&quot;?&quot;;1)))" office:value-type="float" office:value="1" calcext:value-type="float">
            <text:p>1</text:p>
          </table:table-cell>
          <table:table-cell table:formula="of:=IF([$Data.IG31]=&quot;&quot;;0;(IF([$Data.IG31]=&quot;?&quot;;&quot;?&quot;;1)))" office:value-type="float" office:value="1" calcext:value-type="float">
            <text:p>1</text:p>
          </table:table-cell>
          <table:table-cell table:formula="of:=IF([$Data.IH31]=&quot;&quot;;0;(IF([$Data.IH31]=&quot;?&quot;;&quot;?&quot;;1)))" office:value-type="float" office:value="0" calcext:value-type="float">
            <text:p>0</text:p>
          </table:table-cell>
          <table:table-cell table:formula="of:=IF([$Data.II31]=&quot;&quot;;0;(IF([$Data.II31]=&quot;?&quot;;&quot;?&quot;;1)))" office:value-type="float" office:value="1" calcext:value-type="float">
            <text:p>1</text:p>
          </table:table-cell>
          <table:table-cell table:formula="of:=IF([$Data.IJ31]=&quot;&quot;;0;(IF([$Data.IJ31]=&quot;?&quot;;&quot;?&quot;;1)))" office:value-type="float" office:value="1" calcext:value-type="float">
            <text:p>1</text:p>
          </table:table-cell>
          <table:table-cell table:formula="of:=IF([$Data.IK31]=&quot;&quot;;0;(IF([$Data.IK31]=&quot;?&quot;;&quot;?&quot;;1)))" office:value-type="float" office:value="1" calcext:value-type="float">
            <text:p>1</text:p>
          </table:table-cell>
          <table:table-cell table:formula="of:=IF([$Data.IL31]=&quot;&quot;;0;(IF([$Data.IL31]=&quot;?&quot;;&quot;?&quot;;1)))" office:value-type="float" office:value="0" calcext:value-type="float">
            <text:p>0</text:p>
          </table:table-cell>
          <table:table-cell table:formula="of:=IF([$Data.IM31]=&quot;&quot;;0;(IF([$Data.IM31]=&quot;?&quot;;&quot;?&quot;;1)))" office:value-type="float" office:value="0" calcext:value-type="float">
            <text:p>0</text:p>
          </table:table-cell>
          <table:table-cell table:formula="of:=IF([$Data.IN31]=&quot;&quot;;0;(IF([$Data.IN31]=&quot;?&quot;;&quot;?&quot;;1)))" office:value-type="float" office:value="1" calcext:value-type="float">
            <text:p>1</text:p>
          </table:table-cell>
          <table:table-cell table:formula="of:=IF([$Data.IO31]=&quot;&quot;;0;(IF([$Data.IO31]=&quot;?&quot;;&quot;?&quot;;1)))" office:value-type="float" office:value="0" calcext:value-type="float">
            <text:p>0</text:p>
          </table:table-cell>
          <table:table-cell table:formula="of:=IF([$Data.IP31]=&quot;&quot;;0;(IF([$Data.IP31]=&quot;?&quot;;&quot;?&quot;;1)))" office:value-type="float" office:value="0" calcext:value-type="float">
            <text:p>0</text:p>
          </table:table-cell>
          <table:table-cell table:number-columns-repeated="2"/>
          <table:table-cell table:formula="of:=SUM([.B28:.HI28])" office:value-type="float" office:value="64" calcext:value-type="float">
            <text:p>64</text:p>
          </table:table-cell>
          <table:table-cell table:number-columns-repeated="804"/>
        </table:table-row>
        <table:table-row table:style-name="ro15">
          <table:table-cell table:formula="of:=[$Data.B32]" office:value-type="string" office:string-value="Zhuang Binyang" calcext:value-type="string">
            <text:p>Zhuang Binyang</text:p>
          </table:table-cell>
          <table:table-cell table:formula="of:=IF([$Data.AI32]=&quot;&quot;;0;(IF([$Data.AI32]=&quot;?&quot;;&quot;?&quot;;1)))" office:value-type="float" office:value="1" calcext:value-type="float">
            <text:p>1</text:p>
          </table:table-cell>
          <table:table-cell table:formula="of:=IF([$Data.AJ32]=&quot;&quot;;0;(IF([$Data.AJ32]=&quot;?&quot;;&quot;?&quot;;1)))" office:value-type="float" office:value="0" calcext:value-type="float">
            <text:p>0</text:p>
          </table:table-cell>
          <table:table-cell table:formula="of:=IF([$Data.AK32]=&quot;&quot;;0;(IF([$Data.AK32]=&quot;?&quot;;&quot;?&quot;;1)))" office:value-type="float" office:value="1" calcext:value-type="float">
            <text:p>1</text:p>
          </table:table-cell>
          <table:table-cell table:formula="of:=IF([$Data.AL32]=&quot;&quot;;0;(IF([$Data.AL32]=&quot;?&quot;;&quot;?&quot;;1)))" office:value-type="float" office:value="1" calcext:value-type="float">
            <text:p>1</text:p>
          </table:table-cell>
          <table:table-cell table:formula="of:=IF([$Data.AM32]=&quot;&quot;;0;(IF([$Data.AM32]=&quot;?&quot;;&quot;?&quot;;1)))" office:value-type="float" office:value="1" calcext:value-type="float">
            <text:p>1</text:p>
          </table:table-cell>
          <table:table-cell table:formula="of:=IF([$Data.AN32]=&quot;&quot;;0;(IF([$Data.AN32]=&quot;?&quot;;&quot;?&quot;;1)))" office:value-type="float" office:value="0" calcext:value-type="float">
            <text:p>0</text:p>
          </table:table-cell>
          <table:table-cell table:formula="of:=IF([$Data.AO32]=&quot;&quot;;0;(IF([$Data.AO32]=&quot;?&quot;;&quot;?&quot;;1)))" office:value-type="float" office:value="0" calcext:value-type="float">
            <text:p>0</text:p>
          </table:table-cell>
          <table:table-cell table:formula="of:=IF([$Data.AP32]=&quot;&quot;;0;(IF([$Data.AP32]=&quot;?&quot;;&quot;?&quot;;1)))" office:value-type="float" office:value="1" calcext:value-type="float">
            <text:p>1</text:p>
          </table:table-cell>
          <table:table-cell table:formula="of:=IF([$Data.AQ32]=&quot;&quot;;0;(IF([$Data.AQ32]=&quot;?&quot;;&quot;?&quot;;1)))" office:value-type="float" office:value="1" calcext:value-type="float">
            <text:p>1</text:p>
          </table:table-cell>
          <table:table-cell table:formula="of:=IF([$Data.AR32]=&quot;&quot;;0;(IF([$Data.AR32]=&quot;?&quot;;&quot;?&quot;;1)))" office:value-type="float" office:value="0" calcext:value-type="float">
            <text:p>0</text:p>
          </table:table-cell>
          <table:table-cell table:formula="of:=IF([$Data.AS32]=&quot;&quot;;0;(IF([$Data.AS32]=&quot;?&quot;;&quot;?&quot;;1)))" office:value-type="float" office:value="1" calcext:value-type="float">
            <text:p>1</text:p>
          </table:table-cell>
          <table:table-cell table:formula="of:=IF([$Data.AT32]=&quot;&quot;;0;(IF([$Data.AT32]=&quot;?&quot;;&quot;?&quot;;1)))" office:value-type="float" office:value="0" calcext:value-type="float">
            <text:p>0</text:p>
          </table:table-cell>
          <table:table-cell table:formula="of:=IF([$Data.AU32]=&quot;&quot;;0;(IF([$Data.AU32]=&quot;?&quot;;&quot;?&quot;;1)))" office:value-type="float" office:value="1" calcext:value-type="float">
            <text:p>1</text:p>
          </table:table-cell>
          <table:table-cell table:formula="of:=IF([$Data.AV32]=&quot;&quot;;0;(IF([$Data.AV32]=&quot;?&quot;;&quot;?&quot;;1)))" office:value-type="float" office:value="1" calcext:value-type="float">
            <text:p>1</text:p>
          </table:table-cell>
          <table:table-cell table:formula="of:=IF([$Data.AW32]=&quot;&quot;;0;(IF([$Data.AW32]=&quot;?&quot;;&quot;?&quot;;1)))" office:value-type="float" office:value="0" calcext:value-type="float">
            <text:p>0</text:p>
          </table:table-cell>
          <table:table-cell table:formula="of:=IF([$Data.AX32]=&quot;&quot;;0;(IF([$Data.AX32]=&quot;?&quot;;&quot;?&quot;;1)))" office:value-type="float" office:value="1" calcext:value-type="float">
            <text:p>1</text:p>
          </table:table-cell>
          <table:table-cell table:formula="of:=IF([$Data.AY32]=&quot;&quot;;0;(IF([$Data.AY32]=&quot;?&quot;;&quot;?&quot;;1)))" office:value-type="float" office:value="1" calcext:value-type="float">
            <text:p>1</text:p>
          </table:table-cell>
          <table:table-cell table:formula="of:=IF([$Data.AZ32]=&quot;&quot;;0;(IF([$Data.AZ32]=&quot;?&quot;;&quot;?&quot;;1)))" office:value-type="float" office:value="1" calcext:value-type="float">
            <text:p>1</text:p>
          </table:table-cell>
          <table:table-cell table:formula="of:=IF([$Data.BA32]=&quot;&quot;;0;(IF([$Data.BA32]=&quot;?&quot;;&quot;?&quot;;1)))" office:value-type="float" office:value="0" calcext:value-type="float">
            <text:p>0</text:p>
          </table:table-cell>
          <table:table-cell table:formula="of:=IF([$Data.BB32]=&quot;&quot;;0;(IF([$Data.BB32]=&quot;?&quot;;&quot;?&quot;;1)))" office:value-type="float" office:value="1" calcext:value-type="float">
            <text:p>1</text:p>
          </table:table-cell>
          <table:table-cell table:formula="of:=IF([$Data.BC32]=&quot;&quot;;0;(IF([$Data.BC32]=&quot;?&quot;;&quot;?&quot;;1)))" office:value-type="float" office:value="0" calcext:value-type="float">
            <text:p>0</text:p>
          </table:table-cell>
          <table:table-cell table:formula="of:=IF([$Data.BD32]=&quot;&quot;;0;(IF([$Data.BD32]=&quot;?&quot;;&quot;?&quot;;1)))" office:value-type="float" office:value="1" calcext:value-type="float">
            <text:p>1</text:p>
          </table:table-cell>
          <table:table-cell table:formula="of:=IF([$Data.BE32]=&quot;&quot;;0;(IF([$Data.BE32]=&quot;?&quot;;&quot;?&quot;;1)))" office:value-type="float" office:value="0" calcext:value-type="float">
            <text:p>0</text:p>
          </table:table-cell>
          <table:table-cell table:formula="of:=IF([$Data.BF32]=&quot;&quot;;0;(IF([$Data.BF32]=&quot;?&quot;;&quot;?&quot;;1)))" office:value-type="float" office:value="0" calcext:value-type="float">
            <text:p>0</text:p>
          </table:table-cell>
          <table:table-cell table:formula="of:=IF([$Data.BG32]=&quot;&quot;;0;(IF([$Data.BG32]=&quot;?&quot;;&quot;?&quot;;1)))" office:value-type="float" office:value="0" calcext:value-type="float">
            <text:p>0</text:p>
          </table:table-cell>
          <table:table-cell table:formula="of:=IF([$Data.BH32]=&quot;&quot;;0;(IF([$Data.BH32]=&quot;?&quot;;&quot;?&quot;;1)))" office:value-type="float" office:value="1" calcext:value-type="float">
            <text:p>1</text:p>
          </table:table-cell>
          <table:table-cell table:formula="of:=IF([$Data.BI32]=&quot;&quot;;0;(IF([$Data.BI32]=&quot;?&quot;;&quot;?&quot;;1)))" office:value-type="float" office:value="0" calcext:value-type="float">
            <text:p>0</text:p>
          </table:table-cell>
          <table:table-cell table:formula="of:=IF([$Data.BJ32]=&quot;&quot;;0;(IF([$Data.BJ32]=&quot;?&quot;;&quot;?&quot;;1)))" office:value-type="float" office:value="0" calcext:value-type="float">
            <text:p>0</text:p>
          </table:table-cell>
          <table:table-cell table:formula="of:=IF([$Data.BK32]=&quot;&quot;;0;(IF([$Data.BK32]=&quot;?&quot;;&quot;?&quot;;1)))" office:value-type="float" office:value="1" calcext:value-type="float">
            <text:p>1</text:p>
          </table:table-cell>
          <table:table-cell table:formula="of:=IF([$Data.BL32]=&quot;&quot;;0;(IF([$Data.BL32]=&quot;?&quot;;&quot;?&quot;;1)))" office:value-type="float" office:value="0" calcext:value-type="float">
            <text:p>0</text:p>
          </table:table-cell>
          <table:table-cell table:formula="of:=IF([$Data.BM32]=&quot;&quot;;0;(IF([$Data.BM32]=&quot;?&quot;;&quot;?&quot;;1)))" office:value-type="float" office:value="0" calcext:value-type="float">
            <text:p>0</text:p>
          </table:table-cell>
          <table:table-cell table:formula="of:=IF([$Data.BN32]=&quot;&quot;;0;(IF([$Data.BN32]=&quot;?&quot;;&quot;?&quot;;1)))" office:value-type="float" office:value="0" calcext:value-type="float">
            <text:p>0</text:p>
          </table:table-cell>
          <table:table-cell table:formula="of:=IF([$Data.BO32]=&quot;&quot;;0;(IF([$Data.BO32]=&quot;?&quot;;&quot;?&quot;;1)))" office:value-type="float" office:value="0" calcext:value-type="float">
            <text:p>0</text:p>
          </table:table-cell>
          <table:table-cell table:formula="of:=IF([$Data.BP32]=&quot;&quot;;0;(IF([$Data.BP32]=&quot;?&quot;;&quot;?&quot;;1)))" office:value-type="float" office:value="0" calcext:value-type="float">
            <text:p>0</text:p>
          </table:table-cell>
          <table:table-cell table:formula="of:=IF([$Data.BQ32]=&quot;&quot;;0;(IF([$Data.BQ32]=&quot;?&quot;;&quot;?&quot;;1)))" office:value-type="float" office:value="0" calcext:value-type="float">
            <text:p>0</text:p>
          </table:table-cell>
          <table:table-cell table:formula="of:=IF([$Data.BR32]=&quot;&quot;;0;(IF([$Data.BR32]=&quot;?&quot;;&quot;?&quot;;1)))" office:value-type="float" office:value="0" calcext:value-type="float">
            <text:p>0</text:p>
          </table:table-cell>
          <table:table-cell table:formula="of:=IF([$Data.BS32]=&quot;&quot;;0;(IF([$Data.BS32]=&quot;?&quot;;&quot;?&quot;;1)))" office:value-type="float" office:value="0" calcext:value-type="float">
            <text:p>0</text:p>
          </table:table-cell>
          <table:table-cell table:formula="of:=IF([$Data.BT32]=&quot;&quot;;0;(IF([$Data.BT32]=&quot;?&quot;;&quot;?&quot;;1)))" office:value-type="float" office:value="0" calcext:value-type="float">
            <text:p>0</text:p>
          </table:table-cell>
          <table:table-cell table:formula="of:=IF([$Data.BU32]=&quot;&quot;;0;(IF([$Data.BU32]=&quot;?&quot;;&quot;?&quot;;1)))" office:value-type="float" office:value="0" calcext:value-type="float">
            <text:p>0</text:p>
          </table:table-cell>
          <table:table-cell table:formula="of:=IF([$Data.BV32]=&quot;&quot;;0;(IF([$Data.BV32]=&quot;?&quot;;&quot;?&quot;;1)))" office:value-type="float" office:value="0" calcext:value-type="float">
            <text:p>0</text:p>
          </table:table-cell>
          <table:table-cell table:formula="of:=IF([$Data.BW32]=&quot;&quot;;0;(IF([$Data.BW32]=&quot;?&quot;;&quot;?&quot;;1)))" office:value-type="float" office:value="0" calcext:value-type="float">
            <text:p>0</text:p>
          </table:table-cell>
          <table:table-cell table:formula="of:=IF([$Data.BX32]=&quot;&quot;;0;(IF([$Data.BX32]=&quot;?&quot;;&quot;?&quot;;1)))" office:value-type="float" office:value="0" calcext:value-type="float">
            <text:p>0</text:p>
          </table:table-cell>
          <table:table-cell table:formula="of:=IF([$Data.BY32]=&quot;&quot;;0;(IF([$Data.BY32]=&quot;?&quot;;&quot;?&quot;;1)))" office:value-type="float" office:value="0" calcext:value-type="float">
            <text:p>0</text:p>
          </table:table-cell>
          <table:table-cell table:formula="of:=IF([$Data.BZ32]=&quot;&quot;;0;(IF([$Data.BZ32]=&quot;?&quot;;&quot;?&quot;;1)))" office:value-type="float" office:value="1" calcext:value-type="float">
            <text:p>1</text:p>
          </table:table-cell>
          <table:table-cell table:formula="of:=IF([$Data.CA32]=&quot;&quot;;0;(IF([$Data.CA32]=&quot;?&quot;;&quot;?&quot;;1)))" office:value-type="float" office:value="0" calcext:value-type="float">
            <text:p>0</text:p>
          </table:table-cell>
          <table:table-cell table:formula="of:=IF([$Data.CB32]=&quot;&quot;;0;(IF([$Data.CB32]=&quot;?&quot;;&quot;?&quot;;1)))" office:value-type="float" office:value="0" calcext:value-type="float">
            <text:p>0</text:p>
          </table:table-cell>
          <table:table-cell table:formula="of:=IF([$Data.CC32]=&quot;&quot;;0;(IF([$Data.CC32]=&quot;?&quot;;&quot;?&quot;;1)))" office:value-type="float" office:value="1" calcext:value-type="float">
            <text:p>1</text:p>
          </table:table-cell>
          <table:table-cell table:formula="of:=IF([$Data.CD32]=&quot;&quot;;0;(IF([$Data.CD32]=&quot;?&quot;;&quot;?&quot;;1)))" office:value-type="float" office:value="0" calcext:value-type="float">
            <text:p>0</text:p>
          </table:table-cell>
          <table:table-cell table:formula="of:=IF([$Data.CE32]=&quot;&quot;;0;(IF([$Data.CE32]=&quot;?&quot;;&quot;?&quot;;1)))" office:value-type="float" office:value="0" calcext:value-type="float">
            <text:p>0</text:p>
          </table:table-cell>
          <table:table-cell table:formula="of:=IF([$Data.CF32]=&quot;&quot;;0;(IF([$Data.CF32]=&quot;?&quot;;&quot;?&quot;;1)))" office:value-type="float" office:value="0" calcext:value-type="float">
            <text:p>0</text:p>
          </table:table-cell>
          <table:table-cell table:formula="of:=IF([$Data.CG32]=&quot;&quot;;0;(IF([$Data.CG32]=&quot;?&quot;;&quot;?&quot;;1)))" office:value-type="float" office:value="1" calcext:value-type="float">
            <text:p>1</text:p>
          </table:table-cell>
          <table:table-cell table:formula="of:=IF([$Data.CH32]=&quot;&quot;;0;(IF([$Data.CH32]=&quot;?&quot;;&quot;?&quot;;1)))" office:value-type="float" office:value="0" calcext:value-type="float">
            <text:p>0</text:p>
          </table:table-cell>
          <table:table-cell table:formula="of:=IF([$Data.CI32]=&quot;&quot;;0;(IF([$Data.CI32]=&quot;?&quot;;&quot;?&quot;;1)))" office:value-type="float" office:value="0" calcext:value-type="float">
            <text:p>0</text:p>
          </table:table-cell>
          <table:table-cell table:formula="of:=IF([$Data.CJ32]=&quot;&quot;;0;(IF([$Data.CJ32]=&quot;?&quot;;&quot;?&quot;;1)))" office:value-type="float" office:value="0" calcext:value-type="float">
            <text:p>0</text:p>
          </table:table-cell>
          <table:table-cell table:formula="of:=IF([$Data.CK32]=&quot;&quot;;0;(IF([$Data.CK32]=&quot;?&quot;;&quot;?&quot;;1)))" office:value-type="float" office:value="0" calcext:value-type="float">
            <text:p>0</text:p>
          </table:table-cell>
          <table:table-cell table:formula="of:=IF([$Data.CL32]=&quot;&quot;;0;(IF([$Data.CL32]=&quot;?&quot;;&quot;?&quot;;1)))" office:value-type="float" office:value="0" calcext:value-type="float">
            <text:p>0</text:p>
          </table:table-cell>
          <table:table-cell table:formula="of:=IF([$Data.CM32]=&quot;&quot;;0;(IF([$Data.CM32]=&quot;?&quot;;&quot;?&quot;;1)))" office:value-type="float" office:value="0" calcext:value-type="float">
            <text:p>0</text:p>
          </table:table-cell>
          <table:table-cell table:formula="of:=IF([$Data.CN32]=&quot;&quot;;0;(IF([$Data.CN32]=&quot;?&quot;;&quot;?&quot;;1)))" office:value-type="float" office:value="1" calcext:value-type="float">
            <text:p>1</text:p>
          </table:table-cell>
          <table:table-cell table:formula="of:=IF([$Data.CO32]=&quot;&quot;;0;(IF([$Data.CO32]=&quot;?&quot;;&quot;?&quot;;1)))" office:value-type="float" office:value="0" calcext:value-type="float">
            <text:p>0</text:p>
          </table:table-cell>
          <table:table-cell table:formula="of:=IF([$Data.CP32]=&quot;&quot;;0;(IF([$Data.CP32]=&quot;?&quot;;&quot;?&quot;;1)))" office:value-type="float" office:value="1" calcext:value-type="float">
            <text:p>1</text:p>
          </table:table-cell>
          <table:table-cell table:formula="of:=IF([$Data.CQ32]=&quot;&quot;;0;(IF([$Data.CQ32]=&quot;?&quot;;&quot;?&quot;;1)))" office:value-type="float" office:value="0" calcext:value-type="float">
            <text:p>0</text:p>
          </table:table-cell>
          <table:table-cell table:formula="of:=IF([$Data.CR32]=&quot;&quot;;0;(IF([$Data.CR32]=&quot;?&quot;;&quot;?&quot;;1)))" office:value-type="float" office:value="0" calcext:value-type="float">
            <text:p>0</text:p>
          </table:table-cell>
          <table:table-cell table:formula="of:=IF([$Data.CS32]=&quot;&quot;;0;(IF([$Data.CS32]=&quot;?&quot;;&quot;?&quot;;1)))" office:value-type="float" office:value="0" calcext:value-type="float">
            <text:p>0</text:p>
          </table:table-cell>
          <table:table-cell table:formula="of:=IF([$Data.CT32]=&quot;&quot;;0;(IF([$Data.CT32]=&quot;?&quot;;&quot;?&quot;;1)))" office:value-type="float" office:value="0" calcext:value-type="float">
            <text:p>0</text:p>
          </table:table-cell>
          <table:table-cell table:formula="of:=IF([$Data.CU32]=&quot;&quot;;0;(IF([$Data.CU32]=&quot;?&quot;;&quot;?&quot;;1)))" office:value-type="float" office:value="1" calcext:value-type="float">
            <text:p>1</text:p>
          </table:table-cell>
          <table:table-cell table:formula="of:=IF([$Data.CV32]=&quot;&quot;;0;(IF([$Data.CV32]=&quot;?&quot;;&quot;?&quot;;1)))" office:value-type="float" office:value="0" calcext:value-type="float">
            <text:p>0</text:p>
          </table:table-cell>
          <table:table-cell table:formula="of:=IF([$Data.CW32]=&quot;&quot;;0;(IF([$Data.CW32]=&quot;?&quot;;&quot;?&quot;;1)))" office:value-type="float" office:value="0" calcext:value-type="float">
            <text:p>0</text:p>
          </table:table-cell>
          <table:table-cell table:formula="of:=IF([$Data.CX32]=&quot;&quot;;0;(IF([$Data.CX32]=&quot;?&quot;;&quot;?&quot;;1)))" office:value-type="float" office:value="0" calcext:value-type="float">
            <text:p>0</text:p>
          </table:table-cell>
          <table:table-cell table:formula="of:=IF([$Data.CY32]=&quot;&quot;;0;(IF([$Data.CY32]=&quot;?&quot;;&quot;?&quot;;1)))" office:value-type="float" office:value="1" calcext:value-type="float">
            <text:p>1</text:p>
          </table:table-cell>
          <table:table-cell table:formula="of:=IF([$Data.CZ32]=&quot;&quot;;0;(IF([$Data.CZ32]=&quot;?&quot;;&quot;?&quot;;1)))" office:value-type="float" office:value="0" calcext:value-type="float">
            <text:p>0</text:p>
          </table:table-cell>
          <table:table-cell table:formula="of:=IF([$Data.DA32]=&quot;&quot;;0;(IF([$Data.DA32]=&quot;?&quot;;&quot;?&quot;;1)))" office:value-type="float" office:value="1" calcext:value-type="float">
            <text:p>1</text:p>
          </table:table-cell>
          <table:table-cell table:formula="of:=IF([$Data.DB32]=&quot;&quot;;0;(IF([$Data.DB32]=&quot;?&quot;;&quot;?&quot;;1)))" office:value-type="float" office:value="0" calcext:value-type="float">
            <text:p>0</text:p>
          </table:table-cell>
          <table:table-cell table:formula="of:=IF([$Data.DC32]=&quot;&quot;;0;(IF([$Data.DC32]=&quot;?&quot;;&quot;?&quot;;1)))" office:value-type="float" office:value="0" calcext:value-type="float">
            <text:p>0</text:p>
          </table:table-cell>
          <table:table-cell table:formula="of:=IF([$Data.DD32]=&quot;&quot;;0;(IF([$Data.DD32]=&quot;?&quot;;&quot;?&quot;;1)))" office:value-type="float" office:value="0" calcext:value-type="float">
            <text:p>0</text:p>
          </table:table-cell>
          <table:table-cell table:formula="of:=IF([$Data.DE32]=&quot;&quot;;0;(IF([$Data.DE32]=&quot;?&quot;;&quot;?&quot;;1)))" office:value-type="float" office:value="1" calcext:value-type="float">
            <text:p>1</text:p>
          </table:table-cell>
          <table:table-cell table:formula="of:=IF([$Data.DF32]=&quot;&quot;;0;(IF([$Data.DF32]=&quot;?&quot;;&quot;?&quot;;1)))" office:value-type="float" office:value="1" calcext:value-type="float">
            <text:p>1</text:p>
          </table:table-cell>
          <table:table-cell table:formula="of:=IF([$Data.DG32]=&quot;&quot;;0;(IF([$Data.DG32]=&quot;?&quot;;&quot;?&quot;;1)))" office:value-type="float" office:value="0" calcext:value-type="float">
            <text:p>0</text:p>
          </table:table-cell>
          <table:table-cell table:formula="of:=IF([$Data.DH32]=&quot;&quot;;0;(IF([$Data.DH32]=&quot;?&quot;;&quot;?&quot;;1)))" office:value-type="float" office:value="0" calcext:value-type="float">
            <text:p>0</text:p>
          </table:table-cell>
          <table:table-cell table:formula="of:=IF([$Data.DI32]=&quot;&quot;;0;(IF([$Data.DI32]=&quot;?&quot;;&quot;?&quot;;1)))" office:value-type="float" office:value="0" calcext:value-type="float">
            <text:p>0</text:p>
          </table:table-cell>
          <table:table-cell table:formula="of:=IF([$Data.DJ32]=&quot;&quot;;0;(IF([$Data.DJ32]=&quot;?&quot;;&quot;?&quot;;1)))" office:value-type="float" office:value="1" calcext:value-type="float">
            <text:p>1</text:p>
          </table:table-cell>
          <table:table-cell table:formula="of:=IF([$Data.DK32]=&quot;&quot;;0;(IF([$Data.DK32]=&quot;?&quot;;&quot;?&quot;;1)))" office:value-type="float" office:value="0" calcext:value-type="float">
            <text:p>0</text:p>
          </table:table-cell>
          <table:table-cell table:formula="of:=IF([$Data.DL32]=&quot;&quot;;0;(IF([$Data.DL32]=&quot;?&quot;;&quot;?&quot;;1)))" office:value-type="float" office:value="0" calcext:value-type="float">
            <text:p>0</text:p>
          </table:table-cell>
          <table:table-cell table:formula="of:=IF([$Data.DM32]=&quot;&quot;;0;(IF([$Data.DM32]=&quot;?&quot;;&quot;?&quot;;1)))" office:value-type="float" office:value="0" calcext:value-type="float">
            <text:p>0</text:p>
          </table:table-cell>
          <table:table-cell table:formula="of:=IF([$Data.DN32]=&quot;&quot;;0;(IF([$Data.DN32]=&quot;?&quot;;&quot;?&quot;;1)))" office:value-type="float" office:value="0" calcext:value-type="float">
            <text:p>0</text:p>
          </table:table-cell>
          <table:table-cell table:formula="of:=IF([$Data.DO32]=&quot;&quot;;0;(IF([$Data.DO32]=&quot;?&quot;;&quot;?&quot;;1)))" office:value-type="float" office:value="1" calcext:value-type="float">
            <text:p>1</text:p>
          </table:table-cell>
          <table:table-cell table:formula="of:=IF([$Data.DP32]=&quot;&quot;;0;(IF([$Data.DP32]=&quot;?&quot;;&quot;?&quot;;1)))" office:value-type="float" office:value="1" calcext:value-type="float">
            <text:p>1</text:p>
          </table:table-cell>
          <table:table-cell table:formula="of:=IF([$Data.DQ32]=&quot;&quot;;0;(IF([$Data.DQ32]=&quot;?&quot;;&quot;?&quot;;1)))" office:value-type="float" office:value="0" calcext:value-type="float">
            <text:p>0</text:p>
          </table:table-cell>
          <table:table-cell table:formula="of:=IF([$Data.DR32]=&quot;&quot;;0;(IF([$Data.DR32]=&quot;?&quot;;&quot;?&quot;;1)))" office:value-type="float" office:value="0" calcext:value-type="float">
            <text:p>0</text:p>
          </table:table-cell>
          <table:table-cell table:formula="of:=IF([$Data.DS32]=&quot;&quot;;0;(IF([$Data.DS32]=&quot;?&quot;;&quot;?&quot;;1)))" office:value-type="float" office:value="0" calcext:value-type="float">
            <text:p>0</text:p>
          </table:table-cell>
          <table:table-cell table:formula="of:=IF([$Data.DT32]=&quot;&quot;;0;(IF([$Data.DT32]=&quot;?&quot;;&quot;?&quot;;1)))" office:value-type="float" office:value="1" calcext:value-type="float">
            <text:p>1</text:p>
          </table:table-cell>
          <table:table-cell table:formula="of:=IF([$Data.DU32]=&quot;&quot;;0;(IF([$Data.DU32]=&quot;?&quot;;&quot;?&quot;;1)))" office:value-type="float" office:value="0" calcext:value-type="float">
            <text:p>0</text:p>
          </table:table-cell>
          <table:table-cell table:formula="of:=IF([$Data.DV32]=&quot;&quot;;0;(IF([$Data.DV32]=&quot;?&quot;;&quot;?&quot;;1)))" office:value-type="float" office:value="1" calcext:value-type="float">
            <text:p>1</text:p>
          </table:table-cell>
          <table:table-cell table:formula="of:=IF([$Data.DW32]=&quot;&quot;;0;(IF([$Data.DW32]=&quot;?&quot;;&quot;?&quot;;1)))" office:value-type="float" office:value="0" calcext:value-type="float">
            <text:p>0</text:p>
          </table:table-cell>
          <table:table-cell table:formula="of:=IF([$Data.DX32]=&quot;&quot;;0;(IF([$Data.DX32]=&quot;?&quot;;&quot;?&quot;;1)))" office:value-type="float" office:value="0" calcext:value-type="float">
            <text:p>0</text:p>
          </table:table-cell>
          <table:table-cell table:formula="of:=IF([$Data.DY32]=&quot;&quot;;0;(IF([$Data.DY32]=&quot;?&quot;;&quot;?&quot;;1)))" office:value-type="float" office:value="0" calcext:value-type="float">
            <text:p>0</text:p>
          </table:table-cell>
          <table:table-cell table:formula="of:=IF([$Data.DZ32]=&quot;&quot;;0;(IF([$Data.DZ32]=&quot;?&quot;;&quot;?&quot;;1)))" office:value-type="float" office:value="1" calcext:value-type="float">
            <text:p>1</text:p>
          </table:table-cell>
          <table:table-cell table:formula="of:=IF([$Data.EA32]=&quot;&quot;;0;(IF([$Data.EA32]=&quot;?&quot;;&quot;?&quot;;1)))" office:value-type="float" office:value="1" calcext:value-type="float">
            <text:p>1</text:p>
          </table:table-cell>
          <table:table-cell table:formula="of:=IF([$Data.EB32]=&quot;&quot;;0;(IF([$Data.EB32]=&quot;?&quot;;&quot;?&quot;;1)))" office:value-type="float" office:value="0" calcext:value-type="float">
            <text:p>0</text:p>
          </table:table-cell>
          <table:table-cell table:formula="of:=IF([$Data.EC32]=&quot;&quot;;0;(IF([$Data.EC32]=&quot;?&quot;;&quot;?&quot;;1)))" office:value-type="float" office:value="0" calcext:value-type="float">
            <text:p>0</text:p>
          </table:table-cell>
          <table:table-cell table:formula="of:=IF([$Data.ED32]=&quot;&quot;;0;(IF([$Data.ED32]=&quot;?&quot;;&quot;?&quot;;1)))" office:value-type="float" office:value="1" calcext:value-type="float">
            <text:p>1</text:p>
          </table:table-cell>
          <table:table-cell table:formula="of:=IF([$Data.EE32]=&quot;&quot;;0;(IF([$Data.EE32]=&quot;?&quot;;&quot;?&quot;;1)))" office:value-type="float" office:value="1" calcext:value-type="float">
            <text:p>1</text:p>
          </table:table-cell>
          <table:table-cell table:formula="of:=IF([$Data.EF32]=&quot;&quot;;0;(IF([$Data.EF32]=&quot;?&quot;;&quot;?&quot;;1)))" office:value-type="float" office:value="0" calcext:value-type="float">
            <text:p>0</text:p>
          </table:table-cell>
          <table:table-cell table:formula="of:=IF([$Data.EG32]=&quot;&quot;;0;(IF([$Data.EG32]=&quot;?&quot;;&quot;?&quot;;1)))" office:value-type="float" office:value="1" calcext:value-type="float">
            <text:p>1</text:p>
          </table:table-cell>
          <table:table-cell table:formula="of:=IF([$Data.EH32]=&quot;&quot;;0;(IF([$Data.EH32]=&quot;?&quot;;&quot;?&quot;;1)))" office:value-type="float" office:value="0" calcext:value-type="float">
            <text:p>0</text:p>
          </table:table-cell>
          <table:table-cell table:formula="of:=IF([$Data.EI32]=&quot;&quot;;0;(IF([$Data.EI32]=&quot;?&quot;;&quot;?&quot;;1)))" office:value-type="float" office:value="0" calcext:value-type="float">
            <text:p>0</text:p>
          </table:table-cell>
          <table:table-cell table:formula="of:=IF([$Data.EJ32]=&quot;&quot;;0;(IF([$Data.EJ32]=&quot;?&quot;;&quot;?&quot;;1)))" office:value-type="float" office:value="0" calcext:value-type="float">
            <text:p>0</text:p>
          </table:table-cell>
          <table:table-cell table:formula="of:=IF([$Data.EK32]=&quot;&quot;;0;(IF([$Data.EK32]=&quot;?&quot;;&quot;?&quot;;1)))" office:value-type="float" office:value="0" calcext:value-type="float">
            <text:p>0</text:p>
          </table:table-cell>
          <table:table-cell table:formula="of:=IF([$Data.EL32]=&quot;&quot;;0;(IF([$Data.EL32]=&quot;?&quot;;&quot;?&quot;;1)))" office:value-type="float" office:value="0" calcext:value-type="float">
            <text:p>0</text:p>
          </table:table-cell>
          <table:table-cell table:formula="of:=IF([$Data.EM32]=&quot;&quot;;0;(IF([$Data.EM32]=&quot;?&quot;;&quot;?&quot;;1)))" office:value-type="float" office:value="0" calcext:value-type="float">
            <text:p>0</text:p>
          </table:table-cell>
          <table:table-cell table:formula="of:=IF([$Data.EN32]=&quot;&quot;;0;(IF([$Data.EN32]=&quot;?&quot;;&quot;?&quot;;1)))" office:value-type="float" office:value="0" calcext:value-type="float">
            <text:p>0</text:p>
          </table:table-cell>
          <table:table-cell table:formula="of:=IF([$Data.EO32]=&quot;&quot;;0;(IF([$Data.EO32]=&quot;?&quot;;&quot;?&quot;;1)))" office:value-type="float" office:value="0" calcext:value-type="float">
            <text:p>0</text:p>
          </table:table-cell>
          <table:table-cell table:formula="of:=IF([$Data.EP32]=&quot;&quot;;0;(IF([$Data.EP32]=&quot;?&quot;;&quot;?&quot;;1)))" office:value-type="float" office:value="0" calcext:value-type="float">
            <text:p>0</text:p>
          </table:table-cell>
          <table:table-cell table:formula="of:=IF([$Data.EQ32]=&quot;&quot;;0;(IF([$Data.EQ32]=&quot;?&quot;;&quot;?&quot;;1)))" office:value-type="float" office:value="0" calcext:value-type="float">
            <text:p>0</text:p>
          </table:table-cell>
          <table:table-cell table:formula="of:=IF([$Data.ER32]=&quot;&quot;;0;(IF([$Data.ER32]=&quot;?&quot;;&quot;?&quot;;1)))" office:value-type="float" office:value="0" calcext:value-type="float">
            <text:p>0</text:p>
          </table:table-cell>
          <table:table-cell table:formula="of:=IF([$Data.ES32]=&quot;&quot;;0;(IF([$Data.ES32]=&quot;?&quot;;&quot;?&quot;;1)))" office:value-type="float" office:value="0" calcext:value-type="float">
            <text:p>0</text:p>
          </table:table-cell>
          <table:table-cell table:formula="of:=IF([$Data.ET32]=&quot;&quot;;0;(IF([$Data.ET32]=&quot;?&quot;;&quot;?&quot;;1)))" office:value-type="float" office:value="0" calcext:value-type="float">
            <text:p>0</text:p>
          </table:table-cell>
          <table:table-cell table:formula="of:=IF([$Data.EU32]=&quot;&quot;;0;(IF([$Data.EU32]=&quot;?&quot;;&quot;?&quot;;1)))" office:value-type="float" office:value="0" calcext:value-type="float">
            <text:p>0</text:p>
          </table:table-cell>
          <table:table-cell table:formula="of:=IF([$Data.EV32]=&quot;&quot;;0;(IF([$Data.EV32]=&quot;?&quot;;&quot;?&quot;;1)))" office:value-type="float" office:value="0" calcext:value-type="float">
            <text:p>0</text:p>
          </table:table-cell>
          <table:table-cell table:formula="of:=IF([$Data.EW32]=&quot;&quot;;0;(IF([$Data.EW32]=&quot;?&quot;;&quot;?&quot;;1)))" office:value-type="float" office:value="1" calcext:value-type="float">
            <text:p>1</text:p>
          </table:table-cell>
          <table:table-cell table:formula="of:=IF([$Data.EX32]=&quot;&quot;;0;(IF([$Data.EX32]=&quot;?&quot;;&quot;?&quot;;1)))" office:value-type="float" office:value="1" calcext:value-type="float">
            <text:p>1</text:p>
          </table:table-cell>
          <table:table-cell table:formula="of:=IF([$Data.EY32]=&quot;&quot;;0;(IF([$Data.EY32]=&quot;?&quot;;&quot;?&quot;;1)))" office:value-type="float" office:value="1" calcext:value-type="float">
            <text:p>1</text:p>
          </table:table-cell>
          <table:table-cell table:formula="of:=IF([$Data.EZ32]=&quot;&quot;;0;(IF([$Data.EZ32]=&quot;?&quot;;&quot;?&quot;;1)))" office:value-type="float" office:value="0" calcext:value-type="float">
            <text:p>0</text:p>
          </table:table-cell>
          <table:table-cell table:formula="of:=IF([$Data.FA32]=&quot;&quot;;0;(IF([$Data.FA32]=&quot;?&quot;;&quot;?&quot;;1)))" office:value-type="float" office:value="0" calcext:value-type="float">
            <text:p>0</text:p>
          </table:table-cell>
          <table:table-cell table:formula="of:=IF([$Data.FB32]=&quot;&quot;;0;(IF([$Data.FB32]=&quot;?&quot;;&quot;?&quot;;1)))" office:value-type="float" office:value="0" calcext:value-type="float">
            <text:p>0</text:p>
          </table:table-cell>
          <table:table-cell table:formula="of:=IF([$Data.FC32]=&quot;&quot;;0;(IF([$Data.FC32]=&quot;?&quot;;&quot;?&quot;;1)))" office:value-type="float" office:value="0" calcext:value-type="float">
            <text:p>0</text:p>
          </table:table-cell>
          <table:table-cell table:formula="of:=IF([$Data.FD32]=&quot;&quot;;0;(IF([$Data.FD32]=&quot;?&quot;;&quot;?&quot;;1)))" office:value-type="float" office:value="0" calcext:value-type="float">
            <text:p>0</text:p>
          </table:table-cell>
          <table:table-cell table:formula="of:=IF([$Data.FE32]=&quot;&quot;;0;(IF([$Data.FE32]=&quot;?&quot;;&quot;?&quot;;1)))" office:value-type="float" office:value="0" calcext:value-type="float">
            <text:p>0</text:p>
          </table:table-cell>
          <table:table-cell table:formula="of:=IF([$Data.FF32]=&quot;&quot;;0;(IF([$Data.FF32]=&quot;?&quot;;&quot;?&quot;;1)))" office:value-type="float" office:value="1" calcext:value-type="float">
            <text:p>1</text:p>
          </table:table-cell>
          <table:table-cell table:formula="of:=IF([$Data.FG32]=&quot;&quot;;0;(IF([$Data.FG32]=&quot;?&quot;;&quot;?&quot;;1)))" office:value-type="float" office:value="1" calcext:value-type="float">
            <text:p>1</text:p>
          </table:table-cell>
          <table:table-cell table:formula="of:=IF([$Data.FH32]=&quot;&quot;;0;(IF([$Data.FH32]=&quot;?&quot;;&quot;?&quot;;1)))" office:value-type="float" office:value="0" calcext:value-type="float">
            <text:p>0</text:p>
          </table:table-cell>
          <table:table-cell table:formula="of:=IF([$Data.FI32]=&quot;&quot;;0;(IF([$Data.FI32]=&quot;?&quot;;&quot;?&quot;;1)))" office:value-type="float" office:value="0" calcext:value-type="float">
            <text:p>0</text:p>
          </table:table-cell>
          <table:table-cell table:formula="of:=IF([$Data.FJ32]=&quot;&quot;;0;(IF([$Data.FJ32]=&quot;?&quot;;&quot;?&quot;;1)))" office:value-type="float" office:value="0" calcext:value-type="float">
            <text:p>0</text:p>
          </table:table-cell>
          <table:table-cell table:formula="of:=IF([$Data.FK32]=&quot;&quot;;0;(IF([$Data.FK32]=&quot;?&quot;;&quot;?&quot;;1)))" office:value-type="float" office:value="0" calcext:value-type="float">
            <text:p>0</text:p>
          </table:table-cell>
          <table:table-cell table:formula="of:=IF([$Data.FL32]=&quot;&quot;;0;(IF([$Data.FL32]=&quot;?&quot;;&quot;?&quot;;1)))" office:value-type="float" office:value="0" calcext:value-type="float">
            <text:p>0</text:p>
          </table:table-cell>
          <table:table-cell table:formula="of:=IF([$Data.FM32]=&quot;&quot;;0;(IF([$Data.FM32]=&quot;?&quot;;&quot;?&quot;;1)))" office:value-type="float" office:value="0" calcext:value-type="float">
            <text:p>0</text:p>
          </table:table-cell>
          <table:table-cell table:formula="of:=IF([$Data.FN32]=&quot;&quot;;0;(IF([$Data.FN32]=&quot;?&quot;;&quot;?&quot;;1)))" office:value-type="float" office:value="0" calcext:value-type="float">
            <text:p>0</text:p>
          </table:table-cell>
          <table:table-cell table:formula="of:=IF([$Data.FO32]=&quot;&quot;;0;(IF([$Data.FO32]=&quot;?&quot;;&quot;?&quot;;1)))" office:value-type="float" office:value="1" calcext:value-type="float">
            <text:p>1</text:p>
          </table:table-cell>
          <table:table-cell table:formula="of:=IF([$Data.FP32]=&quot;&quot;;0;(IF([$Data.FP32]=&quot;?&quot;;&quot;?&quot;;1)))" office:value-type="float" office:value="1" calcext:value-type="float">
            <text:p>1</text:p>
          </table:table-cell>
          <table:table-cell table:formula="of:=IF([$Data.FQ32]=&quot;&quot;;0;(IF([$Data.FQ32]=&quot;?&quot;;&quot;?&quot;;1)))" office:value-type="float" office:value="0" calcext:value-type="float">
            <text:p>0</text:p>
          </table:table-cell>
          <table:table-cell table:formula="of:=IF([$Data.FR32]=&quot;&quot;;0;(IF([$Data.FR32]=&quot;?&quot;;&quot;?&quot;;1)))" office:value-type="float" office:value="0" calcext:value-type="float">
            <text:p>0</text:p>
          </table:table-cell>
          <table:table-cell table:formula="of:=IF([$Data.FS32]=&quot;&quot;;0;(IF([$Data.FS32]=&quot;?&quot;;&quot;?&quot;;1)))" office:value-type="float" office:value="0" calcext:value-type="float">
            <text:p>0</text:p>
          </table:table-cell>
          <table:table-cell table:formula="of:=IF([$Data.FT32]=&quot;&quot;;0;(IF([$Data.FT32]=&quot;?&quot;;&quot;?&quot;;1)))" office:value-type="float" office:value="1" calcext:value-type="float">
            <text:p>1</text:p>
          </table:table-cell>
          <table:table-cell table:formula="of:=IF([$Data.FU32]=&quot;&quot;;0;(IF([$Data.FU32]=&quot;?&quot;;&quot;?&quot;;1)))" office:value-type="float" office:value="0" calcext:value-type="float">
            <text:p>0</text:p>
          </table:table-cell>
          <table:table-cell table:formula="of:=IF([$Data.FV32]=&quot;&quot;;0;(IF([$Data.FV32]=&quot;?&quot;;&quot;?&quot;;1)))" office:value-type="float" office:value="0" calcext:value-type="float">
            <text:p>0</text:p>
          </table:table-cell>
          <table:table-cell table:formula="of:=IF([$Data.FW32]=&quot;&quot;;0;(IF([$Data.FW32]=&quot;?&quot;;&quot;?&quot;;1)))" office:value-type="float" office:value="1" calcext:value-type="float">
            <text:p>1</text:p>
          </table:table-cell>
          <table:table-cell table:formula="of:=IF([$Data.FX32]=&quot;&quot;;0;(IF([$Data.FX32]=&quot;?&quot;;&quot;?&quot;;1)))" office:value-type="float" office:value="1" calcext:value-type="float">
            <text:p>1</text:p>
          </table:table-cell>
          <table:table-cell table:formula="of:=IF([$Data.FY32]=&quot;&quot;;0;(IF([$Data.FY32]=&quot;?&quot;;&quot;?&quot;;1)))" office:value-type="float" office:value="0" calcext:value-type="float">
            <text:p>0</text:p>
          </table:table-cell>
          <table:table-cell table:formula="of:=IF([$Data.FZ32]=&quot;&quot;;0;(IF([$Data.FZ32]=&quot;?&quot;;&quot;?&quot;;1)))" office:value-type="float" office:value="0" calcext:value-type="float">
            <text:p>0</text:p>
          </table:table-cell>
          <table:table-cell table:formula="of:=IF([$Data.GA32]=&quot;&quot;;0;(IF([$Data.GA32]=&quot;?&quot;;&quot;?&quot;;1)))" office:value-type="float" office:value="0" calcext:value-type="float">
            <text:p>0</text:p>
          </table:table-cell>
          <table:table-cell table:formula="of:=IF([$Data.GB32]=&quot;&quot;;0;(IF([$Data.GB32]=&quot;?&quot;;&quot;?&quot;;1)))" office:value-type="float" office:value="0" calcext:value-type="float">
            <text:p>0</text:p>
          </table:table-cell>
          <table:table-cell table:formula="of:=IF([$Data.GC32]=&quot;&quot;;0;(IF([$Data.GC32]=&quot;?&quot;;&quot;?&quot;;1)))" office:value-type="float" office:value="1" calcext:value-type="float">
            <text:p>1</text:p>
          </table:table-cell>
          <table:table-cell table:formula="of:=IF([$Data.GD32]=&quot;&quot;;0;(IF([$Data.GD32]=&quot;?&quot;;&quot;?&quot;;1)))" office:value-type="float" office:value="0" calcext:value-type="float">
            <text:p>0</text:p>
          </table:table-cell>
          <table:table-cell table:formula="of:=IF([$Data.GE32]=&quot;&quot;;0;(IF([$Data.GE32]=&quot;?&quot;;&quot;?&quot;;1)))" office:value-type="float" office:value="1" calcext:value-type="float">
            <text:p>1</text:p>
          </table:table-cell>
          <table:table-cell table:formula="of:=IF([$Data.GF32]=&quot;&quot;;0;(IF([$Data.GF32]=&quot;?&quot;;&quot;?&quot;;1)))" office:value-type="float" office:value="1" calcext:value-type="float">
            <text:p>1</text:p>
          </table:table-cell>
          <table:table-cell table:formula="of:=IF([$Data.GG32]=&quot;&quot;;0;(IF([$Data.GG32]=&quot;?&quot;;&quot;?&quot;;1)))" office:value-type="float" office:value="0" calcext:value-type="float">
            <text:p>0</text:p>
          </table:table-cell>
          <table:table-cell table:formula="of:=IF([$Data.GH32]=&quot;&quot;;0;(IF([$Data.GH32]=&quot;?&quot;;&quot;?&quot;;1)))" office:value-type="float" office:value="0" calcext:value-type="float">
            <text:p>0</text:p>
          </table:table-cell>
          <table:table-cell table:formula="of:=IF([$Data.GI32]=&quot;&quot;;0;(IF([$Data.GI32]=&quot;?&quot;;&quot;?&quot;;1)))" office:value-type="float" office:value="1" calcext:value-type="float">
            <text:p>1</text:p>
          </table:table-cell>
          <table:table-cell table:formula="of:=IF([$Data.GJ32]=&quot;&quot;;0;(IF([$Data.GJ32]=&quot;?&quot;;&quot;?&quot;;1)))" office:value-type="float" office:value="0" calcext:value-type="float">
            <text:p>0</text:p>
          </table:table-cell>
          <table:table-cell table:formula="of:=IF([$Data.GK32]=&quot;&quot;;0;(IF([$Data.GK32]=&quot;?&quot;;&quot;?&quot;;1)))" office:value-type="float" office:value="0" calcext:value-type="float">
            <text:p>0</text:p>
          </table:table-cell>
          <table:table-cell table:formula="of:=IF([$Data.GL32]=&quot;&quot;;0;(IF([$Data.GL32]=&quot;?&quot;;&quot;?&quot;;1)))" office:value-type="float" office:value="0" calcext:value-type="float">
            <text:p>0</text:p>
          </table:table-cell>
          <table:table-cell table:formula="of:=IF([$Data.GM32]=&quot;&quot;;0;(IF([$Data.GM32]=&quot;?&quot;;&quot;?&quot;;1)))" office:value-type="float" office:value="0" calcext:value-type="float">
            <text:p>0</text:p>
          </table:table-cell>
          <table:table-cell table:formula="of:=IF([$Data.GN32]=&quot;&quot;;0;(IF([$Data.GN32]=&quot;?&quot;;&quot;?&quot;;1)))" office:value-type="float" office:value="0" calcext:value-type="float">
            <text:p>0</text:p>
          </table:table-cell>
          <table:table-cell table:formula="of:=IF([$Data.GO32]=&quot;&quot;;0;(IF([$Data.GO32]=&quot;?&quot;;&quot;?&quot;;1)))" office:value-type="float" office:value="0" calcext:value-type="float">
            <text:p>0</text:p>
          </table:table-cell>
          <table:table-cell table:formula="of:=IF([$Data.GP32]=&quot;&quot;;0;(IF([$Data.GP32]=&quot;?&quot;;&quot;?&quot;;1)))" office:value-type="float" office:value="0" calcext:value-type="float">
            <text:p>0</text:p>
          </table:table-cell>
          <table:table-cell table:formula="of:=IF([$Data.GQ32]=&quot;&quot;;0;(IF([$Data.GQ32]=&quot;?&quot;;&quot;?&quot;;1)))" office:value-type="float" office:value="0" calcext:value-type="float">
            <text:p>0</text:p>
          </table:table-cell>
          <table:table-cell table:formula="of:=IF([$Data.GR32]=&quot;&quot;;0;(IF([$Data.GR32]=&quot;?&quot;;&quot;?&quot;;1)))" office:value-type="float" office:value="0" calcext:value-type="float">
            <text:p>0</text:p>
          </table:table-cell>
          <table:table-cell table:formula="of:=IF([$Data.GS32]=&quot;&quot;;0;(IF([$Data.GS32]=&quot;?&quot;;&quot;?&quot;;1)))" office:value-type="float" office:value="0" calcext:value-type="float">
            <text:p>0</text:p>
          </table:table-cell>
          <table:table-cell table:formula="of:=IF([$Data.GT32]=&quot;&quot;;0;(IF([$Data.GT32]=&quot;?&quot;;&quot;?&quot;;1)))" office:value-type="float" office:value="0" calcext:value-type="float">
            <text:p>0</text:p>
          </table:table-cell>
          <table:table-cell table:formula="of:=IF([$Data.GU32]=&quot;&quot;;0;(IF([$Data.GU32]=&quot;?&quot;;&quot;?&quot;;1)))" office:value-type="float" office:value="0" calcext:value-type="float">
            <text:p>0</text:p>
          </table:table-cell>
          <table:table-cell table:formula="of:=IF([$Data.GV32]=&quot;&quot;;0;(IF([$Data.GV32]=&quot;?&quot;;&quot;?&quot;;1)))" office:value-type="float" office:value="0" calcext:value-type="float">
            <text:p>0</text:p>
          </table:table-cell>
          <table:table-cell table:formula="of:=IF([$Data.GW32]=&quot;&quot;;0;(IF([$Data.GW32]=&quot;?&quot;;&quot;?&quot;;1)))" office:value-type="float" office:value="0" calcext:value-type="float">
            <text:p>0</text:p>
          </table:table-cell>
          <table:table-cell table:formula="of:=IF([$Data.GX32]=&quot;&quot;;0;(IF([$Data.GX32]=&quot;?&quot;;&quot;?&quot;;1)))" office:value-type="float" office:value="0" calcext:value-type="float">
            <text:p>0</text:p>
          </table:table-cell>
          <table:table-cell table:formula="of:=IF([$Data.GY32]=&quot;&quot;;0;(IF([$Data.GY32]=&quot;?&quot;;&quot;?&quot;;1)))" office:value-type="float" office:value="0" calcext:value-type="float">
            <text:p>0</text:p>
          </table:table-cell>
          <table:table-cell table:formula="of:=IF([$Data.GZ32]=&quot;&quot;;0;(IF([$Data.GZ32]=&quot;?&quot;;&quot;?&quot;;1)))" office:value-type="float" office:value="0" calcext:value-type="float">
            <text:p>0</text:p>
          </table:table-cell>
          <table:table-cell table:formula="of:=IF([$Data.HA32]=&quot;&quot;;0;(IF([$Data.HA32]=&quot;?&quot;;&quot;?&quot;;1)))" office:value-type="float" office:value="0" calcext:value-type="float">
            <text:p>0</text:p>
          </table:table-cell>
          <table:table-cell table:formula="of:=IF([$Data.HB32]=&quot;&quot;;0;(IF([$Data.HB32]=&quot;?&quot;;&quot;?&quot;;1)))" office:value-type="float" office:value="0" calcext:value-type="float">
            <text:p>0</text:p>
          </table:table-cell>
          <table:table-cell table:formula="of:=IF([$Data.HC32]=&quot;&quot;;0;(IF([$Data.HC32]=&quot;?&quot;;&quot;?&quot;;1)))" office:value-type="float" office:value="0" calcext:value-type="float">
            <text:p>0</text:p>
          </table:table-cell>
          <table:table-cell table:formula="of:=IF([$Data.HD32]=&quot;&quot;;0;(IF([$Data.HD32]=&quot;?&quot;;&quot;?&quot;;1)))" office:value-type="float" office:value="0" calcext:value-type="float">
            <text:p>0</text:p>
          </table:table-cell>
          <table:table-cell table:formula="of:=IF([$Data.HE32]=&quot;&quot;;0;(IF([$Data.HE32]=&quot;?&quot;;&quot;?&quot;;1)))" office:value-type="float" office:value="0" calcext:value-type="float">
            <text:p>0</text:p>
          </table:table-cell>
          <table:table-cell table:formula="of:=IF([$Data.HF32]=&quot;&quot;;0;(IF([$Data.HF32]=&quot;?&quot;;&quot;?&quot;;1)))" office:value-type="float" office:value="0" calcext:value-type="float">
            <text:p>0</text:p>
          </table:table-cell>
          <table:table-cell table:formula="of:=IF([$Data.HG32]=&quot;&quot;;0;(IF([$Data.HG32]=&quot;?&quot;;&quot;?&quot;;1)))" office:value-type="float" office:value="0" calcext:value-type="float">
            <text:p>0</text:p>
          </table:table-cell>
          <table:table-cell table:formula="of:=IF([$Data.HH32]=&quot;&quot;;0;(IF([$Data.HH32]=&quot;?&quot;;&quot;?&quot;;1)))" office:value-type="float" office:value="0" calcext:value-type="float">
            <text:p>0</text:p>
          </table:table-cell>
          <table:table-cell table:formula="of:=IF([$Data.HI32]=&quot;&quot;;0;(IF([$Data.HI32]=&quot;?&quot;;&quot;?&quot;;1)))" office:value-type="float" office:value="0" calcext:value-type="float">
            <text:p>0</text:p>
          </table:table-cell>
          <table:table-cell table:formula="of:=IF([$Data.HJ32]=&quot;&quot;;0;(IF([$Data.HJ32]=&quot;?&quot;;&quot;?&quot;;1)))" office:value-type="float" office:value="0" calcext:value-type="float">
            <text:p>0</text:p>
          </table:table-cell>
          <table:table-cell table:formula="of:=IF([$Data.HK32]=&quot;&quot;;0;(IF([$Data.HK32]=&quot;?&quot;;&quot;?&quot;;1)))" office:value-type="float" office:value="0" calcext:value-type="float">
            <text:p>0</text:p>
          </table:table-cell>
          <table:table-cell table:formula="of:=IF([$Data.HL32]=&quot;&quot;;0;(IF([$Data.HL32]=&quot;?&quot;;&quot;?&quot;;1)))" office:value-type="float" office:value="0" calcext:value-type="float">
            <text:p>0</text:p>
          </table:table-cell>
          <table:table-cell table:formula="of:=IF([$Data.HM32]=&quot;&quot;;0;(IF([$Data.HM32]=&quot;?&quot;;&quot;?&quot;;1)))" office:value-type="float" office:value="1" calcext:value-type="float">
            <text:p>1</text:p>
          </table:table-cell>
          <table:table-cell table:formula="of:=IF([$Data.HN32]=&quot;&quot;;0;(IF([$Data.HN32]=&quot;?&quot;;&quot;?&quot;;1)))" office:value-type="float" office:value="1" calcext:value-type="float">
            <text:p>1</text:p>
          </table:table-cell>
          <table:table-cell table:formula="of:=IF([$Data.HO32]=&quot;&quot;;0;(IF([$Data.HO32]=&quot;?&quot;;&quot;?&quot;;1)))" office:value-type="float" office:value="0" calcext:value-type="float">
            <text:p>0</text:p>
          </table:table-cell>
          <table:table-cell table:formula="of:=IF([$Data.HP32]=&quot;&quot;;0;(IF([$Data.HP32]=&quot;?&quot;;&quot;?&quot;;1)))" office:value-type="float" office:value="1" calcext:value-type="float">
            <text:p>1</text:p>
          </table:table-cell>
          <table:table-cell table:formula="of:=IF([$Data.HQ32]=&quot;&quot;;0;(IF([$Data.HQ32]=&quot;?&quot;;&quot;?&quot;;1)))" office:value-type="float" office:value="0" calcext:value-type="float">
            <text:p>0</text:p>
          </table:table-cell>
          <table:table-cell table:formula="of:=IF([$Data.HR32]=&quot;&quot;;0;(IF([$Data.HR32]=&quot;?&quot;;&quot;?&quot;;1)))" office:value-type="float" office:value="1" calcext:value-type="float">
            <text:p>1</text:p>
          </table:table-cell>
          <table:table-cell table:formula="of:=IF([$Data.HS32]=&quot;&quot;;0;(IF([$Data.HS32]=&quot;?&quot;;&quot;?&quot;;1)))" office:value-type="float" office:value="0" calcext:value-type="float">
            <text:p>0</text:p>
          </table:table-cell>
          <table:table-cell table:formula="of:=IF([$Data.HT32]=&quot;&quot;;0;(IF([$Data.HT32]=&quot;?&quot;;&quot;?&quot;;1)))" office:value-type="float" office:value="0" calcext:value-type="float">
            <text:p>0</text:p>
          </table:table-cell>
          <table:table-cell table:formula="of:=IF([$Data.HU32]=&quot;&quot;;0;(IF([$Data.HU32]=&quot;?&quot;;&quot;?&quot;;1)))" office:value-type="float" office:value="0" calcext:value-type="float">
            <text:p>0</text:p>
          </table:table-cell>
          <table:table-cell table:formula="of:=IF([$Data.HV32]=&quot;&quot;;0;(IF([$Data.HV32]=&quot;?&quot;;&quot;?&quot;;1)))" office:value-type="float" office:value="0" calcext:value-type="float">
            <text:p>0</text:p>
          </table:table-cell>
          <table:table-cell table:formula="of:=IF([$Data.HW32]=&quot;&quot;;0;(IF([$Data.HW32]=&quot;?&quot;;&quot;?&quot;;1)))" office:value-type="float" office:value="0" calcext:value-type="float">
            <text:p>0</text:p>
          </table:table-cell>
          <table:table-cell table:formula="of:=IF([$Data.HX32]=&quot;&quot;;0;(IF([$Data.HX32]=&quot;?&quot;;&quot;?&quot;;1)))" office:value-type="float" office:value="1" calcext:value-type="float">
            <text:p>1</text:p>
          </table:table-cell>
          <table:table-cell table:formula="of:=IF([$Data.HY32]=&quot;&quot;;0;(IF([$Data.HY32]=&quot;?&quot;;&quot;?&quot;;1)))" office:value-type="float" office:value="0" calcext:value-type="float">
            <text:p>0</text:p>
          </table:table-cell>
          <table:table-cell table:formula="of:=IF([$Data.HZ32]=&quot;&quot;;0;(IF([$Data.HZ32]=&quot;?&quot;;&quot;?&quot;;1)))" office:value-type="float" office:value="1" calcext:value-type="float">
            <text:p>1</text:p>
          </table:table-cell>
          <table:table-cell table:formula="of:=IF([$Data.IA32]=&quot;&quot;;0;(IF([$Data.IA32]=&quot;?&quot;;&quot;?&quot;;1)))" office:value-type="float" office:value="1" calcext:value-type="float">
            <text:p>1</text:p>
          </table:table-cell>
          <table:table-cell table:formula="of:=IF([$Data.IB32]=&quot;&quot;;0;(IF([$Data.IB32]=&quot;?&quot;;&quot;?&quot;;1)))" office:value-type="float" office:value="0" calcext:value-type="float">
            <text:p>0</text:p>
          </table:table-cell>
          <table:table-cell table:formula="of:=IF([$Data.IC32]=&quot;&quot;;0;(IF([$Data.IC32]=&quot;?&quot;;&quot;?&quot;;1)))" office:value-type="float" office:value="0" calcext:value-type="float">
            <text:p>0</text:p>
          </table:table-cell>
          <table:table-cell table:formula="of:=IF([$Data.ID32]=&quot;&quot;;0;(IF([$Data.ID32]=&quot;?&quot;;&quot;?&quot;;1)))" office:value-type="float" office:value="0" calcext:value-type="float">
            <text:p>0</text:p>
          </table:table-cell>
          <table:table-cell table:formula="of:=IF([$Data.IE32]=&quot;&quot;;0;(IF([$Data.IE32]=&quot;?&quot;;&quot;?&quot;;1)))" office:value-type="float" office:value="0" calcext:value-type="float">
            <text:p>0</text:p>
          </table:table-cell>
          <table:table-cell table:formula="of:=IF([$Data.IF32]=&quot;&quot;;0;(IF([$Data.IF32]=&quot;?&quot;;&quot;?&quot;;1)))" office:value-type="float" office:value="1" calcext:value-type="float">
            <text:p>1</text:p>
          </table:table-cell>
          <table:table-cell table:formula="of:=IF([$Data.IG32]=&quot;&quot;;0;(IF([$Data.IG32]=&quot;?&quot;;&quot;?&quot;;1)))" office:value-type="float" office:value="1" calcext:value-type="float">
            <text:p>1</text:p>
          </table:table-cell>
          <table:table-cell table:formula="of:=IF([$Data.IH32]=&quot;&quot;;0;(IF([$Data.IH32]=&quot;?&quot;;&quot;?&quot;;1)))" office:value-type="float" office:value="0" calcext:value-type="float">
            <text:p>0</text:p>
          </table:table-cell>
          <table:table-cell table:formula="of:=IF([$Data.II32]=&quot;&quot;;0;(IF([$Data.II32]=&quot;?&quot;;&quot;?&quot;;1)))" office:value-type="float" office:value="1" calcext:value-type="float">
            <text:p>1</text:p>
          </table:table-cell>
          <table:table-cell table:formula="of:=IF([$Data.IJ32]=&quot;&quot;;0;(IF([$Data.IJ32]=&quot;?&quot;;&quot;?&quot;;1)))" office:value-type="float" office:value="1" calcext:value-type="float">
            <text:p>1</text:p>
          </table:table-cell>
          <table:table-cell table:formula="of:=IF([$Data.IK32]=&quot;&quot;;0;(IF([$Data.IK32]=&quot;?&quot;;&quot;?&quot;;1)))" office:value-type="float" office:value="1" calcext:value-type="float">
            <text:p>1</text:p>
          </table:table-cell>
          <table:table-cell table:formula="of:=IF([$Data.IL32]=&quot;&quot;;0;(IF([$Data.IL32]=&quot;?&quot;;&quot;?&quot;;1)))" office:value-type="float" office:value="0" calcext:value-type="float">
            <text:p>0</text:p>
          </table:table-cell>
          <table:table-cell table:formula="of:=IF([$Data.IM32]=&quot;&quot;;0;(IF([$Data.IM32]=&quot;?&quot;;&quot;?&quot;;1)))" office:value-type="float" office:value="0" calcext:value-type="float">
            <text:p>0</text:p>
          </table:table-cell>
          <table:table-cell table:formula="of:=IF([$Data.IN32]=&quot;&quot;;0;(IF([$Data.IN32]=&quot;?&quot;;&quot;?&quot;;1)))" office:value-type="float" office:value="1" calcext:value-type="float">
            <text:p>1</text:p>
          </table:table-cell>
          <table:table-cell table:formula="of:=IF([$Data.IO32]=&quot;&quot;;0;(IF([$Data.IO32]=&quot;?&quot;;&quot;?&quot;;1)))" office:value-type="float" office:value="0" calcext:value-type="float">
            <text:p>0</text:p>
          </table:table-cell>
          <table:table-cell table:formula="of:=IF([$Data.IP32]=&quot;&quot;;0;(IF([$Data.IP32]=&quot;?&quot;;&quot;?&quot;;1)))" office:value-type="float" office:value="0" calcext:value-type="float">
            <text:p>0</text:p>
          </table:table-cell>
          <table:table-cell table:number-columns-repeated="2"/>
          <table:table-cell table:formula="of:=SUM([.B29:.HI29])" office:value-type="float" office:value="63" calcext:value-type="float">
            <text:p>63</text:p>
          </table:table-cell>
          <table:table-cell table:number-columns-repeated="804"/>
        </table:table-row>
        <table:table-row table:style-name="ro15">
          <table:table-cell table:formula="of:=[$Data.B33]" office:value-type="string" office:string-value="Buyi Libo" calcext:value-type="string">
            <text:p>Buyi Libo</text:p>
          </table:table-cell>
          <table:table-cell table:formula="of:=IF([$Data.AI33]=&quot;&quot;;0;(IF([$Data.AI33]=&quot;?&quot;;&quot;?&quot;;1)))" office:value-type="float" office:value="1" calcext:value-type="float">
            <text:p>1</text:p>
          </table:table-cell>
          <table:table-cell table:formula="of:=IF([$Data.AJ33]=&quot;&quot;;0;(IF([$Data.AJ33]=&quot;?&quot;;&quot;?&quot;;1)))" office:value-type="float" office:value="0" calcext:value-type="float">
            <text:p>0</text:p>
          </table:table-cell>
          <table:table-cell table:formula="of:=IF([$Data.AK33]=&quot;&quot;;0;(IF([$Data.AK33]=&quot;?&quot;;&quot;?&quot;;1)))" office:value-type="float" office:value="1" calcext:value-type="float">
            <text:p>1</text:p>
          </table:table-cell>
          <table:table-cell table:formula="of:=IF([$Data.AL33]=&quot;&quot;;0;(IF([$Data.AL33]=&quot;?&quot;;&quot;?&quot;;1)))" office:value-type="float" office:value="1" calcext:value-type="float">
            <text:p>1</text:p>
          </table:table-cell>
          <table:table-cell table:formula="of:=IF([$Data.AM33]=&quot;&quot;;0;(IF([$Data.AM33]=&quot;?&quot;;&quot;?&quot;;1)))" office:value-type="float" office:value="1" calcext:value-type="float">
            <text:p>1</text:p>
          </table:table-cell>
          <table:table-cell table:formula="of:=IF([$Data.AN33]=&quot;&quot;;0;(IF([$Data.AN33]=&quot;?&quot;;&quot;?&quot;;1)))" office:value-type="float" office:value="0" calcext:value-type="float">
            <text:p>0</text:p>
          </table:table-cell>
          <table:table-cell table:formula="of:=IF([$Data.AO33]=&quot;&quot;;0;(IF([$Data.AO33]=&quot;?&quot;;&quot;?&quot;;1)))" office:value-type="float" office:value="0" calcext:value-type="float">
            <text:p>0</text:p>
          </table:table-cell>
          <table:table-cell table:formula="of:=IF([$Data.AP33]=&quot;&quot;;0;(IF([$Data.AP33]=&quot;?&quot;;&quot;?&quot;;1)))" office:value-type="float" office:value="1" calcext:value-type="float">
            <text:p>1</text:p>
          </table:table-cell>
          <table:table-cell table:formula="of:=IF([$Data.AQ33]=&quot;&quot;;0;(IF([$Data.AQ33]=&quot;?&quot;;&quot;?&quot;;1)))" office:value-type="float" office:value="1" calcext:value-type="float">
            <text:p>1</text:p>
          </table:table-cell>
          <table:table-cell table:formula="of:=IF([$Data.AR33]=&quot;&quot;;0;(IF([$Data.AR33]=&quot;?&quot;;&quot;?&quot;;1)))" office:value-type="float" office:value="0" calcext:value-type="float">
            <text:p>0</text:p>
          </table:table-cell>
          <table:table-cell table:formula="of:=IF([$Data.AS33]=&quot;&quot;;0;(IF([$Data.AS33]=&quot;?&quot;;&quot;?&quot;;1)))" office:value-type="float" office:value="1" calcext:value-type="float">
            <text:p>1</text:p>
          </table:table-cell>
          <table:table-cell table:formula="of:=IF([$Data.AT33]=&quot;&quot;;0;(IF([$Data.AT33]=&quot;?&quot;;&quot;?&quot;;1)))" office:value-type="float" office:value="0" calcext:value-type="float">
            <text:p>0</text:p>
          </table:table-cell>
          <table:table-cell table:formula="of:=IF([$Data.AU33]=&quot;&quot;;0;(IF([$Data.AU33]=&quot;?&quot;;&quot;?&quot;;1)))" office:value-type="float" office:value="1" calcext:value-type="float">
            <text:p>1</text:p>
          </table:table-cell>
          <table:table-cell table:formula="of:=IF([$Data.AV33]=&quot;&quot;;0;(IF([$Data.AV33]=&quot;?&quot;;&quot;?&quot;;1)))" office:value-type="float" office:value="1" calcext:value-type="float">
            <text:p>1</text:p>
          </table:table-cell>
          <table:table-cell table:formula="of:=IF([$Data.AW33]=&quot;&quot;;0;(IF([$Data.AW33]=&quot;?&quot;;&quot;?&quot;;1)))" office:value-type="float" office:value="1" calcext:value-type="float">
            <text:p>1</text:p>
          </table:table-cell>
          <table:table-cell table:formula="of:=IF([$Data.AX33]=&quot;&quot;;0;(IF([$Data.AX33]=&quot;?&quot;;&quot;?&quot;;1)))" office:value-type="float" office:value="0" calcext:value-type="float">
            <text:p>0</text:p>
          </table:table-cell>
          <table:table-cell table:formula="of:=IF([$Data.AY33]=&quot;&quot;;0;(IF([$Data.AY33]=&quot;?&quot;;&quot;?&quot;;1)))" office:value-type="float" office:value="1" calcext:value-type="float">
            <text:p>1</text:p>
          </table:table-cell>
          <table:table-cell table:formula="of:=IF([$Data.AZ33]=&quot;&quot;;0;(IF([$Data.AZ33]=&quot;?&quot;;&quot;?&quot;;1)))" office:value-type="float" office:value="0" calcext:value-type="float">
            <text:p>0</text:p>
          </table:table-cell>
          <table:table-cell table:formula="of:=IF([$Data.BA33]=&quot;&quot;;0;(IF([$Data.BA33]=&quot;?&quot;;&quot;?&quot;;1)))" office:value-type="float" office:value="0" calcext:value-type="float">
            <text:p>0</text:p>
          </table:table-cell>
          <table:table-cell table:formula="of:=IF([$Data.BB33]=&quot;&quot;;0;(IF([$Data.BB33]=&quot;?&quot;;&quot;?&quot;;1)))" office:value-type="float" office:value="1" calcext:value-type="float">
            <text:p>1</text:p>
          </table:table-cell>
          <table:table-cell table:formula="of:=IF([$Data.BC33]=&quot;&quot;;0;(IF([$Data.BC33]=&quot;?&quot;;&quot;?&quot;;1)))" office:value-type="float" office:value="1" calcext:value-type="float">
            <text:p>1</text:p>
          </table:table-cell>
          <table:table-cell table:formula="of:=IF([$Data.BD33]=&quot;&quot;;0;(IF([$Data.BD33]=&quot;?&quot;;&quot;?&quot;;1)))" office:value-type="float" office:value="0" calcext:value-type="float">
            <text:p>0</text:p>
          </table:table-cell>
          <table:table-cell table:formula="of:=IF([$Data.BE33]=&quot;&quot;;0;(IF([$Data.BE33]=&quot;?&quot;;&quot;?&quot;;1)))" office:value-type="float" office:value="0" calcext:value-type="float">
            <text:p>0</text:p>
          </table:table-cell>
          <table:table-cell table:formula="of:=IF([$Data.BF33]=&quot;&quot;;0;(IF([$Data.BF33]=&quot;?&quot;;&quot;?&quot;;1)))" office:value-type="float" office:value="0" calcext:value-type="float">
            <text:p>0</text:p>
          </table:table-cell>
          <table:table-cell table:formula="of:=IF([$Data.BG33]=&quot;&quot;;0;(IF([$Data.BG33]=&quot;?&quot;;&quot;?&quot;;1)))" office:value-type="float" office:value="0" calcext:value-type="float">
            <text:p>0</text:p>
          </table:table-cell>
          <table:table-cell table:formula="of:=IF([$Data.BH33]=&quot;&quot;;0;(IF([$Data.BH33]=&quot;?&quot;;&quot;?&quot;;1)))" office:value-type="float" office:value="1" calcext:value-type="float">
            <text:p>1</text:p>
          </table:table-cell>
          <table:table-cell table:formula="of:=IF([$Data.BI33]=&quot;&quot;;0;(IF([$Data.BI33]=&quot;?&quot;;&quot;?&quot;;1)))" office:value-type="float" office:value="0" calcext:value-type="float">
            <text:p>0</text:p>
          </table:table-cell>
          <table:table-cell table:formula="of:=IF([$Data.BJ33]=&quot;&quot;;0;(IF([$Data.BJ33]=&quot;?&quot;;&quot;?&quot;;1)))" office:value-type="float" office:value="0" calcext:value-type="float">
            <text:p>0</text:p>
          </table:table-cell>
          <table:table-cell table:formula="of:=IF([$Data.BK33]=&quot;&quot;;0;(IF([$Data.BK33]=&quot;?&quot;;&quot;?&quot;;1)))" office:value-type="float" office:value="1" calcext:value-type="float">
            <text:p>1</text:p>
          </table:table-cell>
          <table:table-cell table:formula="of:=IF([$Data.BL33]=&quot;&quot;;0;(IF([$Data.BL33]=&quot;?&quot;;&quot;?&quot;;1)))" office:value-type="float" office:value="0" calcext:value-type="float">
            <text:p>0</text:p>
          </table:table-cell>
          <table:table-cell table:formula="of:=IF([$Data.BM33]=&quot;&quot;;0;(IF([$Data.BM33]=&quot;?&quot;;&quot;?&quot;;1)))" office:value-type="float" office:value="0" calcext:value-type="float">
            <text:p>0</text:p>
          </table:table-cell>
          <table:table-cell table:formula="of:=IF([$Data.BN33]=&quot;&quot;;0;(IF([$Data.BN33]=&quot;?&quot;;&quot;?&quot;;1)))" office:value-type="float" office:value="0" calcext:value-type="float">
            <text:p>0</text:p>
          </table:table-cell>
          <table:table-cell table:formula="of:=IF([$Data.BO33]=&quot;&quot;;0;(IF([$Data.BO33]=&quot;?&quot;;&quot;?&quot;;1)))" office:value-type="float" office:value="0" calcext:value-type="float">
            <text:p>0</text:p>
          </table:table-cell>
          <table:table-cell table:formula="of:=IF([$Data.BP33]=&quot;&quot;;0;(IF([$Data.BP33]=&quot;?&quot;;&quot;?&quot;;1)))" office:value-type="float" office:value="1" calcext:value-type="float">
            <text:p>1</text:p>
          </table:table-cell>
          <table:table-cell table:formula="of:=IF([$Data.BQ33]=&quot;&quot;;0;(IF([$Data.BQ33]=&quot;?&quot;;&quot;?&quot;;1)))" office:value-type="float" office:value="1" calcext:value-type="float">
            <text:p>1</text:p>
          </table:table-cell>
          <table:table-cell table:formula="of:=IF([$Data.BR33]=&quot;&quot;;0;(IF([$Data.BR33]=&quot;?&quot;;&quot;?&quot;;1)))" office:value-type="float" office:value="0" calcext:value-type="float">
            <text:p>0</text:p>
          </table:table-cell>
          <table:table-cell table:formula="of:=IF([$Data.BS33]=&quot;&quot;;0;(IF([$Data.BS33]=&quot;?&quot;;&quot;?&quot;;1)))" office:value-type="float" office:value="0" calcext:value-type="float">
            <text:p>0</text:p>
          </table:table-cell>
          <table:table-cell table:formula="of:=IF([$Data.BT33]=&quot;&quot;;0;(IF([$Data.BT33]=&quot;?&quot;;&quot;?&quot;;1)))" office:value-type="float" office:value="0" calcext:value-type="float">
            <text:p>0</text:p>
          </table:table-cell>
          <table:table-cell table:formula="of:=IF([$Data.BU33]=&quot;&quot;;0;(IF([$Data.BU33]=&quot;?&quot;;&quot;?&quot;;1)))" office:value-type="float" office:value="0" calcext:value-type="float">
            <text:p>0</text:p>
          </table:table-cell>
          <table:table-cell table:formula="of:=IF([$Data.BV33]=&quot;&quot;;0;(IF([$Data.BV33]=&quot;?&quot;;&quot;?&quot;;1)))" office:value-type="float" office:value="0" calcext:value-type="float">
            <text:p>0</text:p>
          </table:table-cell>
          <table:table-cell table:formula="of:=IF([$Data.BW33]=&quot;&quot;;0;(IF([$Data.BW33]=&quot;?&quot;;&quot;?&quot;;1)))" office:value-type="float" office:value="0" calcext:value-type="float">
            <text:p>0</text:p>
          </table:table-cell>
          <table:table-cell table:formula="of:=IF([$Data.BX33]=&quot;&quot;;0;(IF([$Data.BX33]=&quot;?&quot;;&quot;?&quot;;1)))" office:value-type="float" office:value="0" calcext:value-type="float">
            <text:p>0</text:p>
          </table:table-cell>
          <table:table-cell table:formula="of:=IF([$Data.BY33]=&quot;&quot;;0;(IF([$Data.BY33]=&quot;?&quot;;&quot;?&quot;;1)))" office:value-type="float" office:value="0" calcext:value-type="float">
            <text:p>0</text:p>
          </table:table-cell>
          <table:table-cell table:formula="of:=IF([$Data.BZ33]=&quot;&quot;;0;(IF([$Data.BZ33]=&quot;?&quot;;&quot;?&quot;;1)))" office:value-type="float" office:value="1" calcext:value-type="float">
            <text:p>1</text:p>
          </table:table-cell>
          <table:table-cell table:formula="of:=IF([$Data.CA33]=&quot;&quot;;0;(IF([$Data.CA33]=&quot;?&quot;;&quot;?&quot;;1)))" office:value-type="float" office:value="0" calcext:value-type="float">
            <text:p>0</text:p>
          </table:table-cell>
          <table:table-cell table:formula="of:=IF([$Data.CB33]=&quot;&quot;;0;(IF([$Data.CB33]=&quot;?&quot;;&quot;?&quot;;1)))" office:value-type="float" office:value="1" calcext:value-type="float">
            <text:p>1</text:p>
          </table:table-cell>
          <table:table-cell table:formula="of:=IF([$Data.CC33]=&quot;&quot;;0;(IF([$Data.CC33]=&quot;?&quot;;&quot;?&quot;;1)))" office:value-type="float" office:value="0" calcext:value-type="float">
            <text:p>0</text:p>
          </table:table-cell>
          <table:table-cell table:formula="of:=IF([$Data.CD33]=&quot;&quot;;0;(IF([$Data.CD33]=&quot;?&quot;;&quot;?&quot;;1)))" office:value-type="float" office:value="1" calcext:value-type="float">
            <text:p>1</text:p>
          </table:table-cell>
          <table:table-cell table:formula="of:=IF([$Data.CE33]=&quot;&quot;;0;(IF([$Data.CE33]=&quot;?&quot;;&quot;?&quot;;1)))" office:value-type="float" office:value="1" calcext:value-type="float">
            <text:p>1</text:p>
          </table:table-cell>
          <table:table-cell table:formula="of:=IF([$Data.CF33]=&quot;&quot;;0;(IF([$Data.CF33]=&quot;?&quot;;&quot;?&quot;;1)))" office:value-type="float" office:value="0" calcext:value-type="float">
            <text:p>0</text:p>
          </table:table-cell>
          <table:table-cell table:formula="of:=IF([$Data.CG33]=&quot;&quot;;0;(IF([$Data.CG33]=&quot;?&quot;;&quot;?&quot;;1)))" office:value-type="float" office:value="1" calcext:value-type="float">
            <text:p>1</text:p>
          </table:table-cell>
          <table:table-cell table:formula="of:=IF([$Data.CH33]=&quot;&quot;;0;(IF([$Data.CH33]=&quot;?&quot;;&quot;?&quot;;1)))" office:value-type="float" office:value="0" calcext:value-type="float">
            <text:p>0</text:p>
          </table:table-cell>
          <table:table-cell table:formula="of:=IF([$Data.CI33]=&quot;&quot;;0;(IF([$Data.CI33]=&quot;?&quot;;&quot;?&quot;;1)))" office:value-type="float" office:value="0" calcext:value-type="float">
            <text:p>0</text:p>
          </table:table-cell>
          <table:table-cell table:formula="of:=IF([$Data.CJ33]=&quot;&quot;;0;(IF([$Data.CJ33]=&quot;?&quot;;&quot;?&quot;;1)))" office:value-type="float" office:value="0" calcext:value-type="float">
            <text:p>0</text:p>
          </table:table-cell>
          <table:table-cell table:formula="of:=IF([$Data.CK33]=&quot;&quot;;0;(IF([$Data.CK33]=&quot;?&quot;;&quot;?&quot;;1)))" office:value-type="float" office:value="0" calcext:value-type="float">
            <text:p>0</text:p>
          </table:table-cell>
          <table:table-cell table:formula="of:=IF([$Data.CL33]=&quot;&quot;;0;(IF([$Data.CL33]=&quot;?&quot;;&quot;?&quot;;1)))" office:value-type="float" office:value="0" calcext:value-type="float">
            <text:p>0</text:p>
          </table:table-cell>
          <table:table-cell table:formula="of:=IF([$Data.CM33]=&quot;&quot;;0;(IF([$Data.CM33]=&quot;?&quot;;&quot;?&quot;;1)))" office:value-type="float" office:value="0" calcext:value-type="float">
            <text:p>0</text:p>
          </table:table-cell>
          <table:table-cell table:formula="of:=IF([$Data.CN33]=&quot;&quot;;0;(IF([$Data.CN33]=&quot;?&quot;;&quot;?&quot;;1)))" office:value-type="float" office:value="1" calcext:value-type="float">
            <text:p>1</text:p>
          </table:table-cell>
          <table:table-cell table:formula="of:=IF([$Data.CO33]=&quot;&quot;;0;(IF([$Data.CO33]=&quot;?&quot;;&quot;?&quot;;1)))" office:value-type="float" office:value="0" calcext:value-type="float">
            <text:p>0</text:p>
          </table:table-cell>
          <table:table-cell table:formula="of:=IF([$Data.CP33]=&quot;&quot;;0;(IF([$Data.CP33]=&quot;?&quot;;&quot;?&quot;;1)))" office:value-type="float" office:value="1" calcext:value-type="float">
            <text:p>1</text:p>
          </table:table-cell>
          <table:table-cell table:formula="of:=IF([$Data.CQ33]=&quot;&quot;;0;(IF([$Data.CQ33]=&quot;?&quot;;&quot;?&quot;;1)))" office:value-type="float" office:value="0" calcext:value-type="float">
            <text:p>0</text:p>
          </table:table-cell>
          <table:table-cell table:formula="of:=IF([$Data.CR33]=&quot;&quot;;0;(IF([$Data.CR33]=&quot;?&quot;;&quot;?&quot;;1)))" office:value-type="float" office:value="0" calcext:value-type="float">
            <text:p>0</text:p>
          </table:table-cell>
          <table:table-cell table:formula="of:=IF([$Data.CS33]=&quot;&quot;;0;(IF([$Data.CS33]=&quot;?&quot;;&quot;?&quot;;1)))" office:value-type="float" office:value="0" calcext:value-type="float">
            <text:p>0</text:p>
          </table:table-cell>
          <table:table-cell table:formula="of:=IF([$Data.CT33]=&quot;&quot;;0;(IF([$Data.CT33]=&quot;?&quot;;&quot;?&quot;;1)))" office:value-type="float" office:value="0" calcext:value-type="float">
            <text:p>0</text:p>
          </table:table-cell>
          <table:table-cell table:formula="of:=IF([$Data.CU33]=&quot;&quot;;0;(IF([$Data.CU33]=&quot;?&quot;;&quot;?&quot;;1)))" office:value-type="float" office:value="1" calcext:value-type="float">
            <text:p>1</text:p>
          </table:table-cell>
          <table:table-cell table:formula="of:=IF([$Data.CV33]=&quot;&quot;;0;(IF([$Data.CV33]=&quot;?&quot;;&quot;?&quot;;1)))" office:value-type="float" office:value="1" calcext:value-type="float">
            <text:p>1</text:p>
          </table:table-cell>
          <table:table-cell table:formula="of:=IF([$Data.CW33]=&quot;&quot;;0;(IF([$Data.CW33]=&quot;?&quot;;&quot;?&quot;;1)))" office:value-type="float" office:value="1" calcext:value-type="float">
            <text:p>1</text:p>
          </table:table-cell>
          <table:table-cell table:formula="of:=IF([$Data.CX33]=&quot;&quot;;0;(IF([$Data.CX33]=&quot;?&quot;;&quot;?&quot;;1)))" office:value-type="float" office:value="0" calcext:value-type="float">
            <text:p>0</text:p>
          </table:table-cell>
          <table:table-cell table:formula="of:=IF([$Data.CY33]=&quot;&quot;;0;(IF([$Data.CY33]=&quot;?&quot;;&quot;?&quot;;1)))" office:value-type="float" office:value="0" calcext:value-type="float">
            <text:p>0</text:p>
          </table:table-cell>
          <table:table-cell table:formula="of:=IF([$Data.CZ33]=&quot;&quot;;0;(IF([$Data.CZ33]=&quot;?&quot;;&quot;?&quot;;1)))" office:value-type="float" office:value="0" calcext:value-type="float">
            <text:p>0</text:p>
          </table:table-cell>
          <table:table-cell table:formula="of:=IF([$Data.DA33]=&quot;&quot;;0;(IF([$Data.DA33]=&quot;?&quot;;&quot;?&quot;;1)))" office:value-type="float" office:value="1" calcext:value-type="float">
            <text:p>1</text:p>
          </table:table-cell>
          <table:table-cell table:formula="of:=IF([$Data.DB33]=&quot;&quot;;0;(IF([$Data.DB33]=&quot;?&quot;;&quot;?&quot;;1)))" office:value-type="float" office:value="0" calcext:value-type="float">
            <text:p>0</text:p>
          </table:table-cell>
          <table:table-cell table:formula="of:=IF([$Data.DC33]=&quot;&quot;;0;(IF([$Data.DC33]=&quot;?&quot;;&quot;?&quot;;1)))" office:value-type="float" office:value="0" calcext:value-type="float">
            <text:p>0</text:p>
          </table:table-cell>
          <table:table-cell table:formula="of:=IF([$Data.DD33]=&quot;&quot;;0;(IF([$Data.DD33]=&quot;?&quot;;&quot;?&quot;;1)))" office:value-type="float" office:value="0" calcext:value-type="float">
            <text:p>0</text:p>
          </table:table-cell>
          <table:table-cell table:formula="of:=IF([$Data.DE33]=&quot;&quot;;0;(IF([$Data.DE33]=&quot;?&quot;;&quot;?&quot;;1)))" office:value-type="float" office:value="1" calcext:value-type="float">
            <text:p>1</text:p>
          </table:table-cell>
          <table:table-cell table:formula="of:=IF([$Data.DF33]=&quot;&quot;;0;(IF([$Data.DF33]=&quot;?&quot;;&quot;?&quot;;1)))" office:value-type="float" office:value="1" calcext:value-type="float">
            <text:p>1</text:p>
          </table:table-cell>
          <table:table-cell table:formula="of:=IF([$Data.DG33]=&quot;&quot;;0;(IF([$Data.DG33]=&quot;?&quot;;&quot;?&quot;;1)))" office:value-type="float" office:value="1" calcext:value-type="float">
            <text:p>1</text:p>
          </table:table-cell>
          <table:table-cell table:formula="of:=IF([$Data.DH33]=&quot;&quot;;0;(IF([$Data.DH33]=&quot;?&quot;;&quot;?&quot;;1)))" office:value-type="float" office:value="1" calcext:value-type="float">
            <text:p>1</text:p>
          </table:table-cell>
          <table:table-cell table:formula="of:=IF([$Data.DI33]=&quot;&quot;;0;(IF([$Data.DI33]=&quot;?&quot;;&quot;?&quot;;1)))" office:value-type="float" office:value="1" calcext:value-type="float">
            <text:p>1</text:p>
          </table:table-cell>
          <table:table-cell table:formula="of:=IF([$Data.DJ33]=&quot;&quot;;0;(IF([$Data.DJ33]=&quot;?&quot;;&quot;?&quot;;1)))" office:value-type="float" office:value="0" calcext:value-type="float">
            <text:p>0</text:p>
          </table:table-cell>
          <table:table-cell table:formula="of:=IF([$Data.DK33]=&quot;&quot;;0;(IF([$Data.DK33]=&quot;?&quot;;&quot;?&quot;;1)))" office:value-type="float" office:value="1" calcext:value-type="float">
            <text:p>1</text:p>
          </table:table-cell>
          <table:table-cell table:formula="of:=IF([$Data.DL33]=&quot;&quot;;0;(IF([$Data.DL33]=&quot;?&quot;;&quot;?&quot;;1)))" office:value-type="float" office:value="1" calcext:value-type="float">
            <text:p>1</text:p>
          </table:table-cell>
          <table:table-cell table:formula="of:=IF([$Data.DM33]=&quot;&quot;;0;(IF([$Data.DM33]=&quot;?&quot;;&quot;?&quot;;1)))" office:value-type="float" office:value="1" calcext:value-type="float">
            <text:p>1</text:p>
          </table:table-cell>
          <table:table-cell table:formula="of:=IF([$Data.DN33]=&quot;&quot;;0;(IF([$Data.DN33]=&quot;?&quot;;&quot;?&quot;;1)))" office:value-type="float" office:value="0" calcext:value-type="float">
            <text:p>0</text:p>
          </table:table-cell>
          <table:table-cell table:formula="of:=IF([$Data.DO33]=&quot;&quot;;0;(IF([$Data.DO33]=&quot;?&quot;;&quot;?&quot;;1)))" office:value-type="float" office:value="1" calcext:value-type="float">
            <text:p>1</text:p>
          </table:table-cell>
          <table:table-cell table:formula="of:=IF([$Data.DP33]=&quot;&quot;;0;(IF([$Data.DP33]=&quot;?&quot;;&quot;?&quot;;1)))" office:value-type="float" office:value="1" calcext:value-type="float">
            <text:p>1</text:p>
          </table:table-cell>
          <table:table-cell table:formula="of:=IF([$Data.DQ33]=&quot;&quot;;0;(IF([$Data.DQ33]=&quot;?&quot;;&quot;?&quot;;1)))" office:value-type="float" office:value="0" calcext:value-type="float">
            <text:p>0</text:p>
          </table:table-cell>
          <table:table-cell table:formula="of:=IF([$Data.DR33]=&quot;&quot;;0;(IF([$Data.DR33]=&quot;?&quot;;&quot;?&quot;;1)))" office:value-type="float" office:value="0" calcext:value-type="float">
            <text:p>0</text:p>
          </table:table-cell>
          <table:table-cell table:formula="of:=IF([$Data.DS33]=&quot;&quot;;0;(IF([$Data.DS33]=&quot;?&quot;;&quot;?&quot;;1)))" office:value-type="float" office:value="0" calcext:value-type="float">
            <text:p>0</text:p>
          </table:table-cell>
          <table:table-cell table:formula="of:=IF([$Data.DT33]=&quot;&quot;;0;(IF([$Data.DT33]=&quot;?&quot;;&quot;?&quot;;1)))" office:value-type="float" office:value="1" calcext:value-type="float">
            <text:p>1</text:p>
          </table:table-cell>
          <table:table-cell table:formula="of:=IF([$Data.DU33]=&quot;&quot;;0;(IF([$Data.DU33]=&quot;?&quot;;&quot;?&quot;;1)))" office:value-type="float" office:value="0" calcext:value-type="float">
            <text:p>0</text:p>
          </table:table-cell>
          <table:table-cell table:formula="of:=IF([$Data.DV33]=&quot;&quot;;0;(IF([$Data.DV33]=&quot;?&quot;;&quot;?&quot;;1)))" office:value-type="float" office:value="1" calcext:value-type="float">
            <text:p>1</text:p>
          </table:table-cell>
          <table:table-cell table:formula="of:=IF([$Data.DW33]=&quot;&quot;;0;(IF([$Data.DW33]=&quot;?&quot;;&quot;?&quot;;1)))" office:value-type="float" office:value="0" calcext:value-type="float">
            <text:p>0</text:p>
          </table:table-cell>
          <table:table-cell table:formula="of:=IF([$Data.DX33]=&quot;&quot;;0;(IF([$Data.DX33]=&quot;?&quot;;&quot;?&quot;;1)))" office:value-type="float" office:value="0" calcext:value-type="float">
            <text:p>0</text:p>
          </table:table-cell>
          <table:table-cell table:formula="of:=IF([$Data.DY33]=&quot;&quot;;0;(IF([$Data.DY33]=&quot;?&quot;;&quot;?&quot;;1)))" office:value-type="float" office:value="0" calcext:value-type="float">
            <text:p>0</text:p>
          </table:table-cell>
          <table:table-cell table:formula="of:=IF([$Data.DZ33]=&quot;&quot;;0;(IF([$Data.DZ33]=&quot;?&quot;;&quot;?&quot;;1)))" office:value-type="float" office:value="1" calcext:value-type="float">
            <text:p>1</text:p>
          </table:table-cell>
          <table:table-cell table:formula="of:=IF([$Data.EA33]=&quot;&quot;;0;(IF([$Data.EA33]=&quot;?&quot;;&quot;?&quot;;1)))" office:value-type="float" office:value="0" calcext:value-type="float">
            <text:p>0</text:p>
          </table:table-cell>
          <table:table-cell table:formula="of:=IF([$Data.EB33]=&quot;&quot;;0;(IF([$Data.EB33]=&quot;?&quot;;&quot;?&quot;;1)))" office:value-type="float" office:value="0" calcext:value-type="float">
            <text:p>0</text:p>
          </table:table-cell>
          <table:table-cell table:formula="of:=IF([$Data.EC33]=&quot;&quot;;0;(IF([$Data.EC33]=&quot;?&quot;;&quot;?&quot;;1)))" office:value-type="float" office:value="1" calcext:value-type="float">
            <text:p>1</text:p>
          </table:table-cell>
          <table:table-cell table:formula="of:=IF([$Data.ED33]=&quot;&quot;;0;(IF([$Data.ED33]=&quot;?&quot;;&quot;?&quot;;1)))" office:value-type="float" office:value="0" calcext:value-type="float">
            <text:p>0</text:p>
          </table:table-cell>
          <table:table-cell table:formula="of:=IF([$Data.EE33]=&quot;&quot;;0;(IF([$Data.EE33]=&quot;?&quot;;&quot;?&quot;;1)))" office:value-type="float" office:value="0" calcext:value-type="float">
            <text:p>0</text:p>
          </table:table-cell>
          <table:table-cell table:formula="of:=IF([$Data.EF33]=&quot;&quot;;0;(IF([$Data.EF33]=&quot;?&quot;;&quot;?&quot;;1)))" office:value-type="float" office:value="0" calcext:value-type="float">
            <text:p>0</text:p>
          </table:table-cell>
          <table:table-cell table:formula="of:=IF([$Data.EG33]=&quot;&quot;;0;(IF([$Data.EG33]=&quot;?&quot;;&quot;?&quot;;1)))" office:value-type="float" office:value="0" calcext:value-type="float">
            <text:p>0</text:p>
          </table:table-cell>
          <table:table-cell table:formula="of:=IF([$Data.EH33]=&quot;&quot;;0;(IF([$Data.EH33]=&quot;?&quot;;&quot;?&quot;;1)))" office:value-type="float" office:value="0" calcext:value-type="float">
            <text:p>0</text:p>
          </table:table-cell>
          <table:table-cell table:formula="of:=IF([$Data.EI33]=&quot;&quot;;0;(IF([$Data.EI33]=&quot;?&quot;;&quot;?&quot;;1)))" office:value-type="float" office:value="0" calcext:value-type="float">
            <text:p>0</text:p>
          </table:table-cell>
          <table:table-cell table:formula="of:=IF([$Data.EJ33]=&quot;&quot;;0;(IF([$Data.EJ33]=&quot;?&quot;;&quot;?&quot;;1)))" office:value-type="float" office:value="1" calcext:value-type="float">
            <text:p>1</text:p>
          </table:table-cell>
          <table:table-cell table:formula="of:=IF([$Data.EK33]=&quot;&quot;;0;(IF([$Data.EK33]=&quot;?&quot;;&quot;?&quot;;1)))" office:value-type="float" office:value="0" calcext:value-type="float">
            <text:p>0</text:p>
          </table:table-cell>
          <table:table-cell table:formula="of:=IF([$Data.EL33]=&quot;&quot;;0;(IF([$Data.EL33]=&quot;?&quot;;&quot;?&quot;;1)))" office:value-type="float" office:value="1" calcext:value-type="float">
            <text:p>1</text:p>
          </table:table-cell>
          <table:table-cell table:formula="of:=IF([$Data.EM33]=&quot;&quot;;0;(IF([$Data.EM33]=&quot;?&quot;;&quot;?&quot;;1)))" office:value-type="float" office:value="1" calcext:value-type="float">
            <text:p>1</text:p>
          </table:table-cell>
          <table:table-cell table:formula="of:=IF([$Data.EN33]=&quot;&quot;;0;(IF([$Data.EN33]=&quot;?&quot;;&quot;?&quot;;1)))" office:value-type="float" office:value="0" calcext:value-type="float">
            <text:p>0</text:p>
          </table:table-cell>
          <table:table-cell table:formula="of:=IF([$Data.EO33]=&quot;&quot;;0;(IF([$Data.EO33]=&quot;?&quot;;&quot;?&quot;;1)))" office:value-type="float" office:value="0" calcext:value-type="float">
            <text:p>0</text:p>
          </table:table-cell>
          <table:table-cell table:formula="of:=IF([$Data.EP33]=&quot;&quot;;0;(IF([$Data.EP33]=&quot;?&quot;;&quot;?&quot;;1)))" office:value-type="float" office:value="0" calcext:value-type="float">
            <text:p>0</text:p>
          </table:table-cell>
          <table:table-cell table:formula="of:=IF([$Data.EQ33]=&quot;&quot;;0;(IF([$Data.EQ33]=&quot;?&quot;;&quot;?&quot;;1)))" office:value-type="float" office:value="0" calcext:value-type="float">
            <text:p>0</text:p>
          </table:table-cell>
          <table:table-cell table:formula="of:=IF([$Data.ER33]=&quot;&quot;;0;(IF([$Data.ER33]=&quot;?&quot;;&quot;?&quot;;1)))" office:value-type="float" office:value="0" calcext:value-type="float">
            <text:p>0</text:p>
          </table:table-cell>
          <table:table-cell table:formula="of:=IF([$Data.ES33]=&quot;&quot;;0;(IF([$Data.ES33]=&quot;?&quot;;&quot;?&quot;;1)))" office:value-type="float" office:value="0" calcext:value-type="float">
            <text:p>0</text:p>
          </table:table-cell>
          <table:table-cell table:formula="of:=IF([$Data.ET33]=&quot;&quot;;0;(IF([$Data.ET33]=&quot;?&quot;;&quot;?&quot;;1)))" office:value-type="float" office:value="0" calcext:value-type="float">
            <text:p>0</text:p>
          </table:table-cell>
          <table:table-cell table:formula="of:=IF([$Data.EU33]=&quot;&quot;;0;(IF([$Data.EU33]=&quot;?&quot;;&quot;?&quot;;1)))" office:value-type="float" office:value="0" calcext:value-type="float">
            <text:p>0</text:p>
          </table:table-cell>
          <table:table-cell table:formula="of:=IF([$Data.EV33]=&quot;&quot;;0;(IF([$Data.EV33]=&quot;?&quot;;&quot;?&quot;;1)))" office:value-type="float" office:value="0" calcext:value-type="float">
            <text:p>0</text:p>
          </table:table-cell>
          <table:table-cell table:formula="of:=IF([$Data.EW33]=&quot;&quot;;0;(IF([$Data.EW33]=&quot;?&quot;;&quot;?&quot;;1)))" office:value-type="float" office:value="0" calcext:value-type="float">
            <text:p>0</text:p>
          </table:table-cell>
          <table:table-cell table:formula="of:=IF([$Data.EX33]=&quot;&quot;;0;(IF([$Data.EX33]=&quot;?&quot;;&quot;?&quot;;1)))" office:value-type="float" office:value="0" calcext:value-type="float">
            <text:p>0</text:p>
          </table:table-cell>
          <table:table-cell table:formula="of:=IF([$Data.EY33]=&quot;&quot;;0;(IF([$Data.EY33]=&quot;?&quot;;&quot;?&quot;;1)))" office:value-type="float" office:value="0" calcext:value-type="float">
            <text:p>0</text:p>
          </table:table-cell>
          <table:table-cell table:formula="of:=IF([$Data.EZ33]=&quot;&quot;;0;(IF([$Data.EZ33]=&quot;?&quot;;&quot;?&quot;;1)))" office:value-type="float" office:value="0" calcext:value-type="float">
            <text:p>0</text:p>
          </table:table-cell>
          <table:table-cell table:formula="of:=IF([$Data.FA33]=&quot;&quot;;0;(IF([$Data.FA33]=&quot;?&quot;;&quot;?&quot;;1)))" office:value-type="float" office:value="0" calcext:value-type="float">
            <text:p>0</text:p>
          </table:table-cell>
          <table:table-cell table:formula="of:=IF([$Data.FB33]=&quot;&quot;;0;(IF([$Data.FB33]=&quot;?&quot;;&quot;?&quot;;1)))" office:value-type="float" office:value="0" calcext:value-type="float">
            <text:p>0</text:p>
          </table:table-cell>
          <table:table-cell table:formula="of:=IF([$Data.FC33]=&quot;&quot;;0;(IF([$Data.FC33]=&quot;?&quot;;&quot;?&quot;;1)))" office:value-type="float" office:value="0" calcext:value-type="float">
            <text:p>0</text:p>
          </table:table-cell>
          <table:table-cell table:formula="of:=IF([$Data.FD33]=&quot;&quot;;0;(IF([$Data.FD33]=&quot;?&quot;;&quot;?&quot;;1)))" office:value-type="float" office:value="0" calcext:value-type="float">
            <text:p>0</text:p>
          </table:table-cell>
          <table:table-cell table:formula="of:=IF([$Data.FE33]=&quot;&quot;;0;(IF([$Data.FE33]=&quot;?&quot;;&quot;?&quot;;1)))" office:value-type="float" office:value="0" calcext:value-type="float">
            <text:p>0</text:p>
          </table:table-cell>
          <table:table-cell table:formula="of:=IF([$Data.FF33]=&quot;&quot;;0;(IF([$Data.FF33]=&quot;?&quot;;&quot;?&quot;;1)))" office:value-type="float" office:value="0" calcext:value-type="float">
            <text:p>0</text:p>
          </table:table-cell>
          <table:table-cell table:formula="of:=IF([$Data.FG33]=&quot;&quot;;0;(IF([$Data.FG33]=&quot;?&quot;;&quot;?&quot;;1)))" office:value-type="float" office:value="0" calcext:value-type="float">
            <text:p>0</text:p>
          </table:table-cell>
          <table:table-cell table:formula="of:=IF([$Data.FH33]=&quot;&quot;;0;(IF([$Data.FH33]=&quot;?&quot;;&quot;?&quot;;1)))" office:value-type="float" office:value="0" calcext:value-type="float">
            <text:p>0</text:p>
          </table:table-cell>
          <table:table-cell table:formula="of:=IF([$Data.FI33]=&quot;&quot;;0;(IF([$Data.FI33]=&quot;?&quot;;&quot;?&quot;;1)))" office:value-type="float" office:value="0" calcext:value-type="float">
            <text:p>0</text:p>
          </table:table-cell>
          <table:table-cell table:formula="of:=IF([$Data.FJ33]=&quot;&quot;;0;(IF([$Data.FJ33]=&quot;?&quot;;&quot;?&quot;;1)))" office:value-type="float" office:value="1" calcext:value-type="float">
            <text:p>1</text:p>
          </table:table-cell>
          <table:table-cell table:formula="of:=IF([$Data.FK33]=&quot;&quot;;0;(IF([$Data.FK33]=&quot;?&quot;;&quot;?&quot;;1)))" office:value-type="float" office:value="0" calcext:value-type="float">
            <text:p>0</text:p>
          </table:table-cell>
          <table:table-cell table:formula="of:=IF([$Data.FL33]=&quot;&quot;;0;(IF([$Data.FL33]=&quot;?&quot;;&quot;?&quot;;1)))" office:value-type="float" office:value="0" calcext:value-type="float">
            <text:p>0</text:p>
          </table:table-cell>
          <table:table-cell table:formula="of:=IF([$Data.FM33]=&quot;&quot;;0;(IF([$Data.FM33]=&quot;?&quot;;&quot;?&quot;;1)))" office:value-type="float" office:value="0" calcext:value-type="float">
            <text:p>0</text:p>
          </table:table-cell>
          <table:table-cell table:formula="of:=IF([$Data.FN33]=&quot;&quot;;0;(IF([$Data.FN33]=&quot;?&quot;;&quot;?&quot;;1)))" office:value-type="float" office:value="1" calcext:value-type="float">
            <text:p>1</text:p>
          </table:table-cell>
          <table:table-cell table:formula="of:=IF([$Data.FO33]=&quot;&quot;;0;(IF([$Data.FO33]=&quot;?&quot;;&quot;?&quot;;1)))" office:value-type="float" office:value="0" calcext:value-type="float">
            <text:p>0</text:p>
          </table:table-cell>
          <table:table-cell table:formula="of:=IF([$Data.FP33]=&quot;&quot;;0;(IF([$Data.FP33]=&quot;?&quot;;&quot;?&quot;;1)))" office:value-type="float" office:value="0" calcext:value-type="float">
            <text:p>0</text:p>
          </table:table-cell>
          <table:table-cell table:formula="of:=IF([$Data.FQ33]=&quot;&quot;;0;(IF([$Data.FQ33]=&quot;?&quot;;&quot;?&quot;;1)))" office:value-type="float" office:value="0" calcext:value-type="float">
            <text:p>0</text:p>
          </table:table-cell>
          <table:table-cell table:formula="of:=IF([$Data.FR33]=&quot;&quot;;0;(IF([$Data.FR33]=&quot;?&quot;;&quot;?&quot;;1)))" office:value-type="float" office:value="0" calcext:value-type="float">
            <text:p>0</text:p>
          </table:table-cell>
          <table:table-cell table:formula="of:=IF([$Data.FS33]=&quot;&quot;;0;(IF([$Data.FS33]=&quot;?&quot;;&quot;?&quot;;1)))" office:value-type="float" office:value="0" calcext:value-type="float">
            <text:p>0</text:p>
          </table:table-cell>
          <table:table-cell table:formula="of:=IF([$Data.FT33]=&quot;&quot;;0;(IF([$Data.FT33]=&quot;?&quot;;&quot;?&quot;;1)))" office:value-type="float" office:value="1" calcext:value-type="float">
            <text:p>1</text:p>
          </table:table-cell>
          <table:table-cell table:formula="of:=IF([$Data.FU33]=&quot;&quot;;0;(IF([$Data.FU33]=&quot;?&quot;;&quot;?&quot;;1)))" office:value-type="float" office:value="0" calcext:value-type="float">
            <text:p>0</text:p>
          </table:table-cell>
          <table:table-cell table:formula="of:=IF([$Data.FV33]=&quot;&quot;;0;(IF([$Data.FV33]=&quot;?&quot;;&quot;?&quot;;1)))" office:value-type="float" office:value="1" calcext:value-type="float">
            <text:p>1</text:p>
          </table:table-cell>
          <table:table-cell table:formula="of:=IF([$Data.FW33]=&quot;&quot;;0;(IF([$Data.FW33]=&quot;?&quot;;&quot;?&quot;;1)))" office:value-type="float" office:value="0" calcext:value-type="float">
            <text:p>0</text:p>
          </table:table-cell>
          <table:table-cell table:formula="of:=IF([$Data.FX33]=&quot;&quot;;0;(IF([$Data.FX33]=&quot;?&quot;;&quot;?&quot;;1)))" office:value-type="float" office:value="0" calcext:value-type="float">
            <text:p>0</text:p>
          </table:table-cell>
          <table:table-cell table:formula="of:=IF([$Data.FY33]=&quot;&quot;;0;(IF([$Data.FY33]=&quot;?&quot;;&quot;?&quot;;1)))" office:value-type="float" office:value="0" calcext:value-type="float">
            <text:p>0</text:p>
          </table:table-cell>
          <table:table-cell table:formula="of:=IF([$Data.FZ33]=&quot;&quot;;0;(IF([$Data.FZ33]=&quot;?&quot;;&quot;?&quot;;1)))" office:value-type="float" office:value="0" calcext:value-type="float">
            <text:p>0</text:p>
          </table:table-cell>
          <table:table-cell table:formula="of:=IF([$Data.GA33]=&quot;&quot;;0;(IF([$Data.GA33]=&quot;?&quot;;&quot;?&quot;;1)))" office:value-type="float" office:value="0" calcext:value-type="float">
            <text:p>0</text:p>
          </table:table-cell>
          <table:table-cell table:formula="of:=IF([$Data.GB33]=&quot;&quot;;0;(IF([$Data.GB33]=&quot;?&quot;;&quot;?&quot;;1)))" office:value-type="float" office:value="0" calcext:value-type="float">
            <text:p>0</text:p>
          </table:table-cell>
          <table:table-cell table:formula="of:=IF([$Data.GC33]=&quot;&quot;;0;(IF([$Data.GC33]=&quot;?&quot;;&quot;?&quot;;1)))" office:value-type="float" office:value="0" calcext:value-type="float">
            <text:p>0</text:p>
          </table:table-cell>
          <table:table-cell table:formula="of:=IF([$Data.GD33]=&quot;&quot;;0;(IF([$Data.GD33]=&quot;?&quot;;&quot;?&quot;;1)))" office:value-type="float" office:value="0" calcext:value-type="float">
            <text:p>0</text:p>
          </table:table-cell>
          <table:table-cell table:formula="of:=IF([$Data.GE33]=&quot;&quot;;0;(IF([$Data.GE33]=&quot;?&quot;;&quot;?&quot;;1)))" office:value-type="float" office:value="1" calcext:value-type="float">
            <text:p>1</text:p>
          </table:table-cell>
          <table:table-cell table:formula="of:=IF([$Data.GF33]=&quot;&quot;;0;(IF([$Data.GF33]=&quot;?&quot;;&quot;?&quot;;1)))" office:value-type="float" office:value="1" calcext:value-type="float">
            <text:p>1</text:p>
          </table:table-cell>
          <table:table-cell table:formula="of:=IF([$Data.GG33]=&quot;&quot;;0;(IF([$Data.GG33]=&quot;?&quot;;&quot;?&quot;;1)))" office:value-type="float" office:value="0" calcext:value-type="float">
            <text:p>0</text:p>
          </table:table-cell>
          <table:table-cell table:formula="of:=IF([$Data.GH33]=&quot;&quot;;0;(IF([$Data.GH33]=&quot;?&quot;;&quot;?&quot;;1)))" office:value-type="float" office:value="0" calcext:value-type="float">
            <text:p>0</text:p>
          </table:table-cell>
          <table:table-cell table:formula="of:=IF([$Data.GI33]=&quot;&quot;;0;(IF([$Data.GI33]=&quot;?&quot;;&quot;?&quot;;1)))" office:value-type="float" office:value="0" calcext:value-type="float">
            <text:p>0</text:p>
          </table:table-cell>
          <table:table-cell table:formula="of:=IF([$Data.GJ33]=&quot;&quot;;0;(IF([$Data.GJ33]=&quot;?&quot;;&quot;?&quot;;1)))" office:value-type="float" office:value="0" calcext:value-type="float">
            <text:p>0</text:p>
          </table:table-cell>
          <table:table-cell table:formula="of:=IF([$Data.GK33]=&quot;&quot;;0;(IF([$Data.GK33]=&quot;?&quot;;&quot;?&quot;;1)))" office:value-type="float" office:value="1" calcext:value-type="float">
            <text:p>1</text:p>
          </table:table-cell>
          <table:table-cell table:formula="of:=IF([$Data.GL33]=&quot;&quot;;0;(IF([$Data.GL33]=&quot;?&quot;;&quot;?&quot;;1)))" office:value-type="float" office:value="0" calcext:value-type="float">
            <text:p>0</text:p>
          </table:table-cell>
          <table:table-cell table:formula="of:=IF([$Data.GM33]=&quot;&quot;;0;(IF([$Data.GM33]=&quot;?&quot;;&quot;?&quot;;1)))" office:value-type="float" office:value="0" calcext:value-type="float">
            <text:p>0</text:p>
          </table:table-cell>
          <table:table-cell table:formula="of:=IF([$Data.GN33]=&quot;&quot;;0;(IF([$Data.GN33]=&quot;?&quot;;&quot;?&quot;;1)))" office:value-type="float" office:value="0" calcext:value-type="float">
            <text:p>0</text:p>
          </table:table-cell>
          <table:table-cell table:formula="of:=IF([$Data.GO33]=&quot;&quot;;0;(IF([$Data.GO33]=&quot;?&quot;;&quot;?&quot;;1)))" office:value-type="float" office:value="0" calcext:value-type="float">
            <text:p>0</text:p>
          </table:table-cell>
          <table:table-cell table:formula="of:=IF([$Data.GP33]=&quot;&quot;;0;(IF([$Data.GP33]=&quot;?&quot;;&quot;?&quot;;1)))" office:value-type="float" office:value="0" calcext:value-type="float">
            <text:p>0</text:p>
          </table:table-cell>
          <table:table-cell table:formula="of:=IF([$Data.GQ33]=&quot;&quot;;0;(IF([$Data.GQ33]=&quot;?&quot;;&quot;?&quot;;1)))" office:value-type="float" office:value="0" calcext:value-type="float">
            <text:p>0</text:p>
          </table:table-cell>
          <table:table-cell table:formula="of:=IF([$Data.GR33]=&quot;&quot;;0;(IF([$Data.GR33]=&quot;?&quot;;&quot;?&quot;;1)))" office:value-type="float" office:value="0" calcext:value-type="float">
            <text:p>0</text:p>
          </table:table-cell>
          <table:table-cell table:formula="of:=IF([$Data.GS33]=&quot;&quot;;0;(IF([$Data.GS33]=&quot;?&quot;;&quot;?&quot;;1)))" office:value-type="float" office:value="0" calcext:value-type="float">
            <text:p>0</text:p>
          </table:table-cell>
          <table:table-cell table:formula="of:=IF([$Data.GT33]=&quot;&quot;;0;(IF([$Data.GT33]=&quot;?&quot;;&quot;?&quot;;1)))" office:value-type="float" office:value="0" calcext:value-type="float">
            <text:p>0</text:p>
          </table:table-cell>
          <table:table-cell table:formula="of:=IF([$Data.GU33]=&quot;&quot;;0;(IF([$Data.GU33]=&quot;?&quot;;&quot;?&quot;;1)))" office:value-type="float" office:value="0" calcext:value-type="float">
            <text:p>0</text:p>
          </table:table-cell>
          <table:table-cell table:formula="of:=IF([$Data.GV33]=&quot;&quot;;0;(IF([$Data.GV33]=&quot;?&quot;;&quot;?&quot;;1)))" office:value-type="float" office:value="0" calcext:value-type="float">
            <text:p>0</text:p>
          </table:table-cell>
          <table:table-cell table:formula="of:=IF([$Data.GW33]=&quot;&quot;;0;(IF([$Data.GW33]=&quot;?&quot;;&quot;?&quot;;1)))" office:value-type="float" office:value="0" calcext:value-type="float">
            <text:p>0</text:p>
          </table:table-cell>
          <table:table-cell table:formula="of:=IF([$Data.GX33]=&quot;&quot;;0;(IF([$Data.GX33]=&quot;?&quot;;&quot;?&quot;;1)))" office:value-type="float" office:value="0" calcext:value-type="float">
            <text:p>0</text:p>
          </table:table-cell>
          <table:table-cell table:formula="of:=IF([$Data.GY33]=&quot;&quot;;0;(IF([$Data.GY33]=&quot;?&quot;;&quot;?&quot;;1)))" office:value-type="float" office:value="0" calcext:value-type="float">
            <text:p>0</text:p>
          </table:table-cell>
          <table:table-cell table:formula="of:=IF([$Data.GZ33]=&quot;&quot;;0;(IF([$Data.GZ33]=&quot;?&quot;;&quot;?&quot;;1)))" office:value-type="float" office:value="0" calcext:value-type="float">
            <text:p>0</text:p>
          </table:table-cell>
          <table:table-cell table:formula="of:=IF([$Data.HA33]=&quot;&quot;;0;(IF([$Data.HA33]=&quot;?&quot;;&quot;?&quot;;1)))" office:value-type="float" office:value="0" calcext:value-type="float">
            <text:p>0</text:p>
          </table:table-cell>
          <table:table-cell table:formula="of:=IF([$Data.HB33]=&quot;&quot;;0;(IF([$Data.HB33]=&quot;?&quot;;&quot;?&quot;;1)))" office:value-type="float" office:value="0" calcext:value-type="float">
            <text:p>0</text:p>
          </table:table-cell>
          <table:table-cell table:formula="of:=IF([$Data.HC33]=&quot;&quot;;0;(IF([$Data.HC33]=&quot;?&quot;;&quot;?&quot;;1)))" office:value-type="float" office:value="0" calcext:value-type="float">
            <text:p>0</text:p>
          </table:table-cell>
          <table:table-cell table:formula="of:=IF([$Data.HD33]=&quot;&quot;;0;(IF([$Data.HD33]=&quot;?&quot;;&quot;?&quot;;1)))" office:value-type="float" office:value="0" calcext:value-type="float">
            <text:p>0</text:p>
          </table:table-cell>
          <table:table-cell table:formula="of:=IF([$Data.HE33]=&quot;&quot;;0;(IF([$Data.HE33]=&quot;?&quot;;&quot;?&quot;;1)))" office:value-type="float" office:value="0" calcext:value-type="float">
            <text:p>0</text:p>
          </table:table-cell>
          <table:table-cell table:formula="of:=IF([$Data.HF33]=&quot;&quot;;0;(IF([$Data.HF33]=&quot;?&quot;;&quot;?&quot;;1)))" office:value-type="float" office:value="0" calcext:value-type="float">
            <text:p>0</text:p>
          </table:table-cell>
          <table:table-cell table:formula="of:=IF([$Data.HG33]=&quot;&quot;;0;(IF([$Data.HG33]=&quot;?&quot;;&quot;?&quot;;1)))" office:value-type="float" office:value="0" calcext:value-type="float">
            <text:p>0</text:p>
          </table:table-cell>
          <table:table-cell table:formula="of:=IF([$Data.HH33]=&quot;&quot;;0;(IF([$Data.HH33]=&quot;?&quot;;&quot;?&quot;;1)))" office:value-type="float" office:value="0" calcext:value-type="float">
            <text:p>0</text:p>
          </table:table-cell>
          <table:table-cell table:formula="of:=IF([$Data.HI33]=&quot;&quot;;0;(IF([$Data.HI33]=&quot;?&quot;;&quot;?&quot;;1)))" office:value-type="float" office:value="0" calcext:value-type="float">
            <text:p>0</text:p>
          </table:table-cell>
          <table:table-cell table:formula="of:=IF([$Data.HJ33]=&quot;&quot;;0;(IF([$Data.HJ33]=&quot;?&quot;;&quot;?&quot;;1)))" office:value-type="float" office:value="0" calcext:value-type="float">
            <text:p>0</text:p>
          </table:table-cell>
          <table:table-cell table:formula="of:=IF([$Data.HK33]=&quot;&quot;;0;(IF([$Data.HK33]=&quot;?&quot;;&quot;?&quot;;1)))" office:value-type="float" office:value="0" calcext:value-type="float">
            <text:p>0</text:p>
          </table:table-cell>
          <table:table-cell table:formula="of:=IF([$Data.HL33]=&quot;&quot;;0;(IF([$Data.HL33]=&quot;?&quot;;&quot;?&quot;;1)))" office:value-type="float" office:value="0" calcext:value-type="float">
            <text:p>0</text:p>
          </table:table-cell>
          <table:table-cell table:formula="of:=IF([$Data.HM33]=&quot;&quot;;0;(IF([$Data.HM33]=&quot;?&quot;;&quot;?&quot;;1)))" office:value-type="float" office:value="1" calcext:value-type="float">
            <text:p>1</text:p>
          </table:table-cell>
          <table:table-cell table:formula="of:=IF([$Data.HN33]=&quot;&quot;;0;(IF([$Data.HN33]=&quot;?&quot;;&quot;?&quot;;1)))" office:value-type="float" office:value="1" calcext:value-type="float">
            <text:p>1</text:p>
          </table:table-cell>
          <table:table-cell table:formula="of:=IF([$Data.HO33]=&quot;&quot;;0;(IF([$Data.HO33]=&quot;?&quot;;&quot;?&quot;;1)))" office:value-type="float" office:value="0" calcext:value-type="float">
            <text:p>0</text:p>
          </table:table-cell>
          <table:table-cell table:formula="of:=IF([$Data.HP33]=&quot;&quot;;0;(IF([$Data.HP33]=&quot;?&quot;;&quot;?&quot;;1)))" office:value-type="float" office:value="1" calcext:value-type="float">
            <text:p>1</text:p>
          </table:table-cell>
          <table:table-cell table:formula="of:=IF([$Data.HQ33]=&quot;&quot;;0;(IF([$Data.HQ33]=&quot;?&quot;;&quot;?&quot;;1)))" office:value-type="float" office:value="0" calcext:value-type="float">
            <text:p>0</text:p>
          </table:table-cell>
          <table:table-cell table:formula="of:=IF([$Data.HR33]=&quot;&quot;;0;(IF([$Data.HR33]=&quot;?&quot;;&quot;?&quot;;1)))" office:value-type="float" office:value="1" calcext:value-type="float">
            <text:p>1</text:p>
          </table:table-cell>
          <table:table-cell table:formula="of:=IF([$Data.HS33]=&quot;&quot;;0;(IF([$Data.HS33]=&quot;?&quot;;&quot;?&quot;;1)))" office:value-type="float" office:value="0" calcext:value-type="float">
            <text:p>0</text:p>
          </table:table-cell>
          <table:table-cell table:formula="of:=IF([$Data.HT33]=&quot;&quot;;0;(IF([$Data.HT33]=&quot;?&quot;;&quot;?&quot;;1)))" office:value-type="float" office:value="0" calcext:value-type="float">
            <text:p>0</text:p>
          </table:table-cell>
          <table:table-cell table:formula="of:=IF([$Data.HU33]=&quot;&quot;;0;(IF([$Data.HU33]=&quot;?&quot;;&quot;?&quot;;1)))" office:value-type="float" office:value="1" calcext:value-type="float">
            <text:p>1</text:p>
          </table:table-cell>
          <table:table-cell table:formula="of:=IF([$Data.HV33]=&quot;&quot;;0;(IF([$Data.HV33]=&quot;?&quot;;&quot;?&quot;;1)))" office:value-type="float" office:value="0" calcext:value-type="float">
            <text:p>0</text:p>
          </table:table-cell>
          <table:table-cell table:formula="of:=IF([$Data.HW33]=&quot;&quot;;0;(IF([$Data.HW33]=&quot;?&quot;;&quot;?&quot;;1)))" office:value-type="float" office:value="0" calcext:value-type="float">
            <text:p>0</text:p>
          </table:table-cell>
          <table:table-cell table:formula="of:=IF([$Data.HX33]=&quot;&quot;;0;(IF([$Data.HX33]=&quot;?&quot;;&quot;?&quot;;1)))" office:value-type="float" office:value="1" calcext:value-type="float">
            <text:p>1</text:p>
          </table:table-cell>
          <table:table-cell table:formula="of:=IF([$Data.HY33]=&quot;&quot;;0;(IF([$Data.HY33]=&quot;?&quot;;&quot;?&quot;;1)))" office:value-type="float" office:value="0" calcext:value-type="float">
            <text:p>0</text:p>
          </table:table-cell>
          <table:table-cell table:formula="of:=IF([$Data.HZ33]=&quot;&quot;;0;(IF([$Data.HZ33]=&quot;?&quot;;&quot;?&quot;;1)))" office:value-type="float" office:value="1" calcext:value-type="float">
            <text:p>1</text:p>
          </table:table-cell>
          <table:table-cell table:formula="of:=IF([$Data.IA33]=&quot;&quot;;0;(IF([$Data.IA33]=&quot;?&quot;;&quot;?&quot;;1)))" office:value-type="float" office:value="1" calcext:value-type="float">
            <text:p>1</text:p>
          </table:table-cell>
          <table:table-cell table:formula="of:=IF([$Data.IB33]=&quot;&quot;;0;(IF([$Data.IB33]=&quot;?&quot;;&quot;?&quot;;1)))" office:value-type="float" office:value="0" calcext:value-type="float">
            <text:p>0</text:p>
          </table:table-cell>
          <table:table-cell table:formula="of:=IF([$Data.IC33]=&quot;&quot;;0;(IF([$Data.IC33]=&quot;?&quot;;&quot;?&quot;;1)))" office:value-type="float" office:value="0" calcext:value-type="float">
            <text:p>0</text:p>
          </table:table-cell>
          <table:table-cell table:formula="of:=IF([$Data.ID33]=&quot;&quot;;0;(IF([$Data.ID33]=&quot;?&quot;;&quot;?&quot;;1)))" office:value-type="float" office:value="0" calcext:value-type="float">
            <text:p>0</text:p>
          </table:table-cell>
          <table:table-cell table:formula="of:=IF([$Data.IE33]=&quot;&quot;;0;(IF([$Data.IE33]=&quot;?&quot;;&quot;?&quot;;1)))" office:value-type="float" office:value="0" calcext:value-type="float">
            <text:p>0</text:p>
          </table:table-cell>
          <table:table-cell table:formula="of:=IF([$Data.IF33]=&quot;&quot;;0;(IF([$Data.IF33]=&quot;?&quot;;&quot;?&quot;;1)))" office:value-type="float" office:value="0" calcext:value-type="float">
            <text:p>0</text:p>
          </table:table-cell>
          <table:table-cell table:formula="of:=IF([$Data.IG33]=&quot;&quot;;0;(IF([$Data.IG33]=&quot;?&quot;;&quot;?&quot;;1)))" office:value-type="float" office:value="0" calcext:value-type="float">
            <text:p>0</text:p>
          </table:table-cell>
          <table:table-cell table:formula="of:=IF([$Data.IH33]=&quot;&quot;;0;(IF([$Data.IH33]=&quot;?&quot;;&quot;?&quot;;1)))" office:value-type="float" office:value="0" calcext:value-type="float">
            <text:p>0</text:p>
          </table:table-cell>
          <table:table-cell table:formula="of:=IF([$Data.II33]=&quot;&quot;;0;(IF([$Data.II33]=&quot;?&quot;;&quot;?&quot;;1)))" office:value-type="float" office:value="0" calcext:value-type="float">
            <text:p>0</text:p>
          </table:table-cell>
          <table:table-cell table:formula="of:=IF([$Data.IJ33]=&quot;&quot;;0;(IF([$Data.IJ33]=&quot;?&quot;;&quot;?&quot;;1)))" office:value-type="float" office:value="1" calcext:value-type="float">
            <text:p>1</text:p>
          </table:table-cell>
          <table:table-cell table:formula="of:=IF([$Data.IK33]=&quot;&quot;;0;(IF([$Data.IK33]=&quot;?&quot;;&quot;?&quot;;1)))" office:value-type="float" office:value="0" calcext:value-type="float">
            <text:p>0</text:p>
          </table:table-cell>
          <table:table-cell table:formula="of:=IF([$Data.IL33]=&quot;&quot;;0;(IF([$Data.IL33]=&quot;?&quot;;&quot;?&quot;;1)))" office:value-type="float" office:value="0" calcext:value-type="float">
            <text:p>0</text:p>
          </table:table-cell>
          <table:table-cell table:formula="of:=IF([$Data.IM33]=&quot;&quot;;0;(IF([$Data.IM33]=&quot;?&quot;;&quot;?&quot;;1)))" office:value-type="float" office:value="0" calcext:value-type="float">
            <text:p>0</text:p>
          </table:table-cell>
          <table:table-cell table:formula="of:=IF([$Data.IN33]=&quot;&quot;;0;(IF([$Data.IN33]=&quot;?&quot;;&quot;?&quot;;1)))" office:value-type="float" office:value="0" calcext:value-type="float">
            <text:p>0</text:p>
          </table:table-cell>
          <table:table-cell table:formula="of:=IF([$Data.IO33]=&quot;&quot;;0;(IF([$Data.IO33]=&quot;?&quot;;&quot;?&quot;;1)))" office:value-type="float" office:value="0" calcext:value-type="float">
            <text:p>0</text:p>
          </table:table-cell>
          <table:table-cell table:formula="of:=IF([$Data.IP33]=&quot;&quot;;0;(IF([$Data.IP33]=&quot;?&quot;;&quot;?&quot;;1)))" office:value-type="float" office:value="0" calcext:value-type="float">
            <text:p>0</text:p>
          </table:table-cell>
          <table:table-cell table:number-columns-repeated="2"/>
          <table:table-cell table:formula="of:=SUM([.B30:.HI30])" office:value-type="float" office:value="61" calcext:value-type="float">
            <text:p>61</text:p>
          </table:table-cell>
          <table:table-cell table:number-columns-repeated="804"/>
        </table:table-row>
        <table:table-row table:style-name="ro15">
          <table:table-cell table:formula="of:=[$Data.B34]" office:value-type="string" office:string-value="Tay Ban Rang" calcext:value-type="string">
            <text:p>Tay Ban Rang</text:p>
          </table:table-cell>
          <table:table-cell table:formula="of:=IF([$Data.AI34]=&quot;&quot;;0;(IF([$Data.AI34]=&quot;?&quot;;&quot;?&quot;;1)))" office:value-type="float" office:value="1" calcext:value-type="float">
            <text:p>1</text:p>
          </table:table-cell>
          <table:table-cell table:formula="of:=IF([$Data.AJ34]=&quot;&quot;;0;(IF([$Data.AJ34]=&quot;?&quot;;&quot;?&quot;;1)))" office:value-type="float" office:value="0" calcext:value-type="float">
            <text:p>0</text:p>
          </table:table-cell>
          <table:table-cell table:formula="of:=IF([$Data.AK34]=&quot;&quot;;0;(IF([$Data.AK34]=&quot;?&quot;;&quot;?&quot;;1)))" office:value-type="float" office:value="1" calcext:value-type="float">
            <text:p>1</text:p>
          </table:table-cell>
          <table:table-cell table:formula="of:=IF([$Data.AL34]=&quot;&quot;;0;(IF([$Data.AL34]=&quot;?&quot;;&quot;?&quot;;1)))" office:value-type="float" office:value="1" calcext:value-type="float">
            <text:p>1</text:p>
          </table:table-cell>
          <table:table-cell table:formula="of:=IF([$Data.AM34]=&quot;&quot;;0;(IF([$Data.AM34]=&quot;?&quot;;&quot;?&quot;;1)))" office:value-type="float" office:value="1" calcext:value-type="float">
            <text:p>1</text:p>
          </table:table-cell>
          <table:table-cell table:formula="of:=IF([$Data.AN34]=&quot;&quot;;0;(IF([$Data.AN34]=&quot;?&quot;;&quot;?&quot;;1)))" office:value-type="float" office:value="1" calcext:value-type="float">
            <text:p>1</text:p>
          </table:table-cell>
          <table:table-cell table:formula="of:=IF([$Data.AO34]=&quot;&quot;;0;(IF([$Data.AO34]=&quot;?&quot;;&quot;?&quot;;1)))" office:value-type="float" office:value="0" calcext:value-type="float">
            <text:p>0</text:p>
          </table:table-cell>
          <table:table-cell table:formula="of:=IF([$Data.AP34]=&quot;&quot;;0;(IF([$Data.AP34]=&quot;?&quot;;&quot;?&quot;;1)))" office:value-type="float" office:value="1" calcext:value-type="float">
            <text:p>1</text:p>
          </table:table-cell>
          <table:table-cell table:formula="of:=IF([$Data.AQ34]=&quot;&quot;;0;(IF([$Data.AQ34]=&quot;?&quot;;&quot;?&quot;;1)))" office:value-type="float" office:value="0" calcext:value-type="float">
            <text:p>0</text:p>
          </table:table-cell>
          <table:table-cell table:formula="of:=IF([$Data.AR34]=&quot;&quot;;0;(IF([$Data.AR34]=&quot;?&quot;;&quot;?&quot;;1)))" office:value-type="float" office:value="0" calcext:value-type="float">
            <text:p>0</text:p>
          </table:table-cell>
          <table:table-cell table:formula="of:=IF([$Data.AS34]=&quot;&quot;;0;(IF([$Data.AS34]=&quot;?&quot;;&quot;?&quot;;1)))" office:value-type="float" office:value="1" calcext:value-type="float">
            <text:p>1</text:p>
          </table:table-cell>
          <table:table-cell table:formula="of:=IF([$Data.AT34]=&quot;&quot;;0;(IF([$Data.AT34]=&quot;?&quot;;&quot;?&quot;;1)))" office:value-type="float" office:value="1" calcext:value-type="float">
            <text:p>1</text:p>
          </table:table-cell>
          <table:table-cell table:formula="of:=IF([$Data.AU34]=&quot;&quot;;0;(IF([$Data.AU34]=&quot;?&quot;;&quot;?&quot;;1)))" office:value-type="float" office:value="1" calcext:value-type="float">
            <text:p>1</text:p>
          </table:table-cell>
          <table:table-cell table:formula="of:=IF([$Data.AV34]=&quot;&quot;;0;(IF([$Data.AV34]=&quot;?&quot;;&quot;?&quot;;1)))" office:value-type="float" office:value="1" calcext:value-type="float">
            <text:p>1</text:p>
          </table:table-cell>
          <table:table-cell table:formula="of:=IF([$Data.AW34]=&quot;&quot;;0;(IF([$Data.AW34]=&quot;?&quot;;&quot;?&quot;;1)))" office:value-type="float" office:value="1" calcext:value-type="float">
            <text:p>1</text:p>
          </table:table-cell>
          <table:table-cell table:formula="of:=IF([$Data.AX34]=&quot;&quot;;0;(IF([$Data.AX34]=&quot;?&quot;;&quot;?&quot;;1)))" office:value-type="float" office:value="0" calcext:value-type="float">
            <text:p>0</text:p>
          </table:table-cell>
          <table:table-cell table:formula="of:=IF([$Data.AY34]=&quot;&quot;;0;(IF([$Data.AY34]=&quot;?&quot;;&quot;?&quot;;1)))" office:value-type="float" office:value="1" calcext:value-type="float">
            <text:p>1</text:p>
          </table:table-cell>
          <table:table-cell table:formula="of:=IF([$Data.AZ34]=&quot;&quot;;0;(IF([$Data.AZ34]=&quot;?&quot;;&quot;?&quot;;1)))" office:value-type="float" office:value="1" calcext:value-type="float">
            <text:p>1</text:p>
          </table:table-cell>
          <table:table-cell table:formula="of:=IF([$Data.BA34]=&quot;&quot;;0;(IF([$Data.BA34]=&quot;?&quot;;&quot;?&quot;;1)))" office:value-type="float" office:value="1" calcext:value-type="float">
            <text:p>1</text:p>
          </table:table-cell>
          <table:table-cell table:formula="of:=IF([$Data.BB34]=&quot;&quot;;0;(IF([$Data.BB34]=&quot;?&quot;;&quot;?&quot;;1)))" office:value-type="float" office:value="1" calcext:value-type="float">
            <text:p>1</text:p>
          </table:table-cell>
          <table:table-cell table:formula="of:=IF([$Data.BC34]=&quot;&quot;;0;(IF([$Data.BC34]=&quot;?&quot;;&quot;?&quot;;1)))" office:value-type="float" office:value="0" calcext:value-type="float">
            <text:p>0</text:p>
          </table:table-cell>
          <table:table-cell table:formula="of:=IF([$Data.BD34]=&quot;&quot;;0;(IF([$Data.BD34]=&quot;?&quot;;&quot;?&quot;;1)))" office:value-type="float" office:value="0" calcext:value-type="float">
            <text:p>0</text:p>
          </table:table-cell>
          <table:table-cell table:formula="of:=IF([$Data.BE34]=&quot;&quot;;0;(IF([$Data.BE34]=&quot;?&quot;;&quot;?&quot;;1)))" office:value-type="float" office:value="0" calcext:value-type="float">
            <text:p>0</text:p>
          </table:table-cell>
          <table:table-cell table:formula="of:=IF([$Data.BF34]=&quot;&quot;;0;(IF([$Data.BF34]=&quot;?&quot;;&quot;?&quot;;1)))" office:value-type="float" office:value="0" calcext:value-type="float">
            <text:p>0</text:p>
          </table:table-cell>
          <table:table-cell table:formula="of:=IF([$Data.BG34]=&quot;&quot;;0;(IF([$Data.BG34]=&quot;?&quot;;&quot;?&quot;;1)))" office:value-type="float" office:value="0" calcext:value-type="float">
            <text:p>0</text:p>
          </table:table-cell>
          <table:table-cell table:formula="of:=IF([$Data.BH34]=&quot;&quot;;0;(IF([$Data.BH34]=&quot;?&quot;;&quot;?&quot;;1)))" office:value-type="float" office:value="1" calcext:value-type="float">
            <text:p>1</text:p>
          </table:table-cell>
          <table:table-cell table:formula="of:=IF([$Data.BI34]=&quot;&quot;;0;(IF([$Data.BI34]=&quot;?&quot;;&quot;?&quot;;1)))" office:value-type="float" office:value="0" calcext:value-type="float">
            <text:p>0</text:p>
          </table:table-cell>
          <table:table-cell table:formula="of:=IF([$Data.BJ34]=&quot;&quot;;0;(IF([$Data.BJ34]=&quot;?&quot;;&quot;?&quot;;1)))" office:value-type="float" office:value="0" calcext:value-type="float">
            <text:p>0</text:p>
          </table:table-cell>
          <table:table-cell table:formula="of:=IF([$Data.BK34]=&quot;&quot;;0;(IF([$Data.BK34]=&quot;?&quot;;&quot;?&quot;;1)))" office:value-type="float" office:value="0" calcext:value-type="float">
            <text:p>0</text:p>
          </table:table-cell>
          <table:table-cell table:formula="of:=IF([$Data.BL34]=&quot;&quot;;0;(IF([$Data.BL34]=&quot;?&quot;;&quot;?&quot;;1)))" office:value-type="float" office:value="0" calcext:value-type="float">
            <text:p>0</text:p>
          </table:table-cell>
          <table:table-cell table:formula="of:=IF([$Data.BM34]=&quot;&quot;;0;(IF([$Data.BM34]=&quot;?&quot;;&quot;?&quot;;1)))" office:value-type="float" office:value="0" calcext:value-type="float">
            <text:p>0</text:p>
          </table:table-cell>
          <table:table-cell table:formula="of:=IF([$Data.BN34]=&quot;&quot;;0;(IF([$Data.BN34]=&quot;?&quot;;&quot;?&quot;;1)))" office:value-type="float" office:value="0" calcext:value-type="float">
            <text:p>0</text:p>
          </table:table-cell>
          <table:table-cell table:formula="of:=IF([$Data.BO34]=&quot;&quot;;0;(IF([$Data.BO34]=&quot;?&quot;;&quot;?&quot;;1)))" office:value-type="float" office:value="0" calcext:value-type="float">
            <text:p>0</text:p>
          </table:table-cell>
          <table:table-cell table:formula="of:=IF([$Data.BP34]=&quot;&quot;;0;(IF([$Data.BP34]=&quot;?&quot;;&quot;?&quot;;1)))" office:value-type="float" office:value="1" calcext:value-type="float">
            <text:p>1</text:p>
          </table:table-cell>
          <table:table-cell table:formula="of:=IF([$Data.BQ34]=&quot;&quot;;0;(IF([$Data.BQ34]=&quot;?&quot;;&quot;?&quot;;1)))" office:value-type="float" office:value="1" calcext:value-type="float">
            <text:p>1</text:p>
          </table:table-cell>
          <table:table-cell table:formula="of:=IF([$Data.BR34]=&quot;&quot;;0;(IF([$Data.BR34]=&quot;?&quot;;&quot;?&quot;;1)))" office:value-type="float" office:value="1" calcext:value-type="float">
            <text:p>1</text:p>
          </table:table-cell>
          <table:table-cell table:formula="of:=IF([$Data.BS34]=&quot;&quot;;0;(IF([$Data.BS34]=&quot;?&quot;;&quot;?&quot;;1)))" office:value-type="float" office:value="0" calcext:value-type="float">
            <text:p>0</text:p>
          </table:table-cell>
          <table:table-cell table:formula="of:=IF([$Data.BT34]=&quot;&quot;;0;(IF([$Data.BT34]=&quot;?&quot;;&quot;?&quot;;1)))" office:value-type="float" office:value="0" calcext:value-type="float">
            <text:p>0</text:p>
          </table:table-cell>
          <table:table-cell table:formula="of:=IF([$Data.BU34]=&quot;&quot;;0;(IF([$Data.BU34]=&quot;?&quot;;&quot;?&quot;;1)))" office:value-type="float" office:value="1" calcext:value-type="float">
            <text:p>1</text:p>
          </table:table-cell>
          <table:table-cell table:formula="of:=IF([$Data.BV34]=&quot;&quot;;0;(IF([$Data.BV34]=&quot;?&quot;;&quot;?&quot;;1)))" office:value-type="float" office:value="0" calcext:value-type="float">
            <text:p>0</text:p>
          </table:table-cell>
          <table:table-cell table:formula="of:=IF([$Data.BW34]=&quot;&quot;;0;(IF([$Data.BW34]=&quot;?&quot;;&quot;?&quot;;1)))" office:value-type="float" office:value="0" calcext:value-type="float">
            <text:p>0</text:p>
          </table:table-cell>
          <table:table-cell table:formula="of:=IF([$Data.BX34]=&quot;&quot;;0;(IF([$Data.BX34]=&quot;?&quot;;&quot;?&quot;;1)))" office:value-type="float" office:value="1" calcext:value-type="float">
            <text:p>1</text:p>
          </table:table-cell>
          <table:table-cell table:formula="of:=IF([$Data.BY34]=&quot;&quot;;0;(IF([$Data.BY34]=&quot;?&quot;;&quot;?&quot;;1)))" office:value-type="float" office:value="1" calcext:value-type="float">
            <text:p>1</text:p>
          </table:table-cell>
          <table:table-cell table:formula="of:=IF([$Data.BZ34]=&quot;&quot;;0;(IF([$Data.BZ34]=&quot;?&quot;;&quot;?&quot;;1)))" office:value-type="float" office:value="1" calcext:value-type="float">
            <text:p>1</text:p>
          </table:table-cell>
          <table:table-cell table:formula="of:=IF([$Data.CA34]=&quot;&quot;;0;(IF([$Data.CA34]=&quot;?&quot;;&quot;?&quot;;1)))" office:value-type="float" office:value="1" calcext:value-type="float">
            <text:p>1</text:p>
          </table:table-cell>
          <table:table-cell table:formula="of:=IF([$Data.CB34]=&quot;&quot;;0;(IF([$Data.CB34]=&quot;?&quot;;&quot;?&quot;;1)))" office:value-type="float" office:value="0" calcext:value-type="float">
            <text:p>0</text:p>
          </table:table-cell>
          <table:table-cell table:formula="of:=IF([$Data.CC34]=&quot;&quot;;0;(IF([$Data.CC34]=&quot;?&quot;;&quot;?&quot;;1)))" office:value-type="float" office:value="0" calcext:value-type="float">
            <text:p>0</text:p>
          </table:table-cell>
          <table:table-cell table:formula="of:=IF([$Data.CD34]=&quot;&quot;;0;(IF([$Data.CD34]=&quot;?&quot;;&quot;?&quot;;1)))" office:value-type="float" office:value="1" calcext:value-type="float">
            <text:p>1</text:p>
          </table:table-cell>
          <table:table-cell table:formula="of:=IF([$Data.CE34]=&quot;&quot;;0;(IF([$Data.CE34]=&quot;?&quot;;&quot;?&quot;;1)))" office:value-type="float" office:value="1" calcext:value-type="float">
            <text:p>1</text:p>
          </table:table-cell>
          <table:table-cell table:formula="of:=IF([$Data.CF34]=&quot;&quot;;0;(IF([$Data.CF34]=&quot;?&quot;;&quot;?&quot;;1)))" office:value-type="float" office:value="0" calcext:value-type="float">
            <text:p>0</text:p>
          </table:table-cell>
          <table:table-cell table:formula="of:=IF([$Data.CG34]=&quot;&quot;;0;(IF([$Data.CG34]=&quot;?&quot;;&quot;?&quot;;1)))" office:value-type="float" office:value="1" calcext:value-type="float">
            <text:p>1</text:p>
          </table:table-cell>
          <table:table-cell table:formula="of:=IF([$Data.CH34]=&quot;&quot;;0;(IF([$Data.CH34]=&quot;?&quot;;&quot;?&quot;;1)))" office:value-type="float" office:value="1" calcext:value-type="float">
            <text:p>1</text:p>
          </table:table-cell>
          <table:table-cell table:formula="of:=IF([$Data.CI34]=&quot;&quot;;0;(IF([$Data.CI34]=&quot;?&quot;;&quot;?&quot;;1)))" office:value-type="float" office:value="0" calcext:value-type="float">
            <text:p>0</text:p>
          </table:table-cell>
          <table:table-cell table:formula="of:=IF([$Data.CJ34]=&quot;&quot;;0;(IF([$Data.CJ34]=&quot;?&quot;;&quot;?&quot;;1)))" office:value-type="float" office:value="0" calcext:value-type="float">
            <text:p>0</text:p>
          </table:table-cell>
          <table:table-cell table:formula="of:=IF([$Data.CK34]=&quot;&quot;;0;(IF([$Data.CK34]=&quot;?&quot;;&quot;?&quot;;1)))" office:value-type="float" office:value="1" calcext:value-type="float">
            <text:p>1</text:p>
          </table:table-cell>
          <table:table-cell table:formula="of:=IF([$Data.CL34]=&quot;&quot;;0;(IF([$Data.CL34]=&quot;?&quot;;&quot;?&quot;;1)))" office:value-type="float" office:value="0" calcext:value-type="float">
            <text:p>0</text:p>
          </table:table-cell>
          <table:table-cell table:formula="of:=IF([$Data.CM34]=&quot;&quot;;0;(IF([$Data.CM34]=&quot;?&quot;;&quot;?&quot;;1)))" office:value-type="float" office:value="1" calcext:value-type="float">
            <text:p>1</text:p>
          </table:table-cell>
          <table:table-cell table:formula="of:=IF([$Data.CN34]=&quot;&quot;;0;(IF([$Data.CN34]=&quot;?&quot;;&quot;?&quot;;1)))" office:value-type="float" office:value="1" calcext:value-type="float">
            <text:p>1</text:p>
          </table:table-cell>
          <table:table-cell table:formula="of:=IF([$Data.CO34]=&quot;&quot;;0;(IF([$Data.CO34]=&quot;?&quot;;&quot;?&quot;;1)))" office:value-type="float" office:value="0" calcext:value-type="float">
            <text:p>0</text:p>
          </table:table-cell>
          <table:table-cell table:formula="of:=IF([$Data.CP34]=&quot;&quot;;0;(IF([$Data.CP34]=&quot;?&quot;;&quot;?&quot;;1)))" office:value-type="float" office:value="1" calcext:value-type="float">
            <text:p>1</text:p>
          </table:table-cell>
          <table:table-cell table:formula="of:=IF([$Data.CQ34]=&quot;&quot;;0;(IF([$Data.CQ34]=&quot;?&quot;;&quot;?&quot;;1)))" office:value-type="float" office:value="0" calcext:value-type="float">
            <text:p>0</text:p>
          </table:table-cell>
          <table:table-cell table:formula="of:=IF([$Data.CR34]=&quot;&quot;;0;(IF([$Data.CR34]=&quot;?&quot;;&quot;?&quot;;1)))" office:value-type="float" office:value="0" calcext:value-type="float">
            <text:p>0</text:p>
          </table:table-cell>
          <table:table-cell table:formula="of:=IF([$Data.CS34]=&quot;&quot;;0;(IF([$Data.CS34]=&quot;?&quot;;&quot;?&quot;;1)))" office:value-type="float" office:value="0" calcext:value-type="float">
            <text:p>0</text:p>
          </table:table-cell>
          <table:table-cell table:formula="of:=IF([$Data.CT34]=&quot;&quot;;0;(IF([$Data.CT34]=&quot;?&quot;;&quot;?&quot;;1)))" office:value-type="float" office:value="0" calcext:value-type="float">
            <text:p>0</text:p>
          </table:table-cell>
          <table:table-cell table:formula="of:=IF([$Data.CU34]=&quot;&quot;;0;(IF([$Data.CU34]=&quot;?&quot;;&quot;?&quot;;1)))" office:value-type="float" office:value="1" calcext:value-type="float">
            <text:p>1</text:p>
          </table:table-cell>
          <table:table-cell table:formula="of:=IF([$Data.CV34]=&quot;&quot;;0;(IF([$Data.CV34]=&quot;?&quot;;&quot;?&quot;;1)))" office:value-type="float" office:value="0" calcext:value-type="float">
            <text:p>0</text:p>
          </table:table-cell>
          <table:table-cell table:formula="of:=IF([$Data.CW34]=&quot;&quot;;0;(IF([$Data.CW34]=&quot;?&quot;;&quot;?&quot;;1)))" office:value-type="float" office:value="0" calcext:value-type="float">
            <text:p>0</text:p>
          </table:table-cell>
          <table:table-cell table:formula="of:=IF([$Data.CX34]=&quot;&quot;;0;(IF([$Data.CX34]=&quot;?&quot;;&quot;?&quot;;1)))" office:value-type="float" office:value="0" calcext:value-type="float">
            <text:p>0</text:p>
          </table:table-cell>
          <table:table-cell table:formula="of:=IF([$Data.CY34]=&quot;&quot;;0;(IF([$Data.CY34]=&quot;?&quot;;&quot;?&quot;;1)))" office:value-type="float" office:value="0" calcext:value-type="float">
            <text:p>0</text:p>
          </table:table-cell>
          <table:table-cell table:formula="of:=IF([$Data.CZ34]=&quot;&quot;;0;(IF([$Data.CZ34]=&quot;?&quot;;&quot;?&quot;;1)))" office:value-type="float" office:value="0" calcext:value-type="float">
            <text:p>0</text:p>
          </table:table-cell>
          <table:table-cell table:formula="of:=IF([$Data.DA34]=&quot;&quot;;0;(IF([$Data.DA34]=&quot;?&quot;;&quot;?&quot;;1)))" office:value-type="float" office:value="1" calcext:value-type="float">
            <text:p>1</text:p>
          </table:table-cell>
          <table:table-cell table:formula="of:=IF([$Data.DB34]=&quot;&quot;;0;(IF([$Data.DB34]=&quot;?&quot;;&quot;?&quot;;1)))" office:value-type="float" office:value="0" calcext:value-type="float">
            <text:p>0</text:p>
          </table:table-cell>
          <table:table-cell table:formula="of:=IF([$Data.DC34]=&quot;&quot;;0;(IF([$Data.DC34]=&quot;?&quot;;&quot;?&quot;;1)))" office:value-type="float" office:value="1" calcext:value-type="float">
            <text:p>1</text:p>
          </table:table-cell>
          <table:table-cell table:formula="of:=IF([$Data.DD34]=&quot;&quot;;0;(IF([$Data.DD34]=&quot;?&quot;;&quot;?&quot;;1)))" office:value-type="float" office:value="0" calcext:value-type="float">
            <text:p>0</text:p>
          </table:table-cell>
          <table:table-cell table:formula="of:=IF([$Data.DE34]=&quot;&quot;;0;(IF([$Data.DE34]=&quot;?&quot;;&quot;?&quot;;1)))" office:value-type="float" office:value="1" calcext:value-type="float">
            <text:p>1</text:p>
          </table:table-cell>
          <table:table-cell table:formula="of:=IF([$Data.DF34]=&quot;&quot;;0;(IF([$Data.DF34]=&quot;?&quot;;&quot;?&quot;;1)))" office:value-type="float" office:value="1" calcext:value-type="float">
            <text:p>1</text:p>
          </table:table-cell>
          <table:table-cell table:formula="of:=IF([$Data.DG34]=&quot;&quot;;0;(IF([$Data.DG34]=&quot;?&quot;;&quot;?&quot;;1)))" office:value-type="float" office:value="1" calcext:value-type="float">
            <text:p>1</text:p>
          </table:table-cell>
          <table:table-cell table:formula="of:=IF([$Data.DH34]=&quot;&quot;;0;(IF([$Data.DH34]=&quot;?&quot;;&quot;?&quot;;1)))" office:value-type="float" office:value="1" calcext:value-type="float">
            <text:p>1</text:p>
          </table:table-cell>
          <table:table-cell table:formula="of:=IF([$Data.DI34]=&quot;&quot;;0;(IF([$Data.DI34]=&quot;?&quot;;&quot;?&quot;;1)))" office:value-type="float" office:value="1" calcext:value-type="float">
            <text:p>1</text:p>
          </table:table-cell>
          <table:table-cell table:formula="of:=IF([$Data.DJ34]=&quot;&quot;;0;(IF([$Data.DJ34]=&quot;?&quot;;&quot;?&quot;;1)))" office:value-type="float" office:value="0" calcext:value-type="float">
            <text:p>0</text:p>
          </table:table-cell>
          <table:table-cell table:formula="of:=IF([$Data.DK34]=&quot;&quot;;0;(IF([$Data.DK34]=&quot;?&quot;;&quot;?&quot;;1)))" office:value-type="float" office:value="1" calcext:value-type="float">
            <text:p>1</text:p>
          </table:table-cell>
          <table:table-cell table:formula="of:=IF([$Data.DL34]=&quot;&quot;;0;(IF([$Data.DL34]=&quot;?&quot;;&quot;?&quot;;1)))" office:value-type="float" office:value="1" calcext:value-type="float">
            <text:p>1</text:p>
          </table:table-cell>
          <table:table-cell table:formula="of:=IF([$Data.DM34]=&quot;&quot;;0;(IF([$Data.DM34]=&quot;?&quot;;&quot;?&quot;;1)))" office:value-type="float" office:value="1" calcext:value-type="float">
            <text:p>1</text:p>
          </table:table-cell>
          <table:table-cell table:formula="of:=IF([$Data.DN34]=&quot;&quot;;0;(IF([$Data.DN34]=&quot;?&quot;;&quot;?&quot;;1)))" office:value-type="float" office:value="0" calcext:value-type="float">
            <text:p>0</text:p>
          </table:table-cell>
          <table:table-cell table:formula="of:=IF([$Data.DO34]=&quot;&quot;;0;(IF([$Data.DO34]=&quot;?&quot;;&quot;?&quot;;1)))" office:value-type="float" office:value="1" calcext:value-type="float">
            <text:p>1</text:p>
          </table:table-cell>
          <table:table-cell table:formula="of:=IF([$Data.DP34]=&quot;&quot;;0;(IF([$Data.DP34]=&quot;?&quot;;&quot;?&quot;;1)))" office:value-type="float" office:value="1" calcext:value-type="float">
            <text:p>1</text:p>
          </table:table-cell>
          <table:table-cell table:formula="of:=IF([$Data.DQ34]=&quot;&quot;;0;(IF([$Data.DQ34]=&quot;?&quot;;&quot;?&quot;;1)))" office:value-type="float" office:value="0" calcext:value-type="float">
            <text:p>0</text:p>
          </table:table-cell>
          <table:table-cell table:formula="of:=IF([$Data.DR34]=&quot;&quot;;0;(IF([$Data.DR34]=&quot;?&quot;;&quot;?&quot;;1)))" office:value-type="float" office:value="0" calcext:value-type="float">
            <text:p>0</text:p>
          </table:table-cell>
          <table:table-cell table:formula="of:=IF([$Data.DS34]=&quot;&quot;;0;(IF([$Data.DS34]=&quot;?&quot;;&quot;?&quot;;1)))" office:value-type="float" office:value="0" calcext:value-type="float">
            <text:p>0</text:p>
          </table:table-cell>
          <table:table-cell table:formula="of:=IF([$Data.DT34]=&quot;&quot;;0;(IF([$Data.DT34]=&quot;?&quot;;&quot;?&quot;;1)))" office:value-type="float" office:value="1" calcext:value-type="float">
            <text:p>1</text:p>
          </table:table-cell>
          <table:table-cell table:formula="of:=IF([$Data.DU34]=&quot;&quot;;0;(IF([$Data.DU34]=&quot;?&quot;;&quot;?&quot;;1)))" office:value-type="float" office:value="0" calcext:value-type="float">
            <text:p>0</text:p>
          </table:table-cell>
          <table:table-cell table:formula="of:=IF([$Data.DV34]=&quot;&quot;;0;(IF([$Data.DV34]=&quot;?&quot;;&quot;?&quot;;1)))" office:value-type="float" office:value="1" calcext:value-type="float">
            <text:p>1</text:p>
          </table:table-cell>
          <table:table-cell table:formula="of:=IF([$Data.DW34]=&quot;&quot;;0;(IF([$Data.DW34]=&quot;?&quot;;&quot;?&quot;;1)))" office:value-type="float" office:value="0" calcext:value-type="float">
            <text:p>0</text:p>
          </table:table-cell>
          <table:table-cell table:formula="of:=IF([$Data.DX34]=&quot;&quot;;0;(IF([$Data.DX34]=&quot;?&quot;;&quot;?&quot;;1)))" office:value-type="float" office:value="0" calcext:value-type="float">
            <text:p>0</text:p>
          </table:table-cell>
          <table:table-cell table:formula="of:=IF([$Data.DY34]=&quot;&quot;;0;(IF([$Data.DY34]=&quot;?&quot;;&quot;?&quot;;1)))" office:value-type="float" office:value="0" calcext:value-type="float">
            <text:p>0</text:p>
          </table:table-cell>
          <table:table-cell table:formula="of:=IF([$Data.DZ34]=&quot;&quot;;0;(IF([$Data.DZ34]=&quot;?&quot;;&quot;?&quot;;1)))" office:value-type="float" office:value="1" calcext:value-type="float">
            <text:p>1</text:p>
          </table:table-cell>
          <table:table-cell table:formula="of:=IF([$Data.EA34]=&quot;&quot;;0;(IF([$Data.EA34]=&quot;?&quot;;&quot;?&quot;;1)))" office:value-type="float" office:value="0" calcext:value-type="float">
            <text:p>0</text:p>
          </table:table-cell>
          <table:table-cell table:formula="of:=IF([$Data.EB34]=&quot;&quot;;0;(IF([$Data.EB34]=&quot;?&quot;;&quot;?&quot;;1)))" office:value-type="float" office:value="0" calcext:value-type="float">
            <text:p>0</text:p>
          </table:table-cell>
          <table:table-cell table:formula="of:=IF([$Data.EC34]=&quot;&quot;;0;(IF([$Data.EC34]=&quot;?&quot;;&quot;?&quot;;1)))" office:value-type="float" office:value="0" calcext:value-type="float">
            <text:p>0</text:p>
          </table:table-cell>
          <table:table-cell table:formula="of:=IF([$Data.ED34]=&quot;&quot;;0;(IF([$Data.ED34]=&quot;?&quot;;&quot;?&quot;;1)))" office:value-type="float" office:value="0" calcext:value-type="float">
            <text:p>0</text:p>
          </table:table-cell>
          <table:table-cell table:formula="of:=IF([$Data.EE34]=&quot;&quot;;0;(IF([$Data.EE34]=&quot;?&quot;;&quot;?&quot;;1)))" office:value-type="float" office:value="1" calcext:value-type="float">
            <text:p>1</text:p>
          </table:table-cell>
          <table:table-cell table:formula="of:=IF([$Data.EF34]=&quot;&quot;;0;(IF([$Data.EF34]=&quot;?&quot;;&quot;?&quot;;1)))" office:value-type="float" office:value="0" calcext:value-type="float">
            <text:p>0</text:p>
          </table:table-cell>
          <table:table-cell table:formula="of:=IF([$Data.EG34]=&quot;&quot;;0;(IF([$Data.EG34]=&quot;?&quot;;&quot;?&quot;;1)))" office:value-type="float" office:value="0" calcext:value-type="float">
            <text:p>0</text:p>
          </table:table-cell>
          <table:table-cell table:formula="of:=IF([$Data.EH34]=&quot;&quot;;0;(IF([$Data.EH34]=&quot;?&quot;;&quot;?&quot;;1)))" office:value-type="float" office:value="1" calcext:value-type="float">
            <text:p>1</text:p>
          </table:table-cell>
          <table:table-cell table:formula="of:=IF([$Data.EI34]=&quot;&quot;;0;(IF([$Data.EI34]=&quot;?&quot;;&quot;?&quot;;1)))" office:value-type="float" office:value="0" calcext:value-type="float">
            <text:p>0</text:p>
          </table:table-cell>
          <table:table-cell table:formula="of:=IF([$Data.EJ34]=&quot;&quot;;0;(IF([$Data.EJ34]=&quot;?&quot;;&quot;?&quot;;1)))" office:value-type="float" office:value="0" calcext:value-type="float">
            <text:p>0</text:p>
          </table:table-cell>
          <table:table-cell table:formula="of:=IF([$Data.EK34]=&quot;&quot;;0;(IF([$Data.EK34]=&quot;?&quot;;&quot;?&quot;;1)))" office:value-type="float" office:value="0" calcext:value-type="float">
            <text:p>0</text:p>
          </table:table-cell>
          <table:table-cell table:formula="of:=IF([$Data.EL34]=&quot;&quot;;0;(IF([$Data.EL34]=&quot;?&quot;;&quot;?&quot;;1)))" office:value-type="float" office:value="1" calcext:value-type="float">
            <text:p>1</text:p>
          </table:table-cell>
          <table:table-cell table:formula="of:=IF([$Data.EM34]=&quot;&quot;;0;(IF([$Data.EM34]=&quot;?&quot;;&quot;?&quot;;1)))" office:value-type="float" office:value="0" calcext:value-type="float">
            <text:p>0</text:p>
          </table:table-cell>
          <table:table-cell table:formula="of:=IF([$Data.EN34]=&quot;&quot;;0;(IF([$Data.EN34]=&quot;?&quot;;&quot;?&quot;;1)))" office:value-type="float" office:value="0" calcext:value-type="float">
            <text:p>0</text:p>
          </table:table-cell>
          <table:table-cell table:formula="of:=IF([$Data.EO34]=&quot;&quot;;0;(IF([$Data.EO34]=&quot;?&quot;;&quot;?&quot;;1)))" office:value-type="float" office:value="1" calcext:value-type="float">
            <text:p>1</text:p>
          </table:table-cell>
          <table:table-cell table:formula="of:=IF([$Data.EP34]=&quot;&quot;;0;(IF([$Data.EP34]=&quot;?&quot;;&quot;?&quot;;1)))" office:value-type="float" office:value="0" calcext:value-type="float">
            <text:p>0</text:p>
          </table:table-cell>
          <table:table-cell table:formula="of:=IF([$Data.EQ34]=&quot;&quot;;0;(IF([$Data.EQ34]=&quot;?&quot;;&quot;?&quot;;1)))" office:value-type="float" office:value="0" calcext:value-type="float">
            <text:p>0</text:p>
          </table:table-cell>
          <table:table-cell table:formula="of:=IF([$Data.ER34]=&quot;&quot;;0;(IF([$Data.ER34]=&quot;?&quot;;&quot;?&quot;;1)))" office:value-type="float" office:value="0" calcext:value-type="float">
            <text:p>0</text:p>
          </table:table-cell>
          <table:table-cell table:formula="of:=IF([$Data.ES34]=&quot;&quot;;0;(IF([$Data.ES34]=&quot;?&quot;;&quot;?&quot;;1)))" office:value-type="float" office:value="0" calcext:value-type="float">
            <text:p>0</text:p>
          </table:table-cell>
          <table:table-cell table:formula="of:=IF([$Data.ET34]=&quot;&quot;;0;(IF([$Data.ET34]=&quot;?&quot;;&quot;?&quot;;1)))" office:value-type="float" office:value="0" calcext:value-type="float">
            <text:p>0</text:p>
          </table:table-cell>
          <table:table-cell table:formula="of:=IF([$Data.EU34]=&quot;&quot;;0;(IF([$Data.EU34]=&quot;?&quot;;&quot;?&quot;;1)))" office:value-type="float" office:value="0" calcext:value-type="float">
            <text:p>0</text:p>
          </table:table-cell>
          <table:table-cell table:formula="of:=IF([$Data.EV34]=&quot;&quot;;0;(IF([$Data.EV34]=&quot;?&quot;;&quot;?&quot;;1)))" office:value-type="float" office:value="0" calcext:value-type="float">
            <text:p>0</text:p>
          </table:table-cell>
          <table:table-cell table:formula="of:=IF([$Data.EW34]=&quot;&quot;;0;(IF([$Data.EW34]=&quot;?&quot;;&quot;?&quot;;1)))" office:value-type="float" office:value="0" calcext:value-type="float">
            <text:p>0</text:p>
          </table:table-cell>
          <table:table-cell table:formula="of:=IF([$Data.EX34]=&quot;&quot;;0;(IF([$Data.EX34]=&quot;?&quot;;&quot;?&quot;;1)))" office:value-type="float" office:value="0" calcext:value-type="float">
            <text:p>0</text:p>
          </table:table-cell>
          <table:table-cell table:formula="of:=IF([$Data.EY34]=&quot;&quot;;0;(IF([$Data.EY34]=&quot;?&quot;;&quot;?&quot;;1)))" office:value-type="float" office:value="0" calcext:value-type="float">
            <text:p>0</text:p>
          </table:table-cell>
          <table:table-cell table:formula="of:=IF([$Data.EZ34]=&quot;&quot;;0;(IF([$Data.EZ34]=&quot;?&quot;;&quot;?&quot;;1)))" office:value-type="float" office:value="0" calcext:value-type="float">
            <text:p>0</text:p>
          </table:table-cell>
          <table:table-cell table:formula="of:=IF([$Data.FA34]=&quot;&quot;;0;(IF([$Data.FA34]=&quot;?&quot;;&quot;?&quot;;1)))" office:value-type="float" office:value="0" calcext:value-type="float">
            <text:p>0</text:p>
          </table:table-cell>
          <table:table-cell table:formula="of:=IF([$Data.FB34]=&quot;&quot;;0;(IF([$Data.FB34]=&quot;?&quot;;&quot;?&quot;;1)))" office:value-type="float" office:value="0" calcext:value-type="float">
            <text:p>0</text:p>
          </table:table-cell>
          <table:table-cell table:formula="of:=IF([$Data.FC34]=&quot;&quot;;0;(IF([$Data.FC34]=&quot;?&quot;;&quot;?&quot;;1)))" office:value-type="float" office:value="0" calcext:value-type="float">
            <text:p>0</text:p>
          </table:table-cell>
          <table:table-cell table:formula="of:=IF([$Data.FD34]=&quot;&quot;;0;(IF([$Data.FD34]=&quot;?&quot;;&quot;?&quot;;1)))" office:value-type="float" office:value="0" calcext:value-type="float">
            <text:p>0</text:p>
          </table:table-cell>
          <table:table-cell table:formula="of:=IF([$Data.FE34]=&quot;&quot;;0;(IF([$Data.FE34]=&quot;?&quot;;&quot;?&quot;;1)))" office:value-type="float" office:value="0" calcext:value-type="float">
            <text:p>0</text:p>
          </table:table-cell>
          <table:table-cell table:formula="of:=IF([$Data.FF34]=&quot;&quot;;0;(IF([$Data.FF34]=&quot;?&quot;;&quot;?&quot;;1)))" office:value-type="float" office:value="0" calcext:value-type="float">
            <text:p>0</text:p>
          </table:table-cell>
          <table:table-cell table:formula="of:=IF([$Data.FG34]=&quot;&quot;;0;(IF([$Data.FG34]=&quot;?&quot;;&quot;?&quot;;1)))" office:value-type="float" office:value="0" calcext:value-type="float">
            <text:p>0</text:p>
          </table:table-cell>
          <table:table-cell table:formula="of:=IF([$Data.FH34]=&quot;&quot;;0;(IF([$Data.FH34]=&quot;?&quot;;&quot;?&quot;;1)))" office:value-type="float" office:value="0" calcext:value-type="float">
            <text:p>0</text:p>
          </table:table-cell>
          <table:table-cell table:formula="of:=IF([$Data.FI34]=&quot;&quot;;0;(IF([$Data.FI34]=&quot;?&quot;;&quot;?&quot;;1)))" office:value-type="float" office:value="0" calcext:value-type="float">
            <text:p>0</text:p>
          </table:table-cell>
          <table:table-cell table:formula="of:=IF([$Data.FJ34]=&quot;&quot;;0;(IF([$Data.FJ34]=&quot;?&quot;;&quot;?&quot;;1)))" office:value-type="float" office:value="1" calcext:value-type="float">
            <text:p>1</text:p>
          </table:table-cell>
          <table:table-cell table:formula="of:=IF([$Data.FK34]=&quot;&quot;;0;(IF([$Data.FK34]=&quot;?&quot;;&quot;?&quot;;1)))" office:value-type="float" office:value="0" calcext:value-type="float">
            <text:p>0</text:p>
          </table:table-cell>
          <table:table-cell table:formula="of:=IF([$Data.FL34]=&quot;&quot;;0;(IF([$Data.FL34]=&quot;?&quot;;&quot;?&quot;;1)))" office:value-type="float" office:value="0" calcext:value-type="float">
            <text:p>0</text:p>
          </table:table-cell>
          <table:table-cell table:formula="of:=IF([$Data.FM34]=&quot;&quot;;0;(IF([$Data.FM34]=&quot;?&quot;;&quot;?&quot;;1)))" office:value-type="float" office:value="0" calcext:value-type="float">
            <text:p>0</text:p>
          </table:table-cell>
          <table:table-cell table:formula="of:=IF([$Data.FN34]=&quot;&quot;;0;(IF([$Data.FN34]=&quot;?&quot;;&quot;?&quot;;1)))" office:value-type="float" office:value="0" calcext:value-type="float">
            <text:p>0</text:p>
          </table:table-cell>
          <table:table-cell table:formula="of:=IF([$Data.FO34]=&quot;&quot;;0;(IF([$Data.FO34]=&quot;?&quot;;&quot;?&quot;;1)))" office:value-type="float" office:value="1" calcext:value-type="float">
            <text:p>1</text:p>
          </table:table-cell>
          <table:table-cell table:formula="of:=IF([$Data.FP34]=&quot;&quot;;0;(IF([$Data.FP34]=&quot;?&quot;;&quot;?&quot;;1)))" office:value-type="float" office:value="1" calcext:value-type="float">
            <text:p>1</text:p>
          </table:table-cell>
          <table:table-cell table:formula="of:=IF([$Data.FQ34]=&quot;&quot;;0;(IF([$Data.FQ34]=&quot;?&quot;;&quot;?&quot;;1)))" office:value-type="float" office:value="1" calcext:value-type="float">
            <text:p>1</text:p>
          </table:table-cell>
          <table:table-cell table:formula="of:=IF([$Data.FR34]=&quot;&quot;;0;(IF([$Data.FR34]=&quot;?&quot;;&quot;?&quot;;1)))" office:value-type="float" office:value="1" calcext:value-type="float">
            <text:p>1</text:p>
          </table:table-cell>
          <table:table-cell table:formula="of:=IF([$Data.FS34]=&quot;&quot;;0;(IF([$Data.FS34]=&quot;?&quot;;&quot;?&quot;;1)))" office:value-type="float" office:value="0" calcext:value-type="float">
            <text:p>0</text:p>
          </table:table-cell>
          <table:table-cell table:formula="of:=IF([$Data.FT34]=&quot;&quot;;0;(IF([$Data.FT34]=&quot;?&quot;;&quot;?&quot;;1)))" office:value-type="float" office:value="1" calcext:value-type="float">
            <text:p>1</text:p>
          </table:table-cell>
          <table:table-cell table:formula="of:=IF([$Data.FU34]=&quot;&quot;;0;(IF([$Data.FU34]=&quot;?&quot;;&quot;?&quot;;1)))" office:value-type="float" office:value="1" calcext:value-type="float">
            <text:p>1</text:p>
          </table:table-cell>
          <table:table-cell table:formula="of:=IF([$Data.FV34]=&quot;&quot;;0;(IF([$Data.FV34]=&quot;?&quot;;&quot;?&quot;;1)))" office:value-type="float" office:value="0" calcext:value-type="float">
            <text:p>0</text:p>
          </table:table-cell>
          <table:table-cell table:formula="of:=IF([$Data.FW34]=&quot;&quot;;0;(IF([$Data.FW34]=&quot;?&quot;;&quot;?&quot;;1)))" office:value-type="float" office:value="0" calcext:value-type="float">
            <text:p>0</text:p>
          </table:table-cell>
          <table:table-cell table:formula="of:=IF([$Data.FX34]=&quot;&quot;;0;(IF([$Data.FX34]=&quot;?&quot;;&quot;?&quot;;1)))" office:value-type="float" office:value="0" calcext:value-type="float">
            <text:p>0</text:p>
          </table:table-cell>
          <table:table-cell table:formula="of:=IF([$Data.FY34]=&quot;&quot;;0;(IF([$Data.FY34]=&quot;?&quot;;&quot;?&quot;;1)))" office:value-type="float" office:value="0" calcext:value-type="float">
            <text:p>0</text:p>
          </table:table-cell>
          <table:table-cell table:formula="of:=IF([$Data.FZ34]=&quot;&quot;;0;(IF([$Data.FZ34]=&quot;?&quot;;&quot;?&quot;;1)))" office:value-type="float" office:value="0" calcext:value-type="float">
            <text:p>0</text:p>
          </table:table-cell>
          <table:table-cell table:formula="of:=IF([$Data.GA34]=&quot;&quot;;0;(IF([$Data.GA34]=&quot;?&quot;;&quot;?&quot;;1)))" office:value-type="float" office:value="0" calcext:value-type="float">
            <text:p>0</text:p>
          </table:table-cell>
          <table:table-cell table:formula="of:=IF([$Data.GB34]=&quot;&quot;;0;(IF([$Data.GB34]=&quot;?&quot;;&quot;?&quot;;1)))" office:value-type="float" office:value="0" calcext:value-type="float">
            <text:p>0</text:p>
          </table:table-cell>
          <table:table-cell table:formula="of:=IF([$Data.GC34]=&quot;&quot;;0;(IF([$Data.GC34]=&quot;?&quot;;&quot;?&quot;;1)))" office:value-type="float" office:value="1" calcext:value-type="float">
            <text:p>1</text:p>
          </table:table-cell>
          <table:table-cell table:formula="of:=IF([$Data.GD34]=&quot;&quot;;0;(IF([$Data.GD34]=&quot;?&quot;;&quot;?&quot;;1)))" office:value-type="float" office:value="0" calcext:value-type="float">
            <text:p>0</text:p>
          </table:table-cell>
          <table:table-cell table:formula="of:=IF([$Data.GE34]=&quot;&quot;;0;(IF([$Data.GE34]=&quot;?&quot;;&quot;?&quot;;1)))" office:value-type="float" office:value="1" calcext:value-type="float">
            <text:p>1</text:p>
          </table:table-cell>
          <table:table-cell table:formula="of:=IF([$Data.GF34]=&quot;&quot;;0;(IF([$Data.GF34]=&quot;?&quot;;&quot;?&quot;;1)))" office:value-type="float" office:value="1" calcext:value-type="float">
            <text:p>1</text:p>
          </table:table-cell>
          <table:table-cell table:formula="of:=IF([$Data.GG34]=&quot;&quot;;0;(IF([$Data.GG34]=&quot;?&quot;;&quot;?&quot;;1)))" office:value-type="float" office:value="0" calcext:value-type="float">
            <text:p>0</text:p>
          </table:table-cell>
          <table:table-cell table:formula="of:=IF([$Data.GH34]=&quot;&quot;;0;(IF([$Data.GH34]=&quot;?&quot;;&quot;?&quot;;1)))" office:value-type="float" office:value="0" calcext:value-type="float">
            <text:p>0</text:p>
          </table:table-cell>
          <table:table-cell table:formula="of:=IF([$Data.GI34]=&quot;&quot;;0;(IF([$Data.GI34]=&quot;?&quot;;&quot;?&quot;;1)))" office:value-type="float" office:value="1" calcext:value-type="float">
            <text:p>1</text:p>
          </table:table-cell>
          <table:table-cell table:formula="of:=IF([$Data.GJ34]=&quot;&quot;;0;(IF([$Data.GJ34]=&quot;?&quot;;&quot;?&quot;;1)))" office:value-type="float" office:value="0" calcext:value-type="float">
            <text:p>0</text:p>
          </table:table-cell>
          <table:table-cell table:formula="of:=IF([$Data.GK34]=&quot;&quot;;0;(IF([$Data.GK34]=&quot;?&quot;;&quot;?&quot;;1)))" office:value-type="float" office:value="1" calcext:value-type="float">
            <text:p>1</text:p>
          </table:table-cell>
          <table:table-cell table:formula="of:=IF([$Data.GL34]=&quot;&quot;;0;(IF([$Data.GL34]=&quot;?&quot;;&quot;?&quot;;1)))" office:value-type="float" office:value="0" calcext:value-type="float">
            <text:p>0</text:p>
          </table:table-cell>
          <table:table-cell table:formula="of:=IF([$Data.GM34]=&quot;&quot;;0;(IF([$Data.GM34]=&quot;?&quot;;&quot;?&quot;;1)))" office:value-type="float" office:value="0" calcext:value-type="float">
            <text:p>0</text:p>
          </table:table-cell>
          <table:table-cell table:formula="of:=IF([$Data.GN34]=&quot;&quot;;0;(IF([$Data.GN34]=&quot;?&quot;;&quot;?&quot;;1)))" office:value-type="float" office:value="0" calcext:value-type="float">
            <text:p>0</text:p>
          </table:table-cell>
          <table:table-cell table:formula="of:=IF([$Data.GO34]=&quot;&quot;;0;(IF([$Data.GO34]=&quot;?&quot;;&quot;?&quot;;1)))" office:value-type="float" office:value="0" calcext:value-type="float">
            <text:p>0</text:p>
          </table:table-cell>
          <table:table-cell table:formula="of:=IF([$Data.GP34]=&quot;&quot;;0;(IF([$Data.GP34]=&quot;?&quot;;&quot;?&quot;;1)))" office:value-type="float" office:value="0" calcext:value-type="float">
            <text:p>0</text:p>
          </table:table-cell>
          <table:table-cell table:formula="of:=IF([$Data.GQ34]=&quot;&quot;;0;(IF([$Data.GQ34]=&quot;?&quot;;&quot;?&quot;;1)))" office:value-type="float" office:value="0" calcext:value-type="float">
            <text:p>0</text:p>
          </table:table-cell>
          <table:table-cell table:formula="of:=IF([$Data.GR34]=&quot;&quot;;0;(IF([$Data.GR34]=&quot;?&quot;;&quot;?&quot;;1)))" office:value-type="float" office:value="0" calcext:value-type="float">
            <text:p>0</text:p>
          </table:table-cell>
          <table:table-cell table:formula="of:=IF([$Data.GS34]=&quot;&quot;;0;(IF([$Data.GS34]=&quot;?&quot;;&quot;?&quot;;1)))" office:value-type="float" office:value="0" calcext:value-type="float">
            <text:p>0</text:p>
          </table:table-cell>
          <table:table-cell table:formula="of:=IF([$Data.GT34]=&quot;&quot;;0;(IF([$Data.GT34]=&quot;?&quot;;&quot;?&quot;;1)))" office:value-type="float" office:value="0" calcext:value-type="float">
            <text:p>0</text:p>
          </table:table-cell>
          <table:table-cell table:formula="of:=IF([$Data.GU34]=&quot;&quot;;0;(IF([$Data.GU34]=&quot;?&quot;;&quot;?&quot;;1)))" office:value-type="float" office:value="0" calcext:value-type="float">
            <text:p>0</text:p>
          </table:table-cell>
          <table:table-cell table:formula="of:=IF([$Data.GV34]=&quot;&quot;;0;(IF([$Data.GV34]=&quot;?&quot;;&quot;?&quot;;1)))" office:value-type="float" office:value="0" calcext:value-type="float">
            <text:p>0</text:p>
          </table:table-cell>
          <table:table-cell table:formula="of:=IF([$Data.GW34]=&quot;&quot;;0;(IF([$Data.GW34]=&quot;?&quot;;&quot;?&quot;;1)))" office:value-type="float" office:value="0" calcext:value-type="float">
            <text:p>0</text:p>
          </table:table-cell>
          <table:table-cell table:formula="of:=IF([$Data.GX34]=&quot;&quot;;0;(IF([$Data.GX34]=&quot;?&quot;;&quot;?&quot;;1)))" office:value-type="float" office:value="0" calcext:value-type="float">
            <text:p>0</text:p>
          </table:table-cell>
          <table:table-cell table:formula="of:=IF([$Data.GY34]=&quot;&quot;;0;(IF([$Data.GY34]=&quot;?&quot;;&quot;?&quot;;1)))" office:value-type="float" office:value="0" calcext:value-type="float">
            <text:p>0</text:p>
          </table:table-cell>
          <table:table-cell table:formula="of:=IF([$Data.GZ34]=&quot;&quot;;0;(IF([$Data.GZ34]=&quot;?&quot;;&quot;?&quot;;1)))" office:value-type="float" office:value="0" calcext:value-type="float">
            <text:p>0</text:p>
          </table:table-cell>
          <table:table-cell table:formula="of:=IF([$Data.HA34]=&quot;&quot;;0;(IF([$Data.HA34]=&quot;?&quot;;&quot;?&quot;;1)))" office:value-type="float" office:value="0" calcext:value-type="float">
            <text:p>0</text:p>
          </table:table-cell>
          <table:table-cell table:formula="of:=IF([$Data.HB34]=&quot;&quot;;0;(IF([$Data.HB34]=&quot;?&quot;;&quot;?&quot;;1)))" office:value-type="float" office:value="0" calcext:value-type="float">
            <text:p>0</text:p>
          </table:table-cell>
          <table:table-cell table:formula="of:=IF([$Data.HC34]=&quot;&quot;;0;(IF([$Data.HC34]=&quot;?&quot;;&quot;?&quot;;1)))" office:value-type="float" office:value="0" calcext:value-type="float">
            <text:p>0</text:p>
          </table:table-cell>
          <table:table-cell table:formula="of:=IF([$Data.HD34]=&quot;&quot;;0;(IF([$Data.HD34]=&quot;?&quot;;&quot;?&quot;;1)))" office:value-type="float" office:value="0" calcext:value-type="float">
            <text:p>0</text:p>
          </table:table-cell>
          <table:table-cell table:formula="of:=IF([$Data.HE34]=&quot;&quot;;0;(IF([$Data.HE34]=&quot;?&quot;;&quot;?&quot;;1)))" office:value-type="float" office:value="0" calcext:value-type="float">
            <text:p>0</text:p>
          </table:table-cell>
          <table:table-cell table:formula="of:=IF([$Data.HF34]=&quot;&quot;;0;(IF([$Data.HF34]=&quot;?&quot;;&quot;?&quot;;1)))" office:value-type="float" office:value="0" calcext:value-type="float">
            <text:p>0</text:p>
          </table:table-cell>
          <table:table-cell table:formula="of:=IF([$Data.HG34]=&quot;&quot;;0;(IF([$Data.HG34]=&quot;?&quot;;&quot;?&quot;;1)))" office:value-type="float" office:value="0" calcext:value-type="float">
            <text:p>0</text:p>
          </table:table-cell>
          <table:table-cell table:formula="of:=IF([$Data.HH34]=&quot;&quot;;0;(IF([$Data.HH34]=&quot;?&quot;;&quot;?&quot;;1)))" office:value-type="float" office:value="0" calcext:value-type="float">
            <text:p>0</text:p>
          </table:table-cell>
          <table:table-cell table:formula="of:=IF([$Data.HI34]=&quot;&quot;;0;(IF([$Data.HI34]=&quot;?&quot;;&quot;?&quot;;1)))" office:value-type="float" office:value="0" calcext:value-type="float">
            <text:p>0</text:p>
          </table:table-cell>
          <table:table-cell table:formula="of:=IF([$Data.HJ34]=&quot;&quot;;0;(IF([$Data.HJ34]=&quot;?&quot;;&quot;?&quot;;1)))" office:value-type="float" office:value="0" calcext:value-type="float">
            <text:p>0</text:p>
          </table:table-cell>
          <table:table-cell table:formula="of:=IF([$Data.HK34]=&quot;&quot;;0;(IF([$Data.HK34]=&quot;?&quot;;&quot;?&quot;;1)))" office:value-type="float" office:value="0" calcext:value-type="float">
            <text:p>0</text:p>
          </table:table-cell>
          <table:table-cell table:formula="of:=IF([$Data.HL34]=&quot;&quot;;0;(IF([$Data.HL34]=&quot;?&quot;;&quot;?&quot;;1)))" office:value-type="float" office:value="0" calcext:value-type="float">
            <text:p>0</text:p>
          </table:table-cell>
          <table:table-cell table:formula="of:=IF([$Data.HM34]=&quot;&quot;;0;(IF([$Data.HM34]=&quot;?&quot;;&quot;?&quot;;1)))" office:value-type="float" office:value="1" calcext:value-type="float">
            <text:p>1</text:p>
          </table:table-cell>
          <table:table-cell table:formula="of:=IF([$Data.HN34]=&quot;&quot;;0;(IF([$Data.HN34]=&quot;?&quot;;&quot;?&quot;;1)))" office:value-type="float" office:value="1" calcext:value-type="float">
            <text:p>1</text:p>
          </table:table-cell>
          <table:table-cell table:formula="of:=IF([$Data.HO34]=&quot;&quot;;0;(IF([$Data.HO34]=&quot;?&quot;;&quot;?&quot;;1)))" office:value-type="float" office:value="0" calcext:value-type="float">
            <text:p>0</text:p>
          </table:table-cell>
          <table:table-cell table:formula="of:=IF([$Data.HP34]=&quot;&quot;;0;(IF([$Data.HP34]=&quot;?&quot;;&quot;?&quot;;1)))" office:value-type="float" office:value="0" calcext:value-type="float">
            <text:p>0</text:p>
          </table:table-cell>
          <table:table-cell table:formula="of:=IF([$Data.HQ34]=&quot;&quot;;0;(IF([$Data.HQ34]=&quot;?&quot;;&quot;?&quot;;1)))" office:value-type="float" office:value="0" calcext:value-type="float">
            <text:p>0</text:p>
          </table:table-cell>
          <table:table-cell table:formula="of:=IF([$Data.HR34]=&quot;&quot;;0;(IF([$Data.HR34]=&quot;?&quot;;&quot;?&quot;;1)))" office:value-type="float" office:value="1" calcext:value-type="float">
            <text:p>1</text:p>
          </table:table-cell>
          <table:table-cell table:formula="of:=IF([$Data.HS34]=&quot;&quot;;0;(IF([$Data.HS34]=&quot;?&quot;;&quot;?&quot;;1)))" office:value-type="float" office:value="0" calcext:value-type="float">
            <text:p>0</text:p>
          </table:table-cell>
          <table:table-cell table:formula="of:=IF([$Data.HT34]=&quot;&quot;;0;(IF([$Data.HT34]=&quot;?&quot;;&quot;?&quot;;1)))" office:value-type="float" office:value="0" calcext:value-type="float">
            <text:p>0</text:p>
          </table:table-cell>
          <table:table-cell table:formula="of:=IF([$Data.HU34]=&quot;&quot;;0;(IF([$Data.HU34]=&quot;?&quot;;&quot;?&quot;;1)))" office:value-type="float" office:value="0" calcext:value-type="float">
            <text:p>0</text:p>
          </table:table-cell>
          <table:table-cell table:formula="of:=IF([$Data.HV34]=&quot;&quot;;0;(IF([$Data.HV34]=&quot;?&quot;;&quot;?&quot;;1)))" office:value-type="float" office:value="0" calcext:value-type="float">
            <text:p>0</text:p>
          </table:table-cell>
          <table:table-cell table:formula="of:=IF([$Data.HW34]=&quot;&quot;;0;(IF([$Data.HW34]=&quot;?&quot;;&quot;?&quot;;1)))" office:value-type="float" office:value="0" calcext:value-type="float">
            <text:p>0</text:p>
          </table:table-cell>
          <table:table-cell table:formula="of:=IF([$Data.HX34]=&quot;&quot;;0;(IF([$Data.HX34]=&quot;?&quot;;&quot;?&quot;;1)))" office:value-type="float" office:value="0" calcext:value-type="float">
            <text:p>0</text:p>
          </table:table-cell>
          <table:table-cell table:formula="of:=IF([$Data.HY34]=&quot;&quot;;0;(IF([$Data.HY34]=&quot;?&quot;;&quot;?&quot;;1)))" office:value-type="float" office:value="0" calcext:value-type="float">
            <text:p>0</text:p>
          </table:table-cell>
          <table:table-cell table:formula="of:=IF([$Data.HZ34]=&quot;&quot;;0;(IF([$Data.HZ34]=&quot;?&quot;;&quot;?&quot;;1)))" office:value-type="float" office:value="1" calcext:value-type="float">
            <text:p>1</text:p>
          </table:table-cell>
          <table:table-cell table:formula="of:=IF([$Data.IA34]=&quot;&quot;;0;(IF([$Data.IA34]=&quot;?&quot;;&quot;?&quot;;1)))" office:value-type="float" office:value="1" calcext:value-type="float">
            <text:p>1</text:p>
          </table:table-cell>
          <table:table-cell table:formula="of:=IF([$Data.IB34]=&quot;&quot;;0;(IF([$Data.IB34]=&quot;?&quot;;&quot;?&quot;;1)))" office:value-type="float" office:value="0" calcext:value-type="float">
            <text:p>0</text:p>
          </table:table-cell>
          <table:table-cell table:formula="of:=IF([$Data.IC34]=&quot;&quot;;0;(IF([$Data.IC34]=&quot;?&quot;;&quot;?&quot;;1)))" office:value-type="float" office:value="0" calcext:value-type="float">
            <text:p>0</text:p>
          </table:table-cell>
          <table:table-cell table:formula="of:=IF([$Data.ID34]=&quot;&quot;;0;(IF([$Data.ID34]=&quot;?&quot;;&quot;?&quot;;1)))" office:value-type="float" office:value="1" calcext:value-type="float">
            <text:p>1</text:p>
          </table:table-cell>
          <table:table-cell table:formula="of:=IF([$Data.IE34]=&quot;&quot;;0;(IF([$Data.IE34]=&quot;?&quot;;&quot;?&quot;;1)))" office:value-type="float" office:value="0" calcext:value-type="float">
            <text:p>0</text:p>
          </table:table-cell>
          <table:table-cell table:formula="of:=IF([$Data.IF34]=&quot;&quot;;0;(IF([$Data.IF34]=&quot;?&quot;;&quot;?&quot;;1)))" office:value-type="float" office:value="1" calcext:value-type="float">
            <text:p>1</text:p>
          </table:table-cell>
          <table:table-cell table:formula="of:=IF([$Data.IG34]=&quot;&quot;;0;(IF([$Data.IG34]=&quot;?&quot;;&quot;?&quot;;1)))" office:value-type="float" office:value="1" calcext:value-type="float">
            <text:p>1</text:p>
          </table:table-cell>
          <table:table-cell table:formula="of:=IF([$Data.IH34]=&quot;&quot;;0;(IF([$Data.IH34]=&quot;?&quot;;&quot;?&quot;;1)))" office:value-type="float" office:value="0" calcext:value-type="float">
            <text:p>0</text:p>
          </table:table-cell>
          <table:table-cell table:formula="of:=IF([$Data.II34]=&quot;&quot;;0;(IF([$Data.II34]=&quot;?&quot;;&quot;?&quot;;1)))" office:value-type="float" office:value="0" calcext:value-type="float">
            <text:p>0</text:p>
          </table:table-cell>
          <table:table-cell table:formula="of:=IF([$Data.IJ34]=&quot;&quot;;0;(IF([$Data.IJ34]=&quot;?&quot;;&quot;?&quot;;1)))" office:value-type="float" office:value="1" calcext:value-type="float">
            <text:p>1</text:p>
          </table:table-cell>
          <table:table-cell table:formula="of:=IF([$Data.IK34]=&quot;&quot;;0;(IF([$Data.IK34]=&quot;?&quot;;&quot;?&quot;;1)))" office:value-type="float" office:value="0" calcext:value-type="float">
            <text:p>0</text:p>
          </table:table-cell>
          <table:table-cell table:formula="of:=IF([$Data.IL34]=&quot;&quot;;0;(IF([$Data.IL34]=&quot;?&quot;;&quot;?&quot;;1)))" office:value-type="float" office:value="0" calcext:value-type="float">
            <text:p>0</text:p>
          </table:table-cell>
          <table:table-cell table:formula="of:=IF([$Data.IM34]=&quot;&quot;;0;(IF([$Data.IM34]=&quot;?&quot;;&quot;?&quot;;1)))" office:value-type="float" office:value="1" calcext:value-type="float">
            <text:p>1</text:p>
          </table:table-cell>
          <table:table-cell table:formula="of:=IF([$Data.IN34]=&quot;&quot;;0;(IF([$Data.IN34]=&quot;?&quot;;&quot;?&quot;;1)))" office:value-type="float" office:value="0" calcext:value-type="float">
            <text:p>0</text:p>
          </table:table-cell>
          <table:table-cell table:formula="of:=IF([$Data.IO34]=&quot;&quot;;0;(IF([$Data.IO34]=&quot;?&quot;;&quot;?&quot;;1)))" office:value-type="float" office:value="0" calcext:value-type="float">
            <text:p>0</text:p>
          </table:table-cell>
          <table:table-cell table:formula="of:=IF([$Data.IP34]=&quot;&quot;;0;(IF([$Data.IP34]=&quot;?&quot;;&quot;?&quot;;1)))" office:value-type="float" office:value="0" calcext:value-type="float">
            <text:p>0</text:p>
          </table:table-cell>
          <table:table-cell table:number-columns-repeated="2"/>
          <table:table-cell table:formula="of:=SUM([.B31:.HI31])" office:value-type="float" office:value="74" calcext:value-type="float">
            <text:p>74</text:p>
          </table:table-cell>
          <table:table-cell table:number-columns-repeated="804"/>
        </table:table-row>
        <table:table-row table:style-name="ro15">
          <table:table-cell table:formula="of:=[$Data.B35]" office:value-type="string" office:string-value="Tay Lung Noi" calcext:value-type="string">
            <text:p>Tay Lung Noi</text:p>
          </table:table-cell>
          <table:table-cell table:formula="of:=IF([$Data.AI35]=&quot;&quot;;0;(IF([$Data.AI35]=&quot;?&quot;;&quot;?&quot;;1)))" office:value-type="float" office:value="1" calcext:value-type="float">
            <text:p>1</text:p>
          </table:table-cell>
          <table:table-cell table:formula="of:=IF([$Data.AJ35]=&quot;&quot;;0;(IF([$Data.AJ35]=&quot;?&quot;;&quot;?&quot;;1)))" office:value-type="float" office:value="0" calcext:value-type="float">
            <text:p>0</text:p>
          </table:table-cell>
          <table:table-cell table:formula="of:=IF([$Data.AK35]=&quot;&quot;;0;(IF([$Data.AK35]=&quot;?&quot;;&quot;?&quot;;1)))" office:value-type="float" office:value="1" calcext:value-type="float">
            <text:p>1</text:p>
          </table:table-cell>
          <table:table-cell table:formula="of:=IF([$Data.AL35]=&quot;&quot;;0;(IF([$Data.AL35]=&quot;?&quot;;&quot;?&quot;;1)))" office:value-type="float" office:value="1" calcext:value-type="float">
            <text:p>1</text:p>
          </table:table-cell>
          <table:table-cell table:formula="of:=IF([$Data.AM35]=&quot;&quot;;0;(IF([$Data.AM35]=&quot;?&quot;;&quot;?&quot;;1)))" office:value-type="float" office:value="1" calcext:value-type="float">
            <text:p>1</text:p>
          </table:table-cell>
          <table:table-cell table:formula="of:=IF([$Data.AN35]=&quot;&quot;;0;(IF([$Data.AN35]=&quot;?&quot;;&quot;?&quot;;1)))" office:value-type="float" office:value="1" calcext:value-type="float">
            <text:p>1</text:p>
          </table:table-cell>
          <table:table-cell table:formula="of:=IF([$Data.AO35]=&quot;&quot;;0;(IF([$Data.AO35]=&quot;?&quot;;&quot;?&quot;;1)))" office:value-type="float" office:value="0" calcext:value-type="float">
            <text:p>0</text:p>
          </table:table-cell>
          <table:table-cell table:formula="of:=IF([$Data.AP35]=&quot;&quot;;0;(IF([$Data.AP35]=&quot;?&quot;;&quot;?&quot;;1)))" office:value-type="float" office:value="1" calcext:value-type="float">
            <text:p>1</text:p>
          </table:table-cell>
          <table:table-cell table:formula="of:=IF([$Data.AQ35]=&quot;&quot;;0;(IF([$Data.AQ35]=&quot;?&quot;;&quot;?&quot;;1)))" office:value-type="float" office:value="0" calcext:value-type="float">
            <text:p>0</text:p>
          </table:table-cell>
          <table:table-cell table:formula="of:=IF([$Data.AR35]=&quot;&quot;;0;(IF([$Data.AR35]=&quot;?&quot;;&quot;?&quot;;1)))" office:value-type="float" office:value="0" calcext:value-type="float">
            <text:p>0</text:p>
          </table:table-cell>
          <table:table-cell table:formula="of:=IF([$Data.AS35]=&quot;&quot;;0;(IF([$Data.AS35]=&quot;?&quot;;&quot;?&quot;;1)))" office:value-type="float" office:value="1" calcext:value-type="float">
            <text:p>1</text:p>
          </table:table-cell>
          <table:table-cell table:formula="of:=IF([$Data.AT35]=&quot;&quot;;0;(IF([$Data.AT35]=&quot;?&quot;;&quot;?&quot;;1)))" office:value-type="float" office:value="1" calcext:value-type="float">
            <text:p>1</text:p>
          </table:table-cell>
          <table:table-cell table:formula="of:=IF([$Data.AU35]=&quot;&quot;;0;(IF([$Data.AU35]=&quot;?&quot;;&quot;?&quot;;1)))" office:value-type="float" office:value="1" calcext:value-type="float">
            <text:p>1</text:p>
          </table:table-cell>
          <table:table-cell table:formula="of:=IF([$Data.AV35]=&quot;&quot;;0;(IF([$Data.AV35]=&quot;?&quot;;&quot;?&quot;;1)))" office:value-type="float" office:value="1" calcext:value-type="float">
            <text:p>1</text:p>
          </table:table-cell>
          <table:table-cell table:formula="of:=IF([$Data.AW35]=&quot;&quot;;0;(IF([$Data.AW35]=&quot;?&quot;;&quot;?&quot;;1)))" office:value-type="float" office:value="1" calcext:value-type="float">
            <text:p>1</text:p>
          </table:table-cell>
          <table:table-cell table:formula="of:=IF([$Data.AX35]=&quot;&quot;;0;(IF([$Data.AX35]=&quot;?&quot;;&quot;?&quot;;1)))" office:value-type="float" office:value="0" calcext:value-type="float">
            <text:p>0</text:p>
          </table:table-cell>
          <table:table-cell table:formula="of:=IF([$Data.AY35]=&quot;&quot;;0;(IF([$Data.AY35]=&quot;?&quot;;&quot;?&quot;;1)))" office:value-type="float" office:value="1" calcext:value-type="float">
            <text:p>1</text:p>
          </table:table-cell>
          <table:table-cell table:formula="of:=IF([$Data.AZ35]=&quot;&quot;;0;(IF([$Data.AZ35]=&quot;?&quot;;&quot;?&quot;;1)))" office:value-type="float" office:value="1" calcext:value-type="float">
            <text:p>1</text:p>
          </table:table-cell>
          <table:table-cell table:formula="of:=IF([$Data.BA35]=&quot;&quot;;0;(IF([$Data.BA35]=&quot;?&quot;;&quot;?&quot;;1)))" office:value-type="float" office:value="1" calcext:value-type="float">
            <text:p>1</text:p>
          </table:table-cell>
          <table:table-cell table:formula="of:=IF([$Data.BB35]=&quot;&quot;;0;(IF([$Data.BB35]=&quot;?&quot;;&quot;?&quot;;1)))" office:value-type="float" office:value="1" calcext:value-type="float">
            <text:p>1</text:p>
          </table:table-cell>
          <table:table-cell table:formula="of:=IF([$Data.BC35]=&quot;&quot;;0;(IF([$Data.BC35]=&quot;?&quot;;&quot;?&quot;;1)))" office:value-type="float" office:value="0" calcext:value-type="float">
            <text:p>0</text:p>
          </table:table-cell>
          <table:table-cell table:formula="of:=IF([$Data.BD35]=&quot;&quot;;0;(IF([$Data.BD35]=&quot;?&quot;;&quot;?&quot;;1)))" office:value-type="float" office:value="0" calcext:value-type="float">
            <text:p>0</text:p>
          </table:table-cell>
          <table:table-cell table:formula="of:=IF([$Data.BE35]=&quot;&quot;;0;(IF([$Data.BE35]=&quot;?&quot;;&quot;?&quot;;1)))" office:value-type="float" office:value="0" calcext:value-type="float">
            <text:p>0</text:p>
          </table:table-cell>
          <table:table-cell table:formula="of:=IF([$Data.BF35]=&quot;&quot;;0;(IF([$Data.BF35]=&quot;?&quot;;&quot;?&quot;;1)))" office:value-type="float" office:value="0" calcext:value-type="float">
            <text:p>0</text:p>
          </table:table-cell>
          <table:table-cell table:formula="of:=IF([$Data.BG35]=&quot;&quot;;0;(IF([$Data.BG35]=&quot;?&quot;;&quot;?&quot;;1)))" office:value-type="float" office:value="0" calcext:value-type="float">
            <text:p>0</text:p>
          </table:table-cell>
          <table:table-cell table:formula="of:=IF([$Data.BH35]=&quot;&quot;;0;(IF([$Data.BH35]=&quot;?&quot;;&quot;?&quot;;1)))" office:value-type="float" office:value="1" calcext:value-type="float">
            <text:p>1</text:p>
          </table:table-cell>
          <table:table-cell table:formula="of:=IF([$Data.BI35]=&quot;&quot;;0;(IF([$Data.BI35]=&quot;?&quot;;&quot;?&quot;;1)))" office:value-type="float" office:value="0" calcext:value-type="float">
            <text:p>0</text:p>
          </table:table-cell>
          <table:table-cell table:formula="of:=IF([$Data.BJ35]=&quot;&quot;;0;(IF([$Data.BJ35]=&quot;?&quot;;&quot;?&quot;;1)))" office:value-type="float" office:value="0" calcext:value-type="float">
            <text:p>0</text:p>
          </table:table-cell>
          <table:table-cell table:formula="of:=IF([$Data.BK35]=&quot;&quot;;0;(IF([$Data.BK35]=&quot;?&quot;;&quot;?&quot;;1)))" office:value-type="float" office:value="0" calcext:value-type="float">
            <text:p>0</text:p>
          </table:table-cell>
          <table:table-cell table:formula="of:=IF([$Data.BL35]=&quot;&quot;;0;(IF([$Data.BL35]=&quot;?&quot;;&quot;?&quot;;1)))" office:value-type="float" office:value="0" calcext:value-type="float">
            <text:p>0</text:p>
          </table:table-cell>
          <table:table-cell table:formula="of:=IF([$Data.BM35]=&quot;&quot;;0;(IF([$Data.BM35]=&quot;?&quot;;&quot;?&quot;;1)))" office:value-type="float" office:value="0" calcext:value-type="float">
            <text:p>0</text:p>
          </table:table-cell>
          <table:table-cell table:formula="of:=IF([$Data.BN35]=&quot;&quot;;0;(IF([$Data.BN35]=&quot;?&quot;;&quot;?&quot;;1)))" office:value-type="float" office:value="0" calcext:value-type="float">
            <text:p>0</text:p>
          </table:table-cell>
          <table:table-cell table:formula="of:=IF([$Data.BO35]=&quot;&quot;;0;(IF([$Data.BO35]=&quot;?&quot;;&quot;?&quot;;1)))" office:value-type="float" office:value="0" calcext:value-type="float">
            <text:p>0</text:p>
          </table:table-cell>
          <table:table-cell table:formula="of:=IF([$Data.BP35]=&quot;&quot;;0;(IF([$Data.BP35]=&quot;?&quot;;&quot;?&quot;;1)))" office:value-type="float" office:value="1" calcext:value-type="float">
            <text:p>1</text:p>
          </table:table-cell>
          <table:table-cell table:formula="of:=IF([$Data.BQ35]=&quot;&quot;;0;(IF([$Data.BQ35]=&quot;?&quot;;&quot;?&quot;;1)))" office:value-type="float" office:value="1" calcext:value-type="float">
            <text:p>1</text:p>
          </table:table-cell>
          <table:table-cell table:formula="of:=IF([$Data.BR35]=&quot;&quot;;0;(IF([$Data.BR35]=&quot;?&quot;;&quot;?&quot;;1)))" office:value-type="float" office:value="1" calcext:value-type="float">
            <text:p>1</text:p>
          </table:table-cell>
          <table:table-cell table:formula="of:=IF([$Data.BS35]=&quot;&quot;;0;(IF([$Data.BS35]=&quot;?&quot;;&quot;?&quot;;1)))" office:value-type="float" office:value="0" calcext:value-type="float">
            <text:p>0</text:p>
          </table:table-cell>
          <table:table-cell table:formula="of:=IF([$Data.BT35]=&quot;&quot;;0;(IF([$Data.BT35]=&quot;?&quot;;&quot;?&quot;;1)))" office:value-type="float" office:value="0" calcext:value-type="float">
            <text:p>0</text:p>
          </table:table-cell>
          <table:table-cell table:formula="of:=IF([$Data.BU35]=&quot;&quot;;0;(IF([$Data.BU35]=&quot;?&quot;;&quot;?&quot;;1)))" office:value-type="float" office:value="1" calcext:value-type="float">
            <text:p>1</text:p>
          </table:table-cell>
          <table:table-cell table:formula="of:=IF([$Data.BV35]=&quot;&quot;;0;(IF([$Data.BV35]=&quot;?&quot;;&quot;?&quot;;1)))" office:value-type="float" office:value="0" calcext:value-type="float">
            <text:p>0</text:p>
          </table:table-cell>
          <table:table-cell table:formula="of:=IF([$Data.BW35]=&quot;&quot;;0;(IF([$Data.BW35]=&quot;?&quot;;&quot;?&quot;;1)))" office:value-type="float" office:value="0" calcext:value-type="float">
            <text:p>0</text:p>
          </table:table-cell>
          <table:table-cell table:formula="of:=IF([$Data.BX35]=&quot;&quot;;0;(IF([$Data.BX35]=&quot;?&quot;;&quot;?&quot;;1)))" office:value-type="float" office:value="1" calcext:value-type="float">
            <text:p>1</text:p>
          </table:table-cell>
          <table:table-cell table:formula="of:=IF([$Data.BY35]=&quot;&quot;;0;(IF([$Data.BY35]=&quot;?&quot;;&quot;?&quot;;1)))" office:value-type="float" office:value="1" calcext:value-type="float">
            <text:p>1</text:p>
          </table:table-cell>
          <table:table-cell table:formula="of:=IF([$Data.BZ35]=&quot;&quot;;0;(IF([$Data.BZ35]=&quot;?&quot;;&quot;?&quot;;1)))" office:value-type="float" office:value="1" calcext:value-type="float">
            <text:p>1</text:p>
          </table:table-cell>
          <table:table-cell table:formula="of:=IF([$Data.CA35]=&quot;&quot;;0;(IF([$Data.CA35]=&quot;?&quot;;&quot;?&quot;;1)))" office:value-type="float" office:value="1" calcext:value-type="float">
            <text:p>1</text:p>
          </table:table-cell>
          <table:table-cell table:formula="of:=IF([$Data.CB35]=&quot;&quot;;0;(IF([$Data.CB35]=&quot;?&quot;;&quot;?&quot;;1)))" office:value-type="float" office:value="0" calcext:value-type="float">
            <text:p>0</text:p>
          </table:table-cell>
          <table:table-cell table:formula="of:=IF([$Data.CC35]=&quot;&quot;;0;(IF([$Data.CC35]=&quot;?&quot;;&quot;?&quot;;1)))" office:value-type="float" office:value="0" calcext:value-type="float">
            <text:p>0</text:p>
          </table:table-cell>
          <table:table-cell table:formula="of:=IF([$Data.CD35]=&quot;&quot;;0;(IF([$Data.CD35]=&quot;?&quot;;&quot;?&quot;;1)))" office:value-type="float" office:value="1" calcext:value-type="float">
            <text:p>1</text:p>
          </table:table-cell>
          <table:table-cell table:formula="of:=IF([$Data.CE35]=&quot;&quot;;0;(IF([$Data.CE35]=&quot;?&quot;;&quot;?&quot;;1)))" office:value-type="float" office:value="1" calcext:value-type="float">
            <text:p>1</text:p>
          </table:table-cell>
          <table:table-cell table:formula="of:=IF([$Data.CF35]=&quot;&quot;;0;(IF([$Data.CF35]=&quot;?&quot;;&quot;?&quot;;1)))" office:value-type="float" office:value="0" calcext:value-type="float">
            <text:p>0</text:p>
          </table:table-cell>
          <table:table-cell table:formula="of:=IF([$Data.CG35]=&quot;&quot;;0;(IF([$Data.CG35]=&quot;?&quot;;&quot;?&quot;;1)))" office:value-type="float" office:value="1" calcext:value-type="float">
            <text:p>1</text:p>
          </table:table-cell>
          <table:table-cell table:formula="of:=IF([$Data.CH35]=&quot;&quot;;0;(IF([$Data.CH35]=&quot;?&quot;;&quot;?&quot;;1)))" office:value-type="float" office:value="1" calcext:value-type="float">
            <text:p>1</text:p>
          </table:table-cell>
          <table:table-cell table:formula="of:=IF([$Data.CI35]=&quot;&quot;;0;(IF([$Data.CI35]=&quot;?&quot;;&quot;?&quot;;1)))" office:value-type="float" office:value="0" calcext:value-type="float">
            <text:p>0</text:p>
          </table:table-cell>
          <table:table-cell table:formula="of:=IF([$Data.CJ35]=&quot;&quot;;0;(IF([$Data.CJ35]=&quot;?&quot;;&quot;?&quot;;1)))" office:value-type="float" office:value="0" calcext:value-type="float">
            <text:p>0</text:p>
          </table:table-cell>
          <table:table-cell table:formula="of:=IF([$Data.CK35]=&quot;&quot;;0;(IF([$Data.CK35]=&quot;?&quot;;&quot;?&quot;;1)))" office:value-type="float" office:value="1" calcext:value-type="float">
            <text:p>1</text:p>
          </table:table-cell>
          <table:table-cell table:formula="of:=IF([$Data.CL35]=&quot;&quot;;0;(IF([$Data.CL35]=&quot;?&quot;;&quot;?&quot;;1)))" office:value-type="float" office:value="0" calcext:value-type="float">
            <text:p>0</text:p>
          </table:table-cell>
          <table:table-cell table:formula="of:=IF([$Data.CM35]=&quot;&quot;;0;(IF([$Data.CM35]=&quot;?&quot;;&quot;?&quot;;1)))" office:value-type="float" office:value="1" calcext:value-type="float">
            <text:p>1</text:p>
          </table:table-cell>
          <table:table-cell table:formula="of:=IF([$Data.CN35]=&quot;&quot;;0;(IF([$Data.CN35]=&quot;?&quot;;&quot;?&quot;;1)))" office:value-type="float" office:value="1" calcext:value-type="float">
            <text:p>1</text:p>
          </table:table-cell>
          <table:table-cell table:formula="of:=IF([$Data.CO35]=&quot;&quot;;0;(IF([$Data.CO35]=&quot;?&quot;;&quot;?&quot;;1)))" office:value-type="float" office:value="0" calcext:value-type="float">
            <text:p>0</text:p>
          </table:table-cell>
          <table:table-cell table:formula="of:=IF([$Data.CP35]=&quot;&quot;;0;(IF([$Data.CP35]=&quot;?&quot;;&quot;?&quot;;1)))" office:value-type="float" office:value="1" calcext:value-type="float">
            <text:p>1</text:p>
          </table:table-cell>
          <table:table-cell table:formula="of:=IF([$Data.CQ35]=&quot;&quot;;0;(IF([$Data.CQ35]=&quot;?&quot;;&quot;?&quot;;1)))" office:value-type="float" office:value="0" calcext:value-type="float">
            <text:p>0</text:p>
          </table:table-cell>
          <table:table-cell table:formula="of:=IF([$Data.CR35]=&quot;&quot;;0;(IF([$Data.CR35]=&quot;?&quot;;&quot;?&quot;;1)))" office:value-type="float" office:value="0" calcext:value-type="float">
            <text:p>0</text:p>
          </table:table-cell>
          <table:table-cell table:formula="of:=IF([$Data.CS35]=&quot;&quot;;0;(IF([$Data.CS35]=&quot;?&quot;;&quot;?&quot;;1)))" office:value-type="float" office:value="0" calcext:value-type="float">
            <text:p>0</text:p>
          </table:table-cell>
          <table:table-cell table:formula="of:=IF([$Data.CT35]=&quot;&quot;;0;(IF([$Data.CT35]=&quot;?&quot;;&quot;?&quot;;1)))" office:value-type="float" office:value="0" calcext:value-type="float">
            <text:p>0</text:p>
          </table:table-cell>
          <table:table-cell table:formula="of:=IF([$Data.CU35]=&quot;&quot;;0;(IF([$Data.CU35]=&quot;?&quot;;&quot;?&quot;;1)))" office:value-type="float" office:value="1" calcext:value-type="float">
            <text:p>1</text:p>
          </table:table-cell>
          <table:table-cell table:formula="of:=IF([$Data.CV35]=&quot;&quot;;0;(IF([$Data.CV35]=&quot;?&quot;;&quot;?&quot;;1)))" office:value-type="float" office:value="0" calcext:value-type="float">
            <text:p>0</text:p>
          </table:table-cell>
          <table:table-cell table:formula="of:=IF([$Data.CW35]=&quot;&quot;;0;(IF([$Data.CW35]=&quot;?&quot;;&quot;?&quot;;1)))" office:value-type="float" office:value="0" calcext:value-type="float">
            <text:p>0</text:p>
          </table:table-cell>
          <table:table-cell table:formula="of:=IF([$Data.CX35]=&quot;&quot;;0;(IF([$Data.CX35]=&quot;?&quot;;&quot;?&quot;;1)))" office:value-type="float" office:value="0" calcext:value-type="float">
            <text:p>0</text:p>
          </table:table-cell>
          <table:table-cell table:formula="of:=IF([$Data.CY35]=&quot;&quot;;0;(IF([$Data.CY35]=&quot;?&quot;;&quot;?&quot;;1)))" office:value-type="float" office:value="0" calcext:value-type="float">
            <text:p>0</text:p>
          </table:table-cell>
          <table:table-cell table:formula="of:=IF([$Data.CZ35]=&quot;&quot;;0;(IF([$Data.CZ35]=&quot;?&quot;;&quot;?&quot;;1)))" office:value-type="float" office:value="0" calcext:value-type="float">
            <text:p>0</text:p>
          </table:table-cell>
          <table:table-cell table:formula="of:=IF([$Data.DA35]=&quot;&quot;;0;(IF([$Data.DA35]=&quot;?&quot;;&quot;?&quot;;1)))" office:value-type="float" office:value="1" calcext:value-type="float">
            <text:p>1</text:p>
          </table:table-cell>
          <table:table-cell table:formula="of:=IF([$Data.DB35]=&quot;&quot;;0;(IF([$Data.DB35]=&quot;?&quot;;&quot;?&quot;;1)))" office:value-type="float" office:value="0" calcext:value-type="float">
            <text:p>0</text:p>
          </table:table-cell>
          <table:table-cell table:formula="of:=IF([$Data.DC35]=&quot;&quot;;0;(IF([$Data.DC35]=&quot;?&quot;;&quot;?&quot;;1)))" office:value-type="float" office:value="1" calcext:value-type="float">
            <text:p>1</text:p>
          </table:table-cell>
          <table:table-cell table:formula="of:=IF([$Data.DD35]=&quot;&quot;;0;(IF([$Data.DD35]=&quot;?&quot;;&quot;?&quot;;1)))" office:value-type="float" office:value="0" calcext:value-type="float">
            <text:p>0</text:p>
          </table:table-cell>
          <table:table-cell table:formula="of:=IF([$Data.DE35]=&quot;&quot;;0;(IF([$Data.DE35]=&quot;?&quot;;&quot;?&quot;;1)))" office:value-type="float" office:value="1" calcext:value-type="float">
            <text:p>1</text:p>
          </table:table-cell>
          <table:table-cell table:formula="of:=IF([$Data.DF35]=&quot;&quot;;0;(IF([$Data.DF35]=&quot;?&quot;;&quot;?&quot;;1)))" office:value-type="float" office:value="1" calcext:value-type="float">
            <text:p>1</text:p>
          </table:table-cell>
          <table:table-cell table:formula="of:=IF([$Data.DG35]=&quot;&quot;;0;(IF([$Data.DG35]=&quot;?&quot;;&quot;?&quot;;1)))" office:value-type="float" office:value="1" calcext:value-type="float">
            <text:p>1</text:p>
          </table:table-cell>
          <table:table-cell table:formula="of:=IF([$Data.DH35]=&quot;&quot;;0;(IF([$Data.DH35]=&quot;?&quot;;&quot;?&quot;;1)))" office:value-type="float" office:value="1" calcext:value-type="float">
            <text:p>1</text:p>
          </table:table-cell>
          <table:table-cell table:formula="of:=IF([$Data.DI35]=&quot;&quot;;0;(IF([$Data.DI35]=&quot;?&quot;;&quot;?&quot;;1)))" office:value-type="float" office:value="1" calcext:value-type="float">
            <text:p>1</text:p>
          </table:table-cell>
          <table:table-cell table:formula="of:=IF([$Data.DJ35]=&quot;&quot;;0;(IF([$Data.DJ35]=&quot;?&quot;;&quot;?&quot;;1)))" office:value-type="float" office:value="0" calcext:value-type="float">
            <text:p>0</text:p>
          </table:table-cell>
          <table:table-cell table:formula="of:=IF([$Data.DK35]=&quot;&quot;;0;(IF([$Data.DK35]=&quot;?&quot;;&quot;?&quot;;1)))" office:value-type="float" office:value="1" calcext:value-type="float">
            <text:p>1</text:p>
          </table:table-cell>
          <table:table-cell table:formula="of:=IF([$Data.DL35]=&quot;&quot;;0;(IF([$Data.DL35]=&quot;?&quot;;&quot;?&quot;;1)))" office:value-type="float" office:value="1" calcext:value-type="float">
            <text:p>1</text:p>
          </table:table-cell>
          <table:table-cell table:formula="of:=IF([$Data.DM35]=&quot;&quot;;0;(IF([$Data.DM35]=&quot;?&quot;;&quot;?&quot;;1)))" office:value-type="float" office:value="1" calcext:value-type="float">
            <text:p>1</text:p>
          </table:table-cell>
          <table:table-cell table:formula="of:=IF([$Data.DN35]=&quot;&quot;;0;(IF([$Data.DN35]=&quot;?&quot;;&quot;?&quot;;1)))" office:value-type="float" office:value="0" calcext:value-type="float">
            <text:p>0</text:p>
          </table:table-cell>
          <table:table-cell table:formula="of:=IF([$Data.DO35]=&quot;&quot;;0;(IF([$Data.DO35]=&quot;?&quot;;&quot;?&quot;;1)))" office:value-type="float" office:value="1" calcext:value-type="float">
            <text:p>1</text:p>
          </table:table-cell>
          <table:table-cell table:formula="of:=IF([$Data.DP35]=&quot;&quot;;0;(IF([$Data.DP35]=&quot;?&quot;;&quot;?&quot;;1)))" office:value-type="float" office:value="1" calcext:value-type="float">
            <text:p>1</text:p>
          </table:table-cell>
          <table:table-cell table:formula="of:=IF([$Data.DQ35]=&quot;&quot;;0;(IF([$Data.DQ35]=&quot;?&quot;;&quot;?&quot;;1)))" office:value-type="float" office:value="0" calcext:value-type="float">
            <text:p>0</text:p>
          </table:table-cell>
          <table:table-cell table:formula="of:=IF([$Data.DR35]=&quot;&quot;;0;(IF([$Data.DR35]=&quot;?&quot;;&quot;?&quot;;1)))" office:value-type="float" office:value="0" calcext:value-type="float">
            <text:p>0</text:p>
          </table:table-cell>
          <table:table-cell table:formula="of:=IF([$Data.DS35]=&quot;&quot;;0;(IF([$Data.DS35]=&quot;?&quot;;&quot;?&quot;;1)))" office:value-type="float" office:value="0" calcext:value-type="float">
            <text:p>0</text:p>
          </table:table-cell>
          <table:table-cell table:formula="of:=IF([$Data.DT35]=&quot;&quot;;0;(IF([$Data.DT35]=&quot;?&quot;;&quot;?&quot;;1)))" office:value-type="float" office:value="1" calcext:value-type="float">
            <text:p>1</text:p>
          </table:table-cell>
          <table:table-cell table:formula="of:=IF([$Data.DU35]=&quot;&quot;;0;(IF([$Data.DU35]=&quot;?&quot;;&quot;?&quot;;1)))" office:value-type="float" office:value="0" calcext:value-type="float">
            <text:p>0</text:p>
          </table:table-cell>
          <table:table-cell table:formula="of:=IF([$Data.DV35]=&quot;&quot;;0;(IF([$Data.DV35]=&quot;?&quot;;&quot;?&quot;;1)))" office:value-type="float" office:value="1" calcext:value-type="float">
            <text:p>1</text:p>
          </table:table-cell>
          <table:table-cell table:formula="of:=IF([$Data.DW35]=&quot;&quot;;0;(IF([$Data.DW35]=&quot;?&quot;;&quot;?&quot;;1)))" office:value-type="float" office:value="0" calcext:value-type="float">
            <text:p>0</text:p>
          </table:table-cell>
          <table:table-cell table:formula="of:=IF([$Data.DX35]=&quot;&quot;;0;(IF([$Data.DX35]=&quot;?&quot;;&quot;?&quot;;1)))" office:value-type="float" office:value="0" calcext:value-type="float">
            <text:p>0</text:p>
          </table:table-cell>
          <table:table-cell table:formula="of:=IF([$Data.DY35]=&quot;&quot;;0;(IF([$Data.DY35]=&quot;?&quot;;&quot;?&quot;;1)))" office:value-type="float" office:value="0" calcext:value-type="float">
            <text:p>0</text:p>
          </table:table-cell>
          <table:table-cell table:formula="of:=IF([$Data.DZ35]=&quot;&quot;;0;(IF([$Data.DZ35]=&quot;?&quot;;&quot;?&quot;;1)))" office:value-type="float" office:value="1" calcext:value-type="float">
            <text:p>1</text:p>
          </table:table-cell>
          <table:table-cell table:formula="of:=IF([$Data.EA35]=&quot;&quot;;0;(IF([$Data.EA35]=&quot;?&quot;;&quot;?&quot;;1)))" office:value-type="float" office:value="0" calcext:value-type="float">
            <text:p>0</text:p>
          </table:table-cell>
          <table:table-cell table:formula="of:=IF([$Data.EB35]=&quot;&quot;;0;(IF([$Data.EB35]=&quot;?&quot;;&quot;?&quot;;1)))" office:value-type="float" office:value="0" calcext:value-type="float">
            <text:p>0</text:p>
          </table:table-cell>
          <table:table-cell table:formula="of:=IF([$Data.EC35]=&quot;&quot;;0;(IF([$Data.EC35]=&quot;?&quot;;&quot;?&quot;;1)))" office:value-type="float" office:value="0" calcext:value-type="float">
            <text:p>0</text:p>
          </table:table-cell>
          <table:table-cell table:formula="of:=IF([$Data.ED35]=&quot;&quot;;0;(IF([$Data.ED35]=&quot;?&quot;;&quot;?&quot;;1)))" office:value-type="float" office:value="0" calcext:value-type="float">
            <text:p>0</text:p>
          </table:table-cell>
          <table:table-cell table:formula="of:=IF([$Data.EE35]=&quot;&quot;;0;(IF([$Data.EE35]=&quot;?&quot;;&quot;?&quot;;1)))" office:value-type="float" office:value="1" calcext:value-type="float">
            <text:p>1</text:p>
          </table:table-cell>
          <table:table-cell table:formula="of:=IF([$Data.EF35]=&quot;&quot;;0;(IF([$Data.EF35]=&quot;?&quot;;&quot;?&quot;;1)))" office:value-type="float" office:value="0" calcext:value-type="float">
            <text:p>0</text:p>
          </table:table-cell>
          <table:table-cell table:formula="of:=IF([$Data.EG35]=&quot;&quot;;0;(IF([$Data.EG35]=&quot;?&quot;;&quot;?&quot;;1)))" office:value-type="float" office:value="0" calcext:value-type="float">
            <text:p>0</text:p>
          </table:table-cell>
          <table:table-cell table:formula="of:=IF([$Data.EH35]=&quot;&quot;;0;(IF([$Data.EH35]=&quot;?&quot;;&quot;?&quot;;1)))" office:value-type="float" office:value="1" calcext:value-type="float">
            <text:p>1</text:p>
          </table:table-cell>
          <table:table-cell table:formula="of:=IF([$Data.EI35]=&quot;&quot;;0;(IF([$Data.EI35]=&quot;?&quot;;&quot;?&quot;;1)))" office:value-type="float" office:value="0" calcext:value-type="float">
            <text:p>0</text:p>
          </table:table-cell>
          <table:table-cell table:formula="of:=IF([$Data.EJ35]=&quot;&quot;;0;(IF([$Data.EJ35]=&quot;?&quot;;&quot;?&quot;;1)))" office:value-type="float" office:value="0" calcext:value-type="float">
            <text:p>0</text:p>
          </table:table-cell>
          <table:table-cell table:formula="of:=IF([$Data.EK35]=&quot;&quot;;0;(IF([$Data.EK35]=&quot;?&quot;;&quot;?&quot;;1)))" office:value-type="float" office:value="0" calcext:value-type="float">
            <text:p>0</text:p>
          </table:table-cell>
          <table:table-cell table:formula="of:=IF([$Data.EL35]=&quot;&quot;;0;(IF([$Data.EL35]=&quot;?&quot;;&quot;?&quot;;1)))" office:value-type="float" office:value="1" calcext:value-type="float">
            <text:p>1</text:p>
          </table:table-cell>
          <table:table-cell table:formula="of:=IF([$Data.EM35]=&quot;&quot;;0;(IF([$Data.EM35]=&quot;?&quot;;&quot;?&quot;;1)))" office:value-type="float" office:value="0" calcext:value-type="float">
            <text:p>0</text:p>
          </table:table-cell>
          <table:table-cell table:formula="of:=IF([$Data.EN35]=&quot;&quot;;0;(IF([$Data.EN35]=&quot;?&quot;;&quot;?&quot;;1)))" office:value-type="float" office:value="0" calcext:value-type="float">
            <text:p>0</text:p>
          </table:table-cell>
          <table:table-cell table:formula="of:=IF([$Data.EO35]=&quot;&quot;;0;(IF([$Data.EO35]=&quot;?&quot;;&quot;?&quot;;1)))" office:value-type="float" office:value="1" calcext:value-type="float">
            <text:p>1</text:p>
          </table:table-cell>
          <table:table-cell table:formula="of:=IF([$Data.EP35]=&quot;&quot;;0;(IF([$Data.EP35]=&quot;?&quot;;&quot;?&quot;;1)))" office:value-type="float" office:value="0" calcext:value-type="float">
            <text:p>0</text:p>
          </table:table-cell>
          <table:table-cell table:formula="of:=IF([$Data.EQ35]=&quot;&quot;;0;(IF([$Data.EQ35]=&quot;?&quot;;&quot;?&quot;;1)))" office:value-type="float" office:value="0" calcext:value-type="float">
            <text:p>0</text:p>
          </table:table-cell>
          <table:table-cell table:formula="of:=IF([$Data.ER35]=&quot;&quot;;0;(IF([$Data.ER35]=&quot;?&quot;;&quot;?&quot;;1)))" office:value-type="float" office:value="0" calcext:value-type="float">
            <text:p>0</text:p>
          </table:table-cell>
          <table:table-cell table:formula="of:=IF([$Data.ES35]=&quot;&quot;;0;(IF([$Data.ES35]=&quot;?&quot;;&quot;?&quot;;1)))" office:value-type="float" office:value="0" calcext:value-type="float">
            <text:p>0</text:p>
          </table:table-cell>
          <table:table-cell table:formula="of:=IF([$Data.ET35]=&quot;&quot;;0;(IF([$Data.ET35]=&quot;?&quot;;&quot;?&quot;;1)))" office:value-type="float" office:value="0" calcext:value-type="float">
            <text:p>0</text:p>
          </table:table-cell>
          <table:table-cell table:formula="of:=IF([$Data.EU35]=&quot;&quot;;0;(IF([$Data.EU35]=&quot;?&quot;;&quot;?&quot;;1)))" office:value-type="float" office:value="0" calcext:value-type="float">
            <text:p>0</text:p>
          </table:table-cell>
          <table:table-cell table:formula="of:=IF([$Data.EV35]=&quot;&quot;;0;(IF([$Data.EV35]=&quot;?&quot;;&quot;?&quot;;1)))" office:value-type="float" office:value="0" calcext:value-type="float">
            <text:p>0</text:p>
          </table:table-cell>
          <table:table-cell table:formula="of:=IF([$Data.EW35]=&quot;&quot;;0;(IF([$Data.EW35]=&quot;?&quot;;&quot;?&quot;;1)))" office:value-type="float" office:value="0" calcext:value-type="float">
            <text:p>0</text:p>
          </table:table-cell>
          <table:table-cell table:formula="of:=IF([$Data.EX35]=&quot;&quot;;0;(IF([$Data.EX35]=&quot;?&quot;;&quot;?&quot;;1)))" office:value-type="float" office:value="0" calcext:value-type="float">
            <text:p>0</text:p>
          </table:table-cell>
          <table:table-cell table:formula="of:=IF([$Data.EY35]=&quot;&quot;;0;(IF([$Data.EY35]=&quot;?&quot;;&quot;?&quot;;1)))" office:value-type="float" office:value="0" calcext:value-type="float">
            <text:p>0</text:p>
          </table:table-cell>
          <table:table-cell table:formula="of:=IF([$Data.EZ35]=&quot;&quot;;0;(IF([$Data.EZ35]=&quot;?&quot;;&quot;?&quot;;1)))" office:value-type="float" office:value="0" calcext:value-type="float">
            <text:p>0</text:p>
          </table:table-cell>
          <table:table-cell table:formula="of:=IF([$Data.FA35]=&quot;&quot;;0;(IF([$Data.FA35]=&quot;?&quot;;&quot;?&quot;;1)))" office:value-type="float" office:value="0" calcext:value-type="float">
            <text:p>0</text:p>
          </table:table-cell>
          <table:table-cell table:formula="of:=IF([$Data.FB35]=&quot;&quot;;0;(IF([$Data.FB35]=&quot;?&quot;;&quot;?&quot;;1)))" office:value-type="float" office:value="0" calcext:value-type="float">
            <text:p>0</text:p>
          </table:table-cell>
          <table:table-cell table:formula="of:=IF([$Data.FC35]=&quot;&quot;;0;(IF([$Data.FC35]=&quot;?&quot;;&quot;?&quot;;1)))" office:value-type="float" office:value="0" calcext:value-type="float">
            <text:p>0</text:p>
          </table:table-cell>
          <table:table-cell table:formula="of:=IF([$Data.FD35]=&quot;&quot;;0;(IF([$Data.FD35]=&quot;?&quot;;&quot;?&quot;;1)))" office:value-type="float" office:value="0" calcext:value-type="float">
            <text:p>0</text:p>
          </table:table-cell>
          <table:table-cell table:formula="of:=IF([$Data.FE35]=&quot;&quot;;0;(IF([$Data.FE35]=&quot;?&quot;;&quot;?&quot;;1)))" office:value-type="float" office:value="0" calcext:value-type="float">
            <text:p>0</text:p>
          </table:table-cell>
          <table:table-cell table:formula="of:=IF([$Data.FF35]=&quot;&quot;;0;(IF([$Data.FF35]=&quot;?&quot;;&quot;?&quot;;1)))" office:value-type="float" office:value="0" calcext:value-type="float">
            <text:p>0</text:p>
          </table:table-cell>
          <table:table-cell table:formula="of:=IF([$Data.FG35]=&quot;&quot;;0;(IF([$Data.FG35]=&quot;?&quot;;&quot;?&quot;;1)))" office:value-type="float" office:value="0" calcext:value-type="float">
            <text:p>0</text:p>
          </table:table-cell>
          <table:table-cell table:formula="of:=IF([$Data.FH35]=&quot;&quot;;0;(IF([$Data.FH35]=&quot;?&quot;;&quot;?&quot;;1)))" office:value-type="float" office:value="0" calcext:value-type="float">
            <text:p>0</text:p>
          </table:table-cell>
          <table:table-cell table:formula="of:=IF([$Data.FI35]=&quot;&quot;;0;(IF([$Data.FI35]=&quot;?&quot;;&quot;?&quot;;1)))" office:value-type="float" office:value="0" calcext:value-type="float">
            <text:p>0</text:p>
          </table:table-cell>
          <table:table-cell table:formula="of:=IF([$Data.FJ35]=&quot;&quot;;0;(IF([$Data.FJ35]=&quot;?&quot;;&quot;?&quot;;1)))" office:value-type="float" office:value="1" calcext:value-type="float">
            <text:p>1</text:p>
          </table:table-cell>
          <table:table-cell table:formula="of:=IF([$Data.FK35]=&quot;&quot;;0;(IF([$Data.FK35]=&quot;?&quot;;&quot;?&quot;;1)))" office:value-type="float" office:value="0" calcext:value-type="float">
            <text:p>0</text:p>
          </table:table-cell>
          <table:table-cell table:formula="of:=IF([$Data.FL35]=&quot;&quot;;0;(IF([$Data.FL35]=&quot;?&quot;;&quot;?&quot;;1)))" office:value-type="float" office:value="0" calcext:value-type="float">
            <text:p>0</text:p>
          </table:table-cell>
          <table:table-cell table:formula="of:=IF([$Data.FM35]=&quot;&quot;;0;(IF([$Data.FM35]=&quot;?&quot;;&quot;?&quot;;1)))" office:value-type="float" office:value="0" calcext:value-type="float">
            <text:p>0</text:p>
          </table:table-cell>
          <table:table-cell table:formula="of:=IF([$Data.FN35]=&quot;&quot;;0;(IF([$Data.FN35]=&quot;?&quot;;&quot;?&quot;;1)))" office:value-type="float" office:value="0" calcext:value-type="float">
            <text:p>0</text:p>
          </table:table-cell>
          <table:table-cell table:formula="of:=IF([$Data.FO35]=&quot;&quot;;0;(IF([$Data.FO35]=&quot;?&quot;;&quot;?&quot;;1)))" office:value-type="float" office:value="0" calcext:value-type="float">
            <text:p>0</text:p>
          </table:table-cell>
          <table:table-cell table:formula="of:=IF([$Data.FP35]=&quot;&quot;;0;(IF([$Data.FP35]=&quot;?&quot;;&quot;?&quot;;1)))" office:value-type="float" office:value="0" calcext:value-type="float">
            <text:p>0</text:p>
          </table:table-cell>
          <table:table-cell table:formula="of:=IF([$Data.FQ35]=&quot;&quot;;0;(IF([$Data.FQ35]=&quot;?&quot;;&quot;?&quot;;1)))" office:value-type="float" office:value="0" calcext:value-type="float">
            <text:p>0</text:p>
          </table:table-cell>
          <table:table-cell table:formula="of:=IF([$Data.FR35]=&quot;&quot;;0;(IF([$Data.FR35]=&quot;?&quot;;&quot;?&quot;;1)))" office:value-type="float" office:value="0" calcext:value-type="float">
            <text:p>0</text:p>
          </table:table-cell>
          <table:table-cell table:formula="of:=IF([$Data.FS35]=&quot;&quot;;0;(IF([$Data.FS35]=&quot;?&quot;;&quot;?&quot;;1)))" office:value-type="float" office:value="0" calcext:value-type="float">
            <text:p>0</text:p>
          </table:table-cell>
          <table:table-cell table:formula="of:=IF([$Data.FT35]=&quot;&quot;;0;(IF([$Data.FT35]=&quot;?&quot;;&quot;?&quot;;1)))" office:value-type="float" office:value="1" calcext:value-type="float">
            <text:p>1</text:p>
          </table:table-cell>
          <table:table-cell table:formula="of:=IF([$Data.FU35]=&quot;&quot;;0;(IF([$Data.FU35]=&quot;?&quot;;&quot;?&quot;;1)))" office:value-type="float" office:value="0" calcext:value-type="float">
            <text:p>0</text:p>
          </table:table-cell>
          <table:table-cell table:formula="of:=IF([$Data.FV35]=&quot;&quot;;0;(IF([$Data.FV35]=&quot;?&quot;;&quot;?&quot;;1)))" office:value-type="float" office:value="1" calcext:value-type="float">
            <text:p>1</text:p>
          </table:table-cell>
          <table:table-cell table:formula="of:=IF([$Data.FW35]=&quot;&quot;;0;(IF([$Data.FW35]=&quot;?&quot;;&quot;?&quot;;1)))" office:value-type="float" office:value="0" calcext:value-type="float">
            <text:p>0</text:p>
          </table:table-cell>
          <table:table-cell table:formula="of:=IF([$Data.FX35]=&quot;&quot;;0;(IF([$Data.FX35]=&quot;?&quot;;&quot;?&quot;;1)))" office:value-type="float" office:value="0" calcext:value-type="float">
            <text:p>0</text:p>
          </table:table-cell>
          <table:table-cell table:formula="of:=IF([$Data.FY35]=&quot;&quot;;0;(IF([$Data.FY35]=&quot;?&quot;;&quot;?&quot;;1)))" office:value-type="float" office:value="0" calcext:value-type="float">
            <text:p>0</text:p>
          </table:table-cell>
          <table:table-cell table:formula="of:=IF([$Data.FZ35]=&quot;&quot;;0;(IF([$Data.FZ35]=&quot;?&quot;;&quot;?&quot;;1)))" office:value-type="float" office:value="0" calcext:value-type="float">
            <text:p>0</text:p>
          </table:table-cell>
          <table:table-cell table:formula="of:=IF([$Data.GA35]=&quot;&quot;;0;(IF([$Data.GA35]=&quot;?&quot;;&quot;?&quot;;1)))" office:value-type="float" office:value="0" calcext:value-type="float">
            <text:p>0</text:p>
          </table:table-cell>
          <table:table-cell table:formula="of:=IF([$Data.GB35]=&quot;&quot;;0;(IF([$Data.GB35]=&quot;?&quot;;&quot;?&quot;;1)))" office:value-type="float" office:value="0" calcext:value-type="float">
            <text:p>0</text:p>
          </table:table-cell>
          <table:table-cell table:formula="of:=IF([$Data.GC35]=&quot;&quot;;0;(IF([$Data.GC35]=&quot;?&quot;;&quot;?&quot;;1)))" office:value-type="float" office:value="1" calcext:value-type="float">
            <text:p>1</text:p>
          </table:table-cell>
          <table:table-cell table:formula="of:=IF([$Data.GD35]=&quot;&quot;;0;(IF([$Data.GD35]=&quot;?&quot;;&quot;?&quot;;1)))" office:value-type="float" office:value="0" calcext:value-type="float">
            <text:p>0</text:p>
          </table:table-cell>
          <table:table-cell table:formula="of:=IF([$Data.GE35]=&quot;&quot;;0;(IF([$Data.GE35]=&quot;?&quot;;&quot;?&quot;;1)))" office:value-type="float" office:value="1" calcext:value-type="float">
            <text:p>1</text:p>
          </table:table-cell>
          <table:table-cell table:formula="of:=IF([$Data.GF35]=&quot;&quot;;0;(IF([$Data.GF35]=&quot;?&quot;;&quot;?&quot;;1)))" office:value-type="float" office:value="1" calcext:value-type="float">
            <text:p>1</text:p>
          </table:table-cell>
          <table:table-cell table:formula="of:=IF([$Data.GG35]=&quot;&quot;;0;(IF([$Data.GG35]=&quot;?&quot;;&quot;?&quot;;1)))" office:value-type="float" office:value="0" calcext:value-type="float">
            <text:p>0</text:p>
          </table:table-cell>
          <table:table-cell table:formula="of:=IF([$Data.GH35]=&quot;&quot;;0;(IF([$Data.GH35]=&quot;?&quot;;&quot;?&quot;;1)))" office:value-type="float" office:value="0" calcext:value-type="float">
            <text:p>0</text:p>
          </table:table-cell>
          <table:table-cell table:formula="of:=IF([$Data.GI35]=&quot;&quot;;0;(IF([$Data.GI35]=&quot;?&quot;;&quot;?&quot;;1)))" office:value-type="float" office:value="1" calcext:value-type="float">
            <text:p>1</text:p>
          </table:table-cell>
          <table:table-cell table:formula="of:=IF([$Data.GJ35]=&quot;&quot;;0;(IF([$Data.GJ35]=&quot;?&quot;;&quot;?&quot;;1)))" office:value-type="float" office:value="0" calcext:value-type="float">
            <text:p>0</text:p>
          </table:table-cell>
          <table:table-cell table:formula="of:=IF([$Data.GK35]=&quot;&quot;;0;(IF([$Data.GK35]=&quot;?&quot;;&quot;?&quot;;1)))" office:value-type="float" office:value="1" calcext:value-type="float">
            <text:p>1</text:p>
          </table:table-cell>
          <table:table-cell table:formula="of:=IF([$Data.GL35]=&quot;&quot;;0;(IF([$Data.GL35]=&quot;?&quot;;&quot;?&quot;;1)))" office:value-type="float" office:value="0" calcext:value-type="float">
            <text:p>0</text:p>
          </table:table-cell>
          <table:table-cell table:formula="of:=IF([$Data.GM35]=&quot;&quot;;0;(IF([$Data.GM35]=&quot;?&quot;;&quot;?&quot;;1)))" office:value-type="float" office:value="0" calcext:value-type="float">
            <text:p>0</text:p>
          </table:table-cell>
          <table:table-cell table:formula="of:=IF([$Data.GN35]=&quot;&quot;;0;(IF([$Data.GN35]=&quot;?&quot;;&quot;?&quot;;1)))" office:value-type="float" office:value="0" calcext:value-type="float">
            <text:p>0</text:p>
          </table:table-cell>
          <table:table-cell table:formula="of:=IF([$Data.GO35]=&quot;&quot;;0;(IF([$Data.GO35]=&quot;?&quot;;&quot;?&quot;;1)))" office:value-type="float" office:value="0" calcext:value-type="float">
            <text:p>0</text:p>
          </table:table-cell>
          <table:table-cell table:formula="of:=IF([$Data.GP35]=&quot;&quot;;0;(IF([$Data.GP35]=&quot;?&quot;;&quot;?&quot;;1)))" office:value-type="float" office:value="0" calcext:value-type="float">
            <text:p>0</text:p>
          </table:table-cell>
          <table:table-cell table:formula="of:=IF([$Data.GQ35]=&quot;&quot;;0;(IF([$Data.GQ35]=&quot;?&quot;;&quot;?&quot;;1)))" office:value-type="float" office:value="0" calcext:value-type="float">
            <text:p>0</text:p>
          </table:table-cell>
          <table:table-cell table:formula="of:=IF([$Data.GR35]=&quot;&quot;;0;(IF([$Data.GR35]=&quot;?&quot;;&quot;?&quot;;1)))" office:value-type="float" office:value="0" calcext:value-type="float">
            <text:p>0</text:p>
          </table:table-cell>
          <table:table-cell table:formula="of:=IF([$Data.GS35]=&quot;&quot;;0;(IF([$Data.GS35]=&quot;?&quot;;&quot;?&quot;;1)))" office:value-type="float" office:value="0" calcext:value-type="float">
            <text:p>0</text:p>
          </table:table-cell>
          <table:table-cell table:formula="of:=IF([$Data.GT35]=&quot;&quot;;0;(IF([$Data.GT35]=&quot;?&quot;;&quot;?&quot;;1)))" office:value-type="float" office:value="0" calcext:value-type="float">
            <text:p>0</text:p>
          </table:table-cell>
          <table:table-cell table:formula="of:=IF([$Data.GU35]=&quot;&quot;;0;(IF([$Data.GU35]=&quot;?&quot;;&quot;?&quot;;1)))" office:value-type="float" office:value="0" calcext:value-type="float">
            <text:p>0</text:p>
          </table:table-cell>
          <table:table-cell table:formula="of:=IF([$Data.GV35]=&quot;&quot;;0;(IF([$Data.GV35]=&quot;?&quot;;&quot;?&quot;;1)))" office:value-type="float" office:value="0" calcext:value-type="float">
            <text:p>0</text:p>
          </table:table-cell>
          <table:table-cell table:formula="of:=IF([$Data.GW35]=&quot;&quot;;0;(IF([$Data.GW35]=&quot;?&quot;;&quot;?&quot;;1)))" office:value-type="float" office:value="0" calcext:value-type="float">
            <text:p>0</text:p>
          </table:table-cell>
          <table:table-cell table:formula="of:=IF([$Data.GX35]=&quot;&quot;;0;(IF([$Data.GX35]=&quot;?&quot;;&quot;?&quot;;1)))" office:value-type="float" office:value="0" calcext:value-type="float">
            <text:p>0</text:p>
          </table:table-cell>
          <table:table-cell table:formula="of:=IF([$Data.GY35]=&quot;&quot;;0;(IF([$Data.GY35]=&quot;?&quot;;&quot;?&quot;;1)))" office:value-type="float" office:value="0" calcext:value-type="float">
            <text:p>0</text:p>
          </table:table-cell>
          <table:table-cell table:formula="of:=IF([$Data.GZ35]=&quot;&quot;;0;(IF([$Data.GZ35]=&quot;?&quot;;&quot;?&quot;;1)))" office:value-type="float" office:value="0" calcext:value-type="float">
            <text:p>0</text:p>
          </table:table-cell>
          <table:table-cell table:formula="of:=IF([$Data.HA35]=&quot;&quot;;0;(IF([$Data.HA35]=&quot;?&quot;;&quot;?&quot;;1)))" office:value-type="float" office:value="0" calcext:value-type="float">
            <text:p>0</text:p>
          </table:table-cell>
          <table:table-cell table:formula="of:=IF([$Data.HB35]=&quot;&quot;;0;(IF([$Data.HB35]=&quot;?&quot;;&quot;?&quot;;1)))" office:value-type="float" office:value="0" calcext:value-type="float">
            <text:p>0</text:p>
          </table:table-cell>
          <table:table-cell table:formula="of:=IF([$Data.HC35]=&quot;&quot;;0;(IF([$Data.HC35]=&quot;?&quot;;&quot;?&quot;;1)))" office:value-type="float" office:value="0" calcext:value-type="float">
            <text:p>0</text:p>
          </table:table-cell>
          <table:table-cell table:formula="of:=IF([$Data.HD35]=&quot;&quot;;0;(IF([$Data.HD35]=&quot;?&quot;;&quot;?&quot;;1)))" office:value-type="float" office:value="0" calcext:value-type="float">
            <text:p>0</text:p>
          </table:table-cell>
          <table:table-cell table:formula="of:=IF([$Data.HE35]=&quot;&quot;;0;(IF([$Data.HE35]=&quot;?&quot;;&quot;?&quot;;1)))" office:value-type="float" office:value="0" calcext:value-type="float">
            <text:p>0</text:p>
          </table:table-cell>
          <table:table-cell table:formula="of:=IF([$Data.HF35]=&quot;&quot;;0;(IF([$Data.HF35]=&quot;?&quot;;&quot;?&quot;;1)))" office:value-type="float" office:value="0" calcext:value-type="float">
            <text:p>0</text:p>
          </table:table-cell>
          <table:table-cell table:formula="of:=IF([$Data.HG35]=&quot;&quot;;0;(IF([$Data.HG35]=&quot;?&quot;;&quot;?&quot;;1)))" office:value-type="float" office:value="0" calcext:value-type="float">
            <text:p>0</text:p>
          </table:table-cell>
          <table:table-cell table:formula="of:=IF([$Data.HH35]=&quot;&quot;;0;(IF([$Data.HH35]=&quot;?&quot;;&quot;?&quot;;1)))" office:value-type="float" office:value="0" calcext:value-type="float">
            <text:p>0</text:p>
          </table:table-cell>
          <table:table-cell table:formula="of:=IF([$Data.HI35]=&quot;&quot;;0;(IF([$Data.HI35]=&quot;?&quot;;&quot;?&quot;;1)))" office:value-type="float" office:value="0" calcext:value-type="float">
            <text:p>0</text:p>
          </table:table-cell>
          <table:table-cell table:formula="of:=IF([$Data.HJ35]=&quot;&quot;;0;(IF([$Data.HJ35]=&quot;?&quot;;&quot;?&quot;;1)))" office:value-type="float" office:value="0" calcext:value-type="float">
            <text:p>0</text:p>
          </table:table-cell>
          <table:table-cell table:formula="of:=IF([$Data.HK35]=&quot;&quot;;0;(IF([$Data.HK35]=&quot;?&quot;;&quot;?&quot;;1)))" office:value-type="float" office:value="0" calcext:value-type="float">
            <text:p>0</text:p>
          </table:table-cell>
          <table:table-cell table:formula="of:=IF([$Data.HL35]=&quot;&quot;;0;(IF([$Data.HL35]=&quot;?&quot;;&quot;?&quot;;1)))" office:value-type="float" office:value="0" calcext:value-type="float">
            <text:p>0</text:p>
          </table:table-cell>
          <table:table-cell table:formula="of:=IF([$Data.HM35]=&quot;&quot;;0;(IF([$Data.HM35]=&quot;?&quot;;&quot;?&quot;;1)))" office:value-type="float" office:value="1" calcext:value-type="float">
            <text:p>1</text:p>
          </table:table-cell>
          <table:table-cell table:formula="of:=IF([$Data.HN35]=&quot;&quot;;0;(IF([$Data.HN35]=&quot;?&quot;;&quot;?&quot;;1)))" office:value-type="float" office:value="1" calcext:value-type="float">
            <text:p>1</text:p>
          </table:table-cell>
          <table:table-cell table:formula="of:=IF([$Data.HO35]=&quot;&quot;;0;(IF([$Data.HO35]=&quot;?&quot;;&quot;?&quot;;1)))" office:value-type="float" office:value="1" calcext:value-type="float">
            <text:p>1</text:p>
          </table:table-cell>
          <table:table-cell table:formula="of:=IF([$Data.HP35]=&quot;&quot;;0;(IF([$Data.HP35]=&quot;?&quot;;&quot;?&quot;;1)))" office:value-type="float" office:value="0" calcext:value-type="float">
            <text:p>0</text:p>
          </table:table-cell>
          <table:table-cell table:formula="of:=IF([$Data.HQ35]=&quot;&quot;;0;(IF([$Data.HQ35]=&quot;?&quot;;&quot;?&quot;;1)))" office:value-type="float" office:value="0" calcext:value-type="float">
            <text:p>0</text:p>
          </table:table-cell>
          <table:table-cell table:formula="of:=IF([$Data.HR35]=&quot;&quot;;0;(IF([$Data.HR35]=&quot;?&quot;;&quot;?&quot;;1)))" office:value-type="float" office:value="1" calcext:value-type="float">
            <text:p>1</text:p>
          </table:table-cell>
          <table:table-cell table:formula="of:=IF([$Data.HS35]=&quot;&quot;;0;(IF([$Data.HS35]=&quot;?&quot;;&quot;?&quot;;1)))" office:value-type="float" office:value="0" calcext:value-type="float">
            <text:p>0</text:p>
          </table:table-cell>
          <table:table-cell table:formula="of:=IF([$Data.HT35]=&quot;&quot;;0;(IF([$Data.HT35]=&quot;?&quot;;&quot;?&quot;;1)))" office:value-type="float" office:value="0" calcext:value-type="float">
            <text:p>0</text:p>
          </table:table-cell>
          <table:table-cell table:formula="of:=IF([$Data.HU35]=&quot;&quot;;0;(IF([$Data.HU35]=&quot;?&quot;;&quot;?&quot;;1)))" office:value-type="float" office:value="0" calcext:value-type="float">
            <text:p>0</text:p>
          </table:table-cell>
          <table:table-cell table:formula="of:=IF([$Data.HV35]=&quot;&quot;;0;(IF([$Data.HV35]=&quot;?&quot;;&quot;?&quot;;1)))" office:value-type="float" office:value="0" calcext:value-type="float">
            <text:p>0</text:p>
          </table:table-cell>
          <table:table-cell table:formula="of:=IF([$Data.HW35]=&quot;&quot;;0;(IF([$Data.HW35]=&quot;?&quot;;&quot;?&quot;;1)))" office:value-type="float" office:value="0" calcext:value-type="float">
            <text:p>0</text:p>
          </table:table-cell>
          <table:table-cell table:formula="of:=IF([$Data.HX35]=&quot;&quot;;0;(IF([$Data.HX35]=&quot;?&quot;;&quot;?&quot;;1)))" office:value-type="float" office:value="0" calcext:value-type="float">
            <text:p>0</text:p>
          </table:table-cell>
          <table:table-cell table:formula="of:=IF([$Data.HY35]=&quot;&quot;;0;(IF([$Data.HY35]=&quot;?&quot;;&quot;?&quot;;1)))" office:value-type="float" office:value="0" calcext:value-type="float">
            <text:p>0</text:p>
          </table:table-cell>
          <table:table-cell table:formula="of:=IF([$Data.HZ35]=&quot;&quot;;0;(IF([$Data.HZ35]=&quot;?&quot;;&quot;?&quot;;1)))" office:value-type="float" office:value="1" calcext:value-type="float">
            <text:p>1</text:p>
          </table:table-cell>
          <table:table-cell table:formula="of:=IF([$Data.IA35]=&quot;&quot;;0;(IF([$Data.IA35]=&quot;?&quot;;&quot;?&quot;;1)))" office:value-type="float" office:value="1" calcext:value-type="float">
            <text:p>1</text:p>
          </table:table-cell>
          <table:table-cell table:formula="of:=IF([$Data.IB35]=&quot;&quot;;0;(IF([$Data.IB35]=&quot;?&quot;;&quot;?&quot;;1)))" office:value-type="float" office:value="0" calcext:value-type="float">
            <text:p>0</text:p>
          </table:table-cell>
          <table:table-cell table:formula="of:=IF([$Data.IC35]=&quot;&quot;;0;(IF([$Data.IC35]=&quot;?&quot;;&quot;?&quot;;1)))" office:value-type="float" office:value="0" calcext:value-type="float">
            <text:p>0</text:p>
          </table:table-cell>
          <table:table-cell table:formula="of:=IF([$Data.ID35]=&quot;&quot;;0;(IF([$Data.ID35]=&quot;?&quot;;&quot;?&quot;;1)))" office:value-type="float" office:value="1" calcext:value-type="float">
            <text:p>1</text:p>
          </table:table-cell>
          <table:table-cell table:formula="of:=IF([$Data.IE35]=&quot;&quot;;0;(IF([$Data.IE35]=&quot;?&quot;;&quot;?&quot;;1)))" office:value-type="float" office:value="0" calcext:value-type="float">
            <text:p>0</text:p>
          </table:table-cell>
          <table:table-cell table:formula="of:=IF([$Data.IF35]=&quot;&quot;;0;(IF([$Data.IF35]=&quot;?&quot;;&quot;?&quot;;1)))" office:value-type="float" office:value="1" calcext:value-type="float">
            <text:p>1</text:p>
          </table:table-cell>
          <table:table-cell table:formula="of:=IF([$Data.IG35]=&quot;&quot;;0;(IF([$Data.IG35]=&quot;?&quot;;&quot;?&quot;;1)))" office:value-type="float" office:value="1" calcext:value-type="float">
            <text:p>1</text:p>
          </table:table-cell>
          <table:table-cell table:formula="of:=IF([$Data.IH35]=&quot;&quot;;0;(IF([$Data.IH35]=&quot;?&quot;;&quot;?&quot;;1)))" office:value-type="float" office:value="0" calcext:value-type="float">
            <text:p>0</text:p>
          </table:table-cell>
          <table:table-cell table:formula="of:=IF([$Data.II35]=&quot;&quot;;0;(IF([$Data.II35]=&quot;?&quot;;&quot;?&quot;;1)))" office:value-type="float" office:value="0" calcext:value-type="float">
            <text:p>0</text:p>
          </table:table-cell>
          <table:table-cell table:formula="of:=IF([$Data.IJ35]=&quot;&quot;;0;(IF([$Data.IJ35]=&quot;?&quot;;&quot;?&quot;;1)))" office:value-type="float" office:value="1" calcext:value-type="float">
            <text:p>1</text:p>
          </table:table-cell>
          <table:table-cell table:formula="of:=IF([$Data.IK35]=&quot;&quot;;0;(IF([$Data.IK35]=&quot;?&quot;;&quot;?&quot;;1)))" office:value-type="float" office:value="1" calcext:value-type="float">
            <text:p>1</text:p>
          </table:table-cell>
          <table:table-cell table:formula="of:=IF([$Data.IL35]=&quot;&quot;;0;(IF([$Data.IL35]=&quot;?&quot;;&quot;?&quot;;1)))" office:value-type="float" office:value="0" calcext:value-type="float">
            <text:p>0</text:p>
          </table:table-cell>
          <table:table-cell table:formula="of:=IF([$Data.IM35]=&quot;&quot;;0;(IF([$Data.IM35]=&quot;?&quot;;&quot;?&quot;;1)))" office:value-type="float" office:value="0" calcext:value-type="float">
            <text:p>0</text:p>
          </table:table-cell>
          <table:table-cell table:formula="of:=IF([$Data.IN35]=&quot;&quot;;0;(IF([$Data.IN35]=&quot;?&quot;;&quot;?&quot;;1)))" office:value-type="float" office:value="0" calcext:value-type="float">
            <text:p>0</text:p>
          </table:table-cell>
          <table:table-cell table:formula="of:=IF([$Data.IO35]=&quot;&quot;;0;(IF([$Data.IO35]=&quot;?&quot;;&quot;?&quot;;1)))" office:value-type="float" office:value="0" calcext:value-type="float">
            <text:p>0</text:p>
          </table:table-cell>
          <table:table-cell table:formula="of:=IF([$Data.IP35]=&quot;&quot;;0;(IF([$Data.IP35]=&quot;?&quot;;&quot;?&quot;;1)))" office:value-type="float" office:value="0" calcext:value-type="float">
            <text:p>0</text:p>
          </table:table-cell>
          <table:table-cell table:number-columns-repeated="2"/>
          <table:table-cell table:formula="of:=SUM([.B32:.HI32])" office:value-type="float" office:value="71" calcext:value-type="float">
            <text:p>71</text:p>
          </table:table-cell>
          <table:table-cell table:number-columns-repeated="804"/>
        </table:table-row>
        <table:table-row table:style-name="ro15" table:number-rows-repeated="1048543">
          <table:table-cell table:number-columns-repeated="1024"/>
        </table:table-row>
        <table:table-row table:style-name="ro15">
          <table:table-cell table:number-columns-repeated="1024"/>
        </table:table-row>
      </table:table>
      <table:table table:name="References" table:style-name="ta3">
        <office:forms form:automatic-focus="false" form:apply-design-mode="false"/>
        <table:table-column table:style-name="co57" table:default-cell-style-name="ce103"/>
        <table:table-column table:style-name="co55" table:number-columns-repeated="1023" table:default-cell-style-name="ce103"/>
        <table:table-row table:style-name="ro3">
          <table:table-cell office:value-type="string" calcext:value-type="string">
            <text:p>References</text:p>
          </table:table-cell>
          <table:table-cell table:number-columns-repeated="1023"/>
        </table:table-row>
        <table:table-row table:style-name="ro3">
          <table:table-cell office:value-type="string" calcext:value-type="string">
            <text:p>Abbreviation</text:p>
          </table:table-cell>
          <table:table-cell office:value-type="string" calcext:value-type="string">
            <text:p>Text</text:p>
          </table:table-cell>
          <table:table-cell table:number-columns-repeated="1022"/>
        </table:table-row>
        <table:table-row table:style-name="ro17">
          <table:table-cell office:value-type="string" calcext:value-type="string">
            <text:p>YS</text:p>
          </table:table-cell>
          <table:table-cell office:value-type="string" calcext:value-type="string">
            <text:p>Yoshimoto, S (1987) Principles for a basic classification of handlooms, Bulletin of the National Museum of Ethnology Vol 12, 2 <text:span text:style-name="T8">手織機の構造・機能論的分析と分類, 吉本忍. 国立民族学博物館研究報告１２巻２号</text:span></text:p>
          </table:table-cell>
          <table:table-cell table:number-columns-repeated="1022"/>
        </table:table-row>
        <table:table-row table:style-name="ro17">
          <table:table-cell office:value-type="string" calcext:value-type="string">
            <text:p>YSIL</text:p>
          </table:table-cell>
          <table:table-cell office:value-type="string" calcext:value-type="string">
            <text:p>Yoshimoto, S (1991) Typological Studies of Indonesian Handlooms (1) Types and Distribution,  Bulletin of the National Museum of Ethnology Vol 15, 1 <text:span text:style-name="T8">国立民族学博物館研究報告　15巻1号</text:span></text:p>
          </table:table-cell>
          <table:table-cell table:number-columns-repeated="1022"/>
        </table:table-row>
        <table:table-row table:style-name="ro3">
          <table:table-cell office:value-type="string" calcext:value-type="string">
            <text:p>Broudy 1979</text:p>
          </table:table-cell>
          <table:table-cell office:value-type="string" calcext:value-type="string">
            <text:p>Broudy, E (1979) The book of looms, Van Nostrand Reinhold, New York.</text:p>
          </table:table-cell>
          <table:table-cell table:number-columns-repeated="1022"/>
        </table:table-row>
        <table:table-row table:style-name="ro3">
          <table:table-cell office:value-type="string" calcext:value-type="string">
            <text:p>Roth 1916</text:p>
          </table:table-cell>
          <table:table-cell office:value-type="string" calcext:value-type="string">
            <text:p>Roth, H Ling Studies in Primitive Looms, J Royal Anthropological Institute, Vol XLVI, 1916</text:p>
          </table:table-cell>
          <table:table-cell table:number-columns-repeated="1022"/>
        </table:table-row>
        <table:table-row table:style-name="ro3">
          <table:table-cell office:value-type="string" calcext:value-type="string">
            <text:p>Kissell 1910</text:p>
          </table:table-cell>
          <table:table-cell office:value-type="string" calcext:value-type="string">
            <text:p>Aboriginal American Weaving by Mary Lois Kissell, American Museum of Natural History, New York City, 1910</text:p>
          </table:table-cell>
          <table:table-cell table:number-columns-repeated="1022"/>
        </table:table-row>
        <table:table-row table:style-name="ro3">
          <table:table-cell office:value-type="string" calcext:value-type="string">
            <text:p>Roediger, 1991</text:p>
          </table:table-cell>
          <table:table-cell office:value-type="string" calcext:value-type="string">
            <text:p>Ceremonial Costumes of the Pueblo Indians:Their Evolution, Fabrication, and Significance in the Prayer Drama by VIRGINIA MORE ROEDIGER, UNIVERSITY OF CALIFORNIA PRESS 1991 (re-issued).</text:p>
          </table:table-cell>
          <table:table-cell table:number-columns-repeated="1022"/>
        </table:table-row>
        <table:table-row table:style-name="ro3">
          <table:table-cell office:value-type="string" calcext:value-type="string">
            <text:p>Matthews 1884</text:p>
          </table:table-cell>
          <table:table-cell office:value-type="string" calcext:value-type="string">
            <text:p>Matthews, Washington Navajo Weavers, Third Annual Report of the Bureau of Ethnology, Washington 1884.</text:p>
          </table:table-cell>
          <table:table-cell table:number-columns-repeated="1022"/>
        </table:table-row>
        <table:table-row table:style-name="ro3">
          <table:table-cell office:value-type="string" calcext:value-type="string">
            <text:p>Wang 2001</text:p>
          </table:table-cell>
          <table:table-cell office:value-type="string" calcext:value-type="string">
            <text:p>Traditional Culture of the Li Ethnic Group by Wang Xueping, Xinhua Publishing, Beijing 2001</text:p>
          </table:table-cell>
          <table:table-cell table:number-columns-repeated="1022"/>
        </table:table-row>
        <table:table-row table:style-name="ro3">
          <table:table-cell office:value-type="string" calcext:value-type="string">
            <text:p>Hammerton 1922</text:p>
          </table:table-cell>
          <table:table-cell office:value-type="string" calcext:value-type="string">
            <text:p>People of all nations: their life today and the story of their past by Sir John Alexander Hammerton, Fleetway House, 1922.</text:p>
          </table:table-cell>
          <table:table-cell table:number-columns-repeated="1022"/>
        </table:table-row>
        <table:table-row table:style-name="ro3">
          <table:table-cell office:value-type="string" calcext:value-type="string">
            <text:p>Barnes 1989</text:p>
          </table:table-cell>
          <table:table-cell office:value-type="string" calcext:value-type="string">
            <text:p>Barnes R (1989) The ikat textiles of Lamalera. Leiden: Brill</text:p>
          </table:table-cell>
          <table:table-cell table:number-columns-repeated="1022"/>
        </table:table-row>
        <table:table-row table:style-name="ro3">
          <table:table-cell office:value-type="string" calcext:value-type="string">
            <text:p>Gavin 2004</text:p>
          </table:table-cell>
          <table:table-cell office:value-type="string" calcext:value-type="string">
            <text:p>Gavin T (2004) Iban ritual textiles. Singapore University Press.</text:p>
          </table:table-cell>
          <table:table-cell table:number-columns-repeated="1022"/>
        </table:table-row>
        <table:table-row table:style-name="ro3">
          <table:table-cell office:value-type="string" calcext:value-type="string">
            <text:p>Linggi 2001</text:p>
          </table:table-cell>
          <table:table-cell office:value-type="string" calcext:value-type="string">
            <text:p>Linggi M (2001) Ties that bind: Iban ikat weaving. Kuching: Tun Jugah Foundation.</text:p>
          </table:table-cell>
          <table:table-cell table:number-columns-repeated="1022"/>
        </table:table-row>
        <table:table-row table:style-name="ro3">
          <table:table-cell office:value-type="string" calcext:value-type="string">
            <text:p>Niessen 2009</text:p>
          </table:table-cell>
          <table:table-cell office:value-type="string" calcext:value-type="string">
            <text:p>Niessen S (2009) Legacy in cloth: Batak textiles of Indonesia. Leiden: KITLV Press.</text:p>
          </table:table-cell>
          <table:table-cell table:number-columns-repeated="1022"/>
        </table:table-row>
        <table:table-row table:style-name="ro3">
          <table:table-cell office:value-type="string" calcext:value-type="string">
            <text:p>Yeager and Jacobson 2002</text:p>
          </table:table-cell>
          <table:table-cell office:value-type="string" calcext:value-type="string">
            <text:p>Yaeger RM, Jacobson MI (2002) Textiles of Western Timor. Bangkok: White Lotus Press.</text:p>
          </table:table-cell>
          <table:table-cell table:number-columns-repeated="1022"/>
        </table:table-row>
        <table:table-row table:style-name="ro3">
          <table:table-cell office:value-type="string" calcext:value-type="string">
            <text:p>Barrkman 2009</text:p>
          </table:table-cell>
          <table:table-cell office:value-type="string" calcext:value-type="string">
            <text:p>Barrkman J (2009) The art of futus. MAGNT: Darwin.</text:p>
          </table:table-cell>
          <table:table-cell table:number-columns-repeated="1022"/>
        </table:table-row>
        <table:table-row table:style-name="ro3">
          <table:table-cell office:value-type="string" calcext:value-type="string">
            <text:p>Hamilton 1994</text:p>
          </table:table-cell>
          <table:table-cell office:value-type="string" calcext:value-type="string">
            <text:p>Hamilton RW editor (1994) Gift of the cotton maiden: textiles from Flores and the Solor Islands. University of California.</text:p>
          </table:table-cell>
          <table:table-cell table:number-columns-repeated="1022"/>
        </table:table-row>
        <table:table-row table:style-name="ro3">
          <table:table-cell office:value-type="string" calcext:value-type="string">
            <text:p>Cheesman 2004</text:p>
          </table:table-cell>
          <table:table-cell office:value-type="string" calcext:value-type="string">
            <text:p>Cheesman, P (2004) Lao-Tai Textiles: the textiles of Xam Nuea and Muang Phuan, Studio Naenna, Chiang Mai</text:p>
          </table:table-cell>
          <table:table-cell table:number-columns-repeated="1022"/>
        </table:table-row>
        <table:table-row table:style-name="ro3">
          <table:table-cell office:value-type="string" calcext:value-type="string">
            <text:p>Dunsmore 2009</text:p>
          </table:table-cell>
          <table:table-cell office:value-type="string" calcext:value-type="string">
            <text:p>Dunsmore, S (2009) Nepalese Textiles. British Museum Press, London.</text:p>
          </table:table-cell>
          <table:table-cell table:number-columns-repeated="1022"/>
        </table:table-row>
        <table:table-row table:style-name="ro3">
          <table:table-cell office:value-type="string" calcext:value-type="string">
            <text:p>Bolland 1977</text:p>
          </table:table-cell>
          <table:table-cell office:value-type="string" calcext:value-type="string">
            <text:p>Bolland, R (1977) Weaving the pinatikan, a warp-patterned kain bentenan from North Celebes pp1-17 in Gervers, V (1977) Studies in Textile History, Royal Ontario Museum, Canada.</text:p>
          </table:table-cell>
          <table:table-cell table:number-columns-repeated="1022"/>
        </table:table-row>
        <table:table-row table:style-name="ro3">
          <table:table-cell office:value-type="string" calcext:value-type="string">
            <text:p>Hauser 1991</text:p>
          </table:table-cell>
          <table:table-cell office:value-type="string" calcext:value-type="string">
            <text:p>Hauser-Schäublin B, Nabholz-Kartaschoff M, Ramseyer, U (1991) Balinese textiles, Periplus, Singapore.</text:p>
          </table:table-cell>
          <table:table-cell table:number-columns-repeated="1022"/>
        </table:table-row>
        <table:table-row table:style-name="ro3">
          <table:table-cell office:value-type="string" calcext:value-type="string">
            <text:p>Bühler 1975</text:p>
          </table:table-cell>
          <table:table-cell office:value-type="string" calcext:value-type="string">
            <text:p>Bühler A, Ramseyer U, Ramseyer-Gygi N (1975) Patola und Gěringsing, Museum für Völkenkunde, Basel.</text:p>
          </table:table-cell>
          <table:table-cell table:number-columns-repeated="1022"/>
        </table:table-row>
        <table:table-row table:style-name="ro3">
          <table:table-cell office:value-type="string" calcext:value-type="string">
            <text:p>NK 1991</text:p>
          </table:table-cell>
          <table:table-cell office:value-type="string" calcext:value-type="string">
            <text:p>Nabholz-Kartaschoff ML (1991) Preliminary approach to cepuk cloths from South Bali and Nusa Penida pp123-131 in Volger G, Welck Kv Indonesian textiles symposium 1985, Ethnologica, Cologne.</text:p>
          </table:table-cell>
          <table:table-cell table:number-columns-repeated="1022"/>
        </table:table-row>
        <table:table-row table:style-name="ro3">
          <table:table-cell office:value-type="string" calcext:value-type="string">
            <text:p>WG 1981</text:p>
          </table:table-cell>
          <table:table-cell office:value-type="string" calcext:value-type="string">
            <text:p>Warming W, Gaworski M (1981) The world of Indonesian textiles, Kodansha.</text:p>
          </table:table-cell>
          <table:table-cell table:number-columns-repeated="1022"/>
        </table:table-row>
        <table:table-row table:style-name="ro3">
          <table:table-cell office:value-type="string" calcext:value-type="string">
            <text:p>VA 2008</text:p>
          </table:table-cell>
          <table:table-cell office:value-type="string" calcext:value-type="string">
            <text:p>Varadarajan L, Amin-Patel K (2008) Of Fibre and Loom, National Institute of Design, Ahmedabad.</text:p>
          </table:table-cell>
          <table:table-cell table:number-columns-repeated="1022"/>
        </table:table-row>
        <table:table-row table:style-name="ro3">
          <table:table-cell office:value-type="string" calcext:value-type="string">
            <text:p>Ahmed 2002</text:p>
          </table:table-cell>
          <table:table-cell office:value-type="string" calcext:value-type="string">
            <text:p>Ahmed, M (2002) Living Fabric: Weaving among the nomads of Ladakh, Orchid Press, Bangkok.</text:p>
          </table:table-cell>
          <table:table-cell table:number-columns-repeated="1022"/>
        </table:table-row>
        <table:table-row table:style-name="ro17">
          <table:table-cell office:value-type="string" calcext:value-type="string">
            <text:p>YS 2013</text:p>
          </table:table-cell>
          <table:table-cell office:value-type="string" calcext:value-type="string">
            <text:p>Yoshimoto S editor, Looms and textiles of the world  (exhibition catalog), Minpaku Museum, Japan.<text:span text:style-name="T8">吉本忍,世界の織機と織物, 国立民族学博物館 編, 吹田, 2013.</text:span></text:p>
          </table:table-cell>
          <table:table-cell table:number-columns-repeated="1022"/>
        </table:table-row>
        <table:table-row table:style-name="ro3">
          <table:table-cell office:value-type="string" calcext:value-type="string">
            <text:p>Johnson 1998</text:p>
          </table:table-cell>
          <table:table-cell office:value-type="string" calcext:value-type="string">
            <text:p>Johnson, A (1998) Weaving for your life: creating textiles in Dolpa, Nepal. Textile Society of America Symposium Proceedings, Paper 179.</text:p>
          </table:table-cell>
          <table:table-cell table:number-columns-repeated="1022"/>
        </table:table-row>
        <table:table-row table:style-name="ro3">
          <table:table-cell office:value-type="string" calcext:value-type="string">
            <text:p>MB 1984</text:p>
          </table:table-cell>
          <table:table-cell office:value-type="string" calcext:value-type="string">
            <text:p>Morgan B, Brako J Conservation of Navajo textiles WAAC Newsletter Volume 6, Number 1, Jan. 1984, pp.3-5 http://cool.conservation-us.org/waac/wn/wn06/wn06-1/wn06-103.html</text:p>
          </table:table-cell>
          <table:table-cell table:number-columns-repeated="1022"/>
        </table:table-row>
        <table:table-row table:style-name="ro3">
          <table:table-cell office:value-type="string" calcext:value-type="string">
            <text:p>Wheat 2003</text:p>
          </table:table-cell>
          <table:table-cell office:value-type="string" calcext:value-type="string">
            <text:p>Wheat JB (2003) Blanket Weaving in the Southwest University of Arizona</text:p>
          </table:table-cell>
          <table:table-cell table:number-columns-repeated="1022"/>
        </table:table-row>
        <table:table-row table:style-name="ro3">
          <table:table-cell office:value-type="string" calcext:value-type="string">
            <text:p>Christou 1997</text:p>
          </table:table-cell>
          <table:table-cell office:value-type="string" calcext:value-type="string">
            <text:p>Christou M (1997) An ethnographic study of the loom and weaving of the Sa'dan Toraja of Tobaranna, Universty of Alberta - National Library of Canada.</text:p>
          </table:table-cell>
          <table:table-cell table:number-columns-repeated="1022"/>
        </table:table-row>
        <table:table-row table:style-name="ro3">
          <table:table-cell office:value-type="string" calcext:value-type="string">
            <text:p>Christou 2004</text:p>
          </table:table-cell>
          <table:table-cell office:value-type="string" calcext:value-type="string">
            <text:p>Christou M (2004) Sa’dan Toraja Supplementary Weft Weaving: An Ethnographic Interpretation of Acculturation andAssimilation of Loom Technology and Weaving Techniques Textile Society of America Symposium Proceedings Paper 485. <text:s/>http://digitalcommons.unl.edu/tsaconf/485</text:p>
          </table:table-cell>
          <table:table-cell table:number-columns-repeated="1022"/>
        </table:table-row>
        <table:table-row table:style-name="ro3">
          <table:table-cell office:value-type="string" calcext:value-type="string">
            <text:p>Hoffman 1964</text:p>
          </table:table-cell>
          <table:table-cell office:value-type="string" calcext:value-type="string">
            <text:p>Hoffman M (1964) The Warp Weighted Loom. The Norwegian Research Council for Science and Humanities: Studia Norvegica 14</text:p>
          </table:table-cell>
          <table:table-cell table:number-columns-repeated="1022"/>
        </table:table-row>
        <table:table-row table:style-name="ro3">
          <table:table-cell office:value-type="string" calcext:value-type="string">
            <text:p>Cooper-Cole 1913</text:p>
          </table:table-cell>
          <table:table-cell office:value-type="string" calcext:value-type="string">
            <text:p>Cooper-Cole F (1913) Wild Tribes of the Davao District, Mindanao <text:s/>http://www.gutenberg.org/files/18273/18273-h/18273-h.htm</text:p>
          </table:table-cell>
          <table:table-cell table:number-columns-repeated="1022"/>
        </table:table-row>
        <table:table-row table:style-name="ro3">
          <table:table-cell office:value-type="string" calcext:value-type="string">
            <text:p>Hamilton 1998</text:p>
          </table:table-cell>
          <table:table-cell office:value-type="string" calcext:value-type="string">
            <text:p>Hamilton RW ed (1998) From the rainbow's varied hue: textiles of the southern Philippines UCLA Fowler Museum Los Angeles</text:p>
          </table:table-cell>
          <table:table-cell table:number-columns-repeated="1022"/>
        </table:table-row>
        <table:table-row table:style-name="ro3">
          <table:table-cell office:value-type="string" calcext:value-type="string">
            <text:p>Jasper 1912</text:p>
          </table:table-cell>
          <table:table-cell table:number-columns-repeated="1023"/>
        </table:table-row>
        <table:table-row table:style-name="ro3">
          <table:table-cell office:value-type="string" calcext:value-type="string">
            <text:p>Howard 2002</text:p>
          </table:table-cell>
          <table:table-cell office:value-type="string" calcext:value-type="string">
            <text:p>Howard MC and Howard KB (2002) Textiles of the Highland Peoples of Northern Vietnam, White Lotus, Bangkok.</text:p>
          </table:table-cell>
          <table:table-cell table:number-columns-repeated="1022"/>
        </table:table-row>
        <table:table-row table:style-name="ro8">
          <table:table-cell office:value-type="string" calcext:value-type="string">
            <text:p>Howard 2008</text:p>
          </table:table-cell>
          <table:table-cell office:value-type="string" calcext:value-type="string">
            <text:p>Howard MC (2008) Supplementary Warp Patterned Textiles of the</text:p>
            <text:p>Cham in Vietnam Textile Society of America Symposium</text:p>
            <text:p>Proceedings. Paper 243.</text:p>
            <text:p>http://digitalcommons.unl.edu/tsaconf/243</text:p>
          </table:table-cell>
          <table:table-cell table:number-columns-repeated="1022"/>
        </table:table-row>
        <table:table-row table:style-name="ro3">
          <table:table-cell office:value-type="string" calcext:value-type="string">
            <text:p>Green 2003</text:p>
          </table:table-cell>
          <table:table-cell office:value-type="string" calcext:value-type="string">
            <text:p>Green G (2003) Traditional textiles of Cambodia River Books Bangkok</text:p>
          </table:table-cell>
          <table:table-cell table:number-columns-repeated="1022"/>
        </table:table-row>
        <table:table-row table:style-name="ro3">
          <table:table-cell office:value-type="string" calcext:value-type="string">
            <text:p>Stone 2009</text:p>
          </table:table-cell>
          <table:table-cell table:number-columns-repeated="1023"/>
        </table:table-row>
        <table:table-row table:style-name="ro3">
          <table:table-cell office:value-type="string" calcext:value-type="string">
            <text:p>EB</text:p>
          </table:table-cell>
          <table:table-cell office:value-type="string" calcext:value-type="string">
            <text:p>Boudot E unpublished data</text:p>
          </table:table-cell>
          <table:table-cell table:number-columns-repeated="1022"/>
        </table:table-row>
        <table:table-row table:style-name="ro3">
          <table:table-cell office:value-type="string" calcext:value-type="string">
            <text:p>Wu 1998</text:p>
          </table:table-cell>
          <table:table-cell office:value-type="string" calcext:value-type="string">
            <text:p>Wu, Shiu-Hui (1998) The characteristics of Taiyal weaving as an art form, Durham theses, Durham University. Available at Durham E-Theses Online: http://etheses.dur.ac.uk/5054/</text:p>
          </table:table-cell>
          <table:table-cell table:number-columns-repeated="1022"/>
        </table:table-row>
        <table:table-row table:style-name="ro3">
          <table:table-cell office:value-type="string" calcext:value-type="string">
            <text:p>Pal Singh 1961</text:p>
          </table:table-cell>
          <table:table-cell office:value-type="string" calcext:value-type="string">
            <text:p>Pal Singh RC (1961) Himachal Pradesh The art of weaving. Census of India 1961 Vol XX Part VII-a No.2</text:p>
          </table:table-cell>
          <table:table-cell table:number-columns-repeated="1022"/>
        </table:table-row>
        <table:table-row table:style-name="ro3">
          <table:table-cell office:value-type="string" calcext:value-type="string">
            <text:p>IW Johnson 1979</text:p>
          </table:table-cell>
          <table:table-cell office:value-type="string" calcext:value-type="string">
            <text:p>Johnson, IW The ring warp loom in Mexico, in Emery I (ed) Looms and their products, Textile Museum, 1979. p135-159</text:p>
          </table:table-cell>
          <table:table-cell table:number-columns-repeated="1022"/>
        </table:table-row>
        <table:table-row table:style-name="ro3">
          <table:table-cell office:value-type="string" calcext:value-type="string">
            <text:p>Fraser 2005</text:p>
          </table:table-cell>
          <table:table-cell office:value-type="string" calcext:value-type="string">
            <text:p>Fraser DW, Fraser BG (2005) Mantles of Merit: Chin Textiles from Myanmar, India and Bangladesh, River Books, Bangkok.</text:p>
          </table:table-cell>
          <table:table-cell table:number-columns-repeated="1022"/>
        </table:table-row>
        <table:table-row table:style-name="ro3">
          <table:table-cell office:value-type="string" calcext:value-type="string">
            <text:p>Myers 1994</text:p>
          </table:table-cell>
          <table:table-cell office:value-type="string" calcext:value-type="string">
            <text:p>Myers DK (1994) From the Land of the Thunder Dragon: the Textile Arts of Bhutan, Serindia, London.</text:p>
          </table:table-cell>
          <table:table-cell table:number-columns-repeated="1022"/>
        </table:table-row>
        <table:table-row table:style-name="ro3">
          <table:table-cell office:value-type="string" calcext:value-type="string">
            <text:p>Gittinger 1979</text:p>
          </table:table-cell>
          <table:table-cell office:value-type="string" calcext:value-type="string">
            <text:p>Gittinger M (1979) Splendid Symbols: Textiles and Tradition in Indonesia, Textile Museum, Washington DC.</text:p>
          </table:table-cell>
          <table:table-cell table:number-columns-repeated="1022"/>
        </table:table-row>
        <table:table-row table:style-name="ro3">
          <table:table-cell office:value-type="string" calcext:value-type="string">
            <text:p>KS 1985</text:p>
          </table:table-cell>
          <table:table-cell office:value-type="string" calcext:value-type="string">
            <text:p>Kron-Steinhardt, C (1985) <text:s/>Textile Influences between Mindanao and some Indonesian islands, in Völger, G and v Welck, K Indonesian Textiles Symposium 1985, Ethnologica, Cologne, 1991.</text:p>
          </table:table-cell>
          <table:table-cell table:number-columns-repeated="1022"/>
        </table:table-row>
        <table:table-row table:style-name="ro3">
          <table:table-cell office:value-type="string" calcext:value-type="string">
            <text:p>Hendrickx 2007</text:p>
          </table:table-cell>
          <table:table-cell office:value-type="string" calcext:value-type="string">
            <text:p>Hendrickx, Katrien (2007) The Origins of Banana-Fibre Cloth in the Ryukus, Japan, Leiden University Press.</text:p>
          </table:table-cell>
          <table:table-cell table:number-columns-repeated="1022"/>
        </table:table-row>
        <table:table-row table:style-name="ro3">
          <table:table-cell office:value-type="string" calcext:value-type="string">
            <text:p>YS 1993</text:p>
          </table:table-cell>
          <table:table-cell office:value-type="string" calcext:value-type="string">
            <text:p>Yoshimoto, S <text:s/>Making Ainu Clothing, in Okamura, Kichiemon (1993) The Clothes of the Ainu People, Fujioka, Kyoto.</text:p>
          </table:table-cell>
          <table:table-cell table:number-columns-repeated="1022"/>
        </table:table-row>
        <table:table-row table:style-name="ro3">
          <table:table-cell office:value-type="string" calcext:value-type="string">
            <text:p>DICE</text:p>
          </table:table-cell>
          <table:table-cell office:value-type="string" calcext:value-type="string">
            <text:p>http://dice.missouri.edu/</text:p>
          </table:table-cell>
          <table:table-cell table:number-columns-repeated="1022"/>
        </table:table-row>
        <table:table-row table:style-name="ro3">
          <table:table-cell office:value-type="string" calcext:value-type="string">
            <text:p>CWZI</text:p>
          </table:table-cell>
          <table:table-cell office:value-type="string" calcext:value-type="string">
            <text:p>Cordry, DB &amp; Cordry DM (1941) Costumes and weaving of the Zoque Indians of Chiapas, Mexico.Southwest Museum Papers Number 15, Southwest Museum, LA, Calif.</text:p>
          </table:table-cell>
          <table:table-cell table:number-columns-repeated="1022"/>
        </table:table-row>
        <table:table-row table:style-name="ro3">
          <table:table-cell office:value-type="string" calcext:value-type="string">
            <text:p>WDHE</text:p>
          </table:table-cell>
          <table:table-cell table:style-name="ce104" office:value-type="string" calcext:value-type="string">
            <text:p>Rowe, Ann Pollard; Miller, Laura M.; Meisch, Lynn A. (2007). Weaving and Dyeing in Highland Ecuador. University of Texas Press.</text:p>
          </table:table-cell>
          <table:table-cell table:number-columns-repeated="1022"/>
        </table:table-row>
        <table:table-row table:style-name="ro3">
          <table:table-cell office:value-type="string" calcext:value-type="string">
            <text:p>BWNE</text:p>
          </table:table-cell>
          <table:table-cell office:value-type="string" calcext:value-type="string">
            <text:p>Redwood (1974) Backstrap weaving of northern Ecuador. Santa Cruz, California.</text:p>
          </table:table-cell>
          <table:table-cell table:number-columns-repeated="1022"/>
        </table:table-row>
        <table:table-row table:style-name="ro3">
          <table:table-cell office:value-type="string" calcext:value-type="string">
            <text:p>Barrett</text:p>
          </table:table-cell>
          <table:table-cell office:value-type="string" calcext:value-type="string">
            <text:p>Barrett, SA (1924) The Cayapa Indians of Ecuador, Indian Notes and Monographs Number 40, Museum of the American Indian, New York.</text:p>
          </table:table-cell>
          <table:table-cell table:number-columns-repeated="1022"/>
        </table:table-row>
        <table:table-row table:style-name="ro3">
          <table:table-cell office:value-type="string" calcext:value-type="string">
            <text:p>Seidenfaden 1963</text:p>
          </table:table-cell>
          <table:table-cell office:value-type="string" calcext:value-type="string">
            <text:p>Seidenfaden, Erik 1963 The Thai peoples. The Siam Society, Bangkok.</text:p>
          </table:table-cell>
          <table:table-cell table:number-columns-repeated="1022"/>
        </table:table-row>
        <table:table-row table:style-name="ro3">
          <table:table-cell office:value-type="string" calcext:value-type="string">
            <text:p>Lee 1998</text:p>
          </table:table-cell>
          <table:table-cell office:value-type="string" calcext:value-type="string">
            <text:p>Lee, Saalih (1998) Culture of Clothing Among Taiwan Aborigines. SMC Publishing, Taipei.</text:p>
          </table:table-cell>
          <table:table-cell table:number-columns-repeated="1022"/>
        </table:table-row>
        <table:table-row table:style-name="ro3">
          <table:table-cell office:value-type="string" calcext:value-type="string">
            <text:p>Steubel 1937</text:p>
          </table:table-cell>
          <table:table-cell office:value-type="string" calcext:value-type="string">
            <text:p>Steubel, H (1937) Die Li Stamme der Insel Hainan. Klinkhardt &amp; Biermannn, Verlag, Berlin.</text:p>
          </table:table-cell>
          <table:table-cell table:number-columns-repeated="1022"/>
        </table:table-row>
        <table:table-row table:style-name="ro3">
          <table:table-cell office:value-type="string" calcext:value-type="string">
            <text:p>Jenks 1905</text:p>
          </table:table-cell>
          <table:table-cell office:value-type="string" calcext:value-type="string">
            <text:p>Jenks, Albert Ernest (1905) The Bontoc Igorot https://www.gutenberg.org/files/3308/3308-h/3308-h.htm#d0e6764</text:p>
          </table:table-cell>
          <table:table-cell table:number-columns-repeated="1022"/>
        </table:table-row>
        <table:table-row table:style-name="ro3">
          <table:table-cell office:value-type="string" calcext:value-type="string">
            <text:p>Lambrecht 1958</text:p>
          </table:table-cell>
          <table:table-cell office:value-type="string" calcext:value-type="string">
            <text:p>Lambrecht, Francis (1958) Ifugaw Weaving. Folklore Studies. Nanzan University 17 1-53</text:p>
          </table:table-cell>
          <table:table-cell table:number-columns-repeated="1022"/>
        </table:table-row>
        <table:table-row table:style-name="ro3">
          <table:table-cell office:value-type="string" calcext:value-type="string">
            <text:p>Milgram 1996</text:p>
          </table:table-cell>
          <table:table-cell office:value-type="string" calcext:value-type="string">
            <text:p>Milgram, Lynn B. (1996) (Re)situating ceremonial textiles in Ifugao, upland Philippines. Textile Society of America Symposium Proceedings, paper 840.</text:p>
          </table:table-cell>
          <table:table-cell table:number-columns-repeated="1022"/>
        </table:table-row>
        <table:table-row table:style-name="ro3">
          <table:table-cell office:value-type="string" calcext:value-type="string">
            <text:p>Ali 1900</text:p>
          </table:table-cell>
          <table:table-cell office:value-type="string" calcext:value-type="string">
            <text:p>Ali, A Yusuf (1900) A monograph on silk fabrics produced in the North-western Provinces and Oudh, N W Provinces and Oudh Government Press, Allahlabad. (Reprinted by Calico Museum of Textiles, 1974)</text:p>
          </table:table-cell>
          <table:table-cell table:number-columns-repeated="1022"/>
        </table:table-row>
        <table:table-row table:style-name="ro3">
          <table:table-cell office:value-type="string" calcext:value-type="string">
            <text:p>Weir 1970</text:p>
          </table:table-cell>
          <table:table-cell office:value-type="string" calcext:value-type="string">
            <text:p>Weir, Shelagh (1970) Spinning and weaving in Palestine, The British Museum, London.</text:p>
          </table:table-cell>
          <table:table-cell table:number-columns-repeated="1022"/>
        </table:table-row>
        <table:table-row table:style-name="ro3">
          <table:table-cell office:value-type="string" calcext:value-type="string">
            <text:p>Weir 1975</text:p>
          </table:table-cell>
          <table:table-cell office:value-type="string" calcext:value-type="string">
            <text:p>Weir, Shelagh (1975) Some observations on pottery and weaving in the Yemen Arab Republic, Proceedings of the Seminar for Arabian Studies, Vol. 5, Proceedings of the EighthSEMINAR FOR ARABIAN STUDIES held at The Oriental Institute, Oxford on 3rd-5th July,1974 (1975), pp. 65-76. Archaeopress.</text:p>
          </table:table-cell>
          <table:table-cell table:number-columns-repeated="1022"/>
        </table:table-row>
        <table:table-row table:style-name="ro3">
          <table:table-cell office:value-type="string" calcext:value-type="string">
            <text:p>Obonna 2012</text:p>
          </table:table-cell>
          <table:table-cell office:value-type="string" calcext:value-type="string">
            <text:p>Okagu, George Ogbonna. "Indigenous Knowledge System On Traditional Textile Weaving Technology Among The People of Aku In Igbo-Etiti LGA Of Enugu-State." <text:span text:style-name="T9">Ikenga International Journal of Institute of African Studies UNN</text:span><text:span text:style-name="T10"> 12.2 (2012): 1-28.</text:span></text:p>
          </table:table-cell>
          <table:table-cell table:number-columns-repeated="1022"/>
        </table:table-row>
        <table:table-row table:style-name="ro3">
          <table:table-cell office:value-type="string" calcext:value-type="string">
            <text:p>Crowfoot 1921</text:p>
          </table:table-cell>
          <table:table-cell office:value-type="string" calcext:value-type="string">
            <text:p>Crowfoot, Grace M., and JW CROWFOOT. "Spinning and Weaving in the Sudan." <text:span text:style-name="T9">Sudan Notes and Records</text:span><text:span text:style-name="T10"> 4.1 (1921): 20-38.</text:span></text:p>
          </table:table-cell>
          <table:table-cell table:number-columns-repeated="1022"/>
        </table:table-row>
        <table:table-row table:style-name="ro3">
          <table:table-cell office:value-type="string" calcext:value-type="string">
            <text:p>Crowfoot 1951</text:p>
          </table:table-cell>
          <table:table-cell office:value-type="string" calcext:value-type="string">
            <text:p>Crowfoot, Grace M. "The Sudanese Camel Girth in Double Weave." <text:span text:style-name="T9">Sudan Notes and Records</text:span><text:span text:style-name="T10"> (1951): 71-76.</text:span></text:p>
          </table:table-cell>
          <table:table-cell table:number-columns-repeated="1022"/>
        </table:table-row>
        <table:table-row table:style-name="ro3">
          <table:table-cell office:value-type="string" calcext:value-type="string">
            <text:p>Sieber 1972</text:p>
          </table:table-cell>
          <table:table-cell office:value-type="string" calcext:value-type="string">
            <text:p>Sieber, Roy. <text:span text:style-name="T9">African textiles and decorative arts</text:span><text:span text:style-name="T10">. 1972.</text:span></text:p>
          </table:table-cell>
          <table:table-cell table:number-columns-repeated="1022"/>
        </table:table-row>
        <table:table-row table:style-name="ro3">
          <table:table-cell office:value-type="string" calcext:value-type="string">
            <text:p>Livingstone 1865</text:p>
          </table:table-cell>
          <table:table-cell office:value-type="string" calcext:value-type="string">
            <text:p>Livingstone, David, and Charles Livingstone. <text:span text:style-name="T9">Narrative of an Expedition to the Zambesi and Its Tributaries: And of the Discovery of the Lakes Shirwa and Nyassa, 1858-1864</text:span><text:span text:style-name="T10">. Harper &amp; Bros., 1866.</text:span></text:p>
          </table:table-cell>
          <table:table-cell table:number-columns-repeated="1022"/>
        </table:table-row>
        <table:table-row table:style-name="ro3">
          <table:table-cell office:value-type="string" calcext:value-type="string">
            <text:p>Frederick 2018</text:p>
          </table:table-cell>
          <table:table-cell office:value-type="string" calcext:value-type="string">
            <text:p>Frederick, Katharine. <text:span text:style-name="T9">Deindustrialization in East Africa: textile production in an era of globalization and colonization, c. 1830-1940</text:span><text:span text:style-name="T10">. Diss. Wageningen University, 2018.</text:span></text:p>
          </table:table-cell>
          <table:table-cell table:number-columns-repeated="1022"/>
        </table:table-row>
        <table:table-row table:style-name="ro3">
          <table:table-cell office:value-type="string" calcext:value-type="string">
            <text:p>Worden 2015</text:p>
          </table:table-cell>
          <table:table-cell office:value-type="string" calcext:value-type="string">
            <text:p>Worden, Sarah (2015) “Livingstone’s Loom”, Malawi In Jacobs, Karen, Knowles, Chantal and Wingfield, Chris editors Trophies, relics and curios? Missionary heritage from Africa and the Pacific; Sidestone Press, Leiden p.51-56 9789088902710</text:p>
          </table:table-cell>
          <table:table-cell table:number-columns-repeated="1022"/>
        </table:table-row>
        <table:table-row table:style-name="ro3">
          <table:table-cell office:value-type="string" calcext:value-type="string">
            <text:p>Davison 1980</text:p>
          </table:table-cell>
          <table:table-cell office:value-type="string" calcext:value-type="string">
            <text:p>Patricia Davison &amp; Patrick Harries (1980) Cotton Weaving in South-East Africa: Its History and Technology, Textile History, 11:1, 175-192</text:p>
          </table:table-cell>
          <table:table-cell table:number-columns-repeated="1022"/>
        </table:table-row>
        <table:table-row table:style-name="ro3">
          <table:table-cell office:value-type="string" calcext:value-type="string">
            <text:p>Nicklin 1980</text:p>
          </table:table-cell>
          <table:table-cell office:value-type="string" calcext:value-type="string">
            <text:p> Keith Nicklin (1980) Annang Ibibio Raphia Weaving, Textile History, 11:1, 142-162</text:p>
          </table:table-cell>
          <table:table-cell table:number-columns-repeated="1022"/>
        </table:table-row>
        <table:table-row table:style-name="ro3">
          <table:table-cell office:value-type="string" calcext:value-type="string">
            <text:p>Valentin 1978</text:p>
          </table:table-cell>
          <table:table-cell office:value-type="string" calcext:value-type="string">
            <text:p>Valentin, Peter (1978) A Loom for Raphia Weaving from the Cameroon Grassland. Newsletter (Museum Ethnographers Group), No. 5 (FEBRUARY 1978), pp. 10-11</text:p>
          </table:table-cell>
          <table:table-cell table:number-columns-repeated="1022"/>
        </table:table-row>
        <table:table-row table:style-name="ro3">
          <table:table-cell office:value-type="string" calcext:value-type="string">
            <text:p>Ochsenschlager 2004</text:p>
          </table:table-cell>
          <table:table-cell office:value-type="string" calcext:value-type="string">
            <text:p>Ochsenschlager, Edward L. <text:span text:style-name="T9">Iraq's Marsh Arabs in the Garden of Eden</text:span><text:span text:style-name="T10">. University of Pennsylvania Press, 2014. Chapter 13</text:span></text:p>
          </table:table-cell>
          <table:table-cell table:number-columns-repeated="1022"/>
        </table:table-row>
        <table:table-row table:style-name="ro3">
          <table:table-cell office:value-type="string" calcext:value-type="string">
            <text:p>Kriger 1990</text:p>
          </table:table-cell>
          <table:table-cell office:value-type="string" calcext:value-type="string">
            <text:p>Colleen Kriger (1990) Textile Production in the Lower Niger Basin: New Evidence from the 1841 Niger Expedition Collection, Textile History, 21:1, 31-56 http://dx.doi.org/10.1179/004049690793711299</text:p>
          </table:table-cell>
          <table:table-cell table:number-columns-repeated="1022"/>
        </table:table-row>
        <table:table-row table:style-name="ro3">
          <table:table-cell office:value-type="string" calcext:value-type="string">
            <text:p>Aronson 1980</text:p>
          </table:table-cell>
          <table:table-cell office:value-type="string" calcext:value-type="string">
            <text:p> Lisa Aronson (1980) History of Cloth Trade in the Niger Delta: A Study of Diffusion, Textile History, 11:1, 89-107 http://dx.doi.org/10.1179/004049680793691158</text:p>
          </table:table-cell>
          <table:table-cell table:number-columns-repeated="1022"/>
        </table:table-row>
        <table:table-row table:style-name="ro3">
          <table:table-cell office:value-type="string" calcext:value-type="string">
            <text:p>Ben-Amos 1978</text:p>
          </table:table-cell>
          <table:table-cell office:value-type="string" calcext:value-type="string">
            <text:p>Ben-Amos, Paula. "Owina N'Ido: royal weavers of Benin." <text:span text:style-name="T9">African Arts Los Angeles, Cal</text:span><text:span text:style-name="T10"> 11.4 (1978): 49-53.</text:span></text:p>
          </table:table-cell>
          <table:table-cell table:number-columns-repeated="1022"/>
        </table:table-row>
        <table:table-row table:style-name="ro3">
          <table:table-cell office:value-type="string" calcext:value-type="string">
            <text:p>Detourbet 1957</text:p>
          </table:table-cell>
          <table:table-cell office:value-type="string" calcext:value-type="string">
            <text:p>Masson Detourbet Annie. Le tissage du raphia chez les Batéké (Moyen-Congo). In: Journal de la Société des Africanistes, 1957, tome 27, fascicule 1. pp. 67-79 https://doi.org/10.3406/jafr.1957.1881</text:p>
          </table:table-cell>
          <table:table-cell table:number-columns-repeated="1022"/>
        </table:table-row>
        <table:table-row table:style-name="ro3">
          <table:table-cell office:value-type="string" calcext:value-type="string">
            <text:p>Joyce 1925</text:p>
          </table:table-cell>
          <table:table-cell office:value-type="string" calcext:value-type="string">
            <text:p>Joyce, T. A. "Babunda weaving." <text:span text:style-name="T9">Ipek, vl</text:span><text:span text:style-name="T10"> (1925). Refer to copy in Bankfield Museum (see photos from Banks Museum)</text:span></text:p>
          </table:table-cell>
          <table:table-cell table:number-columns-repeated="1022"/>
        </table:table-row>
        <table:table-row table:style-name="ro3">
          <table:table-cell office:value-type="string" calcext:value-type="string">
            <text:p>Maes 1913</text:p>
          </table:table-cell>
          <table:table-cell office:value-type="string" calcext:value-type="string">
            <text:p>Maes, Joseph (1913) Metiers a tisser du Lac Leopold II. Revue Congolaise 4 number 2. (see photos from Bankfield Museum)</text:p>
          </table:table-cell>
          <table:table-cell table:number-columns-repeated="1022"/>
        </table:table-row>
        <table:table-row table:style-name="ro3">
          <table:table-cell office:value-type="string" calcext:value-type="string">
            <text:p>Maes 1930</text:p>
          </table:table-cell>
          <table:table-cell office:value-type="string" calcext:value-type="string">
            <text:p>Maes, Joseph. "Le tissage chez les populations du Lac Léopold II." <text:span text:style-name="T9">Anthropos</text:span><text:span text:style-name="T10"> H. 3./4 (1930): 393-408.</text:span></text:p>
          </table:table-cell>
          <table:table-cell table:number-columns-repeated="1022"/>
        </table:table-row>
        <table:table-row table:style-name="ro3">
          <table:table-cell office:value-type="string" calcext:value-type="string">
            <text:p>Popov 1955</text:p>
          </table:table-cell>
          <table:table-cell office:value-type="string" calcext:value-type="string">
            <text:p>Plaiting and weaving among the peoples of Siberia in the 19th century and the first quarter of the 20th century. SMAE Vol 16 1955</text:p>
          </table:table-cell>
          <table:table-cell table:number-columns-repeated="1022"/>
        </table:table-row>
        <table:table-row table:style-name="ro3">
          <table:table-cell office:value-type="string" calcext:value-type="string">
            <text:p>Alldridge 1901</text:p>
          </table:table-cell>
          <table:table-cell office:value-type="string" calcext:value-type="string">
            <text:p>Alldridge, Thomas Joshua. <text:span text:style-name="T9">The Sherbro and its hinterland</text:span><text:span text:style-name="T10">. New York: Macmillan, 1901.</text:span></text:p>
          </table:table-cell>
          <table:table-cell table:number-columns-repeated="1022"/>
        </table:table-row>
        <table:table-row table:style-name="ro3">
          <table:table-cell office:value-type="string" calcext:value-type="string">
            <text:p>Lamb 1980</text:p>
          </table:table-cell>
          <table:table-cell office:value-type="string" calcext:value-type="string">
            <text:p>Venice &amp; Alastair Lamb (1980) The Classification and Distribution of Horizontal Treadle Looms in Sub-Saharan Africa, Textile History, 11:1, 22-62</text:p>
          </table:table-cell>
          <table:table-cell table:number-columns-repeated="1022"/>
        </table:table-row>
        <table:table-row table:style-name="ro3">
          <table:table-cell office:value-type="string" calcext:value-type="string">
            <text:p>Lamb 1981</text:p>
          </table:table-cell>
          <table:table-cell office:value-type="string" calcext:value-type="string">
            <text:p>Lamb, Venice, and Alastair Lamb. <text:span text:style-name="T9">Au Cameroun: weaving--tissage</text:span><text:span text:style-name="T10">. Roxford, 1981.</text:span></text:p>
          </table:table-cell>
          <table:table-cell table:number-columns-repeated="1022"/>
        </table:table-row>
        <table:table-row table:style-name="ro3">
          <table:table-cell office:value-type="string" calcext:value-type="string">
            <text:p>Boulay 2015</text:p>
          </table:table-cell>
          <table:table-cell office:value-type="string" calcext:value-type="string">
            <text:p>Sébastien Boulay, « Techniques, poésie et politique au Sahara Occidental », L’Homme [En ligne], 215-216 | 2015, mis en ligne le 12 novembre 2017, consulté le 19 avril 2019. URL : http://journals.openedition.org/lhomme/23972 ; DOI : 10.4000/lhomme.23972</text:p>
          </table:table-cell>
          <table:table-cell table:number-columns-repeated="1022"/>
        </table:table-row>
        <table:table-row table:style-name="ro3">
          <table:table-cell office:value-type="string" calcext:value-type="string">
            <text:p>Wulff 1966</text:p>
          </table:table-cell>
          <table:table-cell office:value-type="string" calcext:value-type="string">
            <text:p>Wulff, Hans E. The traditional crafts of Persia. MIT Press, 1966.</text:p>
          </table:table-cell>
          <table:table-cell table:number-columns-repeated="1022"/>
        </table:table-row>
        <table:table-row table:style-name="ro3">
          <table:table-cell office:value-type="string" calcext:value-type="string">
            <text:p>Coombe 1911</text:p>
          </table:table-cell>
          <table:table-cell office:value-type="string" calcext:value-type="string">
            <text:p>Coombe, Florence. <text:span text:style-name="T9">Islands of Enchantment: Many-sided Melanesia Seen Through Many Eyes and Recorded</text:span><text:span text:style-name="T10">. Macmillan, 1911.</text:span></text:p>
          </table:table-cell>
          <table:table-cell table:number-columns-repeated="9"/>
          <table:table-cell office:value-type="string" calcext:value-type="string">
            <text:p>https://archive.org/details/islandsofenchant00coomiala/page/n3/mode/2up</text:p>
          </table:table-cell>
          <table:table-cell table:number-columns-repeated="1012"/>
        </table:table-row>
        <table:table-row table:style-name="ro3">
          <table:table-cell office:value-type="string" calcext:value-type="string">
            <text:p>Picton 1989</text:p>
          </table:table-cell>
          <table:table-cell office:value-type="string" calcext:value-type="string">
            <text:p>Picton, John and Mack, John African Textiles (second edition), British Museum 1989</text:p>
          </table:table-cell>
          <table:table-cell table:number-columns-repeated="1022"/>
        </table:table-row>
        <table:table-row table:style-name="ro3">
          <table:table-cell office:value-type="string" calcext:value-type="string">
            <text:p>Gouldsbury 1911</text:p>
          </table:table-cell>
          <table:table-cell office:value-type="string" calcext:value-type="string">
            <text:p>Gouldsbury, Cullen, and Hubert Sheane. <text:span text:style-name="T9">The great plateau of northern Rhodesia: being some impressions of the Tanganyika plateau</text:span><text:span text:style-name="T10">. E. Arnold, 1911.</text:span></text:p>
          </table:table-cell>
          <table:table-cell table:number-columns-repeated="1022"/>
        </table:table-row>
        <table:table-row table:style-name="ro3">
          <table:table-cell office:value-type="string" calcext:value-type="string">
            <text:p>Thorbecke 1914</text:p>
          </table:table-cell>
          <table:table-cell office:value-type="string" calcext:value-type="string">
            <text:p>Thorbecke, F. and Thorbecke, M.P., 1914. Im Hochland von Mittel-Kamerun. 3. Teil. <text:span text:style-name="T9">Beiträge zur Völkerkunde des Ost-Mbamlandes</text:span><text:span text:style-name="T10">.</text:span></text:p>
          </table:table-cell>
          <table:table-cell table:number-columns-repeated="10"/>
          <table:table-cell office:value-type="string" calcext:value-type="string">
            <text:p>https://library.si.edu/digital-library/book/im-hochland-von-mittel-kamerun</text:p>
          </table:table-cell>
          <table:table-cell table:number-columns-repeated="1011"/>
        </table:table-row>
        <table:table-row table:style-name="ro3">
          <table:table-cell office:value-type="string" calcext:value-type="string">
            <text:p>Schaedler 1987</text:p>
          </table:table-cell>
          <table:table-cell office:value-type="string" calcext:value-type="string">
            <text:p>Weaving in Africa South of the Sahara. Panterra Verlag, Munchen 1987.</text:p>
          </table:table-cell>
          <table:table-cell table:number-columns-repeated="1022"/>
        </table:table-row>
        <table:table-row table:style-name="ro3">
          <table:table-cell office:value-type="string" calcext:value-type="string">
            <text:p>Nevermann 1933</text:p>
          </table:table-cell>
          <table:table-cell office:value-type="string" calcext:value-type="string">
            <text:p>Nevermann, H., 1933. St. Matthias-Gruppe. Friederichsen, de Gruyter &amp; Company. See recent English translation p109</text:p>
          </table:table-cell>
          <table:table-cell table:number-columns-repeated="1022"/>
        </table:table-row>
        <table:table-row table:style-name="ro3">
          <table:table-cell office:value-type="string" calcext:value-type="string">
            <text:p>Long 2012</text:p>
          </table:table-cell>
          <table:table-cell office:value-type="string" calcext:value-type="string">
            <text:p>Long, Bo 2012. A study on low draft pattern looms and weaving techniques of warp brocade (Master's Thesis). Zhejiang Technical University.</text:p>
          </table:table-cell>
          <table:table-cell table:number-columns-repeated="1022"/>
        </table:table-row>
        <table:table-row table:style-name="ro3" table:number-rows-repeated="1048479">
          <table:table-cell table:number-columns-repeated="1024"/>
        </table:table-row>
        <table:table-row table:style-name="ro3">
          <table:table-cell table:number-columns-repeated="1024"/>
        </table:table-row>
      </table:table>
      <table:table table:name="Online Collections" table:style-name="ta4">
        <office:forms form:automatic-focus="false" form:apply-design-mode="false"/>
        <table:table-column table:style-name="co58" table:number-columns-repeated="2" table:default-cell-style-name="Default"/>
        <table:table-column table:style-name="co59" table:number-columns-repeated="1022" table:default-cell-style-name="Default"/>
        <table:table-row table:style-name="ro15">
          <table:table-cell office:value-type="string" calcext:value-type="string">
            <text:p>Brighton Museum</text:p>
          </table:table-cell>
          <table:table-cell office:value-type="string" calcext:value-type="string">
            <text:p>Many textiles, old photos of Myanmar etc</text:p>
          </table:table-cell>
          <table:table-cell office:value-type="string" calcext:value-type="string">
            <text:p>https://dams-brightonmuseums.org.uk/assetbank-pavilion/action/viewHome</text:p>
          </table:table-cell>
          <table:table-cell table:number-columns-repeated="1021"/>
        </table:table-row>
        <table:table-row table:style-name="ro15">
          <table:table-cell office:value-type="string" calcext:value-type="string">
            <text:p>British Museum</text:p>
          </table:table-cell>
          <table:table-cell/>
          <table:table-cell office:value-type="string" calcext:value-type="string">
            <text:p>https://research.britishmuseum.org/research/collection_online/search.aspx</text:p>
          </table:table-cell>
          <table:table-cell table:number-columns-repeated="1021"/>
        </table:table-row>
        <table:table-row table:style-name="ro15">
          <table:table-cell office:value-type="string" calcext:value-type="string">
            <text:p>Spurlock Museum, Illinois</text:p>
          </table:table-cell>
          <table:table-cell office:value-type="string" calcext:value-type="string">
            <text:p>Looms and loom parts</text:p>
          </table:table-cell>
          <table:table-cell office:value-type="string" calcext:value-type="string">
            <text:p>https://www.spurlock.illinois.edu/collections/</text:p>
          </table:table-cell>
          <table:table-cell table:number-columns-repeated="1021"/>
        </table:table-row>
        <table:table-row table:style-name="ro15">
          <table:table-cell office:value-type="string" calcext:value-type="string">
            <text:p>Penn Museum</text:p>
          </table:table-cell>
          <table:table-cell office:value-type="string" calcext:value-type="string">
            <text:p>Looms and loom parts</text:p>
          </table:table-cell>
          <table:table-cell office:value-type="string" calcext:value-type="string">
            <text:p>https://www.penn.museum/collections/</text:p>
          </table:table-cell>
          <table:table-cell table:number-columns-repeated="1021"/>
        </table:table-row>
        <table:table-row table:style-name="ro15">
          <table:table-cell office:value-type="string" calcext:value-type="string">
            <text:p>Medieval illustrations of weaving</text:p>
          </table:table-cell>
          <table:table-cell/>
          <table:table-cell office:value-type="string" calcext:value-type="string">
            <text:p>http://www.larsdatter.com/weaving.htm</text:p>
          </table:table-cell>
          <table:table-cell table:number-columns-repeated="1021"/>
        </table:table-row>
        <table:table-row table:style-name="ro15">
          <table:table-cell office:value-type="string" calcext:value-type="string">
            <text:p>California Museum of Photography</text:p>
          </table:table-cell>
          <table:table-cell/>
          <table:table-cell office:value-type="string" calcext:value-type="string">
            <text:p>https://calisphere.org/institution/19/collections/</text:p>
          </table:table-cell>
          <table:table-cell table:number-columns-repeated="1021"/>
        </table:table-row>
        <table:table-row table:style-name="ro15" table:number-rows-repeated="1048569">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Calibri (Body)" svg:font-family="'Calibri (Body)'"/>
    <style:font-face style:name="Noto Sans" svg:font-family="'Noto Sans'" style:font-family-generic="swiss" style:font-pitch="variable"/>
    <style:font-face style:name="Noto Sans CJK JP" svg:font-family="'Noto Sans CJK JP'" style:font-family-generic="system" style:font-pitch="variable"/>
    <style:font-face style:name="Noto Sans1" svg:font-family="'Noto Sans'" style:font-family-generic="system" style:font-pitch="variable"/>
    <style:font-face style:name="Verdana" svg:font-family="Verdana" style:font-family-generic="swiss"/>
  </office:font-face-decls>
  <office:styles>
    <style:default-style style:family="table-cell">
      <style:paragraph-properties style:tab-stop-distance="1.25cm"/>
      <style:text-properties style:font-name="Noto Sans" fo:font-size="10pt" fo:language="en" fo:country="GB" style:font-name-asian="Noto Sans CJK JP" style:font-size-asian="10pt" style:language-asian="ja" style:country-asian="JP" style:font-name-complex="Noto Sans1"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nos" style:font-family-generic="roman" style:font-pitch="variable" fo:font-size="12pt" fo:language="en" fo:country="GB" style:letter-kerning="true" style:font-name-asian="Noto Sans1" style:font-size-asian="12pt" style:language-asian="ja" style:country-asian="JP" style:font-name-complex="Noto Sans1" style:font-size-complex="12pt" style:language-complex="hi" style:country-complex="IN"/>
    </style:default-style>
    <number:number-style style:name="N0">
      <number:number number:min-integer-digits="1"/>
    </number:number-style>
    <number:number-style style:name="N136P0" style:volatile="true">
      <number:text> </number:text>
      <number:fill-character> </number:fill-character>
      <number:number number:decimal-places="2" number:min-decimal-places="2" number:min-integer-digits="1" number:grouping="true"/>
      <number:text> </number:text>
    </number:number-style>
    <number:number-style style:name="N136P1" style:volatile="true">
      <number:text>-</number:text>
      <number:fill-character> </number:fill-character>
      <number:number number:decimal-places="2" number:min-decimal-places="2" number:min-integer-digits="1" number:grouping="true"/>
      <number:text> </number:text>
    </number:number-style>
    <number:number-style style:name="N136P2" style:volatile="true">
      <number:text> </number:text>
      <number:fill-character> </number:fill-character>
      <number:text>-</number:text>
      <number:number number:decimal-places="0" number: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2P0" style:volatile="true">
      <number:text> £</number:text>
      <number:fill-character> </number:fill-character>
      <number:number number:decimal-places="0" number:min-decimal-places="0" number:min-integer-digits="1" number:grouping="true"/>
      <number:text> </number:text>
    </number:number-style>
    <number:number-style style:name="N132P1" style:volatile="true">
      <number:text>-£</number:text>
      <number:fill-character> </number:fill-character>
      <number:number number:decimal-places="0" number:min-decimal-places="0" number:min-integer-digits="1" number:grouping="true"/>
      <number:text> </number:text>
    </number:number-style>
    <number:number-style style:name="N132P2" style:volatile="true">
      <number:text> £</number:text>
      <number:fill-character> </number:fill-character>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28P0" style:volatile="true">
      <number:text> </number:text>
      <number:fill-character> </number:fill-character>
      <number:number number:decimal-places="0" number:min-decimal-places="0" number:min-integer-digits="1" number:grouping="true"/>
      <number:text> </number:text>
    </number:number-style>
    <number:number-style style:name="N128P1" style:volatile="true">
      <number:text>-</number:text>
      <number:fill-character> </number:fill-character>
      <number:number number:decimal-places="0" number:min-decimal-places="0" number:min-integer-digits="1" number:grouping="true"/>
      <number:text> </number:text>
    </number:number-style>
    <number:number-style style:name="N128P2" style:volatile="true">
      <number:text> </number:text>
      <number:fill-character> </number: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24P0" style:volatile="true">
      <number:number number:decimal-places="2" number:min-decimal-places="2" number:min-integer-digits="1" number:grouping="true"/>
    </number:number-style>
    <number:number-style style:name="N124">
      <style:text-properties fo:color="#ff0000"/>
      <number:text>-</number:text>
      <number:number number:decimal-places="2" number:min-decimal-places="2" number:min-integer-digits="1" number:grouping="true"/>
      <style:map style:condition="value()&gt;=0" style:apply-style-name="N124P0"/>
    </number:number-style>
    <number:number-style style:name="N140P0" style:volatile="true">
      <number:text> £</number:text>
      <number:fill-character> </number:fill-character>
      <number:number number:decimal-places="2" number:min-decimal-places="2" number:min-integer-digits="1" number:grouping="true"/>
      <number:text> </number:text>
    </number:number-style>
    <number:number-style style:name="N140P1" style:volatile="true">
      <number:text>-£</number:text>
      <number:fill-character> </number:fill-character>
      <number:number number:decimal-places="2" number:min-decimal-places="2" number:min-integer-digits="1" number:grouping="true"/>
      <number:text> </number:text>
    </number:number-style>
    <number:number-style style:name="N140P2" style:volatile="true">
      <number:text> £</number:text>
      <number:fill-character> </number:fill-character>
      <number:text>-</number:text>
      <number:number number:decimal-places="0" number:min-decimal-places="0" number:min-integer-digits="0"/>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11">
      <number:number number:decimal-places="4" number:min-decimal-places="4" number:min-integer-digits="1"/>
    </number:number-style>
    <number:number-style style:name="N112">
      <number:scientific-number number:decimal-places="1" number:min-decimal-places="1" number:min-integer-digits="1" number:min-exponent-digits="1" number:exponent-interval="3" number:forced-exponent-sign="true"/>
    </number:number-style>
    <number:time-style style:name="N113">
      <number:minutes number:style="long"/>
      <number:text>:</number:text>
      <number:seconds number:style="long" number:decimal-places="1"/>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time-style>
    <number:date-style style:name="N116">
      <number:day number:style="long"/>
      <number:text>-</number:text>
      <number:month number:textual="true"/>
      <number:text>-</number:text>
      <number:year/>
    </number:date-style>
    <number:date-style style:name="N117">
      <number:day number:style="long"/>
      <number:text>-</number:text>
      <number:month number:textual="true"/>
    </number:date-style>
    <number:date-style style:name="N118">
      <number:month number:textual="true"/>
      <number:text>-</number:text>
      <number:year/>
    </number:date-style>
    <number:time-style style:name="N119">
      <number:hours/>
      <number:text>:</number:text>
      <number:minutes number:style="long"/>
      <number:text> </number:text>
      <number:am-pm/>
    </number:time-style>
    <number:time-style style:name="N120">
      <number:hours/>
      <number:text>:</number:text>
      <number:minutes number:style="long"/>
      <number:text>:</number:text>
      <number:seconds number:style="long"/>
      <number:text> </number:text>
      <number:am-pm/>
    </number:time-style>
    <number:number-style style:name="N121P0" style:volatile="true">
      <number:number number:decimal-places="0" number:min-decimal-places="0" number:min-integer-digits="1" number:grouping="true"/>
    </number:number-style>
    <number:number-style style:name="N121">
      <number:text>-</number:text>
      <number:number number:decimal-places="0" number:min-decimal-places="0" number:min-integer-digits="1" number:grouping="true"/>
      <style:map style:condition="value()&gt;=0" style:apply-style-name="N121P0"/>
    </number:number-style>
    <number:number-style style:name="N122P0" style:volatile="true">
      <number:number number:decimal-places="0" number:min-decimal-places="0" number:min-integer-digits="1" number:grouping="true"/>
    </number:number-style>
    <number:number-style style:name="N122">
      <style:text-properties fo:color="#ff0000"/>
      <number:text>-</number:text>
      <number:number number:decimal-places="0" number:min-decimal-places="0" number:min-integer-digits="1" number:grouping="true"/>
      <style:map style:condition="value()&gt;=0" style:apply-style-name="N122P0"/>
    </number:number-style>
    <number:number-style style:name="N123P0" style:volatile="true">
      <number:number number:decimal-places="2" number:min-decimal-places="2" number:min-integer-digits="1" number:grouping="true"/>
    </number:number-style>
    <number:number-style style:name="N123">
      <number:text>-</number:text>
      <number:number number:decimal-places="2" number:min-decimal-places="2" number:min-integer-digits="1" number:grouping="true"/>
      <style:map style:condition="value()&gt;=0" style:apply-style-name="N123P0"/>
    </number:number-style>
    <style:style style:name="Default" style:family="table-cell">
      <style:table-cell-properties style:rotation-align="none" style:vertical-align="bottom"/>
      <style:text-properties fo:color="#000000" style:font-name="Calibri" fo:font-family="Calibri" style:font-family-generic="swiss" fo:font-size="12pt" style:font-size-asian="12pt" style:font-size-complex="12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Hyperlink" style:display-name="Excel Built-in Hyperlink" style:family="table-cell" style:parent-style-name="Default">
      <style:text-properties fo:color="#0000ff" style:text-outline="false" style:text-line-through-style="none" style:text-line-through-type="none" style:font-name="Verdana" fo:font-family="Verdana"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Verdana" style:font-family-complex="Verdana" style:font-family-generic-complex="swiss" style:font-size-complex="10pt" style:font-style-complex="normal" style:font-weight-complex="normal"/>
    </style:style>
  </office:styles>
  <office:automatic-styles>
    <style:page-layout style:name="Mpm1">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3">
      <style:page-layout-properties fo:page-width="21.001cm" fo:page-height="29.7cm"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Online_20_Collections" style:display-name="PageStyle_Online Collections" style:page-layout-name="Mpm1">
      <style:header style:display="false"/>
      <style:header-left style:display="false"/>
      <style:header-first style:display="false"/>
      <style:footer style:display="false"/>
      <style:footer-left style:display="false"/>
      <style:footer-first style:display="false"/>
    </style:master-page>
    <style:master-page style:name="PageStyle_5f_References" style:display-name="PageStyle_References" style:page-layout-name="Mpm2">
      <style:header style:display="false"/>
      <style:header-left style:display="false"/>
      <style:header-first style:display="false"/>
      <style:footer style:display="false"/>
      <style:footer-left style:display="false"/>
      <style:footer-first style:display="false"/>
    </style:master-page>
    <style:master-page style:name="PageStyle_5f_Data" style:display-name="PageStyle_Data" style:page-layout-name="Mpm3">
      <style:header style:display="false"/>
      <style:header-left style:display="false"/>
      <style:header-first style:display="false"/>
      <style:footer style:display="false"/>
      <style:footer-left style:display="false"/>
      <style:footer-first style:display="false"/>
    </style:master-page>
    <style:master-page style:name="PageStyle_5f_Digit" style:display-name="PageStyle_Digi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hris Buckley</meta:initial-creator>
    <dc:creator>Thomas Pellard</dc:creator>
    <meta:creation-date>2016-10-24T10:56:05</meta:creation-date>
    <dc:date>2024-07-30T22:15:26.334939976</dc:date>
    <meta:generator>LibreOffice/7.3.7.2$Linux_X86_64 LibreOffice_project/30$Build-2</meta:generator>
    <meta:editing-cycles>1</meta:editing-cycles>
    <meta:editing-duration>PT23S</meta:editing-duration>
    <meta:document-statistic meta:table-count="4" meta:cell-count="9970" meta:object-count="1"/>
    <meta:user-defined meta:name="AppVersion">16.0300</meta:user-defined>
  </office:meta>
</office:document-meta>
</file>